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2.138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2.709cm"/>
    </style:style>
    <style:style style:name="co7" style:family="table-column">
      <style:table-column-properties fo:break-before="auto" style:column-width="1.939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2.448cm"/>
    </style:style>
    <style:style style:name="co12" style:family="table-column">
      <style:table-column-properties fo:break-before="auto" style:column-width="1.963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3.776cm"/>
    </style:style>
    <style:style style:name="co15" style:family="table-column">
      <style:table-column-properties fo:break-before="auto" style:column-width="2.90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1.863cm"/>
    </style:style>
    <style:style style:name="co18" style:family="table-column">
      <style:table-column-properties fo:break-before="auto" style:column-width="0.714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0.815cm"/>
    </style:style>
    <style:style style:name="co21" style:family="table-column">
      <style:table-column-properties fo:break-before="auto" style:column-width="2.78cm"/>
    </style:style>
    <style:style style:name="co22" style:family="table-column">
      <style:table-column-properties fo:break-before="auto" style:column-width="0.766cm"/>
    </style:style>
    <style:style style:name="co23" style:family="table-column">
      <style:table-column-properties fo:break-before="auto" style:column-width="0.893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1.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padding="0.071cm"/>
      <style:text-properties style:font-name="DejaVu Sans"/>
    </style:style>
    <style:style style:name="ce3" style:family="table-cell" style:parent-style-name="Default">
      <style:table-cell-properties fo:padding="0.071cm"/>
      <style:text-properties style:font-name="DejaVu Sans" style:font-name-asian="Droid Sans Fallback" style:font-name-complex="Calibri"/>
    </style:style>
    <style:style style:name="ce4" style:family="table-cell" style:parent-style-name="Default">
      <style:text-properties style:font-name="DejaVu Sans" style:font-name-asian="Droid Sans Fallback" style:font-name-complex="Calibri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padding="0.071cm"/>
      <style:text-properties style:font-name="Calibri" style:font-name-asian="Droid Sans Fallback" style:font-name-complex="Calibri"/>
    </style:style>
    <style:style style:name="ce7" style:family="table-cell" style:parent-style-name="Default">
      <style:text-properties style:font-name="Calibri"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sql" table:style-name="ta1">
        <office:forms form:automatic-focus="false" form:apply-design-mode="false"/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formula="of:=CONCATENATE([case_00140_00100.J3];[batiment.CM3];[bordure.U3];[mur.U3];[affleurant.Q3])" office:value-type="string" office:string-value="INSERT INTO &#13;  case_00140_00100 (&#13;    id,&#13;    geometry_asewkt)&#13;  VALUES (&#13;    'M11',&#13;    'SRID=3946;POLYGON((1379500 5226300,1379640 5226300,1379640 5226200,1379500 5226200,1379500 5226300))');&#13;INSERT INTO &#13;  batiment (&#13;    id,&#13;    geometry_asewkt)&#13;  VALUES (&#13;    'M11_A',&#13;    'SRID=3946;POLYGON((1379520 5226290,1379540 5226290,1379540 5226270,1379520 5226270,1379520 5226290))');&#13;&#13;INSERT INTO &#13;  batiment (&#13;    id,&#13;    geometry_asewkt)&#13;  VALUES (&#13;    'M11_B',&#13;    'SRID=3946;POLYGON((1379560 5226290,1379580 5226290,1379580 5226270,1379560 5226270,1379560 5226290))');&#13;&#13;INSERT INTO &#13;  batiment (&#13;    id,&#13;    geometry_asewkt)&#13;  VALUES (&#13;    'M11_C',&#13;    'SRID=3946;POLYGON((1379600 5226290,1379620 5226290,1379620 5226270,1379600 5226270,1379600 5226290))');&#13;&#13;INSERT INTO &#13;  batiment (&#13;    id,&#13;    geometry_asewkt)&#13;  VALUES (&#13;    'M11_D',&#13;    'SRID=3946;POLYGON((1379520 5226260,1379540 5226260,1379540 5226240,1379520 5226240,1379520 5226260))');&#13;&#13;INSERT INTO &#13;  batiment (&#13;    id,&#13;    geometry_asewkt)&#13;  VALUES (&#13;    'M11_E',&#13;    'SRID=3946;POLYGON((1379560 5226260,1379580 5226260,1379580 5226240,1379560 5226240,1379560 5226260))');&#13;&#13;INSERT INTO &#13;  batiment (&#13;    id,&#13;    geometry_asewkt)&#13;  VALUES (&#13;    'M11_F',&#13;    'SRID=3946;POLYGON((1379600 5226260,1379620 5226260,1379620 5226240,1379600 5226240,1379600 5226260))');&#13;&#13;INSERT INTO &#13;  batiment (&#13;    id,&#13;    geometry_asewkt)&#13;  VALUES (&#13;    'M11_G',&#13;    'SRID=3946;POLYGON((1379520 5226230,1379540 5226230,1379540 5226210,1379520 5226210,1379520 5226230))');&#13;&#13;INSERT INTO &#13;  batiment (&#13;    id,&#13;    geometry_asewkt)&#13;  VALUES (&#13;    'M11_H',&#13;    'SRID=3946;POLYGON((1379560 5226230,1379580 5226230,1379580 5226210,1379560 5226210,1379560 5226230))');&#13;&#13;INSERT INTO &#13;  batiment (&#13;    id,&#13;    geometry_asewkt)&#13;  VALUES (&#13;    'M11_I',&#13;    'SRID=3946;POLYGON((1379600 5226230,1379620 5226230,1379620 5226210,1379600 5226210,1379600 5226230))');&#13;&#13;INSERT INTO &#13;  bordure (&#13;    id,&#13;    geometry_asewkt)&#13;  VALUES (&#13;    'M11_M',&#13;    'SRID=3946;LINESTRING(1379550 5226290,1379550 5226270,1379550 5226230,1379550 5226210)');&#13;&#13;INSERT INTO &#13;  bordure (&#13;    id,&#13;    geometry_asewkt)&#13;  VALUES (&#13;    'M11_N',&#13;    'SRID=3946;LINESTRING(1379590 5226290,1379590 5226270,1379590 5226230,1379590 5226210)');&#13;&#13;INSERT INTO &#13;  cloture (&#13;    id,&#13;    geometry_asewkt)&#13;  VALUES (&#13;    'M11_O',&#13;    'SRID=3946;LINESTRING(1379500 5226300,1379550 5226270,1379590 5226230,1379640 5226200)');&#13;&#13;INSERT INTO &#13;  cloture (&#13;    id,&#13;    geometry_asewkt)&#13;  VALUES (&#13;    'M11_P',&#13;    'SRID=3946;LINESTRING(1379500 5226300,1379550 5226270,1379590 5226230,1379640 5226200)');&#13;&#13;INSERT INTO &#13;  affleurant (&#13;    id,&#13;    geometry_asewkt)&#13;  VALUES (&#13;    'M11_W',&#13;    'SRID=3946;POINT(1379550 5226270)');&#13;&#13;INSERT INTO &#13;  affleurant (&#13;    id,&#13;    geometry_asewkt)&#13;  VALUES (&#13;    'M11_X',&#13;    'SRID=3946;POINT(1379590 5226270)');&#13;&#13;INSERT INTO &#13;  affleurant (&#13;    id,&#13;    geometry_asewkt)&#13;  VALUES (&#13;    'M11_Y',&#13;    'SRID=3946;POINT(1379550 5226230)');&#13;&#13;INSERT INTO &#13;  affleurant (&#13;    id,&#13;    geometry_asewkt)&#13;  VALUES (&#13;    'M11_Z',&#13;    'SRID=3946;POINT(1379590 5226230)');&#13;&#13;" calcext:value-type="string">
            <text:p>INSERT INTO  <text:s/>case_00140_00100 ( <text:s text:c="3"/>id, <text:s text:c="3"/>geometry_asewkt) <text:s/>VALUES ( <text:s text:c="3"/>'M11', <text:s text:c="3"/>'SRID=3946;POLYGON((1379500 5226300,1379640 5226300,1379640 5226200,1379500 5226200,1379500 5226300))');INSERT INTO  <text:s/>batiment ( <text:s text:c="3"/>id, <text:s text:c="3"/>geometry_asewkt) <text:s/>VALUES ( <text:s text:c="3"/>'M11_A', <text:s text:c="3"/>'SRID=3946;POLYGON((1379520 5226290,1379540 5226290,1379540 5226270,1379520 5226270,1379520 5226290))');INSERT INTO  <text:s/>batiment ( <text:s text:c="3"/>id, <text:s text:c="3"/>geometry_asewkt) <text:s/>VALUES ( <text:s text:c="3"/>'M11_B', <text:s text:c="3"/>'SRID=3946;POLYGON((1379560 5226290,1379580 5226290,1379580 5226270,1379560 5226270,1379560 5226290))');INSERT INTO  <text:s/>batiment ( <text:s text:c="3"/>id, <text:s text:c="3"/>geometry_asewkt) <text:s/>VALUES ( <text:s text:c="3"/>'M11_C', <text:s text:c="3"/>'SRID=3946;POLYGON((1379600 5226290,1379620 5226290,1379620 5226270,1379600 5226270,1379600 5226290))');INSERT INTO  <text:s/>batiment ( <text:s text:c="3"/>id, <text:s text:c="3"/>geometry_asewkt) <text:s/>VALUES ( <text:s text:c="3"/>'M11_D', <text:s text:c="3"/>'SRID=3946;POLYGON((1379520 5226260,1379540 5226260,1379540 5226240,1379520 5226240,1379520 5226260))');INSERT INTO  <text:s/>batiment ( <text:s text:c="3"/>id, <text:s text:c="3"/>geometry_asewkt) <text:s/>VALUES ( <text:s text:c="3"/>'M11_E', <text:s text:c="3"/>'SRID=3946;POLYGON((1379560 5226260,1379580 5226260,1379580 5226240,1379560 5226240,1379560 5226260))');INSERT INTO  <text:s/>batiment ( <text:s text:c="3"/>id, <text:s text:c="3"/>geometry_asewkt) <text:s/>VALUES ( <text:s text:c="3"/>'M11_F', <text:s text:c="3"/>'SRID=3946;POLYGON((1379600 5226260,1379620 5226260,1379620 5226240,1379600 5226240,1379600 5226260))');INSERT INTO  <text:s/>batiment ( <text:s text:c="3"/>id, <text:s text:c="3"/>geometry_asewkt) <text:s/>VALUES ( <text:s text:c="3"/>'M11_G', <text:s text:c="3"/>'SRID=3946;POLYGON((1379520 5226230,1379540 5226230,1379540 5226210,1379520 5226210,1379520 5226230))');INSERT INTO  <text:s/>batiment ( <text:s text:c="3"/>id, <text:s text:c="3"/>geometry_asewkt) <text:s/>VALUES ( <text:s text:c="3"/>'M11_H', <text:s text:c="3"/>'SRID=3946;POLYGON((1379560 5226230,1379580 5226230,1379580 5226210,1379560 5226210,1379560 5226230))');INSERT INTO  <text:s/>batiment ( <text:s text:c="3"/>id, <text:s text:c="3"/>geometry_asewkt) <text:s/>VALUES ( <text:s text:c="3"/>'M11_I', <text:s text:c="3"/>'SRID=3946;POLYGON((1379600 5226230,1379620 5226230,1379620 5226210,1379600 5226210,1379600 5226230))');INSERT INTO  <text:s/>bordure ( <text:s text:c="3"/>id, <text:s text:c="3"/>geometry_asewkt) <text:s/>VALUES ( <text:s text:c="3"/>'M11_M', <text:s text:c="3"/>'SRID=3946;LINESTRING(1379550 5226290,1379550 5226270,1379550 5226230,1379550 5226210)');INSERT INTO  <text:s/>bordure ( <text:s text:c="3"/>id, <text:s text:c="3"/>geometry_asewkt) <text:s/>VALUES ( <text:s text:c="3"/>'M11_N', <text:s text:c="3"/>'SRID=3946;LINESTRING(1379590 5226290,1379590 5226270,1379590 5226230,1379590 5226210)');INSERT INTO  <text:s/>cloture ( <text:s text:c="3"/>id, <text:s text:c="3"/>geometry_asewkt) <text:s/>VALUES ( <text:s text:c="3"/>'M11_O', <text:s text:c="3"/>'SRID=3946;LINESTRING(1379500 5226300,1379550 5226270,1379590 5226230,1379640 5226200)');INSERT INTO  <text:s/>cloture ( <text:s text:c="3"/>id, <text:s text:c="3"/>geometry_asewkt) <text:s/>VALUES ( <text:s text:c="3"/>'M11_P', <text:s text:c="3"/>'SRID=3946;LINESTRING(1379500 5226300,1379550 5226270,1379590 5226230,1379640 5226200)');INSERT INTO  <text:s/>affleurant ( <text:s text:c="3"/>id, <text:s text:c="3"/>geometry_asewkt) <text:s/>VALUES ( <text:s text:c="3"/>'M11_W', <text:s text:c="3"/>'SRID=3946;POINT(1379550 5226270)');INSERT INTO  <text:s/>affleurant ( <text:s text:c="3"/>id, <text:s text:c="3"/>geometry_asewkt) <text:s/>VALUES ( <text:s text:c="3"/>'M11_X', <text:s text:c="3"/>'SRID=3946;POINT(1379590 5226270)');INSERT INTO  <text:s/>affleurant ( <text:s text:c="3"/>id, <text:s text:c="3"/>geometry_asewkt) <text:s/>VALUES ( <text:s text:c="3"/>'M11_Y', <text:s text:c="3"/>'SRID=3946;POINT(1379550 5226230)');INSERT INTO  <text:s/>affleurant ( <text:s text:c="3"/>id, <text:s text:c="3"/>geometry_asewkt) <text:s/>VALUES ( <text:s text:c="3"/>'M11_Z', <text:s text:c="3"/>'SRID=3946;POINT(1379590 5226230)');</text:p>
          </table:table-cell>
        </table:table-row>
        <table:table-row table:style-name="ro1">
          <table:table-cell table:formula="of:=CONCATENATE([case_00140_00100.J4];[batiment.CM4];[bordure.U4];[mur.U4];[affleurant.Q4])" office:value-type="string" office:string-value="INSERT INTO &#13;  case_00140_00100 (&#13;    id,&#13;    geometry_asewkt)&#13;  VALUES (&#13;    'M12',&#13;    'SRID=3946;POLYGON((1379640 5226300,1379780 5226300,1379780 5226200,1379640 5226200,1379640 5226300))');&#13;INSERT INTO &#13;  batiment (&#13;    id,&#13;    geometry_asewkt)&#13;  VALUES (&#13;    'M12_A',&#13;    'SRID=3946;POLYGON((1379660 5226290,1379680 5226290,1379680 5226270,1379660 5226270,1379660 5226290))');&#13;&#13;INSERT INTO &#13;  batiment (&#13;    id,&#13;    geometry_asewkt)&#13;  VALUES (&#13;    'M12_B',&#13;    'SRID=3946;POLYGON((1379700 5226290,1379720 5226290,1379720 5226270,1379700 5226270,1379700 5226290))');&#13;&#13;INSERT INTO &#13;  batiment (&#13;    id,&#13;    geometry_asewkt)&#13;  VALUES (&#13;    'M12_C',&#13;    'SRID=3946;POLYGON((1379740 5226290,1379760 5226290,1379760 5226270,1379740 5226270,1379740 5226290))');&#13;&#13;INSERT INTO &#13;  batiment (&#13;    id,&#13;    geometry_asewkt)&#13;  VALUES (&#13;    'M12_D',&#13;    'SRID=3946;POLYGON((1379660 5226260,1379680 5226260,1379680 5226240,1379660 5226240,1379660 5226260))');&#13;&#13;INSERT INTO &#13;  batiment (&#13;    id,&#13;    geometry_asewkt)&#13;  VALUES (&#13;    'M12_E',&#13;    'SRID=3946;POLYGON((1379700 5226260,1379720 5226260,1379720 5226240,1379700 5226240,1379700 5226260))');&#13;&#13;INSERT INTO &#13;  batiment (&#13;    id,&#13;    geometry_asewkt)&#13;  VALUES (&#13;    'M12_F',&#13;    'SRID=3946;POLYGON((1379740 5226260,1379760 5226260,1379760 5226240,1379740 5226240,1379740 5226260))');&#13;&#13;INSERT INTO &#13;  batiment (&#13;    id,&#13;    geometry_asewkt)&#13;  VALUES (&#13;    'M12_G',&#13;    'SRID=3946;POLYGON((1379660 5226230,1379680 5226230,1379680 5226210,1379660 5226210,1379660 5226230))');&#13;&#13;INSERT INTO &#13;  batiment (&#13;    id,&#13;    geometry_asewkt)&#13;  VALUES (&#13;    'M12_H',&#13;    'SRID=3946;POLYGON((1379700 5226230,1379720 5226230,1379720 5226210,1379700 5226210,1379700 5226230))');&#13;&#13;INSERT INTO &#13;  batiment (&#13;    id,&#13;    geometry_asewkt)&#13;  VALUES (&#13;    'M12_I',&#13;    'SRID=3946;POLYGON((1379740 5226230,1379760 5226230,1379760 5226210,1379740 5226210,1379740 5226230))');&#13;&#13;INSERT INTO &#13;  bordure (&#13;    id,&#13;    geometry_asewkt)&#13;  VALUES (&#13;    'M12_M',&#13;    'SRID=3946;LINESTRING(1379690 5226290,1379690 5226270,1379690 5226230,1379690 5226210)');&#13;&#13;INSERT INTO &#13;  bordure (&#13;    id,&#13;    geometry_asewkt)&#13;  VALUES (&#13;    'M12_N',&#13;    'SRID=3946;LINESTRING(1379730 5226290,1379730 5226270,1379730 5226230,1379730 5226210)');&#13;&#13;INSERT INTO &#13;  cloture (&#13;    id,&#13;    geometry_asewkt)&#13;  VALUES (&#13;    'M12_O',&#13;    'SRID=3946;LINESTRING(1379640 5226300,1379690 5226270,1379730 5226230,1379780 5226200)');&#13;&#13;INSERT INTO &#13;  cloture (&#13;    id,&#13;    geometry_asewkt)&#13;  VALUES (&#13;    'M12_P',&#13;    'SRID=3946;LINESTRING(1379640 5226300,1379690 5226270,1379730 5226230,1379780 5226200)');&#13;&#13;INSERT INTO &#13;  affleurant (&#13;    id,&#13;    geometry_asewkt)&#13;  VALUES (&#13;    'M12_W',&#13;    'SRID=3946;POINT(1379690 5226270)');&#13;&#13;INSERT INTO &#13;  affleurant (&#13;    id,&#13;    geometry_asewkt)&#13;  VALUES (&#13;    'M12_X',&#13;    'SRID=3946;POINT(1379730 5226270)');&#13;&#13;INSERT INTO &#13;  affleurant (&#13;    id,&#13;    geometry_asewkt)&#13;  VALUES (&#13;    'M12_Y',&#13;    'SRID=3946;POINT(1379690 5226230)');&#13;&#13;INSERT INTO &#13;  affleurant (&#13;    id,&#13;    geometry_asewkt)&#13;  VALUES (&#13;    'M12_Z',&#13;    'SRID=3946;POINT(1379730 5226230)');&#13;&#13;" calcext:value-type="string">
            <text:p>INSERT INTO  <text:s/>case_00140_00100 ( <text:s text:c="3"/>id, <text:s text:c="3"/>geometry_asewkt) <text:s/>VALUES ( <text:s text:c="3"/>'M12', <text:s text:c="3"/>'SRID=3946;POLYGON((1379640 5226300,1379780 5226300,1379780 5226200,1379640 5226200,1379640 5226300))');INSERT INTO  <text:s/>batiment ( <text:s text:c="3"/>id, <text:s text:c="3"/>geometry_asewkt) <text:s/>VALUES ( <text:s text:c="3"/>'M12_A', <text:s text:c="3"/>'SRID=3946;POLYGON((1379660 5226290,1379680 5226290,1379680 5226270,1379660 5226270,1379660 5226290))');INSERT INTO  <text:s/>batiment ( <text:s text:c="3"/>id, <text:s text:c="3"/>geometry_asewkt) <text:s/>VALUES ( <text:s text:c="3"/>'M12_B', <text:s text:c="3"/>'SRID=3946;POLYGON((1379700 5226290,1379720 5226290,1379720 5226270,1379700 5226270,1379700 5226290))');INSERT INTO  <text:s/>batiment ( <text:s text:c="3"/>id, <text:s text:c="3"/>geometry_asewkt) <text:s/>VALUES ( <text:s text:c="3"/>'M12_C', <text:s text:c="3"/>'SRID=3946;POLYGON((1379740 5226290,1379760 5226290,1379760 5226270,1379740 5226270,1379740 5226290))');INSERT INTO  <text:s/>batiment ( <text:s text:c="3"/>id, <text:s text:c="3"/>geometry_asewkt) <text:s/>VALUES ( <text:s text:c="3"/>'M12_D', <text:s text:c="3"/>'SRID=3946;POLYGON((1379660 5226260,1379680 5226260,1379680 5226240,1379660 5226240,1379660 5226260))');INSERT INTO  <text:s/>batiment ( <text:s text:c="3"/>id, <text:s text:c="3"/>geometry_asewkt) <text:s/>VALUES ( <text:s text:c="3"/>'M12_E', <text:s text:c="3"/>'SRID=3946;POLYGON((1379700 5226260,1379720 5226260,1379720 5226240,1379700 5226240,1379700 5226260))');INSERT INTO  <text:s/>batiment ( <text:s text:c="3"/>id, <text:s text:c="3"/>geometry_asewkt) <text:s/>VALUES ( <text:s text:c="3"/>'M12_F', <text:s text:c="3"/>'SRID=3946;POLYGON((1379740 5226260,1379760 5226260,1379760 5226240,1379740 5226240,1379740 5226260))');INSERT INTO  <text:s/>batiment ( <text:s text:c="3"/>id, <text:s text:c="3"/>geometry_asewkt) <text:s/>VALUES ( <text:s text:c="3"/>'M12_G', <text:s text:c="3"/>'SRID=3946;POLYGON((1379660 5226230,1379680 5226230,1379680 5226210,1379660 5226210,1379660 5226230))');INSERT INTO  <text:s/>batiment ( <text:s text:c="3"/>id, <text:s text:c="3"/>geometry_asewkt) <text:s/>VALUES ( <text:s text:c="3"/>'M12_H', <text:s text:c="3"/>'SRID=3946;POLYGON((1379700 5226230,1379720 5226230,1379720 5226210,1379700 5226210,1379700 5226230))');INSERT INTO  <text:s/>batiment ( <text:s text:c="3"/>id, <text:s text:c="3"/>geometry_asewkt) <text:s/>VALUES ( <text:s text:c="3"/>'M12_I', <text:s text:c="3"/>'SRID=3946;POLYGON((1379740 5226230,1379760 5226230,1379760 5226210,1379740 5226210,1379740 5226230))');INSERT INTO  <text:s/>bordure ( <text:s text:c="3"/>id, <text:s text:c="3"/>geometry_asewkt) <text:s/>VALUES ( <text:s text:c="3"/>'M12_M', <text:s text:c="3"/>'SRID=3946;LINESTRING(1379690 5226290,1379690 5226270,1379690 5226230,1379690 5226210)');INSERT INTO  <text:s/>bordure ( <text:s text:c="3"/>id, <text:s text:c="3"/>geometry_asewkt) <text:s/>VALUES ( <text:s text:c="3"/>'M12_N', <text:s text:c="3"/>'SRID=3946;LINESTRING(1379730 5226290,1379730 5226270,1379730 5226230,1379730 5226210)');INSERT INTO  <text:s/>cloture ( <text:s text:c="3"/>id, <text:s text:c="3"/>geometry_asewkt) <text:s/>VALUES ( <text:s text:c="3"/>'M12_O', <text:s text:c="3"/>'SRID=3946;LINESTRING(1379640 5226300,1379690 5226270,1379730 5226230,1379780 5226200)');INSERT INTO  <text:s/>cloture ( <text:s text:c="3"/>id, <text:s text:c="3"/>geometry_asewkt) <text:s/>VALUES ( <text:s text:c="3"/>'M12_P', <text:s text:c="3"/>'SRID=3946;LINESTRING(1379640 5226300,1379690 5226270,1379730 5226230,1379780 5226200)');INSERT INTO  <text:s/>affleurant ( <text:s text:c="3"/>id, <text:s text:c="3"/>geometry_asewkt) <text:s/>VALUES ( <text:s text:c="3"/>'M12_W', <text:s text:c="3"/>'SRID=3946;POINT(1379690 5226270)');INSERT INTO  <text:s/>affleurant ( <text:s text:c="3"/>id, <text:s text:c="3"/>geometry_asewkt) <text:s/>VALUES ( <text:s text:c="3"/>'M12_X', <text:s text:c="3"/>'SRID=3946;POINT(1379730 5226270)');INSERT INTO  <text:s/>affleurant ( <text:s text:c="3"/>id, <text:s text:c="3"/>geometry_asewkt) <text:s/>VALUES ( <text:s text:c="3"/>'M12_Y', <text:s text:c="3"/>'SRID=3946;POINT(1379690 5226230)');INSERT INTO  <text:s/>affleurant ( <text:s text:c="3"/>id, <text:s text:c="3"/>geometry_asewkt) <text:s/>VALUES ( <text:s text:c="3"/>'M12_Z', <text:s text:c="3"/>'SRID=3946;POINT(1379730 5226230)');</text:p>
          </table:table-cell>
        </table:table-row>
        <table:table-row table:style-name="ro1">
          <table:table-cell table:formula="of:=CONCATENATE([case_00140_00100.J5];[batiment.CM5];[bordure.U5];[mur.U5];[affleurant.Q5])" office:value-type="string" office:string-value="INSERT INTO &#13;  case_00140_00100 (&#13;    id,&#13;    geometry_asewkt)&#13;  VALUES (&#13;    'M13',&#13;    'SRID=3946;POLYGON((1379780 5226300,1379920 5226300,1379920 5226200,1379780 5226200,1379780 5226300))');&#13;INSERT INTO &#13;  batiment (&#13;    id,&#13;    geometry_asewkt)&#13;  VALUES (&#13;    'M13_A',&#13;    'SRID=3946;POLYGON((1379800 5226290,1379820 5226290,1379820 5226270,1379800 5226270,1379800 5226290))');&#13;&#13;INSERT INTO &#13;  batiment (&#13;    id,&#13;    geometry_asewkt)&#13;  VALUES (&#13;    'M13_B',&#13;    'SRID=3946;POLYGON((1379840 5226290,1379860 5226290,1379860 5226270,1379840 5226270,1379840 5226290))');&#13;&#13;INSERT INTO &#13;  batiment (&#13;    id,&#13;    geometry_asewkt)&#13;  VALUES (&#13;    'M13_C',&#13;    'SRID=3946;POLYGON((1379880 5226290,1379900 5226290,1379900 5226270,1379880 5226270,1379880 5226290))');&#13;&#13;INSERT INTO &#13;  batiment (&#13;    id,&#13;    geometry_asewkt)&#13;  VALUES (&#13;    'M13_D',&#13;    'SRID=3946;POLYGON((1379800 5226260,1379820 5226260,1379820 5226240,1379800 5226240,1379800 5226260))');&#13;&#13;INSERT INTO &#13;  batiment (&#13;    id,&#13;    geometry_asewkt)&#13;  VALUES (&#13;    'M13_E',&#13;    'SRID=3946;POLYGON((1379840 5226260,1379860 5226260,1379860 5226240,1379840 5226240,1379840 5226260))');&#13;&#13;INSERT INTO &#13;  batiment (&#13;    id,&#13;    geometry_asewkt)&#13;  VALUES (&#13;    'M13_F',&#13;    'SRID=3946;POLYGON((1379880 5226260,1379900 5226260,1379900 5226240,1379880 5226240,1379880 5226260))');&#13;&#13;INSERT INTO &#13;  batiment (&#13;    id,&#13;    geometry_asewkt)&#13;  VALUES (&#13;    'M13_G',&#13;    'SRID=3946;POLYGON((1379800 5226230,1379820 5226230,1379820 5226210,1379800 5226210,1379800 5226230))');&#13;&#13;INSERT INTO &#13;  batiment (&#13;    id,&#13;    geometry_asewkt)&#13;  VALUES (&#13;    'M13_H',&#13;    'SRID=3946;POLYGON((1379840 5226230,1379860 5226230,1379860 5226210,1379840 5226210,1379840 5226230))');&#13;&#13;INSERT INTO &#13;  batiment (&#13;    id,&#13;    geometry_asewkt)&#13;  VALUES (&#13;    'M13_I',&#13;    'SRID=3946;POLYGON((1379880 5226230,1379900 5226230,1379900 5226210,1379880 5226210,1379880 5226230))');&#13;&#13;INSERT INTO &#13;  bordure (&#13;    id,&#13;    geometry_asewkt)&#13;  VALUES (&#13;    'M13_M',&#13;    'SRID=3946;LINESTRING(1379830 5226290,1379830 5226270,1379830 5226230,1379830 5226210)');&#13;&#13;INSERT INTO &#13;  bordure (&#13;    id,&#13;    geometry_asewkt)&#13;  VALUES (&#13;    'M13_N',&#13;    'SRID=3946;LINESTRING(1379870 5226290,1379870 5226270,1379870 5226230,1379870 5226210)');&#13;&#13;INSERT INTO &#13;  cloture (&#13;    id,&#13;    geometry_asewkt)&#13;  VALUES (&#13;    'M13_O',&#13;    'SRID=3946;LINESTRING(1379780 5226300,1379830 5226270,1379870 5226230,1379920 5226200)');&#13;&#13;INSERT INTO &#13;  cloture (&#13;    id,&#13;    geometry_asewkt)&#13;  VALUES (&#13;    'M13_P',&#13;    'SRID=3946;LINESTRING(1379780 5226300,1379830 5226270,1379870 5226230,1379920 5226200)');&#13;&#13;INSERT INTO &#13;  affleurant (&#13;    id,&#13;    geometry_asewkt)&#13;  VALUES (&#13;    'M13_W',&#13;    'SRID=3946;POINT(1379830 5226270)');&#13;&#13;INSERT INTO &#13;  affleurant (&#13;    id,&#13;    geometry_asewkt)&#13;  VALUES (&#13;    'M13_X',&#13;    'SRID=3946;POINT(1379870 5226270)');&#13;&#13;INSERT INTO &#13;  affleurant (&#13;    id,&#13;    geometry_asewkt)&#13;  VALUES (&#13;    'M13_Y',&#13;    'SRID=3946;POINT(1379830 5226230)');&#13;&#13;INSERT INTO &#13;  affleurant (&#13;    id,&#13;    geometry_asewkt)&#13;  VALUES (&#13;    'M13_Z',&#13;    'SRID=3946;POINT(1379870 5226230)');&#13;&#13;" calcext:value-type="string">
            <text:p>INSERT INTO  <text:s/>case_00140_00100 ( <text:s text:c="3"/>id, <text:s text:c="3"/>geometry_asewkt) <text:s/>VALUES ( <text:s text:c="3"/>'M13', <text:s text:c="3"/>'SRID=3946;POLYGON((1379780 5226300,1379920 5226300,1379920 5226200,1379780 5226200,1379780 5226300))');INSERT INTO  <text:s/>batiment ( <text:s text:c="3"/>id, <text:s text:c="3"/>geometry_asewkt) <text:s/>VALUES ( <text:s text:c="3"/>'M13_A', <text:s text:c="3"/>'SRID=3946;POLYGON((1379800 5226290,1379820 5226290,1379820 5226270,1379800 5226270,1379800 5226290))');INSERT INTO  <text:s/>batiment ( <text:s text:c="3"/>id, <text:s text:c="3"/>geometry_asewkt) <text:s/>VALUES ( <text:s text:c="3"/>'M13_B', <text:s text:c="3"/>'SRID=3946;POLYGON((1379840 5226290,1379860 5226290,1379860 5226270,1379840 5226270,1379840 5226290))');INSERT INTO  <text:s/>batiment ( <text:s text:c="3"/>id, <text:s text:c="3"/>geometry_asewkt) <text:s/>VALUES ( <text:s text:c="3"/>'M13_C', <text:s text:c="3"/>'SRID=3946;POLYGON((1379880 5226290,1379900 5226290,1379900 5226270,1379880 5226270,1379880 5226290))');INSERT INTO  <text:s/>batiment ( <text:s text:c="3"/>id, <text:s text:c="3"/>geometry_asewkt) <text:s/>VALUES ( <text:s text:c="3"/>'M13_D', <text:s text:c="3"/>'SRID=3946;POLYGON((1379800 5226260,1379820 5226260,1379820 5226240,1379800 5226240,1379800 5226260))');INSERT INTO  <text:s/>batiment ( <text:s text:c="3"/>id, <text:s text:c="3"/>geometry_asewkt) <text:s/>VALUES ( <text:s text:c="3"/>'M13_E', <text:s text:c="3"/>'SRID=3946;POLYGON((1379840 5226260,1379860 5226260,1379860 5226240,1379840 5226240,1379840 5226260))');INSERT INTO  <text:s/>batiment ( <text:s text:c="3"/>id, <text:s text:c="3"/>geometry_asewkt) <text:s/>VALUES ( <text:s text:c="3"/>'M13_F', <text:s text:c="3"/>'SRID=3946;POLYGON((1379880 5226260,1379900 5226260,1379900 5226240,1379880 5226240,1379880 5226260))');INSERT INTO  <text:s/>batiment ( <text:s text:c="3"/>id, <text:s text:c="3"/>geometry_asewkt) <text:s/>VALUES ( <text:s text:c="3"/>'M13_G', <text:s text:c="3"/>'SRID=3946;POLYGON((1379800 5226230,1379820 5226230,1379820 5226210,1379800 5226210,1379800 5226230))');INSERT INTO  <text:s/>batiment ( <text:s text:c="3"/>id, <text:s text:c="3"/>geometry_asewkt) <text:s/>VALUES ( <text:s text:c="3"/>'M13_H', <text:s text:c="3"/>'SRID=3946;POLYGON((1379840 5226230,1379860 5226230,1379860 5226210,1379840 5226210,1379840 5226230))');INSERT INTO  <text:s/>batiment ( <text:s text:c="3"/>id, <text:s text:c="3"/>geometry_asewkt) <text:s/>VALUES ( <text:s text:c="3"/>'M13_I', <text:s text:c="3"/>'SRID=3946;POLYGON((1379880 5226230,1379900 5226230,1379900 5226210,1379880 5226210,1379880 5226230))');INSERT INTO  <text:s/>bordure ( <text:s text:c="3"/>id, <text:s text:c="3"/>geometry_asewkt) <text:s/>VALUES ( <text:s text:c="3"/>'M13_M', <text:s text:c="3"/>'SRID=3946;LINESTRING(1379830 5226290,1379830 5226270,1379830 5226230,1379830 5226210)');INSERT INTO  <text:s/>bordure ( <text:s text:c="3"/>id, <text:s text:c="3"/>geometry_asewkt) <text:s/>VALUES ( <text:s text:c="3"/>'M13_N', <text:s text:c="3"/>'SRID=3946;LINESTRING(1379870 5226290,1379870 5226270,1379870 5226230,1379870 5226210)');INSERT INTO  <text:s/>cloture ( <text:s text:c="3"/>id, <text:s text:c="3"/>geometry_asewkt) <text:s/>VALUES ( <text:s text:c="3"/>'M13_O', <text:s text:c="3"/>'SRID=3946;LINESTRING(1379780 5226300,1379830 5226270,1379870 5226230,1379920 5226200)');INSERT INTO  <text:s/>cloture ( <text:s text:c="3"/>id, <text:s text:c="3"/>geometry_asewkt) <text:s/>VALUES ( <text:s text:c="3"/>'M13_P', <text:s text:c="3"/>'SRID=3946;LINESTRING(1379780 5226300,1379830 5226270,1379870 5226230,1379920 5226200)');INSERT INTO  <text:s/>affleurant ( <text:s text:c="3"/>id, <text:s text:c="3"/>geometry_asewkt) <text:s/>VALUES ( <text:s text:c="3"/>'M13_W', <text:s text:c="3"/>'SRID=3946;POINT(1379830 5226270)');INSERT INTO  <text:s/>affleurant ( <text:s text:c="3"/>id, <text:s text:c="3"/>geometry_asewkt) <text:s/>VALUES ( <text:s text:c="3"/>'M13_X', <text:s text:c="3"/>'SRID=3946;POINT(1379870 5226270)');INSERT INTO  <text:s/>affleurant ( <text:s text:c="3"/>id, <text:s text:c="3"/>geometry_asewkt) <text:s/>VALUES ( <text:s text:c="3"/>'M13_Y', <text:s text:c="3"/>'SRID=3946;POINT(1379830 5226230)');INSERT INTO  <text:s/>affleurant ( <text:s text:c="3"/>id, <text:s text:c="3"/>geometry_asewkt) <text:s/>VALUES ( <text:s text:c="3"/>'M13_Z', <text:s text:c="3"/>'SRID=3946;POINT(1379870 5226230)');</text:p>
          </table:table-cell>
        </table:table-row>
        <table:table-row table:style-name="ro1">
          <table:table-cell table:formula="of:=CONCATENATE([case_00140_00100.J6];[batiment.CM6];[bordure.U6];[mur.U6];[affleurant.Q6])" office:value-type="string" office:string-value="INSERT INTO &#13;  case_00140_00100 (&#13;    id,&#13;    geometry_asewkt)&#13;  VALUES (&#13;    'M14',&#13;    'SRID=3946;POLYGON((1379920 5226300,1380060 5226300,1380060 5226200,1379920 5226200,1379920 5226300))');&#13;INSERT INTO &#13;  batiment (&#13;    id,&#13;    geometry_asewkt)&#13;  VALUES (&#13;    'M14_A',&#13;    'SRID=3946;POLYGON((1379940 5226290,1379960 5226290,1379960 5226270,1379940 5226270,1379940 5226290))');&#13;&#13;INSERT INTO &#13;  batiment (&#13;    id,&#13;    geometry_asewkt)&#13;  VALUES (&#13;    'M14_B',&#13;    'SRID=3946;POLYGON((1379980 5226290,1380000 5226290,1380000 5226270,1379980 5226270,1379980 5226290))');&#13;&#13;INSERT INTO &#13;  batiment (&#13;    id,&#13;    geometry_asewkt)&#13;  VALUES (&#13;    'M14_C',&#13;    'SRID=3946;POLYGON((1380020 5226290,1380040 5226290,1380040 5226270,1380020 5226270,1380020 5226290))');&#13;&#13;INSERT INTO &#13;  batiment (&#13;    id,&#13;    geometry_asewkt)&#13;  VALUES (&#13;    'M14_D',&#13;    'SRID=3946;POLYGON((1379940 5226260,1379960 5226260,1379960 5226240,1379940 5226240,1379940 5226260))');&#13;&#13;INSERT INTO &#13;  batiment (&#13;    id,&#13;    geometry_asewkt)&#13;  VALUES (&#13;    'M14_E',&#13;    'SRID=3946;POLYGON((1379980 5226260,1380000 5226260,1380000 5226240,1379980 5226240,1379980 5226260))');&#13;&#13;INSERT INTO &#13;  batiment (&#13;    id,&#13;    geometry_asewkt)&#13;  VALUES (&#13;    'M14_F',&#13;    'SRID=3946;POLYGON((1380020 5226260,1380040 5226260,1380040 5226240,1380020 5226240,1380020 5226260))');&#13;&#13;INSERT INTO &#13;  batiment (&#13;    id,&#13;    geometry_asewkt)&#13;  VALUES (&#13;    'M14_G',&#13;    'SRID=3946;POLYGON((1379940 5226230,1379960 5226230,1379960 5226210,1379940 5226210,1379940 5226230))');&#13;&#13;INSERT INTO &#13;  batiment (&#13;    id,&#13;    geometry_asewkt)&#13;  VALUES (&#13;    'M14_H',&#13;    'SRID=3946;POLYGON((1379980 5226230,1380000 5226230,1380000 5226210,1379980 5226210,1379980 5226230))');&#13;&#13;INSERT INTO &#13;  batiment (&#13;    id,&#13;    geometry_asewkt)&#13;  VALUES (&#13;    'M14_I',&#13;    'SRID=3946;POLYGON((1380020 5226230,1380040 5226230,1380040 5226210,1380020 5226210,1380020 5226230))');&#13;&#13;INSERT INTO &#13;  bordure (&#13;    id,&#13;    geometry_asewkt)&#13;  VALUES (&#13;    'M14_M',&#13;    'SRID=3946;LINESTRING(1379970 5226290,1379970 5226270,1379970 5226230,1379970 5226210)');&#13;&#13;INSERT INTO &#13;  bordure (&#13;    id,&#13;    geometry_asewkt)&#13;  VALUES (&#13;    'M14_N',&#13;    'SRID=3946;LINESTRING(1380010 5226290,1380010 5226270,1380010 5226230,1380010 5226210)');&#13;&#13;INSERT INTO &#13;  cloture (&#13;    id,&#13;    geometry_asewkt)&#13;  VALUES (&#13;    'M14_O',&#13;    'SRID=3946;LINESTRING(1379920 5226300,1379970 5226270,1380010 5226230,1380060 5226200)');&#13;&#13;INSERT INTO &#13;  cloture (&#13;    id,&#13;    geometry_asewkt)&#13;  VALUES (&#13;    'M14_P',&#13;    'SRID=3946;LINESTRING(1379920 5226300,1379970 5226270,1380010 5226230,1380060 5226200)');&#13;&#13;INSERT INTO &#13;  affleurant (&#13;    id,&#13;    geometry_asewkt)&#13;  VALUES (&#13;    'M14_W',&#13;    'SRID=3946;POINT(1379970 5226270)');&#13;&#13;INSERT INTO &#13;  affleurant (&#13;    id,&#13;    geometry_asewkt)&#13;  VALUES (&#13;    'M14_X',&#13;    'SRID=3946;POINT(1380010 5226270)');&#13;&#13;INSERT INTO &#13;  affleurant (&#13;    id,&#13;    geometry_asewkt)&#13;  VALUES (&#13;    'M14_Y',&#13;    'SRID=3946;POINT(1379970 5226230)');&#13;&#13;INSERT INTO &#13;  affleurant (&#13;    id,&#13;    geometry_asewkt)&#13;  VALUES (&#13;    'M14_Z',&#13;    'SRID=3946;POINT(1380010 5226230)');&#13;&#13;" calcext:value-type="string">
            <text:p>INSERT INTO  <text:s/>case_00140_00100 ( <text:s text:c="3"/>id, <text:s text:c="3"/>geometry_asewkt) <text:s/>VALUES ( <text:s text:c="3"/>'M14', <text:s text:c="3"/>'SRID=3946;POLYGON((1379920 5226300,1380060 5226300,1380060 5226200,1379920 5226200,1379920 5226300))');INSERT INTO  <text:s/>batiment ( <text:s text:c="3"/>id, <text:s text:c="3"/>geometry_asewkt) <text:s/>VALUES ( <text:s text:c="3"/>'M14_A', <text:s text:c="3"/>'SRID=3946;POLYGON((1379940 5226290,1379960 5226290,1379960 5226270,1379940 5226270,1379940 5226290))');INSERT INTO  <text:s/>batiment ( <text:s text:c="3"/>id, <text:s text:c="3"/>geometry_asewkt) <text:s/>VALUES ( <text:s text:c="3"/>'M14_B', <text:s text:c="3"/>'SRID=3946;POLYGON((1379980 5226290,1380000 5226290,1380000 5226270,1379980 5226270,1379980 5226290))');INSERT INTO  <text:s/>batiment ( <text:s text:c="3"/>id, <text:s text:c="3"/>geometry_asewkt) <text:s/>VALUES ( <text:s text:c="3"/>'M14_C', <text:s text:c="3"/>'SRID=3946;POLYGON((1380020 5226290,1380040 5226290,1380040 5226270,1380020 5226270,1380020 5226290))');INSERT INTO  <text:s/>batiment ( <text:s text:c="3"/>id, <text:s text:c="3"/>geometry_asewkt) <text:s/>VALUES ( <text:s text:c="3"/>'M14_D', <text:s text:c="3"/>'SRID=3946;POLYGON((1379940 5226260,1379960 5226260,1379960 5226240,1379940 5226240,1379940 5226260))');INSERT INTO  <text:s/>batiment ( <text:s text:c="3"/>id, <text:s text:c="3"/>geometry_asewkt) <text:s/>VALUES ( <text:s text:c="3"/>'M14_E', <text:s text:c="3"/>'SRID=3946;POLYGON((1379980 5226260,1380000 5226260,1380000 5226240,1379980 5226240,1379980 5226260))');INSERT INTO  <text:s/>batiment ( <text:s text:c="3"/>id, <text:s text:c="3"/>geometry_asewkt) <text:s/>VALUES ( <text:s text:c="3"/>'M14_F', <text:s text:c="3"/>'SRID=3946;POLYGON((1380020 5226260,1380040 5226260,1380040 5226240,1380020 5226240,1380020 5226260))');INSERT INTO  <text:s/>batiment ( <text:s text:c="3"/>id, <text:s text:c="3"/>geometry_asewkt) <text:s/>VALUES ( <text:s text:c="3"/>'M14_G', <text:s text:c="3"/>'SRID=3946;POLYGON((1379940 5226230,1379960 5226230,1379960 5226210,1379940 5226210,1379940 5226230))');INSERT INTO  <text:s/>batiment ( <text:s text:c="3"/>id, <text:s text:c="3"/>geometry_asewkt) <text:s/>VALUES ( <text:s text:c="3"/>'M14_H', <text:s text:c="3"/>'SRID=3946;POLYGON((1379980 5226230,1380000 5226230,1380000 5226210,1379980 5226210,1379980 5226230))');INSERT INTO  <text:s/>batiment ( <text:s text:c="3"/>id, <text:s text:c="3"/>geometry_asewkt) <text:s/>VALUES ( <text:s text:c="3"/>'M14_I', <text:s text:c="3"/>'SRID=3946;POLYGON((1380020 5226230,1380040 5226230,1380040 5226210,1380020 5226210,1380020 5226230))');INSERT INTO  <text:s/>bordure ( <text:s text:c="3"/>id, <text:s text:c="3"/>geometry_asewkt) <text:s/>VALUES ( <text:s text:c="3"/>'M14_M', <text:s text:c="3"/>'SRID=3946;LINESTRING(1379970 5226290,1379970 5226270,1379970 5226230,1379970 5226210)');INSERT INTO  <text:s/>bordure ( <text:s text:c="3"/>id, <text:s text:c="3"/>geometry_asewkt) <text:s/>VALUES ( <text:s text:c="3"/>'M14_N', <text:s text:c="3"/>'SRID=3946;LINESTRING(1380010 5226290,1380010 5226270,1380010 5226230,1380010 5226210)');INSERT INTO  <text:s/>cloture ( <text:s text:c="3"/>id, <text:s text:c="3"/>geometry_asewkt) <text:s/>VALUES ( <text:s text:c="3"/>'M14_O', <text:s text:c="3"/>'SRID=3946;LINESTRING(1379920 5226300,1379970 5226270,1380010 5226230,1380060 5226200)');INSERT INTO  <text:s/>cloture ( <text:s text:c="3"/>id, <text:s text:c="3"/>geometry_asewkt) <text:s/>VALUES ( <text:s text:c="3"/>'M14_P', <text:s text:c="3"/>'SRID=3946;LINESTRING(1379920 5226300,1379970 5226270,1380010 5226230,1380060 5226200)');INSERT INTO  <text:s/>affleurant ( <text:s text:c="3"/>id, <text:s text:c="3"/>geometry_asewkt) <text:s/>VALUES ( <text:s text:c="3"/>'M14_W', <text:s text:c="3"/>'SRID=3946;POINT(1379970 5226270)');INSERT INTO  <text:s/>affleurant ( <text:s text:c="3"/>id, <text:s text:c="3"/>geometry_asewkt) <text:s/>VALUES ( <text:s text:c="3"/>'M14_X', <text:s text:c="3"/>'SRID=3946;POINT(1380010 5226270)');INSERT INTO  <text:s/>affleurant ( <text:s text:c="3"/>id, <text:s text:c="3"/>geometry_asewkt) <text:s/>VALUES ( <text:s text:c="3"/>'M14_Y', <text:s text:c="3"/>'SRID=3946;POINT(1379970 5226230)');INSERT INTO  <text:s/>affleurant ( <text:s text:c="3"/>id, <text:s text:c="3"/>geometry_asewkt) <text:s/>VALUES ( <text:s text:c="3"/>'M14_Z', <text:s text:c="3"/>'SRID=3946;POINT(1380010 5226230)');</text:p>
          </table:table-cell>
        </table:table-row>
        <table:table-row table:style-name="ro1">
          <table:table-cell table:formula="of:=CONCATENATE([case_00140_00100.J7];[batiment.CM7];[bordure.U7];[mur.U7];[affleurant.Q7])" office:value-type="string" office:string-value="INSERT INTO &#13;  case_00140_00100 (&#13;    id,&#13;    geometry_asewkt)&#13;  VALUES (&#13;    'M15',&#13;    'SRID=3946;POLYGON((1380060 5226300,1380200 5226300,1380200 5226200,1380060 5226200,1380060 5226300))');&#13;INSERT INTO &#13;  batiment (&#13;    id,&#13;    geometry_asewkt)&#13;  VALUES (&#13;    'M15_A',&#13;    'SRID=3946;POLYGON((1380080 5226290,1380100 5226290,1380100 5226270,1380080 5226270,1380080 5226290))');&#13;&#13;INSERT INTO &#13;  batiment (&#13;    id,&#13;    geometry_asewkt)&#13;  VALUES (&#13;    'M15_B',&#13;    'SRID=3946;POLYGON((1380120 5226290,1380140 5226290,1380140 5226270,1380120 5226270,1380120 5226290))');&#13;&#13;INSERT INTO &#13;  batiment (&#13;    id,&#13;    geometry_asewkt)&#13;  VALUES (&#13;    'M15_C',&#13;    'SRID=3946;POLYGON((1380160 5226290,1380180 5226290,1380180 5226270,1380160 5226270,1380160 5226290))');&#13;&#13;INSERT INTO &#13;  batiment (&#13;    id,&#13;    geometry_asewkt)&#13;  VALUES (&#13;    'M15_D',&#13;    'SRID=3946;POLYGON((1380080 5226260,1380100 5226260,1380100 5226240,1380080 5226240,1380080 5226260))');&#13;&#13;INSERT INTO &#13;  batiment (&#13;    id,&#13;    geometry_asewkt)&#13;  VALUES (&#13;    'M15_E',&#13;    'SRID=3946;POLYGON((1380120 5226260,1380140 5226260,1380140 5226240,1380120 5226240,1380120 5226260))');&#13;&#13;INSERT INTO &#13;  batiment (&#13;    id,&#13;    geometry_asewkt)&#13;  VALUES (&#13;    'M15_F',&#13;    'SRID=3946;POLYGON((1380160 5226260,1380180 5226260,1380180 5226240,1380160 5226240,1380160 5226260))');&#13;&#13;INSERT INTO &#13;  batiment (&#13;    id,&#13;    geometry_asewkt)&#13;  VALUES (&#13;    'M15_G',&#13;    'SRID=3946;POLYGON((1380080 5226230,1380100 5226230,1380100 5226210,1380080 5226210,1380080 5226230))');&#13;&#13;INSERT INTO &#13;  batiment (&#13;    id,&#13;    geometry_asewkt)&#13;  VALUES (&#13;    'M15_H',&#13;    'SRID=3946;POLYGON((1380120 5226230,1380140 5226230,1380140 5226210,1380120 5226210,1380120 5226230))');&#13;&#13;INSERT INTO &#13;  batiment (&#13;    id,&#13;    geometry_asewkt)&#13;  VALUES (&#13;    'M15_I',&#13;    'SRID=3946;POLYGON((1380160 5226230,1380180 5226230,1380180 5226210,1380160 5226210,1380160 5226230))');&#13;&#13;INSERT INTO &#13;  bordure (&#13;    id,&#13;    geometry_asewkt)&#13;  VALUES (&#13;    'M15_M',&#13;    'SRID=3946;LINESTRING(1380110 5226290,1380110 5226270,1380110 5226230,1380110 5226210)');&#13;&#13;INSERT INTO &#13;  bordure (&#13;    id,&#13;    geometry_asewkt)&#13;  VALUES (&#13;    'M15_N',&#13;    'SRID=3946;LINESTRING(1380150 5226290,1380150 5226270,1380150 5226230,1380150 5226210)');&#13;&#13;INSERT INTO &#13;  cloture (&#13;    id,&#13;    geometry_asewkt)&#13;  VALUES (&#13;    'M15_O',&#13;    'SRID=3946;LINESTRING(1380060 5226300,1380110 5226270,1380150 5226230,1380200 5226200)');&#13;&#13;INSERT INTO &#13;  cloture (&#13;    id,&#13;    geometry_asewkt)&#13;  VALUES (&#13;    'M15_P',&#13;    'SRID=3946;LINESTRING(1380060 5226300,1380110 5226270,1380150 5226230,1380200 5226200)');&#13;&#13;INSERT INTO &#13;  affleurant (&#13;    id,&#13;    geometry_asewkt)&#13;  VALUES (&#13;    'M15_W',&#13;    'SRID=3946;POINT(1380110 5226270)');&#13;&#13;INSERT INTO &#13;  affleurant (&#13;    id,&#13;    geometry_asewkt)&#13;  VALUES (&#13;    'M15_X',&#13;    'SRID=3946;POINT(1380150 5226270)');&#13;&#13;INSERT INTO &#13;  affleurant (&#13;    id,&#13;    geometry_asewkt)&#13;  VALUES (&#13;    'M15_Y',&#13;    'SRID=3946;POINT(1380110 5226230)');&#13;&#13;INSERT INTO &#13;  affleurant (&#13;    id,&#13;    geometry_asewkt)&#13;  VALUES (&#13;    'M15_Z',&#13;    'SRID=3946;POINT(1380150 5226230)');&#13;&#13;" calcext:value-type="string">
            <text:p>INSERT INTO  <text:s/>case_00140_00100 ( <text:s text:c="3"/>id, <text:s text:c="3"/>geometry_asewkt) <text:s/>VALUES ( <text:s text:c="3"/>'M15', <text:s text:c="3"/>'SRID=3946;POLYGON((1380060 5226300,1380200 5226300,1380200 5226200,1380060 5226200,1380060 5226300))');INSERT INTO  <text:s/>batiment ( <text:s text:c="3"/>id, <text:s text:c="3"/>geometry_asewkt) <text:s/>VALUES ( <text:s text:c="3"/>'M15_A', <text:s text:c="3"/>'SRID=3946;POLYGON((1380080 5226290,1380100 5226290,1380100 5226270,1380080 5226270,1380080 5226290))');INSERT INTO  <text:s/>batiment ( <text:s text:c="3"/>id, <text:s text:c="3"/>geometry_asewkt) <text:s/>VALUES ( <text:s text:c="3"/>'M15_B', <text:s text:c="3"/>'SRID=3946;POLYGON((1380120 5226290,1380140 5226290,1380140 5226270,1380120 5226270,1380120 5226290))');INSERT INTO  <text:s/>batiment ( <text:s text:c="3"/>id, <text:s text:c="3"/>geometry_asewkt) <text:s/>VALUES ( <text:s text:c="3"/>'M15_C', <text:s text:c="3"/>'SRID=3946;POLYGON((1380160 5226290,1380180 5226290,1380180 5226270,1380160 5226270,1380160 5226290))');INSERT INTO  <text:s/>batiment ( <text:s text:c="3"/>id, <text:s text:c="3"/>geometry_asewkt) <text:s/>VALUES ( <text:s text:c="3"/>'M15_D', <text:s text:c="3"/>'SRID=3946;POLYGON((1380080 5226260,1380100 5226260,1380100 5226240,1380080 5226240,1380080 5226260))');INSERT INTO  <text:s/>batiment ( <text:s text:c="3"/>id, <text:s text:c="3"/>geometry_asewkt) <text:s/>VALUES ( <text:s text:c="3"/>'M15_E', <text:s text:c="3"/>'SRID=3946;POLYGON((1380120 5226260,1380140 5226260,1380140 5226240,1380120 5226240,1380120 5226260))');INSERT INTO  <text:s/>batiment ( <text:s text:c="3"/>id, <text:s text:c="3"/>geometry_asewkt) <text:s/>VALUES ( <text:s text:c="3"/>'M15_F', <text:s text:c="3"/>'SRID=3946;POLYGON((1380160 5226260,1380180 5226260,1380180 5226240,1380160 5226240,1380160 5226260))');INSERT INTO  <text:s/>batiment ( <text:s text:c="3"/>id, <text:s text:c="3"/>geometry_asewkt) <text:s/>VALUES ( <text:s text:c="3"/>'M15_G', <text:s text:c="3"/>'SRID=3946;POLYGON((1380080 5226230,1380100 5226230,1380100 5226210,1380080 5226210,1380080 5226230))');INSERT INTO  <text:s/>batiment ( <text:s text:c="3"/>id, <text:s text:c="3"/>geometry_asewkt) <text:s/>VALUES ( <text:s text:c="3"/>'M15_H', <text:s text:c="3"/>'SRID=3946;POLYGON((1380120 5226230,1380140 5226230,1380140 5226210,1380120 5226210,1380120 5226230))');INSERT INTO  <text:s/>batiment ( <text:s text:c="3"/>id, <text:s text:c="3"/>geometry_asewkt) <text:s/>VALUES ( <text:s text:c="3"/>'M15_I', <text:s text:c="3"/>'SRID=3946;POLYGON((1380160 5226230,1380180 5226230,1380180 5226210,1380160 5226210,1380160 5226230))');INSERT INTO  <text:s/>bordure ( <text:s text:c="3"/>id, <text:s text:c="3"/>geometry_asewkt) <text:s/>VALUES ( <text:s text:c="3"/>'M15_M', <text:s text:c="3"/>'SRID=3946;LINESTRING(1380110 5226290,1380110 5226270,1380110 5226230,1380110 5226210)');INSERT INTO  <text:s/>bordure ( <text:s text:c="3"/>id, <text:s text:c="3"/>geometry_asewkt) <text:s/>VALUES ( <text:s text:c="3"/>'M15_N', <text:s text:c="3"/>'SRID=3946;LINESTRING(1380150 5226290,1380150 5226270,1380150 5226230,1380150 5226210)');INSERT INTO  <text:s/>cloture ( <text:s text:c="3"/>id, <text:s text:c="3"/>geometry_asewkt) <text:s/>VALUES ( <text:s text:c="3"/>'M15_O', <text:s text:c="3"/>'SRID=3946;LINESTRING(1380060 5226300,1380110 5226270,1380150 5226230,1380200 5226200)');INSERT INTO  <text:s/>cloture ( <text:s text:c="3"/>id, <text:s text:c="3"/>geometry_asewkt) <text:s/>VALUES ( <text:s text:c="3"/>'M15_P', <text:s text:c="3"/>'SRID=3946;LINESTRING(1380060 5226300,1380110 5226270,1380150 5226230,1380200 5226200)');INSERT INTO  <text:s/>affleurant ( <text:s text:c="3"/>id, <text:s text:c="3"/>geometry_asewkt) <text:s/>VALUES ( <text:s text:c="3"/>'M15_W', <text:s text:c="3"/>'SRID=3946;POINT(1380110 5226270)');INSERT INTO  <text:s/>affleurant ( <text:s text:c="3"/>id, <text:s text:c="3"/>geometry_asewkt) <text:s/>VALUES ( <text:s text:c="3"/>'M15_X', <text:s text:c="3"/>'SRID=3946;POINT(1380150 5226270)');INSERT INTO  <text:s/>affleurant ( <text:s text:c="3"/>id, <text:s text:c="3"/>geometry_asewkt) <text:s/>VALUES ( <text:s text:c="3"/>'M15_Y', <text:s text:c="3"/>'SRID=3946;POINT(1380110 5226230)');INSERT INTO  <text:s/>affleurant ( <text:s text:c="3"/>id, <text:s text:c="3"/>geometry_asewkt) <text:s/>VALUES ( <text:s text:c="3"/>'M15_Z', <text:s text:c="3"/>'SRID=3946;POINT(1380150 5226230)');</text:p>
          </table:table-cell>
        </table:table-row>
        <table:table-row table:style-name="ro1">
          <table:table-cell table:formula="of:=CONCATENATE([case_00140_00100.J8];[batiment.CM8];[bordure.U8];[mur.U8];[affleurant.Q8])" office:value-type="string" office:string-value="INSERT INTO &#13;  case_00140_00100 (&#13;    id,&#13;    geometry_asewkt)&#13;  VALUES (&#13;    'M21',&#13;    'SRID=3946;POLYGON((1379500 5226200,1379640 5226200,1379640 5226100,1379500 5226100,1379500 5226200))');&#13;INSERT INTO &#13;  batiment (&#13;    id,&#13;    geometry_asewkt)&#13;  VALUES (&#13;    'M21_A',&#13;    'SRID=3946;POLYGON((1379520 5226190,1379540 5226190,1379540 5226170,1379520 5226170,1379520 5226190))');&#13;&#13;INSERT INTO &#13;  batiment (&#13;    id,&#13;    geometry_asewkt)&#13;  VALUES (&#13;    'M21_B',&#13;    'SRID=3946;POLYGON((1379560 5226190,1379580 5226190,1379580 5226170,1379560 5226170,1379560 5226190))');&#13;&#13;INSERT INTO &#13;  batiment (&#13;    id,&#13;    geometry_asewkt)&#13;  VALUES (&#13;    'M21_C',&#13;    'SRID=3946;POLYGON((1379600 5226190,1379620 5226190,1379620 5226170,1379600 5226170,1379600 5226190))');&#13;&#13;INSERT INTO &#13;  batiment (&#13;    id,&#13;    geometry_asewkt)&#13;  VALUES (&#13;    'M21_D',&#13;    'SRID=3946;POLYGON((1379520 5226160,1379540 5226160,1379540 5226140,1379520 5226140,1379520 5226160))');&#13;&#13;INSERT INTO &#13;  batiment (&#13;    id,&#13;    geometry_asewkt)&#13;  VALUES (&#13;    'M21_E',&#13;    'SRID=3946;POLYGON((1379560 5226160,1379580 5226160,1379580 5226140,1379560 5226140,1379560 5226160))');&#13;&#13;INSERT INTO &#13;  batiment (&#13;    id,&#13;    geometry_asewkt)&#13;  VALUES (&#13;    'M21_F',&#13;    'SRID=3946;POLYGON((1379600 5226160,1379620 5226160,1379620 5226140,1379600 5226140,1379600 5226160))');&#13;&#13;INSERT INTO &#13;  batiment (&#13;    id,&#13;    geometry_asewkt)&#13;  VALUES (&#13;    'M21_G',&#13;    'SRID=3946;POLYGON((1379520 5226130,1379540 5226130,1379540 5226110,1379520 5226110,1379520 5226130))');&#13;&#13;INSERT INTO &#13;  batiment (&#13;    id,&#13;    geometry_asewkt)&#13;  VALUES (&#13;    'M21_H',&#13;    'SRID=3946;POLYGON((1379560 5226130,1379580 5226130,1379580 5226110,1379560 5226110,1379560 5226130))');&#13;&#13;INSERT INTO &#13;  batiment (&#13;    id,&#13;    geometry_asewkt)&#13;  VALUES (&#13;    'M21_I',&#13;    'SRID=3946;POLYGON((1379600 5226130,1379620 5226130,1379620 5226110,1379600 5226110,1379600 5226130))');&#13;&#13;INSERT INTO &#13;  bordure (&#13;    id,&#13;    geometry_asewkt)&#13;  VALUES (&#13;    'M21_M',&#13;    'SRID=3946;LINESTRING(1379550 5226190,1379550 5226170,1379550 5226130,1379550 5226110)');&#13;&#13;INSERT INTO &#13;  bordure (&#13;    id,&#13;    geometry_asewkt)&#13;  VALUES (&#13;    'M21_N',&#13;    'SRID=3946;LINESTRING(1379590 5226190,1379590 5226170,1379590 5226130,1379590 5226110)');&#13;&#13;INSERT INTO &#13;  cloture (&#13;    id,&#13;    geometry_asewkt)&#13;  VALUES (&#13;    'M21_O',&#13;    'SRID=3946;LINESTRING(1379500 5226200,1379550 5226170,1379590 5226130,1379640 5226100)');&#13;&#13;INSERT INTO &#13;  cloture (&#13;    id,&#13;    geometry_asewkt)&#13;  VALUES (&#13;    'M21_P',&#13;    'SRID=3946;LINESTRING(1379500 5226200,1379550 5226170,1379590 5226130,1379640 5226100)');&#13;&#13;INSERT INTO &#13;  affleurant (&#13;    id,&#13;    geometry_asewkt)&#13;  VALUES (&#13;    'M21_W',&#13;    'SRID=3946;POINT(1379550 5226170)');&#13;&#13;INSERT INTO &#13;  affleurant (&#13;    id,&#13;    geometry_asewkt)&#13;  VALUES (&#13;    'M21_X',&#13;    'SRID=3946;POINT(1379590 5226170)');&#13;&#13;INSERT INTO &#13;  affleurant (&#13;    id,&#13;    geometry_asewkt)&#13;  VALUES (&#13;    'M21_Y',&#13;    'SRID=3946;POINT(1379550 5226130)');&#13;&#13;INSERT INTO &#13;  affleurant (&#13;    id,&#13;    geometry_asewkt)&#13;  VALUES (&#13;    'M21_Z',&#13;    'SRID=3946;POINT(1379590 5226130)');&#13;&#13;" calcext:value-type="string">
            <text:p>INSERT INTO  <text:s/>case_00140_00100 ( <text:s text:c="3"/>id, <text:s text:c="3"/>geometry_asewkt) <text:s/>VALUES ( <text:s text:c="3"/>'M21', <text:s text:c="3"/>'SRID=3946;POLYGON((1379500 5226200,1379640 5226200,1379640 5226100,1379500 5226100,1379500 5226200))');INSERT INTO  <text:s/>batiment ( <text:s text:c="3"/>id, <text:s text:c="3"/>geometry_asewkt) <text:s/>VALUES ( <text:s text:c="3"/>'M21_A', <text:s text:c="3"/>'SRID=3946;POLYGON((1379520 5226190,1379540 5226190,1379540 5226170,1379520 5226170,1379520 5226190))');INSERT INTO  <text:s/>batiment ( <text:s text:c="3"/>id, <text:s text:c="3"/>geometry_asewkt) <text:s/>VALUES ( <text:s text:c="3"/>'M21_B', <text:s text:c="3"/>'SRID=3946;POLYGON((1379560 5226190,1379580 5226190,1379580 5226170,1379560 5226170,1379560 5226190))');INSERT INTO  <text:s/>batiment ( <text:s text:c="3"/>id, <text:s text:c="3"/>geometry_asewkt) <text:s/>VALUES ( <text:s text:c="3"/>'M21_C', <text:s text:c="3"/>'SRID=3946;POLYGON((1379600 5226190,1379620 5226190,1379620 5226170,1379600 5226170,1379600 5226190))');INSERT INTO  <text:s/>batiment ( <text:s text:c="3"/>id, <text:s text:c="3"/>geometry_asewkt) <text:s/>VALUES ( <text:s text:c="3"/>'M21_D', <text:s text:c="3"/>'SRID=3946;POLYGON((1379520 5226160,1379540 5226160,1379540 5226140,1379520 5226140,1379520 5226160))');INSERT INTO  <text:s/>batiment ( <text:s text:c="3"/>id, <text:s text:c="3"/>geometry_asewkt) <text:s/>VALUES ( <text:s text:c="3"/>'M21_E', <text:s text:c="3"/>'SRID=3946;POLYGON((1379560 5226160,1379580 5226160,1379580 5226140,1379560 5226140,1379560 5226160))');INSERT INTO  <text:s/>batiment ( <text:s text:c="3"/>id, <text:s text:c="3"/>geometry_asewkt) <text:s/>VALUES ( <text:s text:c="3"/>'M21_F', <text:s text:c="3"/>'SRID=3946;POLYGON((1379600 5226160,1379620 5226160,1379620 5226140,1379600 5226140,1379600 5226160))');INSERT INTO  <text:s/>batiment ( <text:s text:c="3"/>id, <text:s text:c="3"/>geometry_asewkt) <text:s/>VALUES ( <text:s text:c="3"/>'M21_G', <text:s text:c="3"/>'SRID=3946;POLYGON((1379520 5226130,1379540 5226130,1379540 5226110,1379520 5226110,1379520 5226130))');INSERT INTO  <text:s/>batiment ( <text:s text:c="3"/>id, <text:s text:c="3"/>geometry_asewkt) <text:s/>VALUES ( <text:s text:c="3"/>'M21_H', <text:s text:c="3"/>'SRID=3946;POLYGON((1379560 5226130,1379580 5226130,1379580 5226110,1379560 5226110,1379560 5226130))');INSERT INTO  <text:s/>batiment ( <text:s text:c="3"/>id, <text:s text:c="3"/>geometry_asewkt) <text:s/>VALUES ( <text:s text:c="3"/>'M21_I', <text:s text:c="3"/>'SRID=3946;POLYGON((1379600 5226130,1379620 5226130,1379620 5226110,1379600 5226110,1379600 5226130))');INSERT INTO  <text:s/>bordure ( <text:s text:c="3"/>id, <text:s text:c="3"/>geometry_asewkt) <text:s/>VALUES ( <text:s text:c="3"/>'M21_M', <text:s text:c="3"/>'SRID=3946;LINESTRING(1379550 5226190,1379550 5226170,1379550 5226130,1379550 5226110)');INSERT INTO  <text:s/>bordure ( <text:s text:c="3"/>id, <text:s text:c="3"/>geometry_asewkt) <text:s/>VALUES ( <text:s text:c="3"/>'M21_N', <text:s text:c="3"/>'SRID=3946;LINESTRING(1379590 5226190,1379590 5226170,1379590 5226130,1379590 5226110)');INSERT INTO  <text:s/>cloture ( <text:s text:c="3"/>id, <text:s text:c="3"/>geometry_asewkt) <text:s/>VALUES ( <text:s text:c="3"/>'M21_O', <text:s text:c="3"/>'SRID=3946;LINESTRING(1379500 5226200,1379550 5226170,1379590 5226130,1379640 5226100)');INSERT INTO  <text:s/>cloture ( <text:s text:c="3"/>id, <text:s text:c="3"/>geometry_asewkt) <text:s/>VALUES ( <text:s text:c="3"/>'M21_P', <text:s text:c="3"/>'SRID=3946;LINESTRING(1379500 5226200,1379550 5226170,1379590 5226130,1379640 5226100)');INSERT INTO  <text:s/>affleurant ( <text:s text:c="3"/>id, <text:s text:c="3"/>geometry_asewkt) <text:s/>VALUES ( <text:s text:c="3"/>'M21_W', <text:s text:c="3"/>'SRID=3946;POINT(1379550 5226170)');INSERT INTO  <text:s/>affleurant ( <text:s text:c="3"/>id, <text:s text:c="3"/>geometry_asewkt) <text:s/>VALUES ( <text:s text:c="3"/>'M21_X', <text:s text:c="3"/>'SRID=3946;POINT(1379590 5226170)');INSERT INTO  <text:s/>affleurant ( <text:s text:c="3"/>id, <text:s text:c="3"/>geometry_asewkt) <text:s/>VALUES ( <text:s text:c="3"/>'M21_Y', <text:s text:c="3"/>'SRID=3946;POINT(1379550 5226130)');INSERT INTO  <text:s/>affleurant ( <text:s text:c="3"/>id, <text:s text:c="3"/>geometry_asewkt) <text:s/>VALUES ( <text:s text:c="3"/>'M21_Z', <text:s text:c="3"/>'SRID=3946;POINT(1379590 5226130)');</text:p>
          </table:table-cell>
        </table:table-row>
        <table:table-row table:style-name="ro1">
          <table:table-cell table:formula="of:=CONCATENATE([case_00140_00100.J9];[batiment.CM9];[bordure.U9];[mur.U9];[affleurant.Q9])" office:value-type="string" office:string-value="INSERT INTO &#13;  case_00140_00100 (&#13;    id,&#13;    geometry_asewkt)&#13;  VALUES (&#13;    'M22',&#13;    'SRID=3946;POLYGON((1379640 5226200,1379780 5226200,1379780 5226100,1379640 5226100,1379640 5226200))');&#13;INSERT INTO &#13;  batiment (&#13;    id,&#13;    geometry_asewkt)&#13;  VALUES (&#13;    'M22_A',&#13;    'SRID=3946;POLYGON((1379660 5226190,1379680 5226190,1379680 5226170,1379660 5226170,1379660 5226190))');&#13;&#13;INSERT INTO &#13;  batiment (&#13;    id,&#13;    geometry_asewkt)&#13;  VALUES (&#13;    'M22_B',&#13;    'SRID=3946;POLYGON((1379700 5226190,1379720 5226190,1379720 5226170,1379700 5226170,1379700 5226190))');&#13;&#13;INSERT INTO &#13;  batiment (&#13;    id,&#13;    geometry_asewkt)&#13;  VALUES (&#13;    'M22_C',&#13;    'SRID=3946;POLYGON((1379740 5226190,1379760 5226190,1379760 5226170,1379740 5226170,1379740 5226190))');&#13;&#13;INSERT INTO &#13;  batiment (&#13;    id,&#13;    geometry_asewkt)&#13;  VALUES (&#13;    'M22_D',&#13;    'SRID=3946;POLYGON((1379660 5226160,1379680 5226160,1379680 5226140,1379660 5226140,1379660 5226160))');&#13;&#13;INSERT INTO &#13;  batiment (&#13;    id,&#13;    geometry_asewkt)&#13;  VALUES (&#13;    'M22_E',&#13;    'SRID=3946;POLYGON((1379700 5226160,1379720 5226160,1379720 5226140,1379700 5226140,1379700 5226160))');&#13;&#13;INSERT INTO &#13;  batiment (&#13;    id,&#13;    geometry_asewkt)&#13;  VALUES (&#13;    'M22_F',&#13;    'SRID=3946;POLYGON((1379740 5226160,1379760 5226160,1379760 5226140,1379740 5226140,1379740 5226160))');&#13;&#13;INSERT INTO &#13;  batiment (&#13;    id,&#13;    geometry_asewkt)&#13;  VALUES (&#13;    'M22_G',&#13;    'SRID=3946;POLYGON((1379660 5226130,1379680 5226130,1379680 5226110,1379660 5226110,1379660 5226130))');&#13;&#13;INSERT INTO &#13;  batiment (&#13;    id,&#13;    geometry_asewkt)&#13;  VALUES (&#13;    'M22_H',&#13;    'SRID=3946;POLYGON((1379700 5226130,1379720 5226130,1379720 5226110,1379700 5226110,1379700 5226130))');&#13;&#13;INSERT INTO &#13;  batiment (&#13;    id,&#13;    geometry_asewkt)&#13;  VALUES (&#13;    'M22_I',&#13;    'SRID=3946;POLYGON((1379740 5226130,1379760 5226130,1379760 5226110,1379740 5226110,1379740 5226130))');&#13;&#13;INSERT INTO &#13;  bordure (&#13;    id,&#13;    geometry_asewkt)&#13;  VALUES (&#13;    'M22_M',&#13;    'SRID=3946;LINESTRING(1379690 5226190,1379690 5226170,1379690 5226130,1379690 5226110)');&#13;&#13;INSERT INTO &#13;  bordure (&#13;    id,&#13;    geometry_asewkt)&#13;  VALUES (&#13;    'M22_N',&#13;    'SRID=3946;LINESTRING(1379730 5226190,1379730 5226170,1379730 5226130,1379730 5226110)');&#13;&#13;INSERT INTO &#13;  cloture (&#13;    id,&#13;    geometry_asewkt)&#13;  VALUES (&#13;    'M22_O',&#13;    'SRID=3946;LINESTRING(1379640 5226200,1379690 5226170,1379730 5226130,1379780 5226100)');&#13;&#13;INSERT INTO &#13;  cloture (&#13;    id,&#13;    geometry_asewkt)&#13;  VALUES (&#13;    'M22_P',&#13;    'SRID=3946;LINESTRING(1379640 5226200,1379690 5226170,1379730 5226130,1379780 5226100)');&#13;&#13;INSERT INTO &#13;  affleurant (&#13;    id,&#13;    geometry_asewkt)&#13;  VALUES (&#13;    'M22_W',&#13;    'SRID=3946;POINT(1379690 5226170)');&#13;&#13;INSERT INTO &#13;  affleurant (&#13;    id,&#13;    geometry_asewkt)&#13;  VALUES (&#13;    'M22_X',&#13;    'SRID=3946;POINT(1379730 5226170)');&#13;&#13;INSERT INTO &#13;  affleurant (&#13;    id,&#13;    geometry_asewkt)&#13;  VALUES (&#13;    'M22_Y',&#13;    'SRID=3946;POINT(1379690 5226130)');&#13;&#13;INSERT INTO &#13;  affleurant (&#13;    id,&#13;    geometry_asewkt)&#13;  VALUES (&#13;    'M22_Z',&#13;    'SRID=3946;POINT(1379730 5226130)');&#13;&#13;" calcext:value-type="string">
            <text:p>INSERT INTO  <text:s/>case_00140_00100 ( <text:s text:c="3"/>id, <text:s text:c="3"/>geometry_asewkt) <text:s/>VALUES ( <text:s text:c="3"/>'M22', <text:s text:c="3"/>'SRID=3946;POLYGON((1379640 5226200,1379780 5226200,1379780 5226100,1379640 5226100,1379640 5226200))');INSERT INTO  <text:s/>batiment ( <text:s text:c="3"/>id, <text:s text:c="3"/>geometry_asewkt) <text:s/>VALUES ( <text:s text:c="3"/>'M22_A', <text:s text:c="3"/>'SRID=3946;POLYGON((1379660 5226190,1379680 5226190,1379680 5226170,1379660 5226170,1379660 5226190))');INSERT INTO  <text:s/>batiment ( <text:s text:c="3"/>id, <text:s text:c="3"/>geometry_asewkt) <text:s/>VALUES ( <text:s text:c="3"/>'M22_B', <text:s text:c="3"/>'SRID=3946;POLYGON((1379700 5226190,1379720 5226190,1379720 5226170,1379700 5226170,1379700 5226190))');INSERT INTO  <text:s/>batiment ( <text:s text:c="3"/>id, <text:s text:c="3"/>geometry_asewkt) <text:s/>VALUES ( <text:s text:c="3"/>'M22_C', <text:s text:c="3"/>'SRID=3946;POLYGON((1379740 5226190,1379760 5226190,1379760 5226170,1379740 5226170,1379740 5226190))');INSERT INTO  <text:s/>batiment ( <text:s text:c="3"/>id, <text:s text:c="3"/>geometry_asewkt) <text:s/>VALUES ( <text:s text:c="3"/>'M22_D', <text:s text:c="3"/>'SRID=3946;POLYGON((1379660 5226160,1379680 5226160,1379680 5226140,1379660 5226140,1379660 5226160))');INSERT INTO  <text:s/>batiment ( <text:s text:c="3"/>id, <text:s text:c="3"/>geometry_asewkt) <text:s/>VALUES ( <text:s text:c="3"/>'M22_E', <text:s text:c="3"/>'SRID=3946;POLYGON((1379700 5226160,1379720 5226160,1379720 5226140,1379700 5226140,1379700 5226160))');INSERT INTO  <text:s/>batiment ( <text:s text:c="3"/>id, <text:s text:c="3"/>geometry_asewkt) <text:s/>VALUES ( <text:s text:c="3"/>'M22_F', <text:s text:c="3"/>'SRID=3946;POLYGON((1379740 5226160,1379760 5226160,1379760 5226140,1379740 5226140,1379740 5226160))');INSERT INTO  <text:s/>batiment ( <text:s text:c="3"/>id, <text:s text:c="3"/>geometry_asewkt) <text:s/>VALUES ( <text:s text:c="3"/>'M22_G', <text:s text:c="3"/>'SRID=3946;POLYGON((1379660 5226130,1379680 5226130,1379680 5226110,1379660 5226110,1379660 5226130))');INSERT INTO  <text:s/>batiment ( <text:s text:c="3"/>id, <text:s text:c="3"/>geometry_asewkt) <text:s/>VALUES ( <text:s text:c="3"/>'M22_H', <text:s text:c="3"/>'SRID=3946;POLYGON((1379700 5226130,1379720 5226130,1379720 5226110,1379700 5226110,1379700 5226130))');INSERT INTO  <text:s/>batiment ( <text:s text:c="3"/>id, <text:s text:c="3"/>geometry_asewkt) <text:s/>VALUES ( <text:s text:c="3"/>'M22_I', <text:s text:c="3"/>'SRID=3946;POLYGON((1379740 5226130,1379760 5226130,1379760 5226110,1379740 5226110,1379740 5226130))');INSERT INTO  <text:s/>bordure ( <text:s text:c="3"/>id, <text:s text:c="3"/>geometry_asewkt) <text:s/>VALUES ( <text:s text:c="3"/>'M22_M', <text:s text:c="3"/>'SRID=3946;LINESTRING(1379690 5226190,1379690 5226170,1379690 5226130,1379690 5226110)');INSERT INTO  <text:s/>bordure ( <text:s text:c="3"/>id, <text:s text:c="3"/>geometry_asewkt) <text:s/>VALUES ( <text:s text:c="3"/>'M22_N', <text:s text:c="3"/>'SRID=3946;LINESTRING(1379730 5226190,1379730 5226170,1379730 5226130,1379730 5226110)');INSERT INTO  <text:s/>cloture ( <text:s text:c="3"/>id, <text:s text:c="3"/>geometry_asewkt) <text:s/>VALUES ( <text:s text:c="3"/>'M22_O', <text:s text:c="3"/>'SRID=3946;LINESTRING(1379640 5226200,1379690 5226170,1379730 5226130,1379780 5226100)');INSERT INTO  <text:s/>cloture ( <text:s text:c="3"/>id, <text:s text:c="3"/>geometry_asewkt) <text:s/>VALUES ( <text:s text:c="3"/>'M22_P', <text:s text:c="3"/>'SRID=3946;LINESTRING(1379640 5226200,1379690 5226170,1379730 5226130,1379780 5226100)');INSERT INTO  <text:s/>affleurant ( <text:s text:c="3"/>id, <text:s text:c="3"/>geometry_asewkt) <text:s/>VALUES ( <text:s text:c="3"/>'M22_W', <text:s text:c="3"/>'SRID=3946;POINT(1379690 5226170)');INSERT INTO  <text:s/>affleurant ( <text:s text:c="3"/>id, <text:s text:c="3"/>geometry_asewkt) <text:s/>VALUES ( <text:s text:c="3"/>'M22_X', <text:s text:c="3"/>'SRID=3946;POINT(1379730 5226170)');INSERT INTO  <text:s/>affleurant ( <text:s text:c="3"/>id, <text:s text:c="3"/>geometry_asewkt) <text:s/>VALUES ( <text:s text:c="3"/>'M22_Y', <text:s text:c="3"/>'SRID=3946;POINT(1379690 5226130)');INSERT INTO  <text:s/>affleurant ( <text:s text:c="3"/>id, <text:s text:c="3"/>geometry_asewkt) <text:s/>VALUES ( <text:s text:c="3"/>'M22_Z', <text:s text:c="3"/>'SRID=3946;POINT(1379730 5226130)');</text:p>
          </table:table-cell>
        </table:table-row>
        <table:table-row table:style-name="ro1">
          <table:table-cell table:formula="of:=CONCATENATE([case_00140_00100.J10];[batiment.CM10];[bordure.U10];[mur.U10];[affleurant.Q10])" office:value-type="string" office:string-value="INSERT INTO &#13;  case_00140_00100 (&#13;    id,&#13;    geometry_asewkt)&#13;  VALUES (&#13;    'M23',&#13;    'SRID=3946;POLYGON((1379780 5226200,1379920 5226200,1379920 5226100,1379780 5226100,1379780 5226200))');&#13;INSERT INTO &#13;  batiment (&#13;    id,&#13;    geometry_asewkt)&#13;  VALUES (&#13;    'M23_A',&#13;    'SRID=3946;POLYGON((1379800 5226190,1379820 5226190,1379820 5226170,1379800 5226170,1379800 5226190))');&#13;&#13;INSERT INTO &#13;  batiment (&#13;    id,&#13;    geometry_asewkt)&#13;  VALUES (&#13;    'M23_B',&#13;    'SRID=3946;POLYGON((1379840 5226190,1379860 5226190,1379860 5226170,1379840 5226170,1379840 5226190))');&#13;&#13;INSERT INTO &#13;  batiment (&#13;    id,&#13;    geometry_asewkt)&#13;  VALUES (&#13;    'M23_C',&#13;    'SRID=3946;POLYGON((1379880 5226190,1379900 5226190,1379900 5226170,1379880 5226170,1379880 5226190))');&#13;&#13;INSERT INTO &#13;  batiment (&#13;    id,&#13;    geometry_asewkt)&#13;  VALUES (&#13;    'M23_D',&#13;    'SRID=3946;POLYGON((1379800 5226160,1379820 5226160,1379820 5226140,1379800 5226140,1379800 5226160))');&#13;&#13;INSERT INTO &#13;  batiment (&#13;    id,&#13;    geometry_asewkt)&#13;  VALUES (&#13;    'M23_E',&#13;    'SRID=3946;POLYGON((1379840 5226160,1379860 5226160,1379860 5226140,1379840 5226140,1379840 5226160))');&#13;&#13;INSERT INTO &#13;  batiment (&#13;    id,&#13;    geometry_asewkt)&#13;  VALUES (&#13;    'M23_F',&#13;    'SRID=3946;POLYGON((1379880 5226160,1379900 5226160,1379900 5226140,1379880 5226140,1379880 5226160))');&#13;&#13;INSERT INTO &#13;  batiment (&#13;    id,&#13;    geometry_asewkt)&#13;  VALUES (&#13;    'M23_G',&#13;    'SRID=3946;POLYGON((1379800 5226130,1379820 5226130,1379820 5226110,1379800 5226110,1379800 5226130))');&#13;&#13;INSERT INTO &#13;  batiment (&#13;    id,&#13;    geometry_asewkt)&#13;  VALUES (&#13;    'M23_H',&#13;    'SRID=3946;POLYGON((1379840 5226130,1379860 5226130,1379860 5226110,1379840 5226110,1379840 5226130))');&#13;&#13;INSERT INTO &#13;  batiment (&#13;    id,&#13;    geometry_asewkt)&#13;  VALUES (&#13;    'M23_I',&#13;    'SRID=3946;POLYGON((1379880 5226130,1379900 5226130,1379900 5226110,1379880 5226110,1379880 5226130))');&#13;&#13;INSERT INTO &#13;  bordure (&#13;    id,&#13;    geometry_asewkt)&#13;  VALUES (&#13;    'M23_M',&#13;    'SRID=3946;LINESTRING(1379830 5226190,1379830 5226170,1379830 5226130,1379830 5226110)');&#13;&#13;INSERT INTO &#13;  bordure (&#13;    id,&#13;    geometry_asewkt)&#13;  VALUES (&#13;    'M23_N',&#13;    'SRID=3946;LINESTRING(1379870 5226190,1379870 5226170,1379870 5226130,1379870 5226110)');&#13;&#13;INSERT INTO &#13;  cloture (&#13;    id,&#13;    geometry_asewkt)&#13;  VALUES (&#13;    'M23_O',&#13;    'SRID=3946;LINESTRING(1379780 5226200,1379830 5226170,1379870 5226130,1379920 5226100)');&#13;&#13;INSERT INTO &#13;  cloture (&#13;    id,&#13;    geometry_asewkt)&#13;  VALUES (&#13;    'M23_P',&#13;    'SRID=3946;LINESTRING(1379780 5226200,1379830 5226170,1379870 5226130,1379920 5226100)');&#13;&#13;INSERT INTO &#13;  affleurant (&#13;    id,&#13;    geometry_asewkt)&#13;  VALUES (&#13;    'M23_W',&#13;    'SRID=3946;POINT(1379830 5226170)');&#13;&#13;INSERT INTO &#13;  affleurant (&#13;    id,&#13;    geometry_asewkt)&#13;  VALUES (&#13;    'M23_X',&#13;    'SRID=3946;POINT(1379870 5226170)');&#13;&#13;INSERT INTO &#13;  affleurant (&#13;    id,&#13;    geometry_asewkt)&#13;  VALUES (&#13;    'M23_Y',&#13;    'SRID=3946;POINT(1379830 5226130)');&#13;&#13;INSERT INTO &#13;  affleurant (&#13;    id,&#13;    geometry_asewkt)&#13;  VALUES (&#13;    'M23_Z',&#13;    'SRID=3946;POINT(1379870 5226130)');&#13;&#13;" calcext:value-type="string">
            <text:p>INSERT INTO  <text:s/>case_00140_00100 ( <text:s text:c="3"/>id, <text:s text:c="3"/>geometry_asewkt) <text:s/>VALUES ( <text:s text:c="3"/>'M23', <text:s text:c="3"/>'SRID=3946;POLYGON((1379780 5226200,1379920 5226200,1379920 5226100,1379780 5226100,1379780 5226200))');INSERT INTO  <text:s/>batiment ( <text:s text:c="3"/>id, <text:s text:c="3"/>geometry_asewkt) <text:s/>VALUES ( <text:s text:c="3"/>'M23_A', <text:s text:c="3"/>'SRID=3946;POLYGON((1379800 5226190,1379820 5226190,1379820 5226170,1379800 5226170,1379800 5226190))');INSERT INTO  <text:s/>batiment ( <text:s text:c="3"/>id, <text:s text:c="3"/>geometry_asewkt) <text:s/>VALUES ( <text:s text:c="3"/>'M23_B', <text:s text:c="3"/>'SRID=3946;POLYGON((1379840 5226190,1379860 5226190,1379860 5226170,1379840 5226170,1379840 5226190))');INSERT INTO  <text:s/>batiment ( <text:s text:c="3"/>id, <text:s text:c="3"/>geometry_asewkt) <text:s/>VALUES ( <text:s text:c="3"/>'M23_C', <text:s text:c="3"/>'SRID=3946;POLYGON((1379880 5226190,1379900 5226190,1379900 5226170,1379880 5226170,1379880 5226190))');INSERT INTO  <text:s/>batiment ( <text:s text:c="3"/>id, <text:s text:c="3"/>geometry_asewkt) <text:s/>VALUES ( <text:s text:c="3"/>'M23_D', <text:s text:c="3"/>'SRID=3946;POLYGON((1379800 5226160,1379820 5226160,1379820 5226140,1379800 5226140,1379800 5226160))');INSERT INTO  <text:s/>batiment ( <text:s text:c="3"/>id, <text:s text:c="3"/>geometry_asewkt) <text:s/>VALUES ( <text:s text:c="3"/>'M23_E', <text:s text:c="3"/>'SRID=3946;POLYGON((1379840 5226160,1379860 5226160,1379860 5226140,1379840 5226140,1379840 5226160))');INSERT INTO  <text:s/>batiment ( <text:s text:c="3"/>id, <text:s text:c="3"/>geometry_asewkt) <text:s/>VALUES ( <text:s text:c="3"/>'M23_F', <text:s text:c="3"/>'SRID=3946;POLYGON((1379880 5226160,1379900 5226160,1379900 5226140,1379880 5226140,1379880 5226160))');INSERT INTO  <text:s/>batiment ( <text:s text:c="3"/>id, <text:s text:c="3"/>geometry_asewkt) <text:s/>VALUES ( <text:s text:c="3"/>'M23_G', <text:s text:c="3"/>'SRID=3946;POLYGON((1379800 5226130,1379820 5226130,1379820 5226110,1379800 5226110,1379800 5226130))');INSERT INTO  <text:s/>batiment ( <text:s text:c="3"/>id, <text:s text:c="3"/>geometry_asewkt) <text:s/>VALUES ( <text:s text:c="3"/>'M23_H', <text:s text:c="3"/>'SRID=3946;POLYGON((1379840 5226130,1379860 5226130,1379860 5226110,1379840 5226110,1379840 5226130))');INSERT INTO  <text:s/>batiment ( <text:s text:c="3"/>id, <text:s text:c="3"/>geometry_asewkt) <text:s/>VALUES ( <text:s text:c="3"/>'M23_I', <text:s text:c="3"/>'SRID=3946;POLYGON((1379880 5226130,1379900 5226130,1379900 5226110,1379880 5226110,1379880 5226130))');INSERT INTO  <text:s/>bordure ( <text:s text:c="3"/>id, <text:s text:c="3"/>geometry_asewkt) <text:s/>VALUES ( <text:s text:c="3"/>'M23_M', <text:s text:c="3"/>'SRID=3946;LINESTRING(1379830 5226190,1379830 5226170,1379830 5226130,1379830 5226110)');INSERT INTO  <text:s/>bordure ( <text:s text:c="3"/>id, <text:s text:c="3"/>geometry_asewkt) <text:s/>VALUES ( <text:s text:c="3"/>'M23_N', <text:s text:c="3"/>'SRID=3946;LINESTRING(1379870 5226190,1379870 5226170,1379870 5226130,1379870 5226110)');INSERT INTO  <text:s/>cloture ( <text:s text:c="3"/>id, <text:s text:c="3"/>geometry_asewkt) <text:s/>VALUES ( <text:s text:c="3"/>'M23_O', <text:s text:c="3"/>'SRID=3946;LINESTRING(1379780 5226200,1379830 5226170,1379870 5226130,1379920 5226100)');INSERT INTO  <text:s/>cloture ( <text:s text:c="3"/>id, <text:s text:c="3"/>geometry_asewkt) <text:s/>VALUES ( <text:s text:c="3"/>'M23_P', <text:s text:c="3"/>'SRID=3946;LINESTRING(1379780 5226200,1379830 5226170,1379870 5226130,1379920 5226100)');INSERT INTO  <text:s/>affleurant ( <text:s text:c="3"/>id, <text:s text:c="3"/>geometry_asewkt) <text:s/>VALUES ( <text:s text:c="3"/>'M23_W', <text:s text:c="3"/>'SRID=3946;POINT(1379830 5226170)');INSERT INTO  <text:s/>affleurant ( <text:s text:c="3"/>id, <text:s text:c="3"/>geometry_asewkt) <text:s/>VALUES ( <text:s text:c="3"/>'M23_X', <text:s text:c="3"/>'SRID=3946;POINT(1379870 5226170)');INSERT INTO  <text:s/>affleurant ( <text:s text:c="3"/>id, <text:s text:c="3"/>geometry_asewkt) <text:s/>VALUES ( <text:s text:c="3"/>'M23_Y', <text:s text:c="3"/>'SRID=3946;POINT(1379830 5226130)');INSERT INTO  <text:s/>affleurant ( <text:s text:c="3"/>id, <text:s text:c="3"/>geometry_asewkt) <text:s/>VALUES ( <text:s text:c="3"/>'M23_Z', <text:s text:c="3"/>'SRID=3946;POINT(1379870 5226130)');</text:p>
          </table:table-cell>
        </table:table-row>
        <table:table-row table:style-name="ro1">
          <table:table-cell table:formula="of:=CONCATENATE([case_00140_00100.J11];[batiment.CM11];[bordure.U11];[mur.U11];[affleurant.Q11])" office:value-type="string" office:string-value="INSERT INTO &#13;  case_00140_00100 (&#13;    id,&#13;    geometry_asewkt)&#13;  VALUES (&#13;    'M24',&#13;    'SRID=3946;POLYGON((1379920 5226200,1380060 5226200,1380060 5226100,1379920 5226100,1379920 5226200))');&#13;INSERT INTO &#13;  batiment (&#13;    id,&#13;    geometry_asewkt)&#13;  VALUES (&#13;    'M24_A',&#13;    'SRID=3946;POLYGON((1379940 5226190,1379960 5226190,1379960 5226170,1379940 5226170,1379940 5226190))');&#13;&#13;INSERT INTO &#13;  batiment (&#13;    id,&#13;    geometry_asewkt)&#13;  VALUES (&#13;    'M24_B',&#13;    'SRID=3946;POLYGON((1379980 5226190,1380000 5226190,1380000 5226170,1379980 5226170,1379980 5226190))');&#13;&#13;INSERT INTO &#13;  batiment (&#13;    id,&#13;    geometry_asewkt)&#13;  VALUES (&#13;    'M24_C',&#13;    'SRID=3946;POLYGON((1380020 5226190,1380040 5226190,1380040 5226170,1380020 5226170,1380020 5226190))');&#13;&#13;INSERT INTO &#13;  batiment (&#13;    id,&#13;    geometry_asewkt)&#13;  VALUES (&#13;    'M24_D',&#13;    'SRID=3946;POLYGON((1379940 5226160,1379960 5226160,1379960 5226140,1379940 5226140,1379940 5226160))');&#13;&#13;INSERT INTO &#13;  batiment (&#13;    id,&#13;    geometry_asewkt)&#13;  VALUES (&#13;    'M24_E',&#13;    'SRID=3946;POLYGON((1379980 5226160,1380000 5226160,1380000 5226140,1379980 5226140,1379980 5226160))');&#13;&#13;INSERT INTO &#13;  batiment (&#13;    id,&#13;    geometry_asewkt)&#13;  VALUES (&#13;    'M24_F',&#13;    'SRID=3946;POLYGON((1380020 5226160,1380040 5226160,1380040 5226140,1380020 5226140,1380020 5226160))');&#13;&#13;INSERT INTO &#13;  batiment (&#13;    id,&#13;    geometry_asewkt)&#13;  VALUES (&#13;    'M24_G',&#13;    'SRID=3946;POLYGON((1379940 5226130,1379960 5226130,1379960 5226110,1379940 5226110,1379940 5226130))');&#13;&#13;INSERT INTO &#13;  batiment (&#13;    id,&#13;    geometry_asewkt)&#13;  VALUES (&#13;    'M24_H',&#13;    'SRID=3946;POLYGON((1379980 5226130,1380000 5226130,1380000 5226110,1379980 5226110,1379980 5226130))');&#13;&#13;INSERT INTO &#13;  batiment (&#13;    id,&#13;    geometry_asewkt)&#13;  VALUES (&#13;    'M24_I',&#13;    'SRID=3946;POLYGON((1380020 5226130,1380040 5226130,1380040 5226110,1380020 5226110,1380020 5226130))');&#13;&#13;INSERT INTO &#13;  bordure (&#13;    id,&#13;    geometry_asewkt)&#13;  VALUES (&#13;    'M24_M',&#13;    'SRID=3946;LINESTRING(1379970 5226190,1379970 5226170,1379970 5226130,1379970 5226110)');&#13;&#13;INSERT INTO &#13;  bordure (&#13;    id,&#13;    geometry_asewkt)&#13;  VALUES (&#13;    'M24_N',&#13;    'SRID=3946;LINESTRING(1380010 5226190,1380010 5226170,1380010 5226130,1380010 5226110)');&#13;&#13;INSERT INTO &#13;  cloture (&#13;    id,&#13;    geometry_asewkt)&#13;  VALUES (&#13;    'M24_O',&#13;    'SRID=3946;LINESTRING(1379920 5226200,1379970 5226170,1380010 5226130,1380060 5226100)');&#13;&#13;INSERT INTO &#13;  cloture (&#13;    id,&#13;    geometry_asewkt)&#13;  VALUES (&#13;    'M24_P',&#13;    'SRID=3946;LINESTRING(1379920 5226200,1379970 5226170,1380010 5226130,1380060 5226100)');&#13;&#13;INSERT INTO &#13;  affleurant (&#13;    id,&#13;    geometry_asewkt)&#13;  VALUES (&#13;    'M24_W',&#13;    'SRID=3946;POINT(1379970 5226170)');&#13;&#13;INSERT INTO &#13;  affleurant (&#13;    id,&#13;    geometry_asewkt)&#13;  VALUES (&#13;    'M24_X',&#13;    'SRID=3946;POINT(1380010 5226170)');&#13;&#13;INSERT INTO &#13;  affleurant (&#13;    id,&#13;    geometry_asewkt)&#13;  VALUES (&#13;    'M24_Y',&#13;    'SRID=3946;POINT(1379970 5226130)');&#13;&#13;INSERT INTO &#13;  affleurant (&#13;    id,&#13;    geometry_asewkt)&#13;  VALUES (&#13;    'M24_Z',&#13;    'SRID=3946;POINT(1380010 5226130)');&#13;&#13;" calcext:value-type="string">
            <text:p>INSERT INTO  <text:s/>case_00140_00100 ( <text:s text:c="3"/>id, <text:s text:c="3"/>geometry_asewkt) <text:s/>VALUES ( <text:s text:c="3"/>'M24', <text:s text:c="3"/>'SRID=3946;POLYGON((1379920 5226200,1380060 5226200,1380060 5226100,1379920 5226100,1379920 5226200))');INSERT INTO  <text:s/>batiment ( <text:s text:c="3"/>id, <text:s text:c="3"/>geometry_asewkt) <text:s/>VALUES ( <text:s text:c="3"/>'M24_A', <text:s text:c="3"/>'SRID=3946;POLYGON((1379940 5226190,1379960 5226190,1379960 5226170,1379940 5226170,1379940 5226190))');INSERT INTO  <text:s/>batiment ( <text:s text:c="3"/>id, <text:s text:c="3"/>geometry_asewkt) <text:s/>VALUES ( <text:s text:c="3"/>'M24_B', <text:s text:c="3"/>'SRID=3946;POLYGON((1379980 5226190,1380000 5226190,1380000 5226170,1379980 5226170,1379980 5226190))');INSERT INTO  <text:s/>batiment ( <text:s text:c="3"/>id, <text:s text:c="3"/>geometry_asewkt) <text:s/>VALUES ( <text:s text:c="3"/>'M24_C', <text:s text:c="3"/>'SRID=3946;POLYGON((1380020 5226190,1380040 5226190,1380040 5226170,1380020 5226170,1380020 5226190))');INSERT INTO  <text:s/>batiment ( <text:s text:c="3"/>id, <text:s text:c="3"/>geometry_asewkt) <text:s/>VALUES ( <text:s text:c="3"/>'M24_D', <text:s text:c="3"/>'SRID=3946;POLYGON((1379940 5226160,1379960 5226160,1379960 5226140,1379940 5226140,1379940 5226160))');INSERT INTO  <text:s/>batiment ( <text:s text:c="3"/>id, <text:s text:c="3"/>geometry_asewkt) <text:s/>VALUES ( <text:s text:c="3"/>'M24_E', <text:s text:c="3"/>'SRID=3946;POLYGON((1379980 5226160,1380000 5226160,1380000 5226140,1379980 5226140,1379980 5226160))');INSERT INTO  <text:s/>batiment ( <text:s text:c="3"/>id, <text:s text:c="3"/>geometry_asewkt) <text:s/>VALUES ( <text:s text:c="3"/>'M24_F', <text:s text:c="3"/>'SRID=3946;POLYGON((1380020 5226160,1380040 5226160,1380040 5226140,1380020 5226140,1380020 5226160))');INSERT INTO  <text:s/>batiment ( <text:s text:c="3"/>id, <text:s text:c="3"/>geometry_asewkt) <text:s/>VALUES ( <text:s text:c="3"/>'M24_G', <text:s text:c="3"/>'SRID=3946;POLYGON((1379940 5226130,1379960 5226130,1379960 5226110,1379940 5226110,1379940 5226130))');INSERT INTO  <text:s/>batiment ( <text:s text:c="3"/>id, <text:s text:c="3"/>geometry_asewkt) <text:s/>VALUES ( <text:s text:c="3"/>'M24_H', <text:s text:c="3"/>'SRID=3946;POLYGON((1379980 5226130,1380000 5226130,1380000 5226110,1379980 5226110,1379980 5226130))');INSERT INTO  <text:s/>batiment ( <text:s text:c="3"/>id, <text:s text:c="3"/>geometry_asewkt) <text:s/>VALUES ( <text:s text:c="3"/>'M24_I', <text:s text:c="3"/>'SRID=3946;POLYGON((1380020 5226130,1380040 5226130,1380040 5226110,1380020 5226110,1380020 5226130))');INSERT INTO  <text:s/>bordure ( <text:s text:c="3"/>id, <text:s text:c="3"/>geometry_asewkt) <text:s/>VALUES ( <text:s text:c="3"/>'M24_M', <text:s text:c="3"/>'SRID=3946;LINESTRING(1379970 5226190,1379970 5226170,1379970 5226130,1379970 5226110)');INSERT INTO  <text:s/>bordure ( <text:s text:c="3"/>id, <text:s text:c="3"/>geometry_asewkt) <text:s/>VALUES ( <text:s text:c="3"/>'M24_N', <text:s text:c="3"/>'SRID=3946;LINESTRING(1380010 5226190,1380010 5226170,1380010 5226130,1380010 5226110)');INSERT INTO  <text:s/>cloture ( <text:s text:c="3"/>id, <text:s text:c="3"/>geometry_asewkt) <text:s/>VALUES ( <text:s text:c="3"/>'M24_O', <text:s text:c="3"/>'SRID=3946;LINESTRING(1379920 5226200,1379970 5226170,1380010 5226130,1380060 5226100)');INSERT INTO  <text:s/>cloture ( <text:s text:c="3"/>id, <text:s text:c="3"/>geometry_asewkt) <text:s/>VALUES ( <text:s text:c="3"/>'M24_P', <text:s text:c="3"/>'SRID=3946;LINESTRING(1379920 5226200,1379970 5226170,1380010 5226130,1380060 5226100)');INSERT INTO  <text:s/>affleurant ( <text:s text:c="3"/>id, <text:s text:c="3"/>geometry_asewkt) <text:s/>VALUES ( <text:s text:c="3"/>'M24_W', <text:s text:c="3"/>'SRID=3946;POINT(1379970 5226170)');INSERT INTO  <text:s/>affleurant ( <text:s text:c="3"/>id, <text:s text:c="3"/>geometry_asewkt) <text:s/>VALUES ( <text:s text:c="3"/>'M24_X', <text:s text:c="3"/>'SRID=3946;POINT(1380010 5226170)');INSERT INTO  <text:s/>affleurant ( <text:s text:c="3"/>id, <text:s text:c="3"/>geometry_asewkt) <text:s/>VALUES ( <text:s text:c="3"/>'M24_Y', <text:s text:c="3"/>'SRID=3946;POINT(1379970 5226130)');INSERT INTO  <text:s/>affleurant ( <text:s text:c="3"/>id, <text:s text:c="3"/>geometry_asewkt) <text:s/>VALUES ( <text:s text:c="3"/>'M24_Z', <text:s text:c="3"/>'SRID=3946;POINT(1380010 5226130)');</text:p>
          </table:table-cell>
        </table:table-row>
        <table:table-row table:style-name="ro1">
          <table:table-cell table:formula="of:=CONCATENATE([case_00140_00100.J12];[batiment.CM12];[bordure.U12];[mur.U12];[affleurant.Q12])" office:value-type="string" office:string-value="INSERT INTO &#13;  case_00140_00100 (&#13;    id,&#13;    geometry_asewkt)&#13;  VALUES (&#13;    'M25',&#13;    'SRID=3946;POLYGON((1380060 5226200,1380200 5226200,1380200 5226100,1380060 5226100,1380060 5226200))');&#13;INSERT INTO &#13;  batiment (&#13;    id,&#13;    geometry_asewkt)&#13;  VALUES (&#13;    'M25_A',&#13;    'SRID=3946;POLYGON((1380080 5226190,1380100 5226190,1380100 5226170,1380080 5226170,1380080 5226190))');&#13;&#13;INSERT INTO &#13;  batiment (&#13;    id,&#13;    geometry_asewkt)&#13;  VALUES (&#13;    'M25_B',&#13;    'SRID=3946;POLYGON((1380120 5226190,1380140 5226190,1380140 5226170,1380120 5226170,1380120 5226190))');&#13;&#13;INSERT INTO &#13;  batiment (&#13;    id,&#13;    geometry_asewkt)&#13;  VALUES (&#13;    'M25_C',&#13;    'SRID=3946;POLYGON((1380160 5226190,1380180 5226190,1380180 5226170,1380160 5226170,1380160 5226190))');&#13;&#13;INSERT INTO &#13;  batiment (&#13;    id,&#13;    geometry_asewkt)&#13;  VALUES (&#13;    'M25_D',&#13;    'SRID=3946;POLYGON((1380080 5226160,1380100 5226160,1380100 5226140,1380080 5226140,1380080 5226160))');&#13;&#13;INSERT INTO &#13;  batiment (&#13;    id,&#13;    geometry_asewkt)&#13;  VALUES (&#13;    'M25_E',&#13;    'SRID=3946;POLYGON((1380120 5226160,1380140 5226160,1380140 5226140,1380120 5226140,1380120 5226160))');&#13;&#13;INSERT INTO &#13;  batiment (&#13;    id,&#13;    geometry_asewkt)&#13;  VALUES (&#13;    'M25_F',&#13;    'SRID=3946;POLYGON((1380160 5226160,1380180 5226160,1380180 5226140,1380160 5226140,1380160 5226160))');&#13;&#13;INSERT INTO &#13;  batiment (&#13;    id,&#13;    geometry_asewkt)&#13;  VALUES (&#13;    'M25_G',&#13;    'SRID=3946;POLYGON((1380080 5226130,1380100 5226130,1380100 5226110,1380080 5226110,1380080 5226130))');&#13;&#13;INSERT INTO &#13;  batiment (&#13;    id,&#13;    geometry_asewkt)&#13;  VALUES (&#13;    'M25_H',&#13;    'SRID=3946;POLYGON((1380120 5226130,1380140 5226130,1380140 5226110,1380120 5226110,1380120 5226130))');&#13;&#13;INSERT INTO &#13;  batiment (&#13;    id,&#13;    geometry_asewkt)&#13;  VALUES (&#13;    'M25_I',&#13;    'SRID=3946;POLYGON((1380160 5226130,1380180 5226130,1380180 5226110,1380160 5226110,1380160 5226130))');&#13;&#13;INSERT INTO &#13;  bordure (&#13;    id,&#13;    geometry_asewkt)&#13;  VALUES (&#13;    'M25_M',&#13;    'SRID=3946;LINESTRING(1380110 5226190,1380110 5226170,1380110 5226130,1380110 5226110)');&#13;&#13;INSERT INTO &#13;  bordure (&#13;    id,&#13;    geometry_asewkt)&#13;  VALUES (&#13;    'M25_N',&#13;    'SRID=3946;LINESTRING(1380150 5226190,1380150 5226170,1380150 5226130,1380150 5226110)');&#13;&#13;INSERT INTO &#13;  cloture (&#13;    id,&#13;    geometry_asewkt)&#13;  VALUES (&#13;    'M25_O',&#13;    'SRID=3946;LINESTRING(1380060 5226200,1380110 5226170,1380150 5226130,1380200 5226100)');&#13;&#13;INSERT INTO &#13;  cloture (&#13;    id,&#13;    geometry_asewkt)&#13;  VALUES (&#13;    'M25_P',&#13;    'SRID=3946;LINESTRING(1380060 5226200,1380110 5226170,1380150 5226130,1380200 5226100)');&#13;&#13;INSERT INTO &#13;  affleurant (&#13;    id,&#13;    geometry_asewkt)&#13;  VALUES (&#13;    'M25_W',&#13;    'SRID=3946;POINT(1380110 5226170)');&#13;&#13;INSERT INTO &#13;  affleurant (&#13;    id,&#13;    geometry_asewkt)&#13;  VALUES (&#13;    'M25_X',&#13;    'SRID=3946;POINT(1380150 5226170)');&#13;&#13;INSERT INTO &#13;  affleurant (&#13;    id,&#13;    geometry_asewkt)&#13;  VALUES (&#13;    'M25_Y',&#13;    'SRID=3946;POINT(1380110 5226130)');&#13;&#13;INSERT INTO &#13;  affleurant (&#13;    id,&#13;    geometry_asewkt)&#13;  VALUES (&#13;    'M25_Z',&#13;    'SRID=3946;POINT(1380150 5226130)');&#13;&#13;" calcext:value-type="string">
            <text:p>INSERT INTO  <text:s/>case_00140_00100 ( <text:s text:c="3"/>id, <text:s text:c="3"/>geometry_asewkt) <text:s/>VALUES ( <text:s text:c="3"/>'M25', <text:s text:c="3"/>'SRID=3946;POLYGON((1380060 5226200,1380200 5226200,1380200 5226100,1380060 5226100,1380060 5226200))');INSERT INTO  <text:s/>batiment ( <text:s text:c="3"/>id, <text:s text:c="3"/>geometry_asewkt) <text:s/>VALUES ( <text:s text:c="3"/>'M25_A', <text:s text:c="3"/>'SRID=3946;POLYGON((1380080 5226190,1380100 5226190,1380100 5226170,1380080 5226170,1380080 5226190))');INSERT INTO  <text:s/>batiment ( <text:s text:c="3"/>id, <text:s text:c="3"/>geometry_asewkt) <text:s/>VALUES ( <text:s text:c="3"/>'M25_B', <text:s text:c="3"/>'SRID=3946;POLYGON((1380120 5226190,1380140 5226190,1380140 5226170,1380120 5226170,1380120 5226190))');INSERT INTO  <text:s/>batiment ( <text:s text:c="3"/>id, <text:s text:c="3"/>geometry_asewkt) <text:s/>VALUES ( <text:s text:c="3"/>'M25_C', <text:s text:c="3"/>'SRID=3946;POLYGON((1380160 5226190,1380180 5226190,1380180 5226170,1380160 5226170,1380160 5226190))');INSERT INTO  <text:s/>batiment ( <text:s text:c="3"/>id, <text:s text:c="3"/>geometry_asewkt) <text:s/>VALUES ( <text:s text:c="3"/>'M25_D', <text:s text:c="3"/>'SRID=3946;POLYGON((1380080 5226160,1380100 5226160,1380100 5226140,1380080 5226140,1380080 5226160))');INSERT INTO  <text:s/>batiment ( <text:s text:c="3"/>id, <text:s text:c="3"/>geometry_asewkt) <text:s/>VALUES ( <text:s text:c="3"/>'M25_E', <text:s text:c="3"/>'SRID=3946;POLYGON((1380120 5226160,1380140 5226160,1380140 5226140,1380120 5226140,1380120 5226160))');INSERT INTO  <text:s/>batiment ( <text:s text:c="3"/>id, <text:s text:c="3"/>geometry_asewkt) <text:s/>VALUES ( <text:s text:c="3"/>'M25_F', <text:s text:c="3"/>'SRID=3946;POLYGON((1380160 5226160,1380180 5226160,1380180 5226140,1380160 5226140,1380160 5226160))');INSERT INTO  <text:s/>batiment ( <text:s text:c="3"/>id, <text:s text:c="3"/>geometry_asewkt) <text:s/>VALUES ( <text:s text:c="3"/>'M25_G', <text:s text:c="3"/>'SRID=3946;POLYGON((1380080 5226130,1380100 5226130,1380100 5226110,1380080 5226110,1380080 5226130))');INSERT INTO  <text:s/>batiment ( <text:s text:c="3"/>id, <text:s text:c="3"/>geometry_asewkt) <text:s/>VALUES ( <text:s text:c="3"/>'M25_H', <text:s text:c="3"/>'SRID=3946;POLYGON((1380120 5226130,1380140 5226130,1380140 5226110,1380120 5226110,1380120 5226130))');INSERT INTO  <text:s/>batiment ( <text:s text:c="3"/>id, <text:s text:c="3"/>geometry_asewkt) <text:s/>VALUES ( <text:s text:c="3"/>'M25_I', <text:s text:c="3"/>'SRID=3946;POLYGON((1380160 5226130,1380180 5226130,1380180 5226110,1380160 5226110,1380160 5226130))');INSERT INTO  <text:s/>bordure ( <text:s text:c="3"/>id, <text:s text:c="3"/>geometry_asewkt) <text:s/>VALUES ( <text:s text:c="3"/>'M25_M', <text:s text:c="3"/>'SRID=3946;LINESTRING(1380110 5226190,1380110 5226170,1380110 5226130,1380110 5226110)');INSERT INTO  <text:s/>bordure ( <text:s text:c="3"/>id, <text:s text:c="3"/>geometry_asewkt) <text:s/>VALUES ( <text:s text:c="3"/>'M25_N', <text:s text:c="3"/>'SRID=3946;LINESTRING(1380150 5226190,1380150 5226170,1380150 5226130,1380150 5226110)');INSERT INTO  <text:s/>cloture ( <text:s text:c="3"/>id, <text:s text:c="3"/>geometry_asewkt) <text:s/>VALUES ( <text:s text:c="3"/>'M25_O', <text:s text:c="3"/>'SRID=3946;LINESTRING(1380060 5226200,1380110 5226170,1380150 5226130,1380200 5226100)');INSERT INTO  <text:s/>cloture ( <text:s text:c="3"/>id, <text:s text:c="3"/>geometry_asewkt) <text:s/>VALUES ( <text:s text:c="3"/>'M25_P', <text:s text:c="3"/>'SRID=3946;LINESTRING(1380060 5226200,1380110 5226170,1380150 5226130,1380200 5226100)');INSERT INTO  <text:s/>affleurant ( <text:s text:c="3"/>id, <text:s text:c="3"/>geometry_asewkt) <text:s/>VALUES ( <text:s text:c="3"/>'M25_W', <text:s text:c="3"/>'SRID=3946;POINT(1380110 5226170)');INSERT INTO  <text:s/>affleurant ( <text:s text:c="3"/>id, <text:s text:c="3"/>geometry_asewkt) <text:s/>VALUES ( <text:s text:c="3"/>'M25_X', <text:s text:c="3"/>'SRID=3946;POINT(1380150 5226170)');INSERT INTO  <text:s/>affleurant ( <text:s text:c="3"/>id, <text:s text:c="3"/>geometry_asewkt) <text:s/>VALUES ( <text:s text:c="3"/>'M25_Y', <text:s text:c="3"/>'SRID=3946;POINT(1380110 5226130)');INSERT INTO  <text:s/>affleurant ( <text:s text:c="3"/>id, <text:s text:c="3"/>geometry_asewkt) <text:s/>VALUES ( <text:s text:c="3"/>'M25_Z', <text:s text:c="3"/>'SRID=3946;POINT(1380150 5226130)');</text:p>
          </table:table-cell>
        </table:table-row>
        <table:table-row table:style-name="ro1">
          <table:table-cell table:formula="of:=CONCATENATE([case_00140_00100.J13];[batiment.CM13];[bordure.U13];[mur.U13];[affleurant.Q13])" office:value-type="string" office:string-value="INSERT INTO &#13;  case_00140_00100 (&#13;    id,&#13;    geometry_asewkt)&#13;  VALUES (&#13;    'M31',&#13;    'SRID=3946;POLYGON((1379500 5226100,1379640 5226100,1379640 5226000,1379500 5226000,1379500 5226100))');&#13;INSERT INTO &#13;  batiment (&#13;    id,&#13;    geometry_asewkt)&#13;  VALUES (&#13;    'M31_A',&#13;    'SRID=3946;POLYGON((1379520 5226090,1379540 5226090,1379540 5226070,1379520 5226070,1379520 5226090))');&#13;&#13;INSERT INTO &#13;  batiment (&#13;    id,&#13;    geometry_asewkt)&#13;  VALUES (&#13;    'M31_B',&#13;    'SRID=3946;POLYGON((1379560 5226090,1379580 5226090,1379580 5226070,1379560 5226070,1379560 5226090))');&#13;&#13;INSERT INTO &#13;  batiment (&#13;    id,&#13;    geometry_asewkt)&#13;  VALUES (&#13;    'M31_C',&#13;    'SRID=3946;POLYGON((1379600 5226090,1379620 5226090,1379620 5226070,1379600 5226070,1379600 5226090))');&#13;&#13;INSERT INTO &#13;  batiment (&#13;    id,&#13;    geometry_asewkt)&#13;  VALUES (&#13;    'M31_D',&#13;    'SRID=3946;POLYGON((1379520 5226060,1379540 5226060,1379540 5226040,1379520 5226040,1379520 5226060))');&#13;&#13;INSERT INTO &#13;  batiment (&#13;    id,&#13;    geometry_asewkt)&#13;  VALUES (&#13;    'M31_E',&#13;    'SRID=3946;POLYGON((1379560 5226060,1379580 5226060,1379580 5226040,1379560 5226040,1379560 5226060))');&#13;&#13;INSERT INTO &#13;  batiment (&#13;    id,&#13;    geometry_asewkt)&#13;  VALUES (&#13;    'M31_F',&#13;    'SRID=3946;POLYGON((1379600 5226060,1379620 5226060,1379620 5226040,1379600 5226040,1379600 5226060))');&#13;&#13;INSERT INTO &#13;  batiment (&#13;    id,&#13;    geometry_asewkt)&#13;  VALUES (&#13;    'M31_G',&#13;    'SRID=3946;POLYGON((1379520 5226030,1379540 5226030,1379540 5226010,1379520 5226010,1379520 5226030))');&#13;&#13;INSERT INTO &#13;  batiment (&#13;    id,&#13;    geometry_asewkt)&#13;  VALUES (&#13;    'M31_H',&#13;    'SRID=3946;POLYGON((1379560 5226030,1379580 5226030,1379580 5226010,1379560 5226010,1379560 5226030))');&#13;&#13;INSERT INTO &#13;  batiment (&#13;    id,&#13;    geometry_asewkt)&#13;  VALUES (&#13;    'M31_I',&#13;    'SRID=3946;POLYGON((1379600 5226030,1379620 5226030,1379620 5226010,1379600 5226010,1379600 5226030))');&#13;&#13;INSERT INTO &#13;  bordure (&#13;    id,&#13;    geometry_asewkt)&#13;  VALUES (&#13;    'M31_M',&#13;    'SRID=3946;LINESTRING(1379550 5226090,1379550 5226070,1379550 5226030,1379550 5226010)');&#13;&#13;INSERT INTO &#13;  bordure (&#13;    id,&#13;    geometry_asewkt)&#13;  VALUES (&#13;    'M31_N',&#13;    'SRID=3946;LINESTRING(1379590 5226090,1379590 5226070,1379590 5226030,1379590 5226010)');&#13;&#13;INSERT INTO &#13;  cloture (&#13;    id,&#13;    geometry_asewkt)&#13;  VALUES (&#13;    'M31_O',&#13;    'SRID=3946;LINESTRING(1379500 5226100,1379550 5226070,1379590 5226030,1379640 5226000)');&#13;&#13;INSERT INTO &#13;  cloture (&#13;    id,&#13;    geometry_asewkt)&#13;  VALUES (&#13;    'M31_P',&#13;    'SRID=3946;LINESTRING(1379500 5226100,1379550 5226070,1379590 5226030,1379640 5226000)');&#13;&#13;INSERT INTO &#13;  affleurant (&#13;    id,&#13;    geometry_asewkt)&#13;  VALUES (&#13;    'M31_W',&#13;    'SRID=3946;POINT(1379550 5226070)');&#13;&#13;INSERT INTO &#13;  affleurant (&#13;    id,&#13;    geometry_asewkt)&#13;  VALUES (&#13;    'M31_X',&#13;    'SRID=3946;POINT(1379590 5226070)');&#13;&#13;INSERT INTO &#13;  affleurant (&#13;    id,&#13;    geometry_asewkt)&#13;  VALUES (&#13;    'M31_Y',&#13;    'SRID=3946;POINT(1379550 5226030)');&#13;&#13;INSERT INTO &#13;  affleurant (&#13;    id,&#13;    geometry_asewkt)&#13;  VALUES (&#13;    'M31_Z',&#13;    'SRID=3946;POINT(1379590 5226030)');&#13;&#13;" calcext:value-type="string">
            <text:p>INSERT INTO  <text:s/>case_00140_00100 ( <text:s text:c="3"/>id, <text:s text:c="3"/>geometry_asewkt) <text:s/>VALUES ( <text:s text:c="3"/>'M31', <text:s text:c="3"/>'SRID=3946;POLYGON((1379500 5226100,1379640 5226100,1379640 5226000,1379500 5226000,1379500 5226100))');INSERT INTO  <text:s/>batiment ( <text:s text:c="3"/>id, <text:s text:c="3"/>geometry_asewkt) <text:s/>VALUES ( <text:s text:c="3"/>'M31_A', <text:s text:c="3"/>'SRID=3946;POLYGON((1379520 5226090,1379540 5226090,1379540 5226070,1379520 5226070,1379520 5226090))');INSERT INTO  <text:s/>batiment ( <text:s text:c="3"/>id, <text:s text:c="3"/>geometry_asewkt) <text:s/>VALUES ( <text:s text:c="3"/>'M31_B', <text:s text:c="3"/>'SRID=3946;POLYGON((1379560 5226090,1379580 5226090,1379580 5226070,1379560 5226070,1379560 5226090))');INSERT INTO  <text:s/>batiment ( <text:s text:c="3"/>id, <text:s text:c="3"/>geometry_asewkt) <text:s/>VALUES ( <text:s text:c="3"/>'M31_C', <text:s text:c="3"/>'SRID=3946;POLYGON((1379600 5226090,1379620 5226090,1379620 5226070,1379600 5226070,1379600 5226090))');INSERT INTO  <text:s/>batiment ( <text:s text:c="3"/>id, <text:s text:c="3"/>geometry_asewkt) <text:s/>VALUES ( <text:s text:c="3"/>'M31_D', <text:s text:c="3"/>'SRID=3946;POLYGON((1379520 5226060,1379540 5226060,1379540 5226040,1379520 5226040,1379520 5226060))');INSERT INTO  <text:s/>batiment ( <text:s text:c="3"/>id, <text:s text:c="3"/>geometry_asewkt) <text:s/>VALUES ( <text:s text:c="3"/>'M31_E', <text:s text:c="3"/>'SRID=3946;POLYGON((1379560 5226060,1379580 5226060,1379580 5226040,1379560 5226040,1379560 5226060))');INSERT INTO  <text:s/>batiment ( <text:s text:c="3"/>id, <text:s text:c="3"/>geometry_asewkt) <text:s/>VALUES ( <text:s text:c="3"/>'M31_F', <text:s text:c="3"/>'SRID=3946;POLYGON((1379600 5226060,1379620 5226060,1379620 5226040,1379600 5226040,1379600 5226060))');INSERT INTO  <text:s/>batiment ( <text:s text:c="3"/>id, <text:s text:c="3"/>geometry_asewkt) <text:s/>VALUES ( <text:s text:c="3"/>'M31_G', <text:s text:c="3"/>'SRID=3946;POLYGON((1379520 5226030,1379540 5226030,1379540 5226010,1379520 5226010,1379520 5226030))');INSERT INTO  <text:s/>batiment ( <text:s text:c="3"/>id, <text:s text:c="3"/>geometry_asewkt) <text:s/>VALUES ( <text:s text:c="3"/>'M31_H', <text:s text:c="3"/>'SRID=3946;POLYGON((1379560 5226030,1379580 5226030,1379580 5226010,1379560 5226010,1379560 5226030))');INSERT INTO  <text:s/>batiment ( <text:s text:c="3"/>id, <text:s text:c="3"/>geometry_asewkt) <text:s/>VALUES ( <text:s text:c="3"/>'M31_I', <text:s text:c="3"/>'SRID=3946;POLYGON((1379600 5226030,1379620 5226030,1379620 5226010,1379600 5226010,1379600 5226030))');INSERT INTO  <text:s/>bordure ( <text:s text:c="3"/>id, <text:s text:c="3"/>geometry_asewkt) <text:s/>VALUES ( <text:s text:c="3"/>'M31_M', <text:s text:c="3"/>'SRID=3946;LINESTRING(1379550 5226090,1379550 5226070,1379550 5226030,1379550 5226010)');INSERT INTO  <text:s/>bordure ( <text:s text:c="3"/>id, <text:s text:c="3"/>geometry_asewkt) <text:s/>VALUES ( <text:s text:c="3"/>'M31_N', <text:s text:c="3"/>'SRID=3946;LINESTRING(1379590 5226090,1379590 5226070,1379590 5226030,1379590 5226010)');INSERT INTO  <text:s/>cloture ( <text:s text:c="3"/>id, <text:s text:c="3"/>geometry_asewkt) <text:s/>VALUES ( <text:s text:c="3"/>'M31_O', <text:s text:c="3"/>'SRID=3946;LINESTRING(1379500 5226100,1379550 5226070,1379590 5226030,1379640 5226000)');INSERT INTO  <text:s/>cloture ( <text:s text:c="3"/>id, <text:s text:c="3"/>geometry_asewkt) <text:s/>VALUES ( <text:s text:c="3"/>'M31_P', <text:s text:c="3"/>'SRID=3946;LINESTRING(1379500 5226100,1379550 5226070,1379590 5226030,1379640 5226000)');INSERT INTO  <text:s/>affleurant ( <text:s text:c="3"/>id, <text:s text:c="3"/>geometry_asewkt) <text:s/>VALUES ( <text:s text:c="3"/>'M31_W', <text:s text:c="3"/>'SRID=3946;POINT(1379550 5226070)');INSERT INTO  <text:s/>affleurant ( <text:s text:c="3"/>id, <text:s text:c="3"/>geometry_asewkt) <text:s/>VALUES ( <text:s text:c="3"/>'M31_X', <text:s text:c="3"/>'SRID=3946;POINT(1379590 5226070)');INSERT INTO  <text:s/>affleurant ( <text:s text:c="3"/>id, <text:s text:c="3"/>geometry_asewkt) <text:s/>VALUES ( <text:s text:c="3"/>'M31_Y', <text:s text:c="3"/>'SRID=3946;POINT(1379550 5226030)');INSERT INTO  <text:s/>affleurant ( <text:s text:c="3"/>id, <text:s text:c="3"/>geometry_asewkt) <text:s/>VALUES ( <text:s text:c="3"/>'M31_Z', <text:s text:c="3"/>'SRID=3946;POINT(1379590 5226030)');</text:p>
          </table:table-cell>
        </table:table-row>
        <table:table-row table:style-name="ro1">
          <table:table-cell table:formula="of:=CONCATENATE([case_00140_00100.J14];[batiment.CM14];[bordure.U14];[mur.U14];[affleurant.Q14])" office:value-type="string" office:string-value="INSERT INTO &#13;  case_00140_00100 (&#13;    id,&#13;    geometry_asewkt)&#13;  VALUES (&#13;    'M32',&#13;    'SRID=3946;POLYGON((1379640 5226100,1379780 5226100,1379780 5226000,1379640 5226000,1379640 5226100))');&#13;INSERT INTO &#13;  batiment (&#13;    id,&#13;    geometry_asewkt)&#13;  VALUES (&#13;    'M32_A',&#13;    'SRID=3946;POLYGON((1379660 5226090,1379680 5226090,1379680 5226070,1379660 5226070,1379660 5226090))');&#13;&#13;INSERT INTO &#13;  batiment (&#13;    id,&#13;    geometry_asewkt)&#13;  VALUES (&#13;    'M32_B',&#13;    'SRID=3946;POLYGON((1379700 5226090,1379720 5226090,1379720 5226070,1379700 5226070,1379700 5226090))');&#13;&#13;INSERT INTO &#13;  batiment (&#13;    id,&#13;    geometry_asewkt)&#13;  VALUES (&#13;    'M32_C',&#13;    'SRID=3946;POLYGON((1379740 5226090,1379760 5226090,1379760 5226070,1379740 5226070,1379740 5226090))');&#13;&#13;INSERT INTO &#13;  batiment (&#13;    id,&#13;    geometry_asewkt)&#13;  VALUES (&#13;    'M32_D',&#13;    'SRID=3946;POLYGON((1379660 5226060,1379680 5226060,1379680 5226040,1379660 5226040,1379660 5226060))');&#13;&#13;INSERT INTO &#13;  batiment (&#13;    id,&#13;    geometry_asewkt)&#13;  VALUES (&#13;    'M32_E',&#13;    'SRID=3946;POLYGON((1379700 5226060,1379720 5226060,1379720 5226040,1379700 5226040,1379700 5226060))');&#13;&#13;INSERT INTO &#13;  batiment (&#13;    id,&#13;    geometry_asewkt)&#13;  VALUES (&#13;    'M32_F',&#13;    'SRID=3946;POLYGON((1379740 5226060,1379760 5226060,1379760 5226040,1379740 5226040,1379740 5226060))');&#13;&#13;INSERT INTO &#13;  batiment (&#13;    id,&#13;    geometry_asewkt)&#13;  VALUES (&#13;    'M32_G',&#13;    'SRID=3946;POLYGON((1379660 5226030,1379680 5226030,1379680 5226010,1379660 5226010,1379660 5226030))');&#13;&#13;INSERT INTO &#13;  batiment (&#13;    id,&#13;    geometry_asewkt)&#13;  VALUES (&#13;    'M32_H',&#13;    'SRID=3946;POLYGON((1379700 5226030,1379720 5226030,1379720 5226010,1379700 5226010,1379700 5226030))');&#13;&#13;INSERT INTO &#13;  batiment (&#13;    id,&#13;    geometry_asewkt)&#13;  VALUES (&#13;    'M32_I',&#13;    'SRID=3946;POLYGON((1379740 5226030,1379760 5226030,1379760 5226010,1379740 5226010,1379740 5226030))');&#13;&#13;INSERT INTO &#13;  bordure (&#13;    id,&#13;    geometry_asewkt)&#13;  VALUES (&#13;    'M32_M',&#13;    'SRID=3946;LINESTRING(1379690 5226090,1379690 5226070,1379690 5226030,1379690 5226010)');&#13;&#13;INSERT INTO &#13;  bordure (&#13;    id,&#13;    geometry_asewkt)&#13;  VALUES (&#13;    'M32_N',&#13;    'SRID=3946;LINESTRING(1379730 5226090,1379730 5226070,1379730 5226030,1379730 5226010)');&#13;&#13;INSERT INTO &#13;  cloture (&#13;    id,&#13;    geometry_asewkt)&#13;  VALUES (&#13;    'M32_O',&#13;    'SRID=3946;LINESTRING(1379640 5226100,1379690 5226070,1379730 5226030,1379780 5226000)');&#13;&#13;INSERT INTO &#13;  cloture (&#13;    id,&#13;    geometry_asewkt)&#13;  VALUES (&#13;    'M32_P',&#13;    'SRID=3946;LINESTRING(1379640 5226100,1379690 5226070,1379730 5226030,1379780 5226000)');&#13;&#13;INSERT INTO &#13;  affleurant (&#13;    id,&#13;    geometry_asewkt)&#13;  VALUES (&#13;    'M32_W',&#13;    'SRID=3946;POINT(1379690 5226070)');&#13;&#13;INSERT INTO &#13;  affleurant (&#13;    id,&#13;    geometry_asewkt)&#13;  VALUES (&#13;    'M32_X',&#13;    'SRID=3946;POINT(1379730 5226070)');&#13;&#13;INSERT INTO &#13;  affleurant (&#13;    id,&#13;    geometry_asewkt)&#13;  VALUES (&#13;    'M32_Y',&#13;    'SRID=3946;POINT(1379690 5226030)');&#13;&#13;INSERT INTO &#13;  affleurant (&#13;    id,&#13;    geometry_asewkt)&#13;  VALUES (&#13;    'M32_Z',&#13;    'SRID=3946;POINT(1379730 5226030)');&#13;&#13;" calcext:value-type="string">
            <text:p>INSERT INTO  <text:s/>case_00140_00100 ( <text:s text:c="3"/>id, <text:s text:c="3"/>geometry_asewkt) <text:s/>VALUES ( <text:s text:c="3"/>'M32', <text:s text:c="3"/>'SRID=3946;POLYGON((1379640 5226100,1379780 5226100,1379780 5226000,1379640 5226000,1379640 5226100))');INSERT INTO  <text:s/>batiment ( <text:s text:c="3"/>id, <text:s text:c="3"/>geometry_asewkt) <text:s/>VALUES ( <text:s text:c="3"/>'M32_A', <text:s text:c="3"/>'SRID=3946;POLYGON((1379660 5226090,1379680 5226090,1379680 5226070,1379660 5226070,1379660 5226090))');INSERT INTO  <text:s/>batiment ( <text:s text:c="3"/>id, <text:s text:c="3"/>geometry_asewkt) <text:s/>VALUES ( <text:s text:c="3"/>'M32_B', <text:s text:c="3"/>'SRID=3946;POLYGON((1379700 5226090,1379720 5226090,1379720 5226070,1379700 5226070,1379700 5226090))');INSERT INTO  <text:s/>batiment ( <text:s text:c="3"/>id, <text:s text:c="3"/>geometry_asewkt) <text:s/>VALUES ( <text:s text:c="3"/>'M32_C', <text:s text:c="3"/>'SRID=3946;POLYGON((1379740 5226090,1379760 5226090,1379760 5226070,1379740 5226070,1379740 5226090))');INSERT INTO  <text:s/>batiment ( <text:s text:c="3"/>id, <text:s text:c="3"/>geometry_asewkt) <text:s/>VALUES ( <text:s text:c="3"/>'M32_D', <text:s text:c="3"/>'SRID=3946;POLYGON((1379660 5226060,1379680 5226060,1379680 5226040,1379660 5226040,1379660 5226060))');INSERT INTO  <text:s/>batiment ( <text:s text:c="3"/>id, <text:s text:c="3"/>geometry_asewkt) <text:s/>VALUES ( <text:s text:c="3"/>'M32_E', <text:s text:c="3"/>'SRID=3946;POLYGON((1379700 5226060,1379720 5226060,1379720 5226040,1379700 5226040,1379700 5226060))');INSERT INTO  <text:s/>batiment ( <text:s text:c="3"/>id, <text:s text:c="3"/>geometry_asewkt) <text:s/>VALUES ( <text:s text:c="3"/>'M32_F', <text:s text:c="3"/>'SRID=3946;POLYGON((1379740 5226060,1379760 5226060,1379760 5226040,1379740 5226040,1379740 5226060))');INSERT INTO  <text:s/>batiment ( <text:s text:c="3"/>id, <text:s text:c="3"/>geometry_asewkt) <text:s/>VALUES ( <text:s text:c="3"/>'M32_G', <text:s text:c="3"/>'SRID=3946;POLYGON((1379660 5226030,1379680 5226030,1379680 5226010,1379660 5226010,1379660 5226030))');INSERT INTO  <text:s/>batiment ( <text:s text:c="3"/>id, <text:s text:c="3"/>geometry_asewkt) <text:s/>VALUES ( <text:s text:c="3"/>'M32_H', <text:s text:c="3"/>'SRID=3946;POLYGON((1379700 5226030,1379720 5226030,1379720 5226010,1379700 5226010,1379700 5226030))');INSERT INTO  <text:s/>batiment ( <text:s text:c="3"/>id, <text:s text:c="3"/>geometry_asewkt) <text:s/>VALUES ( <text:s text:c="3"/>'M32_I', <text:s text:c="3"/>'SRID=3946;POLYGON((1379740 5226030,1379760 5226030,1379760 5226010,1379740 5226010,1379740 5226030))');INSERT INTO  <text:s/>bordure ( <text:s text:c="3"/>id, <text:s text:c="3"/>geometry_asewkt) <text:s/>VALUES ( <text:s text:c="3"/>'M32_M', <text:s text:c="3"/>'SRID=3946;LINESTRING(1379690 5226090,1379690 5226070,1379690 5226030,1379690 5226010)');INSERT INTO  <text:s/>bordure ( <text:s text:c="3"/>id, <text:s text:c="3"/>geometry_asewkt) <text:s/>VALUES ( <text:s text:c="3"/>'M32_N', <text:s text:c="3"/>'SRID=3946;LINESTRING(1379730 5226090,1379730 5226070,1379730 5226030,1379730 5226010)');INSERT INTO  <text:s/>cloture ( <text:s text:c="3"/>id, <text:s text:c="3"/>geometry_asewkt) <text:s/>VALUES ( <text:s text:c="3"/>'M32_O', <text:s text:c="3"/>'SRID=3946;LINESTRING(1379640 5226100,1379690 5226070,1379730 5226030,1379780 5226000)');INSERT INTO  <text:s/>cloture ( <text:s text:c="3"/>id, <text:s text:c="3"/>geometry_asewkt) <text:s/>VALUES ( <text:s text:c="3"/>'M32_P', <text:s text:c="3"/>'SRID=3946;LINESTRING(1379640 5226100,1379690 5226070,1379730 5226030,1379780 5226000)');INSERT INTO  <text:s/>affleurant ( <text:s text:c="3"/>id, <text:s text:c="3"/>geometry_asewkt) <text:s/>VALUES ( <text:s text:c="3"/>'M32_W', <text:s text:c="3"/>'SRID=3946;POINT(1379690 5226070)');INSERT INTO  <text:s/>affleurant ( <text:s text:c="3"/>id, <text:s text:c="3"/>geometry_asewkt) <text:s/>VALUES ( <text:s text:c="3"/>'M32_X', <text:s text:c="3"/>'SRID=3946;POINT(1379730 5226070)');INSERT INTO  <text:s/>affleurant ( <text:s text:c="3"/>id, <text:s text:c="3"/>geometry_asewkt) <text:s/>VALUES ( <text:s text:c="3"/>'M32_Y', <text:s text:c="3"/>'SRID=3946;POINT(1379690 5226030)');INSERT INTO  <text:s/>affleurant ( <text:s text:c="3"/>id, <text:s text:c="3"/>geometry_asewkt) <text:s/>VALUES ( <text:s text:c="3"/>'M32_Z', <text:s text:c="3"/>'SRID=3946;POINT(1379730 5226030)');</text:p>
          </table:table-cell>
        </table:table-row>
        <table:table-row table:style-name="ro1">
          <table:table-cell table:formula="of:=CONCATENATE([case_00140_00100.J15];[batiment.CM15];[bordure.U15];[mur.U15];[affleurant.Q15])" office:value-type="string" office:string-value="INSERT INTO &#13;  case_00140_00100 (&#13;    id,&#13;    geometry_asewkt)&#13;  VALUES (&#13;    'M33',&#13;    'SRID=3946;POLYGON((1379780 5226100,1379920 5226100,1379920 5226000,1379780 5226000,1379780 5226100))');&#13;INSERT INTO &#13;  batiment (&#13;    id,&#13;    geometry_asewkt)&#13;  VALUES (&#13;    'M33_A',&#13;    'SRID=3946;POLYGON((1379800 5226090,1379820 5226090,1379820 5226070,1379800 5226070,1379800 5226090))');&#13;&#13;INSERT INTO &#13;  batiment (&#13;    id,&#13;    geometry_asewkt)&#13;  VALUES (&#13;    'M33_B',&#13;    'SRID=3946;POLYGON((1379840 5226090,1379860 5226090,1379860 5226070,1379840 5226070,1379840 5226090))');&#13;&#13;INSERT INTO &#13;  batiment (&#13;    id,&#13;    geometry_asewkt)&#13;  VALUES (&#13;    'M33_C',&#13;    'SRID=3946;POLYGON((1379880 5226090,1379900 5226090,1379900 5226070,1379880 5226070,1379880 5226090))');&#13;&#13;INSERT INTO &#13;  batiment (&#13;    id,&#13;    geometry_asewkt)&#13;  VALUES (&#13;    'M33_D',&#13;    'SRID=3946;POLYGON((1379800 5226060,1379820 5226060,1379820 5226040,1379800 5226040,1379800 5226060))');&#13;&#13;INSERT INTO &#13;  batiment (&#13;    id,&#13;    geometry_asewkt)&#13;  VALUES (&#13;    'M33_E',&#13;    'SRID=3946;POLYGON((1379840 5226060,1379860 5226060,1379860 5226040,1379840 5226040,1379840 5226060))');&#13;&#13;INSERT INTO &#13;  batiment (&#13;    id,&#13;    geometry_asewkt)&#13;  VALUES (&#13;    'M33_F',&#13;    'SRID=3946;POLYGON((1379880 5226060,1379900 5226060,1379900 5226040,1379880 5226040,1379880 5226060))');&#13;&#13;INSERT INTO &#13;  batiment (&#13;    id,&#13;    geometry_asewkt)&#13;  VALUES (&#13;    'M33_G',&#13;    'SRID=3946;POLYGON((1379800 5226030,1379820 5226030,1379820 5226010,1379800 5226010,1379800 5226030))');&#13;&#13;INSERT INTO &#13;  batiment (&#13;    id,&#13;    geometry_asewkt)&#13;  VALUES (&#13;    'M33_H',&#13;    'SRID=3946;POLYGON((1379840 5226030,1379860 5226030,1379860 5226010,1379840 5226010,1379840 5226030))');&#13;&#13;INSERT INTO &#13;  batiment (&#13;    id,&#13;    geometry_asewkt)&#13;  VALUES (&#13;    'M33_I',&#13;    'SRID=3946;POLYGON((1379880 5226030,1379900 5226030,1379900 5226010,1379880 5226010,1379880 5226030))');&#13;&#13;INSERT INTO &#13;  bordure (&#13;    id,&#13;    geometry_asewkt)&#13;  VALUES (&#13;    'M33_M',&#13;    'SRID=3946;LINESTRING(1379830 5226090,1379830 5226070,1379830 5226030,1379830 5226010)');&#13;&#13;INSERT INTO &#13;  bordure (&#13;    id,&#13;    geometry_asewkt)&#13;  VALUES (&#13;    'M33_N',&#13;    'SRID=3946;LINESTRING(1379870 5226090,1379870 5226070,1379870 5226030,1379870 5226010)');&#13;&#13;INSERT INTO &#13;  cloture (&#13;    id,&#13;    geometry_asewkt)&#13;  VALUES (&#13;    'M33_O',&#13;    'SRID=3946;LINESTRING(1379780 5226100,1379830 5226070,1379870 5226030,1379920 5226000)');&#13;&#13;INSERT INTO &#13;  cloture (&#13;    id,&#13;    geometry_asewkt)&#13;  VALUES (&#13;    'M33_P',&#13;    'SRID=3946;LINESTRING(1379780 5226100,1379830 5226070,1379870 5226030,1379920 5226000)');&#13;&#13;INSERT INTO &#13;  affleurant (&#13;    id,&#13;    geometry_asewkt)&#13;  VALUES (&#13;    'M33_W',&#13;    'SRID=3946;POINT(1379830 5226070)');&#13;&#13;INSERT INTO &#13;  affleurant (&#13;    id,&#13;    geometry_asewkt)&#13;  VALUES (&#13;    'M33_X',&#13;    'SRID=3946;POINT(1379870 5226070)');&#13;&#13;INSERT INTO &#13;  affleurant (&#13;    id,&#13;    geometry_asewkt)&#13;  VALUES (&#13;    'M33_Y',&#13;    'SRID=3946;POINT(1379830 5226030)');&#13;&#13;INSERT INTO &#13;  affleurant (&#13;    id,&#13;    geometry_asewkt)&#13;  VALUES (&#13;    'M33_Z',&#13;    'SRID=3946;POINT(1379870 5226030)');&#13;&#13;" calcext:value-type="string">
            <text:p>INSERT INTO  <text:s/>case_00140_00100 ( <text:s text:c="3"/>id, <text:s text:c="3"/>geometry_asewkt) <text:s/>VALUES ( <text:s text:c="3"/>'M33', <text:s text:c="3"/>'SRID=3946;POLYGON((1379780 5226100,1379920 5226100,1379920 5226000,1379780 5226000,1379780 5226100))');INSERT INTO  <text:s/>batiment ( <text:s text:c="3"/>id, <text:s text:c="3"/>geometry_asewkt) <text:s/>VALUES ( <text:s text:c="3"/>'M33_A', <text:s text:c="3"/>'SRID=3946;POLYGON((1379800 5226090,1379820 5226090,1379820 5226070,1379800 5226070,1379800 5226090))');INSERT INTO  <text:s/>batiment ( <text:s text:c="3"/>id, <text:s text:c="3"/>geometry_asewkt) <text:s/>VALUES ( <text:s text:c="3"/>'M33_B', <text:s text:c="3"/>'SRID=3946;POLYGON((1379840 5226090,1379860 5226090,1379860 5226070,1379840 5226070,1379840 5226090))');INSERT INTO  <text:s/>batiment ( <text:s text:c="3"/>id, <text:s text:c="3"/>geometry_asewkt) <text:s/>VALUES ( <text:s text:c="3"/>'M33_C', <text:s text:c="3"/>'SRID=3946;POLYGON((1379880 5226090,1379900 5226090,1379900 5226070,1379880 5226070,1379880 5226090))');INSERT INTO  <text:s/>batiment ( <text:s text:c="3"/>id, <text:s text:c="3"/>geometry_asewkt) <text:s/>VALUES ( <text:s text:c="3"/>'M33_D', <text:s text:c="3"/>'SRID=3946;POLYGON((1379800 5226060,1379820 5226060,1379820 5226040,1379800 5226040,1379800 5226060))');INSERT INTO  <text:s/>batiment ( <text:s text:c="3"/>id, <text:s text:c="3"/>geometry_asewkt) <text:s/>VALUES ( <text:s text:c="3"/>'M33_E', <text:s text:c="3"/>'SRID=3946;POLYGON((1379840 5226060,1379860 5226060,1379860 5226040,1379840 5226040,1379840 5226060))');INSERT INTO  <text:s/>batiment ( <text:s text:c="3"/>id, <text:s text:c="3"/>geometry_asewkt) <text:s/>VALUES ( <text:s text:c="3"/>'M33_F', <text:s text:c="3"/>'SRID=3946;POLYGON((1379880 5226060,1379900 5226060,1379900 5226040,1379880 5226040,1379880 5226060))');INSERT INTO  <text:s/>batiment ( <text:s text:c="3"/>id, <text:s text:c="3"/>geometry_asewkt) <text:s/>VALUES ( <text:s text:c="3"/>'M33_G', <text:s text:c="3"/>'SRID=3946;POLYGON((1379800 5226030,1379820 5226030,1379820 5226010,1379800 5226010,1379800 5226030))');INSERT INTO  <text:s/>batiment ( <text:s text:c="3"/>id, <text:s text:c="3"/>geometry_asewkt) <text:s/>VALUES ( <text:s text:c="3"/>'M33_H', <text:s text:c="3"/>'SRID=3946;POLYGON((1379840 5226030,1379860 5226030,1379860 5226010,1379840 5226010,1379840 5226030))');INSERT INTO  <text:s/>batiment ( <text:s text:c="3"/>id, <text:s text:c="3"/>geometry_asewkt) <text:s/>VALUES ( <text:s text:c="3"/>'M33_I', <text:s text:c="3"/>'SRID=3946;POLYGON((1379880 5226030,1379900 5226030,1379900 5226010,1379880 5226010,1379880 5226030))');INSERT INTO  <text:s/>bordure ( <text:s text:c="3"/>id, <text:s text:c="3"/>geometry_asewkt) <text:s/>VALUES ( <text:s text:c="3"/>'M33_M', <text:s text:c="3"/>'SRID=3946;LINESTRING(1379830 5226090,1379830 5226070,1379830 5226030,1379830 5226010)');INSERT INTO  <text:s/>bordure ( <text:s text:c="3"/>id, <text:s text:c="3"/>geometry_asewkt) <text:s/>VALUES ( <text:s text:c="3"/>'M33_N', <text:s text:c="3"/>'SRID=3946;LINESTRING(1379870 5226090,1379870 5226070,1379870 5226030,1379870 5226010)');INSERT INTO  <text:s/>cloture ( <text:s text:c="3"/>id, <text:s text:c="3"/>geometry_asewkt) <text:s/>VALUES ( <text:s text:c="3"/>'M33_O', <text:s text:c="3"/>'SRID=3946;LINESTRING(1379780 5226100,1379830 5226070,1379870 5226030,1379920 5226000)');INSERT INTO  <text:s/>cloture ( <text:s text:c="3"/>id, <text:s text:c="3"/>geometry_asewkt) <text:s/>VALUES ( <text:s text:c="3"/>'M33_P', <text:s text:c="3"/>'SRID=3946;LINESTRING(1379780 5226100,1379830 5226070,1379870 5226030,1379920 5226000)');INSERT INTO  <text:s/>affleurant ( <text:s text:c="3"/>id, <text:s text:c="3"/>geometry_asewkt) <text:s/>VALUES ( <text:s text:c="3"/>'M33_W', <text:s text:c="3"/>'SRID=3946;POINT(1379830 5226070)');INSERT INTO  <text:s/>affleurant ( <text:s text:c="3"/>id, <text:s text:c="3"/>geometry_asewkt) <text:s/>VALUES ( <text:s text:c="3"/>'M33_X', <text:s text:c="3"/>'SRID=3946;POINT(1379870 5226070)');INSERT INTO  <text:s/>affleurant ( <text:s text:c="3"/>id, <text:s text:c="3"/>geometry_asewkt) <text:s/>VALUES ( <text:s text:c="3"/>'M33_Y', <text:s text:c="3"/>'SRID=3946;POINT(1379830 5226030)');INSERT INTO  <text:s/>affleurant ( <text:s text:c="3"/>id, <text:s text:c="3"/>geometry_asewkt) <text:s/>VALUES ( <text:s text:c="3"/>'M33_Z', <text:s text:c="3"/>'SRID=3946;POINT(1379870 5226030)');</text:p>
          </table:table-cell>
        </table:table-row>
        <table:table-row table:style-name="ro1">
          <table:table-cell table:formula="of:=CONCATENATE([case_00140_00100.J16];[batiment.CM16];[bordure.U16];[mur.U16];[affleurant.Q16])" office:value-type="string" office:string-value="INSERT INTO &#13;  case_00140_00100 (&#13;    id,&#13;    geometry_asewkt)&#13;  VALUES (&#13;    'M34',&#13;    'SRID=3946;POLYGON((1379920 5226100,1380060 5226100,1380060 5226000,1379920 5226000,1379920 5226100))');&#13;INSERT INTO &#13;  batiment (&#13;    id,&#13;    geometry_asewkt)&#13;  VALUES (&#13;    'M34_A',&#13;    'SRID=3946;POLYGON((1379940 5226090,1379960 5226090,1379960 5226070,1379940 5226070,1379940 5226090))');&#13;&#13;INSERT INTO &#13;  batiment (&#13;    id,&#13;    geometry_asewkt)&#13;  VALUES (&#13;    'M34_B',&#13;    'SRID=3946;POLYGON((1379980 5226090,1380000 5226090,1380000 5226070,1379980 5226070,1379980 5226090))');&#13;&#13;INSERT INTO &#13;  batiment (&#13;    id,&#13;    geometry_asewkt)&#13;  VALUES (&#13;    'M34_C',&#13;    'SRID=3946;POLYGON((1380020 5226090,1380040 5226090,1380040 5226070,1380020 5226070,1380020 5226090))');&#13;&#13;INSERT INTO &#13;  batiment (&#13;    id,&#13;    geometry_asewkt)&#13;  VALUES (&#13;    'M34_D',&#13;    'SRID=3946;POLYGON((1379940 5226060,1379960 5226060,1379960 5226040,1379940 5226040,1379940 5226060))');&#13;&#13;INSERT INTO &#13;  batiment (&#13;    id,&#13;    geometry_asewkt)&#13;  VALUES (&#13;    'M34_E',&#13;    'SRID=3946;POLYGON((1379980 5226060,1380000 5226060,1380000 5226040,1379980 5226040,1379980 5226060))');&#13;&#13;INSERT INTO &#13;  batiment (&#13;    id,&#13;    geometry_asewkt)&#13;  VALUES (&#13;    'M34_F',&#13;    'SRID=3946;POLYGON((1380020 5226060,1380040 5226060,1380040 5226040,1380020 5226040,1380020 5226060))');&#13;&#13;INSERT INTO &#13;  batiment (&#13;    id,&#13;    geometry_asewkt)&#13;  VALUES (&#13;    'M34_G',&#13;    'SRID=3946;POLYGON((1379940 5226030,1379960 5226030,1379960 5226010,1379940 5226010,1379940 5226030))');&#13;&#13;INSERT INTO &#13;  batiment (&#13;    id,&#13;    geometry_asewkt)&#13;  VALUES (&#13;    'M34_H',&#13;    'SRID=3946;POLYGON((1379980 5226030,1380000 5226030,1380000 5226010,1379980 5226010,1379980 5226030))');&#13;&#13;INSERT INTO &#13;  batiment (&#13;    id,&#13;    geometry_asewkt)&#13;  VALUES (&#13;    'M34_I',&#13;    'SRID=3946;POLYGON((1380020 5226030,1380040 5226030,1380040 5226010,1380020 5226010,1380020 5226030))');&#13;&#13;INSERT INTO &#13;  bordure (&#13;    id,&#13;    geometry_asewkt)&#13;  VALUES (&#13;    'M34_M',&#13;    'SRID=3946;LINESTRING(1379970 5226090,1379970 5226070,1379970 5226030,1379970 5226010)');&#13;&#13;INSERT INTO &#13;  bordure (&#13;    id,&#13;    geometry_asewkt)&#13;  VALUES (&#13;    'M34_N',&#13;    'SRID=3946;LINESTRING(1380010 5226090,1380010 5226070,1380010 5226030,1380010 5226010)');&#13;&#13;INSERT INTO &#13;  cloture (&#13;    id,&#13;    geometry_asewkt)&#13;  VALUES (&#13;    'M34_O',&#13;    'SRID=3946;LINESTRING(1379920 5226100,1379970 5226070,1380010 5226030,1380060 5226000)');&#13;&#13;INSERT INTO &#13;  cloture (&#13;    id,&#13;    geometry_asewkt)&#13;  VALUES (&#13;    'M34_P',&#13;    'SRID=3946;LINESTRING(1379920 5226100,1379970 5226070,1380010 5226030,1380060 5226000)');&#13;&#13;INSERT INTO &#13;  affleurant (&#13;    id,&#13;    geometry_asewkt)&#13;  VALUES (&#13;    'M34_W',&#13;    'SRID=3946;POINT(1379970 5226070)');&#13;&#13;INSERT INTO &#13;  affleurant (&#13;    id,&#13;    geometry_asewkt)&#13;  VALUES (&#13;    'M34_X',&#13;    'SRID=3946;POINT(1380010 5226070)');&#13;&#13;INSERT INTO &#13;  affleurant (&#13;    id,&#13;    geometry_asewkt)&#13;  VALUES (&#13;    'M34_Y',&#13;    'SRID=3946;POINT(1379970 5226030)');&#13;&#13;INSERT INTO &#13;  affleurant (&#13;    id,&#13;    geometry_asewkt)&#13;  VALUES (&#13;    'M34_Z',&#13;    'SRID=3946;POINT(1380010 5226030)');&#13;&#13;" calcext:value-type="string">
            <text:p>INSERT INTO  <text:s/>case_00140_00100 ( <text:s text:c="3"/>id, <text:s text:c="3"/>geometry_asewkt) <text:s/>VALUES ( <text:s text:c="3"/>'M34', <text:s text:c="3"/>'SRID=3946;POLYGON((1379920 5226100,1380060 5226100,1380060 5226000,1379920 5226000,1379920 5226100))');INSERT INTO  <text:s/>batiment ( <text:s text:c="3"/>id, <text:s text:c="3"/>geometry_asewkt) <text:s/>VALUES ( <text:s text:c="3"/>'M34_A', <text:s text:c="3"/>'SRID=3946;POLYGON((1379940 5226090,1379960 5226090,1379960 5226070,1379940 5226070,1379940 5226090))');INSERT INTO  <text:s/>batiment ( <text:s text:c="3"/>id, <text:s text:c="3"/>geometry_asewkt) <text:s/>VALUES ( <text:s text:c="3"/>'M34_B', <text:s text:c="3"/>'SRID=3946;POLYGON((1379980 5226090,1380000 5226090,1380000 5226070,1379980 5226070,1379980 5226090))');INSERT INTO  <text:s/>batiment ( <text:s text:c="3"/>id, <text:s text:c="3"/>geometry_asewkt) <text:s/>VALUES ( <text:s text:c="3"/>'M34_C', <text:s text:c="3"/>'SRID=3946;POLYGON((1380020 5226090,1380040 5226090,1380040 5226070,1380020 5226070,1380020 5226090))');INSERT INTO  <text:s/>batiment ( <text:s text:c="3"/>id, <text:s text:c="3"/>geometry_asewkt) <text:s/>VALUES ( <text:s text:c="3"/>'M34_D', <text:s text:c="3"/>'SRID=3946;POLYGON((1379940 5226060,1379960 5226060,1379960 5226040,1379940 5226040,1379940 5226060))');INSERT INTO  <text:s/>batiment ( <text:s text:c="3"/>id, <text:s text:c="3"/>geometry_asewkt) <text:s/>VALUES ( <text:s text:c="3"/>'M34_E', <text:s text:c="3"/>'SRID=3946;POLYGON((1379980 5226060,1380000 5226060,1380000 5226040,1379980 5226040,1379980 5226060))');INSERT INTO  <text:s/>batiment ( <text:s text:c="3"/>id, <text:s text:c="3"/>geometry_asewkt) <text:s/>VALUES ( <text:s text:c="3"/>'M34_F', <text:s text:c="3"/>'SRID=3946;POLYGON((1380020 5226060,1380040 5226060,1380040 5226040,1380020 5226040,1380020 5226060))');INSERT INTO  <text:s/>batiment ( <text:s text:c="3"/>id, <text:s text:c="3"/>geometry_asewkt) <text:s/>VALUES ( <text:s text:c="3"/>'M34_G', <text:s text:c="3"/>'SRID=3946;POLYGON((1379940 5226030,1379960 5226030,1379960 5226010,1379940 5226010,1379940 5226030))');INSERT INTO  <text:s/>batiment ( <text:s text:c="3"/>id, <text:s text:c="3"/>geometry_asewkt) <text:s/>VALUES ( <text:s text:c="3"/>'M34_H', <text:s text:c="3"/>'SRID=3946;POLYGON((1379980 5226030,1380000 5226030,1380000 5226010,1379980 5226010,1379980 5226030))');INSERT INTO  <text:s/>batiment ( <text:s text:c="3"/>id, <text:s text:c="3"/>geometry_asewkt) <text:s/>VALUES ( <text:s text:c="3"/>'M34_I', <text:s text:c="3"/>'SRID=3946;POLYGON((1380020 5226030,1380040 5226030,1380040 5226010,1380020 5226010,1380020 5226030))');INSERT INTO  <text:s/>bordure ( <text:s text:c="3"/>id, <text:s text:c="3"/>geometry_asewkt) <text:s/>VALUES ( <text:s text:c="3"/>'M34_M', <text:s text:c="3"/>'SRID=3946;LINESTRING(1379970 5226090,1379970 5226070,1379970 5226030,1379970 5226010)');INSERT INTO  <text:s/>bordure ( <text:s text:c="3"/>id, <text:s text:c="3"/>geometry_asewkt) <text:s/>VALUES ( <text:s text:c="3"/>'M34_N', <text:s text:c="3"/>'SRID=3946;LINESTRING(1380010 5226090,1380010 5226070,1380010 5226030,1380010 5226010)');INSERT INTO  <text:s/>cloture ( <text:s text:c="3"/>id, <text:s text:c="3"/>geometry_asewkt) <text:s/>VALUES ( <text:s text:c="3"/>'M34_O', <text:s text:c="3"/>'SRID=3946;LINESTRING(1379920 5226100,1379970 5226070,1380010 5226030,1380060 5226000)');INSERT INTO  <text:s/>cloture ( <text:s text:c="3"/>id, <text:s text:c="3"/>geometry_asewkt) <text:s/>VALUES ( <text:s text:c="3"/>'M34_P', <text:s text:c="3"/>'SRID=3946;LINESTRING(1379920 5226100,1379970 5226070,1380010 5226030,1380060 5226000)');INSERT INTO  <text:s/>affleurant ( <text:s text:c="3"/>id, <text:s text:c="3"/>geometry_asewkt) <text:s/>VALUES ( <text:s text:c="3"/>'M34_W', <text:s text:c="3"/>'SRID=3946;POINT(1379970 5226070)');INSERT INTO  <text:s/>affleurant ( <text:s text:c="3"/>id, <text:s text:c="3"/>geometry_asewkt) <text:s/>VALUES ( <text:s text:c="3"/>'M34_X', <text:s text:c="3"/>'SRID=3946;POINT(1380010 5226070)');INSERT INTO  <text:s/>affleurant ( <text:s text:c="3"/>id, <text:s text:c="3"/>geometry_asewkt) <text:s/>VALUES ( <text:s text:c="3"/>'M34_Y', <text:s text:c="3"/>'SRID=3946;POINT(1379970 5226030)');INSERT INTO  <text:s/>affleurant ( <text:s text:c="3"/>id, <text:s text:c="3"/>geometry_asewkt) <text:s/>VALUES ( <text:s text:c="3"/>'M34_Z', <text:s text:c="3"/>'SRID=3946;POINT(1380010 5226030)');</text:p>
          </table:table-cell>
        </table:table-row>
        <table:table-row table:style-name="ro1">
          <table:table-cell table:formula="of:=CONCATENATE([case_00140_00100.J17];[batiment.CM17];[bordure.U17];[mur.U17];[affleurant.Q17])" office:value-type="string" office:string-value="INSERT INTO &#13;  case_00140_00100 (&#13;    id,&#13;    geometry_asewkt)&#13;  VALUES (&#13;    'M35',&#13;    'SRID=3946;POLYGON((1380060 5226100,1380200 5226100,1380200 5226000,1380060 5226000,1380060 5226100))');&#13;INSERT INTO &#13;  batiment (&#13;    id,&#13;    geometry_asewkt)&#13;  VALUES (&#13;    'M35_A',&#13;    'SRID=3946;POLYGON((1380080 5226090,1380100 5226090,1380100 5226070,1380080 5226070,1380080 5226090))');&#13;&#13;INSERT INTO &#13;  batiment (&#13;    id,&#13;    geometry_asewkt)&#13;  VALUES (&#13;    'M35_B',&#13;    'SRID=3946;POLYGON((1380120 5226090,1380140 5226090,1380140 5226070,1380120 5226070,1380120 5226090))');&#13;&#13;INSERT INTO &#13;  batiment (&#13;    id,&#13;    geometry_asewkt)&#13;  VALUES (&#13;    'M35_C',&#13;    'SRID=3946;POLYGON((1380160 5226090,1380180 5226090,1380180 5226070,1380160 5226070,1380160 5226090))');&#13;&#13;INSERT INTO &#13;  batiment (&#13;    id,&#13;    geometry_asewkt)&#13;  VALUES (&#13;    'M35_D',&#13;    'SRID=3946;POLYGON((1380080 5226060,1380100 5226060,1380100 5226040,1380080 5226040,1380080 5226060))');&#13;&#13;INSERT INTO &#13;  batiment (&#13;    id,&#13;    geometry_asewkt)&#13;  VALUES (&#13;    'M35_E',&#13;    'SRID=3946;POLYGON((1380120 5226060,1380140 5226060,1380140 5226040,1380120 5226040,1380120 5226060))');&#13;&#13;INSERT INTO &#13;  batiment (&#13;    id,&#13;    geometry_asewkt)&#13;  VALUES (&#13;    'M35_F',&#13;    'SRID=3946;POLYGON((1380160 5226060,1380180 5226060,1380180 5226040,1380160 5226040,1380160 5226060))');&#13;&#13;INSERT INTO &#13;  batiment (&#13;    id,&#13;    geometry_asewkt)&#13;  VALUES (&#13;    'M35_G',&#13;    'SRID=3946;POLYGON((1380080 5226030,1380100 5226030,1380100 5226010,1380080 5226010,1380080 5226030))');&#13;&#13;INSERT INTO &#13;  batiment (&#13;    id,&#13;    geometry_asewkt)&#13;  VALUES (&#13;    'M35_H',&#13;    'SRID=3946;POLYGON((1380120 5226030,1380140 5226030,1380140 5226010,1380120 5226010,1380120 5226030))');&#13;&#13;INSERT INTO &#13;  batiment (&#13;    id,&#13;    geometry_asewkt)&#13;  VALUES (&#13;    'M35_I',&#13;    'SRID=3946;POLYGON((1380160 5226030,1380180 5226030,1380180 5226010,1380160 5226010,1380160 5226030))');&#13;&#13;INSERT INTO &#13;  bordure (&#13;    id,&#13;    geometry_asewkt)&#13;  VALUES (&#13;    'M35_M',&#13;    'SRID=3946;LINESTRING(1380110 5226090,1380110 5226070,1380110 5226030,1380110 5226010)');&#13;&#13;INSERT INTO &#13;  bordure (&#13;    id,&#13;    geometry_asewkt)&#13;  VALUES (&#13;    'M35_N',&#13;    'SRID=3946;LINESTRING(1380150 5226090,1380150 5226070,1380150 5226030,1380150 5226010)');&#13;&#13;INSERT INTO &#13;  cloture (&#13;    id,&#13;    geometry_asewkt)&#13;  VALUES (&#13;    'M35_O',&#13;    'SRID=3946;LINESTRING(1380060 5226100,1380110 5226070,1380150 5226030,1380200 5226000)');&#13;&#13;INSERT INTO &#13;  cloture (&#13;    id,&#13;    geometry_asewkt)&#13;  VALUES (&#13;    'M35_P',&#13;    'SRID=3946;LINESTRING(1380060 5226100,1380110 5226070,1380150 5226030,1380200 5226000)');&#13;&#13;INSERT INTO &#13;  affleurant (&#13;    id,&#13;    geometry_asewkt)&#13;  VALUES (&#13;    'M35_W',&#13;    'SRID=3946;POINT(1380110 5226070)');&#13;&#13;INSERT INTO &#13;  affleurant (&#13;    id,&#13;    geometry_asewkt)&#13;  VALUES (&#13;    'M35_X',&#13;    'SRID=3946;POINT(1380150 5226070)');&#13;&#13;INSERT INTO &#13;  affleurant (&#13;    id,&#13;    geometry_asewkt)&#13;  VALUES (&#13;    'M35_Y',&#13;    'SRID=3946;POINT(1380110 5226030)');&#13;&#13;INSERT INTO &#13;  affleurant (&#13;    id,&#13;    geometry_asewkt)&#13;  VALUES (&#13;    'M35_Z',&#13;    'SRID=3946;POINT(1380150 5226030)');&#13;&#13;" calcext:value-type="string">
            <text:p>INSERT INTO  <text:s/>case_00140_00100 ( <text:s text:c="3"/>id, <text:s text:c="3"/>geometry_asewkt) <text:s/>VALUES ( <text:s text:c="3"/>'M35', <text:s text:c="3"/>'SRID=3946;POLYGON((1380060 5226100,1380200 5226100,1380200 5226000,1380060 5226000,1380060 5226100))');INSERT INTO  <text:s/>batiment ( <text:s text:c="3"/>id, <text:s text:c="3"/>geometry_asewkt) <text:s/>VALUES ( <text:s text:c="3"/>'M35_A', <text:s text:c="3"/>'SRID=3946;POLYGON((1380080 5226090,1380100 5226090,1380100 5226070,1380080 5226070,1380080 5226090))');INSERT INTO  <text:s/>batiment ( <text:s text:c="3"/>id, <text:s text:c="3"/>geometry_asewkt) <text:s/>VALUES ( <text:s text:c="3"/>'M35_B', <text:s text:c="3"/>'SRID=3946;POLYGON((1380120 5226090,1380140 5226090,1380140 5226070,1380120 5226070,1380120 5226090))');INSERT INTO  <text:s/>batiment ( <text:s text:c="3"/>id, <text:s text:c="3"/>geometry_asewkt) <text:s/>VALUES ( <text:s text:c="3"/>'M35_C', <text:s text:c="3"/>'SRID=3946;POLYGON((1380160 5226090,1380180 5226090,1380180 5226070,1380160 5226070,1380160 5226090))');INSERT INTO  <text:s/>batiment ( <text:s text:c="3"/>id, <text:s text:c="3"/>geometry_asewkt) <text:s/>VALUES ( <text:s text:c="3"/>'M35_D', <text:s text:c="3"/>'SRID=3946;POLYGON((1380080 5226060,1380100 5226060,1380100 5226040,1380080 5226040,1380080 5226060))');INSERT INTO  <text:s/>batiment ( <text:s text:c="3"/>id, <text:s text:c="3"/>geometry_asewkt) <text:s/>VALUES ( <text:s text:c="3"/>'M35_E', <text:s text:c="3"/>'SRID=3946;POLYGON((1380120 5226060,1380140 5226060,1380140 5226040,1380120 5226040,1380120 5226060))');INSERT INTO  <text:s/>batiment ( <text:s text:c="3"/>id, <text:s text:c="3"/>geometry_asewkt) <text:s/>VALUES ( <text:s text:c="3"/>'M35_F', <text:s text:c="3"/>'SRID=3946;POLYGON((1380160 5226060,1380180 5226060,1380180 5226040,1380160 5226040,1380160 5226060))');INSERT INTO  <text:s/>batiment ( <text:s text:c="3"/>id, <text:s text:c="3"/>geometry_asewkt) <text:s/>VALUES ( <text:s text:c="3"/>'M35_G', <text:s text:c="3"/>'SRID=3946;POLYGON((1380080 5226030,1380100 5226030,1380100 5226010,1380080 5226010,1380080 5226030))');INSERT INTO  <text:s/>batiment ( <text:s text:c="3"/>id, <text:s text:c="3"/>geometry_asewkt) <text:s/>VALUES ( <text:s text:c="3"/>'M35_H', <text:s text:c="3"/>'SRID=3946;POLYGON((1380120 5226030,1380140 5226030,1380140 5226010,1380120 5226010,1380120 5226030))');INSERT INTO  <text:s/>batiment ( <text:s text:c="3"/>id, <text:s text:c="3"/>geometry_asewkt) <text:s/>VALUES ( <text:s text:c="3"/>'M35_I', <text:s text:c="3"/>'SRID=3946;POLYGON((1380160 5226030,1380180 5226030,1380180 5226010,1380160 5226010,1380160 5226030))');INSERT INTO  <text:s/>bordure ( <text:s text:c="3"/>id, <text:s text:c="3"/>geometry_asewkt) <text:s/>VALUES ( <text:s text:c="3"/>'M35_M', <text:s text:c="3"/>'SRID=3946;LINESTRING(1380110 5226090,1380110 5226070,1380110 5226030,1380110 5226010)');INSERT INTO  <text:s/>bordure ( <text:s text:c="3"/>id, <text:s text:c="3"/>geometry_asewkt) <text:s/>VALUES ( <text:s text:c="3"/>'M35_N', <text:s text:c="3"/>'SRID=3946;LINESTRING(1380150 5226090,1380150 5226070,1380150 5226030,1380150 5226010)');INSERT INTO  <text:s/>cloture ( <text:s text:c="3"/>id, <text:s text:c="3"/>geometry_asewkt) <text:s/>VALUES ( <text:s text:c="3"/>'M35_O', <text:s text:c="3"/>'SRID=3946;LINESTRING(1380060 5226100,1380110 5226070,1380150 5226030,1380200 5226000)');INSERT INTO  <text:s/>cloture ( <text:s text:c="3"/>id, <text:s text:c="3"/>geometry_asewkt) <text:s/>VALUES ( <text:s text:c="3"/>'M35_P', <text:s text:c="3"/>'SRID=3946;LINESTRING(1380060 5226100,1380110 5226070,1380150 5226030,1380200 5226000)');INSERT INTO  <text:s/>affleurant ( <text:s text:c="3"/>id, <text:s text:c="3"/>geometry_asewkt) <text:s/>VALUES ( <text:s text:c="3"/>'M35_W', <text:s text:c="3"/>'SRID=3946;POINT(1380110 5226070)');INSERT INTO  <text:s/>affleurant ( <text:s text:c="3"/>id, <text:s text:c="3"/>geometry_asewkt) <text:s/>VALUES ( <text:s text:c="3"/>'M35_X', <text:s text:c="3"/>'SRID=3946;POINT(1380150 5226070)');INSERT INTO  <text:s/>affleurant ( <text:s text:c="3"/>id, <text:s text:c="3"/>geometry_asewkt) <text:s/>VALUES ( <text:s text:c="3"/>'M35_Y', <text:s text:c="3"/>'SRID=3946;POINT(1380110 5226030)');INSERT INTO  <text:s/>affleurant ( <text:s text:c="3"/>id, <text:s text:c="3"/>geometry_asewkt) <text:s/>VALUES ( <text:s text:c="3"/>'M35_Z', <text:s text:c="3"/>'SRID=3946;POINT(1380150 5226030)');</text:p>
          </table:table-cell>
        </table:table-row>
        <table:table-row table:style-name="ro1">
          <table:table-cell table:formula="of:=CONCATENATE([case_00140_00100.J18];[batiment.CM18];[bordure.U18];[mur.U18];[affleurant.Q18])" office:value-type="string" office:string-value="INSERT INTO &#13;  case_00140_00100 (&#13;    id,&#13;    geometry_asewkt)&#13;  VALUES (&#13;    'M41',&#13;    'SRID=3946;POLYGON((1379500 5226000,1379640 5226000,1379640 5225900,1379500 5225900,1379500 5226000))');&#13;INSERT INTO &#13;  batiment (&#13;    id,&#13;    geometry_asewkt)&#13;  VALUES (&#13;    'M41_A',&#13;    'SRID=3946;POLYGON((1379520 5225990,1379540 5225990,1379540 5225970,1379520 5225970,1379520 5225990))');&#13;&#13;INSERT INTO &#13;  batiment (&#13;    id,&#13;    geometry_asewkt)&#13;  VALUES (&#13;    'M41_B',&#13;    'SRID=3946;POLYGON((1379560 5225990,1379580 5225990,1379580 5225970,1379560 5225970,1379560 5225990))');&#13;&#13;INSERT INTO &#13;  batiment (&#13;    id,&#13;    geometry_asewkt)&#13;  VALUES (&#13;    'M41_C',&#13;    'SRID=3946;POLYGON((1379600 5225990,1379620 5225990,1379620 5225970,1379600 5225970,1379600 5225990))');&#13;&#13;INSERT INTO &#13;  batiment (&#13;    id,&#13;    geometry_asewkt)&#13;  VALUES (&#13;    'M41_D',&#13;    'SRID=3946;POLYGON((1379520 5225960,1379540 5225960,1379540 5225940,1379520 5225940,1379520 5225960))');&#13;&#13;INSERT INTO &#13;  batiment (&#13;    id,&#13;    geometry_asewkt)&#13;  VALUES (&#13;    'M41_E',&#13;    'SRID=3946;POLYGON((1379560 5225960,1379580 5225960,1379580 5225940,1379560 5225940,1379560 5225960))');&#13;&#13;INSERT INTO &#13;  batiment (&#13;    id,&#13;    geometry_asewkt)&#13;  VALUES (&#13;    'M41_F',&#13;    'SRID=3946;POLYGON((1379600 5225960,1379620 5225960,1379620 5225940,1379600 5225940,1379600 5225960))');&#13;&#13;INSERT INTO &#13;  batiment (&#13;    id,&#13;    geometry_asewkt)&#13;  VALUES (&#13;    'M41_G',&#13;    'SRID=3946;POLYGON((1379520 5225930,1379540 5225930,1379540 5225910,1379520 5225910,1379520 5225930))');&#13;&#13;INSERT INTO &#13;  batiment (&#13;    id,&#13;    geometry_asewkt)&#13;  VALUES (&#13;    'M41_H',&#13;    'SRID=3946;POLYGON((1379560 5225930,1379580 5225930,1379580 5225910,1379560 5225910,1379560 5225930))');&#13;&#13;INSERT INTO &#13;  batiment (&#13;    id,&#13;    geometry_asewkt)&#13;  VALUES (&#13;    'M41_I',&#13;    'SRID=3946;POLYGON((1379600 5225930,1379620 5225930,1379620 5225910,1379600 5225910,1379600 5225930))');&#13;&#13;INSERT INTO &#13;  bordure (&#13;    id,&#13;    geometry_asewkt)&#13;  VALUES (&#13;    'M41_M',&#13;    'SRID=3946;LINESTRING(1379550 5225990,1379550 5225970,1379550 5225930,1379550 5225910)');&#13;&#13;INSERT INTO &#13;  bordure (&#13;    id,&#13;    geometry_asewkt)&#13;  VALUES (&#13;    'M41_N',&#13;    'SRID=3946;LINESTRING(1379590 5225990,1379590 5225970,1379590 5225930,1379590 5225910)');&#13;&#13;INSERT INTO &#13;  cloture (&#13;    id,&#13;    geometry_asewkt)&#13;  VALUES (&#13;    'M41_O',&#13;    'SRID=3946;LINESTRING(1379500 5226000,1379550 5225970,1379590 5225930,1379640 5225900)');&#13;&#13;INSERT INTO &#13;  cloture (&#13;    id,&#13;    geometry_asewkt)&#13;  VALUES (&#13;    'M41_P',&#13;    'SRID=3946;LINESTRING(1379500 5226000,1379550 5225970,1379590 5225930,1379640 5225900)');&#13;&#13;INSERT INTO &#13;  affleurant (&#13;    id,&#13;    geometry_asewkt)&#13;  VALUES (&#13;    'M41_W',&#13;    'SRID=3946;POINT(1379550 5225970)');&#13;&#13;INSERT INTO &#13;  affleurant (&#13;    id,&#13;    geometry_asewkt)&#13;  VALUES (&#13;    'M41_X',&#13;    'SRID=3946;POINT(1379590 5225970)');&#13;&#13;INSERT INTO &#13;  affleurant (&#13;    id,&#13;    geometry_asewkt)&#13;  VALUES (&#13;    'M41_Y',&#13;    'SRID=3946;POINT(1379550 5225930)');&#13;&#13;INSERT INTO &#13;  affleurant (&#13;    id,&#13;    geometry_asewkt)&#13;  VALUES (&#13;    'M41_Z',&#13;    'SRID=3946;POINT(1379590 5225930)');&#13;&#13;" calcext:value-type="string">
            <text:p>INSERT INTO  <text:s/>case_00140_00100 ( <text:s text:c="3"/>id, <text:s text:c="3"/>geometry_asewkt) <text:s/>VALUES ( <text:s text:c="3"/>'M41', <text:s text:c="3"/>'SRID=3946;POLYGON((1379500 5226000,1379640 5226000,1379640 5225900,1379500 5225900,1379500 5226000))');INSERT INTO  <text:s/>batiment ( <text:s text:c="3"/>id, <text:s text:c="3"/>geometry_asewkt) <text:s/>VALUES ( <text:s text:c="3"/>'M41_A', <text:s text:c="3"/>'SRID=3946;POLYGON((1379520 5225990,1379540 5225990,1379540 5225970,1379520 5225970,1379520 5225990))');INSERT INTO  <text:s/>batiment ( <text:s text:c="3"/>id, <text:s text:c="3"/>geometry_asewkt) <text:s/>VALUES ( <text:s text:c="3"/>'M41_B', <text:s text:c="3"/>'SRID=3946;POLYGON((1379560 5225990,1379580 5225990,1379580 5225970,1379560 5225970,1379560 5225990))');INSERT INTO  <text:s/>batiment ( <text:s text:c="3"/>id, <text:s text:c="3"/>geometry_asewkt) <text:s/>VALUES ( <text:s text:c="3"/>'M41_C', <text:s text:c="3"/>'SRID=3946;POLYGON((1379600 5225990,1379620 5225990,1379620 5225970,1379600 5225970,1379600 5225990))');INSERT INTO  <text:s/>batiment ( <text:s text:c="3"/>id, <text:s text:c="3"/>geometry_asewkt) <text:s/>VALUES ( <text:s text:c="3"/>'M41_D', <text:s text:c="3"/>'SRID=3946;POLYGON((1379520 5225960,1379540 5225960,1379540 5225940,1379520 5225940,1379520 5225960))');INSERT INTO  <text:s/>batiment ( <text:s text:c="3"/>id, <text:s text:c="3"/>geometry_asewkt) <text:s/>VALUES ( <text:s text:c="3"/>'M41_E', <text:s text:c="3"/>'SRID=3946;POLYGON((1379560 5225960,1379580 5225960,1379580 5225940,1379560 5225940,1379560 5225960))');INSERT INTO  <text:s/>batiment ( <text:s text:c="3"/>id, <text:s text:c="3"/>geometry_asewkt) <text:s/>VALUES ( <text:s text:c="3"/>'M41_F', <text:s text:c="3"/>'SRID=3946;POLYGON((1379600 5225960,1379620 5225960,1379620 5225940,1379600 5225940,1379600 5225960))');INSERT INTO  <text:s/>batiment ( <text:s text:c="3"/>id, <text:s text:c="3"/>geometry_asewkt) <text:s/>VALUES ( <text:s text:c="3"/>'M41_G', <text:s text:c="3"/>'SRID=3946;POLYGON((1379520 5225930,1379540 5225930,1379540 5225910,1379520 5225910,1379520 5225930))');INSERT INTO  <text:s/>batiment ( <text:s text:c="3"/>id, <text:s text:c="3"/>geometry_asewkt) <text:s/>VALUES ( <text:s text:c="3"/>'M41_H', <text:s text:c="3"/>'SRID=3946;POLYGON((1379560 5225930,1379580 5225930,1379580 5225910,1379560 5225910,1379560 5225930))');INSERT INTO  <text:s/>batiment ( <text:s text:c="3"/>id, <text:s text:c="3"/>geometry_asewkt) <text:s/>VALUES ( <text:s text:c="3"/>'M41_I', <text:s text:c="3"/>'SRID=3946;POLYGON((1379600 5225930,1379620 5225930,1379620 5225910,1379600 5225910,1379600 5225930))');INSERT INTO  <text:s/>bordure ( <text:s text:c="3"/>id, <text:s text:c="3"/>geometry_asewkt) <text:s/>VALUES ( <text:s text:c="3"/>'M41_M', <text:s text:c="3"/>'SRID=3946;LINESTRING(1379550 5225990,1379550 5225970,1379550 5225930,1379550 5225910)');INSERT INTO  <text:s/>bordure ( <text:s text:c="3"/>id, <text:s text:c="3"/>geometry_asewkt) <text:s/>VALUES ( <text:s text:c="3"/>'M41_N', <text:s text:c="3"/>'SRID=3946;LINESTRING(1379590 5225990,1379590 5225970,1379590 5225930,1379590 5225910)');INSERT INTO  <text:s/>cloture ( <text:s text:c="3"/>id, <text:s text:c="3"/>geometry_asewkt) <text:s/>VALUES ( <text:s text:c="3"/>'M41_O', <text:s text:c="3"/>'SRID=3946;LINESTRING(1379500 5226000,1379550 5225970,1379590 5225930,1379640 5225900)');INSERT INTO  <text:s/>cloture ( <text:s text:c="3"/>id, <text:s text:c="3"/>geometry_asewkt) <text:s/>VALUES ( <text:s text:c="3"/>'M41_P', <text:s text:c="3"/>'SRID=3946;LINESTRING(1379500 5226000,1379550 5225970,1379590 5225930,1379640 5225900)');INSERT INTO  <text:s/>affleurant ( <text:s text:c="3"/>id, <text:s text:c="3"/>geometry_asewkt) <text:s/>VALUES ( <text:s text:c="3"/>'M41_W', <text:s text:c="3"/>'SRID=3946;POINT(1379550 5225970)');INSERT INTO  <text:s/>affleurant ( <text:s text:c="3"/>id, <text:s text:c="3"/>geometry_asewkt) <text:s/>VALUES ( <text:s text:c="3"/>'M41_X', <text:s text:c="3"/>'SRID=3946;POINT(1379590 5225970)');INSERT INTO  <text:s/>affleurant ( <text:s text:c="3"/>id, <text:s text:c="3"/>geometry_asewkt) <text:s/>VALUES ( <text:s text:c="3"/>'M41_Y', <text:s text:c="3"/>'SRID=3946;POINT(1379550 5225930)');INSERT INTO  <text:s/>affleurant ( <text:s text:c="3"/>id, <text:s text:c="3"/>geometry_asewkt) <text:s/>VALUES ( <text:s text:c="3"/>'M41_Z', <text:s text:c="3"/>'SRID=3946;POINT(1379590 5225930)');</text:p>
          </table:table-cell>
        </table:table-row>
        <table:table-row table:style-name="ro1">
          <table:table-cell table:formula="of:=CONCATENATE([case_00140_00100.J19];[batiment.CM19];[bordure.U19];[mur.U19];[affleurant.Q19])" office:value-type="string" office:string-value="INSERT INTO &#13;  case_00140_00100 (&#13;    id,&#13;    geometry_asewkt)&#13;  VALUES (&#13;    'M42',&#13;    'SRID=3946;POLYGON((1379640 5226000,1379780 5226000,1379780 5225900,1379640 5225900,1379640 5226000))');&#13;INSERT INTO &#13;  batiment (&#13;    id,&#13;    geometry_asewkt)&#13;  VALUES (&#13;    'M42_A',&#13;    'SRID=3946;POLYGON((1379660 5225990,1379680 5225990,1379680 5225970,1379660 5225970,1379660 5225990))');&#13;&#13;INSERT INTO &#13;  batiment (&#13;    id,&#13;    geometry_asewkt)&#13;  VALUES (&#13;    'M42_B',&#13;    'SRID=3946;POLYGON((1379700 5225990,1379720 5225990,1379720 5225970,1379700 5225970,1379700 5225990))');&#13;&#13;INSERT INTO &#13;  batiment (&#13;    id,&#13;    geometry_asewkt)&#13;  VALUES (&#13;    'M42_C',&#13;    'SRID=3946;POLYGON((1379740 5225990,1379760 5225990,1379760 5225970,1379740 5225970,1379740 5225990))');&#13;&#13;INSERT INTO &#13;  batiment (&#13;    id,&#13;    geometry_asewkt)&#13;  VALUES (&#13;    'M42_D',&#13;    'SRID=3946;POLYGON((1379660 5225960,1379680 5225960,1379680 5225940,1379660 5225940,1379660 5225960))');&#13;&#13;INSERT INTO &#13;  batiment (&#13;    id,&#13;    geometry_asewkt)&#13;  VALUES (&#13;    'M42_E',&#13;    'SRID=3946;POLYGON((1379700 5225960,1379720 5225960,1379720 5225940,1379700 5225940,1379700 5225960))');&#13;&#13;INSERT INTO &#13;  batiment (&#13;    id,&#13;    geometry_asewkt)&#13;  VALUES (&#13;    'M42_F',&#13;    'SRID=3946;POLYGON((1379740 5225960,1379760 5225960,1379760 5225940,1379740 5225940,1379740 5225960))');&#13;&#13;INSERT INTO &#13;  batiment (&#13;    id,&#13;    geometry_asewkt)&#13;  VALUES (&#13;    'M42_G',&#13;    'SRID=3946;POLYGON((1379660 5225930,1379680 5225930,1379680 5225910,1379660 5225910,1379660 5225930))');&#13;&#13;INSERT INTO &#13;  batiment (&#13;    id,&#13;    geometry_asewkt)&#13;  VALUES (&#13;    'M42_H',&#13;    'SRID=3946;POLYGON((1379700 5225930,1379720 5225930,1379720 5225910,1379700 5225910,1379700 5225930))');&#13;&#13;INSERT INTO &#13;  batiment (&#13;    id,&#13;    geometry_asewkt)&#13;  VALUES (&#13;    'M42_I',&#13;    'SRID=3946;POLYGON((1379740 5225930,1379760 5225930,1379760 5225910,1379740 5225910,1379740 5225930))');&#13;&#13;INSERT INTO &#13;  bordure (&#13;    id,&#13;    geometry_asewkt)&#13;  VALUES (&#13;    'M42_M',&#13;    'SRID=3946;LINESTRING(1379690 5225990,1379690 5225970,1379690 5225930,1379690 5225910)');&#13;&#13;INSERT INTO &#13;  bordure (&#13;    id,&#13;    geometry_asewkt)&#13;  VALUES (&#13;    'M42_N',&#13;    'SRID=3946;LINESTRING(1379730 5225990,1379730 5225970,1379730 5225930,1379730 5225910)');&#13;&#13;INSERT INTO &#13;  cloture (&#13;    id,&#13;    geometry_asewkt)&#13;  VALUES (&#13;    'M42_O',&#13;    'SRID=3946;LINESTRING(1379640 5226000,1379690 5225970,1379730 5225930,1379780 5225900)');&#13;&#13;INSERT INTO &#13;  cloture (&#13;    id,&#13;    geometry_asewkt)&#13;  VALUES (&#13;    'M42_P',&#13;    'SRID=3946;LINESTRING(1379640 5226000,1379690 5225970,1379730 5225930,1379780 5225900)');&#13;&#13;INSERT INTO &#13;  affleurant (&#13;    id,&#13;    geometry_asewkt)&#13;  VALUES (&#13;    'M42_W',&#13;    'SRID=3946;POINT(1379690 5225970)');&#13;&#13;INSERT INTO &#13;  affleurant (&#13;    id,&#13;    geometry_asewkt)&#13;  VALUES (&#13;    'M42_X',&#13;    'SRID=3946;POINT(1379730 5225970)');&#13;&#13;INSERT INTO &#13;  affleurant (&#13;    id,&#13;    geometry_asewkt)&#13;  VALUES (&#13;    'M42_Y',&#13;    'SRID=3946;POINT(1379690 5225930)');&#13;&#13;INSERT INTO &#13;  affleurant (&#13;    id,&#13;    geometry_asewkt)&#13;  VALUES (&#13;    'M42_Z',&#13;    'SRID=3946;POINT(1379730 5225930)');&#13;&#13;" calcext:value-type="string">
            <text:p>INSERT INTO  <text:s/>case_00140_00100 ( <text:s text:c="3"/>id, <text:s text:c="3"/>geometry_asewkt) <text:s/>VALUES ( <text:s text:c="3"/>'M42', <text:s text:c="3"/>'SRID=3946;POLYGON((1379640 5226000,1379780 5226000,1379780 5225900,1379640 5225900,1379640 5226000))');INSERT INTO  <text:s/>batiment ( <text:s text:c="3"/>id, <text:s text:c="3"/>geometry_asewkt) <text:s/>VALUES ( <text:s text:c="3"/>'M42_A', <text:s text:c="3"/>'SRID=3946;POLYGON((1379660 5225990,1379680 5225990,1379680 5225970,1379660 5225970,1379660 5225990))');INSERT INTO  <text:s/>batiment ( <text:s text:c="3"/>id, <text:s text:c="3"/>geometry_asewkt) <text:s/>VALUES ( <text:s text:c="3"/>'M42_B', <text:s text:c="3"/>'SRID=3946;POLYGON((1379700 5225990,1379720 5225990,1379720 5225970,1379700 5225970,1379700 5225990))');INSERT INTO  <text:s/>batiment ( <text:s text:c="3"/>id, <text:s text:c="3"/>geometry_asewkt) <text:s/>VALUES ( <text:s text:c="3"/>'M42_C', <text:s text:c="3"/>'SRID=3946;POLYGON((1379740 5225990,1379760 5225990,1379760 5225970,1379740 5225970,1379740 5225990))');INSERT INTO  <text:s/>batiment ( <text:s text:c="3"/>id, <text:s text:c="3"/>geometry_asewkt) <text:s/>VALUES ( <text:s text:c="3"/>'M42_D', <text:s text:c="3"/>'SRID=3946;POLYGON((1379660 5225960,1379680 5225960,1379680 5225940,1379660 5225940,1379660 5225960))');INSERT INTO  <text:s/>batiment ( <text:s text:c="3"/>id, <text:s text:c="3"/>geometry_asewkt) <text:s/>VALUES ( <text:s text:c="3"/>'M42_E', <text:s text:c="3"/>'SRID=3946;POLYGON((1379700 5225960,1379720 5225960,1379720 5225940,1379700 5225940,1379700 5225960))');INSERT INTO  <text:s/>batiment ( <text:s text:c="3"/>id, <text:s text:c="3"/>geometry_asewkt) <text:s/>VALUES ( <text:s text:c="3"/>'M42_F', <text:s text:c="3"/>'SRID=3946;POLYGON((1379740 5225960,1379760 5225960,1379760 5225940,1379740 5225940,1379740 5225960))');INSERT INTO  <text:s/>batiment ( <text:s text:c="3"/>id, <text:s text:c="3"/>geometry_asewkt) <text:s/>VALUES ( <text:s text:c="3"/>'M42_G', <text:s text:c="3"/>'SRID=3946;POLYGON((1379660 5225930,1379680 5225930,1379680 5225910,1379660 5225910,1379660 5225930))');INSERT INTO  <text:s/>batiment ( <text:s text:c="3"/>id, <text:s text:c="3"/>geometry_asewkt) <text:s/>VALUES ( <text:s text:c="3"/>'M42_H', <text:s text:c="3"/>'SRID=3946;POLYGON((1379700 5225930,1379720 5225930,1379720 5225910,1379700 5225910,1379700 5225930))');INSERT INTO  <text:s/>batiment ( <text:s text:c="3"/>id, <text:s text:c="3"/>geometry_asewkt) <text:s/>VALUES ( <text:s text:c="3"/>'M42_I', <text:s text:c="3"/>'SRID=3946;POLYGON((1379740 5225930,1379760 5225930,1379760 5225910,1379740 5225910,1379740 5225930))');INSERT INTO  <text:s/>bordure ( <text:s text:c="3"/>id, <text:s text:c="3"/>geometry_asewkt) <text:s/>VALUES ( <text:s text:c="3"/>'M42_M', <text:s text:c="3"/>'SRID=3946;LINESTRING(1379690 5225990,1379690 5225970,1379690 5225930,1379690 5225910)');INSERT INTO  <text:s/>bordure ( <text:s text:c="3"/>id, <text:s text:c="3"/>geometry_asewkt) <text:s/>VALUES ( <text:s text:c="3"/>'M42_N', <text:s text:c="3"/>'SRID=3946;LINESTRING(1379730 5225990,1379730 5225970,1379730 5225930,1379730 5225910)');INSERT INTO  <text:s/>cloture ( <text:s text:c="3"/>id, <text:s text:c="3"/>geometry_asewkt) <text:s/>VALUES ( <text:s text:c="3"/>'M42_O', <text:s text:c="3"/>'SRID=3946;LINESTRING(1379640 5226000,1379690 5225970,1379730 5225930,1379780 5225900)');INSERT INTO  <text:s/>cloture ( <text:s text:c="3"/>id, <text:s text:c="3"/>geometry_asewkt) <text:s/>VALUES ( <text:s text:c="3"/>'M42_P', <text:s text:c="3"/>'SRID=3946;LINESTRING(1379640 5226000,1379690 5225970,1379730 5225930,1379780 5225900)');INSERT INTO  <text:s/>affleurant ( <text:s text:c="3"/>id, <text:s text:c="3"/>geometry_asewkt) <text:s/>VALUES ( <text:s text:c="3"/>'M42_W', <text:s text:c="3"/>'SRID=3946;POINT(1379690 5225970)');INSERT INTO  <text:s/>affleurant ( <text:s text:c="3"/>id, <text:s text:c="3"/>geometry_asewkt) <text:s/>VALUES ( <text:s text:c="3"/>'M42_X', <text:s text:c="3"/>'SRID=3946;POINT(1379730 5225970)');INSERT INTO  <text:s/>affleurant ( <text:s text:c="3"/>id, <text:s text:c="3"/>geometry_asewkt) <text:s/>VALUES ( <text:s text:c="3"/>'M42_Y', <text:s text:c="3"/>'SRID=3946;POINT(1379690 5225930)');INSERT INTO  <text:s/>affleurant ( <text:s text:c="3"/>id, <text:s text:c="3"/>geometry_asewkt) <text:s/>VALUES ( <text:s text:c="3"/>'M42_Z', <text:s text:c="3"/>'SRID=3946;POINT(1379730 5225930)');</text:p>
          </table:table-cell>
        </table:table-row>
        <table:table-row table:style-name="ro1">
          <table:table-cell table:formula="of:=CONCATENATE([case_00140_00100.J20];[batiment.CM20];[bordure.U20];[mur.U20];[affleurant.Q20])" office:value-type="string" office:string-value="INSERT INTO &#13;  case_00140_00100 (&#13;    id,&#13;    geometry_asewkt)&#13;  VALUES (&#13;    'M43',&#13;    'SRID=3946;POLYGON((1379780 5226000,1379920 5226000,1379920 5225900,1379780 5225900,1379780 5226000))');&#13;INSERT INTO &#13;  batiment (&#13;    id,&#13;    geometry_asewkt)&#13;  VALUES (&#13;    'M43_A',&#13;    'SRID=3946;POLYGON((1379800 5225990,1379820 5225990,1379820 5225970,1379800 5225970,1379800 5225990))');&#13;&#13;INSERT INTO &#13;  batiment (&#13;    id,&#13;    geometry_asewkt)&#13;  VALUES (&#13;    'M43_B',&#13;    'SRID=3946;POLYGON((1379840 5225990,1379860 5225990,1379860 5225970,1379840 5225970,1379840 5225990))');&#13;&#13;INSERT INTO &#13;  batiment (&#13;    id,&#13;    geometry_asewkt)&#13;  VALUES (&#13;    'M43_C',&#13;    'SRID=3946;POLYGON((1379880 5225990,1379900 5225990,1379900 5225970,1379880 5225970,1379880 5225990))');&#13;&#13;INSERT INTO &#13;  batiment (&#13;    id,&#13;    geometry_asewkt)&#13;  VALUES (&#13;    'M43_D',&#13;    'SRID=3946;POLYGON((1379800 5225960,1379820 5225960,1379820 5225940,1379800 5225940,1379800 5225960))');&#13;&#13;INSERT INTO &#13;  batiment (&#13;    id,&#13;    geometry_asewkt)&#13;  VALUES (&#13;    'M43_E',&#13;    'SRID=3946;POLYGON((1379840 5225960,1379860 5225960,1379860 5225940,1379840 5225940,1379840 5225960))');&#13;&#13;INSERT INTO &#13;  batiment (&#13;    id,&#13;    geometry_asewkt)&#13;  VALUES (&#13;    'M43_F',&#13;    'SRID=3946;POLYGON((1379880 5225960,1379900 5225960,1379900 5225940,1379880 5225940,1379880 5225960))');&#13;&#13;INSERT INTO &#13;  batiment (&#13;    id,&#13;    geometry_asewkt)&#13;  VALUES (&#13;    'M43_G',&#13;    'SRID=3946;POLYGON((1379800 5225930,1379820 5225930,1379820 5225910,1379800 5225910,1379800 5225930))');&#13;&#13;INSERT INTO &#13;  batiment (&#13;    id,&#13;    geometry_asewkt)&#13;  VALUES (&#13;    'M43_H',&#13;    'SRID=3946;POLYGON((1379840 5225930,1379860 5225930,1379860 5225910,1379840 5225910,1379840 5225930))');&#13;&#13;INSERT INTO &#13;  batiment (&#13;    id,&#13;    geometry_asewkt)&#13;  VALUES (&#13;    'M43_I',&#13;    'SRID=3946;POLYGON((1379880 5225930,1379900 5225930,1379900 5225910,1379880 5225910,1379880 5225930))');&#13;&#13;INSERT INTO &#13;  bordure (&#13;    id,&#13;    geometry_asewkt)&#13;  VALUES (&#13;    'M43_M',&#13;    'SRID=3946;LINESTRING(1379830 5225990,1379830 5225970,1379830 5225930,1379830 5225910)');&#13;&#13;INSERT INTO &#13;  bordure (&#13;    id,&#13;    geometry_asewkt)&#13;  VALUES (&#13;    'M43_N',&#13;    'SRID=3946;LINESTRING(1379870 5225990,1379870 5225970,1379870 5225930,1379870 5225910)');&#13;&#13;INSERT INTO &#13;  cloture (&#13;    id,&#13;    geometry_asewkt)&#13;  VALUES (&#13;    'M43_O',&#13;    'SRID=3946;LINESTRING(1379780 5226000,1379830 5225970,1379870 5225930,1379920 5225900)');&#13;&#13;INSERT INTO &#13;  cloture (&#13;    id,&#13;    geometry_asewkt)&#13;  VALUES (&#13;    'M43_P',&#13;    'SRID=3946;LINESTRING(1379780 5226000,1379830 5225970,1379870 5225930,1379920 5225900)');&#13;&#13;INSERT INTO &#13;  affleurant (&#13;    id,&#13;    geometry_asewkt)&#13;  VALUES (&#13;    'M43_W',&#13;    'SRID=3946;POINT(1379830 5225970)');&#13;&#13;INSERT INTO &#13;  affleurant (&#13;    id,&#13;    geometry_asewkt)&#13;  VALUES (&#13;    'M43_X',&#13;    'SRID=3946;POINT(1379870 5225970)');&#13;&#13;INSERT INTO &#13;  affleurant (&#13;    id,&#13;    geometry_asewkt)&#13;  VALUES (&#13;    'M43_Y',&#13;    'SRID=3946;POINT(1379830 5225930)');&#13;&#13;INSERT INTO &#13;  affleurant (&#13;    id,&#13;    geometry_asewkt)&#13;  VALUES (&#13;    'M43_Z',&#13;    'SRID=3946;POINT(1379870 5225930)');&#13;&#13;" calcext:value-type="string">
            <text:p>INSERT INTO  <text:s/>case_00140_00100 ( <text:s text:c="3"/>id, <text:s text:c="3"/>geometry_asewkt) <text:s/>VALUES ( <text:s text:c="3"/>'M43', <text:s text:c="3"/>'SRID=3946;POLYGON((1379780 5226000,1379920 5226000,1379920 5225900,1379780 5225900,1379780 5226000))');INSERT INTO  <text:s/>batiment ( <text:s text:c="3"/>id, <text:s text:c="3"/>geometry_asewkt) <text:s/>VALUES ( <text:s text:c="3"/>'M43_A', <text:s text:c="3"/>'SRID=3946;POLYGON((1379800 5225990,1379820 5225990,1379820 5225970,1379800 5225970,1379800 5225990))');INSERT INTO  <text:s/>batiment ( <text:s text:c="3"/>id, <text:s text:c="3"/>geometry_asewkt) <text:s/>VALUES ( <text:s text:c="3"/>'M43_B', <text:s text:c="3"/>'SRID=3946;POLYGON((1379840 5225990,1379860 5225990,1379860 5225970,1379840 5225970,1379840 5225990))');INSERT INTO  <text:s/>batiment ( <text:s text:c="3"/>id, <text:s text:c="3"/>geometry_asewkt) <text:s/>VALUES ( <text:s text:c="3"/>'M43_C', <text:s text:c="3"/>'SRID=3946;POLYGON((1379880 5225990,1379900 5225990,1379900 5225970,1379880 5225970,1379880 5225990))');INSERT INTO  <text:s/>batiment ( <text:s text:c="3"/>id, <text:s text:c="3"/>geometry_asewkt) <text:s/>VALUES ( <text:s text:c="3"/>'M43_D', <text:s text:c="3"/>'SRID=3946;POLYGON((1379800 5225960,1379820 5225960,1379820 5225940,1379800 5225940,1379800 5225960))');INSERT INTO  <text:s/>batiment ( <text:s text:c="3"/>id, <text:s text:c="3"/>geometry_asewkt) <text:s/>VALUES ( <text:s text:c="3"/>'M43_E', <text:s text:c="3"/>'SRID=3946;POLYGON((1379840 5225960,1379860 5225960,1379860 5225940,1379840 5225940,1379840 5225960))');INSERT INTO  <text:s/>batiment ( <text:s text:c="3"/>id, <text:s text:c="3"/>geometry_asewkt) <text:s/>VALUES ( <text:s text:c="3"/>'M43_F', <text:s text:c="3"/>'SRID=3946;POLYGON((1379880 5225960,1379900 5225960,1379900 5225940,1379880 5225940,1379880 5225960))');INSERT INTO  <text:s/>batiment ( <text:s text:c="3"/>id, <text:s text:c="3"/>geometry_asewkt) <text:s/>VALUES ( <text:s text:c="3"/>'M43_G', <text:s text:c="3"/>'SRID=3946;POLYGON((1379800 5225930,1379820 5225930,1379820 5225910,1379800 5225910,1379800 5225930))');INSERT INTO  <text:s/>batiment ( <text:s text:c="3"/>id, <text:s text:c="3"/>geometry_asewkt) <text:s/>VALUES ( <text:s text:c="3"/>'M43_H', <text:s text:c="3"/>'SRID=3946;POLYGON((1379840 5225930,1379860 5225930,1379860 5225910,1379840 5225910,1379840 5225930))');INSERT INTO  <text:s/>batiment ( <text:s text:c="3"/>id, <text:s text:c="3"/>geometry_asewkt) <text:s/>VALUES ( <text:s text:c="3"/>'M43_I', <text:s text:c="3"/>'SRID=3946;POLYGON((1379880 5225930,1379900 5225930,1379900 5225910,1379880 5225910,1379880 5225930))');INSERT INTO  <text:s/>bordure ( <text:s text:c="3"/>id, <text:s text:c="3"/>geometry_asewkt) <text:s/>VALUES ( <text:s text:c="3"/>'M43_M', <text:s text:c="3"/>'SRID=3946;LINESTRING(1379830 5225990,1379830 5225970,1379830 5225930,1379830 5225910)');INSERT INTO  <text:s/>bordure ( <text:s text:c="3"/>id, <text:s text:c="3"/>geometry_asewkt) <text:s/>VALUES ( <text:s text:c="3"/>'M43_N', <text:s text:c="3"/>'SRID=3946;LINESTRING(1379870 5225990,1379870 5225970,1379870 5225930,1379870 5225910)');INSERT INTO  <text:s/>cloture ( <text:s text:c="3"/>id, <text:s text:c="3"/>geometry_asewkt) <text:s/>VALUES ( <text:s text:c="3"/>'M43_O', <text:s text:c="3"/>'SRID=3946;LINESTRING(1379780 5226000,1379830 5225970,1379870 5225930,1379920 5225900)');INSERT INTO  <text:s/>cloture ( <text:s text:c="3"/>id, <text:s text:c="3"/>geometry_asewkt) <text:s/>VALUES ( <text:s text:c="3"/>'M43_P', <text:s text:c="3"/>'SRID=3946;LINESTRING(1379780 5226000,1379830 5225970,1379870 5225930,1379920 5225900)');INSERT INTO  <text:s/>affleurant ( <text:s text:c="3"/>id, <text:s text:c="3"/>geometry_asewkt) <text:s/>VALUES ( <text:s text:c="3"/>'M43_W', <text:s text:c="3"/>'SRID=3946;POINT(1379830 5225970)');INSERT INTO  <text:s/>affleurant ( <text:s text:c="3"/>id, <text:s text:c="3"/>geometry_asewkt) <text:s/>VALUES ( <text:s text:c="3"/>'M43_X', <text:s text:c="3"/>'SRID=3946;POINT(1379870 5225970)');INSERT INTO  <text:s/>affleurant ( <text:s text:c="3"/>id, <text:s text:c="3"/>geometry_asewkt) <text:s/>VALUES ( <text:s text:c="3"/>'M43_Y', <text:s text:c="3"/>'SRID=3946;POINT(1379830 5225930)');INSERT INTO  <text:s/>affleurant ( <text:s text:c="3"/>id, <text:s text:c="3"/>geometry_asewkt) <text:s/>VALUES ( <text:s text:c="3"/>'M43_Z', <text:s text:c="3"/>'SRID=3946;POINT(1379870 5225930)');</text:p>
          </table:table-cell>
        </table:table-row>
        <table:table-row table:style-name="ro1">
          <table:table-cell table:formula="of:=CONCATENATE([case_00140_00100.J21];[batiment.CM21];[bordure.U21];[mur.U21];[affleurant.Q21])" office:value-type="string" office:string-value="INSERT INTO &#13;  case_00140_00100 (&#13;    id,&#13;    geometry_asewkt)&#13;  VALUES (&#13;    'M44',&#13;    'SRID=3946;POLYGON((1379920 5226000,1380060 5226000,1380060 5225900,1379920 5225900,1379920 5226000))');&#13;INSERT INTO &#13;  batiment (&#13;    id,&#13;    geometry_asewkt)&#13;  VALUES (&#13;    'M44_A',&#13;    'SRID=3946;POLYGON((1379940 5225990,1379960 5225990,1379960 5225970,1379940 5225970,1379940 5225990))');&#13;&#13;INSERT INTO &#13;  batiment (&#13;    id,&#13;    geometry_asewkt)&#13;  VALUES (&#13;    'M44_B',&#13;    'SRID=3946;POLYGON((1379980 5225990,1380000 5225990,1380000 5225970,1379980 5225970,1379980 5225990))');&#13;&#13;INSERT INTO &#13;  batiment (&#13;    id,&#13;    geometry_asewkt)&#13;  VALUES (&#13;    'M44_C',&#13;    'SRID=3946;POLYGON((1380020 5225990,1380040 5225990,1380040 5225970,1380020 5225970,1380020 5225990))');&#13;&#13;INSERT INTO &#13;  batiment (&#13;    id,&#13;    geometry_asewkt)&#13;  VALUES (&#13;    'M44_D',&#13;    'SRID=3946;POLYGON((1379940 5225960,1379960 5225960,1379960 5225940,1379940 5225940,1379940 5225960))');&#13;&#13;INSERT INTO &#13;  batiment (&#13;    id,&#13;    geometry_asewkt)&#13;  VALUES (&#13;    'M44_E',&#13;    'SRID=3946;POLYGON((1379980 5225960,1380000 5225960,1380000 5225940,1379980 5225940,1379980 5225960))');&#13;&#13;INSERT INTO &#13;  batiment (&#13;    id,&#13;    geometry_asewkt)&#13;  VALUES (&#13;    'M44_F',&#13;    'SRID=3946;POLYGON((1380020 5225960,1380040 5225960,1380040 5225940,1380020 5225940,1380020 5225960))');&#13;&#13;INSERT INTO &#13;  batiment (&#13;    id,&#13;    geometry_asewkt)&#13;  VALUES (&#13;    'M44_G',&#13;    'SRID=3946;POLYGON((1379940 5225930,1379960 5225930,1379960 5225910,1379940 5225910,1379940 5225930))');&#13;&#13;INSERT INTO &#13;  batiment (&#13;    id,&#13;    geometry_asewkt)&#13;  VALUES (&#13;    'M44_H',&#13;    'SRID=3946;POLYGON((1379980 5225930,1380000 5225930,1380000 5225910,1379980 5225910,1379980 5225930))');&#13;&#13;INSERT INTO &#13;  batiment (&#13;    id,&#13;    geometry_asewkt)&#13;  VALUES (&#13;    'M44_I',&#13;    'SRID=3946;POLYGON((1380020 5225930,1380040 5225930,1380040 5225910,1380020 5225910,1380020 5225930))');&#13;&#13;INSERT INTO &#13;  bordure (&#13;    id,&#13;    geometry_asewkt)&#13;  VALUES (&#13;    'M44_M',&#13;    'SRID=3946;LINESTRING(1379970 5225990,1379970 5225970,1379970 5225930,1379970 5225910)');&#13;&#13;INSERT INTO &#13;  bordure (&#13;    id,&#13;    geometry_asewkt)&#13;  VALUES (&#13;    'M44_N',&#13;    'SRID=3946;LINESTRING(1380010 5225990,1380010 5225970,1380010 5225930,1380010 5225910)');&#13;&#13;INSERT INTO &#13;  cloture (&#13;    id,&#13;    geometry_asewkt)&#13;  VALUES (&#13;    'M44_O',&#13;    'SRID=3946;LINESTRING(1379920 5226000,1379970 5225970,1380010 5225930,1380060 5225900)');&#13;&#13;INSERT INTO &#13;  cloture (&#13;    id,&#13;    geometry_asewkt)&#13;  VALUES (&#13;    'M44_P',&#13;    'SRID=3946;LINESTRING(1379920 5226000,1379970 5225970,1380010 5225930,1380060 5225900)');&#13;&#13;INSERT INTO &#13;  affleurant (&#13;    id,&#13;    geometry_asewkt)&#13;  VALUES (&#13;    'M44_W',&#13;    'SRID=3946;POINT(1379970 5225970)');&#13;&#13;INSERT INTO &#13;  affleurant (&#13;    id,&#13;    geometry_asewkt)&#13;  VALUES (&#13;    'M44_X',&#13;    'SRID=3946;POINT(1380010 5225970)');&#13;&#13;INSERT INTO &#13;  affleurant (&#13;    id,&#13;    geometry_asewkt)&#13;  VALUES (&#13;    'M44_Y',&#13;    'SRID=3946;POINT(1379970 5225930)');&#13;&#13;INSERT INTO &#13;  affleurant (&#13;    id,&#13;    geometry_asewkt)&#13;  VALUES (&#13;    'M44_Z',&#13;    'SRID=3946;POINT(1380010 5225930)');&#13;&#13;" calcext:value-type="string">
            <text:p>INSERT INTO  <text:s/>case_00140_00100 ( <text:s text:c="3"/>id, <text:s text:c="3"/>geometry_asewkt) <text:s/>VALUES ( <text:s text:c="3"/>'M44', <text:s text:c="3"/>'SRID=3946;POLYGON((1379920 5226000,1380060 5226000,1380060 5225900,1379920 5225900,1379920 5226000))');INSERT INTO  <text:s/>batiment ( <text:s text:c="3"/>id, <text:s text:c="3"/>geometry_asewkt) <text:s/>VALUES ( <text:s text:c="3"/>'M44_A', <text:s text:c="3"/>'SRID=3946;POLYGON((1379940 5225990,1379960 5225990,1379960 5225970,1379940 5225970,1379940 5225990))');INSERT INTO  <text:s/>batiment ( <text:s text:c="3"/>id, <text:s text:c="3"/>geometry_asewkt) <text:s/>VALUES ( <text:s text:c="3"/>'M44_B', <text:s text:c="3"/>'SRID=3946;POLYGON((1379980 5225990,1380000 5225990,1380000 5225970,1379980 5225970,1379980 5225990))');INSERT INTO  <text:s/>batiment ( <text:s text:c="3"/>id, <text:s text:c="3"/>geometry_asewkt) <text:s/>VALUES ( <text:s text:c="3"/>'M44_C', <text:s text:c="3"/>'SRID=3946;POLYGON((1380020 5225990,1380040 5225990,1380040 5225970,1380020 5225970,1380020 5225990))');INSERT INTO  <text:s/>batiment ( <text:s text:c="3"/>id, <text:s text:c="3"/>geometry_asewkt) <text:s/>VALUES ( <text:s text:c="3"/>'M44_D', <text:s text:c="3"/>'SRID=3946;POLYGON((1379940 5225960,1379960 5225960,1379960 5225940,1379940 5225940,1379940 5225960))');INSERT INTO  <text:s/>batiment ( <text:s text:c="3"/>id, <text:s text:c="3"/>geometry_asewkt) <text:s/>VALUES ( <text:s text:c="3"/>'M44_E', <text:s text:c="3"/>'SRID=3946;POLYGON((1379980 5225960,1380000 5225960,1380000 5225940,1379980 5225940,1379980 5225960))');INSERT INTO  <text:s/>batiment ( <text:s text:c="3"/>id, <text:s text:c="3"/>geometry_asewkt) <text:s/>VALUES ( <text:s text:c="3"/>'M44_F', <text:s text:c="3"/>'SRID=3946;POLYGON((1380020 5225960,1380040 5225960,1380040 5225940,1380020 5225940,1380020 5225960))');INSERT INTO  <text:s/>batiment ( <text:s text:c="3"/>id, <text:s text:c="3"/>geometry_asewkt) <text:s/>VALUES ( <text:s text:c="3"/>'M44_G', <text:s text:c="3"/>'SRID=3946;POLYGON((1379940 5225930,1379960 5225930,1379960 5225910,1379940 5225910,1379940 5225930))');INSERT INTO  <text:s/>batiment ( <text:s text:c="3"/>id, <text:s text:c="3"/>geometry_asewkt) <text:s/>VALUES ( <text:s text:c="3"/>'M44_H', <text:s text:c="3"/>'SRID=3946;POLYGON((1379980 5225930,1380000 5225930,1380000 5225910,1379980 5225910,1379980 5225930))');INSERT INTO  <text:s/>batiment ( <text:s text:c="3"/>id, <text:s text:c="3"/>geometry_asewkt) <text:s/>VALUES ( <text:s text:c="3"/>'M44_I', <text:s text:c="3"/>'SRID=3946;POLYGON((1380020 5225930,1380040 5225930,1380040 5225910,1380020 5225910,1380020 5225930))');INSERT INTO  <text:s/>bordure ( <text:s text:c="3"/>id, <text:s text:c="3"/>geometry_asewkt) <text:s/>VALUES ( <text:s text:c="3"/>'M44_M', <text:s text:c="3"/>'SRID=3946;LINESTRING(1379970 5225990,1379970 5225970,1379970 5225930,1379970 5225910)');INSERT INTO  <text:s/>bordure ( <text:s text:c="3"/>id, <text:s text:c="3"/>geometry_asewkt) <text:s/>VALUES ( <text:s text:c="3"/>'M44_N', <text:s text:c="3"/>'SRID=3946;LINESTRING(1380010 5225990,1380010 5225970,1380010 5225930,1380010 5225910)');INSERT INTO  <text:s/>cloture ( <text:s text:c="3"/>id, <text:s text:c="3"/>geometry_asewkt) <text:s/>VALUES ( <text:s text:c="3"/>'M44_O', <text:s text:c="3"/>'SRID=3946;LINESTRING(1379920 5226000,1379970 5225970,1380010 5225930,1380060 5225900)');INSERT INTO  <text:s/>cloture ( <text:s text:c="3"/>id, <text:s text:c="3"/>geometry_asewkt) <text:s/>VALUES ( <text:s text:c="3"/>'M44_P', <text:s text:c="3"/>'SRID=3946;LINESTRING(1379920 5226000,1379970 5225970,1380010 5225930,1380060 5225900)');INSERT INTO  <text:s/>affleurant ( <text:s text:c="3"/>id, <text:s text:c="3"/>geometry_asewkt) <text:s/>VALUES ( <text:s text:c="3"/>'M44_W', <text:s text:c="3"/>'SRID=3946;POINT(1379970 5225970)');INSERT INTO  <text:s/>affleurant ( <text:s text:c="3"/>id, <text:s text:c="3"/>geometry_asewkt) <text:s/>VALUES ( <text:s text:c="3"/>'M44_X', <text:s text:c="3"/>'SRID=3946;POINT(1380010 5225970)');INSERT INTO  <text:s/>affleurant ( <text:s text:c="3"/>id, <text:s text:c="3"/>geometry_asewkt) <text:s/>VALUES ( <text:s text:c="3"/>'M44_Y', <text:s text:c="3"/>'SRID=3946;POINT(1379970 5225930)');INSERT INTO  <text:s/>affleurant ( <text:s text:c="3"/>id, <text:s text:c="3"/>geometry_asewkt) <text:s/>VALUES ( <text:s text:c="3"/>'M44_Z', <text:s text:c="3"/>'SRID=3946;POINT(1380010 5225930)');</text:p>
          </table:table-cell>
        </table:table-row>
        <table:table-row table:style-name="ro1">
          <table:table-cell table:formula="of:=CONCATENATE([case_00140_00100.J22];[batiment.CM22];[bordure.U22];[mur.U22];[affleurant.Q22])" office:value-type="string" office:string-value="INSERT INTO &#13;  case_00140_00100 (&#13;    id,&#13;    geometry_asewkt)&#13;  VALUES (&#13;    'M45',&#13;    'SRID=3946;POLYGON((1380060 5226000,1380200 5226000,1380200 5225900,1380060 5225900,1380060 5226000))');&#13;INSERT INTO &#13;  batiment (&#13;    id,&#13;    geometry_asewkt)&#13;  VALUES (&#13;    'M45_A',&#13;    'SRID=3946;POLYGON((1380080 5225990,1380100 5225990,1380100 5225970,1380080 5225970,1380080 5225990))');&#13;&#13;INSERT INTO &#13;  batiment (&#13;    id,&#13;    geometry_asewkt)&#13;  VALUES (&#13;    'M45_B',&#13;    'SRID=3946;POLYGON((1380120 5225990,1380140 5225990,1380140 5225970,1380120 5225970,1380120 5225990))');&#13;&#13;INSERT INTO &#13;  batiment (&#13;    id,&#13;    geometry_asewkt)&#13;  VALUES (&#13;    'M45_C',&#13;    'SRID=3946;POLYGON((1380160 5225990,1380180 5225990,1380180 5225970,1380160 5225970,1380160 5225990))');&#13;&#13;INSERT INTO &#13;  batiment (&#13;    id,&#13;    geometry_asewkt)&#13;  VALUES (&#13;    'M45_D',&#13;    'SRID=3946;POLYGON((1380080 5225960,1380100 5225960,1380100 5225940,1380080 5225940,1380080 5225960))');&#13;&#13;INSERT INTO &#13;  batiment (&#13;    id,&#13;    geometry_asewkt)&#13;  VALUES (&#13;    'M45_E',&#13;    'SRID=3946;POLYGON((1380120 5225960,1380140 5225960,1380140 5225940,1380120 5225940,1380120 5225960))');&#13;&#13;INSERT INTO &#13;  batiment (&#13;    id,&#13;    geometry_asewkt)&#13;  VALUES (&#13;    'M45_F',&#13;    'SRID=3946;POLYGON((1380160 5225960,1380180 5225960,1380180 5225940,1380160 5225940,1380160 5225960))');&#13;&#13;INSERT INTO &#13;  batiment (&#13;    id,&#13;    geometry_asewkt)&#13;  VALUES (&#13;    'M45_G',&#13;    'SRID=3946;POLYGON((1380080 5225930,1380100 5225930,1380100 5225910,1380080 5225910,1380080 5225930))');&#13;&#13;INSERT INTO &#13;  batiment (&#13;    id,&#13;    geometry_asewkt)&#13;  VALUES (&#13;    'M45_H',&#13;    'SRID=3946;POLYGON((1380120 5225930,1380140 5225930,1380140 5225910,1380120 5225910,1380120 5225930))');&#13;&#13;INSERT INTO &#13;  batiment (&#13;    id,&#13;    geometry_asewkt)&#13;  VALUES (&#13;    'M45_I',&#13;    'SRID=3946;POLYGON((1380160 5225930,1380180 5225930,1380180 5225910,1380160 5225910,1380160 5225930))');&#13;&#13;INSERT INTO &#13;  bordure (&#13;    id,&#13;    geometry_asewkt)&#13;  VALUES (&#13;    'M45_M',&#13;    'SRID=3946;LINESTRING(1380110 5225990,1380110 5225970,1380110 5225930,1380110 5225910)');&#13;&#13;INSERT INTO &#13;  bordure (&#13;    id,&#13;    geometry_asewkt)&#13;  VALUES (&#13;    'M45_N',&#13;    'SRID=3946;LINESTRING(1380150 5225990,1380150 5225970,1380150 5225930,1380150 5225910)');&#13;&#13;INSERT INTO &#13;  cloture (&#13;    id,&#13;    geometry_asewkt)&#13;  VALUES (&#13;    'M45_O',&#13;    'SRID=3946;LINESTRING(1380060 5226000,1380110 5225970,1380150 5225930,1380200 5225900)');&#13;&#13;INSERT INTO &#13;  cloture (&#13;    id,&#13;    geometry_asewkt)&#13;  VALUES (&#13;    'M45_P',&#13;    'SRID=3946;LINESTRING(1380060 5226000,1380110 5225970,1380150 5225930,1380200 5225900)');&#13;&#13;INSERT INTO &#13;  affleurant (&#13;    id,&#13;    geometry_asewkt)&#13;  VALUES (&#13;    'M45_W',&#13;    'SRID=3946;POINT(1380110 5225970)');&#13;&#13;INSERT INTO &#13;  affleurant (&#13;    id,&#13;    geometry_asewkt)&#13;  VALUES (&#13;    'M45_X',&#13;    'SRID=3946;POINT(1380150 5225970)');&#13;&#13;INSERT INTO &#13;  affleurant (&#13;    id,&#13;    geometry_asewkt)&#13;  VALUES (&#13;    'M45_Y',&#13;    'SRID=3946;POINT(1380110 5225930)');&#13;&#13;INSERT INTO &#13;  affleurant (&#13;    id,&#13;    geometry_asewkt)&#13;  VALUES (&#13;    'M45_Z',&#13;    'SRID=3946;POINT(1380150 5225930)');&#13;&#13;" calcext:value-type="string">
            <text:p>INSERT INTO  <text:s/>case_00140_00100 ( <text:s text:c="3"/>id, <text:s text:c="3"/>geometry_asewkt) <text:s/>VALUES ( <text:s text:c="3"/>'M45', <text:s text:c="3"/>'SRID=3946;POLYGON((1380060 5226000,1380200 5226000,1380200 5225900,1380060 5225900,1380060 5226000))');INSERT INTO  <text:s/>batiment ( <text:s text:c="3"/>id, <text:s text:c="3"/>geometry_asewkt) <text:s/>VALUES ( <text:s text:c="3"/>'M45_A', <text:s text:c="3"/>'SRID=3946;POLYGON((1380080 5225990,1380100 5225990,1380100 5225970,1380080 5225970,1380080 5225990))');INSERT INTO  <text:s/>batiment ( <text:s text:c="3"/>id, <text:s text:c="3"/>geometry_asewkt) <text:s/>VALUES ( <text:s text:c="3"/>'M45_B', <text:s text:c="3"/>'SRID=3946;POLYGON((1380120 5225990,1380140 5225990,1380140 5225970,1380120 5225970,1380120 5225990))');INSERT INTO  <text:s/>batiment ( <text:s text:c="3"/>id, <text:s text:c="3"/>geometry_asewkt) <text:s/>VALUES ( <text:s text:c="3"/>'M45_C', <text:s text:c="3"/>'SRID=3946;POLYGON((1380160 5225990,1380180 5225990,1380180 5225970,1380160 5225970,1380160 5225990))');INSERT INTO  <text:s/>batiment ( <text:s text:c="3"/>id, <text:s text:c="3"/>geometry_asewkt) <text:s/>VALUES ( <text:s text:c="3"/>'M45_D', <text:s text:c="3"/>'SRID=3946;POLYGON((1380080 5225960,1380100 5225960,1380100 5225940,1380080 5225940,1380080 5225960))');INSERT INTO  <text:s/>batiment ( <text:s text:c="3"/>id, <text:s text:c="3"/>geometry_asewkt) <text:s/>VALUES ( <text:s text:c="3"/>'M45_E', <text:s text:c="3"/>'SRID=3946;POLYGON((1380120 5225960,1380140 5225960,1380140 5225940,1380120 5225940,1380120 5225960))');INSERT INTO  <text:s/>batiment ( <text:s text:c="3"/>id, <text:s text:c="3"/>geometry_asewkt) <text:s/>VALUES ( <text:s text:c="3"/>'M45_F', <text:s text:c="3"/>'SRID=3946;POLYGON((1380160 5225960,1380180 5225960,1380180 5225940,1380160 5225940,1380160 5225960))');INSERT INTO  <text:s/>batiment ( <text:s text:c="3"/>id, <text:s text:c="3"/>geometry_asewkt) <text:s/>VALUES ( <text:s text:c="3"/>'M45_G', <text:s text:c="3"/>'SRID=3946;POLYGON((1380080 5225930,1380100 5225930,1380100 5225910,1380080 5225910,1380080 5225930))');INSERT INTO  <text:s/>batiment ( <text:s text:c="3"/>id, <text:s text:c="3"/>geometry_asewkt) <text:s/>VALUES ( <text:s text:c="3"/>'M45_H', <text:s text:c="3"/>'SRID=3946;POLYGON((1380120 5225930,1380140 5225930,1380140 5225910,1380120 5225910,1380120 5225930))');INSERT INTO  <text:s/>batiment ( <text:s text:c="3"/>id, <text:s text:c="3"/>geometry_asewkt) <text:s/>VALUES ( <text:s text:c="3"/>'M45_I', <text:s text:c="3"/>'SRID=3946;POLYGON((1380160 5225930,1380180 5225930,1380180 5225910,1380160 5225910,1380160 5225930))');INSERT INTO  <text:s/>bordure ( <text:s text:c="3"/>id, <text:s text:c="3"/>geometry_asewkt) <text:s/>VALUES ( <text:s text:c="3"/>'M45_M', <text:s text:c="3"/>'SRID=3946;LINESTRING(1380110 5225990,1380110 5225970,1380110 5225930,1380110 5225910)');INSERT INTO  <text:s/>bordure ( <text:s text:c="3"/>id, <text:s text:c="3"/>geometry_asewkt) <text:s/>VALUES ( <text:s text:c="3"/>'M45_N', <text:s text:c="3"/>'SRID=3946;LINESTRING(1380150 5225990,1380150 5225970,1380150 5225930,1380150 5225910)');INSERT INTO  <text:s/>cloture ( <text:s text:c="3"/>id, <text:s text:c="3"/>geometry_asewkt) <text:s/>VALUES ( <text:s text:c="3"/>'M45_O', <text:s text:c="3"/>'SRID=3946;LINESTRING(1380060 5226000,1380110 5225970,1380150 5225930,1380200 5225900)');INSERT INTO  <text:s/>cloture ( <text:s text:c="3"/>id, <text:s text:c="3"/>geometry_asewkt) <text:s/>VALUES ( <text:s text:c="3"/>'M45_P', <text:s text:c="3"/>'SRID=3946;LINESTRING(1380060 5226000,1380110 5225970,1380150 5225930,1380200 5225900)');INSERT INTO  <text:s/>affleurant ( <text:s text:c="3"/>id, <text:s text:c="3"/>geometry_asewkt) <text:s/>VALUES ( <text:s text:c="3"/>'M45_W', <text:s text:c="3"/>'SRID=3946;POINT(1380110 5225970)');INSERT INTO  <text:s/>affleurant ( <text:s text:c="3"/>id, <text:s text:c="3"/>geometry_asewkt) <text:s/>VALUES ( <text:s text:c="3"/>'M45_X', <text:s text:c="3"/>'SRID=3946;POINT(1380150 5225970)');INSERT INTO  <text:s/>affleurant ( <text:s text:c="3"/>id, <text:s text:c="3"/>geometry_asewkt) <text:s/>VALUES ( <text:s text:c="3"/>'M45_Y', <text:s text:c="3"/>'SRID=3946;POINT(1380110 5225930)');INSERT INTO  <text:s/>affleurant ( <text:s text:c="3"/>id, <text:s text:c="3"/>geometry_asewkt) <text:s/>VALUES ( <text:s text:c="3"/>'M45_Z', <text:s text:c="3"/>'SRID=3946;POINT(1380150 5225930)');</text:p>
          </table:table-cell>
        </table:table-row>
        <table:table-row table:style-name="ro1">
          <table:table-cell table:formula="of:=CONCATENATE([case_00140_00100.J23];[batiment.CM23];[bordure.U23];[mur.U23];[affleurant.Q23])" office:value-type="string" office:string-value="INSERT INTO &#13;  case_00140_00100 (&#13;    id,&#13;    geometry_asewkt)&#13;  VALUES (&#13;    'M51',&#13;    'SRID=3946;POLYGON((1379500 5225900,1379640 5225900,1379640 5225800,1379500 5225800,1379500 5225900))');&#13;INSERT INTO &#13;  batiment (&#13;    id,&#13;    geometry_asewkt)&#13;  VALUES (&#13;    'M51_A',&#13;    'SRID=3946;POLYGON((1379520 5225890,1379540 5225890,1379540 5225870,1379520 5225870,1379520 5225890))');&#13;&#13;INSERT INTO &#13;  batiment (&#13;    id,&#13;    geometry_asewkt)&#13;  VALUES (&#13;    'M51_B',&#13;    'SRID=3946;POLYGON((1379560 5225890,1379580 5225890,1379580 5225870,1379560 5225870,1379560 5225890))');&#13;&#13;INSERT INTO &#13;  batiment (&#13;    id,&#13;    geometry_asewkt)&#13;  VALUES (&#13;    'M51_C',&#13;    'SRID=3946;POLYGON((1379600 5225890,1379620 5225890,1379620 5225870,1379600 5225870,1379600 5225890))');&#13;&#13;INSERT INTO &#13;  batiment (&#13;    id,&#13;    geometry_asewkt)&#13;  VALUES (&#13;    'M51_D',&#13;    'SRID=3946;POLYGON((1379520 5225860,1379540 5225860,1379540 5225840,1379520 5225840,1379520 5225860))');&#13;&#13;INSERT INTO &#13;  batiment (&#13;    id,&#13;    geometry_asewkt)&#13;  VALUES (&#13;    'M51_E',&#13;    'SRID=3946;POLYGON((1379560 5225860,1379580 5225860,1379580 5225840,1379560 5225840,1379560 5225860))');&#13;&#13;INSERT INTO &#13;  batiment (&#13;    id,&#13;    geometry_asewkt)&#13;  VALUES (&#13;    'M51_F',&#13;    'SRID=3946;POLYGON((1379600 5225860,1379620 5225860,1379620 5225840,1379600 5225840,1379600 5225860))');&#13;&#13;INSERT INTO &#13;  batiment (&#13;    id,&#13;    geometry_asewkt)&#13;  VALUES (&#13;    'M51_G',&#13;    'SRID=3946;POLYGON((1379520 5225830,1379540 5225830,1379540 5225810,1379520 5225810,1379520 5225830))');&#13;&#13;INSERT INTO &#13;  batiment (&#13;    id,&#13;    geometry_asewkt)&#13;  VALUES (&#13;    'M51_H',&#13;    'SRID=3946;POLYGON((1379560 5225830,1379580 5225830,1379580 5225810,1379560 5225810,1379560 5225830))');&#13;&#13;INSERT INTO &#13;  batiment (&#13;    id,&#13;    geometry_asewkt)&#13;  VALUES (&#13;    'M51_I',&#13;    'SRID=3946;POLYGON((1379600 5225830,1379620 5225830,1379620 5225810,1379600 5225810,1379600 5225830))');&#13;&#13;INSERT INTO &#13;  bordure (&#13;    id,&#13;    geometry_asewkt)&#13;  VALUES (&#13;    'M51_M',&#13;    'SRID=3946;LINESTRING(1379550 5225890,1379550 5225870,1379550 5225830,1379550 5225810)');&#13;&#13;INSERT INTO &#13;  bordure (&#13;    id,&#13;    geometry_asewkt)&#13;  VALUES (&#13;    'M51_N',&#13;    'SRID=3946;LINESTRING(1379590 5225890,1379590 5225870,1379590 5225830,1379590 5225810)');&#13;&#13;INSERT INTO &#13;  cloture (&#13;    id,&#13;    geometry_asewkt)&#13;  VALUES (&#13;    'M51_O',&#13;    'SRID=3946;LINESTRING(1379500 5225900,1379550 5225870,1379590 5225830,1379640 5225800)');&#13;&#13;INSERT INTO &#13;  cloture (&#13;    id,&#13;    geometry_asewkt)&#13;  VALUES (&#13;    'M51_P',&#13;    'SRID=3946;LINESTRING(1379500 5225900,1379550 5225870,1379590 5225830,1379640 5225800)');&#13;&#13;INSERT INTO &#13;  affleurant (&#13;    id,&#13;    geometry_asewkt)&#13;  VALUES (&#13;    'M51_W',&#13;    'SRID=3946;POINT(1379550 5225870)');&#13;&#13;INSERT INTO &#13;  affleurant (&#13;    id,&#13;    geometry_asewkt)&#13;  VALUES (&#13;    'M51_X',&#13;    'SRID=3946;POINT(1379590 5225870)');&#13;&#13;INSERT INTO &#13;  affleurant (&#13;    id,&#13;    geometry_asewkt)&#13;  VALUES (&#13;    'M51_Y',&#13;    'SRID=3946;POINT(1379550 5225830)');&#13;&#13;INSERT INTO &#13;  affleurant (&#13;    id,&#13;    geometry_asewkt)&#13;  VALUES (&#13;    'M51_Z',&#13;    'SRID=3946;POINT(1379590 5225830)');&#13;&#13;" calcext:value-type="string">
            <text:p>INSERT INTO  <text:s/>case_00140_00100 ( <text:s text:c="3"/>id, <text:s text:c="3"/>geometry_asewkt) <text:s/>VALUES ( <text:s text:c="3"/>'M51', <text:s text:c="3"/>'SRID=3946;POLYGON((1379500 5225900,1379640 5225900,1379640 5225800,1379500 5225800,1379500 5225900))');INSERT INTO  <text:s/>batiment ( <text:s text:c="3"/>id, <text:s text:c="3"/>geometry_asewkt) <text:s/>VALUES ( <text:s text:c="3"/>'M51_A', <text:s text:c="3"/>'SRID=3946;POLYGON((1379520 5225890,1379540 5225890,1379540 5225870,1379520 5225870,1379520 5225890))');INSERT INTO  <text:s/>batiment ( <text:s text:c="3"/>id, <text:s text:c="3"/>geometry_asewkt) <text:s/>VALUES ( <text:s text:c="3"/>'M51_B', <text:s text:c="3"/>'SRID=3946;POLYGON((1379560 5225890,1379580 5225890,1379580 5225870,1379560 5225870,1379560 5225890))');INSERT INTO  <text:s/>batiment ( <text:s text:c="3"/>id, <text:s text:c="3"/>geometry_asewkt) <text:s/>VALUES ( <text:s text:c="3"/>'M51_C', <text:s text:c="3"/>'SRID=3946;POLYGON((1379600 5225890,1379620 5225890,1379620 5225870,1379600 5225870,1379600 5225890))');INSERT INTO  <text:s/>batiment ( <text:s text:c="3"/>id, <text:s text:c="3"/>geometry_asewkt) <text:s/>VALUES ( <text:s text:c="3"/>'M51_D', <text:s text:c="3"/>'SRID=3946;POLYGON((1379520 5225860,1379540 5225860,1379540 5225840,1379520 5225840,1379520 5225860))');INSERT INTO  <text:s/>batiment ( <text:s text:c="3"/>id, <text:s text:c="3"/>geometry_asewkt) <text:s/>VALUES ( <text:s text:c="3"/>'M51_E', <text:s text:c="3"/>'SRID=3946;POLYGON((1379560 5225860,1379580 5225860,1379580 5225840,1379560 5225840,1379560 5225860))');INSERT INTO  <text:s/>batiment ( <text:s text:c="3"/>id, <text:s text:c="3"/>geometry_asewkt) <text:s/>VALUES ( <text:s text:c="3"/>'M51_F', <text:s text:c="3"/>'SRID=3946;POLYGON((1379600 5225860,1379620 5225860,1379620 5225840,1379600 5225840,1379600 5225860))');INSERT INTO  <text:s/>batiment ( <text:s text:c="3"/>id, <text:s text:c="3"/>geometry_asewkt) <text:s/>VALUES ( <text:s text:c="3"/>'M51_G', <text:s text:c="3"/>'SRID=3946;POLYGON((1379520 5225830,1379540 5225830,1379540 5225810,1379520 5225810,1379520 5225830))');INSERT INTO  <text:s/>batiment ( <text:s text:c="3"/>id, <text:s text:c="3"/>geometry_asewkt) <text:s/>VALUES ( <text:s text:c="3"/>'M51_H', <text:s text:c="3"/>'SRID=3946;POLYGON((1379560 5225830,1379580 5225830,1379580 5225810,1379560 5225810,1379560 5225830))');INSERT INTO  <text:s/>batiment ( <text:s text:c="3"/>id, <text:s text:c="3"/>geometry_asewkt) <text:s/>VALUES ( <text:s text:c="3"/>'M51_I', <text:s text:c="3"/>'SRID=3946;POLYGON((1379600 5225830,1379620 5225830,1379620 5225810,1379600 5225810,1379600 5225830))');INSERT INTO  <text:s/>bordure ( <text:s text:c="3"/>id, <text:s text:c="3"/>geometry_asewkt) <text:s/>VALUES ( <text:s text:c="3"/>'M51_M', <text:s text:c="3"/>'SRID=3946;LINESTRING(1379550 5225890,1379550 5225870,1379550 5225830,1379550 5225810)');INSERT INTO  <text:s/>bordure ( <text:s text:c="3"/>id, <text:s text:c="3"/>geometry_asewkt) <text:s/>VALUES ( <text:s text:c="3"/>'M51_N', <text:s text:c="3"/>'SRID=3946;LINESTRING(1379590 5225890,1379590 5225870,1379590 5225830,1379590 5225810)');INSERT INTO  <text:s/>cloture ( <text:s text:c="3"/>id, <text:s text:c="3"/>geometry_asewkt) <text:s/>VALUES ( <text:s text:c="3"/>'M51_O', <text:s text:c="3"/>'SRID=3946;LINESTRING(1379500 5225900,1379550 5225870,1379590 5225830,1379640 5225800)');INSERT INTO  <text:s/>cloture ( <text:s text:c="3"/>id, <text:s text:c="3"/>geometry_asewkt) <text:s/>VALUES ( <text:s text:c="3"/>'M51_P', <text:s text:c="3"/>'SRID=3946;LINESTRING(1379500 5225900,1379550 5225870,1379590 5225830,1379640 5225800)');INSERT INTO  <text:s/>affleurant ( <text:s text:c="3"/>id, <text:s text:c="3"/>geometry_asewkt) <text:s/>VALUES ( <text:s text:c="3"/>'M51_W', <text:s text:c="3"/>'SRID=3946;POINT(1379550 5225870)');INSERT INTO  <text:s/>affleurant ( <text:s text:c="3"/>id, <text:s text:c="3"/>geometry_asewkt) <text:s/>VALUES ( <text:s text:c="3"/>'M51_X', <text:s text:c="3"/>'SRID=3946;POINT(1379590 5225870)');INSERT INTO  <text:s/>affleurant ( <text:s text:c="3"/>id, <text:s text:c="3"/>geometry_asewkt) <text:s/>VALUES ( <text:s text:c="3"/>'M51_Y', <text:s text:c="3"/>'SRID=3946;POINT(1379550 5225830)');INSERT INTO  <text:s/>affleurant ( <text:s text:c="3"/>id, <text:s text:c="3"/>geometry_asewkt) <text:s/>VALUES ( <text:s text:c="3"/>'M51_Z', <text:s text:c="3"/>'SRID=3946;POINT(1379590 5225830)');</text:p>
          </table:table-cell>
        </table:table-row>
        <table:table-row table:style-name="ro1">
          <table:table-cell table:formula="of:=CONCATENATE([case_00140_00100.J24];[batiment.CM24];[bordure.U24];[mur.U24];[affleurant.Q24])" office:value-type="string" office:string-value="INSERT INTO &#13;  case_00140_00100 (&#13;    id,&#13;    geometry_asewkt)&#13;  VALUES (&#13;    'M52',&#13;    'SRID=3946;POLYGON((1379640 5225900,1379780 5225900,1379780 5225800,1379640 5225800,1379640 5225900))');&#13;INSERT INTO &#13;  batiment (&#13;    id,&#13;    geometry_asewkt)&#13;  VALUES (&#13;    'M52_A',&#13;    'SRID=3946;POLYGON((1379660 5225890,1379680 5225890,1379680 5225870,1379660 5225870,1379660 5225890))');&#13;&#13;INSERT INTO &#13;  batiment (&#13;    id,&#13;    geometry_asewkt)&#13;  VALUES (&#13;    'M52_B',&#13;    'SRID=3946;POLYGON((1379700 5225890,1379720 5225890,1379720 5225870,1379700 5225870,1379700 5225890))');&#13;&#13;INSERT INTO &#13;  batiment (&#13;    id,&#13;    geometry_asewkt)&#13;  VALUES (&#13;    'M52_C',&#13;    'SRID=3946;POLYGON((1379740 5225890,1379760 5225890,1379760 5225870,1379740 5225870,1379740 5225890))');&#13;&#13;INSERT INTO &#13;  batiment (&#13;    id,&#13;    geometry_asewkt)&#13;  VALUES (&#13;    'M52_D',&#13;    'SRID=3946;POLYGON((1379660 5225860,1379680 5225860,1379680 5225840,1379660 5225840,1379660 5225860))');&#13;&#13;INSERT INTO &#13;  batiment (&#13;    id,&#13;    geometry_asewkt)&#13;  VALUES (&#13;    'M52_E',&#13;    'SRID=3946;POLYGON((1379700 5225860,1379720 5225860,1379720 5225840,1379700 5225840,1379700 5225860))');&#13;&#13;INSERT INTO &#13;  batiment (&#13;    id,&#13;    geometry_asewkt)&#13;  VALUES (&#13;    'M52_F',&#13;    'SRID=3946;POLYGON((1379740 5225860,1379760 5225860,1379760 5225840,1379740 5225840,1379740 5225860))');&#13;&#13;INSERT INTO &#13;  batiment (&#13;    id,&#13;    geometry_asewkt)&#13;  VALUES (&#13;    'M52_G',&#13;    'SRID=3946;POLYGON((1379660 5225830,1379680 5225830,1379680 5225810,1379660 5225810,1379660 5225830))');&#13;&#13;INSERT INTO &#13;  batiment (&#13;    id,&#13;    geometry_asewkt)&#13;  VALUES (&#13;    'M52_H',&#13;    'SRID=3946;POLYGON((1379700 5225830,1379720 5225830,1379720 5225810,1379700 5225810,1379700 5225830))');&#13;&#13;INSERT INTO &#13;  batiment (&#13;    id,&#13;    geometry_asewkt)&#13;  VALUES (&#13;    'M52_I',&#13;    'SRID=3946;POLYGON((1379740 5225830,1379760 5225830,1379760 5225810,1379740 5225810,1379740 5225830))');&#13;&#13;INSERT INTO &#13;  bordure (&#13;    id,&#13;    geometry_asewkt)&#13;  VALUES (&#13;    'M52_M',&#13;    'SRID=3946;LINESTRING(1379690 5225890,1379690 5225870,1379690 5225830,1379690 5225810)');&#13;&#13;INSERT INTO &#13;  bordure (&#13;    id,&#13;    geometry_asewkt)&#13;  VALUES (&#13;    'M52_N',&#13;    'SRID=3946;LINESTRING(1379730 5225890,1379730 5225870,1379730 5225830,1379730 5225810)');&#13;&#13;INSERT INTO &#13;  cloture (&#13;    id,&#13;    geometry_asewkt)&#13;  VALUES (&#13;    'M52_O',&#13;    'SRID=3946;LINESTRING(1379640 5225900,1379690 5225870,1379730 5225830,1379780 5225800)');&#13;&#13;INSERT INTO &#13;  cloture (&#13;    id,&#13;    geometry_asewkt)&#13;  VALUES (&#13;    'M52_P',&#13;    'SRID=3946;LINESTRING(1379640 5225900,1379690 5225870,1379730 5225830,1379780 5225800)');&#13;&#13;INSERT INTO &#13;  affleurant (&#13;    id,&#13;    geometry_asewkt)&#13;  VALUES (&#13;    'M52_W',&#13;    'SRID=3946;POINT(1379690 5225870)');&#13;&#13;INSERT INTO &#13;  affleurant (&#13;    id,&#13;    geometry_asewkt)&#13;  VALUES (&#13;    'M52_X',&#13;    'SRID=3946;POINT(1379730 5225870)');&#13;&#13;INSERT INTO &#13;  affleurant (&#13;    id,&#13;    geometry_asewkt)&#13;  VALUES (&#13;    'M52_Y',&#13;    'SRID=3946;POINT(1379690 5225830)');&#13;&#13;INSERT INTO &#13;  affleurant (&#13;    id,&#13;    geometry_asewkt)&#13;  VALUES (&#13;    'M52_Z',&#13;    'SRID=3946;POINT(1379730 5225830)');&#13;&#13;" calcext:value-type="string">
            <text:p>INSERT INTO  <text:s/>case_00140_00100 ( <text:s text:c="3"/>id, <text:s text:c="3"/>geometry_asewkt) <text:s/>VALUES ( <text:s text:c="3"/>'M52', <text:s text:c="3"/>'SRID=3946;POLYGON((1379640 5225900,1379780 5225900,1379780 5225800,1379640 5225800,1379640 5225900))');INSERT INTO  <text:s/>batiment ( <text:s text:c="3"/>id, <text:s text:c="3"/>geometry_asewkt) <text:s/>VALUES ( <text:s text:c="3"/>'M52_A', <text:s text:c="3"/>'SRID=3946;POLYGON((1379660 5225890,1379680 5225890,1379680 5225870,1379660 5225870,1379660 5225890))');INSERT INTO  <text:s/>batiment ( <text:s text:c="3"/>id, <text:s text:c="3"/>geometry_asewkt) <text:s/>VALUES ( <text:s text:c="3"/>'M52_B', <text:s text:c="3"/>'SRID=3946;POLYGON((1379700 5225890,1379720 5225890,1379720 5225870,1379700 5225870,1379700 5225890))');INSERT INTO  <text:s/>batiment ( <text:s text:c="3"/>id, <text:s text:c="3"/>geometry_asewkt) <text:s/>VALUES ( <text:s text:c="3"/>'M52_C', <text:s text:c="3"/>'SRID=3946;POLYGON((1379740 5225890,1379760 5225890,1379760 5225870,1379740 5225870,1379740 5225890))');INSERT INTO  <text:s/>batiment ( <text:s text:c="3"/>id, <text:s text:c="3"/>geometry_asewkt) <text:s/>VALUES ( <text:s text:c="3"/>'M52_D', <text:s text:c="3"/>'SRID=3946;POLYGON((1379660 5225860,1379680 5225860,1379680 5225840,1379660 5225840,1379660 5225860))');INSERT INTO  <text:s/>batiment ( <text:s text:c="3"/>id, <text:s text:c="3"/>geometry_asewkt) <text:s/>VALUES ( <text:s text:c="3"/>'M52_E', <text:s text:c="3"/>'SRID=3946;POLYGON((1379700 5225860,1379720 5225860,1379720 5225840,1379700 5225840,1379700 5225860))');INSERT INTO  <text:s/>batiment ( <text:s text:c="3"/>id, <text:s text:c="3"/>geometry_asewkt) <text:s/>VALUES ( <text:s text:c="3"/>'M52_F', <text:s text:c="3"/>'SRID=3946;POLYGON((1379740 5225860,1379760 5225860,1379760 5225840,1379740 5225840,1379740 5225860))');INSERT INTO  <text:s/>batiment ( <text:s text:c="3"/>id, <text:s text:c="3"/>geometry_asewkt) <text:s/>VALUES ( <text:s text:c="3"/>'M52_G', <text:s text:c="3"/>'SRID=3946;POLYGON((1379660 5225830,1379680 5225830,1379680 5225810,1379660 5225810,1379660 5225830))');INSERT INTO  <text:s/>batiment ( <text:s text:c="3"/>id, <text:s text:c="3"/>geometry_asewkt) <text:s/>VALUES ( <text:s text:c="3"/>'M52_H', <text:s text:c="3"/>'SRID=3946;POLYGON((1379700 5225830,1379720 5225830,1379720 5225810,1379700 5225810,1379700 5225830))');INSERT INTO  <text:s/>batiment ( <text:s text:c="3"/>id, <text:s text:c="3"/>geometry_asewkt) <text:s/>VALUES ( <text:s text:c="3"/>'M52_I', <text:s text:c="3"/>'SRID=3946;POLYGON((1379740 5225830,1379760 5225830,1379760 5225810,1379740 5225810,1379740 5225830))');INSERT INTO  <text:s/>bordure ( <text:s text:c="3"/>id, <text:s text:c="3"/>geometry_asewkt) <text:s/>VALUES ( <text:s text:c="3"/>'M52_M', <text:s text:c="3"/>'SRID=3946;LINESTRING(1379690 5225890,1379690 5225870,1379690 5225830,1379690 5225810)');INSERT INTO  <text:s/>bordure ( <text:s text:c="3"/>id, <text:s text:c="3"/>geometry_asewkt) <text:s/>VALUES ( <text:s text:c="3"/>'M52_N', <text:s text:c="3"/>'SRID=3946;LINESTRING(1379730 5225890,1379730 5225870,1379730 5225830,1379730 5225810)');INSERT INTO  <text:s/>cloture ( <text:s text:c="3"/>id, <text:s text:c="3"/>geometry_asewkt) <text:s/>VALUES ( <text:s text:c="3"/>'M52_O', <text:s text:c="3"/>'SRID=3946;LINESTRING(1379640 5225900,1379690 5225870,1379730 5225830,1379780 5225800)');INSERT INTO  <text:s/>cloture ( <text:s text:c="3"/>id, <text:s text:c="3"/>geometry_asewkt) <text:s/>VALUES ( <text:s text:c="3"/>'M52_P', <text:s text:c="3"/>'SRID=3946;LINESTRING(1379640 5225900,1379690 5225870,1379730 5225830,1379780 5225800)');INSERT INTO  <text:s/>affleurant ( <text:s text:c="3"/>id, <text:s text:c="3"/>geometry_asewkt) <text:s/>VALUES ( <text:s text:c="3"/>'M52_W', <text:s text:c="3"/>'SRID=3946;POINT(1379690 5225870)');INSERT INTO  <text:s/>affleurant ( <text:s text:c="3"/>id, <text:s text:c="3"/>geometry_asewkt) <text:s/>VALUES ( <text:s text:c="3"/>'M52_X', <text:s text:c="3"/>'SRID=3946;POINT(1379730 5225870)');INSERT INTO  <text:s/>affleurant ( <text:s text:c="3"/>id, <text:s text:c="3"/>geometry_asewkt) <text:s/>VALUES ( <text:s text:c="3"/>'M52_Y', <text:s text:c="3"/>'SRID=3946;POINT(1379690 5225830)');INSERT INTO  <text:s/>affleurant ( <text:s text:c="3"/>id, <text:s text:c="3"/>geometry_asewkt) <text:s/>VALUES ( <text:s text:c="3"/>'M52_Z', <text:s text:c="3"/>'SRID=3946;POINT(1379730 5225830)');</text:p>
          </table:table-cell>
        </table:table-row>
        <table:table-row table:style-name="ro1">
          <table:table-cell table:formula="of:=CONCATENATE([case_00140_00100.J25];[batiment.CM25];[bordure.U25];[mur.U25];[affleurant.Q25])" office:value-type="string" office:string-value="INSERT INTO &#13;  case_00140_00100 (&#13;    id,&#13;    geometry_asewkt)&#13;  VALUES (&#13;    'M53',&#13;    'SRID=3946;POLYGON((1379780 5225900,1379920 5225900,1379920 5225800,1379780 5225800,1379780 5225900))');&#13;INSERT INTO &#13;  batiment (&#13;    id,&#13;    geometry_asewkt)&#13;  VALUES (&#13;    'M53_A',&#13;    'SRID=3946;POLYGON((1379800 5225890,1379820 5225890,1379820 5225870,1379800 5225870,1379800 5225890))');&#13;&#13;INSERT INTO &#13;  batiment (&#13;    id,&#13;    geometry_asewkt)&#13;  VALUES (&#13;    'M53_B',&#13;    'SRID=3946;POLYGON((1379840 5225890,1379860 5225890,1379860 5225870,1379840 5225870,1379840 5225890))');&#13;&#13;INSERT INTO &#13;  batiment (&#13;    id,&#13;    geometry_asewkt)&#13;  VALUES (&#13;    'M53_C',&#13;    'SRID=3946;POLYGON((1379880 5225890,1379900 5225890,1379900 5225870,1379880 5225870,1379880 5225890))');&#13;&#13;INSERT INTO &#13;  batiment (&#13;    id,&#13;    geometry_asewkt)&#13;  VALUES (&#13;    'M53_D',&#13;    'SRID=3946;POLYGON((1379800 5225860,1379820 5225860,1379820 5225840,1379800 5225840,1379800 5225860))');&#13;&#13;INSERT INTO &#13;  batiment (&#13;    id,&#13;    geometry_asewkt)&#13;  VALUES (&#13;    'M53_E',&#13;    'SRID=3946;POLYGON((1379840 5225860,1379860 5225860,1379860 5225840,1379840 5225840,1379840 5225860))');&#13;&#13;INSERT INTO &#13;  batiment (&#13;    id,&#13;    geometry_asewkt)&#13;  VALUES (&#13;    'M53_F',&#13;    'SRID=3946;POLYGON((1379880 5225860,1379900 5225860,1379900 5225840,1379880 5225840,1379880 5225860))');&#13;&#13;INSERT INTO &#13;  batiment (&#13;    id,&#13;    geometry_asewkt)&#13;  VALUES (&#13;    'M53_G',&#13;    'SRID=3946;POLYGON((1379800 5225830,1379820 5225830,1379820 5225810,1379800 5225810,1379800 5225830))');&#13;&#13;INSERT INTO &#13;  batiment (&#13;    id,&#13;    geometry_asewkt)&#13;  VALUES (&#13;    'M53_H',&#13;    'SRID=3946;POLYGON((1379840 5225830,1379860 5225830,1379860 5225810,1379840 5225810,1379840 5225830))');&#13;&#13;INSERT INTO &#13;  batiment (&#13;    id,&#13;    geometry_asewkt)&#13;  VALUES (&#13;    'M53_I',&#13;    'SRID=3946;POLYGON((1379880 5225830,1379900 5225830,1379900 5225810,1379880 5225810,1379880 5225830))');&#13;&#13;INSERT INTO &#13;  bordure (&#13;    id,&#13;    geometry_asewkt)&#13;  VALUES (&#13;    'M53_M',&#13;    'SRID=3946;LINESTRING(1379830 5225890,1379830 5225870,1379830 5225830,1379830 5225810)');&#13;&#13;INSERT INTO &#13;  bordure (&#13;    id,&#13;    geometry_asewkt)&#13;  VALUES (&#13;    'M53_N',&#13;    'SRID=3946;LINESTRING(1379870 5225890,1379870 5225870,1379870 5225830,1379870 5225810)');&#13;&#13;INSERT INTO &#13;  cloture (&#13;    id,&#13;    geometry_asewkt)&#13;  VALUES (&#13;    'M53_O',&#13;    'SRID=3946;LINESTRING(1379780 5225900,1379830 5225870,1379870 5225830,1379920 5225800)');&#13;&#13;INSERT INTO &#13;  cloture (&#13;    id,&#13;    geometry_asewkt)&#13;  VALUES (&#13;    'M53_P',&#13;    'SRID=3946;LINESTRING(1379780 5225900,1379830 5225870,1379870 5225830,1379920 5225800)');&#13;&#13;INSERT INTO &#13;  affleurant (&#13;    id,&#13;    geometry_asewkt)&#13;  VALUES (&#13;    'M53_W',&#13;    'SRID=3946;POINT(1379830 5225870)');&#13;&#13;INSERT INTO &#13;  affleurant (&#13;    id,&#13;    geometry_asewkt)&#13;  VALUES (&#13;    'M53_X',&#13;    'SRID=3946;POINT(1379870 5225870)');&#13;&#13;INSERT INTO &#13;  affleurant (&#13;    id,&#13;    geometry_asewkt)&#13;  VALUES (&#13;    'M53_Y',&#13;    'SRID=3946;POINT(1379830 5225830)');&#13;&#13;INSERT INTO &#13;  affleurant (&#13;    id,&#13;    geometry_asewkt)&#13;  VALUES (&#13;    'M53_Z',&#13;    'SRID=3946;POINT(1379870 5225830)');&#13;&#13;" calcext:value-type="string">
            <text:p>INSERT INTO  <text:s/>case_00140_00100 ( <text:s text:c="3"/>id, <text:s text:c="3"/>geometry_asewkt) <text:s/>VALUES ( <text:s text:c="3"/>'M53', <text:s text:c="3"/>'SRID=3946;POLYGON((1379780 5225900,1379920 5225900,1379920 5225800,1379780 5225800,1379780 5225900))');INSERT INTO  <text:s/>batiment ( <text:s text:c="3"/>id, <text:s text:c="3"/>geometry_asewkt) <text:s/>VALUES ( <text:s text:c="3"/>'M53_A', <text:s text:c="3"/>'SRID=3946;POLYGON((1379800 5225890,1379820 5225890,1379820 5225870,1379800 5225870,1379800 5225890))');INSERT INTO  <text:s/>batiment ( <text:s text:c="3"/>id, <text:s text:c="3"/>geometry_asewkt) <text:s/>VALUES ( <text:s text:c="3"/>'M53_B', <text:s text:c="3"/>'SRID=3946;POLYGON((1379840 5225890,1379860 5225890,1379860 5225870,1379840 5225870,1379840 5225890))');INSERT INTO  <text:s/>batiment ( <text:s text:c="3"/>id, <text:s text:c="3"/>geometry_asewkt) <text:s/>VALUES ( <text:s text:c="3"/>'M53_C', <text:s text:c="3"/>'SRID=3946;POLYGON((1379880 5225890,1379900 5225890,1379900 5225870,1379880 5225870,1379880 5225890))');INSERT INTO  <text:s/>batiment ( <text:s text:c="3"/>id, <text:s text:c="3"/>geometry_asewkt) <text:s/>VALUES ( <text:s text:c="3"/>'M53_D', <text:s text:c="3"/>'SRID=3946;POLYGON((1379800 5225860,1379820 5225860,1379820 5225840,1379800 5225840,1379800 5225860))');INSERT INTO  <text:s/>batiment ( <text:s text:c="3"/>id, <text:s text:c="3"/>geometry_asewkt) <text:s/>VALUES ( <text:s text:c="3"/>'M53_E', <text:s text:c="3"/>'SRID=3946;POLYGON((1379840 5225860,1379860 5225860,1379860 5225840,1379840 5225840,1379840 5225860))');INSERT INTO  <text:s/>batiment ( <text:s text:c="3"/>id, <text:s text:c="3"/>geometry_asewkt) <text:s/>VALUES ( <text:s text:c="3"/>'M53_F', <text:s text:c="3"/>'SRID=3946;POLYGON((1379880 5225860,1379900 5225860,1379900 5225840,1379880 5225840,1379880 5225860))');INSERT INTO  <text:s/>batiment ( <text:s text:c="3"/>id, <text:s text:c="3"/>geometry_asewkt) <text:s/>VALUES ( <text:s text:c="3"/>'M53_G', <text:s text:c="3"/>'SRID=3946;POLYGON((1379800 5225830,1379820 5225830,1379820 5225810,1379800 5225810,1379800 5225830))');INSERT INTO  <text:s/>batiment ( <text:s text:c="3"/>id, <text:s text:c="3"/>geometry_asewkt) <text:s/>VALUES ( <text:s text:c="3"/>'M53_H', <text:s text:c="3"/>'SRID=3946;POLYGON((1379840 5225830,1379860 5225830,1379860 5225810,1379840 5225810,1379840 5225830))');INSERT INTO  <text:s/>batiment ( <text:s text:c="3"/>id, <text:s text:c="3"/>geometry_asewkt) <text:s/>VALUES ( <text:s text:c="3"/>'M53_I', <text:s text:c="3"/>'SRID=3946;POLYGON((1379880 5225830,1379900 5225830,1379900 5225810,1379880 5225810,1379880 5225830))');INSERT INTO  <text:s/>bordure ( <text:s text:c="3"/>id, <text:s text:c="3"/>geometry_asewkt) <text:s/>VALUES ( <text:s text:c="3"/>'M53_M', <text:s text:c="3"/>'SRID=3946;LINESTRING(1379830 5225890,1379830 5225870,1379830 5225830,1379830 5225810)');INSERT INTO  <text:s/>bordure ( <text:s text:c="3"/>id, <text:s text:c="3"/>geometry_asewkt) <text:s/>VALUES ( <text:s text:c="3"/>'M53_N', <text:s text:c="3"/>'SRID=3946;LINESTRING(1379870 5225890,1379870 5225870,1379870 5225830,1379870 5225810)');INSERT INTO  <text:s/>cloture ( <text:s text:c="3"/>id, <text:s text:c="3"/>geometry_asewkt) <text:s/>VALUES ( <text:s text:c="3"/>'M53_O', <text:s text:c="3"/>'SRID=3946;LINESTRING(1379780 5225900,1379830 5225870,1379870 5225830,1379920 5225800)');INSERT INTO  <text:s/>cloture ( <text:s text:c="3"/>id, <text:s text:c="3"/>geometry_asewkt) <text:s/>VALUES ( <text:s text:c="3"/>'M53_P', <text:s text:c="3"/>'SRID=3946;LINESTRING(1379780 5225900,1379830 5225870,1379870 5225830,1379920 5225800)');INSERT INTO  <text:s/>affleurant ( <text:s text:c="3"/>id, <text:s text:c="3"/>geometry_asewkt) <text:s/>VALUES ( <text:s text:c="3"/>'M53_W', <text:s text:c="3"/>'SRID=3946;POINT(1379830 5225870)');INSERT INTO  <text:s/>affleurant ( <text:s text:c="3"/>id, <text:s text:c="3"/>geometry_asewkt) <text:s/>VALUES ( <text:s text:c="3"/>'M53_X', <text:s text:c="3"/>'SRID=3946;POINT(1379870 5225870)');INSERT INTO  <text:s/>affleurant ( <text:s text:c="3"/>id, <text:s text:c="3"/>geometry_asewkt) <text:s/>VALUES ( <text:s text:c="3"/>'M53_Y', <text:s text:c="3"/>'SRID=3946;POINT(1379830 5225830)');INSERT INTO  <text:s/>affleurant ( <text:s text:c="3"/>id, <text:s text:c="3"/>geometry_asewkt) <text:s/>VALUES ( <text:s text:c="3"/>'M53_Z', <text:s text:c="3"/>'SRID=3946;POINT(1379870 5225830)');</text:p>
          </table:table-cell>
        </table:table-row>
        <table:table-row table:style-name="ro1">
          <table:table-cell table:formula="of:=CONCATENATE([case_00140_00100.J26];[batiment.CM26];[bordure.U26];[mur.U26];[affleurant.Q26])" office:value-type="string" office:string-value="INSERT INTO &#13;  case_00140_00100 (&#13;    id,&#13;    geometry_asewkt)&#13;  VALUES (&#13;    'M54',&#13;    'SRID=3946;POLYGON((1379920 5225900,1380060 5225900,1380060 5225800,1379920 5225800,1379920 5225900))');&#13;INSERT INTO &#13;  batiment (&#13;    id,&#13;    geometry_asewkt)&#13;  VALUES (&#13;    'M54_A',&#13;    'SRID=3946;POLYGON((1379940 5225890,1379960 5225890,1379960 5225870,1379940 5225870,1379940 5225890))');&#13;&#13;INSERT INTO &#13;  batiment (&#13;    id,&#13;    geometry_asewkt)&#13;  VALUES (&#13;    'M54_B',&#13;    'SRID=3946;POLYGON((1379980 5225890,1380000 5225890,1380000 5225870,1379980 5225870,1379980 5225890))');&#13;&#13;INSERT INTO &#13;  batiment (&#13;    id,&#13;    geometry_asewkt)&#13;  VALUES (&#13;    'M54_C',&#13;    'SRID=3946;POLYGON((1380020 5225890,1380040 5225890,1380040 5225870,1380020 5225870,1380020 5225890))');&#13;&#13;INSERT INTO &#13;  batiment (&#13;    id,&#13;    geometry_asewkt)&#13;  VALUES (&#13;    'M54_D',&#13;    'SRID=3946;POLYGON((1379940 5225860,1379960 5225860,1379960 5225840,1379940 5225840,1379940 5225860))');&#13;&#13;INSERT INTO &#13;  batiment (&#13;    id,&#13;    geometry_asewkt)&#13;  VALUES (&#13;    'M54_E',&#13;    'SRID=3946;POLYGON((1379980 5225860,1380000 5225860,1380000 5225840,1379980 5225840,1379980 5225860))');&#13;&#13;INSERT INTO &#13;  batiment (&#13;    id,&#13;    geometry_asewkt)&#13;  VALUES (&#13;    'M54_F',&#13;    'SRID=3946;POLYGON((1380020 5225860,1380040 5225860,1380040 5225840,1380020 5225840,1380020 5225860))');&#13;&#13;INSERT INTO &#13;  batiment (&#13;    id,&#13;    geometry_asewkt)&#13;  VALUES (&#13;    'M54_G',&#13;    'SRID=3946;POLYGON((1379940 5225830,1379960 5225830,1379960 5225810,1379940 5225810,1379940 5225830))');&#13;&#13;INSERT INTO &#13;  batiment (&#13;    id,&#13;    geometry_asewkt)&#13;  VALUES (&#13;    'M54_H',&#13;    'SRID=3946;POLYGON((1379980 5225830,1380000 5225830,1380000 5225810,1379980 5225810,1379980 5225830))');&#13;&#13;INSERT INTO &#13;  batiment (&#13;    id,&#13;    geometry_asewkt)&#13;  VALUES (&#13;    'M54_I',&#13;    'SRID=3946;POLYGON((1380020 5225830,1380040 5225830,1380040 5225810,1380020 5225810,1380020 5225830))');&#13;&#13;INSERT INTO &#13;  bordure (&#13;    id,&#13;    geometry_asewkt)&#13;  VALUES (&#13;    'M54_M',&#13;    'SRID=3946;LINESTRING(1379970 5225890,1379970 5225870,1379970 5225830,1379970 5225810)');&#13;&#13;INSERT INTO &#13;  bordure (&#13;    id,&#13;    geometry_asewkt)&#13;  VALUES (&#13;    'M54_N',&#13;    'SRID=3946;LINESTRING(1380010 5225890,1380010 5225870,1380010 5225830,1380010 5225810)');&#13;&#13;INSERT INTO &#13;  cloture (&#13;    id,&#13;    geometry_asewkt)&#13;  VALUES (&#13;    'M54_O',&#13;    'SRID=3946;LINESTRING(1379920 5225900,1379970 5225870,1380010 5225830,1380060 5225800)');&#13;&#13;INSERT INTO &#13;  cloture (&#13;    id,&#13;    geometry_asewkt)&#13;  VALUES (&#13;    'M54_P',&#13;    'SRID=3946;LINESTRING(1379920 5225900,1379970 5225870,1380010 5225830,1380060 5225800)');&#13;&#13;INSERT INTO &#13;  affleurant (&#13;    id,&#13;    geometry_asewkt)&#13;  VALUES (&#13;    'M54_W',&#13;    'SRID=3946;POINT(1379970 5225870)');&#13;&#13;INSERT INTO &#13;  affleurant (&#13;    id,&#13;    geometry_asewkt)&#13;  VALUES (&#13;    'M54_X',&#13;    'SRID=3946;POINT(1380010 5225870)');&#13;&#13;INSERT INTO &#13;  affleurant (&#13;    id,&#13;    geometry_asewkt)&#13;  VALUES (&#13;    'M54_Y',&#13;    'SRID=3946;POINT(1379970 5225830)');&#13;&#13;INSERT INTO &#13;  affleurant (&#13;    id,&#13;    geometry_asewkt)&#13;  VALUES (&#13;    'M54_Z',&#13;    'SRID=3946;POINT(1380010 5225830)');&#13;&#13;" calcext:value-type="string">
            <text:p>INSERT INTO  <text:s/>case_00140_00100 ( <text:s text:c="3"/>id, <text:s text:c="3"/>geometry_asewkt) <text:s/>VALUES ( <text:s text:c="3"/>'M54', <text:s text:c="3"/>'SRID=3946;POLYGON((1379920 5225900,1380060 5225900,1380060 5225800,1379920 5225800,1379920 5225900))');INSERT INTO  <text:s/>batiment ( <text:s text:c="3"/>id, <text:s text:c="3"/>geometry_asewkt) <text:s/>VALUES ( <text:s text:c="3"/>'M54_A', <text:s text:c="3"/>'SRID=3946;POLYGON((1379940 5225890,1379960 5225890,1379960 5225870,1379940 5225870,1379940 5225890))');INSERT INTO  <text:s/>batiment ( <text:s text:c="3"/>id, <text:s text:c="3"/>geometry_asewkt) <text:s/>VALUES ( <text:s text:c="3"/>'M54_B', <text:s text:c="3"/>'SRID=3946;POLYGON((1379980 5225890,1380000 5225890,1380000 5225870,1379980 5225870,1379980 5225890))');INSERT INTO  <text:s/>batiment ( <text:s text:c="3"/>id, <text:s text:c="3"/>geometry_asewkt) <text:s/>VALUES ( <text:s text:c="3"/>'M54_C', <text:s text:c="3"/>'SRID=3946;POLYGON((1380020 5225890,1380040 5225890,1380040 5225870,1380020 5225870,1380020 5225890))');INSERT INTO  <text:s/>batiment ( <text:s text:c="3"/>id, <text:s text:c="3"/>geometry_asewkt) <text:s/>VALUES ( <text:s text:c="3"/>'M54_D', <text:s text:c="3"/>'SRID=3946;POLYGON((1379940 5225860,1379960 5225860,1379960 5225840,1379940 5225840,1379940 5225860))');INSERT INTO  <text:s/>batiment ( <text:s text:c="3"/>id, <text:s text:c="3"/>geometry_asewkt) <text:s/>VALUES ( <text:s text:c="3"/>'M54_E', <text:s text:c="3"/>'SRID=3946;POLYGON((1379980 5225860,1380000 5225860,1380000 5225840,1379980 5225840,1379980 5225860))');INSERT INTO  <text:s/>batiment ( <text:s text:c="3"/>id, <text:s text:c="3"/>geometry_asewkt) <text:s/>VALUES ( <text:s text:c="3"/>'M54_F', <text:s text:c="3"/>'SRID=3946;POLYGON((1380020 5225860,1380040 5225860,1380040 5225840,1380020 5225840,1380020 5225860))');INSERT INTO  <text:s/>batiment ( <text:s text:c="3"/>id, <text:s text:c="3"/>geometry_asewkt) <text:s/>VALUES ( <text:s text:c="3"/>'M54_G', <text:s text:c="3"/>'SRID=3946;POLYGON((1379940 5225830,1379960 5225830,1379960 5225810,1379940 5225810,1379940 5225830))');INSERT INTO  <text:s/>batiment ( <text:s text:c="3"/>id, <text:s text:c="3"/>geometry_asewkt) <text:s/>VALUES ( <text:s text:c="3"/>'M54_H', <text:s text:c="3"/>'SRID=3946;POLYGON((1379980 5225830,1380000 5225830,1380000 5225810,1379980 5225810,1379980 5225830))');INSERT INTO  <text:s/>batiment ( <text:s text:c="3"/>id, <text:s text:c="3"/>geometry_asewkt) <text:s/>VALUES ( <text:s text:c="3"/>'M54_I', <text:s text:c="3"/>'SRID=3946;POLYGON((1380020 5225830,1380040 5225830,1380040 5225810,1380020 5225810,1380020 5225830))');INSERT INTO  <text:s/>bordure ( <text:s text:c="3"/>id, <text:s text:c="3"/>geometry_asewkt) <text:s/>VALUES ( <text:s text:c="3"/>'M54_M', <text:s text:c="3"/>'SRID=3946;LINESTRING(1379970 5225890,1379970 5225870,1379970 5225830,1379970 5225810)');INSERT INTO  <text:s/>bordure ( <text:s text:c="3"/>id, <text:s text:c="3"/>geometry_asewkt) <text:s/>VALUES ( <text:s text:c="3"/>'M54_N', <text:s text:c="3"/>'SRID=3946;LINESTRING(1380010 5225890,1380010 5225870,1380010 5225830,1380010 5225810)');INSERT INTO  <text:s/>cloture ( <text:s text:c="3"/>id, <text:s text:c="3"/>geometry_asewkt) <text:s/>VALUES ( <text:s text:c="3"/>'M54_O', <text:s text:c="3"/>'SRID=3946;LINESTRING(1379920 5225900,1379970 5225870,1380010 5225830,1380060 5225800)');INSERT INTO  <text:s/>cloture ( <text:s text:c="3"/>id, <text:s text:c="3"/>geometry_asewkt) <text:s/>VALUES ( <text:s text:c="3"/>'M54_P', <text:s text:c="3"/>'SRID=3946;LINESTRING(1379920 5225900,1379970 5225870,1380010 5225830,1380060 5225800)');INSERT INTO  <text:s/>affleurant ( <text:s text:c="3"/>id, <text:s text:c="3"/>geometry_asewkt) <text:s/>VALUES ( <text:s text:c="3"/>'M54_W', <text:s text:c="3"/>'SRID=3946;POINT(1379970 5225870)');INSERT INTO  <text:s/>affleurant ( <text:s text:c="3"/>id, <text:s text:c="3"/>geometry_asewkt) <text:s/>VALUES ( <text:s text:c="3"/>'M54_X', <text:s text:c="3"/>'SRID=3946;POINT(1380010 5225870)');INSERT INTO  <text:s/>affleurant ( <text:s text:c="3"/>id, <text:s text:c="3"/>geometry_asewkt) <text:s/>VALUES ( <text:s text:c="3"/>'M54_Y', <text:s text:c="3"/>'SRID=3946;POINT(1379970 5225830)');INSERT INTO  <text:s/>affleurant ( <text:s text:c="3"/>id, <text:s text:c="3"/>geometry_asewkt) <text:s/>VALUES ( <text:s text:c="3"/>'M54_Z', <text:s text:c="3"/>'SRID=3946;POINT(1380010 5225830)');</text:p>
          </table:table-cell>
        </table:table-row>
        <table:table-row table:style-name="ro1">
          <table:table-cell table:formula="of:=CONCATENATE([case_00140_00100.J27];[batiment.CM27];[bordure.U27];[mur.U27];[affleurant.Q27])" office:value-type="string" office:string-value="INSERT INTO &#13;  case_00140_00100 (&#13;    id,&#13;    geometry_asewkt)&#13;  VALUES (&#13;    'M55',&#13;    'SRID=3946;POLYGON((1380060 5225900,1380200 5225900,1380200 5225800,1380060 5225800,1380060 5225900))');&#13;INSERT INTO &#13;  batiment (&#13;    id,&#13;    geometry_asewkt)&#13;  VALUES (&#13;    'M55_A',&#13;    'SRID=3946;POLYGON((1380080 5225890,1380100 5225890,1380100 5225870,1380080 5225870,1380080 5225890))');&#13;&#13;INSERT INTO &#13;  batiment (&#13;    id,&#13;    geometry_asewkt)&#13;  VALUES (&#13;    'M55_B',&#13;    'SRID=3946;POLYGON((1380120 5225890,1380140 5225890,1380140 5225870,1380120 5225870,1380120 5225890))');&#13;&#13;INSERT INTO &#13;  batiment (&#13;    id,&#13;    geometry_asewkt)&#13;  VALUES (&#13;    'M55_C',&#13;    'SRID=3946;POLYGON((1380160 5225890,1380180 5225890,1380180 5225870,1380160 5225870,1380160 5225890))');&#13;&#13;INSERT INTO &#13;  batiment (&#13;    id,&#13;    geometry_asewkt)&#13;  VALUES (&#13;    'M55_D',&#13;    'SRID=3946;POLYGON((1380080 5225860,1380100 5225860,1380100 5225840,1380080 5225840,1380080 5225860))');&#13;&#13;INSERT INTO &#13;  batiment (&#13;    id,&#13;    geometry_asewkt)&#13;  VALUES (&#13;    'M55_E',&#13;    'SRID=3946;POLYGON((1380120 5225860,1380140 5225860,1380140 5225840,1380120 5225840,1380120 5225860))');&#13;&#13;INSERT INTO &#13;  batiment (&#13;    id,&#13;    geometry_asewkt)&#13;  VALUES (&#13;    'M55_F',&#13;    'SRID=3946;POLYGON((1380160 5225860,1380180 5225860,1380180 5225840,1380160 5225840,1380160 5225860))');&#13;&#13;INSERT INTO &#13;  batiment (&#13;    id,&#13;    geometry_asewkt)&#13;  VALUES (&#13;    'M55_G',&#13;    'SRID=3946;POLYGON((1380080 5225830,1380100 5225830,1380100 5225810,1380080 5225810,1380080 5225830))');&#13;&#13;INSERT INTO &#13;  batiment (&#13;    id,&#13;    geometry_asewkt)&#13;  VALUES (&#13;    'M55_H',&#13;    'SRID=3946;POLYGON((1380120 5225830,1380140 5225830,1380140 5225810,1380120 5225810,1380120 5225830))');&#13;&#13;INSERT INTO &#13;  batiment (&#13;    id,&#13;    geometry_asewkt)&#13;  VALUES (&#13;    'M55_I',&#13;    'SRID=3946;POLYGON((1380160 5225830,1380180 5225830,1380180 5225810,1380160 5225810,1380160 5225830))');&#13;&#13;INSERT INTO &#13;  bordure (&#13;    id,&#13;    geometry_asewkt)&#13;  VALUES (&#13;    'M55_M',&#13;    'SRID=3946;LINESTRING(1380110 5225890,1380110 5225870,1380110 5225830,1380110 5225810)');&#13;&#13;INSERT INTO &#13;  bordure (&#13;    id,&#13;    geometry_asewkt)&#13;  VALUES (&#13;    'M55_N',&#13;    'SRID=3946;LINESTRING(1380150 5225890,1380150 5225870,1380150 5225830,1380150 5225810)');&#13;&#13;INSERT INTO &#13;  cloture (&#13;    id,&#13;    geometry_asewkt)&#13;  VALUES (&#13;    'M55_O',&#13;    'SRID=3946;LINESTRING(1380060 5225900,1380110 5225870,1380150 5225830,1380200 5225800)');&#13;&#13;INSERT INTO &#13;  cloture (&#13;    id,&#13;    geometry_asewkt)&#13;  VALUES (&#13;    'M55_P',&#13;    'SRID=3946;LINESTRING(1380060 5225900,1380110 5225870,1380150 5225830,1380200 5225800)');&#13;&#13;INSERT INTO &#13;  affleurant (&#13;    id,&#13;    geometry_asewkt)&#13;  VALUES (&#13;    'M55_W',&#13;    'SRID=3946;POINT(1380110 5225870)');&#13;&#13;INSERT INTO &#13;  affleurant (&#13;    id,&#13;    geometry_asewkt)&#13;  VALUES (&#13;    'M55_X',&#13;    'SRID=3946;POINT(1380150 5225870)');&#13;&#13;INSERT INTO &#13;  affleurant (&#13;    id,&#13;    geometry_asewkt)&#13;  VALUES (&#13;    'M55_Y',&#13;    'SRID=3946;POINT(1380110 5225830)');&#13;&#13;INSERT INTO &#13;  affleurant (&#13;    id,&#13;    geometry_asewkt)&#13;  VALUES (&#13;    'M55_Z',&#13;    'SRID=3946;POINT(1380150 5225830)');&#13;&#13;" calcext:value-type="string">
            <text:p>INSERT INTO  <text:s/>case_00140_00100 ( <text:s text:c="3"/>id, <text:s text:c="3"/>geometry_asewkt) <text:s/>VALUES ( <text:s text:c="3"/>'M55', <text:s text:c="3"/>'SRID=3946;POLYGON((1380060 5225900,1380200 5225900,1380200 5225800,1380060 5225800,1380060 5225900))');INSERT INTO  <text:s/>batiment ( <text:s text:c="3"/>id, <text:s text:c="3"/>geometry_asewkt) <text:s/>VALUES ( <text:s text:c="3"/>'M55_A', <text:s text:c="3"/>'SRID=3946;POLYGON((1380080 5225890,1380100 5225890,1380100 5225870,1380080 5225870,1380080 5225890))');INSERT INTO  <text:s/>batiment ( <text:s text:c="3"/>id, <text:s text:c="3"/>geometry_asewkt) <text:s/>VALUES ( <text:s text:c="3"/>'M55_B', <text:s text:c="3"/>'SRID=3946;POLYGON((1380120 5225890,1380140 5225890,1380140 5225870,1380120 5225870,1380120 5225890))');INSERT INTO  <text:s/>batiment ( <text:s text:c="3"/>id, <text:s text:c="3"/>geometry_asewkt) <text:s/>VALUES ( <text:s text:c="3"/>'M55_C', <text:s text:c="3"/>'SRID=3946;POLYGON((1380160 5225890,1380180 5225890,1380180 5225870,1380160 5225870,1380160 5225890))');INSERT INTO  <text:s/>batiment ( <text:s text:c="3"/>id, <text:s text:c="3"/>geometry_asewkt) <text:s/>VALUES ( <text:s text:c="3"/>'M55_D', <text:s text:c="3"/>'SRID=3946;POLYGON((1380080 5225860,1380100 5225860,1380100 5225840,1380080 5225840,1380080 5225860))');INSERT INTO  <text:s/>batiment ( <text:s text:c="3"/>id, <text:s text:c="3"/>geometry_asewkt) <text:s/>VALUES ( <text:s text:c="3"/>'M55_E', <text:s text:c="3"/>'SRID=3946;POLYGON((1380120 5225860,1380140 5225860,1380140 5225840,1380120 5225840,1380120 5225860))');INSERT INTO  <text:s/>batiment ( <text:s text:c="3"/>id, <text:s text:c="3"/>geometry_asewkt) <text:s/>VALUES ( <text:s text:c="3"/>'M55_F', <text:s text:c="3"/>'SRID=3946;POLYGON((1380160 5225860,1380180 5225860,1380180 5225840,1380160 5225840,1380160 5225860))');INSERT INTO  <text:s/>batiment ( <text:s text:c="3"/>id, <text:s text:c="3"/>geometry_asewkt) <text:s/>VALUES ( <text:s text:c="3"/>'M55_G', <text:s text:c="3"/>'SRID=3946;POLYGON((1380080 5225830,1380100 5225830,1380100 5225810,1380080 5225810,1380080 5225830))');INSERT INTO  <text:s/>batiment ( <text:s text:c="3"/>id, <text:s text:c="3"/>geometry_asewkt) <text:s/>VALUES ( <text:s text:c="3"/>'M55_H', <text:s text:c="3"/>'SRID=3946;POLYGON((1380120 5225830,1380140 5225830,1380140 5225810,1380120 5225810,1380120 5225830))');INSERT INTO  <text:s/>batiment ( <text:s text:c="3"/>id, <text:s text:c="3"/>geometry_asewkt) <text:s/>VALUES ( <text:s text:c="3"/>'M55_I', <text:s text:c="3"/>'SRID=3946;POLYGON((1380160 5225830,1380180 5225830,1380180 5225810,1380160 5225810,1380160 5225830))');INSERT INTO  <text:s/>bordure ( <text:s text:c="3"/>id, <text:s text:c="3"/>geometry_asewkt) <text:s/>VALUES ( <text:s text:c="3"/>'M55_M', <text:s text:c="3"/>'SRID=3946;LINESTRING(1380110 5225890,1380110 5225870,1380110 5225830,1380110 5225810)');INSERT INTO  <text:s/>bordure ( <text:s text:c="3"/>id, <text:s text:c="3"/>geometry_asewkt) <text:s/>VALUES ( <text:s text:c="3"/>'M55_N', <text:s text:c="3"/>'SRID=3946;LINESTRING(1380150 5225890,1380150 5225870,1380150 5225830,1380150 5225810)');INSERT INTO  <text:s/>cloture ( <text:s text:c="3"/>id, <text:s text:c="3"/>geometry_asewkt) <text:s/>VALUES ( <text:s text:c="3"/>'M55_O', <text:s text:c="3"/>'SRID=3946;LINESTRING(1380060 5225900,1380110 5225870,1380150 5225830,1380200 5225800)');INSERT INTO  <text:s/>cloture ( <text:s text:c="3"/>id, <text:s text:c="3"/>geometry_asewkt) <text:s/>VALUES ( <text:s text:c="3"/>'M55_P', <text:s text:c="3"/>'SRID=3946;LINESTRING(1380060 5225900,1380110 5225870,1380150 5225830,1380200 5225800)');INSERT INTO  <text:s/>affleurant ( <text:s text:c="3"/>id, <text:s text:c="3"/>geometry_asewkt) <text:s/>VALUES ( <text:s text:c="3"/>'M55_W', <text:s text:c="3"/>'SRID=3946;POINT(1380110 5225870)');INSERT INTO  <text:s/>affleurant ( <text:s text:c="3"/>id, <text:s text:c="3"/>geometry_asewkt) <text:s/>VALUES ( <text:s text:c="3"/>'M55_X', <text:s text:c="3"/>'SRID=3946;POINT(1380150 5225870)');INSERT INTO  <text:s/>affleurant ( <text:s text:c="3"/>id, <text:s text:c="3"/>geometry_asewkt) <text:s/>VALUES ( <text:s text:c="3"/>'M55_Y', <text:s text:c="3"/>'SRID=3946;POINT(1380110 5225830)');INSERT INTO  <text:s/>affleurant ( <text:s text:c="3"/>id, <text:s text:c="3"/>geometry_asewkt) <text:s/>VALUES ( <text:s text:c="3"/>'M55_Z', <text:s text:c="3"/>'SRID=3946;POINT(1380150 5225830)');</text:p>
          </table:table-cell>
        </table:table-row>
        <table:table-row table:style-name="ro1" table:number-rows-repeated="98">
          <table:table-cell/>
        </table:table-row>
        <table:table-row table:style-name="ro1">
          <table:table-cell/>
        </table:table-row>
      </table:table>
      <table:table table:name="case_00140_00100" table:style-name="ta2">
        <table:table-column table:style-name="co2" table:default-cell-style-name="ce1"/>
        <table:table-column table:style-name="co3" table:number-columns-repeated="2" table:default-cell-style-name="ce1"/>
        <table:table-column table:style-name="co4" table:visibility="collapse" table:number-columns-repeated="6" table:default-cell-style-name="ce1"/>
        <table:table-column table:style-name="co5" table:default-cell-style-name="ce1"/>
        <table:table-column table:style-name="co6" table:number-columns-repeated="1002" table:default-cell-style-name="ce1"/>
        <table:table-column table:style-name="co6" table:number-columns-repeated="12" table:default-cell-style-name="Default"/>
        <table:table-row table:style-name="ro3">
          <table:table-cell office:value-type="string" calcext:value-type="string">
            <text:p>case_id</text:p>
          </table:table-cell>
          <table:table-cell table:style-name="ce2" office:value-type="string" calcext:value-type="string">
            <text:p>XHG</text:p>
          </table:table-cell>
          <table:table-cell table:style-name="ce2" office:value-type="string" calcext:value-type="string">
            <text:p>YHG</text:p>
          </table:table-cell>
          <table:table-cell table:style-name="ce2" office:value-type="string" calcext:value-type="string">
            <text:p>XHD</text:p>
          </table:table-cell>
          <table:table-cell table:style-name="ce2" office:value-type="string" calcext:value-type="string">
            <text:p>YHD</text:p>
          </table:table-cell>
          <table:table-cell table:style-name="ce2" office:value-type="string" calcext:value-type="string">
            <text:p>XBD</text:p>
          </table:table-cell>
          <table:table-cell table:style-name="ce2" office:value-type="string" calcext:value-type="string">
            <text:p>YBD</text:p>
          </table:table-cell>
          <table:table-cell table:style-name="ce2" office:value-type="string" calcext:value-type="string">
            <text:p>XBG</text:p>
          </table:table-cell>
          <table:table-cell table:style-name="ce2" office:value-type="string" calcext:value-type="string">
            <text:p>YBG</text:p>
          </table:table-cell>
          <table:table-cell table:style-name="ce3" office:value-type="string" calcext:value-type="string">
            <text:p>case_00140_00100</text:p>
          </table:table-cell>
          <table:table-cell table:number-columns-repeated="1014"/>
        </table:table-row>
        <table:table-row table:style-name="ro4" table:visibility="collapse">
          <table:table-cell/>
          <table:table-cell table:style-name="ce2" table:number-columns-repeated="8"/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case_00140_00100 (&#13;    id,&#13;    geometry_asewkt)&#13;  VALUES (" calcext:value-type="string">
            <text:p>INSERT INTO  <text:s/>case_00140_00100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11</text:p>
          </table:table-cell>
          <table:table-cell table:style-name="ce2" office:value-type="float" office:value="1379500" calcext:value-type="float">
            <text:p>1379500</text:p>
          </table:table-cell>
          <table:table-cell table:style-name="ce2" office:value-type="float" office:value="5226300" calcext:value-type="float">
            <text:p>5226300</text:p>
          </table:table-cell>
          <table:table-cell table:style-name="ce2" table:formula="of:=[.B3]+140" office:value-type="float" office:value="1379640" calcext:value-type="float">
            <text:p>1379640</text:p>
          </table:table-cell>
          <table:table-cell table:style-name="ce2" table:formula="of:=[.C3]" office:value-type="float" office:value="5226300" calcext:value-type="float">
            <text:p>5226300</text:p>
          </table:table-cell>
          <table:table-cell table:style-name="ce2" table:formula="of:=[.B3]+140" office:value-type="float" office:value="1379640" calcext:value-type="float">
            <text:p>1379640</text:p>
          </table:table-cell>
          <table:table-cell table:style-name="ce2" table:formula="of:=[.C3]-100" office:value-type="float" office:value="5226200" calcext:value-type="float">
            <text:p>5226200</text:p>
          </table:table-cell>
          <table:table-cell table:style-name="ce2" table:formula="of:=[.B3]" office:value-type="float" office:value="1379500" calcext:value-type="float">
            <text:p>1379500</text:p>
          </table:table-cell>
          <table:table-cell table:style-name="ce2" table:formula="of:=[.C3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3];&quot;',&quot;;CHAR(13);&quot;    'SRID=3946;POLYGON((&quot;;[.B3];&quot; &quot;;[.C3];&quot;,&quot;;[.D3];&quot; &quot;;[.E3];&quot;,&quot;;[.F3];&quot; &quot;;[.G3];&quot;,&quot;;[.H3];&quot; &quot;;[.I3];&quot;,&quot;;[.B3];&quot; &quot;;[.C3];&quot;))');&quot;;CHAR(13))" office:value-type="string" office:string-value="INSERT INTO &#13;  case_00140_00100 (&#13;    id,&#13;    geometry_asewkt)&#13;  VALUES (&#13;    'M11',&#13;    'SRID=3946;POLYGON((1379500 5226300,1379640 5226300,1379640 5226200,1379500 5226200,1379500 5226300))');&#13;" calcext:value-type="string">
            <text:p>INSERT INTO  <text:s/>case_00140_00100 ( <text:s text:c="3"/>id, <text:s text:c="3"/>geometry_asewkt) <text:s/>VALUES ( <text:s text:c="3"/>'M11', <text:s text:c="3"/>'SRID=3946;POLYGON((1379500 5226300,1379640 5226300,1379640 5226200,1379500 5226200,1379500 5226300))');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M12</text:p>
          </table:table-cell>
          <table:table-cell table:style-name="ce2" table:formula="of:=[.B3]+140" office:value-type="float" office:value="1379640" calcext:value-type="float">
            <text:p>1379640</text:p>
          </table:table-cell>
          <table:table-cell table:style-name="ce2" table:formula="of:=[.C3]" office:value-type="float" office:value="5226300" calcext:value-type="float">
            <text:p>5226300</text:p>
          </table:table-cell>
          <table:table-cell table:style-name="ce2" table:formula="of:=[.B4]+140" office:value-type="float" office:value="1379780" calcext:value-type="float">
            <text:p>1379780</text:p>
          </table:table-cell>
          <table:table-cell table:style-name="ce2" table:formula="of:=[.C4]" office:value-type="float" office:value="5226300" calcext:value-type="float">
            <text:p>5226300</text:p>
          </table:table-cell>
          <table:table-cell table:style-name="ce2" table:formula="of:=[.B4]+140" office:value-type="float" office:value="1379780" calcext:value-type="float">
            <text:p>1379780</text:p>
          </table:table-cell>
          <table:table-cell table:style-name="ce2" table:formula="of:=[.C4]-100" office:value-type="float" office:value="5226200" calcext:value-type="float">
            <text:p>5226200</text:p>
          </table:table-cell>
          <table:table-cell table:style-name="ce2" table:formula="of:=[.B4]" office:value-type="float" office:value="1379640" calcext:value-type="float">
            <text:p>1379640</text:p>
          </table:table-cell>
          <table:table-cell table:style-name="ce2" table:formula="of:=[.C4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4];&quot;',&quot;;CHAR(13);&quot;    'SRID=3946;POLYGON((&quot;;[.B4];&quot; &quot;;[.C4];&quot;,&quot;;[.D4];&quot; &quot;;[.E4];&quot;,&quot;;[.F4];&quot; &quot;;[.G4];&quot;,&quot;;[.H4];&quot; &quot;;[.I4];&quot;,&quot;;[.B4];&quot; &quot;;[.C4];&quot;))');&quot;;CHAR(13))" office:value-type="string" office:string-value="INSERT INTO &#13;  case_00140_00100 (&#13;    id,&#13;    geometry_asewkt)&#13;  VALUES (&#13;    'M12',&#13;    'SRID=3946;POLYGON((1379640 5226300,1379780 5226300,1379780 5226200,1379640 5226200,1379640 5226300))');&#13;" calcext:value-type="string">
            <text:p>INSERT INTO  <text:s/>case_00140_00100 ( <text:s text:c="3"/>id, <text:s text:c="3"/>geometry_asewkt) <text:s/>VALUES ( <text:s text:c="3"/>'M12', <text:s text:c="3"/>'SRID=3946;POLYGON((1379640 5226300,1379780 5226300,1379780 5226200,1379640 5226200,137964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13</text:p>
          </table:table-cell>
          <table:table-cell table:style-name="ce2" table:formula="of:=[.B4]+140" office:value-type="float" office:value="1379780" calcext:value-type="float">
            <text:p>1379780</text:p>
          </table:table-cell>
          <table:table-cell table:style-name="ce2" table:formula="of:=[.C4]" office:value-type="float" office:value="5226300" calcext:value-type="float">
            <text:p>5226300</text:p>
          </table:table-cell>
          <table:table-cell table:style-name="ce2" table:formula="of:=[.B5]+140" office:value-type="float" office:value="1379920" calcext:value-type="float">
            <text:p>1379920</text:p>
          </table:table-cell>
          <table:table-cell table:style-name="ce2" table:formula="of:=[.C5]" office:value-type="float" office:value="5226300" calcext:value-type="float">
            <text:p>5226300</text:p>
          </table:table-cell>
          <table:table-cell table:style-name="ce2" table:formula="of:=[.B5]+140" office:value-type="float" office:value="1379920" calcext:value-type="float">
            <text:p>1379920</text:p>
          </table:table-cell>
          <table:table-cell table:style-name="ce2" table:formula="of:=[.C5]-100" office:value-type="float" office:value="5226200" calcext:value-type="float">
            <text:p>5226200</text:p>
          </table:table-cell>
          <table:table-cell table:style-name="ce2" table:formula="of:=[.B5]" office:value-type="float" office:value="1379780" calcext:value-type="float">
            <text:p>1379780</text:p>
          </table:table-cell>
          <table:table-cell table:style-name="ce2" table:formula="of:=[.C5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5];&quot;',&quot;;CHAR(13);&quot;    'SRID=3946;POLYGON((&quot;;[.B5];&quot; &quot;;[.C5];&quot;,&quot;;[.D5];&quot; &quot;;[.E5];&quot;,&quot;;[.F5];&quot; &quot;;[.G5];&quot;,&quot;;[.H5];&quot; &quot;;[.I5];&quot;,&quot;;[.B5];&quot; &quot;;[.C5];&quot;))');&quot;;CHAR(13))" office:value-type="string" office:string-value="INSERT INTO &#13;  case_00140_00100 (&#13;    id,&#13;    geometry_asewkt)&#13;  VALUES (&#13;    'M13',&#13;    'SRID=3946;POLYGON((1379780 5226300,1379920 5226300,1379920 5226200,1379780 5226200,1379780 5226300))');&#13;" calcext:value-type="string">
            <text:p>INSERT INTO  <text:s/>case_00140_00100 ( <text:s text:c="3"/>id, <text:s text:c="3"/>geometry_asewkt) <text:s/>VALUES ( <text:s text:c="3"/>'M13', <text:s text:c="3"/>'SRID=3946;POLYGON((1379780 5226300,1379920 5226300,1379920 5226200,1379780 5226200,137978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14</text:p>
          </table:table-cell>
          <table:table-cell table:style-name="ce2" table:formula="of:=[.B5]+140" office:value-type="float" office:value="1379920" calcext:value-type="float">
            <text:p>1379920</text:p>
          </table:table-cell>
          <table:table-cell table:style-name="ce2" table:formula="of:=[.C5]" office:value-type="float" office:value="5226300" calcext:value-type="float">
            <text:p>5226300</text:p>
          </table:table-cell>
          <table:table-cell table:style-name="ce2" table:formula="of:=[.B6]+140" office:value-type="float" office:value="1380060" calcext:value-type="float">
            <text:p>1380060</text:p>
          </table:table-cell>
          <table:table-cell table:style-name="ce2" table:formula="of:=[.C6]" office:value-type="float" office:value="5226300" calcext:value-type="float">
            <text:p>5226300</text:p>
          </table:table-cell>
          <table:table-cell table:style-name="ce2" table:formula="of:=[.B6]+140" office:value-type="float" office:value="1380060" calcext:value-type="float">
            <text:p>1380060</text:p>
          </table:table-cell>
          <table:table-cell table:style-name="ce2" table:formula="of:=[.C6]-100" office:value-type="float" office:value="5226200" calcext:value-type="float">
            <text:p>5226200</text:p>
          </table:table-cell>
          <table:table-cell table:style-name="ce2" table:formula="of:=[.B6]" office:value-type="float" office:value="1379920" calcext:value-type="float">
            <text:p>1379920</text:p>
          </table:table-cell>
          <table:table-cell table:style-name="ce2" table:formula="of:=[.C6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6];&quot;',&quot;;CHAR(13);&quot;    'SRID=3946;POLYGON((&quot;;[.B6];&quot; &quot;;[.C6];&quot;,&quot;;[.D6];&quot; &quot;;[.E6];&quot;,&quot;;[.F6];&quot; &quot;;[.G6];&quot;,&quot;;[.H6];&quot; &quot;;[.I6];&quot;,&quot;;[.B6];&quot; &quot;;[.C6];&quot;))');&quot;;CHAR(13))" office:value-type="string" office:string-value="INSERT INTO &#13;  case_00140_00100 (&#13;    id,&#13;    geometry_asewkt)&#13;  VALUES (&#13;    'M14',&#13;    'SRID=3946;POLYGON((1379920 5226300,1380060 5226300,1380060 5226200,1379920 5226200,1379920 5226300))');&#13;" calcext:value-type="string">
            <text:p>INSERT INTO  <text:s/>case_00140_00100 ( <text:s text:c="3"/>id, <text:s text:c="3"/>geometry_asewkt) <text:s/>VALUES ( <text:s text:c="3"/>'M14', <text:s text:c="3"/>'SRID=3946;POLYGON((1379920 5226300,1380060 5226300,1380060 5226200,1379920 5226200,137992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15</text:p>
          </table:table-cell>
          <table:table-cell table:style-name="ce2" table:formula="of:=[.B6]+140" office:value-type="float" office:value="1380060" calcext:value-type="float">
            <text:p>1380060</text:p>
          </table:table-cell>
          <table:table-cell table:style-name="ce2" table:formula="of:=[.C6]" office:value-type="float" office:value="5226300" calcext:value-type="float">
            <text:p>5226300</text:p>
          </table:table-cell>
          <table:table-cell table:style-name="ce2" table:formula="of:=[.B7]+140" office:value-type="float" office:value="1380200" calcext:value-type="float">
            <text:p>1380200</text:p>
          </table:table-cell>
          <table:table-cell table:style-name="ce2" table:formula="of:=[.C7]" office:value-type="float" office:value="5226300" calcext:value-type="float">
            <text:p>5226300</text:p>
          </table:table-cell>
          <table:table-cell table:style-name="ce2" table:formula="of:=[.B7]+140" office:value-type="float" office:value="1380200" calcext:value-type="float">
            <text:p>1380200</text:p>
          </table:table-cell>
          <table:table-cell table:style-name="ce2" table:formula="of:=[.C7]-100" office:value-type="float" office:value="5226200" calcext:value-type="float">
            <text:p>5226200</text:p>
          </table:table-cell>
          <table:table-cell table:style-name="ce2" table:formula="of:=[.B7]" office:value-type="float" office:value="1380060" calcext:value-type="float">
            <text:p>1380060</text:p>
          </table:table-cell>
          <table:table-cell table:style-name="ce2" table:formula="of:=[.C7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7];&quot;',&quot;;CHAR(13);&quot;    'SRID=3946;POLYGON((&quot;;[.B7];&quot; &quot;;[.C7];&quot;,&quot;;[.D7];&quot; &quot;;[.E7];&quot;,&quot;;[.F7];&quot; &quot;;[.G7];&quot;,&quot;;[.H7];&quot; &quot;;[.I7];&quot;,&quot;;[.B7];&quot; &quot;;[.C7];&quot;))');&quot;;CHAR(13))" office:value-type="string" office:string-value="INSERT INTO &#13;  case_00140_00100 (&#13;    id,&#13;    geometry_asewkt)&#13;  VALUES (&#13;    'M15',&#13;    'SRID=3946;POLYGON((1380060 5226300,1380200 5226300,1380200 5226200,1380060 5226200,1380060 5226300))');&#13;" calcext:value-type="string">
            <text:p>INSERT INTO  <text:s/>case_00140_00100 ( <text:s text:c="3"/>id, <text:s text:c="3"/>geometry_asewkt) <text:s/>VALUES ( <text:s text:c="3"/>'M15', <text:s text:c="3"/>'SRID=3946;POLYGON((1380060 5226300,1380200 5226300,1380200 5226200,1380060 5226200,138006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1</text:p>
          </table:table-cell>
          <table:table-cell table:style-name="ce2" table:formula="of:=[.B3]" office:value-type="float" office:value="1379500" calcext:value-type="float">
            <text:p>1379500</text:p>
          </table:table-cell>
          <table:table-cell table:style-name="ce2" table:formula="of:=[.C3]-100" office:value-type="float" office:value="5226200" calcext:value-type="float">
            <text:p>5226200</text:p>
          </table:table-cell>
          <table:table-cell table:style-name="ce2" table:formula="of:=[.B8]+140" office:value-type="float" office:value="1379640" calcext:value-type="float">
            <text:p>1379640</text:p>
          </table:table-cell>
          <table:table-cell table:style-name="ce2" table:formula="of:=[.C8]" office:value-type="float" office:value="5226200" calcext:value-type="float">
            <text:p>5226200</text:p>
          </table:table-cell>
          <table:table-cell table:style-name="ce2" table:formula="of:=[.B8]+140" office:value-type="float" office:value="1379640" calcext:value-type="float">
            <text:p>1379640</text:p>
          </table:table-cell>
          <table:table-cell table:style-name="ce2" table:formula="of:=[.C8]-100" office:value-type="float" office:value="5226100" calcext:value-type="float">
            <text:p>5226100</text:p>
          </table:table-cell>
          <table:table-cell table:style-name="ce2" table:formula="of:=[.B8]" office:value-type="float" office:value="1379500" calcext:value-type="float">
            <text:p>1379500</text:p>
          </table:table-cell>
          <table:table-cell table:style-name="ce2" table:formula="of:=[.C8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8];&quot;',&quot;;CHAR(13);&quot;    'SRID=3946;POLYGON((&quot;;[.B8];&quot; &quot;;[.C8];&quot;,&quot;;[.D8];&quot; &quot;;[.E8];&quot;,&quot;;[.F8];&quot; &quot;;[.G8];&quot;,&quot;;[.H8];&quot; &quot;;[.I8];&quot;,&quot;;[.B8];&quot; &quot;;[.C8];&quot;))');&quot;;CHAR(13))" office:value-type="string" office:string-value="INSERT INTO &#13;  case_00140_00100 (&#13;    id,&#13;    geometry_asewkt)&#13;  VALUES (&#13;    'M21',&#13;    'SRID=3946;POLYGON((1379500 5226200,1379640 5226200,1379640 5226100,1379500 5226100,1379500 5226200))');&#13;" calcext:value-type="string">
            <text:p>INSERT INTO  <text:s/>case_00140_00100 ( <text:s text:c="3"/>id, <text:s text:c="3"/>geometry_asewkt) <text:s/>VALUES ( <text:s text:c="3"/>'M21', <text:s text:c="3"/>'SRID=3946;POLYGON((1379500 5226200,1379640 5226200,1379640 5226100,1379500 5226100,137950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2</text:p>
          </table:table-cell>
          <table:table-cell table:style-name="ce2" table:formula="of:=[.B4]" office:value-type="float" office:value="1379640" calcext:value-type="float">
            <text:p>1379640</text:p>
          </table:table-cell>
          <table:table-cell table:style-name="ce2" table:formula="of:=[.C4]-100" office:value-type="float" office:value="5226200" calcext:value-type="float">
            <text:p>5226200</text:p>
          </table:table-cell>
          <table:table-cell table:style-name="ce2" table:formula="of:=[.B9]+140" office:value-type="float" office:value="1379780" calcext:value-type="float">
            <text:p>1379780</text:p>
          </table:table-cell>
          <table:table-cell table:style-name="ce2" table:formula="of:=[.C9]" office:value-type="float" office:value="5226200" calcext:value-type="float">
            <text:p>5226200</text:p>
          </table:table-cell>
          <table:table-cell table:style-name="ce2" table:formula="of:=[.B9]+140" office:value-type="float" office:value="1379780" calcext:value-type="float">
            <text:p>1379780</text:p>
          </table:table-cell>
          <table:table-cell table:style-name="ce2" table:formula="of:=[.C9]-100" office:value-type="float" office:value="5226100" calcext:value-type="float">
            <text:p>5226100</text:p>
          </table:table-cell>
          <table:table-cell table:style-name="ce2" table:formula="of:=[.B9]" office:value-type="float" office:value="1379640" calcext:value-type="float">
            <text:p>1379640</text:p>
          </table:table-cell>
          <table:table-cell table:style-name="ce2" table:formula="of:=[.C9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9];&quot;',&quot;;CHAR(13);&quot;    'SRID=3946;POLYGON((&quot;;[.B9];&quot; &quot;;[.C9];&quot;,&quot;;[.D9];&quot; &quot;;[.E9];&quot;,&quot;;[.F9];&quot; &quot;;[.G9];&quot;,&quot;;[.H9];&quot; &quot;;[.I9];&quot;,&quot;;[.B9];&quot; &quot;;[.C9];&quot;))');&quot;;CHAR(13))" office:value-type="string" office:string-value="INSERT INTO &#13;  case_00140_00100 (&#13;    id,&#13;    geometry_asewkt)&#13;  VALUES (&#13;    'M22',&#13;    'SRID=3946;POLYGON((1379640 5226200,1379780 5226200,1379780 5226100,1379640 5226100,1379640 5226200))');&#13;" calcext:value-type="string">
            <text:p>INSERT INTO  <text:s/>case_00140_00100 ( <text:s text:c="3"/>id, <text:s text:c="3"/>geometry_asewkt) <text:s/>VALUES ( <text:s text:c="3"/>'M22', <text:s text:c="3"/>'SRID=3946;POLYGON((1379640 5226200,1379780 5226200,1379780 5226100,1379640 5226100,137964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3</text:p>
          </table:table-cell>
          <table:table-cell table:style-name="ce2" table:formula="of:=[.B5]" office:value-type="float" office:value="1379780" calcext:value-type="float">
            <text:p>1379780</text:p>
          </table:table-cell>
          <table:table-cell table:style-name="ce2" table:formula="of:=[.C5]-100" office:value-type="float" office:value="5226200" calcext:value-type="float">
            <text:p>5226200</text:p>
          </table:table-cell>
          <table:table-cell table:style-name="ce2" table:formula="of:=[.B10]+140" office:value-type="float" office:value="1379920" calcext:value-type="float">
            <text:p>1379920</text:p>
          </table:table-cell>
          <table:table-cell table:style-name="ce2" table:formula="of:=[.C10]" office:value-type="float" office:value="5226200" calcext:value-type="float">
            <text:p>5226200</text:p>
          </table:table-cell>
          <table:table-cell table:style-name="ce2" table:formula="of:=[.B10]+140" office:value-type="float" office:value="1379920" calcext:value-type="float">
            <text:p>1379920</text:p>
          </table:table-cell>
          <table:table-cell table:style-name="ce2" table:formula="of:=[.C10]-100" office:value-type="float" office:value="5226100" calcext:value-type="float">
            <text:p>5226100</text:p>
          </table:table-cell>
          <table:table-cell table:style-name="ce2" table:formula="of:=[.B10]" office:value-type="float" office:value="1379780" calcext:value-type="float">
            <text:p>1379780</text:p>
          </table:table-cell>
          <table:table-cell table:style-name="ce2" table:formula="of:=[.C10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10];&quot;',&quot;;CHAR(13);&quot;    'SRID=3946;POLYGON((&quot;;[.B10];&quot; &quot;;[.C10];&quot;,&quot;;[.D10];&quot; &quot;;[.E10];&quot;,&quot;;[.F10];&quot; &quot;;[.G10];&quot;,&quot;;[.H10];&quot; &quot;;[.I10];&quot;,&quot;;[.B10];&quot; &quot;;[.C10];&quot;))');&quot;;CHAR(13))" office:value-type="string" office:string-value="INSERT INTO &#13;  case_00140_00100 (&#13;    id,&#13;    geometry_asewkt)&#13;  VALUES (&#13;    'M23',&#13;    'SRID=3946;POLYGON((1379780 5226200,1379920 5226200,1379920 5226100,1379780 5226100,1379780 5226200))');&#13;" calcext:value-type="string">
            <text:p>INSERT INTO  <text:s/>case_00140_00100 ( <text:s text:c="3"/>id, <text:s text:c="3"/>geometry_asewkt) <text:s/>VALUES ( <text:s text:c="3"/>'M23', <text:s text:c="3"/>'SRID=3946;POLYGON((1379780 5226200,1379920 5226200,1379920 5226100,1379780 5226100,137978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4</text:p>
          </table:table-cell>
          <table:table-cell table:style-name="ce2" table:formula="of:=[.B6]" office:value-type="float" office:value="1379920" calcext:value-type="float">
            <text:p>1379920</text:p>
          </table:table-cell>
          <table:table-cell table:style-name="ce2" table:formula="of:=[.C6]-100" office:value-type="float" office:value="5226200" calcext:value-type="float">
            <text:p>5226200</text:p>
          </table:table-cell>
          <table:table-cell table:style-name="ce2" table:formula="of:=[.B11]+140" office:value-type="float" office:value="1380060" calcext:value-type="float">
            <text:p>1380060</text:p>
          </table:table-cell>
          <table:table-cell table:style-name="ce2" table:formula="of:=[.C11]" office:value-type="float" office:value="5226200" calcext:value-type="float">
            <text:p>5226200</text:p>
          </table:table-cell>
          <table:table-cell table:style-name="ce2" table:formula="of:=[.B11]+140" office:value-type="float" office:value="1380060" calcext:value-type="float">
            <text:p>1380060</text:p>
          </table:table-cell>
          <table:table-cell table:style-name="ce2" table:formula="of:=[.C11]-100" office:value-type="float" office:value="5226100" calcext:value-type="float">
            <text:p>5226100</text:p>
          </table:table-cell>
          <table:table-cell table:style-name="ce2" table:formula="of:=[.B11]" office:value-type="float" office:value="1379920" calcext:value-type="float">
            <text:p>1379920</text:p>
          </table:table-cell>
          <table:table-cell table:style-name="ce2" table:formula="of:=[.C11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11];&quot;',&quot;;CHAR(13);&quot;    'SRID=3946;POLYGON((&quot;;[.B11];&quot; &quot;;[.C11];&quot;,&quot;;[.D11];&quot; &quot;;[.E11];&quot;,&quot;;[.F11];&quot; &quot;;[.G11];&quot;,&quot;;[.H11];&quot; &quot;;[.I11];&quot;,&quot;;[.B11];&quot; &quot;;[.C11];&quot;))');&quot;;CHAR(13))" office:value-type="string" office:string-value="INSERT INTO &#13;  case_00140_00100 (&#13;    id,&#13;    geometry_asewkt)&#13;  VALUES (&#13;    'M24',&#13;    'SRID=3946;POLYGON((1379920 5226200,1380060 5226200,1380060 5226100,1379920 5226100,1379920 5226200))');&#13;" calcext:value-type="string">
            <text:p>INSERT INTO  <text:s/>case_00140_00100 ( <text:s text:c="3"/>id, <text:s text:c="3"/>geometry_asewkt) <text:s/>VALUES ( <text:s text:c="3"/>'M24', <text:s text:c="3"/>'SRID=3946;POLYGON((1379920 5226200,1380060 5226200,1380060 5226100,1379920 5226100,137992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5</text:p>
          </table:table-cell>
          <table:table-cell table:style-name="ce2" table:formula="of:=[.B7]" office:value-type="float" office:value="1380060" calcext:value-type="float">
            <text:p>1380060</text:p>
          </table:table-cell>
          <table:table-cell table:style-name="ce2" table:formula="of:=[.C7]-100" office:value-type="float" office:value="5226200" calcext:value-type="float">
            <text:p>5226200</text:p>
          </table:table-cell>
          <table:table-cell table:style-name="ce2" table:formula="of:=[.B12]+140" office:value-type="float" office:value="1380200" calcext:value-type="float">
            <text:p>1380200</text:p>
          </table:table-cell>
          <table:table-cell table:style-name="ce2" table:formula="of:=[.C12]" office:value-type="float" office:value="5226200" calcext:value-type="float">
            <text:p>5226200</text:p>
          </table:table-cell>
          <table:table-cell table:style-name="ce2" table:formula="of:=[.B12]+140" office:value-type="float" office:value="1380200" calcext:value-type="float">
            <text:p>1380200</text:p>
          </table:table-cell>
          <table:table-cell table:style-name="ce2" table:formula="of:=[.C12]-100" office:value-type="float" office:value="5226100" calcext:value-type="float">
            <text:p>5226100</text:p>
          </table:table-cell>
          <table:table-cell table:style-name="ce2" table:formula="of:=[.B12]" office:value-type="float" office:value="1380060" calcext:value-type="float">
            <text:p>1380060</text:p>
          </table:table-cell>
          <table:table-cell table:style-name="ce2" table:formula="of:=[.C12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12];&quot;',&quot;;CHAR(13);&quot;    'SRID=3946;POLYGON((&quot;;[.B12];&quot; &quot;;[.C12];&quot;,&quot;;[.D12];&quot; &quot;;[.E12];&quot;,&quot;;[.F12];&quot; &quot;;[.G12];&quot;,&quot;;[.H12];&quot; &quot;;[.I12];&quot;,&quot;;[.B12];&quot; &quot;;[.C12];&quot;))');&quot;;CHAR(13))" office:value-type="string" office:string-value="INSERT INTO &#13;  case_00140_00100 (&#13;    id,&#13;    geometry_asewkt)&#13;  VALUES (&#13;    'M25',&#13;    'SRID=3946;POLYGON((1380060 5226200,1380200 5226200,1380200 5226100,1380060 5226100,1380060 5226200))');&#13;" calcext:value-type="string">
            <text:p>INSERT INTO  <text:s/>case_00140_00100 ( <text:s text:c="3"/>id, <text:s text:c="3"/>geometry_asewkt) <text:s/>VALUES ( <text:s text:c="3"/>'M25', <text:s text:c="3"/>'SRID=3946;POLYGON((1380060 5226200,1380200 5226200,1380200 5226100,1380060 5226100,138006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1</text:p>
          </table:table-cell>
          <table:table-cell table:style-name="ce2" table:formula="of:=[.B8]" office:value-type="float" office:value="1379500" calcext:value-type="float">
            <text:p>1379500</text:p>
          </table:table-cell>
          <table:table-cell table:style-name="ce2" table:formula="of:=[.C8]-100" office:value-type="float" office:value="5226100" calcext:value-type="float">
            <text:p>5226100</text:p>
          </table:table-cell>
          <table:table-cell table:style-name="ce2" table:formula="of:=[.B13]+140" office:value-type="float" office:value="1379640" calcext:value-type="float">
            <text:p>1379640</text:p>
          </table:table-cell>
          <table:table-cell table:style-name="ce2" table:formula="of:=[.C13]" office:value-type="float" office:value="5226100" calcext:value-type="float">
            <text:p>5226100</text:p>
          </table:table-cell>
          <table:table-cell table:style-name="ce2" table:formula="of:=[.B13]+140" office:value-type="float" office:value="1379640" calcext:value-type="float">
            <text:p>1379640</text:p>
          </table:table-cell>
          <table:table-cell table:style-name="ce2" table:formula="of:=[.C13]-100" office:value-type="float" office:value="5226000" calcext:value-type="float">
            <text:p>5226000</text:p>
          </table:table-cell>
          <table:table-cell table:style-name="ce2" table:formula="of:=[.B13]" office:value-type="float" office:value="1379500" calcext:value-type="float">
            <text:p>1379500</text:p>
          </table:table-cell>
          <table:table-cell table:style-name="ce2" table:formula="of:=[.C13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3];&quot;',&quot;;CHAR(13);&quot;    'SRID=3946;POLYGON((&quot;;[.B13];&quot; &quot;;[.C13];&quot;,&quot;;[.D13];&quot; &quot;;[.E13];&quot;,&quot;;[.F13];&quot; &quot;;[.G13];&quot;,&quot;;[.H13];&quot; &quot;;[.I13];&quot;,&quot;;[.B13];&quot; &quot;;[.C13];&quot;))');&quot;;CHAR(13))" office:value-type="string" office:string-value="INSERT INTO &#13;  case_00140_00100 (&#13;    id,&#13;    geometry_asewkt)&#13;  VALUES (&#13;    'M31',&#13;    'SRID=3946;POLYGON((1379500 5226100,1379640 5226100,1379640 5226000,1379500 5226000,1379500 5226100))');&#13;" calcext:value-type="string">
            <text:p>INSERT INTO  <text:s/>case_00140_00100 ( <text:s text:c="3"/>id, <text:s text:c="3"/>geometry_asewkt) <text:s/>VALUES ( <text:s text:c="3"/>'M31', <text:s text:c="3"/>'SRID=3946;POLYGON((1379500 5226100,1379640 5226100,1379640 5226000,1379500 5226000,137950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2</text:p>
          </table:table-cell>
          <table:table-cell table:style-name="ce2" table:formula="of:=[.B9]" office:value-type="float" office:value="1379640" calcext:value-type="float">
            <text:p>1379640</text:p>
          </table:table-cell>
          <table:table-cell table:style-name="ce2" table:formula="of:=[.C9]-100" office:value-type="float" office:value="5226100" calcext:value-type="float">
            <text:p>5226100</text:p>
          </table:table-cell>
          <table:table-cell table:style-name="ce2" table:formula="of:=[.B14]+140" office:value-type="float" office:value="1379780" calcext:value-type="float">
            <text:p>1379780</text:p>
          </table:table-cell>
          <table:table-cell table:style-name="ce2" table:formula="of:=[.C14]" office:value-type="float" office:value="5226100" calcext:value-type="float">
            <text:p>5226100</text:p>
          </table:table-cell>
          <table:table-cell table:style-name="ce2" table:formula="of:=[.B14]+140" office:value-type="float" office:value="1379780" calcext:value-type="float">
            <text:p>1379780</text:p>
          </table:table-cell>
          <table:table-cell table:style-name="ce2" table:formula="of:=[.C14]-100" office:value-type="float" office:value="5226000" calcext:value-type="float">
            <text:p>5226000</text:p>
          </table:table-cell>
          <table:table-cell table:style-name="ce2" table:formula="of:=[.B14]" office:value-type="float" office:value="1379640" calcext:value-type="float">
            <text:p>1379640</text:p>
          </table:table-cell>
          <table:table-cell table:style-name="ce2" table:formula="of:=[.C14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4];&quot;',&quot;;CHAR(13);&quot;    'SRID=3946;POLYGON((&quot;;[.B14];&quot; &quot;;[.C14];&quot;,&quot;;[.D14];&quot; &quot;;[.E14];&quot;,&quot;;[.F14];&quot; &quot;;[.G14];&quot;,&quot;;[.H14];&quot; &quot;;[.I14];&quot;,&quot;;[.B14];&quot; &quot;;[.C14];&quot;))');&quot;;CHAR(13))" office:value-type="string" office:string-value="INSERT INTO &#13;  case_00140_00100 (&#13;    id,&#13;    geometry_asewkt)&#13;  VALUES (&#13;    'M32',&#13;    'SRID=3946;POLYGON((1379640 5226100,1379780 5226100,1379780 5226000,1379640 5226000,1379640 5226100))');&#13;" calcext:value-type="string">
            <text:p>INSERT INTO  <text:s/>case_00140_00100 ( <text:s text:c="3"/>id, <text:s text:c="3"/>geometry_asewkt) <text:s/>VALUES ( <text:s text:c="3"/>'M32', <text:s text:c="3"/>'SRID=3946;POLYGON((1379640 5226100,1379780 5226100,1379780 5226000,1379640 5226000,137964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3</text:p>
          </table:table-cell>
          <table:table-cell table:style-name="ce2" table:formula="of:=[.B10]" office:value-type="float" office:value="1379780" calcext:value-type="float">
            <text:p>1379780</text:p>
          </table:table-cell>
          <table:table-cell table:style-name="ce2" table:formula="of:=[.C10]-100" office:value-type="float" office:value="5226100" calcext:value-type="float">
            <text:p>5226100</text:p>
          </table:table-cell>
          <table:table-cell table:style-name="ce2" table:formula="of:=[.B15]+140" office:value-type="float" office:value="1379920" calcext:value-type="float">
            <text:p>1379920</text:p>
          </table:table-cell>
          <table:table-cell table:style-name="ce2" table:formula="of:=[.C15]" office:value-type="float" office:value="5226100" calcext:value-type="float">
            <text:p>5226100</text:p>
          </table:table-cell>
          <table:table-cell table:style-name="ce2" table:formula="of:=[.B15]+140" office:value-type="float" office:value="1379920" calcext:value-type="float">
            <text:p>1379920</text:p>
          </table:table-cell>
          <table:table-cell table:style-name="ce2" table:formula="of:=[.C15]-100" office:value-type="float" office:value="5226000" calcext:value-type="float">
            <text:p>5226000</text:p>
          </table:table-cell>
          <table:table-cell table:style-name="ce2" table:formula="of:=[.B15]" office:value-type="float" office:value="1379780" calcext:value-type="float">
            <text:p>1379780</text:p>
          </table:table-cell>
          <table:table-cell table:style-name="ce2" table:formula="of:=[.C15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5];&quot;',&quot;;CHAR(13);&quot;    'SRID=3946;POLYGON((&quot;;[.B15];&quot; &quot;;[.C15];&quot;,&quot;;[.D15];&quot; &quot;;[.E15];&quot;,&quot;;[.F15];&quot; &quot;;[.G15];&quot;,&quot;;[.H15];&quot; &quot;;[.I15];&quot;,&quot;;[.B15];&quot; &quot;;[.C15];&quot;))');&quot;;CHAR(13))" office:value-type="string" office:string-value="INSERT INTO &#13;  case_00140_00100 (&#13;    id,&#13;    geometry_asewkt)&#13;  VALUES (&#13;    'M33',&#13;    'SRID=3946;POLYGON((1379780 5226100,1379920 5226100,1379920 5226000,1379780 5226000,1379780 5226100))');&#13;" calcext:value-type="string">
            <text:p>INSERT INTO  <text:s/>case_00140_00100 ( <text:s text:c="3"/>id, <text:s text:c="3"/>geometry_asewkt) <text:s/>VALUES ( <text:s text:c="3"/>'M33', <text:s text:c="3"/>'SRID=3946;POLYGON((1379780 5226100,1379920 5226100,1379920 5226000,1379780 5226000,137978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4</text:p>
          </table:table-cell>
          <table:table-cell table:style-name="ce2" table:formula="of:=[.B11]" office:value-type="float" office:value="1379920" calcext:value-type="float">
            <text:p>1379920</text:p>
          </table:table-cell>
          <table:table-cell table:style-name="ce2" table:formula="of:=[.C11]-100" office:value-type="float" office:value="5226100" calcext:value-type="float">
            <text:p>5226100</text:p>
          </table:table-cell>
          <table:table-cell table:style-name="ce2" table:formula="of:=[.B16]+140" office:value-type="float" office:value="1380060" calcext:value-type="float">
            <text:p>1380060</text:p>
          </table:table-cell>
          <table:table-cell table:style-name="ce2" table:formula="of:=[.C16]" office:value-type="float" office:value="5226100" calcext:value-type="float">
            <text:p>5226100</text:p>
          </table:table-cell>
          <table:table-cell table:style-name="ce2" table:formula="of:=[.B16]+140" office:value-type="float" office:value="1380060" calcext:value-type="float">
            <text:p>1380060</text:p>
          </table:table-cell>
          <table:table-cell table:style-name="ce2" table:formula="of:=[.C16]-100" office:value-type="float" office:value="5226000" calcext:value-type="float">
            <text:p>5226000</text:p>
          </table:table-cell>
          <table:table-cell table:style-name="ce2" table:formula="of:=[.B16]" office:value-type="float" office:value="1379920" calcext:value-type="float">
            <text:p>1379920</text:p>
          </table:table-cell>
          <table:table-cell table:style-name="ce2" table:formula="of:=[.C16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6];&quot;',&quot;;CHAR(13);&quot;    'SRID=3946;POLYGON((&quot;;[.B16];&quot; &quot;;[.C16];&quot;,&quot;;[.D16];&quot; &quot;;[.E16];&quot;,&quot;;[.F16];&quot; &quot;;[.G16];&quot;,&quot;;[.H16];&quot; &quot;;[.I16];&quot;,&quot;;[.B16];&quot; &quot;;[.C16];&quot;))');&quot;;CHAR(13))" office:value-type="string" office:string-value="INSERT INTO &#13;  case_00140_00100 (&#13;    id,&#13;    geometry_asewkt)&#13;  VALUES (&#13;    'M34',&#13;    'SRID=3946;POLYGON((1379920 5226100,1380060 5226100,1380060 5226000,1379920 5226000,1379920 5226100))');&#13;" calcext:value-type="string">
            <text:p>INSERT INTO  <text:s/>case_00140_00100 ( <text:s text:c="3"/>id, <text:s text:c="3"/>geometry_asewkt) <text:s/>VALUES ( <text:s text:c="3"/>'M34', <text:s text:c="3"/>'SRID=3946;POLYGON((1379920 5226100,1380060 5226100,1380060 5226000,1379920 5226000,137992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5</text:p>
          </table:table-cell>
          <table:table-cell table:style-name="ce2" table:formula="of:=[.B12]" office:value-type="float" office:value="1380060" calcext:value-type="float">
            <text:p>1380060</text:p>
          </table:table-cell>
          <table:table-cell table:style-name="ce2" table:formula="of:=[.C12]-100" office:value-type="float" office:value="5226100" calcext:value-type="float">
            <text:p>5226100</text:p>
          </table:table-cell>
          <table:table-cell table:style-name="ce2" table:formula="of:=[.B17]+140" office:value-type="float" office:value="1380200" calcext:value-type="float">
            <text:p>1380200</text:p>
          </table:table-cell>
          <table:table-cell table:style-name="ce2" table:formula="of:=[.C17]" office:value-type="float" office:value="5226100" calcext:value-type="float">
            <text:p>5226100</text:p>
          </table:table-cell>
          <table:table-cell table:style-name="ce2" table:formula="of:=[.B17]+140" office:value-type="float" office:value="1380200" calcext:value-type="float">
            <text:p>1380200</text:p>
          </table:table-cell>
          <table:table-cell table:style-name="ce2" table:formula="of:=[.C17]-100" office:value-type="float" office:value="5226000" calcext:value-type="float">
            <text:p>5226000</text:p>
          </table:table-cell>
          <table:table-cell table:style-name="ce2" table:formula="of:=[.B17]" office:value-type="float" office:value="1380060" calcext:value-type="float">
            <text:p>1380060</text:p>
          </table:table-cell>
          <table:table-cell table:style-name="ce2" table:formula="of:=[.C17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7];&quot;',&quot;;CHAR(13);&quot;    'SRID=3946;POLYGON((&quot;;[.B17];&quot; &quot;;[.C17];&quot;,&quot;;[.D17];&quot; &quot;;[.E17];&quot;,&quot;;[.F17];&quot; &quot;;[.G17];&quot;,&quot;;[.H17];&quot; &quot;;[.I17];&quot;,&quot;;[.B17];&quot; &quot;;[.C17];&quot;))');&quot;;CHAR(13))" office:value-type="string" office:string-value="INSERT INTO &#13;  case_00140_00100 (&#13;    id,&#13;    geometry_asewkt)&#13;  VALUES (&#13;    'M35',&#13;    'SRID=3946;POLYGON((1380060 5226100,1380200 5226100,1380200 5226000,1380060 5226000,1380060 5226100))');&#13;" calcext:value-type="string">
            <text:p>INSERT INTO  <text:s/>case_00140_00100 ( <text:s text:c="3"/>id, <text:s text:c="3"/>geometry_asewkt) <text:s/>VALUES ( <text:s text:c="3"/>'M35', <text:s text:c="3"/>'SRID=3946;POLYGON((1380060 5226100,1380200 5226100,1380200 5226000,1380060 5226000,138006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1</text:p>
          </table:table-cell>
          <table:table-cell table:style-name="ce2" table:formula="of:=[.B13]" office:value-type="float" office:value="1379500" calcext:value-type="float">
            <text:p>1379500</text:p>
          </table:table-cell>
          <table:table-cell table:style-name="ce2" table:formula="of:=[.C13]-100" office:value-type="float" office:value="5226000" calcext:value-type="float">
            <text:p>5226000</text:p>
          </table:table-cell>
          <table:table-cell table:style-name="ce2" table:formula="of:=[.B18]+140" office:value-type="float" office:value="1379640" calcext:value-type="float">
            <text:p>1379640</text:p>
          </table:table-cell>
          <table:table-cell table:style-name="ce2" table:formula="of:=[.C18]" office:value-type="float" office:value="5226000" calcext:value-type="float">
            <text:p>5226000</text:p>
          </table:table-cell>
          <table:table-cell table:style-name="ce2" table:formula="of:=[.B18]+140" office:value-type="float" office:value="1379640" calcext:value-type="float">
            <text:p>1379640</text:p>
          </table:table-cell>
          <table:table-cell table:style-name="ce2" table:formula="of:=[.C18]-100" office:value-type="float" office:value="5225900" calcext:value-type="float">
            <text:p>5225900</text:p>
          </table:table-cell>
          <table:table-cell table:style-name="ce2" table:formula="of:=[.B18]" office:value-type="float" office:value="1379500" calcext:value-type="float">
            <text:p>1379500</text:p>
          </table:table-cell>
          <table:table-cell table:style-name="ce2" table:formula="of:=[.C18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18];&quot;',&quot;;CHAR(13);&quot;    'SRID=3946;POLYGON((&quot;;[.B18];&quot; &quot;;[.C18];&quot;,&quot;;[.D18];&quot; &quot;;[.E18];&quot;,&quot;;[.F18];&quot; &quot;;[.G18];&quot;,&quot;;[.H18];&quot; &quot;;[.I18];&quot;,&quot;;[.B18];&quot; &quot;;[.C18];&quot;))');&quot;;CHAR(13))" office:value-type="string" office:string-value="INSERT INTO &#13;  case_00140_00100 (&#13;    id,&#13;    geometry_asewkt)&#13;  VALUES (&#13;    'M41',&#13;    'SRID=3946;POLYGON((1379500 5226000,1379640 5226000,1379640 5225900,1379500 5225900,1379500 5226000))');&#13;" calcext:value-type="string">
            <text:p>INSERT INTO  <text:s/>case_00140_00100 ( <text:s text:c="3"/>id, <text:s text:c="3"/>geometry_asewkt) <text:s/>VALUES ( <text:s text:c="3"/>'M41', <text:s text:c="3"/>'SRID=3946;POLYGON((1379500 5226000,1379640 5226000,1379640 5225900,1379500 5225900,137950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2</text:p>
          </table:table-cell>
          <table:table-cell table:style-name="ce2" table:formula="of:=[.B14]" office:value-type="float" office:value="1379640" calcext:value-type="float">
            <text:p>1379640</text:p>
          </table:table-cell>
          <table:table-cell table:style-name="ce2" table:formula="of:=[.C14]-100" office:value-type="float" office:value="5226000" calcext:value-type="float">
            <text:p>5226000</text:p>
          </table:table-cell>
          <table:table-cell table:style-name="ce2" table:formula="of:=[.B19]+140" office:value-type="float" office:value="1379780" calcext:value-type="float">
            <text:p>1379780</text:p>
          </table:table-cell>
          <table:table-cell table:style-name="ce2" table:formula="of:=[.C19]" office:value-type="float" office:value="5226000" calcext:value-type="float">
            <text:p>5226000</text:p>
          </table:table-cell>
          <table:table-cell table:style-name="ce2" table:formula="of:=[.B19]+140" office:value-type="float" office:value="1379780" calcext:value-type="float">
            <text:p>1379780</text:p>
          </table:table-cell>
          <table:table-cell table:style-name="ce2" table:formula="of:=[.C19]-100" office:value-type="float" office:value="5225900" calcext:value-type="float">
            <text:p>5225900</text:p>
          </table:table-cell>
          <table:table-cell table:style-name="ce2" table:formula="of:=[.B19]" office:value-type="float" office:value="1379640" calcext:value-type="float">
            <text:p>1379640</text:p>
          </table:table-cell>
          <table:table-cell table:style-name="ce2" table:formula="of:=[.C19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19];&quot;',&quot;;CHAR(13);&quot;    'SRID=3946;POLYGON((&quot;;[.B19];&quot; &quot;;[.C19];&quot;,&quot;;[.D19];&quot; &quot;;[.E19];&quot;,&quot;;[.F19];&quot; &quot;;[.G19];&quot;,&quot;;[.H19];&quot; &quot;;[.I19];&quot;,&quot;;[.B19];&quot; &quot;;[.C19];&quot;))');&quot;;CHAR(13))" office:value-type="string" office:string-value="INSERT INTO &#13;  case_00140_00100 (&#13;    id,&#13;    geometry_asewkt)&#13;  VALUES (&#13;    'M42',&#13;    'SRID=3946;POLYGON((1379640 5226000,1379780 5226000,1379780 5225900,1379640 5225900,1379640 5226000))');&#13;" calcext:value-type="string">
            <text:p>INSERT INTO  <text:s/>case_00140_00100 ( <text:s text:c="3"/>id, <text:s text:c="3"/>geometry_asewkt) <text:s/>VALUES ( <text:s text:c="3"/>'M42', <text:s text:c="3"/>'SRID=3946;POLYGON((1379640 5226000,1379780 5226000,1379780 5225900,1379640 5225900,137964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3</text:p>
          </table:table-cell>
          <table:table-cell table:style-name="ce2" table:formula="of:=[.B15]" office:value-type="float" office:value="1379780" calcext:value-type="float">
            <text:p>1379780</text:p>
          </table:table-cell>
          <table:table-cell table:style-name="ce2" table:formula="of:=[.C15]-100" office:value-type="float" office:value="5226000" calcext:value-type="float">
            <text:p>5226000</text:p>
          </table:table-cell>
          <table:table-cell table:style-name="ce2" table:formula="of:=[.B20]+140" office:value-type="float" office:value="1379920" calcext:value-type="float">
            <text:p>1379920</text:p>
          </table:table-cell>
          <table:table-cell table:style-name="ce2" table:formula="of:=[.C20]" office:value-type="float" office:value="5226000" calcext:value-type="float">
            <text:p>5226000</text:p>
          </table:table-cell>
          <table:table-cell table:style-name="ce2" table:formula="of:=[.B20]+140" office:value-type="float" office:value="1379920" calcext:value-type="float">
            <text:p>1379920</text:p>
          </table:table-cell>
          <table:table-cell table:style-name="ce2" table:formula="of:=[.C20]-100" office:value-type="float" office:value="5225900" calcext:value-type="float">
            <text:p>5225900</text:p>
          </table:table-cell>
          <table:table-cell table:style-name="ce2" table:formula="of:=[.B20]" office:value-type="float" office:value="1379780" calcext:value-type="float">
            <text:p>1379780</text:p>
          </table:table-cell>
          <table:table-cell table:style-name="ce2" table:formula="of:=[.C20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20];&quot;',&quot;;CHAR(13);&quot;    'SRID=3946;POLYGON((&quot;;[.B20];&quot; &quot;;[.C20];&quot;,&quot;;[.D20];&quot; &quot;;[.E20];&quot;,&quot;;[.F20];&quot; &quot;;[.G20];&quot;,&quot;;[.H20];&quot; &quot;;[.I20];&quot;,&quot;;[.B20];&quot; &quot;;[.C20];&quot;))');&quot;;CHAR(13))" office:value-type="string" office:string-value="INSERT INTO &#13;  case_00140_00100 (&#13;    id,&#13;    geometry_asewkt)&#13;  VALUES (&#13;    'M43',&#13;    'SRID=3946;POLYGON((1379780 5226000,1379920 5226000,1379920 5225900,1379780 5225900,1379780 5226000))');&#13;" calcext:value-type="string">
            <text:p>INSERT INTO  <text:s/>case_00140_00100 ( <text:s text:c="3"/>id, <text:s text:c="3"/>geometry_asewkt) <text:s/>VALUES ( <text:s text:c="3"/>'M43', <text:s text:c="3"/>'SRID=3946;POLYGON((1379780 5226000,1379920 5226000,1379920 5225900,1379780 5225900,137978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4</text:p>
          </table:table-cell>
          <table:table-cell table:style-name="ce2" table:formula="of:=[.B16]" office:value-type="float" office:value="1379920" calcext:value-type="float">
            <text:p>1379920</text:p>
          </table:table-cell>
          <table:table-cell table:style-name="ce2" table:formula="of:=[.C16]-100" office:value-type="float" office:value="5226000" calcext:value-type="float">
            <text:p>5226000</text:p>
          </table:table-cell>
          <table:table-cell table:style-name="ce2" table:formula="of:=[.B21]+140" office:value-type="float" office:value="1380060" calcext:value-type="float">
            <text:p>1380060</text:p>
          </table:table-cell>
          <table:table-cell table:style-name="ce2" table:formula="of:=[.C21]" office:value-type="float" office:value="5226000" calcext:value-type="float">
            <text:p>5226000</text:p>
          </table:table-cell>
          <table:table-cell table:style-name="ce2" table:formula="of:=[.B21]+140" office:value-type="float" office:value="1380060" calcext:value-type="float">
            <text:p>1380060</text:p>
          </table:table-cell>
          <table:table-cell table:style-name="ce2" table:formula="of:=[.C21]-100" office:value-type="float" office:value="5225900" calcext:value-type="float">
            <text:p>5225900</text:p>
          </table:table-cell>
          <table:table-cell table:style-name="ce2" table:formula="of:=[.B21]" office:value-type="float" office:value="1379920" calcext:value-type="float">
            <text:p>1379920</text:p>
          </table:table-cell>
          <table:table-cell table:style-name="ce2" table:formula="of:=[.C21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21];&quot;',&quot;;CHAR(13);&quot;    'SRID=3946;POLYGON((&quot;;[.B21];&quot; &quot;;[.C21];&quot;,&quot;;[.D21];&quot; &quot;;[.E21];&quot;,&quot;;[.F21];&quot; &quot;;[.G21];&quot;,&quot;;[.H21];&quot; &quot;;[.I21];&quot;,&quot;;[.B21];&quot; &quot;;[.C21];&quot;))');&quot;;CHAR(13))" office:value-type="string" office:string-value="INSERT INTO &#13;  case_00140_00100 (&#13;    id,&#13;    geometry_asewkt)&#13;  VALUES (&#13;    'M44',&#13;    'SRID=3946;POLYGON((1379920 5226000,1380060 5226000,1380060 5225900,1379920 5225900,1379920 5226000))');&#13;" calcext:value-type="string">
            <text:p>INSERT INTO  <text:s/>case_00140_00100 ( <text:s text:c="3"/>id, <text:s text:c="3"/>geometry_asewkt) <text:s/>VALUES ( <text:s text:c="3"/>'M44', <text:s text:c="3"/>'SRID=3946;POLYGON((1379920 5226000,1380060 5226000,1380060 5225900,1379920 5225900,137992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5</text:p>
          </table:table-cell>
          <table:table-cell table:style-name="ce2" table:formula="of:=[.B17]" office:value-type="float" office:value="1380060" calcext:value-type="float">
            <text:p>1380060</text:p>
          </table:table-cell>
          <table:table-cell table:style-name="ce2" table:formula="of:=[.C17]-100" office:value-type="float" office:value="5226000" calcext:value-type="float">
            <text:p>5226000</text:p>
          </table:table-cell>
          <table:table-cell table:style-name="ce2" table:formula="of:=[.B22]+140" office:value-type="float" office:value="1380200" calcext:value-type="float">
            <text:p>1380200</text:p>
          </table:table-cell>
          <table:table-cell table:style-name="ce2" table:formula="of:=[.C22]" office:value-type="float" office:value="5226000" calcext:value-type="float">
            <text:p>5226000</text:p>
          </table:table-cell>
          <table:table-cell table:style-name="ce2" table:formula="of:=[.B22]+140" office:value-type="float" office:value="1380200" calcext:value-type="float">
            <text:p>1380200</text:p>
          </table:table-cell>
          <table:table-cell table:style-name="ce2" table:formula="of:=[.C22]-100" office:value-type="float" office:value="5225900" calcext:value-type="float">
            <text:p>5225900</text:p>
          </table:table-cell>
          <table:table-cell table:style-name="ce2" table:formula="of:=[.B22]" office:value-type="float" office:value="1380060" calcext:value-type="float">
            <text:p>1380060</text:p>
          </table:table-cell>
          <table:table-cell table:style-name="ce2" table:formula="of:=[.C22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22];&quot;',&quot;;CHAR(13);&quot;    'SRID=3946;POLYGON((&quot;;[.B22];&quot; &quot;;[.C22];&quot;,&quot;;[.D22];&quot; &quot;;[.E22];&quot;,&quot;;[.F22];&quot; &quot;;[.G22];&quot;,&quot;;[.H22];&quot; &quot;;[.I22];&quot;,&quot;;[.B22];&quot; &quot;;[.C22];&quot;))');&quot;;CHAR(13))" office:value-type="string" office:string-value="INSERT INTO &#13;  case_00140_00100 (&#13;    id,&#13;    geometry_asewkt)&#13;  VALUES (&#13;    'M45',&#13;    'SRID=3946;POLYGON((1380060 5226000,1380200 5226000,1380200 5225900,1380060 5225900,1380060 5226000))');&#13;" calcext:value-type="string">
            <text:p>INSERT INTO  <text:s/>case_00140_00100 ( <text:s text:c="3"/>id, <text:s text:c="3"/>geometry_asewkt) <text:s/>VALUES ( <text:s text:c="3"/>'M45', <text:s text:c="3"/>'SRID=3946;POLYGON((1380060 5226000,1380200 5226000,1380200 5225900,1380060 5225900,138006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1</text:p>
          </table:table-cell>
          <table:table-cell table:style-name="ce2" table:formula="of:=[.B18]" office:value-type="float" office:value="1379500" calcext:value-type="float">
            <text:p>1379500</text:p>
          </table:table-cell>
          <table:table-cell table:style-name="ce2" table:formula="of:=[.C18]-100" office:value-type="float" office:value="5225900" calcext:value-type="float">
            <text:p>5225900</text:p>
          </table:table-cell>
          <table:table-cell table:style-name="ce2" table:formula="of:=[.B23]+140" office:value-type="float" office:value="1379640" calcext:value-type="float">
            <text:p>1379640</text:p>
          </table:table-cell>
          <table:table-cell table:style-name="ce2" table:formula="of:=[.C23]" office:value-type="float" office:value="5225900" calcext:value-type="float">
            <text:p>5225900</text:p>
          </table:table-cell>
          <table:table-cell table:style-name="ce2" table:formula="of:=[.B23]+140" office:value-type="float" office:value="1379640" calcext:value-type="float">
            <text:p>1379640</text:p>
          </table:table-cell>
          <table:table-cell table:style-name="ce2" table:formula="of:=[.C23]-100" office:value-type="float" office:value="5225800" calcext:value-type="float">
            <text:p>5225800</text:p>
          </table:table-cell>
          <table:table-cell table:style-name="ce2" table:formula="of:=[.B23]" office:value-type="float" office:value="1379500" calcext:value-type="float">
            <text:p>1379500</text:p>
          </table:table-cell>
          <table:table-cell table:style-name="ce2" table:formula="of:=[.C23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3];&quot;',&quot;;CHAR(13);&quot;    'SRID=3946;POLYGON((&quot;;[.B23];&quot; &quot;;[.C23];&quot;,&quot;;[.D23];&quot; &quot;;[.E23];&quot;,&quot;;[.F23];&quot; &quot;;[.G23];&quot;,&quot;;[.H23];&quot; &quot;;[.I23];&quot;,&quot;;[.B23];&quot; &quot;;[.C23];&quot;))');&quot;;CHAR(13))" office:value-type="string" office:string-value="INSERT INTO &#13;  case_00140_00100 (&#13;    id,&#13;    geometry_asewkt)&#13;  VALUES (&#13;    'M51',&#13;    'SRID=3946;POLYGON((1379500 5225900,1379640 5225900,1379640 5225800,1379500 5225800,1379500 5225900))');&#13;" calcext:value-type="string">
            <text:p>INSERT INTO  <text:s/>case_00140_00100 ( <text:s text:c="3"/>id, <text:s text:c="3"/>geometry_asewkt) <text:s/>VALUES ( <text:s text:c="3"/>'M51', <text:s text:c="3"/>'SRID=3946;POLYGON((1379500 5225900,1379640 5225900,1379640 5225800,1379500 5225800,137950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2</text:p>
          </table:table-cell>
          <table:table-cell table:style-name="ce2" table:formula="of:=[.B19]" office:value-type="float" office:value="1379640" calcext:value-type="float">
            <text:p>1379640</text:p>
          </table:table-cell>
          <table:table-cell table:style-name="ce2" table:formula="of:=[.C19]-100" office:value-type="float" office:value="5225900" calcext:value-type="float">
            <text:p>5225900</text:p>
          </table:table-cell>
          <table:table-cell table:style-name="ce2" table:formula="of:=[.B24]+140" office:value-type="float" office:value="1379780" calcext:value-type="float">
            <text:p>1379780</text:p>
          </table:table-cell>
          <table:table-cell table:style-name="ce2" table:formula="of:=[.C24]" office:value-type="float" office:value="5225900" calcext:value-type="float">
            <text:p>5225900</text:p>
          </table:table-cell>
          <table:table-cell table:style-name="ce2" table:formula="of:=[.B24]+140" office:value-type="float" office:value="1379780" calcext:value-type="float">
            <text:p>1379780</text:p>
          </table:table-cell>
          <table:table-cell table:style-name="ce2" table:formula="of:=[.C24]-100" office:value-type="float" office:value="5225800" calcext:value-type="float">
            <text:p>5225800</text:p>
          </table:table-cell>
          <table:table-cell table:style-name="ce2" table:formula="of:=[.B24]" office:value-type="float" office:value="1379640" calcext:value-type="float">
            <text:p>1379640</text:p>
          </table:table-cell>
          <table:table-cell table:style-name="ce2" table:formula="of:=[.C24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4];&quot;',&quot;;CHAR(13);&quot;    'SRID=3946;POLYGON((&quot;;[.B24];&quot; &quot;;[.C24];&quot;,&quot;;[.D24];&quot; &quot;;[.E24];&quot;,&quot;;[.F24];&quot; &quot;;[.G24];&quot;,&quot;;[.H24];&quot; &quot;;[.I24];&quot;,&quot;;[.B24];&quot; &quot;;[.C24];&quot;))');&quot;;CHAR(13))" office:value-type="string" office:string-value="INSERT INTO &#13;  case_00140_00100 (&#13;    id,&#13;    geometry_asewkt)&#13;  VALUES (&#13;    'M52',&#13;    'SRID=3946;POLYGON((1379640 5225900,1379780 5225900,1379780 5225800,1379640 5225800,1379640 5225900))');&#13;" calcext:value-type="string">
            <text:p>INSERT INTO  <text:s/>case_00140_00100 ( <text:s text:c="3"/>id, <text:s text:c="3"/>geometry_asewkt) <text:s/>VALUES ( <text:s text:c="3"/>'M52', <text:s text:c="3"/>'SRID=3946;POLYGON((1379640 5225900,1379780 5225900,1379780 5225800,1379640 5225800,137964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3</text:p>
          </table:table-cell>
          <table:table-cell table:style-name="ce2" table:formula="of:=[.B20]" office:value-type="float" office:value="1379780" calcext:value-type="float">
            <text:p>1379780</text:p>
          </table:table-cell>
          <table:table-cell table:style-name="ce2" table:formula="of:=[.C20]-100" office:value-type="float" office:value="5225900" calcext:value-type="float">
            <text:p>5225900</text:p>
          </table:table-cell>
          <table:table-cell table:style-name="ce2" table:formula="of:=[.B25]+140" office:value-type="float" office:value="1379920" calcext:value-type="float">
            <text:p>1379920</text:p>
          </table:table-cell>
          <table:table-cell table:style-name="ce2" table:formula="of:=[.C25]" office:value-type="float" office:value="5225900" calcext:value-type="float">
            <text:p>5225900</text:p>
          </table:table-cell>
          <table:table-cell table:style-name="ce2" table:formula="of:=[.B25]+140" office:value-type="float" office:value="1379920" calcext:value-type="float">
            <text:p>1379920</text:p>
          </table:table-cell>
          <table:table-cell table:style-name="ce2" table:formula="of:=[.C25]-100" office:value-type="float" office:value="5225800" calcext:value-type="float">
            <text:p>5225800</text:p>
          </table:table-cell>
          <table:table-cell table:style-name="ce2" table:formula="of:=[.B25]" office:value-type="float" office:value="1379780" calcext:value-type="float">
            <text:p>1379780</text:p>
          </table:table-cell>
          <table:table-cell table:style-name="ce2" table:formula="of:=[.C25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5];&quot;',&quot;;CHAR(13);&quot;    'SRID=3946;POLYGON((&quot;;[.B25];&quot; &quot;;[.C25];&quot;,&quot;;[.D25];&quot; &quot;;[.E25];&quot;,&quot;;[.F25];&quot; &quot;;[.G25];&quot;,&quot;;[.H25];&quot; &quot;;[.I25];&quot;,&quot;;[.B25];&quot; &quot;;[.C25];&quot;))');&quot;;CHAR(13))" office:value-type="string" office:string-value="INSERT INTO &#13;  case_00140_00100 (&#13;    id,&#13;    geometry_asewkt)&#13;  VALUES (&#13;    'M53',&#13;    'SRID=3946;POLYGON((1379780 5225900,1379920 5225900,1379920 5225800,1379780 5225800,1379780 5225900))');&#13;" calcext:value-type="string">
            <text:p>INSERT INTO  <text:s/>case_00140_00100 ( <text:s text:c="3"/>id, <text:s text:c="3"/>geometry_asewkt) <text:s/>VALUES ( <text:s text:c="3"/>'M53', <text:s text:c="3"/>'SRID=3946;POLYGON((1379780 5225900,1379920 5225900,1379920 5225800,1379780 5225800,137978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4</text:p>
          </table:table-cell>
          <table:table-cell table:style-name="ce2" table:formula="of:=[.B21]" office:value-type="float" office:value="1379920" calcext:value-type="float">
            <text:p>1379920</text:p>
          </table:table-cell>
          <table:table-cell table:style-name="ce2" table:formula="of:=[.C21]-100" office:value-type="float" office:value="5225900" calcext:value-type="float">
            <text:p>5225900</text:p>
          </table:table-cell>
          <table:table-cell table:style-name="ce2" table:formula="of:=[.B26]+140" office:value-type="float" office:value="1380060" calcext:value-type="float">
            <text:p>1380060</text:p>
          </table:table-cell>
          <table:table-cell table:style-name="ce2" table:formula="of:=[.C26]" office:value-type="float" office:value="5225900" calcext:value-type="float">
            <text:p>5225900</text:p>
          </table:table-cell>
          <table:table-cell table:style-name="ce2" table:formula="of:=[.B26]+140" office:value-type="float" office:value="1380060" calcext:value-type="float">
            <text:p>1380060</text:p>
          </table:table-cell>
          <table:table-cell table:style-name="ce2" table:formula="of:=[.C26]-100" office:value-type="float" office:value="5225800" calcext:value-type="float">
            <text:p>5225800</text:p>
          </table:table-cell>
          <table:table-cell table:style-name="ce2" table:formula="of:=[.B26]" office:value-type="float" office:value="1379920" calcext:value-type="float">
            <text:p>1379920</text:p>
          </table:table-cell>
          <table:table-cell table:style-name="ce2" table:formula="of:=[.C26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6];&quot;',&quot;;CHAR(13);&quot;    'SRID=3946;POLYGON((&quot;;[.B26];&quot; &quot;;[.C26];&quot;,&quot;;[.D26];&quot; &quot;;[.E26];&quot;,&quot;;[.F26];&quot; &quot;;[.G26];&quot;,&quot;;[.H26];&quot; &quot;;[.I26];&quot;,&quot;;[.B26];&quot; &quot;;[.C26];&quot;))');&quot;;CHAR(13))" office:value-type="string" office:string-value="INSERT INTO &#13;  case_00140_00100 (&#13;    id,&#13;    geometry_asewkt)&#13;  VALUES (&#13;    'M54',&#13;    'SRID=3946;POLYGON((1379920 5225900,1380060 5225900,1380060 5225800,1379920 5225800,1379920 5225900))');&#13;" calcext:value-type="string">
            <text:p>INSERT INTO  <text:s/>case_00140_00100 ( <text:s text:c="3"/>id, <text:s text:c="3"/>geometry_asewkt) <text:s/>VALUES ( <text:s text:c="3"/>'M54', <text:s text:c="3"/>'SRID=3946;POLYGON((1379920 5225900,1380060 5225900,1380060 5225800,1379920 5225800,137992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5</text:p>
          </table:table-cell>
          <table:table-cell table:style-name="ce2" table:formula="of:=[.B22]" office:value-type="float" office:value="1380060" calcext:value-type="float">
            <text:p>1380060</text:p>
          </table:table-cell>
          <table:table-cell table:style-name="ce2" table:formula="of:=[.C22]-100" office:value-type="float" office:value="5225900" calcext:value-type="float">
            <text:p>5225900</text:p>
          </table:table-cell>
          <table:table-cell table:style-name="ce2" table:formula="of:=[.B27]+140" office:value-type="float" office:value="1380200" calcext:value-type="float">
            <text:p>1380200</text:p>
          </table:table-cell>
          <table:table-cell table:style-name="ce2" table:formula="of:=[.C27]" office:value-type="float" office:value="5225900" calcext:value-type="float">
            <text:p>5225900</text:p>
          </table:table-cell>
          <table:table-cell table:style-name="ce2" table:formula="of:=[.B27]+140" office:value-type="float" office:value="1380200" calcext:value-type="float">
            <text:p>1380200</text:p>
          </table:table-cell>
          <table:table-cell table:style-name="ce2" table:formula="of:=[.C27]-100" office:value-type="float" office:value="5225800" calcext:value-type="float">
            <text:p>5225800</text:p>
          </table:table-cell>
          <table:table-cell table:style-name="ce2" table:formula="of:=[.B27]" office:value-type="float" office:value="1380060" calcext:value-type="float">
            <text:p>1380060</text:p>
          </table:table-cell>
          <table:table-cell table:style-name="ce2" table:formula="of:=[.C27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7];&quot;',&quot;;CHAR(13);&quot;    'SRID=3946;POLYGON((&quot;;[.B27];&quot; &quot;;[.C27];&quot;,&quot;;[.D27];&quot; &quot;;[.E27];&quot;,&quot;;[.F27];&quot; &quot;;[.G27];&quot;,&quot;;[.H27];&quot; &quot;;[.I27];&quot;,&quot;;[.B27];&quot; &quot;;[.C27];&quot;))');&quot;;CHAR(13))" office:value-type="string" office:string-value="INSERT INTO &#13;  case_00140_00100 (&#13;    id,&#13;    geometry_asewkt)&#13;  VALUES (&#13;    'M55',&#13;    'SRID=3946;POLYGON((1380060 5225900,1380200 5225900,1380200 5225800,1380060 5225800,1380060 5225900))');&#13;" calcext:value-type="string">
            <text:p>INSERT INTO  <text:s/>case_00140_00100 ( <text:s text:c="3"/>id, <text:s text:c="3"/>geometry_asewkt) <text:s/>VALUES ( <text:s text:c="3"/>'M55', <text:s text:c="3"/>'SRID=3946;POLYGON((1380060 5225900,1380200 5225900,1380200 5225800,1380060 5225800,1380060 5225900))');</text:p>
          </table:table-cell>
          <table:table-cell table:number-columns-repeated="101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timent" table:style-name="ta1">
        <office:forms form:automatic-focus="false" form:apply-design-mode="false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5" table:default-cell-style-name="Default"/>
        <table:table-column table:style-name="co6" table:number-columns-repeated="933" table:default-cell-style-name="Default"/>
        <table:table-row table:style-name="ro3"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table:number-columns-repeated="934"/>
        </table:table-row>
        <table:table-row table:style-name="ro3" table:visibility="collapse">
          <table:table-cell office:value-type="string" calcext:value-type="string">
            <text:p>_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B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T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C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AD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D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40" calcext:value-type="float">
            <text:p>-40</text:p>
          </table:table-cell>
          <table:table-cell table:style-name="ce5" table:number-columns-repeated="6"/>
          <table:table-cell table:style-name="ce2" table:formula="of:=CONCATENATE(&quot;INSERT INTO &quot;;CHAR(13);&quot;  &quot;;[.AN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E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-40" calcext:value-type="float">
            <text:p>-40</text:p>
          </table:table-cell>
          <table:table-cell table:style-name="ce5" table:number-columns-repeated="6"/>
          <table:table-cell table:style-name="ce2" table:formula="of:=CONCATENATE(&quot;INSERT INTO &quot;;CHAR(13);&quot;  &quot;;[.AX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F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40" calcext:value-type="float">
            <text:p>-40</text:p>
          </table:table-cell>
          <table:table-cell table:style-name="ce5" table:number-columns-repeated="6"/>
          <table:table-cell table:style-name="ce2" table:formula="of:=CONCATENATE(&quot;INSERT INTO &quot;;CHAR(13);&quot;  &quot;;[.BH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G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70" calcext:value-type="float">
            <text:p>-70</text:p>
          </table:table-cell>
          <table:table-cell table:style-name="ce5" table:number-columns-repeated="6"/>
          <table:table-cell table:style-name="ce2" table:formula="of:=CONCATENATE(&quot;INSERT INTO &quot;;CHAR(13);&quot;  &quot;;[.BR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H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-70" calcext:value-type="float">
            <text:p>-70</text:p>
          </table:table-cell>
          <table:table-cell table:style-name="ce5" table:number-columns-repeated="6"/>
          <table:table-cell table:style-name="ce2" table:formula="of:=CONCATENATE(&quot;INSERT INTO &quot;;CHAR(13);&quot;  &quot;;[.CB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I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70" calcext:value-type="float">
            <text:p>-70</text:p>
          </table:table-cell>
          <table:table-cell table:style-name="ce5" table:number-columns-repeated="6"/>
          <table:table-cell table:style-name="ce2" table:formula="of:=CONCATENATE(&quot;INSERT INTO &quot;;CHAR(13);&quot;  &quot;;[.CL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  <table:table-cell table:number-columns-repeated="933"/>
        </table:table-row>
        <table:table-row table:style-name="ro6">
          <table:table-cell table:style-name="ce5" table:formula="of:=CONCATENATE([case_00140_00100.$A3];[.A$2])" office:value-type="string" office:string-value="M11_A" calcext:value-type="string">
            <text:p>M11_A</text:p>
          </table:table-cell>
          <table:table-cell table:style-name="ce5" table:formula="of:=[$case_00140_00100.$B3]+[.B$2]" office:value-type="float" office:value="1379520" calcext:value-type="float">
            <text:p>1379520</text:p>
          </table:table-cell>
          <table:table-cell table:style-name="ce5" table:formula="of:=[$case_00140_00100.$C3]+[.C$2]" office:value-type="float" office:value="5226290" calcext:value-type="float">
            <text:p>5226290</text:p>
          </table:table-cell>
          <table:table-cell table:style-name="ce5" table:formula="of:=[.B3]+20" office:value-type="float" office:value="1379540" calcext:value-type="float">
            <text:p>1379540</text:p>
          </table:table-cell>
          <table:table-cell table:style-name="ce5" table:formula="of:=[.C3]" office:value-type="float" office:value="5226290" calcext:value-type="float">
            <text:p>5226290</text:p>
          </table:table-cell>
          <table:table-cell table:style-name="ce5" table:formula="of:=[.B3]+20" office:value-type="float" office:value="1379540" calcext:value-type="float">
            <text:p>1379540</text:p>
          </table:table-cell>
          <table:table-cell table:style-name="ce5" table:formula="of:=[.C3]-20" office:value-type="float" office:value="5226270" calcext:value-type="float">
            <text:p>5226270</text:p>
          </table:table-cell>
          <table:table-cell table:style-name="ce5" table:formula="of:=[.B3]" office:value-type="float" office:value="1379520" calcext:value-type="float">
            <text:p>1379520</text:p>
          </table:table-cell>
          <table:table-cell table:style-name="ce5" table:formula="of:=[.C3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3];&quot;',&quot;;CHAR(13);&quot;    'SRID=3946;POLYGON((&quot;;[.B3];&quot; &quot;;[.C3];&quot;,&quot;;[.D3];&quot; &quot;;[.E3];&quot;,&quot;;[.F3];&quot; &quot;;[.G3];&quot;,&quot;;[.H3];&quot; &quot;;[.I3];&quot;,&quot;;[.B3];&quot; &quot;;[.C3];&quot;))');&quot;;CHAR(13))" office:value-type="string" office:string-value="INSERT INTO &#13;  batiment (&#13;    id,&#13;    geometry_asewkt)&#13;  VALUES (&#13;    'M11_A',&#13;    'SRID=3946;POLYGON((1379520 5226290,1379540 5226290,1379540 5226270,1379520 5226270,1379520 5226290))');&#13;" calcext:value-type="string">
            <text:p>INSERT INTO  <text:s/>batiment ( <text:s text:c="3"/>id, <text:s text:c="3"/>geometry_asewkt) <text:s/>VALUES ( <text:s text:c="3"/>'M11_A', <text:s text:c="3"/>'SRID=3946;POLYGON((1379520 5226290,1379540 5226290,1379540 5226270,1379520 5226270,1379520 5226290))');</text:p>
          </table:table-cell>
          <table:table-cell table:style-name="ce5" table:formula="of:=CONCATENATE([case_00140_00100.$A3];[.K$2])" office:value-type="string" office:string-value="M11_B" calcext:value-type="string">
            <text:p>M11_B</text:p>
          </table:table-cell>
          <table:table-cell table:style-name="ce5" table:formula="of:=[case_00140_00100.$B3]+[.L$2]" office:value-type="float" office:value="1379560" calcext:value-type="float">
            <text:p>1379560</text:p>
          </table:table-cell>
          <table:table-cell table:style-name="ce5" table:formula="of:=[case_00140_00100.$C3]+[.M$2]" office:value-type="float" office:value="5226290" calcext:value-type="float">
            <text:p>5226290</text:p>
          </table:table-cell>
          <table:table-cell table:style-name="ce5" table:formula="of:=[.L3]+20" office:value-type="float" office:value="1379580" calcext:value-type="float">
            <text:p>1379580</text:p>
          </table:table-cell>
          <table:table-cell table:style-name="ce5" table:formula="of:=[.M3]" office:value-type="float" office:value="5226290" calcext:value-type="float">
            <text:p>5226290</text:p>
          </table:table-cell>
          <table:table-cell table:style-name="ce5" table:formula="of:=[.L3]+20" office:value-type="float" office:value="1379580" calcext:value-type="float">
            <text:p>1379580</text:p>
          </table:table-cell>
          <table:table-cell table:style-name="ce5" table:formula="of:=[.M3]-20" office:value-type="float" office:value="5226270" calcext:value-type="float">
            <text:p>5226270</text:p>
          </table:table-cell>
          <table:table-cell table:style-name="ce5" table:formula="of:=[.L3]" office:value-type="float" office:value="1379560" calcext:value-type="float">
            <text:p>1379560</text:p>
          </table:table-cell>
          <table:table-cell table:style-name="ce5" table:formula="of:=[.M3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3];&quot;',&quot;;CHAR(13);&quot;    'SRID=3946;POLYGON((&quot;;[.L3];&quot; &quot;;[.M3];&quot;,&quot;;[.N3];&quot; &quot;;[.O3];&quot;,&quot;;[.P3];&quot; &quot;;[.Q3];&quot;,&quot;;[.R3];&quot; &quot;;[.S3];&quot;,&quot;;[.L3];&quot; &quot;;[.M3];&quot;))');&quot;;CHAR(13))" office:value-type="string" office:string-value="INSERT INTO &#13;  batiment (&#13;    id,&#13;    geometry_asewkt)&#13;  VALUES (&#13;    'M11_B',&#13;    'SRID=3946;POLYGON((1379560 5226290,1379580 5226290,1379580 5226270,1379560 5226270,1379560 5226290))');&#13;" calcext:value-type="string">
            <text:p>INSERT INTO  <text:s/>batiment ( <text:s text:c="3"/>id, <text:s text:c="3"/>geometry_asewkt) <text:s/>VALUES ( <text:s text:c="3"/>'M11_B', <text:s text:c="3"/>'SRID=3946;POLYGON((1379560 5226290,1379580 5226290,1379580 5226270,1379560 5226270,1379560 5226290))');</text:p>
          </table:table-cell>
          <table:table-cell table:style-name="ce5" table:formula="of:=CONCATENATE([case_00140_00100.$A3];[.U$2])" office:value-type="string" office:string-value="M11_C" calcext:value-type="string">
            <text:p>M11_C</text:p>
          </table:table-cell>
          <table:table-cell table:style-name="ce5" table:formula="of:=[case_00140_00100.$B3]+[.V$2]" office:value-type="float" office:value="1379600" calcext:value-type="float">
            <text:p>1379600</text:p>
          </table:table-cell>
          <table:table-cell table:style-name="ce5" table:formula="of:=[case_00140_00100.$C3]+[.W$2]" office:value-type="float" office:value="5226290" calcext:value-type="float">
            <text:p>5226290</text:p>
          </table:table-cell>
          <table:table-cell table:style-name="ce5" table:formula="of:=[.V3]+20" office:value-type="float" office:value="1379620" calcext:value-type="float">
            <text:p>1379620</text:p>
          </table:table-cell>
          <table:table-cell table:style-name="ce5" table:formula="of:=[.W3]" office:value-type="float" office:value="5226290" calcext:value-type="float">
            <text:p>5226290</text:p>
          </table:table-cell>
          <table:table-cell table:style-name="ce5" table:formula="of:=[.V3]+20" office:value-type="float" office:value="1379620" calcext:value-type="float">
            <text:p>1379620</text:p>
          </table:table-cell>
          <table:table-cell table:style-name="ce5" table:formula="of:=[.W3]-20" office:value-type="float" office:value="5226270" calcext:value-type="float">
            <text:p>5226270</text:p>
          </table:table-cell>
          <table:table-cell table:style-name="ce5" table:formula="of:=[.V3]" office:value-type="float" office:value="1379600" calcext:value-type="float">
            <text:p>1379600</text:p>
          </table:table-cell>
          <table:table-cell table:style-name="ce5" table:formula="of:=[.W3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3];&quot;',&quot;;CHAR(13);&quot;    'SRID=3946;POLYGON((&quot;;[.V3];&quot; &quot;;[.W3];&quot;,&quot;;[.X3];&quot; &quot;;[.Y3];&quot;,&quot;;[.Z3];&quot; &quot;;[.AA3];&quot;,&quot;;[.AB3];&quot; &quot;;[.AC3];&quot;,&quot;;[.V3];&quot; &quot;;[.W3];&quot;))');&quot;;CHAR(13))" office:value-type="string" office:string-value="INSERT INTO &#13;  batiment (&#13;    id,&#13;    geometry_asewkt)&#13;  VALUES (&#13;    'M11_C',&#13;    'SRID=3946;POLYGON((1379600 5226290,1379620 5226290,1379620 5226270,1379600 5226270,1379600 5226290))');&#13;" calcext:value-type="string">
            <text:p>INSERT INTO  <text:s/>batiment ( <text:s text:c="3"/>id, <text:s text:c="3"/>geometry_asewkt) <text:s/>VALUES ( <text:s text:c="3"/>'M11_C', <text:s text:c="3"/>'SRID=3946;POLYGON((1379600 5226290,1379620 5226290,1379620 5226270,1379600 5226270,1379600 5226290))');</text:p>
          </table:table-cell>
          <table:table-cell table:style-name="ce5" table:formula="of:=CONCATENATE([case_00140_00100.$A3];[.AE$2])" office:value-type="string" office:string-value="M11_D" calcext:value-type="string">
            <text:p>M11_D</text:p>
          </table:table-cell>
          <table:table-cell table:style-name="ce5" table:formula="of:=[case_00140_00100.$B3]+[.AF$2]" office:value-type="float" office:value="1379520" calcext:value-type="float">
            <text:p>1379520</text:p>
          </table:table-cell>
          <table:table-cell table:style-name="ce5" table:formula="of:=[case_00140_00100.$C3]+[.AG$2]" office:value-type="float" office:value="5226260" calcext:value-type="float">
            <text:p>5226260</text:p>
          </table:table-cell>
          <table:table-cell table:style-name="ce5" table:formula="of:=[.AF3]+20" office:value-type="float" office:value="1379540" calcext:value-type="float">
            <text:p>1379540</text:p>
          </table:table-cell>
          <table:table-cell table:style-name="ce5" table:formula="of:=[.AG3]" office:value-type="float" office:value="5226260" calcext:value-type="float">
            <text:p>5226260</text:p>
          </table:table-cell>
          <table:table-cell table:style-name="ce5" table:formula="of:=[.AF3]+20" office:value-type="float" office:value="1379540" calcext:value-type="float">
            <text:p>1379540</text:p>
          </table:table-cell>
          <table:table-cell table:style-name="ce5" table:formula="of:=[.AG3]-20" office:value-type="float" office:value="5226240" calcext:value-type="float">
            <text:p>5226240</text:p>
          </table:table-cell>
          <table:table-cell table:style-name="ce5" table:formula="of:=[.AF3]" office:value-type="float" office:value="1379520" calcext:value-type="float">
            <text:p>1379520</text:p>
          </table:table-cell>
          <table:table-cell table:style-name="ce5" table:formula="of:=[.AG3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3];&quot;',&quot;;CHAR(13);&quot;    'SRID=3946;POLYGON((&quot;;[.AF3];&quot; &quot;;[.AG3];&quot;,&quot;;[.AH3];&quot; &quot;;[.AI3];&quot;,&quot;;[.AJ3];&quot; &quot;;[.AK3];&quot;,&quot;;[.AL3];&quot; &quot;;[.AM3];&quot;,&quot;;[.AF3];&quot; &quot;;[.AG3];&quot;))');&quot;;CHAR(13))" office:value-type="string" office:string-value="INSERT INTO &#13;  batiment (&#13;    id,&#13;    geometry_asewkt)&#13;  VALUES (&#13;    'M11_D',&#13;    'SRID=3946;POLYGON((1379520 5226260,1379540 5226260,1379540 5226240,1379520 5226240,1379520 5226260))');&#13;" calcext:value-type="string">
            <text:p>INSERT INTO  <text:s/>batiment ( <text:s text:c="3"/>id, <text:s text:c="3"/>geometry_asewkt) <text:s/>VALUES ( <text:s text:c="3"/>'M11_D', <text:s text:c="3"/>'SRID=3946;POLYGON((1379520 5226260,1379540 5226260,1379540 5226240,1379520 5226240,1379520 5226260))');</text:p>
          </table:table-cell>
          <table:table-cell table:style-name="ce5" table:formula="of:=CONCATENATE([case_00140_00100.$A3];[.AO$2])" office:value-type="string" office:string-value="M11_E" calcext:value-type="string">
            <text:p>M11_E</text:p>
          </table:table-cell>
          <table:table-cell table:style-name="ce5" table:formula="of:=[case_00140_00100.$B3]+[.AP$2]" office:value-type="float" office:value="1379560" calcext:value-type="float">
            <text:p>1379560</text:p>
          </table:table-cell>
          <table:table-cell table:style-name="ce5" table:formula="of:=[case_00140_00100.$C3]+[.AQ$2]" office:value-type="float" office:value="5226260" calcext:value-type="float">
            <text:p>5226260</text:p>
          </table:table-cell>
          <table:table-cell table:style-name="ce5" table:formula="of:=[.AP3]+20" office:value-type="float" office:value="1379580" calcext:value-type="float">
            <text:p>1379580</text:p>
          </table:table-cell>
          <table:table-cell table:style-name="ce5" table:formula="of:=[.AQ3]" office:value-type="float" office:value="5226260" calcext:value-type="float">
            <text:p>5226260</text:p>
          </table:table-cell>
          <table:table-cell table:style-name="ce5" table:formula="of:=[.AP3]+20" office:value-type="float" office:value="1379580" calcext:value-type="float">
            <text:p>1379580</text:p>
          </table:table-cell>
          <table:table-cell table:style-name="ce5" table:formula="of:=[.AQ3]-20" office:value-type="float" office:value="5226240" calcext:value-type="float">
            <text:p>5226240</text:p>
          </table:table-cell>
          <table:table-cell table:style-name="ce5" table:formula="of:=[.AP3]" office:value-type="float" office:value="1379560" calcext:value-type="float">
            <text:p>1379560</text:p>
          </table:table-cell>
          <table:table-cell table:style-name="ce5" table:formula="of:=[.AQ3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3];&quot;',&quot;;CHAR(13);&quot;    'SRID=3946;POLYGON((&quot;;[.AP3];&quot; &quot;;[.AQ3];&quot;,&quot;;[.AR3];&quot; &quot;;[.AS3];&quot;,&quot;;[.AT3];&quot; &quot;;[.AU3];&quot;,&quot;;[.AV3];&quot; &quot;;[.AW3];&quot;,&quot;;[.AP3];&quot; &quot;;[.AQ3];&quot;))');&quot;;CHAR(13))" office:value-type="string" office:string-value="INSERT INTO &#13;  batiment (&#13;    id,&#13;    geometry_asewkt)&#13;  VALUES (&#13;    'M11_E',&#13;    'SRID=3946;POLYGON((1379560 5226260,1379580 5226260,1379580 5226240,1379560 5226240,1379560 5226260))');&#13;" calcext:value-type="string">
            <text:p>INSERT INTO  <text:s/>batiment ( <text:s text:c="3"/>id, <text:s text:c="3"/>geometry_asewkt) <text:s/>VALUES ( <text:s text:c="3"/>'M11_E', <text:s text:c="3"/>'SRID=3946;POLYGON((1379560 5226260,1379580 5226260,1379580 5226240,1379560 5226240,1379560 5226260))');</text:p>
          </table:table-cell>
          <table:table-cell table:style-name="ce5" table:formula="of:=CONCATENATE([case_00140_00100.$A3];[.AY$2])" office:value-type="string" office:string-value="M11_F" calcext:value-type="string">
            <text:p>M11_F</text:p>
          </table:table-cell>
          <table:table-cell table:style-name="ce5" table:formula="of:=[case_00140_00100.$B3]+[.AZ$2]" office:value-type="float" office:value="1379600" calcext:value-type="float">
            <text:p>1379600</text:p>
          </table:table-cell>
          <table:table-cell table:style-name="ce5" table:formula="of:=[case_00140_00100.$C3]+[.BA$2]" office:value-type="float" office:value="5226260" calcext:value-type="float">
            <text:p>5226260</text:p>
          </table:table-cell>
          <table:table-cell table:style-name="ce5" table:formula="of:=[.AZ3]+20" office:value-type="float" office:value="1379620" calcext:value-type="float">
            <text:p>1379620</text:p>
          </table:table-cell>
          <table:table-cell table:style-name="ce5" table:formula="of:=[.BA3]" office:value-type="float" office:value="5226260" calcext:value-type="float">
            <text:p>5226260</text:p>
          </table:table-cell>
          <table:table-cell table:style-name="ce5" table:formula="of:=[.AZ3]+20" office:value-type="float" office:value="1379620" calcext:value-type="float">
            <text:p>1379620</text:p>
          </table:table-cell>
          <table:table-cell table:style-name="ce5" table:formula="of:=[.BA3]-20" office:value-type="float" office:value="5226240" calcext:value-type="float">
            <text:p>5226240</text:p>
          </table:table-cell>
          <table:table-cell table:style-name="ce5" table:formula="of:=[.AZ3]" office:value-type="float" office:value="1379600" calcext:value-type="float">
            <text:p>1379600</text:p>
          </table:table-cell>
          <table:table-cell table:style-name="ce5" table:formula="of:=[.BA3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3];&quot;',&quot;;CHAR(13);&quot;    'SRID=3946;POLYGON((&quot;;[.AZ3];&quot; &quot;;[.BA3];&quot;,&quot;;[.BB3];&quot; &quot;;[.BC3];&quot;,&quot;;[.BD3];&quot; &quot;;[.BE3];&quot;,&quot;;[.BF3];&quot; &quot;;[.BG3];&quot;,&quot;;[.AZ3];&quot; &quot;;[.BA3];&quot;))');&quot;;CHAR(13))" office:value-type="string" office:string-value="INSERT INTO &#13;  batiment (&#13;    id,&#13;    geometry_asewkt)&#13;  VALUES (&#13;    'M11_F',&#13;    'SRID=3946;POLYGON((1379600 5226260,1379620 5226260,1379620 5226240,1379600 5226240,1379600 5226260))');&#13;" calcext:value-type="string">
            <text:p>INSERT INTO  <text:s/>batiment ( <text:s text:c="3"/>id, <text:s text:c="3"/>geometry_asewkt) <text:s/>VALUES ( <text:s text:c="3"/>'M11_F', <text:s text:c="3"/>'SRID=3946;POLYGON((1379600 5226260,1379620 5226260,1379620 5226240,1379600 5226240,1379600 5226260))');</text:p>
          </table:table-cell>
          <table:table-cell table:style-name="ce5" table:formula="of:=CONCATENATE([case_00140_00100.$A3];[.BI$2])" office:value-type="string" office:string-value="M11_G" calcext:value-type="string">
            <text:p>M11_G</text:p>
          </table:table-cell>
          <table:table-cell table:style-name="ce5" table:formula="of:=[case_00140_00100.$B3]+[.BJ$2]" office:value-type="float" office:value="1379520" calcext:value-type="float">
            <text:p>1379520</text:p>
          </table:table-cell>
          <table:table-cell table:style-name="ce5" table:formula="of:=[case_00140_00100.$C3]+[.BK$2]" office:value-type="float" office:value="5226230" calcext:value-type="float">
            <text:p>5226230</text:p>
          </table:table-cell>
          <table:table-cell table:style-name="ce5" table:formula="of:=[.BJ3]+20" office:value-type="float" office:value="1379540" calcext:value-type="float">
            <text:p>1379540</text:p>
          </table:table-cell>
          <table:table-cell table:style-name="ce5" table:formula="of:=[.BK3]" office:value-type="float" office:value="5226230" calcext:value-type="float">
            <text:p>5226230</text:p>
          </table:table-cell>
          <table:table-cell table:style-name="ce5" table:formula="of:=[.BJ3]+20" office:value-type="float" office:value="1379540" calcext:value-type="float">
            <text:p>1379540</text:p>
          </table:table-cell>
          <table:table-cell table:style-name="ce5" table:formula="of:=[.BK3]-20" office:value-type="float" office:value="5226210" calcext:value-type="float">
            <text:p>5226210</text:p>
          </table:table-cell>
          <table:table-cell table:style-name="ce5" table:formula="of:=[.BJ3]" office:value-type="float" office:value="1379520" calcext:value-type="float">
            <text:p>1379520</text:p>
          </table:table-cell>
          <table:table-cell table:style-name="ce5" table:formula="of:=[.BK3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3];&quot;',&quot;;CHAR(13);&quot;    'SRID=3946;POLYGON((&quot;;[.BJ3];&quot; &quot;;[.BK3];&quot;,&quot;;[.BL3];&quot; &quot;;[.BM3];&quot;,&quot;;[.BN3];&quot; &quot;;[.BO3];&quot;,&quot;;[.BP3];&quot; &quot;;[.BQ3];&quot;,&quot;;[.BJ3];&quot; &quot;;[.BK3];&quot;))');&quot;;CHAR(13))" office:value-type="string" office:string-value="INSERT INTO &#13;  batiment (&#13;    id,&#13;    geometry_asewkt)&#13;  VALUES (&#13;    'M11_G',&#13;    'SRID=3946;POLYGON((1379520 5226230,1379540 5226230,1379540 5226210,1379520 5226210,1379520 5226230))');&#13;" calcext:value-type="string">
            <text:p>INSERT INTO  <text:s/>batiment ( <text:s text:c="3"/>id, <text:s text:c="3"/>geometry_asewkt) <text:s/>VALUES ( <text:s text:c="3"/>'M11_G', <text:s text:c="3"/>'SRID=3946;POLYGON((1379520 5226230,1379540 5226230,1379540 5226210,1379520 5226210,1379520 5226230))');</text:p>
          </table:table-cell>
          <table:table-cell table:style-name="ce5" table:formula="of:=CONCATENATE([case_00140_00100.$A3];[.BS$2])" office:value-type="string" office:string-value="M11_H" calcext:value-type="string">
            <text:p>M11_H</text:p>
          </table:table-cell>
          <table:table-cell table:style-name="ce5" table:formula="of:=[case_00140_00100.$B3]+[.BT$2]" office:value-type="float" office:value="1379560" calcext:value-type="float">
            <text:p>1379560</text:p>
          </table:table-cell>
          <table:table-cell table:style-name="ce5" table:formula="of:=[case_00140_00100.$C3]+[.BU$2]" office:value-type="float" office:value="5226230" calcext:value-type="float">
            <text:p>5226230</text:p>
          </table:table-cell>
          <table:table-cell table:style-name="ce5" table:formula="of:=[.BT3]+20" office:value-type="float" office:value="1379580" calcext:value-type="float">
            <text:p>1379580</text:p>
          </table:table-cell>
          <table:table-cell table:style-name="ce5" table:formula="of:=[.BU3]" office:value-type="float" office:value="5226230" calcext:value-type="float">
            <text:p>5226230</text:p>
          </table:table-cell>
          <table:table-cell table:style-name="ce5" table:formula="of:=[.BT3]+20" office:value-type="float" office:value="1379580" calcext:value-type="float">
            <text:p>1379580</text:p>
          </table:table-cell>
          <table:table-cell table:style-name="ce5" table:formula="of:=[.BU3]-20" office:value-type="float" office:value="5226210" calcext:value-type="float">
            <text:p>5226210</text:p>
          </table:table-cell>
          <table:table-cell table:style-name="ce5" table:formula="of:=[.BT3]" office:value-type="float" office:value="1379560" calcext:value-type="float">
            <text:p>1379560</text:p>
          </table:table-cell>
          <table:table-cell table:style-name="ce5" table:formula="of:=[.BU3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3];&quot;',&quot;;CHAR(13);&quot;    'SRID=3946;POLYGON((&quot;;[.BT3];&quot; &quot;;[.BU3];&quot;,&quot;;[.BV3];&quot; &quot;;[.BW3];&quot;,&quot;;[.BX3];&quot; &quot;;[.BY3];&quot;,&quot;;[.BZ3];&quot; &quot;;[.CA3];&quot;,&quot;;[.BT3];&quot; &quot;;[.BU3];&quot;))');&quot;;CHAR(13))" office:value-type="string" office:string-value="INSERT INTO &#13;  batiment (&#13;    id,&#13;    geometry_asewkt)&#13;  VALUES (&#13;    'M11_H',&#13;    'SRID=3946;POLYGON((1379560 5226230,1379580 5226230,1379580 5226210,1379560 5226210,1379560 5226230))');&#13;" calcext:value-type="string">
            <text:p>INSERT INTO  <text:s/>batiment ( <text:s text:c="3"/>id, <text:s text:c="3"/>geometry_asewkt) <text:s/>VALUES ( <text:s text:c="3"/>'M11_H', <text:s text:c="3"/>'SRID=3946;POLYGON((1379560 5226230,1379580 5226230,1379580 5226210,1379560 5226210,1379560 5226230))');</text:p>
          </table:table-cell>
          <table:table-cell table:style-name="ce5" table:formula="of:=CONCATENATE([case_00140_00100.$A3];[.CC$2])" office:value-type="string" office:string-value="M11_I" calcext:value-type="string">
            <text:p>M11_I</text:p>
          </table:table-cell>
          <table:table-cell table:style-name="ce5" table:formula="of:=[case_00140_00100.$B3]+[.CD$2]" office:value-type="float" office:value="1379600" calcext:value-type="float">
            <text:p>1379600</text:p>
          </table:table-cell>
          <table:table-cell table:style-name="ce5" table:formula="of:=[case_00140_00100.$C3]+[.CE$2]" office:value-type="float" office:value="5226230" calcext:value-type="float">
            <text:p>5226230</text:p>
          </table:table-cell>
          <table:table-cell table:style-name="ce5" table:formula="of:=[.CD3]+20" office:value-type="float" office:value="1379620" calcext:value-type="float">
            <text:p>1379620</text:p>
          </table:table-cell>
          <table:table-cell table:style-name="ce5" table:formula="of:=[.CE3]" office:value-type="float" office:value="5226230" calcext:value-type="float">
            <text:p>5226230</text:p>
          </table:table-cell>
          <table:table-cell table:style-name="ce5" table:formula="of:=[.CD3]+20" office:value-type="float" office:value="1379620" calcext:value-type="float">
            <text:p>1379620</text:p>
          </table:table-cell>
          <table:table-cell table:style-name="ce5" table:formula="of:=[.CE3]-20" office:value-type="float" office:value="5226210" calcext:value-type="float">
            <text:p>5226210</text:p>
          </table:table-cell>
          <table:table-cell table:style-name="ce5" table:formula="of:=[.CD3]" office:value-type="float" office:value="1379600" calcext:value-type="float">
            <text:p>1379600</text:p>
          </table:table-cell>
          <table:table-cell table:style-name="ce5" table:formula="of:=[.CE3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3];&quot;',&quot;;CHAR(13);&quot;    'SRID=3946;POLYGON((&quot;;[.CD3];&quot; &quot;;[.CE3];&quot;,&quot;;[.CF3];&quot; &quot;;[.CG3];&quot;,&quot;;[.CH3];&quot; &quot;;[.CI3];&quot;,&quot;;[.CJ3];&quot; &quot;;[.CK3];&quot;,&quot;;[.CD3];&quot; &quot;;[.CE3];&quot;))');&quot;;CHAR(13))" office:value-type="string" office:string-value="INSERT INTO &#13;  batiment (&#13;    id,&#13;    geometry_asewkt)&#13;  VALUES (&#13;    'M11_I',&#13;    'SRID=3946;POLYGON((1379600 5226230,1379620 5226230,1379620 5226210,1379600 5226210,1379600 5226230))');&#13;" calcext:value-type="string">
            <text:p>INSERT INTO  <text:s/>batiment ( <text:s text:c="3"/>id, <text:s text:c="3"/>geometry_asewkt) <text:s/>VALUES ( <text:s text:c="3"/>'M11_I', <text:s text:c="3"/>'SRID=3946;POLYGON((1379600 5226230,1379620 5226230,1379620 5226210,1379600 5226210,1379600 5226230))');</text:p>
          </table:table-cell>
          <table:table-cell table:formula="of:=CONCATENATE([.J3];CHAR(13);[.T3];CHAR(13);[.AD3];CHAR(13);[.AN3];CHAR(13);[.AX3];CHAR(13);[.BH3];CHAR(13);[.BR3];CHAR(13);[.CB3];CHAR(13);[.CL3];CHAR(13))" office:value-type="string" office:string-value="INSERT INTO &#13;  batiment (&#13;    id,&#13;    geometry_asewkt)&#13;  VALUES (&#13;    'M11_A',&#13;    'SRID=3946;POLYGON((1379520 5226290,1379540 5226290,1379540 5226270,1379520 5226270,1379520 5226290))');&#13;&#13;INSERT INTO &#13;  batiment (&#13;    id,&#13;    geometry_asewkt)&#13;  VALUES (&#13;    'M11_B',&#13;    'SRID=3946;POLYGON((1379560 5226290,1379580 5226290,1379580 5226270,1379560 5226270,1379560 5226290))');&#13;&#13;INSERT INTO &#13;  batiment (&#13;    id,&#13;    geometry_asewkt)&#13;  VALUES (&#13;    'M11_C',&#13;    'SRID=3946;POLYGON((1379600 5226290,1379620 5226290,1379620 5226270,1379600 5226270,1379600 5226290))');&#13;&#13;INSERT INTO &#13;  batiment (&#13;    id,&#13;    geometry_asewkt)&#13;  VALUES (&#13;    'M11_D',&#13;    'SRID=3946;POLYGON((1379520 5226260,1379540 5226260,1379540 5226240,1379520 5226240,1379520 5226260))');&#13;&#13;INSERT INTO &#13;  batiment (&#13;    id,&#13;    geometry_asewkt)&#13;  VALUES (&#13;    'M11_E',&#13;    'SRID=3946;POLYGON((1379560 5226260,1379580 5226260,1379580 5226240,1379560 5226240,1379560 5226260))');&#13;&#13;INSERT INTO &#13;  batiment (&#13;    id,&#13;    geometry_asewkt)&#13;  VALUES (&#13;    'M11_F',&#13;    'SRID=3946;POLYGON((1379600 5226260,1379620 5226260,1379620 5226240,1379600 5226240,1379600 5226260))');&#13;&#13;INSERT INTO &#13;  batiment (&#13;    id,&#13;    geometry_asewkt)&#13;  VALUES (&#13;    'M11_G',&#13;    'SRID=3946;POLYGON((1379520 5226230,1379540 5226230,1379540 5226210,1379520 5226210,1379520 5226230))');&#13;&#13;INSERT INTO &#13;  batiment (&#13;    id,&#13;    geometry_asewkt)&#13;  VALUES (&#13;    'M11_H',&#13;    'SRID=3946;POLYGON((1379560 5226230,1379580 5226230,1379580 5226210,1379560 5226210,1379560 5226230))');&#13;&#13;INSERT INTO &#13;  batiment (&#13;    id,&#13;    geometry_asewkt)&#13;  VALUES (&#13;    'M11_I',&#13;    'SRID=3946;POLYGON((1379600 5226230,1379620 5226230,1379620 5226210,1379600 5226210,1379600 5226230))');&#13;&#13;" calcext:value-type="string">
            <text:p>INSERT INTO  <text:s/>batiment ( <text:s text:c="3"/>id, <text:s text:c="3"/>geometry_asewkt) <text:s/>VALUES ( <text:s text:c="3"/>'M11_A', <text:s text:c="3"/>'SRID=3946;POLYGON((1379520 5226290,1379540 5226290,1379540 5226270,1379520 5226270,1379520 5226290))');INSERT INTO  <text:s/>batiment ( <text:s text:c="3"/>id, <text:s text:c="3"/>geometry_asewkt) <text:s/>VALUES ( <text:s text:c="3"/>'M11_B', <text:s text:c="3"/>'SRID=3946;POLYGON((1379560 5226290,1379580 5226290,1379580 5226270,1379560 5226270,1379560 5226290))');INSERT INTO  <text:s/>batiment ( <text:s text:c="3"/>id, <text:s text:c="3"/>geometry_asewkt) <text:s/>VALUES ( <text:s text:c="3"/>'M11_C', <text:s text:c="3"/>'SRID=3946;POLYGON((1379600 5226290,1379620 5226290,1379620 5226270,1379600 5226270,1379600 5226290))');INSERT INTO  <text:s/>batiment ( <text:s text:c="3"/>id, <text:s text:c="3"/>geometry_asewkt) <text:s/>VALUES ( <text:s text:c="3"/>'M11_D', <text:s text:c="3"/>'SRID=3946;POLYGON((1379520 5226260,1379540 5226260,1379540 5226240,1379520 5226240,1379520 5226260))');INSERT INTO  <text:s/>batiment ( <text:s text:c="3"/>id, <text:s text:c="3"/>geometry_asewkt) <text:s/>VALUES ( <text:s text:c="3"/>'M11_E', <text:s text:c="3"/>'SRID=3946;POLYGON((1379560 5226260,1379580 5226260,1379580 5226240,1379560 5226240,1379560 5226260))');INSERT INTO  <text:s/>batiment ( <text:s text:c="3"/>id, <text:s text:c="3"/>geometry_asewkt) <text:s/>VALUES ( <text:s text:c="3"/>'M11_F', <text:s text:c="3"/>'SRID=3946;POLYGON((1379600 5226260,1379620 5226260,1379620 5226240,1379600 5226240,1379600 5226260))');INSERT INTO  <text:s/>batiment ( <text:s text:c="3"/>id, <text:s text:c="3"/>geometry_asewkt) <text:s/>VALUES ( <text:s text:c="3"/>'M11_G', <text:s text:c="3"/>'SRID=3946;POLYGON((1379520 5226230,1379540 5226230,1379540 5226210,1379520 5226210,1379520 5226230))');INSERT INTO  <text:s/>batiment ( <text:s text:c="3"/>id, <text:s text:c="3"/>geometry_asewkt) <text:s/>VALUES ( <text:s text:c="3"/>'M11_H', <text:s text:c="3"/>'SRID=3946;POLYGON((1379560 5226230,1379580 5226230,1379580 5226210,1379560 5226210,1379560 5226230))');INSERT INTO  <text:s/>batiment ( <text:s text:c="3"/>id, <text:s text:c="3"/>geometry_asewkt) <text:s/>VALUES ( <text:s text:c="3"/>'M11_I', <text:s text:c="3"/>'SRID=3946;POLYGON((1379600 5226230,1379620 5226230,1379620 5226210,1379600 5226210,1379600 5226230))');</text:p>
          </table:table-cell>
          <table:table-cell table:number-columns-repeated="933"/>
        </table:table-row>
        <table:table-row table:style-name="ro5">
          <table:table-cell table:style-name="ce5" table:formula="of:=CONCATENATE([case_00140_00100.$A4];[.A$2])" office:value-type="string" office:string-value="M12_A" calcext:value-type="string">
            <text:p>M12_A</text:p>
          </table:table-cell>
          <table:table-cell table:style-name="ce5" table:formula="of:=[$case_00140_00100.$B4]+[.B$2]" office:value-type="float" office:value="1379660" calcext:value-type="float">
            <text:p>1379660</text:p>
          </table:table-cell>
          <table:table-cell table:style-name="ce5" table:formula="of:=[$case_00140_00100.$C4]+[.C$2]" office:value-type="float" office:value="5226290" calcext:value-type="float">
            <text:p>5226290</text:p>
          </table:table-cell>
          <table:table-cell table:style-name="ce5" table:formula="of:=[.B4]+20" office:value-type="float" office:value="1379680" calcext:value-type="float">
            <text:p>1379680</text:p>
          </table:table-cell>
          <table:table-cell table:style-name="ce5" table:formula="of:=[.C4]" office:value-type="float" office:value="5226290" calcext:value-type="float">
            <text:p>5226290</text:p>
          </table:table-cell>
          <table:table-cell table:style-name="ce5" table:formula="of:=[.B4]+20" office:value-type="float" office:value="1379680" calcext:value-type="float">
            <text:p>1379680</text:p>
          </table:table-cell>
          <table:table-cell table:style-name="ce5" table:formula="of:=[.C4]-20" office:value-type="float" office:value="5226270" calcext:value-type="float">
            <text:p>5226270</text:p>
          </table:table-cell>
          <table:table-cell table:style-name="ce5" table:formula="of:=[.B4]" office:value-type="float" office:value="1379660" calcext:value-type="float">
            <text:p>1379660</text:p>
          </table:table-cell>
          <table:table-cell table:style-name="ce5" table:formula="of:=[.C4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4];&quot;',&quot;;CHAR(13);&quot;    'SRID=3946;POLYGON((&quot;;[.B4];&quot; &quot;;[.C4];&quot;,&quot;;[.D4];&quot; &quot;;[.E4];&quot;,&quot;;[.F4];&quot; &quot;;[.G4];&quot;,&quot;;[.H4];&quot; &quot;;[.I4];&quot;,&quot;;[.B4];&quot; &quot;;[.C4];&quot;))');&quot;;CHAR(13))" office:value-type="string" office:string-value="INSERT INTO &#13;  batiment (&#13;    id,&#13;    geometry_asewkt)&#13;  VALUES (&#13;    'M12_A',&#13;    'SRID=3946;POLYGON((1379660 5226290,1379680 5226290,1379680 5226270,1379660 5226270,1379660 5226290))');&#13;" calcext:value-type="string">
            <text:p>INSERT INTO  <text:s/>batiment ( <text:s text:c="3"/>id, <text:s text:c="3"/>geometry_asewkt) <text:s/>VALUES ( <text:s text:c="3"/>'M12_A', <text:s text:c="3"/>'SRID=3946;POLYGON((1379660 5226290,1379680 5226290,1379680 5226270,1379660 5226270,1379660 5226290))');</text:p>
          </table:table-cell>
          <table:table-cell table:style-name="ce5" table:formula="of:=CONCATENATE([case_00140_00100.$A4];[.K$2])" office:value-type="string" office:string-value="M12_B" calcext:value-type="string">
            <text:p>M12_B</text:p>
          </table:table-cell>
          <table:table-cell table:style-name="ce5" table:formula="of:=[case_00140_00100.$B4]+[.L$2]" office:value-type="float" office:value="1379700" calcext:value-type="float">
            <text:p>1379700</text:p>
          </table:table-cell>
          <table:table-cell table:style-name="ce5" table:formula="of:=[case_00140_00100.$C4]+[.M$2]" office:value-type="float" office:value="5226290" calcext:value-type="float">
            <text:p>5226290</text:p>
          </table:table-cell>
          <table:table-cell table:style-name="ce5" table:formula="of:=[.L4]+20" office:value-type="float" office:value="1379720" calcext:value-type="float">
            <text:p>1379720</text:p>
          </table:table-cell>
          <table:table-cell table:style-name="ce5" table:formula="of:=[.M4]" office:value-type="float" office:value="5226290" calcext:value-type="float">
            <text:p>5226290</text:p>
          </table:table-cell>
          <table:table-cell table:style-name="ce5" table:formula="of:=[.L4]+20" office:value-type="float" office:value="1379720" calcext:value-type="float">
            <text:p>1379720</text:p>
          </table:table-cell>
          <table:table-cell table:style-name="ce5" table:formula="of:=[.M4]-20" office:value-type="float" office:value="5226270" calcext:value-type="float">
            <text:p>5226270</text:p>
          </table:table-cell>
          <table:table-cell table:style-name="ce5" table:formula="of:=[.L4]" office:value-type="float" office:value="1379700" calcext:value-type="float">
            <text:p>1379700</text:p>
          </table:table-cell>
          <table:table-cell table:style-name="ce5" table:formula="of:=[.M4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4];&quot;',&quot;;CHAR(13);&quot;    'SRID=3946;POLYGON((&quot;;[.L4];&quot; &quot;;[.M4];&quot;,&quot;;[.N4];&quot; &quot;;[.O4];&quot;,&quot;;[.P4];&quot; &quot;;[.Q4];&quot;,&quot;;[.R4];&quot; &quot;;[.S4];&quot;,&quot;;[.L4];&quot; &quot;;[.M4];&quot;))');&quot;;CHAR(13))" office:value-type="string" office:string-value="INSERT INTO &#13;  batiment (&#13;    id,&#13;    geometry_asewkt)&#13;  VALUES (&#13;    'M12_B',&#13;    'SRID=3946;POLYGON((1379700 5226290,1379720 5226290,1379720 5226270,1379700 5226270,1379700 5226290))');&#13;" calcext:value-type="string">
            <text:p>INSERT INTO  <text:s/>batiment ( <text:s text:c="3"/>id, <text:s text:c="3"/>geometry_asewkt) <text:s/>VALUES ( <text:s text:c="3"/>'M12_B', <text:s text:c="3"/>'SRID=3946;POLYGON((1379700 5226290,1379720 5226290,1379720 5226270,1379700 5226270,1379700 5226290))');</text:p>
          </table:table-cell>
          <table:table-cell table:style-name="ce5" table:formula="of:=CONCATENATE([case_00140_00100.$A4];[.U$2])" office:value-type="string" office:string-value="M12_C" calcext:value-type="string">
            <text:p>M12_C</text:p>
          </table:table-cell>
          <table:table-cell table:style-name="ce5" table:formula="of:=[case_00140_00100.$B4]+[.V$2]" office:value-type="float" office:value="1379740" calcext:value-type="float">
            <text:p>1379740</text:p>
          </table:table-cell>
          <table:table-cell table:style-name="ce5" table:formula="of:=[case_00140_00100.$C4]+[.W$2]" office:value-type="float" office:value="5226290" calcext:value-type="float">
            <text:p>5226290</text:p>
          </table:table-cell>
          <table:table-cell table:style-name="ce5" table:formula="of:=[.V4]+20" office:value-type="float" office:value="1379760" calcext:value-type="float">
            <text:p>1379760</text:p>
          </table:table-cell>
          <table:table-cell table:style-name="ce5" table:formula="of:=[.W4]" office:value-type="float" office:value="5226290" calcext:value-type="float">
            <text:p>5226290</text:p>
          </table:table-cell>
          <table:table-cell table:style-name="ce5" table:formula="of:=[.V4]+20" office:value-type="float" office:value="1379760" calcext:value-type="float">
            <text:p>1379760</text:p>
          </table:table-cell>
          <table:table-cell table:style-name="ce5" table:formula="of:=[.W4]-20" office:value-type="float" office:value="5226270" calcext:value-type="float">
            <text:p>5226270</text:p>
          </table:table-cell>
          <table:table-cell table:style-name="ce5" table:formula="of:=[.V4]" office:value-type="float" office:value="1379740" calcext:value-type="float">
            <text:p>1379740</text:p>
          </table:table-cell>
          <table:table-cell table:style-name="ce5" table:formula="of:=[.W4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4];&quot;',&quot;;CHAR(13);&quot;    'SRID=3946;POLYGON((&quot;;[.V4];&quot; &quot;;[.W4];&quot;,&quot;;[.X4];&quot; &quot;;[.Y4];&quot;,&quot;;[.Z4];&quot; &quot;;[.AA4];&quot;,&quot;;[.AB4];&quot; &quot;;[.AC4];&quot;,&quot;;[.V4];&quot; &quot;;[.W4];&quot;))');&quot;;CHAR(13))" office:value-type="string" office:string-value="INSERT INTO &#13;  batiment (&#13;    id,&#13;    geometry_asewkt)&#13;  VALUES (&#13;    'M12_C',&#13;    'SRID=3946;POLYGON((1379740 5226290,1379760 5226290,1379760 5226270,1379740 5226270,1379740 5226290))');&#13;" calcext:value-type="string">
            <text:p>INSERT INTO  <text:s/>batiment ( <text:s text:c="3"/>id, <text:s text:c="3"/>geometry_asewkt) <text:s/>VALUES ( <text:s text:c="3"/>'M12_C', <text:s text:c="3"/>'SRID=3946;POLYGON((1379740 5226290,1379760 5226290,1379760 5226270,1379740 5226270,1379740 5226290))');</text:p>
          </table:table-cell>
          <table:table-cell table:style-name="ce5" table:formula="of:=CONCATENATE([case_00140_00100.$A4];[.AE$2])" office:value-type="string" office:string-value="M12_D" calcext:value-type="string">
            <text:p>M12_D</text:p>
          </table:table-cell>
          <table:table-cell table:style-name="ce5" table:formula="of:=[case_00140_00100.$B4]+[.AF$2]" office:value-type="float" office:value="1379660" calcext:value-type="float">
            <text:p>1379660</text:p>
          </table:table-cell>
          <table:table-cell table:style-name="ce5" table:formula="of:=[case_00140_00100.$C4]+[.AG$2]" office:value-type="float" office:value="5226260" calcext:value-type="float">
            <text:p>5226260</text:p>
          </table:table-cell>
          <table:table-cell table:style-name="ce5" table:formula="of:=[.AF4]+20" office:value-type="float" office:value="1379680" calcext:value-type="float">
            <text:p>1379680</text:p>
          </table:table-cell>
          <table:table-cell table:style-name="ce5" table:formula="of:=[.AG4]" office:value-type="float" office:value="5226260" calcext:value-type="float">
            <text:p>5226260</text:p>
          </table:table-cell>
          <table:table-cell table:style-name="ce5" table:formula="of:=[.AF4]+20" office:value-type="float" office:value="1379680" calcext:value-type="float">
            <text:p>1379680</text:p>
          </table:table-cell>
          <table:table-cell table:style-name="ce5" table:formula="of:=[.AG4]-20" office:value-type="float" office:value="5226240" calcext:value-type="float">
            <text:p>5226240</text:p>
          </table:table-cell>
          <table:table-cell table:style-name="ce5" table:formula="of:=[.AF4]" office:value-type="float" office:value="1379660" calcext:value-type="float">
            <text:p>1379660</text:p>
          </table:table-cell>
          <table:table-cell table:style-name="ce5" table:formula="of:=[.AG4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4];&quot;',&quot;;CHAR(13);&quot;    'SRID=3946;POLYGON((&quot;;[.AF4];&quot; &quot;;[.AG4];&quot;,&quot;;[.AH4];&quot; &quot;;[.AI4];&quot;,&quot;;[.AJ4];&quot; &quot;;[.AK4];&quot;,&quot;;[.AL4];&quot; &quot;;[.AM4];&quot;,&quot;;[.AF4];&quot; &quot;;[.AG4];&quot;))');&quot;;CHAR(13))" office:value-type="string" office:string-value="INSERT INTO &#13;  batiment (&#13;    id,&#13;    geometry_asewkt)&#13;  VALUES (&#13;    'M12_D',&#13;    'SRID=3946;POLYGON((1379660 5226260,1379680 5226260,1379680 5226240,1379660 5226240,1379660 5226260))');&#13;" calcext:value-type="string">
            <text:p>INSERT INTO  <text:s/>batiment ( <text:s text:c="3"/>id, <text:s text:c="3"/>geometry_asewkt) <text:s/>VALUES ( <text:s text:c="3"/>'M12_D', <text:s text:c="3"/>'SRID=3946;POLYGON((1379660 5226260,1379680 5226260,1379680 5226240,1379660 5226240,1379660 5226260))');</text:p>
          </table:table-cell>
          <table:table-cell table:style-name="ce5" table:formula="of:=CONCATENATE([case_00140_00100.$A4];[.AO$2])" office:value-type="string" office:string-value="M12_E" calcext:value-type="string">
            <text:p>M12_E</text:p>
          </table:table-cell>
          <table:table-cell table:style-name="ce5" table:formula="of:=[case_00140_00100.$B4]+[.AP$2]" office:value-type="float" office:value="1379700" calcext:value-type="float">
            <text:p>1379700</text:p>
          </table:table-cell>
          <table:table-cell table:style-name="ce5" table:formula="of:=[case_00140_00100.$C4]+[.AQ$2]" office:value-type="float" office:value="5226260" calcext:value-type="float">
            <text:p>5226260</text:p>
          </table:table-cell>
          <table:table-cell table:style-name="ce5" table:formula="of:=[.AP4]+20" office:value-type="float" office:value="1379720" calcext:value-type="float">
            <text:p>1379720</text:p>
          </table:table-cell>
          <table:table-cell table:style-name="ce5" table:formula="of:=[.AQ4]" office:value-type="float" office:value="5226260" calcext:value-type="float">
            <text:p>5226260</text:p>
          </table:table-cell>
          <table:table-cell table:style-name="ce5" table:formula="of:=[.AP4]+20" office:value-type="float" office:value="1379720" calcext:value-type="float">
            <text:p>1379720</text:p>
          </table:table-cell>
          <table:table-cell table:style-name="ce5" table:formula="of:=[.AQ4]-20" office:value-type="float" office:value="5226240" calcext:value-type="float">
            <text:p>5226240</text:p>
          </table:table-cell>
          <table:table-cell table:style-name="ce5" table:formula="of:=[.AP4]" office:value-type="float" office:value="1379700" calcext:value-type="float">
            <text:p>1379700</text:p>
          </table:table-cell>
          <table:table-cell table:style-name="ce5" table:formula="of:=[.AQ4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4];&quot;',&quot;;CHAR(13);&quot;    'SRID=3946;POLYGON((&quot;;[.AP4];&quot; &quot;;[.AQ4];&quot;,&quot;;[.AR4];&quot; &quot;;[.AS4];&quot;,&quot;;[.AT4];&quot; &quot;;[.AU4];&quot;,&quot;;[.AV4];&quot; &quot;;[.AW4];&quot;,&quot;;[.AP4];&quot; &quot;;[.AQ4];&quot;))');&quot;;CHAR(13))" office:value-type="string" office:string-value="INSERT INTO &#13;  batiment (&#13;    id,&#13;    geometry_asewkt)&#13;  VALUES (&#13;    'M12_E',&#13;    'SRID=3946;POLYGON((1379700 5226260,1379720 5226260,1379720 5226240,1379700 5226240,1379700 5226260))');&#13;" calcext:value-type="string">
            <text:p>INSERT INTO  <text:s/>batiment ( <text:s text:c="3"/>id, <text:s text:c="3"/>geometry_asewkt) <text:s/>VALUES ( <text:s text:c="3"/>'M12_E', <text:s text:c="3"/>'SRID=3946;POLYGON((1379700 5226260,1379720 5226260,1379720 5226240,1379700 5226240,1379700 5226260))');</text:p>
          </table:table-cell>
          <table:table-cell table:style-name="ce5" table:formula="of:=CONCATENATE([case_00140_00100.$A4];[.AY$2])" office:value-type="string" office:string-value="M12_F" calcext:value-type="string">
            <text:p>M12_F</text:p>
          </table:table-cell>
          <table:table-cell table:style-name="ce5" table:formula="of:=[case_00140_00100.$B4]+[.AZ$2]" office:value-type="float" office:value="1379740" calcext:value-type="float">
            <text:p>1379740</text:p>
          </table:table-cell>
          <table:table-cell table:style-name="ce5" table:formula="of:=[case_00140_00100.$C4]+[.BA$2]" office:value-type="float" office:value="5226260" calcext:value-type="float">
            <text:p>5226260</text:p>
          </table:table-cell>
          <table:table-cell table:style-name="ce5" table:formula="of:=[.AZ4]+20" office:value-type="float" office:value="1379760" calcext:value-type="float">
            <text:p>1379760</text:p>
          </table:table-cell>
          <table:table-cell table:style-name="ce5" table:formula="of:=[.BA4]" office:value-type="float" office:value="5226260" calcext:value-type="float">
            <text:p>5226260</text:p>
          </table:table-cell>
          <table:table-cell table:style-name="ce5" table:formula="of:=[.AZ4]+20" office:value-type="float" office:value="1379760" calcext:value-type="float">
            <text:p>1379760</text:p>
          </table:table-cell>
          <table:table-cell table:style-name="ce5" table:formula="of:=[.BA4]-20" office:value-type="float" office:value="5226240" calcext:value-type="float">
            <text:p>5226240</text:p>
          </table:table-cell>
          <table:table-cell table:style-name="ce5" table:formula="of:=[.AZ4]" office:value-type="float" office:value="1379740" calcext:value-type="float">
            <text:p>1379740</text:p>
          </table:table-cell>
          <table:table-cell table:style-name="ce5" table:formula="of:=[.BA4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4];&quot;',&quot;;CHAR(13);&quot;    'SRID=3946;POLYGON((&quot;;[.AZ4];&quot; &quot;;[.BA4];&quot;,&quot;;[.BB4];&quot; &quot;;[.BC4];&quot;,&quot;;[.BD4];&quot; &quot;;[.BE4];&quot;,&quot;;[.BF4];&quot; &quot;;[.BG4];&quot;,&quot;;[.AZ4];&quot; &quot;;[.BA4];&quot;))');&quot;;CHAR(13))" office:value-type="string" office:string-value="INSERT INTO &#13;  batiment (&#13;    id,&#13;    geometry_asewkt)&#13;  VALUES (&#13;    'M12_F',&#13;    'SRID=3946;POLYGON((1379740 5226260,1379760 5226260,1379760 5226240,1379740 5226240,1379740 5226260))');&#13;" calcext:value-type="string">
            <text:p>INSERT INTO  <text:s/>batiment ( <text:s text:c="3"/>id, <text:s text:c="3"/>geometry_asewkt) <text:s/>VALUES ( <text:s text:c="3"/>'M12_F', <text:s text:c="3"/>'SRID=3946;POLYGON((1379740 5226260,1379760 5226260,1379760 5226240,1379740 5226240,1379740 5226260))');</text:p>
          </table:table-cell>
          <table:table-cell table:style-name="ce5" table:formula="of:=CONCATENATE([case_00140_00100.$A4];[.BI$2])" office:value-type="string" office:string-value="M12_G" calcext:value-type="string">
            <text:p>M12_G</text:p>
          </table:table-cell>
          <table:table-cell table:style-name="ce5" table:formula="of:=[case_00140_00100.$B4]+[.BJ$2]" office:value-type="float" office:value="1379660" calcext:value-type="float">
            <text:p>1379660</text:p>
          </table:table-cell>
          <table:table-cell table:style-name="ce5" table:formula="of:=[case_00140_00100.$C4]+[.BK$2]" office:value-type="float" office:value="5226230" calcext:value-type="float">
            <text:p>5226230</text:p>
          </table:table-cell>
          <table:table-cell table:style-name="ce5" table:formula="of:=[.BJ4]+20" office:value-type="float" office:value="1379680" calcext:value-type="float">
            <text:p>1379680</text:p>
          </table:table-cell>
          <table:table-cell table:style-name="ce5" table:formula="of:=[.BK4]" office:value-type="float" office:value="5226230" calcext:value-type="float">
            <text:p>5226230</text:p>
          </table:table-cell>
          <table:table-cell table:style-name="ce5" table:formula="of:=[.BJ4]+20" office:value-type="float" office:value="1379680" calcext:value-type="float">
            <text:p>1379680</text:p>
          </table:table-cell>
          <table:table-cell table:style-name="ce5" table:formula="of:=[.BK4]-20" office:value-type="float" office:value="5226210" calcext:value-type="float">
            <text:p>5226210</text:p>
          </table:table-cell>
          <table:table-cell table:style-name="ce5" table:formula="of:=[.BJ4]" office:value-type="float" office:value="1379660" calcext:value-type="float">
            <text:p>1379660</text:p>
          </table:table-cell>
          <table:table-cell table:style-name="ce5" table:formula="of:=[.BK4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4];&quot;',&quot;;CHAR(13);&quot;    'SRID=3946;POLYGON((&quot;;[.BJ4];&quot; &quot;;[.BK4];&quot;,&quot;;[.BL4];&quot; &quot;;[.BM4];&quot;,&quot;;[.BN4];&quot; &quot;;[.BO4];&quot;,&quot;;[.BP4];&quot; &quot;;[.BQ4];&quot;,&quot;;[.BJ4];&quot; &quot;;[.BK4];&quot;))');&quot;;CHAR(13))" office:value-type="string" office:string-value="INSERT INTO &#13;  batiment (&#13;    id,&#13;    geometry_asewkt)&#13;  VALUES (&#13;    'M12_G',&#13;    'SRID=3946;POLYGON((1379660 5226230,1379680 5226230,1379680 5226210,1379660 5226210,1379660 5226230))');&#13;" calcext:value-type="string">
            <text:p>INSERT INTO  <text:s/>batiment ( <text:s text:c="3"/>id, <text:s text:c="3"/>geometry_asewkt) <text:s/>VALUES ( <text:s text:c="3"/>'M12_G', <text:s text:c="3"/>'SRID=3946;POLYGON((1379660 5226230,1379680 5226230,1379680 5226210,1379660 5226210,1379660 5226230))');</text:p>
          </table:table-cell>
          <table:table-cell table:style-name="ce5" table:formula="of:=CONCATENATE([case_00140_00100.$A4];[.BS$2])" office:value-type="string" office:string-value="M12_H" calcext:value-type="string">
            <text:p>M12_H</text:p>
          </table:table-cell>
          <table:table-cell table:style-name="ce5" table:formula="of:=[case_00140_00100.$B4]+[.BT$2]" office:value-type="float" office:value="1379700" calcext:value-type="float">
            <text:p>1379700</text:p>
          </table:table-cell>
          <table:table-cell table:style-name="ce5" table:formula="of:=[case_00140_00100.$C4]+[.BU$2]" office:value-type="float" office:value="5226230" calcext:value-type="float">
            <text:p>5226230</text:p>
          </table:table-cell>
          <table:table-cell table:style-name="ce5" table:formula="of:=[.BT4]+20" office:value-type="float" office:value="1379720" calcext:value-type="float">
            <text:p>1379720</text:p>
          </table:table-cell>
          <table:table-cell table:style-name="ce5" table:formula="of:=[.BU4]" office:value-type="float" office:value="5226230" calcext:value-type="float">
            <text:p>5226230</text:p>
          </table:table-cell>
          <table:table-cell table:style-name="ce5" table:formula="of:=[.BT4]+20" office:value-type="float" office:value="1379720" calcext:value-type="float">
            <text:p>1379720</text:p>
          </table:table-cell>
          <table:table-cell table:style-name="ce5" table:formula="of:=[.BU4]-20" office:value-type="float" office:value="5226210" calcext:value-type="float">
            <text:p>5226210</text:p>
          </table:table-cell>
          <table:table-cell table:style-name="ce5" table:formula="of:=[.BT4]" office:value-type="float" office:value="1379700" calcext:value-type="float">
            <text:p>1379700</text:p>
          </table:table-cell>
          <table:table-cell table:style-name="ce5" table:formula="of:=[.BU4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4];&quot;',&quot;;CHAR(13);&quot;    'SRID=3946;POLYGON((&quot;;[.BT4];&quot; &quot;;[.BU4];&quot;,&quot;;[.BV4];&quot; &quot;;[.BW4];&quot;,&quot;;[.BX4];&quot; &quot;;[.BY4];&quot;,&quot;;[.BZ4];&quot; &quot;;[.CA4];&quot;,&quot;;[.BT4];&quot; &quot;;[.BU4];&quot;))');&quot;;CHAR(13))" office:value-type="string" office:string-value="INSERT INTO &#13;  batiment (&#13;    id,&#13;    geometry_asewkt)&#13;  VALUES (&#13;    'M12_H',&#13;    'SRID=3946;POLYGON((1379700 5226230,1379720 5226230,1379720 5226210,1379700 5226210,1379700 5226230))');&#13;" calcext:value-type="string">
            <text:p>INSERT INTO  <text:s/>batiment ( <text:s text:c="3"/>id, <text:s text:c="3"/>geometry_asewkt) <text:s/>VALUES ( <text:s text:c="3"/>'M12_H', <text:s text:c="3"/>'SRID=3946;POLYGON((1379700 5226230,1379720 5226230,1379720 5226210,1379700 5226210,1379700 5226230))');</text:p>
          </table:table-cell>
          <table:table-cell table:style-name="ce5" table:formula="of:=CONCATENATE([case_00140_00100.$A4];[.CC$2])" office:value-type="string" office:string-value="M12_I" calcext:value-type="string">
            <text:p>M12_I</text:p>
          </table:table-cell>
          <table:table-cell table:style-name="ce5" table:formula="of:=[case_00140_00100.$B4]+[.CD$2]" office:value-type="float" office:value="1379740" calcext:value-type="float">
            <text:p>1379740</text:p>
          </table:table-cell>
          <table:table-cell table:style-name="ce5" table:formula="of:=[case_00140_00100.$C4]+[.CE$2]" office:value-type="float" office:value="5226230" calcext:value-type="float">
            <text:p>5226230</text:p>
          </table:table-cell>
          <table:table-cell table:style-name="ce5" table:formula="of:=[.CD4]+20" office:value-type="float" office:value="1379760" calcext:value-type="float">
            <text:p>1379760</text:p>
          </table:table-cell>
          <table:table-cell table:style-name="ce5" table:formula="of:=[.CE4]" office:value-type="float" office:value="5226230" calcext:value-type="float">
            <text:p>5226230</text:p>
          </table:table-cell>
          <table:table-cell table:style-name="ce5" table:formula="of:=[.CD4]+20" office:value-type="float" office:value="1379760" calcext:value-type="float">
            <text:p>1379760</text:p>
          </table:table-cell>
          <table:table-cell table:style-name="ce5" table:formula="of:=[.CE4]-20" office:value-type="float" office:value="5226210" calcext:value-type="float">
            <text:p>5226210</text:p>
          </table:table-cell>
          <table:table-cell table:style-name="ce5" table:formula="of:=[.CD4]" office:value-type="float" office:value="1379740" calcext:value-type="float">
            <text:p>1379740</text:p>
          </table:table-cell>
          <table:table-cell table:style-name="ce5" table:formula="of:=[.CE4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4];&quot;',&quot;;CHAR(13);&quot;    'SRID=3946;POLYGON((&quot;;[.CD4];&quot; &quot;;[.CE4];&quot;,&quot;;[.CF4];&quot; &quot;;[.CG4];&quot;,&quot;;[.CH4];&quot; &quot;;[.CI4];&quot;,&quot;;[.CJ4];&quot; &quot;;[.CK4];&quot;,&quot;;[.CD4];&quot; &quot;;[.CE4];&quot;))');&quot;;CHAR(13))" office:value-type="string" office:string-value="INSERT INTO &#13;  batiment (&#13;    id,&#13;    geometry_asewkt)&#13;  VALUES (&#13;    'M12_I',&#13;    'SRID=3946;POLYGON((1379740 5226230,1379760 5226230,1379760 5226210,1379740 5226210,1379740 5226230))');&#13;" calcext:value-type="string">
            <text:p>INSERT INTO  <text:s/>batiment ( <text:s text:c="3"/>id, <text:s text:c="3"/>geometry_asewkt) <text:s/>VALUES ( <text:s text:c="3"/>'M12_I', <text:s text:c="3"/>'SRID=3946;POLYGON((1379740 5226230,1379760 5226230,1379760 5226210,1379740 5226210,1379740 5226230))');</text:p>
          </table:table-cell>
          <table:table-cell table:formula="of:=CONCATENATE([.J4];CHAR(13);[.T4];CHAR(13);[.AD4];CHAR(13);[.AN4];CHAR(13);[.AX4];CHAR(13);[.BH4];CHAR(13);[.BR4];CHAR(13);[.CB4];CHAR(13);[.CL4];CHAR(13))" office:value-type="string" office:string-value="INSERT INTO &#13;  batiment (&#13;    id,&#13;    geometry_asewkt)&#13;  VALUES (&#13;    'M12_A',&#13;    'SRID=3946;POLYGON((1379660 5226290,1379680 5226290,1379680 5226270,1379660 5226270,1379660 5226290))');&#13;&#13;INSERT INTO &#13;  batiment (&#13;    id,&#13;    geometry_asewkt)&#13;  VALUES (&#13;    'M12_B',&#13;    'SRID=3946;POLYGON((1379700 5226290,1379720 5226290,1379720 5226270,1379700 5226270,1379700 5226290))');&#13;&#13;INSERT INTO &#13;  batiment (&#13;    id,&#13;    geometry_asewkt)&#13;  VALUES (&#13;    'M12_C',&#13;    'SRID=3946;POLYGON((1379740 5226290,1379760 5226290,1379760 5226270,1379740 5226270,1379740 5226290))');&#13;&#13;INSERT INTO &#13;  batiment (&#13;    id,&#13;    geometry_asewkt)&#13;  VALUES (&#13;    'M12_D',&#13;    'SRID=3946;POLYGON((1379660 5226260,1379680 5226260,1379680 5226240,1379660 5226240,1379660 5226260))');&#13;&#13;INSERT INTO &#13;  batiment (&#13;    id,&#13;    geometry_asewkt)&#13;  VALUES (&#13;    'M12_E',&#13;    'SRID=3946;POLYGON((1379700 5226260,1379720 5226260,1379720 5226240,1379700 5226240,1379700 5226260))');&#13;&#13;INSERT INTO &#13;  batiment (&#13;    id,&#13;    geometry_asewkt)&#13;  VALUES (&#13;    'M12_F',&#13;    'SRID=3946;POLYGON((1379740 5226260,1379760 5226260,1379760 5226240,1379740 5226240,1379740 5226260))');&#13;&#13;INSERT INTO &#13;  batiment (&#13;    id,&#13;    geometry_asewkt)&#13;  VALUES (&#13;    'M12_G',&#13;    'SRID=3946;POLYGON((1379660 5226230,1379680 5226230,1379680 5226210,1379660 5226210,1379660 5226230))');&#13;&#13;INSERT INTO &#13;  batiment (&#13;    id,&#13;    geometry_asewkt)&#13;  VALUES (&#13;    'M12_H',&#13;    'SRID=3946;POLYGON((1379700 5226230,1379720 5226230,1379720 5226210,1379700 5226210,1379700 5226230))');&#13;&#13;INSERT INTO &#13;  batiment (&#13;    id,&#13;    geometry_asewkt)&#13;  VALUES (&#13;    'M12_I',&#13;    'SRID=3946;POLYGON((1379740 5226230,1379760 5226230,1379760 5226210,1379740 5226210,1379740 5226230))');&#13;&#13;" calcext:value-type="string">
            <text:p>INSERT INTO  <text:s/>batiment ( <text:s text:c="3"/>id, <text:s text:c="3"/>geometry_asewkt) <text:s/>VALUES ( <text:s text:c="3"/>'M12_A', <text:s text:c="3"/>'SRID=3946;POLYGON((1379660 5226290,1379680 5226290,1379680 5226270,1379660 5226270,1379660 5226290))');INSERT INTO  <text:s/>batiment ( <text:s text:c="3"/>id, <text:s text:c="3"/>geometry_asewkt) <text:s/>VALUES ( <text:s text:c="3"/>'M12_B', <text:s text:c="3"/>'SRID=3946;POLYGON((1379700 5226290,1379720 5226290,1379720 5226270,1379700 5226270,1379700 5226290))');INSERT INTO  <text:s/>batiment ( <text:s text:c="3"/>id, <text:s text:c="3"/>geometry_asewkt) <text:s/>VALUES ( <text:s text:c="3"/>'M12_C', <text:s text:c="3"/>'SRID=3946;POLYGON((1379740 5226290,1379760 5226290,1379760 5226270,1379740 5226270,1379740 5226290))');INSERT INTO  <text:s/>batiment ( <text:s text:c="3"/>id, <text:s text:c="3"/>geometry_asewkt) <text:s/>VALUES ( <text:s text:c="3"/>'M12_D', <text:s text:c="3"/>'SRID=3946;POLYGON((1379660 5226260,1379680 5226260,1379680 5226240,1379660 5226240,1379660 5226260))');INSERT INTO  <text:s/>batiment ( <text:s text:c="3"/>id, <text:s text:c="3"/>geometry_asewkt) <text:s/>VALUES ( <text:s text:c="3"/>'M12_E', <text:s text:c="3"/>'SRID=3946;POLYGON((1379700 5226260,1379720 5226260,1379720 5226240,1379700 5226240,1379700 5226260))');INSERT INTO  <text:s/>batiment ( <text:s text:c="3"/>id, <text:s text:c="3"/>geometry_asewkt) <text:s/>VALUES ( <text:s text:c="3"/>'M12_F', <text:s text:c="3"/>'SRID=3946;POLYGON((1379740 5226260,1379760 5226260,1379760 5226240,1379740 5226240,1379740 5226260))');INSERT INTO  <text:s/>batiment ( <text:s text:c="3"/>id, <text:s text:c="3"/>geometry_asewkt) <text:s/>VALUES ( <text:s text:c="3"/>'M12_G', <text:s text:c="3"/>'SRID=3946;POLYGON((1379660 5226230,1379680 5226230,1379680 5226210,1379660 5226210,1379660 5226230))');INSERT INTO  <text:s/>batiment ( <text:s text:c="3"/>id, <text:s text:c="3"/>geometry_asewkt) <text:s/>VALUES ( <text:s text:c="3"/>'M12_H', <text:s text:c="3"/>'SRID=3946;POLYGON((1379700 5226230,1379720 5226230,1379720 5226210,1379700 5226210,1379700 5226230))');INSERT INTO  <text:s/>batiment ( <text:s text:c="3"/>id, <text:s text:c="3"/>geometry_asewkt) <text:s/>VALUES ( <text:s text:c="3"/>'M12_I', <text:s text:c="3"/>'SRID=3946;POLYGON((1379740 5226230,1379760 5226230,1379760 5226210,1379740 5226210,137974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5];[.A$2])" office:value-type="string" office:string-value="M13_A" calcext:value-type="string">
            <text:p>M13_A</text:p>
          </table:table-cell>
          <table:table-cell table:style-name="ce5" table:formula="of:=[$case_00140_00100.$B5]+[.B$2]" office:value-type="float" office:value="1379800" calcext:value-type="float">
            <text:p>1379800</text:p>
          </table:table-cell>
          <table:table-cell table:style-name="ce5" table:formula="of:=[$case_00140_00100.$C5]+[.C$2]" office:value-type="float" office:value="5226290" calcext:value-type="float">
            <text:p>5226290</text:p>
          </table:table-cell>
          <table:table-cell table:style-name="ce5" table:formula="of:=[.B5]+20" office:value-type="float" office:value="1379820" calcext:value-type="float">
            <text:p>1379820</text:p>
          </table:table-cell>
          <table:table-cell table:style-name="ce5" table:formula="of:=[.C5]" office:value-type="float" office:value="5226290" calcext:value-type="float">
            <text:p>5226290</text:p>
          </table:table-cell>
          <table:table-cell table:style-name="ce5" table:formula="of:=[.B5]+20" office:value-type="float" office:value="1379820" calcext:value-type="float">
            <text:p>1379820</text:p>
          </table:table-cell>
          <table:table-cell table:style-name="ce5" table:formula="of:=[.C5]-20" office:value-type="float" office:value="5226270" calcext:value-type="float">
            <text:p>5226270</text:p>
          </table:table-cell>
          <table:table-cell table:style-name="ce5" table:formula="of:=[.B5]" office:value-type="float" office:value="1379800" calcext:value-type="float">
            <text:p>1379800</text:p>
          </table:table-cell>
          <table:table-cell table:style-name="ce5" table:formula="of:=[.C5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5];&quot;',&quot;;CHAR(13);&quot;    'SRID=3946;POLYGON((&quot;;[.B5];&quot; &quot;;[.C5];&quot;,&quot;;[.D5];&quot; &quot;;[.E5];&quot;,&quot;;[.F5];&quot; &quot;;[.G5];&quot;,&quot;;[.H5];&quot; &quot;;[.I5];&quot;,&quot;;[.B5];&quot; &quot;;[.C5];&quot;))');&quot;;CHAR(13))" office:value-type="string" office:string-value="INSERT INTO &#13;  batiment (&#13;    id,&#13;    geometry_asewkt)&#13;  VALUES (&#13;    'M13_A',&#13;    'SRID=3946;POLYGON((1379800 5226290,1379820 5226290,1379820 5226270,1379800 5226270,1379800 5226290))');&#13;" calcext:value-type="string">
            <text:p>INSERT INTO  <text:s/>batiment ( <text:s text:c="3"/>id, <text:s text:c="3"/>geometry_asewkt) <text:s/>VALUES ( <text:s text:c="3"/>'M13_A', <text:s text:c="3"/>'SRID=3946;POLYGON((1379800 5226290,1379820 5226290,1379820 5226270,1379800 5226270,1379800 5226290))');</text:p>
          </table:table-cell>
          <table:table-cell table:style-name="ce5" table:formula="of:=CONCATENATE([case_00140_00100.$A5];[.K$2])" office:value-type="string" office:string-value="M13_B" calcext:value-type="string">
            <text:p>M13_B</text:p>
          </table:table-cell>
          <table:table-cell table:style-name="ce5" table:formula="of:=[case_00140_00100.$B5]+[.L$2]" office:value-type="float" office:value="1379840" calcext:value-type="float">
            <text:p>1379840</text:p>
          </table:table-cell>
          <table:table-cell table:style-name="ce5" table:formula="of:=[case_00140_00100.$C5]+[.M$2]" office:value-type="float" office:value="5226290" calcext:value-type="float">
            <text:p>5226290</text:p>
          </table:table-cell>
          <table:table-cell table:style-name="ce5" table:formula="of:=[.L5]+20" office:value-type="float" office:value="1379860" calcext:value-type="float">
            <text:p>1379860</text:p>
          </table:table-cell>
          <table:table-cell table:style-name="ce5" table:formula="of:=[.M5]" office:value-type="float" office:value="5226290" calcext:value-type="float">
            <text:p>5226290</text:p>
          </table:table-cell>
          <table:table-cell table:style-name="ce5" table:formula="of:=[.L5]+20" office:value-type="float" office:value="1379860" calcext:value-type="float">
            <text:p>1379860</text:p>
          </table:table-cell>
          <table:table-cell table:style-name="ce5" table:formula="of:=[.M5]-20" office:value-type="float" office:value="5226270" calcext:value-type="float">
            <text:p>5226270</text:p>
          </table:table-cell>
          <table:table-cell table:style-name="ce5" table:formula="of:=[.L5]" office:value-type="float" office:value="1379840" calcext:value-type="float">
            <text:p>1379840</text:p>
          </table:table-cell>
          <table:table-cell table:style-name="ce5" table:formula="of:=[.M5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5];&quot;',&quot;;CHAR(13);&quot;    'SRID=3946;POLYGON((&quot;;[.L5];&quot; &quot;;[.M5];&quot;,&quot;;[.N5];&quot; &quot;;[.O5];&quot;,&quot;;[.P5];&quot; &quot;;[.Q5];&quot;,&quot;;[.R5];&quot; &quot;;[.S5];&quot;,&quot;;[.L5];&quot; &quot;;[.M5];&quot;))');&quot;;CHAR(13))" office:value-type="string" office:string-value="INSERT INTO &#13;  batiment (&#13;    id,&#13;    geometry_asewkt)&#13;  VALUES (&#13;    'M13_B',&#13;    'SRID=3946;POLYGON((1379840 5226290,1379860 5226290,1379860 5226270,1379840 5226270,1379840 5226290))');&#13;" calcext:value-type="string">
            <text:p>INSERT INTO  <text:s/>batiment ( <text:s text:c="3"/>id, <text:s text:c="3"/>geometry_asewkt) <text:s/>VALUES ( <text:s text:c="3"/>'M13_B', <text:s text:c="3"/>'SRID=3946;POLYGON((1379840 5226290,1379860 5226290,1379860 5226270,1379840 5226270,1379840 5226290))');</text:p>
          </table:table-cell>
          <table:table-cell table:style-name="ce5" table:formula="of:=CONCATENATE([case_00140_00100.$A5];[.U$2])" office:value-type="string" office:string-value="M13_C" calcext:value-type="string">
            <text:p>M13_C</text:p>
          </table:table-cell>
          <table:table-cell table:style-name="ce5" table:formula="of:=[case_00140_00100.$B5]+[.V$2]" office:value-type="float" office:value="1379880" calcext:value-type="float">
            <text:p>1379880</text:p>
          </table:table-cell>
          <table:table-cell table:style-name="ce5" table:formula="of:=[case_00140_00100.$C5]+[.W$2]" office:value-type="float" office:value="5226290" calcext:value-type="float">
            <text:p>5226290</text:p>
          </table:table-cell>
          <table:table-cell table:style-name="ce5" table:formula="of:=[.V5]+20" office:value-type="float" office:value="1379900" calcext:value-type="float">
            <text:p>1379900</text:p>
          </table:table-cell>
          <table:table-cell table:style-name="ce5" table:formula="of:=[.W5]" office:value-type="float" office:value="5226290" calcext:value-type="float">
            <text:p>5226290</text:p>
          </table:table-cell>
          <table:table-cell table:style-name="ce5" table:formula="of:=[.V5]+20" office:value-type="float" office:value="1379900" calcext:value-type="float">
            <text:p>1379900</text:p>
          </table:table-cell>
          <table:table-cell table:style-name="ce5" table:formula="of:=[.W5]-20" office:value-type="float" office:value="5226270" calcext:value-type="float">
            <text:p>5226270</text:p>
          </table:table-cell>
          <table:table-cell table:style-name="ce5" table:formula="of:=[.V5]" office:value-type="float" office:value="1379880" calcext:value-type="float">
            <text:p>1379880</text:p>
          </table:table-cell>
          <table:table-cell table:style-name="ce5" table:formula="of:=[.W5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5];&quot;',&quot;;CHAR(13);&quot;    'SRID=3946;POLYGON((&quot;;[.V5];&quot; &quot;;[.W5];&quot;,&quot;;[.X5];&quot; &quot;;[.Y5];&quot;,&quot;;[.Z5];&quot; &quot;;[.AA5];&quot;,&quot;;[.AB5];&quot; &quot;;[.AC5];&quot;,&quot;;[.V5];&quot; &quot;;[.W5];&quot;))');&quot;;CHAR(13))" office:value-type="string" office:string-value="INSERT INTO &#13;  batiment (&#13;    id,&#13;    geometry_asewkt)&#13;  VALUES (&#13;    'M13_C',&#13;    'SRID=3946;POLYGON((1379880 5226290,1379900 5226290,1379900 5226270,1379880 5226270,1379880 5226290))');&#13;" calcext:value-type="string">
            <text:p>INSERT INTO  <text:s/>batiment ( <text:s text:c="3"/>id, <text:s text:c="3"/>geometry_asewkt) <text:s/>VALUES ( <text:s text:c="3"/>'M13_C', <text:s text:c="3"/>'SRID=3946;POLYGON((1379880 5226290,1379900 5226290,1379900 5226270,1379880 5226270,1379880 5226290))');</text:p>
          </table:table-cell>
          <table:table-cell table:style-name="ce5" table:formula="of:=CONCATENATE([case_00140_00100.$A5];[.AE$2])" office:value-type="string" office:string-value="M13_D" calcext:value-type="string">
            <text:p>M13_D</text:p>
          </table:table-cell>
          <table:table-cell table:style-name="ce5" table:formula="of:=[case_00140_00100.$B5]+[.AF$2]" office:value-type="float" office:value="1379800" calcext:value-type="float">
            <text:p>1379800</text:p>
          </table:table-cell>
          <table:table-cell table:style-name="ce5" table:formula="of:=[case_00140_00100.$C5]+[.AG$2]" office:value-type="float" office:value="5226260" calcext:value-type="float">
            <text:p>5226260</text:p>
          </table:table-cell>
          <table:table-cell table:style-name="ce5" table:formula="of:=[.AF5]+20" office:value-type="float" office:value="1379820" calcext:value-type="float">
            <text:p>1379820</text:p>
          </table:table-cell>
          <table:table-cell table:style-name="ce5" table:formula="of:=[.AG5]" office:value-type="float" office:value="5226260" calcext:value-type="float">
            <text:p>5226260</text:p>
          </table:table-cell>
          <table:table-cell table:style-name="ce5" table:formula="of:=[.AF5]+20" office:value-type="float" office:value="1379820" calcext:value-type="float">
            <text:p>1379820</text:p>
          </table:table-cell>
          <table:table-cell table:style-name="ce5" table:formula="of:=[.AG5]-20" office:value-type="float" office:value="5226240" calcext:value-type="float">
            <text:p>5226240</text:p>
          </table:table-cell>
          <table:table-cell table:style-name="ce5" table:formula="of:=[.AF5]" office:value-type="float" office:value="1379800" calcext:value-type="float">
            <text:p>1379800</text:p>
          </table:table-cell>
          <table:table-cell table:style-name="ce5" table:formula="of:=[.AG5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5];&quot;',&quot;;CHAR(13);&quot;    'SRID=3946;POLYGON((&quot;;[.AF5];&quot; &quot;;[.AG5];&quot;,&quot;;[.AH5];&quot; &quot;;[.AI5];&quot;,&quot;;[.AJ5];&quot; &quot;;[.AK5];&quot;,&quot;;[.AL5];&quot; &quot;;[.AM5];&quot;,&quot;;[.AF5];&quot; &quot;;[.AG5];&quot;))');&quot;;CHAR(13))" office:value-type="string" office:string-value="INSERT INTO &#13;  batiment (&#13;    id,&#13;    geometry_asewkt)&#13;  VALUES (&#13;    'M13_D',&#13;    'SRID=3946;POLYGON((1379800 5226260,1379820 5226260,1379820 5226240,1379800 5226240,1379800 5226260))');&#13;" calcext:value-type="string">
            <text:p>INSERT INTO  <text:s/>batiment ( <text:s text:c="3"/>id, <text:s text:c="3"/>geometry_asewkt) <text:s/>VALUES ( <text:s text:c="3"/>'M13_D', <text:s text:c="3"/>'SRID=3946;POLYGON((1379800 5226260,1379820 5226260,1379820 5226240,1379800 5226240,1379800 5226260))');</text:p>
          </table:table-cell>
          <table:table-cell table:style-name="ce5" table:formula="of:=CONCATENATE([case_00140_00100.$A5];[.AO$2])" office:value-type="string" office:string-value="M13_E" calcext:value-type="string">
            <text:p>M13_E</text:p>
          </table:table-cell>
          <table:table-cell table:style-name="ce5" table:formula="of:=[case_00140_00100.$B5]+[.AP$2]" office:value-type="float" office:value="1379840" calcext:value-type="float">
            <text:p>1379840</text:p>
          </table:table-cell>
          <table:table-cell table:style-name="ce5" table:formula="of:=[case_00140_00100.$C5]+[.AQ$2]" office:value-type="float" office:value="5226260" calcext:value-type="float">
            <text:p>5226260</text:p>
          </table:table-cell>
          <table:table-cell table:style-name="ce5" table:formula="of:=[.AP5]+20" office:value-type="float" office:value="1379860" calcext:value-type="float">
            <text:p>1379860</text:p>
          </table:table-cell>
          <table:table-cell table:style-name="ce5" table:formula="of:=[.AQ5]" office:value-type="float" office:value="5226260" calcext:value-type="float">
            <text:p>5226260</text:p>
          </table:table-cell>
          <table:table-cell table:style-name="ce5" table:formula="of:=[.AP5]+20" office:value-type="float" office:value="1379860" calcext:value-type="float">
            <text:p>1379860</text:p>
          </table:table-cell>
          <table:table-cell table:style-name="ce5" table:formula="of:=[.AQ5]-20" office:value-type="float" office:value="5226240" calcext:value-type="float">
            <text:p>5226240</text:p>
          </table:table-cell>
          <table:table-cell table:style-name="ce5" table:formula="of:=[.AP5]" office:value-type="float" office:value="1379840" calcext:value-type="float">
            <text:p>1379840</text:p>
          </table:table-cell>
          <table:table-cell table:style-name="ce5" table:formula="of:=[.AQ5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5];&quot;',&quot;;CHAR(13);&quot;    'SRID=3946;POLYGON((&quot;;[.AP5];&quot; &quot;;[.AQ5];&quot;,&quot;;[.AR5];&quot; &quot;;[.AS5];&quot;,&quot;;[.AT5];&quot; &quot;;[.AU5];&quot;,&quot;;[.AV5];&quot; &quot;;[.AW5];&quot;,&quot;;[.AP5];&quot; &quot;;[.AQ5];&quot;))');&quot;;CHAR(13))" office:value-type="string" office:string-value="INSERT INTO &#13;  batiment (&#13;    id,&#13;    geometry_asewkt)&#13;  VALUES (&#13;    'M13_E',&#13;    'SRID=3946;POLYGON((1379840 5226260,1379860 5226260,1379860 5226240,1379840 5226240,1379840 5226260))');&#13;" calcext:value-type="string">
            <text:p>INSERT INTO  <text:s/>batiment ( <text:s text:c="3"/>id, <text:s text:c="3"/>geometry_asewkt) <text:s/>VALUES ( <text:s text:c="3"/>'M13_E', <text:s text:c="3"/>'SRID=3946;POLYGON((1379840 5226260,1379860 5226260,1379860 5226240,1379840 5226240,1379840 5226260))');</text:p>
          </table:table-cell>
          <table:table-cell table:style-name="ce5" table:formula="of:=CONCATENATE([case_00140_00100.$A5];[.AY$2])" office:value-type="string" office:string-value="M13_F" calcext:value-type="string">
            <text:p>M13_F</text:p>
          </table:table-cell>
          <table:table-cell table:style-name="ce5" table:formula="of:=[case_00140_00100.$B5]+[.AZ$2]" office:value-type="float" office:value="1379880" calcext:value-type="float">
            <text:p>1379880</text:p>
          </table:table-cell>
          <table:table-cell table:style-name="ce5" table:formula="of:=[case_00140_00100.$C5]+[.BA$2]" office:value-type="float" office:value="5226260" calcext:value-type="float">
            <text:p>5226260</text:p>
          </table:table-cell>
          <table:table-cell table:style-name="ce5" table:formula="of:=[.AZ5]+20" office:value-type="float" office:value="1379900" calcext:value-type="float">
            <text:p>1379900</text:p>
          </table:table-cell>
          <table:table-cell table:style-name="ce5" table:formula="of:=[.BA5]" office:value-type="float" office:value="5226260" calcext:value-type="float">
            <text:p>5226260</text:p>
          </table:table-cell>
          <table:table-cell table:style-name="ce5" table:formula="of:=[.AZ5]+20" office:value-type="float" office:value="1379900" calcext:value-type="float">
            <text:p>1379900</text:p>
          </table:table-cell>
          <table:table-cell table:style-name="ce5" table:formula="of:=[.BA5]-20" office:value-type="float" office:value="5226240" calcext:value-type="float">
            <text:p>5226240</text:p>
          </table:table-cell>
          <table:table-cell table:style-name="ce5" table:formula="of:=[.AZ5]" office:value-type="float" office:value="1379880" calcext:value-type="float">
            <text:p>1379880</text:p>
          </table:table-cell>
          <table:table-cell table:style-name="ce5" table:formula="of:=[.BA5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5];&quot;',&quot;;CHAR(13);&quot;    'SRID=3946;POLYGON((&quot;;[.AZ5];&quot; &quot;;[.BA5];&quot;,&quot;;[.BB5];&quot; &quot;;[.BC5];&quot;,&quot;;[.BD5];&quot; &quot;;[.BE5];&quot;,&quot;;[.BF5];&quot; &quot;;[.BG5];&quot;,&quot;;[.AZ5];&quot; &quot;;[.BA5];&quot;))');&quot;;CHAR(13))" office:value-type="string" office:string-value="INSERT INTO &#13;  batiment (&#13;    id,&#13;    geometry_asewkt)&#13;  VALUES (&#13;    'M13_F',&#13;    'SRID=3946;POLYGON((1379880 5226260,1379900 5226260,1379900 5226240,1379880 5226240,1379880 5226260))');&#13;" calcext:value-type="string">
            <text:p>INSERT INTO  <text:s/>batiment ( <text:s text:c="3"/>id, <text:s text:c="3"/>geometry_asewkt) <text:s/>VALUES ( <text:s text:c="3"/>'M13_F', <text:s text:c="3"/>'SRID=3946;POLYGON((1379880 5226260,1379900 5226260,1379900 5226240,1379880 5226240,1379880 5226260))');</text:p>
          </table:table-cell>
          <table:table-cell table:style-name="ce5" table:formula="of:=CONCATENATE([case_00140_00100.$A5];[.BI$2])" office:value-type="string" office:string-value="M13_G" calcext:value-type="string">
            <text:p>M13_G</text:p>
          </table:table-cell>
          <table:table-cell table:style-name="ce5" table:formula="of:=[case_00140_00100.$B5]+[.BJ$2]" office:value-type="float" office:value="1379800" calcext:value-type="float">
            <text:p>1379800</text:p>
          </table:table-cell>
          <table:table-cell table:style-name="ce5" table:formula="of:=[case_00140_00100.$C5]+[.BK$2]" office:value-type="float" office:value="5226230" calcext:value-type="float">
            <text:p>5226230</text:p>
          </table:table-cell>
          <table:table-cell table:style-name="ce5" table:formula="of:=[.BJ5]+20" office:value-type="float" office:value="1379820" calcext:value-type="float">
            <text:p>1379820</text:p>
          </table:table-cell>
          <table:table-cell table:style-name="ce5" table:formula="of:=[.BK5]" office:value-type="float" office:value="5226230" calcext:value-type="float">
            <text:p>5226230</text:p>
          </table:table-cell>
          <table:table-cell table:style-name="ce5" table:formula="of:=[.BJ5]+20" office:value-type="float" office:value="1379820" calcext:value-type="float">
            <text:p>1379820</text:p>
          </table:table-cell>
          <table:table-cell table:style-name="ce5" table:formula="of:=[.BK5]-20" office:value-type="float" office:value="5226210" calcext:value-type="float">
            <text:p>5226210</text:p>
          </table:table-cell>
          <table:table-cell table:style-name="ce5" table:formula="of:=[.BJ5]" office:value-type="float" office:value="1379800" calcext:value-type="float">
            <text:p>1379800</text:p>
          </table:table-cell>
          <table:table-cell table:style-name="ce5" table:formula="of:=[.BK5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5];&quot;',&quot;;CHAR(13);&quot;    'SRID=3946;POLYGON((&quot;;[.BJ5];&quot; &quot;;[.BK5];&quot;,&quot;;[.BL5];&quot; &quot;;[.BM5];&quot;,&quot;;[.BN5];&quot; &quot;;[.BO5];&quot;,&quot;;[.BP5];&quot; &quot;;[.BQ5];&quot;,&quot;;[.BJ5];&quot; &quot;;[.BK5];&quot;))');&quot;;CHAR(13))" office:value-type="string" office:string-value="INSERT INTO &#13;  batiment (&#13;    id,&#13;    geometry_asewkt)&#13;  VALUES (&#13;    'M13_G',&#13;    'SRID=3946;POLYGON((1379800 5226230,1379820 5226230,1379820 5226210,1379800 5226210,1379800 5226230))');&#13;" calcext:value-type="string">
            <text:p>INSERT INTO  <text:s/>batiment ( <text:s text:c="3"/>id, <text:s text:c="3"/>geometry_asewkt) <text:s/>VALUES ( <text:s text:c="3"/>'M13_G', <text:s text:c="3"/>'SRID=3946;POLYGON((1379800 5226230,1379820 5226230,1379820 5226210,1379800 5226210,1379800 5226230))');</text:p>
          </table:table-cell>
          <table:table-cell table:style-name="ce5" table:formula="of:=CONCATENATE([case_00140_00100.$A5];[.BS$2])" office:value-type="string" office:string-value="M13_H" calcext:value-type="string">
            <text:p>M13_H</text:p>
          </table:table-cell>
          <table:table-cell table:style-name="ce5" table:formula="of:=[case_00140_00100.$B5]+[.BT$2]" office:value-type="float" office:value="1379840" calcext:value-type="float">
            <text:p>1379840</text:p>
          </table:table-cell>
          <table:table-cell table:style-name="ce5" table:formula="of:=[case_00140_00100.$C5]+[.BU$2]" office:value-type="float" office:value="5226230" calcext:value-type="float">
            <text:p>5226230</text:p>
          </table:table-cell>
          <table:table-cell table:style-name="ce5" table:formula="of:=[.BT5]+20" office:value-type="float" office:value="1379860" calcext:value-type="float">
            <text:p>1379860</text:p>
          </table:table-cell>
          <table:table-cell table:style-name="ce5" table:formula="of:=[.BU5]" office:value-type="float" office:value="5226230" calcext:value-type="float">
            <text:p>5226230</text:p>
          </table:table-cell>
          <table:table-cell table:style-name="ce5" table:formula="of:=[.BT5]+20" office:value-type="float" office:value="1379860" calcext:value-type="float">
            <text:p>1379860</text:p>
          </table:table-cell>
          <table:table-cell table:style-name="ce5" table:formula="of:=[.BU5]-20" office:value-type="float" office:value="5226210" calcext:value-type="float">
            <text:p>5226210</text:p>
          </table:table-cell>
          <table:table-cell table:style-name="ce5" table:formula="of:=[.BT5]" office:value-type="float" office:value="1379840" calcext:value-type="float">
            <text:p>1379840</text:p>
          </table:table-cell>
          <table:table-cell table:style-name="ce5" table:formula="of:=[.BU5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5];&quot;',&quot;;CHAR(13);&quot;    'SRID=3946;POLYGON((&quot;;[.BT5];&quot; &quot;;[.BU5];&quot;,&quot;;[.BV5];&quot; &quot;;[.BW5];&quot;,&quot;;[.BX5];&quot; &quot;;[.BY5];&quot;,&quot;;[.BZ5];&quot; &quot;;[.CA5];&quot;,&quot;;[.BT5];&quot; &quot;;[.BU5];&quot;))');&quot;;CHAR(13))" office:value-type="string" office:string-value="INSERT INTO &#13;  batiment (&#13;    id,&#13;    geometry_asewkt)&#13;  VALUES (&#13;    'M13_H',&#13;    'SRID=3946;POLYGON((1379840 5226230,1379860 5226230,1379860 5226210,1379840 5226210,1379840 5226230))');&#13;" calcext:value-type="string">
            <text:p>INSERT INTO  <text:s/>batiment ( <text:s text:c="3"/>id, <text:s text:c="3"/>geometry_asewkt) <text:s/>VALUES ( <text:s text:c="3"/>'M13_H', <text:s text:c="3"/>'SRID=3946;POLYGON((1379840 5226230,1379860 5226230,1379860 5226210,1379840 5226210,1379840 5226230))');</text:p>
          </table:table-cell>
          <table:table-cell table:style-name="ce5" table:formula="of:=CONCATENATE([case_00140_00100.$A5];[.CC$2])" office:value-type="string" office:string-value="M13_I" calcext:value-type="string">
            <text:p>M13_I</text:p>
          </table:table-cell>
          <table:table-cell table:style-name="ce5" table:formula="of:=[case_00140_00100.$B5]+[.CD$2]" office:value-type="float" office:value="1379880" calcext:value-type="float">
            <text:p>1379880</text:p>
          </table:table-cell>
          <table:table-cell table:style-name="ce5" table:formula="of:=[case_00140_00100.$C5]+[.CE$2]" office:value-type="float" office:value="5226230" calcext:value-type="float">
            <text:p>5226230</text:p>
          </table:table-cell>
          <table:table-cell table:style-name="ce5" table:formula="of:=[.CD5]+20" office:value-type="float" office:value="1379900" calcext:value-type="float">
            <text:p>1379900</text:p>
          </table:table-cell>
          <table:table-cell table:style-name="ce5" table:formula="of:=[.CE5]" office:value-type="float" office:value="5226230" calcext:value-type="float">
            <text:p>5226230</text:p>
          </table:table-cell>
          <table:table-cell table:style-name="ce5" table:formula="of:=[.CD5]+20" office:value-type="float" office:value="1379900" calcext:value-type="float">
            <text:p>1379900</text:p>
          </table:table-cell>
          <table:table-cell table:style-name="ce5" table:formula="of:=[.CE5]-20" office:value-type="float" office:value="5226210" calcext:value-type="float">
            <text:p>5226210</text:p>
          </table:table-cell>
          <table:table-cell table:style-name="ce5" table:formula="of:=[.CD5]" office:value-type="float" office:value="1379880" calcext:value-type="float">
            <text:p>1379880</text:p>
          </table:table-cell>
          <table:table-cell table:style-name="ce5" table:formula="of:=[.CE5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5];&quot;',&quot;;CHAR(13);&quot;    'SRID=3946;POLYGON((&quot;;[.CD5];&quot; &quot;;[.CE5];&quot;,&quot;;[.CF5];&quot; &quot;;[.CG5];&quot;,&quot;;[.CH5];&quot; &quot;;[.CI5];&quot;,&quot;;[.CJ5];&quot; &quot;;[.CK5];&quot;,&quot;;[.CD5];&quot; &quot;;[.CE5];&quot;))');&quot;;CHAR(13))" office:value-type="string" office:string-value="INSERT INTO &#13;  batiment (&#13;    id,&#13;    geometry_asewkt)&#13;  VALUES (&#13;    'M13_I',&#13;    'SRID=3946;POLYGON((1379880 5226230,1379900 5226230,1379900 5226210,1379880 5226210,1379880 5226230))');&#13;" calcext:value-type="string">
            <text:p>INSERT INTO  <text:s/>batiment ( <text:s text:c="3"/>id, <text:s text:c="3"/>geometry_asewkt) <text:s/>VALUES ( <text:s text:c="3"/>'M13_I', <text:s text:c="3"/>'SRID=3946;POLYGON((1379880 5226230,1379900 5226230,1379900 5226210,1379880 5226210,1379880 5226230))');</text:p>
          </table:table-cell>
          <table:table-cell table:formula="of:=CONCATENATE([.J5];CHAR(13);[.T5];CHAR(13);[.AD5];CHAR(13);[.AN5];CHAR(13);[.AX5];CHAR(13);[.BH5];CHAR(13);[.BR5];CHAR(13);[.CB5];CHAR(13);[.CL5];CHAR(13))" office:value-type="string" office:string-value="INSERT INTO &#13;  batiment (&#13;    id,&#13;    geometry_asewkt)&#13;  VALUES (&#13;    'M13_A',&#13;    'SRID=3946;POLYGON((1379800 5226290,1379820 5226290,1379820 5226270,1379800 5226270,1379800 5226290))');&#13;&#13;INSERT INTO &#13;  batiment (&#13;    id,&#13;    geometry_asewkt)&#13;  VALUES (&#13;    'M13_B',&#13;    'SRID=3946;POLYGON((1379840 5226290,1379860 5226290,1379860 5226270,1379840 5226270,1379840 5226290))');&#13;&#13;INSERT INTO &#13;  batiment (&#13;    id,&#13;    geometry_asewkt)&#13;  VALUES (&#13;    'M13_C',&#13;    'SRID=3946;POLYGON((1379880 5226290,1379900 5226290,1379900 5226270,1379880 5226270,1379880 5226290))');&#13;&#13;INSERT INTO &#13;  batiment (&#13;    id,&#13;    geometry_asewkt)&#13;  VALUES (&#13;    'M13_D',&#13;    'SRID=3946;POLYGON((1379800 5226260,1379820 5226260,1379820 5226240,1379800 5226240,1379800 5226260))');&#13;&#13;INSERT INTO &#13;  batiment (&#13;    id,&#13;    geometry_asewkt)&#13;  VALUES (&#13;    'M13_E',&#13;    'SRID=3946;POLYGON((1379840 5226260,1379860 5226260,1379860 5226240,1379840 5226240,1379840 5226260))');&#13;&#13;INSERT INTO &#13;  batiment (&#13;    id,&#13;    geometry_asewkt)&#13;  VALUES (&#13;    'M13_F',&#13;    'SRID=3946;POLYGON((1379880 5226260,1379900 5226260,1379900 5226240,1379880 5226240,1379880 5226260))');&#13;&#13;INSERT INTO &#13;  batiment (&#13;    id,&#13;    geometry_asewkt)&#13;  VALUES (&#13;    'M13_G',&#13;    'SRID=3946;POLYGON((1379800 5226230,1379820 5226230,1379820 5226210,1379800 5226210,1379800 5226230))');&#13;&#13;INSERT INTO &#13;  batiment (&#13;    id,&#13;    geometry_asewkt)&#13;  VALUES (&#13;    'M13_H',&#13;    'SRID=3946;POLYGON((1379840 5226230,1379860 5226230,1379860 5226210,1379840 5226210,1379840 5226230))');&#13;&#13;INSERT INTO &#13;  batiment (&#13;    id,&#13;    geometry_asewkt)&#13;  VALUES (&#13;    'M13_I',&#13;    'SRID=3946;POLYGON((1379880 5226230,1379900 5226230,1379900 5226210,1379880 5226210,1379880 5226230))');&#13;&#13;" calcext:value-type="string">
            <text:p>INSERT INTO  <text:s/>batiment ( <text:s text:c="3"/>id, <text:s text:c="3"/>geometry_asewkt) <text:s/>VALUES ( <text:s text:c="3"/>'M13_A', <text:s text:c="3"/>'SRID=3946;POLYGON((1379800 5226290,1379820 5226290,1379820 5226270,1379800 5226270,1379800 5226290))');INSERT INTO  <text:s/>batiment ( <text:s text:c="3"/>id, <text:s text:c="3"/>geometry_asewkt) <text:s/>VALUES ( <text:s text:c="3"/>'M13_B', <text:s text:c="3"/>'SRID=3946;POLYGON((1379840 5226290,1379860 5226290,1379860 5226270,1379840 5226270,1379840 5226290))');INSERT INTO  <text:s/>batiment ( <text:s text:c="3"/>id, <text:s text:c="3"/>geometry_asewkt) <text:s/>VALUES ( <text:s text:c="3"/>'M13_C', <text:s text:c="3"/>'SRID=3946;POLYGON((1379880 5226290,1379900 5226290,1379900 5226270,1379880 5226270,1379880 5226290))');INSERT INTO  <text:s/>batiment ( <text:s text:c="3"/>id, <text:s text:c="3"/>geometry_asewkt) <text:s/>VALUES ( <text:s text:c="3"/>'M13_D', <text:s text:c="3"/>'SRID=3946;POLYGON((1379800 5226260,1379820 5226260,1379820 5226240,1379800 5226240,1379800 5226260))');INSERT INTO  <text:s/>batiment ( <text:s text:c="3"/>id, <text:s text:c="3"/>geometry_asewkt) <text:s/>VALUES ( <text:s text:c="3"/>'M13_E', <text:s text:c="3"/>'SRID=3946;POLYGON((1379840 5226260,1379860 5226260,1379860 5226240,1379840 5226240,1379840 5226260))');INSERT INTO  <text:s/>batiment ( <text:s text:c="3"/>id, <text:s text:c="3"/>geometry_asewkt) <text:s/>VALUES ( <text:s text:c="3"/>'M13_F', <text:s text:c="3"/>'SRID=3946;POLYGON((1379880 5226260,1379900 5226260,1379900 5226240,1379880 5226240,1379880 5226260))');INSERT INTO  <text:s/>batiment ( <text:s text:c="3"/>id, <text:s text:c="3"/>geometry_asewkt) <text:s/>VALUES ( <text:s text:c="3"/>'M13_G', <text:s text:c="3"/>'SRID=3946;POLYGON((1379800 5226230,1379820 5226230,1379820 5226210,1379800 5226210,1379800 5226230))');INSERT INTO  <text:s/>batiment ( <text:s text:c="3"/>id, <text:s text:c="3"/>geometry_asewkt) <text:s/>VALUES ( <text:s text:c="3"/>'M13_H', <text:s text:c="3"/>'SRID=3946;POLYGON((1379840 5226230,1379860 5226230,1379860 5226210,1379840 5226210,1379840 5226230))');INSERT INTO  <text:s/>batiment ( <text:s text:c="3"/>id, <text:s text:c="3"/>geometry_asewkt) <text:s/>VALUES ( <text:s text:c="3"/>'M13_I', <text:s text:c="3"/>'SRID=3946;POLYGON((1379880 5226230,1379900 5226230,1379900 5226210,1379880 5226210,137988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6];[.A$2])" office:value-type="string" office:string-value="M14_A" calcext:value-type="string">
            <text:p>M14_A</text:p>
          </table:table-cell>
          <table:table-cell table:style-name="ce5" table:formula="of:=[$case_00140_00100.$B6]+[.B$2]" office:value-type="float" office:value="1379940" calcext:value-type="float">
            <text:p>1379940</text:p>
          </table:table-cell>
          <table:table-cell table:style-name="ce5" table:formula="of:=[$case_00140_00100.$C6]+[.C$2]" office:value-type="float" office:value="5226290" calcext:value-type="float">
            <text:p>5226290</text:p>
          </table:table-cell>
          <table:table-cell table:style-name="ce5" table:formula="of:=[.B6]+20" office:value-type="float" office:value="1379960" calcext:value-type="float">
            <text:p>1379960</text:p>
          </table:table-cell>
          <table:table-cell table:style-name="ce5" table:formula="of:=[.C6]" office:value-type="float" office:value="5226290" calcext:value-type="float">
            <text:p>5226290</text:p>
          </table:table-cell>
          <table:table-cell table:style-name="ce5" table:formula="of:=[.B6]+20" office:value-type="float" office:value="1379960" calcext:value-type="float">
            <text:p>1379960</text:p>
          </table:table-cell>
          <table:table-cell table:style-name="ce5" table:formula="of:=[.C6]-20" office:value-type="float" office:value="5226270" calcext:value-type="float">
            <text:p>5226270</text:p>
          </table:table-cell>
          <table:table-cell table:style-name="ce5" table:formula="of:=[.B6]" office:value-type="float" office:value="1379940" calcext:value-type="float">
            <text:p>1379940</text:p>
          </table:table-cell>
          <table:table-cell table:style-name="ce5" table:formula="of:=[.C6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6];&quot;',&quot;;CHAR(13);&quot;    'SRID=3946;POLYGON((&quot;;[.B6];&quot; &quot;;[.C6];&quot;,&quot;;[.D6];&quot; &quot;;[.E6];&quot;,&quot;;[.F6];&quot; &quot;;[.G6];&quot;,&quot;;[.H6];&quot; &quot;;[.I6];&quot;,&quot;;[.B6];&quot; &quot;;[.C6];&quot;))');&quot;;CHAR(13))" office:value-type="string" office:string-value="INSERT INTO &#13;  batiment (&#13;    id,&#13;    geometry_asewkt)&#13;  VALUES (&#13;    'M14_A',&#13;    'SRID=3946;POLYGON((1379940 5226290,1379960 5226290,1379960 5226270,1379940 5226270,1379940 5226290))');&#13;" calcext:value-type="string">
            <text:p>INSERT INTO  <text:s/>batiment ( <text:s text:c="3"/>id, <text:s text:c="3"/>geometry_asewkt) <text:s/>VALUES ( <text:s text:c="3"/>'M14_A', <text:s text:c="3"/>'SRID=3946;POLYGON((1379940 5226290,1379960 5226290,1379960 5226270,1379940 5226270,1379940 5226290))');</text:p>
          </table:table-cell>
          <table:table-cell table:style-name="ce5" table:formula="of:=CONCATENATE([case_00140_00100.$A6];[.K$2])" office:value-type="string" office:string-value="M14_B" calcext:value-type="string">
            <text:p>M14_B</text:p>
          </table:table-cell>
          <table:table-cell table:style-name="ce5" table:formula="of:=[case_00140_00100.$B6]+[.L$2]" office:value-type="float" office:value="1379980" calcext:value-type="float">
            <text:p>1379980</text:p>
          </table:table-cell>
          <table:table-cell table:style-name="ce5" table:formula="of:=[case_00140_00100.$C6]+[.M$2]" office:value-type="float" office:value="5226290" calcext:value-type="float">
            <text:p>5226290</text:p>
          </table:table-cell>
          <table:table-cell table:style-name="ce5" table:formula="of:=[.L6]+20" office:value-type="float" office:value="1380000" calcext:value-type="float">
            <text:p>1380000</text:p>
          </table:table-cell>
          <table:table-cell table:style-name="ce5" table:formula="of:=[.M6]" office:value-type="float" office:value="5226290" calcext:value-type="float">
            <text:p>5226290</text:p>
          </table:table-cell>
          <table:table-cell table:style-name="ce5" table:formula="of:=[.L6]+20" office:value-type="float" office:value="1380000" calcext:value-type="float">
            <text:p>1380000</text:p>
          </table:table-cell>
          <table:table-cell table:style-name="ce5" table:formula="of:=[.M6]-20" office:value-type="float" office:value="5226270" calcext:value-type="float">
            <text:p>5226270</text:p>
          </table:table-cell>
          <table:table-cell table:style-name="ce5" table:formula="of:=[.L6]" office:value-type="float" office:value="1379980" calcext:value-type="float">
            <text:p>1379980</text:p>
          </table:table-cell>
          <table:table-cell table:style-name="ce5" table:formula="of:=[.M6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6];&quot;',&quot;;CHAR(13);&quot;    'SRID=3946;POLYGON((&quot;;[.L6];&quot; &quot;;[.M6];&quot;,&quot;;[.N6];&quot; &quot;;[.O6];&quot;,&quot;;[.P6];&quot; &quot;;[.Q6];&quot;,&quot;;[.R6];&quot; &quot;;[.S6];&quot;,&quot;;[.L6];&quot; &quot;;[.M6];&quot;))');&quot;;CHAR(13))" office:value-type="string" office:string-value="INSERT INTO &#13;  batiment (&#13;    id,&#13;    geometry_asewkt)&#13;  VALUES (&#13;    'M14_B',&#13;    'SRID=3946;POLYGON((1379980 5226290,1380000 5226290,1380000 5226270,1379980 5226270,1379980 5226290))');&#13;" calcext:value-type="string">
            <text:p>INSERT INTO  <text:s/>batiment ( <text:s text:c="3"/>id, <text:s text:c="3"/>geometry_asewkt) <text:s/>VALUES ( <text:s text:c="3"/>'M14_B', <text:s text:c="3"/>'SRID=3946;POLYGON((1379980 5226290,1380000 5226290,1380000 5226270,1379980 5226270,1379980 5226290))');</text:p>
          </table:table-cell>
          <table:table-cell table:style-name="ce5" table:formula="of:=CONCATENATE([case_00140_00100.$A6];[.U$2])" office:value-type="string" office:string-value="M14_C" calcext:value-type="string">
            <text:p>M14_C</text:p>
          </table:table-cell>
          <table:table-cell table:style-name="ce5" table:formula="of:=[case_00140_00100.$B6]+[.V$2]" office:value-type="float" office:value="1380020" calcext:value-type="float">
            <text:p>1380020</text:p>
          </table:table-cell>
          <table:table-cell table:style-name="ce5" table:formula="of:=[case_00140_00100.$C6]+[.W$2]" office:value-type="float" office:value="5226290" calcext:value-type="float">
            <text:p>5226290</text:p>
          </table:table-cell>
          <table:table-cell table:style-name="ce5" table:formula="of:=[.V6]+20" office:value-type="float" office:value="1380040" calcext:value-type="float">
            <text:p>1380040</text:p>
          </table:table-cell>
          <table:table-cell table:style-name="ce5" table:formula="of:=[.W6]" office:value-type="float" office:value="5226290" calcext:value-type="float">
            <text:p>5226290</text:p>
          </table:table-cell>
          <table:table-cell table:style-name="ce5" table:formula="of:=[.V6]+20" office:value-type="float" office:value="1380040" calcext:value-type="float">
            <text:p>1380040</text:p>
          </table:table-cell>
          <table:table-cell table:style-name="ce5" table:formula="of:=[.W6]-20" office:value-type="float" office:value="5226270" calcext:value-type="float">
            <text:p>5226270</text:p>
          </table:table-cell>
          <table:table-cell table:style-name="ce5" table:formula="of:=[.V6]" office:value-type="float" office:value="1380020" calcext:value-type="float">
            <text:p>1380020</text:p>
          </table:table-cell>
          <table:table-cell table:style-name="ce5" table:formula="of:=[.W6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6];&quot;',&quot;;CHAR(13);&quot;    'SRID=3946;POLYGON((&quot;;[.V6];&quot; &quot;;[.W6];&quot;,&quot;;[.X6];&quot; &quot;;[.Y6];&quot;,&quot;;[.Z6];&quot; &quot;;[.AA6];&quot;,&quot;;[.AB6];&quot; &quot;;[.AC6];&quot;,&quot;;[.V6];&quot; &quot;;[.W6];&quot;))');&quot;;CHAR(13))" office:value-type="string" office:string-value="INSERT INTO &#13;  batiment (&#13;    id,&#13;    geometry_asewkt)&#13;  VALUES (&#13;    'M14_C',&#13;    'SRID=3946;POLYGON((1380020 5226290,1380040 5226290,1380040 5226270,1380020 5226270,1380020 5226290))');&#13;" calcext:value-type="string">
            <text:p>INSERT INTO  <text:s/>batiment ( <text:s text:c="3"/>id, <text:s text:c="3"/>geometry_asewkt) <text:s/>VALUES ( <text:s text:c="3"/>'M14_C', <text:s text:c="3"/>'SRID=3946;POLYGON((1380020 5226290,1380040 5226290,1380040 5226270,1380020 5226270,1380020 5226290))');</text:p>
          </table:table-cell>
          <table:table-cell table:style-name="ce5" table:formula="of:=CONCATENATE([case_00140_00100.$A6];[.AE$2])" office:value-type="string" office:string-value="M14_D" calcext:value-type="string">
            <text:p>M14_D</text:p>
          </table:table-cell>
          <table:table-cell table:style-name="ce5" table:formula="of:=[case_00140_00100.$B6]+[.AF$2]" office:value-type="float" office:value="1379940" calcext:value-type="float">
            <text:p>1379940</text:p>
          </table:table-cell>
          <table:table-cell table:style-name="ce5" table:formula="of:=[case_00140_00100.$C6]+[.AG$2]" office:value-type="float" office:value="5226260" calcext:value-type="float">
            <text:p>5226260</text:p>
          </table:table-cell>
          <table:table-cell table:style-name="ce5" table:formula="of:=[.AF6]+20" office:value-type="float" office:value="1379960" calcext:value-type="float">
            <text:p>1379960</text:p>
          </table:table-cell>
          <table:table-cell table:style-name="ce5" table:formula="of:=[.AG6]" office:value-type="float" office:value="5226260" calcext:value-type="float">
            <text:p>5226260</text:p>
          </table:table-cell>
          <table:table-cell table:style-name="ce5" table:formula="of:=[.AF6]+20" office:value-type="float" office:value="1379960" calcext:value-type="float">
            <text:p>1379960</text:p>
          </table:table-cell>
          <table:table-cell table:style-name="ce5" table:formula="of:=[.AG6]-20" office:value-type="float" office:value="5226240" calcext:value-type="float">
            <text:p>5226240</text:p>
          </table:table-cell>
          <table:table-cell table:style-name="ce5" table:formula="of:=[.AF6]" office:value-type="float" office:value="1379940" calcext:value-type="float">
            <text:p>1379940</text:p>
          </table:table-cell>
          <table:table-cell table:style-name="ce5" table:formula="of:=[.AG6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6];&quot;',&quot;;CHAR(13);&quot;    'SRID=3946;POLYGON((&quot;;[.AF6];&quot; &quot;;[.AG6];&quot;,&quot;;[.AH6];&quot; &quot;;[.AI6];&quot;,&quot;;[.AJ6];&quot; &quot;;[.AK6];&quot;,&quot;;[.AL6];&quot; &quot;;[.AM6];&quot;,&quot;;[.AF6];&quot; &quot;;[.AG6];&quot;))');&quot;;CHAR(13))" office:value-type="string" office:string-value="INSERT INTO &#13;  batiment (&#13;    id,&#13;    geometry_asewkt)&#13;  VALUES (&#13;    'M14_D',&#13;    'SRID=3946;POLYGON((1379940 5226260,1379960 5226260,1379960 5226240,1379940 5226240,1379940 5226260))');&#13;" calcext:value-type="string">
            <text:p>INSERT INTO  <text:s/>batiment ( <text:s text:c="3"/>id, <text:s text:c="3"/>geometry_asewkt) <text:s/>VALUES ( <text:s text:c="3"/>'M14_D', <text:s text:c="3"/>'SRID=3946;POLYGON((1379940 5226260,1379960 5226260,1379960 5226240,1379940 5226240,1379940 5226260))');</text:p>
          </table:table-cell>
          <table:table-cell table:style-name="ce5" table:formula="of:=CONCATENATE([case_00140_00100.$A6];[.AO$2])" office:value-type="string" office:string-value="M14_E" calcext:value-type="string">
            <text:p>M14_E</text:p>
          </table:table-cell>
          <table:table-cell table:style-name="ce5" table:formula="of:=[case_00140_00100.$B6]+[.AP$2]" office:value-type="float" office:value="1379980" calcext:value-type="float">
            <text:p>1379980</text:p>
          </table:table-cell>
          <table:table-cell table:style-name="ce5" table:formula="of:=[case_00140_00100.$C6]+[.AQ$2]" office:value-type="float" office:value="5226260" calcext:value-type="float">
            <text:p>5226260</text:p>
          </table:table-cell>
          <table:table-cell table:style-name="ce5" table:formula="of:=[.AP6]+20" office:value-type="float" office:value="1380000" calcext:value-type="float">
            <text:p>1380000</text:p>
          </table:table-cell>
          <table:table-cell table:style-name="ce5" table:formula="of:=[.AQ6]" office:value-type="float" office:value="5226260" calcext:value-type="float">
            <text:p>5226260</text:p>
          </table:table-cell>
          <table:table-cell table:style-name="ce5" table:formula="of:=[.AP6]+20" office:value-type="float" office:value="1380000" calcext:value-type="float">
            <text:p>1380000</text:p>
          </table:table-cell>
          <table:table-cell table:style-name="ce5" table:formula="of:=[.AQ6]-20" office:value-type="float" office:value="5226240" calcext:value-type="float">
            <text:p>5226240</text:p>
          </table:table-cell>
          <table:table-cell table:style-name="ce5" table:formula="of:=[.AP6]" office:value-type="float" office:value="1379980" calcext:value-type="float">
            <text:p>1379980</text:p>
          </table:table-cell>
          <table:table-cell table:style-name="ce5" table:formula="of:=[.AQ6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6];&quot;',&quot;;CHAR(13);&quot;    'SRID=3946;POLYGON((&quot;;[.AP6];&quot; &quot;;[.AQ6];&quot;,&quot;;[.AR6];&quot; &quot;;[.AS6];&quot;,&quot;;[.AT6];&quot; &quot;;[.AU6];&quot;,&quot;;[.AV6];&quot; &quot;;[.AW6];&quot;,&quot;;[.AP6];&quot; &quot;;[.AQ6];&quot;))');&quot;;CHAR(13))" office:value-type="string" office:string-value="INSERT INTO &#13;  batiment (&#13;    id,&#13;    geometry_asewkt)&#13;  VALUES (&#13;    'M14_E',&#13;    'SRID=3946;POLYGON((1379980 5226260,1380000 5226260,1380000 5226240,1379980 5226240,1379980 5226260))');&#13;" calcext:value-type="string">
            <text:p>INSERT INTO  <text:s/>batiment ( <text:s text:c="3"/>id, <text:s text:c="3"/>geometry_asewkt) <text:s/>VALUES ( <text:s text:c="3"/>'M14_E', <text:s text:c="3"/>'SRID=3946;POLYGON((1379980 5226260,1380000 5226260,1380000 5226240,1379980 5226240,1379980 5226260))');</text:p>
          </table:table-cell>
          <table:table-cell table:style-name="ce5" table:formula="of:=CONCATENATE([case_00140_00100.$A6];[.AY$2])" office:value-type="string" office:string-value="M14_F" calcext:value-type="string">
            <text:p>M14_F</text:p>
          </table:table-cell>
          <table:table-cell table:style-name="ce5" table:formula="of:=[case_00140_00100.$B6]+[.AZ$2]" office:value-type="float" office:value="1380020" calcext:value-type="float">
            <text:p>1380020</text:p>
          </table:table-cell>
          <table:table-cell table:style-name="ce5" table:formula="of:=[case_00140_00100.$C6]+[.BA$2]" office:value-type="float" office:value="5226260" calcext:value-type="float">
            <text:p>5226260</text:p>
          </table:table-cell>
          <table:table-cell table:style-name="ce5" table:formula="of:=[.AZ6]+20" office:value-type="float" office:value="1380040" calcext:value-type="float">
            <text:p>1380040</text:p>
          </table:table-cell>
          <table:table-cell table:style-name="ce5" table:formula="of:=[.BA6]" office:value-type="float" office:value="5226260" calcext:value-type="float">
            <text:p>5226260</text:p>
          </table:table-cell>
          <table:table-cell table:style-name="ce5" table:formula="of:=[.AZ6]+20" office:value-type="float" office:value="1380040" calcext:value-type="float">
            <text:p>1380040</text:p>
          </table:table-cell>
          <table:table-cell table:style-name="ce5" table:formula="of:=[.BA6]-20" office:value-type="float" office:value="5226240" calcext:value-type="float">
            <text:p>5226240</text:p>
          </table:table-cell>
          <table:table-cell table:style-name="ce5" table:formula="of:=[.AZ6]" office:value-type="float" office:value="1380020" calcext:value-type="float">
            <text:p>1380020</text:p>
          </table:table-cell>
          <table:table-cell table:style-name="ce5" table:formula="of:=[.BA6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6];&quot;',&quot;;CHAR(13);&quot;    'SRID=3946;POLYGON((&quot;;[.AZ6];&quot; &quot;;[.BA6];&quot;,&quot;;[.BB6];&quot; &quot;;[.BC6];&quot;,&quot;;[.BD6];&quot; &quot;;[.BE6];&quot;,&quot;;[.BF6];&quot; &quot;;[.BG6];&quot;,&quot;;[.AZ6];&quot; &quot;;[.BA6];&quot;))');&quot;;CHAR(13))" office:value-type="string" office:string-value="INSERT INTO &#13;  batiment (&#13;    id,&#13;    geometry_asewkt)&#13;  VALUES (&#13;    'M14_F',&#13;    'SRID=3946;POLYGON((1380020 5226260,1380040 5226260,1380040 5226240,1380020 5226240,1380020 5226260))');&#13;" calcext:value-type="string">
            <text:p>INSERT INTO  <text:s/>batiment ( <text:s text:c="3"/>id, <text:s text:c="3"/>geometry_asewkt) <text:s/>VALUES ( <text:s text:c="3"/>'M14_F', <text:s text:c="3"/>'SRID=3946;POLYGON((1380020 5226260,1380040 5226260,1380040 5226240,1380020 5226240,1380020 5226260))');</text:p>
          </table:table-cell>
          <table:table-cell table:style-name="ce5" table:formula="of:=CONCATENATE([case_00140_00100.$A6];[.BI$2])" office:value-type="string" office:string-value="M14_G" calcext:value-type="string">
            <text:p>M14_G</text:p>
          </table:table-cell>
          <table:table-cell table:style-name="ce5" table:formula="of:=[case_00140_00100.$B6]+[.BJ$2]" office:value-type="float" office:value="1379940" calcext:value-type="float">
            <text:p>1379940</text:p>
          </table:table-cell>
          <table:table-cell table:style-name="ce5" table:formula="of:=[case_00140_00100.$C6]+[.BK$2]" office:value-type="float" office:value="5226230" calcext:value-type="float">
            <text:p>5226230</text:p>
          </table:table-cell>
          <table:table-cell table:style-name="ce5" table:formula="of:=[.BJ6]+20" office:value-type="float" office:value="1379960" calcext:value-type="float">
            <text:p>1379960</text:p>
          </table:table-cell>
          <table:table-cell table:style-name="ce5" table:formula="of:=[.BK6]" office:value-type="float" office:value="5226230" calcext:value-type="float">
            <text:p>5226230</text:p>
          </table:table-cell>
          <table:table-cell table:style-name="ce5" table:formula="of:=[.BJ6]+20" office:value-type="float" office:value="1379960" calcext:value-type="float">
            <text:p>1379960</text:p>
          </table:table-cell>
          <table:table-cell table:style-name="ce5" table:formula="of:=[.BK6]-20" office:value-type="float" office:value="5226210" calcext:value-type="float">
            <text:p>5226210</text:p>
          </table:table-cell>
          <table:table-cell table:style-name="ce5" table:formula="of:=[.BJ6]" office:value-type="float" office:value="1379940" calcext:value-type="float">
            <text:p>1379940</text:p>
          </table:table-cell>
          <table:table-cell table:style-name="ce5" table:formula="of:=[.BK6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6];&quot;',&quot;;CHAR(13);&quot;    'SRID=3946;POLYGON((&quot;;[.BJ6];&quot; &quot;;[.BK6];&quot;,&quot;;[.BL6];&quot; &quot;;[.BM6];&quot;,&quot;;[.BN6];&quot; &quot;;[.BO6];&quot;,&quot;;[.BP6];&quot; &quot;;[.BQ6];&quot;,&quot;;[.BJ6];&quot; &quot;;[.BK6];&quot;))');&quot;;CHAR(13))" office:value-type="string" office:string-value="INSERT INTO &#13;  batiment (&#13;    id,&#13;    geometry_asewkt)&#13;  VALUES (&#13;    'M14_G',&#13;    'SRID=3946;POLYGON((1379940 5226230,1379960 5226230,1379960 5226210,1379940 5226210,1379940 5226230))');&#13;" calcext:value-type="string">
            <text:p>INSERT INTO  <text:s/>batiment ( <text:s text:c="3"/>id, <text:s text:c="3"/>geometry_asewkt) <text:s/>VALUES ( <text:s text:c="3"/>'M14_G', <text:s text:c="3"/>'SRID=3946;POLYGON((1379940 5226230,1379960 5226230,1379960 5226210,1379940 5226210,1379940 5226230))');</text:p>
          </table:table-cell>
          <table:table-cell table:style-name="ce5" table:formula="of:=CONCATENATE([case_00140_00100.$A6];[.BS$2])" office:value-type="string" office:string-value="M14_H" calcext:value-type="string">
            <text:p>M14_H</text:p>
          </table:table-cell>
          <table:table-cell table:style-name="ce5" table:formula="of:=[case_00140_00100.$B6]+[.BT$2]" office:value-type="float" office:value="1379980" calcext:value-type="float">
            <text:p>1379980</text:p>
          </table:table-cell>
          <table:table-cell table:style-name="ce5" table:formula="of:=[case_00140_00100.$C6]+[.BU$2]" office:value-type="float" office:value="5226230" calcext:value-type="float">
            <text:p>5226230</text:p>
          </table:table-cell>
          <table:table-cell table:style-name="ce5" table:formula="of:=[.BT6]+20" office:value-type="float" office:value="1380000" calcext:value-type="float">
            <text:p>1380000</text:p>
          </table:table-cell>
          <table:table-cell table:style-name="ce5" table:formula="of:=[.BU6]" office:value-type="float" office:value="5226230" calcext:value-type="float">
            <text:p>5226230</text:p>
          </table:table-cell>
          <table:table-cell table:style-name="ce5" table:formula="of:=[.BT6]+20" office:value-type="float" office:value="1380000" calcext:value-type="float">
            <text:p>1380000</text:p>
          </table:table-cell>
          <table:table-cell table:style-name="ce5" table:formula="of:=[.BU6]-20" office:value-type="float" office:value="5226210" calcext:value-type="float">
            <text:p>5226210</text:p>
          </table:table-cell>
          <table:table-cell table:style-name="ce5" table:formula="of:=[.BT6]" office:value-type="float" office:value="1379980" calcext:value-type="float">
            <text:p>1379980</text:p>
          </table:table-cell>
          <table:table-cell table:style-name="ce5" table:formula="of:=[.BU6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6];&quot;',&quot;;CHAR(13);&quot;    'SRID=3946;POLYGON((&quot;;[.BT6];&quot; &quot;;[.BU6];&quot;,&quot;;[.BV6];&quot; &quot;;[.BW6];&quot;,&quot;;[.BX6];&quot; &quot;;[.BY6];&quot;,&quot;;[.BZ6];&quot; &quot;;[.CA6];&quot;,&quot;;[.BT6];&quot; &quot;;[.BU6];&quot;))');&quot;;CHAR(13))" office:value-type="string" office:string-value="INSERT INTO &#13;  batiment (&#13;    id,&#13;    geometry_asewkt)&#13;  VALUES (&#13;    'M14_H',&#13;    'SRID=3946;POLYGON((1379980 5226230,1380000 5226230,1380000 5226210,1379980 5226210,1379980 5226230))');&#13;" calcext:value-type="string">
            <text:p>INSERT INTO  <text:s/>batiment ( <text:s text:c="3"/>id, <text:s text:c="3"/>geometry_asewkt) <text:s/>VALUES ( <text:s text:c="3"/>'M14_H', <text:s text:c="3"/>'SRID=3946;POLYGON((1379980 5226230,1380000 5226230,1380000 5226210,1379980 5226210,1379980 5226230))');</text:p>
          </table:table-cell>
          <table:table-cell table:style-name="ce5" table:formula="of:=CONCATENATE([case_00140_00100.$A6];[.CC$2])" office:value-type="string" office:string-value="M14_I" calcext:value-type="string">
            <text:p>M14_I</text:p>
          </table:table-cell>
          <table:table-cell table:style-name="ce5" table:formula="of:=[case_00140_00100.$B6]+[.CD$2]" office:value-type="float" office:value="1380020" calcext:value-type="float">
            <text:p>1380020</text:p>
          </table:table-cell>
          <table:table-cell table:style-name="ce5" table:formula="of:=[case_00140_00100.$C6]+[.CE$2]" office:value-type="float" office:value="5226230" calcext:value-type="float">
            <text:p>5226230</text:p>
          </table:table-cell>
          <table:table-cell table:style-name="ce5" table:formula="of:=[.CD6]+20" office:value-type="float" office:value="1380040" calcext:value-type="float">
            <text:p>1380040</text:p>
          </table:table-cell>
          <table:table-cell table:style-name="ce5" table:formula="of:=[.CE6]" office:value-type="float" office:value="5226230" calcext:value-type="float">
            <text:p>5226230</text:p>
          </table:table-cell>
          <table:table-cell table:style-name="ce5" table:formula="of:=[.CD6]+20" office:value-type="float" office:value="1380040" calcext:value-type="float">
            <text:p>1380040</text:p>
          </table:table-cell>
          <table:table-cell table:style-name="ce5" table:formula="of:=[.CE6]-20" office:value-type="float" office:value="5226210" calcext:value-type="float">
            <text:p>5226210</text:p>
          </table:table-cell>
          <table:table-cell table:style-name="ce5" table:formula="of:=[.CD6]" office:value-type="float" office:value="1380020" calcext:value-type="float">
            <text:p>1380020</text:p>
          </table:table-cell>
          <table:table-cell table:style-name="ce5" table:formula="of:=[.CE6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6];&quot;',&quot;;CHAR(13);&quot;    'SRID=3946;POLYGON((&quot;;[.CD6];&quot; &quot;;[.CE6];&quot;,&quot;;[.CF6];&quot; &quot;;[.CG6];&quot;,&quot;;[.CH6];&quot; &quot;;[.CI6];&quot;,&quot;;[.CJ6];&quot; &quot;;[.CK6];&quot;,&quot;;[.CD6];&quot; &quot;;[.CE6];&quot;))');&quot;;CHAR(13))" office:value-type="string" office:string-value="INSERT INTO &#13;  batiment (&#13;    id,&#13;    geometry_asewkt)&#13;  VALUES (&#13;    'M14_I',&#13;    'SRID=3946;POLYGON((1380020 5226230,1380040 5226230,1380040 5226210,1380020 5226210,1380020 5226230))');&#13;" calcext:value-type="string">
            <text:p>INSERT INTO  <text:s/>batiment ( <text:s text:c="3"/>id, <text:s text:c="3"/>geometry_asewkt) <text:s/>VALUES ( <text:s text:c="3"/>'M14_I', <text:s text:c="3"/>'SRID=3946;POLYGON((1380020 5226230,1380040 5226230,1380040 5226210,1380020 5226210,1380020 5226230))');</text:p>
          </table:table-cell>
          <table:table-cell table:formula="of:=CONCATENATE([.J6];CHAR(13);[.T6];CHAR(13);[.AD6];CHAR(13);[.AN6];CHAR(13);[.AX6];CHAR(13);[.BH6];CHAR(13);[.BR6];CHAR(13);[.CB6];CHAR(13);[.CL6];CHAR(13))" office:value-type="string" office:string-value="INSERT INTO &#13;  batiment (&#13;    id,&#13;    geometry_asewkt)&#13;  VALUES (&#13;    'M14_A',&#13;    'SRID=3946;POLYGON((1379940 5226290,1379960 5226290,1379960 5226270,1379940 5226270,1379940 5226290))');&#13;&#13;INSERT INTO &#13;  batiment (&#13;    id,&#13;    geometry_asewkt)&#13;  VALUES (&#13;    'M14_B',&#13;    'SRID=3946;POLYGON((1379980 5226290,1380000 5226290,1380000 5226270,1379980 5226270,1379980 5226290))');&#13;&#13;INSERT INTO &#13;  batiment (&#13;    id,&#13;    geometry_asewkt)&#13;  VALUES (&#13;    'M14_C',&#13;    'SRID=3946;POLYGON((1380020 5226290,1380040 5226290,1380040 5226270,1380020 5226270,1380020 5226290))');&#13;&#13;INSERT INTO &#13;  batiment (&#13;    id,&#13;    geometry_asewkt)&#13;  VALUES (&#13;    'M14_D',&#13;    'SRID=3946;POLYGON((1379940 5226260,1379960 5226260,1379960 5226240,1379940 5226240,1379940 5226260))');&#13;&#13;INSERT INTO &#13;  batiment (&#13;    id,&#13;    geometry_asewkt)&#13;  VALUES (&#13;    'M14_E',&#13;    'SRID=3946;POLYGON((1379980 5226260,1380000 5226260,1380000 5226240,1379980 5226240,1379980 5226260))');&#13;&#13;INSERT INTO &#13;  batiment (&#13;    id,&#13;    geometry_asewkt)&#13;  VALUES (&#13;    'M14_F',&#13;    'SRID=3946;POLYGON((1380020 5226260,1380040 5226260,1380040 5226240,1380020 5226240,1380020 5226260))');&#13;&#13;INSERT INTO &#13;  batiment (&#13;    id,&#13;    geometry_asewkt)&#13;  VALUES (&#13;    'M14_G',&#13;    'SRID=3946;POLYGON((1379940 5226230,1379960 5226230,1379960 5226210,1379940 5226210,1379940 5226230))');&#13;&#13;INSERT INTO &#13;  batiment (&#13;    id,&#13;    geometry_asewkt)&#13;  VALUES (&#13;    'M14_H',&#13;    'SRID=3946;POLYGON((1379980 5226230,1380000 5226230,1380000 5226210,1379980 5226210,1379980 5226230))');&#13;&#13;INSERT INTO &#13;  batiment (&#13;    id,&#13;    geometry_asewkt)&#13;  VALUES (&#13;    'M14_I',&#13;    'SRID=3946;POLYGON((1380020 5226230,1380040 5226230,1380040 5226210,1380020 5226210,1380020 5226230))');&#13;&#13;" calcext:value-type="string">
            <text:p>INSERT INTO  <text:s/>batiment ( <text:s text:c="3"/>id, <text:s text:c="3"/>geometry_asewkt) <text:s/>VALUES ( <text:s text:c="3"/>'M14_A', <text:s text:c="3"/>'SRID=3946;POLYGON((1379940 5226290,1379960 5226290,1379960 5226270,1379940 5226270,1379940 5226290))');INSERT INTO  <text:s/>batiment ( <text:s text:c="3"/>id, <text:s text:c="3"/>geometry_asewkt) <text:s/>VALUES ( <text:s text:c="3"/>'M14_B', <text:s text:c="3"/>'SRID=3946;POLYGON((1379980 5226290,1380000 5226290,1380000 5226270,1379980 5226270,1379980 5226290))');INSERT INTO  <text:s/>batiment ( <text:s text:c="3"/>id, <text:s text:c="3"/>geometry_asewkt) <text:s/>VALUES ( <text:s text:c="3"/>'M14_C', <text:s text:c="3"/>'SRID=3946;POLYGON((1380020 5226290,1380040 5226290,1380040 5226270,1380020 5226270,1380020 5226290))');INSERT INTO  <text:s/>batiment ( <text:s text:c="3"/>id, <text:s text:c="3"/>geometry_asewkt) <text:s/>VALUES ( <text:s text:c="3"/>'M14_D', <text:s text:c="3"/>'SRID=3946;POLYGON((1379940 5226260,1379960 5226260,1379960 5226240,1379940 5226240,1379940 5226260))');INSERT INTO  <text:s/>batiment ( <text:s text:c="3"/>id, <text:s text:c="3"/>geometry_asewkt) <text:s/>VALUES ( <text:s text:c="3"/>'M14_E', <text:s text:c="3"/>'SRID=3946;POLYGON((1379980 5226260,1380000 5226260,1380000 5226240,1379980 5226240,1379980 5226260))');INSERT INTO  <text:s/>batiment ( <text:s text:c="3"/>id, <text:s text:c="3"/>geometry_asewkt) <text:s/>VALUES ( <text:s text:c="3"/>'M14_F', <text:s text:c="3"/>'SRID=3946;POLYGON((1380020 5226260,1380040 5226260,1380040 5226240,1380020 5226240,1380020 5226260))');INSERT INTO  <text:s/>batiment ( <text:s text:c="3"/>id, <text:s text:c="3"/>geometry_asewkt) <text:s/>VALUES ( <text:s text:c="3"/>'M14_G', <text:s text:c="3"/>'SRID=3946;POLYGON((1379940 5226230,1379960 5226230,1379960 5226210,1379940 5226210,1379940 5226230))');INSERT INTO  <text:s/>batiment ( <text:s text:c="3"/>id, <text:s text:c="3"/>geometry_asewkt) <text:s/>VALUES ( <text:s text:c="3"/>'M14_H', <text:s text:c="3"/>'SRID=3946;POLYGON((1379980 5226230,1380000 5226230,1380000 5226210,1379980 5226210,1379980 5226230))');INSERT INTO  <text:s/>batiment ( <text:s text:c="3"/>id, <text:s text:c="3"/>geometry_asewkt) <text:s/>VALUES ( <text:s text:c="3"/>'M14_I', <text:s text:c="3"/>'SRID=3946;POLYGON((1380020 5226230,1380040 5226230,1380040 5226210,1380020 5226210,138002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7];[.A$2])" office:value-type="string" office:string-value="M15_A" calcext:value-type="string">
            <text:p>M15_A</text:p>
          </table:table-cell>
          <table:table-cell table:style-name="ce5" table:formula="of:=[$case_00140_00100.$B7]+[.B$2]" office:value-type="float" office:value="1380080" calcext:value-type="float">
            <text:p>1380080</text:p>
          </table:table-cell>
          <table:table-cell table:style-name="ce5" table:formula="of:=[$case_00140_00100.$C7]+[.C$2]" office:value-type="float" office:value="5226290" calcext:value-type="float">
            <text:p>5226290</text:p>
          </table:table-cell>
          <table:table-cell table:style-name="ce5" table:formula="of:=[.B7]+20" office:value-type="float" office:value="1380100" calcext:value-type="float">
            <text:p>1380100</text:p>
          </table:table-cell>
          <table:table-cell table:style-name="ce5" table:formula="of:=[.C7]" office:value-type="float" office:value="5226290" calcext:value-type="float">
            <text:p>5226290</text:p>
          </table:table-cell>
          <table:table-cell table:style-name="ce5" table:formula="of:=[.B7]+20" office:value-type="float" office:value="1380100" calcext:value-type="float">
            <text:p>1380100</text:p>
          </table:table-cell>
          <table:table-cell table:style-name="ce5" table:formula="of:=[.C7]-20" office:value-type="float" office:value="5226270" calcext:value-type="float">
            <text:p>5226270</text:p>
          </table:table-cell>
          <table:table-cell table:style-name="ce5" table:formula="of:=[.B7]" office:value-type="float" office:value="1380080" calcext:value-type="float">
            <text:p>1380080</text:p>
          </table:table-cell>
          <table:table-cell table:style-name="ce5" table:formula="of:=[.C7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7];&quot;',&quot;;CHAR(13);&quot;    'SRID=3946;POLYGON((&quot;;[.B7];&quot; &quot;;[.C7];&quot;,&quot;;[.D7];&quot; &quot;;[.E7];&quot;,&quot;;[.F7];&quot; &quot;;[.G7];&quot;,&quot;;[.H7];&quot; &quot;;[.I7];&quot;,&quot;;[.B7];&quot; &quot;;[.C7];&quot;))');&quot;;CHAR(13))" office:value-type="string" office:string-value="INSERT INTO &#13;  batiment (&#13;    id,&#13;    geometry_asewkt)&#13;  VALUES (&#13;    'M15_A',&#13;    'SRID=3946;POLYGON((1380080 5226290,1380100 5226290,1380100 5226270,1380080 5226270,1380080 5226290))');&#13;" calcext:value-type="string">
            <text:p>INSERT INTO  <text:s/>batiment ( <text:s text:c="3"/>id, <text:s text:c="3"/>geometry_asewkt) <text:s/>VALUES ( <text:s text:c="3"/>'M15_A', <text:s text:c="3"/>'SRID=3946;POLYGON((1380080 5226290,1380100 5226290,1380100 5226270,1380080 5226270,1380080 5226290))');</text:p>
          </table:table-cell>
          <table:table-cell table:style-name="ce5" table:formula="of:=CONCATENATE([case_00140_00100.$A7];[.K$2])" office:value-type="string" office:string-value="M15_B" calcext:value-type="string">
            <text:p>M15_B</text:p>
          </table:table-cell>
          <table:table-cell table:style-name="ce5" table:formula="of:=[case_00140_00100.$B7]+[.L$2]" office:value-type="float" office:value="1380120" calcext:value-type="float">
            <text:p>1380120</text:p>
          </table:table-cell>
          <table:table-cell table:style-name="ce5" table:formula="of:=[case_00140_00100.$C7]+[.M$2]" office:value-type="float" office:value="5226290" calcext:value-type="float">
            <text:p>5226290</text:p>
          </table:table-cell>
          <table:table-cell table:style-name="ce5" table:formula="of:=[.L7]+20" office:value-type="float" office:value="1380140" calcext:value-type="float">
            <text:p>1380140</text:p>
          </table:table-cell>
          <table:table-cell table:style-name="ce5" table:formula="of:=[.M7]" office:value-type="float" office:value="5226290" calcext:value-type="float">
            <text:p>5226290</text:p>
          </table:table-cell>
          <table:table-cell table:style-name="ce5" table:formula="of:=[.L7]+20" office:value-type="float" office:value="1380140" calcext:value-type="float">
            <text:p>1380140</text:p>
          </table:table-cell>
          <table:table-cell table:style-name="ce5" table:formula="of:=[.M7]-20" office:value-type="float" office:value="5226270" calcext:value-type="float">
            <text:p>5226270</text:p>
          </table:table-cell>
          <table:table-cell table:style-name="ce5" table:formula="of:=[.L7]" office:value-type="float" office:value="1380120" calcext:value-type="float">
            <text:p>1380120</text:p>
          </table:table-cell>
          <table:table-cell table:style-name="ce5" table:formula="of:=[.M7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7];&quot;',&quot;;CHAR(13);&quot;    'SRID=3946;POLYGON((&quot;;[.L7];&quot; &quot;;[.M7];&quot;,&quot;;[.N7];&quot; &quot;;[.O7];&quot;,&quot;;[.P7];&quot; &quot;;[.Q7];&quot;,&quot;;[.R7];&quot; &quot;;[.S7];&quot;,&quot;;[.L7];&quot; &quot;;[.M7];&quot;))');&quot;;CHAR(13))" office:value-type="string" office:string-value="INSERT INTO &#13;  batiment (&#13;    id,&#13;    geometry_asewkt)&#13;  VALUES (&#13;    'M15_B',&#13;    'SRID=3946;POLYGON((1380120 5226290,1380140 5226290,1380140 5226270,1380120 5226270,1380120 5226290))');&#13;" calcext:value-type="string">
            <text:p>INSERT INTO  <text:s/>batiment ( <text:s text:c="3"/>id, <text:s text:c="3"/>geometry_asewkt) <text:s/>VALUES ( <text:s text:c="3"/>'M15_B', <text:s text:c="3"/>'SRID=3946;POLYGON((1380120 5226290,1380140 5226290,1380140 5226270,1380120 5226270,1380120 5226290))');</text:p>
          </table:table-cell>
          <table:table-cell table:style-name="ce5" table:formula="of:=CONCATENATE([case_00140_00100.$A7];[.U$2])" office:value-type="string" office:string-value="M15_C" calcext:value-type="string">
            <text:p>M15_C</text:p>
          </table:table-cell>
          <table:table-cell table:style-name="ce5" table:formula="of:=[case_00140_00100.$B7]+[.V$2]" office:value-type="float" office:value="1380160" calcext:value-type="float">
            <text:p>1380160</text:p>
          </table:table-cell>
          <table:table-cell table:style-name="ce5" table:formula="of:=[case_00140_00100.$C7]+[.W$2]" office:value-type="float" office:value="5226290" calcext:value-type="float">
            <text:p>5226290</text:p>
          </table:table-cell>
          <table:table-cell table:style-name="ce5" table:formula="of:=[.V7]+20" office:value-type="float" office:value="1380180" calcext:value-type="float">
            <text:p>1380180</text:p>
          </table:table-cell>
          <table:table-cell table:style-name="ce5" table:formula="of:=[.W7]" office:value-type="float" office:value="5226290" calcext:value-type="float">
            <text:p>5226290</text:p>
          </table:table-cell>
          <table:table-cell table:style-name="ce5" table:formula="of:=[.V7]+20" office:value-type="float" office:value="1380180" calcext:value-type="float">
            <text:p>1380180</text:p>
          </table:table-cell>
          <table:table-cell table:style-name="ce5" table:formula="of:=[.W7]-20" office:value-type="float" office:value="5226270" calcext:value-type="float">
            <text:p>5226270</text:p>
          </table:table-cell>
          <table:table-cell table:style-name="ce5" table:formula="of:=[.V7]" office:value-type="float" office:value="1380160" calcext:value-type="float">
            <text:p>1380160</text:p>
          </table:table-cell>
          <table:table-cell table:style-name="ce5" table:formula="of:=[.W7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7];&quot;',&quot;;CHAR(13);&quot;    'SRID=3946;POLYGON((&quot;;[.V7];&quot; &quot;;[.W7];&quot;,&quot;;[.X7];&quot; &quot;;[.Y7];&quot;,&quot;;[.Z7];&quot; &quot;;[.AA7];&quot;,&quot;;[.AB7];&quot; &quot;;[.AC7];&quot;,&quot;;[.V7];&quot; &quot;;[.W7];&quot;))');&quot;;CHAR(13))" office:value-type="string" office:string-value="INSERT INTO &#13;  batiment (&#13;    id,&#13;    geometry_asewkt)&#13;  VALUES (&#13;    'M15_C',&#13;    'SRID=3946;POLYGON((1380160 5226290,1380180 5226290,1380180 5226270,1380160 5226270,1380160 5226290))');&#13;" calcext:value-type="string">
            <text:p>INSERT INTO  <text:s/>batiment ( <text:s text:c="3"/>id, <text:s text:c="3"/>geometry_asewkt) <text:s/>VALUES ( <text:s text:c="3"/>'M15_C', <text:s text:c="3"/>'SRID=3946;POLYGON((1380160 5226290,1380180 5226290,1380180 5226270,1380160 5226270,1380160 5226290))');</text:p>
          </table:table-cell>
          <table:table-cell table:style-name="ce5" table:formula="of:=CONCATENATE([case_00140_00100.$A7];[.AE$2])" office:value-type="string" office:string-value="M15_D" calcext:value-type="string">
            <text:p>M15_D</text:p>
          </table:table-cell>
          <table:table-cell table:style-name="ce5" table:formula="of:=[case_00140_00100.$B7]+[.AF$2]" office:value-type="float" office:value="1380080" calcext:value-type="float">
            <text:p>1380080</text:p>
          </table:table-cell>
          <table:table-cell table:style-name="ce5" table:formula="of:=[case_00140_00100.$C7]+[.AG$2]" office:value-type="float" office:value="5226260" calcext:value-type="float">
            <text:p>5226260</text:p>
          </table:table-cell>
          <table:table-cell table:style-name="ce5" table:formula="of:=[.AF7]+20" office:value-type="float" office:value="1380100" calcext:value-type="float">
            <text:p>1380100</text:p>
          </table:table-cell>
          <table:table-cell table:style-name="ce5" table:formula="of:=[.AG7]" office:value-type="float" office:value="5226260" calcext:value-type="float">
            <text:p>5226260</text:p>
          </table:table-cell>
          <table:table-cell table:style-name="ce5" table:formula="of:=[.AF7]+20" office:value-type="float" office:value="1380100" calcext:value-type="float">
            <text:p>1380100</text:p>
          </table:table-cell>
          <table:table-cell table:style-name="ce5" table:formula="of:=[.AG7]-20" office:value-type="float" office:value="5226240" calcext:value-type="float">
            <text:p>5226240</text:p>
          </table:table-cell>
          <table:table-cell table:style-name="ce5" table:formula="of:=[.AF7]" office:value-type="float" office:value="1380080" calcext:value-type="float">
            <text:p>1380080</text:p>
          </table:table-cell>
          <table:table-cell table:style-name="ce5" table:formula="of:=[.AG7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7];&quot;',&quot;;CHAR(13);&quot;    'SRID=3946;POLYGON((&quot;;[.AF7];&quot; &quot;;[.AG7];&quot;,&quot;;[.AH7];&quot; &quot;;[.AI7];&quot;,&quot;;[.AJ7];&quot; &quot;;[.AK7];&quot;,&quot;;[.AL7];&quot; &quot;;[.AM7];&quot;,&quot;;[.AF7];&quot; &quot;;[.AG7];&quot;))');&quot;;CHAR(13))" office:value-type="string" office:string-value="INSERT INTO &#13;  batiment (&#13;    id,&#13;    geometry_asewkt)&#13;  VALUES (&#13;    'M15_D',&#13;    'SRID=3946;POLYGON((1380080 5226260,1380100 5226260,1380100 5226240,1380080 5226240,1380080 5226260))');&#13;" calcext:value-type="string">
            <text:p>INSERT INTO  <text:s/>batiment ( <text:s text:c="3"/>id, <text:s text:c="3"/>geometry_asewkt) <text:s/>VALUES ( <text:s text:c="3"/>'M15_D', <text:s text:c="3"/>'SRID=3946;POLYGON((1380080 5226260,1380100 5226260,1380100 5226240,1380080 5226240,1380080 5226260))');</text:p>
          </table:table-cell>
          <table:table-cell table:style-name="ce5" table:formula="of:=CONCATENATE([case_00140_00100.$A7];[.AO$2])" office:value-type="string" office:string-value="M15_E" calcext:value-type="string">
            <text:p>M15_E</text:p>
          </table:table-cell>
          <table:table-cell table:style-name="ce5" table:formula="of:=[case_00140_00100.$B7]+[.AP$2]" office:value-type="float" office:value="1380120" calcext:value-type="float">
            <text:p>1380120</text:p>
          </table:table-cell>
          <table:table-cell table:style-name="ce5" table:formula="of:=[case_00140_00100.$C7]+[.AQ$2]" office:value-type="float" office:value="5226260" calcext:value-type="float">
            <text:p>5226260</text:p>
          </table:table-cell>
          <table:table-cell table:style-name="ce5" table:formula="of:=[.AP7]+20" office:value-type="float" office:value="1380140" calcext:value-type="float">
            <text:p>1380140</text:p>
          </table:table-cell>
          <table:table-cell table:style-name="ce5" table:formula="of:=[.AQ7]" office:value-type="float" office:value="5226260" calcext:value-type="float">
            <text:p>5226260</text:p>
          </table:table-cell>
          <table:table-cell table:style-name="ce5" table:formula="of:=[.AP7]+20" office:value-type="float" office:value="1380140" calcext:value-type="float">
            <text:p>1380140</text:p>
          </table:table-cell>
          <table:table-cell table:style-name="ce5" table:formula="of:=[.AQ7]-20" office:value-type="float" office:value="5226240" calcext:value-type="float">
            <text:p>5226240</text:p>
          </table:table-cell>
          <table:table-cell table:style-name="ce5" table:formula="of:=[.AP7]" office:value-type="float" office:value="1380120" calcext:value-type="float">
            <text:p>1380120</text:p>
          </table:table-cell>
          <table:table-cell table:style-name="ce5" table:formula="of:=[.AQ7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7];&quot;',&quot;;CHAR(13);&quot;    'SRID=3946;POLYGON((&quot;;[.AP7];&quot; &quot;;[.AQ7];&quot;,&quot;;[.AR7];&quot; &quot;;[.AS7];&quot;,&quot;;[.AT7];&quot; &quot;;[.AU7];&quot;,&quot;;[.AV7];&quot; &quot;;[.AW7];&quot;,&quot;;[.AP7];&quot; &quot;;[.AQ7];&quot;))');&quot;;CHAR(13))" office:value-type="string" office:string-value="INSERT INTO &#13;  batiment (&#13;    id,&#13;    geometry_asewkt)&#13;  VALUES (&#13;    'M15_E',&#13;    'SRID=3946;POLYGON((1380120 5226260,1380140 5226260,1380140 5226240,1380120 5226240,1380120 5226260))');&#13;" calcext:value-type="string">
            <text:p>INSERT INTO  <text:s/>batiment ( <text:s text:c="3"/>id, <text:s text:c="3"/>geometry_asewkt) <text:s/>VALUES ( <text:s text:c="3"/>'M15_E', <text:s text:c="3"/>'SRID=3946;POLYGON((1380120 5226260,1380140 5226260,1380140 5226240,1380120 5226240,1380120 5226260))');</text:p>
          </table:table-cell>
          <table:table-cell table:style-name="ce5" table:formula="of:=CONCATENATE([case_00140_00100.$A7];[.AY$2])" office:value-type="string" office:string-value="M15_F" calcext:value-type="string">
            <text:p>M15_F</text:p>
          </table:table-cell>
          <table:table-cell table:style-name="ce5" table:formula="of:=[case_00140_00100.$B7]+[.AZ$2]" office:value-type="float" office:value="1380160" calcext:value-type="float">
            <text:p>1380160</text:p>
          </table:table-cell>
          <table:table-cell table:style-name="ce5" table:formula="of:=[case_00140_00100.$C7]+[.BA$2]" office:value-type="float" office:value="5226260" calcext:value-type="float">
            <text:p>5226260</text:p>
          </table:table-cell>
          <table:table-cell table:style-name="ce5" table:formula="of:=[.AZ7]+20" office:value-type="float" office:value="1380180" calcext:value-type="float">
            <text:p>1380180</text:p>
          </table:table-cell>
          <table:table-cell table:style-name="ce5" table:formula="of:=[.BA7]" office:value-type="float" office:value="5226260" calcext:value-type="float">
            <text:p>5226260</text:p>
          </table:table-cell>
          <table:table-cell table:style-name="ce5" table:formula="of:=[.AZ7]+20" office:value-type="float" office:value="1380180" calcext:value-type="float">
            <text:p>1380180</text:p>
          </table:table-cell>
          <table:table-cell table:style-name="ce5" table:formula="of:=[.BA7]-20" office:value-type="float" office:value="5226240" calcext:value-type="float">
            <text:p>5226240</text:p>
          </table:table-cell>
          <table:table-cell table:style-name="ce5" table:formula="of:=[.AZ7]" office:value-type="float" office:value="1380160" calcext:value-type="float">
            <text:p>1380160</text:p>
          </table:table-cell>
          <table:table-cell table:style-name="ce5" table:formula="of:=[.BA7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7];&quot;',&quot;;CHAR(13);&quot;    'SRID=3946;POLYGON((&quot;;[.AZ7];&quot; &quot;;[.BA7];&quot;,&quot;;[.BB7];&quot; &quot;;[.BC7];&quot;,&quot;;[.BD7];&quot; &quot;;[.BE7];&quot;,&quot;;[.BF7];&quot; &quot;;[.BG7];&quot;,&quot;;[.AZ7];&quot; &quot;;[.BA7];&quot;))');&quot;;CHAR(13))" office:value-type="string" office:string-value="INSERT INTO &#13;  batiment (&#13;    id,&#13;    geometry_asewkt)&#13;  VALUES (&#13;    'M15_F',&#13;    'SRID=3946;POLYGON((1380160 5226260,1380180 5226260,1380180 5226240,1380160 5226240,1380160 5226260))');&#13;" calcext:value-type="string">
            <text:p>INSERT INTO  <text:s/>batiment ( <text:s text:c="3"/>id, <text:s text:c="3"/>geometry_asewkt) <text:s/>VALUES ( <text:s text:c="3"/>'M15_F', <text:s text:c="3"/>'SRID=3946;POLYGON((1380160 5226260,1380180 5226260,1380180 5226240,1380160 5226240,1380160 5226260))');</text:p>
          </table:table-cell>
          <table:table-cell table:style-name="ce5" table:formula="of:=CONCATENATE([case_00140_00100.$A7];[.BI$2])" office:value-type="string" office:string-value="M15_G" calcext:value-type="string">
            <text:p>M15_G</text:p>
          </table:table-cell>
          <table:table-cell table:style-name="ce5" table:formula="of:=[case_00140_00100.$B7]+[.BJ$2]" office:value-type="float" office:value="1380080" calcext:value-type="float">
            <text:p>1380080</text:p>
          </table:table-cell>
          <table:table-cell table:style-name="ce5" table:formula="of:=[case_00140_00100.$C7]+[.BK$2]" office:value-type="float" office:value="5226230" calcext:value-type="float">
            <text:p>5226230</text:p>
          </table:table-cell>
          <table:table-cell table:style-name="ce5" table:formula="of:=[.BJ7]+20" office:value-type="float" office:value="1380100" calcext:value-type="float">
            <text:p>1380100</text:p>
          </table:table-cell>
          <table:table-cell table:style-name="ce5" table:formula="of:=[.BK7]" office:value-type="float" office:value="5226230" calcext:value-type="float">
            <text:p>5226230</text:p>
          </table:table-cell>
          <table:table-cell table:style-name="ce5" table:formula="of:=[.BJ7]+20" office:value-type="float" office:value="1380100" calcext:value-type="float">
            <text:p>1380100</text:p>
          </table:table-cell>
          <table:table-cell table:style-name="ce5" table:formula="of:=[.BK7]-20" office:value-type="float" office:value="5226210" calcext:value-type="float">
            <text:p>5226210</text:p>
          </table:table-cell>
          <table:table-cell table:style-name="ce5" table:formula="of:=[.BJ7]" office:value-type="float" office:value="1380080" calcext:value-type="float">
            <text:p>1380080</text:p>
          </table:table-cell>
          <table:table-cell table:style-name="ce5" table:formula="of:=[.BK7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7];&quot;',&quot;;CHAR(13);&quot;    'SRID=3946;POLYGON((&quot;;[.BJ7];&quot; &quot;;[.BK7];&quot;,&quot;;[.BL7];&quot; &quot;;[.BM7];&quot;,&quot;;[.BN7];&quot; &quot;;[.BO7];&quot;,&quot;;[.BP7];&quot; &quot;;[.BQ7];&quot;,&quot;;[.BJ7];&quot; &quot;;[.BK7];&quot;))');&quot;;CHAR(13))" office:value-type="string" office:string-value="INSERT INTO &#13;  batiment (&#13;    id,&#13;    geometry_asewkt)&#13;  VALUES (&#13;    'M15_G',&#13;    'SRID=3946;POLYGON((1380080 5226230,1380100 5226230,1380100 5226210,1380080 5226210,1380080 5226230))');&#13;" calcext:value-type="string">
            <text:p>INSERT INTO  <text:s/>batiment ( <text:s text:c="3"/>id, <text:s text:c="3"/>geometry_asewkt) <text:s/>VALUES ( <text:s text:c="3"/>'M15_G', <text:s text:c="3"/>'SRID=3946;POLYGON((1380080 5226230,1380100 5226230,1380100 5226210,1380080 5226210,1380080 5226230))');</text:p>
          </table:table-cell>
          <table:table-cell table:style-name="ce5" table:formula="of:=CONCATENATE([case_00140_00100.$A7];[.BS$2])" office:value-type="string" office:string-value="M15_H" calcext:value-type="string">
            <text:p>M15_H</text:p>
          </table:table-cell>
          <table:table-cell table:style-name="ce5" table:formula="of:=[case_00140_00100.$B7]+[.BT$2]" office:value-type="float" office:value="1380120" calcext:value-type="float">
            <text:p>1380120</text:p>
          </table:table-cell>
          <table:table-cell table:style-name="ce5" table:formula="of:=[case_00140_00100.$C7]+[.BU$2]" office:value-type="float" office:value="5226230" calcext:value-type="float">
            <text:p>5226230</text:p>
          </table:table-cell>
          <table:table-cell table:style-name="ce5" table:formula="of:=[.BT7]+20" office:value-type="float" office:value="1380140" calcext:value-type="float">
            <text:p>1380140</text:p>
          </table:table-cell>
          <table:table-cell table:style-name="ce5" table:formula="of:=[.BU7]" office:value-type="float" office:value="5226230" calcext:value-type="float">
            <text:p>5226230</text:p>
          </table:table-cell>
          <table:table-cell table:style-name="ce5" table:formula="of:=[.BT7]+20" office:value-type="float" office:value="1380140" calcext:value-type="float">
            <text:p>1380140</text:p>
          </table:table-cell>
          <table:table-cell table:style-name="ce5" table:formula="of:=[.BU7]-20" office:value-type="float" office:value="5226210" calcext:value-type="float">
            <text:p>5226210</text:p>
          </table:table-cell>
          <table:table-cell table:style-name="ce5" table:formula="of:=[.BT7]" office:value-type="float" office:value="1380120" calcext:value-type="float">
            <text:p>1380120</text:p>
          </table:table-cell>
          <table:table-cell table:style-name="ce5" table:formula="of:=[.BU7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7];&quot;',&quot;;CHAR(13);&quot;    'SRID=3946;POLYGON((&quot;;[.BT7];&quot; &quot;;[.BU7];&quot;,&quot;;[.BV7];&quot; &quot;;[.BW7];&quot;,&quot;;[.BX7];&quot; &quot;;[.BY7];&quot;,&quot;;[.BZ7];&quot; &quot;;[.CA7];&quot;,&quot;;[.BT7];&quot; &quot;;[.BU7];&quot;))');&quot;;CHAR(13))" office:value-type="string" office:string-value="INSERT INTO &#13;  batiment (&#13;    id,&#13;    geometry_asewkt)&#13;  VALUES (&#13;    'M15_H',&#13;    'SRID=3946;POLYGON((1380120 5226230,1380140 5226230,1380140 5226210,1380120 5226210,1380120 5226230))');&#13;" calcext:value-type="string">
            <text:p>INSERT INTO  <text:s/>batiment ( <text:s text:c="3"/>id, <text:s text:c="3"/>geometry_asewkt) <text:s/>VALUES ( <text:s text:c="3"/>'M15_H', <text:s text:c="3"/>'SRID=3946;POLYGON((1380120 5226230,1380140 5226230,1380140 5226210,1380120 5226210,1380120 5226230))');</text:p>
          </table:table-cell>
          <table:table-cell table:style-name="ce5" table:formula="of:=CONCATENATE([case_00140_00100.$A7];[.CC$2])" office:value-type="string" office:string-value="M15_I" calcext:value-type="string">
            <text:p>M15_I</text:p>
          </table:table-cell>
          <table:table-cell table:style-name="ce5" table:formula="of:=[case_00140_00100.$B7]+[.CD$2]" office:value-type="float" office:value="1380160" calcext:value-type="float">
            <text:p>1380160</text:p>
          </table:table-cell>
          <table:table-cell table:style-name="ce5" table:formula="of:=[case_00140_00100.$C7]+[.CE$2]" office:value-type="float" office:value="5226230" calcext:value-type="float">
            <text:p>5226230</text:p>
          </table:table-cell>
          <table:table-cell table:style-name="ce5" table:formula="of:=[.CD7]+20" office:value-type="float" office:value="1380180" calcext:value-type="float">
            <text:p>1380180</text:p>
          </table:table-cell>
          <table:table-cell table:style-name="ce5" table:formula="of:=[.CE7]" office:value-type="float" office:value="5226230" calcext:value-type="float">
            <text:p>5226230</text:p>
          </table:table-cell>
          <table:table-cell table:style-name="ce5" table:formula="of:=[.CD7]+20" office:value-type="float" office:value="1380180" calcext:value-type="float">
            <text:p>1380180</text:p>
          </table:table-cell>
          <table:table-cell table:style-name="ce5" table:formula="of:=[.CE7]-20" office:value-type="float" office:value="5226210" calcext:value-type="float">
            <text:p>5226210</text:p>
          </table:table-cell>
          <table:table-cell table:style-name="ce5" table:formula="of:=[.CD7]" office:value-type="float" office:value="1380160" calcext:value-type="float">
            <text:p>1380160</text:p>
          </table:table-cell>
          <table:table-cell table:style-name="ce5" table:formula="of:=[.CE7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7];&quot;',&quot;;CHAR(13);&quot;    'SRID=3946;POLYGON((&quot;;[.CD7];&quot; &quot;;[.CE7];&quot;,&quot;;[.CF7];&quot; &quot;;[.CG7];&quot;,&quot;;[.CH7];&quot; &quot;;[.CI7];&quot;,&quot;;[.CJ7];&quot; &quot;;[.CK7];&quot;,&quot;;[.CD7];&quot; &quot;;[.CE7];&quot;))');&quot;;CHAR(13))" office:value-type="string" office:string-value="INSERT INTO &#13;  batiment (&#13;    id,&#13;    geometry_asewkt)&#13;  VALUES (&#13;    'M15_I',&#13;    'SRID=3946;POLYGON((1380160 5226230,1380180 5226230,1380180 5226210,1380160 5226210,1380160 5226230))');&#13;" calcext:value-type="string">
            <text:p>INSERT INTO  <text:s/>batiment ( <text:s text:c="3"/>id, <text:s text:c="3"/>geometry_asewkt) <text:s/>VALUES ( <text:s text:c="3"/>'M15_I', <text:s text:c="3"/>'SRID=3946;POLYGON((1380160 5226230,1380180 5226230,1380180 5226210,1380160 5226210,1380160 5226230))');</text:p>
          </table:table-cell>
          <table:table-cell table:formula="of:=CONCATENATE([.J7];CHAR(13);[.T7];CHAR(13);[.AD7];CHAR(13);[.AN7];CHAR(13);[.AX7];CHAR(13);[.BH7];CHAR(13);[.BR7];CHAR(13);[.CB7];CHAR(13);[.CL7];CHAR(13))" office:value-type="string" office:string-value="INSERT INTO &#13;  batiment (&#13;    id,&#13;    geometry_asewkt)&#13;  VALUES (&#13;    'M15_A',&#13;    'SRID=3946;POLYGON((1380080 5226290,1380100 5226290,1380100 5226270,1380080 5226270,1380080 5226290))');&#13;&#13;INSERT INTO &#13;  batiment (&#13;    id,&#13;    geometry_asewkt)&#13;  VALUES (&#13;    'M15_B',&#13;    'SRID=3946;POLYGON((1380120 5226290,1380140 5226290,1380140 5226270,1380120 5226270,1380120 5226290))');&#13;&#13;INSERT INTO &#13;  batiment (&#13;    id,&#13;    geometry_asewkt)&#13;  VALUES (&#13;    'M15_C',&#13;    'SRID=3946;POLYGON((1380160 5226290,1380180 5226290,1380180 5226270,1380160 5226270,1380160 5226290))');&#13;&#13;INSERT INTO &#13;  batiment (&#13;    id,&#13;    geometry_asewkt)&#13;  VALUES (&#13;    'M15_D',&#13;    'SRID=3946;POLYGON((1380080 5226260,1380100 5226260,1380100 5226240,1380080 5226240,1380080 5226260))');&#13;&#13;INSERT INTO &#13;  batiment (&#13;    id,&#13;    geometry_asewkt)&#13;  VALUES (&#13;    'M15_E',&#13;    'SRID=3946;POLYGON((1380120 5226260,1380140 5226260,1380140 5226240,1380120 5226240,1380120 5226260))');&#13;&#13;INSERT INTO &#13;  batiment (&#13;    id,&#13;    geometry_asewkt)&#13;  VALUES (&#13;    'M15_F',&#13;    'SRID=3946;POLYGON((1380160 5226260,1380180 5226260,1380180 5226240,1380160 5226240,1380160 5226260))');&#13;&#13;INSERT INTO &#13;  batiment (&#13;    id,&#13;    geometry_asewkt)&#13;  VALUES (&#13;    'M15_G',&#13;    'SRID=3946;POLYGON((1380080 5226230,1380100 5226230,1380100 5226210,1380080 5226210,1380080 5226230))');&#13;&#13;INSERT INTO &#13;  batiment (&#13;    id,&#13;    geometry_asewkt)&#13;  VALUES (&#13;    'M15_H',&#13;    'SRID=3946;POLYGON((1380120 5226230,1380140 5226230,1380140 5226210,1380120 5226210,1380120 5226230))');&#13;&#13;INSERT INTO &#13;  batiment (&#13;    id,&#13;    geometry_asewkt)&#13;  VALUES (&#13;    'M15_I',&#13;    'SRID=3946;POLYGON((1380160 5226230,1380180 5226230,1380180 5226210,1380160 5226210,1380160 5226230))');&#13;&#13;" calcext:value-type="string">
            <text:p>INSERT INTO  <text:s/>batiment ( <text:s text:c="3"/>id, <text:s text:c="3"/>geometry_asewkt) <text:s/>VALUES ( <text:s text:c="3"/>'M15_A', <text:s text:c="3"/>'SRID=3946;POLYGON((1380080 5226290,1380100 5226290,1380100 5226270,1380080 5226270,1380080 5226290))');INSERT INTO  <text:s/>batiment ( <text:s text:c="3"/>id, <text:s text:c="3"/>geometry_asewkt) <text:s/>VALUES ( <text:s text:c="3"/>'M15_B', <text:s text:c="3"/>'SRID=3946;POLYGON((1380120 5226290,1380140 5226290,1380140 5226270,1380120 5226270,1380120 5226290))');INSERT INTO  <text:s/>batiment ( <text:s text:c="3"/>id, <text:s text:c="3"/>geometry_asewkt) <text:s/>VALUES ( <text:s text:c="3"/>'M15_C', <text:s text:c="3"/>'SRID=3946;POLYGON((1380160 5226290,1380180 5226290,1380180 5226270,1380160 5226270,1380160 5226290))');INSERT INTO  <text:s/>batiment ( <text:s text:c="3"/>id, <text:s text:c="3"/>geometry_asewkt) <text:s/>VALUES ( <text:s text:c="3"/>'M15_D', <text:s text:c="3"/>'SRID=3946;POLYGON((1380080 5226260,1380100 5226260,1380100 5226240,1380080 5226240,1380080 5226260))');INSERT INTO  <text:s/>batiment ( <text:s text:c="3"/>id, <text:s text:c="3"/>geometry_asewkt) <text:s/>VALUES ( <text:s text:c="3"/>'M15_E', <text:s text:c="3"/>'SRID=3946;POLYGON((1380120 5226260,1380140 5226260,1380140 5226240,1380120 5226240,1380120 5226260))');INSERT INTO  <text:s/>batiment ( <text:s text:c="3"/>id, <text:s text:c="3"/>geometry_asewkt) <text:s/>VALUES ( <text:s text:c="3"/>'M15_F', <text:s text:c="3"/>'SRID=3946;POLYGON((1380160 5226260,1380180 5226260,1380180 5226240,1380160 5226240,1380160 5226260))');INSERT INTO  <text:s/>batiment ( <text:s text:c="3"/>id, <text:s text:c="3"/>geometry_asewkt) <text:s/>VALUES ( <text:s text:c="3"/>'M15_G', <text:s text:c="3"/>'SRID=3946;POLYGON((1380080 5226230,1380100 5226230,1380100 5226210,1380080 5226210,1380080 5226230))');INSERT INTO  <text:s/>batiment ( <text:s text:c="3"/>id, <text:s text:c="3"/>geometry_asewkt) <text:s/>VALUES ( <text:s text:c="3"/>'M15_H', <text:s text:c="3"/>'SRID=3946;POLYGON((1380120 5226230,1380140 5226230,1380140 5226210,1380120 5226210,1380120 5226230))');INSERT INTO  <text:s/>batiment ( <text:s text:c="3"/>id, <text:s text:c="3"/>geometry_asewkt) <text:s/>VALUES ( <text:s text:c="3"/>'M15_I', <text:s text:c="3"/>'SRID=3946;POLYGON((1380160 5226230,1380180 5226230,1380180 5226210,1380160 5226210,138016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8];[.A$2])" office:value-type="string" office:string-value="M21_A" calcext:value-type="string">
            <text:p>M21_A</text:p>
          </table:table-cell>
          <table:table-cell table:style-name="ce5" table:formula="of:=[$case_00140_00100.$B8]+[.B$2]" office:value-type="float" office:value="1379520" calcext:value-type="float">
            <text:p>1379520</text:p>
          </table:table-cell>
          <table:table-cell table:style-name="ce5" table:formula="of:=[$case_00140_00100.$C8]+[.C$2]" office:value-type="float" office:value="5226190" calcext:value-type="float">
            <text:p>5226190</text:p>
          </table:table-cell>
          <table:table-cell table:style-name="ce5" table:formula="of:=[.B8]+20" office:value-type="float" office:value="1379540" calcext:value-type="float">
            <text:p>1379540</text:p>
          </table:table-cell>
          <table:table-cell table:style-name="ce5" table:formula="of:=[.C8]" office:value-type="float" office:value="5226190" calcext:value-type="float">
            <text:p>5226190</text:p>
          </table:table-cell>
          <table:table-cell table:style-name="ce5" table:formula="of:=[.B8]+20" office:value-type="float" office:value="1379540" calcext:value-type="float">
            <text:p>1379540</text:p>
          </table:table-cell>
          <table:table-cell table:style-name="ce5" table:formula="of:=[.C8]-20" office:value-type="float" office:value="5226170" calcext:value-type="float">
            <text:p>5226170</text:p>
          </table:table-cell>
          <table:table-cell table:style-name="ce5" table:formula="of:=[.B8]" office:value-type="float" office:value="1379520" calcext:value-type="float">
            <text:p>1379520</text:p>
          </table:table-cell>
          <table:table-cell table:style-name="ce5" table:formula="of:=[.C8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8];&quot;',&quot;;CHAR(13);&quot;    'SRID=3946;POLYGON((&quot;;[.B8];&quot; &quot;;[.C8];&quot;,&quot;;[.D8];&quot; &quot;;[.E8];&quot;,&quot;;[.F8];&quot; &quot;;[.G8];&quot;,&quot;;[.H8];&quot; &quot;;[.I8];&quot;,&quot;;[.B8];&quot; &quot;;[.C8];&quot;))');&quot;;CHAR(13))" office:value-type="string" office:string-value="INSERT INTO &#13;  batiment (&#13;    id,&#13;    geometry_asewkt)&#13;  VALUES (&#13;    'M21_A',&#13;    'SRID=3946;POLYGON((1379520 5226190,1379540 5226190,1379540 5226170,1379520 5226170,1379520 5226190))');&#13;" calcext:value-type="string">
            <text:p>INSERT INTO  <text:s/>batiment ( <text:s text:c="3"/>id, <text:s text:c="3"/>geometry_asewkt) <text:s/>VALUES ( <text:s text:c="3"/>'M21_A', <text:s text:c="3"/>'SRID=3946;POLYGON((1379520 5226190,1379540 5226190,1379540 5226170,1379520 5226170,1379520 5226190))');</text:p>
          </table:table-cell>
          <table:table-cell table:style-name="ce5" table:formula="of:=CONCATENATE([case_00140_00100.$A8];[.K$2])" office:value-type="string" office:string-value="M21_B" calcext:value-type="string">
            <text:p>M21_B</text:p>
          </table:table-cell>
          <table:table-cell table:style-name="ce5" table:formula="of:=[case_00140_00100.$B8]+[.L$2]" office:value-type="float" office:value="1379560" calcext:value-type="float">
            <text:p>1379560</text:p>
          </table:table-cell>
          <table:table-cell table:style-name="ce5" table:formula="of:=[case_00140_00100.$C8]+[.M$2]" office:value-type="float" office:value="5226190" calcext:value-type="float">
            <text:p>5226190</text:p>
          </table:table-cell>
          <table:table-cell table:style-name="ce5" table:formula="of:=[.L8]+20" office:value-type="float" office:value="1379580" calcext:value-type="float">
            <text:p>1379580</text:p>
          </table:table-cell>
          <table:table-cell table:style-name="ce5" table:formula="of:=[.M8]" office:value-type="float" office:value="5226190" calcext:value-type="float">
            <text:p>5226190</text:p>
          </table:table-cell>
          <table:table-cell table:style-name="ce5" table:formula="of:=[.L8]+20" office:value-type="float" office:value="1379580" calcext:value-type="float">
            <text:p>1379580</text:p>
          </table:table-cell>
          <table:table-cell table:style-name="ce5" table:formula="of:=[.M8]-20" office:value-type="float" office:value="5226170" calcext:value-type="float">
            <text:p>5226170</text:p>
          </table:table-cell>
          <table:table-cell table:style-name="ce5" table:formula="of:=[.L8]" office:value-type="float" office:value="1379560" calcext:value-type="float">
            <text:p>1379560</text:p>
          </table:table-cell>
          <table:table-cell table:style-name="ce5" table:formula="of:=[.M8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8];&quot;',&quot;;CHAR(13);&quot;    'SRID=3946;POLYGON((&quot;;[.L8];&quot; &quot;;[.M8];&quot;,&quot;;[.N8];&quot; &quot;;[.O8];&quot;,&quot;;[.P8];&quot; &quot;;[.Q8];&quot;,&quot;;[.R8];&quot; &quot;;[.S8];&quot;,&quot;;[.L8];&quot; &quot;;[.M8];&quot;))');&quot;;CHAR(13))" office:value-type="string" office:string-value="INSERT INTO &#13;  batiment (&#13;    id,&#13;    geometry_asewkt)&#13;  VALUES (&#13;    'M21_B',&#13;    'SRID=3946;POLYGON((1379560 5226190,1379580 5226190,1379580 5226170,1379560 5226170,1379560 5226190))');&#13;" calcext:value-type="string">
            <text:p>INSERT INTO  <text:s/>batiment ( <text:s text:c="3"/>id, <text:s text:c="3"/>geometry_asewkt) <text:s/>VALUES ( <text:s text:c="3"/>'M21_B', <text:s text:c="3"/>'SRID=3946;POLYGON((1379560 5226190,1379580 5226190,1379580 5226170,1379560 5226170,1379560 5226190))');</text:p>
          </table:table-cell>
          <table:table-cell table:style-name="ce5" table:formula="of:=CONCATENATE([case_00140_00100.$A8];[.U$2])" office:value-type="string" office:string-value="M21_C" calcext:value-type="string">
            <text:p>M21_C</text:p>
          </table:table-cell>
          <table:table-cell table:style-name="ce5" table:formula="of:=[case_00140_00100.$B8]+[.V$2]" office:value-type="float" office:value="1379600" calcext:value-type="float">
            <text:p>1379600</text:p>
          </table:table-cell>
          <table:table-cell table:style-name="ce5" table:formula="of:=[case_00140_00100.$C8]+[.W$2]" office:value-type="float" office:value="5226190" calcext:value-type="float">
            <text:p>5226190</text:p>
          </table:table-cell>
          <table:table-cell table:style-name="ce5" table:formula="of:=[.V8]+20" office:value-type="float" office:value="1379620" calcext:value-type="float">
            <text:p>1379620</text:p>
          </table:table-cell>
          <table:table-cell table:style-name="ce5" table:formula="of:=[.W8]" office:value-type="float" office:value="5226190" calcext:value-type="float">
            <text:p>5226190</text:p>
          </table:table-cell>
          <table:table-cell table:style-name="ce5" table:formula="of:=[.V8]+20" office:value-type="float" office:value="1379620" calcext:value-type="float">
            <text:p>1379620</text:p>
          </table:table-cell>
          <table:table-cell table:style-name="ce5" table:formula="of:=[.W8]-20" office:value-type="float" office:value="5226170" calcext:value-type="float">
            <text:p>5226170</text:p>
          </table:table-cell>
          <table:table-cell table:style-name="ce5" table:formula="of:=[.V8]" office:value-type="float" office:value="1379600" calcext:value-type="float">
            <text:p>1379600</text:p>
          </table:table-cell>
          <table:table-cell table:style-name="ce5" table:formula="of:=[.W8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8];&quot;',&quot;;CHAR(13);&quot;    'SRID=3946;POLYGON((&quot;;[.V8];&quot; &quot;;[.W8];&quot;,&quot;;[.X8];&quot; &quot;;[.Y8];&quot;,&quot;;[.Z8];&quot; &quot;;[.AA8];&quot;,&quot;;[.AB8];&quot; &quot;;[.AC8];&quot;,&quot;;[.V8];&quot; &quot;;[.W8];&quot;))');&quot;;CHAR(13))" office:value-type="string" office:string-value="INSERT INTO &#13;  batiment (&#13;    id,&#13;    geometry_asewkt)&#13;  VALUES (&#13;    'M21_C',&#13;    'SRID=3946;POLYGON((1379600 5226190,1379620 5226190,1379620 5226170,1379600 5226170,1379600 5226190))');&#13;" calcext:value-type="string">
            <text:p>INSERT INTO  <text:s/>batiment ( <text:s text:c="3"/>id, <text:s text:c="3"/>geometry_asewkt) <text:s/>VALUES ( <text:s text:c="3"/>'M21_C', <text:s text:c="3"/>'SRID=3946;POLYGON((1379600 5226190,1379620 5226190,1379620 5226170,1379600 5226170,1379600 5226190))');</text:p>
          </table:table-cell>
          <table:table-cell table:style-name="ce5" table:formula="of:=CONCATENATE([case_00140_00100.$A8];[.AE$2])" office:value-type="string" office:string-value="M21_D" calcext:value-type="string">
            <text:p>M21_D</text:p>
          </table:table-cell>
          <table:table-cell table:style-name="ce5" table:formula="of:=[case_00140_00100.$B8]+[.AF$2]" office:value-type="float" office:value="1379520" calcext:value-type="float">
            <text:p>1379520</text:p>
          </table:table-cell>
          <table:table-cell table:style-name="ce5" table:formula="of:=[case_00140_00100.$C8]+[.AG$2]" office:value-type="float" office:value="5226160" calcext:value-type="float">
            <text:p>5226160</text:p>
          </table:table-cell>
          <table:table-cell table:style-name="ce5" table:formula="of:=[.AF8]+20" office:value-type="float" office:value="1379540" calcext:value-type="float">
            <text:p>1379540</text:p>
          </table:table-cell>
          <table:table-cell table:style-name="ce5" table:formula="of:=[.AG8]" office:value-type="float" office:value="5226160" calcext:value-type="float">
            <text:p>5226160</text:p>
          </table:table-cell>
          <table:table-cell table:style-name="ce5" table:formula="of:=[.AF8]+20" office:value-type="float" office:value="1379540" calcext:value-type="float">
            <text:p>1379540</text:p>
          </table:table-cell>
          <table:table-cell table:style-name="ce5" table:formula="of:=[.AG8]-20" office:value-type="float" office:value="5226140" calcext:value-type="float">
            <text:p>5226140</text:p>
          </table:table-cell>
          <table:table-cell table:style-name="ce5" table:formula="of:=[.AF8]" office:value-type="float" office:value="1379520" calcext:value-type="float">
            <text:p>1379520</text:p>
          </table:table-cell>
          <table:table-cell table:style-name="ce5" table:formula="of:=[.AG8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8];&quot;',&quot;;CHAR(13);&quot;    'SRID=3946;POLYGON((&quot;;[.AF8];&quot; &quot;;[.AG8];&quot;,&quot;;[.AH8];&quot; &quot;;[.AI8];&quot;,&quot;;[.AJ8];&quot; &quot;;[.AK8];&quot;,&quot;;[.AL8];&quot; &quot;;[.AM8];&quot;,&quot;;[.AF8];&quot; &quot;;[.AG8];&quot;))');&quot;;CHAR(13))" office:value-type="string" office:string-value="INSERT INTO &#13;  batiment (&#13;    id,&#13;    geometry_asewkt)&#13;  VALUES (&#13;    'M21_D',&#13;    'SRID=3946;POLYGON((1379520 5226160,1379540 5226160,1379540 5226140,1379520 5226140,1379520 5226160))');&#13;" calcext:value-type="string">
            <text:p>INSERT INTO  <text:s/>batiment ( <text:s text:c="3"/>id, <text:s text:c="3"/>geometry_asewkt) <text:s/>VALUES ( <text:s text:c="3"/>'M21_D', <text:s text:c="3"/>'SRID=3946;POLYGON((1379520 5226160,1379540 5226160,1379540 5226140,1379520 5226140,1379520 5226160))');</text:p>
          </table:table-cell>
          <table:table-cell table:style-name="ce5" table:formula="of:=CONCATENATE([case_00140_00100.$A8];[.AO$2])" office:value-type="string" office:string-value="M21_E" calcext:value-type="string">
            <text:p>M21_E</text:p>
          </table:table-cell>
          <table:table-cell table:style-name="ce5" table:formula="of:=[case_00140_00100.$B8]+[.AP$2]" office:value-type="float" office:value="1379560" calcext:value-type="float">
            <text:p>1379560</text:p>
          </table:table-cell>
          <table:table-cell table:style-name="ce5" table:formula="of:=[case_00140_00100.$C8]+[.AQ$2]" office:value-type="float" office:value="5226160" calcext:value-type="float">
            <text:p>5226160</text:p>
          </table:table-cell>
          <table:table-cell table:style-name="ce5" table:formula="of:=[.AP8]+20" office:value-type="float" office:value="1379580" calcext:value-type="float">
            <text:p>1379580</text:p>
          </table:table-cell>
          <table:table-cell table:style-name="ce5" table:formula="of:=[.AQ8]" office:value-type="float" office:value="5226160" calcext:value-type="float">
            <text:p>5226160</text:p>
          </table:table-cell>
          <table:table-cell table:style-name="ce5" table:formula="of:=[.AP8]+20" office:value-type="float" office:value="1379580" calcext:value-type="float">
            <text:p>1379580</text:p>
          </table:table-cell>
          <table:table-cell table:style-name="ce5" table:formula="of:=[.AQ8]-20" office:value-type="float" office:value="5226140" calcext:value-type="float">
            <text:p>5226140</text:p>
          </table:table-cell>
          <table:table-cell table:style-name="ce5" table:formula="of:=[.AP8]" office:value-type="float" office:value="1379560" calcext:value-type="float">
            <text:p>1379560</text:p>
          </table:table-cell>
          <table:table-cell table:style-name="ce5" table:formula="of:=[.AQ8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8];&quot;',&quot;;CHAR(13);&quot;    'SRID=3946;POLYGON((&quot;;[.AP8];&quot; &quot;;[.AQ8];&quot;,&quot;;[.AR8];&quot; &quot;;[.AS8];&quot;,&quot;;[.AT8];&quot; &quot;;[.AU8];&quot;,&quot;;[.AV8];&quot; &quot;;[.AW8];&quot;,&quot;;[.AP8];&quot; &quot;;[.AQ8];&quot;))');&quot;;CHAR(13))" office:value-type="string" office:string-value="INSERT INTO &#13;  batiment (&#13;    id,&#13;    geometry_asewkt)&#13;  VALUES (&#13;    'M21_E',&#13;    'SRID=3946;POLYGON((1379560 5226160,1379580 5226160,1379580 5226140,1379560 5226140,1379560 5226160))');&#13;" calcext:value-type="string">
            <text:p>INSERT INTO  <text:s/>batiment ( <text:s text:c="3"/>id, <text:s text:c="3"/>geometry_asewkt) <text:s/>VALUES ( <text:s text:c="3"/>'M21_E', <text:s text:c="3"/>'SRID=3946;POLYGON((1379560 5226160,1379580 5226160,1379580 5226140,1379560 5226140,1379560 5226160))');</text:p>
          </table:table-cell>
          <table:table-cell table:style-name="ce5" table:formula="of:=CONCATENATE([case_00140_00100.$A8];[.AY$2])" office:value-type="string" office:string-value="M21_F" calcext:value-type="string">
            <text:p>M21_F</text:p>
          </table:table-cell>
          <table:table-cell table:style-name="ce5" table:formula="of:=[case_00140_00100.$B8]+[.AZ$2]" office:value-type="float" office:value="1379600" calcext:value-type="float">
            <text:p>1379600</text:p>
          </table:table-cell>
          <table:table-cell table:style-name="ce5" table:formula="of:=[case_00140_00100.$C8]+[.BA$2]" office:value-type="float" office:value="5226160" calcext:value-type="float">
            <text:p>5226160</text:p>
          </table:table-cell>
          <table:table-cell table:style-name="ce5" table:formula="of:=[.AZ8]+20" office:value-type="float" office:value="1379620" calcext:value-type="float">
            <text:p>1379620</text:p>
          </table:table-cell>
          <table:table-cell table:style-name="ce5" table:formula="of:=[.BA8]" office:value-type="float" office:value="5226160" calcext:value-type="float">
            <text:p>5226160</text:p>
          </table:table-cell>
          <table:table-cell table:style-name="ce5" table:formula="of:=[.AZ8]+20" office:value-type="float" office:value="1379620" calcext:value-type="float">
            <text:p>1379620</text:p>
          </table:table-cell>
          <table:table-cell table:style-name="ce5" table:formula="of:=[.BA8]-20" office:value-type="float" office:value="5226140" calcext:value-type="float">
            <text:p>5226140</text:p>
          </table:table-cell>
          <table:table-cell table:style-name="ce5" table:formula="of:=[.AZ8]" office:value-type="float" office:value="1379600" calcext:value-type="float">
            <text:p>1379600</text:p>
          </table:table-cell>
          <table:table-cell table:style-name="ce5" table:formula="of:=[.BA8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8];&quot;',&quot;;CHAR(13);&quot;    'SRID=3946;POLYGON((&quot;;[.AZ8];&quot; &quot;;[.BA8];&quot;,&quot;;[.BB8];&quot; &quot;;[.BC8];&quot;,&quot;;[.BD8];&quot; &quot;;[.BE8];&quot;,&quot;;[.BF8];&quot; &quot;;[.BG8];&quot;,&quot;;[.AZ8];&quot; &quot;;[.BA8];&quot;))');&quot;;CHAR(13))" office:value-type="string" office:string-value="INSERT INTO &#13;  batiment (&#13;    id,&#13;    geometry_asewkt)&#13;  VALUES (&#13;    'M21_F',&#13;    'SRID=3946;POLYGON((1379600 5226160,1379620 5226160,1379620 5226140,1379600 5226140,1379600 5226160))');&#13;" calcext:value-type="string">
            <text:p>INSERT INTO  <text:s/>batiment ( <text:s text:c="3"/>id, <text:s text:c="3"/>geometry_asewkt) <text:s/>VALUES ( <text:s text:c="3"/>'M21_F', <text:s text:c="3"/>'SRID=3946;POLYGON((1379600 5226160,1379620 5226160,1379620 5226140,1379600 5226140,1379600 5226160))');</text:p>
          </table:table-cell>
          <table:table-cell table:style-name="ce5" table:formula="of:=CONCATENATE([case_00140_00100.$A8];[.BI$2])" office:value-type="string" office:string-value="M21_G" calcext:value-type="string">
            <text:p>M21_G</text:p>
          </table:table-cell>
          <table:table-cell table:style-name="ce5" table:formula="of:=[case_00140_00100.$B8]+[.BJ$2]" office:value-type="float" office:value="1379520" calcext:value-type="float">
            <text:p>1379520</text:p>
          </table:table-cell>
          <table:table-cell table:style-name="ce5" table:formula="of:=[case_00140_00100.$C8]+[.BK$2]" office:value-type="float" office:value="5226130" calcext:value-type="float">
            <text:p>5226130</text:p>
          </table:table-cell>
          <table:table-cell table:style-name="ce5" table:formula="of:=[.BJ8]+20" office:value-type="float" office:value="1379540" calcext:value-type="float">
            <text:p>1379540</text:p>
          </table:table-cell>
          <table:table-cell table:style-name="ce5" table:formula="of:=[.BK8]" office:value-type="float" office:value="5226130" calcext:value-type="float">
            <text:p>5226130</text:p>
          </table:table-cell>
          <table:table-cell table:style-name="ce5" table:formula="of:=[.BJ8]+20" office:value-type="float" office:value="1379540" calcext:value-type="float">
            <text:p>1379540</text:p>
          </table:table-cell>
          <table:table-cell table:style-name="ce5" table:formula="of:=[.BK8]-20" office:value-type="float" office:value="5226110" calcext:value-type="float">
            <text:p>5226110</text:p>
          </table:table-cell>
          <table:table-cell table:style-name="ce5" table:formula="of:=[.BJ8]" office:value-type="float" office:value="1379520" calcext:value-type="float">
            <text:p>1379520</text:p>
          </table:table-cell>
          <table:table-cell table:style-name="ce5" table:formula="of:=[.BK8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8];&quot;',&quot;;CHAR(13);&quot;    'SRID=3946;POLYGON((&quot;;[.BJ8];&quot; &quot;;[.BK8];&quot;,&quot;;[.BL8];&quot; &quot;;[.BM8];&quot;,&quot;;[.BN8];&quot; &quot;;[.BO8];&quot;,&quot;;[.BP8];&quot; &quot;;[.BQ8];&quot;,&quot;;[.BJ8];&quot; &quot;;[.BK8];&quot;))');&quot;;CHAR(13))" office:value-type="string" office:string-value="INSERT INTO &#13;  batiment (&#13;    id,&#13;    geometry_asewkt)&#13;  VALUES (&#13;    'M21_G',&#13;    'SRID=3946;POLYGON((1379520 5226130,1379540 5226130,1379540 5226110,1379520 5226110,1379520 5226130))');&#13;" calcext:value-type="string">
            <text:p>INSERT INTO  <text:s/>batiment ( <text:s text:c="3"/>id, <text:s text:c="3"/>geometry_asewkt) <text:s/>VALUES ( <text:s text:c="3"/>'M21_G', <text:s text:c="3"/>'SRID=3946;POLYGON((1379520 5226130,1379540 5226130,1379540 5226110,1379520 5226110,1379520 5226130))');</text:p>
          </table:table-cell>
          <table:table-cell table:style-name="ce5" table:formula="of:=CONCATENATE([case_00140_00100.$A8];[.BS$2])" office:value-type="string" office:string-value="M21_H" calcext:value-type="string">
            <text:p>M21_H</text:p>
          </table:table-cell>
          <table:table-cell table:style-name="ce5" table:formula="of:=[case_00140_00100.$B8]+[.BT$2]" office:value-type="float" office:value="1379560" calcext:value-type="float">
            <text:p>1379560</text:p>
          </table:table-cell>
          <table:table-cell table:style-name="ce5" table:formula="of:=[case_00140_00100.$C8]+[.BU$2]" office:value-type="float" office:value="5226130" calcext:value-type="float">
            <text:p>5226130</text:p>
          </table:table-cell>
          <table:table-cell table:style-name="ce5" table:formula="of:=[.BT8]+20" office:value-type="float" office:value="1379580" calcext:value-type="float">
            <text:p>1379580</text:p>
          </table:table-cell>
          <table:table-cell table:style-name="ce5" table:formula="of:=[.BU8]" office:value-type="float" office:value="5226130" calcext:value-type="float">
            <text:p>5226130</text:p>
          </table:table-cell>
          <table:table-cell table:style-name="ce5" table:formula="of:=[.BT8]+20" office:value-type="float" office:value="1379580" calcext:value-type="float">
            <text:p>1379580</text:p>
          </table:table-cell>
          <table:table-cell table:style-name="ce5" table:formula="of:=[.BU8]-20" office:value-type="float" office:value="5226110" calcext:value-type="float">
            <text:p>5226110</text:p>
          </table:table-cell>
          <table:table-cell table:style-name="ce5" table:formula="of:=[.BT8]" office:value-type="float" office:value="1379560" calcext:value-type="float">
            <text:p>1379560</text:p>
          </table:table-cell>
          <table:table-cell table:style-name="ce5" table:formula="of:=[.BU8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8];&quot;',&quot;;CHAR(13);&quot;    'SRID=3946;POLYGON((&quot;;[.BT8];&quot; &quot;;[.BU8];&quot;,&quot;;[.BV8];&quot; &quot;;[.BW8];&quot;,&quot;;[.BX8];&quot; &quot;;[.BY8];&quot;,&quot;;[.BZ8];&quot; &quot;;[.CA8];&quot;,&quot;;[.BT8];&quot; &quot;;[.BU8];&quot;))');&quot;;CHAR(13))" office:value-type="string" office:string-value="INSERT INTO &#13;  batiment (&#13;    id,&#13;    geometry_asewkt)&#13;  VALUES (&#13;    'M21_H',&#13;    'SRID=3946;POLYGON((1379560 5226130,1379580 5226130,1379580 5226110,1379560 5226110,1379560 5226130))');&#13;" calcext:value-type="string">
            <text:p>INSERT INTO  <text:s/>batiment ( <text:s text:c="3"/>id, <text:s text:c="3"/>geometry_asewkt) <text:s/>VALUES ( <text:s text:c="3"/>'M21_H', <text:s text:c="3"/>'SRID=3946;POLYGON((1379560 5226130,1379580 5226130,1379580 5226110,1379560 5226110,1379560 5226130))');</text:p>
          </table:table-cell>
          <table:table-cell table:style-name="ce5" table:formula="of:=CONCATENATE([case_00140_00100.$A8];[.CC$2])" office:value-type="string" office:string-value="M21_I" calcext:value-type="string">
            <text:p>M21_I</text:p>
          </table:table-cell>
          <table:table-cell table:style-name="ce5" table:formula="of:=[case_00140_00100.$B8]+[.CD$2]" office:value-type="float" office:value="1379600" calcext:value-type="float">
            <text:p>1379600</text:p>
          </table:table-cell>
          <table:table-cell table:style-name="ce5" table:formula="of:=[case_00140_00100.$C8]+[.CE$2]" office:value-type="float" office:value="5226130" calcext:value-type="float">
            <text:p>5226130</text:p>
          </table:table-cell>
          <table:table-cell table:style-name="ce5" table:formula="of:=[.CD8]+20" office:value-type="float" office:value="1379620" calcext:value-type="float">
            <text:p>1379620</text:p>
          </table:table-cell>
          <table:table-cell table:style-name="ce5" table:formula="of:=[.CE8]" office:value-type="float" office:value="5226130" calcext:value-type="float">
            <text:p>5226130</text:p>
          </table:table-cell>
          <table:table-cell table:style-name="ce5" table:formula="of:=[.CD8]+20" office:value-type="float" office:value="1379620" calcext:value-type="float">
            <text:p>1379620</text:p>
          </table:table-cell>
          <table:table-cell table:style-name="ce5" table:formula="of:=[.CE8]-20" office:value-type="float" office:value="5226110" calcext:value-type="float">
            <text:p>5226110</text:p>
          </table:table-cell>
          <table:table-cell table:style-name="ce5" table:formula="of:=[.CD8]" office:value-type="float" office:value="1379600" calcext:value-type="float">
            <text:p>1379600</text:p>
          </table:table-cell>
          <table:table-cell table:style-name="ce5" table:formula="of:=[.CE8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8];&quot;',&quot;;CHAR(13);&quot;    'SRID=3946;POLYGON((&quot;;[.CD8];&quot; &quot;;[.CE8];&quot;,&quot;;[.CF8];&quot; &quot;;[.CG8];&quot;,&quot;;[.CH8];&quot; &quot;;[.CI8];&quot;,&quot;;[.CJ8];&quot; &quot;;[.CK8];&quot;,&quot;;[.CD8];&quot; &quot;;[.CE8];&quot;))');&quot;;CHAR(13))" office:value-type="string" office:string-value="INSERT INTO &#13;  batiment (&#13;    id,&#13;    geometry_asewkt)&#13;  VALUES (&#13;    'M21_I',&#13;    'SRID=3946;POLYGON((1379600 5226130,1379620 5226130,1379620 5226110,1379600 5226110,1379600 5226130))');&#13;" calcext:value-type="string">
            <text:p>INSERT INTO  <text:s/>batiment ( <text:s text:c="3"/>id, <text:s text:c="3"/>geometry_asewkt) <text:s/>VALUES ( <text:s text:c="3"/>'M21_I', <text:s text:c="3"/>'SRID=3946;POLYGON((1379600 5226130,1379620 5226130,1379620 5226110,1379600 5226110,1379600 5226130))');</text:p>
          </table:table-cell>
          <table:table-cell table:formula="of:=CONCATENATE([.J8];CHAR(13);[.T8];CHAR(13);[.AD8];CHAR(13);[.AN8];CHAR(13);[.AX8];CHAR(13);[.BH8];CHAR(13);[.BR8];CHAR(13);[.CB8];CHAR(13);[.CL8];CHAR(13))" office:value-type="string" office:string-value="INSERT INTO &#13;  batiment (&#13;    id,&#13;    geometry_asewkt)&#13;  VALUES (&#13;    'M21_A',&#13;    'SRID=3946;POLYGON((1379520 5226190,1379540 5226190,1379540 5226170,1379520 5226170,1379520 5226190))');&#13;&#13;INSERT INTO &#13;  batiment (&#13;    id,&#13;    geometry_asewkt)&#13;  VALUES (&#13;    'M21_B',&#13;    'SRID=3946;POLYGON((1379560 5226190,1379580 5226190,1379580 5226170,1379560 5226170,1379560 5226190))');&#13;&#13;INSERT INTO &#13;  batiment (&#13;    id,&#13;    geometry_asewkt)&#13;  VALUES (&#13;    'M21_C',&#13;    'SRID=3946;POLYGON((1379600 5226190,1379620 5226190,1379620 5226170,1379600 5226170,1379600 5226190))');&#13;&#13;INSERT INTO &#13;  batiment (&#13;    id,&#13;    geometry_asewkt)&#13;  VALUES (&#13;    'M21_D',&#13;    'SRID=3946;POLYGON((1379520 5226160,1379540 5226160,1379540 5226140,1379520 5226140,1379520 5226160))');&#13;&#13;INSERT INTO &#13;  batiment (&#13;    id,&#13;    geometry_asewkt)&#13;  VALUES (&#13;    'M21_E',&#13;    'SRID=3946;POLYGON((1379560 5226160,1379580 5226160,1379580 5226140,1379560 5226140,1379560 5226160))');&#13;&#13;INSERT INTO &#13;  batiment (&#13;    id,&#13;    geometry_asewkt)&#13;  VALUES (&#13;    'M21_F',&#13;    'SRID=3946;POLYGON((1379600 5226160,1379620 5226160,1379620 5226140,1379600 5226140,1379600 5226160))');&#13;&#13;INSERT INTO &#13;  batiment (&#13;    id,&#13;    geometry_asewkt)&#13;  VALUES (&#13;    'M21_G',&#13;    'SRID=3946;POLYGON((1379520 5226130,1379540 5226130,1379540 5226110,1379520 5226110,1379520 5226130))');&#13;&#13;INSERT INTO &#13;  batiment (&#13;    id,&#13;    geometry_asewkt)&#13;  VALUES (&#13;    'M21_H',&#13;    'SRID=3946;POLYGON((1379560 5226130,1379580 5226130,1379580 5226110,1379560 5226110,1379560 5226130))');&#13;&#13;INSERT INTO &#13;  batiment (&#13;    id,&#13;    geometry_asewkt)&#13;  VALUES (&#13;    'M21_I',&#13;    'SRID=3946;POLYGON((1379600 5226130,1379620 5226130,1379620 5226110,1379600 5226110,1379600 5226130))');&#13;&#13;" calcext:value-type="string">
            <text:p>INSERT INTO  <text:s/>batiment ( <text:s text:c="3"/>id, <text:s text:c="3"/>geometry_asewkt) <text:s/>VALUES ( <text:s text:c="3"/>'M21_A', <text:s text:c="3"/>'SRID=3946;POLYGON((1379520 5226190,1379540 5226190,1379540 5226170,1379520 5226170,1379520 5226190))');INSERT INTO  <text:s/>batiment ( <text:s text:c="3"/>id, <text:s text:c="3"/>geometry_asewkt) <text:s/>VALUES ( <text:s text:c="3"/>'M21_B', <text:s text:c="3"/>'SRID=3946;POLYGON((1379560 5226190,1379580 5226190,1379580 5226170,1379560 5226170,1379560 5226190))');INSERT INTO  <text:s/>batiment ( <text:s text:c="3"/>id, <text:s text:c="3"/>geometry_asewkt) <text:s/>VALUES ( <text:s text:c="3"/>'M21_C', <text:s text:c="3"/>'SRID=3946;POLYGON((1379600 5226190,1379620 5226190,1379620 5226170,1379600 5226170,1379600 5226190))');INSERT INTO  <text:s/>batiment ( <text:s text:c="3"/>id, <text:s text:c="3"/>geometry_asewkt) <text:s/>VALUES ( <text:s text:c="3"/>'M21_D', <text:s text:c="3"/>'SRID=3946;POLYGON((1379520 5226160,1379540 5226160,1379540 5226140,1379520 5226140,1379520 5226160))');INSERT INTO  <text:s/>batiment ( <text:s text:c="3"/>id, <text:s text:c="3"/>geometry_asewkt) <text:s/>VALUES ( <text:s text:c="3"/>'M21_E', <text:s text:c="3"/>'SRID=3946;POLYGON((1379560 5226160,1379580 5226160,1379580 5226140,1379560 5226140,1379560 5226160))');INSERT INTO  <text:s/>batiment ( <text:s text:c="3"/>id, <text:s text:c="3"/>geometry_asewkt) <text:s/>VALUES ( <text:s text:c="3"/>'M21_F', <text:s text:c="3"/>'SRID=3946;POLYGON((1379600 5226160,1379620 5226160,1379620 5226140,1379600 5226140,1379600 5226160))');INSERT INTO  <text:s/>batiment ( <text:s text:c="3"/>id, <text:s text:c="3"/>geometry_asewkt) <text:s/>VALUES ( <text:s text:c="3"/>'M21_G', <text:s text:c="3"/>'SRID=3946;POLYGON((1379520 5226130,1379540 5226130,1379540 5226110,1379520 5226110,1379520 5226130))');INSERT INTO  <text:s/>batiment ( <text:s text:c="3"/>id, <text:s text:c="3"/>geometry_asewkt) <text:s/>VALUES ( <text:s text:c="3"/>'M21_H', <text:s text:c="3"/>'SRID=3946;POLYGON((1379560 5226130,1379580 5226130,1379580 5226110,1379560 5226110,1379560 5226130))');INSERT INTO  <text:s/>batiment ( <text:s text:c="3"/>id, <text:s text:c="3"/>geometry_asewkt) <text:s/>VALUES ( <text:s text:c="3"/>'M21_I', <text:s text:c="3"/>'SRID=3946;POLYGON((1379600 5226130,1379620 5226130,1379620 5226110,1379600 5226110,137960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9];[.A$2])" office:value-type="string" office:string-value="M22_A" calcext:value-type="string">
            <text:p>M22_A</text:p>
          </table:table-cell>
          <table:table-cell table:style-name="ce5" table:formula="of:=[$case_00140_00100.$B9]+[.B$2]" office:value-type="float" office:value="1379660" calcext:value-type="float">
            <text:p>1379660</text:p>
          </table:table-cell>
          <table:table-cell table:style-name="ce5" table:formula="of:=[$case_00140_00100.$C9]+[.C$2]" office:value-type="float" office:value="5226190" calcext:value-type="float">
            <text:p>5226190</text:p>
          </table:table-cell>
          <table:table-cell table:style-name="ce5" table:formula="of:=[.B9]+20" office:value-type="float" office:value="1379680" calcext:value-type="float">
            <text:p>1379680</text:p>
          </table:table-cell>
          <table:table-cell table:style-name="ce5" table:formula="of:=[.C9]" office:value-type="float" office:value="5226190" calcext:value-type="float">
            <text:p>5226190</text:p>
          </table:table-cell>
          <table:table-cell table:style-name="ce5" table:formula="of:=[.B9]+20" office:value-type="float" office:value="1379680" calcext:value-type="float">
            <text:p>1379680</text:p>
          </table:table-cell>
          <table:table-cell table:style-name="ce5" table:formula="of:=[.C9]-20" office:value-type="float" office:value="5226170" calcext:value-type="float">
            <text:p>5226170</text:p>
          </table:table-cell>
          <table:table-cell table:style-name="ce5" table:formula="of:=[.B9]" office:value-type="float" office:value="1379660" calcext:value-type="float">
            <text:p>1379660</text:p>
          </table:table-cell>
          <table:table-cell table:style-name="ce5" table:formula="of:=[.C9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9];&quot;',&quot;;CHAR(13);&quot;    'SRID=3946;POLYGON((&quot;;[.B9];&quot; &quot;;[.C9];&quot;,&quot;;[.D9];&quot; &quot;;[.E9];&quot;,&quot;;[.F9];&quot; &quot;;[.G9];&quot;,&quot;;[.H9];&quot; &quot;;[.I9];&quot;,&quot;;[.B9];&quot; &quot;;[.C9];&quot;))');&quot;;CHAR(13))" office:value-type="string" office:string-value="INSERT INTO &#13;  batiment (&#13;    id,&#13;    geometry_asewkt)&#13;  VALUES (&#13;    'M22_A',&#13;    'SRID=3946;POLYGON((1379660 5226190,1379680 5226190,1379680 5226170,1379660 5226170,1379660 5226190))');&#13;" calcext:value-type="string">
            <text:p>INSERT INTO  <text:s/>batiment ( <text:s text:c="3"/>id, <text:s text:c="3"/>geometry_asewkt) <text:s/>VALUES ( <text:s text:c="3"/>'M22_A', <text:s text:c="3"/>'SRID=3946;POLYGON((1379660 5226190,1379680 5226190,1379680 5226170,1379660 5226170,1379660 5226190))');</text:p>
          </table:table-cell>
          <table:table-cell table:style-name="ce5" table:formula="of:=CONCATENATE([case_00140_00100.$A9];[.K$2])" office:value-type="string" office:string-value="M22_B" calcext:value-type="string">
            <text:p>M22_B</text:p>
          </table:table-cell>
          <table:table-cell table:style-name="ce5" table:formula="of:=[case_00140_00100.$B9]+[.L$2]" office:value-type="float" office:value="1379700" calcext:value-type="float">
            <text:p>1379700</text:p>
          </table:table-cell>
          <table:table-cell table:style-name="ce5" table:formula="of:=[case_00140_00100.$C9]+[.M$2]" office:value-type="float" office:value="5226190" calcext:value-type="float">
            <text:p>5226190</text:p>
          </table:table-cell>
          <table:table-cell table:style-name="ce5" table:formula="of:=[.L9]+20" office:value-type="float" office:value="1379720" calcext:value-type="float">
            <text:p>1379720</text:p>
          </table:table-cell>
          <table:table-cell table:style-name="ce5" table:formula="of:=[.M9]" office:value-type="float" office:value="5226190" calcext:value-type="float">
            <text:p>5226190</text:p>
          </table:table-cell>
          <table:table-cell table:style-name="ce5" table:formula="of:=[.L9]+20" office:value-type="float" office:value="1379720" calcext:value-type="float">
            <text:p>1379720</text:p>
          </table:table-cell>
          <table:table-cell table:style-name="ce5" table:formula="of:=[.M9]-20" office:value-type="float" office:value="5226170" calcext:value-type="float">
            <text:p>5226170</text:p>
          </table:table-cell>
          <table:table-cell table:style-name="ce5" table:formula="of:=[.L9]" office:value-type="float" office:value="1379700" calcext:value-type="float">
            <text:p>1379700</text:p>
          </table:table-cell>
          <table:table-cell table:style-name="ce5" table:formula="of:=[.M9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9];&quot;',&quot;;CHAR(13);&quot;    'SRID=3946;POLYGON((&quot;;[.L9];&quot; &quot;;[.M9];&quot;,&quot;;[.N9];&quot; &quot;;[.O9];&quot;,&quot;;[.P9];&quot; &quot;;[.Q9];&quot;,&quot;;[.R9];&quot; &quot;;[.S9];&quot;,&quot;;[.L9];&quot; &quot;;[.M9];&quot;))');&quot;;CHAR(13))" office:value-type="string" office:string-value="INSERT INTO &#13;  batiment (&#13;    id,&#13;    geometry_asewkt)&#13;  VALUES (&#13;    'M22_B',&#13;    'SRID=3946;POLYGON((1379700 5226190,1379720 5226190,1379720 5226170,1379700 5226170,1379700 5226190))');&#13;" calcext:value-type="string">
            <text:p>INSERT INTO  <text:s/>batiment ( <text:s text:c="3"/>id, <text:s text:c="3"/>geometry_asewkt) <text:s/>VALUES ( <text:s text:c="3"/>'M22_B', <text:s text:c="3"/>'SRID=3946;POLYGON((1379700 5226190,1379720 5226190,1379720 5226170,1379700 5226170,1379700 5226190))');</text:p>
          </table:table-cell>
          <table:table-cell table:style-name="ce5" table:formula="of:=CONCATENATE([case_00140_00100.$A9];[.U$2])" office:value-type="string" office:string-value="M22_C" calcext:value-type="string">
            <text:p>M22_C</text:p>
          </table:table-cell>
          <table:table-cell table:style-name="ce5" table:formula="of:=[case_00140_00100.$B9]+[.V$2]" office:value-type="float" office:value="1379740" calcext:value-type="float">
            <text:p>1379740</text:p>
          </table:table-cell>
          <table:table-cell table:style-name="ce5" table:formula="of:=[case_00140_00100.$C9]+[.W$2]" office:value-type="float" office:value="5226190" calcext:value-type="float">
            <text:p>5226190</text:p>
          </table:table-cell>
          <table:table-cell table:style-name="ce5" table:formula="of:=[.V9]+20" office:value-type="float" office:value="1379760" calcext:value-type="float">
            <text:p>1379760</text:p>
          </table:table-cell>
          <table:table-cell table:style-name="ce5" table:formula="of:=[.W9]" office:value-type="float" office:value="5226190" calcext:value-type="float">
            <text:p>5226190</text:p>
          </table:table-cell>
          <table:table-cell table:style-name="ce5" table:formula="of:=[.V9]+20" office:value-type="float" office:value="1379760" calcext:value-type="float">
            <text:p>1379760</text:p>
          </table:table-cell>
          <table:table-cell table:style-name="ce5" table:formula="of:=[.W9]-20" office:value-type="float" office:value="5226170" calcext:value-type="float">
            <text:p>5226170</text:p>
          </table:table-cell>
          <table:table-cell table:style-name="ce5" table:formula="of:=[.V9]" office:value-type="float" office:value="1379740" calcext:value-type="float">
            <text:p>1379740</text:p>
          </table:table-cell>
          <table:table-cell table:style-name="ce5" table:formula="of:=[.W9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9];&quot;',&quot;;CHAR(13);&quot;    'SRID=3946;POLYGON((&quot;;[.V9];&quot; &quot;;[.W9];&quot;,&quot;;[.X9];&quot; &quot;;[.Y9];&quot;,&quot;;[.Z9];&quot; &quot;;[.AA9];&quot;,&quot;;[.AB9];&quot; &quot;;[.AC9];&quot;,&quot;;[.V9];&quot; &quot;;[.W9];&quot;))');&quot;;CHAR(13))" office:value-type="string" office:string-value="INSERT INTO &#13;  batiment (&#13;    id,&#13;    geometry_asewkt)&#13;  VALUES (&#13;    'M22_C',&#13;    'SRID=3946;POLYGON((1379740 5226190,1379760 5226190,1379760 5226170,1379740 5226170,1379740 5226190))');&#13;" calcext:value-type="string">
            <text:p>INSERT INTO  <text:s/>batiment ( <text:s text:c="3"/>id, <text:s text:c="3"/>geometry_asewkt) <text:s/>VALUES ( <text:s text:c="3"/>'M22_C', <text:s text:c="3"/>'SRID=3946;POLYGON((1379740 5226190,1379760 5226190,1379760 5226170,1379740 5226170,1379740 5226190))');</text:p>
          </table:table-cell>
          <table:table-cell table:style-name="ce5" table:formula="of:=CONCATENATE([case_00140_00100.$A9];[.AE$2])" office:value-type="string" office:string-value="M22_D" calcext:value-type="string">
            <text:p>M22_D</text:p>
          </table:table-cell>
          <table:table-cell table:style-name="ce5" table:formula="of:=[case_00140_00100.$B9]+[.AF$2]" office:value-type="float" office:value="1379660" calcext:value-type="float">
            <text:p>1379660</text:p>
          </table:table-cell>
          <table:table-cell table:style-name="ce5" table:formula="of:=[case_00140_00100.$C9]+[.AG$2]" office:value-type="float" office:value="5226160" calcext:value-type="float">
            <text:p>5226160</text:p>
          </table:table-cell>
          <table:table-cell table:style-name="ce5" table:formula="of:=[.AF9]+20" office:value-type="float" office:value="1379680" calcext:value-type="float">
            <text:p>1379680</text:p>
          </table:table-cell>
          <table:table-cell table:style-name="ce5" table:formula="of:=[.AG9]" office:value-type="float" office:value="5226160" calcext:value-type="float">
            <text:p>5226160</text:p>
          </table:table-cell>
          <table:table-cell table:style-name="ce5" table:formula="of:=[.AF9]+20" office:value-type="float" office:value="1379680" calcext:value-type="float">
            <text:p>1379680</text:p>
          </table:table-cell>
          <table:table-cell table:style-name="ce5" table:formula="of:=[.AG9]-20" office:value-type="float" office:value="5226140" calcext:value-type="float">
            <text:p>5226140</text:p>
          </table:table-cell>
          <table:table-cell table:style-name="ce5" table:formula="of:=[.AF9]" office:value-type="float" office:value="1379660" calcext:value-type="float">
            <text:p>1379660</text:p>
          </table:table-cell>
          <table:table-cell table:style-name="ce5" table:formula="of:=[.AG9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9];&quot;',&quot;;CHAR(13);&quot;    'SRID=3946;POLYGON((&quot;;[.AF9];&quot; &quot;;[.AG9];&quot;,&quot;;[.AH9];&quot; &quot;;[.AI9];&quot;,&quot;;[.AJ9];&quot; &quot;;[.AK9];&quot;,&quot;;[.AL9];&quot; &quot;;[.AM9];&quot;,&quot;;[.AF9];&quot; &quot;;[.AG9];&quot;))');&quot;;CHAR(13))" office:value-type="string" office:string-value="INSERT INTO &#13;  batiment (&#13;    id,&#13;    geometry_asewkt)&#13;  VALUES (&#13;    'M22_D',&#13;    'SRID=3946;POLYGON((1379660 5226160,1379680 5226160,1379680 5226140,1379660 5226140,1379660 5226160))');&#13;" calcext:value-type="string">
            <text:p>INSERT INTO  <text:s/>batiment ( <text:s text:c="3"/>id, <text:s text:c="3"/>geometry_asewkt) <text:s/>VALUES ( <text:s text:c="3"/>'M22_D', <text:s text:c="3"/>'SRID=3946;POLYGON((1379660 5226160,1379680 5226160,1379680 5226140,1379660 5226140,1379660 5226160))');</text:p>
          </table:table-cell>
          <table:table-cell table:style-name="ce5" table:formula="of:=CONCATENATE([case_00140_00100.$A9];[.AO$2])" office:value-type="string" office:string-value="M22_E" calcext:value-type="string">
            <text:p>M22_E</text:p>
          </table:table-cell>
          <table:table-cell table:style-name="ce5" table:formula="of:=[case_00140_00100.$B9]+[.AP$2]" office:value-type="float" office:value="1379700" calcext:value-type="float">
            <text:p>1379700</text:p>
          </table:table-cell>
          <table:table-cell table:style-name="ce5" table:formula="of:=[case_00140_00100.$C9]+[.AQ$2]" office:value-type="float" office:value="5226160" calcext:value-type="float">
            <text:p>5226160</text:p>
          </table:table-cell>
          <table:table-cell table:style-name="ce5" table:formula="of:=[.AP9]+20" office:value-type="float" office:value="1379720" calcext:value-type="float">
            <text:p>1379720</text:p>
          </table:table-cell>
          <table:table-cell table:style-name="ce5" table:formula="of:=[.AQ9]" office:value-type="float" office:value="5226160" calcext:value-type="float">
            <text:p>5226160</text:p>
          </table:table-cell>
          <table:table-cell table:style-name="ce5" table:formula="of:=[.AP9]+20" office:value-type="float" office:value="1379720" calcext:value-type="float">
            <text:p>1379720</text:p>
          </table:table-cell>
          <table:table-cell table:style-name="ce5" table:formula="of:=[.AQ9]-20" office:value-type="float" office:value="5226140" calcext:value-type="float">
            <text:p>5226140</text:p>
          </table:table-cell>
          <table:table-cell table:style-name="ce5" table:formula="of:=[.AP9]" office:value-type="float" office:value="1379700" calcext:value-type="float">
            <text:p>1379700</text:p>
          </table:table-cell>
          <table:table-cell table:style-name="ce5" table:formula="of:=[.AQ9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9];&quot;',&quot;;CHAR(13);&quot;    'SRID=3946;POLYGON((&quot;;[.AP9];&quot; &quot;;[.AQ9];&quot;,&quot;;[.AR9];&quot; &quot;;[.AS9];&quot;,&quot;;[.AT9];&quot; &quot;;[.AU9];&quot;,&quot;;[.AV9];&quot; &quot;;[.AW9];&quot;,&quot;;[.AP9];&quot; &quot;;[.AQ9];&quot;))');&quot;;CHAR(13))" office:value-type="string" office:string-value="INSERT INTO &#13;  batiment (&#13;    id,&#13;    geometry_asewkt)&#13;  VALUES (&#13;    'M22_E',&#13;    'SRID=3946;POLYGON((1379700 5226160,1379720 5226160,1379720 5226140,1379700 5226140,1379700 5226160))');&#13;" calcext:value-type="string">
            <text:p>INSERT INTO  <text:s/>batiment ( <text:s text:c="3"/>id, <text:s text:c="3"/>geometry_asewkt) <text:s/>VALUES ( <text:s text:c="3"/>'M22_E', <text:s text:c="3"/>'SRID=3946;POLYGON((1379700 5226160,1379720 5226160,1379720 5226140,1379700 5226140,1379700 5226160))');</text:p>
          </table:table-cell>
          <table:table-cell table:style-name="ce5" table:formula="of:=CONCATENATE([case_00140_00100.$A9];[.AY$2])" office:value-type="string" office:string-value="M22_F" calcext:value-type="string">
            <text:p>M22_F</text:p>
          </table:table-cell>
          <table:table-cell table:style-name="ce5" table:formula="of:=[case_00140_00100.$B9]+[.AZ$2]" office:value-type="float" office:value="1379740" calcext:value-type="float">
            <text:p>1379740</text:p>
          </table:table-cell>
          <table:table-cell table:style-name="ce5" table:formula="of:=[case_00140_00100.$C9]+[.BA$2]" office:value-type="float" office:value="5226160" calcext:value-type="float">
            <text:p>5226160</text:p>
          </table:table-cell>
          <table:table-cell table:style-name="ce5" table:formula="of:=[.AZ9]+20" office:value-type="float" office:value="1379760" calcext:value-type="float">
            <text:p>1379760</text:p>
          </table:table-cell>
          <table:table-cell table:style-name="ce5" table:formula="of:=[.BA9]" office:value-type="float" office:value="5226160" calcext:value-type="float">
            <text:p>5226160</text:p>
          </table:table-cell>
          <table:table-cell table:style-name="ce5" table:formula="of:=[.AZ9]+20" office:value-type="float" office:value="1379760" calcext:value-type="float">
            <text:p>1379760</text:p>
          </table:table-cell>
          <table:table-cell table:style-name="ce5" table:formula="of:=[.BA9]-20" office:value-type="float" office:value="5226140" calcext:value-type="float">
            <text:p>5226140</text:p>
          </table:table-cell>
          <table:table-cell table:style-name="ce5" table:formula="of:=[.AZ9]" office:value-type="float" office:value="1379740" calcext:value-type="float">
            <text:p>1379740</text:p>
          </table:table-cell>
          <table:table-cell table:style-name="ce5" table:formula="of:=[.BA9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9];&quot;',&quot;;CHAR(13);&quot;    'SRID=3946;POLYGON((&quot;;[.AZ9];&quot; &quot;;[.BA9];&quot;,&quot;;[.BB9];&quot; &quot;;[.BC9];&quot;,&quot;;[.BD9];&quot; &quot;;[.BE9];&quot;,&quot;;[.BF9];&quot; &quot;;[.BG9];&quot;,&quot;;[.AZ9];&quot; &quot;;[.BA9];&quot;))');&quot;;CHAR(13))" office:value-type="string" office:string-value="INSERT INTO &#13;  batiment (&#13;    id,&#13;    geometry_asewkt)&#13;  VALUES (&#13;    'M22_F',&#13;    'SRID=3946;POLYGON((1379740 5226160,1379760 5226160,1379760 5226140,1379740 5226140,1379740 5226160))');&#13;" calcext:value-type="string">
            <text:p>INSERT INTO  <text:s/>batiment ( <text:s text:c="3"/>id, <text:s text:c="3"/>geometry_asewkt) <text:s/>VALUES ( <text:s text:c="3"/>'M22_F', <text:s text:c="3"/>'SRID=3946;POLYGON((1379740 5226160,1379760 5226160,1379760 5226140,1379740 5226140,1379740 5226160))');</text:p>
          </table:table-cell>
          <table:table-cell table:style-name="ce5" table:formula="of:=CONCATENATE([case_00140_00100.$A9];[.BI$2])" office:value-type="string" office:string-value="M22_G" calcext:value-type="string">
            <text:p>M22_G</text:p>
          </table:table-cell>
          <table:table-cell table:style-name="ce5" table:formula="of:=[case_00140_00100.$B9]+[.BJ$2]" office:value-type="float" office:value="1379660" calcext:value-type="float">
            <text:p>1379660</text:p>
          </table:table-cell>
          <table:table-cell table:style-name="ce5" table:formula="of:=[case_00140_00100.$C9]+[.BK$2]" office:value-type="float" office:value="5226130" calcext:value-type="float">
            <text:p>5226130</text:p>
          </table:table-cell>
          <table:table-cell table:style-name="ce5" table:formula="of:=[.BJ9]+20" office:value-type="float" office:value="1379680" calcext:value-type="float">
            <text:p>1379680</text:p>
          </table:table-cell>
          <table:table-cell table:style-name="ce5" table:formula="of:=[.BK9]" office:value-type="float" office:value="5226130" calcext:value-type="float">
            <text:p>5226130</text:p>
          </table:table-cell>
          <table:table-cell table:style-name="ce5" table:formula="of:=[.BJ9]+20" office:value-type="float" office:value="1379680" calcext:value-type="float">
            <text:p>1379680</text:p>
          </table:table-cell>
          <table:table-cell table:style-name="ce5" table:formula="of:=[.BK9]-20" office:value-type="float" office:value="5226110" calcext:value-type="float">
            <text:p>5226110</text:p>
          </table:table-cell>
          <table:table-cell table:style-name="ce5" table:formula="of:=[.BJ9]" office:value-type="float" office:value="1379660" calcext:value-type="float">
            <text:p>1379660</text:p>
          </table:table-cell>
          <table:table-cell table:style-name="ce5" table:formula="of:=[.BK9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9];&quot;',&quot;;CHAR(13);&quot;    'SRID=3946;POLYGON((&quot;;[.BJ9];&quot; &quot;;[.BK9];&quot;,&quot;;[.BL9];&quot; &quot;;[.BM9];&quot;,&quot;;[.BN9];&quot; &quot;;[.BO9];&quot;,&quot;;[.BP9];&quot; &quot;;[.BQ9];&quot;,&quot;;[.BJ9];&quot; &quot;;[.BK9];&quot;))');&quot;;CHAR(13))" office:value-type="string" office:string-value="INSERT INTO &#13;  batiment (&#13;    id,&#13;    geometry_asewkt)&#13;  VALUES (&#13;    'M22_G',&#13;    'SRID=3946;POLYGON((1379660 5226130,1379680 5226130,1379680 5226110,1379660 5226110,1379660 5226130))');&#13;" calcext:value-type="string">
            <text:p>INSERT INTO  <text:s/>batiment ( <text:s text:c="3"/>id, <text:s text:c="3"/>geometry_asewkt) <text:s/>VALUES ( <text:s text:c="3"/>'M22_G', <text:s text:c="3"/>'SRID=3946;POLYGON((1379660 5226130,1379680 5226130,1379680 5226110,1379660 5226110,1379660 5226130))');</text:p>
          </table:table-cell>
          <table:table-cell table:style-name="ce5" table:formula="of:=CONCATENATE([case_00140_00100.$A9];[.BS$2])" office:value-type="string" office:string-value="M22_H" calcext:value-type="string">
            <text:p>M22_H</text:p>
          </table:table-cell>
          <table:table-cell table:style-name="ce5" table:formula="of:=[case_00140_00100.$B9]+[.BT$2]" office:value-type="float" office:value="1379700" calcext:value-type="float">
            <text:p>1379700</text:p>
          </table:table-cell>
          <table:table-cell table:style-name="ce5" table:formula="of:=[case_00140_00100.$C9]+[.BU$2]" office:value-type="float" office:value="5226130" calcext:value-type="float">
            <text:p>5226130</text:p>
          </table:table-cell>
          <table:table-cell table:style-name="ce5" table:formula="of:=[.BT9]+20" office:value-type="float" office:value="1379720" calcext:value-type="float">
            <text:p>1379720</text:p>
          </table:table-cell>
          <table:table-cell table:style-name="ce5" table:formula="of:=[.BU9]" office:value-type="float" office:value="5226130" calcext:value-type="float">
            <text:p>5226130</text:p>
          </table:table-cell>
          <table:table-cell table:style-name="ce5" table:formula="of:=[.BT9]+20" office:value-type="float" office:value="1379720" calcext:value-type="float">
            <text:p>1379720</text:p>
          </table:table-cell>
          <table:table-cell table:style-name="ce5" table:formula="of:=[.BU9]-20" office:value-type="float" office:value="5226110" calcext:value-type="float">
            <text:p>5226110</text:p>
          </table:table-cell>
          <table:table-cell table:style-name="ce5" table:formula="of:=[.BT9]" office:value-type="float" office:value="1379700" calcext:value-type="float">
            <text:p>1379700</text:p>
          </table:table-cell>
          <table:table-cell table:style-name="ce5" table:formula="of:=[.BU9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9];&quot;',&quot;;CHAR(13);&quot;    'SRID=3946;POLYGON((&quot;;[.BT9];&quot; &quot;;[.BU9];&quot;,&quot;;[.BV9];&quot; &quot;;[.BW9];&quot;,&quot;;[.BX9];&quot; &quot;;[.BY9];&quot;,&quot;;[.BZ9];&quot; &quot;;[.CA9];&quot;,&quot;;[.BT9];&quot; &quot;;[.BU9];&quot;))');&quot;;CHAR(13))" office:value-type="string" office:string-value="INSERT INTO &#13;  batiment (&#13;    id,&#13;    geometry_asewkt)&#13;  VALUES (&#13;    'M22_H',&#13;    'SRID=3946;POLYGON((1379700 5226130,1379720 5226130,1379720 5226110,1379700 5226110,1379700 5226130))');&#13;" calcext:value-type="string">
            <text:p>INSERT INTO  <text:s/>batiment ( <text:s text:c="3"/>id, <text:s text:c="3"/>geometry_asewkt) <text:s/>VALUES ( <text:s text:c="3"/>'M22_H', <text:s text:c="3"/>'SRID=3946;POLYGON((1379700 5226130,1379720 5226130,1379720 5226110,1379700 5226110,1379700 5226130))');</text:p>
          </table:table-cell>
          <table:table-cell table:style-name="ce5" table:formula="of:=CONCATENATE([case_00140_00100.$A9];[.CC$2])" office:value-type="string" office:string-value="M22_I" calcext:value-type="string">
            <text:p>M22_I</text:p>
          </table:table-cell>
          <table:table-cell table:style-name="ce5" table:formula="of:=[case_00140_00100.$B9]+[.CD$2]" office:value-type="float" office:value="1379740" calcext:value-type="float">
            <text:p>1379740</text:p>
          </table:table-cell>
          <table:table-cell table:style-name="ce5" table:formula="of:=[case_00140_00100.$C9]+[.CE$2]" office:value-type="float" office:value="5226130" calcext:value-type="float">
            <text:p>5226130</text:p>
          </table:table-cell>
          <table:table-cell table:style-name="ce5" table:formula="of:=[.CD9]+20" office:value-type="float" office:value="1379760" calcext:value-type="float">
            <text:p>1379760</text:p>
          </table:table-cell>
          <table:table-cell table:style-name="ce5" table:formula="of:=[.CE9]" office:value-type="float" office:value="5226130" calcext:value-type="float">
            <text:p>5226130</text:p>
          </table:table-cell>
          <table:table-cell table:style-name="ce5" table:formula="of:=[.CD9]+20" office:value-type="float" office:value="1379760" calcext:value-type="float">
            <text:p>1379760</text:p>
          </table:table-cell>
          <table:table-cell table:style-name="ce5" table:formula="of:=[.CE9]-20" office:value-type="float" office:value="5226110" calcext:value-type="float">
            <text:p>5226110</text:p>
          </table:table-cell>
          <table:table-cell table:style-name="ce5" table:formula="of:=[.CD9]" office:value-type="float" office:value="1379740" calcext:value-type="float">
            <text:p>1379740</text:p>
          </table:table-cell>
          <table:table-cell table:style-name="ce5" table:formula="of:=[.CE9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9];&quot;',&quot;;CHAR(13);&quot;    'SRID=3946;POLYGON((&quot;;[.CD9];&quot; &quot;;[.CE9];&quot;,&quot;;[.CF9];&quot; &quot;;[.CG9];&quot;,&quot;;[.CH9];&quot; &quot;;[.CI9];&quot;,&quot;;[.CJ9];&quot; &quot;;[.CK9];&quot;,&quot;;[.CD9];&quot; &quot;;[.CE9];&quot;))');&quot;;CHAR(13))" office:value-type="string" office:string-value="INSERT INTO &#13;  batiment (&#13;    id,&#13;    geometry_asewkt)&#13;  VALUES (&#13;    'M22_I',&#13;    'SRID=3946;POLYGON((1379740 5226130,1379760 5226130,1379760 5226110,1379740 5226110,1379740 5226130))');&#13;" calcext:value-type="string">
            <text:p>INSERT INTO  <text:s/>batiment ( <text:s text:c="3"/>id, <text:s text:c="3"/>geometry_asewkt) <text:s/>VALUES ( <text:s text:c="3"/>'M22_I', <text:s text:c="3"/>'SRID=3946;POLYGON((1379740 5226130,1379760 5226130,1379760 5226110,1379740 5226110,1379740 5226130))');</text:p>
          </table:table-cell>
          <table:table-cell table:formula="of:=CONCATENATE([.J9];CHAR(13);[.T9];CHAR(13);[.AD9];CHAR(13);[.AN9];CHAR(13);[.AX9];CHAR(13);[.BH9];CHAR(13);[.BR9];CHAR(13);[.CB9];CHAR(13);[.CL9];CHAR(13))" office:value-type="string" office:string-value="INSERT INTO &#13;  batiment (&#13;    id,&#13;    geometry_asewkt)&#13;  VALUES (&#13;    'M22_A',&#13;    'SRID=3946;POLYGON((1379660 5226190,1379680 5226190,1379680 5226170,1379660 5226170,1379660 5226190))');&#13;&#13;INSERT INTO &#13;  batiment (&#13;    id,&#13;    geometry_asewkt)&#13;  VALUES (&#13;    'M22_B',&#13;    'SRID=3946;POLYGON((1379700 5226190,1379720 5226190,1379720 5226170,1379700 5226170,1379700 5226190))');&#13;&#13;INSERT INTO &#13;  batiment (&#13;    id,&#13;    geometry_asewkt)&#13;  VALUES (&#13;    'M22_C',&#13;    'SRID=3946;POLYGON((1379740 5226190,1379760 5226190,1379760 5226170,1379740 5226170,1379740 5226190))');&#13;&#13;INSERT INTO &#13;  batiment (&#13;    id,&#13;    geometry_asewkt)&#13;  VALUES (&#13;    'M22_D',&#13;    'SRID=3946;POLYGON((1379660 5226160,1379680 5226160,1379680 5226140,1379660 5226140,1379660 5226160))');&#13;&#13;INSERT INTO &#13;  batiment (&#13;    id,&#13;    geometry_asewkt)&#13;  VALUES (&#13;    'M22_E',&#13;    'SRID=3946;POLYGON((1379700 5226160,1379720 5226160,1379720 5226140,1379700 5226140,1379700 5226160))');&#13;&#13;INSERT INTO &#13;  batiment (&#13;    id,&#13;    geometry_asewkt)&#13;  VALUES (&#13;    'M22_F',&#13;    'SRID=3946;POLYGON((1379740 5226160,1379760 5226160,1379760 5226140,1379740 5226140,1379740 5226160))');&#13;&#13;INSERT INTO &#13;  batiment (&#13;    id,&#13;    geometry_asewkt)&#13;  VALUES (&#13;    'M22_G',&#13;    'SRID=3946;POLYGON((1379660 5226130,1379680 5226130,1379680 5226110,1379660 5226110,1379660 5226130))');&#13;&#13;INSERT INTO &#13;  batiment (&#13;    id,&#13;    geometry_asewkt)&#13;  VALUES (&#13;    'M22_H',&#13;    'SRID=3946;POLYGON((1379700 5226130,1379720 5226130,1379720 5226110,1379700 5226110,1379700 5226130))');&#13;&#13;INSERT INTO &#13;  batiment (&#13;    id,&#13;    geometry_asewkt)&#13;  VALUES (&#13;    'M22_I',&#13;    'SRID=3946;POLYGON((1379740 5226130,1379760 5226130,1379760 5226110,1379740 5226110,1379740 5226130))');&#13;&#13;" calcext:value-type="string">
            <text:p>INSERT INTO  <text:s/>batiment ( <text:s text:c="3"/>id, <text:s text:c="3"/>geometry_asewkt) <text:s/>VALUES ( <text:s text:c="3"/>'M22_A', <text:s text:c="3"/>'SRID=3946;POLYGON((1379660 5226190,1379680 5226190,1379680 5226170,1379660 5226170,1379660 5226190))');INSERT INTO  <text:s/>batiment ( <text:s text:c="3"/>id, <text:s text:c="3"/>geometry_asewkt) <text:s/>VALUES ( <text:s text:c="3"/>'M22_B', <text:s text:c="3"/>'SRID=3946;POLYGON((1379700 5226190,1379720 5226190,1379720 5226170,1379700 5226170,1379700 5226190))');INSERT INTO  <text:s/>batiment ( <text:s text:c="3"/>id, <text:s text:c="3"/>geometry_asewkt) <text:s/>VALUES ( <text:s text:c="3"/>'M22_C', <text:s text:c="3"/>'SRID=3946;POLYGON((1379740 5226190,1379760 5226190,1379760 5226170,1379740 5226170,1379740 5226190))');INSERT INTO  <text:s/>batiment ( <text:s text:c="3"/>id, <text:s text:c="3"/>geometry_asewkt) <text:s/>VALUES ( <text:s text:c="3"/>'M22_D', <text:s text:c="3"/>'SRID=3946;POLYGON((1379660 5226160,1379680 5226160,1379680 5226140,1379660 5226140,1379660 5226160))');INSERT INTO  <text:s/>batiment ( <text:s text:c="3"/>id, <text:s text:c="3"/>geometry_asewkt) <text:s/>VALUES ( <text:s text:c="3"/>'M22_E', <text:s text:c="3"/>'SRID=3946;POLYGON((1379700 5226160,1379720 5226160,1379720 5226140,1379700 5226140,1379700 5226160))');INSERT INTO  <text:s/>batiment ( <text:s text:c="3"/>id, <text:s text:c="3"/>geometry_asewkt) <text:s/>VALUES ( <text:s text:c="3"/>'M22_F', <text:s text:c="3"/>'SRID=3946;POLYGON((1379740 5226160,1379760 5226160,1379760 5226140,1379740 5226140,1379740 5226160))');INSERT INTO  <text:s/>batiment ( <text:s text:c="3"/>id, <text:s text:c="3"/>geometry_asewkt) <text:s/>VALUES ( <text:s text:c="3"/>'M22_G', <text:s text:c="3"/>'SRID=3946;POLYGON((1379660 5226130,1379680 5226130,1379680 5226110,1379660 5226110,1379660 5226130))');INSERT INTO  <text:s/>batiment ( <text:s text:c="3"/>id, <text:s text:c="3"/>geometry_asewkt) <text:s/>VALUES ( <text:s text:c="3"/>'M22_H', <text:s text:c="3"/>'SRID=3946;POLYGON((1379700 5226130,1379720 5226130,1379720 5226110,1379700 5226110,1379700 5226130))');INSERT INTO  <text:s/>batiment ( <text:s text:c="3"/>id, <text:s text:c="3"/>geometry_asewkt) <text:s/>VALUES ( <text:s text:c="3"/>'M22_I', <text:s text:c="3"/>'SRID=3946;POLYGON((1379740 5226130,1379760 5226130,1379760 5226110,1379740 5226110,137974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0];[.A$2])" office:value-type="string" office:string-value="M23_A" calcext:value-type="string">
            <text:p>M23_A</text:p>
          </table:table-cell>
          <table:table-cell table:style-name="ce5" table:formula="of:=[$case_00140_00100.$B10]+[.B$2]" office:value-type="float" office:value="1379800" calcext:value-type="float">
            <text:p>1379800</text:p>
          </table:table-cell>
          <table:table-cell table:style-name="ce5" table:formula="of:=[$case_00140_00100.$C10]+[.C$2]" office:value-type="float" office:value="5226190" calcext:value-type="float">
            <text:p>5226190</text:p>
          </table:table-cell>
          <table:table-cell table:style-name="ce5" table:formula="of:=[.B10]+20" office:value-type="float" office:value="1379820" calcext:value-type="float">
            <text:p>1379820</text:p>
          </table:table-cell>
          <table:table-cell table:style-name="ce5" table:formula="of:=[.C10]" office:value-type="float" office:value="5226190" calcext:value-type="float">
            <text:p>5226190</text:p>
          </table:table-cell>
          <table:table-cell table:style-name="ce5" table:formula="of:=[.B10]+20" office:value-type="float" office:value="1379820" calcext:value-type="float">
            <text:p>1379820</text:p>
          </table:table-cell>
          <table:table-cell table:style-name="ce5" table:formula="of:=[.C10]-20" office:value-type="float" office:value="5226170" calcext:value-type="float">
            <text:p>5226170</text:p>
          </table:table-cell>
          <table:table-cell table:style-name="ce5" table:formula="of:=[.B10]" office:value-type="float" office:value="1379800" calcext:value-type="float">
            <text:p>1379800</text:p>
          </table:table-cell>
          <table:table-cell table:style-name="ce5" table:formula="of:=[.C10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10];&quot;',&quot;;CHAR(13);&quot;    'SRID=3946;POLYGON((&quot;;[.B10];&quot; &quot;;[.C10];&quot;,&quot;;[.D10];&quot; &quot;;[.E10];&quot;,&quot;;[.F10];&quot; &quot;;[.G10];&quot;,&quot;;[.H10];&quot; &quot;;[.I10];&quot;,&quot;;[.B10];&quot; &quot;;[.C10];&quot;))');&quot;;CHAR(13))" office:value-type="string" office:string-value="INSERT INTO &#13;  batiment (&#13;    id,&#13;    geometry_asewkt)&#13;  VALUES (&#13;    'M23_A',&#13;    'SRID=3946;POLYGON((1379800 5226190,1379820 5226190,1379820 5226170,1379800 5226170,1379800 5226190))');&#13;" calcext:value-type="string">
            <text:p>INSERT INTO  <text:s/>batiment ( <text:s text:c="3"/>id, <text:s text:c="3"/>geometry_asewkt) <text:s/>VALUES ( <text:s text:c="3"/>'M23_A', <text:s text:c="3"/>'SRID=3946;POLYGON((1379800 5226190,1379820 5226190,1379820 5226170,1379800 5226170,1379800 5226190))');</text:p>
          </table:table-cell>
          <table:table-cell table:style-name="ce5" table:formula="of:=CONCATENATE([case_00140_00100.$A10];[.K$2])" office:value-type="string" office:string-value="M23_B" calcext:value-type="string">
            <text:p>M23_B</text:p>
          </table:table-cell>
          <table:table-cell table:style-name="ce5" table:formula="of:=[case_00140_00100.$B10]+[.L$2]" office:value-type="float" office:value="1379840" calcext:value-type="float">
            <text:p>1379840</text:p>
          </table:table-cell>
          <table:table-cell table:style-name="ce5" table:formula="of:=[case_00140_00100.$C10]+[.M$2]" office:value-type="float" office:value="5226190" calcext:value-type="float">
            <text:p>5226190</text:p>
          </table:table-cell>
          <table:table-cell table:style-name="ce5" table:formula="of:=[.L10]+20" office:value-type="float" office:value="1379860" calcext:value-type="float">
            <text:p>1379860</text:p>
          </table:table-cell>
          <table:table-cell table:style-name="ce5" table:formula="of:=[.M10]" office:value-type="float" office:value="5226190" calcext:value-type="float">
            <text:p>5226190</text:p>
          </table:table-cell>
          <table:table-cell table:style-name="ce5" table:formula="of:=[.L10]+20" office:value-type="float" office:value="1379860" calcext:value-type="float">
            <text:p>1379860</text:p>
          </table:table-cell>
          <table:table-cell table:style-name="ce5" table:formula="of:=[.M10]-20" office:value-type="float" office:value="5226170" calcext:value-type="float">
            <text:p>5226170</text:p>
          </table:table-cell>
          <table:table-cell table:style-name="ce5" table:formula="of:=[.L10]" office:value-type="float" office:value="1379840" calcext:value-type="float">
            <text:p>1379840</text:p>
          </table:table-cell>
          <table:table-cell table:style-name="ce5" table:formula="of:=[.M10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10];&quot;',&quot;;CHAR(13);&quot;    'SRID=3946;POLYGON((&quot;;[.L10];&quot; &quot;;[.M10];&quot;,&quot;;[.N10];&quot; &quot;;[.O10];&quot;,&quot;;[.P10];&quot; &quot;;[.Q10];&quot;,&quot;;[.R10];&quot; &quot;;[.S10];&quot;,&quot;;[.L10];&quot; &quot;;[.M10];&quot;))');&quot;;CHAR(13))" office:value-type="string" office:string-value="INSERT INTO &#13;  batiment (&#13;    id,&#13;    geometry_asewkt)&#13;  VALUES (&#13;    'M23_B',&#13;    'SRID=3946;POLYGON((1379840 5226190,1379860 5226190,1379860 5226170,1379840 5226170,1379840 5226190))');&#13;" calcext:value-type="string">
            <text:p>INSERT INTO  <text:s/>batiment ( <text:s text:c="3"/>id, <text:s text:c="3"/>geometry_asewkt) <text:s/>VALUES ( <text:s text:c="3"/>'M23_B', <text:s text:c="3"/>'SRID=3946;POLYGON((1379840 5226190,1379860 5226190,1379860 5226170,1379840 5226170,1379840 5226190))');</text:p>
          </table:table-cell>
          <table:table-cell table:style-name="ce5" table:formula="of:=CONCATENATE([case_00140_00100.$A10];[.U$2])" office:value-type="string" office:string-value="M23_C" calcext:value-type="string">
            <text:p>M23_C</text:p>
          </table:table-cell>
          <table:table-cell table:style-name="ce5" table:formula="of:=[case_00140_00100.$B10]+[.V$2]" office:value-type="float" office:value="1379880" calcext:value-type="float">
            <text:p>1379880</text:p>
          </table:table-cell>
          <table:table-cell table:style-name="ce5" table:formula="of:=[case_00140_00100.$C10]+[.W$2]" office:value-type="float" office:value="5226190" calcext:value-type="float">
            <text:p>5226190</text:p>
          </table:table-cell>
          <table:table-cell table:style-name="ce5" table:formula="of:=[.V10]+20" office:value-type="float" office:value="1379900" calcext:value-type="float">
            <text:p>1379900</text:p>
          </table:table-cell>
          <table:table-cell table:style-name="ce5" table:formula="of:=[.W10]" office:value-type="float" office:value="5226190" calcext:value-type="float">
            <text:p>5226190</text:p>
          </table:table-cell>
          <table:table-cell table:style-name="ce5" table:formula="of:=[.V10]+20" office:value-type="float" office:value="1379900" calcext:value-type="float">
            <text:p>1379900</text:p>
          </table:table-cell>
          <table:table-cell table:style-name="ce5" table:formula="of:=[.W10]-20" office:value-type="float" office:value="5226170" calcext:value-type="float">
            <text:p>5226170</text:p>
          </table:table-cell>
          <table:table-cell table:style-name="ce5" table:formula="of:=[.V10]" office:value-type="float" office:value="1379880" calcext:value-type="float">
            <text:p>1379880</text:p>
          </table:table-cell>
          <table:table-cell table:style-name="ce5" table:formula="of:=[.W10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10];&quot;',&quot;;CHAR(13);&quot;    'SRID=3946;POLYGON((&quot;;[.V10];&quot; &quot;;[.W10];&quot;,&quot;;[.X10];&quot; &quot;;[.Y10];&quot;,&quot;;[.Z10];&quot; &quot;;[.AA10];&quot;,&quot;;[.AB10];&quot; &quot;;[.AC10];&quot;,&quot;;[.V10];&quot; &quot;;[.W10];&quot;))');&quot;;CHAR(13))" office:value-type="string" office:string-value="INSERT INTO &#13;  batiment (&#13;    id,&#13;    geometry_asewkt)&#13;  VALUES (&#13;    'M23_C',&#13;    'SRID=3946;POLYGON((1379880 5226190,1379900 5226190,1379900 5226170,1379880 5226170,1379880 5226190))');&#13;" calcext:value-type="string">
            <text:p>INSERT INTO  <text:s/>batiment ( <text:s text:c="3"/>id, <text:s text:c="3"/>geometry_asewkt) <text:s/>VALUES ( <text:s text:c="3"/>'M23_C', <text:s text:c="3"/>'SRID=3946;POLYGON((1379880 5226190,1379900 5226190,1379900 5226170,1379880 5226170,1379880 5226190))');</text:p>
          </table:table-cell>
          <table:table-cell table:style-name="ce5" table:formula="of:=CONCATENATE([case_00140_00100.$A10];[.AE$2])" office:value-type="string" office:string-value="M23_D" calcext:value-type="string">
            <text:p>M23_D</text:p>
          </table:table-cell>
          <table:table-cell table:style-name="ce5" table:formula="of:=[case_00140_00100.$B10]+[.AF$2]" office:value-type="float" office:value="1379800" calcext:value-type="float">
            <text:p>1379800</text:p>
          </table:table-cell>
          <table:table-cell table:style-name="ce5" table:formula="of:=[case_00140_00100.$C10]+[.AG$2]" office:value-type="float" office:value="5226160" calcext:value-type="float">
            <text:p>5226160</text:p>
          </table:table-cell>
          <table:table-cell table:style-name="ce5" table:formula="of:=[.AF10]+20" office:value-type="float" office:value="1379820" calcext:value-type="float">
            <text:p>1379820</text:p>
          </table:table-cell>
          <table:table-cell table:style-name="ce5" table:formula="of:=[.AG10]" office:value-type="float" office:value="5226160" calcext:value-type="float">
            <text:p>5226160</text:p>
          </table:table-cell>
          <table:table-cell table:style-name="ce5" table:formula="of:=[.AF10]+20" office:value-type="float" office:value="1379820" calcext:value-type="float">
            <text:p>1379820</text:p>
          </table:table-cell>
          <table:table-cell table:style-name="ce5" table:formula="of:=[.AG10]-20" office:value-type="float" office:value="5226140" calcext:value-type="float">
            <text:p>5226140</text:p>
          </table:table-cell>
          <table:table-cell table:style-name="ce5" table:formula="of:=[.AF10]" office:value-type="float" office:value="1379800" calcext:value-type="float">
            <text:p>1379800</text:p>
          </table:table-cell>
          <table:table-cell table:style-name="ce5" table:formula="of:=[.AG10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10];&quot;',&quot;;CHAR(13);&quot;    'SRID=3946;POLYGON((&quot;;[.AF10];&quot; &quot;;[.AG10];&quot;,&quot;;[.AH10];&quot; &quot;;[.AI10];&quot;,&quot;;[.AJ10];&quot; &quot;;[.AK10];&quot;,&quot;;[.AL10];&quot; &quot;;[.AM10];&quot;,&quot;;[.AF10];&quot; &quot;;[.AG10];&quot;))');&quot;;CHAR(13))" office:value-type="string" office:string-value="INSERT INTO &#13;  batiment (&#13;    id,&#13;    geometry_asewkt)&#13;  VALUES (&#13;    'M23_D',&#13;    'SRID=3946;POLYGON((1379800 5226160,1379820 5226160,1379820 5226140,1379800 5226140,1379800 5226160))');&#13;" calcext:value-type="string">
            <text:p>INSERT INTO  <text:s/>batiment ( <text:s text:c="3"/>id, <text:s text:c="3"/>geometry_asewkt) <text:s/>VALUES ( <text:s text:c="3"/>'M23_D', <text:s text:c="3"/>'SRID=3946;POLYGON((1379800 5226160,1379820 5226160,1379820 5226140,1379800 5226140,1379800 5226160))');</text:p>
          </table:table-cell>
          <table:table-cell table:style-name="ce5" table:formula="of:=CONCATENATE([case_00140_00100.$A10];[.AO$2])" office:value-type="string" office:string-value="M23_E" calcext:value-type="string">
            <text:p>M23_E</text:p>
          </table:table-cell>
          <table:table-cell table:style-name="ce5" table:formula="of:=[case_00140_00100.$B10]+[.AP$2]" office:value-type="float" office:value="1379840" calcext:value-type="float">
            <text:p>1379840</text:p>
          </table:table-cell>
          <table:table-cell table:style-name="ce5" table:formula="of:=[case_00140_00100.$C10]+[.AQ$2]" office:value-type="float" office:value="5226160" calcext:value-type="float">
            <text:p>5226160</text:p>
          </table:table-cell>
          <table:table-cell table:style-name="ce5" table:formula="of:=[.AP10]+20" office:value-type="float" office:value="1379860" calcext:value-type="float">
            <text:p>1379860</text:p>
          </table:table-cell>
          <table:table-cell table:style-name="ce5" table:formula="of:=[.AQ10]" office:value-type="float" office:value="5226160" calcext:value-type="float">
            <text:p>5226160</text:p>
          </table:table-cell>
          <table:table-cell table:style-name="ce5" table:formula="of:=[.AP10]+20" office:value-type="float" office:value="1379860" calcext:value-type="float">
            <text:p>1379860</text:p>
          </table:table-cell>
          <table:table-cell table:style-name="ce5" table:formula="of:=[.AQ10]-20" office:value-type="float" office:value="5226140" calcext:value-type="float">
            <text:p>5226140</text:p>
          </table:table-cell>
          <table:table-cell table:style-name="ce5" table:formula="of:=[.AP10]" office:value-type="float" office:value="1379840" calcext:value-type="float">
            <text:p>1379840</text:p>
          </table:table-cell>
          <table:table-cell table:style-name="ce5" table:formula="of:=[.AQ10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10];&quot;',&quot;;CHAR(13);&quot;    'SRID=3946;POLYGON((&quot;;[.AP10];&quot; &quot;;[.AQ10];&quot;,&quot;;[.AR10];&quot; &quot;;[.AS10];&quot;,&quot;;[.AT10];&quot; &quot;;[.AU10];&quot;,&quot;;[.AV10];&quot; &quot;;[.AW10];&quot;,&quot;;[.AP10];&quot; &quot;;[.AQ10];&quot;))');&quot;;CHAR(13))" office:value-type="string" office:string-value="INSERT INTO &#13;  batiment (&#13;    id,&#13;    geometry_asewkt)&#13;  VALUES (&#13;    'M23_E',&#13;    'SRID=3946;POLYGON((1379840 5226160,1379860 5226160,1379860 5226140,1379840 5226140,1379840 5226160))');&#13;" calcext:value-type="string">
            <text:p>INSERT INTO  <text:s/>batiment ( <text:s text:c="3"/>id, <text:s text:c="3"/>geometry_asewkt) <text:s/>VALUES ( <text:s text:c="3"/>'M23_E', <text:s text:c="3"/>'SRID=3946;POLYGON((1379840 5226160,1379860 5226160,1379860 5226140,1379840 5226140,1379840 5226160))');</text:p>
          </table:table-cell>
          <table:table-cell table:style-name="ce5" table:formula="of:=CONCATENATE([case_00140_00100.$A10];[.AY$2])" office:value-type="string" office:string-value="M23_F" calcext:value-type="string">
            <text:p>M23_F</text:p>
          </table:table-cell>
          <table:table-cell table:style-name="ce5" table:formula="of:=[case_00140_00100.$B10]+[.AZ$2]" office:value-type="float" office:value="1379880" calcext:value-type="float">
            <text:p>1379880</text:p>
          </table:table-cell>
          <table:table-cell table:style-name="ce5" table:formula="of:=[case_00140_00100.$C10]+[.BA$2]" office:value-type="float" office:value="5226160" calcext:value-type="float">
            <text:p>5226160</text:p>
          </table:table-cell>
          <table:table-cell table:style-name="ce5" table:formula="of:=[.AZ10]+20" office:value-type="float" office:value="1379900" calcext:value-type="float">
            <text:p>1379900</text:p>
          </table:table-cell>
          <table:table-cell table:style-name="ce5" table:formula="of:=[.BA10]" office:value-type="float" office:value="5226160" calcext:value-type="float">
            <text:p>5226160</text:p>
          </table:table-cell>
          <table:table-cell table:style-name="ce5" table:formula="of:=[.AZ10]+20" office:value-type="float" office:value="1379900" calcext:value-type="float">
            <text:p>1379900</text:p>
          </table:table-cell>
          <table:table-cell table:style-name="ce5" table:formula="of:=[.BA10]-20" office:value-type="float" office:value="5226140" calcext:value-type="float">
            <text:p>5226140</text:p>
          </table:table-cell>
          <table:table-cell table:style-name="ce5" table:formula="of:=[.AZ10]" office:value-type="float" office:value="1379880" calcext:value-type="float">
            <text:p>1379880</text:p>
          </table:table-cell>
          <table:table-cell table:style-name="ce5" table:formula="of:=[.BA10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10];&quot;',&quot;;CHAR(13);&quot;    'SRID=3946;POLYGON((&quot;;[.AZ10];&quot; &quot;;[.BA10];&quot;,&quot;;[.BB10];&quot; &quot;;[.BC10];&quot;,&quot;;[.BD10];&quot; &quot;;[.BE10];&quot;,&quot;;[.BF10];&quot; &quot;;[.BG10];&quot;,&quot;;[.AZ10];&quot; &quot;;[.BA10];&quot;))');&quot;;CHAR(13))" office:value-type="string" office:string-value="INSERT INTO &#13;  batiment (&#13;    id,&#13;    geometry_asewkt)&#13;  VALUES (&#13;    'M23_F',&#13;    'SRID=3946;POLYGON((1379880 5226160,1379900 5226160,1379900 5226140,1379880 5226140,1379880 5226160))');&#13;" calcext:value-type="string">
            <text:p>INSERT INTO  <text:s/>batiment ( <text:s text:c="3"/>id, <text:s text:c="3"/>geometry_asewkt) <text:s/>VALUES ( <text:s text:c="3"/>'M23_F', <text:s text:c="3"/>'SRID=3946;POLYGON((1379880 5226160,1379900 5226160,1379900 5226140,1379880 5226140,1379880 5226160))');</text:p>
          </table:table-cell>
          <table:table-cell table:style-name="ce5" table:formula="of:=CONCATENATE([case_00140_00100.$A10];[.BI$2])" office:value-type="string" office:string-value="M23_G" calcext:value-type="string">
            <text:p>M23_G</text:p>
          </table:table-cell>
          <table:table-cell table:style-name="ce5" table:formula="of:=[case_00140_00100.$B10]+[.BJ$2]" office:value-type="float" office:value="1379800" calcext:value-type="float">
            <text:p>1379800</text:p>
          </table:table-cell>
          <table:table-cell table:style-name="ce5" table:formula="of:=[case_00140_00100.$C10]+[.BK$2]" office:value-type="float" office:value="5226130" calcext:value-type="float">
            <text:p>5226130</text:p>
          </table:table-cell>
          <table:table-cell table:style-name="ce5" table:formula="of:=[.BJ10]+20" office:value-type="float" office:value="1379820" calcext:value-type="float">
            <text:p>1379820</text:p>
          </table:table-cell>
          <table:table-cell table:style-name="ce5" table:formula="of:=[.BK10]" office:value-type="float" office:value="5226130" calcext:value-type="float">
            <text:p>5226130</text:p>
          </table:table-cell>
          <table:table-cell table:style-name="ce5" table:formula="of:=[.BJ10]+20" office:value-type="float" office:value="1379820" calcext:value-type="float">
            <text:p>1379820</text:p>
          </table:table-cell>
          <table:table-cell table:style-name="ce5" table:formula="of:=[.BK10]-20" office:value-type="float" office:value="5226110" calcext:value-type="float">
            <text:p>5226110</text:p>
          </table:table-cell>
          <table:table-cell table:style-name="ce5" table:formula="of:=[.BJ10]" office:value-type="float" office:value="1379800" calcext:value-type="float">
            <text:p>1379800</text:p>
          </table:table-cell>
          <table:table-cell table:style-name="ce5" table:formula="of:=[.BK10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10];&quot;',&quot;;CHAR(13);&quot;    'SRID=3946;POLYGON((&quot;;[.BJ10];&quot; &quot;;[.BK10];&quot;,&quot;;[.BL10];&quot; &quot;;[.BM10];&quot;,&quot;;[.BN10];&quot; &quot;;[.BO10];&quot;,&quot;;[.BP10];&quot; &quot;;[.BQ10];&quot;,&quot;;[.BJ10];&quot; &quot;;[.BK10];&quot;))');&quot;;CHAR(13))" office:value-type="string" office:string-value="INSERT INTO &#13;  batiment (&#13;    id,&#13;    geometry_asewkt)&#13;  VALUES (&#13;    'M23_G',&#13;    'SRID=3946;POLYGON((1379800 5226130,1379820 5226130,1379820 5226110,1379800 5226110,1379800 5226130))');&#13;" calcext:value-type="string">
            <text:p>INSERT INTO  <text:s/>batiment ( <text:s text:c="3"/>id, <text:s text:c="3"/>geometry_asewkt) <text:s/>VALUES ( <text:s text:c="3"/>'M23_G', <text:s text:c="3"/>'SRID=3946;POLYGON((1379800 5226130,1379820 5226130,1379820 5226110,1379800 5226110,1379800 5226130))');</text:p>
          </table:table-cell>
          <table:table-cell table:style-name="ce5" table:formula="of:=CONCATENATE([case_00140_00100.$A10];[.BS$2])" office:value-type="string" office:string-value="M23_H" calcext:value-type="string">
            <text:p>M23_H</text:p>
          </table:table-cell>
          <table:table-cell table:style-name="ce5" table:formula="of:=[case_00140_00100.$B10]+[.BT$2]" office:value-type="float" office:value="1379840" calcext:value-type="float">
            <text:p>1379840</text:p>
          </table:table-cell>
          <table:table-cell table:style-name="ce5" table:formula="of:=[case_00140_00100.$C10]+[.BU$2]" office:value-type="float" office:value="5226130" calcext:value-type="float">
            <text:p>5226130</text:p>
          </table:table-cell>
          <table:table-cell table:style-name="ce5" table:formula="of:=[.BT10]+20" office:value-type="float" office:value="1379860" calcext:value-type="float">
            <text:p>1379860</text:p>
          </table:table-cell>
          <table:table-cell table:style-name="ce5" table:formula="of:=[.BU10]" office:value-type="float" office:value="5226130" calcext:value-type="float">
            <text:p>5226130</text:p>
          </table:table-cell>
          <table:table-cell table:style-name="ce5" table:formula="of:=[.BT10]+20" office:value-type="float" office:value="1379860" calcext:value-type="float">
            <text:p>1379860</text:p>
          </table:table-cell>
          <table:table-cell table:style-name="ce5" table:formula="of:=[.BU10]-20" office:value-type="float" office:value="5226110" calcext:value-type="float">
            <text:p>5226110</text:p>
          </table:table-cell>
          <table:table-cell table:style-name="ce5" table:formula="of:=[.BT10]" office:value-type="float" office:value="1379840" calcext:value-type="float">
            <text:p>1379840</text:p>
          </table:table-cell>
          <table:table-cell table:style-name="ce5" table:formula="of:=[.BU10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10];&quot;',&quot;;CHAR(13);&quot;    'SRID=3946;POLYGON((&quot;;[.BT10];&quot; &quot;;[.BU10];&quot;,&quot;;[.BV10];&quot; &quot;;[.BW10];&quot;,&quot;;[.BX10];&quot; &quot;;[.BY10];&quot;,&quot;;[.BZ10];&quot; &quot;;[.CA10];&quot;,&quot;;[.BT10];&quot; &quot;;[.BU10];&quot;))');&quot;;CHAR(13))" office:value-type="string" office:string-value="INSERT INTO &#13;  batiment (&#13;    id,&#13;    geometry_asewkt)&#13;  VALUES (&#13;    'M23_H',&#13;    'SRID=3946;POLYGON((1379840 5226130,1379860 5226130,1379860 5226110,1379840 5226110,1379840 5226130))');&#13;" calcext:value-type="string">
            <text:p>INSERT INTO  <text:s/>batiment ( <text:s text:c="3"/>id, <text:s text:c="3"/>geometry_asewkt) <text:s/>VALUES ( <text:s text:c="3"/>'M23_H', <text:s text:c="3"/>'SRID=3946;POLYGON((1379840 5226130,1379860 5226130,1379860 5226110,1379840 5226110,1379840 5226130))');</text:p>
          </table:table-cell>
          <table:table-cell table:style-name="ce5" table:formula="of:=CONCATENATE([case_00140_00100.$A10];[.CC$2])" office:value-type="string" office:string-value="M23_I" calcext:value-type="string">
            <text:p>M23_I</text:p>
          </table:table-cell>
          <table:table-cell table:style-name="ce5" table:formula="of:=[case_00140_00100.$B10]+[.CD$2]" office:value-type="float" office:value="1379880" calcext:value-type="float">
            <text:p>1379880</text:p>
          </table:table-cell>
          <table:table-cell table:style-name="ce5" table:formula="of:=[case_00140_00100.$C10]+[.CE$2]" office:value-type="float" office:value="5226130" calcext:value-type="float">
            <text:p>5226130</text:p>
          </table:table-cell>
          <table:table-cell table:style-name="ce5" table:formula="of:=[.CD10]+20" office:value-type="float" office:value="1379900" calcext:value-type="float">
            <text:p>1379900</text:p>
          </table:table-cell>
          <table:table-cell table:style-name="ce5" table:formula="of:=[.CE10]" office:value-type="float" office:value="5226130" calcext:value-type="float">
            <text:p>5226130</text:p>
          </table:table-cell>
          <table:table-cell table:style-name="ce5" table:formula="of:=[.CD10]+20" office:value-type="float" office:value="1379900" calcext:value-type="float">
            <text:p>1379900</text:p>
          </table:table-cell>
          <table:table-cell table:style-name="ce5" table:formula="of:=[.CE10]-20" office:value-type="float" office:value="5226110" calcext:value-type="float">
            <text:p>5226110</text:p>
          </table:table-cell>
          <table:table-cell table:style-name="ce5" table:formula="of:=[.CD10]" office:value-type="float" office:value="1379880" calcext:value-type="float">
            <text:p>1379880</text:p>
          </table:table-cell>
          <table:table-cell table:style-name="ce5" table:formula="of:=[.CE10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10];&quot;',&quot;;CHAR(13);&quot;    'SRID=3946;POLYGON((&quot;;[.CD10];&quot; &quot;;[.CE10];&quot;,&quot;;[.CF10];&quot; &quot;;[.CG10];&quot;,&quot;;[.CH10];&quot; &quot;;[.CI10];&quot;,&quot;;[.CJ10];&quot; &quot;;[.CK10];&quot;,&quot;;[.CD10];&quot; &quot;;[.CE10];&quot;))');&quot;;CHAR(13))" office:value-type="string" office:string-value="INSERT INTO &#13;  batiment (&#13;    id,&#13;    geometry_asewkt)&#13;  VALUES (&#13;    'M23_I',&#13;    'SRID=3946;POLYGON((1379880 5226130,1379900 5226130,1379900 5226110,1379880 5226110,1379880 5226130))');&#13;" calcext:value-type="string">
            <text:p>INSERT INTO  <text:s/>batiment ( <text:s text:c="3"/>id, <text:s text:c="3"/>geometry_asewkt) <text:s/>VALUES ( <text:s text:c="3"/>'M23_I', <text:s text:c="3"/>'SRID=3946;POLYGON((1379880 5226130,1379900 5226130,1379900 5226110,1379880 5226110,1379880 5226130))');</text:p>
          </table:table-cell>
          <table:table-cell table:formula="of:=CONCATENATE([.J10];CHAR(13);[.T10];CHAR(13);[.AD10];CHAR(13);[.AN10];CHAR(13);[.AX10];CHAR(13);[.BH10];CHAR(13);[.BR10];CHAR(13);[.CB10];CHAR(13);[.CL10];CHAR(13))" office:value-type="string" office:string-value="INSERT INTO &#13;  batiment (&#13;    id,&#13;    geometry_asewkt)&#13;  VALUES (&#13;    'M23_A',&#13;    'SRID=3946;POLYGON((1379800 5226190,1379820 5226190,1379820 5226170,1379800 5226170,1379800 5226190))');&#13;&#13;INSERT INTO &#13;  batiment (&#13;    id,&#13;    geometry_asewkt)&#13;  VALUES (&#13;    'M23_B',&#13;    'SRID=3946;POLYGON((1379840 5226190,1379860 5226190,1379860 5226170,1379840 5226170,1379840 5226190))');&#13;&#13;INSERT INTO &#13;  batiment (&#13;    id,&#13;    geometry_asewkt)&#13;  VALUES (&#13;    'M23_C',&#13;    'SRID=3946;POLYGON((1379880 5226190,1379900 5226190,1379900 5226170,1379880 5226170,1379880 5226190))');&#13;&#13;INSERT INTO &#13;  batiment (&#13;    id,&#13;    geometry_asewkt)&#13;  VALUES (&#13;    'M23_D',&#13;    'SRID=3946;POLYGON((1379800 5226160,1379820 5226160,1379820 5226140,1379800 5226140,1379800 5226160))');&#13;&#13;INSERT INTO &#13;  batiment (&#13;    id,&#13;    geometry_asewkt)&#13;  VALUES (&#13;    'M23_E',&#13;    'SRID=3946;POLYGON((1379840 5226160,1379860 5226160,1379860 5226140,1379840 5226140,1379840 5226160))');&#13;&#13;INSERT INTO &#13;  batiment (&#13;    id,&#13;    geometry_asewkt)&#13;  VALUES (&#13;    'M23_F',&#13;    'SRID=3946;POLYGON((1379880 5226160,1379900 5226160,1379900 5226140,1379880 5226140,1379880 5226160))');&#13;&#13;INSERT INTO &#13;  batiment (&#13;    id,&#13;    geometry_asewkt)&#13;  VALUES (&#13;    'M23_G',&#13;    'SRID=3946;POLYGON((1379800 5226130,1379820 5226130,1379820 5226110,1379800 5226110,1379800 5226130))');&#13;&#13;INSERT INTO &#13;  batiment (&#13;    id,&#13;    geometry_asewkt)&#13;  VALUES (&#13;    'M23_H',&#13;    'SRID=3946;POLYGON((1379840 5226130,1379860 5226130,1379860 5226110,1379840 5226110,1379840 5226130))');&#13;&#13;INSERT INTO &#13;  batiment (&#13;    id,&#13;    geometry_asewkt)&#13;  VALUES (&#13;    'M23_I',&#13;    'SRID=3946;POLYGON((1379880 5226130,1379900 5226130,1379900 5226110,1379880 5226110,1379880 5226130))');&#13;&#13;" calcext:value-type="string">
            <text:p>INSERT INTO  <text:s/>batiment ( <text:s text:c="3"/>id, <text:s text:c="3"/>geometry_asewkt) <text:s/>VALUES ( <text:s text:c="3"/>'M23_A', <text:s text:c="3"/>'SRID=3946;POLYGON((1379800 5226190,1379820 5226190,1379820 5226170,1379800 5226170,1379800 5226190))');INSERT INTO  <text:s/>batiment ( <text:s text:c="3"/>id, <text:s text:c="3"/>geometry_asewkt) <text:s/>VALUES ( <text:s text:c="3"/>'M23_B', <text:s text:c="3"/>'SRID=3946;POLYGON((1379840 5226190,1379860 5226190,1379860 5226170,1379840 5226170,1379840 5226190))');INSERT INTO  <text:s/>batiment ( <text:s text:c="3"/>id, <text:s text:c="3"/>geometry_asewkt) <text:s/>VALUES ( <text:s text:c="3"/>'M23_C', <text:s text:c="3"/>'SRID=3946;POLYGON((1379880 5226190,1379900 5226190,1379900 5226170,1379880 5226170,1379880 5226190))');INSERT INTO  <text:s/>batiment ( <text:s text:c="3"/>id, <text:s text:c="3"/>geometry_asewkt) <text:s/>VALUES ( <text:s text:c="3"/>'M23_D', <text:s text:c="3"/>'SRID=3946;POLYGON((1379800 5226160,1379820 5226160,1379820 5226140,1379800 5226140,1379800 5226160))');INSERT INTO  <text:s/>batiment ( <text:s text:c="3"/>id, <text:s text:c="3"/>geometry_asewkt) <text:s/>VALUES ( <text:s text:c="3"/>'M23_E', <text:s text:c="3"/>'SRID=3946;POLYGON((1379840 5226160,1379860 5226160,1379860 5226140,1379840 5226140,1379840 5226160))');INSERT INTO  <text:s/>batiment ( <text:s text:c="3"/>id, <text:s text:c="3"/>geometry_asewkt) <text:s/>VALUES ( <text:s text:c="3"/>'M23_F', <text:s text:c="3"/>'SRID=3946;POLYGON((1379880 5226160,1379900 5226160,1379900 5226140,1379880 5226140,1379880 5226160))');INSERT INTO  <text:s/>batiment ( <text:s text:c="3"/>id, <text:s text:c="3"/>geometry_asewkt) <text:s/>VALUES ( <text:s text:c="3"/>'M23_G', <text:s text:c="3"/>'SRID=3946;POLYGON((1379800 5226130,1379820 5226130,1379820 5226110,1379800 5226110,1379800 5226130))');INSERT INTO  <text:s/>batiment ( <text:s text:c="3"/>id, <text:s text:c="3"/>geometry_asewkt) <text:s/>VALUES ( <text:s text:c="3"/>'M23_H', <text:s text:c="3"/>'SRID=3946;POLYGON((1379840 5226130,1379860 5226130,1379860 5226110,1379840 5226110,1379840 5226130))');INSERT INTO  <text:s/>batiment ( <text:s text:c="3"/>id, <text:s text:c="3"/>geometry_asewkt) <text:s/>VALUES ( <text:s text:c="3"/>'M23_I', <text:s text:c="3"/>'SRID=3946;POLYGON((1379880 5226130,1379900 5226130,1379900 5226110,1379880 5226110,137988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1];[.A$2])" office:value-type="string" office:string-value="M24_A" calcext:value-type="string">
            <text:p>M24_A</text:p>
          </table:table-cell>
          <table:table-cell table:style-name="ce5" table:formula="of:=[$case_00140_00100.$B11]+[.B$2]" office:value-type="float" office:value="1379940" calcext:value-type="float">
            <text:p>1379940</text:p>
          </table:table-cell>
          <table:table-cell table:style-name="ce5" table:formula="of:=[$case_00140_00100.$C11]+[.C$2]" office:value-type="float" office:value="5226190" calcext:value-type="float">
            <text:p>5226190</text:p>
          </table:table-cell>
          <table:table-cell table:style-name="ce5" table:formula="of:=[.B11]+20" office:value-type="float" office:value="1379960" calcext:value-type="float">
            <text:p>1379960</text:p>
          </table:table-cell>
          <table:table-cell table:style-name="ce5" table:formula="of:=[.C11]" office:value-type="float" office:value="5226190" calcext:value-type="float">
            <text:p>5226190</text:p>
          </table:table-cell>
          <table:table-cell table:style-name="ce5" table:formula="of:=[.B11]+20" office:value-type="float" office:value="1379960" calcext:value-type="float">
            <text:p>1379960</text:p>
          </table:table-cell>
          <table:table-cell table:style-name="ce5" table:formula="of:=[.C11]-20" office:value-type="float" office:value="5226170" calcext:value-type="float">
            <text:p>5226170</text:p>
          </table:table-cell>
          <table:table-cell table:style-name="ce5" table:formula="of:=[.B11]" office:value-type="float" office:value="1379940" calcext:value-type="float">
            <text:p>1379940</text:p>
          </table:table-cell>
          <table:table-cell table:style-name="ce5" table:formula="of:=[.C11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11];&quot;',&quot;;CHAR(13);&quot;    'SRID=3946;POLYGON((&quot;;[.B11];&quot; &quot;;[.C11];&quot;,&quot;;[.D11];&quot; &quot;;[.E11];&quot;,&quot;;[.F11];&quot; &quot;;[.G11];&quot;,&quot;;[.H11];&quot; &quot;;[.I11];&quot;,&quot;;[.B11];&quot; &quot;;[.C11];&quot;))');&quot;;CHAR(13))" office:value-type="string" office:string-value="INSERT INTO &#13;  batiment (&#13;    id,&#13;    geometry_asewkt)&#13;  VALUES (&#13;    'M24_A',&#13;    'SRID=3946;POLYGON((1379940 5226190,1379960 5226190,1379960 5226170,1379940 5226170,1379940 5226190))');&#13;" calcext:value-type="string">
            <text:p>INSERT INTO  <text:s/>batiment ( <text:s text:c="3"/>id, <text:s text:c="3"/>geometry_asewkt) <text:s/>VALUES ( <text:s text:c="3"/>'M24_A', <text:s text:c="3"/>'SRID=3946;POLYGON((1379940 5226190,1379960 5226190,1379960 5226170,1379940 5226170,1379940 5226190))');</text:p>
          </table:table-cell>
          <table:table-cell table:style-name="ce5" table:formula="of:=CONCATENATE([case_00140_00100.$A11];[.K$2])" office:value-type="string" office:string-value="M24_B" calcext:value-type="string">
            <text:p>M24_B</text:p>
          </table:table-cell>
          <table:table-cell table:style-name="ce5" table:formula="of:=[case_00140_00100.$B11]+[.L$2]" office:value-type="float" office:value="1379980" calcext:value-type="float">
            <text:p>1379980</text:p>
          </table:table-cell>
          <table:table-cell table:style-name="ce5" table:formula="of:=[case_00140_00100.$C11]+[.M$2]" office:value-type="float" office:value="5226190" calcext:value-type="float">
            <text:p>5226190</text:p>
          </table:table-cell>
          <table:table-cell table:style-name="ce5" table:formula="of:=[.L11]+20" office:value-type="float" office:value="1380000" calcext:value-type="float">
            <text:p>1380000</text:p>
          </table:table-cell>
          <table:table-cell table:style-name="ce5" table:formula="of:=[.M11]" office:value-type="float" office:value="5226190" calcext:value-type="float">
            <text:p>5226190</text:p>
          </table:table-cell>
          <table:table-cell table:style-name="ce5" table:formula="of:=[.L11]+20" office:value-type="float" office:value="1380000" calcext:value-type="float">
            <text:p>1380000</text:p>
          </table:table-cell>
          <table:table-cell table:style-name="ce5" table:formula="of:=[.M11]-20" office:value-type="float" office:value="5226170" calcext:value-type="float">
            <text:p>5226170</text:p>
          </table:table-cell>
          <table:table-cell table:style-name="ce5" table:formula="of:=[.L11]" office:value-type="float" office:value="1379980" calcext:value-type="float">
            <text:p>1379980</text:p>
          </table:table-cell>
          <table:table-cell table:style-name="ce5" table:formula="of:=[.M11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11];&quot;',&quot;;CHAR(13);&quot;    'SRID=3946;POLYGON((&quot;;[.L11];&quot; &quot;;[.M11];&quot;,&quot;;[.N11];&quot; &quot;;[.O11];&quot;,&quot;;[.P11];&quot; &quot;;[.Q11];&quot;,&quot;;[.R11];&quot; &quot;;[.S11];&quot;,&quot;;[.L11];&quot; &quot;;[.M11];&quot;))');&quot;;CHAR(13))" office:value-type="string" office:string-value="INSERT INTO &#13;  batiment (&#13;    id,&#13;    geometry_asewkt)&#13;  VALUES (&#13;    'M24_B',&#13;    'SRID=3946;POLYGON((1379980 5226190,1380000 5226190,1380000 5226170,1379980 5226170,1379980 5226190))');&#13;" calcext:value-type="string">
            <text:p>INSERT INTO  <text:s/>batiment ( <text:s text:c="3"/>id, <text:s text:c="3"/>geometry_asewkt) <text:s/>VALUES ( <text:s text:c="3"/>'M24_B', <text:s text:c="3"/>'SRID=3946;POLYGON((1379980 5226190,1380000 5226190,1380000 5226170,1379980 5226170,1379980 5226190))');</text:p>
          </table:table-cell>
          <table:table-cell table:style-name="ce5" table:formula="of:=CONCATENATE([case_00140_00100.$A11];[.U$2])" office:value-type="string" office:string-value="M24_C" calcext:value-type="string">
            <text:p>M24_C</text:p>
          </table:table-cell>
          <table:table-cell table:style-name="ce5" table:formula="of:=[case_00140_00100.$B11]+[.V$2]" office:value-type="float" office:value="1380020" calcext:value-type="float">
            <text:p>1380020</text:p>
          </table:table-cell>
          <table:table-cell table:style-name="ce5" table:formula="of:=[case_00140_00100.$C11]+[.W$2]" office:value-type="float" office:value="5226190" calcext:value-type="float">
            <text:p>5226190</text:p>
          </table:table-cell>
          <table:table-cell table:style-name="ce5" table:formula="of:=[.V11]+20" office:value-type="float" office:value="1380040" calcext:value-type="float">
            <text:p>1380040</text:p>
          </table:table-cell>
          <table:table-cell table:style-name="ce5" table:formula="of:=[.W11]" office:value-type="float" office:value="5226190" calcext:value-type="float">
            <text:p>5226190</text:p>
          </table:table-cell>
          <table:table-cell table:style-name="ce5" table:formula="of:=[.V11]+20" office:value-type="float" office:value="1380040" calcext:value-type="float">
            <text:p>1380040</text:p>
          </table:table-cell>
          <table:table-cell table:style-name="ce5" table:formula="of:=[.W11]-20" office:value-type="float" office:value="5226170" calcext:value-type="float">
            <text:p>5226170</text:p>
          </table:table-cell>
          <table:table-cell table:style-name="ce5" table:formula="of:=[.V11]" office:value-type="float" office:value="1380020" calcext:value-type="float">
            <text:p>1380020</text:p>
          </table:table-cell>
          <table:table-cell table:style-name="ce5" table:formula="of:=[.W11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11];&quot;',&quot;;CHAR(13);&quot;    'SRID=3946;POLYGON((&quot;;[.V11];&quot; &quot;;[.W11];&quot;,&quot;;[.X11];&quot; &quot;;[.Y11];&quot;,&quot;;[.Z11];&quot; &quot;;[.AA11];&quot;,&quot;;[.AB11];&quot; &quot;;[.AC11];&quot;,&quot;;[.V11];&quot; &quot;;[.W11];&quot;))');&quot;;CHAR(13))" office:value-type="string" office:string-value="INSERT INTO &#13;  batiment (&#13;    id,&#13;    geometry_asewkt)&#13;  VALUES (&#13;    'M24_C',&#13;    'SRID=3946;POLYGON((1380020 5226190,1380040 5226190,1380040 5226170,1380020 5226170,1380020 5226190))');&#13;" calcext:value-type="string">
            <text:p>INSERT INTO  <text:s/>batiment ( <text:s text:c="3"/>id, <text:s text:c="3"/>geometry_asewkt) <text:s/>VALUES ( <text:s text:c="3"/>'M24_C', <text:s text:c="3"/>'SRID=3946;POLYGON((1380020 5226190,1380040 5226190,1380040 5226170,1380020 5226170,1380020 5226190))');</text:p>
          </table:table-cell>
          <table:table-cell table:style-name="ce5" table:formula="of:=CONCATENATE([case_00140_00100.$A11];[.AE$2])" office:value-type="string" office:string-value="M24_D" calcext:value-type="string">
            <text:p>M24_D</text:p>
          </table:table-cell>
          <table:table-cell table:style-name="ce5" table:formula="of:=[case_00140_00100.$B11]+[.AF$2]" office:value-type="float" office:value="1379940" calcext:value-type="float">
            <text:p>1379940</text:p>
          </table:table-cell>
          <table:table-cell table:style-name="ce5" table:formula="of:=[case_00140_00100.$C11]+[.AG$2]" office:value-type="float" office:value="5226160" calcext:value-type="float">
            <text:p>5226160</text:p>
          </table:table-cell>
          <table:table-cell table:style-name="ce5" table:formula="of:=[.AF11]+20" office:value-type="float" office:value="1379960" calcext:value-type="float">
            <text:p>1379960</text:p>
          </table:table-cell>
          <table:table-cell table:style-name="ce5" table:formula="of:=[.AG11]" office:value-type="float" office:value="5226160" calcext:value-type="float">
            <text:p>5226160</text:p>
          </table:table-cell>
          <table:table-cell table:style-name="ce5" table:formula="of:=[.AF11]+20" office:value-type="float" office:value="1379960" calcext:value-type="float">
            <text:p>1379960</text:p>
          </table:table-cell>
          <table:table-cell table:style-name="ce5" table:formula="of:=[.AG11]-20" office:value-type="float" office:value="5226140" calcext:value-type="float">
            <text:p>5226140</text:p>
          </table:table-cell>
          <table:table-cell table:style-name="ce5" table:formula="of:=[.AF11]" office:value-type="float" office:value="1379940" calcext:value-type="float">
            <text:p>1379940</text:p>
          </table:table-cell>
          <table:table-cell table:style-name="ce5" table:formula="of:=[.AG11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11];&quot;',&quot;;CHAR(13);&quot;    'SRID=3946;POLYGON((&quot;;[.AF11];&quot; &quot;;[.AG11];&quot;,&quot;;[.AH11];&quot; &quot;;[.AI11];&quot;,&quot;;[.AJ11];&quot; &quot;;[.AK11];&quot;,&quot;;[.AL11];&quot; &quot;;[.AM11];&quot;,&quot;;[.AF11];&quot; &quot;;[.AG11];&quot;))');&quot;;CHAR(13))" office:value-type="string" office:string-value="INSERT INTO &#13;  batiment (&#13;    id,&#13;    geometry_asewkt)&#13;  VALUES (&#13;    'M24_D',&#13;    'SRID=3946;POLYGON((1379940 5226160,1379960 5226160,1379960 5226140,1379940 5226140,1379940 5226160))');&#13;" calcext:value-type="string">
            <text:p>INSERT INTO  <text:s/>batiment ( <text:s text:c="3"/>id, <text:s text:c="3"/>geometry_asewkt) <text:s/>VALUES ( <text:s text:c="3"/>'M24_D', <text:s text:c="3"/>'SRID=3946;POLYGON((1379940 5226160,1379960 5226160,1379960 5226140,1379940 5226140,1379940 5226160))');</text:p>
          </table:table-cell>
          <table:table-cell table:style-name="ce5" table:formula="of:=CONCATENATE([case_00140_00100.$A11];[.AO$2])" office:value-type="string" office:string-value="M24_E" calcext:value-type="string">
            <text:p>M24_E</text:p>
          </table:table-cell>
          <table:table-cell table:style-name="ce5" table:formula="of:=[case_00140_00100.$B11]+[.AP$2]" office:value-type="float" office:value="1379980" calcext:value-type="float">
            <text:p>1379980</text:p>
          </table:table-cell>
          <table:table-cell table:style-name="ce5" table:formula="of:=[case_00140_00100.$C11]+[.AQ$2]" office:value-type="float" office:value="5226160" calcext:value-type="float">
            <text:p>5226160</text:p>
          </table:table-cell>
          <table:table-cell table:style-name="ce5" table:formula="of:=[.AP11]+20" office:value-type="float" office:value="1380000" calcext:value-type="float">
            <text:p>1380000</text:p>
          </table:table-cell>
          <table:table-cell table:style-name="ce5" table:formula="of:=[.AQ11]" office:value-type="float" office:value="5226160" calcext:value-type="float">
            <text:p>5226160</text:p>
          </table:table-cell>
          <table:table-cell table:style-name="ce5" table:formula="of:=[.AP11]+20" office:value-type="float" office:value="1380000" calcext:value-type="float">
            <text:p>1380000</text:p>
          </table:table-cell>
          <table:table-cell table:style-name="ce5" table:formula="of:=[.AQ11]-20" office:value-type="float" office:value="5226140" calcext:value-type="float">
            <text:p>5226140</text:p>
          </table:table-cell>
          <table:table-cell table:style-name="ce5" table:formula="of:=[.AP11]" office:value-type="float" office:value="1379980" calcext:value-type="float">
            <text:p>1379980</text:p>
          </table:table-cell>
          <table:table-cell table:style-name="ce5" table:formula="of:=[.AQ11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11];&quot;',&quot;;CHAR(13);&quot;    'SRID=3946;POLYGON((&quot;;[.AP11];&quot; &quot;;[.AQ11];&quot;,&quot;;[.AR11];&quot; &quot;;[.AS11];&quot;,&quot;;[.AT11];&quot; &quot;;[.AU11];&quot;,&quot;;[.AV11];&quot; &quot;;[.AW11];&quot;,&quot;;[.AP11];&quot; &quot;;[.AQ11];&quot;))');&quot;;CHAR(13))" office:value-type="string" office:string-value="INSERT INTO &#13;  batiment (&#13;    id,&#13;    geometry_asewkt)&#13;  VALUES (&#13;    'M24_E',&#13;    'SRID=3946;POLYGON((1379980 5226160,1380000 5226160,1380000 5226140,1379980 5226140,1379980 5226160))');&#13;" calcext:value-type="string">
            <text:p>INSERT INTO  <text:s/>batiment ( <text:s text:c="3"/>id, <text:s text:c="3"/>geometry_asewkt) <text:s/>VALUES ( <text:s text:c="3"/>'M24_E', <text:s text:c="3"/>'SRID=3946;POLYGON((1379980 5226160,1380000 5226160,1380000 5226140,1379980 5226140,1379980 5226160))');</text:p>
          </table:table-cell>
          <table:table-cell table:style-name="ce5" table:formula="of:=CONCATENATE([case_00140_00100.$A11];[.AY$2])" office:value-type="string" office:string-value="M24_F" calcext:value-type="string">
            <text:p>M24_F</text:p>
          </table:table-cell>
          <table:table-cell table:style-name="ce5" table:formula="of:=[case_00140_00100.$B11]+[.AZ$2]" office:value-type="float" office:value="1380020" calcext:value-type="float">
            <text:p>1380020</text:p>
          </table:table-cell>
          <table:table-cell table:style-name="ce5" table:formula="of:=[case_00140_00100.$C11]+[.BA$2]" office:value-type="float" office:value="5226160" calcext:value-type="float">
            <text:p>5226160</text:p>
          </table:table-cell>
          <table:table-cell table:style-name="ce5" table:formula="of:=[.AZ11]+20" office:value-type="float" office:value="1380040" calcext:value-type="float">
            <text:p>1380040</text:p>
          </table:table-cell>
          <table:table-cell table:style-name="ce5" table:formula="of:=[.BA11]" office:value-type="float" office:value="5226160" calcext:value-type="float">
            <text:p>5226160</text:p>
          </table:table-cell>
          <table:table-cell table:style-name="ce5" table:formula="of:=[.AZ11]+20" office:value-type="float" office:value="1380040" calcext:value-type="float">
            <text:p>1380040</text:p>
          </table:table-cell>
          <table:table-cell table:style-name="ce5" table:formula="of:=[.BA11]-20" office:value-type="float" office:value="5226140" calcext:value-type="float">
            <text:p>5226140</text:p>
          </table:table-cell>
          <table:table-cell table:style-name="ce5" table:formula="of:=[.AZ11]" office:value-type="float" office:value="1380020" calcext:value-type="float">
            <text:p>1380020</text:p>
          </table:table-cell>
          <table:table-cell table:style-name="ce5" table:formula="of:=[.BA11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11];&quot;',&quot;;CHAR(13);&quot;    'SRID=3946;POLYGON((&quot;;[.AZ11];&quot; &quot;;[.BA11];&quot;,&quot;;[.BB11];&quot; &quot;;[.BC11];&quot;,&quot;;[.BD11];&quot; &quot;;[.BE11];&quot;,&quot;;[.BF11];&quot; &quot;;[.BG11];&quot;,&quot;;[.AZ11];&quot; &quot;;[.BA11];&quot;))');&quot;;CHAR(13))" office:value-type="string" office:string-value="INSERT INTO &#13;  batiment (&#13;    id,&#13;    geometry_asewkt)&#13;  VALUES (&#13;    'M24_F',&#13;    'SRID=3946;POLYGON((1380020 5226160,1380040 5226160,1380040 5226140,1380020 5226140,1380020 5226160))');&#13;" calcext:value-type="string">
            <text:p>INSERT INTO  <text:s/>batiment ( <text:s text:c="3"/>id, <text:s text:c="3"/>geometry_asewkt) <text:s/>VALUES ( <text:s text:c="3"/>'M24_F', <text:s text:c="3"/>'SRID=3946;POLYGON((1380020 5226160,1380040 5226160,1380040 5226140,1380020 5226140,1380020 5226160))');</text:p>
          </table:table-cell>
          <table:table-cell table:style-name="ce5" table:formula="of:=CONCATENATE([case_00140_00100.$A11];[.BI$2])" office:value-type="string" office:string-value="M24_G" calcext:value-type="string">
            <text:p>M24_G</text:p>
          </table:table-cell>
          <table:table-cell table:style-name="ce5" table:formula="of:=[case_00140_00100.$B11]+[.BJ$2]" office:value-type="float" office:value="1379940" calcext:value-type="float">
            <text:p>1379940</text:p>
          </table:table-cell>
          <table:table-cell table:style-name="ce5" table:formula="of:=[case_00140_00100.$C11]+[.BK$2]" office:value-type="float" office:value="5226130" calcext:value-type="float">
            <text:p>5226130</text:p>
          </table:table-cell>
          <table:table-cell table:style-name="ce5" table:formula="of:=[.BJ11]+20" office:value-type="float" office:value="1379960" calcext:value-type="float">
            <text:p>1379960</text:p>
          </table:table-cell>
          <table:table-cell table:style-name="ce5" table:formula="of:=[.BK11]" office:value-type="float" office:value="5226130" calcext:value-type="float">
            <text:p>5226130</text:p>
          </table:table-cell>
          <table:table-cell table:style-name="ce5" table:formula="of:=[.BJ11]+20" office:value-type="float" office:value="1379960" calcext:value-type="float">
            <text:p>1379960</text:p>
          </table:table-cell>
          <table:table-cell table:style-name="ce5" table:formula="of:=[.BK11]-20" office:value-type="float" office:value="5226110" calcext:value-type="float">
            <text:p>5226110</text:p>
          </table:table-cell>
          <table:table-cell table:style-name="ce5" table:formula="of:=[.BJ11]" office:value-type="float" office:value="1379940" calcext:value-type="float">
            <text:p>1379940</text:p>
          </table:table-cell>
          <table:table-cell table:style-name="ce5" table:formula="of:=[.BK11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11];&quot;',&quot;;CHAR(13);&quot;    'SRID=3946;POLYGON((&quot;;[.BJ11];&quot; &quot;;[.BK11];&quot;,&quot;;[.BL11];&quot; &quot;;[.BM11];&quot;,&quot;;[.BN11];&quot; &quot;;[.BO11];&quot;,&quot;;[.BP11];&quot; &quot;;[.BQ11];&quot;,&quot;;[.BJ11];&quot; &quot;;[.BK11];&quot;))');&quot;;CHAR(13))" office:value-type="string" office:string-value="INSERT INTO &#13;  batiment (&#13;    id,&#13;    geometry_asewkt)&#13;  VALUES (&#13;    'M24_G',&#13;    'SRID=3946;POLYGON((1379940 5226130,1379960 5226130,1379960 5226110,1379940 5226110,1379940 5226130))');&#13;" calcext:value-type="string">
            <text:p>INSERT INTO  <text:s/>batiment ( <text:s text:c="3"/>id, <text:s text:c="3"/>geometry_asewkt) <text:s/>VALUES ( <text:s text:c="3"/>'M24_G', <text:s text:c="3"/>'SRID=3946;POLYGON((1379940 5226130,1379960 5226130,1379960 5226110,1379940 5226110,1379940 5226130))');</text:p>
          </table:table-cell>
          <table:table-cell table:style-name="ce5" table:formula="of:=CONCATENATE([case_00140_00100.$A11];[.BS$2])" office:value-type="string" office:string-value="M24_H" calcext:value-type="string">
            <text:p>M24_H</text:p>
          </table:table-cell>
          <table:table-cell table:style-name="ce5" table:formula="of:=[case_00140_00100.$B11]+[.BT$2]" office:value-type="float" office:value="1379980" calcext:value-type="float">
            <text:p>1379980</text:p>
          </table:table-cell>
          <table:table-cell table:style-name="ce5" table:formula="of:=[case_00140_00100.$C11]+[.BU$2]" office:value-type="float" office:value="5226130" calcext:value-type="float">
            <text:p>5226130</text:p>
          </table:table-cell>
          <table:table-cell table:style-name="ce5" table:formula="of:=[.BT11]+20" office:value-type="float" office:value="1380000" calcext:value-type="float">
            <text:p>1380000</text:p>
          </table:table-cell>
          <table:table-cell table:style-name="ce5" table:formula="of:=[.BU11]" office:value-type="float" office:value="5226130" calcext:value-type="float">
            <text:p>5226130</text:p>
          </table:table-cell>
          <table:table-cell table:style-name="ce5" table:formula="of:=[.BT11]+20" office:value-type="float" office:value="1380000" calcext:value-type="float">
            <text:p>1380000</text:p>
          </table:table-cell>
          <table:table-cell table:style-name="ce5" table:formula="of:=[.BU11]-20" office:value-type="float" office:value="5226110" calcext:value-type="float">
            <text:p>5226110</text:p>
          </table:table-cell>
          <table:table-cell table:style-name="ce5" table:formula="of:=[.BT11]" office:value-type="float" office:value="1379980" calcext:value-type="float">
            <text:p>1379980</text:p>
          </table:table-cell>
          <table:table-cell table:style-name="ce5" table:formula="of:=[.BU11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11];&quot;',&quot;;CHAR(13);&quot;    'SRID=3946;POLYGON((&quot;;[.BT11];&quot; &quot;;[.BU11];&quot;,&quot;;[.BV11];&quot; &quot;;[.BW11];&quot;,&quot;;[.BX11];&quot; &quot;;[.BY11];&quot;,&quot;;[.BZ11];&quot; &quot;;[.CA11];&quot;,&quot;;[.BT11];&quot; &quot;;[.BU11];&quot;))');&quot;;CHAR(13))" office:value-type="string" office:string-value="INSERT INTO &#13;  batiment (&#13;    id,&#13;    geometry_asewkt)&#13;  VALUES (&#13;    'M24_H',&#13;    'SRID=3946;POLYGON((1379980 5226130,1380000 5226130,1380000 5226110,1379980 5226110,1379980 5226130))');&#13;" calcext:value-type="string">
            <text:p>INSERT INTO  <text:s/>batiment ( <text:s text:c="3"/>id, <text:s text:c="3"/>geometry_asewkt) <text:s/>VALUES ( <text:s text:c="3"/>'M24_H', <text:s text:c="3"/>'SRID=3946;POLYGON((1379980 5226130,1380000 5226130,1380000 5226110,1379980 5226110,1379980 5226130))');</text:p>
          </table:table-cell>
          <table:table-cell table:style-name="ce5" table:formula="of:=CONCATENATE([case_00140_00100.$A11];[.CC$2])" office:value-type="string" office:string-value="M24_I" calcext:value-type="string">
            <text:p>M24_I</text:p>
          </table:table-cell>
          <table:table-cell table:style-name="ce5" table:formula="of:=[case_00140_00100.$B11]+[.CD$2]" office:value-type="float" office:value="1380020" calcext:value-type="float">
            <text:p>1380020</text:p>
          </table:table-cell>
          <table:table-cell table:style-name="ce5" table:formula="of:=[case_00140_00100.$C11]+[.CE$2]" office:value-type="float" office:value="5226130" calcext:value-type="float">
            <text:p>5226130</text:p>
          </table:table-cell>
          <table:table-cell table:style-name="ce5" table:formula="of:=[.CD11]+20" office:value-type="float" office:value="1380040" calcext:value-type="float">
            <text:p>1380040</text:p>
          </table:table-cell>
          <table:table-cell table:style-name="ce5" table:formula="of:=[.CE11]" office:value-type="float" office:value="5226130" calcext:value-type="float">
            <text:p>5226130</text:p>
          </table:table-cell>
          <table:table-cell table:style-name="ce5" table:formula="of:=[.CD11]+20" office:value-type="float" office:value="1380040" calcext:value-type="float">
            <text:p>1380040</text:p>
          </table:table-cell>
          <table:table-cell table:style-name="ce5" table:formula="of:=[.CE11]-20" office:value-type="float" office:value="5226110" calcext:value-type="float">
            <text:p>5226110</text:p>
          </table:table-cell>
          <table:table-cell table:style-name="ce5" table:formula="of:=[.CD11]" office:value-type="float" office:value="1380020" calcext:value-type="float">
            <text:p>1380020</text:p>
          </table:table-cell>
          <table:table-cell table:style-name="ce5" table:formula="of:=[.CE11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11];&quot;',&quot;;CHAR(13);&quot;    'SRID=3946;POLYGON((&quot;;[.CD11];&quot; &quot;;[.CE11];&quot;,&quot;;[.CF11];&quot; &quot;;[.CG11];&quot;,&quot;;[.CH11];&quot; &quot;;[.CI11];&quot;,&quot;;[.CJ11];&quot; &quot;;[.CK11];&quot;,&quot;;[.CD11];&quot; &quot;;[.CE11];&quot;))');&quot;;CHAR(13))" office:value-type="string" office:string-value="INSERT INTO &#13;  batiment (&#13;    id,&#13;    geometry_asewkt)&#13;  VALUES (&#13;    'M24_I',&#13;    'SRID=3946;POLYGON((1380020 5226130,1380040 5226130,1380040 5226110,1380020 5226110,1380020 5226130))');&#13;" calcext:value-type="string">
            <text:p>INSERT INTO  <text:s/>batiment ( <text:s text:c="3"/>id, <text:s text:c="3"/>geometry_asewkt) <text:s/>VALUES ( <text:s text:c="3"/>'M24_I', <text:s text:c="3"/>'SRID=3946;POLYGON((1380020 5226130,1380040 5226130,1380040 5226110,1380020 5226110,1380020 5226130))');</text:p>
          </table:table-cell>
          <table:table-cell table:formula="of:=CONCATENATE([.J11];CHAR(13);[.T11];CHAR(13);[.AD11];CHAR(13);[.AN11];CHAR(13);[.AX11];CHAR(13);[.BH11];CHAR(13);[.BR11];CHAR(13);[.CB11];CHAR(13);[.CL11];CHAR(13))" office:value-type="string" office:string-value="INSERT INTO &#13;  batiment (&#13;    id,&#13;    geometry_asewkt)&#13;  VALUES (&#13;    'M24_A',&#13;    'SRID=3946;POLYGON((1379940 5226190,1379960 5226190,1379960 5226170,1379940 5226170,1379940 5226190))');&#13;&#13;INSERT INTO &#13;  batiment (&#13;    id,&#13;    geometry_asewkt)&#13;  VALUES (&#13;    'M24_B',&#13;    'SRID=3946;POLYGON((1379980 5226190,1380000 5226190,1380000 5226170,1379980 5226170,1379980 5226190))');&#13;&#13;INSERT INTO &#13;  batiment (&#13;    id,&#13;    geometry_asewkt)&#13;  VALUES (&#13;    'M24_C',&#13;    'SRID=3946;POLYGON((1380020 5226190,1380040 5226190,1380040 5226170,1380020 5226170,1380020 5226190))');&#13;&#13;INSERT INTO &#13;  batiment (&#13;    id,&#13;    geometry_asewkt)&#13;  VALUES (&#13;    'M24_D',&#13;    'SRID=3946;POLYGON((1379940 5226160,1379960 5226160,1379960 5226140,1379940 5226140,1379940 5226160))');&#13;&#13;INSERT INTO &#13;  batiment (&#13;    id,&#13;    geometry_asewkt)&#13;  VALUES (&#13;    'M24_E',&#13;    'SRID=3946;POLYGON((1379980 5226160,1380000 5226160,1380000 5226140,1379980 5226140,1379980 5226160))');&#13;&#13;INSERT INTO &#13;  batiment (&#13;    id,&#13;    geometry_asewkt)&#13;  VALUES (&#13;    'M24_F',&#13;    'SRID=3946;POLYGON((1380020 5226160,1380040 5226160,1380040 5226140,1380020 5226140,1380020 5226160))');&#13;&#13;INSERT INTO &#13;  batiment (&#13;    id,&#13;    geometry_asewkt)&#13;  VALUES (&#13;    'M24_G',&#13;    'SRID=3946;POLYGON((1379940 5226130,1379960 5226130,1379960 5226110,1379940 5226110,1379940 5226130))');&#13;&#13;INSERT INTO &#13;  batiment (&#13;    id,&#13;    geometry_asewkt)&#13;  VALUES (&#13;    'M24_H',&#13;    'SRID=3946;POLYGON((1379980 5226130,1380000 5226130,1380000 5226110,1379980 5226110,1379980 5226130))');&#13;&#13;INSERT INTO &#13;  batiment (&#13;    id,&#13;    geometry_asewkt)&#13;  VALUES (&#13;    'M24_I',&#13;    'SRID=3946;POLYGON((1380020 5226130,1380040 5226130,1380040 5226110,1380020 5226110,1380020 5226130))');&#13;&#13;" calcext:value-type="string">
            <text:p>INSERT INTO  <text:s/>batiment ( <text:s text:c="3"/>id, <text:s text:c="3"/>geometry_asewkt) <text:s/>VALUES ( <text:s text:c="3"/>'M24_A', <text:s text:c="3"/>'SRID=3946;POLYGON((1379940 5226190,1379960 5226190,1379960 5226170,1379940 5226170,1379940 5226190))');INSERT INTO  <text:s/>batiment ( <text:s text:c="3"/>id, <text:s text:c="3"/>geometry_asewkt) <text:s/>VALUES ( <text:s text:c="3"/>'M24_B', <text:s text:c="3"/>'SRID=3946;POLYGON((1379980 5226190,1380000 5226190,1380000 5226170,1379980 5226170,1379980 5226190))');INSERT INTO  <text:s/>batiment ( <text:s text:c="3"/>id, <text:s text:c="3"/>geometry_asewkt) <text:s/>VALUES ( <text:s text:c="3"/>'M24_C', <text:s text:c="3"/>'SRID=3946;POLYGON((1380020 5226190,1380040 5226190,1380040 5226170,1380020 5226170,1380020 5226190))');INSERT INTO  <text:s/>batiment ( <text:s text:c="3"/>id, <text:s text:c="3"/>geometry_asewkt) <text:s/>VALUES ( <text:s text:c="3"/>'M24_D', <text:s text:c="3"/>'SRID=3946;POLYGON((1379940 5226160,1379960 5226160,1379960 5226140,1379940 5226140,1379940 5226160))');INSERT INTO  <text:s/>batiment ( <text:s text:c="3"/>id, <text:s text:c="3"/>geometry_asewkt) <text:s/>VALUES ( <text:s text:c="3"/>'M24_E', <text:s text:c="3"/>'SRID=3946;POLYGON((1379980 5226160,1380000 5226160,1380000 5226140,1379980 5226140,1379980 5226160))');INSERT INTO  <text:s/>batiment ( <text:s text:c="3"/>id, <text:s text:c="3"/>geometry_asewkt) <text:s/>VALUES ( <text:s text:c="3"/>'M24_F', <text:s text:c="3"/>'SRID=3946;POLYGON((1380020 5226160,1380040 5226160,1380040 5226140,1380020 5226140,1380020 5226160))');INSERT INTO  <text:s/>batiment ( <text:s text:c="3"/>id, <text:s text:c="3"/>geometry_asewkt) <text:s/>VALUES ( <text:s text:c="3"/>'M24_G', <text:s text:c="3"/>'SRID=3946;POLYGON((1379940 5226130,1379960 5226130,1379960 5226110,1379940 5226110,1379940 5226130))');INSERT INTO  <text:s/>batiment ( <text:s text:c="3"/>id, <text:s text:c="3"/>geometry_asewkt) <text:s/>VALUES ( <text:s text:c="3"/>'M24_H', <text:s text:c="3"/>'SRID=3946;POLYGON((1379980 5226130,1380000 5226130,1380000 5226110,1379980 5226110,1379980 5226130))');INSERT INTO  <text:s/>batiment ( <text:s text:c="3"/>id, <text:s text:c="3"/>geometry_asewkt) <text:s/>VALUES ( <text:s text:c="3"/>'M24_I', <text:s text:c="3"/>'SRID=3946;POLYGON((1380020 5226130,1380040 5226130,1380040 5226110,1380020 5226110,138002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2];[.A$2])" office:value-type="string" office:string-value="M25_A" calcext:value-type="string">
            <text:p>M25_A</text:p>
          </table:table-cell>
          <table:table-cell table:style-name="ce5" table:formula="of:=[$case_00140_00100.$B12]+[.B$2]" office:value-type="float" office:value="1380080" calcext:value-type="float">
            <text:p>1380080</text:p>
          </table:table-cell>
          <table:table-cell table:style-name="ce5" table:formula="of:=[$case_00140_00100.$C12]+[.C$2]" office:value-type="float" office:value="5226190" calcext:value-type="float">
            <text:p>5226190</text:p>
          </table:table-cell>
          <table:table-cell table:style-name="ce5" table:formula="of:=[.B12]+20" office:value-type="float" office:value="1380100" calcext:value-type="float">
            <text:p>1380100</text:p>
          </table:table-cell>
          <table:table-cell table:style-name="ce5" table:formula="of:=[.C12]" office:value-type="float" office:value="5226190" calcext:value-type="float">
            <text:p>5226190</text:p>
          </table:table-cell>
          <table:table-cell table:style-name="ce5" table:formula="of:=[.B12]+20" office:value-type="float" office:value="1380100" calcext:value-type="float">
            <text:p>1380100</text:p>
          </table:table-cell>
          <table:table-cell table:style-name="ce5" table:formula="of:=[.C12]-20" office:value-type="float" office:value="5226170" calcext:value-type="float">
            <text:p>5226170</text:p>
          </table:table-cell>
          <table:table-cell table:style-name="ce5" table:formula="of:=[.B12]" office:value-type="float" office:value="1380080" calcext:value-type="float">
            <text:p>1380080</text:p>
          </table:table-cell>
          <table:table-cell table:style-name="ce5" table:formula="of:=[.C12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12];&quot;',&quot;;CHAR(13);&quot;    'SRID=3946;POLYGON((&quot;;[.B12];&quot; &quot;;[.C12];&quot;,&quot;;[.D12];&quot; &quot;;[.E12];&quot;,&quot;;[.F12];&quot; &quot;;[.G12];&quot;,&quot;;[.H12];&quot; &quot;;[.I12];&quot;,&quot;;[.B12];&quot; &quot;;[.C12];&quot;))');&quot;;CHAR(13))" office:value-type="string" office:string-value="INSERT INTO &#13;  batiment (&#13;    id,&#13;    geometry_asewkt)&#13;  VALUES (&#13;    'M25_A',&#13;    'SRID=3946;POLYGON((1380080 5226190,1380100 5226190,1380100 5226170,1380080 5226170,1380080 5226190))');&#13;" calcext:value-type="string">
            <text:p>INSERT INTO  <text:s/>batiment ( <text:s text:c="3"/>id, <text:s text:c="3"/>geometry_asewkt) <text:s/>VALUES ( <text:s text:c="3"/>'M25_A', <text:s text:c="3"/>'SRID=3946;POLYGON((1380080 5226190,1380100 5226190,1380100 5226170,1380080 5226170,1380080 5226190))');</text:p>
          </table:table-cell>
          <table:table-cell table:style-name="ce5" table:formula="of:=CONCATENATE([case_00140_00100.$A12];[.K$2])" office:value-type="string" office:string-value="M25_B" calcext:value-type="string">
            <text:p>M25_B</text:p>
          </table:table-cell>
          <table:table-cell table:style-name="ce5" table:formula="of:=[case_00140_00100.$B12]+[.L$2]" office:value-type="float" office:value="1380120" calcext:value-type="float">
            <text:p>1380120</text:p>
          </table:table-cell>
          <table:table-cell table:style-name="ce5" table:formula="of:=[case_00140_00100.$C12]+[.M$2]" office:value-type="float" office:value="5226190" calcext:value-type="float">
            <text:p>5226190</text:p>
          </table:table-cell>
          <table:table-cell table:style-name="ce5" table:formula="of:=[.L12]+20" office:value-type="float" office:value="1380140" calcext:value-type="float">
            <text:p>1380140</text:p>
          </table:table-cell>
          <table:table-cell table:style-name="ce5" table:formula="of:=[.M12]" office:value-type="float" office:value="5226190" calcext:value-type="float">
            <text:p>5226190</text:p>
          </table:table-cell>
          <table:table-cell table:style-name="ce5" table:formula="of:=[.L12]+20" office:value-type="float" office:value="1380140" calcext:value-type="float">
            <text:p>1380140</text:p>
          </table:table-cell>
          <table:table-cell table:style-name="ce5" table:formula="of:=[.M12]-20" office:value-type="float" office:value="5226170" calcext:value-type="float">
            <text:p>5226170</text:p>
          </table:table-cell>
          <table:table-cell table:style-name="ce5" table:formula="of:=[.L12]" office:value-type="float" office:value="1380120" calcext:value-type="float">
            <text:p>1380120</text:p>
          </table:table-cell>
          <table:table-cell table:style-name="ce5" table:formula="of:=[.M12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12];&quot;',&quot;;CHAR(13);&quot;    'SRID=3946;POLYGON((&quot;;[.L12];&quot; &quot;;[.M12];&quot;,&quot;;[.N12];&quot; &quot;;[.O12];&quot;,&quot;;[.P12];&quot; &quot;;[.Q12];&quot;,&quot;;[.R12];&quot; &quot;;[.S12];&quot;,&quot;;[.L12];&quot; &quot;;[.M12];&quot;))');&quot;;CHAR(13))" office:value-type="string" office:string-value="INSERT INTO &#13;  batiment (&#13;    id,&#13;    geometry_asewkt)&#13;  VALUES (&#13;    'M25_B',&#13;    'SRID=3946;POLYGON((1380120 5226190,1380140 5226190,1380140 5226170,1380120 5226170,1380120 5226190))');&#13;" calcext:value-type="string">
            <text:p>INSERT INTO  <text:s/>batiment ( <text:s text:c="3"/>id, <text:s text:c="3"/>geometry_asewkt) <text:s/>VALUES ( <text:s text:c="3"/>'M25_B', <text:s text:c="3"/>'SRID=3946;POLYGON((1380120 5226190,1380140 5226190,1380140 5226170,1380120 5226170,1380120 5226190))');</text:p>
          </table:table-cell>
          <table:table-cell table:style-name="ce5" table:formula="of:=CONCATENATE([case_00140_00100.$A12];[.U$2])" office:value-type="string" office:string-value="M25_C" calcext:value-type="string">
            <text:p>M25_C</text:p>
          </table:table-cell>
          <table:table-cell table:style-name="ce5" table:formula="of:=[case_00140_00100.$B12]+[.V$2]" office:value-type="float" office:value="1380160" calcext:value-type="float">
            <text:p>1380160</text:p>
          </table:table-cell>
          <table:table-cell table:style-name="ce5" table:formula="of:=[case_00140_00100.$C12]+[.W$2]" office:value-type="float" office:value="5226190" calcext:value-type="float">
            <text:p>5226190</text:p>
          </table:table-cell>
          <table:table-cell table:style-name="ce5" table:formula="of:=[.V12]+20" office:value-type="float" office:value="1380180" calcext:value-type="float">
            <text:p>1380180</text:p>
          </table:table-cell>
          <table:table-cell table:style-name="ce5" table:formula="of:=[.W12]" office:value-type="float" office:value="5226190" calcext:value-type="float">
            <text:p>5226190</text:p>
          </table:table-cell>
          <table:table-cell table:style-name="ce5" table:formula="of:=[.V12]+20" office:value-type="float" office:value="1380180" calcext:value-type="float">
            <text:p>1380180</text:p>
          </table:table-cell>
          <table:table-cell table:style-name="ce5" table:formula="of:=[.W12]-20" office:value-type="float" office:value="5226170" calcext:value-type="float">
            <text:p>5226170</text:p>
          </table:table-cell>
          <table:table-cell table:style-name="ce5" table:formula="of:=[.V12]" office:value-type="float" office:value="1380160" calcext:value-type="float">
            <text:p>1380160</text:p>
          </table:table-cell>
          <table:table-cell table:style-name="ce5" table:formula="of:=[.W12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12];&quot;',&quot;;CHAR(13);&quot;    'SRID=3946;POLYGON((&quot;;[.V12];&quot; &quot;;[.W12];&quot;,&quot;;[.X12];&quot; &quot;;[.Y12];&quot;,&quot;;[.Z12];&quot; &quot;;[.AA12];&quot;,&quot;;[.AB12];&quot; &quot;;[.AC12];&quot;,&quot;;[.V12];&quot; &quot;;[.W12];&quot;))');&quot;;CHAR(13))" office:value-type="string" office:string-value="INSERT INTO &#13;  batiment (&#13;    id,&#13;    geometry_asewkt)&#13;  VALUES (&#13;    'M25_C',&#13;    'SRID=3946;POLYGON((1380160 5226190,1380180 5226190,1380180 5226170,1380160 5226170,1380160 5226190))');&#13;" calcext:value-type="string">
            <text:p>INSERT INTO  <text:s/>batiment ( <text:s text:c="3"/>id, <text:s text:c="3"/>geometry_asewkt) <text:s/>VALUES ( <text:s text:c="3"/>'M25_C', <text:s text:c="3"/>'SRID=3946;POLYGON((1380160 5226190,1380180 5226190,1380180 5226170,1380160 5226170,1380160 5226190))');</text:p>
          </table:table-cell>
          <table:table-cell table:style-name="ce5" table:formula="of:=CONCATENATE([case_00140_00100.$A12];[.AE$2])" office:value-type="string" office:string-value="M25_D" calcext:value-type="string">
            <text:p>M25_D</text:p>
          </table:table-cell>
          <table:table-cell table:style-name="ce5" table:formula="of:=[case_00140_00100.$B12]+[.AF$2]" office:value-type="float" office:value="1380080" calcext:value-type="float">
            <text:p>1380080</text:p>
          </table:table-cell>
          <table:table-cell table:style-name="ce5" table:formula="of:=[case_00140_00100.$C12]+[.AG$2]" office:value-type="float" office:value="5226160" calcext:value-type="float">
            <text:p>5226160</text:p>
          </table:table-cell>
          <table:table-cell table:style-name="ce5" table:formula="of:=[.AF12]+20" office:value-type="float" office:value="1380100" calcext:value-type="float">
            <text:p>1380100</text:p>
          </table:table-cell>
          <table:table-cell table:style-name="ce5" table:formula="of:=[.AG12]" office:value-type="float" office:value="5226160" calcext:value-type="float">
            <text:p>5226160</text:p>
          </table:table-cell>
          <table:table-cell table:style-name="ce5" table:formula="of:=[.AF12]+20" office:value-type="float" office:value="1380100" calcext:value-type="float">
            <text:p>1380100</text:p>
          </table:table-cell>
          <table:table-cell table:style-name="ce5" table:formula="of:=[.AG12]-20" office:value-type="float" office:value="5226140" calcext:value-type="float">
            <text:p>5226140</text:p>
          </table:table-cell>
          <table:table-cell table:style-name="ce5" table:formula="of:=[.AF12]" office:value-type="float" office:value="1380080" calcext:value-type="float">
            <text:p>1380080</text:p>
          </table:table-cell>
          <table:table-cell table:style-name="ce5" table:formula="of:=[.AG12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12];&quot;',&quot;;CHAR(13);&quot;    'SRID=3946;POLYGON((&quot;;[.AF12];&quot; &quot;;[.AG12];&quot;,&quot;;[.AH12];&quot; &quot;;[.AI12];&quot;,&quot;;[.AJ12];&quot; &quot;;[.AK12];&quot;,&quot;;[.AL12];&quot; &quot;;[.AM12];&quot;,&quot;;[.AF12];&quot; &quot;;[.AG12];&quot;))');&quot;;CHAR(13))" office:value-type="string" office:string-value="INSERT INTO &#13;  batiment (&#13;    id,&#13;    geometry_asewkt)&#13;  VALUES (&#13;    'M25_D',&#13;    'SRID=3946;POLYGON((1380080 5226160,1380100 5226160,1380100 5226140,1380080 5226140,1380080 5226160))');&#13;" calcext:value-type="string">
            <text:p>INSERT INTO  <text:s/>batiment ( <text:s text:c="3"/>id, <text:s text:c="3"/>geometry_asewkt) <text:s/>VALUES ( <text:s text:c="3"/>'M25_D', <text:s text:c="3"/>'SRID=3946;POLYGON((1380080 5226160,1380100 5226160,1380100 5226140,1380080 5226140,1380080 5226160))');</text:p>
          </table:table-cell>
          <table:table-cell table:style-name="ce5" table:formula="of:=CONCATENATE([case_00140_00100.$A12];[.AO$2])" office:value-type="string" office:string-value="M25_E" calcext:value-type="string">
            <text:p>M25_E</text:p>
          </table:table-cell>
          <table:table-cell table:style-name="ce5" table:formula="of:=[case_00140_00100.$B12]+[.AP$2]" office:value-type="float" office:value="1380120" calcext:value-type="float">
            <text:p>1380120</text:p>
          </table:table-cell>
          <table:table-cell table:style-name="ce5" table:formula="of:=[case_00140_00100.$C12]+[.AQ$2]" office:value-type="float" office:value="5226160" calcext:value-type="float">
            <text:p>5226160</text:p>
          </table:table-cell>
          <table:table-cell table:style-name="ce5" table:formula="of:=[.AP12]+20" office:value-type="float" office:value="1380140" calcext:value-type="float">
            <text:p>1380140</text:p>
          </table:table-cell>
          <table:table-cell table:style-name="ce5" table:formula="of:=[.AQ12]" office:value-type="float" office:value="5226160" calcext:value-type="float">
            <text:p>5226160</text:p>
          </table:table-cell>
          <table:table-cell table:style-name="ce5" table:formula="of:=[.AP12]+20" office:value-type="float" office:value="1380140" calcext:value-type="float">
            <text:p>1380140</text:p>
          </table:table-cell>
          <table:table-cell table:style-name="ce5" table:formula="of:=[.AQ12]-20" office:value-type="float" office:value="5226140" calcext:value-type="float">
            <text:p>5226140</text:p>
          </table:table-cell>
          <table:table-cell table:style-name="ce5" table:formula="of:=[.AP12]" office:value-type="float" office:value="1380120" calcext:value-type="float">
            <text:p>1380120</text:p>
          </table:table-cell>
          <table:table-cell table:style-name="ce5" table:formula="of:=[.AQ12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12];&quot;',&quot;;CHAR(13);&quot;    'SRID=3946;POLYGON((&quot;;[.AP12];&quot; &quot;;[.AQ12];&quot;,&quot;;[.AR12];&quot; &quot;;[.AS12];&quot;,&quot;;[.AT12];&quot; &quot;;[.AU12];&quot;,&quot;;[.AV12];&quot; &quot;;[.AW12];&quot;,&quot;;[.AP12];&quot; &quot;;[.AQ12];&quot;))');&quot;;CHAR(13))" office:value-type="string" office:string-value="INSERT INTO &#13;  batiment (&#13;    id,&#13;    geometry_asewkt)&#13;  VALUES (&#13;    'M25_E',&#13;    'SRID=3946;POLYGON((1380120 5226160,1380140 5226160,1380140 5226140,1380120 5226140,1380120 5226160))');&#13;" calcext:value-type="string">
            <text:p>INSERT INTO  <text:s/>batiment ( <text:s text:c="3"/>id, <text:s text:c="3"/>geometry_asewkt) <text:s/>VALUES ( <text:s text:c="3"/>'M25_E', <text:s text:c="3"/>'SRID=3946;POLYGON((1380120 5226160,1380140 5226160,1380140 5226140,1380120 5226140,1380120 5226160))');</text:p>
          </table:table-cell>
          <table:table-cell table:style-name="ce5" table:formula="of:=CONCATENATE([case_00140_00100.$A12];[.AY$2])" office:value-type="string" office:string-value="M25_F" calcext:value-type="string">
            <text:p>M25_F</text:p>
          </table:table-cell>
          <table:table-cell table:style-name="ce5" table:formula="of:=[case_00140_00100.$B12]+[.AZ$2]" office:value-type="float" office:value="1380160" calcext:value-type="float">
            <text:p>1380160</text:p>
          </table:table-cell>
          <table:table-cell table:style-name="ce5" table:formula="of:=[case_00140_00100.$C12]+[.BA$2]" office:value-type="float" office:value="5226160" calcext:value-type="float">
            <text:p>5226160</text:p>
          </table:table-cell>
          <table:table-cell table:style-name="ce5" table:formula="of:=[.AZ12]+20" office:value-type="float" office:value="1380180" calcext:value-type="float">
            <text:p>1380180</text:p>
          </table:table-cell>
          <table:table-cell table:style-name="ce5" table:formula="of:=[.BA12]" office:value-type="float" office:value="5226160" calcext:value-type="float">
            <text:p>5226160</text:p>
          </table:table-cell>
          <table:table-cell table:style-name="ce5" table:formula="of:=[.AZ12]+20" office:value-type="float" office:value="1380180" calcext:value-type="float">
            <text:p>1380180</text:p>
          </table:table-cell>
          <table:table-cell table:style-name="ce5" table:formula="of:=[.BA12]-20" office:value-type="float" office:value="5226140" calcext:value-type="float">
            <text:p>5226140</text:p>
          </table:table-cell>
          <table:table-cell table:style-name="ce5" table:formula="of:=[.AZ12]" office:value-type="float" office:value="1380160" calcext:value-type="float">
            <text:p>1380160</text:p>
          </table:table-cell>
          <table:table-cell table:style-name="ce5" table:formula="of:=[.BA12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12];&quot;',&quot;;CHAR(13);&quot;    'SRID=3946;POLYGON((&quot;;[.AZ12];&quot; &quot;;[.BA12];&quot;,&quot;;[.BB12];&quot; &quot;;[.BC12];&quot;,&quot;;[.BD12];&quot; &quot;;[.BE12];&quot;,&quot;;[.BF12];&quot; &quot;;[.BG12];&quot;,&quot;;[.AZ12];&quot; &quot;;[.BA12];&quot;))');&quot;;CHAR(13))" office:value-type="string" office:string-value="INSERT INTO &#13;  batiment (&#13;    id,&#13;    geometry_asewkt)&#13;  VALUES (&#13;    'M25_F',&#13;    'SRID=3946;POLYGON((1380160 5226160,1380180 5226160,1380180 5226140,1380160 5226140,1380160 5226160))');&#13;" calcext:value-type="string">
            <text:p>INSERT INTO  <text:s/>batiment ( <text:s text:c="3"/>id, <text:s text:c="3"/>geometry_asewkt) <text:s/>VALUES ( <text:s text:c="3"/>'M25_F', <text:s text:c="3"/>'SRID=3946;POLYGON((1380160 5226160,1380180 5226160,1380180 5226140,1380160 5226140,1380160 5226160))');</text:p>
          </table:table-cell>
          <table:table-cell table:style-name="ce5" table:formula="of:=CONCATENATE([case_00140_00100.$A12];[.BI$2])" office:value-type="string" office:string-value="M25_G" calcext:value-type="string">
            <text:p>M25_G</text:p>
          </table:table-cell>
          <table:table-cell table:style-name="ce5" table:formula="of:=[case_00140_00100.$B12]+[.BJ$2]" office:value-type="float" office:value="1380080" calcext:value-type="float">
            <text:p>1380080</text:p>
          </table:table-cell>
          <table:table-cell table:style-name="ce5" table:formula="of:=[case_00140_00100.$C12]+[.BK$2]" office:value-type="float" office:value="5226130" calcext:value-type="float">
            <text:p>5226130</text:p>
          </table:table-cell>
          <table:table-cell table:style-name="ce5" table:formula="of:=[.BJ12]+20" office:value-type="float" office:value="1380100" calcext:value-type="float">
            <text:p>1380100</text:p>
          </table:table-cell>
          <table:table-cell table:style-name="ce5" table:formula="of:=[.BK12]" office:value-type="float" office:value="5226130" calcext:value-type="float">
            <text:p>5226130</text:p>
          </table:table-cell>
          <table:table-cell table:style-name="ce5" table:formula="of:=[.BJ12]+20" office:value-type="float" office:value="1380100" calcext:value-type="float">
            <text:p>1380100</text:p>
          </table:table-cell>
          <table:table-cell table:style-name="ce5" table:formula="of:=[.BK12]-20" office:value-type="float" office:value="5226110" calcext:value-type="float">
            <text:p>5226110</text:p>
          </table:table-cell>
          <table:table-cell table:style-name="ce5" table:formula="of:=[.BJ12]" office:value-type="float" office:value="1380080" calcext:value-type="float">
            <text:p>1380080</text:p>
          </table:table-cell>
          <table:table-cell table:style-name="ce5" table:formula="of:=[.BK12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12];&quot;',&quot;;CHAR(13);&quot;    'SRID=3946;POLYGON((&quot;;[.BJ12];&quot; &quot;;[.BK12];&quot;,&quot;;[.BL12];&quot; &quot;;[.BM12];&quot;,&quot;;[.BN12];&quot; &quot;;[.BO12];&quot;,&quot;;[.BP12];&quot; &quot;;[.BQ12];&quot;,&quot;;[.BJ12];&quot; &quot;;[.BK12];&quot;))');&quot;;CHAR(13))" office:value-type="string" office:string-value="INSERT INTO &#13;  batiment (&#13;    id,&#13;    geometry_asewkt)&#13;  VALUES (&#13;    'M25_G',&#13;    'SRID=3946;POLYGON((1380080 5226130,1380100 5226130,1380100 5226110,1380080 5226110,1380080 5226130))');&#13;" calcext:value-type="string">
            <text:p>INSERT INTO  <text:s/>batiment ( <text:s text:c="3"/>id, <text:s text:c="3"/>geometry_asewkt) <text:s/>VALUES ( <text:s text:c="3"/>'M25_G', <text:s text:c="3"/>'SRID=3946;POLYGON((1380080 5226130,1380100 5226130,1380100 5226110,1380080 5226110,1380080 5226130))');</text:p>
          </table:table-cell>
          <table:table-cell table:style-name="ce5" table:formula="of:=CONCATENATE([case_00140_00100.$A12];[.BS$2])" office:value-type="string" office:string-value="M25_H" calcext:value-type="string">
            <text:p>M25_H</text:p>
          </table:table-cell>
          <table:table-cell table:style-name="ce5" table:formula="of:=[case_00140_00100.$B12]+[.BT$2]" office:value-type="float" office:value="1380120" calcext:value-type="float">
            <text:p>1380120</text:p>
          </table:table-cell>
          <table:table-cell table:style-name="ce5" table:formula="of:=[case_00140_00100.$C12]+[.BU$2]" office:value-type="float" office:value="5226130" calcext:value-type="float">
            <text:p>5226130</text:p>
          </table:table-cell>
          <table:table-cell table:style-name="ce5" table:formula="of:=[.BT12]+20" office:value-type="float" office:value="1380140" calcext:value-type="float">
            <text:p>1380140</text:p>
          </table:table-cell>
          <table:table-cell table:style-name="ce5" table:formula="of:=[.BU12]" office:value-type="float" office:value="5226130" calcext:value-type="float">
            <text:p>5226130</text:p>
          </table:table-cell>
          <table:table-cell table:style-name="ce5" table:formula="of:=[.BT12]+20" office:value-type="float" office:value="1380140" calcext:value-type="float">
            <text:p>1380140</text:p>
          </table:table-cell>
          <table:table-cell table:style-name="ce5" table:formula="of:=[.BU12]-20" office:value-type="float" office:value="5226110" calcext:value-type="float">
            <text:p>5226110</text:p>
          </table:table-cell>
          <table:table-cell table:style-name="ce5" table:formula="of:=[.BT12]" office:value-type="float" office:value="1380120" calcext:value-type="float">
            <text:p>1380120</text:p>
          </table:table-cell>
          <table:table-cell table:style-name="ce5" table:formula="of:=[.BU12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12];&quot;',&quot;;CHAR(13);&quot;    'SRID=3946;POLYGON((&quot;;[.BT12];&quot; &quot;;[.BU12];&quot;,&quot;;[.BV12];&quot; &quot;;[.BW12];&quot;,&quot;;[.BX12];&quot; &quot;;[.BY12];&quot;,&quot;;[.BZ12];&quot; &quot;;[.CA12];&quot;,&quot;;[.BT12];&quot; &quot;;[.BU12];&quot;))');&quot;;CHAR(13))" office:value-type="string" office:string-value="INSERT INTO &#13;  batiment (&#13;    id,&#13;    geometry_asewkt)&#13;  VALUES (&#13;    'M25_H',&#13;    'SRID=3946;POLYGON((1380120 5226130,1380140 5226130,1380140 5226110,1380120 5226110,1380120 5226130))');&#13;" calcext:value-type="string">
            <text:p>INSERT INTO  <text:s/>batiment ( <text:s text:c="3"/>id, <text:s text:c="3"/>geometry_asewkt) <text:s/>VALUES ( <text:s text:c="3"/>'M25_H', <text:s text:c="3"/>'SRID=3946;POLYGON((1380120 5226130,1380140 5226130,1380140 5226110,1380120 5226110,1380120 5226130))');</text:p>
          </table:table-cell>
          <table:table-cell table:style-name="ce5" table:formula="of:=CONCATENATE([case_00140_00100.$A12];[.CC$2])" office:value-type="string" office:string-value="M25_I" calcext:value-type="string">
            <text:p>M25_I</text:p>
          </table:table-cell>
          <table:table-cell table:style-name="ce5" table:formula="of:=[case_00140_00100.$B12]+[.CD$2]" office:value-type="float" office:value="1380160" calcext:value-type="float">
            <text:p>1380160</text:p>
          </table:table-cell>
          <table:table-cell table:style-name="ce5" table:formula="of:=[case_00140_00100.$C12]+[.CE$2]" office:value-type="float" office:value="5226130" calcext:value-type="float">
            <text:p>5226130</text:p>
          </table:table-cell>
          <table:table-cell table:style-name="ce5" table:formula="of:=[.CD12]+20" office:value-type="float" office:value="1380180" calcext:value-type="float">
            <text:p>1380180</text:p>
          </table:table-cell>
          <table:table-cell table:style-name="ce5" table:formula="of:=[.CE12]" office:value-type="float" office:value="5226130" calcext:value-type="float">
            <text:p>5226130</text:p>
          </table:table-cell>
          <table:table-cell table:style-name="ce5" table:formula="of:=[.CD12]+20" office:value-type="float" office:value="1380180" calcext:value-type="float">
            <text:p>1380180</text:p>
          </table:table-cell>
          <table:table-cell table:style-name="ce5" table:formula="of:=[.CE12]-20" office:value-type="float" office:value="5226110" calcext:value-type="float">
            <text:p>5226110</text:p>
          </table:table-cell>
          <table:table-cell table:style-name="ce5" table:formula="of:=[.CD12]" office:value-type="float" office:value="1380160" calcext:value-type="float">
            <text:p>1380160</text:p>
          </table:table-cell>
          <table:table-cell table:style-name="ce5" table:formula="of:=[.CE12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12];&quot;',&quot;;CHAR(13);&quot;    'SRID=3946;POLYGON((&quot;;[.CD12];&quot; &quot;;[.CE12];&quot;,&quot;;[.CF12];&quot; &quot;;[.CG12];&quot;,&quot;;[.CH12];&quot; &quot;;[.CI12];&quot;,&quot;;[.CJ12];&quot; &quot;;[.CK12];&quot;,&quot;;[.CD12];&quot; &quot;;[.CE12];&quot;))');&quot;;CHAR(13))" office:value-type="string" office:string-value="INSERT INTO &#13;  batiment (&#13;    id,&#13;    geometry_asewkt)&#13;  VALUES (&#13;    'M25_I',&#13;    'SRID=3946;POLYGON((1380160 5226130,1380180 5226130,1380180 5226110,1380160 5226110,1380160 5226130))');&#13;" calcext:value-type="string">
            <text:p>INSERT INTO  <text:s/>batiment ( <text:s text:c="3"/>id, <text:s text:c="3"/>geometry_asewkt) <text:s/>VALUES ( <text:s text:c="3"/>'M25_I', <text:s text:c="3"/>'SRID=3946;POLYGON((1380160 5226130,1380180 5226130,1380180 5226110,1380160 5226110,1380160 5226130))');</text:p>
          </table:table-cell>
          <table:table-cell table:formula="of:=CONCATENATE([.J12];CHAR(13);[.T12];CHAR(13);[.AD12];CHAR(13);[.AN12];CHAR(13);[.AX12];CHAR(13);[.BH12];CHAR(13);[.BR12];CHAR(13);[.CB12];CHAR(13);[.CL12];CHAR(13))" office:value-type="string" office:string-value="INSERT INTO &#13;  batiment (&#13;    id,&#13;    geometry_asewkt)&#13;  VALUES (&#13;    'M25_A',&#13;    'SRID=3946;POLYGON((1380080 5226190,1380100 5226190,1380100 5226170,1380080 5226170,1380080 5226190))');&#13;&#13;INSERT INTO &#13;  batiment (&#13;    id,&#13;    geometry_asewkt)&#13;  VALUES (&#13;    'M25_B',&#13;    'SRID=3946;POLYGON((1380120 5226190,1380140 5226190,1380140 5226170,1380120 5226170,1380120 5226190))');&#13;&#13;INSERT INTO &#13;  batiment (&#13;    id,&#13;    geometry_asewkt)&#13;  VALUES (&#13;    'M25_C',&#13;    'SRID=3946;POLYGON((1380160 5226190,1380180 5226190,1380180 5226170,1380160 5226170,1380160 5226190))');&#13;&#13;INSERT INTO &#13;  batiment (&#13;    id,&#13;    geometry_asewkt)&#13;  VALUES (&#13;    'M25_D',&#13;    'SRID=3946;POLYGON((1380080 5226160,1380100 5226160,1380100 5226140,1380080 5226140,1380080 5226160))');&#13;&#13;INSERT INTO &#13;  batiment (&#13;    id,&#13;    geometry_asewkt)&#13;  VALUES (&#13;    'M25_E',&#13;    'SRID=3946;POLYGON((1380120 5226160,1380140 5226160,1380140 5226140,1380120 5226140,1380120 5226160))');&#13;&#13;INSERT INTO &#13;  batiment (&#13;    id,&#13;    geometry_asewkt)&#13;  VALUES (&#13;    'M25_F',&#13;    'SRID=3946;POLYGON((1380160 5226160,1380180 5226160,1380180 5226140,1380160 5226140,1380160 5226160))');&#13;&#13;INSERT INTO &#13;  batiment (&#13;    id,&#13;    geometry_asewkt)&#13;  VALUES (&#13;    'M25_G',&#13;    'SRID=3946;POLYGON((1380080 5226130,1380100 5226130,1380100 5226110,1380080 5226110,1380080 5226130))');&#13;&#13;INSERT INTO &#13;  batiment (&#13;    id,&#13;    geometry_asewkt)&#13;  VALUES (&#13;    'M25_H',&#13;    'SRID=3946;POLYGON((1380120 5226130,1380140 5226130,1380140 5226110,1380120 5226110,1380120 5226130))');&#13;&#13;INSERT INTO &#13;  batiment (&#13;    id,&#13;    geometry_asewkt)&#13;  VALUES (&#13;    'M25_I',&#13;    'SRID=3946;POLYGON((1380160 5226130,1380180 5226130,1380180 5226110,1380160 5226110,1380160 5226130))');&#13;&#13;" calcext:value-type="string">
            <text:p>INSERT INTO  <text:s/>batiment ( <text:s text:c="3"/>id, <text:s text:c="3"/>geometry_asewkt) <text:s/>VALUES ( <text:s text:c="3"/>'M25_A', <text:s text:c="3"/>'SRID=3946;POLYGON((1380080 5226190,1380100 5226190,1380100 5226170,1380080 5226170,1380080 5226190))');INSERT INTO  <text:s/>batiment ( <text:s text:c="3"/>id, <text:s text:c="3"/>geometry_asewkt) <text:s/>VALUES ( <text:s text:c="3"/>'M25_B', <text:s text:c="3"/>'SRID=3946;POLYGON((1380120 5226190,1380140 5226190,1380140 5226170,1380120 5226170,1380120 5226190))');INSERT INTO  <text:s/>batiment ( <text:s text:c="3"/>id, <text:s text:c="3"/>geometry_asewkt) <text:s/>VALUES ( <text:s text:c="3"/>'M25_C', <text:s text:c="3"/>'SRID=3946;POLYGON((1380160 5226190,1380180 5226190,1380180 5226170,1380160 5226170,1380160 5226190))');INSERT INTO  <text:s/>batiment ( <text:s text:c="3"/>id, <text:s text:c="3"/>geometry_asewkt) <text:s/>VALUES ( <text:s text:c="3"/>'M25_D', <text:s text:c="3"/>'SRID=3946;POLYGON((1380080 5226160,1380100 5226160,1380100 5226140,1380080 5226140,1380080 5226160))');INSERT INTO  <text:s/>batiment ( <text:s text:c="3"/>id, <text:s text:c="3"/>geometry_asewkt) <text:s/>VALUES ( <text:s text:c="3"/>'M25_E', <text:s text:c="3"/>'SRID=3946;POLYGON((1380120 5226160,1380140 5226160,1380140 5226140,1380120 5226140,1380120 5226160))');INSERT INTO  <text:s/>batiment ( <text:s text:c="3"/>id, <text:s text:c="3"/>geometry_asewkt) <text:s/>VALUES ( <text:s text:c="3"/>'M25_F', <text:s text:c="3"/>'SRID=3946;POLYGON((1380160 5226160,1380180 5226160,1380180 5226140,1380160 5226140,1380160 5226160))');INSERT INTO  <text:s/>batiment ( <text:s text:c="3"/>id, <text:s text:c="3"/>geometry_asewkt) <text:s/>VALUES ( <text:s text:c="3"/>'M25_G', <text:s text:c="3"/>'SRID=3946;POLYGON((1380080 5226130,1380100 5226130,1380100 5226110,1380080 5226110,1380080 5226130))');INSERT INTO  <text:s/>batiment ( <text:s text:c="3"/>id, <text:s text:c="3"/>geometry_asewkt) <text:s/>VALUES ( <text:s text:c="3"/>'M25_H', <text:s text:c="3"/>'SRID=3946;POLYGON((1380120 5226130,1380140 5226130,1380140 5226110,1380120 5226110,1380120 5226130))');INSERT INTO  <text:s/>batiment ( <text:s text:c="3"/>id, <text:s text:c="3"/>geometry_asewkt) <text:s/>VALUES ( <text:s text:c="3"/>'M25_I', <text:s text:c="3"/>'SRID=3946;POLYGON((1380160 5226130,1380180 5226130,1380180 5226110,1380160 5226110,138016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3];[.A$2])" office:value-type="string" office:string-value="M31_A" calcext:value-type="string">
            <text:p>M31_A</text:p>
          </table:table-cell>
          <table:table-cell table:style-name="ce5" table:formula="of:=[$case_00140_00100.$B13]+[.B$2]" office:value-type="float" office:value="1379520" calcext:value-type="float">
            <text:p>1379520</text:p>
          </table:table-cell>
          <table:table-cell table:style-name="ce5" table:formula="of:=[$case_00140_00100.$C13]+[.C$2]" office:value-type="float" office:value="5226090" calcext:value-type="float">
            <text:p>5226090</text:p>
          </table:table-cell>
          <table:table-cell table:style-name="ce5" table:formula="of:=[.B13]+20" office:value-type="float" office:value="1379540" calcext:value-type="float">
            <text:p>1379540</text:p>
          </table:table-cell>
          <table:table-cell table:style-name="ce5" table:formula="of:=[.C13]" office:value-type="float" office:value="5226090" calcext:value-type="float">
            <text:p>5226090</text:p>
          </table:table-cell>
          <table:table-cell table:style-name="ce5" table:formula="of:=[.B13]+20" office:value-type="float" office:value="1379540" calcext:value-type="float">
            <text:p>1379540</text:p>
          </table:table-cell>
          <table:table-cell table:style-name="ce5" table:formula="of:=[.C13]-20" office:value-type="float" office:value="5226070" calcext:value-type="float">
            <text:p>5226070</text:p>
          </table:table-cell>
          <table:table-cell table:style-name="ce5" table:formula="of:=[.B13]" office:value-type="float" office:value="1379520" calcext:value-type="float">
            <text:p>1379520</text:p>
          </table:table-cell>
          <table:table-cell table:style-name="ce5" table:formula="of:=[.C13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3];&quot;',&quot;;CHAR(13);&quot;    'SRID=3946;POLYGON((&quot;;[.B13];&quot; &quot;;[.C13];&quot;,&quot;;[.D13];&quot; &quot;;[.E13];&quot;,&quot;;[.F13];&quot; &quot;;[.G13];&quot;,&quot;;[.H13];&quot; &quot;;[.I13];&quot;,&quot;;[.B13];&quot; &quot;;[.C13];&quot;))');&quot;;CHAR(13))" office:value-type="string" office:string-value="INSERT INTO &#13;  batiment (&#13;    id,&#13;    geometry_asewkt)&#13;  VALUES (&#13;    'M31_A',&#13;    'SRID=3946;POLYGON((1379520 5226090,1379540 5226090,1379540 5226070,1379520 5226070,1379520 5226090))');&#13;" calcext:value-type="string">
            <text:p>INSERT INTO  <text:s/>batiment ( <text:s text:c="3"/>id, <text:s text:c="3"/>geometry_asewkt) <text:s/>VALUES ( <text:s text:c="3"/>'M31_A', <text:s text:c="3"/>'SRID=3946;POLYGON((1379520 5226090,1379540 5226090,1379540 5226070,1379520 5226070,1379520 5226090))');</text:p>
          </table:table-cell>
          <table:table-cell table:style-name="ce5" table:formula="of:=CONCATENATE([case_00140_00100.$A13];[.K$2])" office:value-type="string" office:string-value="M31_B" calcext:value-type="string">
            <text:p>M31_B</text:p>
          </table:table-cell>
          <table:table-cell table:style-name="ce5" table:formula="of:=[case_00140_00100.$B13]+[.L$2]" office:value-type="float" office:value="1379560" calcext:value-type="float">
            <text:p>1379560</text:p>
          </table:table-cell>
          <table:table-cell table:style-name="ce5" table:formula="of:=[case_00140_00100.$C13]+[.M$2]" office:value-type="float" office:value="5226090" calcext:value-type="float">
            <text:p>5226090</text:p>
          </table:table-cell>
          <table:table-cell table:style-name="ce5" table:formula="of:=[.L13]+20" office:value-type="float" office:value="1379580" calcext:value-type="float">
            <text:p>1379580</text:p>
          </table:table-cell>
          <table:table-cell table:style-name="ce5" table:formula="of:=[.M13]" office:value-type="float" office:value="5226090" calcext:value-type="float">
            <text:p>5226090</text:p>
          </table:table-cell>
          <table:table-cell table:style-name="ce5" table:formula="of:=[.L13]+20" office:value-type="float" office:value="1379580" calcext:value-type="float">
            <text:p>1379580</text:p>
          </table:table-cell>
          <table:table-cell table:style-name="ce5" table:formula="of:=[.M13]-20" office:value-type="float" office:value="5226070" calcext:value-type="float">
            <text:p>5226070</text:p>
          </table:table-cell>
          <table:table-cell table:style-name="ce5" table:formula="of:=[.L13]" office:value-type="float" office:value="1379560" calcext:value-type="float">
            <text:p>1379560</text:p>
          </table:table-cell>
          <table:table-cell table:style-name="ce5" table:formula="of:=[.M13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3];&quot;',&quot;;CHAR(13);&quot;    'SRID=3946;POLYGON((&quot;;[.L13];&quot; &quot;;[.M13];&quot;,&quot;;[.N13];&quot; &quot;;[.O13];&quot;,&quot;;[.P13];&quot; &quot;;[.Q13];&quot;,&quot;;[.R13];&quot; &quot;;[.S13];&quot;,&quot;;[.L13];&quot; &quot;;[.M13];&quot;))');&quot;;CHAR(13))" office:value-type="string" office:string-value="INSERT INTO &#13;  batiment (&#13;    id,&#13;    geometry_asewkt)&#13;  VALUES (&#13;    'M31_B',&#13;    'SRID=3946;POLYGON((1379560 5226090,1379580 5226090,1379580 5226070,1379560 5226070,1379560 5226090))');&#13;" calcext:value-type="string">
            <text:p>INSERT INTO  <text:s/>batiment ( <text:s text:c="3"/>id, <text:s text:c="3"/>geometry_asewkt) <text:s/>VALUES ( <text:s text:c="3"/>'M31_B', <text:s text:c="3"/>'SRID=3946;POLYGON((1379560 5226090,1379580 5226090,1379580 5226070,1379560 5226070,1379560 5226090))');</text:p>
          </table:table-cell>
          <table:table-cell table:style-name="ce5" table:formula="of:=CONCATENATE([case_00140_00100.$A13];[.U$2])" office:value-type="string" office:string-value="M31_C" calcext:value-type="string">
            <text:p>M31_C</text:p>
          </table:table-cell>
          <table:table-cell table:style-name="ce5" table:formula="of:=[case_00140_00100.$B13]+[.V$2]" office:value-type="float" office:value="1379600" calcext:value-type="float">
            <text:p>1379600</text:p>
          </table:table-cell>
          <table:table-cell table:style-name="ce5" table:formula="of:=[case_00140_00100.$C13]+[.W$2]" office:value-type="float" office:value="5226090" calcext:value-type="float">
            <text:p>5226090</text:p>
          </table:table-cell>
          <table:table-cell table:style-name="ce5" table:formula="of:=[.V13]+20" office:value-type="float" office:value="1379620" calcext:value-type="float">
            <text:p>1379620</text:p>
          </table:table-cell>
          <table:table-cell table:style-name="ce5" table:formula="of:=[.W13]" office:value-type="float" office:value="5226090" calcext:value-type="float">
            <text:p>5226090</text:p>
          </table:table-cell>
          <table:table-cell table:style-name="ce5" table:formula="of:=[.V13]+20" office:value-type="float" office:value="1379620" calcext:value-type="float">
            <text:p>1379620</text:p>
          </table:table-cell>
          <table:table-cell table:style-name="ce5" table:formula="of:=[.W13]-20" office:value-type="float" office:value="5226070" calcext:value-type="float">
            <text:p>5226070</text:p>
          </table:table-cell>
          <table:table-cell table:style-name="ce5" table:formula="of:=[.V13]" office:value-type="float" office:value="1379600" calcext:value-type="float">
            <text:p>1379600</text:p>
          </table:table-cell>
          <table:table-cell table:style-name="ce5" table:formula="of:=[.W13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3];&quot;',&quot;;CHAR(13);&quot;    'SRID=3946;POLYGON((&quot;;[.V13];&quot; &quot;;[.W13];&quot;,&quot;;[.X13];&quot; &quot;;[.Y13];&quot;,&quot;;[.Z13];&quot; &quot;;[.AA13];&quot;,&quot;;[.AB13];&quot; &quot;;[.AC13];&quot;,&quot;;[.V13];&quot; &quot;;[.W13];&quot;))');&quot;;CHAR(13))" office:value-type="string" office:string-value="INSERT INTO &#13;  batiment (&#13;    id,&#13;    geometry_asewkt)&#13;  VALUES (&#13;    'M31_C',&#13;    'SRID=3946;POLYGON((1379600 5226090,1379620 5226090,1379620 5226070,1379600 5226070,1379600 5226090))');&#13;" calcext:value-type="string">
            <text:p>INSERT INTO  <text:s/>batiment ( <text:s text:c="3"/>id, <text:s text:c="3"/>geometry_asewkt) <text:s/>VALUES ( <text:s text:c="3"/>'M31_C', <text:s text:c="3"/>'SRID=3946;POLYGON((1379600 5226090,1379620 5226090,1379620 5226070,1379600 5226070,1379600 5226090))');</text:p>
          </table:table-cell>
          <table:table-cell table:style-name="ce5" table:formula="of:=CONCATENATE([case_00140_00100.$A13];[.AE$2])" office:value-type="string" office:string-value="M31_D" calcext:value-type="string">
            <text:p>M31_D</text:p>
          </table:table-cell>
          <table:table-cell table:style-name="ce5" table:formula="of:=[case_00140_00100.$B13]+[.AF$2]" office:value-type="float" office:value="1379520" calcext:value-type="float">
            <text:p>1379520</text:p>
          </table:table-cell>
          <table:table-cell table:style-name="ce5" table:formula="of:=[case_00140_00100.$C13]+[.AG$2]" office:value-type="float" office:value="5226060" calcext:value-type="float">
            <text:p>5226060</text:p>
          </table:table-cell>
          <table:table-cell table:style-name="ce5" table:formula="of:=[.AF13]+20" office:value-type="float" office:value="1379540" calcext:value-type="float">
            <text:p>1379540</text:p>
          </table:table-cell>
          <table:table-cell table:style-name="ce5" table:formula="of:=[.AG13]" office:value-type="float" office:value="5226060" calcext:value-type="float">
            <text:p>5226060</text:p>
          </table:table-cell>
          <table:table-cell table:style-name="ce5" table:formula="of:=[.AF13]+20" office:value-type="float" office:value="1379540" calcext:value-type="float">
            <text:p>1379540</text:p>
          </table:table-cell>
          <table:table-cell table:style-name="ce5" table:formula="of:=[.AG13]-20" office:value-type="float" office:value="5226040" calcext:value-type="float">
            <text:p>5226040</text:p>
          </table:table-cell>
          <table:table-cell table:style-name="ce5" table:formula="of:=[.AF13]" office:value-type="float" office:value="1379520" calcext:value-type="float">
            <text:p>1379520</text:p>
          </table:table-cell>
          <table:table-cell table:style-name="ce5" table:formula="of:=[.AG13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3];&quot;',&quot;;CHAR(13);&quot;    'SRID=3946;POLYGON((&quot;;[.AF13];&quot; &quot;;[.AG13];&quot;,&quot;;[.AH13];&quot; &quot;;[.AI13];&quot;,&quot;;[.AJ13];&quot; &quot;;[.AK13];&quot;,&quot;;[.AL13];&quot; &quot;;[.AM13];&quot;,&quot;;[.AF13];&quot; &quot;;[.AG13];&quot;))');&quot;;CHAR(13))" office:value-type="string" office:string-value="INSERT INTO &#13;  batiment (&#13;    id,&#13;    geometry_asewkt)&#13;  VALUES (&#13;    'M31_D',&#13;    'SRID=3946;POLYGON((1379520 5226060,1379540 5226060,1379540 5226040,1379520 5226040,1379520 5226060))');&#13;" calcext:value-type="string">
            <text:p>INSERT INTO  <text:s/>batiment ( <text:s text:c="3"/>id, <text:s text:c="3"/>geometry_asewkt) <text:s/>VALUES ( <text:s text:c="3"/>'M31_D', <text:s text:c="3"/>'SRID=3946;POLYGON((1379520 5226060,1379540 5226060,1379540 5226040,1379520 5226040,1379520 5226060))');</text:p>
          </table:table-cell>
          <table:table-cell table:style-name="ce5" table:formula="of:=CONCATENATE([case_00140_00100.$A13];[.AO$2])" office:value-type="string" office:string-value="M31_E" calcext:value-type="string">
            <text:p>M31_E</text:p>
          </table:table-cell>
          <table:table-cell table:style-name="ce5" table:formula="of:=[case_00140_00100.$B13]+[.AP$2]" office:value-type="float" office:value="1379560" calcext:value-type="float">
            <text:p>1379560</text:p>
          </table:table-cell>
          <table:table-cell table:style-name="ce5" table:formula="of:=[case_00140_00100.$C13]+[.AQ$2]" office:value-type="float" office:value="5226060" calcext:value-type="float">
            <text:p>5226060</text:p>
          </table:table-cell>
          <table:table-cell table:style-name="ce5" table:formula="of:=[.AP13]+20" office:value-type="float" office:value="1379580" calcext:value-type="float">
            <text:p>1379580</text:p>
          </table:table-cell>
          <table:table-cell table:style-name="ce5" table:formula="of:=[.AQ13]" office:value-type="float" office:value="5226060" calcext:value-type="float">
            <text:p>5226060</text:p>
          </table:table-cell>
          <table:table-cell table:style-name="ce5" table:formula="of:=[.AP13]+20" office:value-type="float" office:value="1379580" calcext:value-type="float">
            <text:p>1379580</text:p>
          </table:table-cell>
          <table:table-cell table:style-name="ce5" table:formula="of:=[.AQ13]-20" office:value-type="float" office:value="5226040" calcext:value-type="float">
            <text:p>5226040</text:p>
          </table:table-cell>
          <table:table-cell table:style-name="ce5" table:formula="of:=[.AP13]" office:value-type="float" office:value="1379560" calcext:value-type="float">
            <text:p>1379560</text:p>
          </table:table-cell>
          <table:table-cell table:style-name="ce5" table:formula="of:=[.AQ13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3];&quot;',&quot;;CHAR(13);&quot;    'SRID=3946;POLYGON((&quot;;[.AP13];&quot; &quot;;[.AQ13];&quot;,&quot;;[.AR13];&quot; &quot;;[.AS13];&quot;,&quot;;[.AT13];&quot; &quot;;[.AU13];&quot;,&quot;;[.AV13];&quot; &quot;;[.AW13];&quot;,&quot;;[.AP13];&quot; &quot;;[.AQ13];&quot;))');&quot;;CHAR(13))" office:value-type="string" office:string-value="INSERT INTO &#13;  batiment (&#13;    id,&#13;    geometry_asewkt)&#13;  VALUES (&#13;    'M31_E',&#13;    'SRID=3946;POLYGON((1379560 5226060,1379580 5226060,1379580 5226040,1379560 5226040,1379560 5226060))');&#13;" calcext:value-type="string">
            <text:p>INSERT INTO  <text:s/>batiment ( <text:s text:c="3"/>id, <text:s text:c="3"/>geometry_asewkt) <text:s/>VALUES ( <text:s text:c="3"/>'M31_E', <text:s text:c="3"/>'SRID=3946;POLYGON((1379560 5226060,1379580 5226060,1379580 5226040,1379560 5226040,1379560 5226060))');</text:p>
          </table:table-cell>
          <table:table-cell table:style-name="ce5" table:formula="of:=CONCATENATE([case_00140_00100.$A13];[.AY$2])" office:value-type="string" office:string-value="M31_F" calcext:value-type="string">
            <text:p>M31_F</text:p>
          </table:table-cell>
          <table:table-cell table:style-name="ce5" table:formula="of:=[case_00140_00100.$B13]+[.AZ$2]" office:value-type="float" office:value="1379600" calcext:value-type="float">
            <text:p>1379600</text:p>
          </table:table-cell>
          <table:table-cell table:style-name="ce5" table:formula="of:=[case_00140_00100.$C13]+[.BA$2]" office:value-type="float" office:value="5226060" calcext:value-type="float">
            <text:p>5226060</text:p>
          </table:table-cell>
          <table:table-cell table:style-name="ce5" table:formula="of:=[.AZ13]+20" office:value-type="float" office:value="1379620" calcext:value-type="float">
            <text:p>1379620</text:p>
          </table:table-cell>
          <table:table-cell table:style-name="ce5" table:formula="of:=[.BA13]" office:value-type="float" office:value="5226060" calcext:value-type="float">
            <text:p>5226060</text:p>
          </table:table-cell>
          <table:table-cell table:style-name="ce5" table:formula="of:=[.AZ13]+20" office:value-type="float" office:value="1379620" calcext:value-type="float">
            <text:p>1379620</text:p>
          </table:table-cell>
          <table:table-cell table:style-name="ce5" table:formula="of:=[.BA13]-20" office:value-type="float" office:value="5226040" calcext:value-type="float">
            <text:p>5226040</text:p>
          </table:table-cell>
          <table:table-cell table:style-name="ce5" table:formula="of:=[.AZ13]" office:value-type="float" office:value="1379600" calcext:value-type="float">
            <text:p>1379600</text:p>
          </table:table-cell>
          <table:table-cell table:style-name="ce5" table:formula="of:=[.BA13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3];&quot;',&quot;;CHAR(13);&quot;    'SRID=3946;POLYGON((&quot;;[.AZ13];&quot; &quot;;[.BA13];&quot;,&quot;;[.BB13];&quot; &quot;;[.BC13];&quot;,&quot;;[.BD13];&quot; &quot;;[.BE13];&quot;,&quot;;[.BF13];&quot; &quot;;[.BG13];&quot;,&quot;;[.AZ13];&quot; &quot;;[.BA13];&quot;))');&quot;;CHAR(13))" office:value-type="string" office:string-value="INSERT INTO &#13;  batiment (&#13;    id,&#13;    geometry_asewkt)&#13;  VALUES (&#13;    'M31_F',&#13;    'SRID=3946;POLYGON((1379600 5226060,1379620 5226060,1379620 5226040,1379600 5226040,1379600 5226060))');&#13;" calcext:value-type="string">
            <text:p>INSERT INTO  <text:s/>batiment ( <text:s text:c="3"/>id, <text:s text:c="3"/>geometry_asewkt) <text:s/>VALUES ( <text:s text:c="3"/>'M31_F', <text:s text:c="3"/>'SRID=3946;POLYGON((1379600 5226060,1379620 5226060,1379620 5226040,1379600 5226040,1379600 5226060))');</text:p>
          </table:table-cell>
          <table:table-cell table:style-name="ce5" table:formula="of:=CONCATENATE([case_00140_00100.$A13];[.BI$2])" office:value-type="string" office:string-value="M31_G" calcext:value-type="string">
            <text:p>M31_G</text:p>
          </table:table-cell>
          <table:table-cell table:style-name="ce5" table:formula="of:=[case_00140_00100.$B13]+[.BJ$2]" office:value-type="float" office:value="1379520" calcext:value-type="float">
            <text:p>1379520</text:p>
          </table:table-cell>
          <table:table-cell table:style-name="ce5" table:formula="of:=[case_00140_00100.$C13]+[.BK$2]" office:value-type="float" office:value="5226030" calcext:value-type="float">
            <text:p>5226030</text:p>
          </table:table-cell>
          <table:table-cell table:style-name="ce5" table:formula="of:=[.BJ13]+20" office:value-type="float" office:value="1379540" calcext:value-type="float">
            <text:p>1379540</text:p>
          </table:table-cell>
          <table:table-cell table:style-name="ce5" table:formula="of:=[.BK13]" office:value-type="float" office:value="5226030" calcext:value-type="float">
            <text:p>5226030</text:p>
          </table:table-cell>
          <table:table-cell table:style-name="ce5" table:formula="of:=[.BJ13]+20" office:value-type="float" office:value="1379540" calcext:value-type="float">
            <text:p>1379540</text:p>
          </table:table-cell>
          <table:table-cell table:style-name="ce5" table:formula="of:=[.BK13]-20" office:value-type="float" office:value="5226010" calcext:value-type="float">
            <text:p>5226010</text:p>
          </table:table-cell>
          <table:table-cell table:style-name="ce5" table:formula="of:=[.BJ13]" office:value-type="float" office:value="1379520" calcext:value-type="float">
            <text:p>1379520</text:p>
          </table:table-cell>
          <table:table-cell table:style-name="ce5" table:formula="of:=[.BK13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3];&quot;',&quot;;CHAR(13);&quot;    'SRID=3946;POLYGON((&quot;;[.BJ13];&quot; &quot;;[.BK13];&quot;,&quot;;[.BL13];&quot; &quot;;[.BM13];&quot;,&quot;;[.BN13];&quot; &quot;;[.BO13];&quot;,&quot;;[.BP13];&quot; &quot;;[.BQ13];&quot;,&quot;;[.BJ13];&quot; &quot;;[.BK13];&quot;))');&quot;;CHAR(13))" office:value-type="string" office:string-value="INSERT INTO &#13;  batiment (&#13;    id,&#13;    geometry_asewkt)&#13;  VALUES (&#13;    'M31_G',&#13;    'SRID=3946;POLYGON((1379520 5226030,1379540 5226030,1379540 5226010,1379520 5226010,1379520 5226030))');&#13;" calcext:value-type="string">
            <text:p>INSERT INTO  <text:s/>batiment ( <text:s text:c="3"/>id, <text:s text:c="3"/>geometry_asewkt) <text:s/>VALUES ( <text:s text:c="3"/>'M31_G', <text:s text:c="3"/>'SRID=3946;POLYGON((1379520 5226030,1379540 5226030,1379540 5226010,1379520 5226010,1379520 5226030))');</text:p>
          </table:table-cell>
          <table:table-cell table:style-name="ce5" table:formula="of:=CONCATENATE([case_00140_00100.$A13];[.BS$2])" office:value-type="string" office:string-value="M31_H" calcext:value-type="string">
            <text:p>M31_H</text:p>
          </table:table-cell>
          <table:table-cell table:style-name="ce5" table:formula="of:=[case_00140_00100.$B13]+[.BT$2]" office:value-type="float" office:value="1379560" calcext:value-type="float">
            <text:p>1379560</text:p>
          </table:table-cell>
          <table:table-cell table:style-name="ce5" table:formula="of:=[case_00140_00100.$C13]+[.BU$2]" office:value-type="float" office:value="5226030" calcext:value-type="float">
            <text:p>5226030</text:p>
          </table:table-cell>
          <table:table-cell table:style-name="ce5" table:formula="of:=[.BT13]+20" office:value-type="float" office:value="1379580" calcext:value-type="float">
            <text:p>1379580</text:p>
          </table:table-cell>
          <table:table-cell table:style-name="ce5" table:formula="of:=[.BU13]" office:value-type="float" office:value="5226030" calcext:value-type="float">
            <text:p>5226030</text:p>
          </table:table-cell>
          <table:table-cell table:style-name="ce5" table:formula="of:=[.BT13]+20" office:value-type="float" office:value="1379580" calcext:value-type="float">
            <text:p>1379580</text:p>
          </table:table-cell>
          <table:table-cell table:style-name="ce5" table:formula="of:=[.BU13]-20" office:value-type="float" office:value="5226010" calcext:value-type="float">
            <text:p>5226010</text:p>
          </table:table-cell>
          <table:table-cell table:style-name="ce5" table:formula="of:=[.BT13]" office:value-type="float" office:value="1379560" calcext:value-type="float">
            <text:p>1379560</text:p>
          </table:table-cell>
          <table:table-cell table:style-name="ce5" table:formula="of:=[.BU13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3];&quot;',&quot;;CHAR(13);&quot;    'SRID=3946;POLYGON((&quot;;[.BT13];&quot; &quot;;[.BU13];&quot;,&quot;;[.BV13];&quot; &quot;;[.BW13];&quot;,&quot;;[.BX13];&quot; &quot;;[.BY13];&quot;,&quot;;[.BZ13];&quot; &quot;;[.CA13];&quot;,&quot;;[.BT13];&quot; &quot;;[.BU13];&quot;))');&quot;;CHAR(13))" office:value-type="string" office:string-value="INSERT INTO &#13;  batiment (&#13;    id,&#13;    geometry_asewkt)&#13;  VALUES (&#13;    'M31_H',&#13;    'SRID=3946;POLYGON((1379560 5226030,1379580 5226030,1379580 5226010,1379560 5226010,1379560 5226030))');&#13;" calcext:value-type="string">
            <text:p>INSERT INTO  <text:s/>batiment ( <text:s text:c="3"/>id, <text:s text:c="3"/>geometry_asewkt) <text:s/>VALUES ( <text:s text:c="3"/>'M31_H', <text:s text:c="3"/>'SRID=3946;POLYGON((1379560 5226030,1379580 5226030,1379580 5226010,1379560 5226010,1379560 5226030))');</text:p>
          </table:table-cell>
          <table:table-cell table:style-name="ce5" table:formula="of:=CONCATENATE([case_00140_00100.$A13];[.CC$2])" office:value-type="string" office:string-value="M31_I" calcext:value-type="string">
            <text:p>M31_I</text:p>
          </table:table-cell>
          <table:table-cell table:style-name="ce5" table:formula="of:=[case_00140_00100.$B13]+[.CD$2]" office:value-type="float" office:value="1379600" calcext:value-type="float">
            <text:p>1379600</text:p>
          </table:table-cell>
          <table:table-cell table:style-name="ce5" table:formula="of:=[case_00140_00100.$C13]+[.CE$2]" office:value-type="float" office:value="5226030" calcext:value-type="float">
            <text:p>5226030</text:p>
          </table:table-cell>
          <table:table-cell table:style-name="ce5" table:formula="of:=[.CD13]+20" office:value-type="float" office:value="1379620" calcext:value-type="float">
            <text:p>1379620</text:p>
          </table:table-cell>
          <table:table-cell table:style-name="ce5" table:formula="of:=[.CE13]" office:value-type="float" office:value="5226030" calcext:value-type="float">
            <text:p>5226030</text:p>
          </table:table-cell>
          <table:table-cell table:style-name="ce5" table:formula="of:=[.CD13]+20" office:value-type="float" office:value="1379620" calcext:value-type="float">
            <text:p>1379620</text:p>
          </table:table-cell>
          <table:table-cell table:style-name="ce5" table:formula="of:=[.CE13]-20" office:value-type="float" office:value="5226010" calcext:value-type="float">
            <text:p>5226010</text:p>
          </table:table-cell>
          <table:table-cell table:style-name="ce5" table:formula="of:=[.CD13]" office:value-type="float" office:value="1379600" calcext:value-type="float">
            <text:p>1379600</text:p>
          </table:table-cell>
          <table:table-cell table:style-name="ce5" table:formula="of:=[.CE13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3];&quot;',&quot;;CHAR(13);&quot;    'SRID=3946;POLYGON((&quot;;[.CD13];&quot; &quot;;[.CE13];&quot;,&quot;;[.CF13];&quot; &quot;;[.CG13];&quot;,&quot;;[.CH13];&quot; &quot;;[.CI13];&quot;,&quot;;[.CJ13];&quot; &quot;;[.CK13];&quot;,&quot;;[.CD13];&quot; &quot;;[.CE13];&quot;))');&quot;;CHAR(13))" office:value-type="string" office:string-value="INSERT INTO &#13;  batiment (&#13;    id,&#13;    geometry_asewkt)&#13;  VALUES (&#13;    'M31_I',&#13;    'SRID=3946;POLYGON((1379600 5226030,1379620 5226030,1379620 5226010,1379600 5226010,1379600 5226030))');&#13;" calcext:value-type="string">
            <text:p>INSERT INTO  <text:s/>batiment ( <text:s text:c="3"/>id, <text:s text:c="3"/>geometry_asewkt) <text:s/>VALUES ( <text:s text:c="3"/>'M31_I', <text:s text:c="3"/>'SRID=3946;POLYGON((1379600 5226030,1379620 5226030,1379620 5226010,1379600 5226010,1379600 5226030))');</text:p>
          </table:table-cell>
          <table:table-cell table:formula="of:=CONCATENATE([.J13];CHAR(13);[.T13];CHAR(13);[.AD13];CHAR(13);[.AN13];CHAR(13);[.AX13];CHAR(13);[.BH13];CHAR(13);[.BR13];CHAR(13);[.CB13];CHAR(13);[.CL13];CHAR(13))" office:value-type="string" office:string-value="INSERT INTO &#13;  batiment (&#13;    id,&#13;    geometry_asewkt)&#13;  VALUES (&#13;    'M31_A',&#13;    'SRID=3946;POLYGON((1379520 5226090,1379540 5226090,1379540 5226070,1379520 5226070,1379520 5226090))');&#13;&#13;INSERT INTO &#13;  batiment (&#13;    id,&#13;    geometry_asewkt)&#13;  VALUES (&#13;    'M31_B',&#13;    'SRID=3946;POLYGON((1379560 5226090,1379580 5226090,1379580 5226070,1379560 5226070,1379560 5226090))');&#13;&#13;INSERT INTO &#13;  batiment (&#13;    id,&#13;    geometry_asewkt)&#13;  VALUES (&#13;    'M31_C',&#13;    'SRID=3946;POLYGON((1379600 5226090,1379620 5226090,1379620 5226070,1379600 5226070,1379600 5226090))');&#13;&#13;INSERT INTO &#13;  batiment (&#13;    id,&#13;    geometry_asewkt)&#13;  VALUES (&#13;    'M31_D',&#13;    'SRID=3946;POLYGON((1379520 5226060,1379540 5226060,1379540 5226040,1379520 5226040,1379520 5226060))');&#13;&#13;INSERT INTO &#13;  batiment (&#13;    id,&#13;    geometry_asewkt)&#13;  VALUES (&#13;    'M31_E',&#13;    'SRID=3946;POLYGON((1379560 5226060,1379580 5226060,1379580 5226040,1379560 5226040,1379560 5226060))');&#13;&#13;INSERT INTO &#13;  batiment (&#13;    id,&#13;    geometry_asewkt)&#13;  VALUES (&#13;    'M31_F',&#13;    'SRID=3946;POLYGON((1379600 5226060,1379620 5226060,1379620 5226040,1379600 5226040,1379600 5226060))');&#13;&#13;INSERT INTO &#13;  batiment (&#13;    id,&#13;    geometry_asewkt)&#13;  VALUES (&#13;    'M31_G',&#13;    'SRID=3946;POLYGON((1379520 5226030,1379540 5226030,1379540 5226010,1379520 5226010,1379520 5226030))');&#13;&#13;INSERT INTO &#13;  batiment (&#13;    id,&#13;    geometry_asewkt)&#13;  VALUES (&#13;    'M31_H',&#13;    'SRID=3946;POLYGON((1379560 5226030,1379580 5226030,1379580 5226010,1379560 5226010,1379560 5226030))');&#13;&#13;INSERT INTO &#13;  batiment (&#13;    id,&#13;    geometry_asewkt)&#13;  VALUES (&#13;    'M31_I',&#13;    'SRID=3946;POLYGON((1379600 5226030,1379620 5226030,1379620 5226010,1379600 5226010,1379600 5226030))');&#13;&#13;" calcext:value-type="string">
            <text:p>INSERT INTO  <text:s/>batiment ( <text:s text:c="3"/>id, <text:s text:c="3"/>geometry_asewkt) <text:s/>VALUES ( <text:s text:c="3"/>'M31_A', <text:s text:c="3"/>'SRID=3946;POLYGON((1379520 5226090,1379540 5226090,1379540 5226070,1379520 5226070,1379520 5226090))');INSERT INTO  <text:s/>batiment ( <text:s text:c="3"/>id, <text:s text:c="3"/>geometry_asewkt) <text:s/>VALUES ( <text:s text:c="3"/>'M31_B', <text:s text:c="3"/>'SRID=3946;POLYGON((1379560 5226090,1379580 5226090,1379580 5226070,1379560 5226070,1379560 5226090))');INSERT INTO  <text:s/>batiment ( <text:s text:c="3"/>id, <text:s text:c="3"/>geometry_asewkt) <text:s/>VALUES ( <text:s text:c="3"/>'M31_C', <text:s text:c="3"/>'SRID=3946;POLYGON((1379600 5226090,1379620 5226090,1379620 5226070,1379600 5226070,1379600 5226090))');INSERT INTO  <text:s/>batiment ( <text:s text:c="3"/>id, <text:s text:c="3"/>geometry_asewkt) <text:s/>VALUES ( <text:s text:c="3"/>'M31_D', <text:s text:c="3"/>'SRID=3946;POLYGON((1379520 5226060,1379540 5226060,1379540 5226040,1379520 5226040,1379520 5226060))');INSERT INTO  <text:s/>batiment ( <text:s text:c="3"/>id, <text:s text:c="3"/>geometry_asewkt) <text:s/>VALUES ( <text:s text:c="3"/>'M31_E', <text:s text:c="3"/>'SRID=3946;POLYGON((1379560 5226060,1379580 5226060,1379580 5226040,1379560 5226040,1379560 5226060))');INSERT INTO  <text:s/>batiment ( <text:s text:c="3"/>id, <text:s text:c="3"/>geometry_asewkt) <text:s/>VALUES ( <text:s text:c="3"/>'M31_F', <text:s text:c="3"/>'SRID=3946;POLYGON((1379600 5226060,1379620 5226060,1379620 5226040,1379600 5226040,1379600 5226060))');INSERT INTO  <text:s/>batiment ( <text:s text:c="3"/>id, <text:s text:c="3"/>geometry_asewkt) <text:s/>VALUES ( <text:s text:c="3"/>'M31_G', <text:s text:c="3"/>'SRID=3946;POLYGON((1379520 5226030,1379540 5226030,1379540 5226010,1379520 5226010,1379520 5226030))');INSERT INTO  <text:s/>batiment ( <text:s text:c="3"/>id, <text:s text:c="3"/>geometry_asewkt) <text:s/>VALUES ( <text:s text:c="3"/>'M31_H', <text:s text:c="3"/>'SRID=3946;POLYGON((1379560 5226030,1379580 5226030,1379580 5226010,1379560 5226010,1379560 5226030))');INSERT INTO  <text:s/>batiment ( <text:s text:c="3"/>id, <text:s text:c="3"/>geometry_asewkt) <text:s/>VALUES ( <text:s text:c="3"/>'M31_I', <text:s text:c="3"/>'SRID=3946;POLYGON((1379600 5226030,1379620 5226030,1379620 5226010,1379600 5226010,137960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4];[.A$2])" office:value-type="string" office:string-value="M32_A" calcext:value-type="string">
            <text:p>M32_A</text:p>
          </table:table-cell>
          <table:table-cell table:style-name="ce5" table:formula="of:=[$case_00140_00100.$B14]+[.B$2]" office:value-type="float" office:value="1379660" calcext:value-type="float">
            <text:p>1379660</text:p>
          </table:table-cell>
          <table:table-cell table:style-name="ce5" table:formula="of:=[$case_00140_00100.$C14]+[.C$2]" office:value-type="float" office:value="5226090" calcext:value-type="float">
            <text:p>5226090</text:p>
          </table:table-cell>
          <table:table-cell table:style-name="ce5" table:formula="of:=[.B14]+20" office:value-type="float" office:value="1379680" calcext:value-type="float">
            <text:p>1379680</text:p>
          </table:table-cell>
          <table:table-cell table:style-name="ce5" table:formula="of:=[.C14]" office:value-type="float" office:value="5226090" calcext:value-type="float">
            <text:p>5226090</text:p>
          </table:table-cell>
          <table:table-cell table:style-name="ce5" table:formula="of:=[.B14]+20" office:value-type="float" office:value="1379680" calcext:value-type="float">
            <text:p>1379680</text:p>
          </table:table-cell>
          <table:table-cell table:style-name="ce5" table:formula="of:=[.C14]-20" office:value-type="float" office:value="5226070" calcext:value-type="float">
            <text:p>5226070</text:p>
          </table:table-cell>
          <table:table-cell table:style-name="ce5" table:formula="of:=[.B14]" office:value-type="float" office:value="1379660" calcext:value-type="float">
            <text:p>1379660</text:p>
          </table:table-cell>
          <table:table-cell table:style-name="ce5" table:formula="of:=[.C14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4];&quot;',&quot;;CHAR(13);&quot;    'SRID=3946;POLYGON((&quot;;[.B14];&quot; &quot;;[.C14];&quot;,&quot;;[.D14];&quot; &quot;;[.E14];&quot;,&quot;;[.F14];&quot; &quot;;[.G14];&quot;,&quot;;[.H14];&quot; &quot;;[.I14];&quot;,&quot;;[.B14];&quot; &quot;;[.C14];&quot;))');&quot;;CHAR(13))" office:value-type="string" office:string-value="INSERT INTO &#13;  batiment (&#13;    id,&#13;    geometry_asewkt)&#13;  VALUES (&#13;    'M32_A',&#13;    'SRID=3946;POLYGON((1379660 5226090,1379680 5226090,1379680 5226070,1379660 5226070,1379660 5226090))');&#13;" calcext:value-type="string">
            <text:p>INSERT INTO  <text:s/>batiment ( <text:s text:c="3"/>id, <text:s text:c="3"/>geometry_asewkt) <text:s/>VALUES ( <text:s text:c="3"/>'M32_A', <text:s text:c="3"/>'SRID=3946;POLYGON((1379660 5226090,1379680 5226090,1379680 5226070,1379660 5226070,1379660 5226090))');</text:p>
          </table:table-cell>
          <table:table-cell table:style-name="ce5" table:formula="of:=CONCATENATE([case_00140_00100.$A14];[.K$2])" office:value-type="string" office:string-value="M32_B" calcext:value-type="string">
            <text:p>M32_B</text:p>
          </table:table-cell>
          <table:table-cell table:style-name="ce5" table:formula="of:=[case_00140_00100.$B14]+[.L$2]" office:value-type="float" office:value="1379700" calcext:value-type="float">
            <text:p>1379700</text:p>
          </table:table-cell>
          <table:table-cell table:style-name="ce5" table:formula="of:=[case_00140_00100.$C14]+[.M$2]" office:value-type="float" office:value="5226090" calcext:value-type="float">
            <text:p>5226090</text:p>
          </table:table-cell>
          <table:table-cell table:style-name="ce5" table:formula="of:=[.L14]+20" office:value-type="float" office:value="1379720" calcext:value-type="float">
            <text:p>1379720</text:p>
          </table:table-cell>
          <table:table-cell table:style-name="ce5" table:formula="of:=[.M14]" office:value-type="float" office:value="5226090" calcext:value-type="float">
            <text:p>5226090</text:p>
          </table:table-cell>
          <table:table-cell table:style-name="ce5" table:formula="of:=[.L14]+20" office:value-type="float" office:value="1379720" calcext:value-type="float">
            <text:p>1379720</text:p>
          </table:table-cell>
          <table:table-cell table:style-name="ce5" table:formula="of:=[.M14]-20" office:value-type="float" office:value="5226070" calcext:value-type="float">
            <text:p>5226070</text:p>
          </table:table-cell>
          <table:table-cell table:style-name="ce5" table:formula="of:=[.L14]" office:value-type="float" office:value="1379700" calcext:value-type="float">
            <text:p>1379700</text:p>
          </table:table-cell>
          <table:table-cell table:style-name="ce5" table:formula="of:=[.M14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4];&quot;',&quot;;CHAR(13);&quot;    'SRID=3946;POLYGON((&quot;;[.L14];&quot; &quot;;[.M14];&quot;,&quot;;[.N14];&quot; &quot;;[.O14];&quot;,&quot;;[.P14];&quot; &quot;;[.Q14];&quot;,&quot;;[.R14];&quot; &quot;;[.S14];&quot;,&quot;;[.L14];&quot; &quot;;[.M14];&quot;))');&quot;;CHAR(13))" office:value-type="string" office:string-value="INSERT INTO &#13;  batiment (&#13;    id,&#13;    geometry_asewkt)&#13;  VALUES (&#13;    'M32_B',&#13;    'SRID=3946;POLYGON((1379700 5226090,1379720 5226090,1379720 5226070,1379700 5226070,1379700 5226090))');&#13;" calcext:value-type="string">
            <text:p>INSERT INTO  <text:s/>batiment ( <text:s text:c="3"/>id, <text:s text:c="3"/>geometry_asewkt) <text:s/>VALUES ( <text:s text:c="3"/>'M32_B', <text:s text:c="3"/>'SRID=3946;POLYGON((1379700 5226090,1379720 5226090,1379720 5226070,1379700 5226070,1379700 5226090))');</text:p>
          </table:table-cell>
          <table:table-cell table:style-name="ce5" table:formula="of:=CONCATENATE([case_00140_00100.$A14];[.U$2])" office:value-type="string" office:string-value="M32_C" calcext:value-type="string">
            <text:p>M32_C</text:p>
          </table:table-cell>
          <table:table-cell table:style-name="ce5" table:formula="of:=[case_00140_00100.$B14]+[.V$2]" office:value-type="float" office:value="1379740" calcext:value-type="float">
            <text:p>1379740</text:p>
          </table:table-cell>
          <table:table-cell table:style-name="ce5" table:formula="of:=[case_00140_00100.$C14]+[.W$2]" office:value-type="float" office:value="5226090" calcext:value-type="float">
            <text:p>5226090</text:p>
          </table:table-cell>
          <table:table-cell table:style-name="ce5" table:formula="of:=[.V14]+20" office:value-type="float" office:value="1379760" calcext:value-type="float">
            <text:p>1379760</text:p>
          </table:table-cell>
          <table:table-cell table:style-name="ce5" table:formula="of:=[.W14]" office:value-type="float" office:value="5226090" calcext:value-type="float">
            <text:p>5226090</text:p>
          </table:table-cell>
          <table:table-cell table:style-name="ce5" table:formula="of:=[.V14]+20" office:value-type="float" office:value="1379760" calcext:value-type="float">
            <text:p>1379760</text:p>
          </table:table-cell>
          <table:table-cell table:style-name="ce5" table:formula="of:=[.W14]-20" office:value-type="float" office:value="5226070" calcext:value-type="float">
            <text:p>5226070</text:p>
          </table:table-cell>
          <table:table-cell table:style-name="ce5" table:formula="of:=[.V14]" office:value-type="float" office:value="1379740" calcext:value-type="float">
            <text:p>1379740</text:p>
          </table:table-cell>
          <table:table-cell table:style-name="ce5" table:formula="of:=[.W14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4];&quot;',&quot;;CHAR(13);&quot;    'SRID=3946;POLYGON((&quot;;[.V14];&quot; &quot;;[.W14];&quot;,&quot;;[.X14];&quot; &quot;;[.Y14];&quot;,&quot;;[.Z14];&quot; &quot;;[.AA14];&quot;,&quot;;[.AB14];&quot; &quot;;[.AC14];&quot;,&quot;;[.V14];&quot; &quot;;[.W14];&quot;))');&quot;;CHAR(13))" office:value-type="string" office:string-value="INSERT INTO &#13;  batiment (&#13;    id,&#13;    geometry_asewkt)&#13;  VALUES (&#13;    'M32_C',&#13;    'SRID=3946;POLYGON((1379740 5226090,1379760 5226090,1379760 5226070,1379740 5226070,1379740 5226090))');&#13;" calcext:value-type="string">
            <text:p>INSERT INTO  <text:s/>batiment ( <text:s text:c="3"/>id, <text:s text:c="3"/>geometry_asewkt) <text:s/>VALUES ( <text:s text:c="3"/>'M32_C', <text:s text:c="3"/>'SRID=3946;POLYGON((1379740 5226090,1379760 5226090,1379760 5226070,1379740 5226070,1379740 5226090))');</text:p>
          </table:table-cell>
          <table:table-cell table:style-name="ce5" table:formula="of:=CONCATENATE([case_00140_00100.$A14];[.AE$2])" office:value-type="string" office:string-value="M32_D" calcext:value-type="string">
            <text:p>M32_D</text:p>
          </table:table-cell>
          <table:table-cell table:style-name="ce5" table:formula="of:=[case_00140_00100.$B14]+[.AF$2]" office:value-type="float" office:value="1379660" calcext:value-type="float">
            <text:p>1379660</text:p>
          </table:table-cell>
          <table:table-cell table:style-name="ce5" table:formula="of:=[case_00140_00100.$C14]+[.AG$2]" office:value-type="float" office:value="5226060" calcext:value-type="float">
            <text:p>5226060</text:p>
          </table:table-cell>
          <table:table-cell table:style-name="ce5" table:formula="of:=[.AF14]+20" office:value-type="float" office:value="1379680" calcext:value-type="float">
            <text:p>1379680</text:p>
          </table:table-cell>
          <table:table-cell table:style-name="ce5" table:formula="of:=[.AG14]" office:value-type="float" office:value="5226060" calcext:value-type="float">
            <text:p>5226060</text:p>
          </table:table-cell>
          <table:table-cell table:style-name="ce5" table:formula="of:=[.AF14]+20" office:value-type="float" office:value="1379680" calcext:value-type="float">
            <text:p>1379680</text:p>
          </table:table-cell>
          <table:table-cell table:style-name="ce5" table:formula="of:=[.AG14]-20" office:value-type="float" office:value="5226040" calcext:value-type="float">
            <text:p>5226040</text:p>
          </table:table-cell>
          <table:table-cell table:style-name="ce5" table:formula="of:=[.AF14]" office:value-type="float" office:value="1379660" calcext:value-type="float">
            <text:p>1379660</text:p>
          </table:table-cell>
          <table:table-cell table:style-name="ce5" table:formula="of:=[.AG14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4];&quot;',&quot;;CHAR(13);&quot;    'SRID=3946;POLYGON((&quot;;[.AF14];&quot; &quot;;[.AG14];&quot;,&quot;;[.AH14];&quot; &quot;;[.AI14];&quot;,&quot;;[.AJ14];&quot; &quot;;[.AK14];&quot;,&quot;;[.AL14];&quot; &quot;;[.AM14];&quot;,&quot;;[.AF14];&quot; &quot;;[.AG14];&quot;))');&quot;;CHAR(13))" office:value-type="string" office:string-value="INSERT INTO &#13;  batiment (&#13;    id,&#13;    geometry_asewkt)&#13;  VALUES (&#13;    'M32_D',&#13;    'SRID=3946;POLYGON((1379660 5226060,1379680 5226060,1379680 5226040,1379660 5226040,1379660 5226060))');&#13;" calcext:value-type="string">
            <text:p>INSERT INTO  <text:s/>batiment ( <text:s text:c="3"/>id, <text:s text:c="3"/>geometry_asewkt) <text:s/>VALUES ( <text:s text:c="3"/>'M32_D', <text:s text:c="3"/>'SRID=3946;POLYGON((1379660 5226060,1379680 5226060,1379680 5226040,1379660 5226040,1379660 5226060))');</text:p>
          </table:table-cell>
          <table:table-cell table:style-name="ce5" table:formula="of:=CONCATENATE([case_00140_00100.$A14];[.AO$2])" office:value-type="string" office:string-value="M32_E" calcext:value-type="string">
            <text:p>M32_E</text:p>
          </table:table-cell>
          <table:table-cell table:style-name="ce5" table:formula="of:=[case_00140_00100.$B14]+[.AP$2]" office:value-type="float" office:value="1379700" calcext:value-type="float">
            <text:p>1379700</text:p>
          </table:table-cell>
          <table:table-cell table:style-name="ce5" table:formula="of:=[case_00140_00100.$C14]+[.AQ$2]" office:value-type="float" office:value="5226060" calcext:value-type="float">
            <text:p>5226060</text:p>
          </table:table-cell>
          <table:table-cell table:style-name="ce5" table:formula="of:=[.AP14]+20" office:value-type="float" office:value="1379720" calcext:value-type="float">
            <text:p>1379720</text:p>
          </table:table-cell>
          <table:table-cell table:style-name="ce5" table:formula="of:=[.AQ14]" office:value-type="float" office:value="5226060" calcext:value-type="float">
            <text:p>5226060</text:p>
          </table:table-cell>
          <table:table-cell table:style-name="ce5" table:formula="of:=[.AP14]+20" office:value-type="float" office:value="1379720" calcext:value-type="float">
            <text:p>1379720</text:p>
          </table:table-cell>
          <table:table-cell table:style-name="ce5" table:formula="of:=[.AQ14]-20" office:value-type="float" office:value="5226040" calcext:value-type="float">
            <text:p>5226040</text:p>
          </table:table-cell>
          <table:table-cell table:style-name="ce5" table:formula="of:=[.AP14]" office:value-type="float" office:value="1379700" calcext:value-type="float">
            <text:p>1379700</text:p>
          </table:table-cell>
          <table:table-cell table:style-name="ce5" table:formula="of:=[.AQ14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4];&quot;',&quot;;CHAR(13);&quot;    'SRID=3946;POLYGON((&quot;;[.AP14];&quot; &quot;;[.AQ14];&quot;,&quot;;[.AR14];&quot; &quot;;[.AS14];&quot;,&quot;;[.AT14];&quot; &quot;;[.AU14];&quot;,&quot;;[.AV14];&quot; &quot;;[.AW14];&quot;,&quot;;[.AP14];&quot; &quot;;[.AQ14];&quot;))');&quot;;CHAR(13))" office:value-type="string" office:string-value="INSERT INTO &#13;  batiment (&#13;    id,&#13;    geometry_asewkt)&#13;  VALUES (&#13;    'M32_E',&#13;    'SRID=3946;POLYGON((1379700 5226060,1379720 5226060,1379720 5226040,1379700 5226040,1379700 5226060))');&#13;" calcext:value-type="string">
            <text:p>INSERT INTO  <text:s/>batiment ( <text:s text:c="3"/>id, <text:s text:c="3"/>geometry_asewkt) <text:s/>VALUES ( <text:s text:c="3"/>'M32_E', <text:s text:c="3"/>'SRID=3946;POLYGON((1379700 5226060,1379720 5226060,1379720 5226040,1379700 5226040,1379700 5226060))');</text:p>
          </table:table-cell>
          <table:table-cell table:style-name="ce5" table:formula="of:=CONCATENATE([case_00140_00100.$A14];[.AY$2])" office:value-type="string" office:string-value="M32_F" calcext:value-type="string">
            <text:p>M32_F</text:p>
          </table:table-cell>
          <table:table-cell table:style-name="ce5" table:formula="of:=[case_00140_00100.$B14]+[.AZ$2]" office:value-type="float" office:value="1379740" calcext:value-type="float">
            <text:p>1379740</text:p>
          </table:table-cell>
          <table:table-cell table:style-name="ce5" table:formula="of:=[case_00140_00100.$C14]+[.BA$2]" office:value-type="float" office:value="5226060" calcext:value-type="float">
            <text:p>5226060</text:p>
          </table:table-cell>
          <table:table-cell table:style-name="ce5" table:formula="of:=[.AZ14]+20" office:value-type="float" office:value="1379760" calcext:value-type="float">
            <text:p>1379760</text:p>
          </table:table-cell>
          <table:table-cell table:style-name="ce5" table:formula="of:=[.BA14]" office:value-type="float" office:value="5226060" calcext:value-type="float">
            <text:p>5226060</text:p>
          </table:table-cell>
          <table:table-cell table:style-name="ce5" table:formula="of:=[.AZ14]+20" office:value-type="float" office:value="1379760" calcext:value-type="float">
            <text:p>1379760</text:p>
          </table:table-cell>
          <table:table-cell table:style-name="ce5" table:formula="of:=[.BA14]-20" office:value-type="float" office:value="5226040" calcext:value-type="float">
            <text:p>5226040</text:p>
          </table:table-cell>
          <table:table-cell table:style-name="ce5" table:formula="of:=[.AZ14]" office:value-type="float" office:value="1379740" calcext:value-type="float">
            <text:p>1379740</text:p>
          </table:table-cell>
          <table:table-cell table:style-name="ce5" table:formula="of:=[.BA14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4];&quot;',&quot;;CHAR(13);&quot;    'SRID=3946;POLYGON((&quot;;[.AZ14];&quot; &quot;;[.BA14];&quot;,&quot;;[.BB14];&quot; &quot;;[.BC14];&quot;,&quot;;[.BD14];&quot; &quot;;[.BE14];&quot;,&quot;;[.BF14];&quot; &quot;;[.BG14];&quot;,&quot;;[.AZ14];&quot; &quot;;[.BA14];&quot;))');&quot;;CHAR(13))" office:value-type="string" office:string-value="INSERT INTO &#13;  batiment (&#13;    id,&#13;    geometry_asewkt)&#13;  VALUES (&#13;    'M32_F',&#13;    'SRID=3946;POLYGON((1379740 5226060,1379760 5226060,1379760 5226040,1379740 5226040,1379740 5226060))');&#13;" calcext:value-type="string">
            <text:p>INSERT INTO  <text:s/>batiment ( <text:s text:c="3"/>id, <text:s text:c="3"/>geometry_asewkt) <text:s/>VALUES ( <text:s text:c="3"/>'M32_F', <text:s text:c="3"/>'SRID=3946;POLYGON((1379740 5226060,1379760 5226060,1379760 5226040,1379740 5226040,1379740 5226060))');</text:p>
          </table:table-cell>
          <table:table-cell table:style-name="ce5" table:formula="of:=CONCATENATE([case_00140_00100.$A14];[.BI$2])" office:value-type="string" office:string-value="M32_G" calcext:value-type="string">
            <text:p>M32_G</text:p>
          </table:table-cell>
          <table:table-cell table:style-name="ce5" table:formula="of:=[case_00140_00100.$B14]+[.BJ$2]" office:value-type="float" office:value="1379660" calcext:value-type="float">
            <text:p>1379660</text:p>
          </table:table-cell>
          <table:table-cell table:style-name="ce5" table:formula="of:=[case_00140_00100.$C14]+[.BK$2]" office:value-type="float" office:value="5226030" calcext:value-type="float">
            <text:p>5226030</text:p>
          </table:table-cell>
          <table:table-cell table:style-name="ce5" table:formula="of:=[.BJ14]+20" office:value-type="float" office:value="1379680" calcext:value-type="float">
            <text:p>1379680</text:p>
          </table:table-cell>
          <table:table-cell table:style-name="ce5" table:formula="of:=[.BK14]" office:value-type="float" office:value="5226030" calcext:value-type="float">
            <text:p>5226030</text:p>
          </table:table-cell>
          <table:table-cell table:style-name="ce5" table:formula="of:=[.BJ14]+20" office:value-type="float" office:value="1379680" calcext:value-type="float">
            <text:p>1379680</text:p>
          </table:table-cell>
          <table:table-cell table:style-name="ce5" table:formula="of:=[.BK14]-20" office:value-type="float" office:value="5226010" calcext:value-type="float">
            <text:p>5226010</text:p>
          </table:table-cell>
          <table:table-cell table:style-name="ce5" table:formula="of:=[.BJ14]" office:value-type="float" office:value="1379660" calcext:value-type="float">
            <text:p>1379660</text:p>
          </table:table-cell>
          <table:table-cell table:style-name="ce5" table:formula="of:=[.BK14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4];&quot;',&quot;;CHAR(13);&quot;    'SRID=3946;POLYGON((&quot;;[.BJ14];&quot; &quot;;[.BK14];&quot;,&quot;;[.BL14];&quot; &quot;;[.BM14];&quot;,&quot;;[.BN14];&quot; &quot;;[.BO14];&quot;,&quot;;[.BP14];&quot; &quot;;[.BQ14];&quot;,&quot;;[.BJ14];&quot; &quot;;[.BK14];&quot;))');&quot;;CHAR(13))" office:value-type="string" office:string-value="INSERT INTO &#13;  batiment (&#13;    id,&#13;    geometry_asewkt)&#13;  VALUES (&#13;    'M32_G',&#13;    'SRID=3946;POLYGON((1379660 5226030,1379680 5226030,1379680 5226010,1379660 5226010,1379660 5226030))');&#13;" calcext:value-type="string">
            <text:p>INSERT INTO  <text:s/>batiment ( <text:s text:c="3"/>id, <text:s text:c="3"/>geometry_asewkt) <text:s/>VALUES ( <text:s text:c="3"/>'M32_G', <text:s text:c="3"/>'SRID=3946;POLYGON((1379660 5226030,1379680 5226030,1379680 5226010,1379660 5226010,1379660 5226030))');</text:p>
          </table:table-cell>
          <table:table-cell table:style-name="ce5" table:formula="of:=CONCATENATE([case_00140_00100.$A14];[.BS$2])" office:value-type="string" office:string-value="M32_H" calcext:value-type="string">
            <text:p>M32_H</text:p>
          </table:table-cell>
          <table:table-cell table:style-name="ce5" table:formula="of:=[case_00140_00100.$B14]+[.BT$2]" office:value-type="float" office:value="1379700" calcext:value-type="float">
            <text:p>1379700</text:p>
          </table:table-cell>
          <table:table-cell table:style-name="ce5" table:formula="of:=[case_00140_00100.$C14]+[.BU$2]" office:value-type="float" office:value="5226030" calcext:value-type="float">
            <text:p>5226030</text:p>
          </table:table-cell>
          <table:table-cell table:style-name="ce5" table:formula="of:=[.BT14]+20" office:value-type="float" office:value="1379720" calcext:value-type="float">
            <text:p>1379720</text:p>
          </table:table-cell>
          <table:table-cell table:style-name="ce5" table:formula="of:=[.BU14]" office:value-type="float" office:value="5226030" calcext:value-type="float">
            <text:p>5226030</text:p>
          </table:table-cell>
          <table:table-cell table:style-name="ce5" table:formula="of:=[.BT14]+20" office:value-type="float" office:value="1379720" calcext:value-type="float">
            <text:p>1379720</text:p>
          </table:table-cell>
          <table:table-cell table:style-name="ce5" table:formula="of:=[.BU14]-20" office:value-type="float" office:value="5226010" calcext:value-type="float">
            <text:p>5226010</text:p>
          </table:table-cell>
          <table:table-cell table:style-name="ce5" table:formula="of:=[.BT14]" office:value-type="float" office:value="1379700" calcext:value-type="float">
            <text:p>1379700</text:p>
          </table:table-cell>
          <table:table-cell table:style-name="ce5" table:formula="of:=[.BU14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4];&quot;',&quot;;CHAR(13);&quot;    'SRID=3946;POLYGON((&quot;;[.BT14];&quot; &quot;;[.BU14];&quot;,&quot;;[.BV14];&quot; &quot;;[.BW14];&quot;,&quot;;[.BX14];&quot; &quot;;[.BY14];&quot;,&quot;;[.BZ14];&quot; &quot;;[.CA14];&quot;,&quot;;[.BT14];&quot; &quot;;[.BU14];&quot;))');&quot;;CHAR(13))" office:value-type="string" office:string-value="INSERT INTO &#13;  batiment (&#13;    id,&#13;    geometry_asewkt)&#13;  VALUES (&#13;    'M32_H',&#13;    'SRID=3946;POLYGON((1379700 5226030,1379720 5226030,1379720 5226010,1379700 5226010,1379700 5226030))');&#13;" calcext:value-type="string">
            <text:p>INSERT INTO  <text:s/>batiment ( <text:s text:c="3"/>id, <text:s text:c="3"/>geometry_asewkt) <text:s/>VALUES ( <text:s text:c="3"/>'M32_H', <text:s text:c="3"/>'SRID=3946;POLYGON((1379700 5226030,1379720 5226030,1379720 5226010,1379700 5226010,1379700 5226030))');</text:p>
          </table:table-cell>
          <table:table-cell table:style-name="ce5" table:formula="of:=CONCATENATE([case_00140_00100.$A14];[.CC$2])" office:value-type="string" office:string-value="M32_I" calcext:value-type="string">
            <text:p>M32_I</text:p>
          </table:table-cell>
          <table:table-cell table:style-name="ce5" table:formula="of:=[case_00140_00100.$B14]+[.CD$2]" office:value-type="float" office:value="1379740" calcext:value-type="float">
            <text:p>1379740</text:p>
          </table:table-cell>
          <table:table-cell table:style-name="ce5" table:formula="of:=[case_00140_00100.$C14]+[.CE$2]" office:value-type="float" office:value="5226030" calcext:value-type="float">
            <text:p>5226030</text:p>
          </table:table-cell>
          <table:table-cell table:style-name="ce5" table:formula="of:=[.CD14]+20" office:value-type="float" office:value="1379760" calcext:value-type="float">
            <text:p>1379760</text:p>
          </table:table-cell>
          <table:table-cell table:style-name="ce5" table:formula="of:=[.CE14]" office:value-type="float" office:value="5226030" calcext:value-type="float">
            <text:p>5226030</text:p>
          </table:table-cell>
          <table:table-cell table:style-name="ce5" table:formula="of:=[.CD14]+20" office:value-type="float" office:value="1379760" calcext:value-type="float">
            <text:p>1379760</text:p>
          </table:table-cell>
          <table:table-cell table:style-name="ce5" table:formula="of:=[.CE14]-20" office:value-type="float" office:value="5226010" calcext:value-type="float">
            <text:p>5226010</text:p>
          </table:table-cell>
          <table:table-cell table:style-name="ce5" table:formula="of:=[.CD14]" office:value-type="float" office:value="1379740" calcext:value-type="float">
            <text:p>1379740</text:p>
          </table:table-cell>
          <table:table-cell table:style-name="ce5" table:formula="of:=[.CE14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4];&quot;',&quot;;CHAR(13);&quot;    'SRID=3946;POLYGON((&quot;;[.CD14];&quot; &quot;;[.CE14];&quot;,&quot;;[.CF14];&quot; &quot;;[.CG14];&quot;,&quot;;[.CH14];&quot; &quot;;[.CI14];&quot;,&quot;;[.CJ14];&quot; &quot;;[.CK14];&quot;,&quot;;[.CD14];&quot; &quot;;[.CE14];&quot;))');&quot;;CHAR(13))" office:value-type="string" office:string-value="INSERT INTO &#13;  batiment (&#13;    id,&#13;    geometry_asewkt)&#13;  VALUES (&#13;    'M32_I',&#13;    'SRID=3946;POLYGON((1379740 5226030,1379760 5226030,1379760 5226010,1379740 5226010,1379740 5226030))');&#13;" calcext:value-type="string">
            <text:p>INSERT INTO  <text:s/>batiment ( <text:s text:c="3"/>id, <text:s text:c="3"/>geometry_asewkt) <text:s/>VALUES ( <text:s text:c="3"/>'M32_I', <text:s text:c="3"/>'SRID=3946;POLYGON((1379740 5226030,1379760 5226030,1379760 5226010,1379740 5226010,1379740 5226030))');</text:p>
          </table:table-cell>
          <table:table-cell table:formula="of:=CONCATENATE([.J14];CHAR(13);[.T14];CHAR(13);[.AD14];CHAR(13);[.AN14];CHAR(13);[.AX14];CHAR(13);[.BH14];CHAR(13);[.BR14];CHAR(13);[.CB14];CHAR(13);[.CL14];CHAR(13))" office:value-type="string" office:string-value="INSERT INTO &#13;  batiment (&#13;    id,&#13;    geometry_asewkt)&#13;  VALUES (&#13;    'M32_A',&#13;    'SRID=3946;POLYGON((1379660 5226090,1379680 5226090,1379680 5226070,1379660 5226070,1379660 5226090))');&#13;&#13;INSERT INTO &#13;  batiment (&#13;    id,&#13;    geometry_asewkt)&#13;  VALUES (&#13;    'M32_B',&#13;    'SRID=3946;POLYGON((1379700 5226090,1379720 5226090,1379720 5226070,1379700 5226070,1379700 5226090))');&#13;&#13;INSERT INTO &#13;  batiment (&#13;    id,&#13;    geometry_asewkt)&#13;  VALUES (&#13;    'M32_C',&#13;    'SRID=3946;POLYGON((1379740 5226090,1379760 5226090,1379760 5226070,1379740 5226070,1379740 5226090))');&#13;&#13;INSERT INTO &#13;  batiment (&#13;    id,&#13;    geometry_asewkt)&#13;  VALUES (&#13;    'M32_D',&#13;    'SRID=3946;POLYGON((1379660 5226060,1379680 5226060,1379680 5226040,1379660 5226040,1379660 5226060))');&#13;&#13;INSERT INTO &#13;  batiment (&#13;    id,&#13;    geometry_asewkt)&#13;  VALUES (&#13;    'M32_E',&#13;    'SRID=3946;POLYGON((1379700 5226060,1379720 5226060,1379720 5226040,1379700 5226040,1379700 5226060))');&#13;&#13;INSERT INTO &#13;  batiment (&#13;    id,&#13;    geometry_asewkt)&#13;  VALUES (&#13;    'M32_F',&#13;    'SRID=3946;POLYGON((1379740 5226060,1379760 5226060,1379760 5226040,1379740 5226040,1379740 5226060))');&#13;&#13;INSERT INTO &#13;  batiment (&#13;    id,&#13;    geometry_asewkt)&#13;  VALUES (&#13;    'M32_G',&#13;    'SRID=3946;POLYGON((1379660 5226030,1379680 5226030,1379680 5226010,1379660 5226010,1379660 5226030))');&#13;&#13;INSERT INTO &#13;  batiment (&#13;    id,&#13;    geometry_asewkt)&#13;  VALUES (&#13;    'M32_H',&#13;    'SRID=3946;POLYGON((1379700 5226030,1379720 5226030,1379720 5226010,1379700 5226010,1379700 5226030))');&#13;&#13;INSERT INTO &#13;  batiment (&#13;    id,&#13;    geometry_asewkt)&#13;  VALUES (&#13;    'M32_I',&#13;    'SRID=3946;POLYGON((1379740 5226030,1379760 5226030,1379760 5226010,1379740 5226010,1379740 5226030))');&#13;&#13;" calcext:value-type="string">
            <text:p>INSERT INTO  <text:s/>batiment ( <text:s text:c="3"/>id, <text:s text:c="3"/>geometry_asewkt) <text:s/>VALUES ( <text:s text:c="3"/>'M32_A', <text:s text:c="3"/>'SRID=3946;POLYGON((1379660 5226090,1379680 5226090,1379680 5226070,1379660 5226070,1379660 5226090))');INSERT INTO  <text:s/>batiment ( <text:s text:c="3"/>id, <text:s text:c="3"/>geometry_asewkt) <text:s/>VALUES ( <text:s text:c="3"/>'M32_B', <text:s text:c="3"/>'SRID=3946;POLYGON((1379700 5226090,1379720 5226090,1379720 5226070,1379700 5226070,1379700 5226090))');INSERT INTO  <text:s/>batiment ( <text:s text:c="3"/>id, <text:s text:c="3"/>geometry_asewkt) <text:s/>VALUES ( <text:s text:c="3"/>'M32_C', <text:s text:c="3"/>'SRID=3946;POLYGON((1379740 5226090,1379760 5226090,1379760 5226070,1379740 5226070,1379740 5226090))');INSERT INTO  <text:s/>batiment ( <text:s text:c="3"/>id, <text:s text:c="3"/>geometry_asewkt) <text:s/>VALUES ( <text:s text:c="3"/>'M32_D', <text:s text:c="3"/>'SRID=3946;POLYGON((1379660 5226060,1379680 5226060,1379680 5226040,1379660 5226040,1379660 5226060))');INSERT INTO  <text:s/>batiment ( <text:s text:c="3"/>id, <text:s text:c="3"/>geometry_asewkt) <text:s/>VALUES ( <text:s text:c="3"/>'M32_E', <text:s text:c="3"/>'SRID=3946;POLYGON((1379700 5226060,1379720 5226060,1379720 5226040,1379700 5226040,1379700 5226060))');INSERT INTO  <text:s/>batiment ( <text:s text:c="3"/>id, <text:s text:c="3"/>geometry_asewkt) <text:s/>VALUES ( <text:s text:c="3"/>'M32_F', <text:s text:c="3"/>'SRID=3946;POLYGON((1379740 5226060,1379760 5226060,1379760 5226040,1379740 5226040,1379740 5226060))');INSERT INTO  <text:s/>batiment ( <text:s text:c="3"/>id, <text:s text:c="3"/>geometry_asewkt) <text:s/>VALUES ( <text:s text:c="3"/>'M32_G', <text:s text:c="3"/>'SRID=3946;POLYGON((1379660 5226030,1379680 5226030,1379680 5226010,1379660 5226010,1379660 5226030))');INSERT INTO  <text:s/>batiment ( <text:s text:c="3"/>id, <text:s text:c="3"/>geometry_asewkt) <text:s/>VALUES ( <text:s text:c="3"/>'M32_H', <text:s text:c="3"/>'SRID=3946;POLYGON((1379700 5226030,1379720 5226030,1379720 5226010,1379700 5226010,1379700 5226030))');INSERT INTO  <text:s/>batiment ( <text:s text:c="3"/>id, <text:s text:c="3"/>geometry_asewkt) <text:s/>VALUES ( <text:s text:c="3"/>'M32_I', <text:s text:c="3"/>'SRID=3946;POLYGON((1379740 5226030,1379760 5226030,1379760 5226010,1379740 5226010,137974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5];[.A$2])" office:value-type="string" office:string-value="M33_A" calcext:value-type="string">
            <text:p>M33_A</text:p>
          </table:table-cell>
          <table:table-cell table:style-name="ce5" table:formula="of:=[$case_00140_00100.$B15]+[.B$2]" office:value-type="float" office:value="1379800" calcext:value-type="float">
            <text:p>1379800</text:p>
          </table:table-cell>
          <table:table-cell table:style-name="ce5" table:formula="of:=[$case_00140_00100.$C15]+[.C$2]" office:value-type="float" office:value="5226090" calcext:value-type="float">
            <text:p>5226090</text:p>
          </table:table-cell>
          <table:table-cell table:style-name="ce5" table:formula="of:=[.B15]+20" office:value-type="float" office:value="1379820" calcext:value-type="float">
            <text:p>1379820</text:p>
          </table:table-cell>
          <table:table-cell table:style-name="ce5" table:formula="of:=[.C15]" office:value-type="float" office:value="5226090" calcext:value-type="float">
            <text:p>5226090</text:p>
          </table:table-cell>
          <table:table-cell table:style-name="ce5" table:formula="of:=[.B15]+20" office:value-type="float" office:value="1379820" calcext:value-type="float">
            <text:p>1379820</text:p>
          </table:table-cell>
          <table:table-cell table:style-name="ce5" table:formula="of:=[.C15]-20" office:value-type="float" office:value="5226070" calcext:value-type="float">
            <text:p>5226070</text:p>
          </table:table-cell>
          <table:table-cell table:style-name="ce5" table:formula="of:=[.B15]" office:value-type="float" office:value="1379800" calcext:value-type="float">
            <text:p>1379800</text:p>
          </table:table-cell>
          <table:table-cell table:style-name="ce5" table:formula="of:=[.C15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5];&quot;',&quot;;CHAR(13);&quot;    'SRID=3946;POLYGON((&quot;;[.B15];&quot; &quot;;[.C15];&quot;,&quot;;[.D15];&quot; &quot;;[.E15];&quot;,&quot;;[.F15];&quot; &quot;;[.G15];&quot;,&quot;;[.H15];&quot; &quot;;[.I15];&quot;,&quot;;[.B15];&quot; &quot;;[.C15];&quot;))');&quot;;CHAR(13))" office:value-type="string" office:string-value="INSERT INTO &#13;  batiment (&#13;    id,&#13;    geometry_asewkt)&#13;  VALUES (&#13;    'M33_A',&#13;    'SRID=3946;POLYGON((1379800 5226090,1379820 5226090,1379820 5226070,1379800 5226070,1379800 5226090))');&#13;" calcext:value-type="string">
            <text:p>INSERT INTO  <text:s/>batiment ( <text:s text:c="3"/>id, <text:s text:c="3"/>geometry_asewkt) <text:s/>VALUES ( <text:s text:c="3"/>'M33_A', <text:s text:c="3"/>'SRID=3946;POLYGON((1379800 5226090,1379820 5226090,1379820 5226070,1379800 5226070,1379800 5226090))');</text:p>
          </table:table-cell>
          <table:table-cell table:style-name="ce5" table:formula="of:=CONCATENATE([case_00140_00100.$A15];[.K$2])" office:value-type="string" office:string-value="M33_B" calcext:value-type="string">
            <text:p>M33_B</text:p>
          </table:table-cell>
          <table:table-cell table:style-name="ce5" table:formula="of:=[case_00140_00100.$B15]+[.L$2]" office:value-type="float" office:value="1379840" calcext:value-type="float">
            <text:p>1379840</text:p>
          </table:table-cell>
          <table:table-cell table:style-name="ce5" table:formula="of:=[case_00140_00100.$C15]+[.M$2]" office:value-type="float" office:value="5226090" calcext:value-type="float">
            <text:p>5226090</text:p>
          </table:table-cell>
          <table:table-cell table:style-name="ce5" table:formula="of:=[.L15]+20" office:value-type="float" office:value="1379860" calcext:value-type="float">
            <text:p>1379860</text:p>
          </table:table-cell>
          <table:table-cell table:style-name="ce5" table:formula="of:=[.M15]" office:value-type="float" office:value="5226090" calcext:value-type="float">
            <text:p>5226090</text:p>
          </table:table-cell>
          <table:table-cell table:style-name="ce5" table:formula="of:=[.L15]+20" office:value-type="float" office:value="1379860" calcext:value-type="float">
            <text:p>1379860</text:p>
          </table:table-cell>
          <table:table-cell table:style-name="ce5" table:formula="of:=[.M15]-20" office:value-type="float" office:value="5226070" calcext:value-type="float">
            <text:p>5226070</text:p>
          </table:table-cell>
          <table:table-cell table:style-name="ce5" table:formula="of:=[.L15]" office:value-type="float" office:value="1379840" calcext:value-type="float">
            <text:p>1379840</text:p>
          </table:table-cell>
          <table:table-cell table:style-name="ce5" table:formula="of:=[.M15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5];&quot;',&quot;;CHAR(13);&quot;    'SRID=3946;POLYGON((&quot;;[.L15];&quot; &quot;;[.M15];&quot;,&quot;;[.N15];&quot; &quot;;[.O15];&quot;,&quot;;[.P15];&quot; &quot;;[.Q15];&quot;,&quot;;[.R15];&quot; &quot;;[.S15];&quot;,&quot;;[.L15];&quot; &quot;;[.M15];&quot;))');&quot;;CHAR(13))" office:value-type="string" office:string-value="INSERT INTO &#13;  batiment (&#13;    id,&#13;    geometry_asewkt)&#13;  VALUES (&#13;    'M33_B',&#13;    'SRID=3946;POLYGON((1379840 5226090,1379860 5226090,1379860 5226070,1379840 5226070,1379840 5226090))');&#13;" calcext:value-type="string">
            <text:p>INSERT INTO  <text:s/>batiment ( <text:s text:c="3"/>id, <text:s text:c="3"/>geometry_asewkt) <text:s/>VALUES ( <text:s text:c="3"/>'M33_B', <text:s text:c="3"/>'SRID=3946;POLYGON((1379840 5226090,1379860 5226090,1379860 5226070,1379840 5226070,1379840 5226090))');</text:p>
          </table:table-cell>
          <table:table-cell table:style-name="ce5" table:formula="of:=CONCATENATE([case_00140_00100.$A15];[.U$2])" office:value-type="string" office:string-value="M33_C" calcext:value-type="string">
            <text:p>M33_C</text:p>
          </table:table-cell>
          <table:table-cell table:style-name="ce5" table:formula="of:=[case_00140_00100.$B15]+[.V$2]" office:value-type="float" office:value="1379880" calcext:value-type="float">
            <text:p>1379880</text:p>
          </table:table-cell>
          <table:table-cell table:style-name="ce5" table:formula="of:=[case_00140_00100.$C15]+[.W$2]" office:value-type="float" office:value="5226090" calcext:value-type="float">
            <text:p>5226090</text:p>
          </table:table-cell>
          <table:table-cell table:style-name="ce5" table:formula="of:=[.V15]+20" office:value-type="float" office:value="1379900" calcext:value-type="float">
            <text:p>1379900</text:p>
          </table:table-cell>
          <table:table-cell table:style-name="ce5" table:formula="of:=[.W15]" office:value-type="float" office:value="5226090" calcext:value-type="float">
            <text:p>5226090</text:p>
          </table:table-cell>
          <table:table-cell table:style-name="ce5" table:formula="of:=[.V15]+20" office:value-type="float" office:value="1379900" calcext:value-type="float">
            <text:p>1379900</text:p>
          </table:table-cell>
          <table:table-cell table:style-name="ce5" table:formula="of:=[.W15]-20" office:value-type="float" office:value="5226070" calcext:value-type="float">
            <text:p>5226070</text:p>
          </table:table-cell>
          <table:table-cell table:style-name="ce5" table:formula="of:=[.V15]" office:value-type="float" office:value="1379880" calcext:value-type="float">
            <text:p>1379880</text:p>
          </table:table-cell>
          <table:table-cell table:style-name="ce5" table:formula="of:=[.W15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5];&quot;',&quot;;CHAR(13);&quot;    'SRID=3946;POLYGON((&quot;;[.V15];&quot; &quot;;[.W15];&quot;,&quot;;[.X15];&quot; &quot;;[.Y15];&quot;,&quot;;[.Z15];&quot; &quot;;[.AA15];&quot;,&quot;;[.AB15];&quot; &quot;;[.AC15];&quot;,&quot;;[.V15];&quot; &quot;;[.W15];&quot;))');&quot;;CHAR(13))" office:value-type="string" office:string-value="INSERT INTO &#13;  batiment (&#13;    id,&#13;    geometry_asewkt)&#13;  VALUES (&#13;    'M33_C',&#13;    'SRID=3946;POLYGON((1379880 5226090,1379900 5226090,1379900 5226070,1379880 5226070,1379880 5226090))');&#13;" calcext:value-type="string">
            <text:p>INSERT INTO  <text:s/>batiment ( <text:s text:c="3"/>id, <text:s text:c="3"/>geometry_asewkt) <text:s/>VALUES ( <text:s text:c="3"/>'M33_C', <text:s text:c="3"/>'SRID=3946;POLYGON((1379880 5226090,1379900 5226090,1379900 5226070,1379880 5226070,1379880 5226090))');</text:p>
          </table:table-cell>
          <table:table-cell table:style-name="ce5" table:formula="of:=CONCATENATE([case_00140_00100.$A15];[.AE$2])" office:value-type="string" office:string-value="M33_D" calcext:value-type="string">
            <text:p>M33_D</text:p>
          </table:table-cell>
          <table:table-cell table:style-name="ce5" table:formula="of:=[case_00140_00100.$B15]+[.AF$2]" office:value-type="float" office:value="1379800" calcext:value-type="float">
            <text:p>1379800</text:p>
          </table:table-cell>
          <table:table-cell table:style-name="ce5" table:formula="of:=[case_00140_00100.$C15]+[.AG$2]" office:value-type="float" office:value="5226060" calcext:value-type="float">
            <text:p>5226060</text:p>
          </table:table-cell>
          <table:table-cell table:style-name="ce5" table:formula="of:=[.AF15]+20" office:value-type="float" office:value="1379820" calcext:value-type="float">
            <text:p>1379820</text:p>
          </table:table-cell>
          <table:table-cell table:style-name="ce5" table:formula="of:=[.AG15]" office:value-type="float" office:value="5226060" calcext:value-type="float">
            <text:p>5226060</text:p>
          </table:table-cell>
          <table:table-cell table:style-name="ce5" table:formula="of:=[.AF15]+20" office:value-type="float" office:value="1379820" calcext:value-type="float">
            <text:p>1379820</text:p>
          </table:table-cell>
          <table:table-cell table:style-name="ce5" table:formula="of:=[.AG15]-20" office:value-type="float" office:value="5226040" calcext:value-type="float">
            <text:p>5226040</text:p>
          </table:table-cell>
          <table:table-cell table:style-name="ce5" table:formula="of:=[.AF15]" office:value-type="float" office:value="1379800" calcext:value-type="float">
            <text:p>1379800</text:p>
          </table:table-cell>
          <table:table-cell table:style-name="ce5" table:formula="of:=[.AG15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5];&quot;',&quot;;CHAR(13);&quot;    'SRID=3946;POLYGON((&quot;;[.AF15];&quot; &quot;;[.AG15];&quot;,&quot;;[.AH15];&quot; &quot;;[.AI15];&quot;,&quot;;[.AJ15];&quot; &quot;;[.AK15];&quot;,&quot;;[.AL15];&quot; &quot;;[.AM15];&quot;,&quot;;[.AF15];&quot; &quot;;[.AG15];&quot;))');&quot;;CHAR(13))" office:value-type="string" office:string-value="INSERT INTO &#13;  batiment (&#13;    id,&#13;    geometry_asewkt)&#13;  VALUES (&#13;    'M33_D',&#13;    'SRID=3946;POLYGON((1379800 5226060,1379820 5226060,1379820 5226040,1379800 5226040,1379800 5226060))');&#13;" calcext:value-type="string">
            <text:p>INSERT INTO  <text:s/>batiment ( <text:s text:c="3"/>id, <text:s text:c="3"/>geometry_asewkt) <text:s/>VALUES ( <text:s text:c="3"/>'M33_D', <text:s text:c="3"/>'SRID=3946;POLYGON((1379800 5226060,1379820 5226060,1379820 5226040,1379800 5226040,1379800 5226060))');</text:p>
          </table:table-cell>
          <table:table-cell table:style-name="ce5" table:formula="of:=CONCATENATE([case_00140_00100.$A15];[.AO$2])" office:value-type="string" office:string-value="M33_E" calcext:value-type="string">
            <text:p>M33_E</text:p>
          </table:table-cell>
          <table:table-cell table:style-name="ce5" table:formula="of:=[case_00140_00100.$B15]+[.AP$2]" office:value-type="float" office:value="1379840" calcext:value-type="float">
            <text:p>1379840</text:p>
          </table:table-cell>
          <table:table-cell table:style-name="ce5" table:formula="of:=[case_00140_00100.$C15]+[.AQ$2]" office:value-type="float" office:value="5226060" calcext:value-type="float">
            <text:p>5226060</text:p>
          </table:table-cell>
          <table:table-cell table:style-name="ce5" table:formula="of:=[.AP15]+20" office:value-type="float" office:value="1379860" calcext:value-type="float">
            <text:p>1379860</text:p>
          </table:table-cell>
          <table:table-cell table:style-name="ce5" table:formula="of:=[.AQ15]" office:value-type="float" office:value="5226060" calcext:value-type="float">
            <text:p>5226060</text:p>
          </table:table-cell>
          <table:table-cell table:style-name="ce5" table:formula="of:=[.AP15]+20" office:value-type="float" office:value="1379860" calcext:value-type="float">
            <text:p>1379860</text:p>
          </table:table-cell>
          <table:table-cell table:style-name="ce5" table:formula="of:=[.AQ15]-20" office:value-type="float" office:value="5226040" calcext:value-type="float">
            <text:p>5226040</text:p>
          </table:table-cell>
          <table:table-cell table:style-name="ce5" table:formula="of:=[.AP15]" office:value-type="float" office:value="1379840" calcext:value-type="float">
            <text:p>1379840</text:p>
          </table:table-cell>
          <table:table-cell table:style-name="ce5" table:formula="of:=[.AQ15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5];&quot;',&quot;;CHAR(13);&quot;    'SRID=3946;POLYGON((&quot;;[.AP15];&quot; &quot;;[.AQ15];&quot;,&quot;;[.AR15];&quot; &quot;;[.AS15];&quot;,&quot;;[.AT15];&quot; &quot;;[.AU15];&quot;,&quot;;[.AV15];&quot; &quot;;[.AW15];&quot;,&quot;;[.AP15];&quot; &quot;;[.AQ15];&quot;))');&quot;;CHAR(13))" office:value-type="string" office:string-value="INSERT INTO &#13;  batiment (&#13;    id,&#13;    geometry_asewkt)&#13;  VALUES (&#13;    'M33_E',&#13;    'SRID=3946;POLYGON((1379840 5226060,1379860 5226060,1379860 5226040,1379840 5226040,1379840 5226060))');&#13;" calcext:value-type="string">
            <text:p>INSERT INTO  <text:s/>batiment ( <text:s text:c="3"/>id, <text:s text:c="3"/>geometry_asewkt) <text:s/>VALUES ( <text:s text:c="3"/>'M33_E', <text:s text:c="3"/>'SRID=3946;POLYGON((1379840 5226060,1379860 5226060,1379860 5226040,1379840 5226040,1379840 5226060))');</text:p>
          </table:table-cell>
          <table:table-cell table:style-name="ce5" table:formula="of:=CONCATENATE([case_00140_00100.$A15];[.AY$2])" office:value-type="string" office:string-value="M33_F" calcext:value-type="string">
            <text:p>M33_F</text:p>
          </table:table-cell>
          <table:table-cell table:style-name="ce5" table:formula="of:=[case_00140_00100.$B15]+[.AZ$2]" office:value-type="float" office:value="1379880" calcext:value-type="float">
            <text:p>1379880</text:p>
          </table:table-cell>
          <table:table-cell table:style-name="ce5" table:formula="of:=[case_00140_00100.$C15]+[.BA$2]" office:value-type="float" office:value="5226060" calcext:value-type="float">
            <text:p>5226060</text:p>
          </table:table-cell>
          <table:table-cell table:style-name="ce5" table:formula="of:=[.AZ15]+20" office:value-type="float" office:value="1379900" calcext:value-type="float">
            <text:p>1379900</text:p>
          </table:table-cell>
          <table:table-cell table:style-name="ce5" table:formula="of:=[.BA15]" office:value-type="float" office:value="5226060" calcext:value-type="float">
            <text:p>5226060</text:p>
          </table:table-cell>
          <table:table-cell table:style-name="ce5" table:formula="of:=[.AZ15]+20" office:value-type="float" office:value="1379900" calcext:value-type="float">
            <text:p>1379900</text:p>
          </table:table-cell>
          <table:table-cell table:style-name="ce5" table:formula="of:=[.BA15]-20" office:value-type="float" office:value="5226040" calcext:value-type="float">
            <text:p>5226040</text:p>
          </table:table-cell>
          <table:table-cell table:style-name="ce5" table:formula="of:=[.AZ15]" office:value-type="float" office:value="1379880" calcext:value-type="float">
            <text:p>1379880</text:p>
          </table:table-cell>
          <table:table-cell table:style-name="ce5" table:formula="of:=[.BA15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5];&quot;',&quot;;CHAR(13);&quot;    'SRID=3946;POLYGON((&quot;;[.AZ15];&quot; &quot;;[.BA15];&quot;,&quot;;[.BB15];&quot; &quot;;[.BC15];&quot;,&quot;;[.BD15];&quot; &quot;;[.BE15];&quot;,&quot;;[.BF15];&quot; &quot;;[.BG15];&quot;,&quot;;[.AZ15];&quot; &quot;;[.BA15];&quot;))');&quot;;CHAR(13))" office:value-type="string" office:string-value="INSERT INTO &#13;  batiment (&#13;    id,&#13;    geometry_asewkt)&#13;  VALUES (&#13;    'M33_F',&#13;    'SRID=3946;POLYGON((1379880 5226060,1379900 5226060,1379900 5226040,1379880 5226040,1379880 5226060))');&#13;" calcext:value-type="string">
            <text:p>INSERT INTO  <text:s/>batiment ( <text:s text:c="3"/>id, <text:s text:c="3"/>geometry_asewkt) <text:s/>VALUES ( <text:s text:c="3"/>'M33_F', <text:s text:c="3"/>'SRID=3946;POLYGON((1379880 5226060,1379900 5226060,1379900 5226040,1379880 5226040,1379880 5226060))');</text:p>
          </table:table-cell>
          <table:table-cell table:style-name="ce5" table:formula="of:=CONCATENATE([case_00140_00100.$A15];[.BI$2])" office:value-type="string" office:string-value="M33_G" calcext:value-type="string">
            <text:p>M33_G</text:p>
          </table:table-cell>
          <table:table-cell table:style-name="ce5" table:formula="of:=[case_00140_00100.$B15]+[.BJ$2]" office:value-type="float" office:value="1379800" calcext:value-type="float">
            <text:p>1379800</text:p>
          </table:table-cell>
          <table:table-cell table:style-name="ce5" table:formula="of:=[case_00140_00100.$C15]+[.BK$2]" office:value-type="float" office:value="5226030" calcext:value-type="float">
            <text:p>5226030</text:p>
          </table:table-cell>
          <table:table-cell table:style-name="ce5" table:formula="of:=[.BJ15]+20" office:value-type="float" office:value="1379820" calcext:value-type="float">
            <text:p>1379820</text:p>
          </table:table-cell>
          <table:table-cell table:style-name="ce5" table:formula="of:=[.BK15]" office:value-type="float" office:value="5226030" calcext:value-type="float">
            <text:p>5226030</text:p>
          </table:table-cell>
          <table:table-cell table:style-name="ce5" table:formula="of:=[.BJ15]+20" office:value-type="float" office:value="1379820" calcext:value-type="float">
            <text:p>1379820</text:p>
          </table:table-cell>
          <table:table-cell table:style-name="ce5" table:formula="of:=[.BK15]-20" office:value-type="float" office:value="5226010" calcext:value-type="float">
            <text:p>5226010</text:p>
          </table:table-cell>
          <table:table-cell table:style-name="ce5" table:formula="of:=[.BJ15]" office:value-type="float" office:value="1379800" calcext:value-type="float">
            <text:p>1379800</text:p>
          </table:table-cell>
          <table:table-cell table:style-name="ce5" table:formula="of:=[.BK15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5];&quot;',&quot;;CHAR(13);&quot;    'SRID=3946;POLYGON((&quot;;[.BJ15];&quot; &quot;;[.BK15];&quot;,&quot;;[.BL15];&quot; &quot;;[.BM15];&quot;,&quot;;[.BN15];&quot; &quot;;[.BO15];&quot;,&quot;;[.BP15];&quot; &quot;;[.BQ15];&quot;,&quot;;[.BJ15];&quot; &quot;;[.BK15];&quot;))');&quot;;CHAR(13))" office:value-type="string" office:string-value="INSERT INTO &#13;  batiment (&#13;    id,&#13;    geometry_asewkt)&#13;  VALUES (&#13;    'M33_G',&#13;    'SRID=3946;POLYGON((1379800 5226030,1379820 5226030,1379820 5226010,1379800 5226010,1379800 5226030))');&#13;" calcext:value-type="string">
            <text:p>INSERT INTO  <text:s/>batiment ( <text:s text:c="3"/>id, <text:s text:c="3"/>geometry_asewkt) <text:s/>VALUES ( <text:s text:c="3"/>'M33_G', <text:s text:c="3"/>'SRID=3946;POLYGON((1379800 5226030,1379820 5226030,1379820 5226010,1379800 5226010,1379800 5226030))');</text:p>
          </table:table-cell>
          <table:table-cell table:style-name="ce5" table:formula="of:=CONCATENATE([case_00140_00100.$A15];[.BS$2])" office:value-type="string" office:string-value="M33_H" calcext:value-type="string">
            <text:p>M33_H</text:p>
          </table:table-cell>
          <table:table-cell table:style-name="ce5" table:formula="of:=[case_00140_00100.$B15]+[.BT$2]" office:value-type="float" office:value="1379840" calcext:value-type="float">
            <text:p>1379840</text:p>
          </table:table-cell>
          <table:table-cell table:style-name="ce5" table:formula="of:=[case_00140_00100.$C15]+[.BU$2]" office:value-type="float" office:value="5226030" calcext:value-type="float">
            <text:p>5226030</text:p>
          </table:table-cell>
          <table:table-cell table:style-name="ce5" table:formula="of:=[.BT15]+20" office:value-type="float" office:value="1379860" calcext:value-type="float">
            <text:p>1379860</text:p>
          </table:table-cell>
          <table:table-cell table:style-name="ce5" table:formula="of:=[.BU15]" office:value-type="float" office:value="5226030" calcext:value-type="float">
            <text:p>5226030</text:p>
          </table:table-cell>
          <table:table-cell table:style-name="ce5" table:formula="of:=[.BT15]+20" office:value-type="float" office:value="1379860" calcext:value-type="float">
            <text:p>1379860</text:p>
          </table:table-cell>
          <table:table-cell table:style-name="ce5" table:formula="of:=[.BU15]-20" office:value-type="float" office:value="5226010" calcext:value-type="float">
            <text:p>5226010</text:p>
          </table:table-cell>
          <table:table-cell table:style-name="ce5" table:formula="of:=[.BT15]" office:value-type="float" office:value="1379840" calcext:value-type="float">
            <text:p>1379840</text:p>
          </table:table-cell>
          <table:table-cell table:style-name="ce5" table:formula="of:=[.BU15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5];&quot;',&quot;;CHAR(13);&quot;    'SRID=3946;POLYGON((&quot;;[.BT15];&quot; &quot;;[.BU15];&quot;,&quot;;[.BV15];&quot; &quot;;[.BW15];&quot;,&quot;;[.BX15];&quot; &quot;;[.BY15];&quot;,&quot;;[.BZ15];&quot; &quot;;[.CA15];&quot;,&quot;;[.BT15];&quot; &quot;;[.BU15];&quot;))');&quot;;CHAR(13))" office:value-type="string" office:string-value="INSERT INTO &#13;  batiment (&#13;    id,&#13;    geometry_asewkt)&#13;  VALUES (&#13;    'M33_H',&#13;    'SRID=3946;POLYGON((1379840 5226030,1379860 5226030,1379860 5226010,1379840 5226010,1379840 5226030))');&#13;" calcext:value-type="string">
            <text:p>INSERT INTO  <text:s/>batiment ( <text:s text:c="3"/>id, <text:s text:c="3"/>geometry_asewkt) <text:s/>VALUES ( <text:s text:c="3"/>'M33_H', <text:s text:c="3"/>'SRID=3946;POLYGON((1379840 5226030,1379860 5226030,1379860 5226010,1379840 5226010,1379840 5226030))');</text:p>
          </table:table-cell>
          <table:table-cell table:style-name="ce5" table:formula="of:=CONCATENATE([case_00140_00100.$A15];[.CC$2])" office:value-type="string" office:string-value="M33_I" calcext:value-type="string">
            <text:p>M33_I</text:p>
          </table:table-cell>
          <table:table-cell table:style-name="ce5" table:formula="of:=[case_00140_00100.$B15]+[.CD$2]" office:value-type="float" office:value="1379880" calcext:value-type="float">
            <text:p>1379880</text:p>
          </table:table-cell>
          <table:table-cell table:style-name="ce5" table:formula="of:=[case_00140_00100.$C15]+[.CE$2]" office:value-type="float" office:value="5226030" calcext:value-type="float">
            <text:p>5226030</text:p>
          </table:table-cell>
          <table:table-cell table:style-name="ce5" table:formula="of:=[.CD15]+20" office:value-type="float" office:value="1379900" calcext:value-type="float">
            <text:p>1379900</text:p>
          </table:table-cell>
          <table:table-cell table:style-name="ce5" table:formula="of:=[.CE15]" office:value-type="float" office:value="5226030" calcext:value-type="float">
            <text:p>5226030</text:p>
          </table:table-cell>
          <table:table-cell table:style-name="ce5" table:formula="of:=[.CD15]+20" office:value-type="float" office:value="1379900" calcext:value-type="float">
            <text:p>1379900</text:p>
          </table:table-cell>
          <table:table-cell table:style-name="ce5" table:formula="of:=[.CE15]-20" office:value-type="float" office:value="5226010" calcext:value-type="float">
            <text:p>5226010</text:p>
          </table:table-cell>
          <table:table-cell table:style-name="ce5" table:formula="of:=[.CD15]" office:value-type="float" office:value="1379880" calcext:value-type="float">
            <text:p>1379880</text:p>
          </table:table-cell>
          <table:table-cell table:style-name="ce5" table:formula="of:=[.CE15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5];&quot;',&quot;;CHAR(13);&quot;    'SRID=3946;POLYGON((&quot;;[.CD15];&quot; &quot;;[.CE15];&quot;,&quot;;[.CF15];&quot; &quot;;[.CG15];&quot;,&quot;;[.CH15];&quot; &quot;;[.CI15];&quot;,&quot;;[.CJ15];&quot; &quot;;[.CK15];&quot;,&quot;;[.CD15];&quot; &quot;;[.CE15];&quot;))');&quot;;CHAR(13))" office:value-type="string" office:string-value="INSERT INTO &#13;  batiment (&#13;    id,&#13;    geometry_asewkt)&#13;  VALUES (&#13;    'M33_I',&#13;    'SRID=3946;POLYGON((1379880 5226030,1379900 5226030,1379900 5226010,1379880 5226010,1379880 5226030))');&#13;" calcext:value-type="string">
            <text:p>INSERT INTO  <text:s/>batiment ( <text:s text:c="3"/>id, <text:s text:c="3"/>geometry_asewkt) <text:s/>VALUES ( <text:s text:c="3"/>'M33_I', <text:s text:c="3"/>'SRID=3946;POLYGON((1379880 5226030,1379900 5226030,1379900 5226010,1379880 5226010,1379880 5226030))');</text:p>
          </table:table-cell>
          <table:table-cell table:formula="of:=CONCATENATE([.J15];CHAR(13);[.T15];CHAR(13);[.AD15];CHAR(13);[.AN15];CHAR(13);[.AX15];CHAR(13);[.BH15];CHAR(13);[.BR15];CHAR(13);[.CB15];CHAR(13);[.CL15];CHAR(13))" office:value-type="string" office:string-value="INSERT INTO &#13;  batiment (&#13;    id,&#13;    geometry_asewkt)&#13;  VALUES (&#13;    'M33_A',&#13;    'SRID=3946;POLYGON((1379800 5226090,1379820 5226090,1379820 5226070,1379800 5226070,1379800 5226090))');&#13;&#13;INSERT INTO &#13;  batiment (&#13;    id,&#13;    geometry_asewkt)&#13;  VALUES (&#13;    'M33_B',&#13;    'SRID=3946;POLYGON((1379840 5226090,1379860 5226090,1379860 5226070,1379840 5226070,1379840 5226090))');&#13;&#13;INSERT INTO &#13;  batiment (&#13;    id,&#13;    geometry_asewkt)&#13;  VALUES (&#13;    'M33_C',&#13;    'SRID=3946;POLYGON((1379880 5226090,1379900 5226090,1379900 5226070,1379880 5226070,1379880 5226090))');&#13;&#13;INSERT INTO &#13;  batiment (&#13;    id,&#13;    geometry_asewkt)&#13;  VALUES (&#13;    'M33_D',&#13;    'SRID=3946;POLYGON((1379800 5226060,1379820 5226060,1379820 5226040,1379800 5226040,1379800 5226060))');&#13;&#13;INSERT INTO &#13;  batiment (&#13;    id,&#13;    geometry_asewkt)&#13;  VALUES (&#13;    'M33_E',&#13;    'SRID=3946;POLYGON((1379840 5226060,1379860 5226060,1379860 5226040,1379840 5226040,1379840 5226060))');&#13;&#13;INSERT INTO &#13;  batiment (&#13;    id,&#13;    geometry_asewkt)&#13;  VALUES (&#13;    'M33_F',&#13;    'SRID=3946;POLYGON((1379880 5226060,1379900 5226060,1379900 5226040,1379880 5226040,1379880 5226060))');&#13;&#13;INSERT INTO &#13;  batiment (&#13;    id,&#13;    geometry_asewkt)&#13;  VALUES (&#13;    'M33_G',&#13;    'SRID=3946;POLYGON((1379800 5226030,1379820 5226030,1379820 5226010,1379800 5226010,1379800 5226030))');&#13;&#13;INSERT INTO &#13;  batiment (&#13;    id,&#13;    geometry_asewkt)&#13;  VALUES (&#13;    'M33_H',&#13;    'SRID=3946;POLYGON((1379840 5226030,1379860 5226030,1379860 5226010,1379840 5226010,1379840 5226030))');&#13;&#13;INSERT INTO &#13;  batiment (&#13;    id,&#13;    geometry_asewkt)&#13;  VALUES (&#13;    'M33_I',&#13;    'SRID=3946;POLYGON((1379880 5226030,1379900 5226030,1379900 5226010,1379880 5226010,1379880 5226030))');&#13;&#13;" calcext:value-type="string">
            <text:p>INSERT INTO  <text:s/>batiment ( <text:s text:c="3"/>id, <text:s text:c="3"/>geometry_asewkt) <text:s/>VALUES ( <text:s text:c="3"/>'M33_A', <text:s text:c="3"/>'SRID=3946;POLYGON((1379800 5226090,1379820 5226090,1379820 5226070,1379800 5226070,1379800 5226090))');INSERT INTO  <text:s/>batiment ( <text:s text:c="3"/>id, <text:s text:c="3"/>geometry_asewkt) <text:s/>VALUES ( <text:s text:c="3"/>'M33_B', <text:s text:c="3"/>'SRID=3946;POLYGON((1379840 5226090,1379860 5226090,1379860 5226070,1379840 5226070,1379840 5226090))');INSERT INTO  <text:s/>batiment ( <text:s text:c="3"/>id, <text:s text:c="3"/>geometry_asewkt) <text:s/>VALUES ( <text:s text:c="3"/>'M33_C', <text:s text:c="3"/>'SRID=3946;POLYGON((1379880 5226090,1379900 5226090,1379900 5226070,1379880 5226070,1379880 5226090))');INSERT INTO  <text:s/>batiment ( <text:s text:c="3"/>id, <text:s text:c="3"/>geometry_asewkt) <text:s/>VALUES ( <text:s text:c="3"/>'M33_D', <text:s text:c="3"/>'SRID=3946;POLYGON((1379800 5226060,1379820 5226060,1379820 5226040,1379800 5226040,1379800 5226060))');INSERT INTO  <text:s/>batiment ( <text:s text:c="3"/>id, <text:s text:c="3"/>geometry_asewkt) <text:s/>VALUES ( <text:s text:c="3"/>'M33_E', <text:s text:c="3"/>'SRID=3946;POLYGON((1379840 5226060,1379860 5226060,1379860 5226040,1379840 5226040,1379840 5226060))');INSERT INTO  <text:s/>batiment ( <text:s text:c="3"/>id, <text:s text:c="3"/>geometry_asewkt) <text:s/>VALUES ( <text:s text:c="3"/>'M33_F', <text:s text:c="3"/>'SRID=3946;POLYGON((1379880 5226060,1379900 5226060,1379900 5226040,1379880 5226040,1379880 5226060))');INSERT INTO  <text:s/>batiment ( <text:s text:c="3"/>id, <text:s text:c="3"/>geometry_asewkt) <text:s/>VALUES ( <text:s text:c="3"/>'M33_G', <text:s text:c="3"/>'SRID=3946;POLYGON((1379800 5226030,1379820 5226030,1379820 5226010,1379800 5226010,1379800 5226030))');INSERT INTO  <text:s/>batiment ( <text:s text:c="3"/>id, <text:s text:c="3"/>geometry_asewkt) <text:s/>VALUES ( <text:s text:c="3"/>'M33_H', <text:s text:c="3"/>'SRID=3946;POLYGON((1379840 5226030,1379860 5226030,1379860 5226010,1379840 5226010,1379840 5226030))');INSERT INTO  <text:s/>batiment ( <text:s text:c="3"/>id, <text:s text:c="3"/>geometry_asewkt) <text:s/>VALUES ( <text:s text:c="3"/>'M33_I', <text:s text:c="3"/>'SRID=3946;POLYGON((1379880 5226030,1379900 5226030,1379900 5226010,1379880 5226010,137988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6];[.A$2])" office:value-type="string" office:string-value="M34_A" calcext:value-type="string">
            <text:p>M34_A</text:p>
          </table:table-cell>
          <table:table-cell table:style-name="ce5" table:formula="of:=[$case_00140_00100.$B16]+[.B$2]" office:value-type="float" office:value="1379940" calcext:value-type="float">
            <text:p>1379940</text:p>
          </table:table-cell>
          <table:table-cell table:style-name="ce5" table:formula="of:=[$case_00140_00100.$C16]+[.C$2]" office:value-type="float" office:value="5226090" calcext:value-type="float">
            <text:p>5226090</text:p>
          </table:table-cell>
          <table:table-cell table:style-name="ce5" table:formula="of:=[.B16]+20" office:value-type="float" office:value="1379960" calcext:value-type="float">
            <text:p>1379960</text:p>
          </table:table-cell>
          <table:table-cell table:style-name="ce5" table:formula="of:=[.C16]" office:value-type="float" office:value="5226090" calcext:value-type="float">
            <text:p>5226090</text:p>
          </table:table-cell>
          <table:table-cell table:style-name="ce5" table:formula="of:=[.B16]+20" office:value-type="float" office:value="1379960" calcext:value-type="float">
            <text:p>1379960</text:p>
          </table:table-cell>
          <table:table-cell table:style-name="ce5" table:formula="of:=[.C16]-20" office:value-type="float" office:value="5226070" calcext:value-type="float">
            <text:p>5226070</text:p>
          </table:table-cell>
          <table:table-cell table:style-name="ce5" table:formula="of:=[.B16]" office:value-type="float" office:value="1379940" calcext:value-type="float">
            <text:p>1379940</text:p>
          </table:table-cell>
          <table:table-cell table:style-name="ce5" table:formula="of:=[.C16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6];&quot;',&quot;;CHAR(13);&quot;    'SRID=3946;POLYGON((&quot;;[.B16];&quot; &quot;;[.C16];&quot;,&quot;;[.D16];&quot; &quot;;[.E16];&quot;,&quot;;[.F16];&quot; &quot;;[.G16];&quot;,&quot;;[.H16];&quot; &quot;;[.I16];&quot;,&quot;;[.B16];&quot; &quot;;[.C16];&quot;))');&quot;;CHAR(13))" office:value-type="string" office:string-value="INSERT INTO &#13;  batiment (&#13;    id,&#13;    geometry_asewkt)&#13;  VALUES (&#13;    'M34_A',&#13;    'SRID=3946;POLYGON((1379940 5226090,1379960 5226090,1379960 5226070,1379940 5226070,1379940 5226090))');&#13;" calcext:value-type="string">
            <text:p>INSERT INTO  <text:s/>batiment ( <text:s text:c="3"/>id, <text:s text:c="3"/>geometry_asewkt) <text:s/>VALUES ( <text:s text:c="3"/>'M34_A', <text:s text:c="3"/>'SRID=3946;POLYGON((1379940 5226090,1379960 5226090,1379960 5226070,1379940 5226070,1379940 5226090))');</text:p>
          </table:table-cell>
          <table:table-cell table:style-name="ce5" table:formula="of:=CONCATENATE([case_00140_00100.$A16];[.K$2])" office:value-type="string" office:string-value="M34_B" calcext:value-type="string">
            <text:p>M34_B</text:p>
          </table:table-cell>
          <table:table-cell table:style-name="ce5" table:formula="of:=[case_00140_00100.$B16]+[.L$2]" office:value-type="float" office:value="1379980" calcext:value-type="float">
            <text:p>1379980</text:p>
          </table:table-cell>
          <table:table-cell table:style-name="ce5" table:formula="of:=[case_00140_00100.$C16]+[.M$2]" office:value-type="float" office:value="5226090" calcext:value-type="float">
            <text:p>5226090</text:p>
          </table:table-cell>
          <table:table-cell table:style-name="ce5" table:formula="of:=[.L16]+20" office:value-type="float" office:value="1380000" calcext:value-type="float">
            <text:p>1380000</text:p>
          </table:table-cell>
          <table:table-cell table:style-name="ce5" table:formula="of:=[.M16]" office:value-type="float" office:value="5226090" calcext:value-type="float">
            <text:p>5226090</text:p>
          </table:table-cell>
          <table:table-cell table:style-name="ce5" table:formula="of:=[.L16]+20" office:value-type="float" office:value="1380000" calcext:value-type="float">
            <text:p>1380000</text:p>
          </table:table-cell>
          <table:table-cell table:style-name="ce5" table:formula="of:=[.M16]-20" office:value-type="float" office:value="5226070" calcext:value-type="float">
            <text:p>5226070</text:p>
          </table:table-cell>
          <table:table-cell table:style-name="ce5" table:formula="of:=[.L16]" office:value-type="float" office:value="1379980" calcext:value-type="float">
            <text:p>1379980</text:p>
          </table:table-cell>
          <table:table-cell table:style-name="ce5" table:formula="of:=[.M16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6];&quot;',&quot;;CHAR(13);&quot;    'SRID=3946;POLYGON((&quot;;[.L16];&quot; &quot;;[.M16];&quot;,&quot;;[.N16];&quot; &quot;;[.O16];&quot;,&quot;;[.P16];&quot; &quot;;[.Q16];&quot;,&quot;;[.R16];&quot; &quot;;[.S16];&quot;,&quot;;[.L16];&quot; &quot;;[.M16];&quot;))');&quot;;CHAR(13))" office:value-type="string" office:string-value="INSERT INTO &#13;  batiment (&#13;    id,&#13;    geometry_asewkt)&#13;  VALUES (&#13;    'M34_B',&#13;    'SRID=3946;POLYGON((1379980 5226090,1380000 5226090,1380000 5226070,1379980 5226070,1379980 5226090))');&#13;" calcext:value-type="string">
            <text:p>INSERT INTO  <text:s/>batiment ( <text:s text:c="3"/>id, <text:s text:c="3"/>geometry_asewkt) <text:s/>VALUES ( <text:s text:c="3"/>'M34_B', <text:s text:c="3"/>'SRID=3946;POLYGON((1379980 5226090,1380000 5226090,1380000 5226070,1379980 5226070,1379980 5226090))');</text:p>
          </table:table-cell>
          <table:table-cell table:style-name="ce5" table:formula="of:=CONCATENATE([case_00140_00100.$A16];[.U$2])" office:value-type="string" office:string-value="M34_C" calcext:value-type="string">
            <text:p>M34_C</text:p>
          </table:table-cell>
          <table:table-cell table:style-name="ce5" table:formula="of:=[case_00140_00100.$B16]+[.V$2]" office:value-type="float" office:value="1380020" calcext:value-type="float">
            <text:p>1380020</text:p>
          </table:table-cell>
          <table:table-cell table:style-name="ce5" table:formula="of:=[case_00140_00100.$C16]+[.W$2]" office:value-type="float" office:value="5226090" calcext:value-type="float">
            <text:p>5226090</text:p>
          </table:table-cell>
          <table:table-cell table:style-name="ce5" table:formula="of:=[.V16]+20" office:value-type="float" office:value="1380040" calcext:value-type="float">
            <text:p>1380040</text:p>
          </table:table-cell>
          <table:table-cell table:style-name="ce5" table:formula="of:=[.W16]" office:value-type="float" office:value="5226090" calcext:value-type="float">
            <text:p>5226090</text:p>
          </table:table-cell>
          <table:table-cell table:style-name="ce5" table:formula="of:=[.V16]+20" office:value-type="float" office:value="1380040" calcext:value-type="float">
            <text:p>1380040</text:p>
          </table:table-cell>
          <table:table-cell table:style-name="ce5" table:formula="of:=[.W16]-20" office:value-type="float" office:value="5226070" calcext:value-type="float">
            <text:p>5226070</text:p>
          </table:table-cell>
          <table:table-cell table:style-name="ce5" table:formula="of:=[.V16]" office:value-type="float" office:value="1380020" calcext:value-type="float">
            <text:p>1380020</text:p>
          </table:table-cell>
          <table:table-cell table:style-name="ce5" table:formula="of:=[.W16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6];&quot;',&quot;;CHAR(13);&quot;    'SRID=3946;POLYGON((&quot;;[.V16];&quot; &quot;;[.W16];&quot;,&quot;;[.X16];&quot; &quot;;[.Y16];&quot;,&quot;;[.Z16];&quot; &quot;;[.AA16];&quot;,&quot;;[.AB16];&quot; &quot;;[.AC16];&quot;,&quot;;[.V16];&quot; &quot;;[.W16];&quot;))');&quot;;CHAR(13))" office:value-type="string" office:string-value="INSERT INTO &#13;  batiment (&#13;    id,&#13;    geometry_asewkt)&#13;  VALUES (&#13;    'M34_C',&#13;    'SRID=3946;POLYGON((1380020 5226090,1380040 5226090,1380040 5226070,1380020 5226070,1380020 5226090))');&#13;" calcext:value-type="string">
            <text:p>INSERT INTO  <text:s/>batiment ( <text:s text:c="3"/>id, <text:s text:c="3"/>geometry_asewkt) <text:s/>VALUES ( <text:s text:c="3"/>'M34_C', <text:s text:c="3"/>'SRID=3946;POLYGON((1380020 5226090,1380040 5226090,1380040 5226070,1380020 5226070,1380020 5226090))');</text:p>
          </table:table-cell>
          <table:table-cell table:style-name="ce5" table:formula="of:=CONCATENATE([case_00140_00100.$A16];[.AE$2])" office:value-type="string" office:string-value="M34_D" calcext:value-type="string">
            <text:p>M34_D</text:p>
          </table:table-cell>
          <table:table-cell table:style-name="ce5" table:formula="of:=[case_00140_00100.$B16]+[.AF$2]" office:value-type="float" office:value="1379940" calcext:value-type="float">
            <text:p>1379940</text:p>
          </table:table-cell>
          <table:table-cell table:style-name="ce5" table:formula="of:=[case_00140_00100.$C16]+[.AG$2]" office:value-type="float" office:value="5226060" calcext:value-type="float">
            <text:p>5226060</text:p>
          </table:table-cell>
          <table:table-cell table:style-name="ce5" table:formula="of:=[.AF16]+20" office:value-type="float" office:value="1379960" calcext:value-type="float">
            <text:p>1379960</text:p>
          </table:table-cell>
          <table:table-cell table:style-name="ce5" table:formula="of:=[.AG16]" office:value-type="float" office:value="5226060" calcext:value-type="float">
            <text:p>5226060</text:p>
          </table:table-cell>
          <table:table-cell table:style-name="ce5" table:formula="of:=[.AF16]+20" office:value-type="float" office:value="1379960" calcext:value-type="float">
            <text:p>1379960</text:p>
          </table:table-cell>
          <table:table-cell table:style-name="ce5" table:formula="of:=[.AG16]-20" office:value-type="float" office:value="5226040" calcext:value-type="float">
            <text:p>5226040</text:p>
          </table:table-cell>
          <table:table-cell table:style-name="ce5" table:formula="of:=[.AF16]" office:value-type="float" office:value="1379940" calcext:value-type="float">
            <text:p>1379940</text:p>
          </table:table-cell>
          <table:table-cell table:style-name="ce5" table:formula="of:=[.AG16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6];&quot;',&quot;;CHAR(13);&quot;    'SRID=3946;POLYGON((&quot;;[.AF16];&quot; &quot;;[.AG16];&quot;,&quot;;[.AH16];&quot; &quot;;[.AI16];&quot;,&quot;;[.AJ16];&quot; &quot;;[.AK16];&quot;,&quot;;[.AL16];&quot; &quot;;[.AM16];&quot;,&quot;;[.AF16];&quot; &quot;;[.AG16];&quot;))');&quot;;CHAR(13))" office:value-type="string" office:string-value="INSERT INTO &#13;  batiment (&#13;    id,&#13;    geometry_asewkt)&#13;  VALUES (&#13;    'M34_D',&#13;    'SRID=3946;POLYGON((1379940 5226060,1379960 5226060,1379960 5226040,1379940 5226040,1379940 5226060))');&#13;" calcext:value-type="string">
            <text:p>INSERT INTO  <text:s/>batiment ( <text:s text:c="3"/>id, <text:s text:c="3"/>geometry_asewkt) <text:s/>VALUES ( <text:s text:c="3"/>'M34_D', <text:s text:c="3"/>'SRID=3946;POLYGON((1379940 5226060,1379960 5226060,1379960 5226040,1379940 5226040,1379940 5226060))');</text:p>
          </table:table-cell>
          <table:table-cell table:style-name="ce5" table:formula="of:=CONCATENATE([case_00140_00100.$A16];[.AO$2])" office:value-type="string" office:string-value="M34_E" calcext:value-type="string">
            <text:p>M34_E</text:p>
          </table:table-cell>
          <table:table-cell table:style-name="ce5" table:formula="of:=[case_00140_00100.$B16]+[.AP$2]" office:value-type="float" office:value="1379980" calcext:value-type="float">
            <text:p>1379980</text:p>
          </table:table-cell>
          <table:table-cell table:style-name="ce5" table:formula="of:=[case_00140_00100.$C16]+[.AQ$2]" office:value-type="float" office:value="5226060" calcext:value-type="float">
            <text:p>5226060</text:p>
          </table:table-cell>
          <table:table-cell table:style-name="ce5" table:formula="of:=[.AP16]+20" office:value-type="float" office:value="1380000" calcext:value-type="float">
            <text:p>1380000</text:p>
          </table:table-cell>
          <table:table-cell table:style-name="ce5" table:formula="of:=[.AQ16]" office:value-type="float" office:value="5226060" calcext:value-type="float">
            <text:p>5226060</text:p>
          </table:table-cell>
          <table:table-cell table:style-name="ce5" table:formula="of:=[.AP16]+20" office:value-type="float" office:value="1380000" calcext:value-type="float">
            <text:p>1380000</text:p>
          </table:table-cell>
          <table:table-cell table:style-name="ce5" table:formula="of:=[.AQ16]-20" office:value-type="float" office:value="5226040" calcext:value-type="float">
            <text:p>5226040</text:p>
          </table:table-cell>
          <table:table-cell table:style-name="ce5" table:formula="of:=[.AP16]" office:value-type="float" office:value="1379980" calcext:value-type="float">
            <text:p>1379980</text:p>
          </table:table-cell>
          <table:table-cell table:style-name="ce5" table:formula="of:=[.AQ16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6];&quot;',&quot;;CHAR(13);&quot;    'SRID=3946;POLYGON((&quot;;[.AP16];&quot; &quot;;[.AQ16];&quot;,&quot;;[.AR16];&quot; &quot;;[.AS16];&quot;,&quot;;[.AT16];&quot; &quot;;[.AU16];&quot;,&quot;;[.AV16];&quot; &quot;;[.AW16];&quot;,&quot;;[.AP16];&quot; &quot;;[.AQ16];&quot;))');&quot;;CHAR(13))" office:value-type="string" office:string-value="INSERT INTO &#13;  batiment (&#13;    id,&#13;    geometry_asewkt)&#13;  VALUES (&#13;    'M34_E',&#13;    'SRID=3946;POLYGON((1379980 5226060,1380000 5226060,1380000 5226040,1379980 5226040,1379980 5226060))');&#13;" calcext:value-type="string">
            <text:p>INSERT INTO  <text:s/>batiment ( <text:s text:c="3"/>id, <text:s text:c="3"/>geometry_asewkt) <text:s/>VALUES ( <text:s text:c="3"/>'M34_E', <text:s text:c="3"/>'SRID=3946;POLYGON((1379980 5226060,1380000 5226060,1380000 5226040,1379980 5226040,1379980 5226060))');</text:p>
          </table:table-cell>
          <table:table-cell table:style-name="ce5" table:formula="of:=CONCATENATE([case_00140_00100.$A16];[.AY$2])" office:value-type="string" office:string-value="M34_F" calcext:value-type="string">
            <text:p>M34_F</text:p>
          </table:table-cell>
          <table:table-cell table:style-name="ce5" table:formula="of:=[case_00140_00100.$B16]+[.AZ$2]" office:value-type="float" office:value="1380020" calcext:value-type="float">
            <text:p>1380020</text:p>
          </table:table-cell>
          <table:table-cell table:style-name="ce5" table:formula="of:=[case_00140_00100.$C16]+[.BA$2]" office:value-type="float" office:value="5226060" calcext:value-type="float">
            <text:p>5226060</text:p>
          </table:table-cell>
          <table:table-cell table:style-name="ce5" table:formula="of:=[.AZ16]+20" office:value-type="float" office:value="1380040" calcext:value-type="float">
            <text:p>1380040</text:p>
          </table:table-cell>
          <table:table-cell table:style-name="ce5" table:formula="of:=[.BA16]" office:value-type="float" office:value="5226060" calcext:value-type="float">
            <text:p>5226060</text:p>
          </table:table-cell>
          <table:table-cell table:style-name="ce5" table:formula="of:=[.AZ16]+20" office:value-type="float" office:value="1380040" calcext:value-type="float">
            <text:p>1380040</text:p>
          </table:table-cell>
          <table:table-cell table:style-name="ce5" table:formula="of:=[.BA16]-20" office:value-type="float" office:value="5226040" calcext:value-type="float">
            <text:p>5226040</text:p>
          </table:table-cell>
          <table:table-cell table:style-name="ce5" table:formula="of:=[.AZ16]" office:value-type="float" office:value="1380020" calcext:value-type="float">
            <text:p>1380020</text:p>
          </table:table-cell>
          <table:table-cell table:style-name="ce5" table:formula="of:=[.BA16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6];&quot;',&quot;;CHAR(13);&quot;    'SRID=3946;POLYGON((&quot;;[.AZ16];&quot; &quot;;[.BA16];&quot;,&quot;;[.BB16];&quot; &quot;;[.BC16];&quot;,&quot;;[.BD16];&quot; &quot;;[.BE16];&quot;,&quot;;[.BF16];&quot; &quot;;[.BG16];&quot;,&quot;;[.AZ16];&quot; &quot;;[.BA16];&quot;))');&quot;;CHAR(13))" office:value-type="string" office:string-value="INSERT INTO &#13;  batiment (&#13;    id,&#13;    geometry_asewkt)&#13;  VALUES (&#13;    'M34_F',&#13;    'SRID=3946;POLYGON((1380020 5226060,1380040 5226060,1380040 5226040,1380020 5226040,1380020 5226060))');&#13;" calcext:value-type="string">
            <text:p>INSERT INTO  <text:s/>batiment ( <text:s text:c="3"/>id, <text:s text:c="3"/>geometry_asewkt) <text:s/>VALUES ( <text:s text:c="3"/>'M34_F', <text:s text:c="3"/>'SRID=3946;POLYGON((1380020 5226060,1380040 5226060,1380040 5226040,1380020 5226040,1380020 5226060))');</text:p>
          </table:table-cell>
          <table:table-cell table:style-name="ce5" table:formula="of:=CONCATENATE([case_00140_00100.$A16];[.BI$2])" office:value-type="string" office:string-value="M34_G" calcext:value-type="string">
            <text:p>M34_G</text:p>
          </table:table-cell>
          <table:table-cell table:style-name="ce5" table:formula="of:=[case_00140_00100.$B16]+[.BJ$2]" office:value-type="float" office:value="1379940" calcext:value-type="float">
            <text:p>1379940</text:p>
          </table:table-cell>
          <table:table-cell table:style-name="ce5" table:formula="of:=[case_00140_00100.$C16]+[.BK$2]" office:value-type="float" office:value="5226030" calcext:value-type="float">
            <text:p>5226030</text:p>
          </table:table-cell>
          <table:table-cell table:style-name="ce5" table:formula="of:=[.BJ16]+20" office:value-type="float" office:value="1379960" calcext:value-type="float">
            <text:p>1379960</text:p>
          </table:table-cell>
          <table:table-cell table:style-name="ce5" table:formula="of:=[.BK16]" office:value-type="float" office:value="5226030" calcext:value-type="float">
            <text:p>5226030</text:p>
          </table:table-cell>
          <table:table-cell table:style-name="ce5" table:formula="of:=[.BJ16]+20" office:value-type="float" office:value="1379960" calcext:value-type="float">
            <text:p>1379960</text:p>
          </table:table-cell>
          <table:table-cell table:style-name="ce5" table:formula="of:=[.BK16]-20" office:value-type="float" office:value="5226010" calcext:value-type="float">
            <text:p>5226010</text:p>
          </table:table-cell>
          <table:table-cell table:style-name="ce5" table:formula="of:=[.BJ16]" office:value-type="float" office:value="1379940" calcext:value-type="float">
            <text:p>1379940</text:p>
          </table:table-cell>
          <table:table-cell table:style-name="ce5" table:formula="of:=[.BK16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6];&quot;',&quot;;CHAR(13);&quot;    'SRID=3946;POLYGON((&quot;;[.BJ16];&quot; &quot;;[.BK16];&quot;,&quot;;[.BL16];&quot; &quot;;[.BM16];&quot;,&quot;;[.BN16];&quot; &quot;;[.BO16];&quot;,&quot;;[.BP16];&quot; &quot;;[.BQ16];&quot;,&quot;;[.BJ16];&quot; &quot;;[.BK16];&quot;))');&quot;;CHAR(13))" office:value-type="string" office:string-value="INSERT INTO &#13;  batiment (&#13;    id,&#13;    geometry_asewkt)&#13;  VALUES (&#13;    'M34_G',&#13;    'SRID=3946;POLYGON((1379940 5226030,1379960 5226030,1379960 5226010,1379940 5226010,1379940 5226030))');&#13;" calcext:value-type="string">
            <text:p>INSERT INTO  <text:s/>batiment ( <text:s text:c="3"/>id, <text:s text:c="3"/>geometry_asewkt) <text:s/>VALUES ( <text:s text:c="3"/>'M34_G', <text:s text:c="3"/>'SRID=3946;POLYGON((1379940 5226030,1379960 5226030,1379960 5226010,1379940 5226010,1379940 5226030))');</text:p>
          </table:table-cell>
          <table:table-cell table:style-name="ce5" table:formula="of:=CONCATENATE([case_00140_00100.$A16];[.BS$2])" office:value-type="string" office:string-value="M34_H" calcext:value-type="string">
            <text:p>M34_H</text:p>
          </table:table-cell>
          <table:table-cell table:style-name="ce5" table:formula="of:=[case_00140_00100.$B16]+[.BT$2]" office:value-type="float" office:value="1379980" calcext:value-type="float">
            <text:p>1379980</text:p>
          </table:table-cell>
          <table:table-cell table:style-name="ce5" table:formula="of:=[case_00140_00100.$C16]+[.BU$2]" office:value-type="float" office:value="5226030" calcext:value-type="float">
            <text:p>5226030</text:p>
          </table:table-cell>
          <table:table-cell table:style-name="ce5" table:formula="of:=[.BT16]+20" office:value-type="float" office:value="1380000" calcext:value-type="float">
            <text:p>1380000</text:p>
          </table:table-cell>
          <table:table-cell table:style-name="ce5" table:formula="of:=[.BU16]" office:value-type="float" office:value="5226030" calcext:value-type="float">
            <text:p>5226030</text:p>
          </table:table-cell>
          <table:table-cell table:style-name="ce5" table:formula="of:=[.BT16]+20" office:value-type="float" office:value="1380000" calcext:value-type="float">
            <text:p>1380000</text:p>
          </table:table-cell>
          <table:table-cell table:style-name="ce5" table:formula="of:=[.BU16]-20" office:value-type="float" office:value="5226010" calcext:value-type="float">
            <text:p>5226010</text:p>
          </table:table-cell>
          <table:table-cell table:style-name="ce5" table:formula="of:=[.BT16]" office:value-type="float" office:value="1379980" calcext:value-type="float">
            <text:p>1379980</text:p>
          </table:table-cell>
          <table:table-cell table:style-name="ce5" table:formula="of:=[.BU16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6];&quot;',&quot;;CHAR(13);&quot;    'SRID=3946;POLYGON((&quot;;[.BT16];&quot; &quot;;[.BU16];&quot;,&quot;;[.BV16];&quot; &quot;;[.BW16];&quot;,&quot;;[.BX16];&quot; &quot;;[.BY16];&quot;,&quot;;[.BZ16];&quot; &quot;;[.CA16];&quot;,&quot;;[.BT16];&quot; &quot;;[.BU16];&quot;))');&quot;;CHAR(13))" office:value-type="string" office:string-value="INSERT INTO &#13;  batiment (&#13;    id,&#13;    geometry_asewkt)&#13;  VALUES (&#13;    'M34_H',&#13;    'SRID=3946;POLYGON((1379980 5226030,1380000 5226030,1380000 5226010,1379980 5226010,1379980 5226030))');&#13;" calcext:value-type="string">
            <text:p>INSERT INTO  <text:s/>batiment ( <text:s text:c="3"/>id, <text:s text:c="3"/>geometry_asewkt) <text:s/>VALUES ( <text:s text:c="3"/>'M34_H', <text:s text:c="3"/>'SRID=3946;POLYGON((1379980 5226030,1380000 5226030,1380000 5226010,1379980 5226010,1379980 5226030))');</text:p>
          </table:table-cell>
          <table:table-cell table:style-name="ce5" table:formula="of:=CONCATENATE([case_00140_00100.$A16];[.CC$2])" office:value-type="string" office:string-value="M34_I" calcext:value-type="string">
            <text:p>M34_I</text:p>
          </table:table-cell>
          <table:table-cell table:style-name="ce5" table:formula="of:=[case_00140_00100.$B16]+[.CD$2]" office:value-type="float" office:value="1380020" calcext:value-type="float">
            <text:p>1380020</text:p>
          </table:table-cell>
          <table:table-cell table:style-name="ce5" table:formula="of:=[case_00140_00100.$C16]+[.CE$2]" office:value-type="float" office:value="5226030" calcext:value-type="float">
            <text:p>5226030</text:p>
          </table:table-cell>
          <table:table-cell table:style-name="ce5" table:formula="of:=[.CD16]+20" office:value-type="float" office:value="1380040" calcext:value-type="float">
            <text:p>1380040</text:p>
          </table:table-cell>
          <table:table-cell table:style-name="ce5" table:formula="of:=[.CE16]" office:value-type="float" office:value="5226030" calcext:value-type="float">
            <text:p>5226030</text:p>
          </table:table-cell>
          <table:table-cell table:style-name="ce5" table:formula="of:=[.CD16]+20" office:value-type="float" office:value="1380040" calcext:value-type="float">
            <text:p>1380040</text:p>
          </table:table-cell>
          <table:table-cell table:style-name="ce5" table:formula="of:=[.CE16]-20" office:value-type="float" office:value="5226010" calcext:value-type="float">
            <text:p>5226010</text:p>
          </table:table-cell>
          <table:table-cell table:style-name="ce5" table:formula="of:=[.CD16]" office:value-type="float" office:value="1380020" calcext:value-type="float">
            <text:p>1380020</text:p>
          </table:table-cell>
          <table:table-cell table:style-name="ce5" table:formula="of:=[.CE16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6];&quot;',&quot;;CHAR(13);&quot;    'SRID=3946;POLYGON((&quot;;[.CD16];&quot; &quot;;[.CE16];&quot;,&quot;;[.CF16];&quot; &quot;;[.CG16];&quot;,&quot;;[.CH16];&quot; &quot;;[.CI16];&quot;,&quot;;[.CJ16];&quot; &quot;;[.CK16];&quot;,&quot;;[.CD16];&quot; &quot;;[.CE16];&quot;))');&quot;;CHAR(13))" office:value-type="string" office:string-value="INSERT INTO &#13;  batiment (&#13;    id,&#13;    geometry_asewkt)&#13;  VALUES (&#13;    'M34_I',&#13;    'SRID=3946;POLYGON((1380020 5226030,1380040 5226030,1380040 5226010,1380020 5226010,1380020 5226030))');&#13;" calcext:value-type="string">
            <text:p>INSERT INTO  <text:s/>batiment ( <text:s text:c="3"/>id, <text:s text:c="3"/>geometry_asewkt) <text:s/>VALUES ( <text:s text:c="3"/>'M34_I', <text:s text:c="3"/>'SRID=3946;POLYGON((1380020 5226030,1380040 5226030,1380040 5226010,1380020 5226010,1380020 5226030))');</text:p>
          </table:table-cell>
          <table:table-cell table:formula="of:=CONCATENATE([.J16];CHAR(13);[.T16];CHAR(13);[.AD16];CHAR(13);[.AN16];CHAR(13);[.AX16];CHAR(13);[.BH16];CHAR(13);[.BR16];CHAR(13);[.CB16];CHAR(13);[.CL16];CHAR(13))" office:value-type="string" office:string-value="INSERT INTO &#13;  batiment (&#13;    id,&#13;    geometry_asewkt)&#13;  VALUES (&#13;    'M34_A',&#13;    'SRID=3946;POLYGON((1379940 5226090,1379960 5226090,1379960 5226070,1379940 5226070,1379940 5226090))');&#13;&#13;INSERT INTO &#13;  batiment (&#13;    id,&#13;    geometry_asewkt)&#13;  VALUES (&#13;    'M34_B',&#13;    'SRID=3946;POLYGON((1379980 5226090,1380000 5226090,1380000 5226070,1379980 5226070,1379980 5226090))');&#13;&#13;INSERT INTO &#13;  batiment (&#13;    id,&#13;    geometry_asewkt)&#13;  VALUES (&#13;    'M34_C',&#13;    'SRID=3946;POLYGON((1380020 5226090,1380040 5226090,1380040 5226070,1380020 5226070,1380020 5226090))');&#13;&#13;INSERT INTO &#13;  batiment (&#13;    id,&#13;    geometry_asewkt)&#13;  VALUES (&#13;    'M34_D',&#13;    'SRID=3946;POLYGON((1379940 5226060,1379960 5226060,1379960 5226040,1379940 5226040,1379940 5226060))');&#13;&#13;INSERT INTO &#13;  batiment (&#13;    id,&#13;    geometry_asewkt)&#13;  VALUES (&#13;    'M34_E',&#13;    'SRID=3946;POLYGON((1379980 5226060,1380000 5226060,1380000 5226040,1379980 5226040,1379980 5226060))');&#13;&#13;INSERT INTO &#13;  batiment (&#13;    id,&#13;    geometry_asewkt)&#13;  VALUES (&#13;    'M34_F',&#13;    'SRID=3946;POLYGON((1380020 5226060,1380040 5226060,1380040 5226040,1380020 5226040,1380020 5226060))');&#13;&#13;INSERT INTO &#13;  batiment (&#13;    id,&#13;    geometry_asewkt)&#13;  VALUES (&#13;    'M34_G',&#13;    'SRID=3946;POLYGON((1379940 5226030,1379960 5226030,1379960 5226010,1379940 5226010,1379940 5226030))');&#13;&#13;INSERT INTO &#13;  batiment (&#13;    id,&#13;    geometry_asewkt)&#13;  VALUES (&#13;    'M34_H',&#13;    'SRID=3946;POLYGON((1379980 5226030,1380000 5226030,1380000 5226010,1379980 5226010,1379980 5226030))');&#13;&#13;INSERT INTO &#13;  batiment (&#13;    id,&#13;    geometry_asewkt)&#13;  VALUES (&#13;    'M34_I',&#13;    'SRID=3946;POLYGON((1380020 5226030,1380040 5226030,1380040 5226010,1380020 5226010,1380020 5226030))');&#13;&#13;" calcext:value-type="string">
            <text:p>INSERT INTO  <text:s/>batiment ( <text:s text:c="3"/>id, <text:s text:c="3"/>geometry_asewkt) <text:s/>VALUES ( <text:s text:c="3"/>'M34_A', <text:s text:c="3"/>'SRID=3946;POLYGON((1379940 5226090,1379960 5226090,1379960 5226070,1379940 5226070,1379940 5226090))');INSERT INTO  <text:s/>batiment ( <text:s text:c="3"/>id, <text:s text:c="3"/>geometry_asewkt) <text:s/>VALUES ( <text:s text:c="3"/>'M34_B', <text:s text:c="3"/>'SRID=3946;POLYGON((1379980 5226090,1380000 5226090,1380000 5226070,1379980 5226070,1379980 5226090))');INSERT INTO  <text:s/>batiment ( <text:s text:c="3"/>id, <text:s text:c="3"/>geometry_asewkt) <text:s/>VALUES ( <text:s text:c="3"/>'M34_C', <text:s text:c="3"/>'SRID=3946;POLYGON((1380020 5226090,1380040 5226090,1380040 5226070,1380020 5226070,1380020 5226090))');INSERT INTO  <text:s/>batiment ( <text:s text:c="3"/>id, <text:s text:c="3"/>geometry_asewkt) <text:s/>VALUES ( <text:s text:c="3"/>'M34_D', <text:s text:c="3"/>'SRID=3946;POLYGON((1379940 5226060,1379960 5226060,1379960 5226040,1379940 5226040,1379940 5226060))');INSERT INTO  <text:s/>batiment ( <text:s text:c="3"/>id, <text:s text:c="3"/>geometry_asewkt) <text:s/>VALUES ( <text:s text:c="3"/>'M34_E', <text:s text:c="3"/>'SRID=3946;POLYGON((1379980 5226060,1380000 5226060,1380000 5226040,1379980 5226040,1379980 5226060))');INSERT INTO  <text:s/>batiment ( <text:s text:c="3"/>id, <text:s text:c="3"/>geometry_asewkt) <text:s/>VALUES ( <text:s text:c="3"/>'M34_F', <text:s text:c="3"/>'SRID=3946;POLYGON((1380020 5226060,1380040 5226060,1380040 5226040,1380020 5226040,1380020 5226060))');INSERT INTO  <text:s/>batiment ( <text:s text:c="3"/>id, <text:s text:c="3"/>geometry_asewkt) <text:s/>VALUES ( <text:s text:c="3"/>'M34_G', <text:s text:c="3"/>'SRID=3946;POLYGON((1379940 5226030,1379960 5226030,1379960 5226010,1379940 5226010,1379940 5226030))');INSERT INTO  <text:s/>batiment ( <text:s text:c="3"/>id, <text:s text:c="3"/>geometry_asewkt) <text:s/>VALUES ( <text:s text:c="3"/>'M34_H', <text:s text:c="3"/>'SRID=3946;POLYGON((1379980 5226030,1380000 5226030,1380000 5226010,1379980 5226010,1379980 5226030))');INSERT INTO  <text:s/>batiment ( <text:s text:c="3"/>id, <text:s text:c="3"/>geometry_asewkt) <text:s/>VALUES ( <text:s text:c="3"/>'M34_I', <text:s text:c="3"/>'SRID=3946;POLYGON((1380020 5226030,1380040 5226030,1380040 5226010,1380020 5226010,138002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7];[.A$2])" office:value-type="string" office:string-value="M35_A" calcext:value-type="string">
            <text:p>M35_A</text:p>
          </table:table-cell>
          <table:table-cell table:style-name="ce5" table:formula="of:=[$case_00140_00100.$B17]+[.B$2]" office:value-type="float" office:value="1380080" calcext:value-type="float">
            <text:p>1380080</text:p>
          </table:table-cell>
          <table:table-cell table:style-name="ce5" table:formula="of:=[$case_00140_00100.$C17]+[.C$2]" office:value-type="float" office:value="5226090" calcext:value-type="float">
            <text:p>5226090</text:p>
          </table:table-cell>
          <table:table-cell table:style-name="ce5" table:formula="of:=[.B17]+20" office:value-type="float" office:value="1380100" calcext:value-type="float">
            <text:p>1380100</text:p>
          </table:table-cell>
          <table:table-cell table:style-name="ce5" table:formula="of:=[.C17]" office:value-type="float" office:value="5226090" calcext:value-type="float">
            <text:p>5226090</text:p>
          </table:table-cell>
          <table:table-cell table:style-name="ce5" table:formula="of:=[.B17]+20" office:value-type="float" office:value="1380100" calcext:value-type="float">
            <text:p>1380100</text:p>
          </table:table-cell>
          <table:table-cell table:style-name="ce5" table:formula="of:=[.C17]-20" office:value-type="float" office:value="5226070" calcext:value-type="float">
            <text:p>5226070</text:p>
          </table:table-cell>
          <table:table-cell table:style-name="ce5" table:formula="of:=[.B17]" office:value-type="float" office:value="1380080" calcext:value-type="float">
            <text:p>1380080</text:p>
          </table:table-cell>
          <table:table-cell table:style-name="ce5" table:formula="of:=[.C17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7];&quot;',&quot;;CHAR(13);&quot;    'SRID=3946;POLYGON((&quot;;[.B17];&quot; &quot;;[.C17];&quot;,&quot;;[.D17];&quot; &quot;;[.E17];&quot;,&quot;;[.F17];&quot; &quot;;[.G17];&quot;,&quot;;[.H17];&quot; &quot;;[.I17];&quot;,&quot;;[.B17];&quot; &quot;;[.C17];&quot;))');&quot;;CHAR(13))" office:value-type="string" office:string-value="INSERT INTO &#13;  batiment (&#13;    id,&#13;    geometry_asewkt)&#13;  VALUES (&#13;    'M35_A',&#13;    'SRID=3946;POLYGON((1380080 5226090,1380100 5226090,1380100 5226070,1380080 5226070,1380080 5226090))');&#13;" calcext:value-type="string">
            <text:p>INSERT INTO  <text:s/>batiment ( <text:s text:c="3"/>id, <text:s text:c="3"/>geometry_asewkt) <text:s/>VALUES ( <text:s text:c="3"/>'M35_A', <text:s text:c="3"/>'SRID=3946;POLYGON((1380080 5226090,1380100 5226090,1380100 5226070,1380080 5226070,1380080 5226090))');</text:p>
          </table:table-cell>
          <table:table-cell table:style-name="ce5" table:formula="of:=CONCATENATE([case_00140_00100.$A17];[.K$2])" office:value-type="string" office:string-value="M35_B" calcext:value-type="string">
            <text:p>M35_B</text:p>
          </table:table-cell>
          <table:table-cell table:style-name="ce5" table:formula="of:=[case_00140_00100.$B17]+[.L$2]" office:value-type="float" office:value="1380120" calcext:value-type="float">
            <text:p>1380120</text:p>
          </table:table-cell>
          <table:table-cell table:style-name="ce5" table:formula="of:=[case_00140_00100.$C17]+[.M$2]" office:value-type="float" office:value="5226090" calcext:value-type="float">
            <text:p>5226090</text:p>
          </table:table-cell>
          <table:table-cell table:style-name="ce5" table:formula="of:=[.L17]+20" office:value-type="float" office:value="1380140" calcext:value-type="float">
            <text:p>1380140</text:p>
          </table:table-cell>
          <table:table-cell table:style-name="ce5" table:formula="of:=[.M17]" office:value-type="float" office:value="5226090" calcext:value-type="float">
            <text:p>5226090</text:p>
          </table:table-cell>
          <table:table-cell table:style-name="ce5" table:formula="of:=[.L17]+20" office:value-type="float" office:value="1380140" calcext:value-type="float">
            <text:p>1380140</text:p>
          </table:table-cell>
          <table:table-cell table:style-name="ce5" table:formula="of:=[.M17]-20" office:value-type="float" office:value="5226070" calcext:value-type="float">
            <text:p>5226070</text:p>
          </table:table-cell>
          <table:table-cell table:style-name="ce5" table:formula="of:=[.L17]" office:value-type="float" office:value="1380120" calcext:value-type="float">
            <text:p>1380120</text:p>
          </table:table-cell>
          <table:table-cell table:style-name="ce5" table:formula="of:=[.M17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7];&quot;',&quot;;CHAR(13);&quot;    'SRID=3946;POLYGON((&quot;;[.L17];&quot; &quot;;[.M17];&quot;,&quot;;[.N17];&quot; &quot;;[.O17];&quot;,&quot;;[.P17];&quot; &quot;;[.Q17];&quot;,&quot;;[.R17];&quot; &quot;;[.S17];&quot;,&quot;;[.L17];&quot; &quot;;[.M17];&quot;))');&quot;;CHAR(13))" office:value-type="string" office:string-value="INSERT INTO &#13;  batiment (&#13;    id,&#13;    geometry_asewkt)&#13;  VALUES (&#13;    'M35_B',&#13;    'SRID=3946;POLYGON((1380120 5226090,1380140 5226090,1380140 5226070,1380120 5226070,1380120 5226090))');&#13;" calcext:value-type="string">
            <text:p>INSERT INTO  <text:s/>batiment ( <text:s text:c="3"/>id, <text:s text:c="3"/>geometry_asewkt) <text:s/>VALUES ( <text:s text:c="3"/>'M35_B', <text:s text:c="3"/>'SRID=3946;POLYGON((1380120 5226090,1380140 5226090,1380140 5226070,1380120 5226070,1380120 5226090))');</text:p>
          </table:table-cell>
          <table:table-cell table:style-name="ce5" table:formula="of:=CONCATENATE([case_00140_00100.$A17];[.U$2])" office:value-type="string" office:string-value="M35_C" calcext:value-type="string">
            <text:p>M35_C</text:p>
          </table:table-cell>
          <table:table-cell table:style-name="ce5" table:formula="of:=[case_00140_00100.$B17]+[.V$2]" office:value-type="float" office:value="1380160" calcext:value-type="float">
            <text:p>1380160</text:p>
          </table:table-cell>
          <table:table-cell table:style-name="ce5" table:formula="of:=[case_00140_00100.$C17]+[.W$2]" office:value-type="float" office:value="5226090" calcext:value-type="float">
            <text:p>5226090</text:p>
          </table:table-cell>
          <table:table-cell table:style-name="ce5" table:formula="of:=[.V17]+20" office:value-type="float" office:value="1380180" calcext:value-type="float">
            <text:p>1380180</text:p>
          </table:table-cell>
          <table:table-cell table:style-name="ce5" table:formula="of:=[.W17]" office:value-type="float" office:value="5226090" calcext:value-type="float">
            <text:p>5226090</text:p>
          </table:table-cell>
          <table:table-cell table:style-name="ce5" table:formula="of:=[.V17]+20" office:value-type="float" office:value="1380180" calcext:value-type="float">
            <text:p>1380180</text:p>
          </table:table-cell>
          <table:table-cell table:style-name="ce5" table:formula="of:=[.W17]-20" office:value-type="float" office:value="5226070" calcext:value-type="float">
            <text:p>5226070</text:p>
          </table:table-cell>
          <table:table-cell table:style-name="ce5" table:formula="of:=[.V17]" office:value-type="float" office:value="1380160" calcext:value-type="float">
            <text:p>1380160</text:p>
          </table:table-cell>
          <table:table-cell table:style-name="ce5" table:formula="of:=[.W17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7];&quot;',&quot;;CHAR(13);&quot;    'SRID=3946;POLYGON((&quot;;[.V17];&quot; &quot;;[.W17];&quot;,&quot;;[.X17];&quot; &quot;;[.Y17];&quot;,&quot;;[.Z17];&quot; &quot;;[.AA17];&quot;,&quot;;[.AB17];&quot; &quot;;[.AC17];&quot;,&quot;;[.V17];&quot; &quot;;[.W17];&quot;))');&quot;;CHAR(13))" office:value-type="string" office:string-value="INSERT INTO &#13;  batiment (&#13;    id,&#13;    geometry_asewkt)&#13;  VALUES (&#13;    'M35_C',&#13;    'SRID=3946;POLYGON((1380160 5226090,1380180 5226090,1380180 5226070,1380160 5226070,1380160 5226090))');&#13;" calcext:value-type="string">
            <text:p>INSERT INTO  <text:s/>batiment ( <text:s text:c="3"/>id, <text:s text:c="3"/>geometry_asewkt) <text:s/>VALUES ( <text:s text:c="3"/>'M35_C', <text:s text:c="3"/>'SRID=3946;POLYGON((1380160 5226090,1380180 5226090,1380180 5226070,1380160 5226070,1380160 5226090))');</text:p>
          </table:table-cell>
          <table:table-cell table:style-name="ce5" table:formula="of:=CONCATENATE([case_00140_00100.$A17];[.AE$2])" office:value-type="string" office:string-value="M35_D" calcext:value-type="string">
            <text:p>M35_D</text:p>
          </table:table-cell>
          <table:table-cell table:style-name="ce5" table:formula="of:=[case_00140_00100.$B17]+[.AF$2]" office:value-type="float" office:value="1380080" calcext:value-type="float">
            <text:p>1380080</text:p>
          </table:table-cell>
          <table:table-cell table:style-name="ce5" table:formula="of:=[case_00140_00100.$C17]+[.AG$2]" office:value-type="float" office:value="5226060" calcext:value-type="float">
            <text:p>5226060</text:p>
          </table:table-cell>
          <table:table-cell table:style-name="ce5" table:formula="of:=[.AF17]+20" office:value-type="float" office:value="1380100" calcext:value-type="float">
            <text:p>1380100</text:p>
          </table:table-cell>
          <table:table-cell table:style-name="ce5" table:formula="of:=[.AG17]" office:value-type="float" office:value="5226060" calcext:value-type="float">
            <text:p>5226060</text:p>
          </table:table-cell>
          <table:table-cell table:style-name="ce5" table:formula="of:=[.AF17]+20" office:value-type="float" office:value="1380100" calcext:value-type="float">
            <text:p>1380100</text:p>
          </table:table-cell>
          <table:table-cell table:style-name="ce5" table:formula="of:=[.AG17]-20" office:value-type="float" office:value="5226040" calcext:value-type="float">
            <text:p>5226040</text:p>
          </table:table-cell>
          <table:table-cell table:style-name="ce5" table:formula="of:=[.AF17]" office:value-type="float" office:value="1380080" calcext:value-type="float">
            <text:p>1380080</text:p>
          </table:table-cell>
          <table:table-cell table:style-name="ce5" table:formula="of:=[.AG17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7];&quot;',&quot;;CHAR(13);&quot;    'SRID=3946;POLYGON((&quot;;[.AF17];&quot; &quot;;[.AG17];&quot;,&quot;;[.AH17];&quot; &quot;;[.AI17];&quot;,&quot;;[.AJ17];&quot; &quot;;[.AK17];&quot;,&quot;;[.AL17];&quot; &quot;;[.AM17];&quot;,&quot;;[.AF17];&quot; &quot;;[.AG17];&quot;))');&quot;;CHAR(13))" office:value-type="string" office:string-value="INSERT INTO &#13;  batiment (&#13;    id,&#13;    geometry_asewkt)&#13;  VALUES (&#13;    'M35_D',&#13;    'SRID=3946;POLYGON((1380080 5226060,1380100 5226060,1380100 5226040,1380080 5226040,1380080 5226060))');&#13;" calcext:value-type="string">
            <text:p>INSERT INTO  <text:s/>batiment ( <text:s text:c="3"/>id, <text:s text:c="3"/>geometry_asewkt) <text:s/>VALUES ( <text:s text:c="3"/>'M35_D', <text:s text:c="3"/>'SRID=3946;POLYGON((1380080 5226060,1380100 5226060,1380100 5226040,1380080 5226040,1380080 5226060))');</text:p>
          </table:table-cell>
          <table:table-cell table:style-name="ce5" table:formula="of:=CONCATENATE([case_00140_00100.$A17];[.AO$2])" office:value-type="string" office:string-value="M35_E" calcext:value-type="string">
            <text:p>M35_E</text:p>
          </table:table-cell>
          <table:table-cell table:style-name="ce5" table:formula="of:=[case_00140_00100.$B17]+[.AP$2]" office:value-type="float" office:value="1380120" calcext:value-type="float">
            <text:p>1380120</text:p>
          </table:table-cell>
          <table:table-cell table:style-name="ce5" table:formula="of:=[case_00140_00100.$C17]+[.AQ$2]" office:value-type="float" office:value="5226060" calcext:value-type="float">
            <text:p>5226060</text:p>
          </table:table-cell>
          <table:table-cell table:style-name="ce5" table:formula="of:=[.AP17]+20" office:value-type="float" office:value="1380140" calcext:value-type="float">
            <text:p>1380140</text:p>
          </table:table-cell>
          <table:table-cell table:style-name="ce5" table:formula="of:=[.AQ17]" office:value-type="float" office:value="5226060" calcext:value-type="float">
            <text:p>5226060</text:p>
          </table:table-cell>
          <table:table-cell table:style-name="ce5" table:formula="of:=[.AP17]+20" office:value-type="float" office:value="1380140" calcext:value-type="float">
            <text:p>1380140</text:p>
          </table:table-cell>
          <table:table-cell table:style-name="ce5" table:formula="of:=[.AQ17]-20" office:value-type="float" office:value="5226040" calcext:value-type="float">
            <text:p>5226040</text:p>
          </table:table-cell>
          <table:table-cell table:style-name="ce5" table:formula="of:=[.AP17]" office:value-type="float" office:value="1380120" calcext:value-type="float">
            <text:p>1380120</text:p>
          </table:table-cell>
          <table:table-cell table:style-name="ce5" table:formula="of:=[.AQ17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7];&quot;',&quot;;CHAR(13);&quot;    'SRID=3946;POLYGON((&quot;;[.AP17];&quot; &quot;;[.AQ17];&quot;,&quot;;[.AR17];&quot; &quot;;[.AS17];&quot;,&quot;;[.AT17];&quot; &quot;;[.AU17];&quot;,&quot;;[.AV17];&quot; &quot;;[.AW17];&quot;,&quot;;[.AP17];&quot; &quot;;[.AQ17];&quot;))');&quot;;CHAR(13))" office:value-type="string" office:string-value="INSERT INTO &#13;  batiment (&#13;    id,&#13;    geometry_asewkt)&#13;  VALUES (&#13;    'M35_E',&#13;    'SRID=3946;POLYGON((1380120 5226060,1380140 5226060,1380140 5226040,1380120 5226040,1380120 5226060))');&#13;" calcext:value-type="string">
            <text:p>INSERT INTO  <text:s/>batiment ( <text:s text:c="3"/>id, <text:s text:c="3"/>geometry_asewkt) <text:s/>VALUES ( <text:s text:c="3"/>'M35_E', <text:s text:c="3"/>'SRID=3946;POLYGON((1380120 5226060,1380140 5226060,1380140 5226040,1380120 5226040,1380120 5226060))');</text:p>
          </table:table-cell>
          <table:table-cell table:style-name="ce5" table:formula="of:=CONCATENATE([case_00140_00100.$A17];[.AY$2])" office:value-type="string" office:string-value="M35_F" calcext:value-type="string">
            <text:p>M35_F</text:p>
          </table:table-cell>
          <table:table-cell table:style-name="ce5" table:formula="of:=[case_00140_00100.$B17]+[.AZ$2]" office:value-type="float" office:value="1380160" calcext:value-type="float">
            <text:p>1380160</text:p>
          </table:table-cell>
          <table:table-cell table:style-name="ce5" table:formula="of:=[case_00140_00100.$C17]+[.BA$2]" office:value-type="float" office:value="5226060" calcext:value-type="float">
            <text:p>5226060</text:p>
          </table:table-cell>
          <table:table-cell table:style-name="ce5" table:formula="of:=[.AZ17]+20" office:value-type="float" office:value="1380180" calcext:value-type="float">
            <text:p>1380180</text:p>
          </table:table-cell>
          <table:table-cell table:style-name="ce5" table:formula="of:=[.BA17]" office:value-type="float" office:value="5226060" calcext:value-type="float">
            <text:p>5226060</text:p>
          </table:table-cell>
          <table:table-cell table:style-name="ce5" table:formula="of:=[.AZ17]+20" office:value-type="float" office:value="1380180" calcext:value-type="float">
            <text:p>1380180</text:p>
          </table:table-cell>
          <table:table-cell table:style-name="ce5" table:formula="of:=[.BA17]-20" office:value-type="float" office:value="5226040" calcext:value-type="float">
            <text:p>5226040</text:p>
          </table:table-cell>
          <table:table-cell table:style-name="ce5" table:formula="of:=[.AZ17]" office:value-type="float" office:value="1380160" calcext:value-type="float">
            <text:p>1380160</text:p>
          </table:table-cell>
          <table:table-cell table:style-name="ce5" table:formula="of:=[.BA17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7];&quot;',&quot;;CHAR(13);&quot;    'SRID=3946;POLYGON((&quot;;[.AZ17];&quot; &quot;;[.BA17];&quot;,&quot;;[.BB17];&quot; &quot;;[.BC17];&quot;,&quot;;[.BD17];&quot; &quot;;[.BE17];&quot;,&quot;;[.BF17];&quot; &quot;;[.BG17];&quot;,&quot;;[.AZ17];&quot; &quot;;[.BA17];&quot;))');&quot;;CHAR(13))" office:value-type="string" office:string-value="INSERT INTO &#13;  batiment (&#13;    id,&#13;    geometry_asewkt)&#13;  VALUES (&#13;    'M35_F',&#13;    'SRID=3946;POLYGON((1380160 5226060,1380180 5226060,1380180 5226040,1380160 5226040,1380160 5226060))');&#13;" calcext:value-type="string">
            <text:p>INSERT INTO  <text:s/>batiment ( <text:s text:c="3"/>id, <text:s text:c="3"/>geometry_asewkt) <text:s/>VALUES ( <text:s text:c="3"/>'M35_F', <text:s text:c="3"/>'SRID=3946;POLYGON((1380160 5226060,1380180 5226060,1380180 5226040,1380160 5226040,1380160 5226060))');</text:p>
          </table:table-cell>
          <table:table-cell table:style-name="ce5" table:formula="of:=CONCATENATE([case_00140_00100.$A17];[.BI$2])" office:value-type="string" office:string-value="M35_G" calcext:value-type="string">
            <text:p>M35_G</text:p>
          </table:table-cell>
          <table:table-cell table:style-name="ce5" table:formula="of:=[case_00140_00100.$B17]+[.BJ$2]" office:value-type="float" office:value="1380080" calcext:value-type="float">
            <text:p>1380080</text:p>
          </table:table-cell>
          <table:table-cell table:style-name="ce5" table:formula="of:=[case_00140_00100.$C17]+[.BK$2]" office:value-type="float" office:value="5226030" calcext:value-type="float">
            <text:p>5226030</text:p>
          </table:table-cell>
          <table:table-cell table:style-name="ce5" table:formula="of:=[.BJ17]+20" office:value-type="float" office:value="1380100" calcext:value-type="float">
            <text:p>1380100</text:p>
          </table:table-cell>
          <table:table-cell table:style-name="ce5" table:formula="of:=[.BK17]" office:value-type="float" office:value="5226030" calcext:value-type="float">
            <text:p>5226030</text:p>
          </table:table-cell>
          <table:table-cell table:style-name="ce5" table:formula="of:=[.BJ17]+20" office:value-type="float" office:value="1380100" calcext:value-type="float">
            <text:p>1380100</text:p>
          </table:table-cell>
          <table:table-cell table:style-name="ce5" table:formula="of:=[.BK17]-20" office:value-type="float" office:value="5226010" calcext:value-type="float">
            <text:p>5226010</text:p>
          </table:table-cell>
          <table:table-cell table:style-name="ce5" table:formula="of:=[.BJ17]" office:value-type="float" office:value="1380080" calcext:value-type="float">
            <text:p>1380080</text:p>
          </table:table-cell>
          <table:table-cell table:style-name="ce5" table:formula="of:=[.BK17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7];&quot;',&quot;;CHAR(13);&quot;    'SRID=3946;POLYGON((&quot;;[.BJ17];&quot; &quot;;[.BK17];&quot;,&quot;;[.BL17];&quot; &quot;;[.BM17];&quot;,&quot;;[.BN17];&quot; &quot;;[.BO17];&quot;,&quot;;[.BP17];&quot; &quot;;[.BQ17];&quot;,&quot;;[.BJ17];&quot; &quot;;[.BK17];&quot;))');&quot;;CHAR(13))" office:value-type="string" office:string-value="INSERT INTO &#13;  batiment (&#13;    id,&#13;    geometry_asewkt)&#13;  VALUES (&#13;    'M35_G',&#13;    'SRID=3946;POLYGON((1380080 5226030,1380100 5226030,1380100 5226010,1380080 5226010,1380080 5226030))');&#13;" calcext:value-type="string">
            <text:p>INSERT INTO  <text:s/>batiment ( <text:s text:c="3"/>id, <text:s text:c="3"/>geometry_asewkt) <text:s/>VALUES ( <text:s text:c="3"/>'M35_G', <text:s text:c="3"/>'SRID=3946;POLYGON((1380080 5226030,1380100 5226030,1380100 5226010,1380080 5226010,1380080 5226030))');</text:p>
          </table:table-cell>
          <table:table-cell table:style-name="ce5" table:formula="of:=CONCATENATE([case_00140_00100.$A17];[.BS$2])" office:value-type="string" office:string-value="M35_H" calcext:value-type="string">
            <text:p>M35_H</text:p>
          </table:table-cell>
          <table:table-cell table:style-name="ce5" table:formula="of:=[case_00140_00100.$B17]+[.BT$2]" office:value-type="float" office:value="1380120" calcext:value-type="float">
            <text:p>1380120</text:p>
          </table:table-cell>
          <table:table-cell table:style-name="ce5" table:formula="of:=[case_00140_00100.$C17]+[.BU$2]" office:value-type="float" office:value="5226030" calcext:value-type="float">
            <text:p>5226030</text:p>
          </table:table-cell>
          <table:table-cell table:style-name="ce5" table:formula="of:=[.BT17]+20" office:value-type="float" office:value="1380140" calcext:value-type="float">
            <text:p>1380140</text:p>
          </table:table-cell>
          <table:table-cell table:style-name="ce5" table:formula="of:=[.BU17]" office:value-type="float" office:value="5226030" calcext:value-type="float">
            <text:p>5226030</text:p>
          </table:table-cell>
          <table:table-cell table:style-name="ce5" table:formula="of:=[.BT17]+20" office:value-type="float" office:value="1380140" calcext:value-type="float">
            <text:p>1380140</text:p>
          </table:table-cell>
          <table:table-cell table:style-name="ce5" table:formula="of:=[.BU17]-20" office:value-type="float" office:value="5226010" calcext:value-type="float">
            <text:p>5226010</text:p>
          </table:table-cell>
          <table:table-cell table:style-name="ce5" table:formula="of:=[.BT17]" office:value-type="float" office:value="1380120" calcext:value-type="float">
            <text:p>1380120</text:p>
          </table:table-cell>
          <table:table-cell table:style-name="ce5" table:formula="of:=[.BU17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7];&quot;',&quot;;CHAR(13);&quot;    'SRID=3946;POLYGON((&quot;;[.BT17];&quot; &quot;;[.BU17];&quot;,&quot;;[.BV17];&quot; &quot;;[.BW17];&quot;,&quot;;[.BX17];&quot; &quot;;[.BY17];&quot;,&quot;;[.BZ17];&quot; &quot;;[.CA17];&quot;,&quot;;[.BT17];&quot; &quot;;[.BU17];&quot;))');&quot;;CHAR(13))" office:value-type="string" office:string-value="INSERT INTO &#13;  batiment (&#13;    id,&#13;    geometry_asewkt)&#13;  VALUES (&#13;    'M35_H',&#13;    'SRID=3946;POLYGON((1380120 5226030,1380140 5226030,1380140 5226010,1380120 5226010,1380120 5226030))');&#13;" calcext:value-type="string">
            <text:p>INSERT INTO  <text:s/>batiment ( <text:s text:c="3"/>id, <text:s text:c="3"/>geometry_asewkt) <text:s/>VALUES ( <text:s text:c="3"/>'M35_H', <text:s text:c="3"/>'SRID=3946;POLYGON((1380120 5226030,1380140 5226030,1380140 5226010,1380120 5226010,1380120 5226030))');</text:p>
          </table:table-cell>
          <table:table-cell table:style-name="ce5" table:formula="of:=CONCATENATE([case_00140_00100.$A17];[.CC$2])" office:value-type="string" office:string-value="M35_I" calcext:value-type="string">
            <text:p>M35_I</text:p>
          </table:table-cell>
          <table:table-cell table:style-name="ce5" table:formula="of:=[case_00140_00100.$B17]+[.CD$2]" office:value-type="float" office:value="1380160" calcext:value-type="float">
            <text:p>1380160</text:p>
          </table:table-cell>
          <table:table-cell table:style-name="ce5" table:formula="of:=[case_00140_00100.$C17]+[.CE$2]" office:value-type="float" office:value="5226030" calcext:value-type="float">
            <text:p>5226030</text:p>
          </table:table-cell>
          <table:table-cell table:style-name="ce5" table:formula="of:=[.CD17]+20" office:value-type="float" office:value="1380180" calcext:value-type="float">
            <text:p>1380180</text:p>
          </table:table-cell>
          <table:table-cell table:style-name="ce5" table:formula="of:=[.CE17]" office:value-type="float" office:value="5226030" calcext:value-type="float">
            <text:p>5226030</text:p>
          </table:table-cell>
          <table:table-cell table:style-name="ce5" table:formula="of:=[.CD17]+20" office:value-type="float" office:value="1380180" calcext:value-type="float">
            <text:p>1380180</text:p>
          </table:table-cell>
          <table:table-cell table:style-name="ce5" table:formula="of:=[.CE17]-20" office:value-type="float" office:value="5226010" calcext:value-type="float">
            <text:p>5226010</text:p>
          </table:table-cell>
          <table:table-cell table:style-name="ce5" table:formula="of:=[.CD17]" office:value-type="float" office:value="1380160" calcext:value-type="float">
            <text:p>1380160</text:p>
          </table:table-cell>
          <table:table-cell table:style-name="ce5" table:formula="of:=[.CE17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7];&quot;',&quot;;CHAR(13);&quot;    'SRID=3946;POLYGON((&quot;;[.CD17];&quot; &quot;;[.CE17];&quot;,&quot;;[.CF17];&quot; &quot;;[.CG17];&quot;,&quot;;[.CH17];&quot; &quot;;[.CI17];&quot;,&quot;;[.CJ17];&quot; &quot;;[.CK17];&quot;,&quot;;[.CD17];&quot; &quot;;[.CE17];&quot;))');&quot;;CHAR(13))" office:value-type="string" office:string-value="INSERT INTO &#13;  batiment (&#13;    id,&#13;    geometry_asewkt)&#13;  VALUES (&#13;    'M35_I',&#13;    'SRID=3946;POLYGON((1380160 5226030,1380180 5226030,1380180 5226010,1380160 5226010,1380160 5226030))');&#13;" calcext:value-type="string">
            <text:p>INSERT INTO  <text:s/>batiment ( <text:s text:c="3"/>id, <text:s text:c="3"/>geometry_asewkt) <text:s/>VALUES ( <text:s text:c="3"/>'M35_I', <text:s text:c="3"/>'SRID=3946;POLYGON((1380160 5226030,1380180 5226030,1380180 5226010,1380160 5226010,1380160 5226030))');</text:p>
          </table:table-cell>
          <table:table-cell table:formula="of:=CONCATENATE([.J17];CHAR(13);[.T17];CHAR(13);[.AD17];CHAR(13);[.AN17];CHAR(13);[.AX17];CHAR(13);[.BH17];CHAR(13);[.BR17];CHAR(13);[.CB17];CHAR(13);[.CL17];CHAR(13))" office:value-type="string" office:string-value="INSERT INTO &#13;  batiment (&#13;    id,&#13;    geometry_asewkt)&#13;  VALUES (&#13;    'M35_A',&#13;    'SRID=3946;POLYGON((1380080 5226090,1380100 5226090,1380100 5226070,1380080 5226070,1380080 5226090))');&#13;&#13;INSERT INTO &#13;  batiment (&#13;    id,&#13;    geometry_asewkt)&#13;  VALUES (&#13;    'M35_B',&#13;    'SRID=3946;POLYGON((1380120 5226090,1380140 5226090,1380140 5226070,1380120 5226070,1380120 5226090))');&#13;&#13;INSERT INTO &#13;  batiment (&#13;    id,&#13;    geometry_asewkt)&#13;  VALUES (&#13;    'M35_C',&#13;    'SRID=3946;POLYGON((1380160 5226090,1380180 5226090,1380180 5226070,1380160 5226070,1380160 5226090))');&#13;&#13;INSERT INTO &#13;  batiment (&#13;    id,&#13;    geometry_asewkt)&#13;  VALUES (&#13;    'M35_D',&#13;    'SRID=3946;POLYGON((1380080 5226060,1380100 5226060,1380100 5226040,1380080 5226040,1380080 5226060))');&#13;&#13;INSERT INTO &#13;  batiment (&#13;    id,&#13;    geometry_asewkt)&#13;  VALUES (&#13;    'M35_E',&#13;    'SRID=3946;POLYGON((1380120 5226060,1380140 5226060,1380140 5226040,1380120 5226040,1380120 5226060))');&#13;&#13;INSERT INTO &#13;  batiment (&#13;    id,&#13;    geometry_asewkt)&#13;  VALUES (&#13;    'M35_F',&#13;    'SRID=3946;POLYGON((1380160 5226060,1380180 5226060,1380180 5226040,1380160 5226040,1380160 5226060))');&#13;&#13;INSERT INTO &#13;  batiment (&#13;    id,&#13;    geometry_asewkt)&#13;  VALUES (&#13;    'M35_G',&#13;    'SRID=3946;POLYGON((1380080 5226030,1380100 5226030,1380100 5226010,1380080 5226010,1380080 5226030))');&#13;&#13;INSERT INTO &#13;  batiment (&#13;    id,&#13;    geometry_asewkt)&#13;  VALUES (&#13;    'M35_H',&#13;    'SRID=3946;POLYGON((1380120 5226030,1380140 5226030,1380140 5226010,1380120 5226010,1380120 5226030))');&#13;&#13;INSERT INTO &#13;  batiment (&#13;    id,&#13;    geometry_asewkt)&#13;  VALUES (&#13;    'M35_I',&#13;    'SRID=3946;POLYGON((1380160 5226030,1380180 5226030,1380180 5226010,1380160 5226010,1380160 5226030))');&#13;&#13;" calcext:value-type="string">
            <text:p>INSERT INTO  <text:s/>batiment ( <text:s text:c="3"/>id, <text:s text:c="3"/>geometry_asewkt) <text:s/>VALUES ( <text:s text:c="3"/>'M35_A', <text:s text:c="3"/>'SRID=3946;POLYGON((1380080 5226090,1380100 5226090,1380100 5226070,1380080 5226070,1380080 5226090))');INSERT INTO  <text:s/>batiment ( <text:s text:c="3"/>id, <text:s text:c="3"/>geometry_asewkt) <text:s/>VALUES ( <text:s text:c="3"/>'M35_B', <text:s text:c="3"/>'SRID=3946;POLYGON((1380120 5226090,1380140 5226090,1380140 5226070,1380120 5226070,1380120 5226090))');INSERT INTO  <text:s/>batiment ( <text:s text:c="3"/>id, <text:s text:c="3"/>geometry_asewkt) <text:s/>VALUES ( <text:s text:c="3"/>'M35_C', <text:s text:c="3"/>'SRID=3946;POLYGON((1380160 5226090,1380180 5226090,1380180 5226070,1380160 5226070,1380160 5226090))');INSERT INTO  <text:s/>batiment ( <text:s text:c="3"/>id, <text:s text:c="3"/>geometry_asewkt) <text:s/>VALUES ( <text:s text:c="3"/>'M35_D', <text:s text:c="3"/>'SRID=3946;POLYGON((1380080 5226060,1380100 5226060,1380100 5226040,1380080 5226040,1380080 5226060))');INSERT INTO  <text:s/>batiment ( <text:s text:c="3"/>id, <text:s text:c="3"/>geometry_asewkt) <text:s/>VALUES ( <text:s text:c="3"/>'M35_E', <text:s text:c="3"/>'SRID=3946;POLYGON((1380120 5226060,1380140 5226060,1380140 5226040,1380120 5226040,1380120 5226060))');INSERT INTO  <text:s/>batiment ( <text:s text:c="3"/>id, <text:s text:c="3"/>geometry_asewkt) <text:s/>VALUES ( <text:s text:c="3"/>'M35_F', <text:s text:c="3"/>'SRID=3946;POLYGON((1380160 5226060,1380180 5226060,1380180 5226040,1380160 5226040,1380160 5226060))');INSERT INTO  <text:s/>batiment ( <text:s text:c="3"/>id, <text:s text:c="3"/>geometry_asewkt) <text:s/>VALUES ( <text:s text:c="3"/>'M35_G', <text:s text:c="3"/>'SRID=3946;POLYGON((1380080 5226030,1380100 5226030,1380100 5226010,1380080 5226010,1380080 5226030))');INSERT INTO  <text:s/>batiment ( <text:s text:c="3"/>id, <text:s text:c="3"/>geometry_asewkt) <text:s/>VALUES ( <text:s text:c="3"/>'M35_H', <text:s text:c="3"/>'SRID=3946;POLYGON((1380120 5226030,1380140 5226030,1380140 5226010,1380120 5226010,1380120 5226030))');INSERT INTO  <text:s/>batiment ( <text:s text:c="3"/>id, <text:s text:c="3"/>geometry_asewkt) <text:s/>VALUES ( <text:s text:c="3"/>'M35_I', <text:s text:c="3"/>'SRID=3946;POLYGON((1380160 5226030,1380180 5226030,1380180 5226010,1380160 5226010,138016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8];[.A$2])" office:value-type="string" office:string-value="M41_A" calcext:value-type="string">
            <text:p>M41_A</text:p>
          </table:table-cell>
          <table:table-cell table:style-name="ce5" table:formula="of:=[$case_00140_00100.$B18]+[.B$2]" office:value-type="float" office:value="1379520" calcext:value-type="float">
            <text:p>1379520</text:p>
          </table:table-cell>
          <table:table-cell table:style-name="ce5" table:formula="of:=[$case_00140_00100.$C18]+[.C$2]" office:value-type="float" office:value="5225990" calcext:value-type="float">
            <text:p>5225990</text:p>
          </table:table-cell>
          <table:table-cell table:style-name="ce5" table:formula="of:=[.B18]+20" office:value-type="float" office:value="1379540" calcext:value-type="float">
            <text:p>1379540</text:p>
          </table:table-cell>
          <table:table-cell table:style-name="ce5" table:formula="of:=[.C18]" office:value-type="float" office:value="5225990" calcext:value-type="float">
            <text:p>5225990</text:p>
          </table:table-cell>
          <table:table-cell table:style-name="ce5" table:formula="of:=[.B18]+20" office:value-type="float" office:value="1379540" calcext:value-type="float">
            <text:p>1379540</text:p>
          </table:table-cell>
          <table:table-cell table:style-name="ce5" table:formula="of:=[.C18]-20" office:value-type="float" office:value="5225970" calcext:value-type="float">
            <text:p>5225970</text:p>
          </table:table-cell>
          <table:table-cell table:style-name="ce5" table:formula="of:=[.B18]" office:value-type="float" office:value="1379520" calcext:value-type="float">
            <text:p>1379520</text:p>
          </table:table-cell>
          <table:table-cell table:style-name="ce5" table:formula="of:=[.C18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18];&quot;',&quot;;CHAR(13);&quot;    'SRID=3946;POLYGON((&quot;;[.B18];&quot; &quot;;[.C18];&quot;,&quot;;[.D18];&quot; &quot;;[.E18];&quot;,&quot;;[.F18];&quot; &quot;;[.G18];&quot;,&quot;;[.H18];&quot; &quot;;[.I18];&quot;,&quot;;[.B18];&quot; &quot;;[.C18];&quot;))');&quot;;CHAR(13))" office:value-type="string" office:string-value="INSERT INTO &#13;  batiment (&#13;    id,&#13;    geometry_asewkt)&#13;  VALUES (&#13;    'M41_A',&#13;    'SRID=3946;POLYGON((1379520 5225990,1379540 5225990,1379540 5225970,1379520 5225970,1379520 5225990))');&#13;" calcext:value-type="string">
            <text:p>INSERT INTO  <text:s/>batiment ( <text:s text:c="3"/>id, <text:s text:c="3"/>geometry_asewkt) <text:s/>VALUES ( <text:s text:c="3"/>'M41_A', <text:s text:c="3"/>'SRID=3946;POLYGON((1379520 5225990,1379540 5225990,1379540 5225970,1379520 5225970,1379520 5225990))');</text:p>
          </table:table-cell>
          <table:table-cell table:style-name="ce5" table:formula="of:=CONCATENATE([case_00140_00100.$A18];[.K$2])" office:value-type="string" office:string-value="M41_B" calcext:value-type="string">
            <text:p>M41_B</text:p>
          </table:table-cell>
          <table:table-cell table:style-name="ce5" table:formula="of:=[case_00140_00100.$B18]+[.L$2]" office:value-type="float" office:value="1379560" calcext:value-type="float">
            <text:p>1379560</text:p>
          </table:table-cell>
          <table:table-cell table:style-name="ce5" table:formula="of:=[case_00140_00100.$C18]+[.M$2]" office:value-type="float" office:value="5225990" calcext:value-type="float">
            <text:p>5225990</text:p>
          </table:table-cell>
          <table:table-cell table:style-name="ce5" table:formula="of:=[.L18]+20" office:value-type="float" office:value="1379580" calcext:value-type="float">
            <text:p>1379580</text:p>
          </table:table-cell>
          <table:table-cell table:style-name="ce5" table:formula="of:=[.M18]" office:value-type="float" office:value="5225990" calcext:value-type="float">
            <text:p>5225990</text:p>
          </table:table-cell>
          <table:table-cell table:style-name="ce5" table:formula="of:=[.L18]+20" office:value-type="float" office:value="1379580" calcext:value-type="float">
            <text:p>1379580</text:p>
          </table:table-cell>
          <table:table-cell table:style-name="ce5" table:formula="of:=[.M18]-20" office:value-type="float" office:value="5225970" calcext:value-type="float">
            <text:p>5225970</text:p>
          </table:table-cell>
          <table:table-cell table:style-name="ce5" table:formula="of:=[.L18]" office:value-type="float" office:value="1379560" calcext:value-type="float">
            <text:p>1379560</text:p>
          </table:table-cell>
          <table:table-cell table:style-name="ce5" table:formula="of:=[.M18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18];&quot;',&quot;;CHAR(13);&quot;    'SRID=3946;POLYGON((&quot;;[.L18];&quot; &quot;;[.M18];&quot;,&quot;;[.N18];&quot; &quot;;[.O18];&quot;,&quot;;[.P18];&quot; &quot;;[.Q18];&quot;,&quot;;[.R18];&quot; &quot;;[.S18];&quot;,&quot;;[.L18];&quot; &quot;;[.M18];&quot;))');&quot;;CHAR(13))" office:value-type="string" office:string-value="INSERT INTO &#13;  batiment (&#13;    id,&#13;    geometry_asewkt)&#13;  VALUES (&#13;    'M41_B',&#13;    'SRID=3946;POLYGON((1379560 5225990,1379580 5225990,1379580 5225970,1379560 5225970,1379560 5225990))');&#13;" calcext:value-type="string">
            <text:p>INSERT INTO  <text:s/>batiment ( <text:s text:c="3"/>id, <text:s text:c="3"/>geometry_asewkt) <text:s/>VALUES ( <text:s text:c="3"/>'M41_B', <text:s text:c="3"/>'SRID=3946;POLYGON((1379560 5225990,1379580 5225990,1379580 5225970,1379560 5225970,1379560 5225990))');</text:p>
          </table:table-cell>
          <table:table-cell table:style-name="ce5" table:formula="of:=CONCATENATE([case_00140_00100.$A18];[.U$2])" office:value-type="string" office:string-value="M41_C" calcext:value-type="string">
            <text:p>M41_C</text:p>
          </table:table-cell>
          <table:table-cell table:style-name="ce5" table:formula="of:=[case_00140_00100.$B18]+[.V$2]" office:value-type="float" office:value="1379600" calcext:value-type="float">
            <text:p>1379600</text:p>
          </table:table-cell>
          <table:table-cell table:style-name="ce5" table:formula="of:=[case_00140_00100.$C18]+[.W$2]" office:value-type="float" office:value="5225990" calcext:value-type="float">
            <text:p>5225990</text:p>
          </table:table-cell>
          <table:table-cell table:style-name="ce5" table:formula="of:=[.V18]+20" office:value-type="float" office:value="1379620" calcext:value-type="float">
            <text:p>1379620</text:p>
          </table:table-cell>
          <table:table-cell table:style-name="ce5" table:formula="of:=[.W18]" office:value-type="float" office:value="5225990" calcext:value-type="float">
            <text:p>5225990</text:p>
          </table:table-cell>
          <table:table-cell table:style-name="ce5" table:formula="of:=[.V18]+20" office:value-type="float" office:value="1379620" calcext:value-type="float">
            <text:p>1379620</text:p>
          </table:table-cell>
          <table:table-cell table:style-name="ce5" table:formula="of:=[.W18]-20" office:value-type="float" office:value="5225970" calcext:value-type="float">
            <text:p>5225970</text:p>
          </table:table-cell>
          <table:table-cell table:style-name="ce5" table:formula="of:=[.V18]" office:value-type="float" office:value="1379600" calcext:value-type="float">
            <text:p>1379600</text:p>
          </table:table-cell>
          <table:table-cell table:style-name="ce5" table:formula="of:=[.W18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18];&quot;',&quot;;CHAR(13);&quot;    'SRID=3946;POLYGON((&quot;;[.V18];&quot; &quot;;[.W18];&quot;,&quot;;[.X18];&quot; &quot;;[.Y18];&quot;,&quot;;[.Z18];&quot; &quot;;[.AA18];&quot;,&quot;;[.AB18];&quot; &quot;;[.AC18];&quot;,&quot;;[.V18];&quot; &quot;;[.W18];&quot;))');&quot;;CHAR(13))" office:value-type="string" office:string-value="INSERT INTO &#13;  batiment (&#13;    id,&#13;    geometry_asewkt)&#13;  VALUES (&#13;    'M41_C',&#13;    'SRID=3946;POLYGON((1379600 5225990,1379620 5225990,1379620 5225970,1379600 5225970,1379600 5225990))');&#13;" calcext:value-type="string">
            <text:p>INSERT INTO  <text:s/>batiment ( <text:s text:c="3"/>id, <text:s text:c="3"/>geometry_asewkt) <text:s/>VALUES ( <text:s text:c="3"/>'M41_C', <text:s text:c="3"/>'SRID=3946;POLYGON((1379600 5225990,1379620 5225990,1379620 5225970,1379600 5225970,1379600 5225990))');</text:p>
          </table:table-cell>
          <table:table-cell table:style-name="ce5" table:formula="of:=CONCATENATE([case_00140_00100.$A18];[.AE$2])" office:value-type="string" office:string-value="M41_D" calcext:value-type="string">
            <text:p>M41_D</text:p>
          </table:table-cell>
          <table:table-cell table:style-name="ce5" table:formula="of:=[case_00140_00100.$B18]+[.AF$2]" office:value-type="float" office:value="1379520" calcext:value-type="float">
            <text:p>1379520</text:p>
          </table:table-cell>
          <table:table-cell table:style-name="ce5" table:formula="of:=[case_00140_00100.$C18]+[.AG$2]" office:value-type="float" office:value="5225960" calcext:value-type="float">
            <text:p>5225960</text:p>
          </table:table-cell>
          <table:table-cell table:style-name="ce5" table:formula="of:=[.AF18]+20" office:value-type="float" office:value="1379540" calcext:value-type="float">
            <text:p>1379540</text:p>
          </table:table-cell>
          <table:table-cell table:style-name="ce5" table:formula="of:=[.AG18]" office:value-type="float" office:value="5225960" calcext:value-type="float">
            <text:p>5225960</text:p>
          </table:table-cell>
          <table:table-cell table:style-name="ce5" table:formula="of:=[.AF18]+20" office:value-type="float" office:value="1379540" calcext:value-type="float">
            <text:p>1379540</text:p>
          </table:table-cell>
          <table:table-cell table:style-name="ce5" table:formula="of:=[.AG18]-20" office:value-type="float" office:value="5225940" calcext:value-type="float">
            <text:p>5225940</text:p>
          </table:table-cell>
          <table:table-cell table:style-name="ce5" table:formula="of:=[.AF18]" office:value-type="float" office:value="1379520" calcext:value-type="float">
            <text:p>1379520</text:p>
          </table:table-cell>
          <table:table-cell table:style-name="ce5" table:formula="of:=[.AG18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18];&quot;',&quot;;CHAR(13);&quot;    'SRID=3946;POLYGON((&quot;;[.AF18];&quot; &quot;;[.AG18];&quot;,&quot;;[.AH18];&quot; &quot;;[.AI18];&quot;,&quot;;[.AJ18];&quot; &quot;;[.AK18];&quot;,&quot;;[.AL18];&quot; &quot;;[.AM18];&quot;,&quot;;[.AF18];&quot; &quot;;[.AG18];&quot;))');&quot;;CHAR(13))" office:value-type="string" office:string-value="INSERT INTO &#13;  batiment (&#13;    id,&#13;    geometry_asewkt)&#13;  VALUES (&#13;    'M41_D',&#13;    'SRID=3946;POLYGON((1379520 5225960,1379540 5225960,1379540 5225940,1379520 5225940,1379520 5225960))');&#13;" calcext:value-type="string">
            <text:p>INSERT INTO  <text:s/>batiment ( <text:s text:c="3"/>id, <text:s text:c="3"/>geometry_asewkt) <text:s/>VALUES ( <text:s text:c="3"/>'M41_D', <text:s text:c="3"/>'SRID=3946;POLYGON((1379520 5225960,1379540 5225960,1379540 5225940,1379520 5225940,1379520 5225960))');</text:p>
          </table:table-cell>
          <table:table-cell table:style-name="ce5" table:formula="of:=CONCATENATE([case_00140_00100.$A18];[.AO$2])" office:value-type="string" office:string-value="M41_E" calcext:value-type="string">
            <text:p>M41_E</text:p>
          </table:table-cell>
          <table:table-cell table:style-name="ce5" table:formula="of:=[case_00140_00100.$B18]+[.AP$2]" office:value-type="float" office:value="1379560" calcext:value-type="float">
            <text:p>1379560</text:p>
          </table:table-cell>
          <table:table-cell table:style-name="ce5" table:formula="of:=[case_00140_00100.$C18]+[.AQ$2]" office:value-type="float" office:value="5225960" calcext:value-type="float">
            <text:p>5225960</text:p>
          </table:table-cell>
          <table:table-cell table:style-name="ce5" table:formula="of:=[.AP18]+20" office:value-type="float" office:value="1379580" calcext:value-type="float">
            <text:p>1379580</text:p>
          </table:table-cell>
          <table:table-cell table:style-name="ce5" table:formula="of:=[.AQ18]" office:value-type="float" office:value="5225960" calcext:value-type="float">
            <text:p>5225960</text:p>
          </table:table-cell>
          <table:table-cell table:style-name="ce5" table:formula="of:=[.AP18]+20" office:value-type="float" office:value="1379580" calcext:value-type="float">
            <text:p>1379580</text:p>
          </table:table-cell>
          <table:table-cell table:style-name="ce5" table:formula="of:=[.AQ18]-20" office:value-type="float" office:value="5225940" calcext:value-type="float">
            <text:p>5225940</text:p>
          </table:table-cell>
          <table:table-cell table:style-name="ce5" table:formula="of:=[.AP18]" office:value-type="float" office:value="1379560" calcext:value-type="float">
            <text:p>1379560</text:p>
          </table:table-cell>
          <table:table-cell table:style-name="ce5" table:formula="of:=[.AQ18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18];&quot;',&quot;;CHAR(13);&quot;    'SRID=3946;POLYGON((&quot;;[.AP18];&quot; &quot;;[.AQ18];&quot;,&quot;;[.AR18];&quot; &quot;;[.AS18];&quot;,&quot;;[.AT18];&quot; &quot;;[.AU18];&quot;,&quot;;[.AV18];&quot; &quot;;[.AW18];&quot;,&quot;;[.AP18];&quot; &quot;;[.AQ18];&quot;))');&quot;;CHAR(13))" office:value-type="string" office:string-value="INSERT INTO &#13;  batiment (&#13;    id,&#13;    geometry_asewkt)&#13;  VALUES (&#13;    'M41_E',&#13;    'SRID=3946;POLYGON((1379560 5225960,1379580 5225960,1379580 5225940,1379560 5225940,1379560 5225960))');&#13;" calcext:value-type="string">
            <text:p>INSERT INTO  <text:s/>batiment ( <text:s text:c="3"/>id, <text:s text:c="3"/>geometry_asewkt) <text:s/>VALUES ( <text:s text:c="3"/>'M41_E', <text:s text:c="3"/>'SRID=3946;POLYGON((1379560 5225960,1379580 5225960,1379580 5225940,1379560 5225940,1379560 5225960))');</text:p>
          </table:table-cell>
          <table:table-cell table:style-name="ce5" table:formula="of:=CONCATENATE([case_00140_00100.$A18];[.AY$2])" office:value-type="string" office:string-value="M41_F" calcext:value-type="string">
            <text:p>M41_F</text:p>
          </table:table-cell>
          <table:table-cell table:style-name="ce5" table:formula="of:=[case_00140_00100.$B18]+[.AZ$2]" office:value-type="float" office:value="1379600" calcext:value-type="float">
            <text:p>1379600</text:p>
          </table:table-cell>
          <table:table-cell table:style-name="ce5" table:formula="of:=[case_00140_00100.$C18]+[.BA$2]" office:value-type="float" office:value="5225960" calcext:value-type="float">
            <text:p>5225960</text:p>
          </table:table-cell>
          <table:table-cell table:style-name="ce5" table:formula="of:=[.AZ18]+20" office:value-type="float" office:value="1379620" calcext:value-type="float">
            <text:p>1379620</text:p>
          </table:table-cell>
          <table:table-cell table:style-name="ce5" table:formula="of:=[.BA18]" office:value-type="float" office:value="5225960" calcext:value-type="float">
            <text:p>5225960</text:p>
          </table:table-cell>
          <table:table-cell table:style-name="ce5" table:formula="of:=[.AZ18]+20" office:value-type="float" office:value="1379620" calcext:value-type="float">
            <text:p>1379620</text:p>
          </table:table-cell>
          <table:table-cell table:style-name="ce5" table:formula="of:=[.BA18]-20" office:value-type="float" office:value="5225940" calcext:value-type="float">
            <text:p>5225940</text:p>
          </table:table-cell>
          <table:table-cell table:style-name="ce5" table:formula="of:=[.AZ18]" office:value-type="float" office:value="1379600" calcext:value-type="float">
            <text:p>1379600</text:p>
          </table:table-cell>
          <table:table-cell table:style-name="ce5" table:formula="of:=[.BA18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18];&quot;',&quot;;CHAR(13);&quot;    'SRID=3946;POLYGON((&quot;;[.AZ18];&quot; &quot;;[.BA18];&quot;,&quot;;[.BB18];&quot; &quot;;[.BC18];&quot;,&quot;;[.BD18];&quot; &quot;;[.BE18];&quot;,&quot;;[.BF18];&quot; &quot;;[.BG18];&quot;,&quot;;[.AZ18];&quot; &quot;;[.BA18];&quot;))');&quot;;CHAR(13))" office:value-type="string" office:string-value="INSERT INTO &#13;  batiment (&#13;    id,&#13;    geometry_asewkt)&#13;  VALUES (&#13;    'M41_F',&#13;    'SRID=3946;POLYGON((1379600 5225960,1379620 5225960,1379620 5225940,1379600 5225940,1379600 5225960))');&#13;" calcext:value-type="string">
            <text:p>INSERT INTO  <text:s/>batiment ( <text:s text:c="3"/>id, <text:s text:c="3"/>geometry_asewkt) <text:s/>VALUES ( <text:s text:c="3"/>'M41_F', <text:s text:c="3"/>'SRID=3946;POLYGON((1379600 5225960,1379620 5225960,1379620 5225940,1379600 5225940,1379600 5225960))');</text:p>
          </table:table-cell>
          <table:table-cell table:style-name="ce5" table:formula="of:=CONCATENATE([case_00140_00100.$A18];[.BI$2])" office:value-type="string" office:string-value="M41_G" calcext:value-type="string">
            <text:p>M41_G</text:p>
          </table:table-cell>
          <table:table-cell table:style-name="ce5" table:formula="of:=[case_00140_00100.$B18]+[.BJ$2]" office:value-type="float" office:value="1379520" calcext:value-type="float">
            <text:p>1379520</text:p>
          </table:table-cell>
          <table:table-cell table:style-name="ce5" table:formula="of:=[case_00140_00100.$C18]+[.BK$2]" office:value-type="float" office:value="5225930" calcext:value-type="float">
            <text:p>5225930</text:p>
          </table:table-cell>
          <table:table-cell table:style-name="ce5" table:formula="of:=[.BJ18]+20" office:value-type="float" office:value="1379540" calcext:value-type="float">
            <text:p>1379540</text:p>
          </table:table-cell>
          <table:table-cell table:style-name="ce5" table:formula="of:=[.BK18]" office:value-type="float" office:value="5225930" calcext:value-type="float">
            <text:p>5225930</text:p>
          </table:table-cell>
          <table:table-cell table:style-name="ce5" table:formula="of:=[.BJ18]+20" office:value-type="float" office:value="1379540" calcext:value-type="float">
            <text:p>1379540</text:p>
          </table:table-cell>
          <table:table-cell table:style-name="ce5" table:formula="of:=[.BK18]-20" office:value-type="float" office:value="5225910" calcext:value-type="float">
            <text:p>5225910</text:p>
          </table:table-cell>
          <table:table-cell table:style-name="ce5" table:formula="of:=[.BJ18]" office:value-type="float" office:value="1379520" calcext:value-type="float">
            <text:p>1379520</text:p>
          </table:table-cell>
          <table:table-cell table:style-name="ce5" table:formula="of:=[.BK18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18];&quot;',&quot;;CHAR(13);&quot;    'SRID=3946;POLYGON((&quot;;[.BJ18];&quot; &quot;;[.BK18];&quot;,&quot;;[.BL18];&quot; &quot;;[.BM18];&quot;,&quot;;[.BN18];&quot; &quot;;[.BO18];&quot;,&quot;;[.BP18];&quot; &quot;;[.BQ18];&quot;,&quot;;[.BJ18];&quot; &quot;;[.BK18];&quot;))');&quot;;CHAR(13))" office:value-type="string" office:string-value="INSERT INTO &#13;  batiment (&#13;    id,&#13;    geometry_asewkt)&#13;  VALUES (&#13;    'M41_G',&#13;    'SRID=3946;POLYGON((1379520 5225930,1379540 5225930,1379540 5225910,1379520 5225910,1379520 5225930))');&#13;" calcext:value-type="string">
            <text:p>INSERT INTO  <text:s/>batiment ( <text:s text:c="3"/>id, <text:s text:c="3"/>geometry_asewkt) <text:s/>VALUES ( <text:s text:c="3"/>'M41_G', <text:s text:c="3"/>'SRID=3946;POLYGON((1379520 5225930,1379540 5225930,1379540 5225910,1379520 5225910,1379520 5225930))');</text:p>
          </table:table-cell>
          <table:table-cell table:style-name="ce5" table:formula="of:=CONCATENATE([case_00140_00100.$A18];[.BS$2])" office:value-type="string" office:string-value="M41_H" calcext:value-type="string">
            <text:p>M41_H</text:p>
          </table:table-cell>
          <table:table-cell table:style-name="ce5" table:formula="of:=[case_00140_00100.$B18]+[.BT$2]" office:value-type="float" office:value="1379560" calcext:value-type="float">
            <text:p>1379560</text:p>
          </table:table-cell>
          <table:table-cell table:style-name="ce5" table:formula="of:=[case_00140_00100.$C18]+[.BU$2]" office:value-type="float" office:value="5225930" calcext:value-type="float">
            <text:p>5225930</text:p>
          </table:table-cell>
          <table:table-cell table:style-name="ce5" table:formula="of:=[.BT18]+20" office:value-type="float" office:value="1379580" calcext:value-type="float">
            <text:p>1379580</text:p>
          </table:table-cell>
          <table:table-cell table:style-name="ce5" table:formula="of:=[.BU18]" office:value-type="float" office:value="5225930" calcext:value-type="float">
            <text:p>5225930</text:p>
          </table:table-cell>
          <table:table-cell table:style-name="ce5" table:formula="of:=[.BT18]+20" office:value-type="float" office:value="1379580" calcext:value-type="float">
            <text:p>1379580</text:p>
          </table:table-cell>
          <table:table-cell table:style-name="ce5" table:formula="of:=[.BU18]-20" office:value-type="float" office:value="5225910" calcext:value-type="float">
            <text:p>5225910</text:p>
          </table:table-cell>
          <table:table-cell table:style-name="ce5" table:formula="of:=[.BT18]" office:value-type="float" office:value="1379560" calcext:value-type="float">
            <text:p>1379560</text:p>
          </table:table-cell>
          <table:table-cell table:style-name="ce5" table:formula="of:=[.BU18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18];&quot;',&quot;;CHAR(13);&quot;    'SRID=3946;POLYGON((&quot;;[.BT18];&quot; &quot;;[.BU18];&quot;,&quot;;[.BV18];&quot; &quot;;[.BW18];&quot;,&quot;;[.BX18];&quot; &quot;;[.BY18];&quot;,&quot;;[.BZ18];&quot; &quot;;[.CA18];&quot;,&quot;;[.BT18];&quot; &quot;;[.BU18];&quot;))');&quot;;CHAR(13))" office:value-type="string" office:string-value="INSERT INTO &#13;  batiment (&#13;    id,&#13;    geometry_asewkt)&#13;  VALUES (&#13;    'M41_H',&#13;    'SRID=3946;POLYGON((1379560 5225930,1379580 5225930,1379580 5225910,1379560 5225910,1379560 5225930))');&#13;" calcext:value-type="string">
            <text:p>INSERT INTO  <text:s/>batiment ( <text:s text:c="3"/>id, <text:s text:c="3"/>geometry_asewkt) <text:s/>VALUES ( <text:s text:c="3"/>'M41_H', <text:s text:c="3"/>'SRID=3946;POLYGON((1379560 5225930,1379580 5225930,1379580 5225910,1379560 5225910,1379560 5225930))');</text:p>
          </table:table-cell>
          <table:table-cell table:style-name="ce5" table:formula="of:=CONCATENATE([case_00140_00100.$A18];[.CC$2])" office:value-type="string" office:string-value="M41_I" calcext:value-type="string">
            <text:p>M41_I</text:p>
          </table:table-cell>
          <table:table-cell table:style-name="ce5" table:formula="of:=[case_00140_00100.$B18]+[.CD$2]" office:value-type="float" office:value="1379600" calcext:value-type="float">
            <text:p>1379600</text:p>
          </table:table-cell>
          <table:table-cell table:style-name="ce5" table:formula="of:=[case_00140_00100.$C18]+[.CE$2]" office:value-type="float" office:value="5225930" calcext:value-type="float">
            <text:p>5225930</text:p>
          </table:table-cell>
          <table:table-cell table:style-name="ce5" table:formula="of:=[.CD18]+20" office:value-type="float" office:value="1379620" calcext:value-type="float">
            <text:p>1379620</text:p>
          </table:table-cell>
          <table:table-cell table:style-name="ce5" table:formula="of:=[.CE18]" office:value-type="float" office:value="5225930" calcext:value-type="float">
            <text:p>5225930</text:p>
          </table:table-cell>
          <table:table-cell table:style-name="ce5" table:formula="of:=[.CD18]+20" office:value-type="float" office:value="1379620" calcext:value-type="float">
            <text:p>1379620</text:p>
          </table:table-cell>
          <table:table-cell table:style-name="ce5" table:formula="of:=[.CE18]-20" office:value-type="float" office:value="5225910" calcext:value-type="float">
            <text:p>5225910</text:p>
          </table:table-cell>
          <table:table-cell table:style-name="ce5" table:formula="of:=[.CD18]" office:value-type="float" office:value="1379600" calcext:value-type="float">
            <text:p>1379600</text:p>
          </table:table-cell>
          <table:table-cell table:style-name="ce5" table:formula="of:=[.CE18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18];&quot;',&quot;;CHAR(13);&quot;    'SRID=3946;POLYGON((&quot;;[.CD18];&quot; &quot;;[.CE18];&quot;,&quot;;[.CF18];&quot; &quot;;[.CG18];&quot;,&quot;;[.CH18];&quot; &quot;;[.CI18];&quot;,&quot;;[.CJ18];&quot; &quot;;[.CK18];&quot;,&quot;;[.CD18];&quot; &quot;;[.CE18];&quot;))');&quot;;CHAR(13))" office:value-type="string" office:string-value="INSERT INTO &#13;  batiment (&#13;    id,&#13;    geometry_asewkt)&#13;  VALUES (&#13;    'M41_I',&#13;    'SRID=3946;POLYGON((1379600 5225930,1379620 5225930,1379620 5225910,1379600 5225910,1379600 5225930))');&#13;" calcext:value-type="string">
            <text:p>INSERT INTO  <text:s/>batiment ( <text:s text:c="3"/>id, <text:s text:c="3"/>geometry_asewkt) <text:s/>VALUES ( <text:s text:c="3"/>'M41_I', <text:s text:c="3"/>'SRID=3946;POLYGON((1379600 5225930,1379620 5225930,1379620 5225910,1379600 5225910,1379600 5225930))');</text:p>
          </table:table-cell>
          <table:table-cell table:formula="of:=CONCATENATE([.J18];CHAR(13);[.T18];CHAR(13);[.AD18];CHAR(13);[.AN18];CHAR(13);[.AX18];CHAR(13);[.BH18];CHAR(13);[.BR18];CHAR(13);[.CB18];CHAR(13);[.CL18];CHAR(13))" office:value-type="string" office:string-value="INSERT INTO &#13;  batiment (&#13;    id,&#13;    geometry_asewkt)&#13;  VALUES (&#13;    'M41_A',&#13;    'SRID=3946;POLYGON((1379520 5225990,1379540 5225990,1379540 5225970,1379520 5225970,1379520 5225990))');&#13;&#13;INSERT INTO &#13;  batiment (&#13;    id,&#13;    geometry_asewkt)&#13;  VALUES (&#13;    'M41_B',&#13;    'SRID=3946;POLYGON((1379560 5225990,1379580 5225990,1379580 5225970,1379560 5225970,1379560 5225990))');&#13;&#13;INSERT INTO &#13;  batiment (&#13;    id,&#13;    geometry_asewkt)&#13;  VALUES (&#13;    'M41_C',&#13;    'SRID=3946;POLYGON((1379600 5225990,1379620 5225990,1379620 5225970,1379600 5225970,1379600 5225990))');&#13;&#13;INSERT INTO &#13;  batiment (&#13;    id,&#13;    geometry_asewkt)&#13;  VALUES (&#13;    'M41_D',&#13;    'SRID=3946;POLYGON((1379520 5225960,1379540 5225960,1379540 5225940,1379520 5225940,1379520 5225960))');&#13;&#13;INSERT INTO &#13;  batiment (&#13;    id,&#13;    geometry_asewkt)&#13;  VALUES (&#13;    'M41_E',&#13;    'SRID=3946;POLYGON((1379560 5225960,1379580 5225960,1379580 5225940,1379560 5225940,1379560 5225960))');&#13;&#13;INSERT INTO &#13;  batiment (&#13;    id,&#13;    geometry_asewkt)&#13;  VALUES (&#13;    'M41_F',&#13;    'SRID=3946;POLYGON((1379600 5225960,1379620 5225960,1379620 5225940,1379600 5225940,1379600 5225960))');&#13;&#13;INSERT INTO &#13;  batiment (&#13;    id,&#13;    geometry_asewkt)&#13;  VALUES (&#13;    'M41_G',&#13;    'SRID=3946;POLYGON((1379520 5225930,1379540 5225930,1379540 5225910,1379520 5225910,1379520 5225930))');&#13;&#13;INSERT INTO &#13;  batiment (&#13;    id,&#13;    geometry_asewkt)&#13;  VALUES (&#13;    'M41_H',&#13;    'SRID=3946;POLYGON((1379560 5225930,1379580 5225930,1379580 5225910,1379560 5225910,1379560 5225930))');&#13;&#13;INSERT INTO &#13;  batiment (&#13;    id,&#13;    geometry_asewkt)&#13;  VALUES (&#13;    'M41_I',&#13;    'SRID=3946;POLYGON((1379600 5225930,1379620 5225930,1379620 5225910,1379600 5225910,1379600 5225930))');&#13;&#13;" calcext:value-type="string">
            <text:p>INSERT INTO  <text:s/>batiment ( <text:s text:c="3"/>id, <text:s text:c="3"/>geometry_asewkt) <text:s/>VALUES ( <text:s text:c="3"/>'M41_A', <text:s text:c="3"/>'SRID=3946;POLYGON((1379520 5225990,1379540 5225990,1379540 5225970,1379520 5225970,1379520 5225990))');INSERT INTO  <text:s/>batiment ( <text:s text:c="3"/>id, <text:s text:c="3"/>geometry_asewkt) <text:s/>VALUES ( <text:s text:c="3"/>'M41_B', <text:s text:c="3"/>'SRID=3946;POLYGON((1379560 5225990,1379580 5225990,1379580 5225970,1379560 5225970,1379560 5225990))');INSERT INTO  <text:s/>batiment ( <text:s text:c="3"/>id, <text:s text:c="3"/>geometry_asewkt) <text:s/>VALUES ( <text:s text:c="3"/>'M41_C', <text:s text:c="3"/>'SRID=3946;POLYGON((1379600 5225990,1379620 5225990,1379620 5225970,1379600 5225970,1379600 5225990))');INSERT INTO  <text:s/>batiment ( <text:s text:c="3"/>id, <text:s text:c="3"/>geometry_asewkt) <text:s/>VALUES ( <text:s text:c="3"/>'M41_D', <text:s text:c="3"/>'SRID=3946;POLYGON((1379520 5225960,1379540 5225960,1379540 5225940,1379520 5225940,1379520 5225960))');INSERT INTO  <text:s/>batiment ( <text:s text:c="3"/>id, <text:s text:c="3"/>geometry_asewkt) <text:s/>VALUES ( <text:s text:c="3"/>'M41_E', <text:s text:c="3"/>'SRID=3946;POLYGON((1379560 5225960,1379580 5225960,1379580 5225940,1379560 5225940,1379560 5225960))');INSERT INTO  <text:s/>batiment ( <text:s text:c="3"/>id, <text:s text:c="3"/>geometry_asewkt) <text:s/>VALUES ( <text:s text:c="3"/>'M41_F', <text:s text:c="3"/>'SRID=3946;POLYGON((1379600 5225960,1379620 5225960,1379620 5225940,1379600 5225940,1379600 5225960))');INSERT INTO  <text:s/>batiment ( <text:s text:c="3"/>id, <text:s text:c="3"/>geometry_asewkt) <text:s/>VALUES ( <text:s text:c="3"/>'M41_G', <text:s text:c="3"/>'SRID=3946;POLYGON((1379520 5225930,1379540 5225930,1379540 5225910,1379520 5225910,1379520 5225930))');INSERT INTO  <text:s/>batiment ( <text:s text:c="3"/>id, <text:s text:c="3"/>geometry_asewkt) <text:s/>VALUES ( <text:s text:c="3"/>'M41_H', <text:s text:c="3"/>'SRID=3946;POLYGON((1379560 5225930,1379580 5225930,1379580 5225910,1379560 5225910,1379560 5225930))');INSERT INTO  <text:s/>batiment ( <text:s text:c="3"/>id, <text:s text:c="3"/>geometry_asewkt) <text:s/>VALUES ( <text:s text:c="3"/>'M41_I', <text:s text:c="3"/>'SRID=3946;POLYGON((1379600 5225930,1379620 5225930,1379620 5225910,1379600 5225910,137960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9];[.A$2])" office:value-type="string" office:string-value="M42_A" calcext:value-type="string">
            <text:p>M42_A</text:p>
          </table:table-cell>
          <table:table-cell table:style-name="ce5" table:formula="of:=[$case_00140_00100.$B19]+[.B$2]" office:value-type="float" office:value="1379660" calcext:value-type="float">
            <text:p>1379660</text:p>
          </table:table-cell>
          <table:table-cell table:style-name="ce5" table:formula="of:=[$case_00140_00100.$C19]+[.C$2]" office:value-type="float" office:value="5225990" calcext:value-type="float">
            <text:p>5225990</text:p>
          </table:table-cell>
          <table:table-cell table:style-name="ce5" table:formula="of:=[.B19]+20" office:value-type="float" office:value="1379680" calcext:value-type="float">
            <text:p>1379680</text:p>
          </table:table-cell>
          <table:table-cell table:style-name="ce5" table:formula="of:=[.C19]" office:value-type="float" office:value="5225990" calcext:value-type="float">
            <text:p>5225990</text:p>
          </table:table-cell>
          <table:table-cell table:style-name="ce5" table:formula="of:=[.B19]+20" office:value-type="float" office:value="1379680" calcext:value-type="float">
            <text:p>1379680</text:p>
          </table:table-cell>
          <table:table-cell table:style-name="ce5" table:formula="of:=[.C19]-20" office:value-type="float" office:value="5225970" calcext:value-type="float">
            <text:p>5225970</text:p>
          </table:table-cell>
          <table:table-cell table:style-name="ce5" table:formula="of:=[.B19]" office:value-type="float" office:value="1379660" calcext:value-type="float">
            <text:p>1379660</text:p>
          </table:table-cell>
          <table:table-cell table:style-name="ce5" table:formula="of:=[.C19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19];&quot;',&quot;;CHAR(13);&quot;    'SRID=3946;POLYGON((&quot;;[.B19];&quot; &quot;;[.C19];&quot;,&quot;;[.D19];&quot; &quot;;[.E19];&quot;,&quot;;[.F19];&quot; &quot;;[.G19];&quot;,&quot;;[.H19];&quot; &quot;;[.I19];&quot;,&quot;;[.B19];&quot; &quot;;[.C19];&quot;))');&quot;;CHAR(13))" office:value-type="string" office:string-value="INSERT INTO &#13;  batiment (&#13;    id,&#13;    geometry_asewkt)&#13;  VALUES (&#13;    'M42_A',&#13;    'SRID=3946;POLYGON((1379660 5225990,1379680 5225990,1379680 5225970,1379660 5225970,1379660 5225990))');&#13;" calcext:value-type="string">
            <text:p>INSERT INTO  <text:s/>batiment ( <text:s text:c="3"/>id, <text:s text:c="3"/>geometry_asewkt) <text:s/>VALUES ( <text:s text:c="3"/>'M42_A', <text:s text:c="3"/>'SRID=3946;POLYGON((1379660 5225990,1379680 5225990,1379680 5225970,1379660 5225970,1379660 5225990))');</text:p>
          </table:table-cell>
          <table:table-cell table:style-name="ce5" table:formula="of:=CONCATENATE([case_00140_00100.$A19];[.K$2])" office:value-type="string" office:string-value="M42_B" calcext:value-type="string">
            <text:p>M42_B</text:p>
          </table:table-cell>
          <table:table-cell table:style-name="ce5" table:formula="of:=[case_00140_00100.$B19]+[.L$2]" office:value-type="float" office:value="1379700" calcext:value-type="float">
            <text:p>1379700</text:p>
          </table:table-cell>
          <table:table-cell table:style-name="ce5" table:formula="of:=[case_00140_00100.$C19]+[.M$2]" office:value-type="float" office:value="5225990" calcext:value-type="float">
            <text:p>5225990</text:p>
          </table:table-cell>
          <table:table-cell table:style-name="ce5" table:formula="of:=[.L19]+20" office:value-type="float" office:value="1379720" calcext:value-type="float">
            <text:p>1379720</text:p>
          </table:table-cell>
          <table:table-cell table:style-name="ce5" table:formula="of:=[.M19]" office:value-type="float" office:value="5225990" calcext:value-type="float">
            <text:p>5225990</text:p>
          </table:table-cell>
          <table:table-cell table:style-name="ce5" table:formula="of:=[.L19]+20" office:value-type="float" office:value="1379720" calcext:value-type="float">
            <text:p>1379720</text:p>
          </table:table-cell>
          <table:table-cell table:style-name="ce5" table:formula="of:=[.M19]-20" office:value-type="float" office:value="5225970" calcext:value-type="float">
            <text:p>5225970</text:p>
          </table:table-cell>
          <table:table-cell table:style-name="ce5" table:formula="of:=[.L19]" office:value-type="float" office:value="1379700" calcext:value-type="float">
            <text:p>1379700</text:p>
          </table:table-cell>
          <table:table-cell table:style-name="ce5" table:formula="of:=[.M19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19];&quot;',&quot;;CHAR(13);&quot;    'SRID=3946;POLYGON((&quot;;[.L19];&quot; &quot;;[.M19];&quot;,&quot;;[.N19];&quot; &quot;;[.O19];&quot;,&quot;;[.P19];&quot; &quot;;[.Q19];&quot;,&quot;;[.R19];&quot; &quot;;[.S19];&quot;,&quot;;[.L19];&quot; &quot;;[.M19];&quot;))');&quot;;CHAR(13))" office:value-type="string" office:string-value="INSERT INTO &#13;  batiment (&#13;    id,&#13;    geometry_asewkt)&#13;  VALUES (&#13;    'M42_B',&#13;    'SRID=3946;POLYGON((1379700 5225990,1379720 5225990,1379720 5225970,1379700 5225970,1379700 5225990))');&#13;" calcext:value-type="string">
            <text:p>INSERT INTO  <text:s/>batiment ( <text:s text:c="3"/>id, <text:s text:c="3"/>geometry_asewkt) <text:s/>VALUES ( <text:s text:c="3"/>'M42_B', <text:s text:c="3"/>'SRID=3946;POLYGON((1379700 5225990,1379720 5225990,1379720 5225970,1379700 5225970,1379700 5225990))');</text:p>
          </table:table-cell>
          <table:table-cell table:style-name="ce5" table:formula="of:=CONCATENATE([case_00140_00100.$A19];[.U$2])" office:value-type="string" office:string-value="M42_C" calcext:value-type="string">
            <text:p>M42_C</text:p>
          </table:table-cell>
          <table:table-cell table:style-name="ce5" table:formula="of:=[case_00140_00100.$B19]+[.V$2]" office:value-type="float" office:value="1379740" calcext:value-type="float">
            <text:p>1379740</text:p>
          </table:table-cell>
          <table:table-cell table:style-name="ce5" table:formula="of:=[case_00140_00100.$C19]+[.W$2]" office:value-type="float" office:value="5225990" calcext:value-type="float">
            <text:p>5225990</text:p>
          </table:table-cell>
          <table:table-cell table:style-name="ce5" table:formula="of:=[.V19]+20" office:value-type="float" office:value="1379760" calcext:value-type="float">
            <text:p>1379760</text:p>
          </table:table-cell>
          <table:table-cell table:style-name="ce5" table:formula="of:=[.W19]" office:value-type="float" office:value="5225990" calcext:value-type="float">
            <text:p>5225990</text:p>
          </table:table-cell>
          <table:table-cell table:style-name="ce5" table:formula="of:=[.V19]+20" office:value-type="float" office:value="1379760" calcext:value-type="float">
            <text:p>1379760</text:p>
          </table:table-cell>
          <table:table-cell table:style-name="ce5" table:formula="of:=[.W19]-20" office:value-type="float" office:value="5225970" calcext:value-type="float">
            <text:p>5225970</text:p>
          </table:table-cell>
          <table:table-cell table:style-name="ce5" table:formula="of:=[.V19]" office:value-type="float" office:value="1379740" calcext:value-type="float">
            <text:p>1379740</text:p>
          </table:table-cell>
          <table:table-cell table:style-name="ce5" table:formula="of:=[.W19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19];&quot;',&quot;;CHAR(13);&quot;    'SRID=3946;POLYGON((&quot;;[.V19];&quot; &quot;;[.W19];&quot;,&quot;;[.X19];&quot; &quot;;[.Y19];&quot;,&quot;;[.Z19];&quot; &quot;;[.AA19];&quot;,&quot;;[.AB19];&quot; &quot;;[.AC19];&quot;,&quot;;[.V19];&quot; &quot;;[.W19];&quot;))');&quot;;CHAR(13))" office:value-type="string" office:string-value="INSERT INTO &#13;  batiment (&#13;    id,&#13;    geometry_asewkt)&#13;  VALUES (&#13;    'M42_C',&#13;    'SRID=3946;POLYGON((1379740 5225990,1379760 5225990,1379760 5225970,1379740 5225970,1379740 5225990))');&#13;" calcext:value-type="string">
            <text:p>INSERT INTO  <text:s/>batiment ( <text:s text:c="3"/>id, <text:s text:c="3"/>geometry_asewkt) <text:s/>VALUES ( <text:s text:c="3"/>'M42_C', <text:s text:c="3"/>'SRID=3946;POLYGON((1379740 5225990,1379760 5225990,1379760 5225970,1379740 5225970,1379740 5225990))');</text:p>
          </table:table-cell>
          <table:table-cell table:style-name="ce5" table:formula="of:=CONCATENATE([case_00140_00100.$A19];[.AE$2])" office:value-type="string" office:string-value="M42_D" calcext:value-type="string">
            <text:p>M42_D</text:p>
          </table:table-cell>
          <table:table-cell table:style-name="ce5" table:formula="of:=[case_00140_00100.$B19]+[.AF$2]" office:value-type="float" office:value="1379660" calcext:value-type="float">
            <text:p>1379660</text:p>
          </table:table-cell>
          <table:table-cell table:style-name="ce5" table:formula="of:=[case_00140_00100.$C19]+[.AG$2]" office:value-type="float" office:value="5225960" calcext:value-type="float">
            <text:p>5225960</text:p>
          </table:table-cell>
          <table:table-cell table:style-name="ce5" table:formula="of:=[.AF19]+20" office:value-type="float" office:value="1379680" calcext:value-type="float">
            <text:p>1379680</text:p>
          </table:table-cell>
          <table:table-cell table:style-name="ce5" table:formula="of:=[.AG19]" office:value-type="float" office:value="5225960" calcext:value-type="float">
            <text:p>5225960</text:p>
          </table:table-cell>
          <table:table-cell table:style-name="ce5" table:formula="of:=[.AF19]+20" office:value-type="float" office:value="1379680" calcext:value-type="float">
            <text:p>1379680</text:p>
          </table:table-cell>
          <table:table-cell table:style-name="ce5" table:formula="of:=[.AG19]-20" office:value-type="float" office:value="5225940" calcext:value-type="float">
            <text:p>5225940</text:p>
          </table:table-cell>
          <table:table-cell table:style-name="ce5" table:formula="of:=[.AF19]" office:value-type="float" office:value="1379660" calcext:value-type="float">
            <text:p>1379660</text:p>
          </table:table-cell>
          <table:table-cell table:style-name="ce5" table:formula="of:=[.AG19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19];&quot;',&quot;;CHAR(13);&quot;    'SRID=3946;POLYGON((&quot;;[.AF19];&quot; &quot;;[.AG19];&quot;,&quot;;[.AH19];&quot; &quot;;[.AI19];&quot;,&quot;;[.AJ19];&quot; &quot;;[.AK19];&quot;,&quot;;[.AL19];&quot; &quot;;[.AM19];&quot;,&quot;;[.AF19];&quot; &quot;;[.AG19];&quot;))');&quot;;CHAR(13))" office:value-type="string" office:string-value="INSERT INTO &#13;  batiment (&#13;    id,&#13;    geometry_asewkt)&#13;  VALUES (&#13;    'M42_D',&#13;    'SRID=3946;POLYGON((1379660 5225960,1379680 5225960,1379680 5225940,1379660 5225940,1379660 5225960))');&#13;" calcext:value-type="string">
            <text:p>INSERT INTO  <text:s/>batiment ( <text:s text:c="3"/>id, <text:s text:c="3"/>geometry_asewkt) <text:s/>VALUES ( <text:s text:c="3"/>'M42_D', <text:s text:c="3"/>'SRID=3946;POLYGON((1379660 5225960,1379680 5225960,1379680 5225940,1379660 5225940,1379660 5225960))');</text:p>
          </table:table-cell>
          <table:table-cell table:style-name="ce5" table:formula="of:=CONCATENATE([case_00140_00100.$A19];[.AO$2])" office:value-type="string" office:string-value="M42_E" calcext:value-type="string">
            <text:p>M42_E</text:p>
          </table:table-cell>
          <table:table-cell table:style-name="ce5" table:formula="of:=[case_00140_00100.$B19]+[.AP$2]" office:value-type="float" office:value="1379700" calcext:value-type="float">
            <text:p>1379700</text:p>
          </table:table-cell>
          <table:table-cell table:style-name="ce5" table:formula="of:=[case_00140_00100.$C19]+[.AQ$2]" office:value-type="float" office:value="5225960" calcext:value-type="float">
            <text:p>5225960</text:p>
          </table:table-cell>
          <table:table-cell table:style-name="ce5" table:formula="of:=[.AP19]+20" office:value-type="float" office:value="1379720" calcext:value-type="float">
            <text:p>1379720</text:p>
          </table:table-cell>
          <table:table-cell table:style-name="ce5" table:formula="of:=[.AQ19]" office:value-type="float" office:value="5225960" calcext:value-type="float">
            <text:p>5225960</text:p>
          </table:table-cell>
          <table:table-cell table:style-name="ce5" table:formula="of:=[.AP19]+20" office:value-type="float" office:value="1379720" calcext:value-type="float">
            <text:p>1379720</text:p>
          </table:table-cell>
          <table:table-cell table:style-name="ce5" table:formula="of:=[.AQ19]-20" office:value-type="float" office:value="5225940" calcext:value-type="float">
            <text:p>5225940</text:p>
          </table:table-cell>
          <table:table-cell table:style-name="ce5" table:formula="of:=[.AP19]" office:value-type="float" office:value="1379700" calcext:value-type="float">
            <text:p>1379700</text:p>
          </table:table-cell>
          <table:table-cell table:style-name="ce5" table:formula="of:=[.AQ19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19];&quot;',&quot;;CHAR(13);&quot;    'SRID=3946;POLYGON((&quot;;[.AP19];&quot; &quot;;[.AQ19];&quot;,&quot;;[.AR19];&quot; &quot;;[.AS19];&quot;,&quot;;[.AT19];&quot; &quot;;[.AU19];&quot;,&quot;;[.AV19];&quot; &quot;;[.AW19];&quot;,&quot;;[.AP19];&quot; &quot;;[.AQ19];&quot;))');&quot;;CHAR(13))" office:value-type="string" office:string-value="INSERT INTO &#13;  batiment (&#13;    id,&#13;    geometry_asewkt)&#13;  VALUES (&#13;    'M42_E',&#13;    'SRID=3946;POLYGON((1379700 5225960,1379720 5225960,1379720 5225940,1379700 5225940,1379700 5225960))');&#13;" calcext:value-type="string">
            <text:p>INSERT INTO  <text:s/>batiment ( <text:s text:c="3"/>id, <text:s text:c="3"/>geometry_asewkt) <text:s/>VALUES ( <text:s text:c="3"/>'M42_E', <text:s text:c="3"/>'SRID=3946;POLYGON((1379700 5225960,1379720 5225960,1379720 5225940,1379700 5225940,1379700 5225960))');</text:p>
          </table:table-cell>
          <table:table-cell table:style-name="ce5" table:formula="of:=CONCATENATE([case_00140_00100.$A19];[.AY$2])" office:value-type="string" office:string-value="M42_F" calcext:value-type="string">
            <text:p>M42_F</text:p>
          </table:table-cell>
          <table:table-cell table:style-name="ce5" table:formula="of:=[case_00140_00100.$B19]+[.AZ$2]" office:value-type="float" office:value="1379740" calcext:value-type="float">
            <text:p>1379740</text:p>
          </table:table-cell>
          <table:table-cell table:style-name="ce5" table:formula="of:=[case_00140_00100.$C19]+[.BA$2]" office:value-type="float" office:value="5225960" calcext:value-type="float">
            <text:p>5225960</text:p>
          </table:table-cell>
          <table:table-cell table:style-name="ce5" table:formula="of:=[.AZ19]+20" office:value-type="float" office:value="1379760" calcext:value-type="float">
            <text:p>1379760</text:p>
          </table:table-cell>
          <table:table-cell table:style-name="ce5" table:formula="of:=[.BA19]" office:value-type="float" office:value="5225960" calcext:value-type="float">
            <text:p>5225960</text:p>
          </table:table-cell>
          <table:table-cell table:style-name="ce5" table:formula="of:=[.AZ19]+20" office:value-type="float" office:value="1379760" calcext:value-type="float">
            <text:p>1379760</text:p>
          </table:table-cell>
          <table:table-cell table:style-name="ce5" table:formula="of:=[.BA19]-20" office:value-type="float" office:value="5225940" calcext:value-type="float">
            <text:p>5225940</text:p>
          </table:table-cell>
          <table:table-cell table:style-name="ce5" table:formula="of:=[.AZ19]" office:value-type="float" office:value="1379740" calcext:value-type="float">
            <text:p>1379740</text:p>
          </table:table-cell>
          <table:table-cell table:style-name="ce5" table:formula="of:=[.BA19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19];&quot;',&quot;;CHAR(13);&quot;    'SRID=3946;POLYGON((&quot;;[.AZ19];&quot; &quot;;[.BA19];&quot;,&quot;;[.BB19];&quot; &quot;;[.BC19];&quot;,&quot;;[.BD19];&quot; &quot;;[.BE19];&quot;,&quot;;[.BF19];&quot; &quot;;[.BG19];&quot;,&quot;;[.AZ19];&quot; &quot;;[.BA19];&quot;))');&quot;;CHAR(13))" office:value-type="string" office:string-value="INSERT INTO &#13;  batiment (&#13;    id,&#13;    geometry_asewkt)&#13;  VALUES (&#13;    'M42_F',&#13;    'SRID=3946;POLYGON((1379740 5225960,1379760 5225960,1379760 5225940,1379740 5225940,1379740 5225960))');&#13;" calcext:value-type="string">
            <text:p>INSERT INTO  <text:s/>batiment ( <text:s text:c="3"/>id, <text:s text:c="3"/>geometry_asewkt) <text:s/>VALUES ( <text:s text:c="3"/>'M42_F', <text:s text:c="3"/>'SRID=3946;POLYGON((1379740 5225960,1379760 5225960,1379760 5225940,1379740 5225940,1379740 5225960))');</text:p>
          </table:table-cell>
          <table:table-cell table:style-name="ce5" table:formula="of:=CONCATENATE([case_00140_00100.$A19];[.BI$2])" office:value-type="string" office:string-value="M42_G" calcext:value-type="string">
            <text:p>M42_G</text:p>
          </table:table-cell>
          <table:table-cell table:style-name="ce5" table:formula="of:=[case_00140_00100.$B19]+[.BJ$2]" office:value-type="float" office:value="1379660" calcext:value-type="float">
            <text:p>1379660</text:p>
          </table:table-cell>
          <table:table-cell table:style-name="ce5" table:formula="of:=[case_00140_00100.$C19]+[.BK$2]" office:value-type="float" office:value="5225930" calcext:value-type="float">
            <text:p>5225930</text:p>
          </table:table-cell>
          <table:table-cell table:style-name="ce5" table:formula="of:=[.BJ19]+20" office:value-type="float" office:value="1379680" calcext:value-type="float">
            <text:p>1379680</text:p>
          </table:table-cell>
          <table:table-cell table:style-name="ce5" table:formula="of:=[.BK19]" office:value-type="float" office:value="5225930" calcext:value-type="float">
            <text:p>5225930</text:p>
          </table:table-cell>
          <table:table-cell table:style-name="ce5" table:formula="of:=[.BJ19]+20" office:value-type="float" office:value="1379680" calcext:value-type="float">
            <text:p>1379680</text:p>
          </table:table-cell>
          <table:table-cell table:style-name="ce5" table:formula="of:=[.BK19]-20" office:value-type="float" office:value="5225910" calcext:value-type="float">
            <text:p>5225910</text:p>
          </table:table-cell>
          <table:table-cell table:style-name="ce5" table:formula="of:=[.BJ19]" office:value-type="float" office:value="1379660" calcext:value-type="float">
            <text:p>1379660</text:p>
          </table:table-cell>
          <table:table-cell table:style-name="ce5" table:formula="of:=[.BK19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19];&quot;',&quot;;CHAR(13);&quot;    'SRID=3946;POLYGON((&quot;;[.BJ19];&quot; &quot;;[.BK19];&quot;,&quot;;[.BL19];&quot; &quot;;[.BM19];&quot;,&quot;;[.BN19];&quot; &quot;;[.BO19];&quot;,&quot;;[.BP19];&quot; &quot;;[.BQ19];&quot;,&quot;;[.BJ19];&quot; &quot;;[.BK19];&quot;))');&quot;;CHAR(13))" office:value-type="string" office:string-value="INSERT INTO &#13;  batiment (&#13;    id,&#13;    geometry_asewkt)&#13;  VALUES (&#13;    'M42_G',&#13;    'SRID=3946;POLYGON((1379660 5225930,1379680 5225930,1379680 5225910,1379660 5225910,1379660 5225930))');&#13;" calcext:value-type="string">
            <text:p>INSERT INTO  <text:s/>batiment ( <text:s text:c="3"/>id, <text:s text:c="3"/>geometry_asewkt) <text:s/>VALUES ( <text:s text:c="3"/>'M42_G', <text:s text:c="3"/>'SRID=3946;POLYGON((1379660 5225930,1379680 5225930,1379680 5225910,1379660 5225910,1379660 5225930))');</text:p>
          </table:table-cell>
          <table:table-cell table:style-name="ce5" table:formula="of:=CONCATENATE([case_00140_00100.$A19];[.BS$2])" office:value-type="string" office:string-value="M42_H" calcext:value-type="string">
            <text:p>M42_H</text:p>
          </table:table-cell>
          <table:table-cell table:style-name="ce5" table:formula="of:=[case_00140_00100.$B19]+[.BT$2]" office:value-type="float" office:value="1379700" calcext:value-type="float">
            <text:p>1379700</text:p>
          </table:table-cell>
          <table:table-cell table:style-name="ce5" table:formula="of:=[case_00140_00100.$C19]+[.BU$2]" office:value-type="float" office:value="5225930" calcext:value-type="float">
            <text:p>5225930</text:p>
          </table:table-cell>
          <table:table-cell table:style-name="ce5" table:formula="of:=[.BT19]+20" office:value-type="float" office:value="1379720" calcext:value-type="float">
            <text:p>1379720</text:p>
          </table:table-cell>
          <table:table-cell table:style-name="ce5" table:formula="of:=[.BU19]" office:value-type="float" office:value="5225930" calcext:value-type="float">
            <text:p>5225930</text:p>
          </table:table-cell>
          <table:table-cell table:style-name="ce5" table:formula="of:=[.BT19]+20" office:value-type="float" office:value="1379720" calcext:value-type="float">
            <text:p>1379720</text:p>
          </table:table-cell>
          <table:table-cell table:style-name="ce5" table:formula="of:=[.BU19]-20" office:value-type="float" office:value="5225910" calcext:value-type="float">
            <text:p>5225910</text:p>
          </table:table-cell>
          <table:table-cell table:style-name="ce5" table:formula="of:=[.BT19]" office:value-type="float" office:value="1379700" calcext:value-type="float">
            <text:p>1379700</text:p>
          </table:table-cell>
          <table:table-cell table:style-name="ce5" table:formula="of:=[.BU19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19];&quot;',&quot;;CHAR(13);&quot;    'SRID=3946;POLYGON((&quot;;[.BT19];&quot; &quot;;[.BU19];&quot;,&quot;;[.BV19];&quot; &quot;;[.BW19];&quot;,&quot;;[.BX19];&quot; &quot;;[.BY19];&quot;,&quot;;[.BZ19];&quot; &quot;;[.CA19];&quot;,&quot;;[.BT19];&quot; &quot;;[.BU19];&quot;))');&quot;;CHAR(13))" office:value-type="string" office:string-value="INSERT INTO &#13;  batiment (&#13;    id,&#13;    geometry_asewkt)&#13;  VALUES (&#13;    'M42_H',&#13;    'SRID=3946;POLYGON((1379700 5225930,1379720 5225930,1379720 5225910,1379700 5225910,1379700 5225930))');&#13;" calcext:value-type="string">
            <text:p>INSERT INTO  <text:s/>batiment ( <text:s text:c="3"/>id, <text:s text:c="3"/>geometry_asewkt) <text:s/>VALUES ( <text:s text:c="3"/>'M42_H', <text:s text:c="3"/>'SRID=3946;POLYGON((1379700 5225930,1379720 5225930,1379720 5225910,1379700 5225910,1379700 5225930))');</text:p>
          </table:table-cell>
          <table:table-cell table:style-name="ce5" table:formula="of:=CONCATENATE([case_00140_00100.$A19];[.CC$2])" office:value-type="string" office:string-value="M42_I" calcext:value-type="string">
            <text:p>M42_I</text:p>
          </table:table-cell>
          <table:table-cell table:style-name="ce5" table:formula="of:=[case_00140_00100.$B19]+[.CD$2]" office:value-type="float" office:value="1379740" calcext:value-type="float">
            <text:p>1379740</text:p>
          </table:table-cell>
          <table:table-cell table:style-name="ce5" table:formula="of:=[case_00140_00100.$C19]+[.CE$2]" office:value-type="float" office:value="5225930" calcext:value-type="float">
            <text:p>5225930</text:p>
          </table:table-cell>
          <table:table-cell table:style-name="ce5" table:formula="of:=[.CD19]+20" office:value-type="float" office:value="1379760" calcext:value-type="float">
            <text:p>1379760</text:p>
          </table:table-cell>
          <table:table-cell table:style-name="ce5" table:formula="of:=[.CE19]" office:value-type="float" office:value="5225930" calcext:value-type="float">
            <text:p>5225930</text:p>
          </table:table-cell>
          <table:table-cell table:style-name="ce5" table:formula="of:=[.CD19]+20" office:value-type="float" office:value="1379760" calcext:value-type="float">
            <text:p>1379760</text:p>
          </table:table-cell>
          <table:table-cell table:style-name="ce5" table:formula="of:=[.CE19]-20" office:value-type="float" office:value="5225910" calcext:value-type="float">
            <text:p>5225910</text:p>
          </table:table-cell>
          <table:table-cell table:style-name="ce5" table:formula="of:=[.CD19]" office:value-type="float" office:value="1379740" calcext:value-type="float">
            <text:p>1379740</text:p>
          </table:table-cell>
          <table:table-cell table:style-name="ce5" table:formula="of:=[.CE19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19];&quot;',&quot;;CHAR(13);&quot;    'SRID=3946;POLYGON((&quot;;[.CD19];&quot; &quot;;[.CE19];&quot;,&quot;;[.CF19];&quot; &quot;;[.CG19];&quot;,&quot;;[.CH19];&quot; &quot;;[.CI19];&quot;,&quot;;[.CJ19];&quot; &quot;;[.CK19];&quot;,&quot;;[.CD19];&quot; &quot;;[.CE19];&quot;))');&quot;;CHAR(13))" office:value-type="string" office:string-value="INSERT INTO &#13;  batiment (&#13;    id,&#13;    geometry_asewkt)&#13;  VALUES (&#13;    'M42_I',&#13;    'SRID=3946;POLYGON((1379740 5225930,1379760 5225930,1379760 5225910,1379740 5225910,1379740 5225930))');&#13;" calcext:value-type="string">
            <text:p>INSERT INTO  <text:s/>batiment ( <text:s text:c="3"/>id, <text:s text:c="3"/>geometry_asewkt) <text:s/>VALUES ( <text:s text:c="3"/>'M42_I', <text:s text:c="3"/>'SRID=3946;POLYGON((1379740 5225930,1379760 5225930,1379760 5225910,1379740 5225910,1379740 5225930))');</text:p>
          </table:table-cell>
          <table:table-cell table:formula="of:=CONCATENATE([.J19];CHAR(13);[.T19];CHAR(13);[.AD19];CHAR(13);[.AN19];CHAR(13);[.AX19];CHAR(13);[.BH19];CHAR(13);[.BR19];CHAR(13);[.CB19];CHAR(13);[.CL19];CHAR(13))" office:value-type="string" office:string-value="INSERT INTO &#13;  batiment (&#13;    id,&#13;    geometry_asewkt)&#13;  VALUES (&#13;    'M42_A',&#13;    'SRID=3946;POLYGON((1379660 5225990,1379680 5225990,1379680 5225970,1379660 5225970,1379660 5225990))');&#13;&#13;INSERT INTO &#13;  batiment (&#13;    id,&#13;    geometry_asewkt)&#13;  VALUES (&#13;    'M42_B',&#13;    'SRID=3946;POLYGON((1379700 5225990,1379720 5225990,1379720 5225970,1379700 5225970,1379700 5225990))');&#13;&#13;INSERT INTO &#13;  batiment (&#13;    id,&#13;    geometry_asewkt)&#13;  VALUES (&#13;    'M42_C',&#13;    'SRID=3946;POLYGON((1379740 5225990,1379760 5225990,1379760 5225970,1379740 5225970,1379740 5225990))');&#13;&#13;INSERT INTO &#13;  batiment (&#13;    id,&#13;    geometry_asewkt)&#13;  VALUES (&#13;    'M42_D',&#13;    'SRID=3946;POLYGON((1379660 5225960,1379680 5225960,1379680 5225940,1379660 5225940,1379660 5225960))');&#13;&#13;INSERT INTO &#13;  batiment (&#13;    id,&#13;    geometry_asewkt)&#13;  VALUES (&#13;    'M42_E',&#13;    'SRID=3946;POLYGON((1379700 5225960,1379720 5225960,1379720 5225940,1379700 5225940,1379700 5225960))');&#13;&#13;INSERT INTO &#13;  batiment (&#13;    id,&#13;    geometry_asewkt)&#13;  VALUES (&#13;    'M42_F',&#13;    'SRID=3946;POLYGON((1379740 5225960,1379760 5225960,1379760 5225940,1379740 5225940,1379740 5225960))');&#13;&#13;INSERT INTO &#13;  batiment (&#13;    id,&#13;    geometry_asewkt)&#13;  VALUES (&#13;    'M42_G',&#13;    'SRID=3946;POLYGON((1379660 5225930,1379680 5225930,1379680 5225910,1379660 5225910,1379660 5225930))');&#13;&#13;INSERT INTO &#13;  batiment (&#13;    id,&#13;    geometry_asewkt)&#13;  VALUES (&#13;    'M42_H',&#13;    'SRID=3946;POLYGON((1379700 5225930,1379720 5225930,1379720 5225910,1379700 5225910,1379700 5225930))');&#13;&#13;INSERT INTO &#13;  batiment (&#13;    id,&#13;    geometry_asewkt)&#13;  VALUES (&#13;    'M42_I',&#13;    'SRID=3946;POLYGON((1379740 5225930,1379760 5225930,1379760 5225910,1379740 5225910,1379740 5225930))');&#13;&#13;" calcext:value-type="string">
            <text:p>INSERT INTO  <text:s/>batiment ( <text:s text:c="3"/>id, <text:s text:c="3"/>geometry_asewkt) <text:s/>VALUES ( <text:s text:c="3"/>'M42_A', <text:s text:c="3"/>'SRID=3946;POLYGON((1379660 5225990,1379680 5225990,1379680 5225970,1379660 5225970,1379660 5225990))');INSERT INTO  <text:s/>batiment ( <text:s text:c="3"/>id, <text:s text:c="3"/>geometry_asewkt) <text:s/>VALUES ( <text:s text:c="3"/>'M42_B', <text:s text:c="3"/>'SRID=3946;POLYGON((1379700 5225990,1379720 5225990,1379720 5225970,1379700 5225970,1379700 5225990))');INSERT INTO  <text:s/>batiment ( <text:s text:c="3"/>id, <text:s text:c="3"/>geometry_asewkt) <text:s/>VALUES ( <text:s text:c="3"/>'M42_C', <text:s text:c="3"/>'SRID=3946;POLYGON((1379740 5225990,1379760 5225990,1379760 5225970,1379740 5225970,1379740 5225990))');INSERT INTO  <text:s/>batiment ( <text:s text:c="3"/>id, <text:s text:c="3"/>geometry_asewkt) <text:s/>VALUES ( <text:s text:c="3"/>'M42_D', <text:s text:c="3"/>'SRID=3946;POLYGON((1379660 5225960,1379680 5225960,1379680 5225940,1379660 5225940,1379660 5225960))');INSERT INTO  <text:s/>batiment ( <text:s text:c="3"/>id, <text:s text:c="3"/>geometry_asewkt) <text:s/>VALUES ( <text:s text:c="3"/>'M42_E', <text:s text:c="3"/>'SRID=3946;POLYGON((1379700 5225960,1379720 5225960,1379720 5225940,1379700 5225940,1379700 5225960))');INSERT INTO  <text:s/>batiment ( <text:s text:c="3"/>id, <text:s text:c="3"/>geometry_asewkt) <text:s/>VALUES ( <text:s text:c="3"/>'M42_F', <text:s text:c="3"/>'SRID=3946;POLYGON((1379740 5225960,1379760 5225960,1379760 5225940,1379740 5225940,1379740 5225960))');INSERT INTO  <text:s/>batiment ( <text:s text:c="3"/>id, <text:s text:c="3"/>geometry_asewkt) <text:s/>VALUES ( <text:s text:c="3"/>'M42_G', <text:s text:c="3"/>'SRID=3946;POLYGON((1379660 5225930,1379680 5225930,1379680 5225910,1379660 5225910,1379660 5225930))');INSERT INTO  <text:s/>batiment ( <text:s text:c="3"/>id, <text:s text:c="3"/>geometry_asewkt) <text:s/>VALUES ( <text:s text:c="3"/>'M42_H', <text:s text:c="3"/>'SRID=3946;POLYGON((1379700 5225930,1379720 5225930,1379720 5225910,1379700 5225910,1379700 5225930))');INSERT INTO  <text:s/>batiment ( <text:s text:c="3"/>id, <text:s text:c="3"/>geometry_asewkt) <text:s/>VALUES ( <text:s text:c="3"/>'M42_I', <text:s text:c="3"/>'SRID=3946;POLYGON((1379740 5225930,1379760 5225930,1379760 5225910,1379740 5225910,137974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0];[.A$2])" office:value-type="string" office:string-value="M43_A" calcext:value-type="string">
            <text:p>M43_A</text:p>
          </table:table-cell>
          <table:table-cell table:style-name="ce5" table:formula="of:=[$case_00140_00100.$B20]+[.B$2]" office:value-type="float" office:value="1379800" calcext:value-type="float">
            <text:p>1379800</text:p>
          </table:table-cell>
          <table:table-cell table:style-name="ce5" table:formula="of:=[$case_00140_00100.$C20]+[.C$2]" office:value-type="float" office:value="5225990" calcext:value-type="float">
            <text:p>5225990</text:p>
          </table:table-cell>
          <table:table-cell table:style-name="ce5" table:formula="of:=[.B20]+20" office:value-type="float" office:value="1379820" calcext:value-type="float">
            <text:p>1379820</text:p>
          </table:table-cell>
          <table:table-cell table:style-name="ce5" table:formula="of:=[.C20]" office:value-type="float" office:value="5225990" calcext:value-type="float">
            <text:p>5225990</text:p>
          </table:table-cell>
          <table:table-cell table:style-name="ce5" table:formula="of:=[.B20]+20" office:value-type="float" office:value="1379820" calcext:value-type="float">
            <text:p>1379820</text:p>
          </table:table-cell>
          <table:table-cell table:style-name="ce5" table:formula="of:=[.C20]-20" office:value-type="float" office:value="5225970" calcext:value-type="float">
            <text:p>5225970</text:p>
          </table:table-cell>
          <table:table-cell table:style-name="ce5" table:formula="of:=[.B20]" office:value-type="float" office:value="1379800" calcext:value-type="float">
            <text:p>1379800</text:p>
          </table:table-cell>
          <table:table-cell table:style-name="ce5" table:formula="of:=[.C20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20];&quot;',&quot;;CHAR(13);&quot;    'SRID=3946;POLYGON((&quot;;[.B20];&quot; &quot;;[.C20];&quot;,&quot;;[.D20];&quot; &quot;;[.E20];&quot;,&quot;;[.F20];&quot; &quot;;[.G20];&quot;,&quot;;[.H20];&quot; &quot;;[.I20];&quot;,&quot;;[.B20];&quot; &quot;;[.C20];&quot;))');&quot;;CHAR(13))" office:value-type="string" office:string-value="INSERT INTO &#13;  batiment (&#13;    id,&#13;    geometry_asewkt)&#13;  VALUES (&#13;    'M43_A',&#13;    'SRID=3946;POLYGON((1379800 5225990,1379820 5225990,1379820 5225970,1379800 5225970,1379800 5225990))');&#13;" calcext:value-type="string">
            <text:p>INSERT INTO  <text:s/>batiment ( <text:s text:c="3"/>id, <text:s text:c="3"/>geometry_asewkt) <text:s/>VALUES ( <text:s text:c="3"/>'M43_A', <text:s text:c="3"/>'SRID=3946;POLYGON((1379800 5225990,1379820 5225990,1379820 5225970,1379800 5225970,1379800 5225990))');</text:p>
          </table:table-cell>
          <table:table-cell table:style-name="ce5" table:formula="of:=CONCATENATE([case_00140_00100.$A20];[.K$2])" office:value-type="string" office:string-value="M43_B" calcext:value-type="string">
            <text:p>M43_B</text:p>
          </table:table-cell>
          <table:table-cell table:style-name="ce5" table:formula="of:=[case_00140_00100.$B20]+[.L$2]" office:value-type="float" office:value="1379840" calcext:value-type="float">
            <text:p>1379840</text:p>
          </table:table-cell>
          <table:table-cell table:style-name="ce5" table:formula="of:=[case_00140_00100.$C20]+[.M$2]" office:value-type="float" office:value="5225990" calcext:value-type="float">
            <text:p>5225990</text:p>
          </table:table-cell>
          <table:table-cell table:style-name="ce5" table:formula="of:=[.L20]+20" office:value-type="float" office:value="1379860" calcext:value-type="float">
            <text:p>1379860</text:p>
          </table:table-cell>
          <table:table-cell table:style-name="ce5" table:formula="of:=[.M20]" office:value-type="float" office:value="5225990" calcext:value-type="float">
            <text:p>5225990</text:p>
          </table:table-cell>
          <table:table-cell table:style-name="ce5" table:formula="of:=[.L20]+20" office:value-type="float" office:value="1379860" calcext:value-type="float">
            <text:p>1379860</text:p>
          </table:table-cell>
          <table:table-cell table:style-name="ce5" table:formula="of:=[.M20]-20" office:value-type="float" office:value="5225970" calcext:value-type="float">
            <text:p>5225970</text:p>
          </table:table-cell>
          <table:table-cell table:style-name="ce5" table:formula="of:=[.L20]" office:value-type="float" office:value="1379840" calcext:value-type="float">
            <text:p>1379840</text:p>
          </table:table-cell>
          <table:table-cell table:style-name="ce5" table:formula="of:=[.M20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20];&quot;',&quot;;CHAR(13);&quot;    'SRID=3946;POLYGON((&quot;;[.L20];&quot; &quot;;[.M20];&quot;,&quot;;[.N20];&quot; &quot;;[.O20];&quot;,&quot;;[.P20];&quot; &quot;;[.Q20];&quot;,&quot;;[.R20];&quot; &quot;;[.S20];&quot;,&quot;;[.L20];&quot; &quot;;[.M20];&quot;))');&quot;;CHAR(13))" office:value-type="string" office:string-value="INSERT INTO &#13;  batiment (&#13;    id,&#13;    geometry_asewkt)&#13;  VALUES (&#13;    'M43_B',&#13;    'SRID=3946;POLYGON((1379840 5225990,1379860 5225990,1379860 5225970,1379840 5225970,1379840 5225990))');&#13;" calcext:value-type="string">
            <text:p>INSERT INTO  <text:s/>batiment ( <text:s text:c="3"/>id, <text:s text:c="3"/>geometry_asewkt) <text:s/>VALUES ( <text:s text:c="3"/>'M43_B', <text:s text:c="3"/>'SRID=3946;POLYGON((1379840 5225990,1379860 5225990,1379860 5225970,1379840 5225970,1379840 5225990))');</text:p>
          </table:table-cell>
          <table:table-cell table:style-name="ce5" table:formula="of:=CONCATENATE([case_00140_00100.$A20];[.U$2])" office:value-type="string" office:string-value="M43_C" calcext:value-type="string">
            <text:p>M43_C</text:p>
          </table:table-cell>
          <table:table-cell table:style-name="ce5" table:formula="of:=[case_00140_00100.$B20]+[.V$2]" office:value-type="float" office:value="1379880" calcext:value-type="float">
            <text:p>1379880</text:p>
          </table:table-cell>
          <table:table-cell table:style-name="ce5" table:formula="of:=[case_00140_00100.$C20]+[.W$2]" office:value-type="float" office:value="5225990" calcext:value-type="float">
            <text:p>5225990</text:p>
          </table:table-cell>
          <table:table-cell table:style-name="ce5" table:formula="of:=[.V20]+20" office:value-type="float" office:value="1379900" calcext:value-type="float">
            <text:p>1379900</text:p>
          </table:table-cell>
          <table:table-cell table:style-name="ce5" table:formula="of:=[.W20]" office:value-type="float" office:value="5225990" calcext:value-type="float">
            <text:p>5225990</text:p>
          </table:table-cell>
          <table:table-cell table:style-name="ce5" table:formula="of:=[.V20]+20" office:value-type="float" office:value="1379900" calcext:value-type="float">
            <text:p>1379900</text:p>
          </table:table-cell>
          <table:table-cell table:style-name="ce5" table:formula="of:=[.W20]-20" office:value-type="float" office:value="5225970" calcext:value-type="float">
            <text:p>5225970</text:p>
          </table:table-cell>
          <table:table-cell table:style-name="ce5" table:formula="of:=[.V20]" office:value-type="float" office:value="1379880" calcext:value-type="float">
            <text:p>1379880</text:p>
          </table:table-cell>
          <table:table-cell table:style-name="ce5" table:formula="of:=[.W20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20];&quot;',&quot;;CHAR(13);&quot;    'SRID=3946;POLYGON((&quot;;[.V20];&quot; &quot;;[.W20];&quot;,&quot;;[.X20];&quot; &quot;;[.Y20];&quot;,&quot;;[.Z20];&quot; &quot;;[.AA20];&quot;,&quot;;[.AB20];&quot; &quot;;[.AC20];&quot;,&quot;;[.V20];&quot; &quot;;[.W20];&quot;))');&quot;;CHAR(13))" office:value-type="string" office:string-value="INSERT INTO &#13;  batiment (&#13;    id,&#13;    geometry_asewkt)&#13;  VALUES (&#13;    'M43_C',&#13;    'SRID=3946;POLYGON((1379880 5225990,1379900 5225990,1379900 5225970,1379880 5225970,1379880 5225990))');&#13;" calcext:value-type="string">
            <text:p>INSERT INTO  <text:s/>batiment ( <text:s text:c="3"/>id, <text:s text:c="3"/>geometry_asewkt) <text:s/>VALUES ( <text:s text:c="3"/>'M43_C', <text:s text:c="3"/>'SRID=3946;POLYGON((1379880 5225990,1379900 5225990,1379900 5225970,1379880 5225970,1379880 5225990))');</text:p>
          </table:table-cell>
          <table:table-cell table:style-name="ce5" table:formula="of:=CONCATENATE([case_00140_00100.$A20];[.AE$2])" office:value-type="string" office:string-value="M43_D" calcext:value-type="string">
            <text:p>M43_D</text:p>
          </table:table-cell>
          <table:table-cell table:style-name="ce5" table:formula="of:=[case_00140_00100.$B20]+[.AF$2]" office:value-type="float" office:value="1379800" calcext:value-type="float">
            <text:p>1379800</text:p>
          </table:table-cell>
          <table:table-cell table:style-name="ce5" table:formula="of:=[case_00140_00100.$C20]+[.AG$2]" office:value-type="float" office:value="5225960" calcext:value-type="float">
            <text:p>5225960</text:p>
          </table:table-cell>
          <table:table-cell table:style-name="ce5" table:formula="of:=[.AF20]+20" office:value-type="float" office:value="1379820" calcext:value-type="float">
            <text:p>1379820</text:p>
          </table:table-cell>
          <table:table-cell table:style-name="ce5" table:formula="of:=[.AG20]" office:value-type="float" office:value="5225960" calcext:value-type="float">
            <text:p>5225960</text:p>
          </table:table-cell>
          <table:table-cell table:style-name="ce5" table:formula="of:=[.AF20]+20" office:value-type="float" office:value="1379820" calcext:value-type="float">
            <text:p>1379820</text:p>
          </table:table-cell>
          <table:table-cell table:style-name="ce5" table:formula="of:=[.AG20]-20" office:value-type="float" office:value="5225940" calcext:value-type="float">
            <text:p>5225940</text:p>
          </table:table-cell>
          <table:table-cell table:style-name="ce5" table:formula="of:=[.AF20]" office:value-type="float" office:value="1379800" calcext:value-type="float">
            <text:p>1379800</text:p>
          </table:table-cell>
          <table:table-cell table:style-name="ce5" table:formula="of:=[.AG20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20];&quot;',&quot;;CHAR(13);&quot;    'SRID=3946;POLYGON((&quot;;[.AF20];&quot; &quot;;[.AG20];&quot;,&quot;;[.AH20];&quot; &quot;;[.AI20];&quot;,&quot;;[.AJ20];&quot; &quot;;[.AK20];&quot;,&quot;;[.AL20];&quot; &quot;;[.AM20];&quot;,&quot;;[.AF20];&quot; &quot;;[.AG20];&quot;))');&quot;;CHAR(13))" office:value-type="string" office:string-value="INSERT INTO &#13;  batiment (&#13;    id,&#13;    geometry_asewkt)&#13;  VALUES (&#13;    'M43_D',&#13;    'SRID=3946;POLYGON((1379800 5225960,1379820 5225960,1379820 5225940,1379800 5225940,1379800 5225960))');&#13;" calcext:value-type="string">
            <text:p>INSERT INTO  <text:s/>batiment ( <text:s text:c="3"/>id, <text:s text:c="3"/>geometry_asewkt) <text:s/>VALUES ( <text:s text:c="3"/>'M43_D', <text:s text:c="3"/>'SRID=3946;POLYGON((1379800 5225960,1379820 5225960,1379820 5225940,1379800 5225940,1379800 5225960))');</text:p>
          </table:table-cell>
          <table:table-cell table:style-name="ce5" table:formula="of:=CONCATENATE([case_00140_00100.$A20];[.AO$2])" office:value-type="string" office:string-value="M43_E" calcext:value-type="string">
            <text:p>M43_E</text:p>
          </table:table-cell>
          <table:table-cell table:style-name="ce5" table:formula="of:=[case_00140_00100.$B20]+[.AP$2]" office:value-type="float" office:value="1379840" calcext:value-type="float">
            <text:p>1379840</text:p>
          </table:table-cell>
          <table:table-cell table:style-name="ce5" table:formula="of:=[case_00140_00100.$C20]+[.AQ$2]" office:value-type="float" office:value="5225960" calcext:value-type="float">
            <text:p>5225960</text:p>
          </table:table-cell>
          <table:table-cell table:style-name="ce5" table:formula="of:=[.AP20]+20" office:value-type="float" office:value="1379860" calcext:value-type="float">
            <text:p>1379860</text:p>
          </table:table-cell>
          <table:table-cell table:style-name="ce5" table:formula="of:=[.AQ20]" office:value-type="float" office:value="5225960" calcext:value-type="float">
            <text:p>5225960</text:p>
          </table:table-cell>
          <table:table-cell table:style-name="ce5" table:formula="of:=[.AP20]+20" office:value-type="float" office:value="1379860" calcext:value-type="float">
            <text:p>1379860</text:p>
          </table:table-cell>
          <table:table-cell table:style-name="ce5" table:formula="of:=[.AQ20]-20" office:value-type="float" office:value="5225940" calcext:value-type="float">
            <text:p>5225940</text:p>
          </table:table-cell>
          <table:table-cell table:style-name="ce5" table:formula="of:=[.AP20]" office:value-type="float" office:value="1379840" calcext:value-type="float">
            <text:p>1379840</text:p>
          </table:table-cell>
          <table:table-cell table:style-name="ce5" table:formula="of:=[.AQ20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20];&quot;',&quot;;CHAR(13);&quot;    'SRID=3946;POLYGON((&quot;;[.AP20];&quot; &quot;;[.AQ20];&quot;,&quot;;[.AR20];&quot; &quot;;[.AS20];&quot;,&quot;;[.AT20];&quot; &quot;;[.AU20];&quot;,&quot;;[.AV20];&quot; &quot;;[.AW20];&quot;,&quot;;[.AP20];&quot; &quot;;[.AQ20];&quot;))');&quot;;CHAR(13))" office:value-type="string" office:string-value="INSERT INTO &#13;  batiment (&#13;    id,&#13;    geometry_asewkt)&#13;  VALUES (&#13;    'M43_E',&#13;    'SRID=3946;POLYGON((1379840 5225960,1379860 5225960,1379860 5225940,1379840 5225940,1379840 5225960))');&#13;" calcext:value-type="string">
            <text:p>INSERT INTO  <text:s/>batiment ( <text:s text:c="3"/>id, <text:s text:c="3"/>geometry_asewkt) <text:s/>VALUES ( <text:s text:c="3"/>'M43_E', <text:s text:c="3"/>'SRID=3946;POLYGON((1379840 5225960,1379860 5225960,1379860 5225940,1379840 5225940,1379840 5225960))');</text:p>
          </table:table-cell>
          <table:table-cell table:style-name="ce5" table:formula="of:=CONCATENATE([case_00140_00100.$A20];[.AY$2])" office:value-type="string" office:string-value="M43_F" calcext:value-type="string">
            <text:p>M43_F</text:p>
          </table:table-cell>
          <table:table-cell table:style-name="ce5" table:formula="of:=[case_00140_00100.$B20]+[.AZ$2]" office:value-type="float" office:value="1379880" calcext:value-type="float">
            <text:p>1379880</text:p>
          </table:table-cell>
          <table:table-cell table:style-name="ce5" table:formula="of:=[case_00140_00100.$C20]+[.BA$2]" office:value-type="float" office:value="5225960" calcext:value-type="float">
            <text:p>5225960</text:p>
          </table:table-cell>
          <table:table-cell table:style-name="ce5" table:formula="of:=[.AZ20]+20" office:value-type="float" office:value="1379900" calcext:value-type="float">
            <text:p>1379900</text:p>
          </table:table-cell>
          <table:table-cell table:style-name="ce5" table:formula="of:=[.BA20]" office:value-type="float" office:value="5225960" calcext:value-type="float">
            <text:p>5225960</text:p>
          </table:table-cell>
          <table:table-cell table:style-name="ce5" table:formula="of:=[.AZ20]+20" office:value-type="float" office:value="1379900" calcext:value-type="float">
            <text:p>1379900</text:p>
          </table:table-cell>
          <table:table-cell table:style-name="ce5" table:formula="of:=[.BA20]-20" office:value-type="float" office:value="5225940" calcext:value-type="float">
            <text:p>5225940</text:p>
          </table:table-cell>
          <table:table-cell table:style-name="ce5" table:formula="of:=[.AZ20]" office:value-type="float" office:value="1379880" calcext:value-type="float">
            <text:p>1379880</text:p>
          </table:table-cell>
          <table:table-cell table:style-name="ce5" table:formula="of:=[.BA20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20];&quot;',&quot;;CHAR(13);&quot;    'SRID=3946;POLYGON((&quot;;[.AZ20];&quot; &quot;;[.BA20];&quot;,&quot;;[.BB20];&quot; &quot;;[.BC20];&quot;,&quot;;[.BD20];&quot; &quot;;[.BE20];&quot;,&quot;;[.BF20];&quot; &quot;;[.BG20];&quot;,&quot;;[.AZ20];&quot; &quot;;[.BA20];&quot;))');&quot;;CHAR(13))" office:value-type="string" office:string-value="INSERT INTO &#13;  batiment (&#13;    id,&#13;    geometry_asewkt)&#13;  VALUES (&#13;    'M43_F',&#13;    'SRID=3946;POLYGON((1379880 5225960,1379900 5225960,1379900 5225940,1379880 5225940,1379880 5225960))');&#13;" calcext:value-type="string">
            <text:p>INSERT INTO  <text:s/>batiment ( <text:s text:c="3"/>id, <text:s text:c="3"/>geometry_asewkt) <text:s/>VALUES ( <text:s text:c="3"/>'M43_F', <text:s text:c="3"/>'SRID=3946;POLYGON((1379880 5225960,1379900 5225960,1379900 5225940,1379880 5225940,1379880 5225960))');</text:p>
          </table:table-cell>
          <table:table-cell table:style-name="ce5" table:formula="of:=CONCATENATE([case_00140_00100.$A20];[.BI$2])" office:value-type="string" office:string-value="M43_G" calcext:value-type="string">
            <text:p>M43_G</text:p>
          </table:table-cell>
          <table:table-cell table:style-name="ce5" table:formula="of:=[case_00140_00100.$B20]+[.BJ$2]" office:value-type="float" office:value="1379800" calcext:value-type="float">
            <text:p>1379800</text:p>
          </table:table-cell>
          <table:table-cell table:style-name="ce5" table:formula="of:=[case_00140_00100.$C20]+[.BK$2]" office:value-type="float" office:value="5225930" calcext:value-type="float">
            <text:p>5225930</text:p>
          </table:table-cell>
          <table:table-cell table:style-name="ce5" table:formula="of:=[.BJ20]+20" office:value-type="float" office:value="1379820" calcext:value-type="float">
            <text:p>1379820</text:p>
          </table:table-cell>
          <table:table-cell table:style-name="ce5" table:formula="of:=[.BK20]" office:value-type="float" office:value="5225930" calcext:value-type="float">
            <text:p>5225930</text:p>
          </table:table-cell>
          <table:table-cell table:style-name="ce5" table:formula="of:=[.BJ20]+20" office:value-type="float" office:value="1379820" calcext:value-type="float">
            <text:p>1379820</text:p>
          </table:table-cell>
          <table:table-cell table:style-name="ce5" table:formula="of:=[.BK20]-20" office:value-type="float" office:value="5225910" calcext:value-type="float">
            <text:p>5225910</text:p>
          </table:table-cell>
          <table:table-cell table:style-name="ce5" table:formula="of:=[.BJ20]" office:value-type="float" office:value="1379800" calcext:value-type="float">
            <text:p>1379800</text:p>
          </table:table-cell>
          <table:table-cell table:style-name="ce5" table:formula="of:=[.BK20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20];&quot;',&quot;;CHAR(13);&quot;    'SRID=3946;POLYGON((&quot;;[.BJ20];&quot; &quot;;[.BK20];&quot;,&quot;;[.BL20];&quot; &quot;;[.BM20];&quot;,&quot;;[.BN20];&quot; &quot;;[.BO20];&quot;,&quot;;[.BP20];&quot; &quot;;[.BQ20];&quot;,&quot;;[.BJ20];&quot; &quot;;[.BK20];&quot;))');&quot;;CHAR(13))" office:value-type="string" office:string-value="INSERT INTO &#13;  batiment (&#13;    id,&#13;    geometry_asewkt)&#13;  VALUES (&#13;    'M43_G',&#13;    'SRID=3946;POLYGON((1379800 5225930,1379820 5225930,1379820 5225910,1379800 5225910,1379800 5225930))');&#13;" calcext:value-type="string">
            <text:p>INSERT INTO  <text:s/>batiment ( <text:s text:c="3"/>id, <text:s text:c="3"/>geometry_asewkt) <text:s/>VALUES ( <text:s text:c="3"/>'M43_G', <text:s text:c="3"/>'SRID=3946;POLYGON((1379800 5225930,1379820 5225930,1379820 5225910,1379800 5225910,1379800 5225930))');</text:p>
          </table:table-cell>
          <table:table-cell table:style-name="ce5" table:formula="of:=CONCATENATE([case_00140_00100.$A20];[.BS$2])" office:value-type="string" office:string-value="M43_H" calcext:value-type="string">
            <text:p>M43_H</text:p>
          </table:table-cell>
          <table:table-cell table:style-name="ce5" table:formula="of:=[case_00140_00100.$B20]+[.BT$2]" office:value-type="float" office:value="1379840" calcext:value-type="float">
            <text:p>1379840</text:p>
          </table:table-cell>
          <table:table-cell table:style-name="ce5" table:formula="of:=[case_00140_00100.$C20]+[.BU$2]" office:value-type="float" office:value="5225930" calcext:value-type="float">
            <text:p>5225930</text:p>
          </table:table-cell>
          <table:table-cell table:style-name="ce5" table:formula="of:=[.BT20]+20" office:value-type="float" office:value="1379860" calcext:value-type="float">
            <text:p>1379860</text:p>
          </table:table-cell>
          <table:table-cell table:style-name="ce5" table:formula="of:=[.BU20]" office:value-type="float" office:value="5225930" calcext:value-type="float">
            <text:p>5225930</text:p>
          </table:table-cell>
          <table:table-cell table:style-name="ce5" table:formula="of:=[.BT20]+20" office:value-type="float" office:value="1379860" calcext:value-type="float">
            <text:p>1379860</text:p>
          </table:table-cell>
          <table:table-cell table:style-name="ce5" table:formula="of:=[.BU20]-20" office:value-type="float" office:value="5225910" calcext:value-type="float">
            <text:p>5225910</text:p>
          </table:table-cell>
          <table:table-cell table:style-name="ce5" table:formula="of:=[.BT20]" office:value-type="float" office:value="1379840" calcext:value-type="float">
            <text:p>1379840</text:p>
          </table:table-cell>
          <table:table-cell table:style-name="ce5" table:formula="of:=[.BU20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20];&quot;',&quot;;CHAR(13);&quot;    'SRID=3946;POLYGON((&quot;;[.BT20];&quot; &quot;;[.BU20];&quot;,&quot;;[.BV20];&quot; &quot;;[.BW20];&quot;,&quot;;[.BX20];&quot; &quot;;[.BY20];&quot;,&quot;;[.BZ20];&quot; &quot;;[.CA20];&quot;,&quot;;[.BT20];&quot; &quot;;[.BU20];&quot;))');&quot;;CHAR(13))" office:value-type="string" office:string-value="INSERT INTO &#13;  batiment (&#13;    id,&#13;    geometry_asewkt)&#13;  VALUES (&#13;    'M43_H',&#13;    'SRID=3946;POLYGON((1379840 5225930,1379860 5225930,1379860 5225910,1379840 5225910,1379840 5225930))');&#13;" calcext:value-type="string">
            <text:p>INSERT INTO  <text:s/>batiment ( <text:s text:c="3"/>id, <text:s text:c="3"/>geometry_asewkt) <text:s/>VALUES ( <text:s text:c="3"/>'M43_H', <text:s text:c="3"/>'SRID=3946;POLYGON((1379840 5225930,1379860 5225930,1379860 5225910,1379840 5225910,1379840 5225930))');</text:p>
          </table:table-cell>
          <table:table-cell table:style-name="ce5" table:formula="of:=CONCATENATE([case_00140_00100.$A20];[.CC$2])" office:value-type="string" office:string-value="M43_I" calcext:value-type="string">
            <text:p>M43_I</text:p>
          </table:table-cell>
          <table:table-cell table:style-name="ce5" table:formula="of:=[case_00140_00100.$B20]+[.CD$2]" office:value-type="float" office:value="1379880" calcext:value-type="float">
            <text:p>1379880</text:p>
          </table:table-cell>
          <table:table-cell table:style-name="ce5" table:formula="of:=[case_00140_00100.$C20]+[.CE$2]" office:value-type="float" office:value="5225930" calcext:value-type="float">
            <text:p>5225930</text:p>
          </table:table-cell>
          <table:table-cell table:style-name="ce5" table:formula="of:=[.CD20]+20" office:value-type="float" office:value="1379900" calcext:value-type="float">
            <text:p>1379900</text:p>
          </table:table-cell>
          <table:table-cell table:style-name="ce5" table:formula="of:=[.CE20]" office:value-type="float" office:value="5225930" calcext:value-type="float">
            <text:p>5225930</text:p>
          </table:table-cell>
          <table:table-cell table:style-name="ce5" table:formula="of:=[.CD20]+20" office:value-type="float" office:value="1379900" calcext:value-type="float">
            <text:p>1379900</text:p>
          </table:table-cell>
          <table:table-cell table:style-name="ce5" table:formula="of:=[.CE20]-20" office:value-type="float" office:value="5225910" calcext:value-type="float">
            <text:p>5225910</text:p>
          </table:table-cell>
          <table:table-cell table:style-name="ce5" table:formula="of:=[.CD20]" office:value-type="float" office:value="1379880" calcext:value-type="float">
            <text:p>1379880</text:p>
          </table:table-cell>
          <table:table-cell table:style-name="ce5" table:formula="of:=[.CE20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20];&quot;',&quot;;CHAR(13);&quot;    'SRID=3946;POLYGON((&quot;;[.CD20];&quot; &quot;;[.CE20];&quot;,&quot;;[.CF20];&quot; &quot;;[.CG20];&quot;,&quot;;[.CH20];&quot; &quot;;[.CI20];&quot;,&quot;;[.CJ20];&quot; &quot;;[.CK20];&quot;,&quot;;[.CD20];&quot; &quot;;[.CE20];&quot;))');&quot;;CHAR(13))" office:value-type="string" office:string-value="INSERT INTO &#13;  batiment (&#13;    id,&#13;    geometry_asewkt)&#13;  VALUES (&#13;    'M43_I',&#13;    'SRID=3946;POLYGON((1379880 5225930,1379900 5225930,1379900 5225910,1379880 5225910,1379880 5225930))');&#13;" calcext:value-type="string">
            <text:p>INSERT INTO  <text:s/>batiment ( <text:s text:c="3"/>id, <text:s text:c="3"/>geometry_asewkt) <text:s/>VALUES ( <text:s text:c="3"/>'M43_I', <text:s text:c="3"/>'SRID=3946;POLYGON((1379880 5225930,1379900 5225930,1379900 5225910,1379880 5225910,1379880 5225930))');</text:p>
          </table:table-cell>
          <table:table-cell table:formula="of:=CONCATENATE([.J20];CHAR(13);[.T20];CHAR(13);[.AD20];CHAR(13);[.AN20];CHAR(13);[.AX20];CHAR(13);[.BH20];CHAR(13);[.BR20];CHAR(13);[.CB20];CHAR(13);[.CL20];CHAR(13))" office:value-type="string" office:string-value="INSERT INTO &#13;  batiment (&#13;    id,&#13;    geometry_asewkt)&#13;  VALUES (&#13;    'M43_A',&#13;    'SRID=3946;POLYGON((1379800 5225990,1379820 5225990,1379820 5225970,1379800 5225970,1379800 5225990))');&#13;&#13;INSERT INTO &#13;  batiment (&#13;    id,&#13;    geometry_asewkt)&#13;  VALUES (&#13;    'M43_B',&#13;    'SRID=3946;POLYGON((1379840 5225990,1379860 5225990,1379860 5225970,1379840 5225970,1379840 5225990))');&#13;&#13;INSERT INTO &#13;  batiment (&#13;    id,&#13;    geometry_asewkt)&#13;  VALUES (&#13;    'M43_C',&#13;    'SRID=3946;POLYGON((1379880 5225990,1379900 5225990,1379900 5225970,1379880 5225970,1379880 5225990))');&#13;&#13;INSERT INTO &#13;  batiment (&#13;    id,&#13;    geometry_asewkt)&#13;  VALUES (&#13;    'M43_D',&#13;    'SRID=3946;POLYGON((1379800 5225960,1379820 5225960,1379820 5225940,1379800 5225940,1379800 5225960))');&#13;&#13;INSERT INTO &#13;  batiment (&#13;    id,&#13;    geometry_asewkt)&#13;  VALUES (&#13;    'M43_E',&#13;    'SRID=3946;POLYGON((1379840 5225960,1379860 5225960,1379860 5225940,1379840 5225940,1379840 5225960))');&#13;&#13;INSERT INTO &#13;  batiment (&#13;    id,&#13;    geometry_asewkt)&#13;  VALUES (&#13;    'M43_F',&#13;    'SRID=3946;POLYGON((1379880 5225960,1379900 5225960,1379900 5225940,1379880 5225940,1379880 5225960))');&#13;&#13;INSERT INTO &#13;  batiment (&#13;    id,&#13;    geometry_asewkt)&#13;  VALUES (&#13;    'M43_G',&#13;    'SRID=3946;POLYGON((1379800 5225930,1379820 5225930,1379820 5225910,1379800 5225910,1379800 5225930))');&#13;&#13;INSERT INTO &#13;  batiment (&#13;    id,&#13;    geometry_asewkt)&#13;  VALUES (&#13;    'M43_H',&#13;    'SRID=3946;POLYGON((1379840 5225930,1379860 5225930,1379860 5225910,1379840 5225910,1379840 5225930))');&#13;&#13;INSERT INTO &#13;  batiment (&#13;    id,&#13;    geometry_asewkt)&#13;  VALUES (&#13;    'M43_I',&#13;    'SRID=3946;POLYGON((1379880 5225930,1379900 5225930,1379900 5225910,1379880 5225910,1379880 5225930))');&#13;&#13;" calcext:value-type="string">
            <text:p>INSERT INTO  <text:s/>batiment ( <text:s text:c="3"/>id, <text:s text:c="3"/>geometry_asewkt) <text:s/>VALUES ( <text:s text:c="3"/>'M43_A', <text:s text:c="3"/>'SRID=3946;POLYGON((1379800 5225990,1379820 5225990,1379820 5225970,1379800 5225970,1379800 5225990))');INSERT INTO  <text:s/>batiment ( <text:s text:c="3"/>id, <text:s text:c="3"/>geometry_asewkt) <text:s/>VALUES ( <text:s text:c="3"/>'M43_B', <text:s text:c="3"/>'SRID=3946;POLYGON((1379840 5225990,1379860 5225990,1379860 5225970,1379840 5225970,1379840 5225990))');INSERT INTO  <text:s/>batiment ( <text:s text:c="3"/>id, <text:s text:c="3"/>geometry_asewkt) <text:s/>VALUES ( <text:s text:c="3"/>'M43_C', <text:s text:c="3"/>'SRID=3946;POLYGON((1379880 5225990,1379900 5225990,1379900 5225970,1379880 5225970,1379880 5225990))');INSERT INTO  <text:s/>batiment ( <text:s text:c="3"/>id, <text:s text:c="3"/>geometry_asewkt) <text:s/>VALUES ( <text:s text:c="3"/>'M43_D', <text:s text:c="3"/>'SRID=3946;POLYGON((1379800 5225960,1379820 5225960,1379820 5225940,1379800 5225940,1379800 5225960))');INSERT INTO  <text:s/>batiment ( <text:s text:c="3"/>id, <text:s text:c="3"/>geometry_asewkt) <text:s/>VALUES ( <text:s text:c="3"/>'M43_E', <text:s text:c="3"/>'SRID=3946;POLYGON((1379840 5225960,1379860 5225960,1379860 5225940,1379840 5225940,1379840 5225960))');INSERT INTO  <text:s/>batiment ( <text:s text:c="3"/>id, <text:s text:c="3"/>geometry_asewkt) <text:s/>VALUES ( <text:s text:c="3"/>'M43_F', <text:s text:c="3"/>'SRID=3946;POLYGON((1379880 5225960,1379900 5225960,1379900 5225940,1379880 5225940,1379880 5225960))');INSERT INTO  <text:s/>batiment ( <text:s text:c="3"/>id, <text:s text:c="3"/>geometry_asewkt) <text:s/>VALUES ( <text:s text:c="3"/>'M43_G', <text:s text:c="3"/>'SRID=3946;POLYGON((1379800 5225930,1379820 5225930,1379820 5225910,1379800 5225910,1379800 5225930))');INSERT INTO  <text:s/>batiment ( <text:s text:c="3"/>id, <text:s text:c="3"/>geometry_asewkt) <text:s/>VALUES ( <text:s text:c="3"/>'M43_H', <text:s text:c="3"/>'SRID=3946;POLYGON((1379840 5225930,1379860 5225930,1379860 5225910,1379840 5225910,1379840 5225930))');INSERT INTO  <text:s/>batiment ( <text:s text:c="3"/>id, <text:s text:c="3"/>geometry_asewkt) <text:s/>VALUES ( <text:s text:c="3"/>'M43_I', <text:s text:c="3"/>'SRID=3946;POLYGON((1379880 5225930,1379900 5225930,1379900 5225910,1379880 5225910,137988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1];[.A$2])" office:value-type="string" office:string-value="M44_A" calcext:value-type="string">
            <text:p>M44_A</text:p>
          </table:table-cell>
          <table:table-cell table:style-name="ce5" table:formula="of:=[$case_00140_00100.$B21]+[.B$2]" office:value-type="float" office:value="1379940" calcext:value-type="float">
            <text:p>1379940</text:p>
          </table:table-cell>
          <table:table-cell table:style-name="ce5" table:formula="of:=[$case_00140_00100.$C21]+[.C$2]" office:value-type="float" office:value="5225990" calcext:value-type="float">
            <text:p>5225990</text:p>
          </table:table-cell>
          <table:table-cell table:style-name="ce5" table:formula="of:=[.B21]+20" office:value-type="float" office:value="1379960" calcext:value-type="float">
            <text:p>1379960</text:p>
          </table:table-cell>
          <table:table-cell table:style-name="ce5" table:formula="of:=[.C21]" office:value-type="float" office:value="5225990" calcext:value-type="float">
            <text:p>5225990</text:p>
          </table:table-cell>
          <table:table-cell table:style-name="ce5" table:formula="of:=[.B21]+20" office:value-type="float" office:value="1379960" calcext:value-type="float">
            <text:p>1379960</text:p>
          </table:table-cell>
          <table:table-cell table:style-name="ce5" table:formula="of:=[.C21]-20" office:value-type="float" office:value="5225970" calcext:value-type="float">
            <text:p>5225970</text:p>
          </table:table-cell>
          <table:table-cell table:style-name="ce5" table:formula="of:=[.B21]" office:value-type="float" office:value="1379940" calcext:value-type="float">
            <text:p>1379940</text:p>
          </table:table-cell>
          <table:table-cell table:style-name="ce5" table:formula="of:=[.C21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21];&quot;',&quot;;CHAR(13);&quot;    'SRID=3946;POLYGON((&quot;;[.B21];&quot; &quot;;[.C21];&quot;,&quot;;[.D21];&quot; &quot;;[.E21];&quot;,&quot;;[.F21];&quot; &quot;;[.G21];&quot;,&quot;;[.H21];&quot; &quot;;[.I21];&quot;,&quot;;[.B21];&quot; &quot;;[.C21];&quot;))');&quot;;CHAR(13))" office:value-type="string" office:string-value="INSERT INTO &#13;  batiment (&#13;    id,&#13;    geometry_asewkt)&#13;  VALUES (&#13;    'M44_A',&#13;    'SRID=3946;POLYGON((1379940 5225990,1379960 5225990,1379960 5225970,1379940 5225970,1379940 5225990))');&#13;" calcext:value-type="string">
            <text:p>INSERT INTO  <text:s/>batiment ( <text:s text:c="3"/>id, <text:s text:c="3"/>geometry_asewkt) <text:s/>VALUES ( <text:s text:c="3"/>'M44_A', <text:s text:c="3"/>'SRID=3946;POLYGON((1379940 5225990,1379960 5225990,1379960 5225970,1379940 5225970,1379940 5225990))');</text:p>
          </table:table-cell>
          <table:table-cell table:style-name="ce5" table:formula="of:=CONCATENATE([case_00140_00100.$A21];[.K$2])" office:value-type="string" office:string-value="M44_B" calcext:value-type="string">
            <text:p>M44_B</text:p>
          </table:table-cell>
          <table:table-cell table:style-name="ce5" table:formula="of:=[case_00140_00100.$B21]+[.L$2]" office:value-type="float" office:value="1379980" calcext:value-type="float">
            <text:p>1379980</text:p>
          </table:table-cell>
          <table:table-cell table:style-name="ce5" table:formula="of:=[case_00140_00100.$C21]+[.M$2]" office:value-type="float" office:value="5225990" calcext:value-type="float">
            <text:p>5225990</text:p>
          </table:table-cell>
          <table:table-cell table:style-name="ce5" table:formula="of:=[.L21]+20" office:value-type="float" office:value="1380000" calcext:value-type="float">
            <text:p>1380000</text:p>
          </table:table-cell>
          <table:table-cell table:style-name="ce5" table:formula="of:=[.M21]" office:value-type="float" office:value="5225990" calcext:value-type="float">
            <text:p>5225990</text:p>
          </table:table-cell>
          <table:table-cell table:style-name="ce5" table:formula="of:=[.L21]+20" office:value-type="float" office:value="1380000" calcext:value-type="float">
            <text:p>1380000</text:p>
          </table:table-cell>
          <table:table-cell table:style-name="ce5" table:formula="of:=[.M21]-20" office:value-type="float" office:value="5225970" calcext:value-type="float">
            <text:p>5225970</text:p>
          </table:table-cell>
          <table:table-cell table:style-name="ce5" table:formula="of:=[.L21]" office:value-type="float" office:value="1379980" calcext:value-type="float">
            <text:p>1379980</text:p>
          </table:table-cell>
          <table:table-cell table:style-name="ce5" table:formula="of:=[.M21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21];&quot;',&quot;;CHAR(13);&quot;    'SRID=3946;POLYGON((&quot;;[.L21];&quot; &quot;;[.M21];&quot;,&quot;;[.N21];&quot; &quot;;[.O21];&quot;,&quot;;[.P21];&quot; &quot;;[.Q21];&quot;,&quot;;[.R21];&quot; &quot;;[.S21];&quot;,&quot;;[.L21];&quot; &quot;;[.M21];&quot;))');&quot;;CHAR(13))" office:value-type="string" office:string-value="INSERT INTO &#13;  batiment (&#13;    id,&#13;    geometry_asewkt)&#13;  VALUES (&#13;    'M44_B',&#13;    'SRID=3946;POLYGON((1379980 5225990,1380000 5225990,1380000 5225970,1379980 5225970,1379980 5225990))');&#13;" calcext:value-type="string">
            <text:p>INSERT INTO  <text:s/>batiment ( <text:s text:c="3"/>id, <text:s text:c="3"/>geometry_asewkt) <text:s/>VALUES ( <text:s text:c="3"/>'M44_B', <text:s text:c="3"/>'SRID=3946;POLYGON((1379980 5225990,1380000 5225990,1380000 5225970,1379980 5225970,1379980 5225990))');</text:p>
          </table:table-cell>
          <table:table-cell table:style-name="ce5" table:formula="of:=CONCATENATE([case_00140_00100.$A21];[.U$2])" office:value-type="string" office:string-value="M44_C" calcext:value-type="string">
            <text:p>M44_C</text:p>
          </table:table-cell>
          <table:table-cell table:style-name="ce5" table:formula="of:=[case_00140_00100.$B21]+[.V$2]" office:value-type="float" office:value="1380020" calcext:value-type="float">
            <text:p>1380020</text:p>
          </table:table-cell>
          <table:table-cell table:style-name="ce5" table:formula="of:=[case_00140_00100.$C21]+[.W$2]" office:value-type="float" office:value="5225990" calcext:value-type="float">
            <text:p>5225990</text:p>
          </table:table-cell>
          <table:table-cell table:style-name="ce5" table:formula="of:=[.V21]+20" office:value-type="float" office:value="1380040" calcext:value-type="float">
            <text:p>1380040</text:p>
          </table:table-cell>
          <table:table-cell table:style-name="ce5" table:formula="of:=[.W21]" office:value-type="float" office:value="5225990" calcext:value-type="float">
            <text:p>5225990</text:p>
          </table:table-cell>
          <table:table-cell table:style-name="ce5" table:formula="of:=[.V21]+20" office:value-type="float" office:value="1380040" calcext:value-type="float">
            <text:p>1380040</text:p>
          </table:table-cell>
          <table:table-cell table:style-name="ce5" table:formula="of:=[.W21]-20" office:value-type="float" office:value="5225970" calcext:value-type="float">
            <text:p>5225970</text:p>
          </table:table-cell>
          <table:table-cell table:style-name="ce5" table:formula="of:=[.V21]" office:value-type="float" office:value="1380020" calcext:value-type="float">
            <text:p>1380020</text:p>
          </table:table-cell>
          <table:table-cell table:style-name="ce5" table:formula="of:=[.W21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21];&quot;',&quot;;CHAR(13);&quot;    'SRID=3946;POLYGON((&quot;;[.V21];&quot; &quot;;[.W21];&quot;,&quot;;[.X21];&quot; &quot;;[.Y21];&quot;,&quot;;[.Z21];&quot; &quot;;[.AA21];&quot;,&quot;;[.AB21];&quot; &quot;;[.AC21];&quot;,&quot;;[.V21];&quot; &quot;;[.W21];&quot;))');&quot;;CHAR(13))" office:value-type="string" office:string-value="INSERT INTO &#13;  batiment (&#13;    id,&#13;    geometry_asewkt)&#13;  VALUES (&#13;    'M44_C',&#13;    'SRID=3946;POLYGON((1380020 5225990,1380040 5225990,1380040 5225970,1380020 5225970,1380020 5225990))');&#13;" calcext:value-type="string">
            <text:p>INSERT INTO  <text:s/>batiment ( <text:s text:c="3"/>id, <text:s text:c="3"/>geometry_asewkt) <text:s/>VALUES ( <text:s text:c="3"/>'M44_C', <text:s text:c="3"/>'SRID=3946;POLYGON((1380020 5225990,1380040 5225990,1380040 5225970,1380020 5225970,1380020 5225990))');</text:p>
          </table:table-cell>
          <table:table-cell table:style-name="ce5" table:formula="of:=CONCATENATE([case_00140_00100.$A21];[.AE$2])" office:value-type="string" office:string-value="M44_D" calcext:value-type="string">
            <text:p>M44_D</text:p>
          </table:table-cell>
          <table:table-cell table:style-name="ce5" table:formula="of:=[case_00140_00100.$B21]+[.AF$2]" office:value-type="float" office:value="1379940" calcext:value-type="float">
            <text:p>1379940</text:p>
          </table:table-cell>
          <table:table-cell table:style-name="ce5" table:formula="of:=[case_00140_00100.$C21]+[.AG$2]" office:value-type="float" office:value="5225960" calcext:value-type="float">
            <text:p>5225960</text:p>
          </table:table-cell>
          <table:table-cell table:style-name="ce5" table:formula="of:=[.AF21]+20" office:value-type="float" office:value="1379960" calcext:value-type="float">
            <text:p>1379960</text:p>
          </table:table-cell>
          <table:table-cell table:style-name="ce5" table:formula="of:=[.AG21]" office:value-type="float" office:value="5225960" calcext:value-type="float">
            <text:p>5225960</text:p>
          </table:table-cell>
          <table:table-cell table:style-name="ce5" table:formula="of:=[.AF21]+20" office:value-type="float" office:value="1379960" calcext:value-type="float">
            <text:p>1379960</text:p>
          </table:table-cell>
          <table:table-cell table:style-name="ce5" table:formula="of:=[.AG21]-20" office:value-type="float" office:value="5225940" calcext:value-type="float">
            <text:p>5225940</text:p>
          </table:table-cell>
          <table:table-cell table:style-name="ce5" table:formula="of:=[.AF21]" office:value-type="float" office:value="1379940" calcext:value-type="float">
            <text:p>1379940</text:p>
          </table:table-cell>
          <table:table-cell table:style-name="ce5" table:formula="of:=[.AG21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21];&quot;',&quot;;CHAR(13);&quot;    'SRID=3946;POLYGON((&quot;;[.AF21];&quot; &quot;;[.AG21];&quot;,&quot;;[.AH21];&quot; &quot;;[.AI21];&quot;,&quot;;[.AJ21];&quot; &quot;;[.AK21];&quot;,&quot;;[.AL21];&quot; &quot;;[.AM21];&quot;,&quot;;[.AF21];&quot; &quot;;[.AG21];&quot;))');&quot;;CHAR(13))" office:value-type="string" office:string-value="INSERT INTO &#13;  batiment (&#13;    id,&#13;    geometry_asewkt)&#13;  VALUES (&#13;    'M44_D',&#13;    'SRID=3946;POLYGON((1379940 5225960,1379960 5225960,1379960 5225940,1379940 5225940,1379940 5225960))');&#13;" calcext:value-type="string">
            <text:p>INSERT INTO  <text:s/>batiment ( <text:s text:c="3"/>id, <text:s text:c="3"/>geometry_asewkt) <text:s/>VALUES ( <text:s text:c="3"/>'M44_D', <text:s text:c="3"/>'SRID=3946;POLYGON((1379940 5225960,1379960 5225960,1379960 5225940,1379940 5225940,1379940 5225960))');</text:p>
          </table:table-cell>
          <table:table-cell table:style-name="ce5" table:formula="of:=CONCATENATE([case_00140_00100.$A21];[.AO$2])" office:value-type="string" office:string-value="M44_E" calcext:value-type="string">
            <text:p>M44_E</text:p>
          </table:table-cell>
          <table:table-cell table:style-name="ce5" table:formula="of:=[case_00140_00100.$B21]+[.AP$2]" office:value-type="float" office:value="1379980" calcext:value-type="float">
            <text:p>1379980</text:p>
          </table:table-cell>
          <table:table-cell table:style-name="ce5" table:formula="of:=[case_00140_00100.$C21]+[.AQ$2]" office:value-type="float" office:value="5225960" calcext:value-type="float">
            <text:p>5225960</text:p>
          </table:table-cell>
          <table:table-cell table:style-name="ce5" table:formula="of:=[.AP21]+20" office:value-type="float" office:value="1380000" calcext:value-type="float">
            <text:p>1380000</text:p>
          </table:table-cell>
          <table:table-cell table:style-name="ce5" table:formula="of:=[.AQ21]" office:value-type="float" office:value="5225960" calcext:value-type="float">
            <text:p>5225960</text:p>
          </table:table-cell>
          <table:table-cell table:style-name="ce5" table:formula="of:=[.AP21]+20" office:value-type="float" office:value="1380000" calcext:value-type="float">
            <text:p>1380000</text:p>
          </table:table-cell>
          <table:table-cell table:style-name="ce5" table:formula="of:=[.AQ21]-20" office:value-type="float" office:value="5225940" calcext:value-type="float">
            <text:p>5225940</text:p>
          </table:table-cell>
          <table:table-cell table:style-name="ce5" table:formula="of:=[.AP21]" office:value-type="float" office:value="1379980" calcext:value-type="float">
            <text:p>1379980</text:p>
          </table:table-cell>
          <table:table-cell table:style-name="ce5" table:formula="of:=[.AQ21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21];&quot;',&quot;;CHAR(13);&quot;    'SRID=3946;POLYGON((&quot;;[.AP21];&quot; &quot;;[.AQ21];&quot;,&quot;;[.AR21];&quot; &quot;;[.AS21];&quot;,&quot;;[.AT21];&quot; &quot;;[.AU21];&quot;,&quot;;[.AV21];&quot; &quot;;[.AW21];&quot;,&quot;;[.AP21];&quot; &quot;;[.AQ21];&quot;))');&quot;;CHAR(13))" office:value-type="string" office:string-value="INSERT INTO &#13;  batiment (&#13;    id,&#13;    geometry_asewkt)&#13;  VALUES (&#13;    'M44_E',&#13;    'SRID=3946;POLYGON((1379980 5225960,1380000 5225960,1380000 5225940,1379980 5225940,1379980 5225960))');&#13;" calcext:value-type="string">
            <text:p>INSERT INTO  <text:s/>batiment ( <text:s text:c="3"/>id, <text:s text:c="3"/>geometry_asewkt) <text:s/>VALUES ( <text:s text:c="3"/>'M44_E', <text:s text:c="3"/>'SRID=3946;POLYGON((1379980 5225960,1380000 5225960,1380000 5225940,1379980 5225940,1379980 5225960))');</text:p>
          </table:table-cell>
          <table:table-cell table:style-name="ce5" table:formula="of:=CONCATENATE([case_00140_00100.$A21];[.AY$2])" office:value-type="string" office:string-value="M44_F" calcext:value-type="string">
            <text:p>M44_F</text:p>
          </table:table-cell>
          <table:table-cell table:style-name="ce5" table:formula="of:=[case_00140_00100.$B21]+[.AZ$2]" office:value-type="float" office:value="1380020" calcext:value-type="float">
            <text:p>1380020</text:p>
          </table:table-cell>
          <table:table-cell table:style-name="ce5" table:formula="of:=[case_00140_00100.$C21]+[.BA$2]" office:value-type="float" office:value="5225960" calcext:value-type="float">
            <text:p>5225960</text:p>
          </table:table-cell>
          <table:table-cell table:style-name="ce5" table:formula="of:=[.AZ21]+20" office:value-type="float" office:value="1380040" calcext:value-type="float">
            <text:p>1380040</text:p>
          </table:table-cell>
          <table:table-cell table:style-name="ce5" table:formula="of:=[.BA21]" office:value-type="float" office:value="5225960" calcext:value-type="float">
            <text:p>5225960</text:p>
          </table:table-cell>
          <table:table-cell table:style-name="ce5" table:formula="of:=[.AZ21]+20" office:value-type="float" office:value="1380040" calcext:value-type="float">
            <text:p>1380040</text:p>
          </table:table-cell>
          <table:table-cell table:style-name="ce5" table:formula="of:=[.BA21]-20" office:value-type="float" office:value="5225940" calcext:value-type="float">
            <text:p>5225940</text:p>
          </table:table-cell>
          <table:table-cell table:style-name="ce5" table:formula="of:=[.AZ21]" office:value-type="float" office:value="1380020" calcext:value-type="float">
            <text:p>1380020</text:p>
          </table:table-cell>
          <table:table-cell table:style-name="ce5" table:formula="of:=[.BA21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21];&quot;',&quot;;CHAR(13);&quot;    'SRID=3946;POLYGON((&quot;;[.AZ21];&quot; &quot;;[.BA21];&quot;,&quot;;[.BB21];&quot; &quot;;[.BC21];&quot;,&quot;;[.BD21];&quot; &quot;;[.BE21];&quot;,&quot;;[.BF21];&quot; &quot;;[.BG21];&quot;,&quot;;[.AZ21];&quot; &quot;;[.BA21];&quot;))');&quot;;CHAR(13))" office:value-type="string" office:string-value="INSERT INTO &#13;  batiment (&#13;    id,&#13;    geometry_asewkt)&#13;  VALUES (&#13;    'M44_F',&#13;    'SRID=3946;POLYGON((1380020 5225960,1380040 5225960,1380040 5225940,1380020 5225940,1380020 5225960))');&#13;" calcext:value-type="string">
            <text:p>INSERT INTO  <text:s/>batiment ( <text:s text:c="3"/>id, <text:s text:c="3"/>geometry_asewkt) <text:s/>VALUES ( <text:s text:c="3"/>'M44_F', <text:s text:c="3"/>'SRID=3946;POLYGON((1380020 5225960,1380040 5225960,1380040 5225940,1380020 5225940,1380020 5225960))');</text:p>
          </table:table-cell>
          <table:table-cell table:style-name="ce5" table:formula="of:=CONCATENATE([case_00140_00100.$A21];[.BI$2])" office:value-type="string" office:string-value="M44_G" calcext:value-type="string">
            <text:p>M44_G</text:p>
          </table:table-cell>
          <table:table-cell table:style-name="ce5" table:formula="of:=[case_00140_00100.$B21]+[.BJ$2]" office:value-type="float" office:value="1379940" calcext:value-type="float">
            <text:p>1379940</text:p>
          </table:table-cell>
          <table:table-cell table:style-name="ce5" table:formula="of:=[case_00140_00100.$C21]+[.BK$2]" office:value-type="float" office:value="5225930" calcext:value-type="float">
            <text:p>5225930</text:p>
          </table:table-cell>
          <table:table-cell table:style-name="ce5" table:formula="of:=[.BJ21]+20" office:value-type="float" office:value="1379960" calcext:value-type="float">
            <text:p>1379960</text:p>
          </table:table-cell>
          <table:table-cell table:style-name="ce5" table:formula="of:=[.BK21]" office:value-type="float" office:value="5225930" calcext:value-type="float">
            <text:p>5225930</text:p>
          </table:table-cell>
          <table:table-cell table:style-name="ce5" table:formula="of:=[.BJ21]+20" office:value-type="float" office:value="1379960" calcext:value-type="float">
            <text:p>1379960</text:p>
          </table:table-cell>
          <table:table-cell table:style-name="ce5" table:formula="of:=[.BK21]-20" office:value-type="float" office:value="5225910" calcext:value-type="float">
            <text:p>5225910</text:p>
          </table:table-cell>
          <table:table-cell table:style-name="ce5" table:formula="of:=[.BJ21]" office:value-type="float" office:value="1379940" calcext:value-type="float">
            <text:p>1379940</text:p>
          </table:table-cell>
          <table:table-cell table:style-name="ce5" table:formula="of:=[.BK21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21];&quot;',&quot;;CHAR(13);&quot;    'SRID=3946;POLYGON((&quot;;[.BJ21];&quot; &quot;;[.BK21];&quot;,&quot;;[.BL21];&quot; &quot;;[.BM21];&quot;,&quot;;[.BN21];&quot; &quot;;[.BO21];&quot;,&quot;;[.BP21];&quot; &quot;;[.BQ21];&quot;,&quot;;[.BJ21];&quot; &quot;;[.BK21];&quot;))');&quot;;CHAR(13))" office:value-type="string" office:string-value="INSERT INTO &#13;  batiment (&#13;    id,&#13;    geometry_asewkt)&#13;  VALUES (&#13;    'M44_G',&#13;    'SRID=3946;POLYGON((1379940 5225930,1379960 5225930,1379960 5225910,1379940 5225910,1379940 5225930))');&#13;" calcext:value-type="string">
            <text:p>INSERT INTO  <text:s/>batiment ( <text:s text:c="3"/>id, <text:s text:c="3"/>geometry_asewkt) <text:s/>VALUES ( <text:s text:c="3"/>'M44_G', <text:s text:c="3"/>'SRID=3946;POLYGON((1379940 5225930,1379960 5225930,1379960 5225910,1379940 5225910,1379940 5225930))');</text:p>
          </table:table-cell>
          <table:table-cell table:style-name="ce5" table:formula="of:=CONCATENATE([case_00140_00100.$A21];[.BS$2])" office:value-type="string" office:string-value="M44_H" calcext:value-type="string">
            <text:p>M44_H</text:p>
          </table:table-cell>
          <table:table-cell table:style-name="ce5" table:formula="of:=[case_00140_00100.$B21]+[.BT$2]" office:value-type="float" office:value="1379980" calcext:value-type="float">
            <text:p>1379980</text:p>
          </table:table-cell>
          <table:table-cell table:style-name="ce5" table:formula="of:=[case_00140_00100.$C21]+[.BU$2]" office:value-type="float" office:value="5225930" calcext:value-type="float">
            <text:p>5225930</text:p>
          </table:table-cell>
          <table:table-cell table:style-name="ce5" table:formula="of:=[.BT21]+20" office:value-type="float" office:value="1380000" calcext:value-type="float">
            <text:p>1380000</text:p>
          </table:table-cell>
          <table:table-cell table:style-name="ce5" table:formula="of:=[.BU21]" office:value-type="float" office:value="5225930" calcext:value-type="float">
            <text:p>5225930</text:p>
          </table:table-cell>
          <table:table-cell table:style-name="ce5" table:formula="of:=[.BT21]+20" office:value-type="float" office:value="1380000" calcext:value-type="float">
            <text:p>1380000</text:p>
          </table:table-cell>
          <table:table-cell table:style-name="ce5" table:formula="of:=[.BU21]-20" office:value-type="float" office:value="5225910" calcext:value-type="float">
            <text:p>5225910</text:p>
          </table:table-cell>
          <table:table-cell table:style-name="ce5" table:formula="of:=[.BT21]" office:value-type="float" office:value="1379980" calcext:value-type="float">
            <text:p>1379980</text:p>
          </table:table-cell>
          <table:table-cell table:style-name="ce5" table:formula="of:=[.BU21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21];&quot;',&quot;;CHAR(13);&quot;    'SRID=3946;POLYGON((&quot;;[.BT21];&quot; &quot;;[.BU21];&quot;,&quot;;[.BV21];&quot; &quot;;[.BW21];&quot;,&quot;;[.BX21];&quot; &quot;;[.BY21];&quot;,&quot;;[.BZ21];&quot; &quot;;[.CA21];&quot;,&quot;;[.BT21];&quot; &quot;;[.BU21];&quot;))');&quot;;CHAR(13))" office:value-type="string" office:string-value="INSERT INTO &#13;  batiment (&#13;    id,&#13;    geometry_asewkt)&#13;  VALUES (&#13;    'M44_H',&#13;    'SRID=3946;POLYGON((1379980 5225930,1380000 5225930,1380000 5225910,1379980 5225910,1379980 5225930))');&#13;" calcext:value-type="string">
            <text:p>INSERT INTO  <text:s/>batiment ( <text:s text:c="3"/>id, <text:s text:c="3"/>geometry_asewkt) <text:s/>VALUES ( <text:s text:c="3"/>'M44_H', <text:s text:c="3"/>'SRID=3946;POLYGON((1379980 5225930,1380000 5225930,1380000 5225910,1379980 5225910,1379980 5225930))');</text:p>
          </table:table-cell>
          <table:table-cell table:style-name="ce5" table:formula="of:=CONCATENATE([case_00140_00100.$A21];[.CC$2])" office:value-type="string" office:string-value="M44_I" calcext:value-type="string">
            <text:p>M44_I</text:p>
          </table:table-cell>
          <table:table-cell table:style-name="ce5" table:formula="of:=[case_00140_00100.$B21]+[.CD$2]" office:value-type="float" office:value="1380020" calcext:value-type="float">
            <text:p>1380020</text:p>
          </table:table-cell>
          <table:table-cell table:style-name="ce5" table:formula="of:=[case_00140_00100.$C21]+[.CE$2]" office:value-type="float" office:value="5225930" calcext:value-type="float">
            <text:p>5225930</text:p>
          </table:table-cell>
          <table:table-cell table:style-name="ce5" table:formula="of:=[.CD21]+20" office:value-type="float" office:value="1380040" calcext:value-type="float">
            <text:p>1380040</text:p>
          </table:table-cell>
          <table:table-cell table:style-name="ce5" table:formula="of:=[.CE21]" office:value-type="float" office:value="5225930" calcext:value-type="float">
            <text:p>5225930</text:p>
          </table:table-cell>
          <table:table-cell table:style-name="ce5" table:formula="of:=[.CD21]+20" office:value-type="float" office:value="1380040" calcext:value-type="float">
            <text:p>1380040</text:p>
          </table:table-cell>
          <table:table-cell table:style-name="ce5" table:formula="of:=[.CE21]-20" office:value-type="float" office:value="5225910" calcext:value-type="float">
            <text:p>5225910</text:p>
          </table:table-cell>
          <table:table-cell table:style-name="ce5" table:formula="of:=[.CD21]" office:value-type="float" office:value="1380020" calcext:value-type="float">
            <text:p>1380020</text:p>
          </table:table-cell>
          <table:table-cell table:style-name="ce5" table:formula="of:=[.CE21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21];&quot;',&quot;;CHAR(13);&quot;    'SRID=3946;POLYGON((&quot;;[.CD21];&quot; &quot;;[.CE21];&quot;,&quot;;[.CF21];&quot; &quot;;[.CG21];&quot;,&quot;;[.CH21];&quot; &quot;;[.CI21];&quot;,&quot;;[.CJ21];&quot; &quot;;[.CK21];&quot;,&quot;;[.CD21];&quot; &quot;;[.CE21];&quot;))');&quot;;CHAR(13))" office:value-type="string" office:string-value="INSERT INTO &#13;  batiment (&#13;    id,&#13;    geometry_asewkt)&#13;  VALUES (&#13;    'M44_I',&#13;    'SRID=3946;POLYGON((1380020 5225930,1380040 5225930,1380040 5225910,1380020 5225910,1380020 5225930))');&#13;" calcext:value-type="string">
            <text:p>INSERT INTO  <text:s/>batiment ( <text:s text:c="3"/>id, <text:s text:c="3"/>geometry_asewkt) <text:s/>VALUES ( <text:s text:c="3"/>'M44_I', <text:s text:c="3"/>'SRID=3946;POLYGON((1380020 5225930,1380040 5225930,1380040 5225910,1380020 5225910,1380020 5225930))');</text:p>
          </table:table-cell>
          <table:table-cell table:formula="of:=CONCATENATE([.J21];CHAR(13);[.T21];CHAR(13);[.AD21];CHAR(13);[.AN21];CHAR(13);[.AX21];CHAR(13);[.BH21];CHAR(13);[.BR21];CHAR(13);[.CB21];CHAR(13);[.CL21];CHAR(13))" office:value-type="string" office:string-value="INSERT INTO &#13;  batiment (&#13;    id,&#13;    geometry_asewkt)&#13;  VALUES (&#13;    'M44_A',&#13;    'SRID=3946;POLYGON((1379940 5225990,1379960 5225990,1379960 5225970,1379940 5225970,1379940 5225990))');&#13;&#13;INSERT INTO &#13;  batiment (&#13;    id,&#13;    geometry_asewkt)&#13;  VALUES (&#13;    'M44_B',&#13;    'SRID=3946;POLYGON((1379980 5225990,1380000 5225990,1380000 5225970,1379980 5225970,1379980 5225990))');&#13;&#13;INSERT INTO &#13;  batiment (&#13;    id,&#13;    geometry_asewkt)&#13;  VALUES (&#13;    'M44_C',&#13;    'SRID=3946;POLYGON((1380020 5225990,1380040 5225990,1380040 5225970,1380020 5225970,1380020 5225990))');&#13;&#13;INSERT INTO &#13;  batiment (&#13;    id,&#13;    geometry_asewkt)&#13;  VALUES (&#13;    'M44_D',&#13;    'SRID=3946;POLYGON((1379940 5225960,1379960 5225960,1379960 5225940,1379940 5225940,1379940 5225960))');&#13;&#13;INSERT INTO &#13;  batiment (&#13;    id,&#13;    geometry_asewkt)&#13;  VALUES (&#13;    'M44_E',&#13;    'SRID=3946;POLYGON((1379980 5225960,1380000 5225960,1380000 5225940,1379980 5225940,1379980 5225960))');&#13;&#13;INSERT INTO &#13;  batiment (&#13;    id,&#13;    geometry_asewkt)&#13;  VALUES (&#13;    'M44_F',&#13;    'SRID=3946;POLYGON((1380020 5225960,1380040 5225960,1380040 5225940,1380020 5225940,1380020 5225960))');&#13;&#13;INSERT INTO &#13;  batiment (&#13;    id,&#13;    geometry_asewkt)&#13;  VALUES (&#13;    'M44_G',&#13;    'SRID=3946;POLYGON((1379940 5225930,1379960 5225930,1379960 5225910,1379940 5225910,1379940 5225930))');&#13;&#13;INSERT INTO &#13;  batiment (&#13;    id,&#13;    geometry_asewkt)&#13;  VALUES (&#13;    'M44_H',&#13;    'SRID=3946;POLYGON((1379980 5225930,1380000 5225930,1380000 5225910,1379980 5225910,1379980 5225930))');&#13;&#13;INSERT INTO &#13;  batiment (&#13;    id,&#13;    geometry_asewkt)&#13;  VALUES (&#13;    'M44_I',&#13;    'SRID=3946;POLYGON((1380020 5225930,1380040 5225930,1380040 5225910,1380020 5225910,1380020 5225930))');&#13;&#13;" calcext:value-type="string">
            <text:p>INSERT INTO  <text:s/>batiment ( <text:s text:c="3"/>id, <text:s text:c="3"/>geometry_asewkt) <text:s/>VALUES ( <text:s text:c="3"/>'M44_A', <text:s text:c="3"/>'SRID=3946;POLYGON((1379940 5225990,1379960 5225990,1379960 5225970,1379940 5225970,1379940 5225990))');INSERT INTO  <text:s/>batiment ( <text:s text:c="3"/>id, <text:s text:c="3"/>geometry_asewkt) <text:s/>VALUES ( <text:s text:c="3"/>'M44_B', <text:s text:c="3"/>'SRID=3946;POLYGON((1379980 5225990,1380000 5225990,1380000 5225970,1379980 5225970,1379980 5225990))');INSERT INTO  <text:s/>batiment ( <text:s text:c="3"/>id, <text:s text:c="3"/>geometry_asewkt) <text:s/>VALUES ( <text:s text:c="3"/>'M44_C', <text:s text:c="3"/>'SRID=3946;POLYGON((1380020 5225990,1380040 5225990,1380040 5225970,1380020 5225970,1380020 5225990))');INSERT INTO  <text:s/>batiment ( <text:s text:c="3"/>id, <text:s text:c="3"/>geometry_asewkt) <text:s/>VALUES ( <text:s text:c="3"/>'M44_D', <text:s text:c="3"/>'SRID=3946;POLYGON((1379940 5225960,1379960 5225960,1379960 5225940,1379940 5225940,1379940 5225960))');INSERT INTO  <text:s/>batiment ( <text:s text:c="3"/>id, <text:s text:c="3"/>geometry_asewkt) <text:s/>VALUES ( <text:s text:c="3"/>'M44_E', <text:s text:c="3"/>'SRID=3946;POLYGON((1379980 5225960,1380000 5225960,1380000 5225940,1379980 5225940,1379980 5225960))');INSERT INTO  <text:s/>batiment ( <text:s text:c="3"/>id, <text:s text:c="3"/>geometry_asewkt) <text:s/>VALUES ( <text:s text:c="3"/>'M44_F', <text:s text:c="3"/>'SRID=3946;POLYGON((1380020 5225960,1380040 5225960,1380040 5225940,1380020 5225940,1380020 5225960))');INSERT INTO  <text:s/>batiment ( <text:s text:c="3"/>id, <text:s text:c="3"/>geometry_asewkt) <text:s/>VALUES ( <text:s text:c="3"/>'M44_G', <text:s text:c="3"/>'SRID=3946;POLYGON((1379940 5225930,1379960 5225930,1379960 5225910,1379940 5225910,1379940 5225930))');INSERT INTO  <text:s/>batiment ( <text:s text:c="3"/>id, <text:s text:c="3"/>geometry_asewkt) <text:s/>VALUES ( <text:s text:c="3"/>'M44_H', <text:s text:c="3"/>'SRID=3946;POLYGON((1379980 5225930,1380000 5225930,1380000 5225910,1379980 5225910,1379980 5225930))');INSERT INTO  <text:s/>batiment ( <text:s text:c="3"/>id, <text:s text:c="3"/>geometry_asewkt) <text:s/>VALUES ( <text:s text:c="3"/>'M44_I', <text:s text:c="3"/>'SRID=3946;POLYGON((1380020 5225930,1380040 5225930,1380040 5225910,1380020 5225910,138002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2];[.A$2])" office:value-type="string" office:string-value="M45_A" calcext:value-type="string">
            <text:p>M45_A</text:p>
          </table:table-cell>
          <table:table-cell table:style-name="ce5" table:formula="of:=[$case_00140_00100.$B22]+[.B$2]" office:value-type="float" office:value="1380080" calcext:value-type="float">
            <text:p>1380080</text:p>
          </table:table-cell>
          <table:table-cell table:style-name="ce5" table:formula="of:=[$case_00140_00100.$C22]+[.C$2]" office:value-type="float" office:value="5225990" calcext:value-type="float">
            <text:p>5225990</text:p>
          </table:table-cell>
          <table:table-cell table:style-name="ce5" table:formula="of:=[.B22]+20" office:value-type="float" office:value="1380100" calcext:value-type="float">
            <text:p>1380100</text:p>
          </table:table-cell>
          <table:table-cell table:style-name="ce5" table:formula="of:=[.C22]" office:value-type="float" office:value="5225990" calcext:value-type="float">
            <text:p>5225990</text:p>
          </table:table-cell>
          <table:table-cell table:style-name="ce5" table:formula="of:=[.B22]+20" office:value-type="float" office:value="1380100" calcext:value-type="float">
            <text:p>1380100</text:p>
          </table:table-cell>
          <table:table-cell table:style-name="ce5" table:formula="of:=[.C22]-20" office:value-type="float" office:value="5225970" calcext:value-type="float">
            <text:p>5225970</text:p>
          </table:table-cell>
          <table:table-cell table:style-name="ce5" table:formula="of:=[.B22]" office:value-type="float" office:value="1380080" calcext:value-type="float">
            <text:p>1380080</text:p>
          </table:table-cell>
          <table:table-cell table:style-name="ce5" table:formula="of:=[.C22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22];&quot;',&quot;;CHAR(13);&quot;    'SRID=3946;POLYGON((&quot;;[.B22];&quot; &quot;;[.C22];&quot;,&quot;;[.D22];&quot; &quot;;[.E22];&quot;,&quot;;[.F22];&quot; &quot;;[.G22];&quot;,&quot;;[.H22];&quot; &quot;;[.I22];&quot;,&quot;;[.B22];&quot; &quot;;[.C22];&quot;))');&quot;;CHAR(13))" office:value-type="string" office:string-value="INSERT INTO &#13;  batiment (&#13;    id,&#13;    geometry_asewkt)&#13;  VALUES (&#13;    'M45_A',&#13;    'SRID=3946;POLYGON((1380080 5225990,1380100 5225990,1380100 5225970,1380080 5225970,1380080 5225990))');&#13;" calcext:value-type="string">
            <text:p>INSERT INTO  <text:s/>batiment ( <text:s text:c="3"/>id, <text:s text:c="3"/>geometry_asewkt) <text:s/>VALUES ( <text:s text:c="3"/>'M45_A', <text:s text:c="3"/>'SRID=3946;POLYGON((1380080 5225990,1380100 5225990,1380100 5225970,1380080 5225970,1380080 5225990))');</text:p>
          </table:table-cell>
          <table:table-cell table:style-name="ce5" table:formula="of:=CONCATENATE([case_00140_00100.$A22];[.K$2])" office:value-type="string" office:string-value="M45_B" calcext:value-type="string">
            <text:p>M45_B</text:p>
          </table:table-cell>
          <table:table-cell table:style-name="ce5" table:formula="of:=[case_00140_00100.$B22]+[.L$2]" office:value-type="float" office:value="1380120" calcext:value-type="float">
            <text:p>1380120</text:p>
          </table:table-cell>
          <table:table-cell table:style-name="ce5" table:formula="of:=[case_00140_00100.$C22]+[.M$2]" office:value-type="float" office:value="5225990" calcext:value-type="float">
            <text:p>5225990</text:p>
          </table:table-cell>
          <table:table-cell table:style-name="ce5" table:formula="of:=[.L22]+20" office:value-type="float" office:value="1380140" calcext:value-type="float">
            <text:p>1380140</text:p>
          </table:table-cell>
          <table:table-cell table:style-name="ce5" table:formula="of:=[.M22]" office:value-type="float" office:value="5225990" calcext:value-type="float">
            <text:p>5225990</text:p>
          </table:table-cell>
          <table:table-cell table:style-name="ce5" table:formula="of:=[.L22]+20" office:value-type="float" office:value="1380140" calcext:value-type="float">
            <text:p>1380140</text:p>
          </table:table-cell>
          <table:table-cell table:style-name="ce5" table:formula="of:=[.M22]-20" office:value-type="float" office:value="5225970" calcext:value-type="float">
            <text:p>5225970</text:p>
          </table:table-cell>
          <table:table-cell table:style-name="ce5" table:formula="of:=[.L22]" office:value-type="float" office:value="1380120" calcext:value-type="float">
            <text:p>1380120</text:p>
          </table:table-cell>
          <table:table-cell table:style-name="ce5" table:formula="of:=[.M22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22];&quot;',&quot;;CHAR(13);&quot;    'SRID=3946;POLYGON((&quot;;[.L22];&quot; &quot;;[.M22];&quot;,&quot;;[.N22];&quot; &quot;;[.O22];&quot;,&quot;;[.P22];&quot; &quot;;[.Q22];&quot;,&quot;;[.R22];&quot; &quot;;[.S22];&quot;,&quot;;[.L22];&quot; &quot;;[.M22];&quot;))');&quot;;CHAR(13))" office:value-type="string" office:string-value="INSERT INTO &#13;  batiment (&#13;    id,&#13;    geometry_asewkt)&#13;  VALUES (&#13;    'M45_B',&#13;    'SRID=3946;POLYGON((1380120 5225990,1380140 5225990,1380140 5225970,1380120 5225970,1380120 5225990))');&#13;" calcext:value-type="string">
            <text:p>INSERT INTO  <text:s/>batiment ( <text:s text:c="3"/>id, <text:s text:c="3"/>geometry_asewkt) <text:s/>VALUES ( <text:s text:c="3"/>'M45_B', <text:s text:c="3"/>'SRID=3946;POLYGON((1380120 5225990,1380140 5225990,1380140 5225970,1380120 5225970,1380120 5225990))');</text:p>
          </table:table-cell>
          <table:table-cell table:style-name="ce5" table:formula="of:=CONCATENATE([case_00140_00100.$A22];[.U$2])" office:value-type="string" office:string-value="M45_C" calcext:value-type="string">
            <text:p>M45_C</text:p>
          </table:table-cell>
          <table:table-cell table:style-name="ce5" table:formula="of:=[case_00140_00100.$B22]+[.V$2]" office:value-type="float" office:value="1380160" calcext:value-type="float">
            <text:p>1380160</text:p>
          </table:table-cell>
          <table:table-cell table:style-name="ce5" table:formula="of:=[case_00140_00100.$C22]+[.W$2]" office:value-type="float" office:value="5225990" calcext:value-type="float">
            <text:p>5225990</text:p>
          </table:table-cell>
          <table:table-cell table:style-name="ce5" table:formula="of:=[.V22]+20" office:value-type="float" office:value="1380180" calcext:value-type="float">
            <text:p>1380180</text:p>
          </table:table-cell>
          <table:table-cell table:style-name="ce5" table:formula="of:=[.W22]" office:value-type="float" office:value="5225990" calcext:value-type="float">
            <text:p>5225990</text:p>
          </table:table-cell>
          <table:table-cell table:style-name="ce5" table:formula="of:=[.V22]+20" office:value-type="float" office:value="1380180" calcext:value-type="float">
            <text:p>1380180</text:p>
          </table:table-cell>
          <table:table-cell table:style-name="ce5" table:formula="of:=[.W22]-20" office:value-type="float" office:value="5225970" calcext:value-type="float">
            <text:p>5225970</text:p>
          </table:table-cell>
          <table:table-cell table:style-name="ce5" table:formula="of:=[.V22]" office:value-type="float" office:value="1380160" calcext:value-type="float">
            <text:p>1380160</text:p>
          </table:table-cell>
          <table:table-cell table:style-name="ce5" table:formula="of:=[.W22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22];&quot;',&quot;;CHAR(13);&quot;    'SRID=3946;POLYGON((&quot;;[.V22];&quot; &quot;;[.W22];&quot;,&quot;;[.X22];&quot; &quot;;[.Y22];&quot;,&quot;;[.Z22];&quot; &quot;;[.AA22];&quot;,&quot;;[.AB22];&quot; &quot;;[.AC22];&quot;,&quot;;[.V22];&quot; &quot;;[.W22];&quot;))');&quot;;CHAR(13))" office:value-type="string" office:string-value="INSERT INTO &#13;  batiment (&#13;    id,&#13;    geometry_asewkt)&#13;  VALUES (&#13;    'M45_C',&#13;    'SRID=3946;POLYGON((1380160 5225990,1380180 5225990,1380180 5225970,1380160 5225970,1380160 5225990))');&#13;" calcext:value-type="string">
            <text:p>INSERT INTO  <text:s/>batiment ( <text:s text:c="3"/>id, <text:s text:c="3"/>geometry_asewkt) <text:s/>VALUES ( <text:s text:c="3"/>'M45_C', <text:s text:c="3"/>'SRID=3946;POLYGON((1380160 5225990,1380180 5225990,1380180 5225970,1380160 5225970,1380160 5225990))');</text:p>
          </table:table-cell>
          <table:table-cell table:style-name="ce5" table:formula="of:=CONCATENATE([case_00140_00100.$A22];[.AE$2])" office:value-type="string" office:string-value="M45_D" calcext:value-type="string">
            <text:p>M45_D</text:p>
          </table:table-cell>
          <table:table-cell table:style-name="ce5" table:formula="of:=[case_00140_00100.$B22]+[.AF$2]" office:value-type="float" office:value="1380080" calcext:value-type="float">
            <text:p>1380080</text:p>
          </table:table-cell>
          <table:table-cell table:style-name="ce5" table:formula="of:=[case_00140_00100.$C22]+[.AG$2]" office:value-type="float" office:value="5225960" calcext:value-type="float">
            <text:p>5225960</text:p>
          </table:table-cell>
          <table:table-cell table:style-name="ce5" table:formula="of:=[.AF22]+20" office:value-type="float" office:value="1380100" calcext:value-type="float">
            <text:p>1380100</text:p>
          </table:table-cell>
          <table:table-cell table:style-name="ce5" table:formula="of:=[.AG22]" office:value-type="float" office:value="5225960" calcext:value-type="float">
            <text:p>5225960</text:p>
          </table:table-cell>
          <table:table-cell table:style-name="ce5" table:formula="of:=[.AF22]+20" office:value-type="float" office:value="1380100" calcext:value-type="float">
            <text:p>1380100</text:p>
          </table:table-cell>
          <table:table-cell table:style-name="ce5" table:formula="of:=[.AG22]-20" office:value-type="float" office:value="5225940" calcext:value-type="float">
            <text:p>5225940</text:p>
          </table:table-cell>
          <table:table-cell table:style-name="ce5" table:formula="of:=[.AF22]" office:value-type="float" office:value="1380080" calcext:value-type="float">
            <text:p>1380080</text:p>
          </table:table-cell>
          <table:table-cell table:style-name="ce5" table:formula="of:=[.AG22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22];&quot;',&quot;;CHAR(13);&quot;    'SRID=3946;POLYGON((&quot;;[.AF22];&quot; &quot;;[.AG22];&quot;,&quot;;[.AH22];&quot; &quot;;[.AI22];&quot;,&quot;;[.AJ22];&quot; &quot;;[.AK22];&quot;,&quot;;[.AL22];&quot; &quot;;[.AM22];&quot;,&quot;;[.AF22];&quot; &quot;;[.AG22];&quot;))');&quot;;CHAR(13))" office:value-type="string" office:string-value="INSERT INTO &#13;  batiment (&#13;    id,&#13;    geometry_asewkt)&#13;  VALUES (&#13;    'M45_D',&#13;    'SRID=3946;POLYGON((1380080 5225960,1380100 5225960,1380100 5225940,1380080 5225940,1380080 5225960))');&#13;" calcext:value-type="string">
            <text:p>INSERT INTO  <text:s/>batiment ( <text:s text:c="3"/>id, <text:s text:c="3"/>geometry_asewkt) <text:s/>VALUES ( <text:s text:c="3"/>'M45_D', <text:s text:c="3"/>'SRID=3946;POLYGON((1380080 5225960,1380100 5225960,1380100 5225940,1380080 5225940,1380080 5225960))');</text:p>
          </table:table-cell>
          <table:table-cell table:style-name="ce5" table:formula="of:=CONCATENATE([case_00140_00100.$A22];[.AO$2])" office:value-type="string" office:string-value="M45_E" calcext:value-type="string">
            <text:p>M45_E</text:p>
          </table:table-cell>
          <table:table-cell table:style-name="ce5" table:formula="of:=[case_00140_00100.$B22]+[.AP$2]" office:value-type="float" office:value="1380120" calcext:value-type="float">
            <text:p>1380120</text:p>
          </table:table-cell>
          <table:table-cell table:style-name="ce5" table:formula="of:=[case_00140_00100.$C22]+[.AQ$2]" office:value-type="float" office:value="5225960" calcext:value-type="float">
            <text:p>5225960</text:p>
          </table:table-cell>
          <table:table-cell table:style-name="ce5" table:formula="of:=[.AP22]+20" office:value-type="float" office:value="1380140" calcext:value-type="float">
            <text:p>1380140</text:p>
          </table:table-cell>
          <table:table-cell table:style-name="ce5" table:formula="of:=[.AQ22]" office:value-type="float" office:value="5225960" calcext:value-type="float">
            <text:p>5225960</text:p>
          </table:table-cell>
          <table:table-cell table:style-name="ce5" table:formula="of:=[.AP22]+20" office:value-type="float" office:value="1380140" calcext:value-type="float">
            <text:p>1380140</text:p>
          </table:table-cell>
          <table:table-cell table:style-name="ce5" table:formula="of:=[.AQ22]-20" office:value-type="float" office:value="5225940" calcext:value-type="float">
            <text:p>5225940</text:p>
          </table:table-cell>
          <table:table-cell table:style-name="ce5" table:formula="of:=[.AP22]" office:value-type="float" office:value="1380120" calcext:value-type="float">
            <text:p>1380120</text:p>
          </table:table-cell>
          <table:table-cell table:style-name="ce5" table:formula="of:=[.AQ22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22];&quot;',&quot;;CHAR(13);&quot;    'SRID=3946;POLYGON((&quot;;[.AP22];&quot; &quot;;[.AQ22];&quot;,&quot;;[.AR22];&quot; &quot;;[.AS22];&quot;,&quot;;[.AT22];&quot; &quot;;[.AU22];&quot;,&quot;;[.AV22];&quot; &quot;;[.AW22];&quot;,&quot;;[.AP22];&quot; &quot;;[.AQ22];&quot;))');&quot;;CHAR(13))" office:value-type="string" office:string-value="INSERT INTO &#13;  batiment (&#13;    id,&#13;    geometry_asewkt)&#13;  VALUES (&#13;    'M45_E',&#13;    'SRID=3946;POLYGON((1380120 5225960,1380140 5225960,1380140 5225940,1380120 5225940,1380120 5225960))');&#13;" calcext:value-type="string">
            <text:p>INSERT INTO  <text:s/>batiment ( <text:s text:c="3"/>id, <text:s text:c="3"/>geometry_asewkt) <text:s/>VALUES ( <text:s text:c="3"/>'M45_E', <text:s text:c="3"/>'SRID=3946;POLYGON((1380120 5225960,1380140 5225960,1380140 5225940,1380120 5225940,1380120 5225960))');</text:p>
          </table:table-cell>
          <table:table-cell table:style-name="ce5" table:formula="of:=CONCATENATE([case_00140_00100.$A22];[.AY$2])" office:value-type="string" office:string-value="M45_F" calcext:value-type="string">
            <text:p>M45_F</text:p>
          </table:table-cell>
          <table:table-cell table:style-name="ce5" table:formula="of:=[case_00140_00100.$B22]+[.AZ$2]" office:value-type="float" office:value="1380160" calcext:value-type="float">
            <text:p>1380160</text:p>
          </table:table-cell>
          <table:table-cell table:style-name="ce5" table:formula="of:=[case_00140_00100.$C22]+[.BA$2]" office:value-type="float" office:value="5225960" calcext:value-type="float">
            <text:p>5225960</text:p>
          </table:table-cell>
          <table:table-cell table:style-name="ce5" table:formula="of:=[.AZ22]+20" office:value-type="float" office:value="1380180" calcext:value-type="float">
            <text:p>1380180</text:p>
          </table:table-cell>
          <table:table-cell table:style-name="ce5" table:formula="of:=[.BA22]" office:value-type="float" office:value="5225960" calcext:value-type="float">
            <text:p>5225960</text:p>
          </table:table-cell>
          <table:table-cell table:style-name="ce5" table:formula="of:=[.AZ22]+20" office:value-type="float" office:value="1380180" calcext:value-type="float">
            <text:p>1380180</text:p>
          </table:table-cell>
          <table:table-cell table:style-name="ce5" table:formula="of:=[.BA22]-20" office:value-type="float" office:value="5225940" calcext:value-type="float">
            <text:p>5225940</text:p>
          </table:table-cell>
          <table:table-cell table:style-name="ce5" table:formula="of:=[.AZ22]" office:value-type="float" office:value="1380160" calcext:value-type="float">
            <text:p>1380160</text:p>
          </table:table-cell>
          <table:table-cell table:style-name="ce5" table:formula="of:=[.BA22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22];&quot;',&quot;;CHAR(13);&quot;    'SRID=3946;POLYGON((&quot;;[.AZ22];&quot; &quot;;[.BA22];&quot;,&quot;;[.BB22];&quot; &quot;;[.BC22];&quot;,&quot;;[.BD22];&quot; &quot;;[.BE22];&quot;,&quot;;[.BF22];&quot; &quot;;[.BG22];&quot;,&quot;;[.AZ22];&quot; &quot;;[.BA22];&quot;))');&quot;;CHAR(13))" office:value-type="string" office:string-value="INSERT INTO &#13;  batiment (&#13;    id,&#13;    geometry_asewkt)&#13;  VALUES (&#13;    'M45_F',&#13;    'SRID=3946;POLYGON((1380160 5225960,1380180 5225960,1380180 5225940,1380160 5225940,1380160 5225960))');&#13;" calcext:value-type="string">
            <text:p>INSERT INTO  <text:s/>batiment ( <text:s text:c="3"/>id, <text:s text:c="3"/>geometry_asewkt) <text:s/>VALUES ( <text:s text:c="3"/>'M45_F', <text:s text:c="3"/>'SRID=3946;POLYGON((1380160 5225960,1380180 5225960,1380180 5225940,1380160 5225940,1380160 5225960))');</text:p>
          </table:table-cell>
          <table:table-cell table:style-name="ce5" table:formula="of:=CONCATENATE([case_00140_00100.$A22];[.BI$2])" office:value-type="string" office:string-value="M45_G" calcext:value-type="string">
            <text:p>M45_G</text:p>
          </table:table-cell>
          <table:table-cell table:style-name="ce5" table:formula="of:=[case_00140_00100.$B22]+[.BJ$2]" office:value-type="float" office:value="1380080" calcext:value-type="float">
            <text:p>1380080</text:p>
          </table:table-cell>
          <table:table-cell table:style-name="ce5" table:formula="of:=[case_00140_00100.$C22]+[.BK$2]" office:value-type="float" office:value="5225930" calcext:value-type="float">
            <text:p>5225930</text:p>
          </table:table-cell>
          <table:table-cell table:style-name="ce5" table:formula="of:=[.BJ22]+20" office:value-type="float" office:value="1380100" calcext:value-type="float">
            <text:p>1380100</text:p>
          </table:table-cell>
          <table:table-cell table:style-name="ce5" table:formula="of:=[.BK22]" office:value-type="float" office:value="5225930" calcext:value-type="float">
            <text:p>5225930</text:p>
          </table:table-cell>
          <table:table-cell table:style-name="ce5" table:formula="of:=[.BJ22]+20" office:value-type="float" office:value="1380100" calcext:value-type="float">
            <text:p>1380100</text:p>
          </table:table-cell>
          <table:table-cell table:style-name="ce5" table:formula="of:=[.BK22]-20" office:value-type="float" office:value="5225910" calcext:value-type="float">
            <text:p>5225910</text:p>
          </table:table-cell>
          <table:table-cell table:style-name="ce5" table:formula="of:=[.BJ22]" office:value-type="float" office:value="1380080" calcext:value-type="float">
            <text:p>1380080</text:p>
          </table:table-cell>
          <table:table-cell table:style-name="ce5" table:formula="of:=[.BK22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22];&quot;',&quot;;CHAR(13);&quot;    'SRID=3946;POLYGON((&quot;;[.BJ22];&quot; &quot;;[.BK22];&quot;,&quot;;[.BL22];&quot; &quot;;[.BM22];&quot;,&quot;;[.BN22];&quot; &quot;;[.BO22];&quot;,&quot;;[.BP22];&quot; &quot;;[.BQ22];&quot;,&quot;;[.BJ22];&quot; &quot;;[.BK22];&quot;))');&quot;;CHAR(13))" office:value-type="string" office:string-value="INSERT INTO &#13;  batiment (&#13;    id,&#13;    geometry_asewkt)&#13;  VALUES (&#13;    'M45_G',&#13;    'SRID=3946;POLYGON((1380080 5225930,1380100 5225930,1380100 5225910,1380080 5225910,1380080 5225930))');&#13;" calcext:value-type="string">
            <text:p>INSERT INTO  <text:s/>batiment ( <text:s text:c="3"/>id, <text:s text:c="3"/>geometry_asewkt) <text:s/>VALUES ( <text:s text:c="3"/>'M45_G', <text:s text:c="3"/>'SRID=3946;POLYGON((1380080 5225930,1380100 5225930,1380100 5225910,1380080 5225910,1380080 5225930))');</text:p>
          </table:table-cell>
          <table:table-cell table:style-name="ce5" table:formula="of:=CONCATENATE([case_00140_00100.$A22];[.BS$2])" office:value-type="string" office:string-value="M45_H" calcext:value-type="string">
            <text:p>M45_H</text:p>
          </table:table-cell>
          <table:table-cell table:style-name="ce5" table:formula="of:=[case_00140_00100.$B22]+[.BT$2]" office:value-type="float" office:value="1380120" calcext:value-type="float">
            <text:p>1380120</text:p>
          </table:table-cell>
          <table:table-cell table:style-name="ce5" table:formula="of:=[case_00140_00100.$C22]+[.BU$2]" office:value-type="float" office:value="5225930" calcext:value-type="float">
            <text:p>5225930</text:p>
          </table:table-cell>
          <table:table-cell table:style-name="ce5" table:formula="of:=[.BT22]+20" office:value-type="float" office:value="1380140" calcext:value-type="float">
            <text:p>1380140</text:p>
          </table:table-cell>
          <table:table-cell table:style-name="ce5" table:formula="of:=[.BU22]" office:value-type="float" office:value="5225930" calcext:value-type="float">
            <text:p>5225930</text:p>
          </table:table-cell>
          <table:table-cell table:style-name="ce5" table:formula="of:=[.BT22]+20" office:value-type="float" office:value="1380140" calcext:value-type="float">
            <text:p>1380140</text:p>
          </table:table-cell>
          <table:table-cell table:style-name="ce5" table:formula="of:=[.BU22]-20" office:value-type="float" office:value="5225910" calcext:value-type="float">
            <text:p>5225910</text:p>
          </table:table-cell>
          <table:table-cell table:style-name="ce5" table:formula="of:=[.BT22]" office:value-type="float" office:value="1380120" calcext:value-type="float">
            <text:p>1380120</text:p>
          </table:table-cell>
          <table:table-cell table:style-name="ce5" table:formula="of:=[.BU22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22];&quot;',&quot;;CHAR(13);&quot;    'SRID=3946;POLYGON((&quot;;[.BT22];&quot; &quot;;[.BU22];&quot;,&quot;;[.BV22];&quot; &quot;;[.BW22];&quot;,&quot;;[.BX22];&quot; &quot;;[.BY22];&quot;,&quot;;[.BZ22];&quot; &quot;;[.CA22];&quot;,&quot;;[.BT22];&quot; &quot;;[.BU22];&quot;))');&quot;;CHAR(13))" office:value-type="string" office:string-value="INSERT INTO &#13;  batiment (&#13;    id,&#13;    geometry_asewkt)&#13;  VALUES (&#13;    'M45_H',&#13;    'SRID=3946;POLYGON((1380120 5225930,1380140 5225930,1380140 5225910,1380120 5225910,1380120 5225930))');&#13;" calcext:value-type="string">
            <text:p>INSERT INTO  <text:s/>batiment ( <text:s text:c="3"/>id, <text:s text:c="3"/>geometry_asewkt) <text:s/>VALUES ( <text:s text:c="3"/>'M45_H', <text:s text:c="3"/>'SRID=3946;POLYGON((1380120 5225930,1380140 5225930,1380140 5225910,1380120 5225910,1380120 5225930))');</text:p>
          </table:table-cell>
          <table:table-cell table:style-name="ce5" table:formula="of:=CONCATENATE([case_00140_00100.$A22];[.CC$2])" office:value-type="string" office:string-value="M45_I" calcext:value-type="string">
            <text:p>M45_I</text:p>
          </table:table-cell>
          <table:table-cell table:style-name="ce5" table:formula="of:=[case_00140_00100.$B22]+[.CD$2]" office:value-type="float" office:value="1380160" calcext:value-type="float">
            <text:p>1380160</text:p>
          </table:table-cell>
          <table:table-cell table:style-name="ce5" table:formula="of:=[case_00140_00100.$C22]+[.CE$2]" office:value-type="float" office:value="5225930" calcext:value-type="float">
            <text:p>5225930</text:p>
          </table:table-cell>
          <table:table-cell table:style-name="ce5" table:formula="of:=[.CD22]+20" office:value-type="float" office:value="1380180" calcext:value-type="float">
            <text:p>1380180</text:p>
          </table:table-cell>
          <table:table-cell table:style-name="ce5" table:formula="of:=[.CE22]" office:value-type="float" office:value="5225930" calcext:value-type="float">
            <text:p>5225930</text:p>
          </table:table-cell>
          <table:table-cell table:style-name="ce5" table:formula="of:=[.CD22]+20" office:value-type="float" office:value="1380180" calcext:value-type="float">
            <text:p>1380180</text:p>
          </table:table-cell>
          <table:table-cell table:style-name="ce5" table:formula="of:=[.CE22]-20" office:value-type="float" office:value="5225910" calcext:value-type="float">
            <text:p>5225910</text:p>
          </table:table-cell>
          <table:table-cell table:style-name="ce5" table:formula="of:=[.CD22]" office:value-type="float" office:value="1380160" calcext:value-type="float">
            <text:p>1380160</text:p>
          </table:table-cell>
          <table:table-cell table:style-name="ce5" table:formula="of:=[.CE22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22];&quot;',&quot;;CHAR(13);&quot;    'SRID=3946;POLYGON((&quot;;[.CD22];&quot; &quot;;[.CE22];&quot;,&quot;;[.CF22];&quot; &quot;;[.CG22];&quot;,&quot;;[.CH22];&quot; &quot;;[.CI22];&quot;,&quot;;[.CJ22];&quot; &quot;;[.CK22];&quot;,&quot;;[.CD22];&quot; &quot;;[.CE22];&quot;))');&quot;;CHAR(13))" office:value-type="string" office:string-value="INSERT INTO &#13;  batiment (&#13;    id,&#13;    geometry_asewkt)&#13;  VALUES (&#13;    'M45_I',&#13;    'SRID=3946;POLYGON((1380160 5225930,1380180 5225930,1380180 5225910,1380160 5225910,1380160 5225930))');&#13;" calcext:value-type="string">
            <text:p>INSERT INTO  <text:s/>batiment ( <text:s text:c="3"/>id, <text:s text:c="3"/>geometry_asewkt) <text:s/>VALUES ( <text:s text:c="3"/>'M45_I', <text:s text:c="3"/>'SRID=3946;POLYGON((1380160 5225930,1380180 5225930,1380180 5225910,1380160 5225910,1380160 5225930))');</text:p>
          </table:table-cell>
          <table:table-cell table:formula="of:=CONCATENATE([.J22];CHAR(13);[.T22];CHAR(13);[.AD22];CHAR(13);[.AN22];CHAR(13);[.AX22];CHAR(13);[.BH22];CHAR(13);[.BR22];CHAR(13);[.CB22];CHAR(13);[.CL22];CHAR(13))" office:value-type="string" office:string-value="INSERT INTO &#13;  batiment (&#13;    id,&#13;    geometry_asewkt)&#13;  VALUES (&#13;    'M45_A',&#13;    'SRID=3946;POLYGON((1380080 5225990,1380100 5225990,1380100 5225970,1380080 5225970,1380080 5225990))');&#13;&#13;INSERT INTO &#13;  batiment (&#13;    id,&#13;    geometry_asewkt)&#13;  VALUES (&#13;    'M45_B',&#13;    'SRID=3946;POLYGON((1380120 5225990,1380140 5225990,1380140 5225970,1380120 5225970,1380120 5225990))');&#13;&#13;INSERT INTO &#13;  batiment (&#13;    id,&#13;    geometry_asewkt)&#13;  VALUES (&#13;    'M45_C',&#13;    'SRID=3946;POLYGON((1380160 5225990,1380180 5225990,1380180 5225970,1380160 5225970,1380160 5225990))');&#13;&#13;INSERT INTO &#13;  batiment (&#13;    id,&#13;    geometry_asewkt)&#13;  VALUES (&#13;    'M45_D',&#13;    'SRID=3946;POLYGON((1380080 5225960,1380100 5225960,1380100 5225940,1380080 5225940,1380080 5225960))');&#13;&#13;INSERT INTO &#13;  batiment (&#13;    id,&#13;    geometry_asewkt)&#13;  VALUES (&#13;    'M45_E',&#13;    'SRID=3946;POLYGON((1380120 5225960,1380140 5225960,1380140 5225940,1380120 5225940,1380120 5225960))');&#13;&#13;INSERT INTO &#13;  batiment (&#13;    id,&#13;    geometry_asewkt)&#13;  VALUES (&#13;    'M45_F',&#13;    'SRID=3946;POLYGON((1380160 5225960,1380180 5225960,1380180 5225940,1380160 5225940,1380160 5225960))');&#13;&#13;INSERT INTO &#13;  batiment (&#13;    id,&#13;    geometry_asewkt)&#13;  VALUES (&#13;    'M45_G',&#13;    'SRID=3946;POLYGON((1380080 5225930,1380100 5225930,1380100 5225910,1380080 5225910,1380080 5225930))');&#13;&#13;INSERT INTO &#13;  batiment (&#13;    id,&#13;    geometry_asewkt)&#13;  VALUES (&#13;    'M45_H',&#13;    'SRID=3946;POLYGON((1380120 5225930,1380140 5225930,1380140 5225910,1380120 5225910,1380120 5225930))');&#13;&#13;INSERT INTO &#13;  batiment (&#13;    id,&#13;    geometry_asewkt)&#13;  VALUES (&#13;    'M45_I',&#13;    'SRID=3946;POLYGON((1380160 5225930,1380180 5225930,1380180 5225910,1380160 5225910,1380160 5225930))');&#13;&#13;" calcext:value-type="string">
            <text:p>INSERT INTO  <text:s/>batiment ( <text:s text:c="3"/>id, <text:s text:c="3"/>geometry_asewkt) <text:s/>VALUES ( <text:s text:c="3"/>'M45_A', <text:s text:c="3"/>'SRID=3946;POLYGON((1380080 5225990,1380100 5225990,1380100 5225970,1380080 5225970,1380080 5225990))');INSERT INTO  <text:s/>batiment ( <text:s text:c="3"/>id, <text:s text:c="3"/>geometry_asewkt) <text:s/>VALUES ( <text:s text:c="3"/>'M45_B', <text:s text:c="3"/>'SRID=3946;POLYGON((1380120 5225990,1380140 5225990,1380140 5225970,1380120 5225970,1380120 5225990))');INSERT INTO  <text:s/>batiment ( <text:s text:c="3"/>id, <text:s text:c="3"/>geometry_asewkt) <text:s/>VALUES ( <text:s text:c="3"/>'M45_C', <text:s text:c="3"/>'SRID=3946;POLYGON((1380160 5225990,1380180 5225990,1380180 5225970,1380160 5225970,1380160 5225990))');INSERT INTO  <text:s/>batiment ( <text:s text:c="3"/>id, <text:s text:c="3"/>geometry_asewkt) <text:s/>VALUES ( <text:s text:c="3"/>'M45_D', <text:s text:c="3"/>'SRID=3946;POLYGON((1380080 5225960,1380100 5225960,1380100 5225940,1380080 5225940,1380080 5225960))');INSERT INTO  <text:s/>batiment ( <text:s text:c="3"/>id, <text:s text:c="3"/>geometry_asewkt) <text:s/>VALUES ( <text:s text:c="3"/>'M45_E', <text:s text:c="3"/>'SRID=3946;POLYGON((1380120 5225960,1380140 5225960,1380140 5225940,1380120 5225940,1380120 5225960))');INSERT INTO  <text:s/>batiment ( <text:s text:c="3"/>id, <text:s text:c="3"/>geometry_asewkt) <text:s/>VALUES ( <text:s text:c="3"/>'M45_F', <text:s text:c="3"/>'SRID=3946;POLYGON((1380160 5225960,1380180 5225960,1380180 5225940,1380160 5225940,1380160 5225960))');INSERT INTO  <text:s/>batiment ( <text:s text:c="3"/>id, <text:s text:c="3"/>geometry_asewkt) <text:s/>VALUES ( <text:s text:c="3"/>'M45_G', <text:s text:c="3"/>'SRID=3946;POLYGON((1380080 5225930,1380100 5225930,1380100 5225910,1380080 5225910,1380080 5225930))');INSERT INTO  <text:s/>batiment ( <text:s text:c="3"/>id, <text:s text:c="3"/>geometry_asewkt) <text:s/>VALUES ( <text:s text:c="3"/>'M45_H', <text:s text:c="3"/>'SRID=3946;POLYGON((1380120 5225930,1380140 5225930,1380140 5225910,1380120 5225910,1380120 5225930))');INSERT INTO  <text:s/>batiment ( <text:s text:c="3"/>id, <text:s text:c="3"/>geometry_asewkt) <text:s/>VALUES ( <text:s text:c="3"/>'M45_I', <text:s text:c="3"/>'SRID=3946;POLYGON((1380160 5225930,1380180 5225930,1380180 5225910,1380160 5225910,138016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3];[.A$2])" office:value-type="string" office:string-value="M51_A" calcext:value-type="string">
            <text:p>M51_A</text:p>
          </table:table-cell>
          <table:table-cell table:style-name="ce5" table:formula="of:=[$case_00140_00100.$B23]+[.B$2]" office:value-type="float" office:value="1379520" calcext:value-type="float">
            <text:p>1379520</text:p>
          </table:table-cell>
          <table:table-cell table:style-name="ce5" table:formula="of:=[$case_00140_00100.$C23]+[.C$2]" office:value-type="float" office:value="5225890" calcext:value-type="float">
            <text:p>5225890</text:p>
          </table:table-cell>
          <table:table-cell table:style-name="ce5" table:formula="of:=[.B23]+20" office:value-type="float" office:value="1379540" calcext:value-type="float">
            <text:p>1379540</text:p>
          </table:table-cell>
          <table:table-cell table:style-name="ce5" table:formula="of:=[.C23]" office:value-type="float" office:value="5225890" calcext:value-type="float">
            <text:p>5225890</text:p>
          </table:table-cell>
          <table:table-cell table:style-name="ce5" table:formula="of:=[.B23]+20" office:value-type="float" office:value="1379540" calcext:value-type="float">
            <text:p>1379540</text:p>
          </table:table-cell>
          <table:table-cell table:style-name="ce5" table:formula="of:=[.C23]-20" office:value-type="float" office:value="5225870" calcext:value-type="float">
            <text:p>5225870</text:p>
          </table:table-cell>
          <table:table-cell table:style-name="ce5" table:formula="of:=[.B23]" office:value-type="float" office:value="1379520" calcext:value-type="float">
            <text:p>1379520</text:p>
          </table:table-cell>
          <table:table-cell table:style-name="ce5" table:formula="of:=[.C23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3];&quot;',&quot;;CHAR(13);&quot;    'SRID=3946;POLYGON((&quot;;[.B23];&quot; &quot;;[.C23];&quot;,&quot;;[.D23];&quot; &quot;;[.E23];&quot;,&quot;;[.F23];&quot; &quot;;[.G23];&quot;,&quot;;[.H23];&quot; &quot;;[.I23];&quot;,&quot;;[.B23];&quot; &quot;;[.C23];&quot;))');&quot;;CHAR(13))" office:value-type="string" office:string-value="INSERT INTO &#13;  batiment (&#13;    id,&#13;    geometry_asewkt)&#13;  VALUES (&#13;    'M51_A',&#13;    'SRID=3946;POLYGON((1379520 5225890,1379540 5225890,1379540 5225870,1379520 5225870,1379520 5225890))');&#13;" calcext:value-type="string">
            <text:p>INSERT INTO  <text:s/>batiment ( <text:s text:c="3"/>id, <text:s text:c="3"/>geometry_asewkt) <text:s/>VALUES ( <text:s text:c="3"/>'M51_A', <text:s text:c="3"/>'SRID=3946;POLYGON((1379520 5225890,1379540 5225890,1379540 5225870,1379520 5225870,1379520 5225890))');</text:p>
          </table:table-cell>
          <table:table-cell table:style-name="ce5" table:formula="of:=CONCATENATE([case_00140_00100.$A23];[.K$2])" office:value-type="string" office:string-value="M51_B" calcext:value-type="string">
            <text:p>M51_B</text:p>
          </table:table-cell>
          <table:table-cell table:style-name="ce5" table:formula="of:=[case_00140_00100.$B23]+[.L$2]" office:value-type="float" office:value="1379560" calcext:value-type="float">
            <text:p>1379560</text:p>
          </table:table-cell>
          <table:table-cell table:style-name="ce5" table:formula="of:=[case_00140_00100.$C23]+[.M$2]" office:value-type="float" office:value="5225890" calcext:value-type="float">
            <text:p>5225890</text:p>
          </table:table-cell>
          <table:table-cell table:style-name="ce5" table:formula="of:=[.L23]+20" office:value-type="float" office:value="1379580" calcext:value-type="float">
            <text:p>1379580</text:p>
          </table:table-cell>
          <table:table-cell table:style-name="ce5" table:formula="of:=[.M23]" office:value-type="float" office:value="5225890" calcext:value-type="float">
            <text:p>5225890</text:p>
          </table:table-cell>
          <table:table-cell table:style-name="ce5" table:formula="of:=[.L23]+20" office:value-type="float" office:value="1379580" calcext:value-type="float">
            <text:p>1379580</text:p>
          </table:table-cell>
          <table:table-cell table:style-name="ce5" table:formula="of:=[.M23]-20" office:value-type="float" office:value="5225870" calcext:value-type="float">
            <text:p>5225870</text:p>
          </table:table-cell>
          <table:table-cell table:style-name="ce5" table:formula="of:=[.L23]" office:value-type="float" office:value="1379560" calcext:value-type="float">
            <text:p>1379560</text:p>
          </table:table-cell>
          <table:table-cell table:style-name="ce5" table:formula="of:=[.M23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3];&quot;',&quot;;CHAR(13);&quot;    'SRID=3946;POLYGON((&quot;;[.L23];&quot; &quot;;[.M23];&quot;,&quot;;[.N23];&quot; &quot;;[.O23];&quot;,&quot;;[.P23];&quot; &quot;;[.Q23];&quot;,&quot;;[.R23];&quot; &quot;;[.S23];&quot;,&quot;;[.L23];&quot; &quot;;[.M23];&quot;))');&quot;;CHAR(13))" office:value-type="string" office:string-value="INSERT INTO &#13;  batiment (&#13;    id,&#13;    geometry_asewkt)&#13;  VALUES (&#13;    'M51_B',&#13;    'SRID=3946;POLYGON((1379560 5225890,1379580 5225890,1379580 5225870,1379560 5225870,1379560 5225890))');&#13;" calcext:value-type="string">
            <text:p>INSERT INTO  <text:s/>batiment ( <text:s text:c="3"/>id, <text:s text:c="3"/>geometry_asewkt) <text:s/>VALUES ( <text:s text:c="3"/>'M51_B', <text:s text:c="3"/>'SRID=3946;POLYGON((1379560 5225890,1379580 5225890,1379580 5225870,1379560 5225870,1379560 5225890))');</text:p>
          </table:table-cell>
          <table:table-cell table:style-name="ce5" table:formula="of:=CONCATENATE([case_00140_00100.$A23];[.U$2])" office:value-type="string" office:string-value="M51_C" calcext:value-type="string">
            <text:p>M51_C</text:p>
          </table:table-cell>
          <table:table-cell table:style-name="ce5" table:formula="of:=[case_00140_00100.$B23]+[.V$2]" office:value-type="float" office:value="1379600" calcext:value-type="float">
            <text:p>1379600</text:p>
          </table:table-cell>
          <table:table-cell table:style-name="ce5" table:formula="of:=[case_00140_00100.$C23]+[.W$2]" office:value-type="float" office:value="5225890" calcext:value-type="float">
            <text:p>5225890</text:p>
          </table:table-cell>
          <table:table-cell table:style-name="ce5" table:formula="of:=[.V23]+20" office:value-type="float" office:value="1379620" calcext:value-type="float">
            <text:p>1379620</text:p>
          </table:table-cell>
          <table:table-cell table:style-name="ce5" table:formula="of:=[.W23]" office:value-type="float" office:value="5225890" calcext:value-type="float">
            <text:p>5225890</text:p>
          </table:table-cell>
          <table:table-cell table:style-name="ce5" table:formula="of:=[.V23]+20" office:value-type="float" office:value="1379620" calcext:value-type="float">
            <text:p>1379620</text:p>
          </table:table-cell>
          <table:table-cell table:style-name="ce5" table:formula="of:=[.W23]-20" office:value-type="float" office:value="5225870" calcext:value-type="float">
            <text:p>5225870</text:p>
          </table:table-cell>
          <table:table-cell table:style-name="ce5" table:formula="of:=[.V23]" office:value-type="float" office:value="1379600" calcext:value-type="float">
            <text:p>1379600</text:p>
          </table:table-cell>
          <table:table-cell table:style-name="ce5" table:formula="of:=[.W23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3];&quot;',&quot;;CHAR(13);&quot;    'SRID=3946;POLYGON((&quot;;[.V23];&quot; &quot;;[.W23];&quot;,&quot;;[.X23];&quot; &quot;;[.Y23];&quot;,&quot;;[.Z23];&quot; &quot;;[.AA23];&quot;,&quot;;[.AB23];&quot; &quot;;[.AC23];&quot;,&quot;;[.V23];&quot; &quot;;[.W23];&quot;))');&quot;;CHAR(13))" office:value-type="string" office:string-value="INSERT INTO &#13;  batiment (&#13;    id,&#13;    geometry_asewkt)&#13;  VALUES (&#13;    'M51_C',&#13;    'SRID=3946;POLYGON((1379600 5225890,1379620 5225890,1379620 5225870,1379600 5225870,1379600 5225890))');&#13;" calcext:value-type="string">
            <text:p>INSERT INTO  <text:s/>batiment ( <text:s text:c="3"/>id, <text:s text:c="3"/>geometry_asewkt) <text:s/>VALUES ( <text:s text:c="3"/>'M51_C', <text:s text:c="3"/>'SRID=3946;POLYGON((1379600 5225890,1379620 5225890,1379620 5225870,1379600 5225870,1379600 5225890))');</text:p>
          </table:table-cell>
          <table:table-cell table:style-name="ce5" table:formula="of:=CONCATENATE([case_00140_00100.$A23];[.AE$2])" office:value-type="string" office:string-value="M51_D" calcext:value-type="string">
            <text:p>M51_D</text:p>
          </table:table-cell>
          <table:table-cell table:style-name="ce5" table:formula="of:=[case_00140_00100.$B23]+[.AF$2]" office:value-type="float" office:value="1379520" calcext:value-type="float">
            <text:p>1379520</text:p>
          </table:table-cell>
          <table:table-cell table:style-name="ce5" table:formula="of:=[case_00140_00100.$C23]+[.AG$2]" office:value-type="float" office:value="5225860" calcext:value-type="float">
            <text:p>5225860</text:p>
          </table:table-cell>
          <table:table-cell table:style-name="ce5" table:formula="of:=[.AF23]+20" office:value-type="float" office:value="1379540" calcext:value-type="float">
            <text:p>1379540</text:p>
          </table:table-cell>
          <table:table-cell table:style-name="ce5" table:formula="of:=[.AG23]" office:value-type="float" office:value="5225860" calcext:value-type="float">
            <text:p>5225860</text:p>
          </table:table-cell>
          <table:table-cell table:style-name="ce5" table:formula="of:=[.AF23]+20" office:value-type="float" office:value="1379540" calcext:value-type="float">
            <text:p>1379540</text:p>
          </table:table-cell>
          <table:table-cell table:style-name="ce5" table:formula="of:=[.AG23]-20" office:value-type="float" office:value="5225840" calcext:value-type="float">
            <text:p>5225840</text:p>
          </table:table-cell>
          <table:table-cell table:style-name="ce5" table:formula="of:=[.AF23]" office:value-type="float" office:value="1379520" calcext:value-type="float">
            <text:p>1379520</text:p>
          </table:table-cell>
          <table:table-cell table:style-name="ce5" table:formula="of:=[.AG23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3];&quot;',&quot;;CHAR(13);&quot;    'SRID=3946;POLYGON((&quot;;[.AF23];&quot; &quot;;[.AG23];&quot;,&quot;;[.AH23];&quot; &quot;;[.AI23];&quot;,&quot;;[.AJ23];&quot; &quot;;[.AK23];&quot;,&quot;;[.AL23];&quot; &quot;;[.AM23];&quot;,&quot;;[.AF23];&quot; &quot;;[.AG23];&quot;))');&quot;;CHAR(13))" office:value-type="string" office:string-value="INSERT INTO &#13;  batiment (&#13;    id,&#13;    geometry_asewkt)&#13;  VALUES (&#13;    'M51_D',&#13;    'SRID=3946;POLYGON((1379520 5225860,1379540 5225860,1379540 5225840,1379520 5225840,1379520 5225860))');&#13;" calcext:value-type="string">
            <text:p>INSERT INTO  <text:s/>batiment ( <text:s text:c="3"/>id, <text:s text:c="3"/>geometry_asewkt) <text:s/>VALUES ( <text:s text:c="3"/>'M51_D', <text:s text:c="3"/>'SRID=3946;POLYGON((1379520 5225860,1379540 5225860,1379540 5225840,1379520 5225840,1379520 5225860))');</text:p>
          </table:table-cell>
          <table:table-cell table:style-name="ce5" table:formula="of:=CONCATENATE([case_00140_00100.$A23];[.AO$2])" office:value-type="string" office:string-value="M51_E" calcext:value-type="string">
            <text:p>M51_E</text:p>
          </table:table-cell>
          <table:table-cell table:style-name="ce5" table:formula="of:=[case_00140_00100.$B23]+[.AP$2]" office:value-type="float" office:value="1379560" calcext:value-type="float">
            <text:p>1379560</text:p>
          </table:table-cell>
          <table:table-cell table:style-name="ce5" table:formula="of:=[case_00140_00100.$C23]+[.AQ$2]" office:value-type="float" office:value="5225860" calcext:value-type="float">
            <text:p>5225860</text:p>
          </table:table-cell>
          <table:table-cell table:style-name="ce5" table:formula="of:=[.AP23]+20" office:value-type="float" office:value="1379580" calcext:value-type="float">
            <text:p>1379580</text:p>
          </table:table-cell>
          <table:table-cell table:style-name="ce5" table:formula="of:=[.AQ23]" office:value-type="float" office:value="5225860" calcext:value-type="float">
            <text:p>5225860</text:p>
          </table:table-cell>
          <table:table-cell table:style-name="ce5" table:formula="of:=[.AP23]+20" office:value-type="float" office:value="1379580" calcext:value-type="float">
            <text:p>1379580</text:p>
          </table:table-cell>
          <table:table-cell table:style-name="ce5" table:formula="of:=[.AQ23]-20" office:value-type="float" office:value="5225840" calcext:value-type="float">
            <text:p>5225840</text:p>
          </table:table-cell>
          <table:table-cell table:style-name="ce5" table:formula="of:=[.AP23]" office:value-type="float" office:value="1379560" calcext:value-type="float">
            <text:p>1379560</text:p>
          </table:table-cell>
          <table:table-cell table:style-name="ce5" table:formula="of:=[.AQ23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3];&quot;',&quot;;CHAR(13);&quot;    'SRID=3946;POLYGON((&quot;;[.AP23];&quot; &quot;;[.AQ23];&quot;,&quot;;[.AR23];&quot; &quot;;[.AS23];&quot;,&quot;;[.AT23];&quot; &quot;;[.AU23];&quot;,&quot;;[.AV23];&quot; &quot;;[.AW23];&quot;,&quot;;[.AP23];&quot; &quot;;[.AQ23];&quot;))');&quot;;CHAR(13))" office:value-type="string" office:string-value="INSERT INTO &#13;  batiment (&#13;    id,&#13;    geometry_asewkt)&#13;  VALUES (&#13;    'M51_E',&#13;    'SRID=3946;POLYGON((1379560 5225860,1379580 5225860,1379580 5225840,1379560 5225840,1379560 5225860))');&#13;" calcext:value-type="string">
            <text:p>INSERT INTO  <text:s/>batiment ( <text:s text:c="3"/>id, <text:s text:c="3"/>geometry_asewkt) <text:s/>VALUES ( <text:s text:c="3"/>'M51_E', <text:s text:c="3"/>'SRID=3946;POLYGON((1379560 5225860,1379580 5225860,1379580 5225840,1379560 5225840,1379560 5225860))');</text:p>
          </table:table-cell>
          <table:table-cell table:style-name="ce5" table:formula="of:=CONCATENATE([case_00140_00100.$A23];[.AY$2])" office:value-type="string" office:string-value="M51_F" calcext:value-type="string">
            <text:p>M51_F</text:p>
          </table:table-cell>
          <table:table-cell table:style-name="ce5" table:formula="of:=[case_00140_00100.$B23]+[.AZ$2]" office:value-type="float" office:value="1379600" calcext:value-type="float">
            <text:p>1379600</text:p>
          </table:table-cell>
          <table:table-cell table:style-name="ce5" table:formula="of:=[case_00140_00100.$C23]+[.BA$2]" office:value-type="float" office:value="5225860" calcext:value-type="float">
            <text:p>5225860</text:p>
          </table:table-cell>
          <table:table-cell table:style-name="ce5" table:formula="of:=[.AZ23]+20" office:value-type="float" office:value="1379620" calcext:value-type="float">
            <text:p>1379620</text:p>
          </table:table-cell>
          <table:table-cell table:style-name="ce5" table:formula="of:=[.BA23]" office:value-type="float" office:value="5225860" calcext:value-type="float">
            <text:p>5225860</text:p>
          </table:table-cell>
          <table:table-cell table:style-name="ce5" table:formula="of:=[.AZ23]+20" office:value-type="float" office:value="1379620" calcext:value-type="float">
            <text:p>1379620</text:p>
          </table:table-cell>
          <table:table-cell table:style-name="ce5" table:formula="of:=[.BA23]-20" office:value-type="float" office:value="5225840" calcext:value-type="float">
            <text:p>5225840</text:p>
          </table:table-cell>
          <table:table-cell table:style-name="ce5" table:formula="of:=[.AZ23]" office:value-type="float" office:value="1379600" calcext:value-type="float">
            <text:p>1379600</text:p>
          </table:table-cell>
          <table:table-cell table:style-name="ce5" table:formula="of:=[.BA23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3];&quot;',&quot;;CHAR(13);&quot;    'SRID=3946;POLYGON((&quot;;[.AZ23];&quot; &quot;;[.BA23];&quot;,&quot;;[.BB23];&quot; &quot;;[.BC23];&quot;,&quot;;[.BD23];&quot; &quot;;[.BE23];&quot;,&quot;;[.BF23];&quot; &quot;;[.BG23];&quot;,&quot;;[.AZ23];&quot; &quot;;[.BA23];&quot;))');&quot;;CHAR(13))" office:value-type="string" office:string-value="INSERT INTO &#13;  batiment (&#13;    id,&#13;    geometry_asewkt)&#13;  VALUES (&#13;    'M51_F',&#13;    'SRID=3946;POLYGON((1379600 5225860,1379620 5225860,1379620 5225840,1379600 5225840,1379600 5225860))');&#13;" calcext:value-type="string">
            <text:p>INSERT INTO  <text:s/>batiment ( <text:s text:c="3"/>id, <text:s text:c="3"/>geometry_asewkt) <text:s/>VALUES ( <text:s text:c="3"/>'M51_F', <text:s text:c="3"/>'SRID=3946;POLYGON((1379600 5225860,1379620 5225860,1379620 5225840,1379600 5225840,1379600 5225860))');</text:p>
          </table:table-cell>
          <table:table-cell table:style-name="ce5" table:formula="of:=CONCATENATE([case_00140_00100.$A23];[.BI$2])" office:value-type="string" office:string-value="M51_G" calcext:value-type="string">
            <text:p>M51_G</text:p>
          </table:table-cell>
          <table:table-cell table:style-name="ce5" table:formula="of:=[case_00140_00100.$B23]+[.BJ$2]" office:value-type="float" office:value="1379520" calcext:value-type="float">
            <text:p>1379520</text:p>
          </table:table-cell>
          <table:table-cell table:style-name="ce5" table:formula="of:=[case_00140_00100.$C23]+[.BK$2]" office:value-type="float" office:value="5225830" calcext:value-type="float">
            <text:p>5225830</text:p>
          </table:table-cell>
          <table:table-cell table:style-name="ce5" table:formula="of:=[.BJ23]+20" office:value-type="float" office:value="1379540" calcext:value-type="float">
            <text:p>1379540</text:p>
          </table:table-cell>
          <table:table-cell table:style-name="ce5" table:formula="of:=[.BK23]" office:value-type="float" office:value="5225830" calcext:value-type="float">
            <text:p>5225830</text:p>
          </table:table-cell>
          <table:table-cell table:style-name="ce5" table:formula="of:=[.BJ23]+20" office:value-type="float" office:value="1379540" calcext:value-type="float">
            <text:p>1379540</text:p>
          </table:table-cell>
          <table:table-cell table:style-name="ce5" table:formula="of:=[.BK23]-20" office:value-type="float" office:value="5225810" calcext:value-type="float">
            <text:p>5225810</text:p>
          </table:table-cell>
          <table:table-cell table:style-name="ce5" table:formula="of:=[.BJ23]" office:value-type="float" office:value="1379520" calcext:value-type="float">
            <text:p>1379520</text:p>
          </table:table-cell>
          <table:table-cell table:style-name="ce5" table:formula="of:=[.BK23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3];&quot;',&quot;;CHAR(13);&quot;    'SRID=3946;POLYGON((&quot;;[.BJ23];&quot; &quot;;[.BK23];&quot;,&quot;;[.BL23];&quot; &quot;;[.BM23];&quot;,&quot;;[.BN23];&quot; &quot;;[.BO23];&quot;,&quot;;[.BP23];&quot; &quot;;[.BQ23];&quot;,&quot;;[.BJ23];&quot; &quot;;[.BK23];&quot;))');&quot;;CHAR(13))" office:value-type="string" office:string-value="INSERT INTO &#13;  batiment (&#13;    id,&#13;    geometry_asewkt)&#13;  VALUES (&#13;    'M51_G',&#13;    'SRID=3946;POLYGON((1379520 5225830,1379540 5225830,1379540 5225810,1379520 5225810,1379520 5225830))');&#13;" calcext:value-type="string">
            <text:p>INSERT INTO  <text:s/>batiment ( <text:s text:c="3"/>id, <text:s text:c="3"/>geometry_asewkt) <text:s/>VALUES ( <text:s text:c="3"/>'M51_G', <text:s text:c="3"/>'SRID=3946;POLYGON((1379520 5225830,1379540 5225830,1379540 5225810,1379520 5225810,1379520 5225830))');</text:p>
          </table:table-cell>
          <table:table-cell table:style-name="ce5" table:formula="of:=CONCATENATE([case_00140_00100.$A23];[.BS$2])" office:value-type="string" office:string-value="M51_H" calcext:value-type="string">
            <text:p>M51_H</text:p>
          </table:table-cell>
          <table:table-cell table:style-name="ce5" table:formula="of:=[case_00140_00100.$B23]+[.BT$2]" office:value-type="float" office:value="1379560" calcext:value-type="float">
            <text:p>1379560</text:p>
          </table:table-cell>
          <table:table-cell table:style-name="ce5" table:formula="of:=[case_00140_00100.$C23]+[.BU$2]" office:value-type="float" office:value="5225830" calcext:value-type="float">
            <text:p>5225830</text:p>
          </table:table-cell>
          <table:table-cell table:style-name="ce5" table:formula="of:=[.BT23]+20" office:value-type="float" office:value="1379580" calcext:value-type="float">
            <text:p>1379580</text:p>
          </table:table-cell>
          <table:table-cell table:style-name="ce5" table:formula="of:=[.BU23]" office:value-type="float" office:value="5225830" calcext:value-type="float">
            <text:p>5225830</text:p>
          </table:table-cell>
          <table:table-cell table:style-name="ce5" table:formula="of:=[.BT23]+20" office:value-type="float" office:value="1379580" calcext:value-type="float">
            <text:p>1379580</text:p>
          </table:table-cell>
          <table:table-cell table:style-name="ce5" table:formula="of:=[.BU23]-20" office:value-type="float" office:value="5225810" calcext:value-type="float">
            <text:p>5225810</text:p>
          </table:table-cell>
          <table:table-cell table:style-name="ce5" table:formula="of:=[.BT23]" office:value-type="float" office:value="1379560" calcext:value-type="float">
            <text:p>1379560</text:p>
          </table:table-cell>
          <table:table-cell table:style-name="ce5" table:formula="of:=[.BU23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3];&quot;',&quot;;CHAR(13);&quot;    'SRID=3946;POLYGON((&quot;;[.BT23];&quot; &quot;;[.BU23];&quot;,&quot;;[.BV23];&quot; &quot;;[.BW23];&quot;,&quot;;[.BX23];&quot; &quot;;[.BY23];&quot;,&quot;;[.BZ23];&quot; &quot;;[.CA23];&quot;,&quot;;[.BT23];&quot; &quot;;[.BU23];&quot;))');&quot;;CHAR(13))" office:value-type="string" office:string-value="INSERT INTO &#13;  batiment (&#13;    id,&#13;    geometry_asewkt)&#13;  VALUES (&#13;    'M51_H',&#13;    'SRID=3946;POLYGON((1379560 5225830,1379580 5225830,1379580 5225810,1379560 5225810,1379560 5225830))');&#13;" calcext:value-type="string">
            <text:p>INSERT INTO  <text:s/>batiment ( <text:s text:c="3"/>id, <text:s text:c="3"/>geometry_asewkt) <text:s/>VALUES ( <text:s text:c="3"/>'M51_H', <text:s text:c="3"/>'SRID=3946;POLYGON((1379560 5225830,1379580 5225830,1379580 5225810,1379560 5225810,1379560 5225830))');</text:p>
          </table:table-cell>
          <table:table-cell table:style-name="ce5" table:formula="of:=CONCATENATE([case_00140_00100.$A23];[.CC$2])" office:value-type="string" office:string-value="M51_I" calcext:value-type="string">
            <text:p>M51_I</text:p>
          </table:table-cell>
          <table:table-cell table:style-name="ce5" table:formula="of:=[case_00140_00100.$B23]+[.CD$2]" office:value-type="float" office:value="1379600" calcext:value-type="float">
            <text:p>1379600</text:p>
          </table:table-cell>
          <table:table-cell table:style-name="ce5" table:formula="of:=[case_00140_00100.$C23]+[.CE$2]" office:value-type="float" office:value="5225830" calcext:value-type="float">
            <text:p>5225830</text:p>
          </table:table-cell>
          <table:table-cell table:style-name="ce5" table:formula="of:=[.CD23]+20" office:value-type="float" office:value="1379620" calcext:value-type="float">
            <text:p>1379620</text:p>
          </table:table-cell>
          <table:table-cell table:style-name="ce5" table:formula="of:=[.CE23]" office:value-type="float" office:value="5225830" calcext:value-type="float">
            <text:p>5225830</text:p>
          </table:table-cell>
          <table:table-cell table:style-name="ce5" table:formula="of:=[.CD23]+20" office:value-type="float" office:value="1379620" calcext:value-type="float">
            <text:p>1379620</text:p>
          </table:table-cell>
          <table:table-cell table:style-name="ce5" table:formula="of:=[.CE23]-20" office:value-type="float" office:value="5225810" calcext:value-type="float">
            <text:p>5225810</text:p>
          </table:table-cell>
          <table:table-cell table:style-name="ce5" table:formula="of:=[.CD23]" office:value-type="float" office:value="1379600" calcext:value-type="float">
            <text:p>1379600</text:p>
          </table:table-cell>
          <table:table-cell table:style-name="ce5" table:formula="of:=[.CE23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3];&quot;',&quot;;CHAR(13);&quot;    'SRID=3946;POLYGON((&quot;;[.CD23];&quot; &quot;;[.CE23];&quot;,&quot;;[.CF23];&quot; &quot;;[.CG23];&quot;,&quot;;[.CH23];&quot; &quot;;[.CI23];&quot;,&quot;;[.CJ23];&quot; &quot;;[.CK23];&quot;,&quot;;[.CD23];&quot; &quot;;[.CE23];&quot;))');&quot;;CHAR(13))" office:value-type="string" office:string-value="INSERT INTO &#13;  batiment (&#13;    id,&#13;    geometry_asewkt)&#13;  VALUES (&#13;    'M51_I',&#13;    'SRID=3946;POLYGON((1379600 5225830,1379620 5225830,1379620 5225810,1379600 5225810,1379600 5225830))');&#13;" calcext:value-type="string">
            <text:p>INSERT INTO  <text:s/>batiment ( <text:s text:c="3"/>id, <text:s text:c="3"/>geometry_asewkt) <text:s/>VALUES ( <text:s text:c="3"/>'M51_I', <text:s text:c="3"/>'SRID=3946;POLYGON((1379600 5225830,1379620 5225830,1379620 5225810,1379600 5225810,1379600 5225830))');</text:p>
          </table:table-cell>
          <table:table-cell table:formula="of:=CONCATENATE([.J23];CHAR(13);[.T23];CHAR(13);[.AD23];CHAR(13);[.AN23];CHAR(13);[.AX23];CHAR(13);[.BH23];CHAR(13);[.BR23];CHAR(13);[.CB23];CHAR(13);[.CL23];CHAR(13))" office:value-type="string" office:string-value="INSERT INTO &#13;  batiment (&#13;    id,&#13;    geometry_asewkt)&#13;  VALUES (&#13;    'M51_A',&#13;    'SRID=3946;POLYGON((1379520 5225890,1379540 5225890,1379540 5225870,1379520 5225870,1379520 5225890))');&#13;&#13;INSERT INTO &#13;  batiment (&#13;    id,&#13;    geometry_asewkt)&#13;  VALUES (&#13;    'M51_B',&#13;    'SRID=3946;POLYGON((1379560 5225890,1379580 5225890,1379580 5225870,1379560 5225870,1379560 5225890))');&#13;&#13;INSERT INTO &#13;  batiment (&#13;    id,&#13;    geometry_asewkt)&#13;  VALUES (&#13;    'M51_C',&#13;    'SRID=3946;POLYGON((1379600 5225890,1379620 5225890,1379620 5225870,1379600 5225870,1379600 5225890))');&#13;&#13;INSERT INTO &#13;  batiment (&#13;    id,&#13;    geometry_asewkt)&#13;  VALUES (&#13;    'M51_D',&#13;    'SRID=3946;POLYGON((1379520 5225860,1379540 5225860,1379540 5225840,1379520 5225840,1379520 5225860))');&#13;&#13;INSERT INTO &#13;  batiment (&#13;    id,&#13;    geometry_asewkt)&#13;  VALUES (&#13;    'M51_E',&#13;    'SRID=3946;POLYGON((1379560 5225860,1379580 5225860,1379580 5225840,1379560 5225840,1379560 5225860))');&#13;&#13;INSERT INTO &#13;  batiment (&#13;    id,&#13;    geometry_asewkt)&#13;  VALUES (&#13;    'M51_F',&#13;    'SRID=3946;POLYGON((1379600 5225860,1379620 5225860,1379620 5225840,1379600 5225840,1379600 5225860))');&#13;&#13;INSERT INTO &#13;  batiment (&#13;    id,&#13;    geometry_asewkt)&#13;  VALUES (&#13;    'M51_G',&#13;    'SRID=3946;POLYGON((1379520 5225830,1379540 5225830,1379540 5225810,1379520 5225810,1379520 5225830))');&#13;&#13;INSERT INTO &#13;  batiment (&#13;    id,&#13;    geometry_asewkt)&#13;  VALUES (&#13;    'M51_H',&#13;    'SRID=3946;POLYGON((1379560 5225830,1379580 5225830,1379580 5225810,1379560 5225810,1379560 5225830))');&#13;&#13;INSERT INTO &#13;  batiment (&#13;    id,&#13;    geometry_asewkt)&#13;  VALUES (&#13;    'M51_I',&#13;    'SRID=3946;POLYGON((1379600 5225830,1379620 5225830,1379620 5225810,1379600 5225810,1379600 5225830))');&#13;&#13;" calcext:value-type="string">
            <text:p>INSERT INTO  <text:s/>batiment ( <text:s text:c="3"/>id, <text:s text:c="3"/>geometry_asewkt) <text:s/>VALUES ( <text:s text:c="3"/>'M51_A', <text:s text:c="3"/>'SRID=3946;POLYGON((1379520 5225890,1379540 5225890,1379540 5225870,1379520 5225870,1379520 5225890))');INSERT INTO  <text:s/>batiment ( <text:s text:c="3"/>id, <text:s text:c="3"/>geometry_asewkt) <text:s/>VALUES ( <text:s text:c="3"/>'M51_B', <text:s text:c="3"/>'SRID=3946;POLYGON((1379560 5225890,1379580 5225890,1379580 5225870,1379560 5225870,1379560 5225890))');INSERT INTO  <text:s/>batiment ( <text:s text:c="3"/>id, <text:s text:c="3"/>geometry_asewkt) <text:s/>VALUES ( <text:s text:c="3"/>'M51_C', <text:s text:c="3"/>'SRID=3946;POLYGON((1379600 5225890,1379620 5225890,1379620 5225870,1379600 5225870,1379600 5225890))');INSERT INTO  <text:s/>batiment ( <text:s text:c="3"/>id, <text:s text:c="3"/>geometry_asewkt) <text:s/>VALUES ( <text:s text:c="3"/>'M51_D', <text:s text:c="3"/>'SRID=3946;POLYGON((1379520 5225860,1379540 5225860,1379540 5225840,1379520 5225840,1379520 5225860))');INSERT INTO  <text:s/>batiment ( <text:s text:c="3"/>id, <text:s text:c="3"/>geometry_asewkt) <text:s/>VALUES ( <text:s text:c="3"/>'M51_E', <text:s text:c="3"/>'SRID=3946;POLYGON((1379560 5225860,1379580 5225860,1379580 5225840,1379560 5225840,1379560 5225860))');INSERT INTO  <text:s/>batiment ( <text:s text:c="3"/>id, <text:s text:c="3"/>geometry_asewkt) <text:s/>VALUES ( <text:s text:c="3"/>'M51_F', <text:s text:c="3"/>'SRID=3946;POLYGON((1379600 5225860,1379620 5225860,1379620 5225840,1379600 5225840,1379600 5225860))');INSERT INTO  <text:s/>batiment ( <text:s text:c="3"/>id, <text:s text:c="3"/>geometry_asewkt) <text:s/>VALUES ( <text:s text:c="3"/>'M51_G', <text:s text:c="3"/>'SRID=3946;POLYGON((1379520 5225830,1379540 5225830,1379540 5225810,1379520 5225810,1379520 5225830))');INSERT INTO  <text:s/>batiment ( <text:s text:c="3"/>id, <text:s text:c="3"/>geometry_asewkt) <text:s/>VALUES ( <text:s text:c="3"/>'M51_H', <text:s text:c="3"/>'SRID=3946;POLYGON((1379560 5225830,1379580 5225830,1379580 5225810,1379560 5225810,1379560 5225830))');INSERT INTO  <text:s/>batiment ( <text:s text:c="3"/>id, <text:s text:c="3"/>geometry_asewkt) <text:s/>VALUES ( <text:s text:c="3"/>'M51_I', <text:s text:c="3"/>'SRID=3946;POLYGON((1379600 5225830,1379620 5225830,1379620 5225810,1379600 5225810,137960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4];[.A$2])" office:value-type="string" office:string-value="M52_A" calcext:value-type="string">
            <text:p>M52_A</text:p>
          </table:table-cell>
          <table:table-cell table:style-name="ce5" table:formula="of:=[$case_00140_00100.$B24]+[.B$2]" office:value-type="float" office:value="1379660" calcext:value-type="float">
            <text:p>1379660</text:p>
          </table:table-cell>
          <table:table-cell table:style-name="ce5" table:formula="of:=[$case_00140_00100.$C24]+[.C$2]" office:value-type="float" office:value="5225890" calcext:value-type="float">
            <text:p>5225890</text:p>
          </table:table-cell>
          <table:table-cell table:style-name="ce5" table:formula="of:=[.B24]+20" office:value-type="float" office:value="1379680" calcext:value-type="float">
            <text:p>1379680</text:p>
          </table:table-cell>
          <table:table-cell table:style-name="ce5" table:formula="of:=[.C24]" office:value-type="float" office:value="5225890" calcext:value-type="float">
            <text:p>5225890</text:p>
          </table:table-cell>
          <table:table-cell table:style-name="ce5" table:formula="of:=[.B24]+20" office:value-type="float" office:value="1379680" calcext:value-type="float">
            <text:p>1379680</text:p>
          </table:table-cell>
          <table:table-cell table:style-name="ce5" table:formula="of:=[.C24]-20" office:value-type="float" office:value="5225870" calcext:value-type="float">
            <text:p>5225870</text:p>
          </table:table-cell>
          <table:table-cell table:style-name="ce5" table:formula="of:=[.B24]" office:value-type="float" office:value="1379660" calcext:value-type="float">
            <text:p>1379660</text:p>
          </table:table-cell>
          <table:table-cell table:style-name="ce5" table:formula="of:=[.C24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4];&quot;',&quot;;CHAR(13);&quot;    'SRID=3946;POLYGON((&quot;;[.B24];&quot; &quot;;[.C24];&quot;,&quot;;[.D24];&quot; &quot;;[.E24];&quot;,&quot;;[.F24];&quot; &quot;;[.G24];&quot;,&quot;;[.H24];&quot; &quot;;[.I24];&quot;,&quot;;[.B24];&quot; &quot;;[.C24];&quot;))');&quot;;CHAR(13))" office:value-type="string" office:string-value="INSERT INTO &#13;  batiment (&#13;    id,&#13;    geometry_asewkt)&#13;  VALUES (&#13;    'M52_A',&#13;    'SRID=3946;POLYGON((1379660 5225890,1379680 5225890,1379680 5225870,1379660 5225870,1379660 5225890))');&#13;" calcext:value-type="string">
            <text:p>INSERT INTO  <text:s/>batiment ( <text:s text:c="3"/>id, <text:s text:c="3"/>geometry_asewkt) <text:s/>VALUES ( <text:s text:c="3"/>'M52_A', <text:s text:c="3"/>'SRID=3946;POLYGON((1379660 5225890,1379680 5225890,1379680 5225870,1379660 5225870,1379660 5225890))');</text:p>
          </table:table-cell>
          <table:table-cell table:style-name="ce5" table:formula="of:=CONCATENATE([case_00140_00100.$A24];[.K$2])" office:value-type="string" office:string-value="M52_B" calcext:value-type="string">
            <text:p>M52_B</text:p>
          </table:table-cell>
          <table:table-cell table:style-name="ce5" table:formula="of:=[case_00140_00100.$B24]+[.L$2]" office:value-type="float" office:value="1379700" calcext:value-type="float">
            <text:p>1379700</text:p>
          </table:table-cell>
          <table:table-cell table:style-name="ce5" table:formula="of:=[case_00140_00100.$C24]+[.M$2]" office:value-type="float" office:value="5225890" calcext:value-type="float">
            <text:p>5225890</text:p>
          </table:table-cell>
          <table:table-cell table:style-name="ce5" table:formula="of:=[.L24]+20" office:value-type="float" office:value="1379720" calcext:value-type="float">
            <text:p>1379720</text:p>
          </table:table-cell>
          <table:table-cell table:style-name="ce5" table:formula="of:=[.M24]" office:value-type="float" office:value="5225890" calcext:value-type="float">
            <text:p>5225890</text:p>
          </table:table-cell>
          <table:table-cell table:style-name="ce5" table:formula="of:=[.L24]+20" office:value-type="float" office:value="1379720" calcext:value-type="float">
            <text:p>1379720</text:p>
          </table:table-cell>
          <table:table-cell table:style-name="ce5" table:formula="of:=[.M24]-20" office:value-type="float" office:value="5225870" calcext:value-type="float">
            <text:p>5225870</text:p>
          </table:table-cell>
          <table:table-cell table:style-name="ce5" table:formula="of:=[.L24]" office:value-type="float" office:value="1379700" calcext:value-type="float">
            <text:p>1379700</text:p>
          </table:table-cell>
          <table:table-cell table:style-name="ce5" table:formula="of:=[.M24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4];&quot;',&quot;;CHAR(13);&quot;    'SRID=3946;POLYGON((&quot;;[.L24];&quot; &quot;;[.M24];&quot;,&quot;;[.N24];&quot; &quot;;[.O24];&quot;,&quot;;[.P24];&quot; &quot;;[.Q24];&quot;,&quot;;[.R24];&quot; &quot;;[.S24];&quot;,&quot;;[.L24];&quot; &quot;;[.M24];&quot;))');&quot;;CHAR(13))" office:value-type="string" office:string-value="INSERT INTO &#13;  batiment (&#13;    id,&#13;    geometry_asewkt)&#13;  VALUES (&#13;    'M52_B',&#13;    'SRID=3946;POLYGON((1379700 5225890,1379720 5225890,1379720 5225870,1379700 5225870,1379700 5225890))');&#13;" calcext:value-type="string">
            <text:p>INSERT INTO  <text:s/>batiment ( <text:s text:c="3"/>id, <text:s text:c="3"/>geometry_asewkt) <text:s/>VALUES ( <text:s text:c="3"/>'M52_B', <text:s text:c="3"/>'SRID=3946;POLYGON((1379700 5225890,1379720 5225890,1379720 5225870,1379700 5225870,1379700 5225890))');</text:p>
          </table:table-cell>
          <table:table-cell table:style-name="ce5" table:formula="of:=CONCATENATE([case_00140_00100.$A24];[.U$2])" office:value-type="string" office:string-value="M52_C" calcext:value-type="string">
            <text:p>M52_C</text:p>
          </table:table-cell>
          <table:table-cell table:style-name="ce5" table:formula="of:=[case_00140_00100.$B24]+[.V$2]" office:value-type="float" office:value="1379740" calcext:value-type="float">
            <text:p>1379740</text:p>
          </table:table-cell>
          <table:table-cell table:style-name="ce5" table:formula="of:=[case_00140_00100.$C24]+[.W$2]" office:value-type="float" office:value="5225890" calcext:value-type="float">
            <text:p>5225890</text:p>
          </table:table-cell>
          <table:table-cell table:style-name="ce5" table:formula="of:=[.V24]+20" office:value-type="float" office:value="1379760" calcext:value-type="float">
            <text:p>1379760</text:p>
          </table:table-cell>
          <table:table-cell table:style-name="ce5" table:formula="of:=[.W24]" office:value-type="float" office:value="5225890" calcext:value-type="float">
            <text:p>5225890</text:p>
          </table:table-cell>
          <table:table-cell table:style-name="ce5" table:formula="of:=[.V24]+20" office:value-type="float" office:value="1379760" calcext:value-type="float">
            <text:p>1379760</text:p>
          </table:table-cell>
          <table:table-cell table:style-name="ce5" table:formula="of:=[.W24]-20" office:value-type="float" office:value="5225870" calcext:value-type="float">
            <text:p>5225870</text:p>
          </table:table-cell>
          <table:table-cell table:style-name="ce5" table:formula="of:=[.V24]" office:value-type="float" office:value="1379740" calcext:value-type="float">
            <text:p>1379740</text:p>
          </table:table-cell>
          <table:table-cell table:style-name="ce5" table:formula="of:=[.W24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4];&quot;',&quot;;CHAR(13);&quot;    'SRID=3946;POLYGON((&quot;;[.V24];&quot; &quot;;[.W24];&quot;,&quot;;[.X24];&quot; &quot;;[.Y24];&quot;,&quot;;[.Z24];&quot; &quot;;[.AA24];&quot;,&quot;;[.AB24];&quot; &quot;;[.AC24];&quot;,&quot;;[.V24];&quot; &quot;;[.W24];&quot;))');&quot;;CHAR(13))" office:value-type="string" office:string-value="INSERT INTO &#13;  batiment (&#13;    id,&#13;    geometry_asewkt)&#13;  VALUES (&#13;    'M52_C',&#13;    'SRID=3946;POLYGON((1379740 5225890,1379760 5225890,1379760 5225870,1379740 5225870,1379740 5225890))');&#13;" calcext:value-type="string">
            <text:p>INSERT INTO  <text:s/>batiment ( <text:s text:c="3"/>id, <text:s text:c="3"/>geometry_asewkt) <text:s/>VALUES ( <text:s text:c="3"/>'M52_C', <text:s text:c="3"/>'SRID=3946;POLYGON((1379740 5225890,1379760 5225890,1379760 5225870,1379740 5225870,1379740 5225890))');</text:p>
          </table:table-cell>
          <table:table-cell table:style-name="ce5" table:formula="of:=CONCATENATE([case_00140_00100.$A24];[.AE$2])" office:value-type="string" office:string-value="M52_D" calcext:value-type="string">
            <text:p>M52_D</text:p>
          </table:table-cell>
          <table:table-cell table:style-name="ce5" table:formula="of:=[case_00140_00100.$B24]+[.AF$2]" office:value-type="float" office:value="1379660" calcext:value-type="float">
            <text:p>1379660</text:p>
          </table:table-cell>
          <table:table-cell table:style-name="ce5" table:formula="of:=[case_00140_00100.$C24]+[.AG$2]" office:value-type="float" office:value="5225860" calcext:value-type="float">
            <text:p>5225860</text:p>
          </table:table-cell>
          <table:table-cell table:style-name="ce5" table:formula="of:=[.AF24]+20" office:value-type="float" office:value="1379680" calcext:value-type="float">
            <text:p>1379680</text:p>
          </table:table-cell>
          <table:table-cell table:style-name="ce5" table:formula="of:=[.AG24]" office:value-type="float" office:value="5225860" calcext:value-type="float">
            <text:p>5225860</text:p>
          </table:table-cell>
          <table:table-cell table:style-name="ce5" table:formula="of:=[.AF24]+20" office:value-type="float" office:value="1379680" calcext:value-type="float">
            <text:p>1379680</text:p>
          </table:table-cell>
          <table:table-cell table:style-name="ce5" table:formula="of:=[.AG24]-20" office:value-type="float" office:value="5225840" calcext:value-type="float">
            <text:p>5225840</text:p>
          </table:table-cell>
          <table:table-cell table:style-name="ce5" table:formula="of:=[.AF24]" office:value-type="float" office:value="1379660" calcext:value-type="float">
            <text:p>1379660</text:p>
          </table:table-cell>
          <table:table-cell table:style-name="ce5" table:formula="of:=[.AG24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4];&quot;',&quot;;CHAR(13);&quot;    'SRID=3946;POLYGON((&quot;;[.AF24];&quot; &quot;;[.AG24];&quot;,&quot;;[.AH24];&quot; &quot;;[.AI24];&quot;,&quot;;[.AJ24];&quot; &quot;;[.AK24];&quot;,&quot;;[.AL24];&quot; &quot;;[.AM24];&quot;,&quot;;[.AF24];&quot; &quot;;[.AG24];&quot;))');&quot;;CHAR(13))" office:value-type="string" office:string-value="INSERT INTO &#13;  batiment (&#13;    id,&#13;    geometry_asewkt)&#13;  VALUES (&#13;    'M52_D',&#13;    'SRID=3946;POLYGON((1379660 5225860,1379680 5225860,1379680 5225840,1379660 5225840,1379660 5225860))');&#13;" calcext:value-type="string">
            <text:p>INSERT INTO  <text:s/>batiment ( <text:s text:c="3"/>id, <text:s text:c="3"/>geometry_asewkt) <text:s/>VALUES ( <text:s text:c="3"/>'M52_D', <text:s text:c="3"/>'SRID=3946;POLYGON((1379660 5225860,1379680 5225860,1379680 5225840,1379660 5225840,1379660 5225860))');</text:p>
          </table:table-cell>
          <table:table-cell table:style-name="ce5" table:formula="of:=CONCATENATE([case_00140_00100.$A24];[.AO$2])" office:value-type="string" office:string-value="M52_E" calcext:value-type="string">
            <text:p>M52_E</text:p>
          </table:table-cell>
          <table:table-cell table:style-name="ce5" table:formula="of:=[case_00140_00100.$B24]+[.AP$2]" office:value-type="float" office:value="1379700" calcext:value-type="float">
            <text:p>1379700</text:p>
          </table:table-cell>
          <table:table-cell table:style-name="ce5" table:formula="of:=[case_00140_00100.$C24]+[.AQ$2]" office:value-type="float" office:value="5225860" calcext:value-type="float">
            <text:p>5225860</text:p>
          </table:table-cell>
          <table:table-cell table:style-name="ce5" table:formula="of:=[.AP24]+20" office:value-type="float" office:value="1379720" calcext:value-type="float">
            <text:p>1379720</text:p>
          </table:table-cell>
          <table:table-cell table:style-name="ce5" table:formula="of:=[.AQ24]" office:value-type="float" office:value="5225860" calcext:value-type="float">
            <text:p>5225860</text:p>
          </table:table-cell>
          <table:table-cell table:style-name="ce5" table:formula="of:=[.AP24]+20" office:value-type="float" office:value="1379720" calcext:value-type="float">
            <text:p>1379720</text:p>
          </table:table-cell>
          <table:table-cell table:style-name="ce5" table:formula="of:=[.AQ24]-20" office:value-type="float" office:value="5225840" calcext:value-type="float">
            <text:p>5225840</text:p>
          </table:table-cell>
          <table:table-cell table:style-name="ce5" table:formula="of:=[.AP24]" office:value-type="float" office:value="1379700" calcext:value-type="float">
            <text:p>1379700</text:p>
          </table:table-cell>
          <table:table-cell table:style-name="ce5" table:formula="of:=[.AQ24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4];&quot;',&quot;;CHAR(13);&quot;    'SRID=3946;POLYGON((&quot;;[.AP24];&quot; &quot;;[.AQ24];&quot;,&quot;;[.AR24];&quot; &quot;;[.AS24];&quot;,&quot;;[.AT24];&quot; &quot;;[.AU24];&quot;,&quot;;[.AV24];&quot; &quot;;[.AW24];&quot;,&quot;;[.AP24];&quot; &quot;;[.AQ24];&quot;))');&quot;;CHAR(13))" office:value-type="string" office:string-value="INSERT INTO &#13;  batiment (&#13;    id,&#13;    geometry_asewkt)&#13;  VALUES (&#13;    'M52_E',&#13;    'SRID=3946;POLYGON((1379700 5225860,1379720 5225860,1379720 5225840,1379700 5225840,1379700 5225860))');&#13;" calcext:value-type="string">
            <text:p>INSERT INTO  <text:s/>batiment ( <text:s text:c="3"/>id, <text:s text:c="3"/>geometry_asewkt) <text:s/>VALUES ( <text:s text:c="3"/>'M52_E', <text:s text:c="3"/>'SRID=3946;POLYGON((1379700 5225860,1379720 5225860,1379720 5225840,1379700 5225840,1379700 5225860))');</text:p>
          </table:table-cell>
          <table:table-cell table:style-name="ce5" table:formula="of:=CONCATENATE([case_00140_00100.$A24];[.AY$2])" office:value-type="string" office:string-value="M52_F" calcext:value-type="string">
            <text:p>M52_F</text:p>
          </table:table-cell>
          <table:table-cell table:style-name="ce5" table:formula="of:=[case_00140_00100.$B24]+[.AZ$2]" office:value-type="float" office:value="1379740" calcext:value-type="float">
            <text:p>1379740</text:p>
          </table:table-cell>
          <table:table-cell table:style-name="ce5" table:formula="of:=[case_00140_00100.$C24]+[.BA$2]" office:value-type="float" office:value="5225860" calcext:value-type="float">
            <text:p>5225860</text:p>
          </table:table-cell>
          <table:table-cell table:style-name="ce5" table:formula="of:=[.AZ24]+20" office:value-type="float" office:value="1379760" calcext:value-type="float">
            <text:p>1379760</text:p>
          </table:table-cell>
          <table:table-cell table:style-name="ce5" table:formula="of:=[.BA24]" office:value-type="float" office:value="5225860" calcext:value-type="float">
            <text:p>5225860</text:p>
          </table:table-cell>
          <table:table-cell table:style-name="ce5" table:formula="of:=[.AZ24]+20" office:value-type="float" office:value="1379760" calcext:value-type="float">
            <text:p>1379760</text:p>
          </table:table-cell>
          <table:table-cell table:style-name="ce5" table:formula="of:=[.BA24]-20" office:value-type="float" office:value="5225840" calcext:value-type="float">
            <text:p>5225840</text:p>
          </table:table-cell>
          <table:table-cell table:style-name="ce5" table:formula="of:=[.AZ24]" office:value-type="float" office:value="1379740" calcext:value-type="float">
            <text:p>1379740</text:p>
          </table:table-cell>
          <table:table-cell table:style-name="ce5" table:formula="of:=[.BA24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4];&quot;',&quot;;CHAR(13);&quot;    'SRID=3946;POLYGON((&quot;;[.AZ24];&quot; &quot;;[.BA24];&quot;,&quot;;[.BB24];&quot; &quot;;[.BC24];&quot;,&quot;;[.BD24];&quot; &quot;;[.BE24];&quot;,&quot;;[.BF24];&quot; &quot;;[.BG24];&quot;,&quot;;[.AZ24];&quot; &quot;;[.BA24];&quot;))');&quot;;CHAR(13))" office:value-type="string" office:string-value="INSERT INTO &#13;  batiment (&#13;    id,&#13;    geometry_asewkt)&#13;  VALUES (&#13;    'M52_F',&#13;    'SRID=3946;POLYGON((1379740 5225860,1379760 5225860,1379760 5225840,1379740 5225840,1379740 5225860))');&#13;" calcext:value-type="string">
            <text:p>INSERT INTO  <text:s/>batiment ( <text:s text:c="3"/>id, <text:s text:c="3"/>geometry_asewkt) <text:s/>VALUES ( <text:s text:c="3"/>'M52_F', <text:s text:c="3"/>'SRID=3946;POLYGON((1379740 5225860,1379760 5225860,1379760 5225840,1379740 5225840,1379740 5225860))');</text:p>
          </table:table-cell>
          <table:table-cell table:style-name="ce5" table:formula="of:=CONCATENATE([case_00140_00100.$A24];[.BI$2])" office:value-type="string" office:string-value="M52_G" calcext:value-type="string">
            <text:p>M52_G</text:p>
          </table:table-cell>
          <table:table-cell table:style-name="ce5" table:formula="of:=[case_00140_00100.$B24]+[.BJ$2]" office:value-type="float" office:value="1379660" calcext:value-type="float">
            <text:p>1379660</text:p>
          </table:table-cell>
          <table:table-cell table:style-name="ce5" table:formula="of:=[case_00140_00100.$C24]+[.BK$2]" office:value-type="float" office:value="5225830" calcext:value-type="float">
            <text:p>5225830</text:p>
          </table:table-cell>
          <table:table-cell table:style-name="ce5" table:formula="of:=[.BJ24]+20" office:value-type="float" office:value="1379680" calcext:value-type="float">
            <text:p>1379680</text:p>
          </table:table-cell>
          <table:table-cell table:style-name="ce5" table:formula="of:=[.BK24]" office:value-type="float" office:value="5225830" calcext:value-type="float">
            <text:p>5225830</text:p>
          </table:table-cell>
          <table:table-cell table:style-name="ce5" table:formula="of:=[.BJ24]+20" office:value-type="float" office:value="1379680" calcext:value-type="float">
            <text:p>1379680</text:p>
          </table:table-cell>
          <table:table-cell table:style-name="ce5" table:formula="of:=[.BK24]-20" office:value-type="float" office:value="5225810" calcext:value-type="float">
            <text:p>5225810</text:p>
          </table:table-cell>
          <table:table-cell table:style-name="ce5" table:formula="of:=[.BJ24]" office:value-type="float" office:value="1379660" calcext:value-type="float">
            <text:p>1379660</text:p>
          </table:table-cell>
          <table:table-cell table:style-name="ce5" table:formula="of:=[.BK24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4];&quot;',&quot;;CHAR(13);&quot;    'SRID=3946;POLYGON((&quot;;[.BJ24];&quot; &quot;;[.BK24];&quot;,&quot;;[.BL24];&quot; &quot;;[.BM24];&quot;,&quot;;[.BN24];&quot; &quot;;[.BO24];&quot;,&quot;;[.BP24];&quot; &quot;;[.BQ24];&quot;,&quot;;[.BJ24];&quot; &quot;;[.BK24];&quot;))');&quot;;CHAR(13))" office:value-type="string" office:string-value="INSERT INTO &#13;  batiment (&#13;    id,&#13;    geometry_asewkt)&#13;  VALUES (&#13;    'M52_G',&#13;    'SRID=3946;POLYGON((1379660 5225830,1379680 5225830,1379680 5225810,1379660 5225810,1379660 5225830))');&#13;" calcext:value-type="string">
            <text:p>INSERT INTO  <text:s/>batiment ( <text:s text:c="3"/>id, <text:s text:c="3"/>geometry_asewkt) <text:s/>VALUES ( <text:s text:c="3"/>'M52_G', <text:s text:c="3"/>'SRID=3946;POLYGON((1379660 5225830,1379680 5225830,1379680 5225810,1379660 5225810,1379660 5225830))');</text:p>
          </table:table-cell>
          <table:table-cell table:style-name="ce5" table:formula="of:=CONCATENATE([case_00140_00100.$A24];[.BS$2])" office:value-type="string" office:string-value="M52_H" calcext:value-type="string">
            <text:p>M52_H</text:p>
          </table:table-cell>
          <table:table-cell table:style-name="ce5" table:formula="of:=[case_00140_00100.$B24]+[.BT$2]" office:value-type="float" office:value="1379700" calcext:value-type="float">
            <text:p>1379700</text:p>
          </table:table-cell>
          <table:table-cell table:style-name="ce5" table:formula="of:=[case_00140_00100.$C24]+[.BU$2]" office:value-type="float" office:value="5225830" calcext:value-type="float">
            <text:p>5225830</text:p>
          </table:table-cell>
          <table:table-cell table:style-name="ce5" table:formula="of:=[.BT24]+20" office:value-type="float" office:value="1379720" calcext:value-type="float">
            <text:p>1379720</text:p>
          </table:table-cell>
          <table:table-cell table:style-name="ce5" table:formula="of:=[.BU24]" office:value-type="float" office:value="5225830" calcext:value-type="float">
            <text:p>5225830</text:p>
          </table:table-cell>
          <table:table-cell table:style-name="ce5" table:formula="of:=[.BT24]+20" office:value-type="float" office:value="1379720" calcext:value-type="float">
            <text:p>1379720</text:p>
          </table:table-cell>
          <table:table-cell table:style-name="ce5" table:formula="of:=[.BU24]-20" office:value-type="float" office:value="5225810" calcext:value-type="float">
            <text:p>5225810</text:p>
          </table:table-cell>
          <table:table-cell table:style-name="ce5" table:formula="of:=[.BT24]" office:value-type="float" office:value="1379700" calcext:value-type="float">
            <text:p>1379700</text:p>
          </table:table-cell>
          <table:table-cell table:style-name="ce5" table:formula="of:=[.BU24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4];&quot;',&quot;;CHAR(13);&quot;    'SRID=3946;POLYGON((&quot;;[.BT24];&quot; &quot;;[.BU24];&quot;,&quot;;[.BV24];&quot; &quot;;[.BW24];&quot;,&quot;;[.BX24];&quot; &quot;;[.BY24];&quot;,&quot;;[.BZ24];&quot; &quot;;[.CA24];&quot;,&quot;;[.BT24];&quot; &quot;;[.BU24];&quot;))');&quot;;CHAR(13))" office:value-type="string" office:string-value="INSERT INTO &#13;  batiment (&#13;    id,&#13;    geometry_asewkt)&#13;  VALUES (&#13;    'M52_H',&#13;    'SRID=3946;POLYGON((1379700 5225830,1379720 5225830,1379720 5225810,1379700 5225810,1379700 5225830))');&#13;" calcext:value-type="string">
            <text:p>INSERT INTO  <text:s/>batiment ( <text:s text:c="3"/>id, <text:s text:c="3"/>geometry_asewkt) <text:s/>VALUES ( <text:s text:c="3"/>'M52_H', <text:s text:c="3"/>'SRID=3946;POLYGON((1379700 5225830,1379720 5225830,1379720 5225810,1379700 5225810,1379700 5225830))');</text:p>
          </table:table-cell>
          <table:table-cell table:style-name="ce5" table:formula="of:=CONCATENATE([case_00140_00100.$A24];[.CC$2])" office:value-type="string" office:string-value="M52_I" calcext:value-type="string">
            <text:p>M52_I</text:p>
          </table:table-cell>
          <table:table-cell table:style-name="ce5" table:formula="of:=[case_00140_00100.$B24]+[.CD$2]" office:value-type="float" office:value="1379740" calcext:value-type="float">
            <text:p>1379740</text:p>
          </table:table-cell>
          <table:table-cell table:style-name="ce5" table:formula="of:=[case_00140_00100.$C24]+[.CE$2]" office:value-type="float" office:value="5225830" calcext:value-type="float">
            <text:p>5225830</text:p>
          </table:table-cell>
          <table:table-cell table:style-name="ce5" table:formula="of:=[.CD24]+20" office:value-type="float" office:value="1379760" calcext:value-type="float">
            <text:p>1379760</text:p>
          </table:table-cell>
          <table:table-cell table:style-name="ce5" table:formula="of:=[.CE24]" office:value-type="float" office:value="5225830" calcext:value-type="float">
            <text:p>5225830</text:p>
          </table:table-cell>
          <table:table-cell table:style-name="ce5" table:formula="of:=[.CD24]+20" office:value-type="float" office:value="1379760" calcext:value-type="float">
            <text:p>1379760</text:p>
          </table:table-cell>
          <table:table-cell table:style-name="ce5" table:formula="of:=[.CE24]-20" office:value-type="float" office:value="5225810" calcext:value-type="float">
            <text:p>5225810</text:p>
          </table:table-cell>
          <table:table-cell table:style-name="ce5" table:formula="of:=[.CD24]" office:value-type="float" office:value="1379740" calcext:value-type="float">
            <text:p>1379740</text:p>
          </table:table-cell>
          <table:table-cell table:style-name="ce5" table:formula="of:=[.CE24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4];&quot;',&quot;;CHAR(13);&quot;    'SRID=3946;POLYGON((&quot;;[.CD24];&quot; &quot;;[.CE24];&quot;,&quot;;[.CF24];&quot; &quot;;[.CG24];&quot;,&quot;;[.CH24];&quot; &quot;;[.CI24];&quot;,&quot;;[.CJ24];&quot; &quot;;[.CK24];&quot;,&quot;;[.CD24];&quot; &quot;;[.CE24];&quot;))');&quot;;CHAR(13))" office:value-type="string" office:string-value="INSERT INTO &#13;  batiment (&#13;    id,&#13;    geometry_asewkt)&#13;  VALUES (&#13;    'M52_I',&#13;    'SRID=3946;POLYGON((1379740 5225830,1379760 5225830,1379760 5225810,1379740 5225810,1379740 5225830))');&#13;" calcext:value-type="string">
            <text:p>INSERT INTO  <text:s/>batiment ( <text:s text:c="3"/>id, <text:s text:c="3"/>geometry_asewkt) <text:s/>VALUES ( <text:s text:c="3"/>'M52_I', <text:s text:c="3"/>'SRID=3946;POLYGON((1379740 5225830,1379760 5225830,1379760 5225810,1379740 5225810,1379740 5225830))');</text:p>
          </table:table-cell>
          <table:table-cell table:formula="of:=CONCATENATE([.J24];CHAR(13);[.T24];CHAR(13);[.AD24];CHAR(13);[.AN24];CHAR(13);[.AX24];CHAR(13);[.BH24];CHAR(13);[.BR24];CHAR(13);[.CB24];CHAR(13);[.CL24];CHAR(13))" office:value-type="string" office:string-value="INSERT INTO &#13;  batiment (&#13;    id,&#13;    geometry_asewkt)&#13;  VALUES (&#13;    'M52_A',&#13;    'SRID=3946;POLYGON((1379660 5225890,1379680 5225890,1379680 5225870,1379660 5225870,1379660 5225890))');&#13;&#13;INSERT INTO &#13;  batiment (&#13;    id,&#13;    geometry_asewkt)&#13;  VALUES (&#13;    'M52_B',&#13;    'SRID=3946;POLYGON((1379700 5225890,1379720 5225890,1379720 5225870,1379700 5225870,1379700 5225890))');&#13;&#13;INSERT INTO &#13;  batiment (&#13;    id,&#13;    geometry_asewkt)&#13;  VALUES (&#13;    'M52_C',&#13;    'SRID=3946;POLYGON((1379740 5225890,1379760 5225890,1379760 5225870,1379740 5225870,1379740 5225890))');&#13;&#13;INSERT INTO &#13;  batiment (&#13;    id,&#13;    geometry_asewkt)&#13;  VALUES (&#13;    'M52_D',&#13;    'SRID=3946;POLYGON((1379660 5225860,1379680 5225860,1379680 5225840,1379660 5225840,1379660 5225860))');&#13;&#13;INSERT INTO &#13;  batiment (&#13;    id,&#13;    geometry_asewkt)&#13;  VALUES (&#13;    'M52_E',&#13;    'SRID=3946;POLYGON((1379700 5225860,1379720 5225860,1379720 5225840,1379700 5225840,1379700 5225860))');&#13;&#13;INSERT INTO &#13;  batiment (&#13;    id,&#13;    geometry_asewkt)&#13;  VALUES (&#13;    'M52_F',&#13;    'SRID=3946;POLYGON((1379740 5225860,1379760 5225860,1379760 5225840,1379740 5225840,1379740 5225860))');&#13;&#13;INSERT INTO &#13;  batiment (&#13;    id,&#13;    geometry_asewkt)&#13;  VALUES (&#13;    'M52_G',&#13;    'SRID=3946;POLYGON((1379660 5225830,1379680 5225830,1379680 5225810,1379660 5225810,1379660 5225830))');&#13;&#13;INSERT INTO &#13;  batiment (&#13;    id,&#13;    geometry_asewkt)&#13;  VALUES (&#13;    'M52_H',&#13;    'SRID=3946;POLYGON((1379700 5225830,1379720 5225830,1379720 5225810,1379700 5225810,1379700 5225830))');&#13;&#13;INSERT INTO &#13;  batiment (&#13;    id,&#13;    geometry_asewkt)&#13;  VALUES (&#13;    'M52_I',&#13;    'SRID=3946;POLYGON((1379740 5225830,1379760 5225830,1379760 5225810,1379740 5225810,1379740 5225830))');&#13;&#13;" calcext:value-type="string">
            <text:p>INSERT INTO  <text:s/>batiment ( <text:s text:c="3"/>id, <text:s text:c="3"/>geometry_asewkt) <text:s/>VALUES ( <text:s text:c="3"/>'M52_A', <text:s text:c="3"/>'SRID=3946;POLYGON((1379660 5225890,1379680 5225890,1379680 5225870,1379660 5225870,1379660 5225890))');INSERT INTO  <text:s/>batiment ( <text:s text:c="3"/>id, <text:s text:c="3"/>geometry_asewkt) <text:s/>VALUES ( <text:s text:c="3"/>'M52_B', <text:s text:c="3"/>'SRID=3946;POLYGON((1379700 5225890,1379720 5225890,1379720 5225870,1379700 5225870,1379700 5225890))');INSERT INTO  <text:s/>batiment ( <text:s text:c="3"/>id, <text:s text:c="3"/>geometry_asewkt) <text:s/>VALUES ( <text:s text:c="3"/>'M52_C', <text:s text:c="3"/>'SRID=3946;POLYGON((1379740 5225890,1379760 5225890,1379760 5225870,1379740 5225870,1379740 5225890))');INSERT INTO  <text:s/>batiment ( <text:s text:c="3"/>id, <text:s text:c="3"/>geometry_asewkt) <text:s/>VALUES ( <text:s text:c="3"/>'M52_D', <text:s text:c="3"/>'SRID=3946;POLYGON((1379660 5225860,1379680 5225860,1379680 5225840,1379660 5225840,1379660 5225860))');INSERT INTO  <text:s/>batiment ( <text:s text:c="3"/>id, <text:s text:c="3"/>geometry_asewkt) <text:s/>VALUES ( <text:s text:c="3"/>'M52_E', <text:s text:c="3"/>'SRID=3946;POLYGON((1379700 5225860,1379720 5225860,1379720 5225840,1379700 5225840,1379700 5225860))');INSERT INTO  <text:s/>batiment ( <text:s text:c="3"/>id, <text:s text:c="3"/>geometry_asewkt) <text:s/>VALUES ( <text:s text:c="3"/>'M52_F', <text:s text:c="3"/>'SRID=3946;POLYGON((1379740 5225860,1379760 5225860,1379760 5225840,1379740 5225840,1379740 5225860))');INSERT INTO  <text:s/>batiment ( <text:s text:c="3"/>id, <text:s text:c="3"/>geometry_asewkt) <text:s/>VALUES ( <text:s text:c="3"/>'M52_G', <text:s text:c="3"/>'SRID=3946;POLYGON((1379660 5225830,1379680 5225830,1379680 5225810,1379660 5225810,1379660 5225830))');INSERT INTO  <text:s/>batiment ( <text:s text:c="3"/>id, <text:s text:c="3"/>geometry_asewkt) <text:s/>VALUES ( <text:s text:c="3"/>'M52_H', <text:s text:c="3"/>'SRID=3946;POLYGON((1379700 5225830,1379720 5225830,1379720 5225810,1379700 5225810,1379700 5225830))');INSERT INTO  <text:s/>batiment ( <text:s text:c="3"/>id, <text:s text:c="3"/>geometry_asewkt) <text:s/>VALUES ( <text:s text:c="3"/>'M52_I', <text:s text:c="3"/>'SRID=3946;POLYGON((1379740 5225830,1379760 5225830,1379760 5225810,1379740 5225810,137974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5];[.A$2])" office:value-type="string" office:string-value="M53_A" calcext:value-type="string">
            <text:p>M53_A</text:p>
          </table:table-cell>
          <table:table-cell table:style-name="ce5" table:formula="of:=[$case_00140_00100.$B25]+[.B$2]" office:value-type="float" office:value="1379800" calcext:value-type="float">
            <text:p>1379800</text:p>
          </table:table-cell>
          <table:table-cell table:style-name="ce5" table:formula="of:=[$case_00140_00100.$C25]+[.C$2]" office:value-type="float" office:value="5225890" calcext:value-type="float">
            <text:p>5225890</text:p>
          </table:table-cell>
          <table:table-cell table:style-name="ce5" table:formula="of:=[.B25]+20" office:value-type="float" office:value="1379820" calcext:value-type="float">
            <text:p>1379820</text:p>
          </table:table-cell>
          <table:table-cell table:style-name="ce5" table:formula="of:=[.C25]" office:value-type="float" office:value="5225890" calcext:value-type="float">
            <text:p>5225890</text:p>
          </table:table-cell>
          <table:table-cell table:style-name="ce5" table:formula="of:=[.B25]+20" office:value-type="float" office:value="1379820" calcext:value-type="float">
            <text:p>1379820</text:p>
          </table:table-cell>
          <table:table-cell table:style-name="ce5" table:formula="of:=[.C25]-20" office:value-type="float" office:value="5225870" calcext:value-type="float">
            <text:p>5225870</text:p>
          </table:table-cell>
          <table:table-cell table:style-name="ce5" table:formula="of:=[.B25]" office:value-type="float" office:value="1379800" calcext:value-type="float">
            <text:p>1379800</text:p>
          </table:table-cell>
          <table:table-cell table:style-name="ce5" table:formula="of:=[.C25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5];&quot;',&quot;;CHAR(13);&quot;    'SRID=3946;POLYGON((&quot;;[.B25];&quot; &quot;;[.C25];&quot;,&quot;;[.D25];&quot; &quot;;[.E25];&quot;,&quot;;[.F25];&quot; &quot;;[.G25];&quot;,&quot;;[.H25];&quot; &quot;;[.I25];&quot;,&quot;;[.B25];&quot; &quot;;[.C25];&quot;))');&quot;;CHAR(13))" office:value-type="string" office:string-value="INSERT INTO &#13;  batiment (&#13;    id,&#13;    geometry_asewkt)&#13;  VALUES (&#13;    'M53_A',&#13;    'SRID=3946;POLYGON((1379800 5225890,1379820 5225890,1379820 5225870,1379800 5225870,1379800 5225890))');&#13;" calcext:value-type="string">
            <text:p>INSERT INTO  <text:s/>batiment ( <text:s text:c="3"/>id, <text:s text:c="3"/>geometry_asewkt) <text:s/>VALUES ( <text:s text:c="3"/>'M53_A', <text:s text:c="3"/>'SRID=3946;POLYGON((1379800 5225890,1379820 5225890,1379820 5225870,1379800 5225870,1379800 5225890))');</text:p>
          </table:table-cell>
          <table:table-cell table:style-name="ce5" table:formula="of:=CONCATENATE([case_00140_00100.$A25];[.K$2])" office:value-type="string" office:string-value="M53_B" calcext:value-type="string">
            <text:p>M53_B</text:p>
          </table:table-cell>
          <table:table-cell table:style-name="ce5" table:formula="of:=[case_00140_00100.$B25]+[.L$2]" office:value-type="float" office:value="1379840" calcext:value-type="float">
            <text:p>1379840</text:p>
          </table:table-cell>
          <table:table-cell table:style-name="ce5" table:formula="of:=[case_00140_00100.$C25]+[.M$2]" office:value-type="float" office:value="5225890" calcext:value-type="float">
            <text:p>5225890</text:p>
          </table:table-cell>
          <table:table-cell table:style-name="ce5" table:formula="of:=[.L25]+20" office:value-type="float" office:value="1379860" calcext:value-type="float">
            <text:p>1379860</text:p>
          </table:table-cell>
          <table:table-cell table:style-name="ce5" table:formula="of:=[.M25]" office:value-type="float" office:value="5225890" calcext:value-type="float">
            <text:p>5225890</text:p>
          </table:table-cell>
          <table:table-cell table:style-name="ce5" table:formula="of:=[.L25]+20" office:value-type="float" office:value="1379860" calcext:value-type="float">
            <text:p>1379860</text:p>
          </table:table-cell>
          <table:table-cell table:style-name="ce5" table:formula="of:=[.M25]-20" office:value-type="float" office:value="5225870" calcext:value-type="float">
            <text:p>5225870</text:p>
          </table:table-cell>
          <table:table-cell table:style-name="ce5" table:formula="of:=[.L25]" office:value-type="float" office:value="1379840" calcext:value-type="float">
            <text:p>1379840</text:p>
          </table:table-cell>
          <table:table-cell table:style-name="ce5" table:formula="of:=[.M25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5];&quot;',&quot;;CHAR(13);&quot;    'SRID=3946;POLYGON((&quot;;[.L25];&quot; &quot;;[.M25];&quot;,&quot;;[.N25];&quot; &quot;;[.O25];&quot;,&quot;;[.P25];&quot; &quot;;[.Q25];&quot;,&quot;;[.R25];&quot; &quot;;[.S25];&quot;,&quot;;[.L25];&quot; &quot;;[.M25];&quot;))');&quot;;CHAR(13))" office:value-type="string" office:string-value="INSERT INTO &#13;  batiment (&#13;    id,&#13;    geometry_asewkt)&#13;  VALUES (&#13;    'M53_B',&#13;    'SRID=3946;POLYGON((1379840 5225890,1379860 5225890,1379860 5225870,1379840 5225870,1379840 5225890))');&#13;" calcext:value-type="string">
            <text:p>INSERT INTO  <text:s/>batiment ( <text:s text:c="3"/>id, <text:s text:c="3"/>geometry_asewkt) <text:s/>VALUES ( <text:s text:c="3"/>'M53_B', <text:s text:c="3"/>'SRID=3946;POLYGON((1379840 5225890,1379860 5225890,1379860 5225870,1379840 5225870,1379840 5225890))');</text:p>
          </table:table-cell>
          <table:table-cell table:style-name="ce5" table:formula="of:=CONCATENATE([case_00140_00100.$A25];[.U$2])" office:value-type="string" office:string-value="M53_C" calcext:value-type="string">
            <text:p>M53_C</text:p>
          </table:table-cell>
          <table:table-cell table:style-name="ce5" table:formula="of:=[case_00140_00100.$B25]+[.V$2]" office:value-type="float" office:value="1379880" calcext:value-type="float">
            <text:p>1379880</text:p>
          </table:table-cell>
          <table:table-cell table:style-name="ce5" table:formula="of:=[case_00140_00100.$C25]+[.W$2]" office:value-type="float" office:value="5225890" calcext:value-type="float">
            <text:p>5225890</text:p>
          </table:table-cell>
          <table:table-cell table:style-name="ce5" table:formula="of:=[.V25]+20" office:value-type="float" office:value="1379900" calcext:value-type="float">
            <text:p>1379900</text:p>
          </table:table-cell>
          <table:table-cell table:style-name="ce5" table:formula="of:=[.W25]" office:value-type="float" office:value="5225890" calcext:value-type="float">
            <text:p>5225890</text:p>
          </table:table-cell>
          <table:table-cell table:style-name="ce5" table:formula="of:=[.V25]+20" office:value-type="float" office:value="1379900" calcext:value-type="float">
            <text:p>1379900</text:p>
          </table:table-cell>
          <table:table-cell table:style-name="ce5" table:formula="of:=[.W25]-20" office:value-type="float" office:value="5225870" calcext:value-type="float">
            <text:p>5225870</text:p>
          </table:table-cell>
          <table:table-cell table:style-name="ce5" table:formula="of:=[.V25]" office:value-type="float" office:value="1379880" calcext:value-type="float">
            <text:p>1379880</text:p>
          </table:table-cell>
          <table:table-cell table:style-name="ce5" table:formula="of:=[.W25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5];&quot;',&quot;;CHAR(13);&quot;    'SRID=3946;POLYGON((&quot;;[.V25];&quot; &quot;;[.W25];&quot;,&quot;;[.X25];&quot; &quot;;[.Y25];&quot;,&quot;;[.Z25];&quot; &quot;;[.AA25];&quot;,&quot;;[.AB25];&quot; &quot;;[.AC25];&quot;,&quot;;[.V25];&quot; &quot;;[.W25];&quot;))');&quot;;CHAR(13))" office:value-type="string" office:string-value="INSERT INTO &#13;  batiment (&#13;    id,&#13;    geometry_asewkt)&#13;  VALUES (&#13;    'M53_C',&#13;    'SRID=3946;POLYGON((1379880 5225890,1379900 5225890,1379900 5225870,1379880 5225870,1379880 5225890))');&#13;" calcext:value-type="string">
            <text:p>INSERT INTO  <text:s/>batiment ( <text:s text:c="3"/>id, <text:s text:c="3"/>geometry_asewkt) <text:s/>VALUES ( <text:s text:c="3"/>'M53_C', <text:s text:c="3"/>'SRID=3946;POLYGON((1379880 5225890,1379900 5225890,1379900 5225870,1379880 5225870,1379880 5225890))');</text:p>
          </table:table-cell>
          <table:table-cell table:style-name="ce5" table:formula="of:=CONCATENATE([case_00140_00100.$A25];[.AE$2])" office:value-type="string" office:string-value="M53_D" calcext:value-type="string">
            <text:p>M53_D</text:p>
          </table:table-cell>
          <table:table-cell table:style-name="ce5" table:formula="of:=[case_00140_00100.$B25]+[.AF$2]" office:value-type="float" office:value="1379800" calcext:value-type="float">
            <text:p>1379800</text:p>
          </table:table-cell>
          <table:table-cell table:style-name="ce5" table:formula="of:=[case_00140_00100.$C25]+[.AG$2]" office:value-type="float" office:value="5225860" calcext:value-type="float">
            <text:p>5225860</text:p>
          </table:table-cell>
          <table:table-cell table:style-name="ce5" table:formula="of:=[.AF25]+20" office:value-type="float" office:value="1379820" calcext:value-type="float">
            <text:p>1379820</text:p>
          </table:table-cell>
          <table:table-cell table:style-name="ce5" table:formula="of:=[.AG25]" office:value-type="float" office:value="5225860" calcext:value-type="float">
            <text:p>5225860</text:p>
          </table:table-cell>
          <table:table-cell table:style-name="ce5" table:formula="of:=[.AF25]+20" office:value-type="float" office:value="1379820" calcext:value-type="float">
            <text:p>1379820</text:p>
          </table:table-cell>
          <table:table-cell table:style-name="ce5" table:formula="of:=[.AG25]-20" office:value-type="float" office:value="5225840" calcext:value-type="float">
            <text:p>5225840</text:p>
          </table:table-cell>
          <table:table-cell table:style-name="ce5" table:formula="of:=[.AF25]" office:value-type="float" office:value="1379800" calcext:value-type="float">
            <text:p>1379800</text:p>
          </table:table-cell>
          <table:table-cell table:style-name="ce5" table:formula="of:=[.AG25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5];&quot;',&quot;;CHAR(13);&quot;    'SRID=3946;POLYGON((&quot;;[.AF25];&quot; &quot;;[.AG25];&quot;,&quot;;[.AH25];&quot; &quot;;[.AI25];&quot;,&quot;;[.AJ25];&quot; &quot;;[.AK25];&quot;,&quot;;[.AL25];&quot; &quot;;[.AM25];&quot;,&quot;;[.AF25];&quot; &quot;;[.AG25];&quot;))');&quot;;CHAR(13))" office:value-type="string" office:string-value="INSERT INTO &#13;  batiment (&#13;    id,&#13;    geometry_asewkt)&#13;  VALUES (&#13;    'M53_D',&#13;    'SRID=3946;POLYGON((1379800 5225860,1379820 5225860,1379820 5225840,1379800 5225840,1379800 5225860))');&#13;" calcext:value-type="string">
            <text:p>INSERT INTO  <text:s/>batiment ( <text:s text:c="3"/>id, <text:s text:c="3"/>geometry_asewkt) <text:s/>VALUES ( <text:s text:c="3"/>'M53_D', <text:s text:c="3"/>'SRID=3946;POLYGON((1379800 5225860,1379820 5225860,1379820 5225840,1379800 5225840,1379800 5225860))');</text:p>
          </table:table-cell>
          <table:table-cell table:style-name="ce5" table:formula="of:=CONCATENATE([case_00140_00100.$A25];[.AO$2])" office:value-type="string" office:string-value="M53_E" calcext:value-type="string">
            <text:p>M53_E</text:p>
          </table:table-cell>
          <table:table-cell table:style-name="ce5" table:formula="of:=[case_00140_00100.$B25]+[.AP$2]" office:value-type="float" office:value="1379840" calcext:value-type="float">
            <text:p>1379840</text:p>
          </table:table-cell>
          <table:table-cell table:style-name="ce5" table:formula="of:=[case_00140_00100.$C25]+[.AQ$2]" office:value-type="float" office:value="5225860" calcext:value-type="float">
            <text:p>5225860</text:p>
          </table:table-cell>
          <table:table-cell table:style-name="ce5" table:formula="of:=[.AP25]+20" office:value-type="float" office:value="1379860" calcext:value-type="float">
            <text:p>1379860</text:p>
          </table:table-cell>
          <table:table-cell table:style-name="ce5" table:formula="of:=[.AQ25]" office:value-type="float" office:value="5225860" calcext:value-type="float">
            <text:p>5225860</text:p>
          </table:table-cell>
          <table:table-cell table:style-name="ce5" table:formula="of:=[.AP25]+20" office:value-type="float" office:value="1379860" calcext:value-type="float">
            <text:p>1379860</text:p>
          </table:table-cell>
          <table:table-cell table:style-name="ce5" table:formula="of:=[.AQ25]-20" office:value-type="float" office:value="5225840" calcext:value-type="float">
            <text:p>5225840</text:p>
          </table:table-cell>
          <table:table-cell table:style-name="ce5" table:formula="of:=[.AP25]" office:value-type="float" office:value="1379840" calcext:value-type="float">
            <text:p>1379840</text:p>
          </table:table-cell>
          <table:table-cell table:style-name="ce5" table:formula="of:=[.AQ25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5];&quot;',&quot;;CHAR(13);&quot;    'SRID=3946;POLYGON((&quot;;[.AP25];&quot; &quot;;[.AQ25];&quot;,&quot;;[.AR25];&quot; &quot;;[.AS25];&quot;,&quot;;[.AT25];&quot; &quot;;[.AU25];&quot;,&quot;;[.AV25];&quot; &quot;;[.AW25];&quot;,&quot;;[.AP25];&quot; &quot;;[.AQ25];&quot;))');&quot;;CHAR(13))" office:value-type="string" office:string-value="INSERT INTO &#13;  batiment (&#13;    id,&#13;    geometry_asewkt)&#13;  VALUES (&#13;    'M53_E',&#13;    'SRID=3946;POLYGON((1379840 5225860,1379860 5225860,1379860 5225840,1379840 5225840,1379840 5225860))');&#13;" calcext:value-type="string">
            <text:p>INSERT INTO  <text:s/>batiment ( <text:s text:c="3"/>id, <text:s text:c="3"/>geometry_asewkt) <text:s/>VALUES ( <text:s text:c="3"/>'M53_E', <text:s text:c="3"/>'SRID=3946;POLYGON((1379840 5225860,1379860 5225860,1379860 5225840,1379840 5225840,1379840 5225860))');</text:p>
          </table:table-cell>
          <table:table-cell table:style-name="ce5" table:formula="of:=CONCATENATE([case_00140_00100.$A25];[.AY$2])" office:value-type="string" office:string-value="M53_F" calcext:value-type="string">
            <text:p>M53_F</text:p>
          </table:table-cell>
          <table:table-cell table:style-name="ce5" table:formula="of:=[case_00140_00100.$B25]+[.AZ$2]" office:value-type="float" office:value="1379880" calcext:value-type="float">
            <text:p>1379880</text:p>
          </table:table-cell>
          <table:table-cell table:style-name="ce5" table:formula="of:=[case_00140_00100.$C25]+[.BA$2]" office:value-type="float" office:value="5225860" calcext:value-type="float">
            <text:p>5225860</text:p>
          </table:table-cell>
          <table:table-cell table:style-name="ce5" table:formula="of:=[.AZ25]+20" office:value-type="float" office:value="1379900" calcext:value-type="float">
            <text:p>1379900</text:p>
          </table:table-cell>
          <table:table-cell table:style-name="ce5" table:formula="of:=[.BA25]" office:value-type="float" office:value="5225860" calcext:value-type="float">
            <text:p>5225860</text:p>
          </table:table-cell>
          <table:table-cell table:style-name="ce5" table:formula="of:=[.AZ25]+20" office:value-type="float" office:value="1379900" calcext:value-type="float">
            <text:p>1379900</text:p>
          </table:table-cell>
          <table:table-cell table:style-name="ce5" table:formula="of:=[.BA25]-20" office:value-type="float" office:value="5225840" calcext:value-type="float">
            <text:p>5225840</text:p>
          </table:table-cell>
          <table:table-cell table:style-name="ce5" table:formula="of:=[.AZ25]" office:value-type="float" office:value="1379880" calcext:value-type="float">
            <text:p>1379880</text:p>
          </table:table-cell>
          <table:table-cell table:style-name="ce5" table:formula="of:=[.BA25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5];&quot;',&quot;;CHAR(13);&quot;    'SRID=3946;POLYGON((&quot;;[.AZ25];&quot; &quot;;[.BA25];&quot;,&quot;;[.BB25];&quot; &quot;;[.BC25];&quot;,&quot;;[.BD25];&quot; &quot;;[.BE25];&quot;,&quot;;[.BF25];&quot; &quot;;[.BG25];&quot;,&quot;;[.AZ25];&quot; &quot;;[.BA25];&quot;))');&quot;;CHAR(13))" office:value-type="string" office:string-value="INSERT INTO &#13;  batiment (&#13;    id,&#13;    geometry_asewkt)&#13;  VALUES (&#13;    'M53_F',&#13;    'SRID=3946;POLYGON((1379880 5225860,1379900 5225860,1379900 5225840,1379880 5225840,1379880 5225860))');&#13;" calcext:value-type="string">
            <text:p>INSERT INTO  <text:s/>batiment ( <text:s text:c="3"/>id, <text:s text:c="3"/>geometry_asewkt) <text:s/>VALUES ( <text:s text:c="3"/>'M53_F', <text:s text:c="3"/>'SRID=3946;POLYGON((1379880 5225860,1379900 5225860,1379900 5225840,1379880 5225840,1379880 5225860))');</text:p>
          </table:table-cell>
          <table:table-cell table:style-name="ce5" table:formula="of:=CONCATENATE([case_00140_00100.$A25];[.BI$2])" office:value-type="string" office:string-value="M53_G" calcext:value-type="string">
            <text:p>M53_G</text:p>
          </table:table-cell>
          <table:table-cell table:style-name="ce5" table:formula="of:=[case_00140_00100.$B25]+[.BJ$2]" office:value-type="float" office:value="1379800" calcext:value-type="float">
            <text:p>1379800</text:p>
          </table:table-cell>
          <table:table-cell table:style-name="ce5" table:formula="of:=[case_00140_00100.$C25]+[.BK$2]" office:value-type="float" office:value="5225830" calcext:value-type="float">
            <text:p>5225830</text:p>
          </table:table-cell>
          <table:table-cell table:style-name="ce5" table:formula="of:=[.BJ25]+20" office:value-type="float" office:value="1379820" calcext:value-type="float">
            <text:p>1379820</text:p>
          </table:table-cell>
          <table:table-cell table:style-name="ce5" table:formula="of:=[.BK25]" office:value-type="float" office:value="5225830" calcext:value-type="float">
            <text:p>5225830</text:p>
          </table:table-cell>
          <table:table-cell table:style-name="ce5" table:formula="of:=[.BJ25]+20" office:value-type="float" office:value="1379820" calcext:value-type="float">
            <text:p>1379820</text:p>
          </table:table-cell>
          <table:table-cell table:style-name="ce5" table:formula="of:=[.BK25]-20" office:value-type="float" office:value="5225810" calcext:value-type="float">
            <text:p>5225810</text:p>
          </table:table-cell>
          <table:table-cell table:style-name="ce5" table:formula="of:=[.BJ25]" office:value-type="float" office:value="1379800" calcext:value-type="float">
            <text:p>1379800</text:p>
          </table:table-cell>
          <table:table-cell table:style-name="ce5" table:formula="of:=[.BK25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5];&quot;',&quot;;CHAR(13);&quot;    'SRID=3946;POLYGON((&quot;;[.BJ25];&quot; &quot;;[.BK25];&quot;,&quot;;[.BL25];&quot; &quot;;[.BM25];&quot;,&quot;;[.BN25];&quot; &quot;;[.BO25];&quot;,&quot;;[.BP25];&quot; &quot;;[.BQ25];&quot;,&quot;;[.BJ25];&quot; &quot;;[.BK25];&quot;))');&quot;;CHAR(13))" office:value-type="string" office:string-value="INSERT INTO &#13;  batiment (&#13;    id,&#13;    geometry_asewkt)&#13;  VALUES (&#13;    'M53_G',&#13;    'SRID=3946;POLYGON((1379800 5225830,1379820 5225830,1379820 5225810,1379800 5225810,1379800 5225830))');&#13;" calcext:value-type="string">
            <text:p>INSERT INTO  <text:s/>batiment ( <text:s text:c="3"/>id, <text:s text:c="3"/>geometry_asewkt) <text:s/>VALUES ( <text:s text:c="3"/>'M53_G', <text:s text:c="3"/>'SRID=3946;POLYGON((1379800 5225830,1379820 5225830,1379820 5225810,1379800 5225810,1379800 5225830))');</text:p>
          </table:table-cell>
          <table:table-cell table:style-name="ce5" table:formula="of:=CONCATENATE([case_00140_00100.$A25];[.BS$2])" office:value-type="string" office:string-value="M53_H" calcext:value-type="string">
            <text:p>M53_H</text:p>
          </table:table-cell>
          <table:table-cell table:style-name="ce5" table:formula="of:=[case_00140_00100.$B25]+[.BT$2]" office:value-type="float" office:value="1379840" calcext:value-type="float">
            <text:p>1379840</text:p>
          </table:table-cell>
          <table:table-cell table:style-name="ce5" table:formula="of:=[case_00140_00100.$C25]+[.BU$2]" office:value-type="float" office:value="5225830" calcext:value-type="float">
            <text:p>5225830</text:p>
          </table:table-cell>
          <table:table-cell table:style-name="ce5" table:formula="of:=[.BT25]+20" office:value-type="float" office:value="1379860" calcext:value-type="float">
            <text:p>1379860</text:p>
          </table:table-cell>
          <table:table-cell table:style-name="ce5" table:formula="of:=[.BU25]" office:value-type="float" office:value="5225830" calcext:value-type="float">
            <text:p>5225830</text:p>
          </table:table-cell>
          <table:table-cell table:style-name="ce5" table:formula="of:=[.BT25]+20" office:value-type="float" office:value="1379860" calcext:value-type="float">
            <text:p>1379860</text:p>
          </table:table-cell>
          <table:table-cell table:style-name="ce5" table:formula="of:=[.BU25]-20" office:value-type="float" office:value="5225810" calcext:value-type="float">
            <text:p>5225810</text:p>
          </table:table-cell>
          <table:table-cell table:style-name="ce5" table:formula="of:=[.BT25]" office:value-type="float" office:value="1379840" calcext:value-type="float">
            <text:p>1379840</text:p>
          </table:table-cell>
          <table:table-cell table:style-name="ce5" table:formula="of:=[.BU25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5];&quot;',&quot;;CHAR(13);&quot;    'SRID=3946;POLYGON((&quot;;[.BT25];&quot; &quot;;[.BU25];&quot;,&quot;;[.BV25];&quot; &quot;;[.BW25];&quot;,&quot;;[.BX25];&quot; &quot;;[.BY25];&quot;,&quot;;[.BZ25];&quot; &quot;;[.CA25];&quot;,&quot;;[.BT25];&quot; &quot;;[.BU25];&quot;))');&quot;;CHAR(13))" office:value-type="string" office:string-value="INSERT INTO &#13;  batiment (&#13;    id,&#13;    geometry_asewkt)&#13;  VALUES (&#13;    'M53_H',&#13;    'SRID=3946;POLYGON((1379840 5225830,1379860 5225830,1379860 5225810,1379840 5225810,1379840 5225830))');&#13;" calcext:value-type="string">
            <text:p>INSERT INTO  <text:s/>batiment ( <text:s text:c="3"/>id, <text:s text:c="3"/>geometry_asewkt) <text:s/>VALUES ( <text:s text:c="3"/>'M53_H', <text:s text:c="3"/>'SRID=3946;POLYGON((1379840 5225830,1379860 5225830,1379860 5225810,1379840 5225810,1379840 5225830))');</text:p>
          </table:table-cell>
          <table:table-cell table:style-name="ce5" table:formula="of:=CONCATENATE([case_00140_00100.$A25];[.CC$2])" office:value-type="string" office:string-value="M53_I" calcext:value-type="string">
            <text:p>M53_I</text:p>
          </table:table-cell>
          <table:table-cell table:style-name="ce5" table:formula="of:=[case_00140_00100.$B25]+[.CD$2]" office:value-type="float" office:value="1379880" calcext:value-type="float">
            <text:p>1379880</text:p>
          </table:table-cell>
          <table:table-cell table:style-name="ce5" table:formula="of:=[case_00140_00100.$C25]+[.CE$2]" office:value-type="float" office:value="5225830" calcext:value-type="float">
            <text:p>5225830</text:p>
          </table:table-cell>
          <table:table-cell table:style-name="ce5" table:formula="of:=[.CD25]+20" office:value-type="float" office:value="1379900" calcext:value-type="float">
            <text:p>1379900</text:p>
          </table:table-cell>
          <table:table-cell table:style-name="ce5" table:formula="of:=[.CE25]" office:value-type="float" office:value="5225830" calcext:value-type="float">
            <text:p>5225830</text:p>
          </table:table-cell>
          <table:table-cell table:style-name="ce5" table:formula="of:=[.CD25]+20" office:value-type="float" office:value="1379900" calcext:value-type="float">
            <text:p>1379900</text:p>
          </table:table-cell>
          <table:table-cell table:style-name="ce5" table:formula="of:=[.CE25]-20" office:value-type="float" office:value="5225810" calcext:value-type="float">
            <text:p>5225810</text:p>
          </table:table-cell>
          <table:table-cell table:style-name="ce5" table:formula="of:=[.CD25]" office:value-type="float" office:value="1379880" calcext:value-type="float">
            <text:p>1379880</text:p>
          </table:table-cell>
          <table:table-cell table:style-name="ce5" table:formula="of:=[.CE25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5];&quot;',&quot;;CHAR(13);&quot;    'SRID=3946;POLYGON((&quot;;[.CD25];&quot; &quot;;[.CE25];&quot;,&quot;;[.CF25];&quot; &quot;;[.CG25];&quot;,&quot;;[.CH25];&quot; &quot;;[.CI25];&quot;,&quot;;[.CJ25];&quot; &quot;;[.CK25];&quot;,&quot;;[.CD25];&quot; &quot;;[.CE25];&quot;))');&quot;;CHAR(13))" office:value-type="string" office:string-value="INSERT INTO &#13;  batiment (&#13;    id,&#13;    geometry_asewkt)&#13;  VALUES (&#13;    'M53_I',&#13;    'SRID=3946;POLYGON((1379880 5225830,1379900 5225830,1379900 5225810,1379880 5225810,1379880 5225830))');&#13;" calcext:value-type="string">
            <text:p>INSERT INTO  <text:s/>batiment ( <text:s text:c="3"/>id, <text:s text:c="3"/>geometry_asewkt) <text:s/>VALUES ( <text:s text:c="3"/>'M53_I', <text:s text:c="3"/>'SRID=3946;POLYGON((1379880 5225830,1379900 5225830,1379900 5225810,1379880 5225810,1379880 5225830))');</text:p>
          </table:table-cell>
          <table:table-cell table:formula="of:=CONCATENATE([.J25];CHAR(13);[.T25];CHAR(13);[.AD25];CHAR(13);[.AN25];CHAR(13);[.AX25];CHAR(13);[.BH25];CHAR(13);[.BR25];CHAR(13);[.CB25];CHAR(13);[.CL25];CHAR(13))" office:value-type="string" office:string-value="INSERT INTO &#13;  batiment (&#13;    id,&#13;    geometry_asewkt)&#13;  VALUES (&#13;    'M53_A',&#13;    'SRID=3946;POLYGON((1379800 5225890,1379820 5225890,1379820 5225870,1379800 5225870,1379800 5225890))');&#13;&#13;INSERT INTO &#13;  batiment (&#13;    id,&#13;    geometry_asewkt)&#13;  VALUES (&#13;    'M53_B',&#13;    'SRID=3946;POLYGON((1379840 5225890,1379860 5225890,1379860 5225870,1379840 5225870,1379840 5225890))');&#13;&#13;INSERT INTO &#13;  batiment (&#13;    id,&#13;    geometry_asewkt)&#13;  VALUES (&#13;    'M53_C',&#13;    'SRID=3946;POLYGON((1379880 5225890,1379900 5225890,1379900 5225870,1379880 5225870,1379880 5225890))');&#13;&#13;INSERT INTO &#13;  batiment (&#13;    id,&#13;    geometry_asewkt)&#13;  VALUES (&#13;    'M53_D',&#13;    'SRID=3946;POLYGON((1379800 5225860,1379820 5225860,1379820 5225840,1379800 5225840,1379800 5225860))');&#13;&#13;INSERT INTO &#13;  batiment (&#13;    id,&#13;    geometry_asewkt)&#13;  VALUES (&#13;    'M53_E',&#13;    'SRID=3946;POLYGON((1379840 5225860,1379860 5225860,1379860 5225840,1379840 5225840,1379840 5225860))');&#13;&#13;INSERT INTO &#13;  batiment (&#13;    id,&#13;    geometry_asewkt)&#13;  VALUES (&#13;    'M53_F',&#13;    'SRID=3946;POLYGON((1379880 5225860,1379900 5225860,1379900 5225840,1379880 5225840,1379880 5225860))');&#13;&#13;INSERT INTO &#13;  batiment (&#13;    id,&#13;    geometry_asewkt)&#13;  VALUES (&#13;    'M53_G',&#13;    'SRID=3946;POLYGON((1379800 5225830,1379820 5225830,1379820 5225810,1379800 5225810,1379800 5225830))');&#13;&#13;INSERT INTO &#13;  batiment (&#13;    id,&#13;    geometry_asewkt)&#13;  VALUES (&#13;    'M53_H',&#13;    'SRID=3946;POLYGON((1379840 5225830,1379860 5225830,1379860 5225810,1379840 5225810,1379840 5225830))');&#13;&#13;INSERT INTO &#13;  batiment (&#13;    id,&#13;    geometry_asewkt)&#13;  VALUES (&#13;    'M53_I',&#13;    'SRID=3946;POLYGON((1379880 5225830,1379900 5225830,1379900 5225810,1379880 5225810,1379880 5225830))');&#13;&#13;" calcext:value-type="string">
            <text:p>INSERT INTO  <text:s/>batiment ( <text:s text:c="3"/>id, <text:s text:c="3"/>geometry_asewkt) <text:s/>VALUES ( <text:s text:c="3"/>'M53_A', <text:s text:c="3"/>'SRID=3946;POLYGON((1379800 5225890,1379820 5225890,1379820 5225870,1379800 5225870,1379800 5225890))');INSERT INTO  <text:s/>batiment ( <text:s text:c="3"/>id, <text:s text:c="3"/>geometry_asewkt) <text:s/>VALUES ( <text:s text:c="3"/>'M53_B', <text:s text:c="3"/>'SRID=3946;POLYGON((1379840 5225890,1379860 5225890,1379860 5225870,1379840 5225870,1379840 5225890))');INSERT INTO  <text:s/>batiment ( <text:s text:c="3"/>id, <text:s text:c="3"/>geometry_asewkt) <text:s/>VALUES ( <text:s text:c="3"/>'M53_C', <text:s text:c="3"/>'SRID=3946;POLYGON((1379880 5225890,1379900 5225890,1379900 5225870,1379880 5225870,1379880 5225890))');INSERT INTO  <text:s/>batiment ( <text:s text:c="3"/>id, <text:s text:c="3"/>geometry_asewkt) <text:s/>VALUES ( <text:s text:c="3"/>'M53_D', <text:s text:c="3"/>'SRID=3946;POLYGON((1379800 5225860,1379820 5225860,1379820 5225840,1379800 5225840,1379800 5225860))');INSERT INTO  <text:s/>batiment ( <text:s text:c="3"/>id, <text:s text:c="3"/>geometry_asewkt) <text:s/>VALUES ( <text:s text:c="3"/>'M53_E', <text:s text:c="3"/>'SRID=3946;POLYGON((1379840 5225860,1379860 5225860,1379860 5225840,1379840 5225840,1379840 5225860))');INSERT INTO  <text:s/>batiment ( <text:s text:c="3"/>id, <text:s text:c="3"/>geometry_asewkt) <text:s/>VALUES ( <text:s text:c="3"/>'M53_F', <text:s text:c="3"/>'SRID=3946;POLYGON((1379880 5225860,1379900 5225860,1379900 5225840,1379880 5225840,1379880 5225860))');INSERT INTO  <text:s/>batiment ( <text:s text:c="3"/>id, <text:s text:c="3"/>geometry_asewkt) <text:s/>VALUES ( <text:s text:c="3"/>'M53_G', <text:s text:c="3"/>'SRID=3946;POLYGON((1379800 5225830,1379820 5225830,1379820 5225810,1379800 5225810,1379800 5225830))');INSERT INTO  <text:s/>batiment ( <text:s text:c="3"/>id, <text:s text:c="3"/>geometry_asewkt) <text:s/>VALUES ( <text:s text:c="3"/>'M53_H', <text:s text:c="3"/>'SRID=3946;POLYGON((1379840 5225830,1379860 5225830,1379860 5225810,1379840 5225810,1379840 5225830))');INSERT INTO  <text:s/>batiment ( <text:s text:c="3"/>id, <text:s text:c="3"/>geometry_asewkt) <text:s/>VALUES ( <text:s text:c="3"/>'M53_I', <text:s text:c="3"/>'SRID=3946;POLYGON((1379880 5225830,1379900 5225830,1379900 5225810,1379880 5225810,137988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6];[.A$2])" office:value-type="string" office:string-value="M54_A" calcext:value-type="string">
            <text:p>M54_A</text:p>
          </table:table-cell>
          <table:table-cell table:style-name="ce5" table:formula="of:=[$case_00140_00100.$B26]+[.B$2]" office:value-type="float" office:value="1379940" calcext:value-type="float">
            <text:p>1379940</text:p>
          </table:table-cell>
          <table:table-cell table:style-name="ce5" table:formula="of:=[$case_00140_00100.$C26]+[.C$2]" office:value-type="float" office:value="5225890" calcext:value-type="float">
            <text:p>5225890</text:p>
          </table:table-cell>
          <table:table-cell table:style-name="ce5" table:formula="of:=[.B26]+20" office:value-type="float" office:value="1379960" calcext:value-type="float">
            <text:p>1379960</text:p>
          </table:table-cell>
          <table:table-cell table:style-name="ce5" table:formula="of:=[.C26]" office:value-type="float" office:value="5225890" calcext:value-type="float">
            <text:p>5225890</text:p>
          </table:table-cell>
          <table:table-cell table:style-name="ce5" table:formula="of:=[.B26]+20" office:value-type="float" office:value="1379960" calcext:value-type="float">
            <text:p>1379960</text:p>
          </table:table-cell>
          <table:table-cell table:style-name="ce5" table:formula="of:=[.C26]-20" office:value-type="float" office:value="5225870" calcext:value-type="float">
            <text:p>5225870</text:p>
          </table:table-cell>
          <table:table-cell table:style-name="ce5" table:formula="of:=[.B26]" office:value-type="float" office:value="1379940" calcext:value-type="float">
            <text:p>1379940</text:p>
          </table:table-cell>
          <table:table-cell table:style-name="ce5" table:formula="of:=[.C26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6];&quot;',&quot;;CHAR(13);&quot;    'SRID=3946;POLYGON((&quot;;[.B26];&quot; &quot;;[.C26];&quot;,&quot;;[.D26];&quot; &quot;;[.E26];&quot;,&quot;;[.F26];&quot; &quot;;[.G26];&quot;,&quot;;[.H26];&quot; &quot;;[.I26];&quot;,&quot;;[.B26];&quot; &quot;;[.C26];&quot;))');&quot;;CHAR(13))" office:value-type="string" office:string-value="INSERT INTO &#13;  batiment (&#13;    id,&#13;    geometry_asewkt)&#13;  VALUES (&#13;    'M54_A',&#13;    'SRID=3946;POLYGON((1379940 5225890,1379960 5225890,1379960 5225870,1379940 5225870,1379940 5225890))');&#13;" calcext:value-type="string">
            <text:p>INSERT INTO  <text:s/>batiment ( <text:s text:c="3"/>id, <text:s text:c="3"/>geometry_asewkt) <text:s/>VALUES ( <text:s text:c="3"/>'M54_A', <text:s text:c="3"/>'SRID=3946;POLYGON((1379940 5225890,1379960 5225890,1379960 5225870,1379940 5225870,1379940 5225890))');</text:p>
          </table:table-cell>
          <table:table-cell table:style-name="ce5" table:formula="of:=CONCATENATE([case_00140_00100.$A26];[.K$2])" office:value-type="string" office:string-value="M54_B" calcext:value-type="string">
            <text:p>M54_B</text:p>
          </table:table-cell>
          <table:table-cell table:style-name="ce5" table:formula="of:=[case_00140_00100.$B26]+[.L$2]" office:value-type="float" office:value="1379980" calcext:value-type="float">
            <text:p>1379980</text:p>
          </table:table-cell>
          <table:table-cell table:style-name="ce5" table:formula="of:=[case_00140_00100.$C26]+[.M$2]" office:value-type="float" office:value="5225890" calcext:value-type="float">
            <text:p>5225890</text:p>
          </table:table-cell>
          <table:table-cell table:style-name="ce5" table:formula="of:=[.L26]+20" office:value-type="float" office:value="1380000" calcext:value-type="float">
            <text:p>1380000</text:p>
          </table:table-cell>
          <table:table-cell table:style-name="ce5" table:formula="of:=[.M26]" office:value-type="float" office:value="5225890" calcext:value-type="float">
            <text:p>5225890</text:p>
          </table:table-cell>
          <table:table-cell table:style-name="ce5" table:formula="of:=[.L26]+20" office:value-type="float" office:value="1380000" calcext:value-type="float">
            <text:p>1380000</text:p>
          </table:table-cell>
          <table:table-cell table:style-name="ce5" table:formula="of:=[.M26]-20" office:value-type="float" office:value="5225870" calcext:value-type="float">
            <text:p>5225870</text:p>
          </table:table-cell>
          <table:table-cell table:style-name="ce5" table:formula="of:=[.L26]" office:value-type="float" office:value="1379980" calcext:value-type="float">
            <text:p>1379980</text:p>
          </table:table-cell>
          <table:table-cell table:style-name="ce5" table:formula="of:=[.M26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6];&quot;',&quot;;CHAR(13);&quot;    'SRID=3946;POLYGON((&quot;;[.L26];&quot; &quot;;[.M26];&quot;,&quot;;[.N26];&quot; &quot;;[.O26];&quot;,&quot;;[.P26];&quot; &quot;;[.Q26];&quot;,&quot;;[.R26];&quot; &quot;;[.S26];&quot;,&quot;;[.L26];&quot; &quot;;[.M26];&quot;))');&quot;;CHAR(13))" office:value-type="string" office:string-value="INSERT INTO &#13;  batiment (&#13;    id,&#13;    geometry_asewkt)&#13;  VALUES (&#13;    'M54_B',&#13;    'SRID=3946;POLYGON((1379980 5225890,1380000 5225890,1380000 5225870,1379980 5225870,1379980 5225890))');&#13;" calcext:value-type="string">
            <text:p>INSERT INTO  <text:s/>batiment ( <text:s text:c="3"/>id, <text:s text:c="3"/>geometry_asewkt) <text:s/>VALUES ( <text:s text:c="3"/>'M54_B', <text:s text:c="3"/>'SRID=3946;POLYGON((1379980 5225890,1380000 5225890,1380000 5225870,1379980 5225870,1379980 5225890))');</text:p>
          </table:table-cell>
          <table:table-cell table:style-name="ce5" table:formula="of:=CONCATENATE([case_00140_00100.$A26];[.U$2])" office:value-type="string" office:string-value="M54_C" calcext:value-type="string">
            <text:p>M54_C</text:p>
          </table:table-cell>
          <table:table-cell table:style-name="ce5" table:formula="of:=[case_00140_00100.$B26]+[.V$2]" office:value-type="float" office:value="1380020" calcext:value-type="float">
            <text:p>1380020</text:p>
          </table:table-cell>
          <table:table-cell table:style-name="ce5" table:formula="of:=[case_00140_00100.$C26]+[.W$2]" office:value-type="float" office:value="5225890" calcext:value-type="float">
            <text:p>5225890</text:p>
          </table:table-cell>
          <table:table-cell table:style-name="ce5" table:formula="of:=[.V26]+20" office:value-type="float" office:value="1380040" calcext:value-type="float">
            <text:p>1380040</text:p>
          </table:table-cell>
          <table:table-cell table:style-name="ce5" table:formula="of:=[.W26]" office:value-type="float" office:value="5225890" calcext:value-type="float">
            <text:p>5225890</text:p>
          </table:table-cell>
          <table:table-cell table:style-name="ce5" table:formula="of:=[.V26]+20" office:value-type="float" office:value="1380040" calcext:value-type="float">
            <text:p>1380040</text:p>
          </table:table-cell>
          <table:table-cell table:style-name="ce5" table:formula="of:=[.W26]-20" office:value-type="float" office:value="5225870" calcext:value-type="float">
            <text:p>5225870</text:p>
          </table:table-cell>
          <table:table-cell table:style-name="ce5" table:formula="of:=[.V26]" office:value-type="float" office:value="1380020" calcext:value-type="float">
            <text:p>1380020</text:p>
          </table:table-cell>
          <table:table-cell table:style-name="ce5" table:formula="of:=[.W26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6];&quot;',&quot;;CHAR(13);&quot;    'SRID=3946;POLYGON((&quot;;[.V26];&quot; &quot;;[.W26];&quot;,&quot;;[.X26];&quot; &quot;;[.Y26];&quot;,&quot;;[.Z26];&quot; &quot;;[.AA26];&quot;,&quot;;[.AB26];&quot; &quot;;[.AC26];&quot;,&quot;;[.V26];&quot; &quot;;[.W26];&quot;))');&quot;;CHAR(13))" office:value-type="string" office:string-value="INSERT INTO &#13;  batiment (&#13;    id,&#13;    geometry_asewkt)&#13;  VALUES (&#13;    'M54_C',&#13;    'SRID=3946;POLYGON((1380020 5225890,1380040 5225890,1380040 5225870,1380020 5225870,1380020 5225890))');&#13;" calcext:value-type="string">
            <text:p>INSERT INTO  <text:s/>batiment ( <text:s text:c="3"/>id, <text:s text:c="3"/>geometry_asewkt) <text:s/>VALUES ( <text:s text:c="3"/>'M54_C', <text:s text:c="3"/>'SRID=3946;POLYGON((1380020 5225890,1380040 5225890,1380040 5225870,1380020 5225870,1380020 5225890))');</text:p>
          </table:table-cell>
          <table:table-cell table:style-name="ce5" table:formula="of:=CONCATENATE([case_00140_00100.$A26];[.AE$2])" office:value-type="string" office:string-value="M54_D" calcext:value-type="string">
            <text:p>M54_D</text:p>
          </table:table-cell>
          <table:table-cell table:style-name="ce5" table:formula="of:=[case_00140_00100.$B26]+[.AF$2]" office:value-type="float" office:value="1379940" calcext:value-type="float">
            <text:p>1379940</text:p>
          </table:table-cell>
          <table:table-cell table:style-name="ce5" table:formula="of:=[case_00140_00100.$C26]+[.AG$2]" office:value-type="float" office:value="5225860" calcext:value-type="float">
            <text:p>5225860</text:p>
          </table:table-cell>
          <table:table-cell table:style-name="ce5" table:formula="of:=[.AF26]+20" office:value-type="float" office:value="1379960" calcext:value-type="float">
            <text:p>1379960</text:p>
          </table:table-cell>
          <table:table-cell table:style-name="ce5" table:formula="of:=[.AG26]" office:value-type="float" office:value="5225860" calcext:value-type="float">
            <text:p>5225860</text:p>
          </table:table-cell>
          <table:table-cell table:style-name="ce5" table:formula="of:=[.AF26]+20" office:value-type="float" office:value="1379960" calcext:value-type="float">
            <text:p>1379960</text:p>
          </table:table-cell>
          <table:table-cell table:style-name="ce5" table:formula="of:=[.AG26]-20" office:value-type="float" office:value="5225840" calcext:value-type="float">
            <text:p>5225840</text:p>
          </table:table-cell>
          <table:table-cell table:style-name="ce5" table:formula="of:=[.AF26]" office:value-type="float" office:value="1379940" calcext:value-type="float">
            <text:p>1379940</text:p>
          </table:table-cell>
          <table:table-cell table:style-name="ce5" table:formula="of:=[.AG26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6];&quot;',&quot;;CHAR(13);&quot;    'SRID=3946;POLYGON((&quot;;[.AF26];&quot; &quot;;[.AG26];&quot;,&quot;;[.AH26];&quot; &quot;;[.AI26];&quot;,&quot;;[.AJ26];&quot; &quot;;[.AK26];&quot;,&quot;;[.AL26];&quot; &quot;;[.AM26];&quot;,&quot;;[.AF26];&quot; &quot;;[.AG26];&quot;))');&quot;;CHAR(13))" office:value-type="string" office:string-value="INSERT INTO &#13;  batiment (&#13;    id,&#13;    geometry_asewkt)&#13;  VALUES (&#13;    'M54_D',&#13;    'SRID=3946;POLYGON((1379940 5225860,1379960 5225860,1379960 5225840,1379940 5225840,1379940 5225860))');&#13;" calcext:value-type="string">
            <text:p>INSERT INTO  <text:s/>batiment ( <text:s text:c="3"/>id, <text:s text:c="3"/>geometry_asewkt) <text:s/>VALUES ( <text:s text:c="3"/>'M54_D', <text:s text:c="3"/>'SRID=3946;POLYGON((1379940 5225860,1379960 5225860,1379960 5225840,1379940 5225840,1379940 5225860))');</text:p>
          </table:table-cell>
          <table:table-cell table:style-name="ce5" table:formula="of:=CONCATENATE([case_00140_00100.$A26];[.AO$2])" office:value-type="string" office:string-value="M54_E" calcext:value-type="string">
            <text:p>M54_E</text:p>
          </table:table-cell>
          <table:table-cell table:style-name="ce5" table:formula="of:=[case_00140_00100.$B26]+[.AP$2]" office:value-type="float" office:value="1379980" calcext:value-type="float">
            <text:p>1379980</text:p>
          </table:table-cell>
          <table:table-cell table:style-name="ce5" table:formula="of:=[case_00140_00100.$C26]+[.AQ$2]" office:value-type="float" office:value="5225860" calcext:value-type="float">
            <text:p>5225860</text:p>
          </table:table-cell>
          <table:table-cell table:style-name="ce5" table:formula="of:=[.AP26]+20" office:value-type="float" office:value="1380000" calcext:value-type="float">
            <text:p>1380000</text:p>
          </table:table-cell>
          <table:table-cell table:style-name="ce5" table:formula="of:=[.AQ26]" office:value-type="float" office:value="5225860" calcext:value-type="float">
            <text:p>5225860</text:p>
          </table:table-cell>
          <table:table-cell table:style-name="ce5" table:formula="of:=[.AP26]+20" office:value-type="float" office:value="1380000" calcext:value-type="float">
            <text:p>1380000</text:p>
          </table:table-cell>
          <table:table-cell table:style-name="ce5" table:formula="of:=[.AQ26]-20" office:value-type="float" office:value="5225840" calcext:value-type="float">
            <text:p>5225840</text:p>
          </table:table-cell>
          <table:table-cell table:style-name="ce5" table:formula="of:=[.AP26]" office:value-type="float" office:value="1379980" calcext:value-type="float">
            <text:p>1379980</text:p>
          </table:table-cell>
          <table:table-cell table:style-name="ce5" table:formula="of:=[.AQ26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6];&quot;',&quot;;CHAR(13);&quot;    'SRID=3946;POLYGON((&quot;;[.AP26];&quot; &quot;;[.AQ26];&quot;,&quot;;[.AR26];&quot; &quot;;[.AS26];&quot;,&quot;;[.AT26];&quot; &quot;;[.AU26];&quot;,&quot;;[.AV26];&quot; &quot;;[.AW26];&quot;,&quot;;[.AP26];&quot; &quot;;[.AQ26];&quot;))');&quot;;CHAR(13))" office:value-type="string" office:string-value="INSERT INTO &#13;  batiment (&#13;    id,&#13;    geometry_asewkt)&#13;  VALUES (&#13;    'M54_E',&#13;    'SRID=3946;POLYGON((1379980 5225860,1380000 5225860,1380000 5225840,1379980 5225840,1379980 5225860))');&#13;" calcext:value-type="string">
            <text:p>INSERT INTO  <text:s/>batiment ( <text:s text:c="3"/>id, <text:s text:c="3"/>geometry_asewkt) <text:s/>VALUES ( <text:s text:c="3"/>'M54_E', <text:s text:c="3"/>'SRID=3946;POLYGON((1379980 5225860,1380000 5225860,1380000 5225840,1379980 5225840,1379980 5225860))');</text:p>
          </table:table-cell>
          <table:table-cell table:style-name="ce5" table:formula="of:=CONCATENATE([case_00140_00100.$A26];[.AY$2])" office:value-type="string" office:string-value="M54_F" calcext:value-type="string">
            <text:p>M54_F</text:p>
          </table:table-cell>
          <table:table-cell table:style-name="ce5" table:formula="of:=[case_00140_00100.$B26]+[.AZ$2]" office:value-type="float" office:value="1380020" calcext:value-type="float">
            <text:p>1380020</text:p>
          </table:table-cell>
          <table:table-cell table:style-name="ce5" table:formula="of:=[case_00140_00100.$C26]+[.BA$2]" office:value-type="float" office:value="5225860" calcext:value-type="float">
            <text:p>5225860</text:p>
          </table:table-cell>
          <table:table-cell table:style-name="ce5" table:formula="of:=[.AZ26]+20" office:value-type="float" office:value="1380040" calcext:value-type="float">
            <text:p>1380040</text:p>
          </table:table-cell>
          <table:table-cell table:style-name="ce5" table:formula="of:=[.BA26]" office:value-type="float" office:value="5225860" calcext:value-type="float">
            <text:p>5225860</text:p>
          </table:table-cell>
          <table:table-cell table:style-name="ce5" table:formula="of:=[.AZ26]+20" office:value-type="float" office:value="1380040" calcext:value-type="float">
            <text:p>1380040</text:p>
          </table:table-cell>
          <table:table-cell table:style-name="ce5" table:formula="of:=[.BA26]-20" office:value-type="float" office:value="5225840" calcext:value-type="float">
            <text:p>5225840</text:p>
          </table:table-cell>
          <table:table-cell table:style-name="ce5" table:formula="of:=[.AZ26]" office:value-type="float" office:value="1380020" calcext:value-type="float">
            <text:p>1380020</text:p>
          </table:table-cell>
          <table:table-cell table:style-name="ce5" table:formula="of:=[.BA26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6];&quot;',&quot;;CHAR(13);&quot;    'SRID=3946;POLYGON((&quot;;[.AZ26];&quot; &quot;;[.BA26];&quot;,&quot;;[.BB26];&quot; &quot;;[.BC26];&quot;,&quot;;[.BD26];&quot; &quot;;[.BE26];&quot;,&quot;;[.BF26];&quot; &quot;;[.BG26];&quot;,&quot;;[.AZ26];&quot; &quot;;[.BA26];&quot;))');&quot;;CHAR(13))" office:value-type="string" office:string-value="INSERT INTO &#13;  batiment (&#13;    id,&#13;    geometry_asewkt)&#13;  VALUES (&#13;    'M54_F',&#13;    'SRID=3946;POLYGON((1380020 5225860,1380040 5225860,1380040 5225840,1380020 5225840,1380020 5225860))');&#13;" calcext:value-type="string">
            <text:p>INSERT INTO  <text:s/>batiment ( <text:s text:c="3"/>id, <text:s text:c="3"/>geometry_asewkt) <text:s/>VALUES ( <text:s text:c="3"/>'M54_F', <text:s text:c="3"/>'SRID=3946;POLYGON((1380020 5225860,1380040 5225860,1380040 5225840,1380020 5225840,1380020 5225860))');</text:p>
          </table:table-cell>
          <table:table-cell table:style-name="ce5" table:formula="of:=CONCATENATE([case_00140_00100.$A26];[.BI$2])" office:value-type="string" office:string-value="M54_G" calcext:value-type="string">
            <text:p>M54_G</text:p>
          </table:table-cell>
          <table:table-cell table:style-name="ce5" table:formula="of:=[case_00140_00100.$B26]+[.BJ$2]" office:value-type="float" office:value="1379940" calcext:value-type="float">
            <text:p>1379940</text:p>
          </table:table-cell>
          <table:table-cell table:style-name="ce5" table:formula="of:=[case_00140_00100.$C26]+[.BK$2]" office:value-type="float" office:value="5225830" calcext:value-type="float">
            <text:p>5225830</text:p>
          </table:table-cell>
          <table:table-cell table:style-name="ce5" table:formula="of:=[.BJ26]+20" office:value-type="float" office:value="1379960" calcext:value-type="float">
            <text:p>1379960</text:p>
          </table:table-cell>
          <table:table-cell table:style-name="ce5" table:formula="of:=[.BK26]" office:value-type="float" office:value="5225830" calcext:value-type="float">
            <text:p>5225830</text:p>
          </table:table-cell>
          <table:table-cell table:style-name="ce5" table:formula="of:=[.BJ26]+20" office:value-type="float" office:value="1379960" calcext:value-type="float">
            <text:p>1379960</text:p>
          </table:table-cell>
          <table:table-cell table:style-name="ce5" table:formula="of:=[.BK26]-20" office:value-type="float" office:value="5225810" calcext:value-type="float">
            <text:p>5225810</text:p>
          </table:table-cell>
          <table:table-cell table:style-name="ce5" table:formula="of:=[.BJ26]" office:value-type="float" office:value="1379940" calcext:value-type="float">
            <text:p>1379940</text:p>
          </table:table-cell>
          <table:table-cell table:style-name="ce5" table:formula="of:=[.BK26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6];&quot;',&quot;;CHAR(13);&quot;    'SRID=3946;POLYGON((&quot;;[.BJ26];&quot; &quot;;[.BK26];&quot;,&quot;;[.BL26];&quot; &quot;;[.BM26];&quot;,&quot;;[.BN26];&quot; &quot;;[.BO26];&quot;,&quot;;[.BP26];&quot; &quot;;[.BQ26];&quot;,&quot;;[.BJ26];&quot; &quot;;[.BK26];&quot;))');&quot;;CHAR(13))" office:value-type="string" office:string-value="INSERT INTO &#13;  batiment (&#13;    id,&#13;    geometry_asewkt)&#13;  VALUES (&#13;    'M54_G',&#13;    'SRID=3946;POLYGON((1379940 5225830,1379960 5225830,1379960 5225810,1379940 5225810,1379940 5225830))');&#13;" calcext:value-type="string">
            <text:p>INSERT INTO  <text:s/>batiment ( <text:s text:c="3"/>id, <text:s text:c="3"/>geometry_asewkt) <text:s/>VALUES ( <text:s text:c="3"/>'M54_G', <text:s text:c="3"/>'SRID=3946;POLYGON((1379940 5225830,1379960 5225830,1379960 5225810,1379940 5225810,1379940 5225830))');</text:p>
          </table:table-cell>
          <table:table-cell table:style-name="ce5" table:formula="of:=CONCATENATE([case_00140_00100.$A26];[.BS$2])" office:value-type="string" office:string-value="M54_H" calcext:value-type="string">
            <text:p>M54_H</text:p>
          </table:table-cell>
          <table:table-cell table:style-name="ce5" table:formula="of:=[case_00140_00100.$B26]+[.BT$2]" office:value-type="float" office:value="1379980" calcext:value-type="float">
            <text:p>1379980</text:p>
          </table:table-cell>
          <table:table-cell table:style-name="ce5" table:formula="of:=[case_00140_00100.$C26]+[.BU$2]" office:value-type="float" office:value="5225830" calcext:value-type="float">
            <text:p>5225830</text:p>
          </table:table-cell>
          <table:table-cell table:style-name="ce5" table:formula="of:=[.BT26]+20" office:value-type="float" office:value="1380000" calcext:value-type="float">
            <text:p>1380000</text:p>
          </table:table-cell>
          <table:table-cell table:style-name="ce5" table:formula="of:=[.BU26]" office:value-type="float" office:value="5225830" calcext:value-type="float">
            <text:p>5225830</text:p>
          </table:table-cell>
          <table:table-cell table:style-name="ce5" table:formula="of:=[.BT26]+20" office:value-type="float" office:value="1380000" calcext:value-type="float">
            <text:p>1380000</text:p>
          </table:table-cell>
          <table:table-cell table:style-name="ce5" table:formula="of:=[.BU26]-20" office:value-type="float" office:value="5225810" calcext:value-type="float">
            <text:p>5225810</text:p>
          </table:table-cell>
          <table:table-cell table:style-name="ce5" table:formula="of:=[.BT26]" office:value-type="float" office:value="1379980" calcext:value-type="float">
            <text:p>1379980</text:p>
          </table:table-cell>
          <table:table-cell table:style-name="ce5" table:formula="of:=[.BU26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6];&quot;',&quot;;CHAR(13);&quot;    'SRID=3946;POLYGON((&quot;;[.BT26];&quot; &quot;;[.BU26];&quot;,&quot;;[.BV26];&quot; &quot;;[.BW26];&quot;,&quot;;[.BX26];&quot; &quot;;[.BY26];&quot;,&quot;;[.BZ26];&quot; &quot;;[.CA26];&quot;,&quot;;[.BT26];&quot; &quot;;[.BU26];&quot;))');&quot;;CHAR(13))" office:value-type="string" office:string-value="INSERT INTO &#13;  batiment (&#13;    id,&#13;    geometry_asewkt)&#13;  VALUES (&#13;    'M54_H',&#13;    'SRID=3946;POLYGON((1379980 5225830,1380000 5225830,1380000 5225810,1379980 5225810,1379980 5225830))');&#13;" calcext:value-type="string">
            <text:p>INSERT INTO  <text:s/>batiment ( <text:s text:c="3"/>id, <text:s text:c="3"/>geometry_asewkt) <text:s/>VALUES ( <text:s text:c="3"/>'M54_H', <text:s text:c="3"/>'SRID=3946;POLYGON((1379980 5225830,1380000 5225830,1380000 5225810,1379980 5225810,1379980 5225830))');</text:p>
          </table:table-cell>
          <table:table-cell table:style-name="ce5" table:formula="of:=CONCATENATE([case_00140_00100.$A26];[.CC$2])" office:value-type="string" office:string-value="M54_I" calcext:value-type="string">
            <text:p>M54_I</text:p>
          </table:table-cell>
          <table:table-cell table:style-name="ce5" table:formula="of:=[case_00140_00100.$B26]+[.CD$2]" office:value-type="float" office:value="1380020" calcext:value-type="float">
            <text:p>1380020</text:p>
          </table:table-cell>
          <table:table-cell table:style-name="ce5" table:formula="of:=[case_00140_00100.$C26]+[.CE$2]" office:value-type="float" office:value="5225830" calcext:value-type="float">
            <text:p>5225830</text:p>
          </table:table-cell>
          <table:table-cell table:style-name="ce5" table:formula="of:=[.CD26]+20" office:value-type="float" office:value="1380040" calcext:value-type="float">
            <text:p>1380040</text:p>
          </table:table-cell>
          <table:table-cell table:style-name="ce5" table:formula="of:=[.CE26]" office:value-type="float" office:value="5225830" calcext:value-type="float">
            <text:p>5225830</text:p>
          </table:table-cell>
          <table:table-cell table:style-name="ce5" table:formula="of:=[.CD26]+20" office:value-type="float" office:value="1380040" calcext:value-type="float">
            <text:p>1380040</text:p>
          </table:table-cell>
          <table:table-cell table:style-name="ce5" table:formula="of:=[.CE26]-20" office:value-type="float" office:value="5225810" calcext:value-type="float">
            <text:p>5225810</text:p>
          </table:table-cell>
          <table:table-cell table:style-name="ce5" table:formula="of:=[.CD26]" office:value-type="float" office:value="1380020" calcext:value-type="float">
            <text:p>1380020</text:p>
          </table:table-cell>
          <table:table-cell table:style-name="ce5" table:formula="of:=[.CE26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6];&quot;',&quot;;CHAR(13);&quot;    'SRID=3946;POLYGON((&quot;;[.CD26];&quot; &quot;;[.CE26];&quot;,&quot;;[.CF26];&quot; &quot;;[.CG26];&quot;,&quot;;[.CH26];&quot; &quot;;[.CI26];&quot;,&quot;;[.CJ26];&quot; &quot;;[.CK26];&quot;,&quot;;[.CD26];&quot; &quot;;[.CE26];&quot;))');&quot;;CHAR(13))" office:value-type="string" office:string-value="INSERT INTO &#13;  batiment (&#13;    id,&#13;    geometry_asewkt)&#13;  VALUES (&#13;    'M54_I',&#13;    'SRID=3946;POLYGON((1380020 5225830,1380040 5225830,1380040 5225810,1380020 5225810,1380020 5225830))');&#13;" calcext:value-type="string">
            <text:p>INSERT INTO  <text:s/>batiment ( <text:s text:c="3"/>id, <text:s text:c="3"/>geometry_asewkt) <text:s/>VALUES ( <text:s text:c="3"/>'M54_I', <text:s text:c="3"/>'SRID=3946;POLYGON((1380020 5225830,1380040 5225830,1380040 5225810,1380020 5225810,1380020 5225830))');</text:p>
          </table:table-cell>
          <table:table-cell table:formula="of:=CONCATENATE([.J26];CHAR(13);[.T26];CHAR(13);[.AD26];CHAR(13);[.AN26];CHAR(13);[.AX26];CHAR(13);[.BH26];CHAR(13);[.BR26];CHAR(13);[.CB26];CHAR(13);[.CL26];CHAR(13))" office:value-type="string" office:string-value="INSERT INTO &#13;  batiment (&#13;    id,&#13;    geometry_asewkt)&#13;  VALUES (&#13;    'M54_A',&#13;    'SRID=3946;POLYGON((1379940 5225890,1379960 5225890,1379960 5225870,1379940 5225870,1379940 5225890))');&#13;&#13;INSERT INTO &#13;  batiment (&#13;    id,&#13;    geometry_asewkt)&#13;  VALUES (&#13;    'M54_B',&#13;    'SRID=3946;POLYGON((1379980 5225890,1380000 5225890,1380000 5225870,1379980 5225870,1379980 5225890))');&#13;&#13;INSERT INTO &#13;  batiment (&#13;    id,&#13;    geometry_asewkt)&#13;  VALUES (&#13;    'M54_C',&#13;    'SRID=3946;POLYGON((1380020 5225890,1380040 5225890,1380040 5225870,1380020 5225870,1380020 5225890))');&#13;&#13;INSERT INTO &#13;  batiment (&#13;    id,&#13;    geometry_asewkt)&#13;  VALUES (&#13;    'M54_D',&#13;    'SRID=3946;POLYGON((1379940 5225860,1379960 5225860,1379960 5225840,1379940 5225840,1379940 5225860))');&#13;&#13;INSERT INTO &#13;  batiment (&#13;    id,&#13;    geometry_asewkt)&#13;  VALUES (&#13;    'M54_E',&#13;    'SRID=3946;POLYGON((1379980 5225860,1380000 5225860,1380000 5225840,1379980 5225840,1379980 5225860))');&#13;&#13;INSERT INTO &#13;  batiment (&#13;    id,&#13;    geometry_asewkt)&#13;  VALUES (&#13;    'M54_F',&#13;    'SRID=3946;POLYGON((1380020 5225860,1380040 5225860,1380040 5225840,1380020 5225840,1380020 5225860))');&#13;&#13;INSERT INTO &#13;  batiment (&#13;    id,&#13;    geometry_asewkt)&#13;  VALUES (&#13;    'M54_G',&#13;    'SRID=3946;POLYGON((1379940 5225830,1379960 5225830,1379960 5225810,1379940 5225810,1379940 5225830))');&#13;&#13;INSERT INTO &#13;  batiment (&#13;    id,&#13;    geometry_asewkt)&#13;  VALUES (&#13;    'M54_H',&#13;    'SRID=3946;POLYGON((1379980 5225830,1380000 5225830,1380000 5225810,1379980 5225810,1379980 5225830))');&#13;&#13;INSERT INTO &#13;  batiment (&#13;    id,&#13;    geometry_asewkt)&#13;  VALUES (&#13;    'M54_I',&#13;    'SRID=3946;POLYGON((1380020 5225830,1380040 5225830,1380040 5225810,1380020 5225810,1380020 5225830))');&#13;&#13;" calcext:value-type="string">
            <text:p>INSERT INTO  <text:s/>batiment ( <text:s text:c="3"/>id, <text:s text:c="3"/>geometry_asewkt) <text:s/>VALUES ( <text:s text:c="3"/>'M54_A', <text:s text:c="3"/>'SRID=3946;POLYGON((1379940 5225890,1379960 5225890,1379960 5225870,1379940 5225870,1379940 5225890))');INSERT INTO  <text:s/>batiment ( <text:s text:c="3"/>id, <text:s text:c="3"/>geometry_asewkt) <text:s/>VALUES ( <text:s text:c="3"/>'M54_B', <text:s text:c="3"/>'SRID=3946;POLYGON((1379980 5225890,1380000 5225890,1380000 5225870,1379980 5225870,1379980 5225890))');INSERT INTO  <text:s/>batiment ( <text:s text:c="3"/>id, <text:s text:c="3"/>geometry_asewkt) <text:s/>VALUES ( <text:s text:c="3"/>'M54_C', <text:s text:c="3"/>'SRID=3946;POLYGON((1380020 5225890,1380040 5225890,1380040 5225870,1380020 5225870,1380020 5225890))');INSERT INTO  <text:s/>batiment ( <text:s text:c="3"/>id, <text:s text:c="3"/>geometry_asewkt) <text:s/>VALUES ( <text:s text:c="3"/>'M54_D', <text:s text:c="3"/>'SRID=3946;POLYGON((1379940 5225860,1379960 5225860,1379960 5225840,1379940 5225840,1379940 5225860))');INSERT INTO  <text:s/>batiment ( <text:s text:c="3"/>id, <text:s text:c="3"/>geometry_asewkt) <text:s/>VALUES ( <text:s text:c="3"/>'M54_E', <text:s text:c="3"/>'SRID=3946;POLYGON((1379980 5225860,1380000 5225860,1380000 5225840,1379980 5225840,1379980 5225860))');INSERT INTO  <text:s/>batiment ( <text:s text:c="3"/>id, <text:s text:c="3"/>geometry_asewkt) <text:s/>VALUES ( <text:s text:c="3"/>'M54_F', <text:s text:c="3"/>'SRID=3946;POLYGON((1380020 5225860,1380040 5225860,1380040 5225840,1380020 5225840,1380020 5225860))');INSERT INTO  <text:s/>batiment ( <text:s text:c="3"/>id, <text:s text:c="3"/>geometry_asewkt) <text:s/>VALUES ( <text:s text:c="3"/>'M54_G', <text:s text:c="3"/>'SRID=3946;POLYGON((1379940 5225830,1379960 5225830,1379960 5225810,1379940 5225810,1379940 5225830))');INSERT INTO  <text:s/>batiment ( <text:s text:c="3"/>id, <text:s text:c="3"/>geometry_asewkt) <text:s/>VALUES ( <text:s text:c="3"/>'M54_H', <text:s text:c="3"/>'SRID=3946;POLYGON((1379980 5225830,1380000 5225830,1380000 5225810,1379980 5225810,1379980 5225830))');INSERT INTO  <text:s/>batiment ( <text:s text:c="3"/>id, <text:s text:c="3"/>geometry_asewkt) <text:s/>VALUES ( <text:s text:c="3"/>'M54_I', <text:s text:c="3"/>'SRID=3946;POLYGON((1380020 5225830,1380040 5225830,1380040 5225810,1380020 5225810,138002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7];[.A$2])" office:value-type="string" office:string-value="M55_A" calcext:value-type="string">
            <text:p>M55_A</text:p>
          </table:table-cell>
          <table:table-cell table:style-name="ce5" table:formula="of:=[$case_00140_00100.$B27]+[.B$2]" office:value-type="float" office:value="1380080" calcext:value-type="float">
            <text:p>1380080</text:p>
          </table:table-cell>
          <table:table-cell table:style-name="ce5" table:formula="of:=[$case_00140_00100.$C27]+[.C$2]" office:value-type="float" office:value="5225890" calcext:value-type="float">
            <text:p>5225890</text:p>
          </table:table-cell>
          <table:table-cell table:style-name="ce5" table:formula="of:=[.B27]+20" office:value-type="float" office:value="1380100" calcext:value-type="float">
            <text:p>1380100</text:p>
          </table:table-cell>
          <table:table-cell table:style-name="ce5" table:formula="of:=[.C27]" office:value-type="float" office:value="5225890" calcext:value-type="float">
            <text:p>5225890</text:p>
          </table:table-cell>
          <table:table-cell table:style-name="ce5" table:formula="of:=[.B27]+20" office:value-type="float" office:value="1380100" calcext:value-type="float">
            <text:p>1380100</text:p>
          </table:table-cell>
          <table:table-cell table:style-name="ce5" table:formula="of:=[.C27]-20" office:value-type="float" office:value="5225870" calcext:value-type="float">
            <text:p>5225870</text:p>
          </table:table-cell>
          <table:table-cell table:style-name="ce5" table:formula="of:=[.B27]" office:value-type="float" office:value="1380080" calcext:value-type="float">
            <text:p>1380080</text:p>
          </table:table-cell>
          <table:table-cell table:style-name="ce5" table:formula="of:=[.C27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7];&quot;',&quot;;CHAR(13);&quot;    'SRID=3946;POLYGON((&quot;;[.B27];&quot; &quot;;[.C27];&quot;,&quot;;[.D27];&quot; &quot;;[.E27];&quot;,&quot;;[.F27];&quot; &quot;;[.G27];&quot;,&quot;;[.H27];&quot; &quot;;[.I27];&quot;,&quot;;[.B27];&quot; &quot;;[.C27];&quot;))');&quot;;CHAR(13))" office:value-type="string" office:string-value="INSERT INTO &#13;  batiment (&#13;    id,&#13;    geometry_asewkt)&#13;  VALUES (&#13;    'M55_A',&#13;    'SRID=3946;POLYGON((1380080 5225890,1380100 5225890,1380100 5225870,1380080 5225870,1380080 5225890))');&#13;" calcext:value-type="string">
            <text:p>INSERT INTO  <text:s/>batiment ( <text:s text:c="3"/>id, <text:s text:c="3"/>geometry_asewkt) <text:s/>VALUES ( <text:s text:c="3"/>'M55_A', <text:s text:c="3"/>'SRID=3946;POLYGON((1380080 5225890,1380100 5225890,1380100 5225870,1380080 5225870,1380080 5225890))');</text:p>
          </table:table-cell>
          <table:table-cell table:style-name="ce5" table:formula="of:=CONCATENATE([case_00140_00100.$A27];[.K$2])" office:value-type="string" office:string-value="M55_B" calcext:value-type="string">
            <text:p>M55_B</text:p>
          </table:table-cell>
          <table:table-cell table:style-name="ce5" table:formula="of:=[case_00140_00100.$B27]+[.L$2]" office:value-type="float" office:value="1380120" calcext:value-type="float">
            <text:p>1380120</text:p>
          </table:table-cell>
          <table:table-cell table:style-name="ce5" table:formula="of:=[case_00140_00100.$C27]+[.M$2]" office:value-type="float" office:value="5225890" calcext:value-type="float">
            <text:p>5225890</text:p>
          </table:table-cell>
          <table:table-cell table:style-name="ce5" table:formula="of:=[.L27]+20" office:value-type="float" office:value="1380140" calcext:value-type="float">
            <text:p>1380140</text:p>
          </table:table-cell>
          <table:table-cell table:style-name="ce5" table:formula="of:=[.M27]" office:value-type="float" office:value="5225890" calcext:value-type="float">
            <text:p>5225890</text:p>
          </table:table-cell>
          <table:table-cell table:style-name="ce5" table:formula="of:=[.L27]+20" office:value-type="float" office:value="1380140" calcext:value-type="float">
            <text:p>1380140</text:p>
          </table:table-cell>
          <table:table-cell table:style-name="ce5" table:formula="of:=[.M27]-20" office:value-type="float" office:value="5225870" calcext:value-type="float">
            <text:p>5225870</text:p>
          </table:table-cell>
          <table:table-cell table:style-name="ce5" table:formula="of:=[.L27]" office:value-type="float" office:value="1380120" calcext:value-type="float">
            <text:p>1380120</text:p>
          </table:table-cell>
          <table:table-cell table:style-name="ce5" table:formula="of:=[.M27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7];&quot;',&quot;;CHAR(13);&quot;    'SRID=3946;POLYGON((&quot;;[.L27];&quot; &quot;;[.M27];&quot;,&quot;;[.N27];&quot; &quot;;[.O27];&quot;,&quot;;[.P27];&quot; &quot;;[.Q27];&quot;,&quot;;[.R27];&quot; &quot;;[.S27];&quot;,&quot;;[.L27];&quot; &quot;;[.M27];&quot;))');&quot;;CHAR(13))" office:value-type="string" office:string-value="INSERT INTO &#13;  batiment (&#13;    id,&#13;    geometry_asewkt)&#13;  VALUES (&#13;    'M55_B',&#13;    'SRID=3946;POLYGON((1380120 5225890,1380140 5225890,1380140 5225870,1380120 5225870,1380120 5225890))');&#13;" calcext:value-type="string">
            <text:p>INSERT INTO  <text:s/>batiment ( <text:s text:c="3"/>id, <text:s text:c="3"/>geometry_asewkt) <text:s/>VALUES ( <text:s text:c="3"/>'M55_B', <text:s text:c="3"/>'SRID=3946;POLYGON((1380120 5225890,1380140 5225890,1380140 5225870,1380120 5225870,1380120 5225890))');</text:p>
          </table:table-cell>
          <table:table-cell table:style-name="ce5" table:formula="of:=CONCATENATE([case_00140_00100.$A27];[.U$2])" office:value-type="string" office:string-value="M55_C" calcext:value-type="string">
            <text:p>M55_C</text:p>
          </table:table-cell>
          <table:table-cell table:style-name="ce5" table:formula="of:=[case_00140_00100.$B27]+[.V$2]" office:value-type="float" office:value="1380160" calcext:value-type="float">
            <text:p>1380160</text:p>
          </table:table-cell>
          <table:table-cell table:style-name="ce5" table:formula="of:=[case_00140_00100.$C27]+[.W$2]" office:value-type="float" office:value="5225890" calcext:value-type="float">
            <text:p>5225890</text:p>
          </table:table-cell>
          <table:table-cell table:style-name="ce5" table:formula="of:=[.V27]+20" office:value-type="float" office:value="1380180" calcext:value-type="float">
            <text:p>1380180</text:p>
          </table:table-cell>
          <table:table-cell table:style-name="ce5" table:formula="of:=[.W27]" office:value-type="float" office:value="5225890" calcext:value-type="float">
            <text:p>5225890</text:p>
          </table:table-cell>
          <table:table-cell table:style-name="ce5" table:formula="of:=[.V27]+20" office:value-type="float" office:value="1380180" calcext:value-type="float">
            <text:p>1380180</text:p>
          </table:table-cell>
          <table:table-cell table:style-name="ce5" table:formula="of:=[.W27]-20" office:value-type="float" office:value="5225870" calcext:value-type="float">
            <text:p>5225870</text:p>
          </table:table-cell>
          <table:table-cell table:style-name="ce5" table:formula="of:=[.V27]" office:value-type="float" office:value="1380160" calcext:value-type="float">
            <text:p>1380160</text:p>
          </table:table-cell>
          <table:table-cell table:style-name="ce5" table:formula="of:=[.W27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7];&quot;',&quot;;CHAR(13);&quot;    'SRID=3946;POLYGON((&quot;;[.V27];&quot; &quot;;[.W27];&quot;,&quot;;[.X27];&quot; &quot;;[.Y27];&quot;,&quot;;[.Z27];&quot; &quot;;[.AA27];&quot;,&quot;;[.AB27];&quot; &quot;;[.AC27];&quot;,&quot;;[.V27];&quot; &quot;;[.W27];&quot;))');&quot;;CHAR(13))" office:value-type="string" office:string-value="INSERT INTO &#13;  batiment (&#13;    id,&#13;    geometry_asewkt)&#13;  VALUES (&#13;    'M55_C',&#13;    'SRID=3946;POLYGON((1380160 5225890,1380180 5225890,1380180 5225870,1380160 5225870,1380160 5225890))');&#13;" calcext:value-type="string">
            <text:p>INSERT INTO  <text:s/>batiment ( <text:s text:c="3"/>id, <text:s text:c="3"/>geometry_asewkt) <text:s/>VALUES ( <text:s text:c="3"/>'M55_C', <text:s text:c="3"/>'SRID=3946;POLYGON((1380160 5225890,1380180 5225890,1380180 5225870,1380160 5225870,1380160 5225890))');</text:p>
          </table:table-cell>
          <table:table-cell table:style-name="ce5" table:formula="of:=CONCATENATE([case_00140_00100.$A27];[.AE$2])" office:value-type="string" office:string-value="M55_D" calcext:value-type="string">
            <text:p>M55_D</text:p>
          </table:table-cell>
          <table:table-cell table:style-name="ce5" table:formula="of:=[case_00140_00100.$B27]+[.AF$2]" office:value-type="float" office:value="1380080" calcext:value-type="float">
            <text:p>1380080</text:p>
          </table:table-cell>
          <table:table-cell table:style-name="ce5" table:formula="of:=[case_00140_00100.$C27]+[.AG$2]" office:value-type="float" office:value="5225860" calcext:value-type="float">
            <text:p>5225860</text:p>
          </table:table-cell>
          <table:table-cell table:style-name="ce5" table:formula="of:=[.AF27]+20" office:value-type="float" office:value="1380100" calcext:value-type="float">
            <text:p>1380100</text:p>
          </table:table-cell>
          <table:table-cell table:style-name="ce5" table:formula="of:=[.AG27]" office:value-type="float" office:value="5225860" calcext:value-type="float">
            <text:p>5225860</text:p>
          </table:table-cell>
          <table:table-cell table:style-name="ce5" table:formula="of:=[.AF27]+20" office:value-type="float" office:value="1380100" calcext:value-type="float">
            <text:p>1380100</text:p>
          </table:table-cell>
          <table:table-cell table:style-name="ce5" table:formula="of:=[.AG27]-20" office:value-type="float" office:value="5225840" calcext:value-type="float">
            <text:p>5225840</text:p>
          </table:table-cell>
          <table:table-cell table:style-name="ce5" table:formula="of:=[.AF27]" office:value-type="float" office:value="1380080" calcext:value-type="float">
            <text:p>1380080</text:p>
          </table:table-cell>
          <table:table-cell table:style-name="ce5" table:formula="of:=[.AG27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7];&quot;',&quot;;CHAR(13);&quot;    'SRID=3946;POLYGON((&quot;;[.AF27];&quot; &quot;;[.AG27];&quot;,&quot;;[.AH27];&quot; &quot;;[.AI27];&quot;,&quot;;[.AJ27];&quot; &quot;;[.AK27];&quot;,&quot;;[.AL27];&quot; &quot;;[.AM27];&quot;,&quot;;[.AF27];&quot; &quot;;[.AG27];&quot;))');&quot;;CHAR(13))" office:value-type="string" office:string-value="INSERT INTO &#13;  batiment (&#13;    id,&#13;    geometry_asewkt)&#13;  VALUES (&#13;    'M55_D',&#13;    'SRID=3946;POLYGON((1380080 5225860,1380100 5225860,1380100 5225840,1380080 5225840,1380080 5225860))');&#13;" calcext:value-type="string">
            <text:p>INSERT INTO  <text:s/>batiment ( <text:s text:c="3"/>id, <text:s text:c="3"/>geometry_asewkt) <text:s/>VALUES ( <text:s text:c="3"/>'M55_D', <text:s text:c="3"/>'SRID=3946;POLYGON((1380080 5225860,1380100 5225860,1380100 5225840,1380080 5225840,1380080 5225860))');</text:p>
          </table:table-cell>
          <table:table-cell table:style-name="ce5" table:formula="of:=CONCATENATE([case_00140_00100.$A27];[.AO$2])" office:value-type="string" office:string-value="M55_E" calcext:value-type="string">
            <text:p>M55_E</text:p>
          </table:table-cell>
          <table:table-cell table:style-name="ce5" table:formula="of:=[case_00140_00100.$B27]+[.AP$2]" office:value-type="float" office:value="1380120" calcext:value-type="float">
            <text:p>1380120</text:p>
          </table:table-cell>
          <table:table-cell table:style-name="ce5" table:formula="of:=[case_00140_00100.$C27]+[.AQ$2]" office:value-type="float" office:value="5225860" calcext:value-type="float">
            <text:p>5225860</text:p>
          </table:table-cell>
          <table:table-cell table:style-name="ce5" table:formula="of:=[.AP27]+20" office:value-type="float" office:value="1380140" calcext:value-type="float">
            <text:p>1380140</text:p>
          </table:table-cell>
          <table:table-cell table:style-name="ce5" table:formula="of:=[.AQ27]" office:value-type="float" office:value="5225860" calcext:value-type="float">
            <text:p>5225860</text:p>
          </table:table-cell>
          <table:table-cell table:style-name="ce5" table:formula="of:=[.AP27]+20" office:value-type="float" office:value="1380140" calcext:value-type="float">
            <text:p>1380140</text:p>
          </table:table-cell>
          <table:table-cell table:style-name="ce5" table:formula="of:=[.AQ27]-20" office:value-type="float" office:value="5225840" calcext:value-type="float">
            <text:p>5225840</text:p>
          </table:table-cell>
          <table:table-cell table:style-name="ce5" table:formula="of:=[.AP27]" office:value-type="float" office:value="1380120" calcext:value-type="float">
            <text:p>1380120</text:p>
          </table:table-cell>
          <table:table-cell table:style-name="ce5" table:formula="of:=[.AQ27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7];&quot;',&quot;;CHAR(13);&quot;    'SRID=3946;POLYGON((&quot;;[.AP27];&quot; &quot;;[.AQ27];&quot;,&quot;;[.AR27];&quot; &quot;;[.AS27];&quot;,&quot;;[.AT27];&quot; &quot;;[.AU27];&quot;,&quot;;[.AV27];&quot; &quot;;[.AW27];&quot;,&quot;;[.AP27];&quot; &quot;;[.AQ27];&quot;))');&quot;;CHAR(13))" office:value-type="string" office:string-value="INSERT INTO &#13;  batiment (&#13;    id,&#13;    geometry_asewkt)&#13;  VALUES (&#13;    'M55_E',&#13;    'SRID=3946;POLYGON((1380120 5225860,1380140 5225860,1380140 5225840,1380120 5225840,1380120 5225860))');&#13;" calcext:value-type="string">
            <text:p>INSERT INTO  <text:s/>batiment ( <text:s text:c="3"/>id, <text:s text:c="3"/>geometry_asewkt) <text:s/>VALUES ( <text:s text:c="3"/>'M55_E', <text:s text:c="3"/>'SRID=3946;POLYGON((1380120 5225860,1380140 5225860,1380140 5225840,1380120 5225840,1380120 5225860))');</text:p>
          </table:table-cell>
          <table:table-cell table:style-name="ce5" table:formula="of:=CONCATENATE([case_00140_00100.$A27];[.AY$2])" office:value-type="string" office:string-value="M55_F" calcext:value-type="string">
            <text:p>M55_F</text:p>
          </table:table-cell>
          <table:table-cell table:style-name="ce5" table:formula="of:=[case_00140_00100.$B27]+[.AZ$2]" office:value-type="float" office:value="1380160" calcext:value-type="float">
            <text:p>1380160</text:p>
          </table:table-cell>
          <table:table-cell table:style-name="ce5" table:formula="of:=[case_00140_00100.$C27]+[.BA$2]" office:value-type="float" office:value="5225860" calcext:value-type="float">
            <text:p>5225860</text:p>
          </table:table-cell>
          <table:table-cell table:style-name="ce5" table:formula="of:=[.AZ27]+20" office:value-type="float" office:value="1380180" calcext:value-type="float">
            <text:p>1380180</text:p>
          </table:table-cell>
          <table:table-cell table:style-name="ce5" table:formula="of:=[.BA27]" office:value-type="float" office:value="5225860" calcext:value-type="float">
            <text:p>5225860</text:p>
          </table:table-cell>
          <table:table-cell table:style-name="ce5" table:formula="of:=[.AZ27]+20" office:value-type="float" office:value="1380180" calcext:value-type="float">
            <text:p>1380180</text:p>
          </table:table-cell>
          <table:table-cell table:style-name="ce5" table:formula="of:=[.BA27]-20" office:value-type="float" office:value="5225840" calcext:value-type="float">
            <text:p>5225840</text:p>
          </table:table-cell>
          <table:table-cell table:style-name="ce5" table:formula="of:=[.AZ27]" office:value-type="float" office:value="1380160" calcext:value-type="float">
            <text:p>1380160</text:p>
          </table:table-cell>
          <table:table-cell table:style-name="ce5" table:formula="of:=[.BA27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7];&quot;',&quot;;CHAR(13);&quot;    'SRID=3946;POLYGON((&quot;;[.AZ27];&quot; &quot;;[.BA27];&quot;,&quot;;[.BB27];&quot; &quot;;[.BC27];&quot;,&quot;;[.BD27];&quot; &quot;;[.BE27];&quot;,&quot;;[.BF27];&quot; &quot;;[.BG27];&quot;,&quot;;[.AZ27];&quot; &quot;;[.BA27];&quot;))');&quot;;CHAR(13))" office:value-type="string" office:string-value="INSERT INTO &#13;  batiment (&#13;    id,&#13;    geometry_asewkt)&#13;  VALUES (&#13;    'M55_F',&#13;    'SRID=3946;POLYGON((1380160 5225860,1380180 5225860,1380180 5225840,1380160 5225840,1380160 5225860))');&#13;" calcext:value-type="string">
            <text:p>INSERT INTO  <text:s/>batiment ( <text:s text:c="3"/>id, <text:s text:c="3"/>geometry_asewkt) <text:s/>VALUES ( <text:s text:c="3"/>'M55_F', <text:s text:c="3"/>'SRID=3946;POLYGON((1380160 5225860,1380180 5225860,1380180 5225840,1380160 5225840,1380160 5225860))');</text:p>
          </table:table-cell>
          <table:table-cell table:style-name="ce5" table:formula="of:=CONCATENATE([case_00140_00100.$A27];[.BI$2])" office:value-type="string" office:string-value="M55_G" calcext:value-type="string">
            <text:p>M55_G</text:p>
          </table:table-cell>
          <table:table-cell table:style-name="ce5" table:formula="of:=[case_00140_00100.$B27]+[.BJ$2]" office:value-type="float" office:value="1380080" calcext:value-type="float">
            <text:p>1380080</text:p>
          </table:table-cell>
          <table:table-cell table:style-name="ce5" table:formula="of:=[case_00140_00100.$C27]+[.BK$2]" office:value-type="float" office:value="5225830" calcext:value-type="float">
            <text:p>5225830</text:p>
          </table:table-cell>
          <table:table-cell table:style-name="ce5" table:formula="of:=[.BJ27]+20" office:value-type="float" office:value="1380100" calcext:value-type="float">
            <text:p>1380100</text:p>
          </table:table-cell>
          <table:table-cell table:style-name="ce5" table:formula="of:=[.BK27]" office:value-type="float" office:value="5225830" calcext:value-type="float">
            <text:p>5225830</text:p>
          </table:table-cell>
          <table:table-cell table:style-name="ce5" table:formula="of:=[.BJ27]+20" office:value-type="float" office:value="1380100" calcext:value-type="float">
            <text:p>1380100</text:p>
          </table:table-cell>
          <table:table-cell table:style-name="ce5" table:formula="of:=[.BK27]-20" office:value-type="float" office:value="5225810" calcext:value-type="float">
            <text:p>5225810</text:p>
          </table:table-cell>
          <table:table-cell table:style-name="ce5" table:formula="of:=[.BJ27]" office:value-type="float" office:value="1380080" calcext:value-type="float">
            <text:p>1380080</text:p>
          </table:table-cell>
          <table:table-cell table:style-name="ce5" table:formula="of:=[.BK27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7];&quot;',&quot;;CHAR(13);&quot;    'SRID=3946;POLYGON((&quot;;[.BJ27];&quot; &quot;;[.BK27];&quot;,&quot;;[.BL27];&quot; &quot;;[.BM27];&quot;,&quot;;[.BN27];&quot; &quot;;[.BO27];&quot;,&quot;;[.BP27];&quot; &quot;;[.BQ27];&quot;,&quot;;[.BJ27];&quot; &quot;;[.BK27];&quot;))');&quot;;CHAR(13))" office:value-type="string" office:string-value="INSERT INTO &#13;  batiment (&#13;    id,&#13;    geometry_asewkt)&#13;  VALUES (&#13;    'M55_G',&#13;    'SRID=3946;POLYGON((1380080 5225830,1380100 5225830,1380100 5225810,1380080 5225810,1380080 5225830))');&#13;" calcext:value-type="string">
            <text:p>INSERT INTO  <text:s/>batiment ( <text:s text:c="3"/>id, <text:s text:c="3"/>geometry_asewkt) <text:s/>VALUES ( <text:s text:c="3"/>'M55_G', <text:s text:c="3"/>'SRID=3946;POLYGON((1380080 5225830,1380100 5225830,1380100 5225810,1380080 5225810,1380080 5225830))');</text:p>
          </table:table-cell>
          <table:table-cell table:style-name="ce5" table:formula="of:=CONCATENATE([case_00140_00100.$A27];[.BS$2])" office:value-type="string" office:string-value="M55_H" calcext:value-type="string">
            <text:p>M55_H</text:p>
          </table:table-cell>
          <table:table-cell table:style-name="ce5" table:formula="of:=[case_00140_00100.$B27]+[.BT$2]" office:value-type="float" office:value="1380120" calcext:value-type="float">
            <text:p>1380120</text:p>
          </table:table-cell>
          <table:table-cell table:style-name="ce5" table:formula="of:=[case_00140_00100.$C27]+[.BU$2]" office:value-type="float" office:value="5225830" calcext:value-type="float">
            <text:p>5225830</text:p>
          </table:table-cell>
          <table:table-cell table:style-name="ce5" table:formula="of:=[.BT27]+20" office:value-type="float" office:value="1380140" calcext:value-type="float">
            <text:p>1380140</text:p>
          </table:table-cell>
          <table:table-cell table:style-name="ce5" table:formula="of:=[.BU27]" office:value-type="float" office:value="5225830" calcext:value-type="float">
            <text:p>5225830</text:p>
          </table:table-cell>
          <table:table-cell table:style-name="ce5" table:formula="of:=[.BT27]+20" office:value-type="float" office:value="1380140" calcext:value-type="float">
            <text:p>1380140</text:p>
          </table:table-cell>
          <table:table-cell table:style-name="ce5" table:formula="of:=[.BU27]-20" office:value-type="float" office:value="5225810" calcext:value-type="float">
            <text:p>5225810</text:p>
          </table:table-cell>
          <table:table-cell table:style-name="ce5" table:formula="of:=[.BT27]" office:value-type="float" office:value="1380120" calcext:value-type="float">
            <text:p>1380120</text:p>
          </table:table-cell>
          <table:table-cell table:style-name="ce5" table:formula="of:=[.BU27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7];&quot;',&quot;;CHAR(13);&quot;    'SRID=3946;POLYGON((&quot;;[.BT27];&quot; &quot;;[.BU27];&quot;,&quot;;[.BV27];&quot; &quot;;[.BW27];&quot;,&quot;;[.BX27];&quot; &quot;;[.BY27];&quot;,&quot;;[.BZ27];&quot; &quot;;[.CA27];&quot;,&quot;;[.BT27];&quot; &quot;;[.BU27];&quot;))');&quot;;CHAR(13))" office:value-type="string" office:string-value="INSERT INTO &#13;  batiment (&#13;    id,&#13;    geometry_asewkt)&#13;  VALUES (&#13;    'M55_H',&#13;    'SRID=3946;POLYGON((1380120 5225830,1380140 5225830,1380140 5225810,1380120 5225810,1380120 5225830))');&#13;" calcext:value-type="string">
            <text:p>INSERT INTO  <text:s/>batiment ( <text:s text:c="3"/>id, <text:s text:c="3"/>geometry_asewkt) <text:s/>VALUES ( <text:s text:c="3"/>'M55_H', <text:s text:c="3"/>'SRID=3946;POLYGON((1380120 5225830,1380140 5225830,1380140 5225810,1380120 5225810,1380120 5225830))');</text:p>
          </table:table-cell>
          <table:table-cell table:style-name="ce5" table:formula="of:=CONCATENATE([case_00140_00100.$A27];[.CC$2])" office:value-type="string" office:string-value="M55_I" calcext:value-type="string">
            <text:p>M55_I</text:p>
          </table:table-cell>
          <table:table-cell table:style-name="ce5" table:formula="of:=[case_00140_00100.$B27]+[.CD$2]" office:value-type="float" office:value="1380160" calcext:value-type="float">
            <text:p>1380160</text:p>
          </table:table-cell>
          <table:table-cell table:style-name="ce5" table:formula="of:=[case_00140_00100.$C27]+[.CE$2]" office:value-type="float" office:value="5225830" calcext:value-type="float">
            <text:p>5225830</text:p>
          </table:table-cell>
          <table:table-cell table:style-name="ce5" table:formula="of:=[.CD27]+20" office:value-type="float" office:value="1380180" calcext:value-type="float">
            <text:p>1380180</text:p>
          </table:table-cell>
          <table:table-cell table:style-name="ce5" table:formula="of:=[.CE27]" office:value-type="float" office:value="5225830" calcext:value-type="float">
            <text:p>5225830</text:p>
          </table:table-cell>
          <table:table-cell table:style-name="ce5" table:formula="of:=[.CD27]+20" office:value-type="float" office:value="1380180" calcext:value-type="float">
            <text:p>1380180</text:p>
          </table:table-cell>
          <table:table-cell table:style-name="ce5" table:formula="of:=[.CE27]-20" office:value-type="float" office:value="5225810" calcext:value-type="float">
            <text:p>5225810</text:p>
          </table:table-cell>
          <table:table-cell table:style-name="ce5" table:formula="of:=[.CD27]" office:value-type="float" office:value="1380160" calcext:value-type="float">
            <text:p>1380160</text:p>
          </table:table-cell>
          <table:table-cell table:style-name="ce5" table:formula="of:=[.CE27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7];&quot;',&quot;;CHAR(13);&quot;    'SRID=3946;POLYGON((&quot;;[.CD27];&quot; &quot;;[.CE27];&quot;,&quot;;[.CF27];&quot; &quot;;[.CG27];&quot;,&quot;;[.CH27];&quot; &quot;;[.CI27];&quot;,&quot;;[.CJ27];&quot; &quot;;[.CK27];&quot;,&quot;;[.CD27];&quot; &quot;;[.CE27];&quot;))');&quot;;CHAR(13))" office:value-type="string" office:string-value="INSERT INTO &#13;  batiment (&#13;    id,&#13;    geometry_asewkt)&#13;  VALUES (&#13;    'M55_I',&#13;    'SRID=3946;POLYGON((1380160 5225830,1380180 5225830,1380180 5225810,1380160 5225810,1380160 5225830))');&#13;" calcext:value-type="string">
            <text:p>INSERT INTO  <text:s/>batiment ( <text:s text:c="3"/>id, <text:s text:c="3"/>geometry_asewkt) <text:s/>VALUES ( <text:s text:c="3"/>'M55_I', <text:s text:c="3"/>'SRID=3946;POLYGON((1380160 5225830,1380180 5225830,1380180 5225810,1380160 5225810,1380160 5225830))');</text:p>
          </table:table-cell>
          <table:table-cell table:formula="of:=CONCATENATE([.J27];CHAR(13);[.T27];CHAR(13);[.AD27];CHAR(13);[.AN27];CHAR(13);[.AX27];CHAR(13);[.BH27];CHAR(13);[.BR27];CHAR(13);[.CB27];CHAR(13);[.CL27];CHAR(13))" office:value-type="string" office:string-value="INSERT INTO &#13;  batiment (&#13;    id,&#13;    geometry_asewkt)&#13;  VALUES (&#13;    'M55_A',&#13;    'SRID=3946;POLYGON((1380080 5225890,1380100 5225890,1380100 5225870,1380080 5225870,1380080 5225890))');&#13;&#13;INSERT INTO &#13;  batiment (&#13;    id,&#13;    geometry_asewkt)&#13;  VALUES (&#13;    'M55_B',&#13;    'SRID=3946;POLYGON((1380120 5225890,1380140 5225890,1380140 5225870,1380120 5225870,1380120 5225890))');&#13;&#13;INSERT INTO &#13;  batiment (&#13;    id,&#13;    geometry_asewkt)&#13;  VALUES (&#13;    'M55_C',&#13;    'SRID=3946;POLYGON((1380160 5225890,1380180 5225890,1380180 5225870,1380160 5225870,1380160 5225890))');&#13;&#13;INSERT INTO &#13;  batiment (&#13;    id,&#13;    geometry_asewkt)&#13;  VALUES (&#13;    'M55_D',&#13;    'SRID=3946;POLYGON((1380080 5225860,1380100 5225860,1380100 5225840,1380080 5225840,1380080 5225860))');&#13;&#13;INSERT INTO &#13;  batiment (&#13;    id,&#13;    geometry_asewkt)&#13;  VALUES (&#13;    'M55_E',&#13;    'SRID=3946;POLYGON((1380120 5225860,1380140 5225860,1380140 5225840,1380120 5225840,1380120 5225860))');&#13;&#13;INSERT INTO &#13;  batiment (&#13;    id,&#13;    geometry_asewkt)&#13;  VALUES (&#13;    'M55_F',&#13;    'SRID=3946;POLYGON((1380160 5225860,1380180 5225860,1380180 5225840,1380160 5225840,1380160 5225860))');&#13;&#13;INSERT INTO &#13;  batiment (&#13;    id,&#13;    geometry_asewkt)&#13;  VALUES (&#13;    'M55_G',&#13;    'SRID=3946;POLYGON((1380080 5225830,1380100 5225830,1380100 5225810,1380080 5225810,1380080 5225830))');&#13;&#13;INSERT INTO &#13;  batiment (&#13;    id,&#13;    geometry_asewkt)&#13;  VALUES (&#13;    'M55_H',&#13;    'SRID=3946;POLYGON((1380120 5225830,1380140 5225830,1380140 5225810,1380120 5225810,1380120 5225830))');&#13;&#13;INSERT INTO &#13;  batiment (&#13;    id,&#13;    geometry_asewkt)&#13;  VALUES (&#13;    'M55_I',&#13;    'SRID=3946;POLYGON((1380160 5225830,1380180 5225830,1380180 5225810,1380160 5225810,1380160 5225830))');&#13;&#13;" calcext:value-type="string">
            <text:p>INSERT INTO  <text:s/>batiment ( <text:s text:c="3"/>id, <text:s text:c="3"/>geometry_asewkt) <text:s/>VALUES ( <text:s text:c="3"/>'M55_A', <text:s text:c="3"/>'SRID=3946;POLYGON((1380080 5225890,1380100 5225890,1380100 5225870,1380080 5225870,1380080 5225890))');INSERT INTO  <text:s/>batiment ( <text:s text:c="3"/>id, <text:s text:c="3"/>geometry_asewkt) <text:s/>VALUES ( <text:s text:c="3"/>'M55_B', <text:s text:c="3"/>'SRID=3946;POLYGON((1380120 5225890,1380140 5225890,1380140 5225870,1380120 5225870,1380120 5225890))');INSERT INTO  <text:s/>batiment ( <text:s text:c="3"/>id, <text:s text:c="3"/>geometry_asewkt) <text:s/>VALUES ( <text:s text:c="3"/>'M55_C', <text:s text:c="3"/>'SRID=3946;POLYGON((1380160 5225890,1380180 5225890,1380180 5225870,1380160 5225870,1380160 5225890))');INSERT INTO  <text:s/>batiment ( <text:s text:c="3"/>id, <text:s text:c="3"/>geometry_asewkt) <text:s/>VALUES ( <text:s text:c="3"/>'M55_D', <text:s text:c="3"/>'SRID=3946;POLYGON((1380080 5225860,1380100 5225860,1380100 5225840,1380080 5225840,1380080 5225860))');INSERT INTO  <text:s/>batiment ( <text:s text:c="3"/>id, <text:s text:c="3"/>geometry_asewkt) <text:s/>VALUES ( <text:s text:c="3"/>'M55_E', <text:s text:c="3"/>'SRID=3946;POLYGON((1380120 5225860,1380140 5225860,1380140 5225840,1380120 5225840,1380120 5225860))');INSERT INTO  <text:s/>batiment ( <text:s text:c="3"/>id, <text:s text:c="3"/>geometry_asewkt) <text:s/>VALUES ( <text:s text:c="3"/>'M55_F', <text:s text:c="3"/>'SRID=3946;POLYGON((1380160 5225860,1380180 5225860,1380180 5225840,1380160 5225840,1380160 5225860))');INSERT INTO  <text:s/>batiment ( <text:s text:c="3"/>id, <text:s text:c="3"/>geometry_asewkt) <text:s/>VALUES ( <text:s text:c="3"/>'M55_G', <text:s text:c="3"/>'SRID=3946;POLYGON((1380080 5225830,1380100 5225830,1380100 5225810,1380080 5225810,1380080 5225830))');INSERT INTO  <text:s/>batiment ( <text:s text:c="3"/>id, <text:s text:c="3"/>geometry_asewkt) <text:s/>VALUES ( <text:s text:c="3"/>'M55_H', <text:s text:c="3"/>'SRID=3946;POLYGON((1380120 5225830,1380140 5225830,1380140 5225810,1380120 5225810,1380120 5225830))');INSERT INTO  <text:s/>batiment ( <text:s text:c="3"/>id, <text:s text:c="3"/>geometry_asewkt) <text:s/>VALUES ( <text:s text:c="3"/>'M55_I', <text:s text:c="3"/>'SRID=3946;POLYGON((1380160 5225830,1380180 5225830,1380180 5225810,1380160 5225810,1380160 5225830))');</text:p>
          </table:table-cell>
          <table:table-cell table:number-columns-repeated="93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cade" table:style-name="ta1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bordur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1" table:visibility="collapse" table:number-columns-repeated="2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3" table:visibility="collapse" table:number-columns-repeated="3" table:default-cell-style-name="Default"/>
        <table:table-column table:style-name="co1" table:visibility="collapse" table:number-columns-repeated="5" table:default-cell-style-name="Default"/>
        <table:table-column table:style-name="co18" table:visibility="collapse" table:default-cell-style-name="Default"/>
        <table:table-column table:style-name="co5" table:default-cell-style-name="Default"/>
        <table:table-row table:style-name="ro7"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bordure</text:p>
          </table:table-cell>
          <table:table-cell table:style-name="ce6"/>
        </table:table-row>
        <table:table-row table:style-name="ro8" table:visibility="collapse">
          <table:table-cell office:value-type="string" calcext:value-type="string">
            <text:p>_M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N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T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table:formula="of:=CONCATENATE([$case_00140_00100.$A3];[.A$2])" office:value-type="string" office:string-value="M11_M" calcext:value-type="string">
            <text:p>M11_M</text:p>
          </table:table-cell>
          <table:table-cell table:style-name="ce5" table:formula="of:=[$case_00140_00100.$B3]+[.B$2]" office:value-type="float" office:value="1379550" calcext:value-type="float">
            <text:p>1379550</text:p>
          </table:table-cell>
          <table:table-cell table:style-name="ce5" table:formula="of:=[$case_00140_00100.$C3]+[.C$2]" office:value-type="float" office:value="5226290" calcext:value-type="float">
            <text:p>5226290</text:p>
          </table:table-cell>
          <table:table-cell table:style-name="ce5" table:formula="of:=[.B3]" office:value-type="float" office:value="1379550" calcext:value-type="float">
            <text:p>1379550</text:p>
          </table:table-cell>
          <table:table-cell table:style-name="ce5" table:formula="of:=[.C3]-20" office:value-type="float" office:value="5226270" calcext:value-type="float">
            <text:p>5226270</text:p>
          </table:table-cell>
          <table:table-cell table:style-name="ce5" table:formula="of:=[.B3]" office:value-type="float" office:value="1379550" calcext:value-type="float">
            <text:p>1379550</text:p>
          </table:table-cell>
          <table:table-cell table:style-name="ce5" table:formula="of:=[.C3]-60" office:value-type="float" office:value="5226230" calcext:value-type="float">
            <text:p>5226230</text:p>
          </table:table-cell>
          <table:table-cell table:style-name="ce5" table:formula="of:=[.B3]" office:value-type="float" office:value="1379550" calcext:value-type="float">
            <text:p>1379550</text:p>
          </table:table-cell>
          <table:table-cell table:style-name="ce5" table:formula="of:=[.C3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3];&quot;',&quot;;CHAR(13);&quot;    'SRID=3946;LINESTRING(&quot;;[.B3];&quot; &quot;;[.C3];&quot;,&quot;;[.D3];&quot; &quot;;[.E3];&quot;,&quot;;[.F3];&quot; &quot;;[.G3];&quot;,&quot;;[.H3];&quot; &quot;;[.I3];&quot;)');&quot;;CHAR(13))" office:value-type="string" office:string-value="INSERT INTO &#13;  bordure (&#13;    id,&#13;    geometry_asewkt)&#13;  VALUES (&#13;    'M11_M',&#13;    'SRID=3946;LINESTRING(1379550 5226290,1379550 5226270,1379550 5226230,1379550 5226210)');&#13;" calcext:value-type="string">
            <text:p>INSERT INTO  <text:s/>bordure ( <text:s text:c="3"/>id, <text:s text:c="3"/>geometry_asewkt) <text:s/>VALUES ( <text:s text:c="3"/>'M11_M', <text:s text:c="3"/>'SRID=3946;LINESTRING(1379550 5226290,1379550 5226270,1379550 5226230,1379550 5226210)');</text:p>
          </table:table-cell>
          <table:table-cell table:style-name="ce5" table:formula="of:=CONCATENATE([$case_00140_00100.$A3];[.K$2])" office:value-type="string" office:string-value="M11_N" calcext:value-type="string">
            <text:p>M11_N</text:p>
          </table:table-cell>
          <table:table-cell table:style-name="ce5" table:formula="of:=[$case_00140_00100.$B3]+[.L$2]" office:value-type="float" office:value="1379590" calcext:value-type="float">
            <text:p>1379590</text:p>
          </table:table-cell>
          <table:table-cell table:style-name="ce5" table:formula="of:=[$case_00140_00100.$C3]+[.M$2]" office:value-type="float" office:value="5226290" calcext:value-type="float">
            <text:p>5226290</text:p>
          </table:table-cell>
          <table:table-cell table:style-name="ce5" table:formula="of:=[.L3]" office:value-type="float" office:value="1379590" calcext:value-type="float">
            <text:p>1379590</text:p>
          </table:table-cell>
          <table:table-cell table:style-name="ce5" table:formula="of:=[.M3]-20" office:value-type="float" office:value="5226270" calcext:value-type="float">
            <text:p>5226270</text:p>
          </table:table-cell>
          <table:table-cell table:style-name="ce5" table:formula="of:=[.L3]" office:value-type="float" office:value="1379590" calcext:value-type="float">
            <text:p>1379590</text:p>
          </table:table-cell>
          <table:table-cell table:style-name="ce5" table:formula="of:=[.M3]-60" office:value-type="float" office:value="5226230" calcext:value-type="float">
            <text:p>5226230</text:p>
          </table:table-cell>
          <table:table-cell table:style-name="ce5" table:formula="of:=[.L3]" office:value-type="float" office:value="1379590" calcext:value-type="float">
            <text:p>1379590</text:p>
          </table:table-cell>
          <table:table-cell table:style-name="ce5" table:formula="of:=[.M3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3];&quot;',&quot;;CHAR(13);&quot;    'SRID=3946;LINESTRING(&quot;;[.L3];&quot; &quot;;[.M3];&quot;,&quot;;[.N3];&quot; &quot;;[.O3];&quot;,&quot;;[.P3];&quot; &quot;;[.Q3];&quot;,&quot;;[.R3];&quot; &quot;;[.S3];&quot;)');&quot;;CHAR(13))" office:value-type="string" office:string-value="INSERT INTO &#13;  bordure (&#13;    id,&#13;    geometry_asewkt)&#13;  VALUES (&#13;    'M11_N',&#13;    'SRID=3946;LINESTRING(1379590 5226290,1379590 5226270,1379590 5226230,1379590 5226210)');&#13;" calcext:value-type="string">
            <text:p>INSERT INTO  <text:s/>bordure ( <text:s text:c="3"/>id, <text:s text:c="3"/>geometry_asewkt) <text:s/>VALUES ( <text:s text:c="3"/>'M11_N', <text:s text:c="3"/>'SRID=3946;LINESTRING(1379590 5226290,1379590 5226270,1379590 5226230,1379590 5226210)');</text:p>
          </table:table-cell>
          <table:table-cell table:formula="of:=CONCATENATE([.J3];CHAR(13);[.T3];CHAR(13))" office:value-type="string" office:string-value="INSERT INTO &#13;  bordure (&#13;    id,&#13;    geometry_asewkt)&#13;  VALUES (&#13;    'M11_M',&#13;    'SRID=3946;LINESTRING(1379550 5226290,1379550 5226270,1379550 5226230,1379550 5226210)');&#13;&#13;INSERT INTO &#13;  bordure (&#13;    id,&#13;    geometry_asewkt)&#13;  VALUES (&#13;    'M11_N',&#13;    'SRID=3946;LINESTRING(1379590 5226290,1379590 5226270,1379590 5226230,1379590 5226210)');&#13;&#13;" calcext:value-type="string">
            <text:p>INSERT INTO  <text:s/>bordure ( <text:s text:c="3"/>id, <text:s text:c="3"/>geometry_asewkt) <text:s/>VALUES ( <text:s text:c="3"/>'M11_M', <text:s text:c="3"/>'SRID=3946;LINESTRING(1379550 5226290,1379550 5226270,1379550 5226230,1379550 5226210)');INSERT INTO  <text:s/>bordure ( <text:s text:c="3"/>id, <text:s text:c="3"/>geometry_asewkt) <text:s/>VALUES ( <text:s text:c="3"/>'M11_N', <text:s text:c="3"/>'SRID=3946;LINESTRING(1379590 5226290,1379590 5226270,1379590 5226230,1379590 5226210)');</text:p>
          </table:table-cell>
        </table:table-row>
        <table:table-row table:style-name="ro1">
          <table:table-cell table:style-name="ce5" table:formula="of:=CONCATENATE([$case_00140_00100.$A4];[.A$2])" office:value-type="string" office:string-value="M12_M" calcext:value-type="string">
            <text:p>M12_M</text:p>
          </table:table-cell>
          <table:table-cell table:style-name="ce5" table:formula="of:=[$case_00140_00100.$B4]+[.B$2]" office:value-type="float" office:value="1379690" calcext:value-type="float">
            <text:p>1379690</text:p>
          </table:table-cell>
          <table:table-cell table:style-name="ce5" table:formula="of:=[$case_00140_00100.$C4]+[.C$2]" office:value-type="float" office:value="5226290" calcext:value-type="float">
            <text:p>5226290</text:p>
          </table:table-cell>
          <table:table-cell table:style-name="ce5" table:formula="of:=[.B4]" office:value-type="float" office:value="1379690" calcext:value-type="float">
            <text:p>1379690</text:p>
          </table:table-cell>
          <table:table-cell table:style-name="ce5" table:formula="of:=[.C4]-20" office:value-type="float" office:value="5226270" calcext:value-type="float">
            <text:p>5226270</text:p>
          </table:table-cell>
          <table:table-cell table:style-name="ce5" table:formula="of:=[.B4]" office:value-type="float" office:value="1379690" calcext:value-type="float">
            <text:p>1379690</text:p>
          </table:table-cell>
          <table:table-cell table:style-name="ce5" table:formula="of:=[.C4]-60" office:value-type="float" office:value="5226230" calcext:value-type="float">
            <text:p>5226230</text:p>
          </table:table-cell>
          <table:table-cell table:style-name="ce5" table:formula="of:=[.B4]" office:value-type="float" office:value="1379690" calcext:value-type="float">
            <text:p>1379690</text:p>
          </table:table-cell>
          <table:table-cell table:style-name="ce5" table:formula="of:=[.C4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4];&quot;',&quot;;CHAR(13);&quot;    'SRID=3946;LINESTRING(&quot;;[.B4];&quot; &quot;;[.C4];&quot;,&quot;;[.D4];&quot; &quot;;[.E4];&quot;,&quot;;[.F4];&quot; &quot;;[.G4];&quot;,&quot;;[.H4];&quot; &quot;;[.I4];&quot;)');&quot;;CHAR(13))" office:value-type="string" office:string-value="INSERT INTO &#13;  bordure (&#13;    id,&#13;    geometry_asewkt)&#13;  VALUES (&#13;    'M12_M',&#13;    'SRID=3946;LINESTRING(1379690 5226290,1379690 5226270,1379690 5226230,1379690 5226210)');&#13;" calcext:value-type="string">
            <text:p>INSERT INTO  <text:s/>bordure ( <text:s text:c="3"/>id, <text:s text:c="3"/>geometry_asewkt) <text:s/>VALUES ( <text:s text:c="3"/>'M12_M', <text:s text:c="3"/>'SRID=3946;LINESTRING(1379690 5226290,1379690 5226270,1379690 5226230,1379690 5226210)');</text:p>
          </table:table-cell>
          <table:table-cell table:style-name="ce5" table:formula="of:=CONCATENATE([$case_00140_00100.$A4];[.K$2])" office:value-type="string" office:string-value="M12_N" calcext:value-type="string">
            <text:p>M12_N</text:p>
          </table:table-cell>
          <table:table-cell table:style-name="ce5" table:formula="of:=[$case_00140_00100.$B4]+[.L$2]" office:value-type="float" office:value="1379730" calcext:value-type="float">
            <text:p>1379730</text:p>
          </table:table-cell>
          <table:table-cell table:style-name="ce5" table:formula="of:=[$case_00140_00100.$C4]+[.M$2]" office:value-type="float" office:value="5226290" calcext:value-type="float">
            <text:p>5226290</text:p>
          </table:table-cell>
          <table:table-cell table:style-name="ce5" table:formula="of:=[.L4]" office:value-type="float" office:value="1379730" calcext:value-type="float">
            <text:p>1379730</text:p>
          </table:table-cell>
          <table:table-cell table:style-name="ce5" table:formula="of:=[.M4]-20" office:value-type="float" office:value="5226270" calcext:value-type="float">
            <text:p>5226270</text:p>
          </table:table-cell>
          <table:table-cell table:style-name="ce5" table:formula="of:=[.L4]" office:value-type="float" office:value="1379730" calcext:value-type="float">
            <text:p>1379730</text:p>
          </table:table-cell>
          <table:table-cell table:style-name="ce5" table:formula="of:=[.M4]-60" office:value-type="float" office:value="5226230" calcext:value-type="float">
            <text:p>5226230</text:p>
          </table:table-cell>
          <table:table-cell table:style-name="ce5" table:formula="of:=[.L4]" office:value-type="float" office:value="1379730" calcext:value-type="float">
            <text:p>1379730</text:p>
          </table:table-cell>
          <table:table-cell table:style-name="ce5" table:formula="of:=[.M4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4];&quot;',&quot;;CHAR(13);&quot;    'SRID=3946;LINESTRING(&quot;;[.L4];&quot; &quot;;[.M4];&quot;,&quot;;[.N4];&quot; &quot;;[.O4];&quot;,&quot;;[.P4];&quot; &quot;;[.Q4];&quot;,&quot;;[.R4];&quot; &quot;;[.S4];&quot;)');&quot;;CHAR(13))" office:value-type="string" office:string-value="INSERT INTO &#13;  bordure (&#13;    id,&#13;    geometry_asewkt)&#13;  VALUES (&#13;    'M12_N',&#13;    'SRID=3946;LINESTRING(1379730 5226290,1379730 5226270,1379730 5226230,1379730 5226210)');&#13;" calcext:value-type="string">
            <text:p>INSERT INTO  <text:s/>bordure ( <text:s text:c="3"/>id, <text:s text:c="3"/>geometry_asewkt) <text:s/>VALUES ( <text:s text:c="3"/>'M12_N', <text:s text:c="3"/>'SRID=3946;LINESTRING(1379730 5226290,1379730 5226270,1379730 5226230,1379730 5226210)');</text:p>
          </table:table-cell>
          <table:table-cell table:formula="of:=CONCATENATE([.J4];CHAR(13);[.T4];CHAR(13))" office:value-type="string" office:string-value="INSERT INTO &#13;  bordure (&#13;    id,&#13;    geometry_asewkt)&#13;  VALUES (&#13;    'M12_M',&#13;    'SRID=3946;LINESTRING(1379690 5226290,1379690 5226270,1379690 5226230,1379690 5226210)');&#13;&#13;INSERT INTO &#13;  bordure (&#13;    id,&#13;    geometry_asewkt)&#13;  VALUES (&#13;    'M12_N',&#13;    'SRID=3946;LINESTRING(1379730 5226290,1379730 5226270,1379730 5226230,1379730 5226210)');&#13;&#13;" calcext:value-type="string">
            <text:p>INSERT INTO  <text:s/>bordure ( <text:s text:c="3"/>id, <text:s text:c="3"/>geometry_asewkt) <text:s/>VALUES ( <text:s text:c="3"/>'M12_M', <text:s text:c="3"/>'SRID=3946;LINESTRING(1379690 5226290,1379690 5226270,1379690 5226230,1379690 5226210)');INSERT INTO  <text:s/>bordure ( <text:s text:c="3"/>id, <text:s text:c="3"/>geometry_asewkt) <text:s/>VALUES ( <text:s text:c="3"/>'M12_N', <text:s text:c="3"/>'SRID=3946;LINESTRING(1379730 5226290,1379730 5226270,1379730 5226230,1379730 5226210)');</text:p>
          </table:table-cell>
        </table:table-row>
        <table:table-row table:style-name="ro1">
          <table:table-cell table:style-name="ce5" table:formula="of:=CONCATENATE([$case_00140_00100.$A5];[.A$2])" office:value-type="string" office:string-value="M13_M" calcext:value-type="string">
            <text:p>M13_M</text:p>
          </table:table-cell>
          <table:table-cell table:style-name="ce5" table:formula="of:=[$case_00140_00100.$B5]+[.B$2]" office:value-type="float" office:value="1379830" calcext:value-type="float">
            <text:p>1379830</text:p>
          </table:table-cell>
          <table:table-cell table:style-name="ce5" table:formula="of:=[$case_00140_00100.$C5]+[.C$2]" office:value-type="float" office:value="5226290" calcext:value-type="float">
            <text:p>5226290</text:p>
          </table:table-cell>
          <table:table-cell table:style-name="ce5" table:formula="of:=[.B5]" office:value-type="float" office:value="1379830" calcext:value-type="float">
            <text:p>1379830</text:p>
          </table:table-cell>
          <table:table-cell table:style-name="ce5" table:formula="of:=[.C5]-20" office:value-type="float" office:value="5226270" calcext:value-type="float">
            <text:p>5226270</text:p>
          </table:table-cell>
          <table:table-cell table:style-name="ce5" table:formula="of:=[.B5]" office:value-type="float" office:value="1379830" calcext:value-type="float">
            <text:p>1379830</text:p>
          </table:table-cell>
          <table:table-cell table:style-name="ce5" table:formula="of:=[.C5]-60" office:value-type="float" office:value="5226230" calcext:value-type="float">
            <text:p>5226230</text:p>
          </table:table-cell>
          <table:table-cell table:style-name="ce5" table:formula="of:=[.B5]" office:value-type="float" office:value="1379830" calcext:value-type="float">
            <text:p>1379830</text:p>
          </table:table-cell>
          <table:table-cell table:style-name="ce5" table:formula="of:=[.C5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5];&quot;',&quot;;CHAR(13);&quot;    'SRID=3946;LINESTRING(&quot;;[.B5];&quot; &quot;;[.C5];&quot;,&quot;;[.D5];&quot; &quot;;[.E5];&quot;,&quot;;[.F5];&quot; &quot;;[.G5];&quot;,&quot;;[.H5];&quot; &quot;;[.I5];&quot;)');&quot;;CHAR(13))" office:value-type="string" office:string-value="INSERT INTO &#13;  bordure (&#13;    id,&#13;    geometry_asewkt)&#13;  VALUES (&#13;    'M13_M',&#13;    'SRID=3946;LINESTRING(1379830 5226290,1379830 5226270,1379830 5226230,1379830 5226210)');&#13;" calcext:value-type="string">
            <text:p>INSERT INTO  <text:s/>bordure ( <text:s text:c="3"/>id, <text:s text:c="3"/>geometry_asewkt) <text:s/>VALUES ( <text:s text:c="3"/>'M13_M', <text:s text:c="3"/>'SRID=3946;LINESTRING(1379830 5226290,1379830 5226270,1379830 5226230,1379830 5226210)');</text:p>
          </table:table-cell>
          <table:table-cell table:style-name="ce5" table:formula="of:=CONCATENATE([$case_00140_00100.$A5];[.K$2])" office:value-type="string" office:string-value="M13_N" calcext:value-type="string">
            <text:p>M13_N</text:p>
          </table:table-cell>
          <table:table-cell table:style-name="ce5" table:formula="of:=[$case_00140_00100.$B5]+[.L$2]" office:value-type="float" office:value="1379870" calcext:value-type="float">
            <text:p>1379870</text:p>
          </table:table-cell>
          <table:table-cell table:style-name="ce5" table:formula="of:=[$case_00140_00100.$C5]+[.M$2]" office:value-type="float" office:value="5226290" calcext:value-type="float">
            <text:p>5226290</text:p>
          </table:table-cell>
          <table:table-cell table:style-name="ce5" table:formula="of:=[.L5]" office:value-type="float" office:value="1379870" calcext:value-type="float">
            <text:p>1379870</text:p>
          </table:table-cell>
          <table:table-cell table:style-name="ce5" table:formula="of:=[.M5]-20" office:value-type="float" office:value="5226270" calcext:value-type="float">
            <text:p>5226270</text:p>
          </table:table-cell>
          <table:table-cell table:style-name="ce5" table:formula="of:=[.L5]" office:value-type="float" office:value="1379870" calcext:value-type="float">
            <text:p>1379870</text:p>
          </table:table-cell>
          <table:table-cell table:style-name="ce5" table:formula="of:=[.M5]-60" office:value-type="float" office:value="5226230" calcext:value-type="float">
            <text:p>5226230</text:p>
          </table:table-cell>
          <table:table-cell table:style-name="ce5" table:formula="of:=[.L5]" office:value-type="float" office:value="1379870" calcext:value-type="float">
            <text:p>1379870</text:p>
          </table:table-cell>
          <table:table-cell table:style-name="ce5" table:formula="of:=[.M5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5];&quot;',&quot;;CHAR(13);&quot;    'SRID=3946;LINESTRING(&quot;;[.L5];&quot; &quot;;[.M5];&quot;,&quot;;[.N5];&quot; &quot;;[.O5];&quot;,&quot;;[.P5];&quot; &quot;;[.Q5];&quot;,&quot;;[.R5];&quot; &quot;;[.S5];&quot;)');&quot;;CHAR(13))" office:value-type="string" office:string-value="INSERT INTO &#13;  bordure (&#13;    id,&#13;    geometry_asewkt)&#13;  VALUES (&#13;    'M13_N',&#13;    'SRID=3946;LINESTRING(1379870 5226290,1379870 5226270,1379870 5226230,1379870 5226210)');&#13;" calcext:value-type="string">
            <text:p>INSERT INTO  <text:s/>bordure ( <text:s text:c="3"/>id, <text:s text:c="3"/>geometry_asewkt) <text:s/>VALUES ( <text:s text:c="3"/>'M13_N', <text:s text:c="3"/>'SRID=3946;LINESTRING(1379870 5226290,1379870 5226270,1379870 5226230,1379870 5226210)');</text:p>
          </table:table-cell>
          <table:table-cell table:formula="of:=CONCATENATE([.J5];CHAR(13);[.T5];CHAR(13))" office:value-type="string" office:string-value="INSERT INTO &#13;  bordure (&#13;    id,&#13;    geometry_asewkt)&#13;  VALUES (&#13;    'M13_M',&#13;    'SRID=3946;LINESTRING(1379830 5226290,1379830 5226270,1379830 5226230,1379830 5226210)');&#13;&#13;INSERT INTO &#13;  bordure (&#13;    id,&#13;    geometry_asewkt)&#13;  VALUES (&#13;    'M13_N',&#13;    'SRID=3946;LINESTRING(1379870 5226290,1379870 5226270,1379870 5226230,1379870 5226210)');&#13;&#13;" calcext:value-type="string">
            <text:p>INSERT INTO  <text:s/>bordure ( <text:s text:c="3"/>id, <text:s text:c="3"/>geometry_asewkt) <text:s/>VALUES ( <text:s text:c="3"/>'M13_M', <text:s text:c="3"/>'SRID=3946;LINESTRING(1379830 5226290,1379830 5226270,1379830 5226230,1379830 5226210)');INSERT INTO  <text:s/>bordure ( <text:s text:c="3"/>id, <text:s text:c="3"/>geometry_asewkt) <text:s/>VALUES ( <text:s text:c="3"/>'M13_N', <text:s text:c="3"/>'SRID=3946;LINESTRING(1379870 5226290,1379870 5226270,1379870 5226230,1379870 5226210)');</text:p>
          </table:table-cell>
        </table:table-row>
        <table:table-row table:style-name="ro1">
          <table:table-cell table:style-name="ce5" table:formula="of:=CONCATENATE([$case_00140_00100.$A6];[.A$2])" office:value-type="string" office:string-value="M14_M" calcext:value-type="string">
            <text:p>M14_M</text:p>
          </table:table-cell>
          <table:table-cell table:style-name="ce5" table:formula="of:=[$case_00140_00100.$B6]+[.B$2]" office:value-type="float" office:value="1379970" calcext:value-type="float">
            <text:p>1379970</text:p>
          </table:table-cell>
          <table:table-cell table:style-name="ce5" table:formula="of:=[$case_00140_00100.$C6]+[.C$2]" office:value-type="float" office:value="5226290" calcext:value-type="float">
            <text:p>5226290</text:p>
          </table:table-cell>
          <table:table-cell table:style-name="ce5" table:formula="of:=[.B6]" office:value-type="float" office:value="1379970" calcext:value-type="float">
            <text:p>1379970</text:p>
          </table:table-cell>
          <table:table-cell table:style-name="ce5" table:formula="of:=[.C6]-20" office:value-type="float" office:value="5226270" calcext:value-type="float">
            <text:p>5226270</text:p>
          </table:table-cell>
          <table:table-cell table:style-name="ce5" table:formula="of:=[.B6]" office:value-type="float" office:value="1379970" calcext:value-type="float">
            <text:p>1379970</text:p>
          </table:table-cell>
          <table:table-cell table:style-name="ce5" table:formula="of:=[.C6]-60" office:value-type="float" office:value="5226230" calcext:value-type="float">
            <text:p>5226230</text:p>
          </table:table-cell>
          <table:table-cell table:style-name="ce5" table:formula="of:=[.B6]" office:value-type="float" office:value="1379970" calcext:value-type="float">
            <text:p>1379970</text:p>
          </table:table-cell>
          <table:table-cell table:style-name="ce5" table:formula="of:=[.C6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6];&quot;',&quot;;CHAR(13);&quot;    'SRID=3946;LINESTRING(&quot;;[.B6];&quot; &quot;;[.C6];&quot;,&quot;;[.D6];&quot; &quot;;[.E6];&quot;,&quot;;[.F6];&quot; &quot;;[.G6];&quot;,&quot;;[.H6];&quot; &quot;;[.I6];&quot;)');&quot;;CHAR(13))" office:value-type="string" office:string-value="INSERT INTO &#13;  bordure (&#13;    id,&#13;    geometry_asewkt)&#13;  VALUES (&#13;    'M14_M',&#13;    'SRID=3946;LINESTRING(1379970 5226290,1379970 5226270,1379970 5226230,1379970 5226210)');&#13;" calcext:value-type="string">
            <text:p>INSERT INTO  <text:s/>bordure ( <text:s text:c="3"/>id, <text:s text:c="3"/>geometry_asewkt) <text:s/>VALUES ( <text:s text:c="3"/>'M14_M', <text:s text:c="3"/>'SRID=3946;LINESTRING(1379970 5226290,1379970 5226270,1379970 5226230,1379970 5226210)');</text:p>
          </table:table-cell>
          <table:table-cell table:style-name="ce5" table:formula="of:=CONCATENATE([$case_00140_00100.$A6];[.K$2])" office:value-type="string" office:string-value="M14_N" calcext:value-type="string">
            <text:p>M14_N</text:p>
          </table:table-cell>
          <table:table-cell table:style-name="ce5" table:formula="of:=[$case_00140_00100.$B6]+[.L$2]" office:value-type="float" office:value="1380010" calcext:value-type="float">
            <text:p>1380010</text:p>
          </table:table-cell>
          <table:table-cell table:style-name="ce5" table:formula="of:=[$case_00140_00100.$C6]+[.M$2]" office:value-type="float" office:value="5226290" calcext:value-type="float">
            <text:p>5226290</text:p>
          </table:table-cell>
          <table:table-cell table:style-name="ce5" table:formula="of:=[.L6]" office:value-type="float" office:value="1380010" calcext:value-type="float">
            <text:p>1380010</text:p>
          </table:table-cell>
          <table:table-cell table:style-name="ce5" table:formula="of:=[.M6]-20" office:value-type="float" office:value="5226270" calcext:value-type="float">
            <text:p>5226270</text:p>
          </table:table-cell>
          <table:table-cell table:style-name="ce5" table:formula="of:=[.L6]" office:value-type="float" office:value="1380010" calcext:value-type="float">
            <text:p>1380010</text:p>
          </table:table-cell>
          <table:table-cell table:style-name="ce5" table:formula="of:=[.M6]-60" office:value-type="float" office:value="5226230" calcext:value-type="float">
            <text:p>5226230</text:p>
          </table:table-cell>
          <table:table-cell table:style-name="ce5" table:formula="of:=[.L6]" office:value-type="float" office:value="1380010" calcext:value-type="float">
            <text:p>1380010</text:p>
          </table:table-cell>
          <table:table-cell table:style-name="ce5" table:formula="of:=[.M6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6];&quot;',&quot;;CHAR(13);&quot;    'SRID=3946;LINESTRING(&quot;;[.L6];&quot; &quot;;[.M6];&quot;,&quot;;[.N6];&quot; &quot;;[.O6];&quot;,&quot;;[.P6];&quot; &quot;;[.Q6];&quot;,&quot;;[.R6];&quot; &quot;;[.S6];&quot;)');&quot;;CHAR(13))" office:value-type="string" office:string-value="INSERT INTO &#13;  bordure (&#13;    id,&#13;    geometry_asewkt)&#13;  VALUES (&#13;    'M14_N',&#13;    'SRID=3946;LINESTRING(1380010 5226290,1380010 5226270,1380010 5226230,1380010 5226210)');&#13;" calcext:value-type="string">
            <text:p>INSERT INTO  <text:s/>bordure ( <text:s text:c="3"/>id, <text:s text:c="3"/>geometry_asewkt) <text:s/>VALUES ( <text:s text:c="3"/>'M14_N', <text:s text:c="3"/>'SRID=3946;LINESTRING(1380010 5226290,1380010 5226270,1380010 5226230,1380010 5226210)');</text:p>
          </table:table-cell>
          <table:table-cell table:formula="of:=CONCATENATE([.J6];CHAR(13);[.T6];CHAR(13))" office:value-type="string" office:string-value="INSERT INTO &#13;  bordure (&#13;    id,&#13;    geometry_asewkt)&#13;  VALUES (&#13;    'M14_M',&#13;    'SRID=3946;LINESTRING(1379970 5226290,1379970 5226270,1379970 5226230,1379970 5226210)');&#13;&#13;INSERT INTO &#13;  bordure (&#13;    id,&#13;    geometry_asewkt)&#13;  VALUES (&#13;    'M14_N',&#13;    'SRID=3946;LINESTRING(1380010 5226290,1380010 5226270,1380010 5226230,1380010 5226210)');&#13;&#13;" calcext:value-type="string">
            <text:p>INSERT INTO  <text:s/>bordure ( <text:s text:c="3"/>id, <text:s text:c="3"/>geometry_asewkt) <text:s/>VALUES ( <text:s text:c="3"/>'M14_M', <text:s text:c="3"/>'SRID=3946;LINESTRING(1379970 5226290,1379970 5226270,1379970 5226230,1379970 5226210)');INSERT INTO  <text:s/>bordure ( <text:s text:c="3"/>id, <text:s text:c="3"/>geometry_asewkt) <text:s/>VALUES ( <text:s text:c="3"/>'M14_N', <text:s text:c="3"/>'SRID=3946;LINESTRING(1380010 5226290,1380010 5226270,1380010 5226230,1380010 5226210)');</text:p>
          </table:table-cell>
        </table:table-row>
        <table:table-row table:style-name="ro1">
          <table:table-cell table:style-name="ce5" table:formula="of:=CONCATENATE([$case_00140_00100.$A7];[.A$2])" office:value-type="string" office:string-value="M15_M" calcext:value-type="string">
            <text:p>M15_M</text:p>
          </table:table-cell>
          <table:table-cell table:style-name="ce5" table:formula="of:=[$case_00140_00100.$B7]+[.B$2]" office:value-type="float" office:value="1380110" calcext:value-type="float">
            <text:p>1380110</text:p>
          </table:table-cell>
          <table:table-cell table:style-name="ce5" table:formula="of:=[$case_00140_00100.$C7]+[.C$2]" office:value-type="float" office:value="5226290" calcext:value-type="float">
            <text:p>5226290</text:p>
          </table:table-cell>
          <table:table-cell table:style-name="ce5" table:formula="of:=[.B7]" office:value-type="float" office:value="1380110" calcext:value-type="float">
            <text:p>1380110</text:p>
          </table:table-cell>
          <table:table-cell table:style-name="ce5" table:formula="of:=[.C7]-20" office:value-type="float" office:value="5226270" calcext:value-type="float">
            <text:p>5226270</text:p>
          </table:table-cell>
          <table:table-cell table:style-name="ce5" table:formula="of:=[.B7]" office:value-type="float" office:value="1380110" calcext:value-type="float">
            <text:p>1380110</text:p>
          </table:table-cell>
          <table:table-cell table:style-name="ce5" table:formula="of:=[.C7]-60" office:value-type="float" office:value="5226230" calcext:value-type="float">
            <text:p>5226230</text:p>
          </table:table-cell>
          <table:table-cell table:style-name="ce5" table:formula="of:=[.B7]" office:value-type="float" office:value="1380110" calcext:value-type="float">
            <text:p>1380110</text:p>
          </table:table-cell>
          <table:table-cell table:style-name="ce5" table:formula="of:=[.C7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7];&quot;',&quot;;CHAR(13);&quot;    'SRID=3946;LINESTRING(&quot;;[.B7];&quot; &quot;;[.C7];&quot;,&quot;;[.D7];&quot; &quot;;[.E7];&quot;,&quot;;[.F7];&quot; &quot;;[.G7];&quot;,&quot;;[.H7];&quot; &quot;;[.I7];&quot;)');&quot;;CHAR(13))" office:value-type="string" office:string-value="INSERT INTO &#13;  bordure (&#13;    id,&#13;    geometry_asewkt)&#13;  VALUES (&#13;    'M15_M',&#13;    'SRID=3946;LINESTRING(1380110 5226290,1380110 5226270,1380110 5226230,1380110 5226210)');&#13;" calcext:value-type="string">
            <text:p>INSERT INTO  <text:s/>bordure ( <text:s text:c="3"/>id, <text:s text:c="3"/>geometry_asewkt) <text:s/>VALUES ( <text:s text:c="3"/>'M15_M', <text:s text:c="3"/>'SRID=3946;LINESTRING(1380110 5226290,1380110 5226270,1380110 5226230,1380110 5226210)');</text:p>
          </table:table-cell>
          <table:table-cell table:style-name="ce5" table:formula="of:=CONCATENATE([$case_00140_00100.$A7];[.K$2])" office:value-type="string" office:string-value="M15_N" calcext:value-type="string">
            <text:p>M15_N</text:p>
          </table:table-cell>
          <table:table-cell table:style-name="ce5" table:formula="of:=[$case_00140_00100.$B7]+[.L$2]" office:value-type="float" office:value="1380150" calcext:value-type="float">
            <text:p>1380150</text:p>
          </table:table-cell>
          <table:table-cell table:style-name="ce5" table:formula="of:=[$case_00140_00100.$C7]+[.M$2]" office:value-type="float" office:value="5226290" calcext:value-type="float">
            <text:p>5226290</text:p>
          </table:table-cell>
          <table:table-cell table:style-name="ce5" table:formula="of:=[.L7]" office:value-type="float" office:value="1380150" calcext:value-type="float">
            <text:p>1380150</text:p>
          </table:table-cell>
          <table:table-cell table:style-name="ce5" table:formula="of:=[.M7]-20" office:value-type="float" office:value="5226270" calcext:value-type="float">
            <text:p>5226270</text:p>
          </table:table-cell>
          <table:table-cell table:style-name="ce5" table:formula="of:=[.L7]" office:value-type="float" office:value="1380150" calcext:value-type="float">
            <text:p>1380150</text:p>
          </table:table-cell>
          <table:table-cell table:style-name="ce5" table:formula="of:=[.M7]-60" office:value-type="float" office:value="5226230" calcext:value-type="float">
            <text:p>5226230</text:p>
          </table:table-cell>
          <table:table-cell table:style-name="ce5" table:formula="of:=[.L7]" office:value-type="float" office:value="1380150" calcext:value-type="float">
            <text:p>1380150</text:p>
          </table:table-cell>
          <table:table-cell table:style-name="ce5" table:formula="of:=[.M7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7];&quot;',&quot;;CHAR(13);&quot;    'SRID=3946;LINESTRING(&quot;;[.L7];&quot; &quot;;[.M7];&quot;,&quot;;[.N7];&quot; &quot;;[.O7];&quot;,&quot;;[.P7];&quot; &quot;;[.Q7];&quot;,&quot;;[.R7];&quot; &quot;;[.S7];&quot;)');&quot;;CHAR(13))" office:value-type="string" office:string-value="INSERT INTO &#13;  bordure (&#13;    id,&#13;    geometry_asewkt)&#13;  VALUES (&#13;    'M15_N',&#13;    'SRID=3946;LINESTRING(1380150 5226290,1380150 5226270,1380150 5226230,1380150 5226210)');&#13;" calcext:value-type="string">
            <text:p>INSERT INTO  <text:s/>bordure ( <text:s text:c="3"/>id, <text:s text:c="3"/>geometry_asewkt) <text:s/>VALUES ( <text:s text:c="3"/>'M15_N', <text:s text:c="3"/>'SRID=3946;LINESTRING(1380150 5226290,1380150 5226270,1380150 5226230,1380150 5226210)');</text:p>
          </table:table-cell>
          <table:table-cell table:formula="of:=CONCATENATE([.J7];CHAR(13);[.T7];CHAR(13))" office:value-type="string" office:string-value="INSERT INTO &#13;  bordure (&#13;    id,&#13;    geometry_asewkt)&#13;  VALUES (&#13;    'M15_M',&#13;    'SRID=3946;LINESTRING(1380110 5226290,1380110 5226270,1380110 5226230,1380110 5226210)');&#13;&#13;INSERT INTO &#13;  bordure (&#13;    id,&#13;    geometry_asewkt)&#13;  VALUES (&#13;    'M15_N',&#13;    'SRID=3946;LINESTRING(1380150 5226290,1380150 5226270,1380150 5226230,1380150 5226210)');&#13;&#13;" calcext:value-type="string">
            <text:p>INSERT INTO  <text:s/>bordure ( <text:s text:c="3"/>id, <text:s text:c="3"/>geometry_asewkt) <text:s/>VALUES ( <text:s text:c="3"/>'M15_M', <text:s text:c="3"/>'SRID=3946;LINESTRING(1380110 5226290,1380110 5226270,1380110 5226230,1380110 5226210)');INSERT INTO  <text:s/>bordure ( <text:s text:c="3"/>id, <text:s text:c="3"/>geometry_asewkt) <text:s/>VALUES ( <text:s text:c="3"/>'M15_N', <text:s text:c="3"/>'SRID=3946;LINESTRING(1380150 5226290,1380150 5226270,1380150 5226230,1380150 5226210)');</text:p>
          </table:table-cell>
        </table:table-row>
        <table:table-row table:style-name="ro1">
          <table:table-cell table:style-name="ce5" table:formula="of:=CONCATENATE([$case_00140_00100.$A8];[.A$2])" office:value-type="string" office:string-value="M21_M" calcext:value-type="string">
            <text:p>M21_M</text:p>
          </table:table-cell>
          <table:table-cell table:style-name="ce5" table:formula="of:=[$case_00140_00100.$B8]+[.B$2]" office:value-type="float" office:value="1379550" calcext:value-type="float">
            <text:p>1379550</text:p>
          </table:table-cell>
          <table:table-cell table:style-name="ce5" table:formula="of:=[$case_00140_00100.$C8]+[.C$2]" office:value-type="float" office:value="5226190" calcext:value-type="float">
            <text:p>5226190</text:p>
          </table:table-cell>
          <table:table-cell table:style-name="ce5" table:formula="of:=[.B8]" office:value-type="float" office:value="1379550" calcext:value-type="float">
            <text:p>1379550</text:p>
          </table:table-cell>
          <table:table-cell table:style-name="ce5" table:formula="of:=[.C8]-20" office:value-type="float" office:value="5226170" calcext:value-type="float">
            <text:p>5226170</text:p>
          </table:table-cell>
          <table:table-cell table:style-name="ce5" table:formula="of:=[.B8]" office:value-type="float" office:value="1379550" calcext:value-type="float">
            <text:p>1379550</text:p>
          </table:table-cell>
          <table:table-cell table:style-name="ce5" table:formula="of:=[.C8]-60" office:value-type="float" office:value="5226130" calcext:value-type="float">
            <text:p>5226130</text:p>
          </table:table-cell>
          <table:table-cell table:style-name="ce5" table:formula="of:=[.B8]" office:value-type="float" office:value="1379550" calcext:value-type="float">
            <text:p>1379550</text:p>
          </table:table-cell>
          <table:table-cell table:style-name="ce5" table:formula="of:=[.C8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8];&quot;',&quot;;CHAR(13);&quot;    'SRID=3946;LINESTRING(&quot;;[.B8];&quot; &quot;;[.C8];&quot;,&quot;;[.D8];&quot; &quot;;[.E8];&quot;,&quot;;[.F8];&quot; &quot;;[.G8];&quot;,&quot;;[.H8];&quot; &quot;;[.I8];&quot;)');&quot;;CHAR(13))" office:value-type="string" office:string-value="INSERT INTO &#13;  bordure (&#13;    id,&#13;    geometry_asewkt)&#13;  VALUES (&#13;    'M21_M',&#13;    'SRID=3946;LINESTRING(1379550 5226190,1379550 5226170,1379550 5226130,1379550 5226110)');&#13;" calcext:value-type="string">
            <text:p>INSERT INTO  <text:s/>bordure ( <text:s text:c="3"/>id, <text:s text:c="3"/>geometry_asewkt) <text:s/>VALUES ( <text:s text:c="3"/>'M21_M', <text:s text:c="3"/>'SRID=3946;LINESTRING(1379550 5226190,1379550 5226170,1379550 5226130,1379550 5226110)');</text:p>
          </table:table-cell>
          <table:table-cell table:style-name="ce5" table:formula="of:=CONCATENATE([$case_00140_00100.$A8];[.K$2])" office:value-type="string" office:string-value="M21_N" calcext:value-type="string">
            <text:p>M21_N</text:p>
          </table:table-cell>
          <table:table-cell table:style-name="ce5" table:formula="of:=[$case_00140_00100.$B8]+[.L$2]" office:value-type="float" office:value="1379590" calcext:value-type="float">
            <text:p>1379590</text:p>
          </table:table-cell>
          <table:table-cell table:style-name="ce5" table:formula="of:=[$case_00140_00100.$C8]+[.M$2]" office:value-type="float" office:value="5226190" calcext:value-type="float">
            <text:p>5226190</text:p>
          </table:table-cell>
          <table:table-cell table:style-name="ce5" table:formula="of:=[.L8]" office:value-type="float" office:value="1379590" calcext:value-type="float">
            <text:p>1379590</text:p>
          </table:table-cell>
          <table:table-cell table:style-name="ce5" table:formula="of:=[.M8]-20" office:value-type="float" office:value="5226170" calcext:value-type="float">
            <text:p>5226170</text:p>
          </table:table-cell>
          <table:table-cell table:style-name="ce5" table:formula="of:=[.L8]" office:value-type="float" office:value="1379590" calcext:value-type="float">
            <text:p>1379590</text:p>
          </table:table-cell>
          <table:table-cell table:style-name="ce5" table:formula="of:=[.M8]-60" office:value-type="float" office:value="5226130" calcext:value-type="float">
            <text:p>5226130</text:p>
          </table:table-cell>
          <table:table-cell table:style-name="ce5" table:formula="of:=[.L8]" office:value-type="float" office:value="1379590" calcext:value-type="float">
            <text:p>1379590</text:p>
          </table:table-cell>
          <table:table-cell table:style-name="ce5" table:formula="of:=[.M8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8];&quot;',&quot;;CHAR(13);&quot;    'SRID=3946;LINESTRING(&quot;;[.L8];&quot; &quot;;[.M8];&quot;,&quot;;[.N8];&quot; &quot;;[.O8];&quot;,&quot;;[.P8];&quot; &quot;;[.Q8];&quot;,&quot;;[.R8];&quot; &quot;;[.S8];&quot;)');&quot;;CHAR(13))" office:value-type="string" office:string-value="INSERT INTO &#13;  bordure (&#13;    id,&#13;    geometry_asewkt)&#13;  VALUES (&#13;    'M21_N',&#13;    'SRID=3946;LINESTRING(1379590 5226190,1379590 5226170,1379590 5226130,1379590 5226110)');&#13;" calcext:value-type="string">
            <text:p>INSERT INTO  <text:s/>bordure ( <text:s text:c="3"/>id, <text:s text:c="3"/>geometry_asewkt) <text:s/>VALUES ( <text:s text:c="3"/>'M21_N', <text:s text:c="3"/>'SRID=3946;LINESTRING(1379590 5226190,1379590 5226170,1379590 5226130,1379590 5226110)');</text:p>
          </table:table-cell>
          <table:table-cell table:formula="of:=CONCATENATE([.J8];CHAR(13);[.T8];CHAR(13))" office:value-type="string" office:string-value="INSERT INTO &#13;  bordure (&#13;    id,&#13;    geometry_asewkt)&#13;  VALUES (&#13;    'M21_M',&#13;    'SRID=3946;LINESTRING(1379550 5226190,1379550 5226170,1379550 5226130,1379550 5226110)');&#13;&#13;INSERT INTO &#13;  bordure (&#13;    id,&#13;    geometry_asewkt)&#13;  VALUES (&#13;    'M21_N',&#13;    'SRID=3946;LINESTRING(1379590 5226190,1379590 5226170,1379590 5226130,1379590 5226110)');&#13;&#13;" calcext:value-type="string">
            <text:p>INSERT INTO  <text:s/>bordure ( <text:s text:c="3"/>id, <text:s text:c="3"/>geometry_asewkt) <text:s/>VALUES ( <text:s text:c="3"/>'M21_M', <text:s text:c="3"/>'SRID=3946;LINESTRING(1379550 5226190,1379550 5226170,1379550 5226130,1379550 5226110)');INSERT INTO  <text:s/>bordure ( <text:s text:c="3"/>id, <text:s text:c="3"/>geometry_asewkt) <text:s/>VALUES ( <text:s text:c="3"/>'M21_N', <text:s text:c="3"/>'SRID=3946;LINESTRING(1379590 5226190,1379590 5226170,1379590 5226130,1379590 5226110)');</text:p>
          </table:table-cell>
        </table:table-row>
        <table:table-row table:style-name="ro1">
          <table:table-cell table:style-name="ce5" table:formula="of:=CONCATENATE([$case_00140_00100.$A9];[.A$2])" office:value-type="string" office:string-value="M22_M" calcext:value-type="string">
            <text:p>M22_M</text:p>
          </table:table-cell>
          <table:table-cell table:style-name="ce5" table:formula="of:=[$case_00140_00100.$B9]+[.B$2]" office:value-type="float" office:value="1379690" calcext:value-type="float">
            <text:p>1379690</text:p>
          </table:table-cell>
          <table:table-cell table:style-name="ce5" table:formula="of:=[$case_00140_00100.$C9]+[.C$2]" office:value-type="float" office:value="5226190" calcext:value-type="float">
            <text:p>5226190</text:p>
          </table:table-cell>
          <table:table-cell table:style-name="ce5" table:formula="of:=[.B9]" office:value-type="float" office:value="1379690" calcext:value-type="float">
            <text:p>1379690</text:p>
          </table:table-cell>
          <table:table-cell table:style-name="ce5" table:formula="of:=[.C9]-20" office:value-type="float" office:value="5226170" calcext:value-type="float">
            <text:p>5226170</text:p>
          </table:table-cell>
          <table:table-cell table:style-name="ce5" table:formula="of:=[.B9]" office:value-type="float" office:value="1379690" calcext:value-type="float">
            <text:p>1379690</text:p>
          </table:table-cell>
          <table:table-cell table:style-name="ce5" table:formula="of:=[.C9]-60" office:value-type="float" office:value="5226130" calcext:value-type="float">
            <text:p>5226130</text:p>
          </table:table-cell>
          <table:table-cell table:style-name="ce5" table:formula="of:=[.B9]" office:value-type="float" office:value="1379690" calcext:value-type="float">
            <text:p>1379690</text:p>
          </table:table-cell>
          <table:table-cell table:style-name="ce5" table:formula="of:=[.C9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9];&quot;',&quot;;CHAR(13);&quot;    'SRID=3946;LINESTRING(&quot;;[.B9];&quot; &quot;;[.C9];&quot;,&quot;;[.D9];&quot; &quot;;[.E9];&quot;,&quot;;[.F9];&quot; &quot;;[.G9];&quot;,&quot;;[.H9];&quot; &quot;;[.I9];&quot;)');&quot;;CHAR(13))" office:value-type="string" office:string-value="INSERT INTO &#13;  bordure (&#13;    id,&#13;    geometry_asewkt)&#13;  VALUES (&#13;    'M22_M',&#13;    'SRID=3946;LINESTRING(1379690 5226190,1379690 5226170,1379690 5226130,1379690 5226110)');&#13;" calcext:value-type="string">
            <text:p>INSERT INTO  <text:s/>bordure ( <text:s text:c="3"/>id, <text:s text:c="3"/>geometry_asewkt) <text:s/>VALUES ( <text:s text:c="3"/>'M22_M', <text:s text:c="3"/>'SRID=3946;LINESTRING(1379690 5226190,1379690 5226170,1379690 5226130,1379690 5226110)');</text:p>
          </table:table-cell>
          <table:table-cell table:style-name="ce5" table:formula="of:=CONCATENATE([$case_00140_00100.$A9];[.K$2])" office:value-type="string" office:string-value="M22_N" calcext:value-type="string">
            <text:p>M22_N</text:p>
          </table:table-cell>
          <table:table-cell table:style-name="ce5" table:formula="of:=[$case_00140_00100.$B9]+[.L$2]" office:value-type="float" office:value="1379730" calcext:value-type="float">
            <text:p>1379730</text:p>
          </table:table-cell>
          <table:table-cell table:style-name="ce5" table:formula="of:=[$case_00140_00100.$C9]+[.M$2]" office:value-type="float" office:value="5226190" calcext:value-type="float">
            <text:p>5226190</text:p>
          </table:table-cell>
          <table:table-cell table:style-name="ce5" table:formula="of:=[.L9]" office:value-type="float" office:value="1379730" calcext:value-type="float">
            <text:p>1379730</text:p>
          </table:table-cell>
          <table:table-cell table:style-name="ce5" table:formula="of:=[.M9]-20" office:value-type="float" office:value="5226170" calcext:value-type="float">
            <text:p>5226170</text:p>
          </table:table-cell>
          <table:table-cell table:style-name="ce5" table:formula="of:=[.L9]" office:value-type="float" office:value="1379730" calcext:value-type="float">
            <text:p>1379730</text:p>
          </table:table-cell>
          <table:table-cell table:style-name="ce5" table:formula="of:=[.M9]-60" office:value-type="float" office:value="5226130" calcext:value-type="float">
            <text:p>5226130</text:p>
          </table:table-cell>
          <table:table-cell table:style-name="ce5" table:formula="of:=[.L9]" office:value-type="float" office:value="1379730" calcext:value-type="float">
            <text:p>1379730</text:p>
          </table:table-cell>
          <table:table-cell table:style-name="ce5" table:formula="of:=[.M9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9];&quot;',&quot;;CHAR(13);&quot;    'SRID=3946;LINESTRING(&quot;;[.L9];&quot; &quot;;[.M9];&quot;,&quot;;[.N9];&quot; &quot;;[.O9];&quot;,&quot;;[.P9];&quot; &quot;;[.Q9];&quot;,&quot;;[.R9];&quot; &quot;;[.S9];&quot;)');&quot;;CHAR(13))" office:value-type="string" office:string-value="INSERT INTO &#13;  bordure (&#13;    id,&#13;    geometry_asewkt)&#13;  VALUES (&#13;    'M22_N',&#13;    'SRID=3946;LINESTRING(1379730 5226190,1379730 5226170,1379730 5226130,1379730 5226110)');&#13;" calcext:value-type="string">
            <text:p>INSERT INTO  <text:s/>bordure ( <text:s text:c="3"/>id, <text:s text:c="3"/>geometry_asewkt) <text:s/>VALUES ( <text:s text:c="3"/>'M22_N', <text:s text:c="3"/>'SRID=3946;LINESTRING(1379730 5226190,1379730 5226170,1379730 5226130,1379730 5226110)');</text:p>
          </table:table-cell>
          <table:table-cell table:formula="of:=CONCATENATE([.J9];CHAR(13);[.T9];CHAR(13))" office:value-type="string" office:string-value="INSERT INTO &#13;  bordure (&#13;    id,&#13;    geometry_asewkt)&#13;  VALUES (&#13;    'M22_M',&#13;    'SRID=3946;LINESTRING(1379690 5226190,1379690 5226170,1379690 5226130,1379690 5226110)');&#13;&#13;INSERT INTO &#13;  bordure (&#13;    id,&#13;    geometry_asewkt)&#13;  VALUES (&#13;    'M22_N',&#13;    'SRID=3946;LINESTRING(1379730 5226190,1379730 5226170,1379730 5226130,1379730 5226110)');&#13;&#13;" calcext:value-type="string">
            <text:p>INSERT INTO  <text:s/>bordure ( <text:s text:c="3"/>id, <text:s text:c="3"/>geometry_asewkt) <text:s/>VALUES ( <text:s text:c="3"/>'M22_M', <text:s text:c="3"/>'SRID=3946;LINESTRING(1379690 5226190,1379690 5226170,1379690 5226130,1379690 5226110)');INSERT INTO  <text:s/>bordure ( <text:s text:c="3"/>id, <text:s text:c="3"/>geometry_asewkt) <text:s/>VALUES ( <text:s text:c="3"/>'M22_N', <text:s text:c="3"/>'SRID=3946;LINESTRING(1379730 5226190,1379730 5226170,1379730 5226130,1379730 5226110)');</text:p>
          </table:table-cell>
        </table:table-row>
        <table:table-row table:style-name="ro1">
          <table:table-cell table:style-name="ce5" table:formula="of:=CONCATENATE([$case_00140_00100.$A10];[.A$2])" office:value-type="string" office:string-value="M23_M" calcext:value-type="string">
            <text:p>M23_M</text:p>
          </table:table-cell>
          <table:table-cell table:style-name="ce5" table:formula="of:=[$case_00140_00100.$B10]+[.B$2]" office:value-type="float" office:value="1379830" calcext:value-type="float">
            <text:p>1379830</text:p>
          </table:table-cell>
          <table:table-cell table:style-name="ce5" table:formula="of:=[$case_00140_00100.$C10]+[.C$2]" office:value-type="float" office:value="5226190" calcext:value-type="float">
            <text:p>5226190</text:p>
          </table:table-cell>
          <table:table-cell table:style-name="ce5" table:formula="of:=[.B10]" office:value-type="float" office:value="1379830" calcext:value-type="float">
            <text:p>1379830</text:p>
          </table:table-cell>
          <table:table-cell table:style-name="ce5" table:formula="of:=[.C10]-20" office:value-type="float" office:value="5226170" calcext:value-type="float">
            <text:p>5226170</text:p>
          </table:table-cell>
          <table:table-cell table:style-name="ce5" table:formula="of:=[.B10]" office:value-type="float" office:value="1379830" calcext:value-type="float">
            <text:p>1379830</text:p>
          </table:table-cell>
          <table:table-cell table:style-name="ce5" table:formula="of:=[.C10]-60" office:value-type="float" office:value="5226130" calcext:value-type="float">
            <text:p>5226130</text:p>
          </table:table-cell>
          <table:table-cell table:style-name="ce5" table:formula="of:=[.B10]" office:value-type="float" office:value="1379830" calcext:value-type="float">
            <text:p>1379830</text:p>
          </table:table-cell>
          <table:table-cell table:style-name="ce5" table:formula="of:=[.C10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10];&quot;',&quot;;CHAR(13);&quot;    'SRID=3946;LINESTRING(&quot;;[.B10];&quot; &quot;;[.C10];&quot;,&quot;;[.D10];&quot; &quot;;[.E10];&quot;,&quot;;[.F10];&quot; &quot;;[.G10];&quot;,&quot;;[.H10];&quot; &quot;;[.I10];&quot;)');&quot;;CHAR(13))" office:value-type="string" office:string-value="INSERT INTO &#13;  bordure (&#13;    id,&#13;    geometry_asewkt)&#13;  VALUES (&#13;    'M23_M',&#13;    'SRID=3946;LINESTRING(1379830 5226190,1379830 5226170,1379830 5226130,1379830 5226110)');&#13;" calcext:value-type="string">
            <text:p>INSERT INTO  <text:s/>bordure ( <text:s text:c="3"/>id, <text:s text:c="3"/>geometry_asewkt) <text:s/>VALUES ( <text:s text:c="3"/>'M23_M', <text:s text:c="3"/>'SRID=3946;LINESTRING(1379830 5226190,1379830 5226170,1379830 5226130,1379830 5226110)');</text:p>
          </table:table-cell>
          <table:table-cell table:style-name="ce5" table:formula="of:=CONCATENATE([$case_00140_00100.$A10];[.K$2])" office:value-type="string" office:string-value="M23_N" calcext:value-type="string">
            <text:p>M23_N</text:p>
          </table:table-cell>
          <table:table-cell table:style-name="ce5" table:formula="of:=[$case_00140_00100.$B10]+[.L$2]" office:value-type="float" office:value="1379870" calcext:value-type="float">
            <text:p>1379870</text:p>
          </table:table-cell>
          <table:table-cell table:style-name="ce5" table:formula="of:=[$case_00140_00100.$C10]+[.M$2]" office:value-type="float" office:value="5226190" calcext:value-type="float">
            <text:p>5226190</text:p>
          </table:table-cell>
          <table:table-cell table:style-name="ce5" table:formula="of:=[.L10]" office:value-type="float" office:value="1379870" calcext:value-type="float">
            <text:p>1379870</text:p>
          </table:table-cell>
          <table:table-cell table:style-name="ce5" table:formula="of:=[.M10]-20" office:value-type="float" office:value="5226170" calcext:value-type="float">
            <text:p>5226170</text:p>
          </table:table-cell>
          <table:table-cell table:style-name="ce5" table:formula="of:=[.L10]" office:value-type="float" office:value="1379870" calcext:value-type="float">
            <text:p>1379870</text:p>
          </table:table-cell>
          <table:table-cell table:style-name="ce5" table:formula="of:=[.M10]-60" office:value-type="float" office:value="5226130" calcext:value-type="float">
            <text:p>5226130</text:p>
          </table:table-cell>
          <table:table-cell table:style-name="ce5" table:formula="of:=[.L10]" office:value-type="float" office:value="1379870" calcext:value-type="float">
            <text:p>1379870</text:p>
          </table:table-cell>
          <table:table-cell table:style-name="ce5" table:formula="of:=[.M10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10];&quot;',&quot;;CHAR(13);&quot;    'SRID=3946;LINESTRING(&quot;;[.L10];&quot; &quot;;[.M10];&quot;,&quot;;[.N10];&quot; &quot;;[.O10];&quot;,&quot;;[.P10];&quot; &quot;;[.Q10];&quot;,&quot;;[.R10];&quot; &quot;;[.S10];&quot;)');&quot;;CHAR(13))" office:value-type="string" office:string-value="INSERT INTO &#13;  bordure (&#13;    id,&#13;    geometry_asewkt)&#13;  VALUES (&#13;    'M23_N',&#13;    'SRID=3946;LINESTRING(1379870 5226190,1379870 5226170,1379870 5226130,1379870 5226110)');&#13;" calcext:value-type="string">
            <text:p>INSERT INTO  <text:s/>bordure ( <text:s text:c="3"/>id, <text:s text:c="3"/>geometry_asewkt) <text:s/>VALUES ( <text:s text:c="3"/>'M23_N', <text:s text:c="3"/>'SRID=3946;LINESTRING(1379870 5226190,1379870 5226170,1379870 5226130,1379870 5226110)');</text:p>
          </table:table-cell>
          <table:table-cell table:formula="of:=CONCATENATE([.J10];CHAR(13);[.T10];CHAR(13))" office:value-type="string" office:string-value="INSERT INTO &#13;  bordure (&#13;    id,&#13;    geometry_asewkt)&#13;  VALUES (&#13;    'M23_M',&#13;    'SRID=3946;LINESTRING(1379830 5226190,1379830 5226170,1379830 5226130,1379830 5226110)');&#13;&#13;INSERT INTO &#13;  bordure (&#13;    id,&#13;    geometry_asewkt)&#13;  VALUES (&#13;    'M23_N',&#13;    'SRID=3946;LINESTRING(1379870 5226190,1379870 5226170,1379870 5226130,1379870 5226110)');&#13;&#13;" calcext:value-type="string">
            <text:p>INSERT INTO  <text:s/>bordure ( <text:s text:c="3"/>id, <text:s text:c="3"/>geometry_asewkt) <text:s/>VALUES ( <text:s text:c="3"/>'M23_M', <text:s text:c="3"/>'SRID=3946;LINESTRING(1379830 5226190,1379830 5226170,1379830 5226130,1379830 5226110)');INSERT INTO  <text:s/>bordure ( <text:s text:c="3"/>id, <text:s text:c="3"/>geometry_asewkt) <text:s/>VALUES ( <text:s text:c="3"/>'M23_N', <text:s text:c="3"/>'SRID=3946;LINESTRING(1379870 5226190,1379870 5226170,1379870 5226130,1379870 5226110)');</text:p>
          </table:table-cell>
        </table:table-row>
        <table:table-row table:style-name="ro1">
          <table:table-cell table:style-name="ce5" table:formula="of:=CONCATENATE([$case_00140_00100.$A11];[.A$2])" office:value-type="string" office:string-value="M24_M" calcext:value-type="string">
            <text:p>M24_M</text:p>
          </table:table-cell>
          <table:table-cell table:style-name="ce5" table:formula="of:=[$case_00140_00100.$B11]+[.B$2]" office:value-type="float" office:value="1379970" calcext:value-type="float">
            <text:p>1379970</text:p>
          </table:table-cell>
          <table:table-cell table:style-name="ce5" table:formula="of:=[$case_00140_00100.$C11]+[.C$2]" office:value-type="float" office:value="5226190" calcext:value-type="float">
            <text:p>5226190</text:p>
          </table:table-cell>
          <table:table-cell table:style-name="ce5" table:formula="of:=[.B11]" office:value-type="float" office:value="1379970" calcext:value-type="float">
            <text:p>1379970</text:p>
          </table:table-cell>
          <table:table-cell table:style-name="ce5" table:formula="of:=[.C11]-20" office:value-type="float" office:value="5226170" calcext:value-type="float">
            <text:p>5226170</text:p>
          </table:table-cell>
          <table:table-cell table:style-name="ce5" table:formula="of:=[.B11]" office:value-type="float" office:value="1379970" calcext:value-type="float">
            <text:p>1379970</text:p>
          </table:table-cell>
          <table:table-cell table:style-name="ce5" table:formula="of:=[.C11]-60" office:value-type="float" office:value="5226130" calcext:value-type="float">
            <text:p>5226130</text:p>
          </table:table-cell>
          <table:table-cell table:style-name="ce5" table:formula="of:=[.B11]" office:value-type="float" office:value="1379970" calcext:value-type="float">
            <text:p>1379970</text:p>
          </table:table-cell>
          <table:table-cell table:style-name="ce5" table:formula="of:=[.C11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11];&quot;',&quot;;CHAR(13);&quot;    'SRID=3946;LINESTRING(&quot;;[.B11];&quot; &quot;;[.C11];&quot;,&quot;;[.D11];&quot; &quot;;[.E11];&quot;,&quot;;[.F11];&quot; &quot;;[.G11];&quot;,&quot;;[.H11];&quot; &quot;;[.I11];&quot;)');&quot;;CHAR(13))" office:value-type="string" office:string-value="INSERT INTO &#13;  bordure (&#13;    id,&#13;    geometry_asewkt)&#13;  VALUES (&#13;    'M24_M',&#13;    'SRID=3946;LINESTRING(1379970 5226190,1379970 5226170,1379970 5226130,1379970 5226110)');&#13;" calcext:value-type="string">
            <text:p>INSERT INTO  <text:s/>bordure ( <text:s text:c="3"/>id, <text:s text:c="3"/>geometry_asewkt) <text:s/>VALUES ( <text:s text:c="3"/>'M24_M', <text:s text:c="3"/>'SRID=3946;LINESTRING(1379970 5226190,1379970 5226170,1379970 5226130,1379970 5226110)');</text:p>
          </table:table-cell>
          <table:table-cell table:style-name="ce5" table:formula="of:=CONCATENATE([$case_00140_00100.$A11];[.K$2])" office:value-type="string" office:string-value="M24_N" calcext:value-type="string">
            <text:p>M24_N</text:p>
          </table:table-cell>
          <table:table-cell table:style-name="ce5" table:formula="of:=[$case_00140_00100.$B11]+[.L$2]" office:value-type="float" office:value="1380010" calcext:value-type="float">
            <text:p>1380010</text:p>
          </table:table-cell>
          <table:table-cell table:style-name="ce5" table:formula="of:=[$case_00140_00100.$C11]+[.M$2]" office:value-type="float" office:value="5226190" calcext:value-type="float">
            <text:p>5226190</text:p>
          </table:table-cell>
          <table:table-cell table:style-name="ce5" table:formula="of:=[.L11]" office:value-type="float" office:value="1380010" calcext:value-type="float">
            <text:p>1380010</text:p>
          </table:table-cell>
          <table:table-cell table:style-name="ce5" table:formula="of:=[.M11]-20" office:value-type="float" office:value="5226170" calcext:value-type="float">
            <text:p>5226170</text:p>
          </table:table-cell>
          <table:table-cell table:style-name="ce5" table:formula="of:=[.L11]" office:value-type="float" office:value="1380010" calcext:value-type="float">
            <text:p>1380010</text:p>
          </table:table-cell>
          <table:table-cell table:style-name="ce5" table:formula="of:=[.M11]-60" office:value-type="float" office:value="5226130" calcext:value-type="float">
            <text:p>5226130</text:p>
          </table:table-cell>
          <table:table-cell table:style-name="ce5" table:formula="of:=[.L11]" office:value-type="float" office:value="1380010" calcext:value-type="float">
            <text:p>1380010</text:p>
          </table:table-cell>
          <table:table-cell table:style-name="ce5" table:formula="of:=[.M11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11];&quot;',&quot;;CHAR(13);&quot;    'SRID=3946;LINESTRING(&quot;;[.L11];&quot; &quot;;[.M11];&quot;,&quot;;[.N11];&quot; &quot;;[.O11];&quot;,&quot;;[.P11];&quot; &quot;;[.Q11];&quot;,&quot;;[.R11];&quot; &quot;;[.S11];&quot;)');&quot;;CHAR(13))" office:value-type="string" office:string-value="INSERT INTO &#13;  bordure (&#13;    id,&#13;    geometry_asewkt)&#13;  VALUES (&#13;    'M24_N',&#13;    'SRID=3946;LINESTRING(1380010 5226190,1380010 5226170,1380010 5226130,1380010 5226110)');&#13;" calcext:value-type="string">
            <text:p>INSERT INTO  <text:s/>bordure ( <text:s text:c="3"/>id, <text:s text:c="3"/>geometry_asewkt) <text:s/>VALUES ( <text:s text:c="3"/>'M24_N', <text:s text:c="3"/>'SRID=3946;LINESTRING(1380010 5226190,1380010 5226170,1380010 5226130,1380010 5226110)');</text:p>
          </table:table-cell>
          <table:table-cell table:formula="of:=CONCATENATE([.J11];CHAR(13);[.T11];CHAR(13))" office:value-type="string" office:string-value="INSERT INTO &#13;  bordure (&#13;    id,&#13;    geometry_asewkt)&#13;  VALUES (&#13;    'M24_M',&#13;    'SRID=3946;LINESTRING(1379970 5226190,1379970 5226170,1379970 5226130,1379970 5226110)');&#13;&#13;INSERT INTO &#13;  bordure (&#13;    id,&#13;    geometry_asewkt)&#13;  VALUES (&#13;    'M24_N',&#13;    'SRID=3946;LINESTRING(1380010 5226190,1380010 5226170,1380010 5226130,1380010 5226110)');&#13;&#13;" calcext:value-type="string">
            <text:p>INSERT INTO  <text:s/>bordure ( <text:s text:c="3"/>id, <text:s text:c="3"/>geometry_asewkt) <text:s/>VALUES ( <text:s text:c="3"/>'M24_M', <text:s text:c="3"/>'SRID=3946;LINESTRING(1379970 5226190,1379970 5226170,1379970 5226130,1379970 5226110)');INSERT INTO  <text:s/>bordure ( <text:s text:c="3"/>id, <text:s text:c="3"/>geometry_asewkt) <text:s/>VALUES ( <text:s text:c="3"/>'M24_N', <text:s text:c="3"/>'SRID=3946;LINESTRING(1380010 5226190,1380010 5226170,1380010 5226130,1380010 5226110)');</text:p>
          </table:table-cell>
        </table:table-row>
        <table:table-row table:style-name="ro1">
          <table:table-cell table:style-name="ce5" table:formula="of:=CONCATENATE([$case_00140_00100.$A12];[.A$2])" office:value-type="string" office:string-value="M25_M" calcext:value-type="string">
            <text:p>M25_M</text:p>
          </table:table-cell>
          <table:table-cell table:style-name="ce5" table:formula="of:=[$case_00140_00100.$B12]+[.B$2]" office:value-type="float" office:value="1380110" calcext:value-type="float">
            <text:p>1380110</text:p>
          </table:table-cell>
          <table:table-cell table:style-name="ce5" table:formula="of:=[$case_00140_00100.$C12]+[.C$2]" office:value-type="float" office:value="5226190" calcext:value-type="float">
            <text:p>5226190</text:p>
          </table:table-cell>
          <table:table-cell table:style-name="ce5" table:formula="of:=[.B12]" office:value-type="float" office:value="1380110" calcext:value-type="float">
            <text:p>1380110</text:p>
          </table:table-cell>
          <table:table-cell table:style-name="ce5" table:formula="of:=[.C12]-20" office:value-type="float" office:value="5226170" calcext:value-type="float">
            <text:p>5226170</text:p>
          </table:table-cell>
          <table:table-cell table:style-name="ce5" table:formula="of:=[.B12]" office:value-type="float" office:value="1380110" calcext:value-type="float">
            <text:p>1380110</text:p>
          </table:table-cell>
          <table:table-cell table:style-name="ce5" table:formula="of:=[.C12]-60" office:value-type="float" office:value="5226130" calcext:value-type="float">
            <text:p>5226130</text:p>
          </table:table-cell>
          <table:table-cell table:style-name="ce5" table:formula="of:=[.B12]" office:value-type="float" office:value="1380110" calcext:value-type="float">
            <text:p>1380110</text:p>
          </table:table-cell>
          <table:table-cell table:style-name="ce5" table:formula="of:=[.C12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12];&quot;',&quot;;CHAR(13);&quot;    'SRID=3946;LINESTRING(&quot;;[.B12];&quot; &quot;;[.C12];&quot;,&quot;;[.D12];&quot; &quot;;[.E12];&quot;,&quot;;[.F12];&quot; &quot;;[.G12];&quot;,&quot;;[.H12];&quot; &quot;;[.I12];&quot;)');&quot;;CHAR(13))" office:value-type="string" office:string-value="INSERT INTO &#13;  bordure (&#13;    id,&#13;    geometry_asewkt)&#13;  VALUES (&#13;    'M25_M',&#13;    'SRID=3946;LINESTRING(1380110 5226190,1380110 5226170,1380110 5226130,1380110 5226110)');&#13;" calcext:value-type="string">
            <text:p>INSERT INTO  <text:s/>bordure ( <text:s text:c="3"/>id, <text:s text:c="3"/>geometry_asewkt) <text:s/>VALUES ( <text:s text:c="3"/>'M25_M', <text:s text:c="3"/>'SRID=3946;LINESTRING(1380110 5226190,1380110 5226170,1380110 5226130,1380110 5226110)');</text:p>
          </table:table-cell>
          <table:table-cell table:style-name="ce5" table:formula="of:=CONCATENATE([$case_00140_00100.$A12];[.K$2])" office:value-type="string" office:string-value="M25_N" calcext:value-type="string">
            <text:p>M25_N</text:p>
          </table:table-cell>
          <table:table-cell table:style-name="ce5" table:formula="of:=[$case_00140_00100.$B12]+[.L$2]" office:value-type="float" office:value="1380150" calcext:value-type="float">
            <text:p>1380150</text:p>
          </table:table-cell>
          <table:table-cell table:style-name="ce5" table:formula="of:=[$case_00140_00100.$C12]+[.M$2]" office:value-type="float" office:value="5226190" calcext:value-type="float">
            <text:p>5226190</text:p>
          </table:table-cell>
          <table:table-cell table:style-name="ce5" table:formula="of:=[.L12]" office:value-type="float" office:value="1380150" calcext:value-type="float">
            <text:p>1380150</text:p>
          </table:table-cell>
          <table:table-cell table:style-name="ce5" table:formula="of:=[.M12]-20" office:value-type="float" office:value="5226170" calcext:value-type="float">
            <text:p>5226170</text:p>
          </table:table-cell>
          <table:table-cell table:style-name="ce5" table:formula="of:=[.L12]" office:value-type="float" office:value="1380150" calcext:value-type="float">
            <text:p>1380150</text:p>
          </table:table-cell>
          <table:table-cell table:style-name="ce5" table:formula="of:=[.M12]-60" office:value-type="float" office:value="5226130" calcext:value-type="float">
            <text:p>5226130</text:p>
          </table:table-cell>
          <table:table-cell table:style-name="ce5" table:formula="of:=[.L12]" office:value-type="float" office:value="1380150" calcext:value-type="float">
            <text:p>1380150</text:p>
          </table:table-cell>
          <table:table-cell table:style-name="ce5" table:formula="of:=[.M12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12];&quot;',&quot;;CHAR(13);&quot;    'SRID=3946;LINESTRING(&quot;;[.L12];&quot; &quot;;[.M12];&quot;,&quot;;[.N12];&quot; &quot;;[.O12];&quot;,&quot;;[.P12];&quot; &quot;;[.Q12];&quot;,&quot;;[.R12];&quot; &quot;;[.S12];&quot;)');&quot;;CHAR(13))" office:value-type="string" office:string-value="INSERT INTO &#13;  bordure (&#13;    id,&#13;    geometry_asewkt)&#13;  VALUES (&#13;    'M25_N',&#13;    'SRID=3946;LINESTRING(1380150 5226190,1380150 5226170,1380150 5226130,1380150 5226110)');&#13;" calcext:value-type="string">
            <text:p>INSERT INTO  <text:s/>bordure ( <text:s text:c="3"/>id, <text:s text:c="3"/>geometry_asewkt) <text:s/>VALUES ( <text:s text:c="3"/>'M25_N', <text:s text:c="3"/>'SRID=3946;LINESTRING(1380150 5226190,1380150 5226170,1380150 5226130,1380150 5226110)');</text:p>
          </table:table-cell>
          <table:table-cell table:formula="of:=CONCATENATE([.J12];CHAR(13);[.T12];CHAR(13))" office:value-type="string" office:string-value="INSERT INTO &#13;  bordure (&#13;    id,&#13;    geometry_asewkt)&#13;  VALUES (&#13;    'M25_M',&#13;    'SRID=3946;LINESTRING(1380110 5226190,1380110 5226170,1380110 5226130,1380110 5226110)');&#13;&#13;INSERT INTO &#13;  bordure (&#13;    id,&#13;    geometry_asewkt)&#13;  VALUES (&#13;    'M25_N',&#13;    'SRID=3946;LINESTRING(1380150 5226190,1380150 5226170,1380150 5226130,1380150 5226110)');&#13;&#13;" calcext:value-type="string">
            <text:p>INSERT INTO  <text:s/>bordure ( <text:s text:c="3"/>id, <text:s text:c="3"/>geometry_asewkt) <text:s/>VALUES ( <text:s text:c="3"/>'M25_M', <text:s text:c="3"/>'SRID=3946;LINESTRING(1380110 5226190,1380110 5226170,1380110 5226130,1380110 5226110)');INSERT INTO  <text:s/>bordure ( <text:s text:c="3"/>id, <text:s text:c="3"/>geometry_asewkt) <text:s/>VALUES ( <text:s text:c="3"/>'M25_N', <text:s text:c="3"/>'SRID=3946;LINESTRING(1380150 5226190,1380150 5226170,1380150 5226130,1380150 5226110)');</text:p>
          </table:table-cell>
        </table:table-row>
        <table:table-row table:style-name="ro1">
          <table:table-cell table:style-name="ce5" table:formula="of:=CONCATENATE([$case_00140_00100.$A13];[.A$2])" office:value-type="string" office:string-value="M31_M" calcext:value-type="string">
            <text:p>M31_M</text:p>
          </table:table-cell>
          <table:table-cell table:style-name="ce5" table:formula="of:=[$case_00140_00100.$B13]+[.B$2]" office:value-type="float" office:value="1379550" calcext:value-type="float">
            <text:p>1379550</text:p>
          </table:table-cell>
          <table:table-cell table:style-name="ce5" table:formula="of:=[$case_00140_00100.$C13]+[.C$2]" office:value-type="float" office:value="5226090" calcext:value-type="float">
            <text:p>5226090</text:p>
          </table:table-cell>
          <table:table-cell table:style-name="ce5" table:formula="of:=[.B13]" office:value-type="float" office:value="1379550" calcext:value-type="float">
            <text:p>1379550</text:p>
          </table:table-cell>
          <table:table-cell table:style-name="ce5" table:formula="of:=[.C13]-20" office:value-type="float" office:value="5226070" calcext:value-type="float">
            <text:p>5226070</text:p>
          </table:table-cell>
          <table:table-cell table:style-name="ce5" table:formula="of:=[.B13]" office:value-type="float" office:value="1379550" calcext:value-type="float">
            <text:p>1379550</text:p>
          </table:table-cell>
          <table:table-cell table:style-name="ce5" table:formula="of:=[.C13]-60" office:value-type="float" office:value="5226030" calcext:value-type="float">
            <text:p>5226030</text:p>
          </table:table-cell>
          <table:table-cell table:style-name="ce5" table:formula="of:=[.B13]" office:value-type="float" office:value="1379550" calcext:value-type="float">
            <text:p>1379550</text:p>
          </table:table-cell>
          <table:table-cell table:style-name="ce5" table:formula="of:=[.C13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3];&quot;',&quot;;CHAR(13);&quot;    'SRID=3946;LINESTRING(&quot;;[.B13];&quot; &quot;;[.C13];&quot;,&quot;;[.D13];&quot; &quot;;[.E13];&quot;,&quot;;[.F13];&quot; &quot;;[.G13];&quot;,&quot;;[.H13];&quot; &quot;;[.I13];&quot;)');&quot;;CHAR(13))" office:value-type="string" office:string-value="INSERT INTO &#13;  bordure (&#13;    id,&#13;    geometry_asewkt)&#13;  VALUES (&#13;    'M31_M',&#13;    'SRID=3946;LINESTRING(1379550 5226090,1379550 5226070,1379550 5226030,1379550 5226010)');&#13;" calcext:value-type="string">
            <text:p>INSERT INTO  <text:s/>bordure ( <text:s text:c="3"/>id, <text:s text:c="3"/>geometry_asewkt) <text:s/>VALUES ( <text:s text:c="3"/>'M31_M', <text:s text:c="3"/>'SRID=3946;LINESTRING(1379550 5226090,1379550 5226070,1379550 5226030,1379550 5226010)');</text:p>
          </table:table-cell>
          <table:table-cell table:style-name="ce5" table:formula="of:=CONCATENATE([$case_00140_00100.$A13];[.K$2])" office:value-type="string" office:string-value="M31_N" calcext:value-type="string">
            <text:p>M31_N</text:p>
          </table:table-cell>
          <table:table-cell table:style-name="ce5" table:formula="of:=[$case_00140_00100.$B13]+[.L$2]" office:value-type="float" office:value="1379590" calcext:value-type="float">
            <text:p>1379590</text:p>
          </table:table-cell>
          <table:table-cell table:style-name="ce5" table:formula="of:=[$case_00140_00100.$C13]+[.M$2]" office:value-type="float" office:value="5226090" calcext:value-type="float">
            <text:p>5226090</text:p>
          </table:table-cell>
          <table:table-cell table:style-name="ce5" table:formula="of:=[.L13]" office:value-type="float" office:value="1379590" calcext:value-type="float">
            <text:p>1379590</text:p>
          </table:table-cell>
          <table:table-cell table:style-name="ce5" table:formula="of:=[.M13]-20" office:value-type="float" office:value="5226070" calcext:value-type="float">
            <text:p>5226070</text:p>
          </table:table-cell>
          <table:table-cell table:style-name="ce5" table:formula="of:=[.L13]" office:value-type="float" office:value="1379590" calcext:value-type="float">
            <text:p>1379590</text:p>
          </table:table-cell>
          <table:table-cell table:style-name="ce5" table:formula="of:=[.M13]-60" office:value-type="float" office:value="5226030" calcext:value-type="float">
            <text:p>5226030</text:p>
          </table:table-cell>
          <table:table-cell table:style-name="ce5" table:formula="of:=[.L13]" office:value-type="float" office:value="1379590" calcext:value-type="float">
            <text:p>1379590</text:p>
          </table:table-cell>
          <table:table-cell table:style-name="ce5" table:formula="of:=[.M13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3];&quot;',&quot;;CHAR(13);&quot;    'SRID=3946;LINESTRING(&quot;;[.L13];&quot; &quot;;[.M13];&quot;,&quot;;[.N13];&quot; &quot;;[.O13];&quot;,&quot;;[.P13];&quot; &quot;;[.Q13];&quot;,&quot;;[.R13];&quot; &quot;;[.S13];&quot;)');&quot;;CHAR(13))" office:value-type="string" office:string-value="INSERT INTO &#13;  bordure (&#13;    id,&#13;    geometry_asewkt)&#13;  VALUES (&#13;    'M31_N',&#13;    'SRID=3946;LINESTRING(1379590 5226090,1379590 5226070,1379590 5226030,1379590 5226010)');&#13;" calcext:value-type="string">
            <text:p>INSERT INTO  <text:s/>bordure ( <text:s text:c="3"/>id, <text:s text:c="3"/>geometry_asewkt) <text:s/>VALUES ( <text:s text:c="3"/>'M31_N', <text:s text:c="3"/>'SRID=3946;LINESTRING(1379590 5226090,1379590 5226070,1379590 5226030,1379590 5226010)');</text:p>
          </table:table-cell>
          <table:table-cell table:formula="of:=CONCATENATE([.J13];CHAR(13);[.T13];CHAR(13))" office:value-type="string" office:string-value="INSERT INTO &#13;  bordure (&#13;    id,&#13;    geometry_asewkt)&#13;  VALUES (&#13;    'M31_M',&#13;    'SRID=3946;LINESTRING(1379550 5226090,1379550 5226070,1379550 5226030,1379550 5226010)');&#13;&#13;INSERT INTO &#13;  bordure (&#13;    id,&#13;    geometry_asewkt)&#13;  VALUES (&#13;    'M31_N',&#13;    'SRID=3946;LINESTRING(1379590 5226090,1379590 5226070,1379590 5226030,1379590 5226010)');&#13;&#13;" calcext:value-type="string">
            <text:p>INSERT INTO  <text:s/>bordure ( <text:s text:c="3"/>id, <text:s text:c="3"/>geometry_asewkt) <text:s/>VALUES ( <text:s text:c="3"/>'M31_M', <text:s text:c="3"/>'SRID=3946;LINESTRING(1379550 5226090,1379550 5226070,1379550 5226030,1379550 5226010)');INSERT INTO  <text:s/>bordure ( <text:s text:c="3"/>id, <text:s text:c="3"/>geometry_asewkt) <text:s/>VALUES ( <text:s text:c="3"/>'M31_N', <text:s text:c="3"/>'SRID=3946;LINESTRING(1379590 5226090,1379590 5226070,1379590 5226030,1379590 5226010)');</text:p>
          </table:table-cell>
        </table:table-row>
        <table:table-row table:style-name="ro1">
          <table:table-cell table:style-name="ce5" table:formula="of:=CONCATENATE([$case_00140_00100.$A14];[.A$2])" office:value-type="string" office:string-value="M32_M" calcext:value-type="string">
            <text:p>M32_M</text:p>
          </table:table-cell>
          <table:table-cell table:style-name="ce5" table:formula="of:=[$case_00140_00100.$B14]+[.B$2]" office:value-type="float" office:value="1379690" calcext:value-type="float">
            <text:p>1379690</text:p>
          </table:table-cell>
          <table:table-cell table:style-name="ce5" table:formula="of:=[$case_00140_00100.$C14]+[.C$2]" office:value-type="float" office:value="5226090" calcext:value-type="float">
            <text:p>5226090</text:p>
          </table:table-cell>
          <table:table-cell table:style-name="ce5" table:formula="of:=[.B14]" office:value-type="float" office:value="1379690" calcext:value-type="float">
            <text:p>1379690</text:p>
          </table:table-cell>
          <table:table-cell table:style-name="ce5" table:formula="of:=[.C14]-20" office:value-type="float" office:value="5226070" calcext:value-type="float">
            <text:p>5226070</text:p>
          </table:table-cell>
          <table:table-cell table:style-name="ce5" table:formula="of:=[.B14]" office:value-type="float" office:value="1379690" calcext:value-type="float">
            <text:p>1379690</text:p>
          </table:table-cell>
          <table:table-cell table:style-name="ce5" table:formula="of:=[.C14]-60" office:value-type="float" office:value="5226030" calcext:value-type="float">
            <text:p>5226030</text:p>
          </table:table-cell>
          <table:table-cell table:style-name="ce5" table:formula="of:=[.B14]" office:value-type="float" office:value="1379690" calcext:value-type="float">
            <text:p>1379690</text:p>
          </table:table-cell>
          <table:table-cell table:style-name="ce5" table:formula="of:=[.C14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4];&quot;',&quot;;CHAR(13);&quot;    'SRID=3946;LINESTRING(&quot;;[.B14];&quot; &quot;;[.C14];&quot;,&quot;;[.D14];&quot; &quot;;[.E14];&quot;,&quot;;[.F14];&quot; &quot;;[.G14];&quot;,&quot;;[.H14];&quot; &quot;;[.I14];&quot;)');&quot;;CHAR(13))" office:value-type="string" office:string-value="INSERT INTO &#13;  bordure (&#13;    id,&#13;    geometry_asewkt)&#13;  VALUES (&#13;    'M32_M',&#13;    'SRID=3946;LINESTRING(1379690 5226090,1379690 5226070,1379690 5226030,1379690 5226010)');&#13;" calcext:value-type="string">
            <text:p>INSERT INTO  <text:s/>bordure ( <text:s text:c="3"/>id, <text:s text:c="3"/>geometry_asewkt) <text:s/>VALUES ( <text:s text:c="3"/>'M32_M', <text:s text:c="3"/>'SRID=3946;LINESTRING(1379690 5226090,1379690 5226070,1379690 5226030,1379690 5226010)');</text:p>
          </table:table-cell>
          <table:table-cell table:style-name="ce5" table:formula="of:=CONCATENATE([$case_00140_00100.$A14];[.K$2])" office:value-type="string" office:string-value="M32_N" calcext:value-type="string">
            <text:p>M32_N</text:p>
          </table:table-cell>
          <table:table-cell table:style-name="ce5" table:formula="of:=[$case_00140_00100.$B14]+[.L$2]" office:value-type="float" office:value="1379730" calcext:value-type="float">
            <text:p>1379730</text:p>
          </table:table-cell>
          <table:table-cell table:style-name="ce5" table:formula="of:=[$case_00140_00100.$C14]+[.M$2]" office:value-type="float" office:value="5226090" calcext:value-type="float">
            <text:p>5226090</text:p>
          </table:table-cell>
          <table:table-cell table:style-name="ce5" table:formula="of:=[.L14]" office:value-type="float" office:value="1379730" calcext:value-type="float">
            <text:p>1379730</text:p>
          </table:table-cell>
          <table:table-cell table:style-name="ce5" table:formula="of:=[.M14]-20" office:value-type="float" office:value="5226070" calcext:value-type="float">
            <text:p>5226070</text:p>
          </table:table-cell>
          <table:table-cell table:style-name="ce5" table:formula="of:=[.L14]" office:value-type="float" office:value="1379730" calcext:value-type="float">
            <text:p>1379730</text:p>
          </table:table-cell>
          <table:table-cell table:style-name="ce5" table:formula="of:=[.M14]-60" office:value-type="float" office:value="5226030" calcext:value-type="float">
            <text:p>5226030</text:p>
          </table:table-cell>
          <table:table-cell table:style-name="ce5" table:formula="of:=[.L14]" office:value-type="float" office:value="1379730" calcext:value-type="float">
            <text:p>1379730</text:p>
          </table:table-cell>
          <table:table-cell table:style-name="ce5" table:formula="of:=[.M14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4];&quot;',&quot;;CHAR(13);&quot;    'SRID=3946;LINESTRING(&quot;;[.L14];&quot; &quot;;[.M14];&quot;,&quot;;[.N14];&quot; &quot;;[.O14];&quot;,&quot;;[.P14];&quot; &quot;;[.Q14];&quot;,&quot;;[.R14];&quot; &quot;;[.S14];&quot;)');&quot;;CHAR(13))" office:value-type="string" office:string-value="INSERT INTO &#13;  bordure (&#13;    id,&#13;    geometry_asewkt)&#13;  VALUES (&#13;    'M32_N',&#13;    'SRID=3946;LINESTRING(1379730 5226090,1379730 5226070,1379730 5226030,1379730 5226010)');&#13;" calcext:value-type="string">
            <text:p>INSERT INTO  <text:s/>bordure ( <text:s text:c="3"/>id, <text:s text:c="3"/>geometry_asewkt) <text:s/>VALUES ( <text:s text:c="3"/>'M32_N', <text:s text:c="3"/>'SRID=3946;LINESTRING(1379730 5226090,1379730 5226070,1379730 5226030,1379730 5226010)');</text:p>
          </table:table-cell>
          <table:table-cell table:formula="of:=CONCATENATE([.J14];CHAR(13);[.T14];CHAR(13))" office:value-type="string" office:string-value="INSERT INTO &#13;  bordure (&#13;    id,&#13;    geometry_asewkt)&#13;  VALUES (&#13;    'M32_M',&#13;    'SRID=3946;LINESTRING(1379690 5226090,1379690 5226070,1379690 5226030,1379690 5226010)');&#13;&#13;INSERT INTO &#13;  bordure (&#13;    id,&#13;    geometry_asewkt)&#13;  VALUES (&#13;    'M32_N',&#13;    'SRID=3946;LINESTRING(1379730 5226090,1379730 5226070,1379730 5226030,1379730 5226010)');&#13;&#13;" calcext:value-type="string">
            <text:p>INSERT INTO  <text:s/>bordure ( <text:s text:c="3"/>id, <text:s text:c="3"/>geometry_asewkt) <text:s/>VALUES ( <text:s text:c="3"/>'M32_M', <text:s text:c="3"/>'SRID=3946;LINESTRING(1379690 5226090,1379690 5226070,1379690 5226030,1379690 5226010)');INSERT INTO  <text:s/>bordure ( <text:s text:c="3"/>id, <text:s text:c="3"/>geometry_asewkt) <text:s/>VALUES ( <text:s text:c="3"/>'M32_N', <text:s text:c="3"/>'SRID=3946;LINESTRING(1379730 5226090,1379730 5226070,1379730 5226030,1379730 5226010)');</text:p>
          </table:table-cell>
        </table:table-row>
        <table:table-row table:style-name="ro1">
          <table:table-cell table:style-name="ce5" table:formula="of:=CONCATENATE([$case_00140_00100.$A15];[.A$2])" office:value-type="string" office:string-value="M33_M" calcext:value-type="string">
            <text:p>M33_M</text:p>
          </table:table-cell>
          <table:table-cell table:style-name="ce5" table:formula="of:=[$case_00140_00100.$B15]+[.B$2]" office:value-type="float" office:value="1379830" calcext:value-type="float">
            <text:p>1379830</text:p>
          </table:table-cell>
          <table:table-cell table:style-name="ce5" table:formula="of:=[$case_00140_00100.$C15]+[.C$2]" office:value-type="float" office:value="5226090" calcext:value-type="float">
            <text:p>5226090</text:p>
          </table:table-cell>
          <table:table-cell table:style-name="ce5" table:formula="of:=[.B15]" office:value-type="float" office:value="1379830" calcext:value-type="float">
            <text:p>1379830</text:p>
          </table:table-cell>
          <table:table-cell table:style-name="ce5" table:formula="of:=[.C15]-20" office:value-type="float" office:value="5226070" calcext:value-type="float">
            <text:p>5226070</text:p>
          </table:table-cell>
          <table:table-cell table:style-name="ce5" table:formula="of:=[.B15]" office:value-type="float" office:value="1379830" calcext:value-type="float">
            <text:p>1379830</text:p>
          </table:table-cell>
          <table:table-cell table:style-name="ce5" table:formula="of:=[.C15]-60" office:value-type="float" office:value="5226030" calcext:value-type="float">
            <text:p>5226030</text:p>
          </table:table-cell>
          <table:table-cell table:style-name="ce5" table:formula="of:=[.B15]" office:value-type="float" office:value="1379830" calcext:value-type="float">
            <text:p>1379830</text:p>
          </table:table-cell>
          <table:table-cell table:style-name="ce5" table:formula="of:=[.C15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5];&quot;',&quot;;CHAR(13);&quot;    'SRID=3946;LINESTRING(&quot;;[.B15];&quot; &quot;;[.C15];&quot;,&quot;;[.D15];&quot; &quot;;[.E15];&quot;,&quot;;[.F15];&quot; &quot;;[.G15];&quot;,&quot;;[.H15];&quot; &quot;;[.I15];&quot;)');&quot;;CHAR(13))" office:value-type="string" office:string-value="INSERT INTO &#13;  bordure (&#13;    id,&#13;    geometry_asewkt)&#13;  VALUES (&#13;    'M33_M',&#13;    'SRID=3946;LINESTRING(1379830 5226090,1379830 5226070,1379830 5226030,1379830 5226010)');&#13;" calcext:value-type="string">
            <text:p>INSERT INTO  <text:s/>bordure ( <text:s text:c="3"/>id, <text:s text:c="3"/>geometry_asewkt) <text:s/>VALUES ( <text:s text:c="3"/>'M33_M', <text:s text:c="3"/>'SRID=3946;LINESTRING(1379830 5226090,1379830 5226070,1379830 5226030,1379830 5226010)');</text:p>
          </table:table-cell>
          <table:table-cell table:style-name="ce5" table:formula="of:=CONCATENATE([$case_00140_00100.$A15];[.K$2])" office:value-type="string" office:string-value="M33_N" calcext:value-type="string">
            <text:p>M33_N</text:p>
          </table:table-cell>
          <table:table-cell table:style-name="ce5" table:formula="of:=[$case_00140_00100.$B15]+[.L$2]" office:value-type="float" office:value="1379870" calcext:value-type="float">
            <text:p>1379870</text:p>
          </table:table-cell>
          <table:table-cell table:style-name="ce5" table:formula="of:=[$case_00140_00100.$C15]+[.M$2]" office:value-type="float" office:value="5226090" calcext:value-type="float">
            <text:p>5226090</text:p>
          </table:table-cell>
          <table:table-cell table:style-name="ce5" table:formula="of:=[.L15]" office:value-type="float" office:value="1379870" calcext:value-type="float">
            <text:p>1379870</text:p>
          </table:table-cell>
          <table:table-cell table:style-name="ce5" table:formula="of:=[.M15]-20" office:value-type="float" office:value="5226070" calcext:value-type="float">
            <text:p>5226070</text:p>
          </table:table-cell>
          <table:table-cell table:style-name="ce5" table:formula="of:=[.L15]" office:value-type="float" office:value="1379870" calcext:value-type="float">
            <text:p>1379870</text:p>
          </table:table-cell>
          <table:table-cell table:style-name="ce5" table:formula="of:=[.M15]-60" office:value-type="float" office:value="5226030" calcext:value-type="float">
            <text:p>5226030</text:p>
          </table:table-cell>
          <table:table-cell table:style-name="ce5" table:formula="of:=[.L15]" office:value-type="float" office:value="1379870" calcext:value-type="float">
            <text:p>1379870</text:p>
          </table:table-cell>
          <table:table-cell table:style-name="ce5" table:formula="of:=[.M15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5];&quot;',&quot;;CHAR(13);&quot;    'SRID=3946;LINESTRING(&quot;;[.L15];&quot; &quot;;[.M15];&quot;,&quot;;[.N15];&quot; &quot;;[.O15];&quot;,&quot;;[.P15];&quot; &quot;;[.Q15];&quot;,&quot;;[.R15];&quot; &quot;;[.S15];&quot;)');&quot;;CHAR(13))" office:value-type="string" office:string-value="INSERT INTO &#13;  bordure (&#13;    id,&#13;    geometry_asewkt)&#13;  VALUES (&#13;    'M33_N',&#13;    'SRID=3946;LINESTRING(1379870 5226090,1379870 5226070,1379870 5226030,1379870 5226010)');&#13;" calcext:value-type="string">
            <text:p>INSERT INTO  <text:s/>bordure ( <text:s text:c="3"/>id, <text:s text:c="3"/>geometry_asewkt) <text:s/>VALUES ( <text:s text:c="3"/>'M33_N', <text:s text:c="3"/>'SRID=3946;LINESTRING(1379870 5226090,1379870 5226070,1379870 5226030,1379870 5226010)');</text:p>
          </table:table-cell>
          <table:table-cell table:formula="of:=CONCATENATE([.J15];CHAR(13);[.T15];CHAR(13))" office:value-type="string" office:string-value="INSERT INTO &#13;  bordure (&#13;    id,&#13;    geometry_asewkt)&#13;  VALUES (&#13;    'M33_M',&#13;    'SRID=3946;LINESTRING(1379830 5226090,1379830 5226070,1379830 5226030,1379830 5226010)');&#13;&#13;INSERT INTO &#13;  bordure (&#13;    id,&#13;    geometry_asewkt)&#13;  VALUES (&#13;    'M33_N',&#13;    'SRID=3946;LINESTRING(1379870 5226090,1379870 5226070,1379870 5226030,1379870 5226010)');&#13;&#13;" calcext:value-type="string">
            <text:p>INSERT INTO  <text:s/>bordure ( <text:s text:c="3"/>id, <text:s text:c="3"/>geometry_asewkt) <text:s/>VALUES ( <text:s text:c="3"/>'M33_M', <text:s text:c="3"/>'SRID=3946;LINESTRING(1379830 5226090,1379830 5226070,1379830 5226030,1379830 5226010)');INSERT INTO  <text:s/>bordure ( <text:s text:c="3"/>id, <text:s text:c="3"/>geometry_asewkt) <text:s/>VALUES ( <text:s text:c="3"/>'M33_N', <text:s text:c="3"/>'SRID=3946;LINESTRING(1379870 5226090,1379870 5226070,1379870 5226030,1379870 5226010)');</text:p>
          </table:table-cell>
        </table:table-row>
        <table:table-row table:style-name="ro1">
          <table:table-cell table:style-name="ce5" table:formula="of:=CONCATENATE([$case_00140_00100.$A16];[.A$2])" office:value-type="string" office:string-value="M34_M" calcext:value-type="string">
            <text:p>M34_M</text:p>
          </table:table-cell>
          <table:table-cell table:style-name="ce5" table:formula="of:=[$case_00140_00100.$B16]+[.B$2]" office:value-type="float" office:value="1379970" calcext:value-type="float">
            <text:p>1379970</text:p>
          </table:table-cell>
          <table:table-cell table:style-name="ce5" table:formula="of:=[$case_00140_00100.$C16]+[.C$2]" office:value-type="float" office:value="5226090" calcext:value-type="float">
            <text:p>5226090</text:p>
          </table:table-cell>
          <table:table-cell table:style-name="ce5" table:formula="of:=[.B16]" office:value-type="float" office:value="1379970" calcext:value-type="float">
            <text:p>1379970</text:p>
          </table:table-cell>
          <table:table-cell table:style-name="ce5" table:formula="of:=[.C16]-20" office:value-type="float" office:value="5226070" calcext:value-type="float">
            <text:p>5226070</text:p>
          </table:table-cell>
          <table:table-cell table:style-name="ce5" table:formula="of:=[.B16]" office:value-type="float" office:value="1379970" calcext:value-type="float">
            <text:p>1379970</text:p>
          </table:table-cell>
          <table:table-cell table:style-name="ce5" table:formula="of:=[.C16]-60" office:value-type="float" office:value="5226030" calcext:value-type="float">
            <text:p>5226030</text:p>
          </table:table-cell>
          <table:table-cell table:style-name="ce5" table:formula="of:=[.B16]" office:value-type="float" office:value="1379970" calcext:value-type="float">
            <text:p>1379970</text:p>
          </table:table-cell>
          <table:table-cell table:style-name="ce5" table:formula="of:=[.C16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6];&quot;',&quot;;CHAR(13);&quot;    'SRID=3946;LINESTRING(&quot;;[.B16];&quot; &quot;;[.C16];&quot;,&quot;;[.D16];&quot; &quot;;[.E16];&quot;,&quot;;[.F16];&quot; &quot;;[.G16];&quot;,&quot;;[.H16];&quot; &quot;;[.I16];&quot;)');&quot;;CHAR(13))" office:value-type="string" office:string-value="INSERT INTO &#13;  bordure (&#13;    id,&#13;    geometry_asewkt)&#13;  VALUES (&#13;    'M34_M',&#13;    'SRID=3946;LINESTRING(1379970 5226090,1379970 5226070,1379970 5226030,1379970 5226010)');&#13;" calcext:value-type="string">
            <text:p>INSERT INTO  <text:s/>bordure ( <text:s text:c="3"/>id, <text:s text:c="3"/>geometry_asewkt) <text:s/>VALUES ( <text:s text:c="3"/>'M34_M', <text:s text:c="3"/>'SRID=3946;LINESTRING(1379970 5226090,1379970 5226070,1379970 5226030,1379970 5226010)');</text:p>
          </table:table-cell>
          <table:table-cell table:style-name="ce5" table:formula="of:=CONCATENATE([$case_00140_00100.$A16];[.K$2])" office:value-type="string" office:string-value="M34_N" calcext:value-type="string">
            <text:p>M34_N</text:p>
          </table:table-cell>
          <table:table-cell table:style-name="ce5" table:formula="of:=[$case_00140_00100.$B16]+[.L$2]" office:value-type="float" office:value="1380010" calcext:value-type="float">
            <text:p>1380010</text:p>
          </table:table-cell>
          <table:table-cell table:style-name="ce5" table:formula="of:=[$case_00140_00100.$C16]+[.M$2]" office:value-type="float" office:value="5226090" calcext:value-type="float">
            <text:p>5226090</text:p>
          </table:table-cell>
          <table:table-cell table:style-name="ce5" table:formula="of:=[.L16]" office:value-type="float" office:value="1380010" calcext:value-type="float">
            <text:p>1380010</text:p>
          </table:table-cell>
          <table:table-cell table:style-name="ce5" table:formula="of:=[.M16]-20" office:value-type="float" office:value="5226070" calcext:value-type="float">
            <text:p>5226070</text:p>
          </table:table-cell>
          <table:table-cell table:style-name="ce5" table:formula="of:=[.L16]" office:value-type="float" office:value="1380010" calcext:value-type="float">
            <text:p>1380010</text:p>
          </table:table-cell>
          <table:table-cell table:style-name="ce5" table:formula="of:=[.M16]-60" office:value-type="float" office:value="5226030" calcext:value-type="float">
            <text:p>5226030</text:p>
          </table:table-cell>
          <table:table-cell table:style-name="ce5" table:formula="of:=[.L16]" office:value-type="float" office:value="1380010" calcext:value-type="float">
            <text:p>1380010</text:p>
          </table:table-cell>
          <table:table-cell table:style-name="ce5" table:formula="of:=[.M16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6];&quot;',&quot;;CHAR(13);&quot;    'SRID=3946;LINESTRING(&quot;;[.L16];&quot; &quot;;[.M16];&quot;,&quot;;[.N16];&quot; &quot;;[.O16];&quot;,&quot;;[.P16];&quot; &quot;;[.Q16];&quot;,&quot;;[.R16];&quot; &quot;;[.S16];&quot;)');&quot;;CHAR(13))" office:value-type="string" office:string-value="INSERT INTO &#13;  bordure (&#13;    id,&#13;    geometry_asewkt)&#13;  VALUES (&#13;    'M34_N',&#13;    'SRID=3946;LINESTRING(1380010 5226090,1380010 5226070,1380010 5226030,1380010 5226010)');&#13;" calcext:value-type="string">
            <text:p>INSERT INTO  <text:s/>bordure ( <text:s text:c="3"/>id, <text:s text:c="3"/>geometry_asewkt) <text:s/>VALUES ( <text:s text:c="3"/>'M34_N', <text:s text:c="3"/>'SRID=3946;LINESTRING(1380010 5226090,1380010 5226070,1380010 5226030,1380010 5226010)');</text:p>
          </table:table-cell>
          <table:table-cell table:formula="of:=CONCATENATE([.J16];CHAR(13);[.T16];CHAR(13))" office:value-type="string" office:string-value="INSERT INTO &#13;  bordure (&#13;    id,&#13;    geometry_asewkt)&#13;  VALUES (&#13;    'M34_M',&#13;    'SRID=3946;LINESTRING(1379970 5226090,1379970 5226070,1379970 5226030,1379970 5226010)');&#13;&#13;INSERT INTO &#13;  bordure (&#13;    id,&#13;    geometry_asewkt)&#13;  VALUES (&#13;    'M34_N',&#13;    'SRID=3946;LINESTRING(1380010 5226090,1380010 5226070,1380010 5226030,1380010 5226010)');&#13;&#13;" calcext:value-type="string">
            <text:p>INSERT INTO  <text:s/>bordure ( <text:s text:c="3"/>id, <text:s text:c="3"/>geometry_asewkt) <text:s/>VALUES ( <text:s text:c="3"/>'M34_M', <text:s text:c="3"/>'SRID=3946;LINESTRING(1379970 5226090,1379970 5226070,1379970 5226030,1379970 5226010)');INSERT INTO  <text:s/>bordure ( <text:s text:c="3"/>id, <text:s text:c="3"/>geometry_asewkt) <text:s/>VALUES ( <text:s text:c="3"/>'M34_N', <text:s text:c="3"/>'SRID=3946;LINESTRING(1380010 5226090,1380010 5226070,1380010 5226030,1380010 5226010)');</text:p>
          </table:table-cell>
        </table:table-row>
        <table:table-row table:style-name="ro1">
          <table:table-cell table:style-name="ce5" table:formula="of:=CONCATENATE([$case_00140_00100.$A17];[.A$2])" office:value-type="string" office:string-value="M35_M" calcext:value-type="string">
            <text:p>M35_M</text:p>
          </table:table-cell>
          <table:table-cell table:style-name="ce5" table:formula="of:=[$case_00140_00100.$B17]+[.B$2]" office:value-type="float" office:value="1380110" calcext:value-type="float">
            <text:p>1380110</text:p>
          </table:table-cell>
          <table:table-cell table:style-name="ce5" table:formula="of:=[$case_00140_00100.$C17]+[.C$2]" office:value-type="float" office:value="5226090" calcext:value-type="float">
            <text:p>5226090</text:p>
          </table:table-cell>
          <table:table-cell table:style-name="ce5" table:formula="of:=[.B17]" office:value-type="float" office:value="1380110" calcext:value-type="float">
            <text:p>1380110</text:p>
          </table:table-cell>
          <table:table-cell table:style-name="ce5" table:formula="of:=[.C17]-20" office:value-type="float" office:value="5226070" calcext:value-type="float">
            <text:p>5226070</text:p>
          </table:table-cell>
          <table:table-cell table:style-name="ce5" table:formula="of:=[.B17]" office:value-type="float" office:value="1380110" calcext:value-type="float">
            <text:p>1380110</text:p>
          </table:table-cell>
          <table:table-cell table:style-name="ce5" table:formula="of:=[.C17]-60" office:value-type="float" office:value="5226030" calcext:value-type="float">
            <text:p>5226030</text:p>
          </table:table-cell>
          <table:table-cell table:style-name="ce5" table:formula="of:=[.B17]" office:value-type="float" office:value="1380110" calcext:value-type="float">
            <text:p>1380110</text:p>
          </table:table-cell>
          <table:table-cell table:style-name="ce5" table:formula="of:=[.C17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7];&quot;',&quot;;CHAR(13);&quot;    'SRID=3946;LINESTRING(&quot;;[.B17];&quot; &quot;;[.C17];&quot;,&quot;;[.D17];&quot; &quot;;[.E17];&quot;,&quot;;[.F17];&quot; &quot;;[.G17];&quot;,&quot;;[.H17];&quot; &quot;;[.I17];&quot;)');&quot;;CHAR(13))" office:value-type="string" office:string-value="INSERT INTO &#13;  bordure (&#13;    id,&#13;    geometry_asewkt)&#13;  VALUES (&#13;    'M35_M',&#13;    'SRID=3946;LINESTRING(1380110 5226090,1380110 5226070,1380110 5226030,1380110 5226010)');&#13;" calcext:value-type="string">
            <text:p>INSERT INTO  <text:s/>bordure ( <text:s text:c="3"/>id, <text:s text:c="3"/>geometry_asewkt) <text:s/>VALUES ( <text:s text:c="3"/>'M35_M', <text:s text:c="3"/>'SRID=3946;LINESTRING(1380110 5226090,1380110 5226070,1380110 5226030,1380110 5226010)');</text:p>
          </table:table-cell>
          <table:table-cell table:style-name="ce5" table:formula="of:=CONCATENATE([$case_00140_00100.$A17];[.K$2])" office:value-type="string" office:string-value="M35_N" calcext:value-type="string">
            <text:p>M35_N</text:p>
          </table:table-cell>
          <table:table-cell table:style-name="ce5" table:formula="of:=[$case_00140_00100.$B17]+[.L$2]" office:value-type="float" office:value="1380150" calcext:value-type="float">
            <text:p>1380150</text:p>
          </table:table-cell>
          <table:table-cell table:style-name="ce5" table:formula="of:=[$case_00140_00100.$C17]+[.M$2]" office:value-type="float" office:value="5226090" calcext:value-type="float">
            <text:p>5226090</text:p>
          </table:table-cell>
          <table:table-cell table:style-name="ce5" table:formula="of:=[.L17]" office:value-type="float" office:value="1380150" calcext:value-type="float">
            <text:p>1380150</text:p>
          </table:table-cell>
          <table:table-cell table:style-name="ce5" table:formula="of:=[.M17]-20" office:value-type="float" office:value="5226070" calcext:value-type="float">
            <text:p>5226070</text:p>
          </table:table-cell>
          <table:table-cell table:style-name="ce5" table:formula="of:=[.L17]" office:value-type="float" office:value="1380150" calcext:value-type="float">
            <text:p>1380150</text:p>
          </table:table-cell>
          <table:table-cell table:style-name="ce5" table:formula="of:=[.M17]-60" office:value-type="float" office:value="5226030" calcext:value-type="float">
            <text:p>5226030</text:p>
          </table:table-cell>
          <table:table-cell table:style-name="ce5" table:formula="of:=[.L17]" office:value-type="float" office:value="1380150" calcext:value-type="float">
            <text:p>1380150</text:p>
          </table:table-cell>
          <table:table-cell table:style-name="ce5" table:formula="of:=[.M17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7];&quot;',&quot;;CHAR(13);&quot;    'SRID=3946;LINESTRING(&quot;;[.L17];&quot; &quot;;[.M17];&quot;,&quot;;[.N17];&quot; &quot;;[.O17];&quot;,&quot;;[.P17];&quot; &quot;;[.Q17];&quot;,&quot;;[.R17];&quot; &quot;;[.S17];&quot;)');&quot;;CHAR(13))" office:value-type="string" office:string-value="INSERT INTO &#13;  bordure (&#13;    id,&#13;    geometry_asewkt)&#13;  VALUES (&#13;    'M35_N',&#13;    'SRID=3946;LINESTRING(1380150 5226090,1380150 5226070,1380150 5226030,1380150 5226010)');&#13;" calcext:value-type="string">
            <text:p>INSERT INTO  <text:s/>bordure ( <text:s text:c="3"/>id, <text:s text:c="3"/>geometry_asewkt) <text:s/>VALUES ( <text:s text:c="3"/>'M35_N', <text:s text:c="3"/>'SRID=3946;LINESTRING(1380150 5226090,1380150 5226070,1380150 5226030,1380150 5226010)');</text:p>
          </table:table-cell>
          <table:table-cell table:formula="of:=CONCATENATE([.J17];CHAR(13);[.T17];CHAR(13))" office:value-type="string" office:string-value="INSERT INTO &#13;  bordure (&#13;    id,&#13;    geometry_asewkt)&#13;  VALUES (&#13;    'M35_M',&#13;    'SRID=3946;LINESTRING(1380110 5226090,1380110 5226070,1380110 5226030,1380110 5226010)');&#13;&#13;INSERT INTO &#13;  bordure (&#13;    id,&#13;    geometry_asewkt)&#13;  VALUES (&#13;    'M35_N',&#13;    'SRID=3946;LINESTRING(1380150 5226090,1380150 5226070,1380150 5226030,1380150 5226010)');&#13;&#13;" calcext:value-type="string">
            <text:p>INSERT INTO  <text:s/>bordure ( <text:s text:c="3"/>id, <text:s text:c="3"/>geometry_asewkt) <text:s/>VALUES ( <text:s text:c="3"/>'M35_M', <text:s text:c="3"/>'SRID=3946;LINESTRING(1380110 5226090,1380110 5226070,1380110 5226030,1380110 5226010)');INSERT INTO  <text:s/>bordure ( <text:s text:c="3"/>id, <text:s text:c="3"/>geometry_asewkt) <text:s/>VALUES ( <text:s text:c="3"/>'M35_N', <text:s text:c="3"/>'SRID=3946;LINESTRING(1380150 5226090,1380150 5226070,1380150 5226030,1380150 5226010)');</text:p>
          </table:table-cell>
        </table:table-row>
        <table:table-row table:style-name="ro1">
          <table:table-cell table:style-name="ce5" table:formula="of:=CONCATENATE([$case_00140_00100.$A18];[.A$2])" office:value-type="string" office:string-value="M41_M" calcext:value-type="string">
            <text:p>M41_M</text:p>
          </table:table-cell>
          <table:table-cell table:style-name="ce5" table:formula="of:=[$case_00140_00100.$B18]+[.B$2]" office:value-type="float" office:value="1379550" calcext:value-type="float">
            <text:p>1379550</text:p>
          </table:table-cell>
          <table:table-cell table:style-name="ce5" table:formula="of:=[$case_00140_00100.$C18]+[.C$2]" office:value-type="float" office:value="5225990" calcext:value-type="float">
            <text:p>5225990</text:p>
          </table:table-cell>
          <table:table-cell table:style-name="ce5" table:formula="of:=[.B18]" office:value-type="float" office:value="1379550" calcext:value-type="float">
            <text:p>1379550</text:p>
          </table:table-cell>
          <table:table-cell table:style-name="ce5" table:formula="of:=[.C18]-20" office:value-type="float" office:value="5225970" calcext:value-type="float">
            <text:p>5225970</text:p>
          </table:table-cell>
          <table:table-cell table:style-name="ce5" table:formula="of:=[.B18]" office:value-type="float" office:value="1379550" calcext:value-type="float">
            <text:p>1379550</text:p>
          </table:table-cell>
          <table:table-cell table:style-name="ce5" table:formula="of:=[.C18]-60" office:value-type="float" office:value="5225930" calcext:value-type="float">
            <text:p>5225930</text:p>
          </table:table-cell>
          <table:table-cell table:style-name="ce5" table:formula="of:=[.B18]" office:value-type="float" office:value="1379550" calcext:value-type="float">
            <text:p>1379550</text:p>
          </table:table-cell>
          <table:table-cell table:style-name="ce5" table:formula="of:=[.C18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18];&quot;',&quot;;CHAR(13);&quot;    'SRID=3946;LINESTRING(&quot;;[.B18];&quot; &quot;;[.C18];&quot;,&quot;;[.D18];&quot; &quot;;[.E18];&quot;,&quot;;[.F18];&quot; &quot;;[.G18];&quot;,&quot;;[.H18];&quot; &quot;;[.I18];&quot;)');&quot;;CHAR(13))" office:value-type="string" office:string-value="INSERT INTO &#13;  bordure (&#13;    id,&#13;    geometry_asewkt)&#13;  VALUES (&#13;    'M41_M',&#13;    'SRID=3946;LINESTRING(1379550 5225990,1379550 5225970,1379550 5225930,1379550 5225910)');&#13;" calcext:value-type="string">
            <text:p>INSERT INTO  <text:s/>bordure ( <text:s text:c="3"/>id, <text:s text:c="3"/>geometry_asewkt) <text:s/>VALUES ( <text:s text:c="3"/>'M41_M', <text:s text:c="3"/>'SRID=3946;LINESTRING(1379550 5225990,1379550 5225970,1379550 5225930,1379550 5225910)');</text:p>
          </table:table-cell>
          <table:table-cell table:style-name="ce5" table:formula="of:=CONCATENATE([$case_00140_00100.$A18];[.K$2])" office:value-type="string" office:string-value="M41_N" calcext:value-type="string">
            <text:p>M41_N</text:p>
          </table:table-cell>
          <table:table-cell table:style-name="ce5" table:formula="of:=[$case_00140_00100.$B18]+[.L$2]" office:value-type="float" office:value="1379590" calcext:value-type="float">
            <text:p>1379590</text:p>
          </table:table-cell>
          <table:table-cell table:style-name="ce5" table:formula="of:=[$case_00140_00100.$C18]+[.M$2]" office:value-type="float" office:value="5225990" calcext:value-type="float">
            <text:p>5225990</text:p>
          </table:table-cell>
          <table:table-cell table:style-name="ce5" table:formula="of:=[.L18]" office:value-type="float" office:value="1379590" calcext:value-type="float">
            <text:p>1379590</text:p>
          </table:table-cell>
          <table:table-cell table:style-name="ce5" table:formula="of:=[.M18]-20" office:value-type="float" office:value="5225970" calcext:value-type="float">
            <text:p>5225970</text:p>
          </table:table-cell>
          <table:table-cell table:style-name="ce5" table:formula="of:=[.L18]" office:value-type="float" office:value="1379590" calcext:value-type="float">
            <text:p>1379590</text:p>
          </table:table-cell>
          <table:table-cell table:style-name="ce5" table:formula="of:=[.M18]-60" office:value-type="float" office:value="5225930" calcext:value-type="float">
            <text:p>5225930</text:p>
          </table:table-cell>
          <table:table-cell table:style-name="ce5" table:formula="of:=[.L18]" office:value-type="float" office:value="1379590" calcext:value-type="float">
            <text:p>1379590</text:p>
          </table:table-cell>
          <table:table-cell table:style-name="ce5" table:formula="of:=[.M18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18];&quot;',&quot;;CHAR(13);&quot;    'SRID=3946;LINESTRING(&quot;;[.L18];&quot; &quot;;[.M18];&quot;,&quot;;[.N18];&quot; &quot;;[.O18];&quot;,&quot;;[.P18];&quot; &quot;;[.Q18];&quot;,&quot;;[.R18];&quot; &quot;;[.S18];&quot;)');&quot;;CHAR(13))" office:value-type="string" office:string-value="INSERT INTO &#13;  bordure (&#13;    id,&#13;    geometry_asewkt)&#13;  VALUES (&#13;    'M41_N',&#13;    'SRID=3946;LINESTRING(1379590 5225990,1379590 5225970,1379590 5225930,1379590 5225910)');&#13;" calcext:value-type="string">
            <text:p>INSERT INTO  <text:s/>bordure ( <text:s text:c="3"/>id, <text:s text:c="3"/>geometry_asewkt) <text:s/>VALUES ( <text:s text:c="3"/>'M41_N', <text:s text:c="3"/>'SRID=3946;LINESTRING(1379590 5225990,1379590 5225970,1379590 5225930,1379590 5225910)');</text:p>
          </table:table-cell>
          <table:table-cell table:formula="of:=CONCATENATE([.J18];CHAR(13);[.T18];CHAR(13))" office:value-type="string" office:string-value="INSERT INTO &#13;  bordure (&#13;    id,&#13;    geometry_asewkt)&#13;  VALUES (&#13;    'M41_M',&#13;    'SRID=3946;LINESTRING(1379550 5225990,1379550 5225970,1379550 5225930,1379550 5225910)');&#13;&#13;INSERT INTO &#13;  bordure (&#13;    id,&#13;    geometry_asewkt)&#13;  VALUES (&#13;    'M41_N',&#13;    'SRID=3946;LINESTRING(1379590 5225990,1379590 5225970,1379590 5225930,1379590 5225910)');&#13;&#13;" calcext:value-type="string">
            <text:p>INSERT INTO  <text:s/>bordure ( <text:s text:c="3"/>id, <text:s text:c="3"/>geometry_asewkt) <text:s/>VALUES ( <text:s text:c="3"/>'M41_M', <text:s text:c="3"/>'SRID=3946;LINESTRING(1379550 5225990,1379550 5225970,1379550 5225930,1379550 5225910)');INSERT INTO  <text:s/>bordure ( <text:s text:c="3"/>id, <text:s text:c="3"/>geometry_asewkt) <text:s/>VALUES ( <text:s text:c="3"/>'M41_N', <text:s text:c="3"/>'SRID=3946;LINESTRING(1379590 5225990,1379590 5225970,1379590 5225930,1379590 5225910)');</text:p>
          </table:table-cell>
        </table:table-row>
        <table:table-row table:style-name="ro1">
          <table:table-cell table:style-name="ce5" table:formula="of:=CONCATENATE([$case_00140_00100.$A19];[.A$2])" office:value-type="string" office:string-value="M42_M" calcext:value-type="string">
            <text:p>M42_M</text:p>
          </table:table-cell>
          <table:table-cell table:style-name="ce5" table:formula="of:=[$case_00140_00100.$B19]+[.B$2]" office:value-type="float" office:value="1379690" calcext:value-type="float">
            <text:p>1379690</text:p>
          </table:table-cell>
          <table:table-cell table:style-name="ce5" table:formula="of:=[$case_00140_00100.$C19]+[.C$2]" office:value-type="float" office:value="5225990" calcext:value-type="float">
            <text:p>5225990</text:p>
          </table:table-cell>
          <table:table-cell table:style-name="ce5" table:formula="of:=[.B19]" office:value-type="float" office:value="1379690" calcext:value-type="float">
            <text:p>1379690</text:p>
          </table:table-cell>
          <table:table-cell table:style-name="ce5" table:formula="of:=[.C19]-20" office:value-type="float" office:value="5225970" calcext:value-type="float">
            <text:p>5225970</text:p>
          </table:table-cell>
          <table:table-cell table:style-name="ce5" table:formula="of:=[.B19]" office:value-type="float" office:value="1379690" calcext:value-type="float">
            <text:p>1379690</text:p>
          </table:table-cell>
          <table:table-cell table:style-name="ce5" table:formula="of:=[.C19]-60" office:value-type="float" office:value="5225930" calcext:value-type="float">
            <text:p>5225930</text:p>
          </table:table-cell>
          <table:table-cell table:style-name="ce5" table:formula="of:=[.B19]" office:value-type="float" office:value="1379690" calcext:value-type="float">
            <text:p>1379690</text:p>
          </table:table-cell>
          <table:table-cell table:style-name="ce5" table:formula="of:=[.C19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19];&quot;',&quot;;CHAR(13);&quot;    'SRID=3946;LINESTRING(&quot;;[.B19];&quot; &quot;;[.C19];&quot;,&quot;;[.D19];&quot; &quot;;[.E19];&quot;,&quot;;[.F19];&quot; &quot;;[.G19];&quot;,&quot;;[.H19];&quot; &quot;;[.I19];&quot;)');&quot;;CHAR(13))" office:value-type="string" office:string-value="INSERT INTO &#13;  bordure (&#13;    id,&#13;    geometry_asewkt)&#13;  VALUES (&#13;    'M42_M',&#13;    'SRID=3946;LINESTRING(1379690 5225990,1379690 5225970,1379690 5225930,1379690 5225910)');&#13;" calcext:value-type="string">
            <text:p>INSERT INTO  <text:s/>bordure ( <text:s text:c="3"/>id, <text:s text:c="3"/>geometry_asewkt) <text:s/>VALUES ( <text:s text:c="3"/>'M42_M', <text:s text:c="3"/>'SRID=3946;LINESTRING(1379690 5225990,1379690 5225970,1379690 5225930,1379690 5225910)');</text:p>
          </table:table-cell>
          <table:table-cell table:style-name="ce5" table:formula="of:=CONCATENATE([$case_00140_00100.$A19];[.K$2])" office:value-type="string" office:string-value="M42_N" calcext:value-type="string">
            <text:p>M42_N</text:p>
          </table:table-cell>
          <table:table-cell table:style-name="ce5" table:formula="of:=[$case_00140_00100.$B19]+[.L$2]" office:value-type="float" office:value="1379730" calcext:value-type="float">
            <text:p>1379730</text:p>
          </table:table-cell>
          <table:table-cell table:style-name="ce5" table:formula="of:=[$case_00140_00100.$C19]+[.M$2]" office:value-type="float" office:value="5225990" calcext:value-type="float">
            <text:p>5225990</text:p>
          </table:table-cell>
          <table:table-cell table:style-name="ce5" table:formula="of:=[.L19]" office:value-type="float" office:value="1379730" calcext:value-type="float">
            <text:p>1379730</text:p>
          </table:table-cell>
          <table:table-cell table:style-name="ce5" table:formula="of:=[.M19]-20" office:value-type="float" office:value="5225970" calcext:value-type="float">
            <text:p>5225970</text:p>
          </table:table-cell>
          <table:table-cell table:style-name="ce5" table:formula="of:=[.L19]" office:value-type="float" office:value="1379730" calcext:value-type="float">
            <text:p>1379730</text:p>
          </table:table-cell>
          <table:table-cell table:style-name="ce5" table:formula="of:=[.M19]-60" office:value-type="float" office:value="5225930" calcext:value-type="float">
            <text:p>5225930</text:p>
          </table:table-cell>
          <table:table-cell table:style-name="ce5" table:formula="of:=[.L19]" office:value-type="float" office:value="1379730" calcext:value-type="float">
            <text:p>1379730</text:p>
          </table:table-cell>
          <table:table-cell table:style-name="ce5" table:formula="of:=[.M19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19];&quot;',&quot;;CHAR(13);&quot;    'SRID=3946;LINESTRING(&quot;;[.L19];&quot; &quot;;[.M19];&quot;,&quot;;[.N19];&quot; &quot;;[.O19];&quot;,&quot;;[.P19];&quot; &quot;;[.Q19];&quot;,&quot;;[.R19];&quot; &quot;;[.S19];&quot;)');&quot;;CHAR(13))" office:value-type="string" office:string-value="INSERT INTO &#13;  bordure (&#13;    id,&#13;    geometry_asewkt)&#13;  VALUES (&#13;    'M42_N',&#13;    'SRID=3946;LINESTRING(1379730 5225990,1379730 5225970,1379730 5225930,1379730 5225910)');&#13;" calcext:value-type="string">
            <text:p>INSERT INTO  <text:s/>bordure ( <text:s text:c="3"/>id, <text:s text:c="3"/>geometry_asewkt) <text:s/>VALUES ( <text:s text:c="3"/>'M42_N', <text:s text:c="3"/>'SRID=3946;LINESTRING(1379730 5225990,1379730 5225970,1379730 5225930,1379730 5225910)');</text:p>
          </table:table-cell>
          <table:table-cell table:formula="of:=CONCATENATE([.J19];CHAR(13);[.T19];CHAR(13))" office:value-type="string" office:string-value="INSERT INTO &#13;  bordure (&#13;    id,&#13;    geometry_asewkt)&#13;  VALUES (&#13;    'M42_M',&#13;    'SRID=3946;LINESTRING(1379690 5225990,1379690 5225970,1379690 5225930,1379690 5225910)');&#13;&#13;INSERT INTO &#13;  bordure (&#13;    id,&#13;    geometry_asewkt)&#13;  VALUES (&#13;    'M42_N',&#13;    'SRID=3946;LINESTRING(1379730 5225990,1379730 5225970,1379730 5225930,1379730 5225910)');&#13;&#13;" calcext:value-type="string">
            <text:p>INSERT INTO  <text:s/>bordure ( <text:s text:c="3"/>id, <text:s text:c="3"/>geometry_asewkt) <text:s/>VALUES ( <text:s text:c="3"/>'M42_M', <text:s text:c="3"/>'SRID=3946;LINESTRING(1379690 5225990,1379690 5225970,1379690 5225930,1379690 5225910)');INSERT INTO  <text:s/>bordure ( <text:s text:c="3"/>id, <text:s text:c="3"/>geometry_asewkt) <text:s/>VALUES ( <text:s text:c="3"/>'M42_N', <text:s text:c="3"/>'SRID=3946;LINESTRING(1379730 5225990,1379730 5225970,1379730 5225930,1379730 5225910)');</text:p>
          </table:table-cell>
        </table:table-row>
        <table:table-row table:style-name="ro1">
          <table:table-cell table:style-name="ce5" table:formula="of:=CONCATENATE([$case_00140_00100.$A20];[.A$2])" office:value-type="string" office:string-value="M43_M" calcext:value-type="string">
            <text:p>M43_M</text:p>
          </table:table-cell>
          <table:table-cell table:style-name="ce5" table:formula="of:=[$case_00140_00100.$B20]+[.B$2]" office:value-type="float" office:value="1379830" calcext:value-type="float">
            <text:p>1379830</text:p>
          </table:table-cell>
          <table:table-cell table:style-name="ce5" table:formula="of:=[$case_00140_00100.$C20]+[.C$2]" office:value-type="float" office:value="5225990" calcext:value-type="float">
            <text:p>5225990</text:p>
          </table:table-cell>
          <table:table-cell table:style-name="ce5" table:formula="of:=[.B20]" office:value-type="float" office:value="1379830" calcext:value-type="float">
            <text:p>1379830</text:p>
          </table:table-cell>
          <table:table-cell table:style-name="ce5" table:formula="of:=[.C20]-20" office:value-type="float" office:value="5225970" calcext:value-type="float">
            <text:p>5225970</text:p>
          </table:table-cell>
          <table:table-cell table:style-name="ce5" table:formula="of:=[.B20]" office:value-type="float" office:value="1379830" calcext:value-type="float">
            <text:p>1379830</text:p>
          </table:table-cell>
          <table:table-cell table:style-name="ce5" table:formula="of:=[.C20]-60" office:value-type="float" office:value="5225930" calcext:value-type="float">
            <text:p>5225930</text:p>
          </table:table-cell>
          <table:table-cell table:style-name="ce5" table:formula="of:=[.B20]" office:value-type="float" office:value="1379830" calcext:value-type="float">
            <text:p>1379830</text:p>
          </table:table-cell>
          <table:table-cell table:style-name="ce5" table:formula="of:=[.C20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20];&quot;',&quot;;CHAR(13);&quot;    'SRID=3946;LINESTRING(&quot;;[.B20];&quot; &quot;;[.C20];&quot;,&quot;;[.D20];&quot; &quot;;[.E20];&quot;,&quot;;[.F20];&quot; &quot;;[.G20];&quot;,&quot;;[.H20];&quot; &quot;;[.I20];&quot;)');&quot;;CHAR(13))" office:value-type="string" office:string-value="INSERT INTO &#13;  bordure (&#13;    id,&#13;    geometry_asewkt)&#13;  VALUES (&#13;    'M43_M',&#13;    'SRID=3946;LINESTRING(1379830 5225990,1379830 5225970,1379830 5225930,1379830 5225910)');&#13;" calcext:value-type="string">
            <text:p>INSERT INTO  <text:s/>bordure ( <text:s text:c="3"/>id, <text:s text:c="3"/>geometry_asewkt) <text:s/>VALUES ( <text:s text:c="3"/>'M43_M', <text:s text:c="3"/>'SRID=3946;LINESTRING(1379830 5225990,1379830 5225970,1379830 5225930,1379830 5225910)');</text:p>
          </table:table-cell>
          <table:table-cell table:style-name="ce5" table:formula="of:=CONCATENATE([$case_00140_00100.$A20];[.K$2])" office:value-type="string" office:string-value="M43_N" calcext:value-type="string">
            <text:p>M43_N</text:p>
          </table:table-cell>
          <table:table-cell table:style-name="ce5" table:formula="of:=[$case_00140_00100.$B20]+[.L$2]" office:value-type="float" office:value="1379870" calcext:value-type="float">
            <text:p>1379870</text:p>
          </table:table-cell>
          <table:table-cell table:style-name="ce5" table:formula="of:=[$case_00140_00100.$C20]+[.M$2]" office:value-type="float" office:value="5225990" calcext:value-type="float">
            <text:p>5225990</text:p>
          </table:table-cell>
          <table:table-cell table:style-name="ce5" table:formula="of:=[.L20]" office:value-type="float" office:value="1379870" calcext:value-type="float">
            <text:p>1379870</text:p>
          </table:table-cell>
          <table:table-cell table:style-name="ce5" table:formula="of:=[.M20]-20" office:value-type="float" office:value="5225970" calcext:value-type="float">
            <text:p>5225970</text:p>
          </table:table-cell>
          <table:table-cell table:style-name="ce5" table:formula="of:=[.L20]" office:value-type="float" office:value="1379870" calcext:value-type="float">
            <text:p>1379870</text:p>
          </table:table-cell>
          <table:table-cell table:style-name="ce5" table:formula="of:=[.M20]-60" office:value-type="float" office:value="5225930" calcext:value-type="float">
            <text:p>5225930</text:p>
          </table:table-cell>
          <table:table-cell table:style-name="ce5" table:formula="of:=[.L20]" office:value-type="float" office:value="1379870" calcext:value-type="float">
            <text:p>1379870</text:p>
          </table:table-cell>
          <table:table-cell table:style-name="ce5" table:formula="of:=[.M20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20];&quot;',&quot;;CHAR(13);&quot;    'SRID=3946;LINESTRING(&quot;;[.L20];&quot; &quot;;[.M20];&quot;,&quot;;[.N20];&quot; &quot;;[.O20];&quot;,&quot;;[.P20];&quot; &quot;;[.Q20];&quot;,&quot;;[.R20];&quot; &quot;;[.S20];&quot;)');&quot;;CHAR(13))" office:value-type="string" office:string-value="INSERT INTO &#13;  bordure (&#13;    id,&#13;    geometry_asewkt)&#13;  VALUES (&#13;    'M43_N',&#13;    'SRID=3946;LINESTRING(1379870 5225990,1379870 5225970,1379870 5225930,1379870 5225910)');&#13;" calcext:value-type="string">
            <text:p>INSERT INTO  <text:s/>bordure ( <text:s text:c="3"/>id, <text:s text:c="3"/>geometry_asewkt) <text:s/>VALUES ( <text:s text:c="3"/>'M43_N', <text:s text:c="3"/>'SRID=3946;LINESTRING(1379870 5225990,1379870 5225970,1379870 5225930,1379870 5225910)');</text:p>
          </table:table-cell>
          <table:table-cell table:formula="of:=CONCATENATE([.J20];CHAR(13);[.T20];CHAR(13))" office:value-type="string" office:string-value="INSERT INTO &#13;  bordure (&#13;    id,&#13;    geometry_asewkt)&#13;  VALUES (&#13;    'M43_M',&#13;    'SRID=3946;LINESTRING(1379830 5225990,1379830 5225970,1379830 5225930,1379830 5225910)');&#13;&#13;INSERT INTO &#13;  bordure (&#13;    id,&#13;    geometry_asewkt)&#13;  VALUES (&#13;    'M43_N',&#13;    'SRID=3946;LINESTRING(1379870 5225990,1379870 5225970,1379870 5225930,1379870 5225910)');&#13;&#13;" calcext:value-type="string">
            <text:p>INSERT INTO  <text:s/>bordure ( <text:s text:c="3"/>id, <text:s text:c="3"/>geometry_asewkt) <text:s/>VALUES ( <text:s text:c="3"/>'M43_M', <text:s text:c="3"/>'SRID=3946;LINESTRING(1379830 5225990,1379830 5225970,1379830 5225930,1379830 5225910)');INSERT INTO  <text:s/>bordure ( <text:s text:c="3"/>id, <text:s text:c="3"/>geometry_asewkt) <text:s/>VALUES ( <text:s text:c="3"/>'M43_N', <text:s text:c="3"/>'SRID=3946;LINESTRING(1379870 5225990,1379870 5225970,1379870 5225930,1379870 5225910)');</text:p>
          </table:table-cell>
        </table:table-row>
        <table:table-row table:style-name="ro1">
          <table:table-cell table:style-name="ce5" table:formula="of:=CONCATENATE([$case_00140_00100.$A21];[.A$2])" office:value-type="string" office:string-value="M44_M" calcext:value-type="string">
            <text:p>M44_M</text:p>
          </table:table-cell>
          <table:table-cell table:style-name="ce5" table:formula="of:=[$case_00140_00100.$B21]+[.B$2]" office:value-type="float" office:value="1379970" calcext:value-type="float">
            <text:p>1379970</text:p>
          </table:table-cell>
          <table:table-cell table:style-name="ce5" table:formula="of:=[$case_00140_00100.$C21]+[.C$2]" office:value-type="float" office:value="5225990" calcext:value-type="float">
            <text:p>5225990</text:p>
          </table:table-cell>
          <table:table-cell table:style-name="ce5" table:formula="of:=[.B21]" office:value-type="float" office:value="1379970" calcext:value-type="float">
            <text:p>1379970</text:p>
          </table:table-cell>
          <table:table-cell table:style-name="ce5" table:formula="of:=[.C21]-20" office:value-type="float" office:value="5225970" calcext:value-type="float">
            <text:p>5225970</text:p>
          </table:table-cell>
          <table:table-cell table:style-name="ce5" table:formula="of:=[.B21]" office:value-type="float" office:value="1379970" calcext:value-type="float">
            <text:p>1379970</text:p>
          </table:table-cell>
          <table:table-cell table:style-name="ce5" table:formula="of:=[.C21]-60" office:value-type="float" office:value="5225930" calcext:value-type="float">
            <text:p>5225930</text:p>
          </table:table-cell>
          <table:table-cell table:style-name="ce5" table:formula="of:=[.B21]" office:value-type="float" office:value="1379970" calcext:value-type="float">
            <text:p>1379970</text:p>
          </table:table-cell>
          <table:table-cell table:style-name="ce5" table:formula="of:=[.C21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21];&quot;',&quot;;CHAR(13);&quot;    'SRID=3946;LINESTRING(&quot;;[.B21];&quot; &quot;;[.C21];&quot;,&quot;;[.D21];&quot; &quot;;[.E21];&quot;,&quot;;[.F21];&quot; &quot;;[.G21];&quot;,&quot;;[.H21];&quot; &quot;;[.I21];&quot;)');&quot;;CHAR(13))" office:value-type="string" office:string-value="INSERT INTO &#13;  bordure (&#13;    id,&#13;    geometry_asewkt)&#13;  VALUES (&#13;    'M44_M',&#13;    'SRID=3946;LINESTRING(1379970 5225990,1379970 5225970,1379970 5225930,1379970 5225910)');&#13;" calcext:value-type="string">
            <text:p>INSERT INTO  <text:s/>bordure ( <text:s text:c="3"/>id, <text:s text:c="3"/>geometry_asewkt) <text:s/>VALUES ( <text:s text:c="3"/>'M44_M', <text:s text:c="3"/>'SRID=3946;LINESTRING(1379970 5225990,1379970 5225970,1379970 5225930,1379970 5225910)');</text:p>
          </table:table-cell>
          <table:table-cell table:style-name="ce5" table:formula="of:=CONCATENATE([$case_00140_00100.$A21];[.K$2])" office:value-type="string" office:string-value="M44_N" calcext:value-type="string">
            <text:p>M44_N</text:p>
          </table:table-cell>
          <table:table-cell table:style-name="ce5" table:formula="of:=[$case_00140_00100.$B21]+[.L$2]" office:value-type="float" office:value="1380010" calcext:value-type="float">
            <text:p>1380010</text:p>
          </table:table-cell>
          <table:table-cell table:style-name="ce5" table:formula="of:=[$case_00140_00100.$C21]+[.M$2]" office:value-type="float" office:value="5225990" calcext:value-type="float">
            <text:p>5225990</text:p>
          </table:table-cell>
          <table:table-cell table:style-name="ce5" table:formula="of:=[.L21]" office:value-type="float" office:value="1380010" calcext:value-type="float">
            <text:p>1380010</text:p>
          </table:table-cell>
          <table:table-cell table:style-name="ce5" table:formula="of:=[.M21]-20" office:value-type="float" office:value="5225970" calcext:value-type="float">
            <text:p>5225970</text:p>
          </table:table-cell>
          <table:table-cell table:style-name="ce5" table:formula="of:=[.L21]" office:value-type="float" office:value="1380010" calcext:value-type="float">
            <text:p>1380010</text:p>
          </table:table-cell>
          <table:table-cell table:style-name="ce5" table:formula="of:=[.M21]-60" office:value-type="float" office:value="5225930" calcext:value-type="float">
            <text:p>5225930</text:p>
          </table:table-cell>
          <table:table-cell table:style-name="ce5" table:formula="of:=[.L21]" office:value-type="float" office:value="1380010" calcext:value-type="float">
            <text:p>1380010</text:p>
          </table:table-cell>
          <table:table-cell table:style-name="ce5" table:formula="of:=[.M21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21];&quot;',&quot;;CHAR(13);&quot;    'SRID=3946;LINESTRING(&quot;;[.L21];&quot; &quot;;[.M21];&quot;,&quot;;[.N21];&quot; &quot;;[.O21];&quot;,&quot;;[.P21];&quot; &quot;;[.Q21];&quot;,&quot;;[.R21];&quot; &quot;;[.S21];&quot;)');&quot;;CHAR(13))" office:value-type="string" office:string-value="INSERT INTO &#13;  bordure (&#13;    id,&#13;    geometry_asewkt)&#13;  VALUES (&#13;    'M44_N',&#13;    'SRID=3946;LINESTRING(1380010 5225990,1380010 5225970,1380010 5225930,1380010 5225910)');&#13;" calcext:value-type="string">
            <text:p>INSERT INTO  <text:s/>bordure ( <text:s text:c="3"/>id, <text:s text:c="3"/>geometry_asewkt) <text:s/>VALUES ( <text:s text:c="3"/>'M44_N', <text:s text:c="3"/>'SRID=3946;LINESTRING(1380010 5225990,1380010 5225970,1380010 5225930,1380010 5225910)');</text:p>
          </table:table-cell>
          <table:table-cell table:formula="of:=CONCATENATE([.J21];CHAR(13);[.T21];CHAR(13))" office:value-type="string" office:string-value="INSERT INTO &#13;  bordure (&#13;    id,&#13;    geometry_asewkt)&#13;  VALUES (&#13;    'M44_M',&#13;    'SRID=3946;LINESTRING(1379970 5225990,1379970 5225970,1379970 5225930,1379970 5225910)');&#13;&#13;INSERT INTO &#13;  bordure (&#13;    id,&#13;    geometry_asewkt)&#13;  VALUES (&#13;    'M44_N',&#13;    'SRID=3946;LINESTRING(1380010 5225990,1380010 5225970,1380010 5225930,1380010 5225910)');&#13;&#13;" calcext:value-type="string">
            <text:p>INSERT INTO  <text:s/>bordure ( <text:s text:c="3"/>id, <text:s text:c="3"/>geometry_asewkt) <text:s/>VALUES ( <text:s text:c="3"/>'M44_M', <text:s text:c="3"/>'SRID=3946;LINESTRING(1379970 5225990,1379970 5225970,1379970 5225930,1379970 5225910)');INSERT INTO  <text:s/>bordure ( <text:s text:c="3"/>id, <text:s text:c="3"/>geometry_asewkt) <text:s/>VALUES ( <text:s text:c="3"/>'M44_N', <text:s text:c="3"/>'SRID=3946;LINESTRING(1380010 5225990,1380010 5225970,1380010 5225930,1380010 5225910)');</text:p>
          </table:table-cell>
        </table:table-row>
        <table:table-row table:style-name="ro1">
          <table:table-cell table:style-name="ce5" table:formula="of:=CONCATENATE([$case_00140_00100.$A22];[.A$2])" office:value-type="string" office:string-value="M45_M" calcext:value-type="string">
            <text:p>M45_M</text:p>
          </table:table-cell>
          <table:table-cell table:style-name="ce5" table:formula="of:=[$case_00140_00100.$B22]+[.B$2]" office:value-type="float" office:value="1380110" calcext:value-type="float">
            <text:p>1380110</text:p>
          </table:table-cell>
          <table:table-cell table:style-name="ce5" table:formula="of:=[$case_00140_00100.$C22]+[.C$2]" office:value-type="float" office:value="5225990" calcext:value-type="float">
            <text:p>5225990</text:p>
          </table:table-cell>
          <table:table-cell table:style-name="ce5" table:formula="of:=[.B22]" office:value-type="float" office:value="1380110" calcext:value-type="float">
            <text:p>1380110</text:p>
          </table:table-cell>
          <table:table-cell table:style-name="ce5" table:formula="of:=[.C22]-20" office:value-type="float" office:value="5225970" calcext:value-type="float">
            <text:p>5225970</text:p>
          </table:table-cell>
          <table:table-cell table:style-name="ce5" table:formula="of:=[.B22]" office:value-type="float" office:value="1380110" calcext:value-type="float">
            <text:p>1380110</text:p>
          </table:table-cell>
          <table:table-cell table:style-name="ce5" table:formula="of:=[.C22]-60" office:value-type="float" office:value="5225930" calcext:value-type="float">
            <text:p>5225930</text:p>
          </table:table-cell>
          <table:table-cell table:style-name="ce5" table:formula="of:=[.B22]" office:value-type="float" office:value="1380110" calcext:value-type="float">
            <text:p>1380110</text:p>
          </table:table-cell>
          <table:table-cell table:style-name="ce5" table:formula="of:=[.C22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22];&quot;',&quot;;CHAR(13);&quot;    'SRID=3946;LINESTRING(&quot;;[.B22];&quot; &quot;;[.C22];&quot;,&quot;;[.D22];&quot; &quot;;[.E22];&quot;,&quot;;[.F22];&quot; &quot;;[.G22];&quot;,&quot;;[.H22];&quot; &quot;;[.I22];&quot;)');&quot;;CHAR(13))" office:value-type="string" office:string-value="INSERT INTO &#13;  bordure (&#13;    id,&#13;    geometry_asewkt)&#13;  VALUES (&#13;    'M45_M',&#13;    'SRID=3946;LINESTRING(1380110 5225990,1380110 5225970,1380110 5225930,1380110 5225910)');&#13;" calcext:value-type="string">
            <text:p>INSERT INTO  <text:s/>bordure ( <text:s text:c="3"/>id, <text:s text:c="3"/>geometry_asewkt) <text:s/>VALUES ( <text:s text:c="3"/>'M45_M', <text:s text:c="3"/>'SRID=3946;LINESTRING(1380110 5225990,1380110 5225970,1380110 5225930,1380110 5225910)');</text:p>
          </table:table-cell>
          <table:table-cell table:style-name="ce5" table:formula="of:=CONCATENATE([$case_00140_00100.$A22];[.K$2])" office:value-type="string" office:string-value="M45_N" calcext:value-type="string">
            <text:p>M45_N</text:p>
          </table:table-cell>
          <table:table-cell table:style-name="ce5" table:formula="of:=[$case_00140_00100.$B22]+[.L$2]" office:value-type="float" office:value="1380150" calcext:value-type="float">
            <text:p>1380150</text:p>
          </table:table-cell>
          <table:table-cell table:style-name="ce5" table:formula="of:=[$case_00140_00100.$C22]+[.M$2]" office:value-type="float" office:value="5225990" calcext:value-type="float">
            <text:p>5225990</text:p>
          </table:table-cell>
          <table:table-cell table:style-name="ce5" table:formula="of:=[.L22]" office:value-type="float" office:value="1380150" calcext:value-type="float">
            <text:p>1380150</text:p>
          </table:table-cell>
          <table:table-cell table:style-name="ce5" table:formula="of:=[.M22]-20" office:value-type="float" office:value="5225970" calcext:value-type="float">
            <text:p>5225970</text:p>
          </table:table-cell>
          <table:table-cell table:style-name="ce5" table:formula="of:=[.L22]" office:value-type="float" office:value="1380150" calcext:value-type="float">
            <text:p>1380150</text:p>
          </table:table-cell>
          <table:table-cell table:style-name="ce5" table:formula="of:=[.M22]-60" office:value-type="float" office:value="5225930" calcext:value-type="float">
            <text:p>5225930</text:p>
          </table:table-cell>
          <table:table-cell table:style-name="ce5" table:formula="of:=[.L22]" office:value-type="float" office:value="1380150" calcext:value-type="float">
            <text:p>1380150</text:p>
          </table:table-cell>
          <table:table-cell table:style-name="ce5" table:formula="of:=[.M22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22];&quot;',&quot;;CHAR(13);&quot;    'SRID=3946;LINESTRING(&quot;;[.L22];&quot; &quot;;[.M22];&quot;,&quot;;[.N22];&quot; &quot;;[.O22];&quot;,&quot;;[.P22];&quot; &quot;;[.Q22];&quot;,&quot;;[.R22];&quot; &quot;;[.S22];&quot;)');&quot;;CHAR(13))" office:value-type="string" office:string-value="INSERT INTO &#13;  bordure (&#13;    id,&#13;    geometry_asewkt)&#13;  VALUES (&#13;    'M45_N',&#13;    'SRID=3946;LINESTRING(1380150 5225990,1380150 5225970,1380150 5225930,1380150 5225910)');&#13;" calcext:value-type="string">
            <text:p>INSERT INTO  <text:s/>bordure ( <text:s text:c="3"/>id, <text:s text:c="3"/>geometry_asewkt) <text:s/>VALUES ( <text:s text:c="3"/>'M45_N', <text:s text:c="3"/>'SRID=3946;LINESTRING(1380150 5225990,1380150 5225970,1380150 5225930,1380150 5225910)');</text:p>
          </table:table-cell>
          <table:table-cell table:formula="of:=CONCATENATE([.J22];CHAR(13);[.T22];CHAR(13))" office:value-type="string" office:string-value="INSERT INTO &#13;  bordure (&#13;    id,&#13;    geometry_asewkt)&#13;  VALUES (&#13;    'M45_M',&#13;    'SRID=3946;LINESTRING(1380110 5225990,1380110 5225970,1380110 5225930,1380110 5225910)');&#13;&#13;INSERT INTO &#13;  bordure (&#13;    id,&#13;    geometry_asewkt)&#13;  VALUES (&#13;    'M45_N',&#13;    'SRID=3946;LINESTRING(1380150 5225990,1380150 5225970,1380150 5225930,1380150 5225910)');&#13;&#13;" calcext:value-type="string">
            <text:p>INSERT INTO  <text:s/>bordure ( <text:s text:c="3"/>id, <text:s text:c="3"/>geometry_asewkt) <text:s/>VALUES ( <text:s text:c="3"/>'M45_M', <text:s text:c="3"/>'SRID=3946;LINESTRING(1380110 5225990,1380110 5225970,1380110 5225930,1380110 5225910)');INSERT INTO  <text:s/>bordure ( <text:s text:c="3"/>id, <text:s text:c="3"/>geometry_asewkt) <text:s/>VALUES ( <text:s text:c="3"/>'M45_N', <text:s text:c="3"/>'SRID=3946;LINESTRING(1380150 5225990,1380150 5225970,1380150 5225930,1380150 5225910)');</text:p>
          </table:table-cell>
        </table:table-row>
        <table:table-row table:style-name="ro1">
          <table:table-cell table:style-name="ce5" table:formula="of:=CONCATENATE([$case_00140_00100.$A23];[.A$2])" office:value-type="string" office:string-value="M51_M" calcext:value-type="string">
            <text:p>M51_M</text:p>
          </table:table-cell>
          <table:table-cell table:style-name="ce5" table:formula="of:=[$case_00140_00100.$B23]+[.B$2]" office:value-type="float" office:value="1379550" calcext:value-type="float">
            <text:p>1379550</text:p>
          </table:table-cell>
          <table:table-cell table:style-name="ce5" table:formula="of:=[$case_00140_00100.$C23]+[.C$2]" office:value-type="float" office:value="5225890" calcext:value-type="float">
            <text:p>5225890</text:p>
          </table:table-cell>
          <table:table-cell table:style-name="ce5" table:formula="of:=[.B23]" office:value-type="float" office:value="1379550" calcext:value-type="float">
            <text:p>1379550</text:p>
          </table:table-cell>
          <table:table-cell table:style-name="ce5" table:formula="of:=[.C23]-20" office:value-type="float" office:value="5225870" calcext:value-type="float">
            <text:p>5225870</text:p>
          </table:table-cell>
          <table:table-cell table:style-name="ce5" table:formula="of:=[.B23]" office:value-type="float" office:value="1379550" calcext:value-type="float">
            <text:p>1379550</text:p>
          </table:table-cell>
          <table:table-cell table:style-name="ce5" table:formula="of:=[.C23]-60" office:value-type="float" office:value="5225830" calcext:value-type="float">
            <text:p>5225830</text:p>
          </table:table-cell>
          <table:table-cell table:style-name="ce5" table:formula="of:=[.B23]" office:value-type="float" office:value="1379550" calcext:value-type="float">
            <text:p>1379550</text:p>
          </table:table-cell>
          <table:table-cell table:style-name="ce5" table:formula="of:=[.C23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3];&quot;',&quot;;CHAR(13);&quot;    'SRID=3946;LINESTRING(&quot;;[.B23];&quot; &quot;;[.C23];&quot;,&quot;;[.D23];&quot; &quot;;[.E23];&quot;,&quot;;[.F23];&quot; &quot;;[.G23];&quot;,&quot;;[.H23];&quot; &quot;;[.I23];&quot;)');&quot;;CHAR(13))" office:value-type="string" office:string-value="INSERT INTO &#13;  bordure (&#13;    id,&#13;    geometry_asewkt)&#13;  VALUES (&#13;    'M51_M',&#13;    'SRID=3946;LINESTRING(1379550 5225890,1379550 5225870,1379550 5225830,1379550 5225810)');&#13;" calcext:value-type="string">
            <text:p>INSERT INTO  <text:s/>bordure ( <text:s text:c="3"/>id, <text:s text:c="3"/>geometry_asewkt) <text:s/>VALUES ( <text:s text:c="3"/>'M51_M', <text:s text:c="3"/>'SRID=3946;LINESTRING(1379550 5225890,1379550 5225870,1379550 5225830,1379550 5225810)');</text:p>
          </table:table-cell>
          <table:table-cell table:style-name="ce5" table:formula="of:=CONCATENATE([$case_00140_00100.$A23];[.K$2])" office:value-type="string" office:string-value="M51_N" calcext:value-type="string">
            <text:p>M51_N</text:p>
          </table:table-cell>
          <table:table-cell table:style-name="ce5" table:formula="of:=[$case_00140_00100.$B23]+[.L$2]" office:value-type="float" office:value="1379590" calcext:value-type="float">
            <text:p>1379590</text:p>
          </table:table-cell>
          <table:table-cell table:style-name="ce5" table:formula="of:=[$case_00140_00100.$C23]+[.M$2]" office:value-type="float" office:value="5225890" calcext:value-type="float">
            <text:p>5225890</text:p>
          </table:table-cell>
          <table:table-cell table:style-name="ce5" table:formula="of:=[.L23]" office:value-type="float" office:value="1379590" calcext:value-type="float">
            <text:p>1379590</text:p>
          </table:table-cell>
          <table:table-cell table:style-name="ce5" table:formula="of:=[.M23]-20" office:value-type="float" office:value="5225870" calcext:value-type="float">
            <text:p>5225870</text:p>
          </table:table-cell>
          <table:table-cell table:style-name="ce5" table:formula="of:=[.L23]" office:value-type="float" office:value="1379590" calcext:value-type="float">
            <text:p>1379590</text:p>
          </table:table-cell>
          <table:table-cell table:style-name="ce5" table:formula="of:=[.M23]-60" office:value-type="float" office:value="5225830" calcext:value-type="float">
            <text:p>5225830</text:p>
          </table:table-cell>
          <table:table-cell table:style-name="ce5" table:formula="of:=[.L23]" office:value-type="float" office:value="1379590" calcext:value-type="float">
            <text:p>1379590</text:p>
          </table:table-cell>
          <table:table-cell table:style-name="ce5" table:formula="of:=[.M23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3];&quot;',&quot;;CHAR(13);&quot;    'SRID=3946;LINESTRING(&quot;;[.L23];&quot; &quot;;[.M23];&quot;,&quot;;[.N23];&quot; &quot;;[.O23];&quot;,&quot;;[.P23];&quot; &quot;;[.Q23];&quot;,&quot;;[.R23];&quot; &quot;;[.S23];&quot;)');&quot;;CHAR(13))" office:value-type="string" office:string-value="INSERT INTO &#13;  bordure (&#13;    id,&#13;    geometry_asewkt)&#13;  VALUES (&#13;    'M51_N',&#13;    'SRID=3946;LINESTRING(1379590 5225890,1379590 5225870,1379590 5225830,1379590 5225810)');&#13;" calcext:value-type="string">
            <text:p>INSERT INTO  <text:s/>bordure ( <text:s text:c="3"/>id, <text:s text:c="3"/>geometry_asewkt) <text:s/>VALUES ( <text:s text:c="3"/>'M51_N', <text:s text:c="3"/>'SRID=3946;LINESTRING(1379590 5225890,1379590 5225870,1379590 5225830,1379590 5225810)');</text:p>
          </table:table-cell>
          <table:table-cell table:formula="of:=CONCATENATE([.J23];CHAR(13);[.T23];CHAR(13))" office:value-type="string" office:string-value="INSERT INTO &#13;  bordure (&#13;    id,&#13;    geometry_asewkt)&#13;  VALUES (&#13;    'M51_M',&#13;    'SRID=3946;LINESTRING(1379550 5225890,1379550 5225870,1379550 5225830,1379550 5225810)');&#13;&#13;INSERT INTO &#13;  bordure (&#13;    id,&#13;    geometry_asewkt)&#13;  VALUES (&#13;    'M51_N',&#13;    'SRID=3946;LINESTRING(1379590 5225890,1379590 5225870,1379590 5225830,1379590 5225810)');&#13;&#13;" calcext:value-type="string">
            <text:p>INSERT INTO  <text:s/>bordure ( <text:s text:c="3"/>id, <text:s text:c="3"/>geometry_asewkt) <text:s/>VALUES ( <text:s text:c="3"/>'M51_M', <text:s text:c="3"/>'SRID=3946;LINESTRING(1379550 5225890,1379550 5225870,1379550 5225830,1379550 5225810)');INSERT INTO  <text:s/>bordure ( <text:s text:c="3"/>id, <text:s text:c="3"/>geometry_asewkt) <text:s/>VALUES ( <text:s text:c="3"/>'M51_N', <text:s text:c="3"/>'SRID=3946;LINESTRING(1379590 5225890,1379590 5225870,1379590 5225830,1379590 5225810)');</text:p>
          </table:table-cell>
        </table:table-row>
        <table:table-row table:style-name="ro1">
          <table:table-cell table:style-name="ce5" table:formula="of:=CONCATENATE([$case_00140_00100.$A24];[.A$2])" office:value-type="string" office:string-value="M52_M" calcext:value-type="string">
            <text:p>M52_M</text:p>
          </table:table-cell>
          <table:table-cell table:style-name="ce5" table:formula="of:=[$case_00140_00100.$B24]+[.B$2]" office:value-type="float" office:value="1379690" calcext:value-type="float">
            <text:p>1379690</text:p>
          </table:table-cell>
          <table:table-cell table:style-name="ce5" table:formula="of:=[$case_00140_00100.$C24]+[.C$2]" office:value-type="float" office:value="5225890" calcext:value-type="float">
            <text:p>5225890</text:p>
          </table:table-cell>
          <table:table-cell table:style-name="ce5" table:formula="of:=[.B24]" office:value-type="float" office:value="1379690" calcext:value-type="float">
            <text:p>1379690</text:p>
          </table:table-cell>
          <table:table-cell table:style-name="ce5" table:formula="of:=[.C24]-20" office:value-type="float" office:value="5225870" calcext:value-type="float">
            <text:p>5225870</text:p>
          </table:table-cell>
          <table:table-cell table:style-name="ce5" table:formula="of:=[.B24]" office:value-type="float" office:value="1379690" calcext:value-type="float">
            <text:p>1379690</text:p>
          </table:table-cell>
          <table:table-cell table:style-name="ce5" table:formula="of:=[.C24]-60" office:value-type="float" office:value="5225830" calcext:value-type="float">
            <text:p>5225830</text:p>
          </table:table-cell>
          <table:table-cell table:style-name="ce5" table:formula="of:=[.B24]" office:value-type="float" office:value="1379690" calcext:value-type="float">
            <text:p>1379690</text:p>
          </table:table-cell>
          <table:table-cell table:style-name="ce5" table:formula="of:=[.C24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4];&quot;',&quot;;CHAR(13);&quot;    'SRID=3946;LINESTRING(&quot;;[.B24];&quot; &quot;;[.C24];&quot;,&quot;;[.D24];&quot; &quot;;[.E24];&quot;,&quot;;[.F24];&quot; &quot;;[.G24];&quot;,&quot;;[.H24];&quot; &quot;;[.I24];&quot;)');&quot;;CHAR(13))" office:value-type="string" office:string-value="INSERT INTO &#13;  bordure (&#13;    id,&#13;    geometry_asewkt)&#13;  VALUES (&#13;    'M52_M',&#13;    'SRID=3946;LINESTRING(1379690 5225890,1379690 5225870,1379690 5225830,1379690 5225810)');&#13;" calcext:value-type="string">
            <text:p>INSERT INTO  <text:s/>bordure ( <text:s text:c="3"/>id, <text:s text:c="3"/>geometry_asewkt) <text:s/>VALUES ( <text:s text:c="3"/>'M52_M', <text:s text:c="3"/>'SRID=3946;LINESTRING(1379690 5225890,1379690 5225870,1379690 5225830,1379690 5225810)');</text:p>
          </table:table-cell>
          <table:table-cell table:style-name="ce5" table:formula="of:=CONCATENATE([$case_00140_00100.$A24];[.K$2])" office:value-type="string" office:string-value="M52_N" calcext:value-type="string">
            <text:p>M52_N</text:p>
          </table:table-cell>
          <table:table-cell table:style-name="ce5" table:formula="of:=[$case_00140_00100.$B24]+[.L$2]" office:value-type="float" office:value="1379730" calcext:value-type="float">
            <text:p>1379730</text:p>
          </table:table-cell>
          <table:table-cell table:style-name="ce5" table:formula="of:=[$case_00140_00100.$C24]+[.M$2]" office:value-type="float" office:value="5225890" calcext:value-type="float">
            <text:p>5225890</text:p>
          </table:table-cell>
          <table:table-cell table:style-name="ce5" table:formula="of:=[.L24]" office:value-type="float" office:value="1379730" calcext:value-type="float">
            <text:p>1379730</text:p>
          </table:table-cell>
          <table:table-cell table:style-name="ce5" table:formula="of:=[.M24]-20" office:value-type="float" office:value="5225870" calcext:value-type="float">
            <text:p>5225870</text:p>
          </table:table-cell>
          <table:table-cell table:style-name="ce5" table:formula="of:=[.L24]" office:value-type="float" office:value="1379730" calcext:value-type="float">
            <text:p>1379730</text:p>
          </table:table-cell>
          <table:table-cell table:style-name="ce5" table:formula="of:=[.M24]-60" office:value-type="float" office:value="5225830" calcext:value-type="float">
            <text:p>5225830</text:p>
          </table:table-cell>
          <table:table-cell table:style-name="ce5" table:formula="of:=[.L24]" office:value-type="float" office:value="1379730" calcext:value-type="float">
            <text:p>1379730</text:p>
          </table:table-cell>
          <table:table-cell table:style-name="ce5" table:formula="of:=[.M24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4];&quot;',&quot;;CHAR(13);&quot;    'SRID=3946;LINESTRING(&quot;;[.L24];&quot; &quot;;[.M24];&quot;,&quot;;[.N24];&quot; &quot;;[.O24];&quot;,&quot;;[.P24];&quot; &quot;;[.Q24];&quot;,&quot;;[.R24];&quot; &quot;;[.S24];&quot;)');&quot;;CHAR(13))" office:value-type="string" office:string-value="INSERT INTO &#13;  bordure (&#13;    id,&#13;    geometry_asewkt)&#13;  VALUES (&#13;    'M52_N',&#13;    'SRID=3946;LINESTRING(1379730 5225890,1379730 5225870,1379730 5225830,1379730 5225810)');&#13;" calcext:value-type="string">
            <text:p>INSERT INTO  <text:s/>bordure ( <text:s text:c="3"/>id, <text:s text:c="3"/>geometry_asewkt) <text:s/>VALUES ( <text:s text:c="3"/>'M52_N', <text:s text:c="3"/>'SRID=3946;LINESTRING(1379730 5225890,1379730 5225870,1379730 5225830,1379730 5225810)');</text:p>
          </table:table-cell>
          <table:table-cell table:formula="of:=CONCATENATE([.J24];CHAR(13);[.T24];CHAR(13))" office:value-type="string" office:string-value="INSERT INTO &#13;  bordure (&#13;    id,&#13;    geometry_asewkt)&#13;  VALUES (&#13;    'M52_M',&#13;    'SRID=3946;LINESTRING(1379690 5225890,1379690 5225870,1379690 5225830,1379690 5225810)');&#13;&#13;INSERT INTO &#13;  bordure (&#13;    id,&#13;    geometry_asewkt)&#13;  VALUES (&#13;    'M52_N',&#13;    'SRID=3946;LINESTRING(1379730 5225890,1379730 5225870,1379730 5225830,1379730 5225810)');&#13;&#13;" calcext:value-type="string">
            <text:p>INSERT INTO  <text:s/>bordure ( <text:s text:c="3"/>id, <text:s text:c="3"/>geometry_asewkt) <text:s/>VALUES ( <text:s text:c="3"/>'M52_M', <text:s text:c="3"/>'SRID=3946;LINESTRING(1379690 5225890,1379690 5225870,1379690 5225830,1379690 5225810)');INSERT INTO  <text:s/>bordure ( <text:s text:c="3"/>id, <text:s text:c="3"/>geometry_asewkt) <text:s/>VALUES ( <text:s text:c="3"/>'M52_N', <text:s text:c="3"/>'SRID=3946;LINESTRING(1379730 5225890,1379730 5225870,1379730 5225830,1379730 5225810)');</text:p>
          </table:table-cell>
        </table:table-row>
        <table:table-row table:style-name="ro1">
          <table:table-cell table:style-name="ce5" table:formula="of:=CONCATENATE([$case_00140_00100.$A25];[.A$2])" office:value-type="string" office:string-value="M53_M" calcext:value-type="string">
            <text:p>M53_M</text:p>
          </table:table-cell>
          <table:table-cell table:style-name="ce5" table:formula="of:=[$case_00140_00100.$B25]+[.B$2]" office:value-type="float" office:value="1379830" calcext:value-type="float">
            <text:p>1379830</text:p>
          </table:table-cell>
          <table:table-cell table:style-name="ce5" table:formula="of:=[$case_00140_00100.$C25]+[.C$2]" office:value-type="float" office:value="5225890" calcext:value-type="float">
            <text:p>5225890</text:p>
          </table:table-cell>
          <table:table-cell table:style-name="ce5" table:formula="of:=[.B25]" office:value-type="float" office:value="1379830" calcext:value-type="float">
            <text:p>1379830</text:p>
          </table:table-cell>
          <table:table-cell table:style-name="ce5" table:formula="of:=[.C25]-20" office:value-type="float" office:value="5225870" calcext:value-type="float">
            <text:p>5225870</text:p>
          </table:table-cell>
          <table:table-cell table:style-name="ce5" table:formula="of:=[.B25]" office:value-type="float" office:value="1379830" calcext:value-type="float">
            <text:p>1379830</text:p>
          </table:table-cell>
          <table:table-cell table:style-name="ce5" table:formula="of:=[.C25]-60" office:value-type="float" office:value="5225830" calcext:value-type="float">
            <text:p>5225830</text:p>
          </table:table-cell>
          <table:table-cell table:style-name="ce5" table:formula="of:=[.B25]" office:value-type="float" office:value="1379830" calcext:value-type="float">
            <text:p>1379830</text:p>
          </table:table-cell>
          <table:table-cell table:style-name="ce5" table:formula="of:=[.C25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5];&quot;',&quot;;CHAR(13);&quot;    'SRID=3946;LINESTRING(&quot;;[.B25];&quot; &quot;;[.C25];&quot;,&quot;;[.D25];&quot; &quot;;[.E25];&quot;,&quot;;[.F25];&quot; &quot;;[.G25];&quot;,&quot;;[.H25];&quot; &quot;;[.I25];&quot;)');&quot;;CHAR(13))" office:value-type="string" office:string-value="INSERT INTO &#13;  bordure (&#13;    id,&#13;    geometry_asewkt)&#13;  VALUES (&#13;    'M53_M',&#13;    'SRID=3946;LINESTRING(1379830 5225890,1379830 5225870,1379830 5225830,1379830 5225810)');&#13;" calcext:value-type="string">
            <text:p>INSERT INTO  <text:s/>bordure ( <text:s text:c="3"/>id, <text:s text:c="3"/>geometry_asewkt) <text:s/>VALUES ( <text:s text:c="3"/>'M53_M', <text:s text:c="3"/>'SRID=3946;LINESTRING(1379830 5225890,1379830 5225870,1379830 5225830,1379830 5225810)');</text:p>
          </table:table-cell>
          <table:table-cell table:style-name="ce5" table:formula="of:=CONCATENATE([$case_00140_00100.$A25];[.K$2])" office:value-type="string" office:string-value="M53_N" calcext:value-type="string">
            <text:p>M53_N</text:p>
          </table:table-cell>
          <table:table-cell table:style-name="ce5" table:formula="of:=[$case_00140_00100.$B25]+[.L$2]" office:value-type="float" office:value="1379870" calcext:value-type="float">
            <text:p>1379870</text:p>
          </table:table-cell>
          <table:table-cell table:style-name="ce5" table:formula="of:=[$case_00140_00100.$C25]+[.M$2]" office:value-type="float" office:value="5225890" calcext:value-type="float">
            <text:p>5225890</text:p>
          </table:table-cell>
          <table:table-cell table:style-name="ce5" table:formula="of:=[.L25]" office:value-type="float" office:value="1379870" calcext:value-type="float">
            <text:p>1379870</text:p>
          </table:table-cell>
          <table:table-cell table:style-name="ce5" table:formula="of:=[.M25]-20" office:value-type="float" office:value="5225870" calcext:value-type="float">
            <text:p>5225870</text:p>
          </table:table-cell>
          <table:table-cell table:style-name="ce5" table:formula="of:=[.L25]" office:value-type="float" office:value="1379870" calcext:value-type="float">
            <text:p>1379870</text:p>
          </table:table-cell>
          <table:table-cell table:style-name="ce5" table:formula="of:=[.M25]-60" office:value-type="float" office:value="5225830" calcext:value-type="float">
            <text:p>5225830</text:p>
          </table:table-cell>
          <table:table-cell table:style-name="ce5" table:formula="of:=[.L25]" office:value-type="float" office:value="1379870" calcext:value-type="float">
            <text:p>1379870</text:p>
          </table:table-cell>
          <table:table-cell table:style-name="ce5" table:formula="of:=[.M25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5];&quot;',&quot;;CHAR(13);&quot;    'SRID=3946;LINESTRING(&quot;;[.L25];&quot; &quot;;[.M25];&quot;,&quot;;[.N25];&quot; &quot;;[.O25];&quot;,&quot;;[.P25];&quot; &quot;;[.Q25];&quot;,&quot;;[.R25];&quot; &quot;;[.S25];&quot;)');&quot;;CHAR(13))" office:value-type="string" office:string-value="INSERT INTO &#13;  bordure (&#13;    id,&#13;    geometry_asewkt)&#13;  VALUES (&#13;    'M53_N',&#13;    'SRID=3946;LINESTRING(1379870 5225890,1379870 5225870,1379870 5225830,1379870 5225810)');&#13;" calcext:value-type="string">
            <text:p>INSERT INTO  <text:s/>bordure ( <text:s text:c="3"/>id, <text:s text:c="3"/>geometry_asewkt) <text:s/>VALUES ( <text:s text:c="3"/>'M53_N', <text:s text:c="3"/>'SRID=3946;LINESTRING(1379870 5225890,1379870 5225870,1379870 5225830,1379870 5225810)');</text:p>
          </table:table-cell>
          <table:table-cell table:formula="of:=CONCATENATE([.J25];CHAR(13);[.T25];CHAR(13))" office:value-type="string" office:string-value="INSERT INTO &#13;  bordure (&#13;    id,&#13;    geometry_asewkt)&#13;  VALUES (&#13;    'M53_M',&#13;    'SRID=3946;LINESTRING(1379830 5225890,1379830 5225870,1379830 5225830,1379830 5225810)');&#13;&#13;INSERT INTO &#13;  bordure (&#13;    id,&#13;    geometry_asewkt)&#13;  VALUES (&#13;    'M53_N',&#13;    'SRID=3946;LINESTRING(1379870 5225890,1379870 5225870,1379870 5225830,1379870 5225810)');&#13;&#13;" calcext:value-type="string">
            <text:p>INSERT INTO  <text:s/>bordure ( <text:s text:c="3"/>id, <text:s text:c="3"/>geometry_asewkt) <text:s/>VALUES ( <text:s text:c="3"/>'M53_M', <text:s text:c="3"/>'SRID=3946;LINESTRING(1379830 5225890,1379830 5225870,1379830 5225830,1379830 5225810)');INSERT INTO  <text:s/>bordure ( <text:s text:c="3"/>id, <text:s text:c="3"/>geometry_asewkt) <text:s/>VALUES ( <text:s text:c="3"/>'M53_N', <text:s text:c="3"/>'SRID=3946;LINESTRING(1379870 5225890,1379870 5225870,1379870 5225830,1379870 5225810)');</text:p>
          </table:table-cell>
        </table:table-row>
        <table:table-row table:style-name="ro1">
          <table:table-cell table:style-name="ce5" table:formula="of:=CONCATENATE([$case_00140_00100.$A26];[.A$2])" office:value-type="string" office:string-value="M54_M" calcext:value-type="string">
            <text:p>M54_M</text:p>
          </table:table-cell>
          <table:table-cell table:style-name="ce5" table:formula="of:=[$case_00140_00100.$B26]+[.B$2]" office:value-type="float" office:value="1379970" calcext:value-type="float">
            <text:p>1379970</text:p>
          </table:table-cell>
          <table:table-cell table:style-name="ce5" table:formula="of:=[$case_00140_00100.$C26]+[.C$2]" office:value-type="float" office:value="5225890" calcext:value-type="float">
            <text:p>5225890</text:p>
          </table:table-cell>
          <table:table-cell table:style-name="ce5" table:formula="of:=[.B26]" office:value-type="float" office:value="1379970" calcext:value-type="float">
            <text:p>1379970</text:p>
          </table:table-cell>
          <table:table-cell table:style-name="ce5" table:formula="of:=[.C26]-20" office:value-type="float" office:value="5225870" calcext:value-type="float">
            <text:p>5225870</text:p>
          </table:table-cell>
          <table:table-cell table:style-name="ce5" table:formula="of:=[.B26]" office:value-type="float" office:value="1379970" calcext:value-type="float">
            <text:p>1379970</text:p>
          </table:table-cell>
          <table:table-cell table:style-name="ce5" table:formula="of:=[.C26]-60" office:value-type="float" office:value="5225830" calcext:value-type="float">
            <text:p>5225830</text:p>
          </table:table-cell>
          <table:table-cell table:style-name="ce5" table:formula="of:=[.B26]" office:value-type="float" office:value="1379970" calcext:value-type="float">
            <text:p>1379970</text:p>
          </table:table-cell>
          <table:table-cell table:style-name="ce5" table:formula="of:=[.C26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6];&quot;',&quot;;CHAR(13);&quot;    'SRID=3946;LINESTRING(&quot;;[.B26];&quot; &quot;;[.C26];&quot;,&quot;;[.D26];&quot; &quot;;[.E26];&quot;,&quot;;[.F26];&quot; &quot;;[.G26];&quot;,&quot;;[.H26];&quot; &quot;;[.I26];&quot;)');&quot;;CHAR(13))" office:value-type="string" office:string-value="INSERT INTO &#13;  bordure (&#13;    id,&#13;    geometry_asewkt)&#13;  VALUES (&#13;    'M54_M',&#13;    'SRID=3946;LINESTRING(1379970 5225890,1379970 5225870,1379970 5225830,1379970 5225810)');&#13;" calcext:value-type="string">
            <text:p>INSERT INTO  <text:s/>bordure ( <text:s text:c="3"/>id, <text:s text:c="3"/>geometry_asewkt) <text:s/>VALUES ( <text:s text:c="3"/>'M54_M', <text:s text:c="3"/>'SRID=3946;LINESTRING(1379970 5225890,1379970 5225870,1379970 5225830,1379970 5225810)');</text:p>
          </table:table-cell>
          <table:table-cell table:style-name="ce5" table:formula="of:=CONCATENATE([$case_00140_00100.$A26];[.K$2])" office:value-type="string" office:string-value="M54_N" calcext:value-type="string">
            <text:p>M54_N</text:p>
          </table:table-cell>
          <table:table-cell table:style-name="ce5" table:formula="of:=[$case_00140_00100.$B26]+[.L$2]" office:value-type="float" office:value="1380010" calcext:value-type="float">
            <text:p>1380010</text:p>
          </table:table-cell>
          <table:table-cell table:style-name="ce5" table:formula="of:=[$case_00140_00100.$C26]+[.M$2]" office:value-type="float" office:value="5225890" calcext:value-type="float">
            <text:p>5225890</text:p>
          </table:table-cell>
          <table:table-cell table:style-name="ce5" table:formula="of:=[.L26]" office:value-type="float" office:value="1380010" calcext:value-type="float">
            <text:p>1380010</text:p>
          </table:table-cell>
          <table:table-cell table:style-name="ce5" table:formula="of:=[.M26]-20" office:value-type="float" office:value="5225870" calcext:value-type="float">
            <text:p>5225870</text:p>
          </table:table-cell>
          <table:table-cell table:style-name="ce5" table:formula="of:=[.L26]" office:value-type="float" office:value="1380010" calcext:value-type="float">
            <text:p>1380010</text:p>
          </table:table-cell>
          <table:table-cell table:style-name="ce5" table:formula="of:=[.M26]-60" office:value-type="float" office:value="5225830" calcext:value-type="float">
            <text:p>5225830</text:p>
          </table:table-cell>
          <table:table-cell table:style-name="ce5" table:formula="of:=[.L26]" office:value-type="float" office:value="1380010" calcext:value-type="float">
            <text:p>1380010</text:p>
          </table:table-cell>
          <table:table-cell table:style-name="ce5" table:formula="of:=[.M26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6];&quot;',&quot;;CHAR(13);&quot;    'SRID=3946;LINESTRING(&quot;;[.L26];&quot; &quot;;[.M26];&quot;,&quot;;[.N26];&quot; &quot;;[.O26];&quot;,&quot;;[.P26];&quot; &quot;;[.Q26];&quot;,&quot;;[.R26];&quot; &quot;;[.S26];&quot;)');&quot;;CHAR(13))" office:value-type="string" office:string-value="INSERT INTO &#13;  bordure (&#13;    id,&#13;    geometry_asewkt)&#13;  VALUES (&#13;    'M54_N',&#13;    'SRID=3946;LINESTRING(1380010 5225890,1380010 5225870,1380010 5225830,1380010 5225810)');&#13;" calcext:value-type="string">
            <text:p>INSERT INTO  <text:s/>bordure ( <text:s text:c="3"/>id, <text:s text:c="3"/>geometry_asewkt) <text:s/>VALUES ( <text:s text:c="3"/>'M54_N', <text:s text:c="3"/>'SRID=3946;LINESTRING(1380010 5225890,1380010 5225870,1380010 5225830,1380010 5225810)');</text:p>
          </table:table-cell>
          <table:table-cell table:formula="of:=CONCATENATE([.J26];CHAR(13);[.T26];CHAR(13))" office:value-type="string" office:string-value="INSERT INTO &#13;  bordure (&#13;    id,&#13;    geometry_asewkt)&#13;  VALUES (&#13;    'M54_M',&#13;    'SRID=3946;LINESTRING(1379970 5225890,1379970 5225870,1379970 5225830,1379970 5225810)');&#13;&#13;INSERT INTO &#13;  bordure (&#13;    id,&#13;    geometry_asewkt)&#13;  VALUES (&#13;    'M54_N',&#13;    'SRID=3946;LINESTRING(1380010 5225890,1380010 5225870,1380010 5225830,1380010 5225810)');&#13;&#13;" calcext:value-type="string">
            <text:p>INSERT INTO  <text:s/>bordure ( <text:s text:c="3"/>id, <text:s text:c="3"/>geometry_asewkt) <text:s/>VALUES ( <text:s text:c="3"/>'M54_M', <text:s text:c="3"/>'SRID=3946;LINESTRING(1379970 5225890,1379970 5225870,1379970 5225830,1379970 5225810)');INSERT INTO  <text:s/>bordure ( <text:s text:c="3"/>id, <text:s text:c="3"/>geometry_asewkt) <text:s/>VALUES ( <text:s text:c="3"/>'M54_N', <text:s text:c="3"/>'SRID=3946;LINESTRING(1380010 5225890,1380010 5225870,1380010 5225830,1380010 5225810)');</text:p>
          </table:table-cell>
        </table:table-row>
        <table:table-row table:style-name="ro1">
          <table:table-cell table:style-name="ce5" table:formula="of:=CONCATENATE([$case_00140_00100.$A27];[.A$2])" office:value-type="string" office:string-value="M55_M" calcext:value-type="string">
            <text:p>M55_M</text:p>
          </table:table-cell>
          <table:table-cell table:style-name="ce5" table:formula="of:=[$case_00140_00100.$B27]+[.B$2]" office:value-type="float" office:value="1380110" calcext:value-type="float">
            <text:p>1380110</text:p>
          </table:table-cell>
          <table:table-cell table:style-name="ce5" table:formula="of:=[$case_00140_00100.$C27]+[.C$2]" office:value-type="float" office:value="5225890" calcext:value-type="float">
            <text:p>5225890</text:p>
          </table:table-cell>
          <table:table-cell table:style-name="ce5" table:formula="of:=[.B27]" office:value-type="float" office:value="1380110" calcext:value-type="float">
            <text:p>1380110</text:p>
          </table:table-cell>
          <table:table-cell table:style-name="ce5" table:formula="of:=[.C27]-20" office:value-type="float" office:value="5225870" calcext:value-type="float">
            <text:p>5225870</text:p>
          </table:table-cell>
          <table:table-cell table:style-name="ce5" table:formula="of:=[.B27]" office:value-type="float" office:value="1380110" calcext:value-type="float">
            <text:p>1380110</text:p>
          </table:table-cell>
          <table:table-cell table:style-name="ce5" table:formula="of:=[.C27]-60" office:value-type="float" office:value="5225830" calcext:value-type="float">
            <text:p>5225830</text:p>
          </table:table-cell>
          <table:table-cell table:style-name="ce5" table:formula="of:=[.B27]" office:value-type="float" office:value="1380110" calcext:value-type="float">
            <text:p>1380110</text:p>
          </table:table-cell>
          <table:table-cell table:style-name="ce5" table:formula="of:=[.C27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7];&quot;',&quot;;CHAR(13);&quot;    'SRID=3946;LINESTRING(&quot;;[.B27];&quot; &quot;;[.C27];&quot;,&quot;;[.D27];&quot; &quot;;[.E27];&quot;,&quot;;[.F27];&quot; &quot;;[.G27];&quot;,&quot;;[.H27];&quot; &quot;;[.I27];&quot;)');&quot;;CHAR(13))" office:value-type="string" office:string-value="INSERT INTO &#13;  bordure (&#13;    id,&#13;    geometry_asewkt)&#13;  VALUES (&#13;    'M55_M',&#13;    'SRID=3946;LINESTRING(1380110 5225890,1380110 5225870,1380110 5225830,1380110 5225810)');&#13;" calcext:value-type="string">
            <text:p>INSERT INTO  <text:s/>bordure ( <text:s text:c="3"/>id, <text:s text:c="3"/>geometry_asewkt) <text:s/>VALUES ( <text:s text:c="3"/>'M55_M', <text:s text:c="3"/>'SRID=3946;LINESTRING(1380110 5225890,1380110 5225870,1380110 5225830,1380110 5225810)');</text:p>
          </table:table-cell>
          <table:table-cell table:style-name="ce5" table:formula="of:=CONCATENATE([$case_00140_00100.$A27];[.K$2])" office:value-type="string" office:string-value="M55_N" calcext:value-type="string">
            <text:p>M55_N</text:p>
          </table:table-cell>
          <table:table-cell table:style-name="ce5" table:formula="of:=[$case_00140_00100.$B27]+[.L$2]" office:value-type="float" office:value="1380150" calcext:value-type="float">
            <text:p>1380150</text:p>
          </table:table-cell>
          <table:table-cell table:style-name="ce5" table:formula="of:=[$case_00140_00100.$C27]+[.M$2]" office:value-type="float" office:value="5225890" calcext:value-type="float">
            <text:p>5225890</text:p>
          </table:table-cell>
          <table:table-cell table:style-name="ce5" table:formula="of:=[.L27]" office:value-type="float" office:value="1380150" calcext:value-type="float">
            <text:p>1380150</text:p>
          </table:table-cell>
          <table:table-cell table:style-name="ce5" table:formula="of:=[.M27]-20" office:value-type="float" office:value="5225870" calcext:value-type="float">
            <text:p>5225870</text:p>
          </table:table-cell>
          <table:table-cell table:style-name="ce5" table:formula="of:=[.L27]" office:value-type="float" office:value="1380150" calcext:value-type="float">
            <text:p>1380150</text:p>
          </table:table-cell>
          <table:table-cell table:style-name="ce5" table:formula="of:=[.M27]-60" office:value-type="float" office:value="5225830" calcext:value-type="float">
            <text:p>5225830</text:p>
          </table:table-cell>
          <table:table-cell table:style-name="ce5" table:formula="of:=[.L27]" office:value-type="float" office:value="1380150" calcext:value-type="float">
            <text:p>1380150</text:p>
          </table:table-cell>
          <table:table-cell table:style-name="ce5" table:formula="of:=[.M27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7];&quot;',&quot;;CHAR(13);&quot;    'SRID=3946;LINESTRING(&quot;;[.L27];&quot; &quot;;[.M27];&quot;,&quot;;[.N27];&quot; &quot;;[.O27];&quot;,&quot;;[.P27];&quot; &quot;;[.Q27];&quot;,&quot;;[.R27];&quot; &quot;;[.S27];&quot;)');&quot;;CHAR(13))" office:value-type="string" office:string-value="INSERT INTO &#13;  bordure (&#13;    id,&#13;    geometry_asewkt)&#13;  VALUES (&#13;    'M55_N',&#13;    'SRID=3946;LINESTRING(1380150 5225890,1380150 5225870,1380150 5225830,1380150 5225810)');&#13;" calcext:value-type="string">
            <text:p>INSERT INTO  <text:s/>bordure ( <text:s text:c="3"/>id, <text:s text:c="3"/>geometry_asewkt) <text:s/>VALUES ( <text:s text:c="3"/>'M55_N', <text:s text:c="3"/>'SRID=3946;LINESTRING(1380150 5225890,1380150 5225870,1380150 5225830,1380150 5225810)');</text:p>
          </table:table-cell>
          <table:table-cell table:formula="of:=CONCATENATE([.J27];CHAR(13);[.T27];CHAR(13))" office:value-type="string" office:string-value="INSERT INTO &#13;  bordure (&#13;    id,&#13;    geometry_asewkt)&#13;  VALUES (&#13;    'M55_M',&#13;    'SRID=3946;LINESTRING(1380110 5225890,1380110 5225870,1380110 5225830,1380110 5225810)');&#13;&#13;INSERT INTO &#13;  bordure (&#13;    id,&#13;    geometry_asewkt)&#13;  VALUES (&#13;    'M55_N',&#13;    'SRID=3946;LINESTRING(1380150 5225890,1380150 5225870,1380150 5225830,1380150 5225810)');&#13;&#13;" calcext:value-type="string">
            <text:p>INSERT INTO  <text:s/>bordure ( <text:s text:c="3"/>id, <text:s text:c="3"/>geometry_asewkt) <text:s/>VALUES ( <text:s text:c="3"/>'M55_M', <text:s text:c="3"/>'SRID=3946;LINESTRING(1380110 5225890,1380110 5225870,1380110 5225830,1380110 5225810)');INSERT INTO  <text:s/>bordure ( <text:s text:c="3"/>id, <text:s text:c="3"/>geometry_asewkt) <text:s/>VALUES ( <text:s text:c="3"/>'M55_N', <text:s text:c="3"/>'SRID=3946;LINESTRING(1380150 5225890,1380150 5225870,1380150 5225830,1380150 5225810)');</text:p>
          </table:table-cell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ur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visibility="collapse" table:number-columns-repeated="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lot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cloture</text:p>
          </table:table-cell>
          <table:table-cell office:value-type="string" calcext:value-type="string">
            <text:p>clot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cloture</text:p>
          </table:table-cell>
          <table:table-cell table:style-name="ce6"/>
        </table:table-row>
        <table:table-row table:style-name="ro5" table:visibility="collapse">
          <table:table-cell office:value-type="string" calcext:value-type="string">
            <text:p>_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-100" calcext:value-type="float">
            <text:p>-100</text:p>
          </table:table-cell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cloture (&#13;    id,&#13;    geometry_asewkt)&#13;  VALUES (" calcext:value-type="string">
            <text:p>INSERT INTO  <text:s/>cloture ( <text:s text:c="3"/>id, <text:s text:c="3"/>geometry_asewkt) <text:s/>VALUES (</text:p>
          </table:table-cell>
          <table:table-cell office:value-type="string" calcext:value-type="string">
            <text:p>_P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-100" calcext:value-type="float">
            <text:p>-100</text:p>
          </table:table-cell>
          <table:table-cell table:style-name="ce2" table:formula="of:=CONCATENATE(&quot;INSERT INTO &quot;;CHAR(13);&quot;  &quot;;[.T$1];&quot; (&quot;;CHAR(13);&quot;    id,&quot;;CHAR(13);&quot;    geometry_asewkt)&quot;;CHAR(13);&quot;  VALUES (&quot;)" office:value-type="string" office:string-value="INSERT INTO &#13;  cloture (&#13;    id,&#13;    geometry_asewkt)&#13;  VALUES (" calcext:value-type="string">
            <text:p>INSERT INTO  <text:s/>cloture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table:formula="of:=CONCATENATE([$case_00140_00100.$A3];[.A$2])" office:value-type="string" office:string-value="M11_O" calcext:value-type="string">
            <text:p>M11_O</text:p>
          </table:table-cell>
          <table:table-cell table:style-name="ce5" table:formula="of:=[$case_00140_00100.$B3]+[.B$2]" office:value-type="float" office:value="1379500" calcext:value-type="float">
            <text:p>1379500</text:p>
          </table:table-cell>
          <table:table-cell table:style-name="ce5" table:formula="of:=[$case_00140_00100.$C3]+[.C$2]" office:value-type="float" office:value="5226300" calcext:value-type="float">
            <text:p>5226300</text:p>
          </table:table-cell>
          <table:table-cell table:style-name="ce5" table:formula="of:=[$case_00140_00100.$B3]+[.D$2]" office:value-type="float" office:value="1379550" calcext:value-type="float">
            <text:p>1379550</text:p>
          </table:table-cell>
          <table:table-cell table:style-name="ce5" table:formula="of:=[$case_00140_00100.$C3]+[.E$2]" office:value-type="float" office:value="5226270" calcext:value-type="float">
            <text:p>5226270</text:p>
          </table:table-cell>
          <table:table-cell table:style-name="ce5" table:formula="of:=[$case_00140_00100.$B3]+[.F$2]" office:value-type="float" office:value="1379590" calcext:value-type="float">
            <text:p>1379590</text:p>
          </table:table-cell>
          <table:table-cell table:style-name="ce5" table:formula="of:=[$case_00140_00100.$C3]+[.G$2]" office:value-type="float" office:value="5226230" calcext:value-type="float">
            <text:p>5226230</text:p>
          </table:table-cell>
          <table:table-cell table:style-name="ce5" table:formula="of:=[$case_00140_00100.$B3]+[.H$2]" office:value-type="float" office:value="1379640" calcext:value-type="float">
            <text:p>1379640</text:p>
          </table:table-cell>
          <table:table-cell table:style-name="ce5" table:formula="of:=[$case_00140_00100.$C3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3];&quot;',&quot;;CHAR(13);&quot;    'SRID=3946;LINESTRING(&quot;;[.B3];&quot; &quot;;[.C3];&quot;,&quot;;[.D3];&quot; &quot;;[.E3];&quot;,&quot;;[.F3];&quot; &quot;;[.G3];&quot;,&quot;;[.H3];&quot; &quot;;[.I3];&quot;)');&quot;;CHAR(13))" office:value-type="string" office:string-value="INSERT INTO &#13;  cloture (&#13;    id,&#13;    geometry_asewkt)&#13;  VALUES (&#13;    'M11_O',&#13;    'SRID=3946;LINESTRING(1379500 5226300,1379550 5226270,1379590 5226230,1379640 5226200)');&#13;" calcext:value-type="string">
            <text:p>INSERT INTO  <text:s/>cloture ( <text:s text:c="3"/>id, <text:s text:c="3"/>geometry_asewkt) <text:s/>VALUES ( <text:s text:c="3"/>'M11_O', <text:s text:c="3"/>'SRID=3946;LINESTRING(1379500 5226300,1379550 5226270,1379590 5226230,1379640 5226200)');</text:p>
          </table:table-cell>
          <table:table-cell table:style-name="ce5" table:formula="of:=CONCATENATE([$case_00140_00100.$A3];[.K$2])" office:value-type="string" office:string-value="M11_P" calcext:value-type="string">
            <text:p>M11_P</text:p>
          </table:table-cell>
          <table:table-cell table:style-name="ce5" table:formula="of:=[$case_00140_00100.$B3]+[.L$2]" office:value-type="float" office:value="1379500" calcext:value-type="float">
            <text:p>1379500</text:p>
          </table:table-cell>
          <table:table-cell table:style-name="ce5" table:formula="of:=[$case_00140_00100.$C3]+[.M$2]" office:value-type="float" office:value="5226300" calcext:value-type="float">
            <text:p>5226300</text:p>
          </table:table-cell>
          <table:table-cell table:style-name="ce5" table:formula="of:=[$case_00140_00100.$B3]+[.N$2]" office:value-type="float" office:value="1379550" calcext:value-type="float">
            <text:p>1379550</text:p>
          </table:table-cell>
          <table:table-cell table:style-name="ce5" table:formula="of:=[$case_00140_00100.$C3]+[.O$2]" office:value-type="float" office:value="5226270" calcext:value-type="float">
            <text:p>5226270</text:p>
          </table:table-cell>
          <table:table-cell table:style-name="ce5" table:formula="of:=[$case_00140_00100.$B3]+[.P$2]" office:value-type="float" office:value="1379590" calcext:value-type="float">
            <text:p>1379590</text:p>
          </table:table-cell>
          <table:table-cell table:style-name="ce5" table:formula="of:=[$case_00140_00100.$C3]+[.Q$2]" office:value-type="float" office:value="5226230" calcext:value-type="float">
            <text:p>5226230</text:p>
          </table:table-cell>
          <table:table-cell table:style-name="ce5" table:formula="of:=[$case_00140_00100.$B3]+[.R$2]" office:value-type="float" office:value="1379640" calcext:value-type="float">
            <text:p>1379640</text:p>
          </table:table-cell>
          <table:table-cell table:style-name="ce5" table:formula="of:=[$case_00140_00100.$C3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3];&quot;',&quot;;CHAR(13);&quot;    'SRID=3946;LINESTRING(&quot;;[.L3];&quot; &quot;;[.M3];&quot;,&quot;;[.N3];&quot; &quot;;[.O3];&quot;,&quot;;[.P3];&quot; &quot;;[.Q3];&quot;,&quot;;[.R3];&quot; &quot;;[.S3];&quot;)');&quot;;CHAR(13))" office:value-type="string" office:string-value="INSERT INTO &#13;  cloture (&#13;    id,&#13;    geometry_asewkt)&#13;  VALUES (&#13;    'M11_P',&#13;    'SRID=3946;LINESTRING(1379500 5226300,1379550 5226270,1379590 5226230,1379640 5226200)');&#13;" calcext:value-type="string">
            <text:p>INSERT INTO  <text:s/>cloture ( <text:s text:c="3"/>id, <text:s text:c="3"/>geometry_asewkt) <text:s/>VALUES ( <text:s text:c="3"/>'M11_P', <text:s text:c="3"/>'SRID=3946;LINESTRING(1379500 5226300,1379550 5226270,1379590 5226230,1379640 5226200)');</text:p>
          </table:table-cell>
          <table:table-cell table:formula="of:=CONCATENATE([.J3];CHAR(13);[.T3];CHAR(13))" office:value-type="string" office:string-value="INSERT INTO &#13;  cloture (&#13;    id,&#13;    geometry_asewkt)&#13;  VALUES (&#13;    'M11_O',&#13;    'SRID=3946;LINESTRING(1379500 5226300,1379550 5226270,1379590 5226230,1379640 5226200)');&#13;&#13;INSERT INTO &#13;  cloture (&#13;    id,&#13;    geometry_asewkt)&#13;  VALUES (&#13;    'M11_P',&#13;    'SRID=3946;LINESTRING(1379500 5226300,1379550 5226270,1379590 5226230,1379640 5226200)');&#13;&#13;" calcext:value-type="string">
            <text:p>INSERT INTO  <text:s/>cloture ( <text:s text:c="3"/>id, <text:s text:c="3"/>geometry_asewkt) <text:s/>VALUES ( <text:s text:c="3"/>'M11_O', <text:s text:c="3"/>'SRID=3946;LINESTRING(1379500 5226300,1379550 5226270,1379590 5226230,1379640 5226200)');INSERT INTO  <text:s/>cloture ( <text:s text:c="3"/>id, <text:s text:c="3"/>geometry_asewkt) <text:s/>VALUES ( <text:s text:c="3"/>'M11_P', <text:s text:c="3"/>'SRID=3946;LINESTRING(1379500 5226300,1379550 5226270,1379590 5226230,1379640 5226200)');</text:p>
          </table:table-cell>
        </table:table-row>
        <table:table-row table:style-name="ro1">
          <table:table-cell table:style-name="ce5" table:formula="of:=CONCATENATE([$case_00140_00100.$A4];[.A$2])" office:value-type="string" office:string-value="M12_O" calcext:value-type="string">
            <text:p>M12_O</text:p>
          </table:table-cell>
          <table:table-cell table:style-name="ce5" table:formula="of:=[$case_00140_00100.$B4]+[.B$2]" office:value-type="float" office:value="1379640" calcext:value-type="float">
            <text:p>1379640</text:p>
          </table:table-cell>
          <table:table-cell table:style-name="ce5" table:formula="of:=[$case_00140_00100.$C4]+[.C$2]" office:value-type="float" office:value="5226300" calcext:value-type="float">
            <text:p>5226300</text:p>
          </table:table-cell>
          <table:table-cell table:style-name="ce5" table:formula="of:=[$case_00140_00100.$B4]+[.D$2]" office:value-type="float" office:value="1379690" calcext:value-type="float">
            <text:p>1379690</text:p>
          </table:table-cell>
          <table:table-cell table:style-name="ce5" table:formula="of:=[$case_00140_00100.$C4]+[.E$2]" office:value-type="float" office:value="5226270" calcext:value-type="float">
            <text:p>5226270</text:p>
          </table:table-cell>
          <table:table-cell table:style-name="ce5" table:formula="of:=[$case_00140_00100.$B4]+[.F$2]" office:value-type="float" office:value="1379730" calcext:value-type="float">
            <text:p>1379730</text:p>
          </table:table-cell>
          <table:table-cell table:style-name="ce5" table:formula="of:=[$case_00140_00100.$C4]+[.G$2]" office:value-type="float" office:value="5226230" calcext:value-type="float">
            <text:p>5226230</text:p>
          </table:table-cell>
          <table:table-cell table:style-name="ce5" table:formula="of:=[$case_00140_00100.$B4]+[.H$2]" office:value-type="float" office:value="1379780" calcext:value-type="float">
            <text:p>1379780</text:p>
          </table:table-cell>
          <table:table-cell table:style-name="ce5" table:formula="of:=[$case_00140_00100.$C4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4];&quot;',&quot;;CHAR(13);&quot;    'SRID=3946;LINESTRING(&quot;;[.B4];&quot; &quot;;[.C4];&quot;,&quot;;[.D4];&quot; &quot;;[.E4];&quot;,&quot;;[.F4];&quot; &quot;;[.G4];&quot;,&quot;;[.H4];&quot; &quot;;[.I4];&quot;)');&quot;;CHAR(13))" office:value-type="string" office:string-value="INSERT INTO &#13;  cloture (&#13;    id,&#13;    geometry_asewkt)&#13;  VALUES (&#13;    'M12_O',&#13;    'SRID=3946;LINESTRING(1379640 5226300,1379690 5226270,1379730 5226230,1379780 5226200)');&#13;" calcext:value-type="string">
            <text:p>INSERT INTO  <text:s/>cloture ( <text:s text:c="3"/>id, <text:s text:c="3"/>geometry_asewkt) <text:s/>VALUES ( <text:s text:c="3"/>'M12_O', <text:s text:c="3"/>'SRID=3946;LINESTRING(1379640 5226300,1379690 5226270,1379730 5226230,1379780 5226200)');</text:p>
          </table:table-cell>
          <table:table-cell table:style-name="ce5" table:formula="of:=CONCATENATE([$case_00140_00100.$A4];[.K$2])" office:value-type="string" office:string-value="M12_P" calcext:value-type="string">
            <text:p>M12_P</text:p>
          </table:table-cell>
          <table:table-cell table:style-name="ce5" table:formula="of:=[$case_00140_00100.$B4]+[.L$2]" office:value-type="float" office:value="1379640" calcext:value-type="float">
            <text:p>1379640</text:p>
          </table:table-cell>
          <table:table-cell table:style-name="ce5" table:formula="of:=[$case_00140_00100.$C4]+[.M$2]" office:value-type="float" office:value="5226300" calcext:value-type="float">
            <text:p>5226300</text:p>
          </table:table-cell>
          <table:table-cell table:style-name="ce5" table:formula="of:=[$case_00140_00100.$B4]+[.N$2]" office:value-type="float" office:value="1379690" calcext:value-type="float">
            <text:p>1379690</text:p>
          </table:table-cell>
          <table:table-cell table:style-name="ce5" table:formula="of:=[$case_00140_00100.$C4]+[.O$2]" office:value-type="float" office:value="5226270" calcext:value-type="float">
            <text:p>5226270</text:p>
          </table:table-cell>
          <table:table-cell table:style-name="ce5" table:formula="of:=[$case_00140_00100.$B4]+[.P$2]" office:value-type="float" office:value="1379730" calcext:value-type="float">
            <text:p>1379730</text:p>
          </table:table-cell>
          <table:table-cell table:style-name="ce5" table:formula="of:=[$case_00140_00100.$C4]+[.Q$2]" office:value-type="float" office:value="5226230" calcext:value-type="float">
            <text:p>5226230</text:p>
          </table:table-cell>
          <table:table-cell table:style-name="ce5" table:formula="of:=[$case_00140_00100.$B4]+[.R$2]" office:value-type="float" office:value="1379780" calcext:value-type="float">
            <text:p>1379780</text:p>
          </table:table-cell>
          <table:table-cell table:style-name="ce5" table:formula="of:=[$case_00140_00100.$C4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4];&quot;',&quot;;CHAR(13);&quot;    'SRID=3946;LINESTRING(&quot;;[.L4];&quot; &quot;;[.M4];&quot;,&quot;;[.N4];&quot; &quot;;[.O4];&quot;,&quot;;[.P4];&quot; &quot;;[.Q4];&quot;,&quot;;[.R4];&quot; &quot;;[.S4];&quot;)');&quot;;CHAR(13))" office:value-type="string" office:string-value="INSERT INTO &#13;  cloture (&#13;    id,&#13;    geometry_asewkt)&#13;  VALUES (&#13;    'M12_P',&#13;    'SRID=3946;LINESTRING(1379640 5226300,1379690 5226270,1379730 5226230,1379780 5226200)');&#13;" calcext:value-type="string">
            <text:p>INSERT INTO  <text:s/>cloture ( <text:s text:c="3"/>id, <text:s text:c="3"/>geometry_asewkt) <text:s/>VALUES ( <text:s text:c="3"/>'M12_P', <text:s text:c="3"/>'SRID=3946;LINESTRING(1379640 5226300,1379690 5226270,1379730 5226230,1379780 5226200)');</text:p>
          </table:table-cell>
          <table:table-cell table:formula="of:=CONCATENATE([.J4];CHAR(13);[.T4];CHAR(13))" office:value-type="string" office:string-value="INSERT INTO &#13;  cloture (&#13;    id,&#13;    geometry_asewkt)&#13;  VALUES (&#13;    'M12_O',&#13;    'SRID=3946;LINESTRING(1379640 5226300,1379690 5226270,1379730 5226230,1379780 5226200)');&#13;&#13;INSERT INTO &#13;  cloture (&#13;    id,&#13;    geometry_asewkt)&#13;  VALUES (&#13;    'M12_P',&#13;    'SRID=3946;LINESTRING(1379640 5226300,1379690 5226270,1379730 5226230,1379780 5226200)');&#13;&#13;" calcext:value-type="string">
            <text:p>INSERT INTO  <text:s/>cloture ( <text:s text:c="3"/>id, <text:s text:c="3"/>geometry_asewkt) <text:s/>VALUES ( <text:s text:c="3"/>'M12_O', <text:s text:c="3"/>'SRID=3946;LINESTRING(1379640 5226300,1379690 5226270,1379730 5226230,1379780 5226200)');INSERT INTO  <text:s/>cloture ( <text:s text:c="3"/>id, <text:s text:c="3"/>geometry_asewkt) <text:s/>VALUES ( <text:s text:c="3"/>'M12_P', <text:s text:c="3"/>'SRID=3946;LINESTRING(1379640 5226300,1379690 5226270,1379730 5226230,1379780 5226200)');</text:p>
          </table:table-cell>
        </table:table-row>
        <table:table-row table:style-name="ro1">
          <table:table-cell table:style-name="ce5" table:formula="of:=CONCATENATE([$case_00140_00100.$A5];[.A$2])" office:value-type="string" office:string-value="M13_O" calcext:value-type="string">
            <text:p>M13_O</text:p>
          </table:table-cell>
          <table:table-cell table:style-name="ce5" table:formula="of:=[$case_00140_00100.$B5]+[.B$2]" office:value-type="float" office:value="1379780" calcext:value-type="float">
            <text:p>1379780</text:p>
          </table:table-cell>
          <table:table-cell table:style-name="ce5" table:formula="of:=[$case_00140_00100.$C5]+[.C$2]" office:value-type="float" office:value="5226300" calcext:value-type="float">
            <text:p>5226300</text:p>
          </table:table-cell>
          <table:table-cell table:style-name="ce5" table:formula="of:=[$case_00140_00100.$B5]+[.D$2]" office:value-type="float" office:value="1379830" calcext:value-type="float">
            <text:p>1379830</text:p>
          </table:table-cell>
          <table:table-cell table:style-name="ce5" table:formula="of:=[$case_00140_00100.$C5]+[.E$2]" office:value-type="float" office:value="5226270" calcext:value-type="float">
            <text:p>5226270</text:p>
          </table:table-cell>
          <table:table-cell table:style-name="ce5" table:formula="of:=[$case_00140_00100.$B5]+[.F$2]" office:value-type="float" office:value="1379870" calcext:value-type="float">
            <text:p>1379870</text:p>
          </table:table-cell>
          <table:table-cell table:style-name="ce5" table:formula="of:=[$case_00140_00100.$C5]+[.G$2]" office:value-type="float" office:value="5226230" calcext:value-type="float">
            <text:p>5226230</text:p>
          </table:table-cell>
          <table:table-cell table:style-name="ce5" table:formula="of:=[$case_00140_00100.$B5]+[.H$2]" office:value-type="float" office:value="1379920" calcext:value-type="float">
            <text:p>1379920</text:p>
          </table:table-cell>
          <table:table-cell table:style-name="ce5" table:formula="of:=[$case_00140_00100.$C5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5];&quot;',&quot;;CHAR(13);&quot;    'SRID=3946;LINESTRING(&quot;;[.B5];&quot; &quot;;[.C5];&quot;,&quot;;[.D5];&quot; &quot;;[.E5];&quot;,&quot;;[.F5];&quot; &quot;;[.G5];&quot;,&quot;;[.H5];&quot; &quot;;[.I5];&quot;)');&quot;;CHAR(13))" office:value-type="string" office:string-value="INSERT INTO &#13;  cloture (&#13;    id,&#13;    geometry_asewkt)&#13;  VALUES (&#13;    'M13_O',&#13;    'SRID=3946;LINESTRING(1379780 5226300,1379830 5226270,1379870 5226230,1379920 5226200)');&#13;" calcext:value-type="string">
            <text:p>INSERT INTO  <text:s/>cloture ( <text:s text:c="3"/>id, <text:s text:c="3"/>geometry_asewkt) <text:s/>VALUES ( <text:s text:c="3"/>'M13_O', <text:s text:c="3"/>'SRID=3946;LINESTRING(1379780 5226300,1379830 5226270,1379870 5226230,1379920 5226200)');</text:p>
          </table:table-cell>
          <table:table-cell table:style-name="ce5" table:formula="of:=CONCATENATE([$case_00140_00100.$A5];[.K$2])" office:value-type="string" office:string-value="M13_P" calcext:value-type="string">
            <text:p>M13_P</text:p>
          </table:table-cell>
          <table:table-cell table:style-name="ce5" table:formula="of:=[$case_00140_00100.$B5]+[.L$2]" office:value-type="float" office:value="1379780" calcext:value-type="float">
            <text:p>1379780</text:p>
          </table:table-cell>
          <table:table-cell table:style-name="ce5" table:formula="of:=[$case_00140_00100.$C5]+[.M$2]" office:value-type="float" office:value="5226300" calcext:value-type="float">
            <text:p>5226300</text:p>
          </table:table-cell>
          <table:table-cell table:style-name="ce5" table:formula="of:=[$case_00140_00100.$B5]+[.N$2]" office:value-type="float" office:value="1379830" calcext:value-type="float">
            <text:p>1379830</text:p>
          </table:table-cell>
          <table:table-cell table:style-name="ce5" table:formula="of:=[$case_00140_00100.$C5]+[.O$2]" office:value-type="float" office:value="5226270" calcext:value-type="float">
            <text:p>5226270</text:p>
          </table:table-cell>
          <table:table-cell table:style-name="ce5" table:formula="of:=[$case_00140_00100.$B5]+[.P$2]" office:value-type="float" office:value="1379870" calcext:value-type="float">
            <text:p>1379870</text:p>
          </table:table-cell>
          <table:table-cell table:style-name="ce5" table:formula="of:=[$case_00140_00100.$C5]+[.Q$2]" office:value-type="float" office:value="5226230" calcext:value-type="float">
            <text:p>5226230</text:p>
          </table:table-cell>
          <table:table-cell table:style-name="ce5" table:formula="of:=[$case_00140_00100.$B5]+[.R$2]" office:value-type="float" office:value="1379920" calcext:value-type="float">
            <text:p>1379920</text:p>
          </table:table-cell>
          <table:table-cell table:style-name="ce5" table:formula="of:=[$case_00140_00100.$C5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5];&quot;',&quot;;CHAR(13);&quot;    'SRID=3946;LINESTRING(&quot;;[.L5];&quot; &quot;;[.M5];&quot;,&quot;;[.N5];&quot; &quot;;[.O5];&quot;,&quot;;[.P5];&quot; &quot;;[.Q5];&quot;,&quot;;[.R5];&quot; &quot;;[.S5];&quot;)');&quot;;CHAR(13))" office:value-type="string" office:string-value="INSERT INTO &#13;  cloture (&#13;    id,&#13;    geometry_asewkt)&#13;  VALUES (&#13;    'M13_P',&#13;    'SRID=3946;LINESTRING(1379780 5226300,1379830 5226270,1379870 5226230,1379920 5226200)');&#13;" calcext:value-type="string">
            <text:p>INSERT INTO  <text:s/>cloture ( <text:s text:c="3"/>id, <text:s text:c="3"/>geometry_asewkt) <text:s/>VALUES ( <text:s text:c="3"/>'M13_P', <text:s text:c="3"/>'SRID=3946;LINESTRING(1379780 5226300,1379830 5226270,1379870 5226230,1379920 5226200)');</text:p>
          </table:table-cell>
          <table:table-cell table:formula="of:=CONCATENATE([.J5];CHAR(13);[.T5];CHAR(13))" office:value-type="string" office:string-value="INSERT INTO &#13;  cloture (&#13;    id,&#13;    geometry_asewkt)&#13;  VALUES (&#13;    'M13_O',&#13;    'SRID=3946;LINESTRING(1379780 5226300,1379830 5226270,1379870 5226230,1379920 5226200)');&#13;&#13;INSERT INTO &#13;  cloture (&#13;    id,&#13;    geometry_asewkt)&#13;  VALUES (&#13;    'M13_P',&#13;    'SRID=3946;LINESTRING(1379780 5226300,1379830 5226270,1379870 5226230,1379920 5226200)');&#13;&#13;" calcext:value-type="string">
            <text:p>INSERT INTO  <text:s/>cloture ( <text:s text:c="3"/>id, <text:s text:c="3"/>geometry_asewkt) <text:s/>VALUES ( <text:s text:c="3"/>'M13_O', <text:s text:c="3"/>'SRID=3946;LINESTRING(1379780 5226300,1379830 5226270,1379870 5226230,1379920 5226200)');INSERT INTO  <text:s/>cloture ( <text:s text:c="3"/>id, <text:s text:c="3"/>geometry_asewkt) <text:s/>VALUES ( <text:s text:c="3"/>'M13_P', <text:s text:c="3"/>'SRID=3946;LINESTRING(1379780 5226300,1379830 5226270,1379870 5226230,1379920 5226200)');</text:p>
          </table:table-cell>
        </table:table-row>
        <table:table-row table:style-name="ro1">
          <table:table-cell table:style-name="ce5" table:formula="of:=CONCATENATE([$case_00140_00100.$A6];[.A$2])" office:value-type="string" office:string-value="M14_O" calcext:value-type="string">
            <text:p>M14_O</text:p>
          </table:table-cell>
          <table:table-cell table:style-name="ce5" table:formula="of:=[$case_00140_00100.$B6]+[.B$2]" office:value-type="float" office:value="1379920" calcext:value-type="float">
            <text:p>1379920</text:p>
          </table:table-cell>
          <table:table-cell table:style-name="ce5" table:formula="of:=[$case_00140_00100.$C6]+[.C$2]" office:value-type="float" office:value="5226300" calcext:value-type="float">
            <text:p>5226300</text:p>
          </table:table-cell>
          <table:table-cell table:style-name="ce5" table:formula="of:=[$case_00140_00100.$B6]+[.D$2]" office:value-type="float" office:value="1379970" calcext:value-type="float">
            <text:p>1379970</text:p>
          </table:table-cell>
          <table:table-cell table:style-name="ce5" table:formula="of:=[$case_00140_00100.$C6]+[.E$2]" office:value-type="float" office:value="5226270" calcext:value-type="float">
            <text:p>5226270</text:p>
          </table:table-cell>
          <table:table-cell table:style-name="ce5" table:formula="of:=[$case_00140_00100.$B6]+[.F$2]" office:value-type="float" office:value="1380010" calcext:value-type="float">
            <text:p>1380010</text:p>
          </table:table-cell>
          <table:table-cell table:style-name="ce5" table:formula="of:=[$case_00140_00100.$C6]+[.G$2]" office:value-type="float" office:value="5226230" calcext:value-type="float">
            <text:p>5226230</text:p>
          </table:table-cell>
          <table:table-cell table:style-name="ce5" table:formula="of:=[$case_00140_00100.$B6]+[.H$2]" office:value-type="float" office:value="1380060" calcext:value-type="float">
            <text:p>1380060</text:p>
          </table:table-cell>
          <table:table-cell table:style-name="ce5" table:formula="of:=[$case_00140_00100.$C6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6];&quot;',&quot;;CHAR(13);&quot;    'SRID=3946;LINESTRING(&quot;;[.B6];&quot; &quot;;[.C6];&quot;,&quot;;[.D6];&quot; &quot;;[.E6];&quot;,&quot;;[.F6];&quot; &quot;;[.G6];&quot;,&quot;;[.H6];&quot; &quot;;[.I6];&quot;)');&quot;;CHAR(13))" office:value-type="string" office:string-value="INSERT INTO &#13;  cloture (&#13;    id,&#13;    geometry_asewkt)&#13;  VALUES (&#13;    'M14_O',&#13;    'SRID=3946;LINESTRING(1379920 5226300,1379970 5226270,1380010 5226230,1380060 5226200)');&#13;" calcext:value-type="string">
            <text:p>INSERT INTO  <text:s/>cloture ( <text:s text:c="3"/>id, <text:s text:c="3"/>geometry_asewkt) <text:s/>VALUES ( <text:s text:c="3"/>'M14_O', <text:s text:c="3"/>'SRID=3946;LINESTRING(1379920 5226300,1379970 5226270,1380010 5226230,1380060 5226200)');</text:p>
          </table:table-cell>
          <table:table-cell table:style-name="ce5" table:formula="of:=CONCATENATE([$case_00140_00100.$A6];[.K$2])" office:value-type="string" office:string-value="M14_P" calcext:value-type="string">
            <text:p>M14_P</text:p>
          </table:table-cell>
          <table:table-cell table:style-name="ce5" table:formula="of:=[$case_00140_00100.$B6]+[.L$2]" office:value-type="float" office:value="1379920" calcext:value-type="float">
            <text:p>1379920</text:p>
          </table:table-cell>
          <table:table-cell table:style-name="ce5" table:formula="of:=[$case_00140_00100.$C6]+[.M$2]" office:value-type="float" office:value="5226300" calcext:value-type="float">
            <text:p>5226300</text:p>
          </table:table-cell>
          <table:table-cell table:style-name="ce5" table:formula="of:=[$case_00140_00100.$B6]+[.N$2]" office:value-type="float" office:value="1379970" calcext:value-type="float">
            <text:p>1379970</text:p>
          </table:table-cell>
          <table:table-cell table:style-name="ce5" table:formula="of:=[$case_00140_00100.$C6]+[.O$2]" office:value-type="float" office:value="5226270" calcext:value-type="float">
            <text:p>5226270</text:p>
          </table:table-cell>
          <table:table-cell table:style-name="ce5" table:formula="of:=[$case_00140_00100.$B6]+[.P$2]" office:value-type="float" office:value="1380010" calcext:value-type="float">
            <text:p>1380010</text:p>
          </table:table-cell>
          <table:table-cell table:style-name="ce5" table:formula="of:=[$case_00140_00100.$C6]+[.Q$2]" office:value-type="float" office:value="5226230" calcext:value-type="float">
            <text:p>5226230</text:p>
          </table:table-cell>
          <table:table-cell table:style-name="ce5" table:formula="of:=[$case_00140_00100.$B6]+[.R$2]" office:value-type="float" office:value="1380060" calcext:value-type="float">
            <text:p>1380060</text:p>
          </table:table-cell>
          <table:table-cell table:style-name="ce5" table:formula="of:=[$case_00140_00100.$C6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6];&quot;',&quot;;CHAR(13);&quot;    'SRID=3946;LINESTRING(&quot;;[.L6];&quot; &quot;;[.M6];&quot;,&quot;;[.N6];&quot; &quot;;[.O6];&quot;,&quot;;[.P6];&quot; &quot;;[.Q6];&quot;,&quot;;[.R6];&quot; &quot;;[.S6];&quot;)');&quot;;CHAR(13))" office:value-type="string" office:string-value="INSERT INTO &#13;  cloture (&#13;    id,&#13;    geometry_asewkt)&#13;  VALUES (&#13;    'M14_P',&#13;    'SRID=3946;LINESTRING(1379920 5226300,1379970 5226270,1380010 5226230,1380060 5226200)');&#13;" calcext:value-type="string">
            <text:p>INSERT INTO  <text:s/>cloture ( <text:s text:c="3"/>id, <text:s text:c="3"/>geometry_asewkt) <text:s/>VALUES ( <text:s text:c="3"/>'M14_P', <text:s text:c="3"/>'SRID=3946;LINESTRING(1379920 5226300,1379970 5226270,1380010 5226230,1380060 5226200)');</text:p>
          </table:table-cell>
          <table:table-cell table:formula="of:=CONCATENATE([.J6];CHAR(13);[.T6];CHAR(13))" office:value-type="string" office:string-value="INSERT INTO &#13;  cloture (&#13;    id,&#13;    geometry_asewkt)&#13;  VALUES (&#13;    'M14_O',&#13;    'SRID=3946;LINESTRING(1379920 5226300,1379970 5226270,1380010 5226230,1380060 5226200)');&#13;&#13;INSERT INTO &#13;  cloture (&#13;    id,&#13;    geometry_asewkt)&#13;  VALUES (&#13;    'M14_P',&#13;    'SRID=3946;LINESTRING(1379920 5226300,1379970 5226270,1380010 5226230,1380060 5226200)');&#13;&#13;" calcext:value-type="string">
            <text:p>INSERT INTO  <text:s/>cloture ( <text:s text:c="3"/>id, <text:s text:c="3"/>geometry_asewkt) <text:s/>VALUES ( <text:s text:c="3"/>'M14_O', <text:s text:c="3"/>'SRID=3946;LINESTRING(1379920 5226300,1379970 5226270,1380010 5226230,1380060 5226200)');INSERT INTO  <text:s/>cloture ( <text:s text:c="3"/>id, <text:s text:c="3"/>geometry_asewkt) <text:s/>VALUES ( <text:s text:c="3"/>'M14_P', <text:s text:c="3"/>'SRID=3946;LINESTRING(1379920 5226300,1379970 5226270,1380010 5226230,1380060 5226200)');</text:p>
          </table:table-cell>
        </table:table-row>
        <table:table-row table:style-name="ro1">
          <table:table-cell table:style-name="ce5" table:formula="of:=CONCATENATE([$case_00140_00100.$A7];[.A$2])" office:value-type="string" office:string-value="M15_O" calcext:value-type="string">
            <text:p>M15_O</text:p>
          </table:table-cell>
          <table:table-cell table:style-name="ce5" table:formula="of:=[$case_00140_00100.$B7]+[.B$2]" office:value-type="float" office:value="1380060" calcext:value-type="float">
            <text:p>1380060</text:p>
          </table:table-cell>
          <table:table-cell table:style-name="ce5" table:formula="of:=[$case_00140_00100.$C7]+[.C$2]" office:value-type="float" office:value="5226300" calcext:value-type="float">
            <text:p>5226300</text:p>
          </table:table-cell>
          <table:table-cell table:style-name="ce5" table:formula="of:=[$case_00140_00100.$B7]+[.D$2]" office:value-type="float" office:value="1380110" calcext:value-type="float">
            <text:p>1380110</text:p>
          </table:table-cell>
          <table:table-cell table:style-name="ce5" table:formula="of:=[$case_00140_00100.$C7]+[.E$2]" office:value-type="float" office:value="5226270" calcext:value-type="float">
            <text:p>5226270</text:p>
          </table:table-cell>
          <table:table-cell table:style-name="ce5" table:formula="of:=[$case_00140_00100.$B7]+[.F$2]" office:value-type="float" office:value="1380150" calcext:value-type="float">
            <text:p>1380150</text:p>
          </table:table-cell>
          <table:table-cell table:style-name="ce5" table:formula="of:=[$case_00140_00100.$C7]+[.G$2]" office:value-type="float" office:value="5226230" calcext:value-type="float">
            <text:p>5226230</text:p>
          </table:table-cell>
          <table:table-cell table:style-name="ce5" table:formula="of:=[$case_00140_00100.$B7]+[.H$2]" office:value-type="float" office:value="1380200" calcext:value-type="float">
            <text:p>1380200</text:p>
          </table:table-cell>
          <table:table-cell table:style-name="ce5" table:formula="of:=[$case_00140_00100.$C7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7];&quot;',&quot;;CHAR(13);&quot;    'SRID=3946;LINESTRING(&quot;;[.B7];&quot; &quot;;[.C7];&quot;,&quot;;[.D7];&quot; &quot;;[.E7];&quot;,&quot;;[.F7];&quot; &quot;;[.G7];&quot;,&quot;;[.H7];&quot; &quot;;[.I7];&quot;)');&quot;;CHAR(13))" office:value-type="string" office:string-value="INSERT INTO &#13;  cloture (&#13;    id,&#13;    geometry_asewkt)&#13;  VALUES (&#13;    'M15_O',&#13;    'SRID=3946;LINESTRING(1380060 5226300,1380110 5226270,1380150 5226230,1380200 5226200)');&#13;" calcext:value-type="string">
            <text:p>INSERT INTO  <text:s/>cloture ( <text:s text:c="3"/>id, <text:s text:c="3"/>geometry_asewkt) <text:s/>VALUES ( <text:s text:c="3"/>'M15_O', <text:s text:c="3"/>'SRID=3946;LINESTRING(1380060 5226300,1380110 5226270,1380150 5226230,1380200 5226200)');</text:p>
          </table:table-cell>
          <table:table-cell table:style-name="ce5" table:formula="of:=CONCATENATE([$case_00140_00100.$A7];[.K$2])" office:value-type="string" office:string-value="M15_P" calcext:value-type="string">
            <text:p>M15_P</text:p>
          </table:table-cell>
          <table:table-cell table:style-name="ce5" table:formula="of:=[$case_00140_00100.$B7]+[.L$2]" office:value-type="float" office:value="1380060" calcext:value-type="float">
            <text:p>1380060</text:p>
          </table:table-cell>
          <table:table-cell table:style-name="ce5" table:formula="of:=[$case_00140_00100.$C7]+[.M$2]" office:value-type="float" office:value="5226300" calcext:value-type="float">
            <text:p>5226300</text:p>
          </table:table-cell>
          <table:table-cell table:style-name="ce5" table:formula="of:=[$case_00140_00100.$B7]+[.N$2]" office:value-type="float" office:value="1380110" calcext:value-type="float">
            <text:p>1380110</text:p>
          </table:table-cell>
          <table:table-cell table:style-name="ce5" table:formula="of:=[$case_00140_00100.$C7]+[.O$2]" office:value-type="float" office:value="5226270" calcext:value-type="float">
            <text:p>5226270</text:p>
          </table:table-cell>
          <table:table-cell table:style-name="ce5" table:formula="of:=[$case_00140_00100.$B7]+[.P$2]" office:value-type="float" office:value="1380150" calcext:value-type="float">
            <text:p>1380150</text:p>
          </table:table-cell>
          <table:table-cell table:style-name="ce5" table:formula="of:=[$case_00140_00100.$C7]+[.Q$2]" office:value-type="float" office:value="5226230" calcext:value-type="float">
            <text:p>5226230</text:p>
          </table:table-cell>
          <table:table-cell table:style-name="ce5" table:formula="of:=[$case_00140_00100.$B7]+[.R$2]" office:value-type="float" office:value="1380200" calcext:value-type="float">
            <text:p>1380200</text:p>
          </table:table-cell>
          <table:table-cell table:style-name="ce5" table:formula="of:=[$case_00140_00100.$C7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7];&quot;',&quot;;CHAR(13);&quot;    'SRID=3946;LINESTRING(&quot;;[.L7];&quot; &quot;;[.M7];&quot;,&quot;;[.N7];&quot; &quot;;[.O7];&quot;,&quot;;[.P7];&quot; &quot;;[.Q7];&quot;,&quot;;[.R7];&quot; &quot;;[.S7];&quot;)');&quot;;CHAR(13))" office:value-type="string" office:string-value="INSERT INTO &#13;  cloture (&#13;    id,&#13;    geometry_asewkt)&#13;  VALUES (&#13;    'M15_P',&#13;    'SRID=3946;LINESTRING(1380060 5226300,1380110 5226270,1380150 5226230,1380200 5226200)');&#13;" calcext:value-type="string">
            <text:p>INSERT INTO  <text:s/>cloture ( <text:s text:c="3"/>id, <text:s text:c="3"/>geometry_asewkt) <text:s/>VALUES ( <text:s text:c="3"/>'M15_P', <text:s text:c="3"/>'SRID=3946;LINESTRING(1380060 5226300,1380110 5226270,1380150 5226230,1380200 5226200)');</text:p>
          </table:table-cell>
          <table:table-cell table:formula="of:=CONCATENATE([.J7];CHAR(13);[.T7];CHAR(13))" office:value-type="string" office:string-value="INSERT INTO &#13;  cloture (&#13;    id,&#13;    geometry_asewkt)&#13;  VALUES (&#13;    'M15_O',&#13;    'SRID=3946;LINESTRING(1380060 5226300,1380110 5226270,1380150 5226230,1380200 5226200)');&#13;&#13;INSERT INTO &#13;  cloture (&#13;    id,&#13;    geometry_asewkt)&#13;  VALUES (&#13;    'M15_P',&#13;    'SRID=3946;LINESTRING(1380060 5226300,1380110 5226270,1380150 5226230,1380200 5226200)');&#13;&#13;" calcext:value-type="string">
            <text:p>INSERT INTO  <text:s/>cloture ( <text:s text:c="3"/>id, <text:s text:c="3"/>geometry_asewkt) <text:s/>VALUES ( <text:s text:c="3"/>'M15_O', <text:s text:c="3"/>'SRID=3946;LINESTRING(1380060 5226300,1380110 5226270,1380150 5226230,1380200 5226200)');INSERT INTO  <text:s/>cloture ( <text:s text:c="3"/>id, <text:s text:c="3"/>geometry_asewkt) <text:s/>VALUES ( <text:s text:c="3"/>'M15_P', <text:s text:c="3"/>'SRID=3946;LINESTRING(1380060 5226300,1380110 5226270,1380150 5226230,1380200 5226200)');</text:p>
          </table:table-cell>
        </table:table-row>
        <table:table-row table:style-name="ro1">
          <table:table-cell table:style-name="ce5" table:formula="of:=CONCATENATE([$case_00140_00100.$A8];[.A$2])" office:value-type="string" office:string-value="M21_O" calcext:value-type="string">
            <text:p>M21_O</text:p>
          </table:table-cell>
          <table:table-cell table:style-name="ce5" table:formula="of:=[$case_00140_00100.$B8]+[.B$2]" office:value-type="float" office:value="1379500" calcext:value-type="float">
            <text:p>1379500</text:p>
          </table:table-cell>
          <table:table-cell table:style-name="ce5" table:formula="of:=[$case_00140_00100.$C8]+[.C$2]" office:value-type="float" office:value="5226200" calcext:value-type="float">
            <text:p>5226200</text:p>
          </table:table-cell>
          <table:table-cell table:style-name="ce5" table:formula="of:=[$case_00140_00100.$B8]+[.D$2]" office:value-type="float" office:value="1379550" calcext:value-type="float">
            <text:p>1379550</text:p>
          </table:table-cell>
          <table:table-cell table:style-name="ce5" table:formula="of:=[$case_00140_00100.$C8]+[.E$2]" office:value-type="float" office:value="5226170" calcext:value-type="float">
            <text:p>5226170</text:p>
          </table:table-cell>
          <table:table-cell table:style-name="ce5" table:formula="of:=[$case_00140_00100.$B8]+[.F$2]" office:value-type="float" office:value="1379590" calcext:value-type="float">
            <text:p>1379590</text:p>
          </table:table-cell>
          <table:table-cell table:style-name="ce5" table:formula="of:=[$case_00140_00100.$C8]+[.G$2]" office:value-type="float" office:value="5226130" calcext:value-type="float">
            <text:p>5226130</text:p>
          </table:table-cell>
          <table:table-cell table:style-name="ce5" table:formula="of:=[$case_00140_00100.$B8]+[.H$2]" office:value-type="float" office:value="1379640" calcext:value-type="float">
            <text:p>1379640</text:p>
          </table:table-cell>
          <table:table-cell table:style-name="ce5" table:formula="of:=[$case_00140_00100.$C8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8];&quot;',&quot;;CHAR(13);&quot;    'SRID=3946;LINESTRING(&quot;;[.B8];&quot; &quot;;[.C8];&quot;,&quot;;[.D8];&quot; &quot;;[.E8];&quot;,&quot;;[.F8];&quot; &quot;;[.G8];&quot;,&quot;;[.H8];&quot; &quot;;[.I8];&quot;)');&quot;;CHAR(13))" office:value-type="string" office:string-value="INSERT INTO &#13;  cloture (&#13;    id,&#13;    geometry_asewkt)&#13;  VALUES (&#13;    'M21_O',&#13;    'SRID=3946;LINESTRING(1379500 5226200,1379550 5226170,1379590 5226130,1379640 5226100)');&#13;" calcext:value-type="string">
            <text:p>INSERT INTO  <text:s/>cloture ( <text:s text:c="3"/>id, <text:s text:c="3"/>geometry_asewkt) <text:s/>VALUES ( <text:s text:c="3"/>'M21_O', <text:s text:c="3"/>'SRID=3946;LINESTRING(1379500 5226200,1379550 5226170,1379590 5226130,1379640 5226100)');</text:p>
          </table:table-cell>
          <table:table-cell table:style-name="ce5" table:formula="of:=CONCATENATE([$case_00140_00100.$A8];[.K$2])" office:value-type="string" office:string-value="M21_P" calcext:value-type="string">
            <text:p>M21_P</text:p>
          </table:table-cell>
          <table:table-cell table:style-name="ce5" table:formula="of:=[$case_00140_00100.$B8]+[.L$2]" office:value-type="float" office:value="1379500" calcext:value-type="float">
            <text:p>1379500</text:p>
          </table:table-cell>
          <table:table-cell table:style-name="ce5" table:formula="of:=[$case_00140_00100.$C8]+[.M$2]" office:value-type="float" office:value="5226200" calcext:value-type="float">
            <text:p>5226200</text:p>
          </table:table-cell>
          <table:table-cell table:style-name="ce5" table:formula="of:=[$case_00140_00100.$B8]+[.N$2]" office:value-type="float" office:value="1379550" calcext:value-type="float">
            <text:p>1379550</text:p>
          </table:table-cell>
          <table:table-cell table:style-name="ce5" table:formula="of:=[$case_00140_00100.$C8]+[.O$2]" office:value-type="float" office:value="5226170" calcext:value-type="float">
            <text:p>5226170</text:p>
          </table:table-cell>
          <table:table-cell table:style-name="ce5" table:formula="of:=[$case_00140_00100.$B8]+[.P$2]" office:value-type="float" office:value="1379590" calcext:value-type="float">
            <text:p>1379590</text:p>
          </table:table-cell>
          <table:table-cell table:style-name="ce5" table:formula="of:=[$case_00140_00100.$C8]+[.Q$2]" office:value-type="float" office:value="5226130" calcext:value-type="float">
            <text:p>5226130</text:p>
          </table:table-cell>
          <table:table-cell table:style-name="ce5" table:formula="of:=[$case_00140_00100.$B8]+[.R$2]" office:value-type="float" office:value="1379640" calcext:value-type="float">
            <text:p>1379640</text:p>
          </table:table-cell>
          <table:table-cell table:style-name="ce5" table:formula="of:=[$case_00140_00100.$C8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8];&quot;',&quot;;CHAR(13);&quot;    'SRID=3946;LINESTRING(&quot;;[.L8];&quot; &quot;;[.M8];&quot;,&quot;;[.N8];&quot; &quot;;[.O8];&quot;,&quot;;[.P8];&quot; &quot;;[.Q8];&quot;,&quot;;[.R8];&quot; &quot;;[.S8];&quot;)');&quot;;CHAR(13))" office:value-type="string" office:string-value="INSERT INTO &#13;  cloture (&#13;    id,&#13;    geometry_asewkt)&#13;  VALUES (&#13;    'M21_P',&#13;    'SRID=3946;LINESTRING(1379500 5226200,1379550 5226170,1379590 5226130,1379640 5226100)');&#13;" calcext:value-type="string">
            <text:p>INSERT INTO  <text:s/>cloture ( <text:s text:c="3"/>id, <text:s text:c="3"/>geometry_asewkt) <text:s/>VALUES ( <text:s text:c="3"/>'M21_P', <text:s text:c="3"/>'SRID=3946;LINESTRING(1379500 5226200,1379550 5226170,1379590 5226130,1379640 5226100)');</text:p>
          </table:table-cell>
          <table:table-cell table:formula="of:=CONCATENATE([.J8];CHAR(13);[.T8];CHAR(13))" office:value-type="string" office:string-value="INSERT INTO &#13;  cloture (&#13;    id,&#13;    geometry_asewkt)&#13;  VALUES (&#13;    'M21_O',&#13;    'SRID=3946;LINESTRING(1379500 5226200,1379550 5226170,1379590 5226130,1379640 5226100)');&#13;&#13;INSERT INTO &#13;  cloture (&#13;    id,&#13;    geometry_asewkt)&#13;  VALUES (&#13;    'M21_P',&#13;    'SRID=3946;LINESTRING(1379500 5226200,1379550 5226170,1379590 5226130,1379640 5226100)');&#13;&#13;" calcext:value-type="string">
            <text:p>INSERT INTO  <text:s/>cloture ( <text:s text:c="3"/>id, <text:s text:c="3"/>geometry_asewkt) <text:s/>VALUES ( <text:s text:c="3"/>'M21_O', <text:s text:c="3"/>'SRID=3946;LINESTRING(1379500 5226200,1379550 5226170,1379590 5226130,1379640 5226100)');INSERT INTO  <text:s/>cloture ( <text:s text:c="3"/>id, <text:s text:c="3"/>geometry_asewkt) <text:s/>VALUES ( <text:s text:c="3"/>'M21_P', <text:s text:c="3"/>'SRID=3946;LINESTRING(1379500 5226200,1379550 5226170,1379590 5226130,1379640 5226100)');</text:p>
          </table:table-cell>
        </table:table-row>
        <table:table-row table:style-name="ro1">
          <table:table-cell table:style-name="ce5" table:formula="of:=CONCATENATE([$case_00140_00100.$A9];[.A$2])" office:value-type="string" office:string-value="M22_O" calcext:value-type="string">
            <text:p>M22_O</text:p>
          </table:table-cell>
          <table:table-cell table:style-name="ce5" table:formula="of:=[$case_00140_00100.$B9]+[.B$2]" office:value-type="float" office:value="1379640" calcext:value-type="float">
            <text:p>1379640</text:p>
          </table:table-cell>
          <table:table-cell table:style-name="ce5" table:formula="of:=[$case_00140_00100.$C9]+[.C$2]" office:value-type="float" office:value="5226200" calcext:value-type="float">
            <text:p>5226200</text:p>
          </table:table-cell>
          <table:table-cell table:style-name="ce5" table:formula="of:=[$case_00140_00100.$B9]+[.D$2]" office:value-type="float" office:value="1379690" calcext:value-type="float">
            <text:p>1379690</text:p>
          </table:table-cell>
          <table:table-cell table:style-name="ce5" table:formula="of:=[$case_00140_00100.$C9]+[.E$2]" office:value-type="float" office:value="5226170" calcext:value-type="float">
            <text:p>5226170</text:p>
          </table:table-cell>
          <table:table-cell table:style-name="ce5" table:formula="of:=[$case_00140_00100.$B9]+[.F$2]" office:value-type="float" office:value="1379730" calcext:value-type="float">
            <text:p>1379730</text:p>
          </table:table-cell>
          <table:table-cell table:style-name="ce5" table:formula="of:=[$case_00140_00100.$C9]+[.G$2]" office:value-type="float" office:value="5226130" calcext:value-type="float">
            <text:p>5226130</text:p>
          </table:table-cell>
          <table:table-cell table:style-name="ce5" table:formula="of:=[$case_00140_00100.$B9]+[.H$2]" office:value-type="float" office:value="1379780" calcext:value-type="float">
            <text:p>1379780</text:p>
          </table:table-cell>
          <table:table-cell table:style-name="ce5" table:formula="of:=[$case_00140_00100.$C9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9];&quot;',&quot;;CHAR(13);&quot;    'SRID=3946;LINESTRING(&quot;;[.B9];&quot; &quot;;[.C9];&quot;,&quot;;[.D9];&quot; &quot;;[.E9];&quot;,&quot;;[.F9];&quot; &quot;;[.G9];&quot;,&quot;;[.H9];&quot; &quot;;[.I9];&quot;)');&quot;;CHAR(13))" office:value-type="string" office:string-value="INSERT INTO &#13;  cloture (&#13;    id,&#13;    geometry_asewkt)&#13;  VALUES (&#13;    'M22_O',&#13;    'SRID=3946;LINESTRING(1379640 5226200,1379690 5226170,1379730 5226130,1379780 5226100)');&#13;" calcext:value-type="string">
            <text:p>INSERT INTO  <text:s/>cloture ( <text:s text:c="3"/>id, <text:s text:c="3"/>geometry_asewkt) <text:s/>VALUES ( <text:s text:c="3"/>'M22_O', <text:s text:c="3"/>'SRID=3946;LINESTRING(1379640 5226200,1379690 5226170,1379730 5226130,1379780 5226100)');</text:p>
          </table:table-cell>
          <table:table-cell table:style-name="ce5" table:formula="of:=CONCATENATE([$case_00140_00100.$A9];[.K$2])" office:value-type="string" office:string-value="M22_P" calcext:value-type="string">
            <text:p>M22_P</text:p>
          </table:table-cell>
          <table:table-cell table:style-name="ce5" table:formula="of:=[$case_00140_00100.$B9]+[.L$2]" office:value-type="float" office:value="1379640" calcext:value-type="float">
            <text:p>1379640</text:p>
          </table:table-cell>
          <table:table-cell table:style-name="ce5" table:formula="of:=[$case_00140_00100.$C9]+[.M$2]" office:value-type="float" office:value="5226200" calcext:value-type="float">
            <text:p>5226200</text:p>
          </table:table-cell>
          <table:table-cell table:style-name="ce5" table:formula="of:=[$case_00140_00100.$B9]+[.N$2]" office:value-type="float" office:value="1379690" calcext:value-type="float">
            <text:p>1379690</text:p>
          </table:table-cell>
          <table:table-cell table:style-name="ce5" table:formula="of:=[$case_00140_00100.$C9]+[.O$2]" office:value-type="float" office:value="5226170" calcext:value-type="float">
            <text:p>5226170</text:p>
          </table:table-cell>
          <table:table-cell table:style-name="ce5" table:formula="of:=[$case_00140_00100.$B9]+[.P$2]" office:value-type="float" office:value="1379730" calcext:value-type="float">
            <text:p>1379730</text:p>
          </table:table-cell>
          <table:table-cell table:style-name="ce5" table:formula="of:=[$case_00140_00100.$C9]+[.Q$2]" office:value-type="float" office:value="5226130" calcext:value-type="float">
            <text:p>5226130</text:p>
          </table:table-cell>
          <table:table-cell table:style-name="ce5" table:formula="of:=[$case_00140_00100.$B9]+[.R$2]" office:value-type="float" office:value="1379780" calcext:value-type="float">
            <text:p>1379780</text:p>
          </table:table-cell>
          <table:table-cell table:style-name="ce5" table:formula="of:=[$case_00140_00100.$C9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9];&quot;',&quot;;CHAR(13);&quot;    'SRID=3946;LINESTRING(&quot;;[.L9];&quot; &quot;;[.M9];&quot;,&quot;;[.N9];&quot; &quot;;[.O9];&quot;,&quot;;[.P9];&quot; &quot;;[.Q9];&quot;,&quot;;[.R9];&quot; &quot;;[.S9];&quot;)');&quot;;CHAR(13))" office:value-type="string" office:string-value="INSERT INTO &#13;  cloture (&#13;    id,&#13;    geometry_asewkt)&#13;  VALUES (&#13;    'M22_P',&#13;    'SRID=3946;LINESTRING(1379640 5226200,1379690 5226170,1379730 5226130,1379780 5226100)');&#13;" calcext:value-type="string">
            <text:p>INSERT INTO  <text:s/>cloture ( <text:s text:c="3"/>id, <text:s text:c="3"/>geometry_asewkt) <text:s/>VALUES ( <text:s text:c="3"/>'M22_P', <text:s text:c="3"/>'SRID=3946;LINESTRING(1379640 5226200,1379690 5226170,1379730 5226130,1379780 5226100)');</text:p>
          </table:table-cell>
          <table:table-cell table:formula="of:=CONCATENATE([.J9];CHAR(13);[.T9];CHAR(13))" office:value-type="string" office:string-value="INSERT INTO &#13;  cloture (&#13;    id,&#13;    geometry_asewkt)&#13;  VALUES (&#13;    'M22_O',&#13;    'SRID=3946;LINESTRING(1379640 5226200,1379690 5226170,1379730 5226130,1379780 5226100)');&#13;&#13;INSERT INTO &#13;  cloture (&#13;    id,&#13;    geometry_asewkt)&#13;  VALUES (&#13;    'M22_P',&#13;    'SRID=3946;LINESTRING(1379640 5226200,1379690 5226170,1379730 5226130,1379780 5226100)');&#13;&#13;" calcext:value-type="string">
            <text:p>INSERT INTO  <text:s/>cloture ( <text:s text:c="3"/>id, <text:s text:c="3"/>geometry_asewkt) <text:s/>VALUES ( <text:s text:c="3"/>'M22_O', <text:s text:c="3"/>'SRID=3946;LINESTRING(1379640 5226200,1379690 5226170,1379730 5226130,1379780 5226100)');INSERT INTO  <text:s/>cloture ( <text:s text:c="3"/>id, <text:s text:c="3"/>geometry_asewkt) <text:s/>VALUES ( <text:s text:c="3"/>'M22_P', <text:s text:c="3"/>'SRID=3946;LINESTRING(1379640 5226200,1379690 5226170,1379730 5226130,1379780 5226100)');</text:p>
          </table:table-cell>
        </table:table-row>
        <table:table-row table:style-name="ro1">
          <table:table-cell table:style-name="ce5" table:formula="of:=CONCATENATE([$case_00140_00100.$A10];[.A$2])" office:value-type="string" office:string-value="M23_O" calcext:value-type="string">
            <text:p>M23_O</text:p>
          </table:table-cell>
          <table:table-cell table:style-name="ce5" table:formula="of:=[$case_00140_00100.$B10]+[.B$2]" office:value-type="float" office:value="1379780" calcext:value-type="float">
            <text:p>1379780</text:p>
          </table:table-cell>
          <table:table-cell table:style-name="ce5" table:formula="of:=[$case_00140_00100.$C10]+[.C$2]" office:value-type="float" office:value="5226200" calcext:value-type="float">
            <text:p>5226200</text:p>
          </table:table-cell>
          <table:table-cell table:style-name="ce5" table:formula="of:=[$case_00140_00100.$B10]+[.D$2]" office:value-type="float" office:value="1379830" calcext:value-type="float">
            <text:p>1379830</text:p>
          </table:table-cell>
          <table:table-cell table:style-name="ce5" table:formula="of:=[$case_00140_00100.$C10]+[.E$2]" office:value-type="float" office:value="5226170" calcext:value-type="float">
            <text:p>5226170</text:p>
          </table:table-cell>
          <table:table-cell table:style-name="ce5" table:formula="of:=[$case_00140_00100.$B10]+[.F$2]" office:value-type="float" office:value="1379870" calcext:value-type="float">
            <text:p>1379870</text:p>
          </table:table-cell>
          <table:table-cell table:style-name="ce5" table:formula="of:=[$case_00140_00100.$C10]+[.G$2]" office:value-type="float" office:value="5226130" calcext:value-type="float">
            <text:p>5226130</text:p>
          </table:table-cell>
          <table:table-cell table:style-name="ce5" table:formula="of:=[$case_00140_00100.$B10]+[.H$2]" office:value-type="float" office:value="1379920" calcext:value-type="float">
            <text:p>1379920</text:p>
          </table:table-cell>
          <table:table-cell table:style-name="ce5" table:formula="of:=[$case_00140_00100.$C10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10];&quot;',&quot;;CHAR(13);&quot;    'SRID=3946;LINESTRING(&quot;;[.B10];&quot; &quot;;[.C10];&quot;,&quot;;[.D10];&quot; &quot;;[.E10];&quot;,&quot;;[.F10];&quot; &quot;;[.G10];&quot;,&quot;;[.H10];&quot; &quot;;[.I10];&quot;)');&quot;;CHAR(13))" office:value-type="string" office:string-value="INSERT INTO &#13;  cloture (&#13;    id,&#13;    geometry_asewkt)&#13;  VALUES (&#13;    'M23_O',&#13;    'SRID=3946;LINESTRING(1379780 5226200,1379830 5226170,1379870 5226130,1379920 5226100)');&#13;" calcext:value-type="string">
            <text:p>INSERT INTO  <text:s/>cloture ( <text:s text:c="3"/>id, <text:s text:c="3"/>geometry_asewkt) <text:s/>VALUES ( <text:s text:c="3"/>'M23_O', <text:s text:c="3"/>'SRID=3946;LINESTRING(1379780 5226200,1379830 5226170,1379870 5226130,1379920 5226100)');</text:p>
          </table:table-cell>
          <table:table-cell table:style-name="ce5" table:formula="of:=CONCATENATE([$case_00140_00100.$A10];[.K$2])" office:value-type="string" office:string-value="M23_P" calcext:value-type="string">
            <text:p>M23_P</text:p>
          </table:table-cell>
          <table:table-cell table:style-name="ce5" table:formula="of:=[$case_00140_00100.$B10]+[.L$2]" office:value-type="float" office:value="1379780" calcext:value-type="float">
            <text:p>1379780</text:p>
          </table:table-cell>
          <table:table-cell table:style-name="ce5" table:formula="of:=[$case_00140_00100.$C10]+[.M$2]" office:value-type="float" office:value="5226200" calcext:value-type="float">
            <text:p>5226200</text:p>
          </table:table-cell>
          <table:table-cell table:style-name="ce5" table:formula="of:=[$case_00140_00100.$B10]+[.N$2]" office:value-type="float" office:value="1379830" calcext:value-type="float">
            <text:p>1379830</text:p>
          </table:table-cell>
          <table:table-cell table:style-name="ce5" table:formula="of:=[$case_00140_00100.$C10]+[.O$2]" office:value-type="float" office:value="5226170" calcext:value-type="float">
            <text:p>5226170</text:p>
          </table:table-cell>
          <table:table-cell table:style-name="ce5" table:formula="of:=[$case_00140_00100.$B10]+[.P$2]" office:value-type="float" office:value="1379870" calcext:value-type="float">
            <text:p>1379870</text:p>
          </table:table-cell>
          <table:table-cell table:style-name="ce5" table:formula="of:=[$case_00140_00100.$C10]+[.Q$2]" office:value-type="float" office:value="5226130" calcext:value-type="float">
            <text:p>5226130</text:p>
          </table:table-cell>
          <table:table-cell table:style-name="ce5" table:formula="of:=[$case_00140_00100.$B10]+[.R$2]" office:value-type="float" office:value="1379920" calcext:value-type="float">
            <text:p>1379920</text:p>
          </table:table-cell>
          <table:table-cell table:style-name="ce5" table:formula="of:=[$case_00140_00100.$C10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10];&quot;',&quot;;CHAR(13);&quot;    'SRID=3946;LINESTRING(&quot;;[.L10];&quot; &quot;;[.M10];&quot;,&quot;;[.N10];&quot; &quot;;[.O10];&quot;,&quot;;[.P10];&quot; &quot;;[.Q10];&quot;,&quot;;[.R10];&quot; &quot;;[.S10];&quot;)');&quot;;CHAR(13))" office:value-type="string" office:string-value="INSERT INTO &#13;  cloture (&#13;    id,&#13;    geometry_asewkt)&#13;  VALUES (&#13;    'M23_P',&#13;    'SRID=3946;LINESTRING(1379780 5226200,1379830 5226170,1379870 5226130,1379920 5226100)');&#13;" calcext:value-type="string">
            <text:p>INSERT INTO  <text:s/>cloture ( <text:s text:c="3"/>id, <text:s text:c="3"/>geometry_asewkt) <text:s/>VALUES ( <text:s text:c="3"/>'M23_P', <text:s text:c="3"/>'SRID=3946;LINESTRING(1379780 5226200,1379830 5226170,1379870 5226130,1379920 5226100)');</text:p>
          </table:table-cell>
          <table:table-cell table:formula="of:=CONCATENATE([.J10];CHAR(13);[.T10];CHAR(13))" office:value-type="string" office:string-value="INSERT INTO &#13;  cloture (&#13;    id,&#13;    geometry_asewkt)&#13;  VALUES (&#13;    'M23_O',&#13;    'SRID=3946;LINESTRING(1379780 5226200,1379830 5226170,1379870 5226130,1379920 5226100)');&#13;&#13;INSERT INTO &#13;  cloture (&#13;    id,&#13;    geometry_asewkt)&#13;  VALUES (&#13;    'M23_P',&#13;    'SRID=3946;LINESTRING(1379780 5226200,1379830 5226170,1379870 5226130,1379920 5226100)');&#13;&#13;" calcext:value-type="string">
            <text:p>INSERT INTO  <text:s/>cloture ( <text:s text:c="3"/>id, <text:s text:c="3"/>geometry_asewkt) <text:s/>VALUES ( <text:s text:c="3"/>'M23_O', <text:s text:c="3"/>'SRID=3946;LINESTRING(1379780 5226200,1379830 5226170,1379870 5226130,1379920 5226100)');INSERT INTO  <text:s/>cloture ( <text:s text:c="3"/>id, <text:s text:c="3"/>geometry_asewkt) <text:s/>VALUES ( <text:s text:c="3"/>'M23_P', <text:s text:c="3"/>'SRID=3946;LINESTRING(1379780 5226200,1379830 5226170,1379870 5226130,1379920 5226100)');</text:p>
          </table:table-cell>
        </table:table-row>
        <table:table-row table:style-name="ro1">
          <table:table-cell table:style-name="ce5" table:formula="of:=CONCATENATE([$case_00140_00100.$A11];[.A$2])" office:value-type="string" office:string-value="M24_O" calcext:value-type="string">
            <text:p>M24_O</text:p>
          </table:table-cell>
          <table:table-cell table:style-name="ce5" table:formula="of:=[$case_00140_00100.$B11]+[.B$2]" office:value-type="float" office:value="1379920" calcext:value-type="float">
            <text:p>1379920</text:p>
          </table:table-cell>
          <table:table-cell table:style-name="ce5" table:formula="of:=[$case_00140_00100.$C11]+[.C$2]" office:value-type="float" office:value="5226200" calcext:value-type="float">
            <text:p>5226200</text:p>
          </table:table-cell>
          <table:table-cell table:style-name="ce5" table:formula="of:=[$case_00140_00100.$B11]+[.D$2]" office:value-type="float" office:value="1379970" calcext:value-type="float">
            <text:p>1379970</text:p>
          </table:table-cell>
          <table:table-cell table:style-name="ce5" table:formula="of:=[$case_00140_00100.$C11]+[.E$2]" office:value-type="float" office:value="5226170" calcext:value-type="float">
            <text:p>5226170</text:p>
          </table:table-cell>
          <table:table-cell table:style-name="ce5" table:formula="of:=[$case_00140_00100.$B11]+[.F$2]" office:value-type="float" office:value="1380010" calcext:value-type="float">
            <text:p>1380010</text:p>
          </table:table-cell>
          <table:table-cell table:style-name="ce5" table:formula="of:=[$case_00140_00100.$C11]+[.G$2]" office:value-type="float" office:value="5226130" calcext:value-type="float">
            <text:p>5226130</text:p>
          </table:table-cell>
          <table:table-cell table:style-name="ce5" table:formula="of:=[$case_00140_00100.$B11]+[.H$2]" office:value-type="float" office:value="1380060" calcext:value-type="float">
            <text:p>1380060</text:p>
          </table:table-cell>
          <table:table-cell table:style-name="ce5" table:formula="of:=[$case_00140_00100.$C11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11];&quot;',&quot;;CHAR(13);&quot;    'SRID=3946;LINESTRING(&quot;;[.B11];&quot; &quot;;[.C11];&quot;,&quot;;[.D11];&quot; &quot;;[.E11];&quot;,&quot;;[.F11];&quot; &quot;;[.G11];&quot;,&quot;;[.H11];&quot; &quot;;[.I11];&quot;)');&quot;;CHAR(13))" office:value-type="string" office:string-value="INSERT INTO &#13;  cloture (&#13;    id,&#13;    geometry_asewkt)&#13;  VALUES (&#13;    'M24_O',&#13;    'SRID=3946;LINESTRING(1379920 5226200,1379970 5226170,1380010 5226130,1380060 5226100)');&#13;" calcext:value-type="string">
            <text:p>INSERT INTO  <text:s/>cloture ( <text:s text:c="3"/>id, <text:s text:c="3"/>geometry_asewkt) <text:s/>VALUES ( <text:s text:c="3"/>'M24_O', <text:s text:c="3"/>'SRID=3946;LINESTRING(1379920 5226200,1379970 5226170,1380010 5226130,1380060 5226100)');</text:p>
          </table:table-cell>
          <table:table-cell table:style-name="ce5" table:formula="of:=CONCATENATE([$case_00140_00100.$A11];[.K$2])" office:value-type="string" office:string-value="M24_P" calcext:value-type="string">
            <text:p>M24_P</text:p>
          </table:table-cell>
          <table:table-cell table:style-name="ce5" table:formula="of:=[$case_00140_00100.$B11]+[.L$2]" office:value-type="float" office:value="1379920" calcext:value-type="float">
            <text:p>1379920</text:p>
          </table:table-cell>
          <table:table-cell table:style-name="ce5" table:formula="of:=[$case_00140_00100.$C11]+[.M$2]" office:value-type="float" office:value="5226200" calcext:value-type="float">
            <text:p>5226200</text:p>
          </table:table-cell>
          <table:table-cell table:style-name="ce5" table:formula="of:=[$case_00140_00100.$B11]+[.N$2]" office:value-type="float" office:value="1379970" calcext:value-type="float">
            <text:p>1379970</text:p>
          </table:table-cell>
          <table:table-cell table:style-name="ce5" table:formula="of:=[$case_00140_00100.$C11]+[.O$2]" office:value-type="float" office:value="5226170" calcext:value-type="float">
            <text:p>5226170</text:p>
          </table:table-cell>
          <table:table-cell table:style-name="ce5" table:formula="of:=[$case_00140_00100.$B11]+[.P$2]" office:value-type="float" office:value="1380010" calcext:value-type="float">
            <text:p>1380010</text:p>
          </table:table-cell>
          <table:table-cell table:style-name="ce5" table:formula="of:=[$case_00140_00100.$C11]+[.Q$2]" office:value-type="float" office:value="5226130" calcext:value-type="float">
            <text:p>5226130</text:p>
          </table:table-cell>
          <table:table-cell table:style-name="ce5" table:formula="of:=[$case_00140_00100.$B11]+[.R$2]" office:value-type="float" office:value="1380060" calcext:value-type="float">
            <text:p>1380060</text:p>
          </table:table-cell>
          <table:table-cell table:style-name="ce5" table:formula="of:=[$case_00140_00100.$C11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11];&quot;',&quot;;CHAR(13);&quot;    'SRID=3946;LINESTRING(&quot;;[.L11];&quot; &quot;;[.M11];&quot;,&quot;;[.N11];&quot; &quot;;[.O11];&quot;,&quot;;[.P11];&quot; &quot;;[.Q11];&quot;,&quot;;[.R11];&quot; &quot;;[.S11];&quot;)');&quot;;CHAR(13))" office:value-type="string" office:string-value="INSERT INTO &#13;  cloture (&#13;    id,&#13;    geometry_asewkt)&#13;  VALUES (&#13;    'M24_P',&#13;    'SRID=3946;LINESTRING(1379920 5226200,1379970 5226170,1380010 5226130,1380060 5226100)');&#13;" calcext:value-type="string">
            <text:p>INSERT INTO  <text:s/>cloture ( <text:s text:c="3"/>id, <text:s text:c="3"/>geometry_asewkt) <text:s/>VALUES ( <text:s text:c="3"/>'M24_P', <text:s text:c="3"/>'SRID=3946;LINESTRING(1379920 5226200,1379970 5226170,1380010 5226130,1380060 5226100)');</text:p>
          </table:table-cell>
          <table:table-cell table:formula="of:=CONCATENATE([.J11];CHAR(13);[.T11];CHAR(13))" office:value-type="string" office:string-value="INSERT INTO &#13;  cloture (&#13;    id,&#13;    geometry_asewkt)&#13;  VALUES (&#13;    'M24_O',&#13;    'SRID=3946;LINESTRING(1379920 5226200,1379970 5226170,1380010 5226130,1380060 5226100)');&#13;&#13;INSERT INTO &#13;  cloture (&#13;    id,&#13;    geometry_asewkt)&#13;  VALUES (&#13;    'M24_P',&#13;    'SRID=3946;LINESTRING(1379920 5226200,1379970 5226170,1380010 5226130,1380060 5226100)');&#13;&#13;" calcext:value-type="string">
            <text:p>INSERT INTO  <text:s/>cloture ( <text:s text:c="3"/>id, <text:s text:c="3"/>geometry_asewkt) <text:s/>VALUES ( <text:s text:c="3"/>'M24_O', <text:s text:c="3"/>'SRID=3946;LINESTRING(1379920 5226200,1379970 5226170,1380010 5226130,1380060 5226100)');INSERT INTO  <text:s/>cloture ( <text:s text:c="3"/>id, <text:s text:c="3"/>geometry_asewkt) <text:s/>VALUES ( <text:s text:c="3"/>'M24_P', <text:s text:c="3"/>'SRID=3946;LINESTRING(1379920 5226200,1379970 5226170,1380010 5226130,1380060 5226100)');</text:p>
          </table:table-cell>
        </table:table-row>
        <table:table-row table:style-name="ro1">
          <table:table-cell table:style-name="ce5" table:formula="of:=CONCATENATE([$case_00140_00100.$A12];[.A$2])" office:value-type="string" office:string-value="M25_O" calcext:value-type="string">
            <text:p>M25_O</text:p>
          </table:table-cell>
          <table:table-cell table:style-name="ce5" table:formula="of:=[$case_00140_00100.$B12]+[.B$2]" office:value-type="float" office:value="1380060" calcext:value-type="float">
            <text:p>1380060</text:p>
          </table:table-cell>
          <table:table-cell table:style-name="ce5" table:formula="of:=[$case_00140_00100.$C12]+[.C$2]" office:value-type="float" office:value="5226200" calcext:value-type="float">
            <text:p>5226200</text:p>
          </table:table-cell>
          <table:table-cell table:style-name="ce5" table:formula="of:=[$case_00140_00100.$B12]+[.D$2]" office:value-type="float" office:value="1380110" calcext:value-type="float">
            <text:p>1380110</text:p>
          </table:table-cell>
          <table:table-cell table:style-name="ce5" table:formula="of:=[$case_00140_00100.$C12]+[.E$2]" office:value-type="float" office:value="5226170" calcext:value-type="float">
            <text:p>5226170</text:p>
          </table:table-cell>
          <table:table-cell table:style-name="ce5" table:formula="of:=[$case_00140_00100.$B12]+[.F$2]" office:value-type="float" office:value="1380150" calcext:value-type="float">
            <text:p>1380150</text:p>
          </table:table-cell>
          <table:table-cell table:style-name="ce5" table:formula="of:=[$case_00140_00100.$C12]+[.G$2]" office:value-type="float" office:value="5226130" calcext:value-type="float">
            <text:p>5226130</text:p>
          </table:table-cell>
          <table:table-cell table:style-name="ce5" table:formula="of:=[$case_00140_00100.$B12]+[.H$2]" office:value-type="float" office:value="1380200" calcext:value-type="float">
            <text:p>1380200</text:p>
          </table:table-cell>
          <table:table-cell table:style-name="ce5" table:formula="of:=[$case_00140_00100.$C12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12];&quot;',&quot;;CHAR(13);&quot;    'SRID=3946;LINESTRING(&quot;;[.B12];&quot; &quot;;[.C12];&quot;,&quot;;[.D12];&quot; &quot;;[.E12];&quot;,&quot;;[.F12];&quot; &quot;;[.G12];&quot;,&quot;;[.H12];&quot; &quot;;[.I12];&quot;)');&quot;;CHAR(13))" office:value-type="string" office:string-value="INSERT INTO &#13;  cloture (&#13;    id,&#13;    geometry_asewkt)&#13;  VALUES (&#13;    'M25_O',&#13;    'SRID=3946;LINESTRING(1380060 5226200,1380110 5226170,1380150 5226130,1380200 5226100)');&#13;" calcext:value-type="string">
            <text:p>INSERT INTO  <text:s/>cloture ( <text:s text:c="3"/>id, <text:s text:c="3"/>geometry_asewkt) <text:s/>VALUES ( <text:s text:c="3"/>'M25_O', <text:s text:c="3"/>'SRID=3946;LINESTRING(1380060 5226200,1380110 5226170,1380150 5226130,1380200 5226100)');</text:p>
          </table:table-cell>
          <table:table-cell table:style-name="ce5" table:formula="of:=CONCATENATE([$case_00140_00100.$A12];[.K$2])" office:value-type="string" office:string-value="M25_P" calcext:value-type="string">
            <text:p>M25_P</text:p>
          </table:table-cell>
          <table:table-cell table:style-name="ce5" table:formula="of:=[$case_00140_00100.$B12]+[.L$2]" office:value-type="float" office:value="1380060" calcext:value-type="float">
            <text:p>1380060</text:p>
          </table:table-cell>
          <table:table-cell table:style-name="ce5" table:formula="of:=[$case_00140_00100.$C12]+[.M$2]" office:value-type="float" office:value="5226200" calcext:value-type="float">
            <text:p>5226200</text:p>
          </table:table-cell>
          <table:table-cell table:style-name="ce5" table:formula="of:=[$case_00140_00100.$B12]+[.N$2]" office:value-type="float" office:value="1380110" calcext:value-type="float">
            <text:p>1380110</text:p>
          </table:table-cell>
          <table:table-cell table:style-name="ce5" table:formula="of:=[$case_00140_00100.$C12]+[.O$2]" office:value-type="float" office:value="5226170" calcext:value-type="float">
            <text:p>5226170</text:p>
          </table:table-cell>
          <table:table-cell table:style-name="ce5" table:formula="of:=[$case_00140_00100.$B12]+[.P$2]" office:value-type="float" office:value="1380150" calcext:value-type="float">
            <text:p>1380150</text:p>
          </table:table-cell>
          <table:table-cell table:style-name="ce5" table:formula="of:=[$case_00140_00100.$C12]+[.Q$2]" office:value-type="float" office:value="5226130" calcext:value-type="float">
            <text:p>5226130</text:p>
          </table:table-cell>
          <table:table-cell table:style-name="ce5" table:formula="of:=[$case_00140_00100.$B12]+[.R$2]" office:value-type="float" office:value="1380200" calcext:value-type="float">
            <text:p>1380200</text:p>
          </table:table-cell>
          <table:table-cell table:style-name="ce5" table:formula="of:=[$case_00140_00100.$C12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12];&quot;',&quot;;CHAR(13);&quot;    'SRID=3946;LINESTRING(&quot;;[.L12];&quot; &quot;;[.M12];&quot;,&quot;;[.N12];&quot; &quot;;[.O12];&quot;,&quot;;[.P12];&quot; &quot;;[.Q12];&quot;,&quot;;[.R12];&quot; &quot;;[.S12];&quot;)');&quot;;CHAR(13))" office:value-type="string" office:string-value="INSERT INTO &#13;  cloture (&#13;    id,&#13;    geometry_asewkt)&#13;  VALUES (&#13;    'M25_P',&#13;    'SRID=3946;LINESTRING(1380060 5226200,1380110 5226170,1380150 5226130,1380200 5226100)');&#13;" calcext:value-type="string">
            <text:p>INSERT INTO  <text:s/>cloture ( <text:s text:c="3"/>id, <text:s text:c="3"/>geometry_asewkt) <text:s/>VALUES ( <text:s text:c="3"/>'M25_P', <text:s text:c="3"/>'SRID=3946;LINESTRING(1380060 5226200,1380110 5226170,1380150 5226130,1380200 5226100)');</text:p>
          </table:table-cell>
          <table:table-cell table:formula="of:=CONCATENATE([.J12];CHAR(13);[.T12];CHAR(13))" office:value-type="string" office:string-value="INSERT INTO &#13;  cloture (&#13;    id,&#13;    geometry_asewkt)&#13;  VALUES (&#13;    'M25_O',&#13;    'SRID=3946;LINESTRING(1380060 5226200,1380110 5226170,1380150 5226130,1380200 5226100)');&#13;&#13;INSERT INTO &#13;  cloture (&#13;    id,&#13;    geometry_asewkt)&#13;  VALUES (&#13;    'M25_P',&#13;    'SRID=3946;LINESTRING(1380060 5226200,1380110 5226170,1380150 5226130,1380200 5226100)');&#13;&#13;" calcext:value-type="string">
            <text:p>INSERT INTO  <text:s/>cloture ( <text:s text:c="3"/>id, <text:s text:c="3"/>geometry_asewkt) <text:s/>VALUES ( <text:s text:c="3"/>'M25_O', <text:s text:c="3"/>'SRID=3946;LINESTRING(1380060 5226200,1380110 5226170,1380150 5226130,1380200 5226100)');INSERT INTO  <text:s/>cloture ( <text:s text:c="3"/>id, <text:s text:c="3"/>geometry_asewkt) <text:s/>VALUES ( <text:s text:c="3"/>'M25_P', <text:s text:c="3"/>'SRID=3946;LINESTRING(1380060 5226200,1380110 5226170,1380150 5226130,1380200 5226100)');</text:p>
          </table:table-cell>
        </table:table-row>
        <table:table-row table:style-name="ro1">
          <table:table-cell table:style-name="ce5" table:formula="of:=CONCATENATE([$case_00140_00100.$A13];[.A$2])" office:value-type="string" office:string-value="M31_O" calcext:value-type="string">
            <text:p>M31_O</text:p>
          </table:table-cell>
          <table:table-cell table:style-name="ce5" table:formula="of:=[$case_00140_00100.$B13]+[.B$2]" office:value-type="float" office:value="1379500" calcext:value-type="float">
            <text:p>1379500</text:p>
          </table:table-cell>
          <table:table-cell table:style-name="ce5" table:formula="of:=[$case_00140_00100.$C13]+[.C$2]" office:value-type="float" office:value="5226100" calcext:value-type="float">
            <text:p>5226100</text:p>
          </table:table-cell>
          <table:table-cell table:style-name="ce5" table:formula="of:=[$case_00140_00100.$B13]+[.D$2]" office:value-type="float" office:value="1379550" calcext:value-type="float">
            <text:p>1379550</text:p>
          </table:table-cell>
          <table:table-cell table:style-name="ce5" table:formula="of:=[$case_00140_00100.$C13]+[.E$2]" office:value-type="float" office:value="5226070" calcext:value-type="float">
            <text:p>5226070</text:p>
          </table:table-cell>
          <table:table-cell table:style-name="ce5" table:formula="of:=[$case_00140_00100.$B13]+[.F$2]" office:value-type="float" office:value="1379590" calcext:value-type="float">
            <text:p>1379590</text:p>
          </table:table-cell>
          <table:table-cell table:style-name="ce5" table:formula="of:=[$case_00140_00100.$C13]+[.G$2]" office:value-type="float" office:value="5226030" calcext:value-type="float">
            <text:p>5226030</text:p>
          </table:table-cell>
          <table:table-cell table:style-name="ce5" table:formula="of:=[$case_00140_00100.$B13]+[.H$2]" office:value-type="float" office:value="1379640" calcext:value-type="float">
            <text:p>1379640</text:p>
          </table:table-cell>
          <table:table-cell table:style-name="ce5" table:formula="of:=[$case_00140_00100.$C13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3];&quot;',&quot;;CHAR(13);&quot;    'SRID=3946;LINESTRING(&quot;;[.B13];&quot; &quot;;[.C13];&quot;,&quot;;[.D13];&quot; &quot;;[.E13];&quot;,&quot;;[.F13];&quot; &quot;;[.G13];&quot;,&quot;;[.H13];&quot; &quot;;[.I13];&quot;)');&quot;;CHAR(13))" office:value-type="string" office:string-value="INSERT INTO &#13;  cloture (&#13;    id,&#13;    geometry_asewkt)&#13;  VALUES (&#13;    'M31_O',&#13;    'SRID=3946;LINESTRING(1379500 5226100,1379550 5226070,1379590 5226030,1379640 5226000)');&#13;" calcext:value-type="string">
            <text:p>INSERT INTO  <text:s/>cloture ( <text:s text:c="3"/>id, <text:s text:c="3"/>geometry_asewkt) <text:s/>VALUES ( <text:s text:c="3"/>'M31_O', <text:s text:c="3"/>'SRID=3946;LINESTRING(1379500 5226100,1379550 5226070,1379590 5226030,1379640 5226000)');</text:p>
          </table:table-cell>
          <table:table-cell table:style-name="ce5" table:formula="of:=CONCATENATE([$case_00140_00100.$A13];[.K$2])" office:value-type="string" office:string-value="M31_P" calcext:value-type="string">
            <text:p>M31_P</text:p>
          </table:table-cell>
          <table:table-cell table:style-name="ce5" table:formula="of:=[$case_00140_00100.$B13]+[.L$2]" office:value-type="float" office:value="1379500" calcext:value-type="float">
            <text:p>1379500</text:p>
          </table:table-cell>
          <table:table-cell table:style-name="ce5" table:formula="of:=[$case_00140_00100.$C13]+[.M$2]" office:value-type="float" office:value="5226100" calcext:value-type="float">
            <text:p>5226100</text:p>
          </table:table-cell>
          <table:table-cell table:style-name="ce5" table:formula="of:=[$case_00140_00100.$B13]+[.N$2]" office:value-type="float" office:value="1379550" calcext:value-type="float">
            <text:p>1379550</text:p>
          </table:table-cell>
          <table:table-cell table:style-name="ce5" table:formula="of:=[$case_00140_00100.$C13]+[.O$2]" office:value-type="float" office:value="5226070" calcext:value-type="float">
            <text:p>5226070</text:p>
          </table:table-cell>
          <table:table-cell table:style-name="ce5" table:formula="of:=[$case_00140_00100.$B13]+[.P$2]" office:value-type="float" office:value="1379590" calcext:value-type="float">
            <text:p>1379590</text:p>
          </table:table-cell>
          <table:table-cell table:style-name="ce5" table:formula="of:=[$case_00140_00100.$C13]+[.Q$2]" office:value-type="float" office:value="5226030" calcext:value-type="float">
            <text:p>5226030</text:p>
          </table:table-cell>
          <table:table-cell table:style-name="ce5" table:formula="of:=[$case_00140_00100.$B13]+[.R$2]" office:value-type="float" office:value="1379640" calcext:value-type="float">
            <text:p>1379640</text:p>
          </table:table-cell>
          <table:table-cell table:style-name="ce5" table:formula="of:=[$case_00140_00100.$C13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3];&quot;',&quot;;CHAR(13);&quot;    'SRID=3946;LINESTRING(&quot;;[.L13];&quot; &quot;;[.M13];&quot;,&quot;;[.N13];&quot; &quot;;[.O13];&quot;,&quot;;[.P13];&quot; &quot;;[.Q13];&quot;,&quot;;[.R13];&quot; &quot;;[.S13];&quot;)');&quot;;CHAR(13))" office:value-type="string" office:string-value="INSERT INTO &#13;  cloture (&#13;    id,&#13;    geometry_asewkt)&#13;  VALUES (&#13;    'M31_P',&#13;    'SRID=3946;LINESTRING(1379500 5226100,1379550 5226070,1379590 5226030,1379640 5226000)');&#13;" calcext:value-type="string">
            <text:p>INSERT INTO  <text:s/>cloture ( <text:s text:c="3"/>id, <text:s text:c="3"/>geometry_asewkt) <text:s/>VALUES ( <text:s text:c="3"/>'M31_P', <text:s text:c="3"/>'SRID=3946;LINESTRING(1379500 5226100,1379550 5226070,1379590 5226030,1379640 5226000)');</text:p>
          </table:table-cell>
          <table:table-cell table:formula="of:=CONCATENATE([.J13];CHAR(13);[.T13];CHAR(13))" office:value-type="string" office:string-value="INSERT INTO &#13;  cloture (&#13;    id,&#13;    geometry_asewkt)&#13;  VALUES (&#13;    'M31_O',&#13;    'SRID=3946;LINESTRING(1379500 5226100,1379550 5226070,1379590 5226030,1379640 5226000)');&#13;&#13;INSERT INTO &#13;  cloture (&#13;    id,&#13;    geometry_asewkt)&#13;  VALUES (&#13;    'M31_P',&#13;    'SRID=3946;LINESTRING(1379500 5226100,1379550 5226070,1379590 5226030,1379640 5226000)');&#13;&#13;" calcext:value-type="string">
            <text:p>INSERT INTO  <text:s/>cloture ( <text:s text:c="3"/>id, <text:s text:c="3"/>geometry_asewkt) <text:s/>VALUES ( <text:s text:c="3"/>'M31_O', <text:s text:c="3"/>'SRID=3946;LINESTRING(1379500 5226100,1379550 5226070,1379590 5226030,1379640 5226000)');INSERT INTO  <text:s/>cloture ( <text:s text:c="3"/>id, <text:s text:c="3"/>geometry_asewkt) <text:s/>VALUES ( <text:s text:c="3"/>'M31_P', <text:s text:c="3"/>'SRID=3946;LINESTRING(1379500 5226100,1379550 5226070,1379590 5226030,1379640 5226000)');</text:p>
          </table:table-cell>
        </table:table-row>
        <table:table-row table:style-name="ro1">
          <table:table-cell table:style-name="ce5" table:formula="of:=CONCATENATE([$case_00140_00100.$A14];[.A$2])" office:value-type="string" office:string-value="M32_O" calcext:value-type="string">
            <text:p>M32_O</text:p>
          </table:table-cell>
          <table:table-cell table:style-name="ce5" table:formula="of:=[$case_00140_00100.$B14]+[.B$2]" office:value-type="float" office:value="1379640" calcext:value-type="float">
            <text:p>1379640</text:p>
          </table:table-cell>
          <table:table-cell table:style-name="ce5" table:formula="of:=[$case_00140_00100.$C14]+[.C$2]" office:value-type="float" office:value="5226100" calcext:value-type="float">
            <text:p>5226100</text:p>
          </table:table-cell>
          <table:table-cell table:style-name="ce5" table:formula="of:=[$case_00140_00100.$B14]+[.D$2]" office:value-type="float" office:value="1379690" calcext:value-type="float">
            <text:p>1379690</text:p>
          </table:table-cell>
          <table:table-cell table:style-name="ce5" table:formula="of:=[$case_00140_00100.$C14]+[.E$2]" office:value-type="float" office:value="5226070" calcext:value-type="float">
            <text:p>5226070</text:p>
          </table:table-cell>
          <table:table-cell table:style-name="ce5" table:formula="of:=[$case_00140_00100.$B14]+[.F$2]" office:value-type="float" office:value="1379730" calcext:value-type="float">
            <text:p>1379730</text:p>
          </table:table-cell>
          <table:table-cell table:style-name="ce5" table:formula="of:=[$case_00140_00100.$C14]+[.G$2]" office:value-type="float" office:value="5226030" calcext:value-type="float">
            <text:p>5226030</text:p>
          </table:table-cell>
          <table:table-cell table:style-name="ce5" table:formula="of:=[$case_00140_00100.$B14]+[.H$2]" office:value-type="float" office:value="1379780" calcext:value-type="float">
            <text:p>1379780</text:p>
          </table:table-cell>
          <table:table-cell table:style-name="ce5" table:formula="of:=[$case_00140_00100.$C14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4];&quot;',&quot;;CHAR(13);&quot;    'SRID=3946;LINESTRING(&quot;;[.B14];&quot; &quot;;[.C14];&quot;,&quot;;[.D14];&quot; &quot;;[.E14];&quot;,&quot;;[.F14];&quot; &quot;;[.G14];&quot;,&quot;;[.H14];&quot; &quot;;[.I14];&quot;)');&quot;;CHAR(13))" office:value-type="string" office:string-value="INSERT INTO &#13;  cloture (&#13;    id,&#13;    geometry_asewkt)&#13;  VALUES (&#13;    'M32_O',&#13;    'SRID=3946;LINESTRING(1379640 5226100,1379690 5226070,1379730 5226030,1379780 5226000)');&#13;" calcext:value-type="string">
            <text:p>INSERT INTO  <text:s/>cloture ( <text:s text:c="3"/>id, <text:s text:c="3"/>geometry_asewkt) <text:s/>VALUES ( <text:s text:c="3"/>'M32_O', <text:s text:c="3"/>'SRID=3946;LINESTRING(1379640 5226100,1379690 5226070,1379730 5226030,1379780 5226000)');</text:p>
          </table:table-cell>
          <table:table-cell table:style-name="ce5" table:formula="of:=CONCATENATE([$case_00140_00100.$A14];[.K$2])" office:value-type="string" office:string-value="M32_P" calcext:value-type="string">
            <text:p>M32_P</text:p>
          </table:table-cell>
          <table:table-cell table:style-name="ce5" table:formula="of:=[$case_00140_00100.$B14]+[.L$2]" office:value-type="float" office:value="1379640" calcext:value-type="float">
            <text:p>1379640</text:p>
          </table:table-cell>
          <table:table-cell table:style-name="ce5" table:formula="of:=[$case_00140_00100.$C14]+[.M$2]" office:value-type="float" office:value="5226100" calcext:value-type="float">
            <text:p>5226100</text:p>
          </table:table-cell>
          <table:table-cell table:style-name="ce5" table:formula="of:=[$case_00140_00100.$B14]+[.N$2]" office:value-type="float" office:value="1379690" calcext:value-type="float">
            <text:p>1379690</text:p>
          </table:table-cell>
          <table:table-cell table:style-name="ce5" table:formula="of:=[$case_00140_00100.$C14]+[.O$2]" office:value-type="float" office:value="5226070" calcext:value-type="float">
            <text:p>5226070</text:p>
          </table:table-cell>
          <table:table-cell table:style-name="ce5" table:formula="of:=[$case_00140_00100.$B14]+[.P$2]" office:value-type="float" office:value="1379730" calcext:value-type="float">
            <text:p>1379730</text:p>
          </table:table-cell>
          <table:table-cell table:style-name="ce5" table:formula="of:=[$case_00140_00100.$C14]+[.Q$2]" office:value-type="float" office:value="5226030" calcext:value-type="float">
            <text:p>5226030</text:p>
          </table:table-cell>
          <table:table-cell table:style-name="ce5" table:formula="of:=[$case_00140_00100.$B14]+[.R$2]" office:value-type="float" office:value="1379780" calcext:value-type="float">
            <text:p>1379780</text:p>
          </table:table-cell>
          <table:table-cell table:style-name="ce5" table:formula="of:=[$case_00140_00100.$C14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4];&quot;',&quot;;CHAR(13);&quot;    'SRID=3946;LINESTRING(&quot;;[.L14];&quot; &quot;;[.M14];&quot;,&quot;;[.N14];&quot; &quot;;[.O14];&quot;,&quot;;[.P14];&quot; &quot;;[.Q14];&quot;,&quot;;[.R14];&quot; &quot;;[.S14];&quot;)');&quot;;CHAR(13))" office:value-type="string" office:string-value="INSERT INTO &#13;  cloture (&#13;    id,&#13;    geometry_asewkt)&#13;  VALUES (&#13;    'M32_P',&#13;    'SRID=3946;LINESTRING(1379640 5226100,1379690 5226070,1379730 5226030,1379780 5226000)');&#13;" calcext:value-type="string">
            <text:p>INSERT INTO  <text:s/>cloture ( <text:s text:c="3"/>id, <text:s text:c="3"/>geometry_asewkt) <text:s/>VALUES ( <text:s text:c="3"/>'M32_P', <text:s text:c="3"/>'SRID=3946;LINESTRING(1379640 5226100,1379690 5226070,1379730 5226030,1379780 5226000)');</text:p>
          </table:table-cell>
          <table:table-cell table:formula="of:=CONCATENATE([.J14];CHAR(13);[.T14];CHAR(13))" office:value-type="string" office:string-value="INSERT INTO &#13;  cloture (&#13;    id,&#13;    geometry_asewkt)&#13;  VALUES (&#13;    'M32_O',&#13;    'SRID=3946;LINESTRING(1379640 5226100,1379690 5226070,1379730 5226030,1379780 5226000)');&#13;&#13;INSERT INTO &#13;  cloture (&#13;    id,&#13;    geometry_asewkt)&#13;  VALUES (&#13;    'M32_P',&#13;    'SRID=3946;LINESTRING(1379640 5226100,1379690 5226070,1379730 5226030,1379780 5226000)');&#13;&#13;" calcext:value-type="string">
            <text:p>INSERT INTO  <text:s/>cloture ( <text:s text:c="3"/>id, <text:s text:c="3"/>geometry_asewkt) <text:s/>VALUES ( <text:s text:c="3"/>'M32_O', <text:s text:c="3"/>'SRID=3946;LINESTRING(1379640 5226100,1379690 5226070,1379730 5226030,1379780 5226000)');INSERT INTO  <text:s/>cloture ( <text:s text:c="3"/>id, <text:s text:c="3"/>geometry_asewkt) <text:s/>VALUES ( <text:s text:c="3"/>'M32_P', <text:s text:c="3"/>'SRID=3946;LINESTRING(1379640 5226100,1379690 5226070,1379730 5226030,1379780 5226000)');</text:p>
          </table:table-cell>
        </table:table-row>
        <table:table-row table:style-name="ro1">
          <table:table-cell table:style-name="ce5" table:formula="of:=CONCATENATE([$case_00140_00100.$A15];[.A$2])" office:value-type="string" office:string-value="M33_O" calcext:value-type="string">
            <text:p>M33_O</text:p>
          </table:table-cell>
          <table:table-cell table:style-name="ce5" table:formula="of:=[$case_00140_00100.$B15]+[.B$2]" office:value-type="float" office:value="1379780" calcext:value-type="float">
            <text:p>1379780</text:p>
          </table:table-cell>
          <table:table-cell table:style-name="ce5" table:formula="of:=[$case_00140_00100.$C15]+[.C$2]" office:value-type="float" office:value="5226100" calcext:value-type="float">
            <text:p>5226100</text:p>
          </table:table-cell>
          <table:table-cell table:style-name="ce5" table:formula="of:=[$case_00140_00100.$B15]+[.D$2]" office:value-type="float" office:value="1379830" calcext:value-type="float">
            <text:p>1379830</text:p>
          </table:table-cell>
          <table:table-cell table:style-name="ce5" table:formula="of:=[$case_00140_00100.$C15]+[.E$2]" office:value-type="float" office:value="5226070" calcext:value-type="float">
            <text:p>5226070</text:p>
          </table:table-cell>
          <table:table-cell table:style-name="ce5" table:formula="of:=[$case_00140_00100.$B15]+[.F$2]" office:value-type="float" office:value="1379870" calcext:value-type="float">
            <text:p>1379870</text:p>
          </table:table-cell>
          <table:table-cell table:style-name="ce5" table:formula="of:=[$case_00140_00100.$C15]+[.G$2]" office:value-type="float" office:value="5226030" calcext:value-type="float">
            <text:p>5226030</text:p>
          </table:table-cell>
          <table:table-cell table:style-name="ce5" table:formula="of:=[$case_00140_00100.$B15]+[.H$2]" office:value-type="float" office:value="1379920" calcext:value-type="float">
            <text:p>1379920</text:p>
          </table:table-cell>
          <table:table-cell table:style-name="ce5" table:formula="of:=[$case_00140_00100.$C15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5];&quot;',&quot;;CHAR(13);&quot;    'SRID=3946;LINESTRING(&quot;;[.B15];&quot; &quot;;[.C15];&quot;,&quot;;[.D15];&quot; &quot;;[.E15];&quot;,&quot;;[.F15];&quot; &quot;;[.G15];&quot;,&quot;;[.H15];&quot; &quot;;[.I15];&quot;)');&quot;;CHAR(13))" office:value-type="string" office:string-value="INSERT INTO &#13;  cloture (&#13;    id,&#13;    geometry_asewkt)&#13;  VALUES (&#13;    'M33_O',&#13;    'SRID=3946;LINESTRING(1379780 5226100,1379830 5226070,1379870 5226030,1379920 5226000)');&#13;" calcext:value-type="string">
            <text:p>INSERT INTO  <text:s/>cloture ( <text:s text:c="3"/>id, <text:s text:c="3"/>geometry_asewkt) <text:s/>VALUES ( <text:s text:c="3"/>'M33_O', <text:s text:c="3"/>'SRID=3946;LINESTRING(1379780 5226100,1379830 5226070,1379870 5226030,1379920 5226000)');</text:p>
          </table:table-cell>
          <table:table-cell table:style-name="ce5" table:formula="of:=CONCATENATE([$case_00140_00100.$A15];[.K$2])" office:value-type="string" office:string-value="M33_P" calcext:value-type="string">
            <text:p>M33_P</text:p>
          </table:table-cell>
          <table:table-cell table:style-name="ce5" table:formula="of:=[$case_00140_00100.$B15]+[.L$2]" office:value-type="float" office:value="1379780" calcext:value-type="float">
            <text:p>1379780</text:p>
          </table:table-cell>
          <table:table-cell table:style-name="ce5" table:formula="of:=[$case_00140_00100.$C15]+[.M$2]" office:value-type="float" office:value="5226100" calcext:value-type="float">
            <text:p>5226100</text:p>
          </table:table-cell>
          <table:table-cell table:style-name="ce5" table:formula="of:=[$case_00140_00100.$B15]+[.N$2]" office:value-type="float" office:value="1379830" calcext:value-type="float">
            <text:p>1379830</text:p>
          </table:table-cell>
          <table:table-cell table:style-name="ce5" table:formula="of:=[$case_00140_00100.$C15]+[.O$2]" office:value-type="float" office:value="5226070" calcext:value-type="float">
            <text:p>5226070</text:p>
          </table:table-cell>
          <table:table-cell table:style-name="ce5" table:formula="of:=[$case_00140_00100.$B15]+[.P$2]" office:value-type="float" office:value="1379870" calcext:value-type="float">
            <text:p>1379870</text:p>
          </table:table-cell>
          <table:table-cell table:style-name="ce5" table:formula="of:=[$case_00140_00100.$C15]+[.Q$2]" office:value-type="float" office:value="5226030" calcext:value-type="float">
            <text:p>5226030</text:p>
          </table:table-cell>
          <table:table-cell table:style-name="ce5" table:formula="of:=[$case_00140_00100.$B15]+[.R$2]" office:value-type="float" office:value="1379920" calcext:value-type="float">
            <text:p>1379920</text:p>
          </table:table-cell>
          <table:table-cell table:style-name="ce5" table:formula="of:=[$case_00140_00100.$C15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5];&quot;',&quot;;CHAR(13);&quot;    'SRID=3946;LINESTRING(&quot;;[.L15];&quot; &quot;;[.M15];&quot;,&quot;;[.N15];&quot; &quot;;[.O15];&quot;,&quot;;[.P15];&quot; &quot;;[.Q15];&quot;,&quot;;[.R15];&quot; &quot;;[.S15];&quot;)');&quot;;CHAR(13))" office:value-type="string" office:string-value="INSERT INTO &#13;  cloture (&#13;    id,&#13;    geometry_asewkt)&#13;  VALUES (&#13;    'M33_P',&#13;    'SRID=3946;LINESTRING(1379780 5226100,1379830 5226070,1379870 5226030,1379920 5226000)');&#13;" calcext:value-type="string">
            <text:p>INSERT INTO  <text:s/>cloture ( <text:s text:c="3"/>id, <text:s text:c="3"/>geometry_asewkt) <text:s/>VALUES ( <text:s text:c="3"/>'M33_P', <text:s text:c="3"/>'SRID=3946;LINESTRING(1379780 5226100,1379830 5226070,1379870 5226030,1379920 5226000)');</text:p>
          </table:table-cell>
          <table:table-cell table:formula="of:=CONCATENATE([.J15];CHAR(13);[.T15];CHAR(13))" office:value-type="string" office:string-value="INSERT INTO &#13;  cloture (&#13;    id,&#13;    geometry_asewkt)&#13;  VALUES (&#13;    'M33_O',&#13;    'SRID=3946;LINESTRING(1379780 5226100,1379830 5226070,1379870 5226030,1379920 5226000)');&#13;&#13;INSERT INTO &#13;  cloture (&#13;    id,&#13;    geometry_asewkt)&#13;  VALUES (&#13;    'M33_P',&#13;    'SRID=3946;LINESTRING(1379780 5226100,1379830 5226070,1379870 5226030,1379920 5226000)');&#13;&#13;" calcext:value-type="string">
            <text:p>INSERT INTO  <text:s/>cloture ( <text:s text:c="3"/>id, <text:s text:c="3"/>geometry_asewkt) <text:s/>VALUES ( <text:s text:c="3"/>'M33_O', <text:s text:c="3"/>'SRID=3946;LINESTRING(1379780 5226100,1379830 5226070,1379870 5226030,1379920 5226000)');INSERT INTO  <text:s/>cloture ( <text:s text:c="3"/>id, <text:s text:c="3"/>geometry_asewkt) <text:s/>VALUES ( <text:s text:c="3"/>'M33_P', <text:s text:c="3"/>'SRID=3946;LINESTRING(1379780 5226100,1379830 5226070,1379870 5226030,1379920 5226000)');</text:p>
          </table:table-cell>
        </table:table-row>
        <table:table-row table:style-name="ro1">
          <table:table-cell table:style-name="ce5" table:formula="of:=CONCATENATE([$case_00140_00100.$A16];[.A$2])" office:value-type="string" office:string-value="M34_O" calcext:value-type="string">
            <text:p>M34_O</text:p>
          </table:table-cell>
          <table:table-cell table:style-name="ce5" table:formula="of:=[$case_00140_00100.$B16]+[.B$2]" office:value-type="float" office:value="1379920" calcext:value-type="float">
            <text:p>1379920</text:p>
          </table:table-cell>
          <table:table-cell table:style-name="ce5" table:formula="of:=[$case_00140_00100.$C16]+[.C$2]" office:value-type="float" office:value="5226100" calcext:value-type="float">
            <text:p>5226100</text:p>
          </table:table-cell>
          <table:table-cell table:style-name="ce5" table:formula="of:=[$case_00140_00100.$B16]+[.D$2]" office:value-type="float" office:value="1379970" calcext:value-type="float">
            <text:p>1379970</text:p>
          </table:table-cell>
          <table:table-cell table:style-name="ce5" table:formula="of:=[$case_00140_00100.$C16]+[.E$2]" office:value-type="float" office:value="5226070" calcext:value-type="float">
            <text:p>5226070</text:p>
          </table:table-cell>
          <table:table-cell table:style-name="ce5" table:formula="of:=[$case_00140_00100.$B16]+[.F$2]" office:value-type="float" office:value="1380010" calcext:value-type="float">
            <text:p>1380010</text:p>
          </table:table-cell>
          <table:table-cell table:style-name="ce5" table:formula="of:=[$case_00140_00100.$C16]+[.G$2]" office:value-type="float" office:value="5226030" calcext:value-type="float">
            <text:p>5226030</text:p>
          </table:table-cell>
          <table:table-cell table:style-name="ce5" table:formula="of:=[$case_00140_00100.$B16]+[.H$2]" office:value-type="float" office:value="1380060" calcext:value-type="float">
            <text:p>1380060</text:p>
          </table:table-cell>
          <table:table-cell table:style-name="ce5" table:formula="of:=[$case_00140_00100.$C16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6];&quot;',&quot;;CHAR(13);&quot;    'SRID=3946;LINESTRING(&quot;;[.B16];&quot; &quot;;[.C16];&quot;,&quot;;[.D16];&quot; &quot;;[.E16];&quot;,&quot;;[.F16];&quot; &quot;;[.G16];&quot;,&quot;;[.H16];&quot; &quot;;[.I16];&quot;)');&quot;;CHAR(13))" office:value-type="string" office:string-value="INSERT INTO &#13;  cloture (&#13;    id,&#13;    geometry_asewkt)&#13;  VALUES (&#13;    'M34_O',&#13;    'SRID=3946;LINESTRING(1379920 5226100,1379970 5226070,1380010 5226030,1380060 5226000)');&#13;" calcext:value-type="string">
            <text:p>INSERT INTO  <text:s/>cloture ( <text:s text:c="3"/>id, <text:s text:c="3"/>geometry_asewkt) <text:s/>VALUES ( <text:s text:c="3"/>'M34_O', <text:s text:c="3"/>'SRID=3946;LINESTRING(1379920 5226100,1379970 5226070,1380010 5226030,1380060 5226000)');</text:p>
          </table:table-cell>
          <table:table-cell table:style-name="ce5" table:formula="of:=CONCATENATE([$case_00140_00100.$A16];[.K$2])" office:value-type="string" office:string-value="M34_P" calcext:value-type="string">
            <text:p>M34_P</text:p>
          </table:table-cell>
          <table:table-cell table:style-name="ce5" table:formula="of:=[$case_00140_00100.$B16]+[.L$2]" office:value-type="float" office:value="1379920" calcext:value-type="float">
            <text:p>1379920</text:p>
          </table:table-cell>
          <table:table-cell table:style-name="ce5" table:formula="of:=[$case_00140_00100.$C16]+[.M$2]" office:value-type="float" office:value="5226100" calcext:value-type="float">
            <text:p>5226100</text:p>
          </table:table-cell>
          <table:table-cell table:style-name="ce5" table:formula="of:=[$case_00140_00100.$B16]+[.N$2]" office:value-type="float" office:value="1379970" calcext:value-type="float">
            <text:p>1379970</text:p>
          </table:table-cell>
          <table:table-cell table:style-name="ce5" table:formula="of:=[$case_00140_00100.$C16]+[.O$2]" office:value-type="float" office:value="5226070" calcext:value-type="float">
            <text:p>5226070</text:p>
          </table:table-cell>
          <table:table-cell table:style-name="ce5" table:formula="of:=[$case_00140_00100.$B16]+[.P$2]" office:value-type="float" office:value="1380010" calcext:value-type="float">
            <text:p>1380010</text:p>
          </table:table-cell>
          <table:table-cell table:style-name="ce5" table:formula="of:=[$case_00140_00100.$C16]+[.Q$2]" office:value-type="float" office:value="5226030" calcext:value-type="float">
            <text:p>5226030</text:p>
          </table:table-cell>
          <table:table-cell table:style-name="ce5" table:formula="of:=[$case_00140_00100.$B16]+[.R$2]" office:value-type="float" office:value="1380060" calcext:value-type="float">
            <text:p>1380060</text:p>
          </table:table-cell>
          <table:table-cell table:style-name="ce5" table:formula="of:=[$case_00140_00100.$C16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6];&quot;',&quot;;CHAR(13);&quot;    'SRID=3946;LINESTRING(&quot;;[.L16];&quot; &quot;;[.M16];&quot;,&quot;;[.N16];&quot; &quot;;[.O16];&quot;,&quot;;[.P16];&quot; &quot;;[.Q16];&quot;,&quot;;[.R16];&quot; &quot;;[.S16];&quot;)');&quot;;CHAR(13))" office:value-type="string" office:string-value="INSERT INTO &#13;  cloture (&#13;    id,&#13;    geometry_asewkt)&#13;  VALUES (&#13;    'M34_P',&#13;    'SRID=3946;LINESTRING(1379920 5226100,1379970 5226070,1380010 5226030,1380060 5226000)');&#13;" calcext:value-type="string">
            <text:p>INSERT INTO  <text:s/>cloture ( <text:s text:c="3"/>id, <text:s text:c="3"/>geometry_asewkt) <text:s/>VALUES ( <text:s text:c="3"/>'M34_P', <text:s text:c="3"/>'SRID=3946;LINESTRING(1379920 5226100,1379970 5226070,1380010 5226030,1380060 5226000)');</text:p>
          </table:table-cell>
          <table:table-cell table:formula="of:=CONCATENATE([.J16];CHAR(13);[.T16];CHAR(13))" office:value-type="string" office:string-value="INSERT INTO &#13;  cloture (&#13;    id,&#13;    geometry_asewkt)&#13;  VALUES (&#13;    'M34_O',&#13;    'SRID=3946;LINESTRING(1379920 5226100,1379970 5226070,1380010 5226030,1380060 5226000)');&#13;&#13;INSERT INTO &#13;  cloture (&#13;    id,&#13;    geometry_asewkt)&#13;  VALUES (&#13;    'M34_P',&#13;    'SRID=3946;LINESTRING(1379920 5226100,1379970 5226070,1380010 5226030,1380060 5226000)');&#13;&#13;" calcext:value-type="string">
            <text:p>INSERT INTO  <text:s/>cloture ( <text:s text:c="3"/>id, <text:s text:c="3"/>geometry_asewkt) <text:s/>VALUES ( <text:s text:c="3"/>'M34_O', <text:s text:c="3"/>'SRID=3946;LINESTRING(1379920 5226100,1379970 5226070,1380010 5226030,1380060 5226000)');INSERT INTO  <text:s/>cloture ( <text:s text:c="3"/>id, <text:s text:c="3"/>geometry_asewkt) <text:s/>VALUES ( <text:s text:c="3"/>'M34_P', <text:s text:c="3"/>'SRID=3946;LINESTRING(1379920 5226100,1379970 5226070,1380010 5226030,1380060 5226000)');</text:p>
          </table:table-cell>
        </table:table-row>
        <table:table-row table:style-name="ro1">
          <table:table-cell table:style-name="ce5" table:formula="of:=CONCATENATE([$case_00140_00100.$A17];[.A$2])" office:value-type="string" office:string-value="M35_O" calcext:value-type="string">
            <text:p>M35_O</text:p>
          </table:table-cell>
          <table:table-cell table:style-name="ce5" table:formula="of:=[$case_00140_00100.$B17]+[.B$2]" office:value-type="float" office:value="1380060" calcext:value-type="float">
            <text:p>1380060</text:p>
          </table:table-cell>
          <table:table-cell table:style-name="ce5" table:formula="of:=[$case_00140_00100.$C17]+[.C$2]" office:value-type="float" office:value="5226100" calcext:value-type="float">
            <text:p>5226100</text:p>
          </table:table-cell>
          <table:table-cell table:style-name="ce5" table:formula="of:=[$case_00140_00100.$B17]+[.D$2]" office:value-type="float" office:value="1380110" calcext:value-type="float">
            <text:p>1380110</text:p>
          </table:table-cell>
          <table:table-cell table:style-name="ce5" table:formula="of:=[$case_00140_00100.$C17]+[.E$2]" office:value-type="float" office:value="5226070" calcext:value-type="float">
            <text:p>5226070</text:p>
          </table:table-cell>
          <table:table-cell table:style-name="ce5" table:formula="of:=[$case_00140_00100.$B17]+[.F$2]" office:value-type="float" office:value="1380150" calcext:value-type="float">
            <text:p>1380150</text:p>
          </table:table-cell>
          <table:table-cell table:style-name="ce5" table:formula="of:=[$case_00140_00100.$C17]+[.G$2]" office:value-type="float" office:value="5226030" calcext:value-type="float">
            <text:p>5226030</text:p>
          </table:table-cell>
          <table:table-cell table:style-name="ce5" table:formula="of:=[$case_00140_00100.$B17]+[.H$2]" office:value-type="float" office:value="1380200" calcext:value-type="float">
            <text:p>1380200</text:p>
          </table:table-cell>
          <table:table-cell table:style-name="ce5" table:formula="of:=[$case_00140_00100.$C17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7];&quot;',&quot;;CHAR(13);&quot;    'SRID=3946;LINESTRING(&quot;;[.B17];&quot; &quot;;[.C17];&quot;,&quot;;[.D17];&quot; &quot;;[.E17];&quot;,&quot;;[.F17];&quot; &quot;;[.G17];&quot;,&quot;;[.H17];&quot; &quot;;[.I17];&quot;)');&quot;;CHAR(13))" office:value-type="string" office:string-value="INSERT INTO &#13;  cloture (&#13;    id,&#13;    geometry_asewkt)&#13;  VALUES (&#13;    'M35_O',&#13;    'SRID=3946;LINESTRING(1380060 5226100,1380110 5226070,1380150 5226030,1380200 5226000)');&#13;" calcext:value-type="string">
            <text:p>INSERT INTO  <text:s/>cloture ( <text:s text:c="3"/>id, <text:s text:c="3"/>geometry_asewkt) <text:s/>VALUES ( <text:s text:c="3"/>'M35_O', <text:s text:c="3"/>'SRID=3946;LINESTRING(1380060 5226100,1380110 5226070,1380150 5226030,1380200 5226000)');</text:p>
          </table:table-cell>
          <table:table-cell table:style-name="ce5" table:formula="of:=CONCATENATE([$case_00140_00100.$A17];[.K$2])" office:value-type="string" office:string-value="M35_P" calcext:value-type="string">
            <text:p>M35_P</text:p>
          </table:table-cell>
          <table:table-cell table:style-name="ce5" table:formula="of:=[$case_00140_00100.$B17]+[.L$2]" office:value-type="float" office:value="1380060" calcext:value-type="float">
            <text:p>1380060</text:p>
          </table:table-cell>
          <table:table-cell table:style-name="ce5" table:formula="of:=[$case_00140_00100.$C17]+[.M$2]" office:value-type="float" office:value="5226100" calcext:value-type="float">
            <text:p>5226100</text:p>
          </table:table-cell>
          <table:table-cell table:style-name="ce5" table:formula="of:=[$case_00140_00100.$B17]+[.N$2]" office:value-type="float" office:value="1380110" calcext:value-type="float">
            <text:p>1380110</text:p>
          </table:table-cell>
          <table:table-cell table:style-name="ce5" table:formula="of:=[$case_00140_00100.$C17]+[.O$2]" office:value-type="float" office:value="5226070" calcext:value-type="float">
            <text:p>5226070</text:p>
          </table:table-cell>
          <table:table-cell table:style-name="ce5" table:formula="of:=[$case_00140_00100.$B17]+[.P$2]" office:value-type="float" office:value="1380150" calcext:value-type="float">
            <text:p>1380150</text:p>
          </table:table-cell>
          <table:table-cell table:style-name="ce5" table:formula="of:=[$case_00140_00100.$C17]+[.Q$2]" office:value-type="float" office:value="5226030" calcext:value-type="float">
            <text:p>5226030</text:p>
          </table:table-cell>
          <table:table-cell table:style-name="ce5" table:formula="of:=[$case_00140_00100.$B17]+[.R$2]" office:value-type="float" office:value="1380200" calcext:value-type="float">
            <text:p>1380200</text:p>
          </table:table-cell>
          <table:table-cell table:style-name="ce5" table:formula="of:=[$case_00140_00100.$C17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7];&quot;',&quot;;CHAR(13);&quot;    'SRID=3946;LINESTRING(&quot;;[.L17];&quot; &quot;;[.M17];&quot;,&quot;;[.N17];&quot; &quot;;[.O17];&quot;,&quot;;[.P17];&quot; &quot;;[.Q17];&quot;,&quot;;[.R17];&quot; &quot;;[.S17];&quot;)');&quot;;CHAR(13))" office:value-type="string" office:string-value="INSERT INTO &#13;  cloture (&#13;    id,&#13;    geometry_asewkt)&#13;  VALUES (&#13;    'M35_P',&#13;    'SRID=3946;LINESTRING(1380060 5226100,1380110 5226070,1380150 5226030,1380200 5226000)');&#13;" calcext:value-type="string">
            <text:p>INSERT INTO  <text:s/>cloture ( <text:s text:c="3"/>id, <text:s text:c="3"/>geometry_asewkt) <text:s/>VALUES ( <text:s text:c="3"/>'M35_P', <text:s text:c="3"/>'SRID=3946;LINESTRING(1380060 5226100,1380110 5226070,1380150 5226030,1380200 5226000)');</text:p>
          </table:table-cell>
          <table:table-cell table:formula="of:=CONCATENATE([.J17];CHAR(13);[.T17];CHAR(13))" office:value-type="string" office:string-value="INSERT INTO &#13;  cloture (&#13;    id,&#13;    geometry_asewkt)&#13;  VALUES (&#13;    'M35_O',&#13;    'SRID=3946;LINESTRING(1380060 5226100,1380110 5226070,1380150 5226030,1380200 5226000)');&#13;&#13;INSERT INTO &#13;  cloture (&#13;    id,&#13;    geometry_asewkt)&#13;  VALUES (&#13;    'M35_P',&#13;    'SRID=3946;LINESTRING(1380060 5226100,1380110 5226070,1380150 5226030,1380200 5226000)');&#13;&#13;" calcext:value-type="string">
            <text:p>INSERT INTO  <text:s/>cloture ( <text:s text:c="3"/>id, <text:s text:c="3"/>geometry_asewkt) <text:s/>VALUES ( <text:s text:c="3"/>'M35_O', <text:s text:c="3"/>'SRID=3946;LINESTRING(1380060 5226100,1380110 5226070,1380150 5226030,1380200 5226000)');INSERT INTO  <text:s/>cloture ( <text:s text:c="3"/>id, <text:s text:c="3"/>geometry_asewkt) <text:s/>VALUES ( <text:s text:c="3"/>'M35_P', <text:s text:c="3"/>'SRID=3946;LINESTRING(1380060 5226100,1380110 5226070,1380150 5226030,1380200 5226000)');</text:p>
          </table:table-cell>
        </table:table-row>
        <table:table-row table:style-name="ro1">
          <table:table-cell table:style-name="ce5" table:formula="of:=CONCATENATE([$case_00140_00100.$A18];[.A$2])" office:value-type="string" office:string-value="M41_O" calcext:value-type="string">
            <text:p>M41_O</text:p>
          </table:table-cell>
          <table:table-cell table:style-name="ce5" table:formula="of:=[$case_00140_00100.$B18]+[.B$2]" office:value-type="float" office:value="1379500" calcext:value-type="float">
            <text:p>1379500</text:p>
          </table:table-cell>
          <table:table-cell table:style-name="ce5" table:formula="of:=[$case_00140_00100.$C18]+[.C$2]" office:value-type="float" office:value="5226000" calcext:value-type="float">
            <text:p>5226000</text:p>
          </table:table-cell>
          <table:table-cell table:style-name="ce5" table:formula="of:=[$case_00140_00100.$B18]+[.D$2]" office:value-type="float" office:value="1379550" calcext:value-type="float">
            <text:p>1379550</text:p>
          </table:table-cell>
          <table:table-cell table:style-name="ce5" table:formula="of:=[$case_00140_00100.$C18]+[.E$2]" office:value-type="float" office:value="5225970" calcext:value-type="float">
            <text:p>5225970</text:p>
          </table:table-cell>
          <table:table-cell table:style-name="ce5" table:formula="of:=[$case_00140_00100.$B18]+[.F$2]" office:value-type="float" office:value="1379590" calcext:value-type="float">
            <text:p>1379590</text:p>
          </table:table-cell>
          <table:table-cell table:style-name="ce5" table:formula="of:=[$case_00140_00100.$C18]+[.G$2]" office:value-type="float" office:value="5225930" calcext:value-type="float">
            <text:p>5225930</text:p>
          </table:table-cell>
          <table:table-cell table:style-name="ce5" table:formula="of:=[$case_00140_00100.$B18]+[.H$2]" office:value-type="float" office:value="1379640" calcext:value-type="float">
            <text:p>1379640</text:p>
          </table:table-cell>
          <table:table-cell table:style-name="ce5" table:formula="of:=[$case_00140_00100.$C18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18];&quot;',&quot;;CHAR(13);&quot;    'SRID=3946;LINESTRING(&quot;;[.B18];&quot; &quot;;[.C18];&quot;,&quot;;[.D18];&quot; &quot;;[.E18];&quot;,&quot;;[.F18];&quot; &quot;;[.G18];&quot;,&quot;;[.H18];&quot; &quot;;[.I18];&quot;)');&quot;;CHAR(13))" office:value-type="string" office:string-value="INSERT INTO &#13;  cloture (&#13;    id,&#13;    geometry_asewkt)&#13;  VALUES (&#13;    'M41_O',&#13;    'SRID=3946;LINESTRING(1379500 5226000,1379550 5225970,1379590 5225930,1379640 5225900)');&#13;" calcext:value-type="string">
            <text:p>INSERT INTO  <text:s/>cloture ( <text:s text:c="3"/>id, <text:s text:c="3"/>geometry_asewkt) <text:s/>VALUES ( <text:s text:c="3"/>'M41_O', <text:s text:c="3"/>'SRID=3946;LINESTRING(1379500 5226000,1379550 5225970,1379590 5225930,1379640 5225900)');</text:p>
          </table:table-cell>
          <table:table-cell table:style-name="ce5" table:formula="of:=CONCATENATE([$case_00140_00100.$A18];[.K$2])" office:value-type="string" office:string-value="M41_P" calcext:value-type="string">
            <text:p>M41_P</text:p>
          </table:table-cell>
          <table:table-cell table:style-name="ce5" table:formula="of:=[$case_00140_00100.$B18]+[.L$2]" office:value-type="float" office:value="1379500" calcext:value-type="float">
            <text:p>1379500</text:p>
          </table:table-cell>
          <table:table-cell table:style-name="ce5" table:formula="of:=[$case_00140_00100.$C18]+[.M$2]" office:value-type="float" office:value="5226000" calcext:value-type="float">
            <text:p>5226000</text:p>
          </table:table-cell>
          <table:table-cell table:style-name="ce5" table:formula="of:=[$case_00140_00100.$B18]+[.N$2]" office:value-type="float" office:value="1379550" calcext:value-type="float">
            <text:p>1379550</text:p>
          </table:table-cell>
          <table:table-cell table:style-name="ce5" table:formula="of:=[$case_00140_00100.$C18]+[.O$2]" office:value-type="float" office:value="5225970" calcext:value-type="float">
            <text:p>5225970</text:p>
          </table:table-cell>
          <table:table-cell table:style-name="ce5" table:formula="of:=[$case_00140_00100.$B18]+[.P$2]" office:value-type="float" office:value="1379590" calcext:value-type="float">
            <text:p>1379590</text:p>
          </table:table-cell>
          <table:table-cell table:style-name="ce5" table:formula="of:=[$case_00140_00100.$C18]+[.Q$2]" office:value-type="float" office:value="5225930" calcext:value-type="float">
            <text:p>5225930</text:p>
          </table:table-cell>
          <table:table-cell table:style-name="ce5" table:formula="of:=[$case_00140_00100.$B18]+[.R$2]" office:value-type="float" office:value="1379640" calcext:value-type="float">
            <text:p>1379640</text:p>
          </table:table-cell>
          <table:table-cell table:style-name="ce5" table:formula="of:=[$case_00140_00100.$C18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18];&quot;',&quot;;CHAR(13);&quot;    'SRID=3946;LINESTRING(&quot;;[.L18];&quot; &quot;;[.M18];&quot;,&quot;;[.N18];&quot; &quot;;[.O18];&quot;,&quot;;[.P18];&quot; &quot;;[.Q18];&quot;,&quot;;[.R18];&quot; &quot;;[.S18];&quot;)');&quot;;CHAR(13))" office:value-type="string" office:string-value="INSERT INTO &#13;  cloture (&#13;    id,&#13;    geometry_asewkt)&#13;  VALUES (&#13;    'M41_P',&#13;    'SRID=3946;LINESTRING(1379500 5226000,1379550 5225970,1379590 5225930,1379640 5225900)');&#13;" calcext:value-type="string">
            <text:p>INSERT INTO  <text:s/>cloture ( <text:s text:c="3"/>id, <text:s text:c="3"/>geometry_asewkt) <text:s/>VALUES ( <text:s text:c="3"/>'M41_P', <text:s text:c="3"/>'SRID=3946;LINESTRING(1379500 5226000,1379550 5225970,1379590 5225930,1379640 5225900)');</text:p>
          </table:table-cell>
          <table:table-cell table:formula="of:=CONCATENATE([.J18];CHAR(13);[.T18];CHAR(13))" office:value-type="string" office:string-value="INSERT INTO &#13;  cloture (&#13;    id,&#13;    geometry_asewkt)&#13;  VALUES (&#13;    'M41_O',&#13;    'SRID=3946;LINESTRING(1379500 5226000,1379550 5225970,1379590 5225930,1379640 5225900)');&#13;&#13;INSERT INTO &#13;  cloture (&#13;    id,&#13;    geometry_asewkt)&#13;  VALUES (&#13;    'M41_P',&#13;    'SRID=3946;LINESTRING(1379500 5226000,1379550 5225970,1379590 5225930,1379640 5225900)');&#13;&#13;" calcext:value-type="string">
            <text:p>INSERT INTO  <text:s/>cloture ( <text:s text:c="3"/>id, <text:s text:c="3"/>geometry_asewkt) <text:s/>VALUES ( <text:s text:c="3"/>'M41_O', <text:s text:c="3"/>'SRID=3946;LINESTRING(1379500 5226000,1379550 5225970,1379590 5225930,1379640 5225900)');INSERT INTO  <text:s/>cloture ( <text:s text:c="3"/>id, <text:s text:c="3"/>geometry_asewkt) <text:s/>VALUES ( <text:s text:c="3"/>'M41_P', <text:s text:c="3"/>'SRID=3946;LINESTRING(1379500 5226000,1379550 5225970,1379590 5225930,1379640 5225900)');</text:p>
          </table:table-cell>
        </table:table-row>
        <table:table-row table:style-name="ro1">
          <table:table-cell table:style-name="ce5" table:formula="of:=CONCATENATE([$case_00140_00100.$A19];[.A$2])" office:value-type="string" office:string-value="M42_O" calcext:value-type="string">
            <text:p>M42_O</text:p>
          </table:table-cell>
          <table:table-cell table:style-name="ce5" table:formula="of:=[$case_00140_00100.$B19]+[.B$2]" office:value-type="float" office:value="1379640" calcext:value-type="float">
            <text:p>1379640</text:p>
          </table:table-cell>
          <table:table-cell table:style-name="ce5" table:formula="of:=[$case_00140_00100.$C19]+[.C$2]" office:value-type="float" office:value="5226000" calcext:value-type="float">
            <text:p>5226000</text:p>
          </table:table-cell>
          <table:table-cell table:style-name="ce5" table:formula="of:=[$case_00140_00100.$B19]+[.D$2]" office:value-type="float" office:value="1379690" calcext:value-type="float">
            <text:p>1379690</text:p>
          </table:table-cell>
          <table:table-cell table:style-name="ce5" table:formula="of:=[$case_00140_00100.$C19]+[.E$2]" office:value-type="float" office:value="5225970" calcext:value-type="float">
            <text:p>5225970</text:p>
          </table:table-cell>
          <table:table-cell table:style-name="ce5" table:formula="of:=[$case_00140_00100.$B19]+[.F$2]" office:value-type="float" office:value="1379730" calcext:value-type="float">
            <text:p>1379730</text:p>
          </table:table-cell>
          <table:table-cell table:style-name="ce5" table:formula="of:=[$case_00140_00100.$C19]+[.G$2]" office:value-type="float" office:value="5225930" calcext:value-type="float">
            <text:p>5225930</text:p>
          </table:table-cell>
          <table:table-cell table:style-name="ce5" table:formula="of:=[$case_00140_00100.$B19]+[.H$2]" office:value-type="float" office:value="1379780" calcext:value-type="float">
            <text:p>1379780</text:p>
          </table:table-cell>
          <table:table-cell table:style-name="ce5" table:formula="of:=[$case_00140_00100.$C19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19];&quot;',&quot;;CHAR(13);&quot;    'SRID=3946;LINESTRING(&quot;;[.B19];&quot; &quot;;[.C19];&quot;,&quot;;[.D19];&quot; &quot;;[.E19];&quot;,&quot;;[.F19];&quot; &quot;;[.G19];&quot;,&quot;;[.H19];&quot; &quot;;[.I19];&quot;)');&quot;;CHAR(13))" office:value-type="string" office:string-value="INSERT INTO &#13;  cloture (&#13;    id,&#13;    geometry_asewkt)&#13;  VALUES (&#13;    'M42_O',&#13;    'SRID=3946;LINESTRING(1379640 5226000,1379690 5225970,1379730 5225930,1379780 5225900)');&#13;" calcext:value-type="string">
            <text:p>INSERT INTO  <text:s/>cloture ( <text:s text:c="3"/>id, <text:s text:c="3"/>geometry_asewkt) <text:s/>VALUES ( <text:s text:c="3"/>'M42_O', <text:s text:c="3"/>'SRID=3946;LINESTRING(1379640 5226000,1379690 5225970,1379730 5225930,1379780 5225900)');</text:p>
          </table:table-cell>
          <table:table-cell table:style-name="ce5" table:formula="of:=CONCATENATE([$case_00140_00100.$A19];[.K$2])" office:value-type="string" office:string-value="M42_P" calcext:value-type="string">
            <text:p>M42_P</text:p>
          </table:table-cell>
          <table:table-cell table:style-name="ce5" table:formula="of:=[$case_00140_00100.$B19]+[.L$2]" office:value-type="float" office:value="1379640" calcext:value-type="float">
            <text:p>1379640</text:p>
          </table:table-cell>
          <table:table-cell table:style-name="ce5" table:formula="of:=[$case_00140_00100.$C19]+[.M$2]" office:value-type="float" office:value="5226000" calcext:value-type="float">
            <text:p>5226000</text:p>
          </table:table-cell>
          <table:table-cell table:style-name="ce5" table:formula="of:=[$case_00140_00100.$B19]+[.N$2]" office:value-type="float" office:value="1379690" calcext:value-type="float">
            <text:p>1379690</text:p>
          </table:table-cell>
          <table:table-cell table:style-name="ce5" table:formula="of:=[$case_00140_00100.$C19]+[.O$2]" office:value-type="float" office:value="5225970" calcext:value-type="float">
            <text:p>5225970</text:p>
          </table:table-cell>
          <table:table-cell table:style-name="ce5" table:formula="of:=[$case_00140_00100.$B19]+[.P$2]" office:value-type="float" office:value="1379730" calcext:value-type="float">
            <text:p>1379730</text:p>
          </table:table-cell>
          <table:table-cell table:style-name="ce5" table:formula="of:=[$case_00140_00100.$C19]+[.Q$2]" office:value-type="float" office:value="5225930" calcext:value-type="float">
            <text:p>5225930</text:p>
          </table:table-cell>
          <table:table-cell table:style-name="ce5" table:formula="of:=[$case_00140_00100.$B19]+[.R$2]" office:value-type="float" office:value="1379780" calcext:value-type="float">
            <text:p>1379780</text:p>
          </table:table-cell>
          <table:table-cell table:style-name="ce5" table:formula="of:=[$case_00140_00100.$C19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19];&quot;',&quot;;CHAR(13);&quot;    'SRID=3946;LINESTRING(&quot;;[.L19];&quot; &quot;;[.M19];&quot;,&quot;;[.N19];&quot; &quot;;[.O19];&quot;,&quot;;[.P19];&quot; &quot;;[.Q19];&quot;,&quot;;[.R19];&quot; &quot;;[.S19];&quot;)');&quot;;CHAR(13))" office:value-type="string" office:string-value="INSERT INTO &#13;  cloture (&#13;    id,&#13;    geometry_asewkt)&#13;  VALUES (&#13;    'M42_P',&#13;    'SRID=3946;LINESTRING(1379640 5226000,1379690 5225970,1379730 5225930,1379780 5225900)');&#13;" calcext:value-type="string">
            <text:p>INSERT INTO  <text:s/>cloture ( <text:s text:c="3"/>id, <text:s text:c="3"/>geometry_asewkt) <text:s/>VALUES ( <text:s text:c="3"/>'M42_P', <text:s text:c="3"/>'SRID=3946;LINESTRING(1379640 5226000,1379690 5225970,1379730 5225930,1379780 5225900)');</text:p>
          </table:table-cell>
          <table:table-cell table:formula="of:=CONCATENATE([.J19];CHAR(13);[.T19];CHAR(13))" office:value-type="string" office:string-value="INSERT INTO &#13;  cloture (&#13;    id,&#13;    geometry_asewkt)&#13;  VALUES (&#13;    'M42_O',&#13;    'SRID=3946;LINESTRING(1379640 5226000,1379690 5225970,1379730 5225930,1379780 5225900)');&#13;&#13;INSERT INTO &#13;  cloture (&#13;    id,&#13;    geometry_asewkt)&#13;  VALUES (&#13;    'M42_P',&#13;    'SRID=3946;LINESTRING(1379640 5226000,1379690 5225970,1379730 5225930,1379780 5225900)');&#13;&#13;" calcext:value-type="string">
            <text:p>INSERT INTO  <text:s/>cloture ( <text:s text:c="3"/>id, <text:s text:c="3"/>geometry_asewkt) <text:s/>VALUES ( <text:s text:c="3"/>'M42_O', <text:s text:c="3"/>'SRID=3946;LINESTRING(1379640 5226000,1379690 5225970,1379730 5225930,1379780 5225900)');INSERT INTO  <text:s/>cloture ( <text:s text:c="3"/>id, <text:s text:c="3"/>geometry_asewkt) <text:s/>VALUES ( <text:s text:c="3"/>'M42_P', <text:s text:c="3"/>'SRID=3946;LINESTRING(1379640 5226000,1379690 5225970,1379730 5225930,1379780 5225900)');</text:p>
          </table:table-cell>
        </table:table-row>
        <table:table-row table:style-name="ro1">
          <table:table-cell table:style-name="ce5" table:formula="of:=CONCATENATE([$case_00140_00100.$A20];[.A$2])" office:value-type="string" office:string-value="M43_O" calcext:value-type="string">
            <text:p>M43_O</text:p>
          </table:table-cell>
          <table:table-cell table:style-name="ce5" table:formula="of:=[$case_00140_00100.$B20]+[.B$2]" office:value-type="float" office:value="1379780" calcext:value-type="float">
            <text:p>1379780</text:p>
          </table:table-cell>
          <table:table-cell table:style-name="ce5" table:formula="of:=[$case_00140_00100.$C20]+[.C$2]" office:value-type="float" office:value="5226000" calcext:value-type="float">
            <text:p>5226000</text:p>
          </table:table-cell>
          <table:table-cell table:style-name="ce5" table:formula="of:=[$case_00140_00100.$B20]+[.D$2]" office:value-type="float" office:value="1379830" calcext:value-type="float">
            <text:p>1379830</text:p>
          </table:table-cell>
          <table:table-cell table:style-name="ce5" table:formula="of:=[$case_00140_00100.$C20]+[.E$2]" office:value-type="float" office:value="5225970" calcext:value-type="float">
            <text:p>5225970</text:p>
          </table:table-cell>
          <table:table-cell table:style-name="ce5" table:formula="of:=[$case_00140_00100.$B20]+[.F$2]" office:value-type="float" office:value="1379870" calcext:value-type="float">
            <text:p>1379870</text:p>
          </table:table-cell>
          <table:table-cell table:style-name="ce5" table:formula="of:=[$case_00140_00100.$C20]+[.G$2]" office:value-type="float" office:value="5225930" calcext:value-type="float">
            <text:p>5225930</text:p>
          </table:table-cell>
          <table:table-cell table:style-name="ce5" table:formula="of:=[$case_00140_00100.$B20]+[.H$2]" office:value-type="float" office:value="1379920" calcext:value-type="float">
            <text:p>1379920</text:p>
          </table:table-cell>
          <table:table-cell table:style-name="ce5" table:formula="of:=[$case_00140_00100.$C20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20];&quot;',&quot;;CHAR(13);&quot;    'SRID=3946;LINESTRING(&quot;;[.B20];&quot; &quot;;[.C20];&quot;,&quot;;[.D20];&quot; &quot;;[.E20];&quot;,&quot;;[.F20];&quot; &quot;;[.G20];&quot;,&quot;;[.H20];&quot; &quot;;[.I20];&quot;)');&quot;;CHAR(13))" office:value-type="string" office:string-value="INSERT INTO &#13;  cloture (&#13;    id,&#13;    geometry_asewkt)&#13;  VALUES (&#13;    'M43_O',&#13;    'SRID=3946;LINESTRING(1379780 5226000,1379830 5225970,1379870 5225930,1379920 5225900)');&#13;" calcext:value-type="string">
            <text:p>INSERT INTO  <text:s/>cloture ( <text:s text:c="3"/>id, <text:s text:c="3"/>geometry_asewkt) <text:s/>VALUES ( <text:s text:c="3"/>'M43_O', <text:s text:c="3"/>'SRID=3946;LINESTRING(1379780 5226000,1379830 5225970,1379870 5225930,1379920 5225900)');</text:p>
          </table:table-cell>
          <table:table-cell table:style-name="ce5" table:formula="of:=CONCATENATE([$case_00140_00100.$A20];[.K$2])" office:value-type="string" office:string-value="M43_P" calcext:value-type="string">
            <text:p>M43_P</text:p>
          </table:table-cell>
          <table:table-cell table:style-name="ce5" table:formula="of:=[$case_00140_00100.$B20]+[.L$2]" office:value-type="float" office:value="1379780" calcext:value-type="float">
            <text:p>1379780</text:p>
          </table:table-cell>
          <table:table-cell table:style-name="ce5" table:formula="of:=[$case_00140_00100.$C20]+[.M$2]" office:value-type="float" office:value="5226000" calcext:value-type="float">
            <text:p>5226000</text:p>
          </table:table-cell>
          <table:table-cell table:style-name="ce5" table:formula="of:=[$case_00140_00100.$B20]+[.N$2]" office:value-type="float" office:value="1379830" calcext:value-type="float">
            <text:p>1379830</text:p>
          </table:table-cell>
          <table:table-cell table:style-name="ce5" table:formula="of:=[$case_00140_00100.$C20]+[.O$2]" office:value-type="float" office:value="5225970" calcext:value-type="float">
            <text:p>5225970</text:p>
          </table:table-cell>
          <table:table-cell table:style-name="ce5" table:formula="of:=[$case_00140_00100.$B20]+[.P$2]" office:value-type="float" office:value="1379870" calcext:value-type="float">
            <text:p>1379870</text:p>
          </table:table-cell>
          <table:table-cell table:style-name="ce5" table:formula="of:=[$case_00140_00100.$C20]+[.Q$2]" office:value-type="float" office:value="5225930" calcext:value-type="float">
            <text:p>5225930</text:p>
          </table:table-cell>
          <table:table-cell table:style-name="ce5" table:formula="of:=[$case_00140_00100.$B20]+[.R$2]" office:value-type="float" office:value="1379920" calcext:value-type="float">
            <text:p>1379920</text:p>
          </table:table-cell>
          <table:table-cell table:style-name="ce5" table:formula="of:=[$case_00140_00100.$C20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20];&quot;',&quot;;CHAR(13);&quot;    'SRID=3946;LINESTRING(&quot;;[.L20];&quot; &quot;;[.M20];&quot;,&quot;;[.N20];&quot; &quot;;[.O20];&quot;,&quot;;[.P20];&quot; &quot;;[.Q20];&quot;,&quot;;[.R20];&quot; &quot;;[.S20];&quot;)');&quot;;CHAR(13))" office:value-type="string" office:string-value="INSERT INTO &#13;  cloture (&#13;    id,&#13;    geometry_asewkt)&#13;  VALUES (&#13;    'M43_P',&#13;    'SRID=3946;LINESTRING(1379780 5226000,1379830 5225970,1379870 5225930,1379920 5225900)');&#13;" calcext:value-type="string">
            <text:p>INSERT INTO  <text:s/>cloture ( <text:s text:c="3"/>id, <text:s text:c="3"/>geometry_asewkt) <text:s/>VALUES ( <text:s text:c="3"/>'M43_P', <text:s text:c="3"/>'SRID=3946;LINESTRING(1379780 5226000,1379830 5225970,1379870 5225930,1379920 5225900)');</text:p>
          </table:table-cell>
          <table:table-cell table:formula="of:=CONCATENATE([.J20];CHAR(13);[.T20];CHAR(13))" office:value-type="string" office:string-value="INSERT INTO &#13;  cloture (&#13;    id,&#13;    geometry_asewkt)&#13;  VALUES (&#13;    'M43_O',&#13;    'SRID=3946;LINESTRING(1379780 5226000,1379830 5225970,1379870 5225930,1379920 5225900)');&#13;&#13;INSERT INTO &#13;  cloture (&#13;    id,&#13;    geometry_asewkt)&#13;  VALUES (&#13;    'M43_P',&#13;    'SRID=3946;LINESTRING(1379780 5226000,1379830 5225970,1379870 5225930,1379920 5225900)');&#13;&#13;" calcext:value-type="string">
            <text:p>INSERT INTO  <text:s/>cloture ( <text:s text:c="3"/>id, <text:s text:c="3"/>geometry_asewkt) <text:s/>VALUES ( <text:s text:c="3"/>'M43_O', <text:s text:c="3"/>'SRID=3946;LINESTRING(1379780 5226000,1379830 5225970,1379870 5225930,1379920 5225900)');INSERT INTO  <text:s/>cloture ( <text:s text:c="3"/>id, <text:s text:c="3"/>geometry_asewkt) <text:s/>VALUES ( <text:s text:c="3"/>'M43_P', <text:s text:c="3"/>'SRID=3946;LINESTRING(1379780 5226000,1379830 5225970,1379870 5225930,1379920 5225900)');</text:p>
          </table:table-cell>
        </table:table-row>
        <table:table-row table:style-name="ro1">
          <table:table-cell table:style-name="ce5" table:formula="of:=CONCATENATE([$case_00140_00100.$A21];[.A$2])" office:value-type="string" office:string-value="M44_O" calcext:value-type="string">
            <text:p>M44_O</text:p>
          </table:table-cell>
          <table:table-cell table:style-name="ce5" table:formula="of:=[$case_00140_00100.$B21]+[.B$2]" office:value-type="float" office:value="1379920" calcext:value-type="float">
            <text:p>1379920</text:p>
          </table:table-cell>
          <table:table-cell table:style-name="ce5" table:formula="of:=[$case_00140_00100.$C21]+[.C$2]" office:value-type="float" office:value="5226000" calcext:value-type="float">
            <text:p>5226000</text:p>
          </table:table-cell>
          <table:table-cell table:style-name="ce5" table:formula="of:=[$case_00140_00100.$B21]+[.D$2]" office:value-type="float" office:value="1379970" calcext:value-type="float">
            <text:p>1379970</text:p>
          </table:table-cell>
          <table:table-cell table:style-name="ce5" table:formula="of:=[$case_00140_00100.$C21]+[.E$2]" office:value-type="float" office:value="5225970" calcext:value-type="float">
            <text:p>5225970</text:p>
          </table:table-cell>
          <table:table-cell table:style-name="ce5" table:formula="of:=[$case_00140_00100.$B21]+[.F$2]" office:value-type="float" office:value="1380010" calcext:value-type="float">
            <text:p>1380010</text:p>
          </table:table-cell>
          <table:table-cell table:style-name="ce5" table:formula="of:=[$case_00140_00100.$C21]+[.G$2]" office:value-type="float" office:value="5225930" calcext:value-type="float">
            <text:p>5225930</text:p>
          </table:table-cell>
          <table:table-cell table:style-name="ce5" table:formula="of:=[$case_00140_00100.$B21]+[.H$2]" office:value-type="float" office:value="1380060" calcext:value-type="float">
            <text:p>1380060</text:p>
          </table:table-cell>
          <table:table-cell table:style-name="ce5" table:formula="of:=[$case_00140_00100.$C21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21];&quot;',&quot;;CHAR(13);&quot;    'SRID=3946;LINESTRING(&quot;;[.B21];&quot; &quot;;[.C21];&quot;,&quot;;[.D21];&quot; &quot;;[.E21];&quot;,&quot;;[.F21];&quot; &quot;;[.G21];&quot;,&quot;;[.H21];&quot; &quot;;[.I21];&quot;)');&quot;;CHAR(13))" office:value-type="string" office:string-value="INSERT INTO &#13;  cloture (&#13;    id,&#13;    geometry_asewkt)&#13;  VALUES (&#13;    'M44_O',&#13;    'SRID=3946;LINESTRING(1379920 5226000,1379970 5225970,1380010 5225930,1380060 5225900)');&#13;" calcext:value-type="string">
            <text:p>INSERT INTO  <text:s/>cloture ( <text:s text:c="3"/>id, <text:s text:c="3"/>geometry_asewkt) <text:s/>VALUES ( <text:s text:c="3"/>'M44_O', <text:s text:c="3"/>'SRID=3946;LINESTRING(1379920 5226000,1379970 5225970,1380010 5225930,1380060 5225900)');</text:p>
          </table:table-cell>
          <table:table-cell table:style-name="ce5" table:formula="of:=CONCATENATE([$case_00140_00100.$A21];[.K$2])" office:value-type="string" office:string-value="M44_P" calcext:value-type="string">
            <text:p>M44_P</text:p>
          </table:table-cell>
          <table:table-cell table:style-name="ce5" table:formula="of:=[$case_00140_00100.$B21]+[.L$2]" office:value-type="float" office:value="1379920" calcext:value-type="float">
            <text:p>1379920</text:p>
          </table:table-cell>
          <table:table-cell table:style-name="ce5" table:formula="of:=[$case_00140_00100.$C21]+[.M$2]" office:value-type="float" office:value="5226000" calcext:value-type="float">
            <text:p>5226000</text:p>
          </table:table-cell>
          <table:table-cell table:style-name="ce5" table:formula="of:=[$case_00140_00100.$B21]+[.N$2]" office:value-type="float" office:value="1379970" calcext:value-type="float">
            <text:p>1379970</text:p>
          </table:table-cell>
          <table:table-cell table:style-name="ce5" table:formula="of:=[$case_00140_00100.$C21]+[.O$2]" office:value-type="float" office:value="5225970" calcext:value-type="float">
            <text:p>5225970</text:p>
          </table:table-cell>
          <table:table-cell table:style-name="ce5" table:formula="of:=[$case_00140_00100.$B21]+[.P$2]" office:value-type="float" office:value="1380010" calcext:value-type="float">
            <text:p>1380010</text:p>
          </table:table-cell>
          <table:table-cell table:style-name="ce5" table:formula="of:=[$case_00140_00100.$C21]+[.Q$2]" office:value-type="float" office:value="5225930" calcext:value-type="float">
            <text:p>5225930</text:p>
          </table:table-cell>
          <table:table-cell table:style-name="ce5" table:formula="of:=[$case_00140_00100.$B21]+[.R$2]" office:value-type="float" office:value="1380060" calcext:value-type="float">
            <text:p>1380060</text:p>
          </table:table-cell>
          <table:table-cell table:style-name="ce5" table:formula="of:=[$case_00140_00100.$C21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21];&quot;',&quot;;CHAR(13);&quot;    'SRID=3946;LINESTRING(&quot;;[.L21];&quot; &quot;;[.M21];&quot;,&quot;;[.N21];&quot; &quot;;[.O21];&quot;,&quot;;[.P21];&quot; &quot;;[.Q21];&quot;,&quot;;[.R21];&quot; &quot;;[.S21];&quot;)');&quot;;CHAR(13))" office:value-type="string" office:string-value="INSERT INTO &#13;  cloture (&#13;    id,&#13;    geometry_asewkt)&#13;  VALUES (&#13;    'M44_P',&#13;    'SRID=3946;LINESTRING(1379920 5226000,1379970 5225970,1380010 5225930,1380060 5225900)');&#13;" calcext:value-type="string">
            <text:p>INSERT INTO  <text:s/>cloture ( <text:s text:c="3"/>id, <text:s text:c="3"/>geometry_asewkt) <text:s/>VALUES ( <text:s text:c="3"/>'M44_P', <text:s text:c="3"/>'SRID=3946;LINESTRING(1379920 5226000,1379970 5225970,1380010 5225930,1380060 5225900)');</text:p>
          </table:table-cell>
          <table:table-cell table:formula="of:=CONCATENATE([.J21];CHAR(13);[.T21];CHAR(13))" office:value-type="string" office:string-value="INSERT INTO &#13;  cloture (&#13;    id,&#13;    geometry_asewkt)&#13;  VALUES (&#13;    'M44_O',&#13;    'SRID=3946;LINESTRING(1379920 5226000,1379970 5225970,1380010 5225930,1380060 5225900)');&#13;&#13;INSERT INTO &#13;  cloture (&#13;    id,&#13;    geometry_asewkt)&#13;  VALUES (&#13;    'M44_P',&#13;    'SRID=3946;LINESTRING(1379920 5226000,1379970 5225970,1380010 5225930,1380060 5225900)');&#13;&#13;" calcext:value-type="string">
            <text:p>INSERT INTO  <text:s/>cloture ( <text:s text:c="3"/>id, <text:s text:c="3"/>geometry_asewkt) <text:s/>VALUES ( <text:s text:c="3"/>'M44_O', <text:s text:c="3"/>'SRID=3946;LINESTRING(1379920 5226000,1379970 5225970,1380010 5225930,1380060 5225900)');INSERT INTO  <text:s/>cloture ( <text:s text:c="3"/>id, <text:s text:c="3"/>geometry_asewkt) <text:s/>VALUES ( <text:s text:c="3"/>'M44_P', <text:s text:c="3"/>'SRID=3946;LINESTRING(1379920 5226000,1379970 5225970,1380010 5225930,1380060 5225900)');</text:p>
          </table:table-cell>
        </table:table-row>
        <table:table-row table:style-name="ro1">
          <table:table-cell table:style-name="ce5" table:formula="of:=CONCATENATE([$case_00140_00100.$A22];[.A$2])" office:value-type="string" office:string-value="M45_O" calcext:value-type="string">
            <text:p>M45_O</text:p>
          </table:table-cell>
          <table:table-cell table:style-name="ce5" table:formula="of:=[$case_00140_00100.$B22]+[.B$2]" office:value-type="float" office:value="1380060" calcext:value-type="float">
            <text:p>1380060</text:p>
          </table:table-cell>
          <table:table-cell table:style-name="ce5" table:formula="of:=[$case_00140_00100.$C22]+[.C$2]" office:value-type="float" office:value="5226000" calcext:value-type="float">
            <text:p>5226000</text:p>
          </table:table-cell>
          <table:table-cell table:style-name="ce5" table:formula="of:=[$case_00140_00100.$B22]+[.D$2]" office:value-type="float" office:value="1380110" calcext:value-type="float">
            <text:p>1380110</text:p>
          </table:table-cell>
          <table:table-cell table:style-name="ce5" table:formula="of:=[$case_00140_00100.$C22]+[.E$2]" office:value-type="float" office:value="5225970" calcext:value-type="float">
            <text:p>5225970</text:p>
          </table:table-cell>
          <table:table-cell table:style-name="ce5" table:formula="of:=[$case_00140_00100.$B22]+[.F$2]" office:value-type="float" office:value="1380150" calcext:value-type="float">
            <text:p>1380150</text:p>
          </table:table-cell>
          <table:table-cell table:style-name="ce5" table:formula="of:=[$case_00140_00100.$C22]+[.G$2]" office:value-type="float" office:value="5225930" calcext:value-type="float">
            <text:p>5225930</text:p>
          </table:table-cell>
          <table:table-cell table:style-name="ce5" table:formula="of:=[$case_00140_00100.$B22]+[.H$2]" office:value-type="float" office:value="1380200" calcext:value-type="float">
            <text:p>1380200</text:p>
          </table:table-cell>
          <table:table-cell table:style-name="ce5" table:formula="of:=[$case_00140_00100.$C22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22];&quot;',&quot;;CHAR(13);&quot;    'SRID=3946;LINESTRING(&quot;;[.B22];&quot; &quot;;[.C22];&quot;,&quot;;[.D22];&quot; &quot;;[.E22];&quot;,&quot;;[.F22];&quot; &quot;;[.G22];&quot;,&quot;;[.H22];&quot; &quot;;[.I22];&quot;)');&quot;;CHAR(13))" office:value-type="string" office:string-value="INSERT INTO &#13;  cloture (&#13;    id,&#13;    geometry_asewkt)&#13;  VALUES (&#13;    'M45_O',&#13;    'SRID=3946;LINESTRING(1380060 5226000,1380110 5225970,1380150 5225930,1380200 5225900)');&#13;" calcext:value-type="string">
            <text:p>INSERT INTO  <text:s/>cloture ( <text:s text:c="3"/>id, <text:s text:c="3"/>geometry_asewkt) <text:s/>VALUES ( <text:s text:c="3"/>'M45_O', <text:s text:c="3"/>'SRID=3946;LINESTRING(1380060 5226000,1380110 5225970,1380150 5225930,1380200 5225900)');</text:p>
          </table:table-cell>
          <table:table-cell table:style-name="ce5" table:formula="of:=CONCATENATE([$case_00140_00100.$A22];[.K$2])" office:value-type="string" office:string-value="M45_P" calcext:value-type="string">
            <text:p>M45_P</text:p>
          </table:table-cell>
          <table:table-cell table:style-name="ce5" table:formula="of:=[$case_00140_00100.$B22]+[.L$2]" office:value-type="float" office:value="1380060" calcext:value-type="float">
            <text:p>1380060</text:p>
          </table:table-cell>
          <table:table-cell table:style-name="ce5" table:formula="of:=[$case_00140_00100.$C22]+[.M$2]" office:value-type="float" office:value="5226000" calcext:value-type="float">
            <text:p>5226000</text:p>
          </table:table-cell>
          <table:table-cell table:style-name="ce5" table:formula="of:=[$case_00140_00100.$B22]+[.N$2]" office:value-type="float" office:value="1380110" calcext:value-type="float">
            <text:p>1380110</text:p>
          </table:table-cell>
          <table:table-cell table:style-name="ce5" table:formula="of:=[$case_00140_00100.$C22]+[.O$2]" office:value-type="float" office:value="5225970" calcext:value-type="float">
            <text:p>5225970</text:p>
          </table:table-cell>
          <table:table-cell table:style-name="ce5" table:formula="of:=[$case_00140_00100.$B22]+[.P$2]" office:value-type="float" office:value="1380150" calcext:value-type="float">
            <text:p>1380150</text:p>
          </table:table-cell>
          <table:table-cell table:style-name="ce5" table:formula="of:=[$case_00140_00100.$C22]+[.Q$2]" office:value-type="float" office:value="5225930" calcext:value-type="float">
            <text:p>5225930</text:p>
          </table:table-cell>
          <table:table-cell table:style-name="ce5" table:formula="of:=[$case_00140_00100.$B22]+[.R$2]" office:value-type="float" office:value="1380200" calcext:value-type="float">
            <text:p>1380200</text:p>
          </table:table-cell>
          <table:table-cell table:style-name="ce5" table:formula="of:=[$case_00140_00100.$C22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22];&quot;',&quot;;CHAR(13);&quot;    'SRID=3946;LINESTRING(&quot;;[.L22];&quot; &quot;;[.M22];&quot;,&quot;;[.N22];&quot; &quot;;[.O22];&quot;,&quot;;[.P22];&quot; &quot;;[.Q22];&quot;,&quot;;[.R22];&quot; &quot;;[.S22];&quot;)');&quot;;CHAR(13))" office:value-type="string" office:string-value="INSERT INTO &#13;  cloture (&#13;    id,&#13;    geometry_asewkt)&#13;  VALUES (&#13;    'M45_P',&#13;    'SRID=3946;LINESTRING(1380060 5226000,1380110 5225970,1380150 5225930,1380200 5225900)');&#13;" calcext:value-type="string">
            <text:p>INSERT INTO  <text:s/>cloture ( <text:s text:c="3"/>id, <text:s text:c="3"/>geometry_asewkt) <text:s/>VALUES ( <text:s text:c="3"/>'M45_P', <text:s text:c="3"/>'SRID=3946;LINESTRING(1380060 5226000,1380110 5225970,1380150 5225930,1380200 5225900)');</text:p>
          </table:table-cell>
          <table:table-cell table:formula="of:=CONCATENATE([.J22];CHAR(13);[.T22];CHAR(13))" office:value-type="string" office:string-value="INSERT INTO &#13;  cloture (&#13;    id,&#13;    geometry_asewkt)&#13;  VALUES (&#13;    'M45_O',&#13;    'SRID=3946;LINESTRING(1380060 5226000,1380110 5225970,1380150 5225930,1380200 5225900)');&#13;&#13;INSERT INTO &#13;  cloture (&#13;    id,&#13;    geometry_asewkt)&#13;  VALUES (&#13;    'M45_P',&#13;    'SRID=3946;LINESTRING(1380060 5226000,1380110 5225970,1380150 5225930,1380200 5225900)');&#13;&#13;" calcext:value-type="string">
            <text:p>INSERT INTO  <text:s/>cloture ( <text:s text:c="3"/>id, <text:s text:c="3"/>geometry_asewkt) <text:s/>VALUES ( <text:s text:c="3"/>'M45_O', <text:s text:c="3"/>'SRID=3946;LINESTRING(1380060 5226000,1380110 5225970,1380150 5225930,1380200 5225900)');INSERT INTO  <text:s/>cloture ( <text:s text:c="3"/>id, <text:s text:c="3"/>geometry_asewkt) <text:s/>VALUES ( <text:s text:c="3"/>'M45_P', <text:s text:c="3"/>'SRID=3946;LINESTRING(1380060 5226000,1380110 5225970,1380150 5225930,1380200 5225900)');</text:p>
          </table:table-cell>
        </table:table-row>
        <table:table-row table:style-name="ro1">
          <table:table-cell table:style-name="ce5" table:formula="of:=CONCATENATE([$case_00140_00100.$A23];[.A$2])" office:value-type="string" office:string-value="M51_O" calcext:value-type="string">
            <text:p>M51_O</text:p>
          </table:table-cell>
          <table:table-cell table:style-name="ce5" table:formula="of:=[$case_00140_00100.$B23]+[.B$2]" office:value-type="float" office:value="1379500" calcext:value-type="float">
            <text:p>1379500</text:p>
          </table:table-cell>
          <table:table-cell table:style-name="ce5" table:formula="of:=[$case_00140_00100.$C23]+[.C$2]" office:value-type="float" office:value="5225900" calcext:value-type="float">
            <text:p>5225900</text:p>
          </table:table-cell>
          <table:table-cell table:style-name="ce5" table:formula="of:=[$case_00140_00100.$B23]+[.D$2]" office:value-type="float" office:value="1379550" calcext:value-type="float">
            <text:p>1379550</text:p>
          </table:table-cell>
          <table:table-cell table:style-name="ce5" table:formula="of:=[$case_00140_00100.$C23]+[.E$2]" office:value-type="float" office:value="5225870" calcext:value-type="float">
            <text:p>5225870</text:p>
          </table:table-cell>
          <table:table-cell table:style-name="ce5" table:formula="of:=[$case_00140_00100.$B23]+[.F$2]" office:value-type="float" office:value="1379590" calcext:value-type="float">
            <text:p>1379590</text:p>
          </table:table-cell>
          <table:table-cell table:style-name="ce5" table:formula="of:=[$case_00140_00100.$C23]+[.G$2]" office:value-type="float" office:value="5225830" calcext:value-type="float">
            <text:p>5225830</text:p>
          </table:table-cell>
          <table:table-cell table:style-name="ce5" table:formula="of:=[$case_00140_00100.$B23]+[.H$2]" office:value-type="float" office:value="1379640" calcext:value-type="float">
            <text:p>1379640</text:p>
          </table:table-cell>
          <table:table-cell table:style-name="ce5" table:formula="of:=[$case_00140_00100.$C23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3];&quot;',&quot;;CHAR(13);&quot;    'SRID=3946;LINESTRING(&quot;;[.B23];&quot; &quot;;[.C23];&quot;,&quot;;[.D23];&quot; &quot;;[.E23];&quot;,&quot;;[.F23];&quot; &quot;;[.G23];&quot;,&quot;;[.H23];&quot; &quot;;[.I23];&quot;)');&quot;;CHAR(13))" office:value-type="string" office:string-value="INSERT INTO &#13;  cloture (&#13;    id,&#13;    geometry_asewkt)&#13;  VALUES (&#13;    'M51_O',&#13;    'SRID=3946;LINESTRING(1379500 5225900,1379550 5225870,1379590 5225830,1379640 5225800)');&#13;" calcext:value-type="string">
            <text:p>INSERT INTO  <text:s/>cloture ( <text:s text:c="3"/>id, <text:s text:c="3"/>geometry_asewkt) <text:s/>VALUES ( <text:s text:c="3"/>'M51_O', <text:s text:c="3"/>'SRID=3946;LINESTRING(1379500 5225900,1379550 5225870,1379590 5225830,1379640 5225800)');</text:p>
          </table:table-cell>
          <table:table-cell table:style-name="ce5" table:formula="of:=CONCATENATE([$case_00140_00100.$A23];[.K$2])" office:value-type="string" office:string-value="M51_P" calcext:value-type="string">
            <text:p>M51_P</text:p>
          </table:table-cell>
          <table:table-cell table:style-name="ce5" table:formula="of:=[$case_00140_00100.$B23]+[.L$2]" office:value-type="float" office:value="1379500" calcext:value-type="float">
            <text:p>1379500</text:p>
          </table:table-cell>
          <table:table-cell table:style-name="ce5" table:formula="of:=[$case_00140_00100.$C23]+[.M$2]" office:value-type="float" office:value="5225900" calcext:value-type="float">
            <text:p>5225900</text:p>
          </table:table-cell>
          <table:table-cell table:style-name="ce5" table:formula="of:=[$case_00140_00100.$B23]+[.N$2]" office:value-type="float" office:value="1379550" calcext:value-type="float">
            <text:p>1379550</text:p>
          </table:table-cell>
          <table:table-cell table:style-name="ce5" table:formula="of:=[$case_00140_00100.$C23]+[.O$2]" office:value-type="float" office:value="5225870" calcext:value-type="float">
            <text:p>5225870</text:p>
          </table:table-cell>
          <table:table-cell table:style-name="ce5" table:formula="of:=[$case_00140_00100.$B23]+[.P$2]" office:value-type="float" office:value="1379590" calcext:value-type="float">
            <text:p>1379590</text:p>
          </table:table-cell>
          <table:table-cell table:style-name="ce5" table:formula="of:=[$case_00140_00100.$C23]+[.Q$2]" office:value-type="float" office:value="5225830" calcext:value-type="float">
            <text:p>5225830</text:p>
          </table:table-cell>
          <table:table-cell table:style-name="ce5" table:formula="of:=[$case_00140_00100.$B23]+[.R$2]" office:value-type="float" office:value="1379640" calcext:value-type="float">
            <text:p>1379640</text:p>
          </table:table-cell>
          <table:table-cell table:style-name="ce5" table:formula="of:=[$case_00140_00100.$C23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3];&quot;',&quot;;CHAR(13);&quot;    'SRID=3946;LINESTRING(&quot;;[.L23];&quot; &quot;;[.M23];&quot;,&quot;;[.N23];&quot; &quot;;[.O23];&quot;,&quot;;[.P23];&quot; &quot;;[.Q23];&quot;,&quot;;[.R23];&quot; &quot;;[.S23];&quot;)');&quot;;CHAR(13))" office:value-type="string" office:string-value="INSERT INTO &#13;  cloture (&#13;    id,&#13;    geometry_asewkt)&#13;  VALUES (&#13;    'M51_P',&#13;    'SRID=3946;LINESTRING(1379500 5225900,1379550 5225870,1379590 5225830,1379640 5225800)');&#13;" calcext:value-type="string">
            <text:p>INSERT INTO  <text:s/>cloture ( <text:s text:c="3"/>id, <text:s text:c="3"/>geometry_asewkt) <text:s/>VALUES ( <text:s text:c="3"/>'M51_P', <text:s text:c="3"/>'SRID=3946;LINESTRING(1379500 5225900,1379550 5225870,1379590 5225830,1379640 5225800)');</text:p>
          </table:table-cell>
          <table:table-cell table:formula="of:=CONCATENATE([.J23];CHAR(13);[.T23];CHAR(13))" office:value-type="string" office:string-value="INSERT INTO &#13;  cloture (&#13;    id,&#13;    geometry_asewkt)&#13;  VALUES (&#13;    'M51_O',&#13;    'SRID=3946;LINESTRING(1379500 5225900,1379550 5225870,1379590 5225830,1379640 5225800)');&#13;&#13;INSERT INTO &#13;  cloture (&#13;    id,&#13;    geometry_asewkt)&#13;  VALUES (&#13;    'M51_P',&#13;    'SRID=3946;LINESTRING(1379500 5225900,1379550 5225870,1379590 5225830,1379640 5225800)');&#13;&#13;" calcext:value-type="string">
            <text:p>INSERT INTO  <text:s/>cloture ( <text:s text:c="3"/>id, <text:s text:c="3"/>geometry_asewkt) <text:s/>VALUES ( <text:s text:c="3"/>'M51_O', <text:s text:c="3"/>'SRID=3946;LINESTRING(1379500 5225900,1379550 5225870,1379590 5225830,1379640 5225800)');INSERT INTO  <text:s/>cloture ( <text:s text:c="3"/>id, <text:s text:c="3"/>geometry_asewkt) <text:s/>VALUES ( <text:s text:c="3"/>'M51_P', <text:s text:c="3"/>'SRID=3946;LINESTRING(1379500 5225900,1379550 5225870,1379590 5225830,1379640 5225800)');</text:p>
          </table:table-cell>
        </table:table-row>
        <table:table-row table:style-name="ro1">
          <table:table-cell table:style-name="ce5" table:formula="of:=CONCATENATE([$case_00140_00100.$A24];[.A$2])" office:value-type="string" office:string-value="M52_O" calcext:value-type="string">
            <text:p>M52_O</text:p>
          </table:table-cell>
          <table:table-cell table:style-name="ce5" table:formula="of:=[$case_00140_00100.$B24]+[.B$2]" office:value-type="float" office:value="1379640" calcext:value-type="float">
            <text:p>1379640</text:p>
          </table:table-cell>
          <table:table-cell table:style-name="ce5" table:formula="of:=[$case_00140_00100.$C24]+[.C$2]" office:value-type="float" office:value="5225900" calcext:value-type="float">
            <text:p>5225900</text:p>
          </table:table-cell>
          <table:table-cell table:style-name="ce5" table:formula="of:=[$case_00140_00100.$B24]+[.D$2]" office:value-type="float" office:value="1379690" calcext:value-type="float">
            <text:p>1379690</text:p>
          </table:table-cell>
          <table:table-cell table:style-name="ce5" table:formula="of:=[$case_00140_00100.$C24]+[.E$2]" office:value-type="float" office:value="5225870" calcext:value-type="float">
            <text:p>5225870</text:p>
          </table:table-cell>
          <table:table-cell table:style-name="ce5" table:formula="of:=[$case_00140_00100.$B24]+[.F$2]" office:value-type="float" office:value="1379730" calcext:value-type="float">
            <text:p>1379730</text:p>
          </table:table-cell>
          <table:table-cell table:style-name="ce5" table:formula="of:=[$case_00140_00100.$C24]+[.G$2]" office:value-type="float" office:value="5225830" calcext:value-type="float">
            <text:p>5225830</text:p>
          </table:table-cell>
          <table:table-cell table:style-name="ce5" table:formula="of:=[$case_00140_00100.$B24]+[.H$2]" office:value-type="float" office:value="1379780" calcext:value-type="float">
            <text:p>1379780</text:p>
          </table:table-cell>
          <table:table-cell table:style-name="ce5" table:formula="of:=[$case_00140_00100.$C24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4];&quot;',&quot;;CHAR(13);&quot;    'SRID=3946;LINESTRING(&quot;;[.B24];&quot; &quot;;[.C24];&quot;,&quot;;[.D24];&quot; &quot;;[.E24];&quot;,&quot;;[.F24];&quot; &quot;;[.G24];&quot;,&quot;;[.H24];&quot; &quot;;[.I24];&quot;)');&quot;;CHAR(13))" office:value-type="string" office:string-value="INSERT INTO &#13;  cloture (&#13;    id,&#13;    geometry_asewkt)&#13;  VALUES (&#13;    'M52_O',&#13;    'SRID=3946;LINESTRING(1379640 5225900,1379690 5225870,1379730 5225830,1379780 5225800)');&#13;" calcext:value-type="string">
            <text:p>INSERT INTO  <text:s/>cloture ( <text:s text:c="3"/>id, <text:s text:c="3"/>geometry_asewkt) <text:s/>VALUES ( <text:s text:c="3"/>'M52_O', <text:s text:c="3"/>'SRID=3946;LINESTRING(1379640 5225900,1379690 5225870,1379730 5225830,1379780 5225800)');</text:p>
          </table:table-cell>
          <table:table-cell table:style-name="ce5" table:formula="of:=CONCATENATE([$case_00140_00100.$A24];[.K$2])" office:value-type="string" office:string-value="M52_P" calcext:value-type="string">
            <text:p>M52_P</text:p>
          </table:table-cell>
          <table:table-cell table:style-name="ce5" table:formula="of:=[$case_00140_00100.$B24]+[.L$2]" office:value-type="float" office:value="1379640" calcext:value-type="float">
            <text:p>1379640</text:p>
          </table:table-cell>
          <table:table-cell table:style-name="ce5" table:formula="of:=[$case_00140_00100.$C24]+[.M$2]" office:value-type="float" office:value="5225900" calcext:value-type="float">
            <text:p>5225900</text:p>
          </table:table-cell>
          <table:table-cell table:style-name="ce5" table:formula="of:=[$case_00140_00100.$B24]+[.N$2]" office:value-type="float" office:value="1379690" calcext:value-type="float">
            <text:p>1379690</text:p>
          </table:table-cell>
          <table:table-cell table:style-name="ce5" table:formula="of:=[$case_00140_00100.$C24]+[.O$2]" office:value-type="float" office:value="5225870" calcext:value-type="float">
            <text:p>5225870</text:p>
          </table:table-cell>
          <table:table-cell table:style-name="ce5" table:formula="of:=[$case_00140_00100.$B24]+[.P$2]" office:value-type="float" office:value="1379730" calcext:value-type="float">
            <text:p>1379730</text:p>
          </table:table-cell>
          <table:table-cell table:style-name="ce5" table:formula="of:=[$case_00140_00100.$C24]+[.Q$2]" office:value-type="float" office:value="5225830" calcext:value-type="float">
            <text:p>5225830</text:p>
          </table:table-cell>
          <table:table-cell table:style-name="ce5" table:formula="of:=[$case_00140_00100.$B24]+[.R$2]" office:value-type="float" office:value="1379780" calcext:value-type="float">
            <text:p>1379780</text:p>
          </table:table-cell>
          <table:table-cell table:style-name="ce5" table:formula="of:=[$case_00140_00100.$C24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4];&quot;',&quot;;CHAR(13);&quot;    'SRID=3946;LINESTRING(&quot;;[.L24];&quot; &quot;;[.M24];&quot;,&quot;;[.N24];&quot; &quot;;[.O24];&quot;,&quot;;[.P24];&quot; &quot;;[.Q24];&quot;,&quot;;[.R24];&quot; &quot;;[.S24];&quot;)');&quot;;CHAR(13))" office:value-type="string" office:string-value="INSERT INTO &#13;  cloture (&#13;    id,&#13;    geometry_asewkt)&#13;  VALUES (&#13;    'M52_P',&#13;    'SRID=3946;LINESTRING(1379640 5225900,1379690 5225870,1379730 5225830,1379780 5225800)');&#13;" calcext:value-type="string">
            <text:p>INSERT INTO  <text:s/>cloture ( <text:s text:c="3"/>id, <text:s text:c="3"/>geometry_asewkt) <text:s/>VALUES ( <text:s text:c="3"/>'M52_P', <text:s text:c="3"/>'SRID=3946;LINESTRING(1379640 5225900,1379690 5225870,1379730 5225830,1379780 5225800)');</text:p>
          </table:table-cell>
          <table:table-cell table:formula="of:=CONCATENATE([.J24];CHAR(13);[.T24];CHAR(13))" office:value-type="string" office:string-value="INSERT INTO &#13;  cloture (&#13;    id,&#13;    geometry_asewkt)&#13;  VALUES (&#13;    'M52_O',&#13;    'SRID=3946;LINESTRING(1379640 5225900,1379690 5225870,1379730 5225830,1379780 5225800)');&#13;&#13;INSERT INTO &#13;  cloture (&#13;    id,&#13;    geometry_asewkt)&#13;  VALUES (&#13;    'M52_P',&#13;    'SRID=3946;LINESTRING(1379640 5225900,1379690 5225870,1379730 5225830,1379780 5225800)');&#13;&#13;" calcext:value-type="string">
            <text:p>INSERT INTO  <text:s/>cloture ( <text:s text:c="3"/>id, <text:s text:c="3"/>geometry_asewkt) <text:s/>VALUES ( <text:s text:c="3"/>'M52_O', <text:s text:c="3"/>'SRID=3946;LINESTRING(1379640 5225900,1379690 5225870,1379730 5225830,1379780 5225800)');INSERT INTO  <text:s/>cloture ( <text:s text:c="3"/>id, <text:s text:c="3"/>geometry_asewkt) <text:s/>VALUES ( <text:s text:c="3"/>'M52_P', <text:s text:c="3"/>'SRID=3946;LINESTRING(1379640 5225900,1379690 5225870,1379730 5225830,1379780 5225800)');</text:p>
          </table:table-cell>
        </table:table-row>
        <table:table-row table:style-name="ro1">
          <table:table-cell table:style-name="ce5" table:formula="of:=CONCATENATE([$case_00140_00100.$A25];[.A$2])" office:value-type="string" office:string-value="M53_O" calcext:value-type="string">
            <text:p>M53_O</text:p>
          </table:table-cell>
          <table:table-cell table:style-name="ce5" table:formula="of:=[$case_00140_00100.$B25]+[.B$2]" office:value-type="float" office:value="1379780" calcext:value-type="float">
            <text:p>1379780</text:p>
          </table:table-cell>
          <table:table-cell table:style-name="ce5" table:formula="of:=[$case_00140_00100.$C25]+[.C$2]" office:value-type="float" office:value="5225900" calcext:value-type="float">
            <text:p>5225900</text:p>
          </table:table-cell>
          <table:table-cell table:style-name="ce5" table:formula="of:=[$case_00140_00100.$B25]+[.D$2]" office:value-type="float" office:value="1379830" calcext:value-type="float">
            <text:p>1379830</text:p>
          </table:table-cell>
          <table:table-cell table:style-name="ce5" table:formula="of:=[$case_00140_00100.$C25]+[.E$2]" office:value-type="float" office:value="5225870" calcext:value-type="float">
            <text:p>5225870</text:p>
          </table:table-cell>
          <table:table-cell table:style-name="ce5" table:formula="of:=[$case_00140_00100.$B25]+[.F$2]" office:value-type="float" office:value="1379870" calcext:value-type="float">
            <text:p>1379870</text:p>
          </table:table-cell>
          <table:table-cell table:style-name="ce5" table:formula="of:=[$case_00140_00100.$C25]+[.G$2]" office:value-type="float" office:value="5225830" calcext:value-type="float">
            <text:p>5225830</text:p>
          </table:table-cell>
          <table:table-cell table:style-name="ce5" table:formula="of:=[$case_00140_00100.$B25]+[.H$2]" office:value-type="float" office:value="1379920" calcext:value-type="float">
            <text:p>1379920</text:p>
          </table:table-cell>
          <table:table-cell table:style-name="ce5" table:formula="of:=[$case_00140_00100.$C25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5];&quot;',&quot;;CHAR(13);&quot;    'SRID=3946;LINESTRING(&quot;;[.B25];&quot; &quot;;[.C25];&quot;,&quot;;[.D25];&quot; &quot;;[.E25];&quot;,&quot;;[.F25];&quot; &quot;;[.G25];&quot;,&quot;;[.H25];&quot; &quot;;[.I25];&quot;)');&quot;;CHAR(13))" office:value-type="string" office:string-value="INSERT INTO &#13;  cloture (&#13;    id,&#13;    geometry_asewkt)&#13;  VALUES (&#13;    'M53_O',&#13;    'SRID=3946;LINESTRING(1379780 5225900,1379830 5225870,1379870 5225830,1379920 5225800)');&#13;" calcext:value-type="string">
            <text:p>INSERT INTO  <text:s/>cloture ( <text:s text:c="3"/>id, <text:s text:c="3"/>geometry_asewkt) <text:s/>VALUES ( <text:s text:c="3"/>'M53_O', <text:s text:c="3"/>'SRID=3946;LINESTRING(1379780 5225900,1379830 5225870,1379870 5225830,1379920 5225800)');</text:p>
          </table:table-cell>
          <table:table-cell table:style-name="ce5" table:formula="of:=CONCATENATE([$case_00140_00100.$A25];[.K$2])" office:value-type="string" office:string-value="M53_P" calcext:value-type="string">
            <text:p>M53_P</text:p>
          </table:table-cell>
          <table:table-cell table:style-name="ce5" table:formula="of:=[$case_00140_00100.$B25]+[.L$2]" office:value-type="float" office:value="1379780" calcext:value-type="float">
            <text:p>1379780</text:p>
          </table:table-cell>
          <table:table-cell table:style-name="ce5" table:formula="of:=[$case_00140_00100.$C25]+[.M$2]" office:value-type="float" office:value="5225900" calcext:value-type="float">
            <text:p>5225900</text:p>
          </table:table-cell>
          <table:table-cell table:style-name="ce5" table:formula="of:=[$case_00140_00100.$B25]+[.N$2]" office:value-type="float" office:value="1379830" calcext:value-type="float">
            <text:p>1379830</text:p>
          </table:table-cell>
          <table:table-cell table:style-name="ce5" table:formula="of:=[$case_00140_00100.$C25]+[.O$2]" office:value-type="float" office:value="5225870" calcext:value-type="float">
            <text:p>5225870</text:p>
          </table:table-cell>
          <table:table-cell table:style-name="ce5" table:formula="of:=[$case_00140_00100.$B25]+[.P$2]" office:value-type="float" office:value="1379870" calcext:value-type="float">
            <text:p>1379870</text:p>
          </table:table-cell>
          <table:table-cell table:style-name="ce5" table:formula="of:=[$case_00140_00100.$C25]+[.Q$2]" office:value-type="float" office:value="5225830" calcext:value-type="float">
            <text:p>5225830</text:p>
          </table:table-cell>
          <table:table-cell table:style-name="ce5" table:formula="of:=[$case_00140_00100.$B25]+[.R$2]" office:value-type="float" office:value="1379920" calcext:value-type="float">
            <text:p>1379920</text:p>
          </table:table-cell>
          <table:table-cell table:style-name="ce5" table:formula="of:=[$case_00140_00100.$C25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5];&quot;',&quot;;CHAR(13);&quot;    'SRID=3946;LINESTRING(&quot;;[.L25];&quot; &quot;;[.M25];&quot;,&quot;;[.N25];&quot; &quot;;[.O25];&quot;,&quot;;[.P25];&quot; &quot;;[.Q25];&quot;,&quot;;[.R25];&quot; &quot;;[.S25];&quot;)');&quot;;CHAR(13))" office:value-type="string" office:string-value="INSERT INTO &#13;  cloture (&#13;    id,&#13;    geometry_asewkt)&#13;  VALUES (&#13;    'M53_P',&#13;    'SRID=3946;LINESTRING(1379780 5225900,1379830 5225870,1379870 5225830,1379920 5225800)');&#13;" calcext:value-type="string">
            <text:p>INSERT INTO  <text:s/>cloture ( <text:s text:c="3"/>id, <text:s text:c="3"/>geometry_asewkt) <text:s/>VALUES ( <text:s text:c="3"/>'M53_P', <text:s text:c="3"/>'SRID=3946;LINESTRING(1379780 5225900,1379830 5225870,1379870 5225830,1379920 5225800)');</text:p>
          </table:table-cell>
          <table:table-cell table:formula="of:=CONCATENATE([.J25];CHAR(13);[.T25];CHAR(13))" office:value-type="string" office:string-value="INSERT INTO &#13;  cloture (&#13;    id,&#13;    geometry_asewkt)&#13;  VALUES (&#13;    'M53_O',&#13;    'SRID=3946;LINESTRING(1379780 5225900,1379830 5225870,1379870 5225830,1379920 5225800)');&#13;&#13;INSERT INTO &#13;  cloture (&#13;    id,&#13;    geometry_asewkt)&#13;  VALUES (&#13;    'M53_P',&#13;    'SRID=3946;LINESTRING(1379780 5225900,1379830 5225870,1379870 5225830,1379920 5225800)');&#13;&#13;" calcext:value-type="string">
            <text:p>INSERT INTO  <text:s/>cloture ( <text:s text:c="3"/>id, <text:s text:c="3"/>geometry_asewkt) <text:s/>VALUES ( <text:s text:c="3"/>'M53_O', <text:s text:c="3"/>'SRID=3946;LINESTRING(1379780 5225900,1379830 5225870,1379870 5225830,1379920 5225800)');INSERT INTO  <text:s/>cloture ( <text:s text:c="3"/>id, <text:s text:c="3"/>geometry_asewkt) <text:s/>VALUES ( <text:s text:c="3"/>'M53_P', <text:s text:c="3"/>'SRID=3946;LINESTRING(1379780 5225900,1379830 5225870,1379870 5225830,1379920 5225800)');</text:p>
          </table:table-cell>
        </table:table-row>
        <table:table-row table:style-name="ro1">
          <table:table-cell table:style-name="ce5" table:formula="of:=CONCATENATE([$case_00140_00100.$A26];[.A$2])" office:value-type="string" office:string-value="M54_O" calcext:value-type="string">
            <text:p>M54_O</text:p>
          </table:table-cell>
          <table:table-cell table:style-name="ce5" table:formula="of:=[$case_00140_00100.$B26]+[.B$2]" office:value-type="float" office:value="1379920" calcext:value-type="float">
            <text:p>1379920</text:p>
          </table:table-cell>
          <table:table-cell table:style-name="ce5" table:formula="of:=[$case_00140_00100.$C26]+[.C$2]" office:value-type="float" office:value="5225900" calcext:value-type="float">
            <text:p>5225900</text:p>
          </table:table-cell>
          <table:table-cell table:style-name="ce5" table:formula="of:=[$case_00140_00100.$B26]+[.D$2]" office:value-type="float" office:value="1379970" calcext:value-type="float">
            <text:p>1379970</text:p>
          </table:table-cell>
          <table:table-cell table:style-name="ce5" table:formula="of:=[$case_00140_00100.$C26]+[.E$2]" office:value-type="float" office:value="5225870" calcext:value-type="float">
            <text:p>5225870</text:p>
          </table:table-cell>
          <table:table-cell table:style-name="ce5" table:formula="of:=[$case_00140_00100.$B26]+[.F$2]" office:value-type="float" office:value="1380010" calcext:value-type="float">
            <text:p>1380010</text:p>
          </table:table-cell>
          <table:table-cell table:style-name="ce5" table:formula="of:=[$case_00140_00100.$C26]+[.G$2]" office:value-type="float" office:value="5225830" calcext:value-type="float">
            <text:p>5225830</text:p>
          </table:table-cell>
          <table:table-cell table:style-name="ce5" table:formula="of:=[$case_00140_00100.$B26]+[.H$2]" office:value-type="float" office:value="1380060" calcext:value-type="float">
            <text:p>1380060</text:p>
          </table:table-cell>
          <table:table-cell table:style-name="ce5" table:formula="of:=[$case_00140_00100.$C26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6];&quot;',&quot;;CHAR(13);&quot;    'SRID=3946;LINESTRING(&quot;;[.B26];&quot; &quot;;[.C26];&quot;,&quot;;[.D26];&quot; &quot;;[.E26];&quot;,&quot;;[.F26];&quot; &quot;;[.G26];&quot;,&quot;;[.H26];&quot; &quot;;[.I26];&quot;)');&quot;;CHAR(13))" office:value-type="string" office:string-value="INSERT INTO &#13;  cloture (&#13;    id,&#13;    geometry_asewkt)&#13;  VALUES (&#13;    'M54_O',&#13;    'SRID=3946;LINESTRING(1379920 5225900,1379970 5225870,1380010 5225830,1380060 5225800)');&#13;" calcext:value-type="string">
            <text:p>INSERT INTO  <text:s/>cloture ( <text:s text:c="3"/>id, <text:s text:c="3"/>geometry_asewkt) <text:s/>VALUES ( <text:s text:c="3"/>'M54_O', <text:s text:c="3"/>'SRID=3946;LINESTRING(1379920 5225900,1379970 5225870,1380010 5225830,1380060 5225800)');</text:p>
          </table:table-cell>
          <table:table-cell table:style-name="ce5" table:formula="of:=CONCATENATE([$case_00140_00100.$A26];[.K$2])" office:value-type="string" office:string-value="M54_P" calcext:value-type="string">
            <text:p>M54_P</text:p>
          </table:table-cell>
          <table:table-cell table:style-name="ce5" table:formula="of:=[$case_00140_00100.$B26]+[.L$2]" office:value-type="float" office:value="1379920" calcext:value-type="float">
            <text:p>1379920</text:p>
          </table:table-cell>
          <table:table-cell table:style-name="ce5" table:formula="of:=[$case_00140_00100.$C26]+[.M$2]" office:value-type="float" office:value="5225900" calcext:value-type="float">
            <text:p>5225900</text:p>
          </table:table-cell>
          <table:table-cell table:style-name="ce5" table:formula="of:=[$case_00140_00100.$B26]+[.N$2]" office:value-type="float" office:value="1379970" calcext:value-type="float">
            <text:p>1379970</text:p>
          </table:table-cell>
          <table:table-cell table:style-name="ce5" table:formula="of:=[$case_00140_00100.$C26]+[.O$2]" office:value-type="float" office:value="5225870" calcext:value-type="float">
            <text:p>5225870</text:p>
          </table:table-cell>
          <table:table-cell table:style-name="ce5" table:formula="of:=[$case_00140_00100.$B26]+[.P$2]" office:value-type="float" office:value="1380010" calcext:value-type="float">
            <text:p>1380010</text:p>
          </table:table-cell>
          <table:table-cell table:style-name="ce5" table:formula="of:=[$case_00140_00100.$C26]+[.Q$2]" office:value-type="float" office:value="5225830" calcext:value-type="float">
            <text:p>5225830</text:p>
          </table:table-cell>
          <table:table-cell table:style-name="ce5" table:formula="of:=[$case_00140_00100.$B26]+[.R$2]" office:value-type="float" office:value="1380060" calcext:value-type="float">
            <text:p>1380060</text:p>
          </table:table-cell>
          <table:table-cell table:style-name="ce5" table:formula="of:=[$case_00140_00100.$C26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6];&quot;',&quot;;CHAR(13);&quot;    'SRID=3946;LINESTRING(&quot;;[.L26];&quot; &quot;;[.M26];&quot;,&quot;;[.N26];&quot; &quot;;[.O26];&quot;,&quot;;[.P26];&quot; &quot;;[.Q26];&quot;,&quot;;[.R26];&quot; &quot;;[.S26];&quot;)');&quot;;CHAR(13))" office:value-type="string" office:string-value="INSERT INTO &#13;  cloture (&#13;    id,&#13;    geometry_asewkt)&#13;  VALUES (&#13;    'M54_P',&#13;    'SRID=3946;LINESTRING(1379920 5225900,1379970 5225870,1380010 5225830,1380060 5225800)');&#13;" calcext:value-type="string">
            <text:p>INSERT INTO  <text:s/>cloture ( <text:s text:c="3"/>id, <text:s text:c="3"/>geometry_asewkt) <text:s/>VALUES ( <text:s text:c="3"/>'M54_P', <text:s text:c="3"/>'SRID=3946;LINESTRING(1379920 5225900,1379970 5225870,1380010 5225830,1380060 5225800)');</text:p>
          </table:table-cell>
          <table:table-cell table:formula="of:=CONCATENATE([.J26];CHAR(13);[.T26];CHAR(13))" office:value-type="string" office:string-value="INSERT INTO &#13;  cloture (&#13;    id,&#13;    geometry_asewkt)&#13;  VALUES (&#13;    'M54_O',&#13;    'SRID=3946;LINESTRING(1379920 5225900,1379970 5225870,1380010 5225830,1380060 5225800)');&#13;&#13;INSERT INTO &#13;  cloture (&#13;    id,&#13;    geometry_asewkt)&#13;  VALUES (&#13;    'M54_P',&#13;    'SRID=3946;LINESTRING(1379920 5225900,1379970 5225870,1380010 5225830,1380060 5225800)');&#13;&#13;" calcext:value-type="string">
            <text:p>INSERT INTO  <text:s/>cloture ( <text:s text:c="3"/>id, <text:s text:c="3"/>geometry_asewkt) <text:s/>VALUES ( <text:s text:c="3"/>'M54_O', <text:s text:c="3"/>'SRID=3946;LINESTRING(1379920 5225900,1379970 5225870,1380010 5225830,1380060 5225800)');INSERT INTO  <text:s/>cloture ( <text:s text:c="3"/>id, <text:s text:c="3"/>geometry_asewkt) <text:s/>VALUES ( <text:s text:c="3"/>'M54_P', <text:s text:c="3"/>'SRID=3946;LINESTRING(1379920 5225900,1379970 5225870,1380010 5225830,1380060 5225800)');</text:p>
          </table:table-cell>
        </table:table-row>
        <table:table-row table:style-name="ro1">
          <table:table-cell table:style-name="ce5" table:formula="of:=CONCATENATE([$case_00140_00100.$A27];[.A$2])" office:value-type="string" office:string-value="M55_O" calcext:value-type="string">
            <text:p>M55_O</text:p>
          </table:table-cell>
          <table:table-cell table:style-name="ce5" table:formula="of:=[$case_00140_00100.$B27]+[.B$2]" office:value-type="float" office:value="1380060" calcext:value-type="float">
            <text:p>1380060</text:p>
          </table:table-cell>
          <table:table-cell table:style-name="ce5" table:formula="of:=[$case_00140_00100.$C27]+[.C$2]" office:value-type="float" office:value="5225900" calcext:value-type="float">
            <text:p>5225900</text:p>
          </table:table-cell>
          <table:table-cell table:style-name="ce5" table:formula="of:=[$case_00140_00100.$B27]+[.D$2]" office:value-type="float" office:value="1380110" calcext:value-type="float">
            <text:p>1380110</text:p>
          </table:table-cell>
          <table:table-cell table:style-name="ce5" table:formula="of:=[$case_00140_00100.$C27]+[.E$2]" office:value-type="float" office:value="5225870" calcext:value-type="float">
            <text:p>5225870</text:p>
          </table:table-cell>
          <table:table-cell table:style-name="ce5" table:formula="of:=[$case_00140_00100.$B27]+[.F$2]" office:value-type="float" office:value="1380150" calcext:value-type="float">
            <text:p>1380150</text:p>
          </table:table-cell>
          <table:table-cell table:style-name="ce5" table:formula="of:=[$case_00140_00100.$C27]+[.G$2]" office:value-type="float" office:value="5225830" calcext:value-type="float">
            <text:p>5225830</text:p>
          </table:table-cell>
          <table:table-cell table:style-name="ce5" table:formula="of:=[$case_00140_00100.$B27]+[.H$2]" office:value-type="float" office:value="1380200" calcext:value-type="float">
            <text:p>1380200</text:p>
          </table:table-cell>
          <table:table-cell table:style-name="ce5" table:formula="of:=[$case_00140_00100.$C27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7];&quot;',&quot;;CHAR(13);&quot;    'SRID=3946;LINESTRING(&quot;;[.B27];&quot; &quot;;[.C27];&quot;,&quot;;[.D27];&quot; &quot;;[.E27];&quot;,&quot;;[.F27];&quot; &quot;;[.G27];&quot;,&quot;;[.H27];&quot; &quot;;[.I27];&quot;)');&quot;;CHAR(13))" office:value-type="string" office:string-value="INSERT INTO &#13;  cloture (&#13;    id,&#13;    geometry_asewkt)&#13;  VALUES (&#13;    'M55_O',&#13;    'SRID=3946;LINESTRING(1380060 5225900,1380110 5225870,1380150 5225830,1380200 5225800)');&#13;" calcext:value-type="string">
            <text:p>INSERT INTO  <text:s/>cloture ( <text:s text:c="3"/>id, <text:s text:c="3"/>geometry_asewkt) <text:s/>VALUES ( <text:s text:c="3"/>'M55_O', <text:s text:c="3"/>'SRID=3946;LINESTRING(1380060 5225900,1380110 5225870,1380150 5225830,1380200 5225800)');</text:p>
          </table:table-cell>
          <table:table-cell table:style-name="ce5" table:formula="of:=CONCATENATE([$case_00140_00100.$A27];[.K$2])" office:value-type="string" office:string-value="M55_P" calcext:value-type="string">
            <text:p>M55_P</text:p>
          </table:table-cell>
          <table:table-cell table:style-name="ce5" table:formula="of:=[$case_00140_00100.$B27]+[.L$2]" office:value-type="float" office:value="1380060" calcext:value-type="float">
            <text:p>1380060</text:p>
          </table:table-cell>
          <table:table-cell table:style-name="ce5" table:formula="of:=[$case_00140_00100.$C27]+[.M$2]" office:value-type="float" office:value="5225900" calcext:value-type="float">
            <text:p>5225900</text:p>
          </table:table-cell>
          <table:table-cell table:style-name="ce5" table:formula="of:=[$case_00140_00100.$B27]+[.N$2]" office:value-type="float" office:value="1380110" calcext:value-type="float">
            <text:p>1380110</text:p>
          </table:table-cell>
          <table:table-cell table:style-name="ce5" table:formula="of:=[$case_00140_00100.$C27]+[.O$2]" office:value-type="float" office:value="5225870" calcext:value-type="float">
            <text:p>5225870</text:p>
          </table:table-cell>
          <table:table-cell table:style-name="ce5" table:formula="of:=[$case_00140_00100.$B27]+[.P$2]" office:value-type="float" office:value="1380150" calcext:value-type="float">
            <text:p>1380150</text:p>
          </table:table-cell>
          <table:table-cell table:style-name="ce5" table:formula="of:=[$case_00140_00100.$C27]+[.Q$2]" office:value-type="float" office:value="5225830" calcext:value-type="float">
            <text:p>5225830</text:p>
          </table:table-cell>
          <table:table-cell table:style-name="ce5" table:formula="of:=[$case_00140_00100.$B27]+[.R$2]" office:value-type="float" office:value="1380200" calcext:value-type="float">
            <text:p>1380200</text:p>
          </table:table-cell>
          <table:table-cell table:style-name="ce5" table:formula="of:=[$case_00140_00100.$C27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7];&quot;',&quot;;CHAR(13);&quot;    'SRID=3946;LINESTRING(&quot;;[.L27];&quot; &quot;;[.M27];&quot;,&quot;;[.N27];&quot; &quot;;[.O27];&quot;,&quot;;[.P27];&quot; &quot;;[.Q27];&quot;,&quot;;[.R27];&quot; &quot;;[.S27];&quot;)');&quot;;CHAR(13))" office:value-type="string" office:string-value="INSERT INTO &#13;  cloture (&#13;    id,&#13;    geometry_asewkt)&#13;  VALUES (&#13;    'M55_P',&#13;    'SRID=3946;LINESTRING(1380060 5225900,1380110 5225870,1380150 5225830,1380200 5225800)');&#13;" calcext:value-type="string">
            <text:p>INSERT INTO  <text:s/>cloture ( <text:s text:c="3"/>id, <text:s text:c="3"/>geometry_asewkt) <text:s/>VALUES ( <text:s text:c="3"/>'M55_P', <text:s text:c="3"/>'SRID=3946;LINESTRING(1380060 5225900,1380110 5225870,1380150 5225830,1380200 5225800)');</text:p>
          </table:table-cell>
          <table:table-cell table:formula="of:=CONCATENATE([.J27];CHAR(13);[.T27];CHAR(13))" office:value-type="string" office:string-value="INSERT INTO &#13;  cloture (&#13;    id,&#13;    geometry_asewkt)&#13;  VALUES (&#13;    'M55_O',&#13;    'SRID=3946;LINESTRING(1380060 5225900,1380110 5225870,1380150 5225830,1380200 5225800)');&#13;&#13;INSERT INTO &#13;  cloture (&#13;    id,&#13;    geometry_asewkt)&#13;  VALUES (&#13;    'M55_P',&#13;    'SRID=3946;LINESTRING(1380060 5225900,1380110 5225870,1380150 5225830,1380200 5225800)');&#13;&#13;" calcext:value-type="string">
            <text:p>INSERT INTO  <text:s/>cloture ( <text:s text:c="3"/>id, <text:s text:c="3"/>geometry_asewkt) <text:s/>VALUES ( <text:s text:c="3"/>'M55_O', <text:s text:c="3"/>'SRID=3946;LINESTRING(1380060 5225900,1380110 5225870,1380150 5225830,1380200 5225800)');INSERT INTO  <text:s/>cloture ( <text:s text:c="3"/>id, <text:s text:c="3"/>geometry_asewkt) <text:s/>VALUES ( <text:s text:c="3"/>'M55_P', <text:s text:c="3"/>'SRID=3946;LINESTRING(1380060 5225900,1380110 5225870,1380150 5225830,1380200 5225800)');</text:p>
          </table:table-cell>
        </table:table-row>
        <table:table-row table:style-name="ro1" table:number-rows-repeated="104854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ffleuran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visibility="collapse" table:default-cell-style-name="Default"/>
        <table:table-column table:style-name="co1" table:visibility="collapse" table:number-columns-repeated="3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1" table:visibility="collapse" table:default-cell-style-name="Default"/>
        <table:table-column table:style-name="co3" table:visibility="collapse" table:default-cell-style-name="Default"/>
        <table:table-column table:style-name="co25" table:visibility="collapse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/>
        </table:table-row>
        <table:table-row table:style-name="ro7" table:visibility="collapse">
          <table:table-cell office:value-type="string" calcext:value-type="string">
            <text:p>_W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30" calcext:value-type="float">
            <text:p>-30</text:p>
          </table:table-cell>
          <table:table-cell table:style-name="ce2" table:formula="of:=CONCATENATE(&quot;INSERT INTO &quot;;CHAR(13);&quot;  &quot;;[.D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X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30" calcext:value-type="float">
            <text:p>-30</text:p>
          </table:table-cell>
          <table:table-cell table:style-name="ce2" table:formula="of:=CONCATENATE(&quot;INSERT INTO &quot;;CHAR(13);&quot;  &quot;;[.H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Y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70" calcext:value-type="float">
            <text:p>-70</text:p>
          </table:table-cell>
          <table:table-cell table:style-name="ce2" table:formula="of:=CONCATENATE(&quot;INSERT INTO &quot;;CHAR(13);&quot;  &quot;;[.L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Z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70" calcext:value-type="float">
            <text:p>-70</text:p>
          </table:table-cell>
          <table:table-cell table:style-name="ce2" table:formula="of:=CONCATENATE(&quot;INSERT INTO &quot;;CHAR(13);&quot;  &quot;;[.P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table:formula="of:=CONCATENATE([$case_00140_00100.$A3];[.A$2])" office:value-type="string" office:string-value="M11_W" calcext:value-type="string">
            <text:p>M11_W</text:p>
          </table:table-cell>
          <table:table-cell table:style-name="ce5" table:formula="of:=[$case_00140_00100.$B3]+[.B$2]" office:value-type="float" office:value="1379550" calcext:value-type="float">
            <text:p>1379550</text:p>
          </table:table-cell>
          <table:table-cell table:style-name="ce5" table:formula="of:=[$case_00140_00100.$C3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3];&quot;',&quot;;CHAR(13);&quot;    'SRID=3946;POINT(&quot;;[.B3];&quot; &quot;;[.C3];&quot;)');&quot;;CHAR(13))" office:value-type="string" office:string-value="INSERT INTO &#13;  affleurant (&#13;    id,&#13;    geometry_asewkt)&#13;  VALUES (&#13;    'M11_W',&#13;    'SRID=3946;POINT(1379550 5226270)');&#13;" calcext:value-type="string">
            <text:p>INSERT INTO  <text:s/>affleurant ( <text:s text:c="3"/>id, <text:s text:c="3"/>geometry_asewkt) <text:s/>VALUES ( <text:s text:c="3"/>'M11_W', <text:s text:c="3"/>'SRID=3946;POINT(1379550 5226270)');</text:p>
          </table:table-cell>
          <table:table-cell table:style-name="ce5" table:formula="of:=CONCATENATE([$case_00140_00100.$A3];[.E$2])" office:value-type="string" office:string-value="M11_X" calcext:value-type="string">
            <text:p>M11_X</text:p>
          </table:table-cell>
          <table:table-cell table:style-name="ce5" table:formula="of:=[$case_00140_00100.$B3]+[.F$2]" office:value-type="float" office:value="1379590" calcext:value-type="float">
            <text:p>1379590</text:p>
          </table:table-cell>
          <table:table-cell table:style-name="ce5" table:formula="of:=[$case_00140_00100.$C3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3];&quot;',&quot;;CHAR(13);&quot;    'SRID=3946;POINT(&quot;;[.F3];&quot; &quot;;[.G3];&quot;)');&quot;;CHAR(13))" office:value-type="string" office:string-value="INSERT INTO &#13;  affleurant (&#13;    id,&#13;    geometry_asewkt)&#13;  VALUES (&#13;    'M11_X',&#13;    'SRID=3946;POINT(1379590 5226270)');&#13;" calcext:value-type="string">
            <text:p>INSERT INTO  <text:s/>affleurant ( <text:s text:c="3"/>id, <text:s text:c="3"/>geometry_asewkt) <text:s/>VALUES ( <text:s text:c="3"/>'M11_X', <text:s text:c="3"/>'SRID=3946;POINT(1379590 5226270)');</text:p>
          </table:table-cell>
          <table:table-cell table:style-name="ce5" table:formula="of:=CONCATENATE([$case_00140_00100.$A3];[.I$2])" office:value-type="string" office:string-value="M11_Y" calcext:value-type="string">
            <text:p>M11_Y</text:p>
          </table:table-cell>
          <table:table-cell table:style-name="ce5" table:formula="of:=[$case_00140_00100.$B3]+[.J$2]" office:value-type="float" office:value="1379550" calcext:value-type="float">
            <text:p>1379550</text:p>
          </table:table-cell>
          <table:table-cell table:style-name="ce5" table:formula="of:=[$case_00140_00100.$C3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3];&quot;',&quot;;CHAR(13);&quot;    'SRID=3946;POINT(&quot;;[.J3];&quot; &quot;;[.K3];&quot;)');&quot;;CHAR(13))" office:value-type="string" office:string-value="INSERT INTO &#13;  affleurant (&#13;    id,&#13;    geometry_asewkt)&#13;  VALUES (&#13;    'M11_Y',&#13;    'SRID=3946;POINT(1379550 5226230)');&#13;" calcext:value-type="string">
            <text:p>INSERT INTO  <text:s/>affleurant ( <text:s text:c="3"/>id, <text:s text:c="3"/>geometry_asewkt) <text:s/>VALUES ( <text:s text:c="3"/>'M11_Y', <text:s text:c="3"/>'SRID=3946;POINT(1379550 5226230)');</text:p>
          </table:table-cell>
          <table:table-cell table:style-name="ce5" table:formula="of:=CONCATENATE([$case_00140_00100.$A3];[.M$2])" office:value-type="string" office:string-value="M11_Z" calcext:value-type="string">
            <text:p>M11_Z</text:p>
          </table:table-cell>
          <table:table-cell table:style-name="ce5" table:formula="of:=[$case_00140_00100.$B3]+[.N$2]" office:value-type="float" office:value="1379590" calcext:value-type="float">
            <text:p>1379590</text:p>
          </table:table-cell>
          <table:table-cell table:style-name="ce5" table:formula="of:=[$case_00140_00100.$C3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3];&quot;',&quot;;CHAR(13);&quot;    'SRID=3946;POINT(&quot;;[.N3];&quot; &quot;;[.O3];&quot;)');&quot;;CHAR(13))" office:value-type="string" office:string-value="INSERT INTO &#13;  affleurant (&#13;    id,&#13;    geometry_asewkt)&#13;  VALUES (&#13;    'M11_Z',&#13;    'SRID=3946;POINT(1379590 5226230)');&#13;" calcext:value-type="string">
            <text:p>INSERT INTO  <text:s/>affleurant ( <text:s text:c="3"/>id, <text:s text:c="3"/>geometry_asewkt) <text:s/>VALUES ( <text:s text:c="3"/>'M11_Z', <text:s text:c="3"/>'SRID=3946;POINT(1379590 5226230)');</text:p>
          </table:table-cell>
          <table:table-cell table:style-name="ce7" table:formula="of:=CONCATENATE([.D3];CHAR(13);[.H3];CHAR(13);[.L3];CHAR(13);[.P3];CHAR(13))" office:value-type="string" office:string-value="INSERT INTO &#13;  affleurant (&#13;    id,&#13;    geometry_asewkt)&#13;  VALUES (&#13;    'M11_W',&#13;    'SRID=3946;POINT(1379550 5226270)');&#13;&#13;INSERT INTO &#13;  affleurant (&#13;    id,&#13;    geometry_asewkt)&#13;  VALUES (&#13;    'M11_X',&#13;    'SRID=3946;POINT(1379590 5226270)');&#13;&#13;INSERT INTO &#13;  affleurant (&#13;    id,&#13;    geometry_asewkt)&#13;  VALUES (&#13;    'M11_Y',&#13;    'SRID=3946;POINT(1379550 5226230)');&#13;&#13;INSERT INTO &#13;  affleurant (&#13;    id,&#13;    geometry_asewkt)&#13;  VALUES (&#13;    'M11_Z',&#13;    'SRID=3946;POINT(1379590 5226230)');&#13;&#13;" calcext:value-type="string">
            <text:p>INSERT INTO  <text:s/>affleurant ( <text:s text:c="3"/>id, <text:s text:c="3"/>geometry_asewkt) <text:s/>VALUES ( <text:s text:c="3"/>'M11_W', <text:s text:c="3"/>'SRID=3946;POINT(1379550 5226270)');INSERT INTO  <text:s/>affleurant ( <text:s text:c="3"/>id, <text:s text:c="3"/>geometry_asewkt) <text:s/>VALUES ( <text:s text:c="3"/>'M11_X', <text:s text:c="3"/>'SRID=3946;POINT(1379590 5226270)');INSERT INTO  <text:s/>affleurant ( <text:s text:c="3"/>id, <text:s text:c="3"/>geometry_asewkt) <text:s/>VALUES ( <text:s text:c="3"/>'M11_Y', <text:s text:c="3"/>'SRID=3946;POINT(1379550 5226230)');INSERT INTO  <text:s/>affleurant ( <text:s text:c="3"/>id, <text:s text:c="3"/>geometry_asewkt) <text:s/>VALUES ( <text:s text:c="3"/>'M11_Z', <text:s text:c="3"/>'SRID=3946;POINT(1379590 5226230)');</text:p>
          </table:table-cell>
        </table:table-row>
        <table:table-row table:style-name="ro1">
          <table:table-cell table:style-name="ce5" table:formula="of:=CONCATENATE([$case_00140_00100.$A4];[.A$2])" office:value-type="string" office:string-value="M12_W" calcext:value-type="string">
            <text:p>M12_W</text:p>
          </table:table-cell>
          <table:table-cell table:style-name="ce5" table:formula="of:=[$case_00140_00100.$B4]+[.B$2]" office:value-type="float" office:value="1379690" calcext:value-type="float">
            <text:p>1379690</text:p>
          </table:table-cell>
          <table:table-cell table:style-name="ce5" table:formula="of:=[$case_00140_00100.$C4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4];&quot;',&quot;;CHAR(13);&quot;    'SRID=3946;POINT(&quot;;[.B4];&quot; &quot;;[.C4];&quot;)');&quot;;CHAR(13))" office:value-type="string" office:string-value="INSERT INTO &#13;  affleurant (&#13;    id,&#13;    geometry_asewkt)&#13;  VALUES (&#13;    'M12_W',&#13;    'SRID=3946;POINT(1379690 5226270)');&#13;" calcext:value-type="string">
            <text:p>INSERT INTO  <text:s/>affleurant ( <text:s text:c="3"/>id, <text:s text:c="3"/>geometry_asewkt) <text:s/>VALUES ( <text:s text:c="3"/>'M12_W', <text:s text:c="3"/>'SRID=3946;POINT(1379690 5226270)');</text:p>
          </table:table-cell>
          <table:table-cell table:style-name="ce5" table:formula="of:=CONCATENATE([$case_00140_00100.$A4];[.E$2])" office:value-type="string" office:string-value="M12_X" calcext:value-type="string">
            <text:p>M12_X</text:p>
          </table:table-cell>
          <table:table-cell table:style-name="ce5" table:formula="of:=[$case_00140_00100.$B4]+[.F$2]" office:value-type="float" office:value="1379730" calcext:value-type="float">
            <text:p>1379730</text:p>
          </table:table-cell>
          <table:table-cell table:style-name="ce5" table:formula="of:=[$case_00140_00100.$C4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4];&quot;',&quot;;CHAR(13);&quot;    'SRID=3946;POINT(&quot;;[.F4];&quot; &quot;;[.G4];&quot;)');&quot;;CHAR(13))" office:value-type="string" office:string-value="INSERT INTO &#13;  affleurant (&#13;    id,&#13;    geometry_asewkt)&#13;  VALUES (&#13;    'M12_X',&#13;    'SRID=3946;POINT(1379730 5226270)');&#13;" calcext:value-type="string">
            <text:p>INSERT INTO  <text:s/>affleurant ( <text:s text:c="3"/>id, <text:s text:c="3"/>geometry_asewkt) <text:s/>VALUES ( <text:s text:c="3"/>'M12_X', <text:s text:c="3"/>'SRID=3946;POINT(1379730 5226270)');</text:p>
          </table:table-cell>
          <table:table-cell table:style-name="ce5" table:formula="of:=CONCATENATE([$case_00140_00100.$A4];[.I$2])" office:value-type="string" office:string-value="M12_Y" calcext:value-type="string">
            <text:p>M12_Y</text:p>
          </table:table-cell>
          <table:table-cell table:style-name="ce5" table:formula="of:=[$case_00140_00100.$B4]+[.J$2]" office:value-type="float" office:value="1379690" calcext:value-type="float">
            <text:p>1379690</text:p>
          </table:table-cell>
          <table:table-cell table:style-name="ce5" table:formula="of:=[$case_00140_00100.$C4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4];&quot;',&quot;;CHAR(13);&quot;    'SRID=3946;POINT(&quot;;[.J4];&quot; &quot;;[.K4];&quot;)');&quot;;CHAR(13))" office:value-type="string" office:string-value="INSERT INTO &#13;  affleurant (&#13;    id,&#13;    geometry_asewkt)&#13;  VALUES (&#13;    'M12_Y',&#13;    'SRID=3946;POINT(1379690 5226230)');&#13;" calcext:value-type="string">
            <text:p>INSERT INTO  <text:s/>affleurant ( <text:s text:c="3"/>id, <text:s text:c="3"/>geometry_asewkt) <text:s/>VALUES ( <text:s text:c="3"/>'M12_Y', <text:s text:c="3"/>'SRID=3946;POINT(1379690 5226230)');</text:p>
          </table:table-cell>
          <table:table-cell table:style-name="ce5" table:formula="of:=CONCATENATE([$case_00140_00100.$A4];[.M$2])" office:value-type="string" office:string-value="M12_Z" calcext:value-type="string">
            <text:p>M12_Z</text:p>
          </table:table-cell>
          <table:table-cell table:style-name="ce5" table:formula="of:=[$case_00140_00100.$B4]+[.N$2]" office:value-type="float" office:value="1379730" calcext:value-type="float">
            <text:p>1379730</text:p>
          </table:table-cell>
          <table:table-cell table:style-name="ce5" table:formula="of:=[$case_00140_00100.$C4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4];&quot;',&quot;;CHAR(13);&quot;    'SRID=3946;POINT(&quot;;[.N4];&quot; &quot;;[.O4];&quot;)');&quot;;CHAR(13))" office:value-type="string" office:string-value="INSERT INTO &#13;  affleurant (&#13;    id,&#13;    geometry_asewkt)&#13;  VALUES (&#13;    'M12_Z',&#13;    'SRID=3946;POINT(1379730 5226230)');&#13;" calcext:value-type="string">
            <text:p>INSERT INTO  <text:s/>affleurant ( <text:s text:c="3"/>id, <text:s text:c="3"/>geometry_asewkt) <text:s/>VALUES ( <text:s text:c="3"/>'M12_Z', <text:s text:c="3"/>'SRID=3946;POINT(1379730 5226230)');</text:p>
          </table:table-cell>
          <table:table-cell table:style-name="ce7" table:formula="of:=CONCATENATE([.D4];CHAR(13);[.H4];CHAR(13);[.L4];CHAR(13);[.P4];CHAR(13))" office:value-type="string" office:string-value="INSERT INTO &#13;  affleurant (&#13;    id,&#13;    geometry_asewkt)&#13;  VALUES (&#13;    'M12_W',&#13;    'SRID=3946;POINT(1379690 5226270)');&#13;&#13;INSERT INTO &#13;  affleurant (&#13;    id,&#13;    geometry_asewkt)&#13;  VALUES (&#13;    'M12_X',&#13;    'SRID=3946;POINT(1379730 5226270)');&#13;&#13;INSERT INTO &#13;  affleurant (&#13;    id,&#13;    geometry_asewkt)&#13;  VALUES (&#13;    'M12_Y',&#13;    'SRID=3946;POINT(1379690 5226230)');&#13;&#13;INSERT INTO &#13;  affleurant (&#13;    id,&#13;    geometry_asewkt)&#13;  VALUES (&#13;    'M12_Z',&#13;    'SRID=3946;POINT(1379730 5226230)');&#13;&#13;" calcext:value-type="string">
            <text:p>INSERT INTO  <text:s/>affleurant ( <text:s text:c="3"/>id, <text:s text:c="3"/>geometry_asewkt) <text:s/>VALUES ( <text:s text:c="3"/>'M12_W', <text:s text:c="3"/>'SRID=3946;POINT(1379690 5226270)');INSERT INTO  <text:s/>affleurant ( <text:s text:c="3"/>id, <text:s text:c="3"/>geometry_asewkt) <text:s/>VALUES ( <text:s text:c="3"/>'M12_X', <text:s text:c="3"/>'SRID=3946;POINT(1379730 5226270)');INSERT INTO  <text:s/>affleurant ( <text:s text:c="3"/>id, <text:s text:c="3"/>geometry_asewkt) <text:s/>VALUES ( <text:s text:c="3"/>'M12_Y', <text:s text:c="3"/>'SRID=3946;POINT(1379690 5226230)');INSERT INTO  <text:s/>affleurant ( <text:s text:c="3"/>id, <text:s text:c="3"/>geometry_asewkt) <text:s/>VALUES ( <text:s text:c="3"/>'M12_Z', <text:s text:c="3"/>'SRID=3946;POINT(1379730 5226230)');</text:p>
          </table:table-cell>
        </table:table-row>
        <table:table-row table:style-name="ro1">
          <table:table-cell table:style-name="ce5" table:formula="of:=CONCATENATE([$case_00140_00100.$A5];[.A$2])" office:value-type="string" office:string-value="M13_W" calcext:value-type="string">
            <text:p>M13_W</text:p>
          </table:table-cell>
          <table:table-cell table:style-name="ce5" table:formula="of:=[$case_00140_00100.$B5]+[.B$2]" office:value-type="float" office:value="1379830" calcext:value-type="float">
            <text:p>1379830</text:p>
          </table:table-cell>
          <table:table-cell table:style-name="ce5" table:formula="of:=[$case_00140_00100.$C5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5];&quot;',&quot;;CHAR(13);&quot;    'SRID=3946;POINT(&quot;;[.B5];&quot; &quot;;[.C5];&quot;)');&quot;;CHAR(13))" office:value-type="string" office:string-value="INSERT INTO &#13;  affleurant (&#13;    id,&#13;    geometry_asewkt)&#13;  VALUES (&#13;    'M13_W',&#13;    'SRID=3946;POINT(1379830 5226270)');&#13;" calcext:value-type="string">
            <text:p>INSERT INTO  <text:s/>affleurant ( <text:s text:c="3"/>id, <text:s text:c="3"/>geometry_asewkt) <text:s/>VALUES ( <text:s text:c="3"/>'M13_W', <text:s text:c="3"/>'SRID=3946;POINT(1379830 5226270)');</text:p>
          </table:table-cell>
          <table:table-cell table:style-name="ce5" table:formula="of:=CONCATENATE([$case_00140_00100.$A5];[.E$2])" office:value-type="string" office:string-value="M13_X" calcext:value-type="string">
            <text:p>M13_X</text:p>
          </table:table-cell>
          <table:table-cell table:style-name="ce5" table:formula="of:=[$case_00140_00100.$B5]+[.F$2]" office:value-type="float" office:value="1379870" calcext:value-type="float">
            <text:p>1379870</text:p>
          </table:table-cell>
          <table:table-cell table:style-name="ce5" table:formula="of:=[$case_00140_00100.$C5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5];&quot;',&quot;;CHAR(13);&quot;    'SRID=3946;POINT(&quot;;[.F5];&quot; &quot;;[.G5];&quot;)');&quot;;CHAR(13))" office:value-type="string" office:string-value="INSERT INTO &#13;  affleurant (&#13;    id,&#13;    geometry_asewkt)&#13;  VALUES (&#13;    'M13_X',&#13;    'SRID=3946;POINT(1379870 5226270)');&#13;" calcext:value-type="string">
            <text:p>INSERT INTO  <text:s/>affleurant ( <text:s text:c="3"/>id, <text:s text:c="3"/>geometry_asewkt) <text:s/>VALUES ( <text:s text:c="3"/>'M13_X', <text:s text:c="3"/>'SRID=3946;POINT(1379870 5226270)');</text:p>
          </table:table-cell>
          <table:table-cell table:style-name="ce5" table:formula="of:=CONCATENATE([$case_00140_00100.$A5];[.I$2])" office:value-type="string" office:string-value="M13_Y" calcext:value-type="string">
            <text:p>M13_Y</text:p>
          </table:table-cell>
          <table:table-cell table:style-name="ce5" table:formula="of:=[$case_00140_00100.$B5]+[.J$2]" office:value-type="float" office:value="1379830" calcext:value-type="float">
            <text:p>1379830</text:p>
          </table:table-cell>
          <table:table-cell table:style-name="ce5" table:formula="of:=[$case_00140_00100.$C5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5];&quot;',&quot;;CHAR(13);&quot;    'SRID=3946;POINT(&quot;;[.J5];&quot; &quot;;[.K5];&quot;)');&quot;;CHAR(13))" office:value-type="string" office:string-value="INSERT INTO &#13;  affleurant (&#13;    id,&#13;    geometry_asewkt)&#13;  VALUES (&#13;    'M13_Y',&#13;    'SRID=3946;POINT(1379830 5226230)');&#13;" calcext:value-type="string">
            <text:p>INSERT INTO  <text:s/>affleurant ( <text:s text:c="3"/>id, <text:s text:c="3"/>geometry_asewkt) <text:s/>VALUES ( <text:s text:c="3"/>'M13_Y', <text:s text:c="3"/>'SRID=3946;POINT(1379830 5226230)');</text:p>
          </table:table-cell>
          <table:table-cell table:style-name="ce5" table:formula="of:=CONCATENATE([$case_00140_00100.$A5];[.M$2])" office:value-type="string" office:string-value="M13_Z" calcext:value-type="string">
            <text:p>M13_Z</text:p>
          </table:table-cell>
          <table:table-cell table:style-name="ce5" table:formula="of:=[$case_00140_00100.$B5]+[.N$2]" office:value-type="float" office:value="1379870" calcext:value-type="float">
            <text:p>1379870</text:p>
          </table:table-cell>
          <table:table-cell table:style-name="ce5" table:formula="of:=[$case_00140_00100.$C5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5];&quot;',&quot;;CHAR(13);&quot;    'SRID=3946;POINT(&quot;;[.N5];&quot; &quot;;[.O5];&quot;)');&quot;;CHAR(13))" office:value-type="string" office:string-value="INSERT INTO &#13;  affleurant (&#13;    id,&#13;    geometry_asewkt)&#13;  VALUES (&#13;    'M13_Z',&#13;    'SRID=3946;POINT(1379870 5226230)');&#13;" calcext:value-type="string">
            <text:p>INSERT INTO  <text:s/>affleurant ( <text:s text:c="3"/>id, <text:s text:c="3"/>geometry_asewkt) <text:s/>VALUES ( <text:s text:c="3"/>'M13_Z', <text:s text:c="3"/>'SRID=3946;POINT(1379870 5226230)');</text:p>
          </table:table-cell>
          <table:table-cell table:style-name="ce7" table:formula="of:=CONCATENATE([.D5];CHAR(13);[.H5];CHAR(13);[.L5];CHAR(13);[.P5];CHAR(13))" office:value-type="string" office:string-value="INSERT INTO &#13;  affleurant (&#13;    id,&#13;    geometry_asewkt)&#13;  VALUES (&#13;    'M13_W',&#13;    'SRID=3946;POINT(1379830 5226270)');&#13;&#13;INSERT INTO &#13;  affleurant (&#13;    id,&#13;    geometry_asewkt)&#13;  VALUES (&#13;    'M13_X',&#13;    'SRID=3946;POINT(1379870 5226270)');&#13;&#13;INSERT INTO &#13;  affleurant (&#13;    id,&#13;    geometry_asewkt)&#13;  VALUES (&#13;    'M13_Y',&#13;    'SRID=3946;POINT(1379830 5226230)');&#13;&#13;INSERT INTO &#13;  affleurant (&#13;    id,&#13;    geometry_asewkt)&#13;  VALUES (&#13;    'M13_Z',&#13;    'SRID=3946;POINT(1379870 5226230)');&#13;&#13;" calcext:value-type="string">
            <text:p>INSERT INTO  <text:s/>affleurant ( <text:s text:c="3"/>id, <text:s text:c="3"/>geometry_asewkt) <text:s/>VALUES ( <text:s text:c="3"/>'M13_W', <text:s text:c="3"/>'SRID=3946;POINT(1379830 5226270)');INSERT INTO  <text:s/>affleurant ( <text:s text:c="3"/>id, <text:s text:c="3"/>geometry_asewkt) <text:s/>VALUES ( <text:s text:c="3"/>'M13_X', <text:s text:c="3"/>'SRID=3946;POINT(1379870 5226270)');INSERT INTO  <text:s/>affleurant ( <text:s text:c="3"/>id, <text:s text:c="3"/>geometry_asewkt) <text:s/>VALUES ( <text:s text:c="3"/>'M13_Y', <text:s text:c="3"/>'SRID=3946;POINT(1379830 5226230)');INSERT INTO  <text:s/>affleurant ( <text:s text:c="3"/>id, <text:s text:c="3"/>geometry_asewkt) <text:s/>VALUES ( <text:s text:c="3"/>'M13_Z', <text:s text:c="3"/>'SRID=3946;POINT(1379870 5226230)');</text:p>
          </table:table-cell>
        </table:table-row>
        <table:table-row table:style-name="ro1">
          <table:table-cell table:style-name="ce5" table:formula="of:=CONCATENATE([$case_00140_00100.$A6];[.A$2])" office:value-type="string" office:string-value="M14_W" calcext:value-type="string">
            <text:p>M14_W</text:p>
          </table:table-cell>
          <table:table-cell table:style-name="ce5" table:formula="of:=[$case_00140_00100.$B6]+[.B$2]" office:value-type="float" office:value="1379970" calcext:value-type="float">
            <text:p>1379970</text:p>
          </table:table-cell>
          <table:table-cell table:style-name="ce5" table:formula="of:=[$case_00140_00100.$C6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6];&quot;',&quot;;CHAR(13);&quot;    'SRID=3946;POINT(&quot;;[.B6];&quot; &quot;;[.C6];&quot;)');&quot;;CHAR(13))" office:value-type="string" office:string-value="INSERT INTO &#13;  affleurant (&#13;    id,&#13;    geometry_asewkt)&#13;  VALUES (&#13;    'M14_W',&#13;    'SRID=3946;POINT(1379970 5226270)');&#13;" calcext:value-type="string">
            <text:p>INSERT INTO  <text:s/>affleurant ( <text:s text:c="3"/>id, <text:s text:c="3"/>geometry_asewkt) <text:s/>VALUES ( <text:s text:c="3"/>'M14_W', <text:s text:c="3"/>'SRID=3946;POINT(1379970 5226270)');</text:p>
          </table:table-cell>
          <table:table-cell table:style-name="ce5" table:formula="of:=CONCATENATE([$case_00140_00100.$A6];[.E$2])" office:value-type="string" office:string-value="M14_X" calcext:value-type="string">
            <text:p>M14_X</text:p>
          </table:table-cell>
          <table:table-cell table:style-name="ce5" table:formula="of:=[$case_00140_00100.$B6]+[.F$2]" office:value-type="float" office:value="1380010" calcext:value-type="float">
            <text:p>1380010</text:p>
          </table:table-cell>
          <table:table-cell table:style-name="ce5" table:formula="of:=[$case_00140_00100.$C6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6];&quot;',&quot;;CHAR(13);&quot;    'SRID=3946;POINT(&quot;;[.F6];&quot; &quot;;[.G6];&quot;)');&quot;;CHAR(13))" office:value-type="string" office:string-value="INSERT INTO &#13;  affleurant (&#13;    id,&#13;    geometry_asewkt)&#13;  VALUES (&#13;    'M14_X',&#13;    'SRID=3946;POINT(1380010 5226270)');&#13;" calcext:value-type="string">
            <text:p>INSERT INTO  <text:s/>affleurant ( <text:s text:c="3"/>id, <text:s text:c="3"/>geometry_asewkt) <text:s/>VALUES ( <text:s text:c="3"/>'M14_X', <text:s text:c="3"/>'SRID=3946;POINT(1380010 5226270)');</text:p>
          </table:table-cell>
          <table:table-cell table:style-name="ce5" table:formula="of:=CONCATENATE([$case_00140_00100.$A6];[.I$2])" office:value-type="string" office:string-value="M14_Y" calcext:value-type="string">
            <text:p>M14_Y</text:p>
          </table:table-cell>
          <table:table-cell table:style-name="ce5" table:formula="of:=[$case_00140_00100.$B6]+[.J$2]" office:value-type="float" office:value="1379970" calcext:value-type="float">
            <text:p>1379970</text:p>
          </table:table-cell>
          <table:table-cell table:style-name="ce5" table:formula="of:=[$case_00140_00100.$C6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6];&quot;',&quot;;CHAR(13);&quot;    'SRID=3946;POINT(&quot;;[.J6];&quot; &quot;;[.K6];&quot;)');&quot;;CHAR(13))" office:value-type="string" office:string-value="INSERT INTO &#13;  affleurant (&#13;    id,&#13;    geometry_asewkt)&#13;  VALUES (&#13;    'M14_Y',&#13;    'SRID=3946;POINT(1379970 5226230)');&#13;" calcext:value-type="string">
            <text:p>INSERT INTO  <text:s/>affleurant ( <text:s text:c="3"/>id, <text:s text:c="3"/>geometry_asewkt) <text:s/>VALUES ( <text:s text:c="3"/>'M14_Y', <text:s text:c="3"/>'SRID=3946;POINT(1379970 5226230)');</text:p>
          </table:table-cell>
          <table:table-cell table:style-name="ce5" table:formula="of:=CONCATENATE([$case_00140_00100.$A6];[.M$2])" office:value-type="string" office:string-value="M14_Z" calcext:value-type="string">
            <text:p>M14_Z</text:p>
          </table:table-cell>
          <table:table-cell table:style-name="ce5" table:formula="of:=[$case_00140_00100.$B6]+[.N$2]" office:value-type="float" office:value="1380010" calcext:value-type="float">
            <text:p>1380010</text:p>
          </table:table-cell>
          <table:table-cell table:style-name="ce5" table:formula="of:=[$case_00140_00100.$C6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6];&quot;',&quot;;CHAR(13);&quot;    'SRID=3946;POINT(&quot;;[.N6];&quot; &quot;;[.O6];&quot;)');&quot;;CHAR(13))" office:value-type="string" office:string-value="INSERT INTO &#13;  affleurant (&#13;    id,&#13;    geometry_asewkt)&#13;  VALUES (&#13;    'M14_Z',&#13;    'SRID=3946;POINT(1380010 5226230)');&#13;" calcext:value-type="string">
            <text:p>INSERT INTO  <text:s/>affleurant ( <text:s text:c="3"/>id, <text:s text:c="3"/>geometry_asewkt) <text:s/>VALUES ( <text:s text:c="3"/>'M14_Z', <text:s text:c="3"/>'SRID=3946;POINT(1380010 5226230)');</text:p>
          </table:table-cell>
          <table:table-cell table:style-name="ce7" table:formula="of:=CONCATENATE([.D6];CHAR(13);[.H6];CHAR(13);[.L6];CHAR(13);[.P6];CHAR(13))" office:value-type="string" office:string-value="INSERT INTO &#13;  affleurant (&#13;    id,&#13;    geometry_asewkt)&#13;  VALUES (&#13;    'M14_W',&#13;    'SRID=3946;POINT(1379970 5226270)');&#13;&#13;INSERT INTO &#13;  affleurant (&#13;    id,&#13;    geometry_asewkt)&#13;  VALUES (&#13;    'M14_X',&#13;    'SRID=3946;POINT(1380010 5226270)');&#13;&#13;INSERT INTO &#13;  affleurant (&#13;    id,&#13;    geometry_asewkt)&#13;  VALUES (&#13;    'M14_Y',&#13;    'SRID=3946;POINT(1379970 5226230)');&#13;&#13;INSERT INTO &#13;  affleurant (&#13;    id,&#13;    geometry_asewkt)&#13;  VALUES (&#13;    'M14_Z',&#13;    'SRID=3946;POINT(1380010 5226230)');&#13;&#13;" calcext:value-type="string">
            <text:p>INSERT INTO  <text:s/>affleurant ( <text:s text:c="3"/>id, <text:s text:c="3"/>geometry_asewkt) <text:s/>VALUES ( <text:s text:c="3"/>'M14_W', <text:s text:c="3"/>'SRID=3946;POINT(1379970 5226270)');INSERT INTO  <text:s/>affleurant ( <text:s text:c="3"/>id, <text:s text:c="3"/>geometry_asewkt) <text:s/>VALUES ( <text:s text:c="3"/>'M14_X', <text:s text:c="3"/>'SRID=3946;POINT(1380010 5226270)');INSERT INTO  <text:s/>affleurant ( <text:s text:c="3"/>id, <text:s text:c="3"/>geometry_asewkt) <text:s/>VALUES ( <text:s text:c="3"/>'M14_Y', <text:s text:c="3"/>'SRID=3946;POINT(1379970 5226230)');INSERT INTO  <text:s/>affleurant ( <text:s text:c="3"/>id, <text:s text:c="3"/>geometry_asewkt) <text:s/>VALUES ( <text:s text:c="3"/>'M14_Z', <text:s text:c="3"/>'SRID=3946;POINT(1380010 5226230)');</text:p>
          </table:table-cell>
        </table:table-row>
        <table:table-row table:style-name="ro1">
          <table:table-cell table:style-name="ce5" table:formula="of:=CONCATENATE([$case_00140_00100.$A7];[.A$2])" office:value-type="string" office:string-value="M15_W" calcext:value-type="string">
            <text:p>M15_W</text:p>
          </table:table-cell>
          <table:table-cell table:style-name="ce5" table:formula="of:=[$case_00140_00100.$B7]+[.B$2]" office:value-type="float" office:value="1380110" calcext:value-type="float">
            <text:p>1380110</text:p>
          </table:table-cell>
          <table:table-cell table:style-name="ce5" table:formula="of:=[$case_00140_00100.$C7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7];&quot;',&quot;;CHAR(13);&quot;    'SRID=3946;POINT(&quot;;[.B7];&quot; &quot;;[.C7];&quot;)');&quot;;CHAR(13))" office:value-type="string" office:string-value="INSERT INTO &#13;  affleurant (&#13;    id,&#13;    geometry_asewkt)&#13;  VALUES (&#13;    'M15_W',&#13;    'SRID=3946;POINT(1380110 5226270)');&#13;" calcext:value-type="string">
            <text:p>INSERT INTO  <text:s/>affleurant ( <text:s text:c="3"/>id, <text:s text:c="3"/>geometry_asewkt) <text:s/>VALUES ( <text:s text:c="3"/>'M15_W', <text:s text:c="3"/>'SRID=3946;POINT(1380110 5226270)');</text:p>
          </table:table-cell>
          <table:table-cell table:style-name="ce5" table:formula="of:=CONCATENATE([$case_00140_00100.$A7];[.E$2])" office:value-type="string" office:string-value="M15_X" calcext:value-type="string">
            <text:p>M15_X</text:p>
          </table:table-cell>
          <table:table-cell table:style-name="ce5" table:formula="of:=[$case_00140_00100.$B7]+[.F$2]" office:value-type="float" office:value="1380150" calcext:value-type="float">
            <text:p>1380150</text:p>
          </table:table-cell>
          <table:table-cell table:style-name="ce5" table:formula="of:=[$case_00140_00100.$C7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7];&quot;',&quot;;CHAR(13);&quot;    'SRID=3946;POINT(&quot;;[.F7];&quot; &quot;;[.G7];&quot;)');&quot;;CHAR(13))" office:value-type="string" office:string-value="INSERT INTO &#13;  affleurant (&#13;    id,&#13;    geometry_asewkt)&#13;  VALUES (&#13;    'M15_X',&#13;    'SRID=3946;POINT(1380150 5226270)');&#13;" calcext:value-type="string">
            <text:p>INSERT INTO  <text:s/>affleurant ( <text:s text:c="3"/>id, <text:s text:c="3"/>geometry_asewkt) <text:s/>VALUES ( <text:s text:c="3"/>'M15_X', <text:s text:c="3"/>'SRID=3946;POINT(1380150 5226270)');</text:p>
          </table:table-cell>
          <table:table-cell table:style-name="ce5" table:formula="of:=CONCATENATE([$case_00140_00100.$A7];[.I$2])" office:value-type="string" office:string-value="M15_Y" calcext:value-type="string">
            <text:p>M15_Y</text:p>
          </table:table-cell>
          <table:table-cell table:style-name="ce5" table:formula="of:=[$case_00140_00100.$B7]+[.J$2]" office:value-type="float" office:value="1380110" calcext:value-type="float">
            <text:p>1380110</text:p>
          </table:table-cell>
          <table:table-cell table:style-name="ce5" table:formula="of:=[$case_00140_00100.$C7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7];&quot;',&quot;;CHAR(13);&quot;    'SRID=3946;POINT(&quot;;[.J7];&quot; &quot;;[.K7];&quot;)');&quot;;CHAR(13))" office:value-type="string" office:string-value="INSERT INTO &#13;  affleurant (&#13;    id,&#13;    geometry_asewkt)&#13;  VALUES (&#13;    'M15_Y',&#13;    'SRID=3946;POINT(1380110 5226230)');&#13;" calcext:value-type="string">
            <text:p>INSERT INTO  <text:s/>affleurant ( <text:s text:c="3"/>id, <text:s text:c="3"/>geometry_asewkt) <text:s/>VALUES ( <text:s text:c="3"/>'M15_Y', <text:s text:c="3"/>'SRID=3946;POINT(1380110 5226230)');</text:p>
          </table:table-cell>
          <table:table-cell table:style-name="ce5" table:formula="of:=CONCATENATE([$case_00140_00100.$A7];[.M$2])" office:value-type="string" office:string-value="M15_Z" calcext:value-type="string">
            <text:p>M15_Z</text:p>
          </table:table-cell>
          <table:table-cell table:style-name="ce5" table:formula="of:=[$case_00140_00100.$B7]+[.N$2]" office:value-type="float" office:value="1380150" calcext:value-type="float">
            <text:p>1380150</text:p>
          </table:table-cell>
          <table:table-cell table:style-name="ce5" table:formula="of:=[$case_00140_00100.$C7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7];&quot;',&quot;;CHAR(13);&quot;    'SRID=3946;POINT(&quot;;[.N7];&quot; &quot;;[.O7];&quot;)');&quot;;CHAR(13))" office:value-type="string" office:string-value="INSERT INTO &#13;  affleurant (&#13;    id,&#13;    geometry_asewkt)&#13;  VALUES (&#13;    'M15_Z',&#13;    'SRID=3946;POINT(1380150 5226230)');&#13;" calcext:value-type="string">
            <text:p>INSERT INTO  <text:s/>affleurant ( <text:s text:c="3"/>id, <text:s text:c="3"/>geometry_asewkt) <text:s/>VALUES ( <text:s text:c="3"/>'M15_Z', <text:s text:c="3"/>'SRID=3946;POINT(1380150 5226230)');</text:p>
          </table:table-cell>
          <table:table-cell table:style-name="ce7" table:formula="of:=CONCATENATE([.D7];CHAR(13);[.H7];CHAR(13);[.L7];CHAR(13);[.P7];CHAR(13))" office:value-type="string" office:string-value="INSERT INTO &#13;  affleurant (&#13;    id,&#13;    geometry_asewkt)&#13;  VALUES (&#13;    'M15_W',&#13;    'SRID=3946;POINT(1380110 5226270)');&#13;&#13;INSERT INTO &#13;  affleurant (&#13;    id,&#13;    geometry_asewkt)&#13;  VALUES (&#13;    'M15_X',&#13;    'SRID=3946;POINT(1380150 5226270)');&#13;&#13;INSERT INTO &#13;  affleurant (&#13;    id,&#13;    geometry_asewkt)&#13;  VALUES (&#13;    'M15_Y',&#13;    'SRID=3946;POINT(1380110 5226230)');&#13;&#13;INSERT INTO &#13;  affleurant (&#13;    id,&#13;    geometry_asewkt)&#13;  VALUES (&#13;    'M15_Z',&#13;    'SRID=3946;POINT(1380150 5226230)');&#13;&#13;" calcext:value-type="string">
            <text:p>INSERT INTO  <text:s/>affleurant ( <text:s text:c="3"/>id, <text:s text:c="3"/>geometry_asewkt) <text:s/>VALUES ( <text:s text:c="3"/>'M15_W', <text:s text:c="3"/>'SRID=3946;POINT(1380110 5226270)');INSERT INTO  <text:s/>affleurant ( <text:s text:c="3"/>id, <text:s text:c="3"/>geometry_asewkt) <text:s/>VALUES ( <text:s text:c="3"/>'M15_X', <text:s text:c="3"/>'SRID=3946;POINT(1380150 5226270)');INSERT INTO  <text:s/>affleurant ( <text:s text:c="3"/>id, <text:s text:c="3"/>geometry_asewkt) <text:s/>VALUES ( <text:s text:c="3"/>'M15_Y', <text:s text:c="3"/>'SRID=3946;POINT(1380110 5226230)');INSERT INTO  <text:s/>affleurant ( <text:s text:c="3"/>id, <text:s text:c="3"/>geometry_asewkt) <text:s/>VALUES ( <text:s text:c="3"/>'M15_Z', <text:s text:c="3"/>'SRID=3946;POINT(1380150 5226230)');</text:p>
          </table:table-cell>
        </table:table-row>
        <table:table-row table:style-name="ro1">
          <table:table-cell table:style-name="ce5" table:formula="of:=CONCATENATE([$case_00140_00100.$A8];[.A$2])" office:value-type="string" office:string-value="M21_W" calcext:value-type="string">
            <text:p>M21_W</text:p>
          </table:table-cell>
          <table:table-cell table:style-name="ce5" table:formula="of:=[$case_00140_00100.$B8]+[.B$2]" office:value-type="float" office:value="1379550" calcext:value-type="float">
            <text:p>1379550</text:p>
          </table:table-cell>
          <table:table-cell table:style-name="ce5" table:formula="of:=[$case_00140_00100.$C8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8];&quot;',&quot;;CHAR(13);&quot;    'SRID=3946;POINT(&quot;;[.B8];&quot; &quot;;[.C8];&quot;)');&quot;;CHAR(13))" office:value-type="string" office:string-value="INSERT INTO &#13;  affleurant (&#13;    id,&#13;    geometry_asewkt)&#13;  VALUES (&#13;    'M21_W',&#13;    'SRID=3946;POINT(1379550 5226170)');&#13;" calcext:value-type="string">
            <text:p>INSERT INTO  <text:s/>affleurant ( <text:s text:c="3"/>id, <text:s text:c="3"/>geometry_asewkt) <text:s/>VALUES ( <text:s text:c="3"/>'M21_W', <text:s text:c="3"/>'SRID=3946;POINT(1379550 5226170)');</text:p>
          </table:table-cell>
          <table:table-cell table:style-name="ce5" table:formula="of:=CONCATENATE([$case_00140_00100.$A8];[.E$2])" office:value-type="string" office:string-value="M21_X" calcext:value-type="string">
            <text:p>M21_X</text:p>
          </table:table-cell>
          <table:table-cell table:style-name="ce5" table:formula="of:=[$case_00140_00100.$B8]+[.F$2]" office:value-type="float" office:value="1379590" calcext:value-type="float">
            <text:p>1379590</text:p>
          </table:table-cell>
          <table:table-cell table:style-name="ce5" table:formula="of:=[$case_00140_00100.$C8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8];&quot;',&quot;;CHAR(13);&quot;    'SRID=3946;POINT(&quot;;[.F8];&quot; &quot;;[.G8];&quot;)');&quot;;CHAR(13))" office:value-type="string" office:string-value="INSERT INTO &#13;  affleurant (&#13;    id,&#13;    geometry_asewkt)&#13;  VALUES (&#13;    'M21_X',&#13;    'SRID=3946;POINT(1379590 5226170)');&#13;" calcext:value-type="string">
            <text:p>INSERT INTO  <text:s/>affleurant ( <text:s text:c="3"/>id, <text:s text:c="3"/>geometry_asewkt) <text:s/>VALUES ( <text:s text:c="3"/>'M21_X', <text:s text:c="3"/>'SRID=3946;POINT(1379590 5226170)');</text:p>
          </table:table-cell>
          <table:table-cell table:style-name="ce5" table:formula="of:=CONCATENATE([$case_00140_00100.$A8];[.I$2])" office:value-type="string" office:string-value="M21_Y" calcext:value-type="string">
            <text:p>M21_Y</text:p>
          </table:table-cell>
          <table:table-cell table:style-name="ce5" table:formula="of:=[$case_00140_00100.$B8]+[.J$2]" office:value-type="float" office:value="1379550" calcext:value-type="float">
            <text:p>1379550</text:p>
          </table:table-cell>
          <table:table-cell table:style-name="ce5" table:formula="of:=[$case_00140_00100.$C8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8];&quot;',&quot;;CHAR(13);&quot;    'SRID=3946;POINT(&quot;;[.J8];&quot; &quot;;[.K8];&quot;)');&quot;;CHAR(13))" office:value-type="string" office:string-value="INSERT INTO &#13;  affleurant (&#13;    id,&#13;    geometry_asewkt)&#13;  VALUES (&#13;    'M21_Y',&#13;    'SRID=3946;POINT(1379550 5226130)');&#13;" calcext:value-type="string">
            <text:p>INSERT INTO  <text:s/>affleurant ( <text:s text:c="3"/>id, <text:s text:c="3"/>geometry_asewkt) <text:s/>VALUES ( <text:s text:c="3"/>'M21_Y', <text:s text:c="3"/>'SRID=3946;POINT(1379550 5226130)');</text:p>
          </table:table-cell>
          <table:table-cell table:style-name="ce5" table:formula="of:=CONCATENATE([$case_00140_00100.$A8];[.M$2])" office:value-type="string" office:string-value="M21_Z" calcext:value-type="string">
            <text:p>M21_Z</text:p>
          </table:table-cell>
          <table:table-cell table:style-name="ce5" table:formula="of:=[$case_00140_00100.$B8]+[.N$2]" office:value-type="float" office:value="1379590" calcext:value-type="float">
            <text:p>1379590</text:p>
          </table:table-cell>
          <table:table-cell table:style-name="ce5" table:formula="of:=[$case_00140_00100.$C8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8];&quot;',&quot;;CHAR(13);&quot;    'SRID=3946;POINT(&quot;;[.N8];&quot; &quot;;[.O8];&quot;)');&quot;;CHAR(13))" office:value-type="string" office:string-value="INSERT INTO &#13;  affleurant (&#13;    id,&#13;    geometry_asewkt)&#13;  VALUES (&#13;    'M21_Z',&#13;    'SRID=3946;POINT(1379590 5226130)');&#13;" calcext:value-type="string">
            <text:p>INSERT INTO  <text:s/>affleurant ( <text:s text:c="3"/>id, <text:s text:c="3"/>geometry_asewkt) <text:s/>VALUES ( <text:s text:c="3"/>'M21_Z', <text:s text:c="3"/>'SRID=3946;POINT(1379590 5226130)');</text:p>
          </table:table-cell>
          <table:table-cell table:style-name="ce7" table:formula="of:=CONCATENATE([.D8];CHAR(13);[.H8];CHAR(13);[.L8];CHAR(13);[.P8];CHAR(13))" office:value-type="string" office:string-value="INSERT INTO &#13;  affleurant (&#13;    id,&#13;    geometry_asewkt)&#13;  VALUES (&#13;    'M21_W',&#13;    'SRID=3946;POINT(1379550 5226170)');&#13;&#13;INSERT INTO &#13;  affleurant (&#13;    id,&#13;    geometry_asewkt)&#13;  VALUES (&#13;    'M21_X',&#13;    'SRID=3946;POINT(1379590 5226170)');&#13;&#13;INSERT INTO &#13;  affleurant (&#13;    id,&#13;    geometry_asewkt)&#13;  VALUES (&#13;    'M21_Y',&#13;    'SRID=3946;POINT(1379550 5226130)');&#13;&#13;INSERT INTO &#13;  affleurant (&#13;    id,&#13;    geometry_asewkt)&#13;  VALUES (&#13;    'M21_Z',&#13;    'SRID=3946;POINT(1379590 5226130)');&#13;&#13;" calcext:value-type="string">
            <text:p>INSERT INTO  <text:s/>affleurant ( <text:s text:c="3"/>id, <text:s text:c="3"/>geometry_asewkt) <text:s/>VALUES ( <text:s text:c="3"/>'M21_W', <text:s text:c="3"/>'SRID=3946;POINT(1379550 5226170)');INSERT INTO  <text:s/>affleurant ( <text:s text:c="3"/>id, <text:s text:c="3"/>geometry_asewkt) <text:s/>VALUES ( <text:s text:c="3"/>'M21_X', <text:s text:c="3"/>'SRID=3946;POINT(1379590 5226170)');INSERT INTO  <text:s/>affleurant ( <text:s text:c="3"/>id, <text:s text:c="3"/>geometry_asewkt) <text:s/>VALUES ( <text:s text:c="3"/>'M21_Y', <text:s text:c="3"/>'SRID=3946;POINT(1379550 5226130)');INSERT INTO  <text:s/>affleurant ( <text:s text:c="3"/>id, <text:s text:c="3"/>geometry_asewkt) <text:s/>VALUES ( <text:s text:c="3"/>'M21_Z', <text:s text:c="3"/>'SRID=3946;POINT(1379590 5226130)');</text:p>
          </table:table-cell>
        </table:table-row>
        <table:table-row table:style-name="ro1">
          <table:table-cell table:style-name="ce5" table:formula="of:=CONCATENATE([$case_00140_00100.$A9];[.A$2])" office:value-type="string" office:string-value="M22_W" calcext:value-type="string">
            <text:p>M22_W</text:p>
          </table:table-cell>
          <table:table-cell table:style-name="ce5" table:formula="of:=[$case_00140_00100.$B9]+[.B$2]" office:value-type="float" office:value="1379690" calcext:value-type="float">
            <text:p>1379690</text:p>
          </table:table-cell>
          <table:table-cell table:style-name="ce5" table:formula="of:=[$case_00140_00100.$C9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9];&quot;',&quot;;CHAR(13);&quot;    'SRID=3946;POINT(&quot;;[.B9];&quot; &quot;;[.C9];&quot;)');&quot;;CHAR(13))" office:value-type="string" office:string-value="INSERT INTO &#13;  affleurant (&#13;    id,&#13;    geometry_asewkt)&#13;  VALUES (&#13;    'M22_W',&#13;    'SRID=3946;POINT(1379690 5226170)');&#13;" calcext:value-type="string">
            <text:p>INSERT INTO  <text:s/>affleurant ( <text:s text:c="3"/>id, <text:s text:c="3"/>geometry_asewkt) <text:s/>VALUES ( <text:s text:c="3"/>'M22_W', <text:s text:c="3"/>'SRID=3946;POINT(1379690 5226170)');</text:p>
          </table:table-cell>
          <table:table-cell table:style-name="ce5" table:formula="of:=CONCATENATE([$case_00140_00100.$A9];[.E$2])" office:value-type="string" office:string-value="M22_X" calcext:value-type="string">
            <text:p>M22_X</text:p>
          </table:table-cell>
          <table:table-cell table:style-name="ce5" table:formula="of:=[$case_00140_00100.$B9]+[.F$2]" office:value-type="float" office:value="1379730" calcext:value-type="float">
            <text:p>1379730</text:p>
          </table:table-cell>
          <table:table-cell table:style-name="ce5" table:formula="of:=[$case_00140_00100.$C9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9];&quot;',&quot;;CHAR(13);&quot;    'SRID=3946;POINT(&quot;;[.F9];&quot; &quot;;[.G9];&quot;)');&quot;;CHAR(13))" office:value-type="string" office:string-value="INSERT INTO &#13;  affleurant (&#13;    id,&#13;    geometry_asewkt)&#13;  VALUES (&#13;    'M22_X',&#13;    'SRID=3946;POINT(1379730 5226170)');&#13;" calcext:value-type="string">
            <text:p>INSERT INTO  <text:s/>affleurant ( <text:s text:c="3"/>id, <text:s text:c="3"/>geometry_asewkt) <text:s/>VALUES ( <text:s text:c="3"/>'M22_X', <text:s text:c="3"/>'SRID=3946;POINT(1379730 5226170)');</text:p>
          </table:table-cell>
          <table:table-cell table:style-name="ce5" table:formula="of:=CONCATENATE([$case_00140_00100.$A9];[.I$2])" office:value-type="string" office:string-value="M22_Y" calcext:value-type="string">
            <text:p>M22_Y</text:p>
          </table:table-cell>
          <table:table-cell table:style-name="ce5" table:formula="of:=[$case_00140_00100.$B9]+[.J$2]" office:value-type="float" office:value="1379690" calcext:value-type="float">
            <text:p>1379690</text:p>
          </table:table-cell>
          <table:table-cell table:style-name="ce5" table:formula="of:=[$case_00140_00100.$C9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9];&quot;',&quot;;CHAR(13);&quot;    'SRID=3946;POINT(&quot;;[.J9];&quot; &quot;;[.K9];&quot;)');&quot;;CHAR(13))" office:value-type="string" office:string-value="INSERT INTO &#13;  affleurant (&#13;    id,&#13;    geometry_asewkt)&#13;  VALUES (&#13;    'M22_Y',&#13;    'SRID=3946;POINT(1379690 5226130)');&#13;" calcext:value-type="string">
            <text:p>INSERT INTO  <text:s/>affleurant ( <text:s text:c="3"/>id, <text:s text:c="3"/>geometry_asewkt) <text:s/>VALUES ( <text:s text:c="3"/>'M22_Y', <text:s text:c="3"/>'SRID=3946;POINT(1379690 5226130)');</text:p>
          </table:table-cell>
          <table:table-cell table:style-name="ce5" table:formula="of:=CONCATENATE([$case_00140_00100.$A9];[.M$2])" office:value-type="string" office:string-value="M22_Z" calcext:value-type="string">
            <text:p>M22_Z</text:p>
          </table:table-cell>
          <table:table-cell table:style-name="ce5" table:formula="of:=[$case_00140_00100.$B9]+[.N$2]" office:value-type="float" office:value="1379730" calcext:value-type="float">
            <text:p>1379730</text:p>
          </table:table-cell>
          <table:table-cell table:style-name="ce5" table:formula="of:=[$case_00140_00100.$C9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9];&quot;',&quot;;CHAR(13);&quot;    'SRID=3946;POINT(&quot;;[.N9];&quot; &quot;;[.O9];&quot;)');&quot;;CHAR(13))" office:value-type="string" office:string-value="INSERT INTO &#13;  affleurant (&#13;    id,&#13;    geometry_asewkt)&#13;  VALUES (&#13;    'M22_Z',&#13;    'SRID=3946;POINT(1379730 5226130)');&#13;" calcext:value-type="string">
            <text:p>INSERT INTO  <text:s/>affleurant ( <text:s text:c="3"/>id, <text:s text:c="3"/>geometry_asewkt) <text:s/>VALUES ( <text:s text:c="3"/>'M22_Z', <text:s text:c="3"/>'SRID=3946;POINT(1379730 5226130)');</text:p>
          </table:table-cell>
          <table:table-cell table:style-name="ce7" table:formula="of:=CONCATENATE([.D9];CHAR(13);[.H9];CHAR(13);[.L9];CHAR(13);[.P9];CHAR(13))" office:value-type="string" office:string-value="INSERT INTO &#13;  affleurant (&#13;    id,&#13;    geometry_asewkt)&#13;  VALUES (&#13;    'M22_W',&#13;    'SRID=3946;POINT(1379690 5226170)');&#13;&#13;INSERT INTO &#13;  affleurant (&#13;    id,&#13;    geometry_asewkt)&#13;  VALUES (&#13;    'M22_X',&#13;    'SRID=3946;POINT(1379730 5226170)');&#13;&#13;INSERT INTO &#13;  affleurant (&#13;    id,&#13;    geometry_asewkt)&#13;  VALUES (&#13;    'M22_Y',&#13;    'SRID=3946;POINT(1379690 5226130)');&#13;&#13;INSERT INTO &#13;  affleurant (&#13;    id,&#13;    geometry_asewkt)&#13;  VALUES (&#13;    'M22_Z',&#13;    'SRID=3946;POINT(1379730 5226130)');&#13;&#13;" calcext:value-type="string">
            <text:p>INSERT INTO  <text:s/>affleurant ( <text:s text:c="3"/>id, <text:s text:c="3"/>geometry_asewkt) <text:s/>VALUES ( <text:s text:c="3"/>'M22_W', <text:s text:c="3"/>'SRID=3946;POINT(1379690 5226170)');INSERT INTO  <text:s/>affleurant ( <text:s text:c="3"/>id, <text:s text:c="3"/>geometry_asewkt) <text:s/>VALUES ( <text:s text:c="3"/>'M22_X', <text:s text:c="3"/>'SRID=3946;POINT(1379730 5226170)');INSERT INTO  <text:s/>affleurant ( <text:s text:c="3"/>id, <text:s text:c="3"/>geometry_asewkt) <text:s/>VALUES ( <text:s text:c="3"/>'M22_Y', <text:s text:c="3"/>'SRID=3946;POINT(1379690 5226130)');INSERT INTO  <text:s/>affleurant ( <text:s text:c="3"/>id, <text:s text:c="3"/>geometry_asewkt) <text:s/>VALUES ( <text:s text:c="3"/>'M22_Z', <text:s text:c="3"/>'SRID=3946;POINT(1379730 5226130)');</text:p>
          </table:table-cell>
        </table:table-row>
        <table:table-row table:style-name="ro1">
          <table:table-cell table:style-name="ce5" table:formula="of:=CONCATENATE([$case_00140_00100.$A10];[.A$2])" office:value-type="string" office:string-value="M23_W" calcext:value-type="string">
            <text:p>M23_W</text:p>
          </table:table-cell>
          <table:table-cell table:style-name="ce5" table:formula="of:=[$case_00140_00100.$B10]+[.B$2]" office:value-type="float" office:value="1379830" calcext:value-type="float">
            <text:p>1379830</text:p>
          </table:table-cell>
          <table:table-cell table:style-name="ce5" table:formula="of:=[$case_00140_00100.$C10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0];&quot;',&quot;;CHAR(13);&quot;    'SRID=3946;POINT(&quot;;[.B10];&quot; &quot;;[.C10];&quot;)');&quot;;CHAR(13))" office:value-type="string" office:string-value="INSERT INTO &#13;  affleurant (&#13;    id,&#13;    geometry_asewkt)&#13;  VALUES (&#13;    'M23_W',&#13;    'SRID=3946;POINT(1379830 5226170)');&#13;" calcext:value-type="string">
            <text:p>INSERT INTO  <text:s/>affleurant ( <text:s text:c="3"/>id, <text:s text:c="3"/>geometry_asewkt) <text:s/>VALUES ( <text:s text:c="3"/>'M23_W', <text:s text:c="3"/>'SRID=3946;POINT(1379830 5226170)');</text:p>
          </table:table-cell>
          <table:table-cell table:style-name="ce5" table:formula="of:=CONCATENATE([$case_00140_00100.$A10];[.E$2])" office:value-type="string" office:string-value="M23_X" calcext:value-type="string">
            <text:p>M23_X</text:p>
          </table:table-cell>
          <table:table-cell table:style-name="ce5" table:formula="of:=[$case_00140_00100.$B10]+[.F$2]" office:value-type="float" office:value="1379870" calcext:value-type="float">
            <text:p>1379870</text:p>
          </table:table-cell>
          <table:table-cell table:style-name="ce5" table:formula="of:=[$case_00140_00100.$C10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0];&quot;',&quot;;CHAR(13);&quot;    'SRID=3946;POINT(&quot;;[.F10];&quot; &quot;;[.G10];&quot;)');&quot;;CHAR(13))" office:value-type="string" office:string-value="INSERT INTO &#13;  affleurant (&#13;    id,&#13;    geometry_asewkt)&#13;  VALUES (&#13;    'M23_X',&#13;    'SRID=3946;POINT(1379870 5226170)');&#13;" calcext:value-type="string">
            <text:p>INSERT INTO  <text:s/>affleurant ( <text:s text:c="3"/>id, <text:s text:c="3"/>geometry_asewkt) <text:s/>VALUES ( <text:s text:c="3"/>'M23_X', <text:s text:c="3"/>'SRID=3946;POINT(1379870 5226170)');</text:p>
          </table:table-cell>
          <table:table-cell table:style-name="ce5" table:formula="of:=CONCATENATE([$case_00140_00100.$A10];[.I$2])" office:value-type="string" office:string-value="M23_Y" calcext:value-type="string">
            <text:p>M23_Y</text:p>
          </table:table-cell>
          <table:table-cell table:style-name="ce5" table:formula="of:=[$case_00140_00100.$B10]+[.J$2]" office:value-type="float" office:value="1379830" calcext:value-type="float">
            <text:p>1379830</text:p>
          </table:table-cell>
          <table:table-cell table:style-name="ce5" table:formula="of:=[$case_00140_00100.$C10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0];&quot;',&quot;;CHAR(13);&quot;    'SRID=3946;POINT(&quot;;[.J10];&quot; &quot;;[.K10];&quot;)');&quot;;CHAR(13))" office:value-type="string" office:string-value="INSERT INTO &#13;  affleurant (&#13;    id,&#13;    geometry_asewkt)&#13;  VALUES (&#13;    'M23_Y',&#13;    'SRID=3946;POINT(1379830 5226130)');&#13;" calcext:value-type="string">
            <text:p>INSERT INTO  <text:s/>affleurant ( <text:s text:c="3"/>id, <text:s text:c="3"/>geometry_asewkt) <text:s/>VALUES ( <text:s text:c="3"/>'M23_Y', <text:s text:c="3"/>'SRID=3946;POINT(1379830 5226130)');</text:p>
          </table:table-cell>
          <table:table-cell table:style-name="ce5" table:formula="of:=CONCATENATE([$case_00140_00100.$A10];[.M$2])" office:value-type="string" office:string-value="M23_Z" calcext:value-type="string">
            <text:p>M23_Z</text:p>
          </table:table-cell>
          <table:table-cell table:style-name="ce5" table:formula="of:=[$case_00140_00100.$B10]+[.N$2]" office:value-type="float" office:value="1379870" calcext:value-type="float">
            <text:p>1379870</text:p>
          </table:table-cell>
          <table:table-cell table:style-name="ce5" table:formula="of:=[$case_00140_00100.$C10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0];&quot;',&quot;;CHAR(13);&quot;    'SRID=3946;POINT(&quot;;[.N10];&quot; &quot;;[.O10];&quot;)');&quot;;CHAR(13))" office:value-type="string" office:string-value="INSERT INTO &#13;  affleurant (&#13;    id,&#13;    geometry_asewkt)&#13;  VALUES (&#13;    'M23_Z',&#13;    'SRID=3946;POINT(1379870 5226130)');&#13;" calcext:value-type="string">
            <text:p>INSERT INTO  <text:s/>affleurant ( <text:s text:c="3"/>id, <text:s text:c="3"/>geometry_asewkt) <text:s/>VALUES ( <text:s text:c="3"/>'M23_Z', <text:s text:c="3"/>'SRID=3946;POINT(1379870 5226130)');</text:p>
          </table:table-cell>
          <table:table-cell table:style-name="ce7" table:formula="of:=CONCATENATE([.D10];CHAR(13);[.H10];CHAR(13);[.L10];CHAR(13);[.P10];CHAR(13))" office:value-type="string" office:string-value="INSERT INTO &#13;  affleurant (&#13;    id,&#13;    geometry_asewkt)&#13;  VALUES (&#13;    'M23_W',&#13;    'SRID=3946;POINT(1379830 5226170)');&#13;&#13;INSERT INTO &#13;  affleurant (&#13;    id,&#13;    geometry_asewkt)&#13;  VALUES (&#13;    'M23_X',&#13;    'SRID=3946;POINT(1379870 5226170)');&#13;&#13;INSERT INTO &#13;  affleurant (&#13;    id,&#13;    geometry_asewkt)&#13;  VALUES (&#13;    'M23_Y',&#13;    'SRID=3946;POINT(1379830 5226130)');&#13;&#13;INSERT INTO &#13;  affleurant (&#13;    id,&#13;    geometry_asewkt)&#13;  VALUES (&#13;    'M23_Z',&#13;    'SRID=3946;POINT(1379870 5226130)');&#13;&#13;" calcext:value-type="string">
            <text:p>INSERT INTO  <text:s/>affleurant ( <text:s text:c="3"/>id, <text:s text:c="3"/>geometry_asewkt) <text:s/>VALUES ( <text:s text:c="3"/>'M23_W', <text:s text:c="3"/>'SRID=3946;POINT(1379830 5226170)');INSERT INTO  <text:s/>affleurant ( <text:s text:c="3"/>id, <text:s text:c="3"/>geometry_asewkt) <text:s/>VALUES ( <text:s text:c="3"/>'M23_X', <text:s text:c="3"/>'SRID=3946;POINT(1379870 5226170)');INSERT INTO  <text:s/>affleurant ( <text:s text:c="3"/>id, <text:s text:c="3"/>geometry_asewkt) <text:s/>VALUES ( <text:s text:c="3"/>'M23_Y', <text:s text:c="3"/>'SRID=3946;POINT(1379830 5226130)');INSERT INTO  <text:s/>affleurant ( <text:s text:c="3"/>id, <text:s text:c="3"/>geometry_asewkt) <text:s/>VALUES ( <text:s text:c="3"/>'M23_Z', <text:s text:c="3"/>'SRID=3946;POINT(1379870 5226130)');</text:p>
          </table:table-cell>
        </table:table-row>
        <table:table-row table:style-name="ro1">
          <table:table-cell table:style-name="ce5" table:formula="of:=CONCATENATE([$case_00140_00100.$A11];[.A$2])" office:value-type="string" office:string-value="M24_W" calcext:value-type="string">
            <text:p>M24_W</text:p>
          </table:table-cell>
          <table:table-cell table:style-name="ce5" table:formula="of:=[$case_00140_00100.$B11]+[.B$2]" office:value-type="float" office:value="1379970" calcext:value-type="float">
            <text:p>1379970</text:p>
          </table:table-cell>
          <table:table-cell table:style-name="ce5" table:formula="of:=[$case_00140_00100.$C11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1];&quot;',&quot;;CHAR(13);&quot;    'SRID=3946;POINT(&quot;;[.B11];&quot; &quot;;[.C11];&quot;)');&quot;;CHAR(13))" office:value-type="string" office:string-value="INSERT INTO &#13;  affleurant (&#13;    id,&#13;    geometry_asewkt)&#13;  VALUES (&#13;    'M24_W',&#13;    'SRID=3946;POINT(1379970 5226170)');&#13;" calcext:value-type="string">
            <text:p>INSERT INTO  <text:s/>affleurant ( <text:s text:c="3"/>id, <text:s text:c="3"/>geometry_asewkt) <text:s/>VALUES ( <text:s text:c="3"/>'M24_W', <text:s text:c="3"/>'SRID=3946;POINT(1379970 5226170)');</text:p>
          </table:table-cell>
          <table:table-cell table:style-name="ce5" table:formula="of:=CONCATENATE([$case_00140_00100.$A11];[.E$2])" office:value-type="string" office:string-value="M24_X" calcext:value-type="string">
            <text:p>M24_X</text:p>
          </table:table-cell>
          <table:table-cell table:style-name="ce5" table:formula="of:=[$case_00140_00100.$B11]+[.F$2]" office:value-type="float" office:value="1380010" calcext:value-type="float">
            <text:p>1380010</text:p>
          </table:table-cell>
          <table:table-cell table:style-name="ce5" table:formula="of:=[$case_00140_00100.$C11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1];&quot;',&quot;;CHAR(13);&quot;    'SRID=3946;POINT(&quot;;[.F11];&quot; &quot;;[.G11];&quot;)');&quot;;CHAR(13))" office:value-type="string" office:string-value="INSERT INTO &#13;  affleurant (&#13;    id,&#13;    geometry_asewkt)&#13;  VALUES (&#13;    'M24_X',&#13;    'SRID=3946;POINT(1380010 5226170)');&#13;" calcext:value-type="string">
            <text:p>INSERT INTO  <text:s/>affleurant ( <text:s text:c="3"/>id, <text:s text:c="3"/>geometry_asewkt) <text:s/>VALUES ( <text:s text:c="3"/>'M24_X', <text:s text:c="3"/>'SRID=3946;POINT(1380010 5226170)');</text:p>
          </table:table-cell>
          <table:table-cell table:style-name="ce5" table:formula="of:=CONCATENATE([$case_00140_00100.$A11];[.I$2])" office:value-type="string" office:string-value="M24_Y" calcext:value-type="string">
            <text:p>M24_Y</text:p>
          </table:table-cell>
          <table:table-cell table:style-name="ce5" table:formula="of:=[$case_00140_00100.$B11]+[.J$2]" office:value-type="float" office:value="1379970" calcext:value-type="float">
            <text:p>1379970</text:p>
          </table:table-cell>
          <table:table-cell table:style-name="ce5" table:formula="of:=[$case_00140_00100.$C11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1];&quot;',&quot;;CHAR(13);&quot;    'SRID=3946;POINT(&quot;;[.J11];&quot; &quot;;[.K11];&quot;)');&quot;;CHAR(13))" office:value-type="string" office:string-value="INSERT INTO &#13;  affleurant (&#13;    id,&#13;    geometry_asewkt)&#13;  VALUES (&#13;    'M24_Y',&#13;    'SRID=3946;POINT(1379970 5226130)');&#13;" calcext:value-type="string">
            <text:p>INSERT INTO  <text:s/>affleurant ( <text:s text:c="3"/>id, <text:s text:c="3"/>geometry_asewkt) <text:s/>VALUES ( <text:s text:c="3"/>'M24_Y', <text:s text:c="3"/>'SRID=3946;POINT(1379970 5226130)');</text:p>
          </table:table-cell>
          <table:table-cell table:style-name="ce5" table:formula="of:=CONCATENATE([$case_00140_00100.$A11];[.M$2])" office:value-type="string" office:string-value="M24_Z" calcext:value-type="string">
            <text:p>M24_Z</text:p>
          </table:table-cell>
          <table:table-cell table:style-name="ce5" table:formula="of:=[$case_00140_00100.$B11]+[.N$2]" office:value-type="float" office:value="1380010" calcext:value-type="float">
            <text:p>1380010</text:p>
          </table:table-cell>
          <table:table-cell table:style-name="ce5" table:formula="of:=[$case_00140_00100.$C11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1];&quot;',&quot;;CHAR(13);&quot;    'SRID=3946;POINT(&quot;;[.N11];&quot; &quot;;[.O11];&quot;)');&quot;;CHAR(13))" office:value-type="string" office:string-value="INSERT INTO &#13;  affleurant (&#13;    id,&#13;    geometry_asewkt)&#13;  VALUES (&#13;    'M24_Z',&#13;    'SRID=3946;POINT(1380010 5226130)');&#13;" calcext:value-type="string">
            <text:p>INSERT INTO  <text:s/>affleurant ( <text:s text:c="3"/>id, <text:s text:c="3"/>geometry_asewkt) <text:s/>VALUES ( <text:s text:c="3"/>'M24_Z', <text:s text:c="3"/>'SRID=3946;POINT(1380010 5226130)');</text:p>
          </table:table-cell>
          <table:table-cell table:style-name="ce7" table:formula="of:=CONCATENATE([.D11];CHAR(13);[.H11];CHAR(13);[.L11];CHAR(13);[.P11];CHAR(13))" office:value-type="string" office:string-value="INSERT INTO &#13;  affleurant (&#13;    id,&#13;    geometry_asewkt)&#13;  VALUES (&#13;    'M24_W',&#13;    'SRID=3946;POINT(1379970 5226170)');&#13;&#13;INSERT INTO &#13;  affleurant (&#13;    id,&#13;    geometry_asewkt)&#13;  VALUES (&#13;    'M24_X',&#13;    'SRID=3946;POINT(1380010 5226170)');&#13;&#13;INSERT INTO &#13;  affleurant (&#13;    id,&#13;    geometry_asewkt)&#13;  VALUES (&#13;    'M24_Y',&#13;    'SRID=3946;POINT(1379970 5226130)');&#13;&#13;INSERT INTO &#13;  affleurant (&#13;    id,&#13;    geometry_asewkt)&#13;  VALUES (&#13;    'M24_Z',&#13;    'SRID=3946;POINT(1380010 5226130)');&#13;&#13;" calcext:value-type="string">
            <text:p>INSERT INTO  <text:s/>affleurant ( <text:s text:c="3"/>id, <text:s text:c="3"/>geometry_asewkt) <text:s/>VALUES ( <text:s text:c="3"/>'M24_W', <text:s text:c="3"/>'SRID=3946;POINT(1379970 5226170)');INSERT INTO  <text:s/>affleurant ( <text:s text:c="3"/>id, <text:s text:c="3"/>geometry_asewkt) <text:s/>VALUES ( <text:s text:c="3"/>'M24_X', <text:s text:c="3"/>'SRID=3946;POINT(1380010 5226170)');INSERT INTO  <text:s/>affleurant ( <text:s text:c="3"/>id, <text:s text:c="3"/>geometry_asewkt) <text:s/>VALUES ( <text:s text:c="3"/>'M24_Y', <text:s text:c="3"/>'SRID=3946;POINT(1379970 5226130)');INSERT INTO  <text:s/>affleurant ( <text:s text:c="3"/>id, <text:s text:c="3"/>geometry_asewkt) <text:s/>VALUES ( <text:s text:c="3"/>'M24_Z', <text:s text:c="3"/>'SRID=3946;POINT(1380010 5226130)');</text:p>
          </table:table-cell>
        </table:table-row>
        <table:table-row table:style-name="ro1">
          <table:table-cell table:style-name="ce5" table:formula="of:=CONCATENATE([$case_00140_00100.$A12];[.A$2])" office:value-type="string" office:string-value="M25_W" calcext:value-type="string">
            <text:p>M25_W</text:p>
          </table:table-cell>
          <table:table-cell table:style-name="ce5" table:formula="of:=[$case_00140_00100.$B12]+[.B$2]" office:value-type="float" office:value="1380110" calcext:value-type="float">
            <text:p>1380110</text:p>
          </table:table-cell>
          <table:table-cell table:style-name="ce5" table:formula="of:=[$case_00140_00100.$C12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2];&quot;',&quot;;CHAR(13);&quot;    'SRID=3946;POINT(&quot;;[.B12];&quot; &quot;;[.C12];&quot;)');&quot;;CHAR(13))" office:value-type="string" office:string-value="INSERT INTO &#13;  affleurant (&#13;    id,&#13;    geometry_asewkt)&#13;  VALUES (&#13;    'M25_W',&#13;    'SRID=3946;POINT(1380110 5226170)');&#13;" calcext:value-type="string">
            <text:p>INSERT INTO  <text:s/>affleurant ( <text:s text:c="3"/>id, <text:s text:c="3"/>geometry_asewkt) <text:s/>VALUES ( <text:s text:c="3"/>'M25_W', <text:s text:c="3"/>'SRID=3946;POINT(1380110 5226170)');</text:p>
          </table:table-cell>
          <table:table-cell table:style-name="ce5" table:formula="of:=CONCATENATE([$case_00140_00100.$A12];[.E$2])" office:value-type="string" office:string-value="M25_X" calcext:value-type="string">
            <text:p>M25_X</text:p>
          </table:table-cell>
          <table:table-cell table:style-name="ce5" table:formula="of:=[$case_00140_00100.$B12]+[.F$2]" office:value-type="float" office:value="1380150" calcext:value-type="float">
            <text:p>1380150</text:p>
          </table:table-cell>
          <table:table-cell table:style-name="ce5" table:formula="of:=[$case_00140_00100.$C12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2];&quot;',&quot;;CHAR(13);&quot;    'SRID=3946;POINT(&quot;;[.F12];&quot; &quot;;[.G12];&quot;)');&quot;;CHAR(13))" office:value-type="string" office:string-value="INSERT INTO &#13;  affleurant (&#13;    id,&#13;    geometry_asewkt)&#13;  VALUES (&#13;    'M25_X',&#13;    'SRID=3946;POINT(1380150 5226170)');&#13;" calcext:value-type="string">
            <text:p>INSERT INTO  <text:s/>affleurant ( <text:s text:c="3"/>id, <text:s text:c="3"/>geometry_asewkt) <text:s/>VALUES ( <text:s text:c="3"/>'M25_X', <text:s text:c="3"/>'SRID=3946;POINT(1380150 5226170)');</text:p>
          </table:table-cell>
          <table:table-cell table:style-name="ce5" table:formula="of:=CONCATENATE([$case_00140_00100.$A12];[.I$2])" office:value-type="string" office:string-value="M25_Y" calcext:value-type="string">
            <text:p>M25_Y</text:p>
          </table:table-cell>
          <table:table-cell table:style-name="ce5" table:formula="of:=[$case_00140_00100.$B12]+[.J$2]" office:value-type="float" office:value="1380110" calcext:value-type="float">
            <text:p>1380110</text:p>
          </table:table-cell>
          <table:table-cell table:style-name="ce5" table:formula="of:=[$case_00140_00100.$C12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2];&quot;',&quot;;CHAR(13);&quot;    'SRID=3946;POINT(&quot;;[.J12];&quot; &quot;;[.K12];&quot;)');&quot;;CHAR(13))" office:value-type="string" office:string-value="INSERT INTO &#13;  affleurant (&#13;    id,&#13;    geometry_asewkt)&#13;  VALUES (&#13;    'M25_Y',&#13;    'SRID=3946;POINT(1380110 5226130)');&#13;" calcext:value-type="string">
            <text:p>INSERT INTO  <text:s/>affleurant ( <text:s text:c="3"/>id, <text:s text:c="3"/>geometry_asewkt) <text:s/>VALUES ( <text:s text:c="3"/>'M25_Y', <text:s text:c="3"/>'SRID=3946;POINT(1380110 5226130)');</text:p>
          </table:table-cell>
          <table:table-cell table:style-name="ce5" table:formula="of:=CONCATENATE([$case_00140_00100.$A12];[.M$2])" office:value-type="string" office:string-value="M25_Z" calcext:value-type="string">
            <text:p>M25_Z</text:p>
          </table:table-cell>
          <table:table-cell table:style-name="ce5" table:formula="of:=[$case_00140_00100.$B12]+[.N$2]" office:value-type="float" office:value="1380150" calcext:value-type="float">
            <text:p>1380150</text:p>
          </table:table-cell>
          <table:table-cell table:style-name="ce5" table:formula="of:=[$case_00140_00100.$C12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2];&quot;',&quot;;CHAR(13);&quot;    'SRID=3946;POINT(&quot;;[.N12];&quot; &quot;;[.O12];&quot;)');&quot;;CHAR(13))" office:value-type="string" office:string-value="INSERT INTO &#13;  affleurant (&#13;    id,&#13;    geometry_asewkt)&#13;  VALUES (&#13;    'M25_Z',&#13;    'SRID=3946;POINT(1380150 5226130)');&#13;" calcext:value-type="string">
            <text:p>INSERT INTO  <text:s/>affleurant ( <text:s text:c="3"/>id, <text:s text:c="3"/>geometry_asewkt) <text:s/>VALUES ( <text:s text:c="3"/>'M25_Z', <text:s text:c="3"/>'SRID=3946;POINT(1380150 5226130)');</text:p>
          </table:table-cell>
          <table:table-cell table:style-name="ce7" table:formula="of:=CONCATENATE([.D12];CHAR(13);[.H12];CHAR(13);[.L12];CHAR(13);[.P12];CHAR(13))" office:value-type="string" office:string-value="INSERT INTO &#13;  affleurant (&#13;    id,&#13;    geometry_asewkt)&#13;  VALUES (&#13;    'M25_W',&#13;    'SRID=3946;POINT(1380110 5226170)');&#13;&#13;INSERT INTO &#13;  affleurant (&#13;    id,&#13;    geometry_asewkt)&#13;  VALUES (&#13;    'M25_X',&#13;    'SRID=3946;POINT(1380150 5226170)');&#13;&#13;INSERT INTO &#13;  affleurant (&#13;    id,&#13;    geometry_asewkt)&#13;  VALUES (&#13;    'M25_Y',&#13;    'SRID=3946;POINT(1380110 5226130)');&#13;&#13;INSERT INTO &#13;  affleurant (&#13;    id,&#13;    geometry_asewkt)&#13;  VALUES (&#13;    'M25_Z',&#13;    'SRID=3946;POINT(1380150 5226130)');&#13;&#13;" calcext:value-type="string">
            <text:p>INSERT INTO  <text:s/>affleurant ( <text:s text:c="3"/>id, <text:s text:c="3"/>geometry_asewkt) <text:s/>VALUES ( <text:s text:c="3"/>'M25_W', <text:s text:c="3"/>'SRID=3946;POINT(1380110 5226170)');INSERT INTO  <text:s/>affleurant ( <text:s text:c="3"/>id, <text:s text:c="3"/>geometry_asewkt) <text:s/>VALUES ( <text:s text:c="3"/>'M25_X', <text:s text:c="3"/>'SRID=3946;POINT(1380150 5226170)');INSERT INTO  <text:s/>affleurant ( <text:s text:c="3"/>id, <text:s text:c="3"/>geometry_asewkt) <text:s/>VALUES ( <text:s text:c="3"/>'M25_Y', <text:s text:c="3"/>'SRID=3946;POINT(1380110 5226130)');INSERT INTO  <text:s/>affleurant ( <text:s text:c="3"/>id, <text:s text:c="3"/>geometry_asewkt) <text:s/>VALUES ( <text:s text:c="3"/>'M25_Z', <text:s text:c="3"/>'SRID=3946;POINT(1380150 5226130)');</text:p>
          </table:table-cell>
        </table:table-row>
        <table:table-row table:style-name="ro1">
          <table:table-cell table:style-name="ce5" table:formula="of:=CONCATENATE([$case_00140_00100.$A13];[.A$2])" office:value-type="string" office:string-value="M31_W" calcext:value-type="string">
            <text:p>M31_W</text:p>
          </table:table-cell>
          <table:table-cell table:style-name="ce5" table:formula="of:=[$case_00140_00100.$B13]+[.B$2]" office:value-type="float" office:value="1379550" calcext:value-type="float">
            <text:p>1379550</text:p>
          </table:table-cell>
          <table:table-cell table:style-name="ce5" table:formula="of:=[$case_00140_00100.$C13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3];&quot;',&quot;;CHAR(13);&quot;    'SRID=3946;POINT(&quot;;[.B13];&quot; &quot;;[.C13];&quot;)');&quot;;CHAR(13))" office:value-type="string" office:string-value="INSERT INTO &#13;  affleurant (&#13;    id,&#13;    geometry_asewkt)&#13;  VALUES (&#13;    'M31_W',&#13;    'SRID=3946;POINT(1379550 5226070)');&#13;" calcext:value-type="string">
            <text:p>INSERT INTO  <text:s/>affleurant ( <text:s text:c="3"/>id, <text:s text:c="3"/>geometry_asewkt) <text:s/>VALUES ( <text:s text:c="3"/>'M31_W', <text:s text:c="3"/>'SRID=3946;POINT(1379550 5226070)');</text:p>
          </table:table-cell>
          <table:table-cell table:style-name="ce5" table:formula="of:=CONCATENATE([$case_00140_00100.$A13];[.E$2])" office:value-type="string" office:string-value="M31_X" calcext:value-type="string">
            <text:p>M31_X</text:p>
          </table:table-cell>
          <table:table-cell table:style-name="ce5" table:formula="of:=[$case_00140_00100.$B13]+[.F$2]" office:value-type="float" office:value="1379590" calcext:value-type="float">
            <text:p>1379590</text:p>
          </table:table-cell>
          <table:table-cell table:style-name="ce5" table:formula="of:=[$case_00140_00100.$C13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3];&quot;',&quot;;CHAR(13);&quot;    'SRID=3946;POINT(&quot;;[.F13];&quot; &quot;;[.G13];&quot;)');&quot;;CHAR(13))" office:value-type="string" office:string-value="INSERT INTO &#13;  affleurant (&#13;    id,&#13;    geometry_asewkt)&#13;  VALUES (&#13;    'M31_X',&#13;    'SRID=3946;POINT(1379590 5226070)');&#13;" calcext:value-type="string">
            <text:p>INSERT INTO  <text:s/>affleurant ( <text:s text:c="3"/>id, <text:s text:c="3"/>geometry_asewkt) <text:s/>VALUES ( <text:s text:c="3"/>'M31_X', <text:s text:c="3"/>'SRID=3946;POINT(1379590 5226070)');</text:p>
          </table:table-cell>
          <table:table-cell table:style-name="ce5" table:formula="of:=CONCATENATE([$case_00140_00100.$A13];[.I$2])" office:value-type="string" office:string-value="M31_Y" calcext:value-type="string">
            <text:p>M31_Y</text:p>
          </table:table-cell>
          <table:table-cell table:style-name="ce5" table:formula="of:=[$case_00140_00100.$B13]+[.J$2]" office:value-type="float" office:value="1379550" calcext:value-type="float">
            <text:p>1379550</text:p>
          </table:table-cell>
          <table:table-cell table:style-name="ce5" table:formula="of:=[$case_00140_00100.$C13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3];&quot;',&quot;;CHAR(13);&quot;    'SRID=3946;POINT(&quot;;[.J13];&quot; &quot;;[.K13];&quot;)');&quot;;CHAR(13))" office:value-type="string" office:string-value="INSERT INTO &#13;  affleurant (&#13;    id,&#13;    geometry_asewkt)&#13;  VALUES (&#13;    'M31_Y',&#13;    'SRID=3946;POINT(1379550 5226030)');&#13;" calcext:value-type="string">
            <text:p>INSERT INTO  <text:s/>affleurant ( <text:s text:c="3"/>id, <text:s text:c="3"/>geometry_asewkt) <text:s/>VALUES ( <text:s text:c="3"/>'M31_Y', <text:s text:c="3"/>'SRID=3946;POINT(1379550 5226030)');</text:p>
          </table:table-cell>
          <table:table-cell table:style-name="ce5" table:formula="of:=CONCATENATE([$case_00140_00100.$A13];[.M$2])" office:value-type="string" office:string-value="M31_Z" calcext:value-type="string">
            <text:p>M31_Z</text:p>
          </table:table-cell>
          <table:table-cell table:style-name="ce5" table:formula="of:=[$case_00140_00100.$B13]+[.N$2]" office:value-type="float" office:value="1379590" calcext:value-type="float">
            <text:p>1379590</text:p>
          </table:table-cell>
          <table:table-cell table:style-name="ce5" table:formula="of:=[$case_00140_00100.$C13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3];&quot;',&quot;;CHAR(13);&quot;    'SRID=3946;POINT(&quot;;[.N13];&quot; &quot;;[.O13];&quot;)');&quot;;CHAR(13))" office:value-type="string" office:string-value="INSERT INTO &#13;  affleurant (&#13;    id,&#13;    geometry_asewkt)&#13;  VALUES (&#13;    'M31_Z',&#13;    'SRID=3946;POINT(1379590 5226030)');&#13;" calcext:value-type="string">
            <text:p>INSERT INTO  <text:s/>affleurant ( <text:s text:c="3"/>id, <text:s text:c="3"/>geometry_asewkt) <text:s/>VALUES ( <text:s text:c="3"/>'M31_Z', <text:s text:c="3"/>'SRID=3946;POINT(1379590 5226030)');</text:p>
          </table:table-cell>
          <table:table-cell table:style-name="ce7" table:formula="of:=CONCATENATE([.D13];CHAR(13);[.H13];CHAR(13);[.L13];CHAR(13);[.P13];CHAR(13))" office:value-type="string" office:string-value="INSERT INTO &#13;  affleurant (&#13;    id,&#13;    geometry_asewkt)&#13;  VALUES (&#13;    'M31_W',&#13;    'SRID=3946;POINT(1379550 5226070)');&#13;&#13;INSERT INTO &#13;  affleurant (&#13;    id,&#13;    geometry_asewkt)&#13;  VALUES (&#13;    'M31_X',&#13;    'SRID=3946;POINT(1379590 5226070)');&#13;&#13;INSERT INTO &#13;  affleurant (&#13;    id,&#13;    geometry_asewkt)&#13;  VALUES (&#13;    'M31_Y',&#13;    'SRID=3946;POINT(1379550 5226030)');&#13;&#13;INSERT INTO &#13;  affleurant (&#13;    id,&#13;    geometry_asewkt)&#13;  VALUES (&#13;    'M31_Z',&#13;    'SRID=3946;POINT(1379590 5226030)');&#13;&#13;" calcext:value-type="string">
            <text:p>INSERT INTO  <text:s/>affleurant ( <text:s text:c="3"/>id, <text:s text:c="3"/>geometry_asewkt) <text:s/>VALUES ( <text:s text:c="3"/>'M31_W', <text:s text:c="3"/>'SRID=3946;POINT(1379550 5226070)');INSERT INTO  <text:s/>affleurant ( <text:s text:c="3"/>id, <text:s text:c="3"/>geometry_asewkt) <text:s/>VALUES ( <text:s text:c="3"/>'M31_X', <text:s text:c="3"/>'SRID=3946;POINT(1379590 5226070)');INSERT INTO  <text:s/>affleurant ( <text:s text:c="3"/>id, <text:s text:c="3"/>geometry_asewkt) <text:s/>VALUES ( <text:s text:c="3"/>'M31_Y', <text:s text:c="3"/>'SRID=3946;POINT(1379550 5226030)');INSERT INTO  <text:s/>affleurant ( <text:s text:c="3"/>id, <text:s text:c="3"/>geometry_asewkt) <text:s/>VALUES ( <text:s text:c="3"/>'M31_Z', <text:s text:c="3"/>'SRID=3946;POINT(1379590 5226030)');</text:p>
          </table:table-cell>
        </table:table-row>
        <table:table-row table:style-name="ro1">
          <table:table-cell table:style-name="ce5" table:formula="of:=CONCATENATE([$case_00140_00100.$A14];[.A$2])" office:value-type="string" office:string-value="M32_W" calcext:value-type="string">
            <text:p>M32_W</text:p>
          </table:table-cell>
          <table:table-cell table:style-name="ce5" table:formula="of:=[$case_00140_00100.$B14]+[.B$2]" office:value-type="float" office:value="1379690" calcext:value-type="float">
            <text:p>1379690</text:p>
          </table:table-cell>
          <table:table-cell table:style-name="ce5" table:formula="of:=[$case_00140_00100.$C14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4];&quot;',&quot;;CHAR(13);&quot;    'SRID=3946;POINT(&quot;;[.B14];&quot; &quot;;[.C14];&quot;)');&quot;;CHAR(13))" office:value-type="string" office:string-value="INSERT INTO &#13;  affleurant (&#13;    id,&#13;    geometry_asewkt)&#13;  VALUES (&#13;    'M32_W',&#13;    'SRID=3946;POINT(1379690 5226070)');&#13;" calcext:value-type="string">
            <text:p>INSERT INTO  <text:s/>affleurant ( <text:s text:c="3"/>id, <text:s text:c="3"/>geometry_asewkt) <text:s/>VALUES ( <text:s text:c="3"/>'M32_W', <text:s text:c="3"/>'SRID=3946;POINT(1379690 5226070)');</text:p>
          </table:table-cell>
          <table:table-cell table:style-name="ce5" table:formula="of:=CONCATENATE([$case_00140_00100.$A14];[.E$2])" office:value-type="string" office:string-value="M32_X" calcext:value-type="string">
            <text:p>M32_X</text:p>
          </table:table-cell>
          <table:table-cell table:style-name="ce5" table:formula="of:=[$case_00140_00100.$B14]+[.F$2]" office:value-type="float" office:value="1379730" calcext:value-type="float">
            <text:p>1379730</text:p>
          </table:table-cell>
          <table:table-cell table:style-name="ce5" table:formula="of:=[$case_00140_00100.$C14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4];&quot;',&quot;;CHAR(13);&quot;    'SRID=3946;POINT(&quot;;[.F14];&quot; &quot;;[.G14];&quot;)');&quot;;CHAR(13))" office:value-type="string" office:string-value="INSERT INTO &#13;  affleurant (&#13;    id,&#13;    geometry_asewkt)&#13;  VALUES (&#13;    'M32_X',&#13;    'SRID=3946;POINT(1379730 5226070)');&#13;" calcext:value-type="string">
            <text:p>INSERT INTO  <text:s/>affleurant ( <text:s text:c="3"/>id, <text:s text:c="3"/>geometry_asewkt) <text:s/>VALUES ( <text:s text:c="3"/>'M32_X', <text:s text:c="3"/>'SRID=3946;POINT(1379730 5226070)');</text:p>
          </table:table-cell>
          <table:table-cell table:style-name="ce5" table:formula="of:=CONCATENATE([$case_00140_00100.$A14];[.I$2])" office:value-type="string" office:string-value="M32_Y" calcext:value-type="string">
            <text:p>M32_Y</text:p>
          </table:table-cell>
          <table:table-cell table:style-name="ce5" table:formula="of:=[$case_00140_00100.$B14]+[.J$2]" office:value-type="float" office:value="1379690" calcext:value-type="float">
            <text:p>1379690</text:p>
          </table:table-cell>
          <table:table-cell table:style-name="ce5" table:formula="of:=[$case_00140_00100.$C14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4];&quot;',&quot;;CHAR(13);&quot;    'SRID=3946;POINT(&quot;;[.J14];&quot; &quot;;[.K14];&quot;)');&quot;;CHAR(13))" office:value-type="string" office:string-value="INSERT INTO &#13;  affleurant (&#13;    id,&#13;    geometry_asewkt)&#13;  VALUES (&#13;    'M32_Y',&#13;    'SRID=3946;POINT(1379690 5226030)');&#13;" calcext:value-type="string">
            <text:p>INSERT INTO  <text:s/>affleurant ( <text:s text:c="3"/>id, <text:s text:c="3"/>geometry_asewkt) <text:s/>VALUES ( <text:s text:c="3"/>'M32_Y', <text:s text:c="3"/>'SRID=3946;POINT(1379690 5226030)');</text:p>
          </table:table-cell>
          <table:table-cell table:style-name="ce5" table:formula="of:=CONCATENATE([$case_00140_00100.$A14];[.M$2])" office:value-type="string" office:string-value="M32_Z" calcext:value-type="string">
            <text:p>M32_Z</text:p>
          </table:table-cell>
          <table:table-cell table:style-name="ce5" table:formula="of:=[$case_00140_00100.$B14]+[.N$2]" office:value-type="float" office:value="1379730" calcext:value-type="float">
            <text:p>1379730</text:p>
          </table:table-cell>
          <table:table-cell table:style-name="ce5" table:formula="of:=[$case_00140_00100.$C14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4];&quot;',&quot;;CHAR(13);&quot;    'SRID=3946;POINT(&quot;;[.N14];&quot; &quot;;[.O14];&quot;)');&quot;;CHAR(13))" office:value-type="string" office:string-value="INSERT INTO &#13;  affleurant (&#13;    id,&#13;    geometry_asewkt)&#13;  VALUES (&#13;    'M32_Z',&#13;    'SRID=3946;POINT(1379730 5226030)');&#13;" calcext:value-type="string">
            <text:p>INSERT INTO  <text:s/>affleurant ( <text:s text:c="3"/>id, <text:s text:c="3"/>geometry_asewkt) <text:s/>VALUES ( <text:s text:c="3"/>'M32_Z', <text:s text:c="3"/>'SRID=3946;POINT(1379730 5226030)');</text:p>
          </table:table-cell>
          <table:table-cell table:style-name="ce7" table:formula="of:=CONCATENATE([.D14];CHAR(13);[.H14];CHAR(13);[.L14];CHAR(13);[.P14];CHAR(13))" office:value-type="string" office:string-value="INSERT INTO &#13;  affleurant (&#13;    id,&#13;    geometry_asewkt)&#13;  VALUES (&#13;    'M32_W',&#13;    'SRID=3946;POINT(1379690 5226070)');&#13;&#13;INSERT INTO &#13;  affleurant (&#13;    id,&#13;    geometry_asewkt)&#13;  VALUES (&#13;    'M32_X',&#13;    'SRID=3946;POINT(1379730 5226070)');&#13;&#13;INSERT INTO &#13;  affleurant (&#13;    id,&#13;    geometry_asewkt)&#13;  VALUES (&#13;    'M32_Y',&#13;    'SRID=3946;POINT(1379690 5226030)');&#13;&#13;INSERT INTO &#13;  affleurant (&#13;    id,&#13;    geometry_asewkt)&#13;  VALUES (&#13;    'M32_Z',&#13;    'SRID=3946;POINT(1379730 5226030)');&#13;&#13;" calcext:value-type="string">
            <text:p>INSERT INTO  <text:s/>affleurant ( <text:s text:c="3"/>id, <text:s text:c="3"/>geometry_asewkt) <text:s/>VALUES ( <text:s text:c="3"/>'M32_W', <text:s text:c="3"/>'SRID=3946;POINT(1379690 5226070)');INSERT INTO  <text:s/>affleurant ( <text:s text:c="3"/>id, <text:s text:c="3"/>geometry_asewkt) <text:s/>VALUES ( <text:s text:c="3"/>'M32_X', <text:s text:c="3"/>'SRID=3946;POINT(1379730 5226070)');INSERT INTO  <text:s/>affleurant ( <text:s text:c="3"/>id, <text:s text:c="3"/>geometry_asewkt) <text:s/>VALUES ( <text:s text:c="3"/>'M32_Y', <text:s text:c="3"/>'SRID=3946;POINT(1379690 5226030)');INSERT INTO  <text:s/>affleurant ( <text:s text:c="3"/>id, <text:s text:c="3"/>geometry_asewkt) <text:s/>VALUES ( <text:s text:c="3"/>'M32_Z', <text:s text:c="3"/>'SRID=3946;POINT(1379730 5226030)');</text:p>
          </table:table-cell>
        </table:table-row>
        <table:table-row table:style-name="ro1">
          <table:table-cell table:style-name="ce5" table:formula="of:=CONCATENATE([$case_00140_00100.$A15];[.A$2])" office:value-type="string" office:string-value="M33_W" calcext:value-type="string">
            <text:p>M33_W</text:p>
          </table:table-cell>
          <table:table-cell table:style-name="ce5" table:formula="of:=[$case_00140_00100.$B15]+[.B$2]" office:value-type="float" office:value="1379830" calcext:value-type="float">
            <text:p>1379830</text:p>
          </table:table-cell>
          <table:table-cell table:style-name="ce5" table:formula="of:=[$case_00140_00100.$C15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5];&quot;',&quot;;CHAR(13);&quot;    'SRID=3946;POINT(&quot;;[.B15];&quot; &quot;;[.C15];&quot;)');&quot;;CHAR(13))" office:value-type="string" office:string-value="INSERT INTO &#13;  affleurant (&#13;    id,&#13;    geometry_asewkt)&#13;  VALUES (&#13;    'M33_W',&#13;    'SRID=3946;POINT(1379830 5226070)');&#13;" calcext:value-type="string">
            <text:p>INSERT INTO  <text:s/>affleurant ( <text:s text:c="3"/>id, <text:s text:c="3"/>geometry_asewkt) <text:s/>VALUES ( <text:s text:c="3"/>'M33_W', <text:s text:c="3"/>'SRID=3946;POINT(1379830 5226070)');</text:p>
          </table:table-cell>
          <table:table-cell table:style-name="ce5" table:formula="of:=CONCATENATE([$case_00140_00100.$A15];[.E$2])" office:value-type="string" office:string-value="M33_X" calcext:value-type="string">
            <text:p>M33_X</text:p>
          </table:table-cell>
          <table:table-cell table:style-name="ce5" table:formula="of:=[$case_00140_00100.$B15]+[.F$2]" office:value-type="float" office:value="1379870" calcext:value-type="float">
            <text:p>1379870</text:p>
          </table:table-cell>
          <table:table-cell table:style-name="ce5" table:formula="of:=[$case_00140_00100.$C15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5];&quot;',&quot;;CHAR(13);&quot;    'SRID=3946;POINT(&quot;;[.F15];&quot; &quot;;[.G15];&quot;)');&quot;;CHAR(13))" office:value-type="string" office:string-value="INSERT INTO &#13;  affleurant (&#13;    id,&#13;    geometry_asewkt)&#13;  VALUES (&#13;    'M33_X',&#13;    'SRID=3946;POINT(1379870 5226070)');&#13;" calcext:value-type="string">
            <text:p>INSERT INTO  <text:s/>affleurant ( <text:s text:c="3"/>id, <text:s text:c="3"/>geometry_asewkt) <text:s/>VALUES ( <text:s text:c="3"/>'M33_X', <text:s text:c="3"/>'SRID=3946;POINT(1379870 5226070)');</text:p>
          </table:table-cell>
          <table:table-cell table:style-name="ce5" table:formula="of:=CONCATENATE([$case_00140_00100.$A15];[.I$2])" office:value-type="string" office:string-value="M33_Y" calcext:value-type="string">
            <text:p>M33_Y</text:p>
          </table:table-cell>
          <table:table-cell table:style-name="ce5" table:formula="of:=[$case_00140_00100.$B15]+[.J$2]" office:value-type="float" office:value="1379830" calcext:value-type="float">
            <text:p>1379830</text:p>
          </table:table-cell>
          <table:table-cell table:style-name="ce5" table:formula="of:=[$case_00140_00100.$C15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5];&quot;',&quot;;CHAR(13);&quot;    'SRID=3946;POINT(&quot;;[.J15];&quot; &quot;;[.K15];&quot;)');&quot;;CHAR(13))" office:value-type="string" office:string-value="INSERT INTO &#13;  affleurant (&#13;    id,&#13;    geometry_asewkt)&#13;  VALUES (&#13;    'M33_Y',&#13;    'SRID=3946;POINT(1379830 5226030)');&#13;" calcext:value-type="string">
            <text:p>INSERT INTO  <text:s/>affleurant ( <text:s text:c="3"/>id, <text:s text:c="3"/>geometry_asewkt) <text:s/>VALUES ( <text:s text:c="3"/>'M33_Y', <text:s text:c="3"/>'SRID=3946;POINT(1379830 5226030)');</text:p>
          </table:table-cell>
          <table:table-cell table:style-name="ce5" table:formula="of:=CONCATENATE([$case_00140_00100.$A15];[.M$2])" office:value-type="string" office:string-value="M33_Z" calcext:value-type="string">
            <text:p>M33_Z</text:p>
          </table:table-cell>
          <table:table-cell table:style-name="ce5" table:formula="of:=[$case_00140_00100.$B15]+[.N$2]" office:value-type="float" office:value="1379870" calcext:value-type="float">
            <text:p>1379870</text:p>
          </table:table-cell>
          <table:table-cell table:style-name="ce5" table:formula="of:=[$case_00140_00100.$C15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5];&quot;',&quot;;CHAR(13);&quot;    'SRID=3946;POINT(&quot;;[.N15];&quot; &quot;;[.O15];&quot;)');&quot;;CHAR(13))" office:value-type="string" office:string-value="INSERT INTO &#13;  affleurant (&#13;    id,&#13;    geometry_asewkt)&#13;  VALUES (&#13;    'M33_Z',&#13;    'SRID=3946;POINT(1379870 5226030)');&#13;" calcext:value-type="string">
            <text:p>INSERT INTO  <text:s/>affleurant ( <text:s text:c="3"/>id, <text:s text:c="3"/>geometry_asewkt) <text:s/>VALUES ( <text:s text:c="3"/>'M33_Z', <text:s text:c="3"/>'SRID=3946;POINT(1379870 5226030)');</text:p>
          </table:table-cell>
          <table:table-cell table:style-name="ce7" table:formula="of:=CONCATENATE([.D15];CHAR(13);[.H15];CHAR(13);[.L15];CHAR(13);[.P15];CHAR(13))" office:value-type="string" office:string-value="INSERT INTO &#13;  affleurant (&#13;    id,&#13;    geometry_asewkt)&#13;  VALUES (&#13;    'M33_W',&#13;    'SRID=3946;POINT(1379830 5226070)');&#13;&#13;INSERT INTO &#13;  affleurant (&#13;    id,&#13;    geometry_asewkt)&#13;  VALUES (&#13;    'M33_X',&#13;    'SRID=3946;POINT(1379870 5226070)');&#13;&#13;INSERT INTO &#13;  affleurant (&#13;    id,&#13;    geometry_asewkt)&#13;  VALUES (&#13;    'M33_Y',&#13;    'SRID=3946;POINT(1379830 5226030)');&#13;&#13;INSERT INTO &#13;  affleurant (&#13;    id,&#13;    geometry_asewkt)&#13;  VALUES (&#13;    'M33_Z',&#13;    'SRID=3946;POINT(1379870 5226030)');&#13;&#13;" calcext:value-type="string">
            <text:p>INSERT INTO  <text:s/>affleurant ( <text:s text:c="3"/>id, <text:s text:c="3"/>geometry_asewkt) <text:s/>VALUES ( <text:s text:c="3"/>'M33_W', <text:s text:c="3"/>'SRID=3946;POINT(1379830 5226070)');INSERT INTO  <text:s/>affleurant ( <text:s text:c="3"/>id, <text:s text:c="3"/>geometry_asewkt) <text:s/>VALUES ( <text:s text:c="3"/>'M33_X', <text:s text:c="3"/>'SRID=3946;POINT(1379870 5226070)');INSERT INTO  <text:s/>affleurant ( <text:s text:c="3"/>id, <text:s text:c="3"/>geometry_asewkt) <text:s/>VALUES ( <text:s text:c="3"/>'M33_Y', <text:s text:c="3"/>'SRID=3946;POINT(1379830 5226030)');INSERT INTO  <text:s/>affleurant ( <text:s text:c="3"/>id, <text:s text:c="3"/>geometry_asewkt) <text:s/>VALUES ( <text:s text:c="3"/>'M33_Z', <text:s text:c="3"/>'SRID=3946;POINT(1379870 5226030)');</text:p>
          </table:table-cell>
        </table:table-row>
        <table:table-row table:style-name="ro1">
          <table:table-cell table:style-name="ce5" table:formula="of:=CONCATENATE([$case_00140_00100.$A16];[.A$2])" office:value-type="string" office:string-value="M34_W" calcext:value-type="string">
            <text:p>M34_W</text:p>
          </table:table-cell>
          <table:table-cell table:style-name="ce5" table:formula="of:=[$case_00140_00100.$B16]+[.B$2]" office:value-type="float" office:value="1379970" calcext:value-type="float">
            <text:p>1379970</text:p>
          </table:table-cell>
          <table:table-cell table:style-name="ce5" table:formula="of:=[$case_00140_00100.$C16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6];&quot;',&quot;;CHAR(13);&quot;    'SRID=3946;POINT(&quot;;[.B16];&quot; &quot;;[.C16];&quot;)');&quot;;CHAR(13))" office:value-type="string" office:string-value="INSERT INTO &#13;  affleurant (&#13;    id,&#13;    geometry_asewkt)&#13;  VALUES (&#13;    'M34_W',&#13;    'SRID=3946;POINT(1379970 5226070)');&#13;" calcext:value-type="string">
            <text:p>INSERT INTO  <text:s/>affleurant ( <text:s text:c="3"/>id, <text:s text:c="3"/>geometry_asewkt) <text:s/>VALUES ( <text:s text:c="3"/>'M34_W', <text:s text:c="3"/>'SRID=3946;POINT(1379970 5226070)');</text:p>
          </table:table-cell>
          <table:table-cell table:style-name="ce5" table:formula="of:=CONCATENATE([$case_00140_00100.$A16];[.E$2])" office:value-type="string" office:string-value="M34_X" calcext:value-type="string">
            <text:p>M34_X</text:p>
          </table:table-cell>
          <table:table-cell table:style-name="ce5" table:formula="of:=[$case_00140_00100.$B16]+[.F$2]" office:value-type="float" office:value="1380010" calcext:value-type="float">
            <text:p>1380010</text:p>
          </table:table-cell>
          <table:table-cell table:style-name="ce5" table:formula="of:=[$case_00140_00100.$C16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6];&quot;',&quot;;CHAR(13);&quot;    'SRID=3946;POINT(&quot;;[.F16];&quot; &quot;;[.G16];&quot;)');&quot;;CHAR(13))" office:value-type="string" office:string-value="INSERT INTO &#13;  affleurant (&#13;    id,&#13;    geometry_asewkt)&#13;  VALUES (&#13;    'M34_X',&#13;    'SRID=3946;POINT(1380010 5226070)');&#13;" calcext:value-type="string">
            <text:p>INSERT INTO  <text:s/>affleurant ( <text:s text:c="3"/>id, <text:s text:c="3"/>geometry_asewkt) <text:s/>VALUES ( <text:s text:c="3"/>'M34_X', <text:s text:c="3"/>'SRID=3946;POINT(1380010 5226070)');</text:p>
          </table:table-cell>
          <table:table-cell table:style-name="ce5" table:formula="of:=CONCATENATE([$case_00140_00100.$A16];[.I$2])" office:value-type="string" office:string-value="M34_Y" calcext:value-type="string">
            <text:p>M34_Y</text:p>
          </table:table-cell>
          <table:table-cell table:style-name="ce5" table:formula="of:=[$case_00140_00100.$B16]+[.J$2]" office:value-type="float" office:value="1379970" calcext:value-type="float">
            <text:p>1379970</text:p>
          </table:table-cell>
          <table:table-cell table:style-name="ce5" table:formula="of:=[$case_00140_00100.$C16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6];&quot;',&quot;;CHAR(13);&quot;    'SRID=3946;POINT(&quot;;[.J16];&quot; &quot;;[.K16];&quot;)');&quot;;CHAR(13))" office:value-type="string" office:string-value="INSERT INTO &#13;  affleurant (&#13;    id,&#13;    geometry_asewkt)&#13;  VALUES (&#13;    'M34_Y',&#13;    'SRID=3946;POINT(1379970 5226030)');&#13;" calcext:value-type="string">
            <text:p>INSERT INTO  <text:s/>affleurant ( <text:s text:c="3"/>id, <text:s text:c="3"/>geometry_asewkt) <text:s/>VALUES ( <text:s text:c="3"/>'M34_Y', <text:s text:c="3"/>'SRID=3946;POINT(1379970 5226030)');</text:p>
          </table:table-cell>
          <table:table-cell table:style-name="ce5" table:formula="of:=CONCATENATE([$case_00140_00100.$A16];[.M$2])" office:value-type="string" office:string-value="M34_Z" calcext:value-type="string">
            <text:p>M34_Z</text:p>
          </table:table-cell>
          <table:table-cell table:style-name="ce5" table:formula="of:=[$case_00140_00100.$B16]+[.N$2]" office:value-type="float" office:value="1380010" calcext:value-type="float">
            <text:p>1380010</text:p>
          </table:table-cell>
          <table:table-cell table:style-name="ce5" table:formula="of:=[$case_00140_00100.$C16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6];&quot;',&quot;;CHAR(13);&quot;    'SRID=3946;POINT(&quot;;[.N16];&quot; &quot;;[.O16];&quot;)');&quot;;CHAR(13))" office:value-type="string" office:string-value="INSERT INTO &#13;  affleurant (&#13;    id,&#13;    geometry_asewkt)&#13;  VALUES (&#13;    'M34_Z',&#13;    'SRID=3946;POINT(1380010 5226030)');&#13;" calcext:value-type="string">
            <text:p>INSERT INTO  <text:s/>affleurant ( <text:s text:c="3"/>id, <text:s text:c="3"/>geometry_asewkt) <text:s/>VALUES ( <text:s text:c="3"/>'M34_Z', <text:s text:c="3"/>'SRID=3946;POINT(1380010 5226030)');</text:p>
          </table:table-cell>
          <table:table-cell table:style-name="ce7" table:formula="of:=CONCATENATE([.D16];CHAR(13);[.H16];CHAR(13);[.L16];CHAR(13);[.P16];CHAR(13))" office:value-type="string" office:string-value="INSERT INTO &#13;  affleurant (&#13;    id,&#13;    geometry_asewkt)&#13;  VALUES (&#13;    'M34_W',&#13;    'SRID=3946;POINT(1379970 5226070)');&#13;&#13;INSERT INTO &#13;  affleurant (&#13;    id,&#13;    geometry_asewkt)&#13;  VALUES (&#13;    'M34_X',&#13;    'SRID=3946;POINT(1380010 5226070)');&#13;&#13;INSERT INTO &#13;  affleurant (&#13;    id,&#13;    geometry_asewkt)&#13;  VALUES (&#13;    'M34_Y',&#13;    'SRID=3946;POINT(1379970 5226030)');&#13;&#13;INSERT INTO &#13;  affleurant (&#13;    id,&#13;    geometry_asewkt)&#13;  VALUES (&#13;    'M34_Z',&#13;    'SRID=3946;POINT(1380010 5226030)');&#13;&#13;" calcext:value-type="string">
            <text:p>INSERT INTO  <text:s/>affleurant ( <text:s text:c="3"/>id, <text:s text:c="3"/>geometry_asewkt) <text:s/>VALUES ( <text:s text:c="3"/>'M34_W', <text:s text:c="3"/>'SRID=3946;POINT(1379970 5226070)');INSERT INTO  <text:s/>affleurant ( <text:s text:c="3"/>id, <text:s text:c="3"/>geometry_asewkt) <text:s/>VALUES ( <text:s text:c="3"/>'M34_X', <text:s text:c="3"/>'SRID=3946;POINT(1380010 5226070)');INSERT INTO  <text:s/>affleurant ( <text:s text:c="3"/>id, <text:s text:c="3"/>geometry_asewkt) <text:s/>VALUES ( <text:s text:c="3"/>'M34_Y', <text:s text:c="3"/>'SRID=3946;POINT(1379970 5226030)');INSERT INTO  <text:s/>affleurant ( <text:s text:c="3"/>id, <text:s text:c="3"/>geometry_asewkt) <text:s/>VALUES ( <text:s text:c="3"/>'M34_Z', <text:s text:c="3"/>'SRID=3946;POINT(1380010 5226030)');</text:p>
          </table:table-cell>
        </table:table-row>
        <table:table-row table:style-name="ro1">
          <table:table-cell table:style-name="ce5" table:formula="of:=CONCATENATE([$case_00140_00100.$A17];[.A$2])" office:value-type="string" office:string-value="M35_W" calcext:value-type="string">
            <text:p>M35_W</text:p>
          </table:table-cell>
          <table:table-cell table:style-name="ce5" table:formula="of:=[$case_00140_00100.$B17]+[.B$2]" office:value-type="float" office:value="1380110" calcext:value-type="float">
            <text:p>1380110</text:p>
          </table:table-cell>
          <table:table-cell table:style-name="ce5" table:formula="of:=[$case_00140_00100.$C17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7];&quot;',&quot;;CHAR(13);&quot;    'SRID=3946;POINT(&quot;;[.B17];&quot; &quot;;[.C17];&quot;)');&quot;;CHAR(13))" office:value-type="string" office:string-value="INSERT INTO &#13;  affleurant (&#13;    id,&#13;    geometry_asewkt)&#13;  VALUES (&#13;    'M35_W',&#13;    'SRID=3946;POINT(1380110 5226070)');&#13;" calcext:value-type="string">
            <text:p>INSERT INTO  <text:s/>affleurant ( <text:s text:c="3"/>id, <text:s text:c="3"/>geometry_asewkt) <text:s/>VALUES ( <text:s text:c="3"/>'M35_W', <text:s text:c="3"/>'SRID=3946;POINT(1380110 5226070)');</text:p>
          </table:table-cell>
          <table:table-cell table:style-name="ce5" table:formula="of:=CONCATENATE([$case_00140_00100.$A17];[.E$2])" office:value-type="string" office:string-value="M35_X" calcext:value-type="string">
            <text:p>M35_X</text:p>
          </table:table-cell>
          <table:table-cell table:style-name="ce5" table:formula="of:=[$case_00140_00100.$B17]+[.F$2]" office:value-type="float" office:value="1380150" calcext:value-type="float">
            <text:p>1380150</text:p>
          </table:table-cell>
          <table:table-cell table:style-name="ce5" table:formula="of:=[$case_00140_00100.$C17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7];&quot;',&quot;;CHAR(13);&quot;    'SRID=3946;POINT(&quot;;[.F17];&quot; &quot;;[.G17];&quot;)');&quot;;CHAR(13))" office:value-type="string" office:string-value="INSERT INTO &#13;  affleurant (&#13;    id,&#13;    geometry_asewkt)&#13;  VALUES (&#13;    'M35_X',&#13;    'SRID=3946;POINT(1380150 5226070)');&#13;" calcext:value-type="string">
            <text:p>INSERT INTO  <text:s/>affleurant ( <text:s text:c="3"/>id, <text:s text:c="3"/>geometry_asewkt) <text:s/>VALUES ( <text:s text:c="3"/>'M35_X', <text:s text:c="3"/>'SRID=3946;POINT(1380150 5226070)');</text:p>
          </table:table-cell>
          <table:table-cell table:style-name="ce5" table:formula="of:=CONCATENATE([$case_00140_00100.$A17];[.I$2])" office:value-type="string" office:string-value="M35_Y" calcext:value-type="string">
            <text:p>M35_Y</text:p>
          </table:table-cell>
          <table:table-cell table:style-name="ce5" table:formula="of:=[$case_00140_00100.$B17]+[.J$2]" office:value-type="float" office:value="1380110" calcext:value-type="float">
            <text:p>1380110</text:p>
          </table:table-cell>
          <table:table-cell table:style-name="ce5" table:formula="of:=[$case_00140_00100.$C17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7];&quot;',&quot;;CHAR(13);&quot;    'SRID=3946;POINT(&quot;;[.J17];&quot; &quot;;[.K17];&quot;)');&quot;;CHAR(13))" office:value-type="string" office:string-value="INSERT INTO &#13;  affleurant (&#13;    id,&#13;    geometry_asewkt)&#13;  VALUES (&#13;    'M35_Y',&#13;    'SRID=3946;POINT(1380110 5226030)');&#13;" calcext:value-type="string">
            <text:p>INSERT INTO  <text:s/>affleurant ( <text:s text:c="3"/>id, <text:s text:c="3"/>geometry_asewkt) <text:s/>VALUES ( <text:s text:c="3"/>'M35_Y', <text:s text:c="3"/>'SRID=3946;POINT(1380110 5226030)');</text:p>
          </table:table-cell>
          <table:table-cell table:style-name="ce5" table:formula="of:=CONCATENATE([$case_00140_00100.$A17];[.M$2])" office:value-type="string" office:string-value="M35_Z" calcext:value-type="string">
            <text:p>M35_Z</text:p>
          </table:table-cell>
          <table:table-cell table:style-name="ce5" table:formula="of:=[$case_00140_00100.$B17]+[.N$2]" office:value-type="float" office:value="1380150" calcext:value-type="float">
            <text:p>1380150</text:p>
          </table:table-cell>
          <table:table-cell table:style-name="ce5" table:formula="of:=[$case_00140_00100.$C17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7];&quot;',&quot;;CHAR(13);&quot;    'SRID=3946;POINT(&quot;;[.N17];&quot; &quot;;[.O17];&quot;)');&quot;;CHAR(13))" office:value-type="string" office:string-value="INSERT INTO &#13;  affleurant (&#13;    id,&#13;    geometry_asewkt)&#13;  VALUES (&#13;    'M35_Z',&#13;    'SRID=3946;POINT(1380150 5226030)');&#13;" calcext:value-type="string">
            <text:p>INSERT INTO  <text:s/>affleurant ( <text:s text:c="3"/>id, <text:s text:c="3"/>geometry_asewkt) <text:s/>VALUES ( <text:s text:c="3"/>'M35_Z', <text:s text:c="3"/>'SRID=3946;POINT(1380150 5226030)');</text:p>
          </table:table-cell>
          <table:table-cell table:style-name="ce7" table:formula="of:=CONCATENATE([.D17];CHAR(13);[.H17];CHAR(13);[.L17];CHAR(13);[.P17];CHAR(13))" office:value-type="string" office:string-value="INSERT INTO &#13;  affleurant (&#13;    id,&#13;    geometry_asewkt)&#13;  VALUES (&#13;    'M35_W',&#13;    'SRID=3946;POINT(1380110 5226070)');&#13;&#13;INSERT INTO &#13;  affleurant (&#13;    id,&#13;    geometry_asewkt)&#13;  VALUES (&#13;    'M35_X',&#13;    'SRID=3946;POINT(1380150 5226070)');&#13;&#13;INSERT INTO &#13;  affleurant (&#13;    id,&#13;    geometry_asewkt)&#13;  VALUES (&#13;    'M35_Y',&#13;    'SRID=3946;POINT(1380110 5226030)');&#13;&#13;INSERT INTO &#13;  affleurant (&#13;    id,&#13;    geometry_asewkt)&#13;  VALUES (&#13;    'M35_Z',&#13;    'SRID=3946;POINT(1380150 5226030)');&#13;&#13;" calcext:value-type="string">
            <text:p>INSERT INTO  <text:s/>affleurant ( <text:s text:c="3"/>id, <text:s text:c="3"/>geometry_asewkt) <text:s/>VALUES ( <text:s text:c="3"/>'M35_W', <text:s text:c="3"/>'SRID=3946;POINT(1380110 5226070)');INSERT INTO  <text:s/>affleurant ( <text:s text:c="3"/>id, <text:s text:c="3"/>geometry_asewkt) <text:s/>VALUES ( <text:s text:c="3"/>'M35_X', <text:s text:c="3"/>'SRID=3946;POINT(1380150 5226070)');INSERT INTO  <text:s/>affleurant ( <text:s text:c="3"/>id, <text:s text:c="3"/>geometry_asewkt) <text:s/>VALUES ( <text:s text:c="3"/>'M35_Y', <text:s text:c="3"/>'SRID=3946;POINT(1380110 5226030)');INSERT INTO  <text:s/>affleurant ( <text:s text:c="3"/>id, <text:s text:c="3"/>geometry_asewkt) <text:s/>VALUES ( <text:s text:c="3"/>'M35_Z', <text:s text:c="3"/>'SRID=3946;POINT(1380150 5226030)');</text:p>
          </table:table-cell>
        </table:table-row>
        <table:table-row table:style-name="ro1">
          <table:table-cell table:style-name="ce5" table:formula="of:=CONCATENATE([$case_00140_00100.$A18];[.A$2])" office:value-type="string" office:string-value="M41_W" calcext:value-type="string">
            <text:p>M41_W</text:p>
          </table:table-cell>
          <table:table-cell table:style-name="ce5" table:formula="of:=[$case_00140_00100.$B18]+[.B$2]" office:value-type="float" office:value="1379550" calcext:value-type="float">
            <text:p>1379550</text:p>
          </table:table-cell>
          <table:table-cell table:style-name="ce5" table:formula="of:=[$case_00140_00100.$C18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18];&quot;',&quot;;CHAR(13);&quot;    'SRID=3946;POINT(&quot;;[.B18];&quot; &quot;;[.C18];&quot;)');&quot;;CHAR(13))" office:value-type="string" office:string-value="INSERT INTO &#13;  affleurant (&#13;    id,&#13;    geometry_asewkt)&#13;  VALUES (&#13;    'M41_W',&#13;    'SRID=3946;POINT(1379550 5225970)');&#13;" calcext:value-type="string">
            <text:p>INSERT INTO  <text:s/>affleurant ( <text:s text:c="3"/>id, <text:s text:c="3"/>geometry_asewkt) <text:s/>VALUES ( <text:s text:c="3"/>'M41_W', <text:s text:c="3"/>'SRID=3946;POINT(1379550 5225970)');</text:p>
          </table:table-cell>
          <table:table-cell table:style-name="ce5" table:formula="of:=CONCATENATE([$case_00140_00100.$A18];[.E$2])" office:value-type="string" office:string-value="M41_X" calcext:value-type="string">
            <text:p>M41_X</text:p>
          </table:table-cell>
          <table:table-cell table:style-name="ce5" table:formula="of:=[$case_00140_00100.$B18]+[.F$2]" office:value-type="float" office:value="1379590" calcext:value-type="float">
            <text:p>1379590</text:p>
          </table:table-cell>
          <table:table-cell table:style-name="ce5" table:formula="of:=[$case_00140_00100.$C18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18];&quot;',&quot;;CHAR(13);&quot;    'SRID=3946;POINT(&quot;;[.F18];&quot; &quot;;[.G18];&quot;)');&quot;;CHAR(13))" office:value-type="string" office:string-value="INSERT INTO &#13;  affleurant (&#13;    id,&#13;    geometry_asewkt)&#13;  VALUES (&#13;    'M41_X',&#13;    'SRID=3946;POINT(1379590 5225970)');&#13;" calcext:value-type="string">
            <text:p>INSERT INTO  <text:s/>affleurant ( <text:s text:c="3"/>id, <text:s text:c="3"/>geometry_asewkt) <text:s/>VALUES ( <text:s text:c="3"/>'M41_X', <text:s text:c="3"/>'SRID=3946;POINT(1379590 5225970)');</text:p>
          </table:table-cell>
          <table:table-cell table:style-name="ce5" table:formula="of:=CONCATENATE([$case_00140_00100.$A18];[.I$2])" office:value-type="string" office:string-value="M41_Y" calcext:value-type="string">
            <text:p>M41_Y</text:p>
          </table:table-cell>
          <table:table-cell table:style-name="ce5" table:formula="of:=[$case_00140_00100.$B18]+[.J$2]" office:value-type="float" office:value="1379550" calcext:value-type="float">
            <text:p>1379550</text:p>
          </table:table-cell>
          <table:table-cell table:style-name="ce5" table:formula="of:=[$case_00140_00100.$C18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18];&quot;',&quot;;CHAR(13);&quot;    'SRID=3946;POINT(&quot;;[.J18];&quot; &quot;;[.K18];&quot;)');&quot;;CHAR(13))" office:value-type="string" office:string-value="INSERT INTO &#13;  affleurant (&#13;    id,&#13;    geometry_asewkt)&#13;  VALUES (&#13;    'M41_Y',&#13;    'SRID=3946;POINT(1379550 5225930)');&#13;" calcext:value-type="string">
            <text:p>INSERT INTO  <text:s/>affleurant ( <text:s text:c="3"/>id, <text:s text:c="3"/>geometry_asewkt) <text:s/>VALUES ( <text:s text:c="3"/>'M41_Y', <text:s text:c="3"/>'SRID=3946;POINT(1379550 5225930)');</text:p>
          </table:table-cell>
          <table:table-cell table:style-name="ce5" table:formula="of:=CONCATENATE([$case_00140_00100.$A18];[.M$2])" office:value-type="string" office:string-value="M41_Z" calcext:value-type="string">
            <text:p>M41_Z</text:p>
          </table:table-cell>
          <table:table-cell table:style-name="ce5" table:formula="of:=[$case_00140_00100.$B18]+[.N$2]" office:value-type="float" office:value="1379590" calcext:value-type="float">
            <text:p>1379590</text:p>
          </table:table-cell>
          <table:table-cell table:style-name="ce5" table:formula="of:=[$case_00140_00100.$C18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18];&quot;',&quot;;CHAR(13);&quot;    'SRID=3946;POINT(&quot;;[.N18];&quot; &quot;;[.O18];&quot;)');&quot;;CHAR(13))" office:value-type="string" office:string-value="INSERT INTO &#13;  affleurant (&#13;    id,&#13;    geometry_asewkt)&#13;  VALUES (&#13;    'M41_Z',&#13;    'SRID=3946;POINT(1379590 5225930)');&#13;" calcext:value-type="string">
            <text:p>INSERT INTO  <text:s/>affleurant ( <text:s text:c="3"/>id, <text:s text:c="3"/>geometry_asewkt) <text:s/>VALUES ( <text:s text:c="3"/>'M41_Z', <text:s text:c="3"/>'SRID=3946;POINT(1379590 5225930)');</text:p>
          </table:table-cell>
          <table:table-cell table:style-name="ce7" table:formula="of:=CONCATENATE([.D18];CHAR(13);[.H18];CHAR(13);[.L18];CHAR(13);[.P18];CHAR(13))" office:value-type="string" office:string-value="INSERT INTO &#13;  affleurant (&#13;    id,&#13;    geometry_asewkt)&#13;  VALUES (&#13;    'M41_W',&#13;    'SRID=3946;POINT(1379550 5225970)');&#13;&#13;INSERT INTO &#13;  affleurant (&#13;    id,&#13;    geometry_asewkt)&#13;  VALUES (&#13;    'M41_X',&#13;    'SRID=3946;POINT(1379590 5225970)');&#13;&#13;INSERT INTO &#13;  affleurant (&#13;    id,&#13;    geometry_asewkt)&#13;  VALUES (&#13;    'M41_Y',&#13;    'SRID=3946;POINT(1379550 5225930)');&#13;&#13;INSERT INTO &#13;  affleurant (&#13;    id,&#13;    geometry_asewkt)&#13;  VALUES (&#13;    'M41_Z',&#13;    'SRID=3946;POINT(1379590 5225930)');&#13;&#13;" calcext:value-type="string">
            <text:p>INSERT INTO  <text:s/>affleurant ( <text:s text:c="3"/>id, <text:s text:c="3"/>geometry_asewkt) <text:s/>VALUES ( <text:s text:c="3"/>'M41_W', <text:s text:c="3"/>'SRID=3946;POINT(1379550 5225970)');INSERT INTO  <text:s/>affleurant ( <text:s text:c="3"/>id, <text:s text:c="3"/>geometry_asewkt) <text:s/>VALUES ( <text:s text:c="3"/>'M41_X', <text:s text:c="3"/>'SRID=3946;POINT(1379590 5225970)');INSERT INTO  <text:s/>affleurant ( <text:s text:c="3"/>id, <text:s text:c="3"/>geometry_asewkt) <text:s/>VALUES ( <text:s text:c="3"/>'M41_Y', <text:s text:c="3"/>'SRID=3946;POINT(1379550 5225930)');INSERT INTO  <text:s/>affleurant ( <text:s text:c="3"/>id, <text:s text:c="3"/>geometry_asewkt) <text:s/>VALUES ( <text:s text:c="3"/>'M41_Z', <text:s text:c="3"/>'SRID=3946;POINT(1379590 5225930)');</text:p>
          </table:table-cell>
        </table:table-row>
        <table:table-row table:style-name="ro1">
          <table:table-cell table:style-name="ce5" table:formula="of:=CONCATENATE([$case_00140_00100.$A19];[.A$2])" office:value-type="string" office:string-value="M42_W" calcext:value-type="string">
            <text:p>M42_W</text:p>
          </table:table-cell>
          <table:table-cell table:style-name="ce5" table:formula="of:=[$case_00140_00100.$B19]+[.B$2]" office:value-type="float" office:value="1379690" calcext:value-type="float">
            <text:p>1379690</text:p>
          </table:table-cell>
          <table:table-cell table:style-name="ce5" table:formula="of:=[$case_00140_00100.$C19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19];&quot;',&quot;;CHAR(13);&quot;    'SRID=3946;POINT(&quot;;[.B19];&quot; &quot;;[.C19];&quot;)');&quot;;CHAR(13))" office:value-type="string" office:string-value="INSERT INTO &#13;  affleurant (&#13;    id,&#13;    geometry_asewkt)&#13;  VALUES (&#13;    'M42_W',&#13;    'SRID=3946;POINT(1379690 5225970)');&#13;" calcext:value-type="string">
            <text:p>INSERT INTO  <text:s/>affleurant ( <text:s text:c="3"/>id, <text:s text:c="3"/>geometry_asewkt) <text:s/>VALUES ( <text:s text:c="3"/>'M42_W', <text:s text:c="3"/>'SRID=3946;POINT(1379690 5225970)');</text:p>
          </table:table-cell>
          <table:table-cell table:style-name="ce5" table:formula="of:=CONCATENATE([$case_00140_00100.$A19];[.E$2])" office:value-type="string" office:string-value="M42_X" calcext:value-type="string">
            <text:p>M42_X</text:p>
          </table:table-cell>
          <table:table-cell table:style-name="ce5" table:formula="of:=[$case_00140_00100.$B19]+[.F$2]" office:value-type="float" office:value="1379730" calcext:value-type="float">
            <text:p>1379730</text:p>
          </table:table-cell>
          <table:table-cell table:style-name="ce5" table:formula="of:=[$case_00140_00100.$C19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19];&quot;',&quot;;CHAR(13);&quot;    'SRID=3946;POINT(&quot;;[.F19];&quot; &quot;;[.G19];&quot;)');&quot;;CHAR(13))" office:value-type="string" office:string-value="INSERT INTO &#13;  affleurant (&#13;    id,&#13;    geometry_asewkt)&#13;  VALUES (&#13;    'M42_X',&#13;    'SRID=3946;POINT(1379730 5225970)');&#13;" calcext:value-type="string">
            <text:p>INSERT INTO  <text:s/>affleurant ( <text:s text:c="3"/>id, <text:s text:c="3"/>geometry_asewkt) <text:s/>VALUES ( <text:s text:c="3"/>'M42_X', <text:s text:c="3"/>'SRID=3946;POINT(1379730 5225970)');</text:p>
          </table:table-cell>
          <table:table-cell table:style-name="ce5" table:formula="of:=CONCATENATE([$case_00140_00100.$A19];[.I$2])" office:value-type="string" office:string-value="M42_Y" calcext:value-type="string">
            <text:p>M42_Y</text:p>
          </table:table-cell>
          <table:table-cell table:style-name="ce5" table:formula="of:=[$case_00140_00100.$B19]+[.J$2]" office:value-type="float" office:value="1379690" calcext:value-type="float">
            <text:p>1379690</text:p>
          </table:table-cell>
          <table:table-cell table:style-name="ce5" table:formula="of:=[$case_00140_00100.$C19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19];&quot;',&quot;;CHAR(13);&quot;    'SRID=3946;POINT(&quot;;[.J19];&quot; &quot;;[.K19];&quot;)');&quot;;CHAR(13))" office:value-type="string" office:string-value="INSERT INTO &#13;  affleurant (&#13;    id,&#13;    geometry_asewkt)&#13;  VALUES (&#13;    'M42_Y',&#13;    'SRID=3946;POINT(1379690 5225930)');&#13;" calcext:value-type="string">
            <text:p>INSERT INTO  <text:s/>affleurant ( <text:s text:c="3"/>id, <text:s text:c="3"/>geometry_asewkt) <text:s/>VALUES ( <text:s text:c="3"/>'M42_Y', <text:s text:c="3"/>'SRID=3946;POINT(1379690 5225930)');</text:p>
          </table:table-cell>
          <table:table-cell table:style-name="ce5" table:formula="of:=CONCATENATE([$case_00140_00100.$A19];[.M$2])" office:value-type="string" office:string-value="M42_Z" calcext:value-type="string">
            <text:p>M42_Z</text:p>
          </table:table-cell>
          <table:table-cell table:style-name="ce5" table:formula="of:=[$case_00140_00100.$B19]+[.N$2]" office:value-type="float" office:value="1379730" calcext:value-type="float">
            <text:p>1379730</text:p>
          </table:table-cell>
          <table:table-cell table:style-name="ce5" table:formula="of:=[$case_00140_00100.$C19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19];&quot;',&quot;;CHAR(13);&quot;    'SRID=3946;POINT(&quot;;[.N19];&quot; &quot;;[.O19];&quot;)');&quot;;CHAR(13))" office:value-type="string" office:string-value="INSERT INTO &#13;  affleurant (&#13;    id,&#13;    geometry_asewkt)&#13;  VALUES (&#13;    'M42_Z',&#13;    'SRID=3946;POINT(1379730 5225930)');&#13;" calcext:value-type="string">
            <text:p>INSERT INTO  <text:s/>affleurant ( <text:s text:c="3"/>id, <text:s text:c="3"/>geometry_asewkt) <text:s/>VALUES ( <text:s text:c="3"/>'M42_Z', <text:s text:c="3"/>'SRID=3946;POINT(1379730 5225930)');</text:p>
          </table:table-cell>
          <table:table-cell table:style-name="ce7" table:formula="of:=CONCATENATE([.D19];CHAR(13);[.H19];CHAR(13);[.L19];CHAR(13);[.P19];CHAR(13))" office:value-type="string" office:string-value="INSERT INTO &#13;  affleurant (&#13;    id,&#13;    geometry_asewkt)&#13;  VALUES (&#13;    'M42_W',&#13;    'SRID=3946;POINT(1379690 5225970)');&#13;&#13;INSERT INTO &#13;  affleurant (&#13;    id,&#13;    geometry_asewkt)&#13;  VALUES (&#13;    'M42_X',&#13;    'SRID=3946;POINT(1379730 5225970)');&#13;&#13;INSERT INTO &#13;  affleurant (&#13;    id,&#13;    geometry_asewkt)&#13;  VALUES (&#13;    'M42_Y',&#13;    'SRID=3946;POINT(1379690 5225930)');&#13;&#13;INSERT INTO &#13;  affleurant (&#13;    id,&#13;    geometry_asewkt)&#13;  VALUES (&#13;    'M42_Z',&#13;    'SRID=3946;POINT(1379730 5225930)');&#13;&#13;" calcext:value-type="string">
            <text:p>INSERT INTO  <text:s/>affleurant ( <text:s text:c="3"/>id, <text:s text:c="3"/>geometry_asewkt) <text:s/>VALUES ( <text:s text:c="3"/>'M42_W', <text:s text:c="3"/>'SRID=3946;POINT(1379690 5225970)');INSERT INTO  <text:s/>affleurant ( <text:s text:c="3"/>id, <text:s text:c="3"/>geometry_asewkt) <text:s/>VALUES ( <text:s text:c="3"/>'M42_X', <text:s text:c="3"/>'SRID=3946;POINT(1379730 5225970)');INSERT INTO  <text:s/>affleurant ( <text:s text:c="3"/>id, <text:s text:c="3"/>geometry_asewkt) <text:s/>VALUES ( <text:s text:c="3"/>'M42_Y', <text:s text:c="3"/>'SRID=3946;POINT(1379690 5225930)');INSERT INTO  <text:s/>affleurant ( <text:s text:c="3"/>id, <text:s text:c="3"/>geometry_asewkt) <text:s/>VALUES ( <text:s text:c="3"/>'M42_Z', <text:s text:c="3"/>'SRID=3946;POINT(1379730 5225930)');</text:p>
          </table:table-cell>
        </table:table-row>
        <table:table-row table:style-name="ro1">
          <table:table-cell table:style-name="ce5" table:formula="of:=CONCATENATE([$case_00140_00100.$A20];[.A$2])" office:value-type="string" office:string-value="M43_W" calcext:value-type="string">
            <text:p>M43_W</text:p>
          </table:table-cell>
          <table:table-cell table:style-name="ce5" table:formula="of:=[$case_00140_00100.$B20]+[.B$2]" office:value-type="float" office:value="1379830" calcext:value-type="float">
            <text:p>1379830</text:p>
          </table:table-cell>
          <table:table-cell table:style-name="ce5" table:formula="of:=[$case_00140_00100.$C20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0];&quot;',&quot;;CHAR(13);&quot;    'SRID=3946;POINT(&quot;;[.B20];&quot; &quot;;[.C20];&quot;)');&quot;;CHAR(13))" office:value-type="string" office:string-value="INSERT INTO &#13;  affleurant (&#13;    id,&#13;    geometry_asewkt)&#13;  VALUES (&#13;    'M43_W',&#13;    'SRID=3946;POINT(1379830 5225970)');&#13;" calcext:value-type="string">
            <text:p>INSERT INTO  <text:s/>affleurant ( <text:s text:c="3"/>id, <text:s text:c="3"/>geometry_asewkt) <text:s/>VALUES ( <text:s text:c="3"/>'M43_W', <text:s text:c="3"/>'SRID=3946;POINT(1379830 5225970)');</text:p>
          </table:table-cell>
          <table:table-cell table:style-name="ce5" table:formula="of:=CONCATENATE([$case_00140_00100.$A20];[.E$2])" office:value-type="string" office:string-value="M43_X" calcext:value-type="string">
            <text:p>M43_X</text:p>
          </table:table-cell>
          <table:table-cell table:style-name="ce5" table:formula="of:=[$case_00140_00100.$B20]+[.F$2]" office:value-type="float" office:value="1379870" calcext:value-type="float">
            <text:p>1379870</text:p>
          </table:table-cell>
          <table:table-cell table:style-name="ce5" table:formula="of:=[$case_00140_00100.$C20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0];&quot;',&quot;;CHAR(13);&quot;    'SRID=3946;POINT(&quot;;[.F20];&quot; &quot;;[.G20];&quot;)');&quot;;CHAR(13))" office:value-type="string" office:string-value="INSERT INTO &#13;  affleurant (&#13;    id,&#13;    geometry_asewkt)&#13;  VALUES (&#13;    'M43_X',&#13;    'SRID=3946;POINT(1379870 5225970)');&#13;" calcext:value-type="string">
            <text:p>INSERT INTO  <text:s/>affleurant ( <text:s text:c="3"/>id, <text:s text:c="3"/>geometry_asewkt) <text:s/>VALUES ( <text:s text:c="3"/>'M43_X', <text:s text:c="3"/>'SRID=3946;POINT(1379870 5225970)');</text:p>
          </table:table-cell>
          <table:table-cell table:style-name="ce5" table:formula="of:=CONCATENATE([$case_00140_00100.$A20];[.I$2])" office:value-type="string" office:string-value="M43_Y" calcext:value-type="string">
            <text:p>M43_Y</text:p>
          </table:table-cell>
          <table:table-cell table:style-name="ce5" table:formula="of:=[$case_00140_00100.$B20]+[.J$2]" office:value-type="float" office:value="1379830" calcext:value-type="float">
            <text:p>1379830</text:p>
          </table:table-cell>
          <table:table-cell table:style-name="ce5" table:formula="of:=[$case_00140_00100.$C20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0];&quot;',&quot;;CHAR(13);&quot;    'SRID=3946;POINT(&quot;;[.J20];&quot; &quot;;[.K20];&quot;)');&quot;;CHAR(13))" office:value-type="string" office:string-value="INSERT INTO &#13;  affleurant (&#13;    id,&#13;    geometry_asewkt)&#13;  VALUES (&#13;    'M43_Y',&#13;    'SRID=3946;POINT(1379830 5225930)');&#13;" calcext:value-type="string">
            <text:p>INSERT INTO  <text:s/>affleurant ( <text:s text:c="3"/>id, <text:s text:c="3"/>geometry_asewkt) <text:s/>VALUES ( <text:s text:c="3"/>'M43_Y', <text:s text:c="3"/>'SRID=3946;POINT(1379830 5225930)');</text:p>
          </table:table-cell>
          <table:table-cell table:style-name="ce5" table:formula="of:=CONCATENATE([$case_00140_00100.$A20];[.M$2])" office:value-type="string" office:string-value="M43_Z" calcext:value-type="string">
            <text:p>M43_Z</text:p>
          </table:table-cell>
          <table:table-cell table:style-name="ce5" table:formula="of:=[$case_00140_00100.$B20]+[.N$2]" office:value-type="float" office:value="1379870" calcext:value-type="float">
            <text:p>1379870</text:p>
          </table:table-cell>
          <table:table-cell table:style-name="ce5" table:formula="of:=[$case_00140_00100.$C20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0];&quot;',&quot;;CHAR(13);&quot;    'SRID=3946;POINT(&quot;;[.N20];&quot; &quot;;[.O20];&quot;)');&quot;;CHAR(13))" office:value-type="string" office:string-value="INSERT INTO &#13;  affleurant (&#13;    id,&#13;    geometry_asewkt)&#13;  VALUES (&#13;    'M43_Z',&#13;    'SRID=3946;POINT(1379870 5225930)');&#13;" calcext:value-type="string">
            <text:p>INSERT INTO  <text:s/>affleurant ( <text:s text:c="3"/>id, <text:s text:c="3"/>geometry_asewkt) <text:s/>VALUES ( <text:s text:c="3"/>'M43_Z', <text:s text:c="3"/>'SRID=3946;POINT(1379870 5225930)');</text:p>
          </table:table-cell>
          <table:table-cell table:style-name="ce7" table:formula="of:=CONCATENATE([.D20];CHAR(13);[.H20];CHAR(13);[.L20];CHAR(13);[.P20];CHAR(13))" office:value-type="string" office:string-value="INSERT INTO &#13;  affleurant (&#13;    id,&#13;    geometry_asewkt)&#13;  VALUES (&#13;    'M43_W',&#13;    'SRID=3946;POINT(1379830 5225970)');&#13;&#13;INSERT INTO &#13;  affleurant (&#13;    id,&#13;    geometry_asewkt)&#13;  VALUES (&#13;    'M43_X',&#13;    'SRID=3946;POINT(1379870 5225970)');&#13;&#13;INSERT INTO &#13;  affleurant (&#13;    id,&#13;    geometry_asewkt)&#13;  VALUES (&#13;    'M43_Y',&#13;    'SRID=3946;POINT(1379830 5225930)');&#13;&#13;INSERT INTO &#13;  affleurant (&#13;    id,&#13;    geometry_asewkt)&#13;  VALUES (&#13;    'M43_Z',&#13;    'SRID=3946;POINT(1379870 5225930)');&#13;&#13;" calcext:value-type="string">
            <text:p>INSERT INTO  <text:s/>affleurant ( <text:s text:c="3"/>id, <text:s text:c="3"/>geometry_asewkt) <text:s/>VALUES ( <text:s text:c="3"/>'M43_W', <text:s text:c="3"/>'SRID=3946;POINT(1379830 5225970)');INSERT INTO  <text:s/>affleurant ( <text:s text:c="3"/>id, <text:s text:c="3"/>geometry_asewkt) <text:s/>VALUES ( <text:s text:c="3"/>'M43_X', <text:s text:c="3"/>'SRID=3946;POINT(1379870 5225970)');INSERT INTO  <text:s/>affleurant ( <text:s text:c="3"/>id, <text:s text:c="3"/>geometry_asewkt) <text:s/>VALUES ( <text:s text:c="3"/>'M43_Y', <text:s text:c="3"/>'SRID=3946;POINT(1379830 5225930)');INSERT INTO  <text:s/>affleurant ( <text:s text:c="3"/>id, <text:s text:c="3"/>geometry_asewkt) <text:s/>VALUES ( <text:s text:c="3"/>'M43_Z', <text:s text:c="3"/>'SRID=3946;POINT(1379870 5225930)');</text:p>
          </table:table-cell>
        </table:table-row>
        <table:table-row table:style-name="ro1">
          <table:table-cell table:style-name="ce5" table:formula="of:=CONCATENATE([$case_00140_00100.$A21];[.A$2])" office:value-type="string" office:string-value="M44_W" calcext:value-type="string">
            <text:p>M44_W</text:p>
          </table:table-cell>
          <table:table-cell table:style-name="ce5" table:formula="of:=[$case_00140_00100.$B21]+[.B$2]" office:value-type="float" office:value="1379970" calcext:value-type="float">
            <text:p>1379970</text:p>
          </table:table-cell>
          <table:table-cell table:style-name="ce5" table:formula="of:=[$case_00140_00100.$C21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1];&quot;',&quot;;CHAR(13);&quot;    'SRID=3946;POINT(&quot;;[.B21];&quot; &quot;;[.C21];&quot;)');&quot;;CHAR(13))" office:value-type="string" office:string-value="INSERT INTO &#13;  affleurant (&#13;    id,&#13;    geometry_asewkt)&#13;  VALUES (&#13;    'M44_W',&#13;    'SRID=3946;POINT(1379970 5225970)');&#13;" calcext:value-type="string">
            <text:p>INSERT INTO  <text:s/>affleurant ( <text:s text:c="3"/>id, <text:s text:c="3"/>geometry_asewkt) <text:s/>VALUES ( <text:s text:c="3"/>'M44_W', <text:s text:c="3"/>'SRID=3946;POINT(1379970 5225970)');</text:p>
          </table:table-cell>
          <table:table-cell table:style-name="ce5" table:formula="of:=CONCATENATE([$case_00140_00100.$A21];[.E$2])" office:value-type="string" office:string-value="M44_X" calcext:value-type="string">
            <text:p>M44_X</text:p>
          </table:table-cell>
          <table:table-cell table:style-name="ce5" table:formula="of:=[$case_00140_00100.$B21]+[.F$2]" office:value-type="float" office:value="1380010" calcext:value-type="float">
            <text:p>1380010</text:p>
          </table:table-cell>
          <table:table-cell table:style-name="ce5" table:formula="of:=[$case_00140_00100.$C21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1];&quot;',&quot;;CHAR(13);&quot;    'SRID=3946;POINT(&quot;;[.F21];&quot; &quot;;[.G21];&quot;)');&quot;;CHAR(13))" office:value-type="string" office:string-value="INSERT INTO &#13;  affleurant (&#13;    id,&#13;    geometry_asewkt)&#13;  VALUES (&#13;    'M44_X',&#13;    'SRID=3946;POINT(1380010 5225970)');&#13;" calcext:value-type="string">
            <text:p>INSERT INTO  <text:s/>affleurant ( <text:s text:c="3"/>id, <text:s text:c="3"/>geometry_asewkt) <text:s/>VALUES ( <text:s text:c="3"/>'M44_X', <text:s text:c="3"/>'SRID=3946;POINT(1380010 5225970)');</text:p>
          </table:table-cell>
          <table:table-cell table:style-name="ce5" table:formula="of:=CONCATENATE([$case_00140_00100.$A21];[.I$2])" office:value-type="string" office:string-value="M44_Y" calcext:value-type="string">
            <text:p>M44_Y</text:p>
          </table:table-cell>
          <table:table-cell table:style-name="ce5" table:formula="of:=[$case_00140_00100.$B21]+[.J$2]" office:value-type="float" office:value="1379970" calcext:value-type="float">
            <text:p>1379970</text:p>
          </table:table-cell>
          <table:table-cell table:style-name="ce5" table:formula="of:=[$case_00140_00100.$C21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1];&quot;',&quot;;CHAR(13);&quot;    'SRID=3946;POINT(&quot;;[.J21];&quot; &quot;;[.K21];&quot;)');&quot;;CHAR(13))" office:value-type="string" office:string-value="INSERT INTO &#13;  affleurant (&#13;    id,&#13;    geometry_asewkt)&#13;  VALUES (&#13;    'M44_Y',&#13;    'SRID=3946;POINT(1379970 5225930)');&#13;" calcext:value-type="string">
            <text:p>INSERT INTO  <text:s/>affleurant ( <text:s text:c="3"/>id, <text:s text:c="3"/>geometry_asewkt) <text:s/>VALUES ( <text:s text:c="3"/>'M44_Y', <text:s text:c="3"/>'SRID=3946;POINT(1379970 5225930)');</text:p>
          </table:table-cell>
          <table:table-cell table:style-name="ce5" table:formula="of:=CONCATENATE([$case_00140_00100.$A21];[.M$2])" office:value-type="string" office:string-value="M44_Z" calcext:value-type="string">
            <text:p>M44_Z</text:p>
          </table:table-cell>
          <table:table-cell table:style-name="ce5" table:formula="of:=[$case_00140_00100.$B21]+[.N$2]" office:value-type="float" office:value="1380010" calcext:value-type="float">
            <text:p>1380010</text:p>
          </table:table-cell>
          <table:table-cell table:style-name="ce5" table:formula="of:=[$case_00140_00100.$C21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1];&quot;',&quot;;CHAR(13);&quot;    'SRID=3946;POINT(&quot;;[.N21];&quot; &quot;;[.O21];&quot;)');&quot;;CHAR(13))" office:value-type="string" office:string-value="INSERT INTO &#13;  affleurant (&#13;    id,&#13;    geometry_asewkt)&#13;  VALUES (&#13;    'M44_Z',&#13;    'SRID=3946;POINT(1380010 5225930)');&#13;" calcext:value-type="string">
            <text:p>INSERT INTO  <text:s/>affleurant ( <text:s text:c="3"/>id, <text:s text:c="3"/>geometry_asewkt) <text:s/>VALUES ( <text:s text:c="3"/>'M44_Z', <text:s text:c="3"/>'SRID=3946;POINT(1380010 5225930)');</text:p>
          </table:table-cell>
          <table:table-cell table:style-name="ce7" table:formula="of:=CONCATENATE([.D21];CHAR(13);[.H21];CHAR(13);[.L21];CHAR(13);[.P21];CHAR(13))" office:value-type="string" office:string-value="INSERT INTO &#13;  affleurant (&#13;    id,&#13;    geometry_asewkt)&#13;  VALUES (&#13;    'M44_W',&#13;    'SRID=3946;POINT(1379970 5225970)');&#13;&#13;INSERT INTO &#13;  affleurant (&#13;    id,&#13;    geometry_asewkt)&#13;  VALUES (&#13;    'M44_X',&#13;    'SRID=3946;POINT(1380010 5225970)');&#13;&#13;INSERT INTO &#13;  affleurant (&#13;    id,&#13;    geometry_asewkt)&#13;  VALUES (&#13;    'M44_Y',&#13;    'SRID=3946;POINT(1379970 5225930)');&#13;&#13;INSERT INTO &#13;  affleurant (&#13;    id,&#13;    geometry_asewkt)&#13;  VALUES (&#13;    'M44_Z',&#13;    'SRID=3946;POINT(1380010 5225930)');&#13;&#13;" calcext:value-type="string">
            <text:p>INSERT INTO  <text:s/>affleurant ( <text:s text:c="3"/>id, <text:s text:c="3"/>geometry_asewkt) <text:s/>VALUES ( <text:s text:c="3"/>'M44_W', <text:s text:c="3"/>'SRID=3946;POINT(1379970 5225970)');INSERT INTO  <text:s/>affleurant ( <text:s text:c="3"/>id, <text:s text:c="3"/>geometry_asewkt) <text:s/>VALUES ( <text:s text:c="3"/>'M44_X', <text:s text:c="3"/>'SRID=3946;POINT(1380010 5225970)');INSERT INTO  <text:s/>affleurant ( <text:s text:c="3"/>id, <text:s text:c="3"/>geometry_asewkt) <text:s/>VALUES ( <text:s text:c="3"/>'M44_Y', <text:s text:c="3"/>'SRID=3946;POINT(1379970 5225930)');INSERT INTO  <text:s/>affleurant ( <text:s text:c="3"/>id, <text:s text:c="3"/>geometry_asewkt) <text:s/>VALUES ( <text:s text:c="3"/>'M44_Z', <text:s text:c="3"/>'SRID=3946;POINT(1380010 5225930)');</text:p>
          </table:table-cell>
        </table:table-row>
        <table:table-row table:style-name="ro1">
          <table:table-cell table:style-name="ce5" table:formula="of:=CONCATENATE([$case_00140_00100.$A22];[.A$2])" office:value-type="string" office:string-value="M45_W" calcext:value-type="string">
            <text:p>M45_W</text:p>
          </table:table-cell>
          <table:table-cell table:style-name="ce5" table:formula="of:=[$case_00140_00100.$B22]+[.B$2]" office:value-type="float" office:value="1380110" calcext:value-type="float">
            <text:p>1380110</text:p>
          </table:table-cell>
          <table:table-cell table:style-name="ce5" table:formula="of:=[$case_00140_00100.$C22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2];&quot;',&quot;;CHAR(13);&quot;    'SRID=3946;POINT(&quot;;[.B22];&quot; &quot;;[.C22];&quot;)');&quot;;CHAR(13))" office:value-type="string" office:string-value="INSERT INTO &#13;  affleurant (&#13;    id,&#13;    geometry_asewkt)&#13;  VALUES (&#13;    'M45_W',&#13;    'SRID=3946;POINT(1380110 5225970)');&#13;" calcext:value-type="string">
            <text:p>INSERT INTO  <text:s/>affleurant ( <text:s text:c="3"/>id, <text:s text:c="3"/>geometry_asewkt) <text:s/>VALUES ( <text:s text:c="3"/>'M45_W', <text:s text:c="3"/>'SRID=3946;POINT(1380110 5225970)');</text:p>
          </table:table-cell>
          <table:table-cell table:style-name="ce5" table:formula="of:=CONCATENATE([$case_00140_00100.$A22];[.E$2])" office:value-type="string" office:string-value="M45_X" calcext:value-type="string">
            <text:p>M45_X</text:p>
          </table:table-cell>
          <table:table-cell table:style-name="ce5" table:formula="of:=[$case_00140_00100.$B22]+[.F$2]" office:value-type="float" office:value="1380150" calcext:value-type="float">
            <text:p>1380150</text:p>
          </table:table-cell>
          <table:table-cell table:style-name="ce5" table:formula="of:=[$case_00140_00100.$C22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2];&quot;',&quot;;CHAR(13);&quot;    'SRID=3946;POINT(&quot;;[.F22];&quot; &quot;;[.G22];&quot;)');&quot;;CHAR(13))" office:value-type="string" office:string-value="INSERT INTO &#13;  affleurant (&#13;    id,&#13;    geometry_asewkt)&#13;  VALUES (&#13;    'M45_X',&#13;    'SRID=3946;POINT(1380150 5225970)');&#13;" calcext:value-type="string">
            <text:p>INSERT INTO  <text:s/>affleurant ( <text:s text:c="3"/>id, <text:s text:c="3"/>geometry_asewkt) <text:s/>VALUES ( <text:s text:c="3"/>'M45_X', <text:s text:c="3"/>'SRID=3946;POINT(1380150 5225970)');</text:p>
          </table:table-cell>
          <table:table-cell table:style-name="ce5" table:formula="of:=CONCATENATE([$case_00140_00100.$A22];[.I$2])" office:value-type="string" office:string-value="M45_Y" calcext:value-type="string">
            <text:p>M45_Y</text:p>
          </table:table-cell>
          <table:table-cell table:style-name="ce5" table:formula="of:=[$case_00140_00100.$B22]+[.J$2]" office:value-type="float" office:value="1380110" calcext:value-type="float">
            <text:p>1380110</text:p>
          </table:table-cell>
          <table:table-cell table:style-name="ce5" table:formula="of:=[$case_00140_00100.$C22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2];&quot;',&quot;;CHAR(13);&quot;    'SRID=3946;POINT(&quot;;[.J22];&quot; &quot;;[.K22];&quot;)');&quot;;CHAR(13))" office:value-type="string" office:string-value="INSERT INTO &#13;  affleurant (&#13;    id,&#13;    geometry_asewkt)&#13;  VALUES (&#13;    'M45_Y',&#13;    'SRID=3946;POINT(1380110 5225930)');&#13;" calcext:value-type="string">
            <text:p>INSERT INTO  <text:s/>affleurant ( <text:s text:c="3"/>id, <text:s text:c="3"/>geometry_asewkt) <text:s/>VALUES ( <text:s text:c="3"/>'M45_Y', <text:s text:c="3"/>'SRID=3946;POINT(1380110 5225930)');</text:p>
          </table:table-cell>
          <table:table-cell table:style-name="ce5" table:formula="of:=CONCATENATE([$case_00140_00100.$A22];[.M$2])" office:value-type="string" office:string-value="M45_Z" calcext:value-type="string">
            <text:p>M45_Z</text:p>
          </table:table-cell>
          <table:table-cell table:style-name="ce5" table:formula="of:=[$case_00140_00100.$B22]+[.N$2]" office:value-type="float" office:value="1380150" calcext:value-type="float">
            <text:p>1380150</text:p>
          </table:table-cell>
          <table:table-cell table:style-name="ce5" table:formula="of:=[$case_00140_00100.$C22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2];&quot;',&quot;;CHAR(13);&quot;    'SRID=3946;POINT(&quot;;[.N22];&quot; &quot;;[.O22];&quot;)');&quot;;CHAR(13))" office:value-type="string" office:string-value="INSERT INTO &#13;  affleurant (&#13;    id,&#13;    geometry_asewkt)&#13;  VALUES (&#13;    'M45_Z',&#13;    'SRID=3946;POINT(1380150 5225930)');&#13;" calcext:value-type="string">
            <text:p>INSERT INTO  <text:s/>affleurant ( <text:s text:c="3"/>id, <text:s text:c="3"/>geometry_asewkt) <text:s/>VALUES ( <text:s text:c="3"/>'M45_Z', <text:s text:c="3"/>'SRID=3946;POINT(1380150 5225930)');</text:p>
          </table:table-cell>
          <table:table-cell table:style-name="ce7" table:formula="of:=CONCATENATE([.D22];CHAR(13);[.H22];CHAR(13);[.L22];CHAR(13);[.P22];CHAR(13))" office:value-type="string" office:string-value="INSERT INTO &#13;  affleurant (&#13;    id,&#13;    geometry_asewkt)&#13;  VALUES (&#13;    'M45_W',&#13;    'SRID=3946;POINT(1380110 5225970)');&#13;&#13;INSERT INTO &#13;  affleurant (&#13;    id,&#13;    geometry_asewkt)&#13;  VALUES (&#13;    'M45_X',&#13;    'SRID=3946;POINT(1380150 5225970)');&#13;&#13;INSERT INTO &#13;  affleurant (&#13;    id,&#13;    geometry_asewkt)&#13;  VALUES (&#13;    'M45_Y',&#13;    'SRID=3946;POINT(1380110 5225930)');&#13;&#13;INSERT INTO &#13;  affleurant (&#13;    id,&#13;    geometry_asewkt)&#13;  VALUES (&#13;    'M45_Z',&#13;    'SRID=3946;POINT(1380150 5225930)');&#13;&#13;" calcext:value-type="string">
            <text:p>INSERT INTO  <text:s/>affleurant ( <text:s text:c="3"/>id, <text:s text:c="3"/>geometry_asewkt) <text:s/>VALUES ( <text:s text:c="3"/>'M45_W', <text:s text:c="3"/>'SRID=3946;POINT(1380110 5225970)');INSERT INTO  <text:s/>affleurant ( <text:s text:c="3"/>id, <text:s text:c="3"/>geometry_asewkt) <text:s/>VALUES ( <text:s text:c="3"/>'M45_X', <text:s text:c="3"/>'SRID=3946;POINT(1380150 5225970)');INSERT INTO  <text:s/>affleurant ( <text:s text:c="3"/>id, <text:s text:c="3"/>geometry_asewkt) <text:s/>VALUES ( <text:s text:c="3"/>'M45_Y', <text:s text:c="3"/>'SRID=3946;POINT(1380110 5225930)');INSERT INTO  <text:s/>affleurant ( <text:s text:c="3"/>id, <text:s text:c="3"/>geometry_asewkt) <text:s/>VALUES ( <text:s text:c="3"/>'M45_Z', <text:s text:c="3"/>'SRID=3946;POINT(1380150 5225930)');</text:p>
          </table:table-cell>
        </table:table-row>
        <table:table-row table:style-name="ro1">
          <table:table-cell table:style-name="ce5" table:formula="of:=CONCATENATE([$case_00140_00100.$A23];[.A$2])" office:value-type="string" office:string-value="M51_W" calcext:value-type="string">
            <text:p>M51_W</text:p>
          </table:table-cell>
          <table:table-cell table:style-name="ce5" table:formula="of:=[$case_00140_00100.$B23]+[.B$2]" office:value-type="float" office:value="1379550" calcext:value-type="float">
            <text:p>1379550</text:p>
          </table:table-cell>
          <table:table-cell table:style-name="ce5" table:formula="of:=[$case_00140_00100.$C23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3];&quot;',&quot;;CHAR(13);&quot;    'SRID=3946;POINT(&quot;;[.B23];&quot; &quot;;[.C23];&quot;)');&quot;;CHAR(13))" office:value-type="string" office:string-value="INSERT INTO &#13;  affleurant (&#13;    id,&#13;    geometry_asewkt)&#13;  VALUES (&#13;    'M51_W',&#13;    'SRID=3946;POINT(1379550 5225870)');&#13;" calcext:value-type="string">
            <text:p>INSERT INTO  <text:s/>affleurant ( <text:s text:c="3"/>id, <text:s text:c="3"/>geometry_asewkt) <text:s/>VALUES ( <text:s text:c="3"/>'M51_W', <text:s text:c="3"/>'SRID=3946;POINT(1379550 5225870)');</text:p>
          </table:table-cell>
          <table:table-cell table:style-name="ce5" table:formula="of:=CONCATENATE([$case_00140_00100.$A23];[.E$2])" office:value-type="string" office:string-value="M51_X" calcext:value-type="string">
            <text:p>M51_X</text:p>
          </table:table-cell>
          <table:table-cell table:style-name="ce5" table:formula="of:=[$case_00140_00100.$B23]+[.F$2]" office:value-type="float" office:value="1379590" calcext:value-type="float">
            <text:p>1379590</text:p>
          </table:table-cell>
          <table:table-cell table:style-name="ce5" table:formula="of:=[$case_00140_00100.$C23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3];&quot;',&quot;;CHAR(13);&quot;    'SRID=3946;POINT(&quot;;[.F23];&quot; &quot;;[.G23];&quot;)');&quot;;CHAR(13))" office:value-type="string" office:string-value="INSERT INTO &#13;  affleurant (&#13;    id,&#13;    geometry_asewkt)&#13;  VALUES (&#13;    'M51_X',&#13;    'SRID=3946;POINT(1379590 5225870)');&#13;" calcext:value-type="string">
            <text:p>INSERT INTO  <text:s/>affleurant ( <text:s text:c="3"/>id, <text:s text:c="3"/>geometry_asewkt) <text:s/>VALUES ( <text:s text:c="3"/>'M51_X', <text:s text:c="3"/>'SRID=3946;POINT(1379590 5225870)');</text:p>
          </table:table-cell>
          <table:table-cell table:style-name="ce5" table:formula="of:=CONCATENATE([$case_00140_00100.$A23];[.I$2])" office:value-type="string" office:string-value="M51_Y" calcext:value-type="string">
            <text:p>M51_Y</text:p>
          </table:table-cell>
          <table:table-cell table:style-name="ce5" table:formula="of:=[$case_00140_00100.$B23]+[.J$2]" office:value-type="float" office:value="1379550" calcext:value-type="float">
            <text:p>1379550</text:p>
          </table:table-cell>
          <table:table-cell table:style-name="ce5" table:formula="of:=[$case_00140_00100.$C23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3];&quot;',&quot;;CHAR(13);&quot;    'SRID=3946;POINT(&quot;;[.J23];&quot; &quot;;[.K23];&quot;)');&quot;;CHAR(13))" office:value-type="string" office:string-value="INSERT INTO &#13;  affleurant (&#13;    id,&#13;    geometry_asewkt)&#13;  VALUES (&#13;    'M51_Y',&#13;    'SRID=3946;POINT(1379550 5225830)');&#13;" calcext:value-type="string">
            <text:p>INSERT INTO  <text:s/>affleurant ( <text:s text:c="3"/>id, <text:s text:c="3"/>geometry_asewkt) <text:s/>VALUES ( <text:s text:c="3"/>'M51_Y', <text:s text:c="3"/>'SRID=3946;POINT(1379550 5225830)');</text:p>
          </table:table-cell>
          <table:table-cell table:style-name="ce5" table:formula="of:=CONCATENATE([$case_00140_00100.$A23];[.M$2])" office:value-type="string" office:string-value="M51_Z" calcext:value-type="string">
            <text:p>M51_Z</text:p>
          </table:table-cell>
          <table:table-cell table:style-name="ce5" table:formula="of:=[$case_00140_00100.$B23]+[.N$2]" office:value-type="float" office:value="1379590" calcext:value-type="float">
            <text:p>1379590</text:p>
          </table:table-cell>
          <table:table-cell table:style-name="ce5" table:formula="of:=[$case_00140_00100.$C23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3];&quot;',&quot;;CHAR(13);&quot;    'SRID=3946;POINT(&quot;;[.N23];&quot; &quot;;[.O23];&quot;)');&quot;;CHAR(13))" office:value-type="string" office:string-value="INSERT INTO &#13;  affleurant (&#13;    id,&#13;    geometry_asewkt)&#13;  VALUES (&#13;    'M51_Z',&#13;    'SRID=3946;POINT(1379590 5225830)');&#13;" calcext:value-type="string">
            <text:p>INSERT INTO  <text:s/>affleurant ( <text:s text:c="3"/>id, <text:s text:c="3"/>geometry_asewkt) <text:s/>VALUES ( <text:s text:c="3"/>'M51_Z', <text:s text:c="3"/>'SRID=3946;POINT(1379590 5225830)');</text:p>
          </table:table-cell>
          <table:table-cell table:style-name="ce7" table:formula="of:=CONCATENATE([.D23];CHAR(13);[.H23];CHAR(13);[.L23];CHAR(13);[.P23];CHAR(13))" office:value-type="string" office:string-value="INSERT INTO &#13;  affleurant (&#13;    id,&#13;    geometry_asewkt)&#13;  VALUES (&#13;    'M51_W',&#13;    'SRID=3946;POINT(1379550 5225870)');&#13;&#13;INSERT INTO &#13;  affleurant (&#13;    id,&#13;    geometry_asewkt)&#13;  VALUES (&#13;    'M51_X',&#13;    'SRID=3946;POINT(1379590 5225870)');&#13;&#13;INSERT INTO &#13;  affleurant (&#13;    id,&#13;    geometry_asewkt)&#13;  VALUES (&#13;    'M51_Y',&#13;    'SRID=3946;POINT(1379550 5225830)');&#13;&#13;INSERT INTO &#13;  affleurant (&#13;    id,&#13;    geometry_asewkt)&#13;  VALUES (&#13;    'M51_Z',&#13;    'SRID=3946;POINT(1379590 5225830)');&#13;&#13;" calcext:value-type="string">
            <text:p>INSERT INTO  <text:s/>affleurant ( <text:s text:c="3"/>id, <text:s text:c="3"/>geometry_asewkt) <text:s/>VALUES ( <text:s text:c="3"/>'M51_W', <text:s text:c="3"/>'SRID=3946;POINT(1379550 5225870)');INSERT INTO  <text:s/>affleurant ( <text:s text:c="3"/>id, <text:s text:c="3"/>geometry_asewkt) <text:s/>VALUES ( <text:s text:c="3"/>'M51_X', <text:s text:c="3"/>'SRID=3946;POINT(1379590 5225870)');INSERT INTO  <text:s/>affleurant ( <text:s text:c="3"/>id, <text:s text:c="3"/>geometry_asewkt) <text:s/>VALUES ( <text:s text:c="3"/>'M51_Y', <text:s text:c="3"/>'SRID=3946;POINT(1379550 5225830)');INSERT INTO  <text:s/>affleurant ( <text:s text:c="3"/>id, <text:s text:c="3"/>geometry_asewkt) <text:s/>VALUES ( <text:s text:c="3"/>'M51_Z', <text:s text:c="3"/>'SRID=3946;POINT(1379590 5225830)');</text:p>
          </table:table-cell>
        </table:table-row>
        <table:table-row table:style-name="ro1">
          <table:table-cell table:style-name="ce5" table:formula="of:=CONCATENATE([$case_00140_00100.$A24];[.A$2])" office:value-type="string" office:string-value="M52_W" calcext:value-type="string">
            <text:p>M52_W</text:p>
          </table:table-cell>
          <table:table-cell table:style-name="ce5" table:formula="of:=[$case_00140_00100.$B24]+[.B$2]" office:value-type="float" office:value="1379690" calcext:value-type="float">
            <text:p>1379690</text:p>
          </table:table-cell>
          <table:table-cell table:style-name="ce5" table:formula="of:=[$case_00140_00100.$C24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4];&quot;',&quot;;CHAR(13);&quot;    'SRID=3946;POINT(&quot;;[.B24];&quot; &quot;;[.C24];&quot;)');&quot;;CHAR(13))" office:value-type="string" office:string-value="INSERT INTO &#13;  affleurant (&#13;    id,&#13;    geometry_asewkt)&#13;  VALUES (&#13;    'M52_W',&#13;    'SRID=3946;POINT(1379690 5225870)');&#13;" calcext:value-type="string">
            <text:p>INSERT INTO  <text:s/>affleurant ( <text:s text:c="3"/>id, <text:s text:c="3"/>geometry_asewkt) <text:s/>VALUES ( <text:s text:c="3"/>'M52_W', <text:s text:c="3"/>'SRID=3946;POINT(1379690 5225870)');</text:p>
          </table:table-cell>
          <table:table-cell table:style-name="ce5" table:formula="of:=CONCATENATE([$case_00140_00100.$A24];[.E$2])" office:value-type="string" office:string-value="M52_X" calcext:value-type="string">
            <text:p>M52_X</text:p>
          </table:table-cell>
          <table:table-cell table:style-name="ce5" table:formula="of:=[$case_00140_00100.$B24]+[.F$2]" office:value-type="float" office:value="1379730" calcext:value-type="float">
            <text:p>1379730</text:p>
          </table:table-cell>
          <table:table-cell table:style-name="ce5" table:formula="of:=[$case_00140_00100.$C24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4];&quot;',&quot;;CHAR(13);&quot;    'SRID=3946;POINT(&quot;;[.F24];&quot; &quot;;[.G24];&quot;)');&quot;;CHAR(13))" office:value-type="string" office:string-value="INSERT INTO &#13;  affleurant (&#13;    id,&#13;    geometry_asewkt)&#13;  VALUES (&#13;    'M52_X',&#13;    'SRID=3946;POINT(1379730 5225870)');&#13;" calcext:value-type="string">
            <text:p>INSERT INTO  <text:s/>affleurant ( <text:s text:c="3"/>id, <text:s text:c="3"/>geometry_asewkt) <text:s/>VALUES ( <text:s text:c="3"/>'M52_X', <text:s text:c="3"/>'SRID=3946;POINT(1379730 5225870)');</text:p>
          </table:table-cell>
          <table:table-cell table:style-name="ce5" table:formula="of:=CONCATENATE([$case_00140_00100.$A24];[.I$2])" office:value-type="string" office:string-value="M52_Y" calcext:value-type="string">
            <text:p>M52_Y</text:p>
          </table:table-cell>
          <table:table-cell table:style-name="ce5" table:formula="of:=[$case_00140_00100.$B24]+[.J$2]" office:value-type="float" office:value="1379690" calcext:value-type="float">
            <text:p>1379690</text:p>
          </table:table-cell>
          <table:table-cell table:style-name="ce5" table:formula="of:=[$case_00140_00100.$C24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4];&quot;',&quot;;CHAR(13);&quot;    'SRID=3946;POINT(&quot;;[.J24];&quot; &quot;;[.K24];&quot;)');&quot;;CHAR(13))" office:value-type="string" office:string-value="INSERT INTO &#13;  affleurant (&#13;    id,&#13;    geometry_asewkt)&#13;  VALUES (&#13;    'M52_Y',&#13;    'SRID=3946;POINT(1379690 5225830)');&#13;" calcext:value-type="string">
            <text:p>INSERT INTO  <text:s/>affleurant ( <text:s text:c="3"/>id, <text:s text:c="3"/>geometry_asewkt) <text:s/>VALUES ( <text:s text:c="3"/>'M52_Y', <text:s text:c="3"/>'SRID=3946;POINT(1379690 5225830)');</text:p>
          </table:table-cell>
          <table:table-cell table:style-name="ce5" table:formula="of:=CONCATENATE([$case_00140_00100.$A24];[.M$2])" office:value-type="string" office:string-value="M52_Z" calcext:value-type="string">
            <text:p>M52_Z</text:p>
          </table:table-cell>
          <table:table-cell table:style-name="ce5" table:formula="of:=[$case_00140_00100.$B24]+[.N$2]" office:value-type="float" office:value="1379730" calcext:value-type="float">
            <text:p>1379730</text:p>
          </table:table-cell>
          <table:table-cell table:style-name="ce5" table:formula="of:=[$case_00140_00100.$C24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4];&quot;',&quot;;CHAR(13);&quot;    'SRID=3946;POINT(&quot;;[.N24];&quot; &quot;;[.O24];&quot;)');&quot;;CHAR(13))" office:value-type="string" office:string-value="INSERT INTO &#13;  affleurant (&#13;    id,&#13;    geometry_asewkt)&#13;  VALUES (&#13;    'M52_Z',&#13;    'SRID=3946;POINT(1379730 5225830)');&#13;" calcext:value-type="string">
            <text:p>INSERT INTO  <text:s/>affleurant ( <text:s text:c="3"/>id, <text:s text:c="3"/>geometry_asewkt) <text:s/>VALUES ( <text:s text:c="3"/>'M52_Z', <text:s text:c="3"/>'SRID=3946;POINT(1379730 5225830)');</text:p>
          </table:table-cell>
          <table:table-cell table:style-name="ce7" table:formula="of:=CONCATENATE([.D24];CHAR(13);[.H24];CHAR(13);[.L24];CHAR(13);[.P24];CHAR(13))" office:value-type="string" office:string-value="INSERT INTO &#13;  affleurant (&#13;    id,&#13;    geometry_asewkt)&#13;  VALUES (&#13;    'M52_W',&#13;    'SRID=3946;POINT(1379690 5225870)');&#13;&#13;INSERT INTO &#13;  affleurant (&#13;    id,&#13;    geometry_asewkt)&#13;  VALUES (&#13;    'M52_X',&#13;    'SRID=3946;POINT(1379730 5225870)');&#13;&#13;INSERT INTO &#13;  affleurant (&#13;    id,&#13;    geometry_asewkt)&#13;  VALUES (&#13;    'M52_Y',&#13;    'SRID=3946;POINT(1379690 5225830)');&#13;&#13;INSERT INTO &#13;  affleurant (&#13;    id,&#13;    geometry_asewkt)&#13;  VALUES (&#13;    'M52_Z',&#13;    'SRID=3946;POINT(1379730 5225830)');&#13;&#13;" calcext:value-type="string">
            <text:p>INSERT INTO  <text:s/>affleurant ( <text:s text:c="3"/>id, <text:s text:c="3"/>geometry_asewkt) <text:s/>VALUES ( <text:s text:c="3"/>'M52_W', <text:s text:c="3"/>'SRID=3946;POINT(1379690 5225870)');INSERT INTO  <text:s/>affleurant ( <text:s text:c="3"/>id, <text:s text:c="3"/>geometry_asewkt) <text:s/>VALUES ( <text:s text:c="3"/>'M52_X', <text:s text:c="3"/>'SRID=3946;POINT(1379730 5225870)');INSERT INTO  <text:s/>affleurant ( <text:s text:c="3"/>id, <text:s text:c="3"/>geometry_asewkt) <text:s/>VALUES ( <text:s text:c="3"/>'M52_Y', <text:s text:c="3"/>'SRID=3946;POINT(1379690 5225830)');INSERT INTO  <text:s/>affleurant ( <text:s text:c="3"/>id, <text:s text:c="3"/>geometry_asewkt) <text:s/>VALUES ( <text:s text:c="3"/>'M52_Z', <text:s text:c="3"/>'SRID=3946;POINT(1379730 5225830)');</text:p>
          </table:table-cell>
        </table:table-row>
        <table:table-row table:style-name="ro1">
          <table:table-cell table:style-name="ce5" table:formula="of:=CONCATENATE([$case_00140_00100.$A25];[.A$2])" office:value-type="string" office:string-value="M53_W" calcext:value-type="string">
            <text:p>M53_W</text:p>
          </table:table-cell>
          <table:table-cell table:style-name="ce5" table:formula="of:=[$case_00140_00100.$B25]+[.B$2]" office:value-type="float" office:value="1379830" calcext:value-type="float">
            <text:p>1379830</text:p>
          </table:table-cell>
          <table:table-cell table:style-name="ce5" table:formula="of:=[$case_00140_00100.$C25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5];&quot;',&quot;;CHAR(13);&quot;    'SRID=3946;POINT(&quot;;[.B25];&quot; &quot;;[.C25];&quot;)');&quot;;CHAR(13))" office:value-type="string" office:string-value="INSERT INTO &#13;  affleurant (&#13;    id,&#13;    geometry_asewkt)&#13;  VALUES (&#13;    'M53_W',&#13;    'SRID=3946;POINT(1379830 5225870)');&#13;" calcext:value-type="string">
            <text:p>INSERT INTO  <text:s/>affleurant ( <text:s text:c="3"/>id, <text:s text:c="3"/>geometry_asewkt) <text:s/>VALUES ( <text:s text:c="3"/>'M53_W', <text:s text:c="3"/>'SRID=3946;POINT(1379830 5225870)');</text:p>
          </table:table-cell>
          <table:table-cell table:style-name="ce5" table:formula="of:=CONCATENATE([$case_00140_00100.$A25];[.E$2])" office:value-type="string" office:string-value="M53_X" calcext:value-type="string">
            <text:p>M53_X</text:p>
          </table:table-cell>
          <table:table-cell table:style-name="ce5" table:formula="of:=[$case_00140_00100.$B25]+[.F$2]" office:value-type="float" office:value="1379870" calcext:value-type="float">
            <text:p>1379870</text:p>
          </table:table-cell>
          <table:table-cell table:style-name="ce5" table:formula="of:=[$case_00140_00100.$C25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5];&quot;',&quot;;CHAR(13);&quot;    'SRID=3946;POINT(&quot;;[.F25];&quot; &quot;;[.G25];&quot;)');&quot;;CHAR(13))" office:value-type="string" office:string-value="INSERT INTO &#13;  affleurant (&#13;    id,&#13;    geometry_asewkt)&#13;  VALUES (&#13;    'M53_X',&#13;    'SRID=3946;POINT(1379870 5225870)');&#13;" calcext:value-type="string">
            <text:p>INSERT INTO  <text:s/>affleurant ( <text:s text:c="3"/>id, <text:s text:c="3"/>geometry_asewkt) <text:s/>VALUES ( <text:s text:c="3"/>'M53_X', <text:s text:c="3"/>'SRID=3946;POINT(1379870 5225870)');</text:p>
          </table:table-cell>
          <table:table-cell table:style-name="ce5" table:formula="of:=CONCATENATE([$case_00140_00100.$A25];[.I$2])" office:value-type="string" office:string-value="M53_Y" calcext:value-type="string">
            <text:p>M53_Y</text:p>
          </table:table-cell>
          <table:table-cell table:style-name="ce5" table:formula="of:=[$case_00140_00100.$B25]+[.J$2]" office:value-type="float" office:value="1379830" calcext:value-type="float">
            <text:p>1379830</text:p>
          </table:table-cell>
          <table:table-cell table:style-name="ce5" table:formula="of:=[$case_00140_00100.$C25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5];&quot;',&quot;;CHAR(13);&quot;    'SRID=3946;POINT(&quot;;[.J25];&quot; &quot;;[.K25];&quot;)');&quot;;CHAR(13))" office:value-type="string" office:string-value="INSERT INTO &#13;  affleurant (&#13;    id,&#13;    geometry_asewkt)&#13;  VALUES (&#13;    'M53_Y',&#13;    'SRID=3946;POINT(1379830 5225830)');&#13;" calcext:value-type="string">
            <text:p>INSERT INTO  <text:s/>affleurant ( <text:s text:c="3"/>id, <text:s text:c="3"/>geometry_asewkt) <text:s/>VALUES ( <text:s text:c="3"/>'M53_Y', <text:s text:c="3"/>'SRID=3946;POINT(1379830 5225830)');</text:p>
          </table:table-cell>
          <table:table-cell table:style-name="ce5" table:formula="of:=CONCATENATE([$case_00140_00100.$A25];[.M$2])" office:value-type="string" office:string-value="M53_Z" calcext:value-type="string">
            <text:p>M53_Z</text:p>
          </table:table-cell>
          <table:table-cell table:style-name="ce5" table:formula="of:=[$case_00140_00100.$B25]+[.N$2]" office:value-type="float" office:value="1379870" calcext:value-type="float">
            <text:p>1379870</text:p>
          </table:table-cell>
          <table:table-cell table:style-name="ce5" table:formula="of:=[$case_00140_00100.$C25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5];&quot;',&quot;;CHAR(13);&quot;    'SRID=3946;POINT(&quot;;[.N25];&quot; &quot;;[.O25];&quot;)');&quot;;CHAR(13))" office:value-type="string" office:string-value="INSERT INTO &#13;  affleurant (&#13;    id,&#13;    geometry_asewkt)&#13;  VALUES (&#13;    'M53_Z',&#13;    'SRID=3946;POINT(1379870 5225830)');&#13;" calcext:value-type="string">
            <text:p>INSERT INTO  <text:s/>affleurant ( <text:s text:c="3"/>id, <text:s text:c="3"/>geometry_asewkt) <text:s/>VALUES ( <text:s text:c="3"/>'M53_Z', <text:s text:c="3"/>'SRID=3946;POINT(1379870 5225830)');</text:p>
          </table:table-cell>
          <table:table-cell table:style-name="ce7" table:formula="of:=CONCATENATE([.D25];CHAR(13);[.H25];CHAR(13);[.L25];CHAR(13);[.P25];CHAR(13))" office:value-type="string" office:string-value="INSERT INTO &#13;  affleurant (&#13;    id,&#13;    geometry_asewkt)&#13;  VALUES (&#13;    'M53_W',&#13;    'SRID=3946;POINT(1379830 5225870)');&#13;&#13;INSERT INTO &#13;  affleurant (&#13;    id,&#13;    geometry_asewkt)&#13;  VALUES (&#13;    'M53_X',&#13;    'SRID=3946;POINT(1379870 5225870)');&#13;&#13;INSERT INTO &#13;  affleurant (&#13;    id,&#13;    geometry_asewkt)&#13;  VALUES (&#13;    'M53_Y',&#13;    'SRID=3946;POINT(1379830 5225830)');&#13;&#13;INSERT INTO &#13;  affleurant (&#13;    id,&#13;    geometry_asewkt)&#13;  VALUES (&#13;    'M53_Z',&#13;    'SRID=3946;POINT(1379870 5225830)');&#13;&#13;" calcext:value-type="string">
            <text:p>INSERT INTO  <text:s/>affleurant ( <text:s text:c="3"/>id, <text:s text:c="3"/>geometry_asewkt) <text:s/>VALUES ( <text:s text:c="3"/>'M53_W', <text:s text:c="3"/>'SRID=3946;POINT(1379830 5225870)');INSERT INTO  <text:s/>affleurant ( <text:s text:c="3"/>id, <text:s text:c="3"/>geometry_asewkt) <text:s/>VALUES ( <text:s text:c="3"/>'M53_X', <text:s text:c="3"/>'SRID=3946;POINT(1379870 5225870)');INSERT INTO  <text:s/>affleurant ( <text:s text:c="3"/>id, <text:s text:c="3"/>geometry_asewkt) <text:s/>VALUES ( <text:s text:c="3"/>'M53_Y', <text:s text:c="3"/>'SRID=3946;POINT(1379830 5225830)');INSERT INTO  <text:s/>affleurant ( <text:s text:c="3"/>id, <text:s text:c="3"/>geometry_asewkt) <text:s/>VALUES ( <text:s text:c="3"/>'M53_Z', <text:s text:c="3"/>'SRID=3946;POINT(1379870 5225830)');</text:p>
          </table:table-cell>
        </table:table-row>
        <table:table-row table:style-name="ro1">
          <table:table-cell table:style-name="ce5" table:formula="of:=CONCATENATE([$case_00140_00100.$A26];[.A$2])" office:value-type="string" office:string-value="M54_W" calcext:value-type="string">
            <text:p>M54_W</text:p>
          </table:table-cell>
          <table:table-cell table:style-name="ce5" table:formula="of:=[$case_00140_00100.$B26]+[.B$2]" office:value-type="float" office:value="1379970" calcext:value-type="float">
            <text:p>1379970</text:p>
          </table:table-cell>
          <table:table-cell table:style-name="ce5" table:formula="of:=[$case_00140_00100.$C26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6];&quot;',&quot;;CHAR(13);&quot;    'SRID=3946;POINT(&quot;;[.B26];&quot; &quot;;[.C26];&quot;)');&quot;;CHAR(13))" office:value-type="string" office:string-value="INSERT INTO &#13;  affleurant (&#13;    id,&#13;    geometry_asewkt)&#13;  VALUES (&#13;    'M54_W',&#13;    'SRID=3946;POINT(1379970 5225870)');&#13;" calcext:value-type="string">
            <text:p>INSERT INTO  <text:s/>affleurant ( <text:s text:c="3"/>id, <text:s text:c="3"/>geometry_asewkt) <text:s/>VALUES ( <text:s text:c="3"/>'M54_W', <text:s text:c="3"/>'SRID=3946;POINT(1379970 5225870)');</text:p>
          </table:table-cell>
          <table:table-cell table:style-name="ce5" table:formula="of:=CONCATENATE([$case_00140_00100.$A26];[.E$2])" office:value-type="string" office:string-value="M54_X" calcext:value-type="string">
            <text:p>M54_X</text:p>
          </table:table-cell>
          <table:table-cell table:style-name="ce5" table:formula="of:=[$case_00140_00100.$B26]+[.F$2]" office:value-type="float" office:value="1380010" calcext:value-type="float">
            <text:p>1380010</text:p>
          </table:table-cell>
          <table:table-cell table:style-name="ce5" table:formula="of:=[$case_00140_00100.$C26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6];&quot;',&quot;;CHAR(13);&quot;    'SRID=3946;POINT(&quot;;[.F26];&quot; &quot;;[.G26];&quot;)');&quot;;CHAR(13))" office:value-type="string" office:string-value="INSERT INTO &#13;  affleurant (&#13;    id,&#13;    geometry_asewkt)&#13;  VALUES (&#13;    'M54_X',&#13;    'SRID=3946;POINT(1380010 5225870)');&#13;" calcext:value-type="string">
            <text:p>INSERT INTO  <text:s/>affleurant ( <text:s text:c="3"/>id, <text:s text:c="3"/>geometry_asewkt) <text:s/>VALUES ( <text:s text:c="3"/>'M54_X', <text:s text:c="3"/>'SRID=3946;POINT(1380010 5225870)');</text:p>
          </table:table-cell>
          <table:table-cell table:style-name="ce5" table:formula="of:=CONCATENATE([$case_00140_00100.$A26];[.I$2])" office:value-type="string" office:string-value="M54_Y" calcext:value-type="string">
            <text:p>M54_Y</text:p>
          </table:table-cell>
          <table:table-cell table:style-name="ce5" table:formula="of:=[$case_00140_00100.$B26]+[.J$2]" office:value-type="float" office:value="1379970" calcext:value-type="float">
            <text:p>1379970</text:p>
          </table:table-cell>
          <table:table-cell table:style-name="ce5" table:formula="of:=[$case_00140_00100.$C26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6];&quot;',&quot;;CHAR(13);&quot;    'SRID=3946;POINT(&quot;;[.J26];&quot; &quot;;[.K26];&quot;)');&quot;;CHAR(13))" office:value-type="string" office:string-value="INSERT INTO &#13;  affleurant (&#13;    id,&#13;    geometry_asewkt)&#13;  VALUES (&#13;    'M54_Y',&#13;    'SRID=3946;POINT(1379970 5225830)');&#13;" calcext:value-type="string">
            <text:p>INSERT INTO  <text:s/>affleurant ( <text:s text:c="3"/>id, <text:s text:c="3"/>geometry_asewkt) <text:s/>VALUES ( <text:s text:c="3"/>'M54_Y', <text:s text:c="3"/>'SRID=3946;POINT(1379970 5225830)');</text:p>
          </table:table-cell>
          <table:table-cell table:style-name="ce5" table:formula="of:=CONCATENATE([$case_00140_00100.$A26];[.M$2])" office:value-type="string" office:string-value="M54_Z" calcext:value-type="string">
            <text:p>M54_Z</text:p>
          </table:table-cell>
          <table:table-cell table:style-name="ce5" table:formula="of:=[$case_00140_00100.$B26]+[.N$2]" office:value-type="float" office:value="1380010" calcext:value-type="float">
            <text:p>1380010</text:p>
          </table:table-cell>
          <table:table-cell table:style-name="ce5" table:formula="of:=[$case_00140_00100.$C26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6];&quot;',&quot;;CHAR(13);&quot;    'SRID=3946;POINT(&quot;;[.N26];&quot; &quot;;[.O26];&quot;)');&quot;;CHAR(13))" office:value-type="string" office:string-value="INSERT INTO &#13;  affleurant (&#13;    id,&#13;    geometry_asewkt)&#13;  VALUES (&#13;    'M54_Z',&#13;    'SRID=3946;POINT(1380010 5225830)');&#13;" calcext:value-type="string">
            <text:p>INSERT INTO  <text:s/>affleurant ( <text:s text:c="3"/>id, <text:s text:c="3"/>geometry_asewkt) <text:s/>VALUES ( <text:s text:c="3"/>'M54_Z', <text:s text:c="3"/>'SRID=3946;POINT(1380010 5225830)');</text:p>
          </table:table-cell>
          <table:table-cell table:style-name="ce7" table:formula="of:=CONCATENATE([.D26];CHAR(13);[.H26];CHAR(13);[.L26];CHAR(13);[.P26];CHAR(13))" office:value-type="string" office:string-value="INSERT INTO &#13;  affleurant (&#13;    id,&#13;    geometry_asewkt)&#13;  VALUES (&#13;    'M54_W',&#13;    'SRID=3946;POINT(1379970 5225870)');&#13;&#13;INSERT INTO &#13;  affleurant (&#13;    id,&#13;    geometry_asewkt)&#13;  VALUES (&#13;    'M54_X',&#13;    'SRID=3946;POINT(1380010 5225870)');&#13;&#13;INSERT INTO &#13;  affleurant (&#13;    id,&#13;    geometry_asewkt)&#13;  VALUES (&#13;    'M54_Y',&#13;    'SRID=3946;POINT(1379970 5225830)');&#13;&#13;INSERT INTO &#13;  affleurant (&#13;    id,&#13;    geometry_asewkt)&#13;  VALUES (&#13;    'M54_Z',&#13;    'SRID=3946;POINT(1380010 5225830)');&#13;&#13;" calcext:value-type="string">
            <text:p>INSERT INTO  <text:s/>affleurant ( <text:s text:c="3"/>id, <text:s text:c="3"/>geometry_asewkt) <text:s/>VALUES ( <text:s text:c="3"/>'M54_W', <text:s text:c="3"/>'SRID=3946;POINT(1379970 5225870)');INSERT INTO  <text:s/>affleurant ( <text:s text:c="3"/>id, <text:s text:c="3"/>geometry_asewkt) <text:s/>VALUES ( <text:s text:c="3"/>'M54_X', <text:s text:c="3"/>'SRID=3946;POINT(1380010 5225870)');INSERT INTO  <text:s/>affleurant ( <text:s text:c="3"/>id, <text:s text:c="3"/>geometry_asewkt) <text:s/>VALUES ( <text:s text:c="3"/>'M54_Y', <text:s text:c="3"/>'SRID=3946;POINT(1379970 5225830)');INSERT INTO  <text:s/>affleurant ( <text:s text:c="3"/>id, <text:s text:c="3"/>geometry_asewkt) <text:s/>VALUES ( <text:s text:c="3"/>'M54_Z', <text:s text:c="3"/>'SRID=3946;POINT(1380010 5225830)');</text:p>
          </table:table-cell>
        </table:table-row>
        <table:table-row table:style-name="ro1">
          <table:table-cell table:style-name="ce5" table:formula="of:=CONCATENATE([$case_00140_00100.$A27];[.A$2])" office:value-type="string" office:string-value="M55_W" calcext:value-type="string">
            <text:p>M55_W</text:p>
          </table:table-cell>
          <table:table-cell table:style-name="ce5" table:formula="of:=[$case_00140_00100.$B27]+[.B$2]" office:value-type="float" office:value="1380110" calcext:value-type="float">
            <text:p>1380110</text:p>
          </table:table-cell>
          <table:table-cell table:style-name="ce5" table:formula="of:=[$case_00140_00100.$C27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7];&quot;',&quot;;CHAR(13);&quot;    'SRID=3946;POINT(&quot;;[.B27];&quot; &quot;;[.C27];&quot;)');&quot;;CHAR(13))" office:value-type="string" office:string-value="INSERT INTO &#13;  affleurant (&#13;    id,&#13;    geometry_asewkt)&#13;  VALUES (&#13;    'M55_W',&#13;    'SRID=3946;POINT(1380110 5225870)');&#13;" calcext:value-type="string">
            <text:p>INSERT INTO  <text:s/>affleurant ( <text:s text:c="3"/>id, <text:s text:c="3"/>geometry_asewkt) <text:s/>VALUES ( <text:s text:c="3"/>'M55_W', <text:s text:c="3"/>'SRID=3946;POINT(1380110 5225870)');</text:p>
          </table:table-cell>
          <table:table-cell table:style-name="ce5" table:formula="of:=CONCATENATE([$case_00140_00100.$A27];[.E$2])" office:value-type="string" office:string-value="M55_X" calcext:value-type="string">
            <text:p>M55_X</text:p>
          </table:table-cell>
          <table:table-cell table:style-name="ce5" table:formula="of:=[$case_00140_00100.$B27]+[.F$2]" office:value-type="float" office:value="1380150" calcext:value-type="float">
            <text:p>1380150</text:p>
          </table:table-cell>
          <table:table-cell table:style-name="ce5" table:formula="of:=[$case_00140_00100.$C27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7];&quot;',&quot;;CHAR(13);&quot;    'SRID=3946;POINT(&quot;;[.F27];&quot; &quot;;[.G27];&quot;)');&quot;;CHAR(13))" office:value-type="string" office:string-value="INSERT INTO &#13;  affleurant (&#13;    id,&#13;    geometry_asewkt)&#13;  VALUES (&#13;    'M55_X',&#13;    'SRID=3946;POINT(1380150 5225870)');&#13;" calcext:value-type="string">
            <text:p>INSERT INTO  <text:s/>affleurant ( <text:s text:c="3"/>id, <text:s text:c="3"/>geometry_asewkt) <text:s/>VALUES ( <text:s text:c="3"/>'M55_X', <text:s text:c="3"/>'SRID=3946;POINT(1380150 5225870)');</text:p>
          </table:table-cell>
          <table:table-cell table:style-name="ce5" table:formula="of:=CONCATENATE([$case_00140_00100.$A27];[.I$2])" office:value-type="string" office:string-value="M55_Y" calcext:value-type="string">
            <text:p>M55_Y</text:p>
          </table:table-cell>
          <table:table-cell table:style-name="ce5" table:formula="of:=[$case_00140_00100.$B27]+[.J$2]" office:value-type="float" office:value="1380110" calcext:value-type="float">
            <text:p>1380110</text:p>
          </table:table-cell>
          <table:table-cell table:style-name="ce5" table:formula="of:=[$case_00140_00100.$C27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7];&quot;',&quot;;CHAR(13);&quot;    'SRID=3946;POINT(&quot;;[.J27];&quot; &quot;;[.K27];&quot;)');&quot;;CHAR(13))" office:value-type="string" office:string-value="INSERT INTO &#13;  affleurant (&#13;    id,&#13;    geometry_asewkt)&#13;  VALUES (&#13;    'M55_Y',&#13;    'SRID=3946;POINT(1380110 5225830)');&#13;" calcext:value-type="string">
            <text:p>INSERT INTO  <text:s/>affleurant ( <text:s text:c="3"/>id, <text:s text:c="3"/>geometry_asewkt) <text:s/>VALUES ( <text:s text:c="3"/>'M55_Y', <text:s text:c="3"/>'SRID=3946;POINT(1380110 5225830)');</text:p>
          </table:table-cell>
          <table:table-cell table:style-name="ce5" table:formula="of:=CONCATENATE([$case_00140_00100.$A27];[.M$2])" office:value-type="string" office:string-value="M55_Z" calcext:value-type="string">
            <text:p>M55_Z</text:p>
          </table:table-cell>
          <table:table-cell table:style-name="ce5" table:formula="of:=[$case_00140_00100.$B27]+[.N$2]" office:value-type="float" office:value="1380150" calcext:value-type="float">
            <text:p>1380150</text:p>
          </table:table-cell>
          <table:table-cell table:style-name="ce5" table:formula="of:=[$case_00140_00100.$C27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7];&quot;',&quot;;CHAR(13);&quot;    'SRID=3946;POINT(&quot;;[.N27];&quot; &quot;;[.O27];&quot;)');&quot;;CHAR(13))" office:value-type="string" office:string-value="INSERT INTO &#13;  affleurant (&#13;    id,&#13;    geometry_asewkt)&#13;  VALUES (&#13;    'M55_Z',&#13;    'SRID=3946;POINT(1380150 5225830)');&#13;" calcext:value-type="string">
            <text:p>INSERT INTO  <text:s/>affleurant ( <text:s text:c="3"/>id, <text:s text:c="3"/>geometry_asewkt) <text:s/>VALUES ( <text:s text:c="3"/>'M55_Z', <text:s text:c="3"/>'SRID=3946;POINT(1380150 5225830)');</text:p>
          </table:table-cell>
          <table:table-cell table:style-name="ce7" table:formula="of:=CONCATENATE([.D27];CHAR(13);[.H27];CHAR(13);[.L27];CHAR(13);[.P27];CHAR(13))" office:value-type="string" office:string-value="INSERT INTO &#13;  affleurant (&#13;    id,&#13;    geometry_asewkt)&#13;  VALUES (&#13;    'M55_W',&#13;    'SRID=3946;POINT(1380110 5225870)');&#13;&#13;INSERT INTO &#13;  affleurant (&#13;    id,&#13;    geometry_asewkt)&#13;  VALUES (&#13;    'M55_X',&#13;    'SRID=3946;POINT(1380150 5225870)');&#13;&#13;INSERT INTO &#13;  affleurant (&#13;    id,&#13;    geometry_asewkt)&#13;  VALUES (&#13;    'M55_Y',&#13;    'SRID=3946;POINT(1380110 5225830)');&#13;&#13;INSERT INTO &#13;  affleurant (&#13;    id,&#13;    geometry_asewkt)&#13;  VALUES (&#13;    'M55_Z',&#13;    'SRID=3946;POINT(1380150 5225830)');&#13;&#13;" calcext:value-type="string">
            <text:p>INSERT INTO  <text:s/>affleurant ( <text:s text:c="3"/>id, <text:s text:c="3"/>geometry_asewkt) <text:s/>VALUES ( <text:s text:c="3"/>'M55_W', <text:s text:c="3"/>'SRID=3946;POINT(1380110 5225870)');INSERT INTO  <text:s/>affleurant ( <text:s text:c="3"/>id, <text:s text:c="3"/>geometry_asewkt) <text:s/>VALUES ( <text:s text:c="3"/>'M55_X', <text:s text:c="3"/>'SRID=3946;POINT(1380150 5225870)');INSERT INTO  <text:s/>affleurant ( <text:s text:c="3"/>id, <text:s text:c="3"/>geometry_asewkt) <text:s/>VALUES ( <text:s text:c="3"/>'M55_Y', <text:s text:c="3"/>'SRID=3946;POINT(1380110 5225830)');INSERT INTO  <text:s/>affleurant ( <text:s text:c="3"/>id, <text:s text:c="3"/>geometry_asewkt) <text:s/>VALUES ( <text:s text:c="3"/>'M55_Z', <text:s text:c="3"/>'SRID=3946;POINT(1380150 5225830)');</text:p>
          </table:table-cell>
        </table:table-row>
        <table:table-row table:style-name="ro1" table:number-rows-repeated="10485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2:28:39.239856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EL Frederic</meta:initial-creator>
    <meta:creation-date>2015-10-15T15:43:13</meta:creation-date>
    <dc:date>2015-11-20T01:23:11.794993671</dc:date>
    <meta:generator>LibreOffice/4.3.3.2$Linux_X86_64 LibreOffice_project/430m0$Build-2</meta:generator>
    <meta:editing-duration>PT3H42M8S</meta:editing-duration>
    <meta:editing-cycles>6</meta:editing-cycles>
    <meta:document-statistic meta:table-count="7" meta:cell-count="4267" meta:object-count="0"/>
  </office:meta>
</office:document-meta>
</file>